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ight6" table:style-name="ta1">
        <table:table-column table:style-name="co1" table:number-columns-repeated="6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62.5442" calcext:value-type="float">
            <text:p>62.5442</text:p>
          </table:table-cell>
          <table:table-cell office:value-type="float" office:value="303.676" calcext:value-type="float">
            <text:p>303.676</text:p>
          </table:table-cell>
          <table:table-cell office:value-type="float" office:value="45.1854" calcext:value-type="float">
            <text:p>45.1854</text:p>
          </table:table-cell>
          <table:table-cell office:value-type="float" office:value="59.9595" calcext:value-type="float">
            <text:p>59.9595</text:p>
          </table:table-cell>
          <table:table-cell office:value-type="float" office:value="290.335" calcext:value-type="float">
            <text:p>290.335</text:p>
          </table:table-cell>
          <table:table-cell office:value-type="float" office:value="46.6329" calcext:value-type="float">
            <text:p>46.6329</text:p>
          </table:table-cell>
          <table:table-cell/>
          <table:table-cell table:formula="of:=([.D1]-[.A1])/0.0166667" office:value-type="float" office:value="-155.081689836621" calcext:value-type="float">
            <text:p>-155.081689836621</text:p>
          </table:table-cell>
          <table:table-cell table:formula="of:=ABS([.E1]-[.B1])/0.0166667" office:value-type="float" office:value="800.458399083202" calcext:value-type="float">
            <text:p>800.458399083202</text:p>
          </table:table-cell>
          <table:table-cell table:formula="of:=([.F1]-[.C1])/0.0166667" office:value-type="float" office:value="86.8498263003473" calcext:value-type="float">
            <text:p>86.8498263003473</text:p>
          </table:table-cell>
          <table:table-cell table:formula="of:=DEGREES(ATAN(ABS([.F1]-[.C1])/ABS([.E1]-[.B1])))" office:value-type="float" office:value="6.19237488954786" calcext:value-type="float">
            <text:p>6.19237488954786</text:p>
          </table:table-cell>
          <table:table-cell table:formula="of:=SQRT(POWER([.H1];2)+POWER([.I1];2)+POWER([.J1];2))" office:value-type="float" office:value="819.955408247196" calcext:value-type="float">
            <text:p>819.955408247196</text:p>
          </table:table-cell>
        </table:table-row>
        <table:table-row table:style-name="ro1">
          <table:table-cell office:value-type="float" office:value="61.3868" calcext:value-type="float">
            <text:p>61.3868</text:p>
          </table:table-cell>
          <table:table-cell office:value-type="float" office:value="283.762" calcext:value-type="float">
            <text:p>283.762</text:p>
          </table:table-cell>
          <table:table-cell office:value-type="float" office:value="46.825" calcext:value-type="float">
            <text:p>46.825</text:p>
          </table:table-cell>
          <table:table-cell office:value-type="float" office:value="58.688" calcext:value-type="float">
            <text:p>58.688</text:p>
          </table:table-cell>
          <table:table-cell office:value-type="float" office:value="271.318" calcext:value-type="float">
            <text:p>271.318</text:p>
          </table:table-cell>
          <table:table-cell office:value-type="float" office:value="47.9535" calcext:value-type="float">
            <text:p>47.9535</text:p>
          </table:table-cell>
          <table:table-cell/>
          <table:table-cell table:formula="of:=([.D2]-[.A2])/0.0166667" office:value-type="float" office:value="-161.927676144648" calcext:value-type="float">
            <text:p>-161.927676144648</text:p>
          </table:table-cell>
          <table:table-cell table:formula="of:=ABS([.E2]-[.B2])/0.0166667" office:value-type="float" office:value="746.638506722988" calcext:value-type="float">
            <text:p>746.638506722988</text:p>
          </table:table-cell>
          <table:table-cell table:formula="of:=([.F2]-[.C2])/0.0166667" office:value-type="float" office:value="67.7098645802706" calcext:value-type="float">
            <text:p>67.7098645802706</text:p>
          </table:table-cell>
          <table:table-cell table:formula="of:=DEGREES(ATAN(ABS([.F2]-[.C2])/ABS([.E2]-[.B2])))" office:value-type="float" office:value="5.18176685721979" calcext:value-type="float">
            <text:p>5.18176685721979</text:p>
          </table:table-cell>
          <table:table-cell table:formula="of:=SQRT(POWER([.H2];2)+POWER([.I2];2)+POWER([.J2];2))" office:value-type="float" office:value="766.990389629894" calcext:value-type="float">
            <text:p>766.990389629894</text:p>
          </table:table-cell>
        </table:table-row>
        <table:table-row table:style-name="ro1">
          <table:table-cell office:value-type="float" office:value="61.6411" calcext:value-type="float">
            <text:p>61.6411</text:p>
          </table:table-cell>
          <table:table-cell office:value-type="float" office:value="295.185" calcext:value-type="float">
            <text:p>295.185</text:p>
          </table:table-cell>
          <table:table-cell office:value-type="float" office:value="44.6233" calcext:value-type="float">
            <text:p>44.6233</text:p>
          </table:table-cell>
          <table:table-cell office:value-type="float" office:value="59.3974" calcext:value-type="float">
            <text:p>59.3974</text:p>
          </table:table-cell>
          <table:table-cell office:value-type="float" office:value="281.037" calcext:value-type="float">
            <text:p>281.037</text:p>
          </table:table-cell>
          <table:table-cell office:value-type="float" office:value="45.4974" calcext:value-type="float">
            <text:p>45.4974</text:p>
          </table:table-cell>
          <table:table-cell/>
          <table:table-cell table:formula="of:=([.D3]-[.A3])/0.0166667" office:value-type="float" office:value="-134.621730756539" calcext:value-type="float">
            <text:p>-134.621730756539</text:p>
          </table:table-cell>
          <table:table-cell table:formula="of:=ABS([.E3]-[.B3])/0.0166667" office:value-type="float" office:value="848.878302243397" calcext:value-type="float">
            <text:p>848.878302243397</text:p>
          </table:table-cell>
          <table:table-cell table:formula="of:=([.F3]-[.C3])/0.0166667" office:value-type="float" office:value="52.4458951082097" calcext:value-type="float">
            <text:p>52.4458951082097</text:p>
          </table:table-cell>
          <table:table-cell table:formula="of:=DEGREES(ATAN(ABS([.F3]-[.C3])/ABS([.E3]-[.B3])))" office:value-type="float" office:value="3.53538759176999" calcext:value-type="float">
            <text:p>3.53538759176999</text:p>
          </table:table-cell>
          <table:table-cell table:formula="of:=SQRT(POWER([.H3];2)+POWER([.I3];2)+POWER([.J3];2))" office:value-type="float" office:value="861.085335100546" calcext:value-type="float">
            <text:p>861.085335100546</text:p>
          </table:table-cell>
        </table:table-row>
        <table:table-row table:style-name="ro1">
          <table:table-cell office:value-type="float" office:value="63.5925" calcext:value-type="float">
            <text:p>63.5925</text:p>
          </table:table-cell>
          <table:table-cell office:value-type="float" office:value="302.841" calcext:value-type="float">
            <text:p>302.841</text:p>
          </table:table-cell>
          <table:table-cell office:value-type="float" office:value="43.2053" calcext:value-type="float">
            <text:p>43.2053</text:p>
          </table:table-cell>
          <table:table-cell office:value-type="float" office:value="60.9301" calcext:value-type="float">
            <text:p>60.9301</text:p>
          </table:table-cell>
          <table:table-cell office:value-type="float" office:value="291.135" calcext:value-type="float">
            <text:p>291.135</text:p>
          </table:table-cell>
          <table:table-cell office:value-type="float" office:value="43.6986" calcext:value-type="float">
            <text:p>43.6986</text:p>
          </table:table-cell>
          <table:table-cell/>
          <table:table-cell table:formula="of:=([.D4]-[.A4])/0.0166667" office:value-type="float" office:value="-159.743680512639" calcext:value-type="float">
            <text:p>-159.743680512639</text:p>
          </table:table-cell>
          <table:table-cell table:formula="of:=ABS([.E4]-[.B4])/0.0166667" office:value-type="float" office:value="702.358595282811" calcext:value-type="float">
            <text:p>702.358595282811</text:p>
          </table:table-cell>
          <table:table-cell table:formula="of:=([.F4]-[.C4])/0.0166667" office:value-type="float" office:value="29.5979408041183" calcext:value-type="float">
            <text:p>29.5979408041183</text:p>
          </table:table-cell>
          <table:table-cell table:formula="of:=DEGREES(ATAN(ABS([.F4]-[.C4])/ABS([.E4]-[.B4])))" office:value-type="float" office:value="2.41306125067661" calcext:value-type="float">
            <text:p>2.41306125067661</text:p>
          </table:table-cell>
          <table:table-cell table:formula="of:=SQRT(POWER([.H4];2)+POWER([.I4];2)+POWER([.J4];2))" office:value-type="float" office:value="720.90337627952" calcext:value-type="float">
            <text:p>720.90337627952</text:p>
          </table:table-cell>
        </table:table-row>
        <table:table-row table:style-name="ro1">
          <table:table-cell office:value-type="float" office:value="63.7551" calcext:value-type="float">
            <text:p>63.7551</text:p>
          </table:table-cell>
          <table:table-cell office:value-type="float" office:value="293.953" calcext:value-type="float">
            <text:p>293.953</text:p>
          </table:table-cell>
          <table:table-cell office:value-type="float" office:value="45.2992" calcext:value-type="float">
            <text:p>45.2992</text:p>
          </table:table-cell>
          <table:table-cell office:value-type="float" office:value="61.8948" calcext:value-type="float">
            <text:p>61.8948</text:p>
          </table:table-cell>
          <table:table-cell office:value-type="float" office:value="282.791" calcext:value-type="float">
            <text:p>282.791</text:p>
          </table:table-cell>
          <table:table-cell office:value-type="float" office:value="45.4587" calcext:value-type="float">
            <text:p>45.4587</text:p>
          </table:table-cell>
          <table:table-cell/>
          <table:table-cell table:formula="of:=([.D5]-[.A5])/0.0166667" office:value-type="float" office:value="-111.617776764446" calcext:value-type="float">
            <text:p>-111.617776764446</text:p>
          </table:table-cell>
          <table:table-cell table:formula="of:=ABS([.E5]-[.B5])/0.0166667" office:value-type="float" office:value="669.718660562678" calcext:value-type="float">
            <text:p>669.718660562678</text:p>
          </table:table-cell>
          <table:table-cell table:formula="of:=([.F5]-[.C5])/0.0166667" office:value-type="float" office:value="9.56998086003836" calcext:value-type="float">
            <text:p>9.56998086003836</text:p>
          </table:table-cell>
          <table:table-cell table:formula="of:=DEGREES(ATAN(ABS([.F5]-[.C5])/ABS([.E5]-[.B5])))" office:value-type="float" office:value="0.818675407240141" calcext:value-type="float">
            <text:p>0.818675407240141</text:p>
          </table:table-cell>
          <table:table-cell table:formula="of:=SQRT(POWER([.H5];2)+POWER([.I5];2)+POWER([.J5];2))" office:value-type="float" office:value="679.023708665144" calcext:value-type="float">
            <text:p>679.023708665144</text:p>
          </table:table-cell>
        </table:table-row>
        <table:table-row table:style-name="ro1">
          <table:table-cell office:value-type="float" office:value="63.4016" calcext:value-type="float">
            <text:p>63.4016</text:p>
          </table:table-cell>
          <table:table-cell office:value-type="float" office:value="298.473" calcext:value-type="float">
            <text:p>298.473</text:p>
          </table:table-cell>
          <table:table-cell office:value-type="float" office:value="43.5989" calcext:value-type="float">
            <text:p>43.5989</text:p>
          </table:table-cell>
          <table:table-cell office:value-type="float" office:value="61.0557" calcext:value-type="float">
            <text:p>61.0557</text:p>
          </table:table-cell>
          <table:table-cell office:value-type="float" office:value="285.593" calcext:value-type="float">
            <text:p>285.593</text:p>
          </table:table-cell>
          <table:table-cell office:value-type="float" office:value="44.2862" calcext:value-type="float">
            <text:p>44.2862</text:p>
          </table:table-cell>
          <table:table-cell/>
          <table:table-cell table:formula="of:=([.D6]-[.A6])/0.0166667" office:value-type="float" office:value="-140.753718492563" calcext:value-type="float">
            <text:p>-140.753718492563</text:p>
          </table:table-cell>
          <table:table-cell table:formula="of:=ABS([.E6]-[.B6])/0.0166667" office:value-type="float" office:value="772.798454403091" calcext:value-type="float">
            <text:p>772.798454403091</text:p>
          </table:table-cell>
          <table:table-cell table:formula="of:=([.F6]-[.C6])/0.0166667" office:value-type="float" office:value="41.237917524165" calcext:value-type="float">
            <text:p>41.237917524165</text:p>
          </table:table-cell>
          <table:table-cell table:formula="of:=DEGREES(ATAN(ABS([.F6]-[.C6])/ABS([.E6]-[.B6])))" office:value-type="float" office:value="3.05450897697293" calcext:value-type="float">
            <text:p>3.05450897697293</text:p>
          </table:table-cell>
          <table:table-cell table:formula="of:=SQRT(POWER([.H6];2)+POWER([.I6];2)+POWER([.J6];2))" office:value-type="float" office:value="786.593685608409" calcext:value-type="float">
            <text:p>786.593685608409</text:p>
          </table:table-cell>
        </table:table-row>
        <table:table-row table:style-name="ro1">
          <table:table-cell office:value-type="float" office:value="64.7066" calcext:value-type="float">
            <text:p>64.7066</text:p>
          </table:table-cell>
          <table:table-cell office:value-type="float" office:value="299.872" calcext:value-type="float">
            <text:p>299.872</text:p>
          </table:table-cell>
          <table:table-cell office:value-type="float" office:value="44.4173" calcext:value-type="float">
            <text:p>44.4173</text:p>
          </table:table-cell>
          <table:table-cell office:value-type="float" office:value="62.5483" calcext:value-type="float">
            <text:p>62.5483</text:p>
          </table:table-cell>
          <table:table-cell office:value-type="float" office:value="288.405" calcext:value-type="float">
            <text:p>288.405</text:p>
          </table:table-cell>
          <table:table-cell office:value-type="float" office:value="44.8601" calcext:value-type="float">
            <text:p>44.8601</text:p>
          </table:table-cell>
          <table:table-cell/>
          <table:table-cell table:formula="of:=([.D7]-[.A7])/0.0166667" office:value-type="float" office:value="-129.497741004518" calcext:value-type="float">
            <text:p>-129.497741004518</text:p>
          </table:table-cell>
          <table:table-cell table:formula="of:=ABS([.E7]-[.B7])/0.0166667" office:value-type="float" office:value="688.018623962755" calcext:value-type="float">
            <text:p>688.018623962755</text:p>
          </table:table-cell>
          <table:table-cell table:formula="of:=([.F7]-[.C7])/0.0166667" office:value-type="float" office:value="26.5679468641066" calcext:value-type="float">
            <text:p>26.5679468641066</text:p>
          </table:table-cell>
          <table:table-cell table:formula="of:=DEGREES(ATAN(ABS([.F7]-[.C7])/ABS([.E7]-[.B7])))" office:value-type="float" office:value="2.21138677619335" calcext:value-type="float">
            <text:p>2.21138677619335</text:p>
          </table:table-cell>
          <table:table-cell table:formula="of:=SQRT(POWER([.H7];2)+POWER([.I7];2)+POWER([.J7];2))" office:value-type="float" office:value="700.603416809717" calcext:value-type="float">
            <text:p>700.603416809717</text:p>
          </table:table-cell>
        </table:table-row>
        <table:table-row table:style-name="ro1">
          <table:table-cell office:value-type="float" office:value="61.1813" calcext:value-type="float">
            <text:p>61.1813</text:p>
          </table:table-cell>
          <table:table-cell office:value-type="float" office:value="292.304" calcext:value-type="float">
            <text:p>292.304</text:p>
          </table:table-cell>
          <table:table-cell office:value-type="float" office:value="44.7998" calcext:value-type="float">
            <text:p>44.7998</text:p>
          </table:table-cell>
          <table:table-cell office:value-type="float" office:value="58.2975" calcext:value-type="float">
            <text:p>58.2975</text:p>
          </table:table-cell>
          <table:table-cell office:value-type="float" office:value="283.694" calcext:value-type="float">
            <text:p>283.694</text:p>
          </table:table-cell>
          <table:table-cell office:value-type="float" office:value="44.6026" calcext:value-type="float">
            <text:p>44.6026</text:p>
          </table:table-cell>
          <table:table-cell/>
          <table:table-cell table:formula="of:=([.D8]-[.A8])/0.0166667" office:value-type="float" office:value="-173.027653944692" calcext:value-type="float">
            <text:p>-173.027653944692</text:p>
          </table:table-cell>
          <table:table-cell table:formula="of:=ABS([.E8]-[.B8])/0.0166667" office:value-type="float" office:value="516.598966802064" calcext:value-type="float">
            <text:p>516.598966802064</text:p>
          </table:table-cell>
          <table:table-cell table:formula="of:=([.F8]-[.C8])/0.0166667" office:value-type="float" office:value="-11.831976336047" calcext:value-type="float">
            <text:p>-11.831976336047</text:p>
          </table:table-cell>
          <table:table-cell table:formula="of:=DEGREES(ATAN(ABS([.F8]-[.C8])/ABS([.E8]-[.B8])))" office:value-type="float" office:value="1.31205025147572" calcext:value-type="float">
            <text:p>1.31205025147572</text:p>
          </table:table-cell>
          <table:table-cell table:formula="of:=SQRT(POWER([.H8];2)+POWER([.I8];2)+POWER([.J8];2))" office:value-type="float" office:value="544.933993429095" calcext:value-type="float">
            <text:p>544.933993429095</text:p>
          </table:table-cell>
        </table:table-row>
        <table:table-row table:style-name="ro1">
          <table:table-cell office:value-type="float" office:value="60.2305" calcext:value-type="float">
            <text:p>60.2305</text:p>
          </table:table-cell>
          <table:table-cell office:value-type="float" office:value="299.388" calcext:value-type="float">
            <text:p>299.388</text:p>
          </table:table-cell>
          <table:table-cell office:value-type="float" office:value="43.7527" calcext:value-type="float">
            <text:p>43.7527</text:p>
          </table:table-cell>
          <table:table-cell office:value-type="float" office:value="57.4947" calcext:value-type="float">
            <text:p>57.4947</text:p>
          </table:table-cell>
          <table:table-cell office:value-type="float" office:value="284.929" calcext:value-type="float">
            <text:p>284.929</text:p>
          </table:table-cell>
          <table:table-cell office:value-type="float" office:value="44.4223" calcext:value-type="float">
            <text:p>44.4223</text:p>
          </table:table-cell>
          <table:table-cell/>
          <table:table-cell table:formula="of:=([.D9]-[.A9])/0.0166667" office:value-type="float" office:value="-164.147671704656" calcext:value-type="float">
            <text:p>-164.147671704656</text:p>
          </table:table-cell>
          <table:table-cell table:formula="of:=ABS([.E9]-[.B9])/0.0166667" office:value-type="float" office:value="867.53826492347" calcext:value-type="float">
            <text:p>867.53826492347</text:p>
          </table:table-cell>
          <table:table-cell table:formula="of:=([.F9]-[.C9])/0.0166667" office:value-type="float" office:value="40.1759196481609" calcext:value-type="float">
            <text:p>40.1759196481609</text:p>
          </table:table-cell>
          <table:table-cell table:formula="of:=DEGREES(ATAN(ABS([.F9]-[.C9])/ABS([.E9]-[.B9])))" office:value-type="float" office:value="2.6514878379558" calcext:value-type="float">
            <text:p>2.6514878379558</text:p>
          </table:table-cell>
          <table:table-cell table:formula="of:=SQRT(POWER([.H9];2)+POWER([.I9];2)+POWER([.J9];2))" office:value-type="float" office:value="883.844558591645" calcext:value-type="float">
            <text:p>883.844558591645</text:p>
          </table:table-cell>
        </table:table-row>
        <table:table-row table:style-name="ro1">
          <table:table-cell office:value-type="float" office:value="59.1314" calcext:value-type="float">
            <text:p>59.1314</text:p>
          </table:table-cell>
          <table:table-cell office:value-type="float" office:value="300.807" calcext:value-type="float">
            <text:p>300.807</text:p>
          </table:table-cell>
          <table:table-cell office:value-type="float" office:value="43.0303" calcext:value-type="float">
            <text:p>43.0303</text:p>
          </table:table-cell>
          <table:table-cell office:value-type="float" office:value="56.4323" calcext:value-type="float">
            <text:p>56.4323</text:p>
          </table:table-cell>
          <table:table-cell office:value-type="float" office:value="286.142" calcext:value-type="float">
            <text:p>286.142</text:p>
          </table:table-cell>
          <table:table-cell office:value-type="float" office:value="44.2479" calcext:value-type="float">
            <text:p>44.2479</text:p>
          </table:table-cell>
          <table:table-cell/>
          <table:table-cell table:formula="of:=([.D10]-[.A10])/0.0166667" office:value-type="float" office:value="-161.945676108648" calcext:value-type="float">
            <text:p>-161.945676108648</text:p>
          </table:table-cell>
          <table:table-cell table:formula="of:=ABS([.E10]-[.B10])/0.0166667" office:value-type="float" office:value="879.898240203521" calcext:value-type="float">
            <text:p>879.898240203521</text:p>
          </table:table-cell>
          <table:table-cell table:formula="of:=([.F10]-[.C10])/0.0166667" office:value-type="float" office:value="73.0558538882925" calcext:value-type="float">
            <text:p>73.0558538882925</text:p>
          </table:table-cell>
          <table:table-cell table:formula="of:=DEGREES(ATAN(ABS([.F10]-[.C10])/ABS([.E10]-[.B10])))" office:value-type="float" office:value="4.74624578444368" calcext:value-type="float">
            <text:p>4.74624578444368</text:p>
          </table:table-cell>
          <table:table-cell table:formula="of:=SQRT(POWER([.H10];2)+POWER([.I10];2)+POWER([.J10];2))" office:value-type="float" office:value="897.65498545426" calcext:value-type="float">
            <text:p>897.65498545426</text:p>
          </table:table-cell>
        </table:table-row>
        <table:table-row table:style-name="ro1">
          <table:table-cell office:value-type="float" office:value="61.0712" calcext:value-type="float">
            <text:p>61.0712</text:p>
          </table:table-cell>
          <table:table-cell office:value-type="float" office:value="297.812" calcext:value-type="float">
            <text:p>297.812</text:p>
          </table:table-cell>
          <table:table-cell office:value-type="float" office:value="45.0147" calcext:value-type="float">
            <text:p>45.0147</text:p>
          </table:table-cell>
          <table:table-cell office:value-type="float" office:value="59.718" calcext:value-type="float">
            <text:p>59.718</text:p>
          </table:table-cell>
          <table:table-cell office:value-type="float" office:value="279.421" calcext:value-type="float">
            <text:p>279.421</text:p>
          </table:table-cell>
          <table:table-cell office:value-type="float" office:value="47.2327" calcext:value-type="float">
            <text:p>47.2327</text:p>
          </table:table-cell>
          <table:table-cell/>
          <table:table-cell table:formula="of:=([.D11]-[.A11])/0.0166667" office:value-type="float" office:value="-81.1918376163244" calcext:value-type="float">
            <text:p>-81.1918376163244</text:p>
          </table:table-cell>
          <table:table-cell table:formula="of:=ABS([.E11]-[.B11])/0.0166667" office:value-type="float" office:value="1103.45779308442" calcext:value-type="float">
            <text:p>1103.45779308442</text:p>
          </table:table-cell>
          <table:table-cell table:formula="of:=([.F11]-[.C11])/0.0166667" office:value-type="float" office:value="133.079733840533" calcext:value-type="float">
            <text:p>133.079733840533</text:p>
          </table:table-cell>
          <table:table-cell table:formula="of:=DEGREES(ATAN(ABS([.F11]-[.C11])/ABS([.E11]-[.B11])))" office:value-type="float" office:value="6.87679987552091" calcext:value-type="float">
            <text:p>6.87679987552091</text:p>
          </table:table-cell>
          <table:table-cell table:formula="of:=SQRT(POWER([.H11];2)+POWER([.I11];2)+POWER([.J11];2))" office:value-type="float" office:value="1114.41528667428" calcext:value-type="float">
            <text:p>1114.41528667428</text:p>
          </table:table-cell>
        </table:table-row>
        <table:table-row table:style-name="ro1">
          <table:table-cell office:value-type="float" office:value="60.4158" calcext:value-type="float">
            <text:p>60.4158</text:p>
          </table:table-cell>
          <table:table-cell office:value-type="float" office:value="281.122" calcext:value-type="float">
            <text:p>281.122</text:p>
          </table:table-cell>
          <table:table-cell office:value-type="float" office:value="45.9749" calcext:value-type="float">
            <text:p>45.9749</text:p>
          </table:table-cell>
          <table:table-cell office:value-type="float" office:value="57.6975" calcext:value-type="float">
            <text:p>57.6975</text:p>
          </table:table-cell>
          <table:table-cell office:value-type="float" office:value="270.204" calcext:value-type="float">
            <text:p>270.204</text:p>
          </table:table-cell>
          <table:table-cell office:value-type="float" office:value="46.1757" calcext:value-type="float">
            <text:p>46.1757</text:p>
          </table:table-cell>
          <table:table-cell/>
          <table:table-cell table:formula="of:=([.D12]-[.A12])/0.0166667" office:value-type="float" office:value="-163.097673804652" calcext:value-type="float">
            <text:p>-163.097673804652</text:p>
          </table:table-cell>
          <table:table-cell table:formula="of:=ABS([.E12]-[.B12])/0.0166667" office:value-type="float" office:value="655.078689842621" calcext:value-type="float">
            <text:p>655.078689842621</text:p>
          </table:table-cell>
          <table:table-cell table:formula="of:=([.F12]-[.C12])/0.0166667" office:value-type="float" office:value="12.0479759040483" calcext:value-type="float">
            <text:p>12.0479759040483</text:p>
          </table:table-cell>
          <table:table-cell table:formula="of:=DEGREES(ATAN(ABS([.F12]-[.C12])/ABS([.E12]-[.B12])))" office:value-type="float" office:value="1.05364495248894" calcext:value-type="float">
            <text:p>1.05364495248894</text:p>
          </table:table-cell>
          <table:table-cell table:formula="of:=SQRT(POWER([.H12];2)+POWER([.I12];2)+POWER([.J12];2))" office:value-type="float" office:value="675.184489461805" calcext:value-type="float">
            <text:p>675.184489461805</text:p>
          </table:table-cell>
        </table:table-row>
        <table:table-row table:style-name="ro1">
          <table:table-cell office:value-type="float" office:value="63.4834" calcext:value-type="float">
            <text:p>63.4834</text:p>
          </table:table-cell>
          <table:table-cell office:value-type="float" office:value="295.172" calcext:value-type="float">
            <text:p>295.172</text:p>
          </table:table-cell>
          <table:table-cell office:value-type="float" office:value="45.8934" calcext:value-type="float">
            <text:p>45.8934</text:p>
          </table:table-cell>
          <table:table-cell office:value-type="float" office:value="60.6219" calcext:value-type="float">
            <text:p>60.6219</text:p>
          </table:table-cell>
          <table:table-cell office:value-type="float" office:value="283.682" calcext:value-type="float">
            <text:p>283.682</text:p>
          </table:table-cell>
          <table:table-cell office:value-type="float" office:value="46.5932" calcext:value-type="float">
            <text:p>46.5932</text:p>
          </table:table-cell>
          <table:table-cell/>
          <table:table-cell table:formula="of:=([.D13]-[.A13])/0.0166667" office:value-type="float" office:value="-171.689656620687" calcext:value-type="float">
            <text:p>-171.689656620687</text:p>
          </table:table-cell>
          <table:table-cell table:formula="of:=ABS([.E13]-[.B13])/0.0166667" office:value-type="float" office:value="689.398621202758" calcext:value-type="float">
            <text:p>689.398621202758</text:p>
          </table:table-cell>
          <table:table-cell table:formula="of:=([.F13]-[.C13])/0.0166667" office:value-type="float" office:value="41.9879160241682" calcext:value-type="float">
            <text:p>41.9879160241682</text:p>
          </table:table-cell>
          <table:table-cell table:formula="of:=DEGREES(ATAN(ABS([.F13]-[.C13])/ABS([.E13]-[.B13])))" office:value-type="float" office:value="3.48530193420307" calcext:value-type="float">
            <text:p>3.48530193420307</text:p>
          </table:table-cell>
          <table:table-cell table:formula="of:=SQRT(POWER([.H13];2)+POWER([.I13];2)+POWER([.J13];2))" office:value-type="float" office:value="711.695708992858" calcext:value-type="float">
            <text:p>711.695708992858</text:p>
          </table:table-cell>
        </table:table-row>
        <table:table-row table:style-name="ro1">
          <table:table-cell office:value-type="float" office:value="64.0462" calcext:value-type="float">
            <text:p>64.0462</text:p>
          </table:table-cell>
          <table:table-cell office:value-type="float" office:value="292.462" calcext:value-type="float">
            <text:p>292.462</text:p>
          </table:table-cell>
          <table:table-cell office:value-type="float" office:value="46.0276" calcext:value-type="float">
            <text:p>46.0276</text:p>
          </table:table-cell>
          <table:table-cell office:value-type="float" office:value="61.7257" calcext:value-type="float">
            <text:p>61.7257</text:p>
          </table:table-cell>
          <table:table-cell office:value-type="float" office:value="279.782" calcext:value-type="float">
            <text:p>279.782</text:p>
          </table:table-cell>
          <table:table-cell office:value-type="float" office:value="47.1597" calcext:value-type="float">
            <text:p>47.1597</text:p>
          </table:table-cell>
          <table:table-cell/>
          <table:table-cell table:formula="of:=([.D14]-[.A14])/0.0166667" office:value-type="float" office:value="-139.229721540557" calcext:value-type="float">
            <text:p>-139.229721540557</text:p>
          </table:table-cell>
          <table:table-cell table:formula="of:=ABS([.E14]-[.B14])/0.0166667" office:value-type="float" office:value="760.798478403044" calcext:value-type="float">
            <text:p>760.798478403044</text:p>
          </table:table-cell>
          <table:table-cell table:formula="of:=([.F14]-[.C14])/0.0166667" office:value-type="float" office:value="67.9258641482718" calcext:value-type="float">
            <text:p>67.9258641482718</text:p>
          </table:table-cell>
          <table:table-cell table:formula="of:=DEGREES(ATAN(ABS([.F14]-[.C14])/ABS([.E14]-[.B14])))" office:value-type="float" office:value="5.10197312983497" calcext:value-type="float">
            <text:p>5.10197312983497</text:p>
          </table:table-cell>
          <table:table-cell table:formula="of:=SQRT(POWER([.H14];2)+POWER([.I14];2)+POWER([.J14];2))" office:value-type="float" office:value="776.410434706372" calcext:value-type="float">
            <text:p>776.410434706372</text:p>
          </table:table-cell>
        </table:table-row>
        <table:table-row table:style-name="ro1">
          <table:table-cell office:value-type="float" office:value="62.0841" calcext:value-type="float">
            <text:p>62.0841</text:p>
          </table:table-cell>
          <table:table-cell office:value-type="float" office:value="286.711" calcext:value-type="float">
            <text:p>286.711</text:p>
          </table:table-cell>
          <table:table-cell office:value-type="float" office:value="46.1306" calcext:value-type="float">
            <text:p>46.1306</text:p>
          </table:table-cell>
          <table:table-cell office:value-type="float" office:value="59.2946" calcext:value-type="float">
            <text:p>59.2946</text:p>
          </table:table-cell>
          <table:table-cell office:value-type="float" office:value="275.627" calcext:value-type="float">
            <text:p>275.627</text:p>
          </table:table-cell>
          <table:table-cell office:value-type="float" office:value="46.317" calcext:value-type="float">
            <text:p>46.317</text:p>
          </table:table-cell>
          <table:table-cell/>
          <table:table-cell table:formula="of:=([.D15]-[.A15])/0.0166667" office:value-type="float" office:value="-167.369665260669" calcext:value-type="float">
            <text:p>-167.369665260669</text:p>
          </table:table-cell>
          <table:table-cell table:formula="of:=ABS([.E15]-[.B15])/0.0166667" office:value-type="float" office:value="665.03866992266" calcext:value-type="float">
            <text:p>665.03866992266</text:p>
          </table:table-cell>
          <table:table-cell table:formula="of:=([.F15]-[.C15])/0.0166667" office:value-type="float" office:value="11.1839776320447" calcext:value-type="float">
            <text:p>11.1839776320447</text:p>
          </table:table-cell>
          <table:table-cell table:formula="of:=DEGREES(ATAN(ABS([.F15]-[.C15])/ABS([.E15]-[.B15])))" office:value-type="float" office:value="0.963454228204155" calcext:value-type="float">
            <text:p>0.963454228204155</text:p>
          </table:table-cell>
          <table:table-cell table:formula="of:=SQRT(POWER([.H15];2)+POWER([.I15];2)+POWER([.J15];2))" office:value-type="float" office:value="685.86742064166" calcext:value-type="float">
            <text:p>685.86742064166</text:p>
          </table:table-cell>
        </table:table-row>
        <table:table-row table:style-name="ro1">
          <table:table-cell office:value-type="float" office:value="63.7994" calcext:value-type="float">
            <text:p>63.7994</text:p>
          </table:table-cell>
          <table:table-cell office:value-type="float" office:value="291.182" calcext:value-type="float">
            <text:p>291.182</text:p>
          </table:table-cell>
          <table:table-cell office:value-type="float" office:value="45.4524" calcext:value-type="float">
            <text:p>45.4524</text:p>
          </table:table-cell>
          <table:table-cell office:value-type="float" office:value="61.2612" calcext:value-type="float">
            <text:p>61.2612</text:p>
          </table:table-cell>
          <table:table-cell office:value-type="float" office:value="277.276" calcext:value-type="float">
            <text:p>277.276</text:p>
          </table:table-cell>
          <table:table-cell office:value-type="float" office:value="46.2963" calcext:value-type="float">
            <text:p>46.2963</text:p>
          </table:table-cell>
          <table:table-cell/>
          <table:table-cell table:formula="of:=([.D16]-[.A16])/0.0166667" office:value-type="float" office:value="-152.291695416609" calcext:value-type="float">
            <text:p>-152.291695416609</text:p>
          </table:table-cell>
          <table:table-cell table:formula="of:=ABS([.E16]-[.B16])/0.0166667" office:value-type="float" office:value="834.358331283338" calcext:value-type="float">
            <text:p>834.358331283338</text:p>
          </table:table-cell>
          <table:table-cell table:formula="of:=([.F16]-[.C16])/0.0166667" office:value-type="float" office:value="50.6338987322028" calcext:value-type="float">
            <text:p>50.6338987322028</text:p>
          </table:table-cell>
          <table:table-cell table:formula="of:=DEGREES(ATAN(ABS([.F16]-[.C16])/ABS([.E16]-[.B16])))" office:value-type="float" office:value="3.47279465173579" calcext:value-type="float">
            <text:p>3.47279465173579</text:p>
          </table:table-cell>
          <table:table-cell table:formula="of:=SQRT(POWER([.H16];2)+POWER([.I16];2)+POWER([.J16];2))" office:value-type="float" office:value="849.653092253306" calcext:value-type="float">
            <text:p>849.653092253306</text:p>
          </table:table-cell>
        </table:table-row>
        <table:table-row table:style-name="ro1">
          <table:table-cell office:value-type="float" office:value="62.8319" calcext:value-type="float">
            <text:p>62.8319</text:p>
          </table:table-cell>
          <table:table-cell office:value-type="float" office:value="288.109" calcext:value-type="float">
            <text:p>288.109</text:p>
          </table:table-cell>
          <table:table-cell office:value-type="float" office:value="46.4232" calcext:value-type="float">
            <text:p>46.4232</text:p>
          </table:table-cell>
          <table:table-cell office:value-type="float" office:value="60.1025" calcext:value-type="float">
            <text:p>60.1025</text:p>
          </table:table-cell>
          <table:table-cell office:value-type="float" office:value="274.188" calcext:value-type="float">
            <text:p>274.188</text:p>
          </table:table-cell>
          <table:table-cell office:value-type="float" office:value="47.7578" calcext:value-type="float">
            <text:p>47.7578</text:p>
          </table:table-cell>
          <table:table-cell/>
          <table:table-cell table:formula="of:=([.D17]-[.A17])/0.0166667" office:value-type="float" office:value="-163.763672472655" calcext:value-type="float">
            <text:p>-163.763672472655</text:p>
          </table:table-cell>
          <table:table-cell table:formula="of:=ABS([.E17]-[.B17])/0.0166667" office:value-type="float" office:value="835.258329483341" calcext:value-type="float">
            <text:p>835.258329483341</text:p>
          </table:table-cell>
          <table:table-cell table:formula="of:=([.F17]-[.C17])/0.0166667" office:value-type="float" office:value="80.0758398483204" calcext:value-type="float">
            <text:p>80.0758398483204</text:p>
          </table:table-cell>
          <table:table-cell table:formula="of:=DEGREES(ATAN(ABS([.F17]-[.C17])/ABS([.E17]-[.B17])))" office:value-type="float" office:value="5.47618434905303" calcext:value-type="float">
            <text:p>5.47618434905303</text:p>
          </table:table-cell>
          <table:table-cell table:formula="of:=SQRT(POWER([.H17];2)+POWER([.I17];2)+POWER([.J17];2))" office:value-type="float" office:value="854.919386562526" calcext:value-type="float">
            <text:p>854.919386562526</text:p>
          </table:table-cell>
        </table:table-row>
        <table:table-row table:style-name="ro1">
          <table:table-cell office:value-type="float" office:value="62.3722" calcext:value-type="float">
            <text:p>62.3722</text:p>
          </table:table-cell>
          <table:table-cell office:value-type="float" office:value="285.319" calcext:value-type="float">
            <text:p>285.319</text:p>
          </table:table-cell>
          <table:table-cell office:value-type="float" office:value="46.5858" calcext:value-type="float">
            <text:p>46.5858</text:p>
          </table:table-cell>
          <table:table-cell office:value-type="float" office:value="59.6569" calcext:value-type="float">
            <text:p>59.6569</text:p>
          </table:table-cell>
          <table:table-cell office:value-type="float" office:value="271.659" calcext:value-type="float">
            <text:p>271.659</text:p>
          </table:table-cell>
          <table:table-cell office:value-type="float" office:value="47.1589" calcext:value-type="float">
            <text:p>47.1589</text:p>
          </table:table-cell>
          <table:table-cell/>
          <table:table-cell table:formula="of:=([.D18]-[.A18])/0.0166667" office:value-type="float" office:value="-162.917674164652" calcext:value-type="float">
            <text:p>-162.917674164652</text:p>
          </table:table-cell>
          <table:table-cell table:formula="of:=ABS([.E18]-[.B18])/0.0166667" office:value-type="float" office:value="819.59836080328" calcext:value-type="float">
            <text:p>819.59836080328</text:p>
          </table:table-cell>
          <table:table-cell table:formula="of:=([.F18]-[.C18])/0.0166667" office:value-type="float" office:value="34.3859312281378" calcext:value-type="float">
            <text:p>34.3859312281378</text:p>
          </table:table-cell>
          <table:table-cell table:formula="of:=DEGREES(ATAN(ABS([.F18]-[.C18])/ABS([.E18]-[.B18])))" office:value-type="float" office:value="2.40241329253785" calcext:value-type="float">
            <text:p>2.40241329253785</text:p>
          </table:table-cell>
          <table:table-cell table:formula="of:=SQRT(POWER([.H18];2)+POWER([.I18];2)+POWER([.J18];2))" office:value-type="float" office:value="836.340859849062" calcext:value-type="float">
            <text:p>836.340859849062</text:p>
          </table:table-cell>
        </table:table-row>
        <table:table-row table:style-name="ro1">
          <table:table-cell office:value-type="float" office:value="61.8743" calcext:value-type="float">
            <text:p>61.8743</text:p>
          </table:table-cell>
          <table:table-cell office:value-type="float" office:value="284.069" calcext:value-type="float">
            <text:p>284.069</text:p>
          </table:table-cell>
          <table:table-cell office:value-type="float" office:value="45.7695" calcext:value-type="float">
            <text:p>45.7695</text:p>
          </table:table-cell>
          <table:table-cell office:value-type="float" office:value="59.4299" calcext:value-type="float">
            <text:p>59.4299</text:p>
          </table:table-cell>
          <table:table-cell office:value-type="float" office:value="270.468" calcext:value-type="float">
            <text:p>270.468</text:p>
          </table:table-cell>
          <table:table-cell office:value-type="float" office:value="46.6075" calcext:value-type="float">
            <text:p>46.6075</text:p>
          </table:table-cell>
          <table:table-cell/>
          <table:table-cell table:formula="of:=([.D19]-[.A19])/0.0166667" office:value-type="float" office:value="-146.663706672586" calcext:value-type="float">
            <text:p>-146.663706672586</text:p>
          </table:table-cell>
          <table:table-cell table:formula="of:=ABS([.E19]-[.B19])/0.0166667" office:value-type="float" office:value="816.058367883264" calcext:value-type="float">
            <text:p>816.058367883264</text:p>
          </table:table-cell>
          <table:table-cell table:formula="of:=([.F19]-[.C19])/0.0166667" office:value-type="float" office:value="50.2798994402012" calcext:value-type="float">
            <text:p>50.2798994402012</text:p>
          </table:table-cell>
          <table:table-cell table:formula="of:=DEGREES(ATAN(ABS([.F19]-[.C19])/ABS([.E19]-[.B19])))" office:value-type="float" office:value="3.52571464466998" calcext:value-type="float">
            <text:p>3.52571464466998</text:p>
          </table:table-cell>
          <table:table-cell table:formula="of:=SQRT(POWER([.H19];2)+POWER([.I19];2)+POWER([.J19];2))" office:value-type="float" office:value="830.656108708626" calcext:value-type="float">
            <text:p>830.656108708626</text:p>
          </table:table-cell>
        </table:table-row>
        <table:table-row table:style-name="ro1">
          <table:table-cell office:value-type="float" office:value="66.3671" calcext:value-type="float">
            <text:p>66.3671</text:p>
          </table:table-cell>
          <table:table-cell office:value-type="float" office:value="292.895" calcext:value-type="float">
            <text:p>292.895</text:p>
          </table:table-cell>
          <table:table-cell office:value-type="float" office:value="45.4303" calcext:value-type="float">
            <text:p>45.4303</text:p>
          </table:table-cell>
          <table:table-cell office:value-type="float" office:value="64.4805" calcext:value-type="float">
            <text:p>64.4805</text:p>
          </table:table-cell>
          <table:table-cell office:value-type="float" office:value="280.389" calcext:value-type="float">
            <text:p>280.389</text:p>
          </table:table-cell>
          <table:table-cell office:value-type="float" office:value="46.2951" calcext:value-type="float">
            <text:p>46.2951</text:p>
          </table:table-cell>
          <table:table-cell/>
          <table:table-cell table:formula="of:=([.D20]-[.A20])/0.0166667" office:value-type="float" office:value="-113.195773608452" calcext:value-type="float">
            <text:p>-113.195773608452</text:p>
          </table:table-cell>
          <table:table-cell table:formula="of:=ABS([.E20]-[.B20])/0.0166667" office:value-type="float" office:value="750.358499283" calcext:value-type="float">
            <text:p>750.358499283</text:p>
          </table:table-cell>
          <table:table-cell table:formula="of:=([.F20]-[.C20])/0.0166667" office:value-type="float" office:value="51.8878962242073" calcext:value-type="float">
            <text:p>51.8878962242073</text:p>
          </table:table-cell>
          <table:table-cell table:formula="of:=DEGREES(ATAN(ABS([.F20]-[.C20])/ABS([.E20]-[.B20])))" office:value-type="float" office:value="3.95575219583819" calcext:value-type="float">
            <text:p>3.95575219583819</text:p>
          </table:table-cell>
          <table:table-cell table:formula="of:=SQRT(POWER([.H20];2)+POWER([.I20];2)+POWER([.J20];2))" office:value-type="float" office:value="760.620479860769" calcext:value-type="float">
            <text:p>760.620479860769</text:p>
          </table:table-cell>
        </table:table-row>
        <table:table-row table:style-name="ro1">
          <table:table-cell office:value-type="float" office:value="65.0448" calcext:value-type="float">
            <text:p>65.0448</text:p>
          </table:table-cell>
          <table:table-cell office:value-type="float" office:value="294.247" calcext:value-type="float">
            <text:p>294.247</text:p>
          </table:table-cell>
          <table:table-cell office:value-type="float" office:value="44.7298" calcext:value-type="float">
            <text:p>44.7298</text:p>
          </table:table-cell>
          <table:table-cell office:value-type="float" office:value="63.4398" calcext:value-type="float">
            <text:p>63.4398</text:p>
          </table:table-cell>
          <table:table-cell office:value-type="float" office:value="281.678" calcext:value-type="float">
            <text:p>281.678</text:p>
          </table:table-cell>
          <table:table-cell office:value-type="float" office:value="45.6116" calcext:value-type="float">
            <text:p>45.6116</text:p>
          </table:table-cell>
          <table:table-cell/>
          <table:table-cell table:formula="of:=([.D21]-[.A21])/0.0166667" office:value-type="float" office:value="-96.299807400385" calcext:value-type="float">
            <text:p>-96.299807400385</text:p>
          </table:table-cell>
          <table:table-cell table:formula="of:=ABS([.E21]-[.B21])/0.0166667" office:value-type="float" office:value="754.138491723018" calcext:value-type="float">
            <text:p>754.138491723018</text:p>
          </table:table-cell>
          <table:table-cell table:formula="of:=([.F21]-[.C21])/0.0166667" office:value-type="float" office:value="52.907894184212" calcext:value-type="float">
            <text:p>52.907894184212</text:p>
          </table:table-cell>
          <table:table-cell table:formula="of:=DEGREES(ATAN(ABS([.F21]-[.C21])/ABS([.E21]-[.B21])))" office:value-type="float" office:value="4.01310929834439" calcext:value-type="float">
            <text:p>4.01310929834439</text:p>
          </table:table-cell>
          <table:table-cell table:formula="of:=SQRT(POWER([.H21];2)+POWER([.I21];2)+POWER([.J21];2))" office:value-type="float" office:value="762.100887593386" calcext:value-type="float">
            <text:p>762.100887593386</text:p>
          </table:table-cell>
        </table:table-row>
        <table:table-row table:style-name="ro1">
          <table:table-cell office:value-type="float" office:value="64.785" calcext:value-type="float">
            <text:p>64.785</text:p>
          </table:table-cell>
          <table:table-cell office:value-type="float" office:value="294.212" calcext:value-type="float">
            <text:p>294.212</text:p>
          </table:table-cell>
          <table:table-cell office:value-type="float" office:value="44.7375" calcext:value-type="float">
            <text:p>44.7375</text:p>
          </table:table-cell>
          <table:table-cell office:value-type="float" office:value="62.9299" calcext:value-type="float">
            <text:p>62.9299</text:p>
          </table:table-cell>
          <table:table-cell office:value-type="float" office:value="281.652" calcext:value-type="float">
            <text:p>281.652</text:p>
          </table:table-cell>
          <table:table-cell office:value-type="float" office:value="45.37" calcext:value-type="float">
            <text:p>45.37</text:p>
          </table:table-cell>
          <table:table-cell/>
          <table:table-cell table:formula="of:=([.D22]-[.A22])/0.0166667" office:value-type="float" office:value="-111.305777388445" calcext:value-type="float">
            <text:p>-111.305777388445</text:p>
          </table:table-cell>
          <table:table-cell table:formula="of:=ABS([.E22]-[.B22])/0.0166667" office:value-type="float" office:value="753.598492803015" calcext:value-type="float">
            <text:p>753.598492803015</text:p>
          </table:table-cell>
          <table:table-cell table:formula="of:=([.F22]-[.C22])/0.0166667" office:value-type="float" office:value="37.9499241001518" calcext:value-type="float">
            <text:p>37.9499241001518</text:p>
          </table:table-cell>
          <table:table-cell table:formula="of:=DEGREES(ATAN(ABS([.F22]-[.C22])/ABS([.E22]-[.B22])))" office:value-type="float" office:value="2.88288161393557" calcext:value-type="float">
            <text:p>2.88288161393557</text:p>
          </table:table-cell>
          <table:table-cell table:formula="of:=SQRT(POWER([.H22];2)+POWER([.I22];2)+POWER([.J22];2))" office:value-type="float" office:value="762.718730053372" calcext:value-type="float">
            <text:p>762.718730053372</text:p>
          </table:table-cell>
        </table:table-row>
        <table:table-row table:style-name="ro1">
          <table:table-cell office:value-type="float" office:value="58.7543" calcext:value-type="float">
            <text:p>58.7543</text:p>
          </table:table-cell>
          <table:table-cell office:value-type="float" office:value="306.232" calcext:value-type="float">
            <text:p>306.232</text:p>
          </table:table-cell>
          <table:table-cell office:value-type="float" office:value="44.3265" calcext:value-type="float">
            <text:p>44.3265</text:p>
          </table:table-cell>
          <table:table-cell office:value-type="float" office:value="56.5074" calcext:value-type="float">
            <text:p>56.5074</text:p>
          </table:table-cell>
          <table:table-cell office:value-type="float" office:value="292.815" calcext:value-type="float">
            <text:p>292.815</text:p>
          </table:table-cell>
          <table:table-cell office:value-type="float" office:value="45.2817" calcext:value-type="float">
            <text:p>45.2817</text:p>
          </table:table-cell>
          <table:table-cell/>
          <table:table-cell table:formula="of:=([.D23]-[.A23])/0.0166667" office:value-type="float" office:value="-134.813730372539" calcext:value-type="float">
            <text:p>-134.813730372539</text:p>
          </table:table-cell>
          <table:table-cell table:formula="of:=ABS([.E23]-[.B23])/0.0166667" office:value-type="float" office:value="805.018389963222" calcext:value-type="float">
            <text:p>805.018389963222</text:p>
          </table:table-cell>
          <table:table-cell table:formula="of:=([.F23]-[.C23])/0.0166667" office:value-type="float" office:value="57.3118853762291" calcext:value-type="float">
            <text:p>57.3118853762291</text:p>
          </table:table-cell>
          <table:table-cell table:formula="of:=DEGREES(ATAN(ABS([.F23]-[.C23])/ABS([.E23]-[.B23])))" office:value-type="float" office:value="4.07220277243535" calcext:value-type="float">
            <text:p>4.07220277243535</text:p>
          </table:table-cell>
          <table:table-cell table:formula="of:=SQRT(POWER([.H23];2)+POWER([.I23];2)+POWER([.J23];2))" office:value-type="float" office:value="818.238352976268" calcext:value-type="float">
            <text:p>818.238352976268</text:p>
          </table:table-cell>
        </table:table-row>
        <table:table-row table:style-name="ro1">
          <table:table-cell office:value-type="float" office:value="44.5078" calcext:value-type="float">
            <text:p>44.5078</text:p>
          </table:table-cell>
          <table:table-cell office:value-type="float" office:value="303.376" calcext:value-type="float">
            <text:p>303.376</text:p>
          </table:table-cell>
          <table:table-cell office:value-type="float" office:value="44.6247" calcext:value-type="float">
            <text:p>44.6247</text:p>
          </table:table-cell>
          <table:table-cell office:value-type="float" office:value="42.5942" calcext:value-type="float">
            <text:p>42.5942</text:p>
          </table:table-cell>
          <table:table-cell office:value-type="float" office:value="291.125" calcext:value-type="float">
            <text:p>291.125</text:p>
          </table:table-cell>
          <table:table-cell office:value-type="float" office:value="45.418" calcext:value-type="float">
            <text:p>45.418</text:p>
          </table:table-cell>
          <table:table-cell/>
          <table:table-cell table:formula="of:=([.D24]-[.A24])/0.0166667" office:value-type="float" office:value="-114.815770368459" calcext:value-type="float">
            <text:p>-114.815770368459</text:p>
          </table:table-cell>
          <table:table-cell table:formula="of:=ABS([.E24]-[.B24])/0.0166667" office:value-type="float" office:value="735.058529882939" calcext:value-type="float">
            <text:p>735.058529882939</text:p>
          </table:table-cell>
          <table:table-cell table:formula="of:=([.F24]-[.C24])/0.0166667" office:value-type="float" office:value="47.5979048041905" calcext:value-type="float">
            <text:p>47.5979048041905</text:p>
          </table:table-cell>
          <table:table-cell table:formula="of:=DEGREES(ATAN(ABS([.F24]-[.C24])/ABS([.E24]-[.B24])))" office:value-type="float" office:value="3.7049524477693" calcext:value-type="float">
            <text:p>3.7049524477693</text:p>
          </table:table-cell>
          <table:table-cell table:formula="of:=SQRT(POWER([.H24];2)+POWER([.I24];2)+POWER([.J24];2))" office:value-type="float" office:value="745.492631768228" calcext:value-type="float">
            <text:p>745.492631768228</text:p>
          </table:table-cell>
        </table:table-row>
        <table:table-row table:style-name="ro1">
          <table:table-cell office:value-type="float" office:value="43.4578" calcext:value-type="float">
            <text:p>43.4578</text:p>
          </table:table-cell>
          <table:table-cell office:value-type="float" office:value="294.189" calcext:value-type="float">
            <text:p>294.189</text:p>
          </table:table-cell>
          <table:table-cell office:value-type="float" office:value="45.4672" calcext:value-type="float">
            <text:p>45.4672</text:p>
          </table:table-cell>
          <table:table-cell office:value-type="float" office:value="42.0887" calcext:value-type="float">
            <text:p>42.0887</text:p>
          </table:table-cell>
          <table:table-cell office:value-type="float" office:value="282.52" calcext:value-type="float">
            <text:p>282.52</text:p>
          </table:table-cell>
          <table:table-cell office:value-type="float" office:value="45.6992" calcext:value-type="float">
            <text:p>45.6992</text:p>
          </table:table-cell>
          <table:table-cell/>
          <table:table-cell table:formula="of:=([.D25]-[.A25])/0.0166667" office:value-type="float" office:value="-82.1458357083283" calcext:value-type="float">
            <text:p>-82.1458357083283</text:p>
          </table:table-cell>
          <table:table-cell table:formula="of:=ABS([.E25]-[.B25])/0.0166667" office:value-type="float" office:value="700.138599722803" calcext:value-type="float">
            <text:p>700.138599722803</text:p>
          </table:table-cell>
          <table:table-cell table:formula="of:=([.F25]-[.C25])/0.0166667" office:value-type="float" office:value="13.9199721600556" calcext:value-type="float">
            <text:p>13.9199721600556</text:p>
          </table:table-cell>
          <table:table-cell table:formula="of:=DEGREES(ATAN(ABS([.F25]-[.C25])/ABS([.E25]-[.B25])))" office:value-type="float" office:value="1.13898961445398" calcext:value-type="float">
            <text:p>1.13898961445398</text:p>
          </table:table-cell>
          <table:table-cell table:formula="of:=SQRT(POWER([.H25];2)+POWER([.I25];2)+POWER([.J25];2))" office:value-type="float" office:value="705.078550780666" calcext:value-type="float">
            <text:p>705.078550780666</text:p>
          </table:table-cell>
        </table:table-row>
        <table:table-row table:style-name="ro1">
          <table:table-cell office:value-type="float" office:value="42.9094" calcext:value-type="float">
            <text:p>42.9094</text:p>
          </table:table-cell>
          <table:table-cell office:value-type="float" office:value="298.655" calcext:value-type="float">
            <text:p>298.655</text:p>
          </table:table-cell>
          <table:table-cell office:value-type="float" office:value="44.2958" calcext:value-type="float">
            <text:p>44.2958</text:p>
          </table:table-cell>
          <table:table-cell office:value-type="float" office:value="41.0357" calcext:value-type="float">
            <text:p>41.0357</text:p>
          </table:table-cell>
          <table:table-cell office:value-type="float" office:value="286.634" calcext:value-type="float">
            <text:p>286.634</text:p>
          </table:table-cell>
          <table:table-cell office:value-type="float" office:value="44.5832" calcext:value-type="float">
            <text:p>44.5832</text:p>
          </table:table-cell>
          <table:table-cell/>
          <table:table-cell table:formula="of:=([.D26]-[.A26])/0.0166667" office:value-type="float" office:value="-112.42177515645" calcext:value-type="float">
            <text:p>-112.42177515645</text:p>
          </table:table-cell>
          <table:table-cell table:formula="of:=ABS([.E26]-[.B26])/0.0166667" office:value-type="float" office:value="721.258557482883" calcext:value-type="float">
            <text:p>721.258557482883</text:p>
          </table:table-cell>
          <table:table-cell table:formula="of:=([.F26]-[.C26])/0.0166667" office:value-type="float" office:value="17.2439655120689" calcext:value-type="float">
            <text:p>17.2439655120689</text:p>
          </table:table-cell>
          <table:table-cell table:formula="of:=DEGREES(ATAN(ABS([.F26]-[.C26])/ABS([.E26]-[.B26])))" office:value-type="float" office:value="1.36957579495875" calcext:value-type="float">
            <text:p>1.36957579495875</text:p>
          </table:table-cell>
          <table:table-cell table:formula="of:=SQRT(POWER([.H26];2)+POWER([.I26];2)+POWER([.J26];2))" office:value-type="float" office:value="730.171155701317" calcext:value-type="float">
            <text:p>730.171155701317</text:p>
          </table:table-cell>
        </table:table-row>
        <table:table-row table:style-name="ro1">
          <table:table-cell office:value-type="float" office:value="42.9064" calcext:value-type="float">
            <text:p>42.9064</text:p>
          </table:table-cell>
          <table:table-cell office:value-type="float" office:value="303.165" calcext:value-type="float">
            <text:p>303.165</text:p>
          </table:table-cell>
          <table:table-cell office:value-type="float" office:value="43.8875" calcext:value-type="float">
            <text:p>43.8875</text:p>
          </table:table-cell>
          <table:table-cell office:value-type="float" office:value="41.7086" calcext:value-type="float">
            <text:p>41.7086</text:p>
          </table:table-cell>
          <table:table-cell office:value-type="float" office:value="288.234" calcext:value-type="float">
            <text:p>288.234</text:p>
          </table:table-cell>
          <table:table-cell office:value-type="float" office:value="44.5874" calcext:value-type="float">
            <text:p>44.5874</text:p>
          </table:table-cell>
          <table:table-cell/>
          <table:table-cell table:formula="of:=([.D27]-[.A27])/0.0166667" office:value-type="float" office:value="-71.8678562642875" calcext:value-type="float">
            <text:p>-71.8678562642875</text:p>
          </table:table-cell>
          <table:table-cell table:formula="of:=ABS([.E27]-[.B27])/0.0166667" office:value-type="float" office:value="895.858208283586" calcext:value-type="float">
            <text:p>895.858208283586</text:p>
          </table:table-cell>
          <table:table-cell table:formula="of:=([.F27]-[.C27])/0.0166667" office:value-type="float" office:value="41.993916012168" calcext:value-type="float">
            <text:p>41.993916012168</text:p>
          </table:table-cell>
          <table:table-cell table:formula="of:=DEGREES(ATAN(ABS([.F27]-[.C27])/ABS([.E27]-[.B27])))" office:value-type="float" office:value="2.68381105594263" calcext:value-type="float">
            <text:p>2.68381105594263</text:p>
          </table:table-cell>
          <table:table-cell table:formula="of:=SQRT(POWER([.H27];2)+POWER([.I27];2)+POWER([.J27];2))" office:value-type="float" office:value="899.716848289026" calcext:value-type="float">
            <text:p>899.716848289026</text:p>
          </table:table-cell>
        </table:table-row>
        <table:table-row table:style-name="ro1">
          <table:table-cell office:value-type="float" office:value="43.6448" calcext:value-type="float">
            <text:p>43.6448</text:p>
          </table:table-cell>
          <table:table-cell office:value-type="float" office:value="304.645" calcext:value-type="float">
            <text:p>304.645</text:p>
          </table:table-cell>
          <table:table-cell office:value-type="float" office:value="44.7099" calcext:value-type="float">
            <text:p>44.7099</text:p>
          </table:table-cell>
          <table:table-cell office:value-type="float" office:value="42.4428" calcext:value-type="float">
            <text:p>42.4428</text:p>
          </table:table-cell>
          <table:table-cell office:value-type="float" office:value="289.554" calcext:value-type="float">
            <text:p>289.554</text:p>
          </table:table-cell>
          <table:table-cell office:value-type="float" office:value="45.9074" calcext:value-type="float">
            <text:p>45.9074</text:p>
          </table:table-cell>
          <table:table-cell/>
          <table:table-cell table:formula="of:=([.D28]-[.A28])/0.0166667" office:value-type="float" office:value="-72.1198557602888" calcext:value-type="float">
            <text:p>-72.1198557602888</text:p>
          </table:table-cell>
          <table:table-cell table:formula="of:=ABS([.E28]-[.B28])/0.0166667" office:value-type="float" office:value="905.458189083622" calcext:value-type="float">
            <text:p>905.458189083622</text:p>
          </table:table-cell>
          <table:table-cell table:formula="of:=([.F28]-[.C28])/0.0166667" office:value-type="float" office:value="71.8498563002877" calcext:value-type="float">
            <text:p>71.8498563002877</text:p>
          </table:table-cell>
          <table:table-cell table:formula="of:=DEGREES(ATAN(ABS([.F28]-[.C28])/ABS([.E28]-[.B28])))" office:value-type="float" office:value="4.53702391179749" calcext:value-type="float">
            <text:p>4.53702391179749</text:p>
          </table:table-cell>
          <table:table-cell table:formula="of:=SQRT(POWER([.H28];2)+POWER([.I28];2)+POWER([.J28];2))" office:value-type="float" office:value="911.163107036193" calcext:value-type="float">
            <text:p>911.163107036193</text:p>
          </table:table-cell>
        </table:table-row>
        <table:table-row table:style-name="ro1">
          <table:table-cell office:value-type="float" office:value="41.3764" calcext:value-type="float">
            <text:p>41.3764</text:p>
          </table:table-cell>
          <table:table-cell office:value-type="float" office:value="302.573" calcext:value-type="float">
            <text:p>302.573</text:p>
          </table:table-cell>
          <table:table-cell office:value-type="float" office:value="44.7748" calcext:value-type="float">
            <text:p>44.7748</text:p>
          </table:table-cell>
          <table:table-cell office:value-type="float" office:value="39.87" calcext:value-type="float">
            <text:p>39.87</text:p>
          </table:table-cell>
          <table:table-cell office:value-type="float" office:value="293.259" calcext:value-type="float">
            <text:p>293.259</text:p>
          </table:table-cell>
          <table:table-cell office:value-type="float" office:value="45.3857" calcext:value-type="float">
            <text:p>45.3857</text:p>
          </table:table-cell>
          <table:table-cell/>
          <table:table-cell table:formula="of:=([.D29]-[.A29])/0.0166667" office:value-type="float" office:value="-90.3838192323615" calcext:value-type="float">
            <text:p>-90.3838192323615</text:p>
          </table:table-cell>
          <table:table-cell table:formula="of:=ABS([.E29]-[.B29])/0.0166667" office:value-type="float" office:value="558.838882322233" calcext:value-type="float">
            <text:p>558.838882322233</text:p>
          </table:table-cell>
          <table:table-cell table:formula="of:=([.F29]-[.C29])/0.0166667" office:value-type="float" office:value="36.6539266921467" calcext:value-type="float">
            <text:p>36.6539266921467</text:p>
          </table:table-cell>
          <table:table-cell table:formula="of:=DEGREES(ATAN(ABS([.F29]-[.C29])/ABS([.E29]-[.B29])))" office:value-type="float" office:value="3.75262275188327" calcext:value-type="float">
            <text:p>3.75262275188327</text:p>
          </table:table-cell>
          <table:table-cell table:formula="of:=SQRT(POWER([.H29];2)+POWER([.I29];2)+POWER([.J29];2))" office:value-type="float" office:value="567.286207761254" calcext:value-type="float">
            <text:p>567.286207761254</text:p>
          </table:table-cell>
        </table:table-row>
        <table:table-row table:style-name="ro1">
          <table:table-cell office:value-type="float" office:value="41.1368" calcext:value-type="float">
            <text:p>41.1368</text:p>
          </table:table-cell>
          <table:table-cell office:value-type="float" office:value="297.989" calcext:value-type="float">
            <text:p>297.989</text:p>
          </table:table-cell>
          <table:table-cell office:value-type="float" office:value="45.1897" calcext:value-type="float">
            <text:p>45.1897</text:p>
          </table:table-cell>
          <table:table-cell office:value-type="float" office:value="40.2417" calcext:value-type="float">
            <text:p>40.2417</text:p>
          </table:table-cell>
          <table:table-cell office:value-type="float" office:value="287.587" calcext:value-type="float">
            <text:p>287.587</text:p>
          </table:table-cell>
          <table:table-cell office:value-type="float" office:value="45.715" calcext:value-type="float">
            <text:p>45.715</text:p>
          </table:table-cell>
          <table:table-cell/>
          <table:table-cell table:formula="of:=([.D30]-[.A30])/0.0166667" office:value-type="float" office:value="-53.7058925882148" calcext:value-type="float">
            <text:p>-53.7058925882148</text:p>
          </table:table-cell>
          <table:table-cell table:formula="of:=ABS([.E30]-[.B30])/0.0166667" office:value-type="float" office:value="624.118751762496" calcext:value-type="float">
            <text:p>624.118751762496</text:p>
          </table:table-cell>
          <table:table-cell table:formula="of:=([.F30]-[.C30])/0.0166667" office:value-type="float" office:value="31.5179369641262" calcext:value-type="float">
            <text:p>31.5179369641262</text:p>
          </table:table-cell>
          <table:table-cell table:formula="of:=DEGREES(ATAN(ABS([.F30]-[.C30])/ABS([.E30]-[.B30])))" office:value-type="float" office:value="2.8909754656266" calcext:value-type="float">
            <text:p>2.8909754656266</text:p>
          </table:table-cell>
          <table:table-cell table:formula="of:=SQRT(POWER([.H30];2)+POWER([.I30];2)+POWER([.J30];2))" office:value-type="float" office:value="627.217601435696" calcext:value-type="float">
            <text:p>627.217601435696</text:p>
          </table:table-cell>
        </table:table-row>
        <table:table-row table:style-name="ro1">
          <table:table-cell office:value-type="float" office:value="41.9693" calcext:value-type="float">
            <text:p>41.9693</text:p>
          </table:table-cell>
          <table:table-cell office:value-type="float" office:value="289.265" calcext:value-type="float">
            <text:p>289.265</text:p>
          </table:table-cell>
          <table:table-cell office:value-type="float" office:value="46.7169" calcext:value-type="float">
            <text:p>46.7169</text:p>
          </table:table-cell>
          <table:table-cell office:value-type="float" office:value="40.9225" calcext:value-type="float">
            <text:p>40.9225</text:p>
          </table:table-cell>
          <table:table-cell office:value-type="float" office:value="277.754" calcext:value-type="float">
            <text:p>277.754</text:p>
          </table:table-cell>
          <table:table-cell office:value-type="float" office:value="47.4224" calcext:value-type="float">
            <text:p>47.4224</text:p>
          </table:table-cell>
          <table:table-cell/>
          <table:table-cell table:formula="of:=([.D31]-[.A31])/0.0166667" office:value-type="float" office:value="-62.8078743842511" calcext:value-type="float">
            <text:p>-62.8078743842511</text:p>
          </table:table-cell>
          <table:table-cell table:formula="of:=ABS([.E31]-[.B31])/0.0166667" office:value-type="float" office:value="690.658618682761" calcext:value-type="float">
            <text:p>690.658618682761</text:p>
          </table:table-cell>
          <table:table-cell table:formula="of:=([.F31]-[.C31])/0.0166667" office:value-type="float" office:value="42.3299153401694" calcext:value-type="float">
            <text:p>42.3299153401694</text:p>
          </table:table-cell>
          <table:table-cell table:formula="of:=DEGREES(ATAN(ABS([.F31]-[.C31])/ABS([.E31]-[.B31])))" office:value-type="float" office:value="3.50722549912189" calcext:value-type="float">
            <text:p>3.50722549912189</text:p>
          </table:table-cell>
          <table:table-cell table:formula="of:=SQRT(POWER([.H31];2)+POWER([.I31];2)+POWER([.J31];2))" office:value-type="float" office:value="694.799236023006" calcext:value-type="float">
            <text:p>694.799236023006</text:p>
          </table:table-cell>
        </table:table-row>
        <table:table-row table:style-name="ro1">
          <table:table-cell office:value-type="float" office:value="42.1194" calcext:value-type="float">
            <text:p>42.1194</text:p>
          </table:table-cell>
          <table:table-cell office:value-type="float" office:value="286.577" calcext:value-type="float">
            <text:p>286.577</text:p>
          </table:table-cell>
          <table:table-cell office:value-type="float" office:value="46.3514" calcext:value-type="float">
            <text:p>46.3514</text:p>
          </table:table-cell>
          <table:table-cell office:value-type="float" office:value="40.9708" calcext:value-type="float">
            <text:p>40.9708</text:p>
          </table:table-cell>
          <table:table-cell office:value-type="float" office:value="276.585" calcext:value-type="float">
            <text:p>276.585</text:p>
          </table:table-cell>
          <table:table-cell office:value-type="float" office:value="46.6059" calcext:value-type="float">
            <text:p>46.6059</text:p>
          </table:table-cell>
          <table:table-cell/>
          <table:table-cell table:formula="of:=([.D32]-[.A32])/0.0166667" office:value-type="float" office:value="-68.9158621682758" calcext:value-type="float">
            <text:p>-68.9158621682758</text:p>
          </table:table-cell>
          <table:table-cell table:formula="of:=ABS([.E32]-[.B32])/0.0166667" office:value-type="float" office:value="599.518800962399" calcext:value-type="float">
            <text:p>599.518800962399</text:p>
          </table:table-cell>
          <table:table-cell table:formula="of:=([.F32]-[.C32])/0.0166667" office:value-type="float" office:value="15.2699694600611" calcext:value-type="float">
            <text:p>15.2699694600611</text:p>
          </table:table-cell>
          <table:table-cell table:formula="of:=DEGREES(ATAN(ABS([.F32]-[.C32])/ABS([.E32]-[.B32])))" office:value-type="float" office:value="1.45902960890057" calcext:value-type="float">
            <text:p>1.45902960890057</text:p>
          </table:table-cell>
          <table:table-cell table:formula="of:=SQRT(POWER([.H32];2)+POWER([.I32];2)+POWER([.J32];2))" office:value-type="float" office:value="603.659971120415" calcext:value-type="float">
            <text:p>603.659971120415</text:p>
          </table:table-cell>
        </table:table-row>
        <table:table-row table:style-name="ro1">
          <table:table-cell office:value-type="float" office:value="42.8997" calcext:value-type="float">
            <text:p>42.8997</text:p>
          </table:table-cell>
          <table:table-cell office:value-type="float" office:value="295.291" calcext:value-type="float">
            <text:p>295.291</text:p>
          </table:table-cell>
          <table:table-cell office:value-type="float" office:value="46.339" calcext:value-type="float">
            <text:p>46.339</text:p>
          </table:table-cell>
          <table:table-cell office:value-type="float" office:value="41.7316" calcext:value-type="float">
            <text:p>41.7316</text:p>
          </table:table-cell>
          <table:table-cell office:value-type="float" office:value="284.92" calcext:value-type="float">
            <text:p>284.92</text:p>
          </table:table-cell>
          <table:table-cell office:value-type="float" office:value="47.104" calcext:value-type="float">
            <text:p>47.104</text:p>
          </table:table-cell>
          <table:table-cell/>
          <table:table-cell table:formula="of:=([.D33]-[.A33])/0.0166667" office:value-type="float" office:value="-70.0858598282805" calcext:value-type="float">
            <text:p>-70.0858598282805</text:p>
          </table:table-cell>
          <table:table-cell table:formula="of:=ABS([.E33]-[.B33])/0.0166667" office:value-type="float" office:value="622.258755482488" calcext:value-type="float">
            <text:p>622.258755482488</text:p>
          </table:table-cell>
          <table:table-cell table:formula="of:=([.F33]-[.C33])/0.0166667" office:value-type="float" office:value="45.8999082001836" calcext:value-type="float">
            <text:p>45.8999082001836</text:p>
          </table:table-cell>
          <table:table-cell table:formula="of:=DEGREES(ATAN(ABS([.F33]-[.C33])/ABS([.E33]-[.B33])))" office:value-type="float" office:value="4.21869000142655" calcext:value-type="float">
            <text:p>4.21869000142655</text:p>
          </table:table-cell>
          <table:table-cell table:formula="of:=SQRT(POWER([.H33];2)+POWER([.I33];2)+POWER([.J33];2))" office:value-type="float" office:value="627.873226133484" calcext:value-type="float">
            <text:p>627.873226133484</text:p>
          </table:table-cell>
        </table:table-row>
        <table:table-row table:style-name="ro1">
          <table:table-cell office:value-type="float" office:value="44.6092" calcext:value-type="float">
            <text:p>44.6092</text:p>
          </table:table-cell>
          <table:table-cell office:value-type="float" office:value="292.791" calcext:value-type="float">
            <text:p>292.791</text:p>
          </table:table-cell>
          <table:table-cell office:value-type="float" office:value="46.6845" calcext:value-type="float">
            <text:p>46.6845</text:p>
          </table:table-cell>
          <table:table-cell office:value-type="float" office:value="43.0515" calcext:value-type="float">
            <text:p>43.0515</text:p>
          </table:table-cell>
          <table:table-cell office:value-type="float" office:value="283.967" calcext:value-type="float">
            <text:p>283.967</text:p>
          </table:table-cell>
          <table:table-cell office:value-type="float" office:value="46.7282" calcext:value-type="float">
            <text:p>46.7282</text:p>
          </table:table-cell>
          <table:table-cell/>
          <table:table-cell table:formula="of:=([.D34]-[.A34])/0.0166667" office:value-type="float" office:value="-93.4618130763741" calcext:value-type="float">
            <text:p>-93.4618130763741</text:p>
          </table:table-cell>
          <table:table-cell table:formula="of:=ABS([.E34]-[.B34])/0.0166667" office:value-type="float" office:value="529.438941122119" calcext:value-type="float">
            <text:p>529.438941122119</text:p>
          </table:table-cell>
          <table:table-cell table:formula="of:=([.F34]-[.C34])/0.0166667" office:value-type="float" office:value="2.62199475601056" calcext:value-type="float">
            <text:p>2.62199475601056</text:p>
          </table:table-cell>
          <table:table-cell table:formula="of:=DEGREES(ATAN(ABS([.F34]-[.C34])/ABS([.E34]-[.B34])))" office:value-type="float" office:value="0.283749444149093" calcext:value-type="float">
            <text:p>0.283749444149093</text:p>
          </table:table-cell>
          <table:table-cell table:formula="of:=SQRT(POWER([.H34];2)+POWER([.I34];2)+POWER([.J34];2))" office:value-type="float" office:value="537.63145158792" calcext:value-type="float">
            <text:p>537.63145158792</text:p>
          </table:table-cell>
        </table:table-row>
        <table:table-row table:style-name="ro1">
          <table:table-cell office:value-type="float" office:value="44.8694" calcext:value-type="float">
            <text:p>44.8694</text:p>
          </table:table-cell>
          <table:table-cell office:value-type="float" office:value="297.307" calcext:value-type="float">
            <text:p>297.307</text:p>
          </table:table-cell>
          <table:table-cell office:value-type="float" office:value="46.0257" calcext:value-type="float">
            <text:p>46.0257</text:p>
          </table:table-cell>
          <table:table-cell office:value-type="float" office:value="42.8747" calcext:value-type="float">
            <text:p>42.8747</text:p>
          </table:table-cell>
          <table:table-cell office:value-type="float" office:value="286.781" calcext:value-type="float">
            <text:p>286.781</text:p>
          </table:table-cell>
          <table:table-cell office:value-type="float" office:value="46.3133" calcext:value-type="float">
            <text:p>46.3133</text:p>
          </table:table-cell>
          <table:table-cell/>
          <table:table-cell table:formula="of:=([.D35]-[.A35])/0.0166667" office:value-type="float" office:value="-119.681760636479" calcext:value-type="float">
            <text:p>-119.681760636479</text:p>
          </table:table-cell>
          <table:table-cell table:formula="of:=ABS([.E35]-[.B35])/0.0166667" office:value-type="float" office:value="631.558736882527" calcext:value-type="float">
            <text:p>631.558736882527</text:p>
          </table:table-cell>
          <table:table-cell table:formula="of:=([.F35]-[.C35])/0.0166667" office:value-type="float" office:value="17.2559654880689" calcext:value-type="float">
            <text:p>17.2559654880689</text:p>
          </table:table-cell>
          <table:table-cell table:formula="of:=DEGREES(ATAN(ABS([.F35]-[.C35])/ABS([.E35]-[.B35])))" office:value-type="float" office:value="1.56509286352384" calcext:value-type="float">
            <text:p>1.56509286352384</text:p>
          </table:table-cell>
          <table:table-cell table:formula="of:=SQRT(POWER([.H35];2)+POWER([.I35];2)+POWER([.J35];2))" office:value-type="float" office:value="643.030271687598" calcext:value-type="float">
            <text:p>643.030271687598</text:p>
          </table:table-cell>
        </table:table-row>
        <table:table-row table:style-name="ro1">
          <table:table-cell office:value-type="float" office:value="40.3337" calcext:value-type="float">
            <text:p>40.3337</text:p>
          </table:table-cell>
          <table:table-cell office:value-type="float" office:value="290.372" calcext:value-type="float">
            <text:p>290.372</text:p>
          </table:table-cell>
          <table:table-cell office:value-type="float" office:value="46.0629" calcext:value-type="float">
            <text:p>46.0629</text:p>
          </table:table-cell>
          <table:table-cell office:value-type="float" office:value="37.8248" calcext:value-type="float">
            <text:p>37.8248</text:p>
          </table:table-cell>
          <table:table-cell office:value-type="float" office:value="278.406" calcext:value-type="float">
            <text:p>278.406</text:p>
          </table:table-cell>
          <table:table-cell office:value-type="float" office:value="46.3646" calcext:value-type="float">
            <text:p>46.3646</text:p>
          </table:table-cell>
          <table:table-cell/>
          <table:table-cell table:formula="of:=([.D36]-[.A36])/0.0166667" office:value-type="float" office:value="-150.533698932602" calcext:value-type="float">
            <text:p>-150.533698932602</text:p>
          </table:table-cell>
          <table:table-cell table:formula="of:=ABS([.E36]-[.B36])/0.0166667" office:value-type="float" office:value="717.958564082872" calcext:value-type="float">
            <text:p>717.958564082872</text:p>
          </table:table-cell>
          <table:table-cell table:formula="of:=([.F36]-[.C36])/0.0166667" office:value-type="float" office:value="18.1019637960726" calcext:value-type="float">
            <text:p>18.1019637960726</text:p>
          </table:table-cell>
          <table:table-cell table:formula="of:=DEGREES(ATAN(ABS([.F36]-[.C36])/ABS([.E36]-[.B36])))" office:value-type="float" office:value="1.44429844056033" calcext:value-type="float">
            <text:p>1.44429844056033</text:p>
          </table:table-cell>
          <table:table-cell table:formula="of:=SQRT(POWER([.H36];2)+POWER([.I36];2)+POWER([.J36];2))" office:value-type="float" office:value="733.79327834721" calcext:value-type="float">
            <text:p>733.79327834721</text:p>
          </table:table-cell>
        </table:table-row>
        <table:table-row table:style-name="ro1">
          <table:table-cell office:value-type="float" office:value="41.966" calcext:value-type="float">
            <text:p>41.966</text:p>
          </table:table-cell>
          <table:table-cell office:value-type="float" office:value="302.361" calcext:value-type="float">
            <text:p>302.361</text:p>
          </table:table-cell>
          <table:table-cell office:value-type="float" office:value="46.3635" calcext:value-type="float">
            <text:p>46.3635</text:p>
          </table:table-cell>
          <table:table-cell office:value-type="float" office:value="40.1398" calcext:value-type="float">
            <text:p>40.1398</text:p>
          </table:table-cell>
          <table:table-cell office:value-type="float" office:value="290.028" calcext:value-type="float">
            <text:p>290.028</text:p>
          </table:table-cell>
          <table:table-cell office:value-type="float" office:value="47.3865" calcext:value-type="float">
            <text:p>47.3865</text:p>
          </table:table-cell>
          <table:table-cell/>
          <table:table-cell table:formula="of:=([.D37]-[.A37])/0.0166667" office:value-type="float" office:value="-109.571780856438" calcext:value-type="float">
            <text:p>-109.571780856438</text:p>
          </table:table-cell>
          <table:table-cell table:formula="of:=ABS([.E37]-[.B37])/0.0166667" office:value-type="float" office:value="739.978520042958" calcext:value-type="float">
            <text:p>739.978520042958</text:p>
          </table:table-cell>
          <table:table-cell table:formula="of:=([.F37]-[.C37])/0.0166667" office:value-type="float" office:value="61.3798772402453" calcext:value-type="float">
            <text:p>61.3798772402453</text:p>
          </table:table-cell>
          <table:table-cell table:formula="of:=DEGREES(ATAN(ABS([.F37]-[.C37])/ABS([.E37]-[.B37])))" office:value-type="float" office:value="4.74172596673814" calcext:value-type="float">
            <text:p>4.74172596673814</text:p>
          </table:table-cell>
          <table:table-cell table:formula="of:=SQRT(POWER([.H37];2)+POWER([.I37];2)+POWER([.J37];2))" office:value-type="float" office:value="750.560906665839" calcext:value-type="float">
            <text:p>750.560906665839</text:p>
          </table:table-cell>
        </table:table-row>
        <table:table-row table:style-name="ro1">
          <table:table-cell office:value-type="float" office:value="41.101" calcext:value-type="float">
            <text:p>41.101</text:p>
          </table:table-cell>
          <table:table-cell office:value-type="float" office:value="303.603" calcext:value-type="float">
            <text:p>303.603</text:p>
          </table:table-cell>
          <table:table-cell office:value-type="float" office:value="46.4557" calcext:value-type="float">
            <text:p>46.4557</text:p>
          </table:table-cell>
          <table:table-cell office:value-type="float" office:value="38.939" calcext:value-type="float">
            <text:p>38.939</text:p>
          </table:table-cell>
          <table:table-cell office:value-type="float" office:value="292.56" calcext:value-type="float">
            <text:p>292.56</text:p>
          </table:table-cell>
          <table:table-cell office:value-type="float" office:value="47.2877" calcext:value-type="float">
            <text:p>47.2877</text:p>
          </table:table-cell>
          <table:table-cell/>
          <table:table-cell table:formula="of:=([.D38]-[.A38])/0.0166667" office:value-type="float" office:value="-129.719740560519" calcext:value-type="float">
            <text:p>-129.719740560519</text:p>
          </table:table-cell>
          <table:table-cell table:formula="of:=ABS([.E38]-[.B38])/0.0166667" office:value-type="float" office:value="662.578674842651" calcext:value-type="float">
            <text:p>662.578674842651</text:p>
          </table:table-cell>
          <table:table-cell table:formula="of:=([.F38]-[.C38])/0.0166667" office:value-type="float" office:value="49.9199001601997" calcext:value-type="float">
            <text:p>49.9199001601997</text:p>
          </table:table-cell>
          <table:table-cell table:formula="of:=DEGREES(ATAN(ABS([.F38]-[.C38])/ABS([.E38]-[.B38])))" office:value-type="float" office:value="4.3086295799519" calcext:value-type="float">
            <text:p>4.3086295799519</text:p>
          </table:table-cell>
          <table:table-cell table:formula="of:=SQRT(POWER([.H38];2)+POWER([.I38];2)+POWER([.J38];2))" office:value-type="float" office:value="677.000522805807" calcext:value-type="float">
            <text:p>677.000522805807</text:p>
          </table:table-cell>
        </table:table-row>
        <table:table-row table:style-name="ro1">
          <table:table-cell office:value-type="float" office:value="71.0162" calcext:value-type="float">
            <text:p>71.0162</text:p>
          </table:table-cell>
          <table:table-cell office:value-type="float" office:value="306.389" calcext:value-type="float">
            <text:p>306.389</text:p>
          </table:table-cell>
          <table:table-cell office:value-type="float" office:value="43.6598" calcext:value-type="float">
            <text:p>43.6598</text:p>
          </table:table-cell>
          <table:table-cell office:value-type="float" office:value="68.4295" calcext:value-type="float">
            <text:p>68.4295</text:p>
          </table:table-cell>
          <table:table-cell office:value-type="float" office:value="293.381" calcext:value-type="float">
            <text:p>293.381</text:p>
          </table:table-cell>
          <table:table-cell office:value-type="float" office:value="44.3132" calcext:value-type="float">
            <text:p>44.3132</text:p>
          </table:table-cell>
          <table:table-cell/>
          <table:table-cell table:formula="of:=([.D39]-[.A39])/0.0166667" office:value-type="float" office:value="-155.20168959662" calcext:value-type="float">
            <text:p>-155.20168959662</text:p>
          </table:table-cell>
          <table:table-cell table:formula="of:=ABS([.E39]-[.B39])/0.0166667" office:value-type="float" office:value="780.478439043124" calcext:value-type="float">
            <text:p>780.478439043124</text:p>
          </table:table-cell>
          <table:table-cell table:formula="of:=([.F39]-[.C39])/0.0166667" office:value-type="float" office:value="39.2039215921571" calcext:value-type="float">
            <text:p>39.2039215921571</text:p>
          </table:table-cell>
          <table:table-cell table:formula="of:=DEGREES(ATAN(ABS([.F39]-[.C39])/ABS([.E39]-[.B39])))" office:value-type="float" office:value="2.87558609300794" calcext:value-type="float">
            <text:p>2.87558609300794</text:p>
          </table:table-cell>
          <table:table-cell table:formula="of:=SQRT(POWER([.H39];2)+POWER([.I39];2)+POWER([.J39];2))" office:value-type="float" office:value="796.72523854403" calcext:value-type="float">
            <text:p>796.72523854403</text:p>
          </table:table-cell>
        </table:table-row>
        <table:table-row table:style-name="ro1">
          <table:table-cell office:value-type="float" office:value="69.7066" calcext:value-type="float">
            <text:p>69.7066</text:p>
          </table:table-cell>
          <table:table-cell office:value-type="float" office:value="301.72" calcext:value-type="float">
            <text:p>301.72</text:p>
          </table:table-cell>
          <table:table-cell office:value-type="float" office:value="44.8794" calcext:value-type="float">
            <text:p>44.8794</text:p>
          </table:table-cell>
          <table:table-cell office:value-type="float" office:value="67.453" calcext:value-type="float">
            <text:p>67.453</text:p>
          </table:table-cell>
          <table:table-cell office:value-type="float" office:value="287.469" calcext:value-type="float">
            <text:p>287.469</text:p>
          </table:table-cell>
          <table:table-cell office:value-type="float" office:value="45.967" calcext:value-type="float">
            <text:p>45.967</text:p>
          </table:table-cell>
          <table:table-cell/>
          <table:table-cell table:formula="of:=([.D40]-[.A40])/0.0166667" office:value-type="float" office:value="-135.21572956854" calcext:value-type="float">
            <text:p>-135.21572956854</text:p>
          </table:table-cell>
          <table:table-cell table:formula="of:=ABS([.E40]-[.B40])/0.0166667" office:value-type="float" office:value="855.058289883422" calcext:value-type="float">
            <text:p>855.058289883422</text:p>
          </table:table-cell>
          <table:table-cell table:formula="of:=([.F40]-[.C40])/0.0166667" office:value-type="float" office:value="65.2558694882611" calcext:value-type="float">
            <text:p>65.2558694882611</text:p>
          </table:table-cell>
          <table:table-cell table:formula="of:=DEGREES(ATAN(ABS([.F40]-[.C40])/ABS([.E40]-[.B40])))" office:value-type="float" office:value="4.36420809185524" calcext:value-type="float">
            <text:p>4.36420809185524</text:p>
          </table:table-cell>
          <table:table-cell table:formula="of:=SQRT(POWER([.H40];2)+POWER([.I40];2)+POWER([.J40];2))" office:value-type="float" office:value="868.139563160086" calcext:value-type="float">
            <text:p>868.139563160086</text:p>
          </table:table-cell>
        </table:table-row>
        <table:table-row table:style-name="ro1">
          <table:table-cell office:value-type="float" office:value="78.7747" calcext:value-type="float">
            <text:p>78.7747</text:p>
          </table:table-cell>
          <table:table-cell office:value-type="float" office:value="290.217" calcext:value-type="float">
            <text:p>290.217</text:p>
          </table:table-cell>
          <table:table-cell office:value-type="float" office:value="44.1808" calcext:value-type="float">
            <text:p>44.1808</text:p>
          </table:table-cell>
          <table:table-cell office:value-type="float" office:value="76.5786" calcext:value-type="float">
            <text:p>76.5786</text:p>
          </table:table-cell>
          <table:table-cell office:value-type="float" office:value="278.238" calcext:value-type="float">
            <text:p>278.238</text:p>
          </table:table-cell>
          <table:table-cell office:value-type="float" office:value="44.5136" calcext:value-type="float">
            <text:p>44.5136</text:p>
          </table:table-cell>
          <table:table-cell/>
          <table:table-cell table:formula="of:=([.D41]-[.A41])/0.0166667" office:value-type="float" office:value="-131.765736468527" calcext:value-type="float">
            <text:p>-131.765736468527</text:p>
          </table:table-cell>
          <table:table-cell table:formula="of:=ABS([.E41]-[.B41])/0.0166667" office:value-type="float" office:value="718.738562522874" calcext:value-type="float">
            <text:p>718.738562522874</text:p>
          </table:table-cell>
          <table:table-cell table:formula="of:=([.F41]-[.C41])/0.0166667" office:value-type="float" office:value="19.9679600640798" calcext:value-type="float">
            <text:p>19.9679600640798</text:p>
          </table:table-cell>
          <table:table-cell table:formula="of:=DEGREES(ATAN(ABS([.F41]-[.C41])/ABS([.E41]-[.B41])))" office:value-type="float" office:value="1.5913792377079" calcext:value-type="float">
            <text:p>1.5913792377079</text:p>
          </table:table-cell>
          <table:table-cell table:formula="of:=SQRT(POWER([.H41];2)+POWER([.I41];2)+POWER([.J41];2))" office:value-type="float" office:value="730.989774205947" calcext:value-type="float">
            <text:p>730.989774205947</text:p>
          </table:table-cell>
        </table:table-row>
        <table:table-row table:style-name="ro1">
          <table:table-cell office:value-type="float" office:value="87.4907" calcext:value-type="float">
            <text:p>87.4907</text:p>
          </table:table-cell>
          <table:table-cell office:value-type="float" office:value="304.308" calcext:value-type="float">
            <text:p>304.308</text:p>
          </table:table-cell>
          <table:table-cell office:value-type="float" office:value="43.2919" calcext:value-type="float">
            <text:p>43.2919</text:p>
          </table:table-cell>
          <table:table-cell office:value-type="float" office:value="83.7184" calcext:value-type="float">
            <text:p>83.7184</text:p>
          </table:table-cell>
          <table:table-cell office:value-type="float" office:value="291.772" calcext:value-type="float">
            <text:p>291.772</text:p>
          </table:table-cell>
          <table:table-cell office:value-type="float" office:value="44.1579" calcext:value-type="float">
            <text:p>44.1579</text:p>
          </table:table-cell>
          <table:table-cell/>
          <table:table-cell table:formula="of:=([.D42]-[.A42])/0.0166667" office:value-type="float" office:value="-226.337547324905" calcext:value-type="float">
            <text:p>-226.337547324905</text:p>
          </table:table-cell>
          <table:table-cell table:formula="of:=ABS([.E42]-[.B42])/0.0166667" office:value-type="float" office:value="752.158495683009" calcext:value-type="float">
            <text:p>752.158495683009</text:p>
          </table:table-cell>
          <table:table-cell table:formula="of:=([.F42]-[.C42])/0.0166667" office:value-type="float" office:value="51.9598960802078" calcext:value-type="float">
            <text:p>51.9598960802078</text:p>
          </table:table-cell>
          <table:table-cell table:formula="of:=DEGREES(ATAN(ABS([.F42]-[.C42])/ABS([.E42]-[.B42])))" office:value-type="float" office:value="3.95177418644222" calcext:value-type="float">
            <text:p>3.95177418644222</text:p>
          </table:table-cell>
          <table:table-cell table:formula="of:=SQRT(POWER([.H42];2)+POWER([.I42];2)+POWER([.J42];2))" office:value-type="float" office:value="787.191792867435" calcext:value-type="float">
            <text:p>787.191792867435</text:p>
          </table:table-cell>
        </table:table-row>
        <table:table-row table:style-name="ro1">
          <table:table-cell office:value-type="float" office:value="82.9699" calcext:value-type="float">
            <text:p>82.9699</text:p>
          </table:table-cell>
          <table:table-cell office:value-type="float" office:value="293.014" calcext:value-type="float">
            <text:p>293.014</text:p>
          </table:table-cell>
          <table:table-cell office:value-type="float" office:value="44.4911" calcext:value-type="float">
            <text:p>44.4911</text:p>
          </table:table-cell>
          <table:table-cell office:value-type="float" office:value="79.3043" calcext:value-type="float">
            <text:p>79.3043</text:p>
          </table:table-cell>
          <table:table-cell office:value-type="float" office:value="275.619" calcext:value-type="float">
            <text:p>275.619</text:p>
          </table:table-cell>
          <table:table-cell office:value-type="float" office:value="45.8825" calcext:value-type="float">
            <text:p>45.8825</text:p>
          </table:table-cell>
          <table:table-cell/>
          <table:table-cell table:formula="of:=([.D43]-[.A43])/0.0166667" office:value-type="float" office:value="-219.93556012888" calcext:value-type="float">
            <text:p>-219.93556012888</text:p>
          </table:table-cell>
          <table:table-cell table:formula="of:=ABS([.E43]-[.B43])/0.0166667" office:value-type="float" office:value="1043.69791260417" calcext:value-type="float">
            <text:p>1043.69791260417</text:p>
          </table:table-cell>
          <table:table-cell table:formula="of:=([.F43]-[.C43])/0.0166667" office:value-type="float" office:value="83.4838330323338" calcext:value-type="float">
            <text:p>83.4838330323338</text:p>
          </table:table-cell>
          <table:table-cell table:formula="of:=DEGREES(ATAN(ABS([.F43]-[.C43])/ABS([.E43]-[.B43])))" office:value-type="float" office:value="4.57326668708723" calcext:value-type="float">
            <text:p>4.57326668708723</text:p>
          </table:table-cell>
          <table:table-cell table:formula="of:=SQRT(POWER([.H43];2)+POWER([.I43];2)+POWER([.J43];2))" office:value-type="float" office:value="1069.88155127625" calcext:value-type="float">
            <text:p>1069.88155127625</text:p>
          </table:table-cell>
        </table:table-row>
        <table:table-row table:style-name="ro1">
          <table:table-cell office:value-type="float" office:value="86.9519" calcext:value-type="float">
            <text:p>86.9519</text:p>
          </table:table-cell>
          <table:table-cell office:value-type="float" office:value="304.17" calcext:value-type="float">
            <text:p>304.17</text:p>
          </table:table-cell>
          <table:table-cell office:value-type="float" office:value="43.8415" calcext:value-type="float">
            <text:p>43.8415</text:p>
          </table:table-cell>
          <table:table-cell office:value-type="float" office:value="82.7429" calcext:value-type="float">
            <text:p>82.7429</text:p>
          </table:table-cell>
          <table:table-cell office:value-type="float" office:value="294.4" calcext:value-type="float">
            <text:p>294.4</text:p>
          </table:table-cell>
          <table:table-cell office:value-type="float" office:value="44.2863" calcext:value-type="float">
            <text:p>44.2863</text:p>
          </table:table-cell>
          <table:table-cell/>
          <table:table-cell table:formula="of:=([.D44]-[.A44])/0.0166667" office:value-type="float" office:value="-252.539494921009" calcext:value-type="float">
            <text:p>-252.539494921009</text:p>
          </table:table-cell>
          <table:table-cell table:formula="of:=ABS([.E44]-[.B44])/0.0166667" office:value-type="float" office:value="586.198827602347" calcext:value-type="float">
            <text:p>586.198827602347</text:p>
          </table:table-cell>
          <table:table-cell table:formula="of:=([.F44]-[.C44])/0.0166667" office:value-type="float" office:value="26.6879466241064" calcext:value-type="float">
            <text:p>26.6879466241064</text:p>
          </table:table-cell>
          <table:table-cell table:formula="of:=DEGREES(ATAN(ABS([.F44]-[.C44])/ABS([.E44]-[.B44])))" office:value-type="float" office:value="2.60671205039451" calcext:value-type="float">
            <text:p>2.60671205039451</text:p>
          </table:table-cell>
          <table:table-cell table:formula="of:=SQRT(POWER([.H44];2)+POWER([.I44];2)+POWER([.J44];2))" office:value-type="float" office:value="638.840753609486" calcext:value-type="float">
            <text:p>638.840753609486</text:p>
          </table:table-cell>
        </table:table-row>
        <table:table-row table:style-name="ro1">
          <table:table-cell office:value-type="float" office:value="84.7516" calcext:value-type="float">
            <text:p>84.7516</text:p>
          </table:table-cell>
          <table:table-cell office:value-type="float" office:value="301.339" calcext:value-type="float">
            <text:p>301.339</text:p>
          </table:table-cell>
          <table:table-cell office:value-type="float" office:value="44.0162" calcext:value-type="float">
            <text:p>44.0162</text:p>
          </table:table-cell>
          <table:table-cell office:value-type="float" office:value="80.8392" calcext:value-type="float">
            <text:p>80.8392</text:p>
          </table:table-cell>
          <table:table-cell office:value-type="float" office:value="290.215" calcext:value-type="float">
            <text:p>290.215</text:p>
          </table:table-cell>
          <table:table-cell office:value-type="float" office:value="44.6726" calcext:value-type="float">
            <text:p>44.6726</text:p>
          </table:table-cell>
          <table:table-cell/>
          <table:table-cell table:formula="of:=([.D45]-[.A45])/0.0166667" office:value-type="float" office:value="-234.743530512938" calcext:value-type="float">
            <text:p>-234.743530512938</text:p>
          </table:table-cell>
          <table:table-cell table:formula="of:=ABS([.E45]-[.B45])/0.0166667" office:value-type="float" office:value="667.438665122671" calcext:value-type="float">
            <text:p>667.438665122671</text:p>
          </table:table-cell>
          <table:table-cell table:formula="of:=([.F45]-[.C45])/0.0166667" office:value-type="float" office:value="39.3839212321578" calcext:value-type="float">
            <text:p>39.3839212321578</text:p>
          </table:table-cell>
          <table:table-cell table:formula="of:=DEGREES(ATAN(ABS([.F45]-[.C45])/ABS([.E45]-[.B45])))" office:value-type="float" office:value="3.37696786659703" calcext:value-type="float">
            <text:p>3.37696786659703</text:p>
          </table:table-cell>
          <table:table-cell table:formula="of:=SQRT(POWER([.H45];2)+POWER([.I45];2)+POWER([.J45];2))" office:value-type="float" office:value="708.611310994986" calcext:value-type="float">
            <text:p>708.611310994986</text:p>
          </table:table-cell>
        </table:table-row>
        <table:table-row table:style-name="ro1">
          <table:table-cell office:value-type="float" office:value="87.6522" calcext:value-type="float">
            <text:p>87.6522</text:p>
          </table:table-cell>
          <table:table-cell office:value-type="float" office:value="301.297" calcext:value-type="float">
            <text:p>301.297</text:p>
          </table:table-cell>
          <table:table-cell office:value-type="float" office:value="44.2575" calcext:value-type="float">
            <text:p>44.2575</text:p>
          </table:table-cell>
          <table:table-cell office:value-type="float" office:value="85.2272" calcext:value-type="float">
            <text:p>85.2272</text:p>
          </table:table-cell>
          <table:table-cell office:value-type="float" office:value="290.314" calcext:value-type="float">
            <text:p>290.314</text:p>
          </table:table-cell>
          <table:table-cell office:value-type="float" office:value="44.8736" calcext:value-type="float">
            <text:p>44.8736</text:p>
          </table:table-cell>
          <table:table-cell/>
          <table:table-cell table:formula="of:=([.D46]-[.A46])/0.0166667" office:value-type="float" office:value="-145.499709000582" calcext:value-type="float">
            <text:p>-145.499709000582</text:p>
          </table:table-cell>
          <table:table-cell table:formula="of:=ABS([.E46]-[.B46])/0.0166667" office:value-type="float" office:value="658.978682042636" calcext:value-type="float">
            <text:p>658.978682042636</text:p>
          </table:table-cell>
          <table:table-cell table:formula="of:=([.F46]-[.C46])/0.0166667" office:value-type="float" office:value="36.965926068148" calcext:value-type="float">
            <text:p>36.965926068148</text:p>
          </table:table-cell>
          <table:table-cell table:formula="of:=DEGREES(ATAN(ABS([.F46]-[.C46])/ABS([.E46]-[.B46])))" office:value-type="float" office:value="3.2106867865716" calcext:value-type="float">
            <text:p>3.2106867865716</text:p>
          </table:table-cell>
          <table:table-cell table:formula="of:=SQRT(POWER([.H46];2)+POWER([.I46];2)+POWER([.J46];2))" office:value-type="float" office:value="675.862077938968" calcext:value-type="float">
            <text:p>675.862077938968</text:p>
          </table:table-cell>
        </table:table-row>
        <table:table-row table:style-name="ro1">
          <table:table-cell office:value-type="float" office:value="91.8882" calcext:value-type="float">
            <text:p>91.8882</text:p>
          </table:table-cell>
          <table:table-cell office:value-type="float" office:value="308.184" calcext:value-type="float">
            <text:p>308.184</text:p>
          </table:table-cell>
          <table:table-cell office:value-type="float" office:value="44.2653" calcext:value-type="float">
            <text:p>44.2653</text:p>
          </table:table-cell>
          <table:table-cell office:value-type="float" office:value="89.5488" calcext:value-type="float">
            <text:p>89.5488</text:p>
          </table:table-cell>
          <table:table-cell office:value-type="float" office:value="295.638" calcext:value-type="float">
            <text:p>295.638</text:p>
          </table:table-cell>
          <table:table-cell office:value-type="float" office:value="45.0725" calcext:value-type="float">
            <text:p>45.0725</text:p>
          </table:table-cell>
          <table:table-cell/>
          <table:table-cell table:formula="of:=([.D47]-[.A47])/0.0166667" office:value-type="float" office:value="-140.363719272561" calcext:value-type="float">
            <text:p>-140.363719272561</text:p>
          </table:table-cell>
          <table:table-cell table:formula="of:=ABS([.E47]-[.B47])/0.0166667" office:value-type="float" office:value="752.758494483014" calcext:value-type="float">
            <text:p>752.758494483014</text:p>
          </table:table-cell>
          <table:table-cell table:formula="of:=([.F47]-[.C47])/0.0166667" office:value-type="float" office:value="48.4319031361934" calcext:value-type="float">
            <text:p>48.4319031361934</text:p>
          </table:table-cell>
          <table:table-cell table:formula="of:=DEGREES(ATAN(ABS([.F47]-[.C47])/ABS([.E47]-[.B47])))" office:value-type="float" office:value="3.68129240947502" calcext:value-type="float">
            <text:p>3.68129240947502</text:p>
          </table:table-cell>
          <table:table-cell table:formula="of:=SQRT(POWER([.H47];2)+POWER([.I47];2)+POWER([.J47];2))" office:value-type="float" office:value="767.263301576293" calcext:value-type="float">
            <text:p>767.263301576293</text:p>
          </table:table-cell>
        </table:table-row>
        <table:table-row table:style-name="ro1">
          <table:table-cell office:value-type="float" office:value="90.3367" calcext:value-type="float">
            <text:p>90.3367</text:p>
          </table:table-cell>
          <table:table-cell office:value-type="float" office:value="309.63" calcext:value-type="float">
            <text:p>309.63</text:p>
          </table:table-cell>
          <table:table-cell office:value-type="float" office:value="44.334" calcext:value-type="float">
            <text:p>44.334</text:p>
          </table:table-cell>
          <table:table-cell office:value-type="float" office:value="86.4634" calcext:value-type="float">
            <text:p>86.4634</text:p>
          </table:table-cell>
          <table:table-cell office:value-type="float" office:value="297.033" calcext:value-type="float">
            <text:p>297.033</text:p>
          </table:table-cell>
          <table:table-cell office:value-type="float" office:value="44.8945" calcext:value-type="float">
            <text:p>44.8945</text:p>
          </table:table-cell>
          <table:table-cell/>
          <table:table-cell table:formula="of:=([.D48]-[.A48])/0.0166667" office:value-type="float" office:value="-232.397535204929" calcext:value-type="float">
            <text:p>-232.397535204929</text:p>
          </table:table-cell>
          <table:table-cell table:formula="of:=ABS([.E48]-[.B48])/0.0166667" office:value-type="float" office:value="755.818488363022" calcext:value-type="float">
            <text:p>755.818488363022</text:p>
          </table:table-cell>
          <table:table-cell table:formula="of:=([.F48]-[.C48])/0.0166667" office:value-type="float" office:value="33.6299327401344" calcext:value-type="float">
            <text:p>33.6299327401344</text:p>
          </table:table-cell>
          <table:table-cell table:formula="of:=DEGREES(ATAN(ABS([.F48]-[.C48])/ABS([.E48]-[.B48])))" office:value-type="float" office:value="2.54767932693283" calcext:value-type="float">
            <text:p>2.54767932693283</text:p>
          </table:table-cell>
          <table:table-cell table:formula="of:=SQRT(POWER([.H48];2)+POWER([.I48];2)+POWER([.J48];2))" office:value-type="float" office:value="791.455099229764" calcext:value-type="float">
            <text:p>791.455099229764</text:p>
          </table:table-cell>
        </table:table-row>
        <table:table-row table:style-name="ro1">
          <table:table-cell office:value-type="float" office:value="91.6451" calcext:value-type="float">
            <text:p>91.6451</text:p>
          </table:table-cell>
          <table:table-cell office:value-type="float" office:value="315.482" calcext:value-type="float">
            <text:p>315.482</text:p>
          </table:table-cell>
          <table:table-cell office:value-type="float" office:value="43.7467" calcext:value-type="float">
            <text:p>43.7467</text:p>
          </table:table-cell>
          <table:table-cell office:value-type="float" office:value="88.6962" calcext:value-type="float">
            <text:p>88.6962</text:p>
          </table:table-cell>
          <table:table-cell office:value-type="float" office:value="293.963" calcext:value-type="float">
            <text:p>293.963</text:p>
          </table:table-cell>
          <table:table-cell office:value-type="float" office:value="46.6072" calcext:value-type="float">
            <text:p>46.6072</text:p>
          </table:table-cell>
          <table:table-cell/>
          <table:table-cell table:formula="of:=([.D49]-[.A49])/0.0166667" office:value-type="float" office:value="-176.933646132707" calcext:value-type="float">
            <text:p>-176.933646132707</text:p>
          </table:table-cell>
          <table:table-cell table:formula="of:=ABS([.E49]-[.B49])/0.0166667" office:value-type="float" office:value="1291.13741772516" calcext:value-type="float">
            <text:p>1291.13741772516</text:p>
          </table:table-cell>
          <table:table-cell table:formula="of:=([.F49]-[.C49])/0.0166667" office:value-type="float" office:value="171.629656740687" calcext:value-type="float">
            <text:p>171.629656740687</text:p>
          </table:table-cell>
          <table:table-cell table:formula="of:=DEGREES(ATAN(ABS([.F49]-[.C49])/ABS([.E49]-[.B49])))" office:value-type="float" office:value="7.5718824484465" calcext:value-type="float">
            <text:p>7.5718824484465</text:p>
          </table:table-cell>
          <table:table-cell table:formula="of:=SQRT(POWER([.H49];2)+POWER([.I49];2)+POWER([.J49];2))" office:value-type="float" office:value="1314.4573350462" calcext:value-type="float">
            <text:p>1314.4573350462</text:p>
          </table:table-cell>
        </table:table-row>
        <table:table-row table:style-name="ro1">
          <table:table-cell office:value-type="float" office:value="93.5507" calcext:value-type="float">
            <text:p>93.5507</text:p>
          </table:table-cell>
          <table:table-cell office:value-type="float" office:value="297.985" calcext:value-type="float">
            <text:p>297.985</text:p>
          </table:table-cell>
          <table:table-cell office:value-type="float" office:value="46.2437" calcext:value-type="float">
            <text:p>46.2437</text:p>
          </table:table-cell>
          <table:table-cell office:value-type="float" office:value="89.9435" calcext:value-type="float">
            <text:p>89.9435</text:p>
          </table:table-cell>
          <table:table-cell office:value-type="float" office:value="285.961" calcext:value-type="float">
            <text:p>285.961</text:p>
          </table:table-cell>
          <table:table-cell office:value-type="float" office:value="46.9949" calcext:value-type="float">
            <text:p>46.9949</text:p>
          </table:table-cell>
          <table:table-cell/>
          <table:table-cell table:formula="of:=([.D50]-[.A50])/0.0166667" office:value-type="float" office:value="-216.431567136866" calcext:value-type="float">
            <text:p>-216.431567136866</text:p>
          </table:table-cell>
          <table:table-cell table:formula="of:=ABS([.E50]-[.B50])/0.0166667" office:value-type="float" office:value="721.438557122886" calcext:value-type="float">
            <text:p>721.438557122886</text:p>
          </table:table-cell>
          <table:table-cell table:formula="of:=([.F50]-[.C50])/0.0166667" office:value-type="float" office:value="45.0719098561805" calcext:value-type="float">
            <text:p>45.0719098561805</text:p>
          </table:table-cell>
          <table:table-cell table:formula="of:=DEGREES(ATAN(ABS([.F50]-[.C50])/ABS([.E50]-[.B50])))" office:value-type="float" office:value="3.57491039976341" calcext:value-type="float">
            <text:p>3.57491039976341</text:p>
          </table:table-cell>
          <table:table-cell table:formula="of:=SQRT(POWER([.H50];2)+POWER([.I50];2)+POWER([.J50];2))" office:value-type="float" office:value="754.55131834419" calcext:value-type="float">
            <text:p>754.55131834419</text:p>
          </table:table-cell>
        </table:table-row>
        <table:table-row table:style-name="ro1">
          <table:table-cell office:value-type="float" office:value="105.798" calcext:value-type="float">
            <text:p>105.798</text:p>
          </table:table-cell>
          <table:table-cell office:value-type="float" office:value="297.207" calcext:value-type="float">
            <text:p>297.207</text:p>
          </table:table-cell>
          <table:table-cell office:value-type="float" office:value="45.9964" calcext:value-type="float">
            <text:p>45.9964</text:p>
          </table:table-cell>
          <table:table-cell office:value-type="float" office:value="103.514" calcext:value-type="float">
            <text:p>103.514</text:p>
          </table:table-cell>
          <table:table-cell office:value-type="float" office:value="286.685" calcext:value-type="float">
            <text:p>286.685</text:p>
          </table:table-cell>
          <table:table-cell office:value-type="float" office:value="47.028" calcext:value-type="float">
            <text:p>47.028</text:p>
          </table:table-cell>
          <table:table-cell/>
          <table:table-cell table:formula="of:=([.D51]-[.A51])/0.0166667" office:value-type="float" office:value="-137.039725920549" calcext:value-type="float">
            <text:p>-137.039725920549</text:p>
          </table:table-cell>
          <table:table-cell table:formula="of:=ABS([.E51]-[.B51])/0.0166667" office:value-type="float" office:value="631.318737362525" calcext:value-type="float">
            <text:p>631.318737362525</text:p>
          </table:table-cell>
          <table:table-cell table:formula="of:=([.F51]-[.C51])/0.0166667" office:value-type="float" office:value="61.8958762082474" calcext:value-type="float">
            <text:p>61.8958762082474</text:p>
          </table:table-cell>
          <table:table-cell table:formula="of:=DEGREES(ATAN(ABS([.F51]-[.C51])/ABS([.E51]-[.B51])))" office:value-type="float" office:value="5.59950854403509" calcext:value-type="float">
            <text:p>5.59950854403509</text:p>
          </table:table-cell>
          <table:table-cell table:formula="of:=SQRT(POWER([.H51];2)+POWER([.I51];2)+POWER([.J51];2))" office:value-type="float" office:value="648.979455851245" calcext:value-type="float">
            <text:p>648.979455851245</text:p>
          </table:table-cell>
        </table:table-row>
        <table:table-row table:style-name="ro1">
          <table:table-cell office:value-type="float" office:value="115.795" calcext:value-type="float">
            <text:p>115.795</text:p>
          </table:table-cell>
          <table:table-cell office:value-type="float" office:value="289.398" calcext:value-type="float">
            <text:p>289.398</text:p>
          </table:table-cell>
          <table:table-cell office:value-type="float" office:value="46.0295" calcext:value-type="float">
            <text:p>46.0295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279.659" calcext:value-type="float">
            <text:p>279.659</text:p>
          </table:table-cell>
          <table:table-cell office:value-type="float" office:value="46.4887" calcext:value-type="float">
            <text:p>46.4887</text:p>
          </table:table-cell>
          <table:table-cell/>
          <table:table-cell table:formula="of:=([.D52]-[.A52])/0.0166667" office:value-type="float" office:value="-220.01955996088" calcext:value-type="float">
            <text:p>-220.01955996088</text:p>
          </table:table-cell>
          <table:table-cell table:formula="of:=ABS([.E52]-[.B52])/0.0166667" office:value-type="float" office:value="584.338831322339" calcext:value-type="float">
            <text:p>584.338831322339</text:p>
          </table:table-cell>
          <table:table-cell table:formula="of:=([.F52]-[.C52])/0.0166667" office:value-type="float" office:value="27.5519448961104" calcext:value-type="float">
            <text:p>27.5519448961104</text:p>
          </table:table-cell>
          <table:table-cell table:formula="of:=DEGREES(ATAN(ABS([.F52]-[.C52])/ABS([.E52]-[.B52])))" office:value-type="float" office:value="2.69953285224194" calcext:value-type="float">
            <text:p>2.69953285224194</text:p>
          </table:table-cell>
          <table:table-cell table:formula="of:=SQRT(POWER([.H52];2)+POWER([.I52];2)+POWER([.J52];2))" office:value-type="float" office:value="624.99566896427" calcext:value-type="float">
            <text:p>624.99566896427</text:p>
          </table:table-cell>
        </table:table-row>
        <table:table-row table:style-name="ro1">
          <table:table-cell office:value-type="float" office:value="117.042" calcext:value-type="float">
            <text:p>117.042</text:p>
          </table:table-cell>
          <table:table-cell office:value-type="float" office:value="294.468" calcext:value-type="float">
            <text:p>294.468</text:p>
          </table:table-cell>
          <table:table-cell office:value-type="float" office:value="45.7907" calcext:value-type="float">
            <text:p>45.7907</text:p>
          </table:table-cell>
          <table:table-cell office:value-type="float" office:value="113.169" calcext:value-type="float">
            <text:p>113.169</text:p>
          </table:table-cell>
          <table:table-cell office:value-type="float" office:value="285.849" calcext:value-type="float">
            <text:p>285.849</text:p>
          </table:table-cell>
          <table:table-cell office:value-type="float" office:value="46.3173" calcext:value-type="float">
            <text:p>46.3173</text:p>
          </table:table-cell>
          <table:table-cell/>
          <table:table-cell table:formula="of:=([.D53]-[.A53])/0.0166667" office:value-type="float" office:value="-232.37953524093" calcext:value-type="float">
            <text:p>-232.37953524093</text:p>
          </table:table-cell>
          <table:table-cell table:formula="of:=ABS([.E53]-[.B53])/0.0166667" office:value-type="float" office:value="517.13896572207" calcext:value-type="float">
            <text:p>517.13896572207</text:p>
          </table:table-cell>
          <table:table-cell table:formula="of:=([.F53]-[.C53])/0.0166667" office:value-type="float" office:value="31.5959368081265" calcext:value-type="float">
            <text:p>31.5959368081265</text:p>
          </table:table-cell>
          <table:table-cell table:formula="of:=DEGREES(ATAN(ABS([.F53]-[.C53])/ABS([.E53]-[.B53])))" office:value-type="float" office:value="3.49628706935601" calcext:value-type="float">
            <text:p>3.49628706935601</text:p>
          </table:table-cell>
          <table:table-cell table:formula="of:=SQRT(POWER([.H53];2)+POWER([.I53];2)+POWER([.J53];2))" office:value-type="float" office:value="567.830310471065" calcext:value-type="float">
            <text:p>567.830310471065</text:p>
          </table:table-cell>
        </table:table-row>
        <table:table-row table:style-name="ro1">
          <table:table-cell office:value-type="float" office:value="112.275" calcext:value-type="float">
            <text:p>112.275</text:p>
          </table:table-cell>
          <table:table-cell office:value-type="float" office:value="287.296" calcext:value-type="float">
            <text:p>287.296</text:p>
          </table:table-cell>
          <table:table-cell office:value-type="float" office:value="46.1116" calcext:value-type="float">
            <text:p>46.1116</text:p>
          </table:table-cell>
          <table:table-cell office:value-type="float" office:value="109.797" calcext:value-type="float">
            <text:p>109.797</text:p>
          </table:table-cell>
          <table:table-cell office:value-type="float" office:value="278.754" calcext:value-type="float">
            <text:p>278.754</text:p>
          </table:table-cell>
          <table:table-cell office:value-type="float" office:value="46.1442" calcext:value-type="float">
            <text:p>46.1442</text:p>
          </table:table-cell>
          <table:table-cell/>
          <table:table-cell table:formula="of:=([.D54]-[.A54])/0.0166667" office:value-type="float" office:value="-148.679702640595" calcext:value-type="float">
            <text:p>-148.679702640595</text:p>
          </table:table-cell>
          <table:table-cell table:formula="of:=ABS([.E54]-[.B54])/0.0166667" office:value-type="float" office:value="512.518974962048" calcext:value-type="float">
            <text:p>512.518974962048</text:p>
          </table:table-cell>
          <table:table-cell table:formula="of:=([.F54]-[.C54])/0.0166667" office:value-type="float" office:value="1.95599608800753" calcext:value-type="float">
            <text:p>1.95599608800753</text:p>
          </table:table-cell>
          <table:table-cell table:formula="of:=DEGREES(ATAN(ABS([.F54]-[.C54])/ABS([.E54]-[.B54])))" office:value-type="float" office:value="0.218664638692823" calcext:value-type="float">
            <text:p>0.218664638692823</text:p>
          </table:table-cell>
          <table:table-cell table:formula="of:=SQRT(POWER([.H54];2)+POWER([.I54];2)+POWER([.J54];2))" office:value-type="float" office:value="533.652676929612" calcext:value-type="float">
            <text:p>533.652676929612</text:p>
          </table:table-cell>
        </table:table-row>
        <table:table-row table:style-name="ro1">
          <table:table-cell office:value-type="float" office:value="112.185" calcext:value-type="float">
            <text:p>112.185</text:p>
          </table:table-cell>
          <table:table-cell office:value-type="float" office:value="286.113" calcext:value-type="float">
            <text:p>286.113</text:p>
          </table:table-cell>
          <table:table-cell office:value-type="float" office:value="45.7815" calcext:value-type="float">
            <text:p>45.7815</text:p>
          </table:table-cell>
          <table:table-cell office:value-type="float" office:value="109.407" calcext:value-type="float">
            <text:p>109.407</text:p>
          </table:table-cell>
          <table:table-cell office:value-type="float" office:value="273.888" calcext:value-type="float">
            <text:p>273.888</text:p>
          </table:table-cell>
          <table:table-cell office:value-type="float" office:value="46.1375" calcext:value-type="float">
            <text:p>46.1375</text:p>
          </table:table-cell>
          <table:table-cell/>
          <table:table-cell table:formula="of:=([.D55]-[.A55])/0.0166667" office:value-type="float" office:value="-166.679666640667" calcext:value-type="float">
            <text:p>-166.679666640667</text:p>
          </table:table-cell>
          <table:table-cell table:formula="of:=ABS([.E55]-[.B55])/0.0166667" office:value-type="float" office:value="733.498533002935" calcext:value-type="float">
            <text:p>733.498533002935</text:p>
          </table:table-cell>
          <table:table-cell table:formula="of:=([.F55]-[.C55])/0.0166667" office:value-type="float" office:value="21.3599572800855" calcext:value-type="float">
            <text:p>21.3599572800855</text:p>
          </table:table-cell>
          <table:table-cell table:formula="of:=DEGREES(ATAN(ABS([.F55]-[.C55])/ABS([.E55]-[.B55])))" office:value-type="float" office:value="1.66801919978363" calcext:value-type="float">
            <text:p>1.66801919978363</text:p>
          </table:table-cell>
          <table:table-cell table:formula="of:=SQRT(POWER([.H55];2)+POWER([.I55];2)+POWER([.J55];2))" office:value-type="float" office:value="752.501466419773" calcext:value-type="float">
            <text:p>752.501466419773</text:p>
          </table:table-cell>
        </table:table-row>
        <table:table-row table:style-name="ro1">
          <table:table-cell office:value-type="float" office:value="113.886" calcext:value-type="float">
            <text:p>113.886</text:p>
          </table:table-cell>
          <table:table-cell office:value-type="float" office:value="291.018" calcext:value-type="float">
            <text:p>291.018</text:p>
          </table:table-cell>
          <table:table-cell office:value-type="float" office:value="45.8068" calcext:value-type="float">
            <text:p>45.8068</text:p>
          </table:table-cell>
          <table:table-cell office:value-type="float" office:value="111.142" calcext:value-type="float">
            <text:p>111.142</text:p>
          </table:table-cell>
          <table:table-cell office:value-type="float" office:value="279.835" calcext:value-type="float">
            <text:p>279.835</text:p>
          </table:table-cell>
          <table:table-cell office:value-type="float" office:value="46.2211" calcext:value-type="float">
            <text:p>46.2211</text:p>
          </table:table-cell>
          <table:table-cell/>
          <table:table-cell table:formula="of:=([.D56]-[.A56])/0.0166667" office:value-type="float" office:value="-164.639670720659" calcext:value-type="float">
            <text:p>-164.639670720659</text:p>
          </table:table-cell>
          <table:table-cell table:formula="of:=ABS([.E56]-[.B56])/0.0166667" office:value-type="float" office:value="670.978658042684" calcext:value-type="float">
            <text:p>670.978658042684</text:p>
          </table:table-cell>
          <table:table-cell table:formula="of:=([.F56]-[.C56])/0.0166667" office:value-type="float" office:value="24.8579502840993" calcext:value-type="float">
            <text:p>24.8579502840993</text:p>
          </table:table-cell>
          <table:table-cell table:formula="of:=DEGREES(ATAN(ABS([.F56]-[.C56])/ABS([.E56]-[.B56])))" office:value-type="float" office:value="2.12168384102403" calcext:value-type="float">
            <text:p>2.12168384102403</text:p>
          </table:table-cell>
          <table:table-cell table:formula="of:=SQRT(POWER([.H56];2)+POWER([.I56];2)+POWER([.J56];2))" office:value-type="float" office:value="691.329515076634" calcext:value-type="float">
            <text:p>691.329515076634</text:p>
          </table:table-cell>
        </table:table-row>
        <table:table-row table:style-name="ro1">
          <table:table-cell office:value-type="float" office:value="114.607" calcext:value-type="float">
            <text:p>114.607</text:p>
          </table:table-cell>
          <table:table-cell office:value-type="float" office:value="281.918" calcext:value-type="float">
            <text:p>281.918</text:p>
          </table:table-cell>
          <table:table-cell office:value-type="float" office:value="46.1338" calcext:value-type="float">
            <text:p>46.1338</text:p>
          </table:table-cell>
          <table:table-cell office:value-type="float" office:value="111.259" calcext:value-type="float">
            <text:p>111.259</text:p>
          </table:table-cell>
          <table:table-cell office:value-type="float" office:value="272.397" calcext:value-type="float">
            <text:p>272.397</text:p>
          </table:table-cell>
          <table:table-cell office:value-type="float" office:value="46.5941" calcext:value-type="float">
            <text:p>46.5941</text:p>
          </table:table-cell>
          <table:table-cell/>
          <table:table-cell table:formula="of:=([.D57]-[.A57])/0.0166667" office:value-type="float" office:value="-200.879598240803" calcext:value-type="float">
            <text:p>-200.879598240803</text:p>
          </table:table-cell>
          <table:table-cell table:formula="of:=ABS([.E57]-[.B57])/0.0166667" office:value-type="float" office:value="571.258857482286" calcext:value-type="float">
            <text:p>571.258857482286</text:p>
          </table:table-cell>
          <table:table-cell table:formula="of:=([.F57]-[.C57])/0.0166667" office:value-type="float" office:value="27.6179447641103" calcext:value-type="float">
            <text:p>27.6179447641103</text:p>
          </table:table-cell>
          <table:table-cell table:formula="of:=DEGREES(ATAN(ABS([.F57]-[.C57])/ABS([.E57]-[.B57])))" office:value-type="float" office:value="2.76785301636042" calcext:value-type="float">
            <text:p>2.76785301636042</text:p>
          </table:table-cell>
          <table:table-cell table:formula="of:=SQRT(POWER([.H57];2)+POWER([.I57];2)+POWER([.J57];2))" office:value-type="float" office:value="606.178229660507" calcext:value-type="float">
            <text:p>606.178229660507</text:p>
          </table:table-cell>
        </table:table-row>
        <table:table-row table:style-name="ro1">
          <table:table-cell office:value-type="float" office:value="118.328" calcext:value-type="float">
            <text:p>118.328</text:p>
          </table:table-cell>
          <table:table-cell office:value-type="float" office:value="286.406" calcext:value-type="float">
            <text:p>286.406</text:p>
          </table:table-cell>
          <table:table-cell office:value-type="float" office:value="46.196" calcext:value-type="float">
            <text:p>46.196</text:p>
          </table:table-cell>
          <table:table-cell office:value-type="float" office:value="114.773" calcext:value-type="float">
            <text:p>114.773</text:p>
          </table:table-cell>
          <table:table-cell office:value-type="float" office:value="273.05" calcext:value-type="float">
            <text:p>273.05</text:p>
          </table:table-cell>
          <table:table-cell office:value-type="float" office:value="47.2054" calcext:value-type="float">
            <text:p>47.2054</text:p>
          </table:table-cell>
          <table:table-cell/>
          <table:table-cell table:formula="of:=([.D58]-[.A58])/0.0166667" office:value-type="float" office:value="-213.299573400854" calcext:value-type="float">
            <text:p>-213.299573400854</text:p>
          </table:table-cell>
          <table:table-cell table:formula="of:=ABS([.E58]-[.B58])/0.0166667" office:value-type="float" office:value="801.358397283205" calcext:value-type="float">
            <text:p>801.358397283205</text:p>
          </table:table-cell>
          <table:table-cell table:formula="of:=([.F58]-[.C58])/0.0166667" office:value-type="float" office:value="60.5638788722422" calcext:value-type="float">
            <text:p>60.5638788722422</text:p>
          </table:table-cell>
          <table:table-cell table:formula="of:=DEGREES(ATAN(ABS([.F58]-[.C58])/ABS([.E58]-[.B58])))" office:value-type="float" office:value="4.32199930436132" calcext:value-type="float">
            <text:p>4.32199930436132</text:p>
          </table:table-cell>
          <table:table-cell table:formula="of:=SQRT(POWER([.H58];2)+POWER([.I58];2)+POWER([.J58];2))" office:value-type="float" office:value="831.468563647084" calcext:value-type="float">
            <text:p>831.468563647084</text:p>
          </table:table-cell>
        </table:table-row>
        <table:table-row table:style-name="ro1">
          <table:table-cell office:value-type="float" office:value="127.042" calcext:value-type="float">
            <text:p>127.042</text:p>
          </table:table-cell>
          <table:table-cell office:value-type="float" office:value="286.321" calcext:value-type="float">
            <text:p>286.321</text:p>
          </table:table-cell>
          <table:table-cell office:value-type="float" office:value="45.1342" calcext:value-type="float">
            <text:p>45.1342</text:p>
          </table:table-cell>
          <table:table-cell office:value-type="float" office:value="123.393" calcext:value-type="float">
            <text:p>123.393</text:p>
          </table:table-cell>
          <table:table-cell office:value-type="float" office:value="274.379" calcext:value-type="float">
            <text:p>274.379</text:p>
          </table:table-cell>
          <table:table-cell office:value-type="float" office:value="46.2037" calcext:value-type="float">
            <text:p>46.2037</text:p>
          </table:table-cell>
          <table:table-cell/>
          <table:table-cell table:formula="of:=([.D59]-[.A59])/0.0166667" office:value-type="float" office:value="-218.939562120876" calcext:value-type="float">
            <text:p>-218.939562120876</text:p>
          </table:table-cell>
          <table:table-cell table:formula="of:=ABS([.E59]-[.B59])/0.0166667" office:value-type="float" office:value="716.518566962867" calcext:value-type="float">
            <text:p>716.518566962867</text:p>
          </table:table-cell>
          <table:table-cell table:formula="of:=([.F59]-[.C59])/0.0166667" office:value-type="float" office:value="64.1698716602566" calcext:value-type="float">
            <text:p>64.1698716602566</text:p>
          </table:table-cell>
          <table:table-cell table:formula="of:=DEGREES(ATAN(ABS([.F59]-[.C59])/ABS([.E59]-[.B59])))" office:value-type="float" office:value="5.11763452895311" calcext:value-type="float">
            <text:p>5.11763452895311</text:p>
          </table:table-cell>
          <table:table-cell table:formula="of:=SQRT(POWER([.H59];2)+POWER([.I59];2)+POWER([.J59];2))" office:value-type="float" office:value="751.964866927368" calcext:value-type="float">
            <text:p>751.964866927368</text:p>
          </table:table-cell>
        </table:table-row>
        <table:table-row table:style-name="ro1">
          <table:table-cell office:value-type="float" office:value="130.575" calcext:value-type="float">
            <text:p>130.575</text:p>
          </table:table-cell>
          <table:table-cell office:value-type="float" office:value="276.382" calcext:value-type="float">
            <text:p>276.382</text:p>
          </table:table-cell>
          <table:table-cell office:value-type="float" office:value="47.087" calcext:value-type="float">
            <text:p>47.087</text:p>
          </table:table-cell>
          <table:table-cell office:value-type="float" office:value="126.801" calcext:value-type="float">
            <text:p>126.801</text:p>
          </table:table-cell>
          <table:table-cell office:value-type="float" office:value="269.894" calcext:value-type="float">
            <text:p>269.894</text:p>
          </table:table-cell>
          <table:table-cell office:value-type="float" office:value="47.3438" calcext:value-type="float">
            <text:p>47.3438</text:p>
          </table:table-cell>
          <table:table-cell/>
          <table:table-cell table:formula="of:=([.D60]-[.A60])/0.0166667" office:value-type="float" office:value="-226.439547120905" calcext:value-type="float">
            <text:p>-226.439547120905</text:p>
          </table:table-cell>
          <table:table-cell table:formula="of:=ABS([.E60]-[.B60])/0.0166667" office:value-type="float" office:value="389.279221441557" calcext:value-type="float">
            <text:p>389.279221441557</text:p>
          </table:table-cell>
          <table:table-cell table:formula="of:=([.F60]-[.C60])/0.0166667" office:value-type="float" office:value="15.4079691840615" calcext:value-type="float">
            <text:p>15.4079691840615</text:p>
          </table:table-cell>
          <table:table-cell table:formula="of:=DEGREES(ATAN(ABS([.F60]-[.C60])/ABS([.E60]-[.B60])))" office:value-type="float" office:value="2.26662758835311" calcext:value-type="float">
            <text:p>2.26662758835311</text:p>
          </table:table-cell>
          <table:table-cell table:formula="of:=SQRT(POWER([.H60];2)+POWER([.I60];2)+POWER([.J60];2))" office:value-type="float" office:value="450.611347239328" calcext:value-type="float">
            <text:p>450.611347239328</text:p>
          </table:table-cell>
        </table:table-row>
        <table:table-row table:style-name="ro1">
          <table:table-cell office:value-type="float" office:value="129.592" calcext:value-type="float">
            <text:p>129.592</text:p>
          </table:table-cell>
          <table:table-cell office:value-type="float" office:value="279.695" calcext:value-type="float">
            <text:p>279.695</text:p>
          </table:table-cell>
          <table:table-cell office:value-type="float" office:value="44.3585" calcext:value-type="float">
            <text:p>44.3585</text:p>
          </table:table-cell>
          <table:table-cell office:value-type="float" office:value="125.922" calcext:value-type="float">
            <text:p>125.922</text:p>
          </table:table-cell>
          <table:table-cell office:value-type="float" office:value="271.927" calcext:value-type="float">
            <text:p>271.927</text:p>
          </table:table-cell>
          <table:table-cell office:value-type="float" office:value="44.345" calcext:value-type="float">
            <text:p>44.345</text:p>
          </table:table-cell>
          <table:table-cell/>
          <table:table-cell table:formula="of:=([.D61]-[.A61])/0.0166667" office:value-type="float" office:value="-220.199559600882" calcext:value-type="float">
            <text:p>-220.199559600882</text:p>
          </table:table-cell>
          <table:table-cell table:formula="of:=ABS([.E61]-[.B61])/0.0166667" office:value-type="float" office:value="466.079067841863" calcext:value-type="float">
            <text:p>466.079067841863</text:p>
          </table:table-cell>
          <table:table-cell table:formula="of:=([.F61]-[.C61])/0.0166667" office:value-type="float" office:value="-0.809998380003271" calcext:value-type="float">
            <text:p>-0.809998380003271</text:p>
          </table:table-cell>
          <table:table-cell table:formula="of:=DEGREES(ATAN(ABS([.F61]-[.C61])/ABS([.E61]-[.B61])))" office:value-type="float" office:value="0.0995741818618458" calcext:value-type="float">
            <text:p>0.099574181861846</text:p>
          </table:table-cell>
          <table:table-cell table:formula="of:=SQRT(POWER([.H61];2)+POWER([.I61];2)+POWER([.J61];2))" office:value-type="float" office:value="515.478612190785" calcext:value-type="float">
            <text:p>515.478612190785</text:p>
          </table:table-cell>
        </table:table-row>
        <table:table-row table:style-name="ro1">
          <table:table-cell office:value-type="float" office:value="135.132" calcext:value-type="float">
            <text:p>135.132</text:p>
          </table:table-cell>
          <table:table-cell office:value-type="float" office:value="295.12" calcext:value-type="float">
            <text:p>295.12</text:p>
          </table:table-cell>
          <table:table-cell office:value-type="float" office:value="43.7637" calcext:value-type="float">
            <text:p>43.7637</text:p>
          </table:table-cell>
          <table:table-cell office:value-type="float" office:value="130.862" calcext:value-type="float">
            <text:p>130.862</text:p>
          </table:table-cell>
          <table:table-cell office:value-type="float" office:value="281.872" calcext:value-type="float">
            <text:p>281.872</text:p>
          </table:table-cell>
          <table:table-cell office:value-type="float" office:value="44.5181" calcext:value-type="float">
            <text:p>44.5181</text:p>
          </table:table-cell>
          <table:table-cell/>
          <table:table-cell table:formula="of:=([.D62]-[.A62])/0.0166667" office:value-type="float" office:value="-256.199487601025" calcext:value-type="float">
            <text:p>-256.199487601025</text:p>
          </table:table-cell>
          <table:table-cell table:formula="of:=ABS([.E62]-[.B62])/0.0166667" office:value-type="float" office:value="794.878410243179" calcext:value-type="float">
            <text:p>794.878410243179</text:p>
          </table:table-cell>
          <table:table-cell table:formula="of:=([.F62]-[.C62])/0.0166667" office:value-type="float" office:value="45.2639094721809" calcext:value-type="float">
            <text:p>45.2639094721809</text:p>
          </table:table-cell>
          <table:table-cell table:formula="of:=DEGREES(ATAN(ABS([.F62]-[.C62])/ABS([.E62]-[.B62])))" office:value-type="float" office:value="3.25915658492588" calcext:value-type="float">
            <text:p>3.25915658492588</text:p>
          </table:table-cell>
          <table:table-cell table:formula="of:=SQRT(POWER([.H62];2)+POWER([.I62];2)+POWER([.J62];2))" office:value-type="float" office:value="836.372336951945" calcext:value-type="float">
            <text:p>836.372336951945</text:p>
          </table:table-cell>
        </table:table-row>
        <table:table-row table:style-name="ro1">
          <table:table-cell office:value-type="float" office:value="135.654" calcext:value-type="float">
            <text:p>135.654</text:p>
          </table:table-cell>
          <table:table-cell office:value-type="float" office:value="295.044" calcext:value-type="float">
            <text:p>295.044</text:p>
          </table:table-cell>
          <table:table-cell office:value-type="float" office:value="43.5138" calcext:value-type="float">
            <text:p>43.5138</text:p>
          </table:table-cell>
          <table:table-cell office:value-type="float" office:value="131.851" calcext:value-type="float">
            <text:p>131.851</text:p>
          </table:table-cell>
          <table:table-cell office:value-type="float" office:value="285.555" calcext:value-type="float">
            <text:p>285.555</text:p>
          </table:table-cell>
          <table:table-cell office:value-type="float" office:value="43.9513" calcext:value-type="float">
            <text:p>43.9513</text:p>
          </table:table-cell>
          <table:table-cell/>
          <table:table-cell table:formula="of:=([.D63]-[.A63])/0.0166667" office:value-type="float" office:value="-228.179543640913" calcext:value-type="float">
            <text:p>-228.179543640913</text:p>
          </table:table-cell>
          <table:table-cell table:formula="of:=ABS([.E63]-[.B63])/0.0166667" office:value-type="float" office:value="569.338861322276" calcext:value-type="float">
            <text:p>569.338861322276</text:p>
          </table:table-cell>
          <table:table-cell table:formula="of:=([.F63]-[.C63])/0.0166667" office:value-type="float" office:value="26.249947500105" calcext:value-type="float">
            <text:p>26.249947500105</text:p>
          </table:table-cell>
          <table:table-cell table:formula="of:=DEGREES(ATAN(ABS([.F63]-[.C63])/ABS([.E63]-[.B63])))" office:value-type="float" office:value="2.63981073277893" calcext:value-type="float">
            <text:p>2.63981073277893</text:p>
          </table:table-cell>
          <table:table-cell table:formula="of:=SQRT(POWER([.H63];2)+POWER([.I63];2)+POWER([.J63];2))" office:value-type="float" office:value="613.923206021469" calcext:value-type="float">
            <text:p>613.923206021469</text:p>
          </table:table-cell>
        </table:table-row>
        <table:table-row table:style-name="ro1">
          <table:table-cell office:value-type="float" office:value="131.506" calcext:value-type="float">
            <text:p>131.506</text:p>
          </table:table-cell>
          <table:table-cell office:value-type="float" office:value="290.892" calcext:value-type="float">
            <text:p>290.892</text:p>
          </table:table-cell>
          <table:table-cell office:value-type="float" office:value="43.3981" calcext:value-type="float">
            <text:p>43.3981</text:p>
          </table:table-cell>
          <table:table-cell office:value-type="float" office:value="127.491" calcext:value-type="float">
            <text:p>127.491</text:p>
          </table:table-cell>
          <table:table-cell office:value-type="float" office:value="278.935" calcext:value-type="float">
            <text:p>278.935</text:p>
          </table:table-cell>
          <table:table-cell office:value-type="float" office:value="44.2404" calcext:value-type="float">
            <text:p>44.2404</text:p>
          </table:table-cell>
          <table:table-cell/>
          <table:table-cell table:formula="of:=([.D64]-[.A64])/0.0166667" office:value-type="float" office:value="-240.899518200964" calcext:value-type="float">
            <text:p>-240.899518200964</text:p>
          </table:table-cell>
          <table:table-cell table:formula="of:=ABS([.E64]-[.B64])/0.0166667" office:value-type="float" office:value="717.418565162869" calcext:value-type="float">
            <text:p>717.418565162869</text:p>
          </table:table-cell>
          <table:table-cell table:formula="of:=([.F64]-[.C64])/0.0166667" office:value-type="float" office:value="50.5378989242023" calcext:value-type="float">
            <text:p>50.5378989242023</text:p>
          </table:table-cell>
          <table:table-cell table:formula="of:=DEGREES(ATAN(ABS([.F64]-[.C64])/ABS([.E64]-[.B64])))" office:value-type="float" office:value="4.02949264417796" calcext:value-type="float">
            <text:p>4.02949264417796</text:p>
          </table:table-cell>
          <table:table-cell table:formula="of:=SQRT(POWER([.H64];2)+POWER([.I64];2)+POWER([.J64];2))" office:value-type="float" office:value="758.469547666536" calcext:value-type="float">
            <text:p>758.469547666536</text:p>
          </table:table-cell>
        </table:table-row>
        <table:table-row table:style-name="ro1">
          <table:table-cell office:value-type="float" office:value="129.726" calcext:value-type="float">
            <text:p>129.726</text:p>
          </table:table-cell>
          <table:table-cell office:value-type="float" office:value="287.175" calcext:value-type="float">
            <text:p>287.175</text:p>
          </table:table-cell>
          <table:table-cell office:value-type="float" office:value="44.4809" calcext:value-type="float">
            <text:p>44.4809</text:p>
          </table:table-cell>
          <table:table-cell office:value-type="float" office:value="125.998" calcext:value-type="float">
            <text:p>125.998</text:p>
          </table:table-cell>
          <table:table-cell office:value-type="float" office:value="279.174" calcext:value-type="float">
            <text:p>279.174</text:p>
          </table:table-cell>
          <table:table-cell office:value-type="float" office:value="44.4639" calcext:value-type="float">
            <text:p>44.4639</text:p>
          </table:table-cell>
          <table:table-cell/>
          <table:table-cell table:formula="of:=([.D65]-[.A65])/0.0166667" office:value-type="float" office:value="-223.679552640894" calcext:value-type="float">
            <text:p>-223.679552640894</text:p>
          </table:table-cell>
          <table:table-cell table:formula="of:=ABS([.E65]-[.B65])/0.0166667" office:value-type="float" office:value="480.059039881922" calcext:value-type="float">
            <text:p>480.059039881922</text:p>
          </table:table-cell>
          <table:table-cell table:formula="of:=([.F65]-[.C65])/0.0166667" office:value-type="float" office:value="-1.01999796000383" calcext:value-type="float">
            <text:p>-1.01999796000383</text:p>
          </table:table-cell>
          <table:table-cell table:formula="of:=DEGREES(ATAN(ABS([.F65]-[.C65])/ABS([.E65]-[.B65])))" office:value-type="float" office:value="0.121738130980771" calcext:value-type="float">
            <text:p>0.121738130980771</text:p>
          </table:table-cell>
          <table:table-cell table:formula="of:=SQRT(POWER([.H65];2)+POWER([.I65];2)+POWER([.J65];2))" office:value-type="float" office:value="529.613315955917" calcext:value-type="float">
            <text:p>529.613315955917</text:p>
          </table:table-cell>
        </table:table-row>
        <table:table-row table:style-name="ro1">
          <table:table-cell office:value-type="float" office:value="132.984" calcext:value-type="float">
            <text:p>132.984</text:p>
          </table:table-cell>
          <table:table-cell office:value-type="float" office:value="292.814" calcext:value-type="float">
            <text:p>292.814</text:p>
          </table:table-cell>
          <table:table-cell office:value-type="float" office:value="44.6354" calcext:value-type="float">
            <text:p>44.6354</text:p>
          </table:table-cell>
          <table:table-cell office:value-type="float" office:value="129.417" calcext:value-type="float">
            <text:p>129.417</text:p>
          </table:table-cell>
          <table:table-cell office:value-type="float" office:value="280.709" calcext:value-type="float">
            <text:p>280.709</text:p>
          </table:table-cell>
          <table:table-cell office:value-type="float" office:value="45.4553" calcext:value-type="float">
            <text:p>45.4553</text:p>
          </table:table-cell>
          <table:table-cell/>
          <table:table-cell table:formula="of:=([.D66]-[.A66])/0.0166667" office:value-type="float" office:value="-214.019571960856" calcext:value-type="float">
            <text:p>-214.019571960856</text:p>
          </table:table-cell>
          <table:table-cell table:formula="of:=ABS([.E66]-[.B66])/0.0166667" office:value-type="float" office:value="726.298547402906" calcext:value-type="float">
            <text:p>726.298547402906</text:p>
          </table:table-cell>
          <table:table-cell table:formula="of:=([.F66]-[.C66])/0.0166667" office:value-type="float" office:value="49.193901612197" calcext:value-type="float">
            <text:p>49.193901612197</text:p>
          </table:table-cell>
          <table:table-cell table:formula="of:=DEGREES(ATAN(ABS([.F66]-[.C66])/ABS([.E66]-[.B66])))" office:value-type="float" office:value="3.87485904029885" calcext:value-type="float">
            <text:p>3.87485904029885</text:p>
          </table:table-cell>
          <table:table-cell table:formula="of:=SQRT(POWER([.H66];2)+POWER([.I66];2)+POWER([.J66];2))" office:value-type="float" office:value="758.77137340421" calcext:value-type="float">
            <text:p>758.77137340421</text:p>
          </table:table-cell>
        </table:table-row>
        <table:table-row table:style-name="ro1">
          <table:table-cell office:value-type="float" office:value="131.738" calcext:value-type="float">
            <text:p>131.738</text:p>
          </table:table-cell>
          <table:table-cell office:value-type="float" office:value="290.771" calcext:value-type="float">
            <text:p>290.771</text:p>
          </table:table-cell>
          <table:table-cell office:value-type="float" office:value="43.6704" calcext:value-type="float">
            <text:p>43.6704</text:p>
          </table:table-cell>
          <table:table-cell office:value-type="float" office:value="127.827" calcext:value-type="float">
            <text:p>127.827</text:p>
          </table:table-cell>
          <table:table-cell office:value-type="float" office:value="277.589" calcext:value-type="float">
            <text:p>277.589</text:p>
          </table:table-cell>
          <table:table-cell office:value-type="float" office:value="44.4449" calcext:value-type="float">
            <text:p>44.4449</text:p>
          </table:table-cell>
          <table:table-cell/>
          <table:table-cell table:formula="of:=([.D67]-[.A67])/0.0166667" office:value-type="float" office:value="-234.659530680939" calcext:value-type="float">
            <text:p>-234.659530680939</text:p>
          </table:table-cell>
          <table:table-cell table:formula="of:=ABS([.E67]-[.B67])/0.0166667" office:value-type="float" office:value="790.918418163165" calcext:value-type="float">
            <text:p>790.918418163165</text:p>
          </table:table-cell>
          <table:table-cell table:formula="of:=([.F67]-[.C67])/0.0166667" office:value-type="float" office:value="46.4699070601857" calcext:value-type="float">
            <text:p>46.4699070601857</text:p>
          </table:table-cell>
          <table:table-cell table:formula="of:=DEGREES(ATAN(ABS([.F67]-[.C67])/ABS([.E67]-[.B67])))" office:value-type="float" office:value="3.36251131267124" calcext:value-type="float">
            <text:p>3.36251131267124</text:p>
          </table:table-cell>
          <table:table-cell table:formula="of:=SQRT(POWER([.H67];2)+POWER([.I67];2)+POWER([.J67];2))" office:value-type="float" office:value="826.302905592921" calcext:value-type="float">
            <text:p>826.302905592921</text:p>
          </table:table-cell>
        </table:table-row>
        <table:table-row table:style-name="ro1">
          <table:table-cell office:value-type="float" office:value="131.856" calcext:value-type="float">
            <text:p>131.856</text:p>
          </table:table-cell>
          <table:table-cell office:value-type="float" office:value="295.977" calcext:value-type="float">
            <text:p>295.977</text:p>
          </table:table-cell>
          <table:table-cell office:value-type="float" office:value="43.6587" calcext:value-type="float">
            <text:p>43.6587</text:p>
          </table:table-cell>
          <table:table-cell office:value-type="float" office:value="128.06" calcext:value-type="float">
            <text:p>128.06</text:p>
          </table:table-cell>
          <table:table-cell office:value-type="float" office:value="283.805" calcext:value-type="float">
            <text:p>283.805</text:p>
          </table:table-cell>
          <table:table-cell office:value-type="float" office:value="44.2441" calcext:value-type="float">
            <text:p>44.2441</text:p>
          </table:table-cell>
          <table:table-cell/>
          <table:table-cell table:formula="of:=([.D68]-[.A68])/0.0166667" office:value-type="float" office:value="-227.759544480911" calcext:value-type="float">
            <text:p>-227.759544480911</text:p>
          </table:table-cell>
          <table:table-cell table:formula="of:=ABS([.E68]-[.B68])/0.0166667" office:value-type="float" office:value="730.318539362919" calcext:value-type="float">
            <text:p>730.318539362919</text:p>
          </table:table-cell>
          <table:table-cell table:formula="of:=([.F68]-[.C68])/0.0166667" office:value-type="float" office:value="35.1239297521405" calcext:value-type="float">
            <text:p>35.1239297521405</text:p>
          </table:table-cell>
          <table:table-cell table:formula="of:=DEGREES(ATAN(ABS([.F68]-[.C68])/ABS([.E68]-[.B68])))" office:value-type="float" office:value="2.75346078977572" calcext:value-type="float">
            <text:p>2.75346078977572</text:p>
          </table:table-cell>
          <table:table-cell table:formula="of:=SQRT(POWER([.H68];2)+POWER([.I68];2)+POWER([.J68];2))" office:value-type="float" office:value="765.81542781572" calcext:value-type="float">
            <text:p>765.81542781572</text:p>
          </table:table-cell>
        </table:table-row>
        <table:table-row table:style-name="ro1">
          <table:table-cell office:value-type="float" office:value="129.191" calcext:value-type="float">
            <text:p>129.191</text:p>
          </table:table-cell>
          <table:table-cell office:value-type="float" office:value="287.164" calcext:value-type="float">
            <text:p>287.164</text:p>
          </table:table-cell>
          <table:table-cell office:value-type="float" office:value="44.9929" calcext:value-type="float">
            <text:p>44.9929</text:p>
          </table:table-cell>
          <table:table-cell office:value-type="float" office:value="126.194" calcext:value-type="float">
            <text:p>126.194</text:p>
          </table:table-cell>
          <table:table-cell office:value-type="float" office:value="278.95" calcext:value-type="float">
            <text:p>278.95</text:p>
          </table:table-cell>
          <table:table-cell office:value-type="float" office:value="45.2447" calcext:value-type="float">
            <text:p>45.2447</text:p>
          </table:table-cell>
          <table:table-cell/>
          <table:table-cell table:formula="of:=([.D69]-[.A69])/0.0166667" office:value-type="float" office:value="-179.819640360719" calcext:value-type="float">
            <text:p>-179.819640360719</text:p>
          </table:table-cell>
          <table:table-cell table:formula="of:=ABS([.E69]-[.B69])/0.0166667" office:value-type="float" office:value="492.839014321971" calcext:value-type="float">
            <text:p>492.839014321971</text:p>
          </table:table-cell>
          <table:table-cell table:formula="of:=([.F69]-[.C69])/0.0166667" office:value-type="float" office:value="15.1079697840606" calcext:value-type="float">
            <text:p>15.1079697840606</text:p>
          </table:table-cell>
          <table:table-cell table:formula="of:=DEGREES(ATAN(ABS([.F69]-[.C69])/ABS([.E69]-[.B69])))" office:value-type="float" office:value="1.75585106559225" calcext:value-type="float">
            <text:p>1.75585106559225</text:p>
          </table:table-cell>
          <table:table-cell table:formula="of:=SQRT(POWER([.H69];2)+POWER([.I69];2)+POWER([.J69];2))" office:value-type="float" office:value="524.836782103071" calcext:value-type="float">
            <text:p>524.836782103071</text:p>
          </table:table-cell>
        </table:table-row>
        <table:table-row table:style-name="ro1">
          <table:table-cell office:value-type="float" office:value="129.512" calcext:value-type="float">
            <text:p>129.512</text:p>
          </table:table-cell>
          <table:table-cell office:value-type="float" office:value="287.352" calcext:value-type="float">
            <text:p>287.352</text:p>
          </table:table-cell>
          <table:table-cell office:value-type="float" office:value="43.9484" calcext:value-type="float">
            <text:p>43.9484</text:p>
          </table:table-cell>
          <table:table-cell office:value-type="float" office:value="126.373" calcext:value-type="float">
            <text:p>126.373</text:p>
          </table:table-cell>
          <table:table-cell office:value-type="float" office:value="277.944" calcext:value-type="float">
            <text:p>277.944</text:p>
          </table:table-cell>
          <table:table-cell office:value-type="float" office:value="44.1516" calcext:value-type="float">
            <text:p>44.1516</text:p>
          </table:table-cell>
          <table:table-cell/>
          <table:table-cell table:formula="of:=([.D70]-[.A70])/0.0166667" office:value-type="float" office:value="-188.339623320753" calcext:value-type="float">
            <text:p>-188.339623320753</text:p>
          </table:table-cell>
          <table:table-cell table:formula="of:=ABS([.E70]-[.B70])/0.0166667" office:value-type="float" office:value="564.478871042256" calcext:value-type="float">
            <text:p>564.478871042256</text:p>
          </table:table-cell>
          <table:table-cell table:formula="of:=([.F70]-[.C70])/0.0166667" office:value-type="float" office:value="12.1919756160489" calcext:value-type="float">
            <text:p>12.1919756160489</text:p>
          </table:table-cell>
          <table:table-cell table:formula="of:=DEGREES(ATAN(ABS([.F70]-[.C70])/ABS([.E70]-[.B70])))" office:value-type="float" office:value="1.23731850443707" calcext:value-type="float">
            <text:p>1.23731850443707</text:p>
          </table:table-cell>
          <table:table-cell table:formula="of:=SQRT(POWER([.H70];2)+POWER([.I70];2)+POWER([.J70];2))" office:value-type="float" office:value="595.194803266262" calcext:value-type="float">
            <text:p>595.194803266262</text:p>
          </table:table-cell>
        </table:table-row>
        <table:table-row table:style-name="ro1">
          <table:table-cell office:value-type="float" office:value="128.206" calcext:value-type="float">
            <text:p>128.206</text:p>
          </table:table-cell>
          <table:table-cell office:value-type="float" office:value="281.049" calcext:value-type="float">
            <text:p>281.049</text:p>
          </table:table-cell>
          <table:table-cell office:value-type="float" office:value="45.1626" calcext:value-type="float">
            <text:p>45.1626</text:p>
          </table:table-cell>
          <table:table-cell office:value-type="float" office:value="125.534" calcext:value-type="float">
            <text:p>125.534</text:p>
          </table:table-cell>
          <table:table-cell office:value-type="float" office:value="273.061" calcext:value-type="float">
            <text:p>273.061</text:p>
          </table:table-cell>
          <table:table-cell office:value-type="float" office:value="44.9106" calcext:value-type="float">
            <text:p>44.9106</text:p>
          </table:table-cell>
          <table:table-cell/>
          <table:table-cell table:formula="of:=([.D71]-[.A71])/0.0166667" office:value-type="float" office:value="-160.31967936064" calcext:value-type="float">
            <text:p>-160.31967936064</text:p>
          </table:table-cell>
          <table:table-cell table:formula="of:=ABS([.E71]-[.B71])/0.0166667" office:value-type="float" office:value="479.279041441917" calcext:value-type="float">
            <text:p>479.279041441917</text:p>
          </table:table-cell>
          <table:table-cell table:formula="of:=([.F71]-[.C71])/0.0166667" office:value-type="float" office:value="-15.1199697600602" calcext:value-type="float">
            <text:p>-15.1199697600602</text:p>
          </table:table-cell>
          <table:table-cell table:formula="of:=DEGREES(ATAN(ABS([.F71]-[.C71])/ABS([.E71]-[.B71])))" office:value-type="float" office:value="1.80692906743177" calcext:value-type="float">
            <text:p>1.80692906743177</text:p>
          </table:table-cell>
          <table:table-cell table:formula="of:=SQRT(POWER([.H71];2)+POWER([.I71];2)+POWER([.J71];2))" office:value-type="float" office:value="505.607963387966" calcext:value-type="float">
            <text:p>505.607963387966</text:p>
          </table:table-cell>
        </table:table-row>
        <table:table-row table:style-name="ro1">
          <table:table-cell office:value-type="float" office:value="127.652" calcext:value-type="float">
            <text:p>127.652</text:p>
          </table:table-cell>
          <table:table-cell office:value-type="float" office:value="278.606" calcext:value-type="float">
            <text:p>278.606</text:p>
          </table:table-cell>
          <table:table-cell office:value-type="float" office:value="45.5352" calcext:value-type="float">
            <text:p>45.5352</text:p>
          </table:table-cell>
          <table:table-cell office:value-type="float" office:value="124.202" calcext:value-type="float">
            <text:p>124.202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46.1436" calcext:value-type="float">
            <text:p>46.1436</text:p>
          </table:table-cell>
          <table:table-cell/>
          <table:table-cell table:formula="of:=([.D72]-[.A72])/0.0166667" office:value-type="float" office:value="-206.999586000828" calcext:value-type="float">
            <text:p>-206.999586000828</text:p>
          </table:table-cell>
          <table:table-cell table:formula="of:=ABS([.E72]-[.B72])/0.0166667" office:value-type="float" office:value="619.078761842475" calcext:value-type="float">
            <text:p>619.078761842475</text:p>
          </table:table-cell>
          <table:table-cell table:formula="of:=([.F72]-[.C72])/0.0166667" office:value-type="float" office:value="36.5039269921458" calcext:value-type="float">
            <text:p>36.5039269921458</text:p>
          </table:table-cell>
          <table:table-cell table:formula="of:=DEGREES(ATAN(ABS([.F72]-[.C72])/ABS([.E72]-[.B72])))" office:value-type="float" office:value="3.37453349907574" calcext:value-type="float">
            <text:p>3.37453349907574</text:p>
          </table:table-cell>
          <table:table-cell table:formula="of:=SQRT(POWER([.H72];2)+POWER([.I72];2)+POWER([.J72];2))" office:value-type="float" office:value="653.788863972747" calcext:value-type="float">
            <text:p>653.788863972747</text:p>
          </table:table-cell>
        </table:table-row>
        <table:table-row table:style-name="ro1">
          <table:table-cell office:value-type="float" office:value="131.924" calcext:value-type="float">
            <text:p>131.924</text:p>
          </table:table-cell>
          <table:table-cell office:value-type="float" office:value="286.527" calcext:value-type="float">
            <text:p>286.527</text:p>
          </table:table-cell>
          <table:table-cell office:value-type="float" office:value="45.0688" calcext:value-type="float">
            <text:p>45.0688</text:p>
          </table:table-cell>
          <table:table-cell office:value-type="float" office:value="128.564" calcext:value-type="float">
            <text:p>128.564</text:p>
          </table:table-cell>
          <table:table-cell office:value-type="float" office:value="275.88" calcext:value-type="float">
            <text:p>275.88</text:p>
          </table:table-cell>
          <table:table-cell office:value-type="float" office:value="45.9401" calcext:value-type="float">
            <text:p>45.9401</text:p>
          </table:table-cell>
          <table:table-cell/>
          <table:table-cell table:formula="of:=([.D73]-[.A73])/0.0166667" office:value-type="float" office:value="-201.599596800807" calcext:value-type="float">
            <text:p>-201.599596800807</text:p>
          </table:table-cell>
          <table:table-cell table:formula="of:=ABS([.E73]-[.B73])/0.0166667" office:value-type="float" office:value="638.818722362555" calcext:value-type="float">
            <text:p>638.818722362555</text:p>
          </table:table-cell>
          <table:table-cell table:formula="of:=([.F73]-[.C73])/0.0166667" office:value-type="float" office:value="52.277895444209" calcext:value-type="float">
            <text:p>52.277895444209</text:p>
          </table:table-cell>
          <table:table-cell table:formula="of:=DEGREES(ATAN(ABS([.F73]-[.C73])/ABS([.E73]-[.B73])))" office:value-type="float" office:value="4.67838978782032" calcext:value-type="float">
            <text:p>4.67838978782032</text:p>
          </table:table-cell>
          <table:table-cell table:formula="of:=SQRT(POWER([.H73];2)+POWER([.I73];2)+POWER([.J73];2))" office:value-type="float" office:value="671.911255913495" calcext:value-type="float">
            <text:p>671.911255913495</text:p>
          </table:table-cell>
        </table:table-row>
        <table:table-row table:style-name="ro1">
          <table:table-cell office:value-type="float" office:value="133.429" calcext:value-type="float">
            <text:p>133.429</text:p>
          </table:table-cell>
          <table:table-cell office:value-type="float" office:value="286.229" calcext:value-type="float">
            <text:p>286.229</text:p>
          </table:table-cell>
          <table:table-cell office:value-type="float" office:value="44.85" calcext:value-type="float">
            <text:p>44.85</text:p>
          </table:table-cell>
          <table:table-cell office:value-type="float" office:value="129.934" calcext:value-type="float">
            <text:p>129.934</text:p>
          </table:table-cell>
          <table:table-cell office:value-type="float" office:value="274.557" calcext:value-type="float">
            <text:p>274.557</text:p>
          </table:table-cell>
          <table:table-cell office:value-type="float" office:value="45.1428" calcext:value-type="float">
            <text:p>45.1428</text:p>
          </table:table-cell>
          <table:table-cell/>
          <table:table-cell table:formula="of:=([.D74]-[.A74])/0.0166667" office:value-type="float" office:value="-209.699580600839" calcext:value-type="float">
            <text:p>-209.699580600839</text:p>
          </table:table-cell>
          <table:table-cell table:formula="of:=ABS([.E74]-[.B74])/0.0166667" office:value-type="float" office:value="700.318599362799" calcext:value-type="float">
            <text:p>700.318599362799</text:p>
          </table:table-cell>
          <table:table-cell table:formula="of:=([.F74]-[.C74])/0.0166667" office:value-type="float" office:value="17.5679648640703" calcext:value-type="float">
            <text:p>17.5679648640703</text:p>
          </table:table-cell>
          <table:table-cell table:formula="of:=DEGREES(ATAN(ABS([.F74]-[.C74])/ABS([.E74]-[.B74])))" office:value-type="float" office:value="1.43700193033592" calcext:value-type="float">
            <text:p>1.43700193033592</text:p>
          </table:table-cell>
          <table:table-cell table:formula="of:=SQRT(POWER([.H74];2)+POWER([.I74];2)+POWER([.J74];2))" office:value-type="float" office:value="731.251453405124" calcext:value-type="float">
            <text:p>731.251453405124</text:p>
          </table:table-cell>
        </table:table-row>
        <table:table-row table:style-name="ro1">
          <table:table-cell office:value-type="float" office:value="124.866" calcext:value-type="float">
            <text:p>124.866</text:p>
          </table:table-cell>
          <table:table-cell office:value-type="float" office:value="282.913" calcext:value-type="float">
            <text:p>282.913</text:p>
          </table:table-cell>
          <table:table-cell office:value-type="float" office:value="45.4076" calcext:value-type="float">
            <text:p>45.4076</text:p>
          </table:table-cell>
          <table:table-cell office:value-type="float" office:value="122.064" calcext:value-type="float">
            <text:p>122.064</text:p>
          </table:table-cell>
          <table:table-cell office:value-type="float" office:value="273.486" calcext:value-type="float">
            <text:p>273.486</text:p>
          </table:table-cell>
          <table:table-cell office:value-type="float" office:value="45.856" calcext:value-type="float">
            <text:p>45.856</text:p>
          </table:table-cell>
          <table:table-cell/>
          <table:table-cell table:formula="of:=([.D75]-[.A75])/0.0166667" office:value-type="float" office:value="-168.119663760673" calcext:value-type="float">
            <text:p>-168.119663760673</text:p>
          </table:table-cell>
          <table:table-cell table:formula="of:=ABS([.E75]-[.B75])/0.0166667" office:value-type="float" office:value="565.618868762264" calcext:value-type="float">
            <text:p>565.618868762264</text:p>
          </table:table-cell>
          <table:table-cell table:formula="of:=([.F75]-[.C75])/0.0166667" office:value-type="float" office:value="26.9039461921076" calcext:value-type="float">
            <text:p>26.9039461921076</text:p>
          </table:table-cell>
          <table:table-cell table:formula="of:=DEGREES(ATAN(ABS([.F75]-[.C75])/ABS([.E75]-[.B75])))" office:value-type="float" office:value="2.72325006586206" calcext:value-type="float">
            <text:p>2.72325006586206</text:p>
          </table:table-cell>
          <table:table-cell table:formula="of:=SQRT(POWER([.H75];2)+POWER([.I75];2)+POWER([.J75];2))" office:value-type="float" office:value="590.688368231179" calcext:value-type="float">
            <text:p>590.688368231179</text:p>
          </table:table-cell>
        </table:table-row>
        <table:table-row table:style-name="ro1">
          <table:table-cell office:value-type="float" office:value="121.371" calcext:value-type="float">
            <text:p>121.371</text:p>
          </table:table-cell>
          <table:table-cell office:value-type="float" office:value="281.041" calcext:value-type="float">
            <text:p>281.041</text:p>
          </table:table-cell>
          <table:table-cell office:value-type="float" office:value="45.4636" calcext:value-type="float">
            <text:p>45.4636</text:p>
          </table:table-cell>
          <table:table-cell office:value-type="float" office:value="118.526" calcext:value-type="float">
            <text:p>118.526</text:p>
          </table:table-cell>
          <table:table-cell office:value-type="float" office:value="270.434" calcext:value-type="float">
            <text:p>270.434</text:p>
          </table:table-cell>
          <table:table-cell office:value-type="float" office:value="45.8567" calcext:value-type="float">
            <text:p>45.8567</text:p>
          </table:table-cell>
          <table:table-cell/>
          <table:table-cell table:formula="of:=([.D76]-[.A76])/0.0166667" office:value-type="float" office:value="-170.699658600683" calcext:value-type="float">
            <text:p>-170.699658600683</text:p>
          </table:table-cell>
          <table:table-cell table:formula="of:=ABS([.E76]-[.B76])/0.0166667" office:value-type="float" office:value="636.418727162544" calcext:value-type="float">
            <text:p>636.418727162544</text:p>
          </table:table-cell>
          <table:table-cell table:formula="of:=([.F76]-[.C76])/0.0166667" office:value-type="float" office:value="23.5859528280946" calcext:value-type="float">
            <text:p>23.5859528280946</text:p>
          </table:table-cell>
          <table:table-cell table:formula="of:=DEGREES(ATAN(ABS([.F76]-[.C76])/ABS([.E76]-[.B76])))" office:value-type="float" office:value="2.12243497993662" calcext:value-type="float">
            <text:p>2.12243497993662</text:p>
          </table:table-cell>
          <table:table-cell table:formula="of:=SQRT(POWER([.H76];2)+POWER([.I76];2)+POWER([.J76];2))" office:value-type="float" office:value="659.33562538391" calcext:value-type="float">
            <text:p>659.33562538391</text:p>
          </table:table-cell>
        </table:table-row>
        <table:table-row table:style-name="ro1">
          <table:table-cell office:value-type="float" office:value="112.043" calcext:value-type="float">
            <text:p>112.043</text:p>
          </table:table-cell>
          <table:table-cell office:value-type="float" office:value="275.149" calcext:value-type="float">
            <text:p>275.149</text:p>
          </table:table-cell>
          <table:table-cell office:value-type="float" office:value="44.6897" calcext:value-type="float">
            <text:p>44.6897</text:p>
          </table:table-cell>
          <table:table-cell office:value-type="float" office:value="109.082" calcext:value-type="float">
            <text:p>109.082</text:p>
          </table:table-cell>
          <table:table-cell office:value-type="float" office:value="263.434" calcext:value-type="float">
            <text:p>263.434</text:p>
          </table:table-cell>
          <table:table-cell office:value-type="float" office:value="45.0706" calcext:value-type="float">
            <text:p>45.0706</text:p>
          </table:table-cell>
          <table:table-cell/>
          <table:table-cell table:formula="of:=([.D77]-[.A77])/0.0166667" office:value-type="float" office:value="-177.659644680711" calcext:value-type="float">
            <text:p>-177.659644680711</text:p>
          </table:table-cell>
          <table:table-cell table:formula="of:=ABS([.E77]-[.B77])/0.0166667" office:value-type="float" office:value="702.89859420281" calcext:value-type="float">
            <text:p>702.89859420281</text:p>
          </table:table-cell>
          <table:table-cell table:formula="of:=([.F77]-[.C77])/0.0166667" office:value-type="float" office:value="22.8539542920912" calcext:value-type="float">
            <text:p>22.8539542920912</text:p>
          </table:table-cell>
          <table:table-cell table:formula="of:=DEGREES(ATAN(ABS([.F77]-[.C77])/ABS([.E77]-[.B77])))" office:value-type="float" office:value="1.86225154733184" calcext:value-type="float">
            <text:p>1.86225154733184</text:p>
          </table:table-cell>
          <table:table-cell table:formula="of:=SQRT(POWER([.H77];2)+POWER([.I77];2)+POWER([.J77];2))" office:value-type="float" office:value="725.363140990186" calcext:value-type="float">
            <text:p>725.363140990186</text:p>
          </table:table-cell>
        </table:table-row>
        <table:table-row table:style-name="ro1">
          <table:table-cell office:value-type="float" office:value="106.45" calcext:value-type="float">
            <text:p>106.45</text:p>
          </table:table-cell>
          <table:table-cell office:value-type="float" office:value="280.657" calcext:value-type="float">
            <text:p>280.657</text:p>
          </table:table-cell>
          <table:table-cell office:value-type="float" office:value="44.636" calcext:value-type="float">
            <text:p>44.636</text:p>
          </table:table-cell>
          <table:table-cell office:value-type="float" office:value="103.814" calcext:value-type="float">
            <text:p>103.814</text:p>
          </table:table-cell>
          <table:table-cell office:value-type="float" office:value="268.436" calcext:value-type="float">
            <text:p>268.436</text:p>
          </table:table-cell>
          <table:table-cell office:value-type="float" office:value="45.5456" calcext:value-type="float">
            <text:p>45.5456</text:p>
          </table:table-cell>
          <table:table-cell/>
          <table:table-cell table:formula="of:=([.D78]-[.A78])/0.0166667" office:value-type="float" office:value="-158.159683680633" calcext:value-type="float">
            <text:p>-158.159683680633</text:p>
          </table:table-cell>
          <table:table-cell table:formula="of:=ABS([.E78]-[.B78])/0.0166667" office:value-type="float" office:value="733.258533482933" calcext:value-type="float">
            <text:p>733.258533482933</text:p>
          </table:table-cell>
          <table:table-cell table:formula="of:=([.F78]-[.C78])/0.0166667" office:value-type="float" office:value="54.5758908482182" calcext:value-type="float">
            <text:p>54.5758908482182</text:p>
          </table:table-cell>
          <table:table-cell table:formula="of:=DEGREES(ATAN(ABS([.F78]-[.C78])/ABS([.E78]-[.B78])))" office:value-type="float" office:value="4.25663393221034" calcext:value-type="float">
            <text:p>4.25663393221034</text:p>
          </table:table-cell>
          <table:table-cell table:formula="of:=SQRT(POWER([.H78];2)+POWER([.I78];2)+POWER([.J78];2))" office:value-type="float" office:value="752.104441104676" calcext:value-type="float">
            <text:p>752.104441104676</text:p>
          </table:table-cell>
        </table:table-row>
        <table:table-row table:style-name="ro1">
          <table:table-cell office:value-type="float" office:value="104.18" calcext:value-type="float">
            <text:p>104.18</text:p>
          </table:table-cell>
          <table:table-cell office:value-type="float" office:value="277.086" calcext:value-type="float">
            <text:p>277.086</text:p>
          </table:table-cell>
          <table:table-cell office:value-type="float" office:value="44.702" calcext:value-type="float">
            <text:p>44.702</text:p>
          </table:table-cell>
          <table:table-cell office:value-type="float" office:value="102.349" calcext:value-type="float">
            <text:p>102.349</text:p>
          </table:table-cell>
          <table:table-cell office:value-type="float" office:value="264.94" calcext:value-type="float">
            <text:p>264.94</text:p>
          </table:table-cell>
          <table:table-cell office:value-type="float" office:value="45.6141" calcext:value-type="float">
            <text:p>45.6141</text:p>
          </table:table-cell>
          <table:table-cell/>
          <table:table-cell table:formula="of:=([.D79]-[.A79])/0.0166667" office:value-type="float" office:value="-109.85978028044" calcext:value-type="float">
            <text:p>-109.85978028044</text:p>
          </table:table-cell>
          <table:table-cell table:formula="of:=ABS([.E79]-[.B79])/0.0166667" office:value-type="float" office:value="728.758542482916" calcext:value-type="float">
            <text:p>728.758542482916</text:p>
          </table:table-cell>
          <table:table-cell table:formula="of:=([.F79]-[.C79])/0.0166667" office:value-type="float" office:value="54.725890548219" calcext:value-type="float">
            <text:p>54.725890548219</text:p>
          </table:table-cell>
          <table:table-cell table:formula="of:=DEGREES(ATAN(ABS([.F79]-[.C79])/ABS([.E79]-[.B79])))" office:value-type="float" office:value="4.29454778992943" calcext:value-type="float">
            <text:p>4.29454778992943</text:p>
          </table:table-cell>
          <table:table-cell table:formula="of:=SQRT(POWER([.H79];2)+POWER([.I79];2)+POWER([.J79];2))" office:value-type="float" office:value="739.021723402896" calcext:value-type="float">
            <text:p>739.021723402896</text:p>
          </table:table-cell>
        </table:table-row>
        <table:table-row table:style-name="ro1">
          <table:table-cell office:value-type="float" office:value="100.245" calcext:value-type="float">
            <text:p>100.245</text:p>
          </table:table-cell>
          <table:table-cell office:value-type="float" office:value="278.496" calcext:value-type="float">
            <text:p>278.496</text:p>
          </table:table-cell>
          <table:table-cell office:value-type="float" office:value="45.0158" calcext:value-type="float">
            <text:p>45.0158</text:p>
          </table:table-cell>
          <table:table-cell office:value-type="float" office:value="97.1876" calcext:value-type="float">
            <text:p>97.1876</text:p>
          </table:table-cell>
          <table:table-cell office:value-type="float" office:value="268.757" calcext:value-type="float">
            <text:p>268.757</text:p>
          </table:table-cell>
          <table:table-cell office:value-type="float" office:value="45.3062" calcext:value-type="float">
            <text:p>45.3062</text:p>
          </table:table-cell>
          <table:table-cell/>
          <table:table-cell table:formula="of:=([.D80]-[.A80])/0.0166667" office:value-type="float" office:value="-183.443633112734" calcext:value-type="float">
            <text:p>-183.443633112734</text:p>
          </table:table-cell>
          <table:table-cell table:formula="of:=ABS([.E80]-[.B80])/0.0166667" office:value-type="float" office:value="584.338831322336" calcext:value-type="float">
            <text:p>584.338831322336</text:p>
          </table:table-cell>
          <table:table-cell table:formula="of:=([.F80]-[.C80])/0.0166667" office:value-type="float" office:value="17.4239651520696" calcext:value-type="float">
            <text:p>17.4239651520696</text:p>
          </table:table-cell>
          <table:table-cell table:formula="of:=DEGREES(ATAN(ABS([.F80]-[.C80])/ABS([.E80]-[.B80])))" office:value-type="float" office:value="1.70795417267245" calcext:value-type="float">
            <text:p>1.70795417267245</text:p>
          </table:table-cell>
          <table:table-cell table:formula="of:=SQRT(POWER([.H80];2)+POWER([.I80];2)+POWER([.J80];2))" office:value-type="float" office:value="612.704684886915" calcext:value-type="float">
            <text:p>612.704684886915</text:p>
          </table:table-cell>
        </table:table-row>
        <table:table-row table:style-name="ro1">
          <table:table-cell office:value-type="float" office:value="95.203" calcext:value-type="float">
            <text:p>95.203</text:p>
          </table:table-cell>
          <table:table-cell office:value-type="float" office:value="278.521" calcext:value-type="float">
            <text:p>278.521</text:p>
          </table:table-cell>
          <table:table-cell office:value-type="float" office:value="45.8005" calcext:value-type="float">
            <text:p>45.8005</text:p>
          </table:table-cell>
          <table:table-cell office:value-type="float" office:value="92.4961" calcext:value-type="float">
            <text:p>92.4961</text:p>
          </table:table-cell>
          <table:table-cell office:value-type="float" office:value="268.711" calcext:value-type="float">
            <text:p>268.711</text:p>
          </table:table-cell>
          <table:table-cell office:value-type="float" office:value="45.8409" calcext:value-type="float">
            <text:p>45.8409</text:p>
          </table:table-cell>
          <table:table-cell/>
          <table:table-cell table:formula="of:=([.D81]-[.A81])/0.0166667" office:value-type="float" office:value="-162.41367517265" calcext:value-type="float">
            <text:p>-162.41367517265</text:p>
          </table:table-cell>
          <table:table-cell table:formula="of:=ABS([.E81]-[.B81])/0.0166667" office:value-type="float" office:value="588.598822802355" calcext:value-type="float">
            <text:p>588.598822802355</text:p>
          </table:table-cell>
          <table:table-cell table:formula="of:=([.F81]-[.C81])/0.0166667" office:value-type="float" office:value="2.42399515200959" calcext:value-type="float">
            <text:p>2.42399515200959</text:p>
          </table:table-cell>
          <table:table-cell table:formula="of:=DEGREES(ATAN(ABS([.F81]-[.C81])/ABS([.E81]-[.B81])))" office:value-type="float" office:value="0.235956820228873" calcext:value-type="float">
            <text:p>0.235956820228873</text:p>
          </table:table-cell>
          <table:table-cell table:formula="of:=SQRT(POWER([.H81];2)+POWER([.I81];2)+POWER([.J81];2))" office:value-type="float" office:value="610.600238977927" calcext:value-type="float">
            <text:p>610.600238977927</text:p>
          </table:table-cell>
        </table:table-row>
        <table:table-row table:style-name="ro1">
          <table:table-cell office:value-type="float" office:value="90.7763" calcext:value-type="float">
            <text:p>90.7763</text:p>
          </table:table-cell>
          <table:table-cell office:value-type="float" office:value="281.058" calcext:value-type="float">
            <text:p>281.058</text:p>
          </table:table-cell>
          <table:table-cell office:value-type="float" office:value="45.9557" calcext:value-type="float">
            <text:p>45.9557</text:p>
          </table:table-cell>
          <table:table-cell office:value-type="float" office:value="88.7861" calcext:value-type="float">
            <text:p>88.7861</text:p>
          </table:table-cell>
          <table:table-cell office:value-type="float" office:value="268.508" calcext:value-type="float">
            <text:p>268.508</text:p>
          </table:table-cell>
          <table:table-cell office:value-type="float" office:value="46.635" calcext:value-type="float">
            <text:p>46.635</text:p>
          </table:table-cell>
          <table:table-cell/>
          <table:table-cell table:formula="of:=([.D82]-[.A82])/0.0166667" office:value-type="float" office:value="-119.411761176478" calcext:value-type="float">
            <text:p>-119.411761176478</text:p>
          </table:table-cell>
          <table:table-cell table:formula="of:=ABS([.E82]-[.B82])/0.0166667" office:value-type="float" office:value="752.998494003013" calcext:value-type="float">
            <text:p>752.998494003013</text:p>
          </table:table-cell>
          <table:table-cell table:formula="of:=([.F82]-[.C82])/0.0166667" office:value-type="float" office:value="40.7579184841629" calcext:value-type="float">
            <text:p>40.7579184841629</text:p>
          </table:table-cell>
          <table:table-cell table:formula="of:=DEGREES(ATAN(ABS([.F82]-[.C82])/ABS([.E82]-[.B82])))" office:value-type="float" office:value="3.09825335631531" calcext:value-type="float">
            <text:p>3.09825335631531</text:p>
          </table:table-cell>
          <table:table-cell table:formula="of:=SQRT(POWER([.H82];2)+POWER([.I82];2)+POWER([.J82];2))" office:value-type="float" office:value="763.496632996659" calcext:value-type="float">
            <text:p>763.496632996659</text:p>
          </table:table-cell>
        </table:table-row>
        <table:table-row table:style-name="ro1">
          <table:table-cell office:value-type="float" office:value="88.4723" calcext:value-type="float">
            <text:p>88.4723</text:p>
          </table:table-cell>
          <table:table-cell office:value-type="float" office:value="294.488" calcext:value-type="float">
            <text:p>294.488</text:p>
          </table:table-cell>
          <table:table-cell office:value-type="float" office:value="44.2228" calcext:value-type="float">
            <text:p>44.2228</text:p>
          </table:table-cell>
          <table:table-cell office:value-type="float" office:value="87.0427" calcext:value-type="float">
            <text:p>87.0427</text:p>
          </table:table-cell>
          <table:table-cell office:value-type="float" office:value="282.601" calcext:value-type="float">
            <text:p>282.601</text:p>
          </table:table-cell>
          <table:table-cell office:value-type="float" office:value="44.502" calcext:value-type="float">
            <text:p>44.502</text:p>
          </table:table-cell>
          <table:table-cell/>
          <table:table-cell table:formula="of:=([.D83]-[.A83])/0.0166667" office:value-type="float" office:value="-85.7758284483436" calcext:value-type="float">
            <text:p>-85.7758284483436</text:p>
          </table:table-cell>
          <table:table-cell table:formula="of:=ABS([.E83]-[.B83])/0.0166667" office:value-type="float" office:value="713.218573562853" calcext:value-type="float">
            <text:p>713.218573562853</text:p>
          </table:table-cell>
          <table:table-cell table:formula="of:=([.F83]-[.C83])/0.0166667" office:value-type="float" office:value="16.7519664960672" calcext:value-type="float">
            <text:p>16.7519664960672</text:p>
          </table:table-cell>
          <table:table-cell table:formula="of:=DEGREES(ATAN(ABS([.F83]-[.C83])/ABS([.E83]-[.B83])))" office:value-type="float" office:value="1.34550693038411" calcext:value-type="float">
            <text:p>1.34550693038411</text:p>
          </table:table-cell>
          <table:table-cell table:formula="of:=SQRT(POWER([.H83];2)+POWER([.I83];2)+POWER([.J83];2))" office:value-type="float" office:value="718.553306862139" calcext:value-type="float">
            <text:p>718.553306862139</text:p>
          </table:table-cell>
        </table:table-row>
        <table:table-row table:style-name="ro1">
          <table:table-cell office:value-type="float" office:value="90.0906" calcext:value-type="float">
            <text:p>90.0906</text:p>
          </table:table-cell>
          <table:table-cell office:value-type="float" office:value="302.832" calcext:value-type="float">
            <text:p>302.832</text:p>
          </table:table-cell>
          <table:table-cell office:value-type="float" office:value="43.4878" calcext:value-type="float">
            <text:p>43.4878</text:p>
          </table:table-cell>
          <table:table-cell office:value-type="float" office:value="88.4886" calcext:value-type="float">
            <text:p>88.4886</text:p>
          </table:table-cell>
          <table:table-cell office:value-type="float" office:value="287.707" calcext:value-type="float">
            <text:p>287.707</text:p>
          </table:table-cell>
          <table:table-cell office:value-type="float" office:value="44.9803" calcext:value-type="float">
            <text:p>44.9803</text:p>
          </table:table-cell>
          <table:table-cell/>
          <table:table-cell table:formula="of:=([.D84]-[.A84])/0.0166667" office:value-type="float" office:value="-96.1198077603839" calcext:value-type="float">
            <text:p>-96.1198077603839</text:p>
          </table:table-cell>
          <table:table-cell table:formula="of:=ABS([.E84]-[.B84])/0.0166667" office:value-type="float" office:value="907.49818500363" calcext:value-type="float">
            <text:p>907.49818500363</text:p>
          </table:table-cell>
          <table:table-cell table:formula="of:=([.F84]-[.C84])/0.0166667" office:value-type="float" office:value="89.5498209003582" calcext:value-type="float">
            <text:p>89.5498209003582</text:p>
          </table:table-cell>
          <table:table-cell table:formula="of:=DEGREES(ATAN(ABS([.F84]-[.C84])/ABS([.E84]-[.B84])))" office:value-type="float" office:value="5.6355704728603" calcext:value-type="float">
            <text:p>5.6355704728603</text:p>
          </table:table-cell>
          <table:table-cell table:formula="of:=SQRT(POWER([.H84];2)+POWER([.I84];2)+POWER([.J84];2))" office:value-type="float" office:value="916.957547355417" calcext:value-type="float">
            <text:p>916.957547355417</text:p>
          </table:table-cell>
        </table:table-row>
        <table:table-row table:style-name="ro1">
          <table:table-cell office:value-type="float" office:value="90.0791" calcext:value-type="float">
            <text:p>90.0791</text:p>
          </table:table-cell>
          <table:table-cell office:value-type="float" office:value="295.753" calcext:value-type="float">
            <text:p>295.753</text:p>
          </table:table-cell>
          <table:table-cell office:value-type="float" office:value="44.5358" calcext:value-type="float">
            <text:p>44.5358</text:p>
          </table:table-cell>
          <table:table-cell office:value-type="float" office:value="88.3501" calcext:value-type="float">
            <text:p>88.3501</text:p>
          </table:table-cell>
          <table:table-cell office:value-type="float" office:value="283.786" calcext:value-type="float">
            <text:p>283.786</text:p>
          </table:table-cell>
          <table:table-cell office:value-type="float" office:value="45.0654" calcext:value-type="float">
            <text:p>45.0654</text:p>
          </table:table-cell>
          <table:table-cell/>
          <table:table-cell table:formula="of:=([.D85]-[.A85])/0.0166667" office:value-type="float" office:value="-103.739792520415" calcext:value-type="float">
            <text:p>-103.739792520415</text:p>
          </table:table-cell>
          <table:table-cell table:formula="of:=ABS([.E85]-[.B85])/0.0166667" office:value-type="float" office:value="718.018563962871" calcext:value-type="float">
            <text:p>718.018563962871</text:p>
          </table:table-cell>
          <table:table-cell table:formula="of:=([.F85]-[.C85])/0.0166667" office:value-type="float" office:value="31.7759364481268" calcext:value-type="float">
            <text:p>31.7759364481268</text:p>
          </table:table-cell>
          <table:table-cell table:formula="of:=DEGREES(ATAN(ABS([.F85]-[.C85])/ABS([.E85]-[.B85])))" office:value-type="float" office:value="2.53397330330734" calcext:value-type="float">
            <text:p>2.53397330330734</text:p>
          </table:table-cell>
          <table:table-cell table:formula="of:=SQRT(POWER([.H85];2)+POWER([.I85];2)+POWER([.J85];2))" office:value-type="float" office:value="726.169617158855" calcext:value-type="float">
            <text:p>726.169617158855</text:p>
          </table:table-cell>
        </table:table-row>
        <table:table-row table:style-name="ro1">
          <table:table-cell office:value-type="float" office:value="88.7165" calcext:value-type="float">
            <text:p>88.7165</text:p>
          </table:table-cell>
          <table:table-cell office:value-type="float" office:value="294.256" calcext:value-type="float">
            <text:p>294.256</text:p>
          </table:table-cell>
          <table:table-cell office:value-type="float" office:value="45.2827" calcext:value-type="float">
            <text:p>45.2827</text:p>
          </table:table-cell>
          <table:table-cell office:value-type="float" office:value="86.8121" calcext:value-type="float">
            <text:p>86.8121</text:p>
          </table:table-cell>
          <table:table-cell office:value-type="float" office:value="283.597" calcext:value-type="float">
            <text:p>283.597</text:p>
          </table:table-cell>
          <table:table-cell office:value-type="float" office:value="45.8614" calcext:value-type="float">
            <text:p>45.8614</text:p>
          </table:table-cell>
          <table:table-cell/>
          <table:table-cell table:formula="of:=([.D86]-[.A86])/0.0166667" office:value-type="float" office:value="-114.263771472457" calcext:value-type="float">
            <text:p>-114.263771472457</text:p>
          </table:table-cell>
          <table:table-cell table:formula="of:=ABS([.E86]-[.B86])/0.0166667" office:value-type="float" office:value="639.538720922558" calcext:value-type="float">
            <text:p>639.538720922558</text:p>
          </table:table-cell>
          <table:table-cell table:formula="of:=([.F86]-[.C86])/0.0166667" office:value-type="float" office:value="34.7219305561392" calcext:value-type="float">
            <text:p>34.7219305561392</text:p>
          </table:table-cell>
          <table:table-cell table:formula="of:=DEGREES(ATAN(ABS([.F86]-[.C86])/ABS([.E86]-[.B86])))" office:value-type="float" office:value="3.10765988971675" calcext:value-type="float">
            <text:p>3.10765988971675</text:p>
          </table:table-cell>
          <table:table-cell table:formula="of:=SQRT(POWER([.H86];2)+POWER([.I86];2)+POWER([.J86];2))" office:value-type="float" office:value="650.593265790475" calcext:value-type="float">
            <text:p>650.593265790475</text:p>
          </table:table-cell>
        </table:table-row>
        <table:table-row table:style-name="ro1">
          <table:table-cell office:value-type="float" office:value="88.2041" calcext:value-type="float">
            <text:p>88.2041</text:p>
          </table:table-cell>
          <table:table-cell office:value-type="float" office:value="294.369" calcext:value-type="float">
            <text:p>294.369</text:p>
          </table:table-cell>
          <table:table-cell office:value-type="float" office:value="44.7569" calcext:value-type="float">
            <text:p>44.7569</text:p>
          </table:table-cell>
          <table:table-cell office:value-type="float" office:value="85.8797" calcext:value-type="float">
            <text:p>85.8797</text:p>
          </table:table-cell>
          <table:table-cell office:value-type="float" office:value="286.309" calcext:value-type="float">
            <text:p>286.309</text:p>
          </table:table-cell>
          <table:table-cell office:value-type="float" office:value="45.2124" calcext:value-type="float">
            <text:p>45.2124</text:p>
          </table:table-cell>
          <table:table-cell/>
          <table:table-cell table:formula="of:=([.D87]-[.A87])/0.0166667" office:value-type="float" office:value="-139.463721072558" calcext:value-type="float">
            <text:p>-139.463721072558</text:p>
          </table:table-cell>
          <table:table-cell table:formula="of:=ABS([.E87]-[.B87])/0.0166667" office:value-type="float" office:value="483.599032801935" calcext:value-type="float">
            <text:p>483.599032801935</text:p>
          </table:table-cell>
          <table:table-cell table:formula="of:=([.F87]-[.C87])/0.0166667" office:value-type="float" office:value="27.3299453401094" calcext:value-type="float">
            <text:p>27.3299453401094</text:p>
          </table:table-cell>
          <table:table-cell table:formula="of:=DEGREES(ATAN(ABS([.F87]-[.C87])/ABS([.E87]-[.B87])))" office:value-type="float" office:value="3.23455292585102" calcext:value-type="float">
            <text:p>3.23455292585102</text:p>
          </table:table-cell>
          <table:table-cell table:formula="of:=SQRT(POWER([.H87];2)+POWER([.I87];2)+POWER([.J87];2))" office:value-type="float" office:value="504.04868805966" calcext:value-type="float">
            <text:p>504.04868805966</text:p>
          </table:table-cell>
        </table:table-row>
        <table:table-row table:style-name="ro1">
          <table:table-cell office:value-type="float" office:value="89.4944" calcext:value-type="float">
            <text:p>89.4944</text:p>
          </table:table-cell>
          <table:table-cell office:value-type="float" office:value="301.217" calcext:value-type="float">
            <text:p>301.217</text:p>
          </table:table-cell>
          <table:table-cell office:value-type="float" office:value="44.5137" calcext:value-type="float">
            <text:p>44.5137</text:p>
          </table:table-cell>
          <table:table-cell office:value-type="float" office:value="87.2926" calcext:value-type="float">
            <text:p>87.2926</text:p>
          </table:table-cell>
          <table:table-cell office:value-type="float" office:value="290.354" calcext:value-type="float">
            <text:p>290.354</text:p>
          </table:table-cell>
          <table:table-cell office:value-type="float" office:value="44.8496" calcext:value-type="float">
            <text:p>44.8496</text:p>
          </table:table-cell>
          <table:table-cell/>
          <table:table-cell table:formula="of:=([.D88]-[.A88])/0.0166667" office:value-type="float" office:value="-132.107735784529" calcext:value-type="float">
            <text:p>-132.107735784529</text:p>
          </table:table-cell>
          <table:table-cell table:formula="of:=ABS([.E88]-[.B88])/0.0166667" office:value-type="float" office:value="651.778696442607" calcext:value-type="float">
            <text:p>651.778696442607</text:p>
          </table:table-cell>
          <table:table-cell table:formula="of:=([.F88]-[.C88])/0.0166667" office:value-type="float" office:value="20.1539596920808" calcext:value-type="float">
            <text:p>20.1539596920808</text:p>
          </table:table-cell>
          <table:table-cell table:formula="of:=DEGREES(ATAN(ABS([.F88]-[.C88])/ABS([.E88]-[.B88])))" office:value-type="float" office:value="1.77110577405649" calcext:value-type="float">
            <text:p>1.77110577405649</text:p>
          </table:table-cell>
          <table:table-cell table:formula="of:=SQRT(POWER([.H88];2)+POWER([.I88];2)+POWER([.J88];2))" office:value-type="float" office:value="665.337587305729" calcext:value-type="float">
            <text:p>665.337587305729</text:p>
          </table:table-cell>
        </table:table-row>
        <table:table-row table:style-name="ro1">
          <table:table-cell office:value-type="float" office:value="86.1154" calcext:value-type="float">
            <text:p>86.1154</text:p>
          </table:table-cell>
          <table:table-cell office:value-type="float" office:value="302.796" calcext:value-type="float">
            <text:p>302.796</text:p>
          </table:table-cell>
          <table:table-cell office:value-type="float" office:value="43.7893" calcext:value-type="float">
            <text:p>43.7893</text:p>
          </table:table-cell>
          <table:table-cell office:value-type="float" office:value="83.2342" calcext:value-type="float">
            <text:p>83.2342</text:p>
          </table:table-cell>
          <table:table-cell office:value-type="float" office:value="293.144" calcext:value-type="float">
            <text:p>293.144</text:p>
          </table:table-cell>
          <table:table-cell office:value-type="float" office:value="43.9562" calcext:value-type="float">
            <text:p>43.9562</text:p>
          </table:table-cell>
          <table:table-cell/>
          <table:table-cell table:formula="of:=([.D89]-[.A89])/0.0166667" office:value-type="float" office:value="-172.871654256691" calcext:value-type="float">
            <text:p>-172.871654256691</text:p>
          </table:table-cell>
          <table:table-cell table:formula="of:=ABS([.E89]-[.B89])/0.0166667" office:value-type="float" office:value="579.118841762316" calcext:value-type="float">
            <text:p>579.118841762316</text:p>
          </table:table-cell>
          <table:table-cell table:formula="of:=([.F89]-[.C89])/0.0166667" office:value-type="float" office:value="10.0139799720404" calcext:value-type="float">
            <text:p>10.0139799720404</text:p>
          </table:table-cell>
          <table:table-cell table:formula="of:=DEGREES(ATAN(ABS([.F89]-[.C89])/ABS([.E89]-[.B89])))" office:value-type="float" office:value="0.990645739497369" calcext:value-type="float">
            <text:p>0.990645739497369</text:p>
          </table:table-cell>
          <table:table-cell table:formula="of:=SQRT(POWER([.H89];2)+POWER([.I89];2)+POWER([.J89];2))" office:value-type="float" office:value="604.453076362799" calcext:value-type="float">
            <text:p>604.453076362799</text:p>
          </table:table-cell>
        </table:table-row>
        <table:table-row table:style-name="ro1">
          <table:table-cell office:value-type="float" office:value="78.6766" calcext:value-type="float">
            <text:p>78.6766</text:p>
          </table:table-cell>
          <table:table-cell office:value-type="float" office:value="301.141" calcext:value-type="float">
            <text:p>301.141</text:p>
          </table:table-cell>
          <table:table-cell office:value-type="float" office:value="44.0999" calcext:value-type="float">
            <text:p>44.0999</text:p>
          </table:table-cell>
          <table:table-cell office:value-type="float" office:value="76.2048" calcext:value-type="float">
            <text:p>76.2048</text:p>
          </table:table-cell>
          <table:table-cell office:value-type="float" office:value="291.373" calcext:value-type="float">
            <text:p>291.373</text:p>
          </table:table-cell>
          <table:table-cell office:value-type="float" office:value="44.2856" calcext:value-type="float">
            <text:p>44.2856</text:p>
          </table:table-cell>
          <table:table-cell/>
          <table:table-cell table:formula="of:=([.D90]-[.A90])/0.0166667" office:value-type="float" office:value="-148.307703384593" calcext:value-type="float">
            <text:p>-148.307703384593</text:p>
          </table:table-cell>
          <table:table-cell table:formula="of:=ABS([.E90]-[.B90])/0.0166667" office:value-type="float" office:value="586.078827842346" calcext:value-type="float">
            <text:p>586.078827842346</text:p>
          </table:table-cell>
          <table:table-cell table:formula="of:=([.F90]-[.C90])/0.0166667" office:value-type="float" office:value="11.1419777160448" calcext:value-type="float">
            <text:p>11.1419777160448</text:p>
          </table:table-cell>
          <table:table-cell table:formula="of:=DEGREES(ATAN(ABS([.F90]-[.C90])/ABS([.E90]-[.B90])))" office:value-type="float" office:value="1.08912210454351" calcext:value-type="float">
            <text:p>1.08912210454351</text:p>
          </table:table-cell>
          <table:table-cell table:formula="of:=SQRT(POWER([.H90];2)+POWER([.I90];2)+POWER([.J90];2))" office:value-type="float" office:value="604.655034706315" calcext:value-type="float">
            <text:p>604.655034706315</text:p>
          </table:table-cell>
        </table:table-row>
        <table:table-row table:style-name="ro1">
          <table:table-cell office:value-type="float" office:value="84.4464" calcext:value-type="float">
            <text:p>84.4464</text:p>
          </table:table-cell>
          <table:table-cell office:value-type="float" office:value="299.84" calcext:value-type="float">
            <text:p>299.84</text:p>
          </table:table-cell>
          <table:table-cell office:value-type="float" office:value="44.4998" calcext:value-type="float">
            <text:p>44.4998</text:p>
          </table:table-cell>
          <table:table-cell office:value-type="float" office:value="81.9008" calcext:value-type="float">
            <text:p>81.9008</text:p>
          </table:table-cell>
          <table:table-cell office:value-type="float" office:value="291.588" calcext:value-type="float">
            <text:p>291.588</text:p>
          </table:table-cell>
          <table:table-cell office:value-type="float" office:value="44.7132" calcext:value-type="float">
            <text:p>44.7132</text:p>
          </table:table-cell>
          <table:table-cell/>
          <table:table-cell table:formula="of:=([.D91]-[.A91])/0.0166667" office:value-type="float" office:value="-152.735694528611" calcext:value-type="float">
            <text:p>-152.735694528611</text:p>
          </table:table-cell>
          <table:table-cell table:formula="of:=ABS([.E91]-[.B91])/0.0166667" office:value-type="float" office:value="495.119009761978" calcext:value-type="float">
            <text:p>495.119009761978</text:p>
          </table:table-cell>
          <table:table-cell table:formula="of:=([.F91]-[.C91])/0.0166667" office:value-type="float" office:value="12.8039743920512" calcext:value-type="float">
            <text:p>12.8039743920512</text:p>
          </table:table-cell>
          <table:table-cell table:formula="of:=DEGREES(ATAN(ABS([.F91]-[.C91])/ABS([.E91]-[.B91])))" office:value-type="float" office:value="1.48136146579488" calcext:value-type="float">
            <text:p>1.48136146579488</text:p>
          </table:table-cell>
          <table:table-cell table:formula="of:=SQRT(POWER([.H91];2)+POWER([.I91];2)+POWER([.J91];2))" office:value-type="float" office:value="518.300075218064" calcext:value-type="float">
            <text:p>518.300075218064</text:p>
          </table:table-cell>
        </table:table-row>
        <table:table-row table:style-name="ro1">
          <table:table-cell office:value-type="float" office:value="83.7996" calcext:value-type="float">
            <text:p>83.7996</text:p>
          </table:table-cell>
          <table:table-cell office:value-type="float" office:value="305.546" calcext:value-type="float">
            <text:p>305.546</text:p>
          </table:table-cell>
          <table:table-cell office:value-type="float" office:value="43.93" calcext:value-type="float">
            <text:p>43.93</text:p>
          </table:table-cell>
          <table:table-cell office:value-type="float" office:value="80.6308" calcext:value-type="float">
            <text:p>80.6308</text:p>
          </table:table-cell>
          <table:table-cell office:value-type="float" office:value="292.85" calcext:value-type="float">
            <text:p>292.85</text:p>
          </table:table-cell>
          <table:table-cell office:value-type="float" office:value="44.7927" calcext:value-type="float">
            <text:p>44.7927</text:p>
          </table:table-cell>
          <table:table-cell/>
          <table:table-cell table:formula="of:=([.D92]-[.A92])/0.0166667" office:value-type="float" office:value="-190.127619744761" calcext:value-type="float">
            <text:p>-190.127619744761</text:p>
          </table:table-cell>
          <table:table-cell table:formula="of:=ABS([.E92]-[.B92])/0.0166667" office:value-type="float" office:value="761.758476483045" calcext:value-type="float">
            <text:p>761.758476483045</text:p>
          </table:table-cell>
          <table:table-cell table:formula="of:=([.F92]-[.C92])/0.0166667" office:value-type="float" office:value="51.7618964762073" calcext:value-type="float">
            <text:p>51.7618964762073</text:p>
          </table:table-cell>
          <table:table-cell table:formula="of:=DEGREES(ATAN(ABS([.F92]-[.C92])/ABS([.E92]-[.B92])))" office:value-type="float" office:value="3.88730333793" calcext:value-type="float">
            <text:p>3.88730333793</text:p>
          </table:table-cell>
          <table:table-cell table:formula="of:=SQRT(POWER([.H92];2)+POWER([.I92];2)+POWER([.J92];2))" office:value-type="float" office:value="786.831482727015" calcext:value-type="float">
            <text:p>786.831482727015</text:p>
          </table:table-cell>
        </table:table-row>
        <table:table-row table:style-name="ro1">
          <table:table-cell office:value-type="float" office:value="84.7489" calcext:value-type="float">
            <text:p>84.7489</text:p>
          </table:table-cell>
          <table:table-cell office:value-type="float" office:value="301.28" calcext:value-type="float">
            <text:p>301.28</text:p>
          </table:table-cell>
          <table:table-cell office:value-type="float" office:value="44.2855" calcext:value-type="float">
            <text:p>44.2855</text:p>
          </table:table-cell>
          <table:table-cell office:value-type="float" office:value="81.8989" calcext:value-type="float">
            <text:p>81.8989</text:p>
          </table:table-cell>
          <table:table-cell office:value-type="float" office:value="291.528" calcext:value-type="float">
            <text:p>291.528</text:p>
          </table:table-cell>
          <table:table-cell office:value-type="float" office:value="44.9777" calcext:value-type="float">
            <text:p>44.9777</text:p>
          </table:table-cell>
          <table:table-cell/>
          <table:table-cell table:formula="of:=([.D93]-[.A93])/0.0166667" office:value-type="float" office:value="-170.999658000685" calcext:value-type="float">
            <text:p>-170.999658000685</text:p>
          </table:table-cell>
          <table:table-cell table:formula="of:=ABS([.E93]-[.B93])/0.0166667" office:value-type="float" office:value="585.118829762338" calcext:value-type="float">
            <text:p>585.118829762338</text:p>
          </table:table-cell>
          <table:table-cell table:formula="of:=([.F93]-[.C93])/0.0166667" office:value-type="float" office:value="41.5319169361661" calcext:value-type="float">
            <text:p>41.5319169361661</text:p>
          </table:table-cell>
          <table:table-cell table:formula="of:=DEGREES(ATAN(ABS([.F93]-[.C93])/ABS([.E93]-[.B93])))" office:value-type="float" office:value="4.06006295135708" calcext:value-type="float">
            <text:p>4.06006295135708</text:p>
          </table:table-cell>
          <table:table-cell table:formula="of:=SQRT(POWER([.H93];2)+POWER([.I93];2)+POWER([.J93];2))" office:value-type="float" office:value="611.007224264322" calcext:value-type="float">
            <text:p>611.007224264322</text:p>
          </table:table-cell>
        </table:table-row>
        <table:table-row table:style-name="ro1">
          <table:table-cell office:value-type="float" office:value="69.2414" calcext:value-type="float">
            <text:p>69.2414</text:p>
          </table:table-cell>
          <table:table-cell office:value-type="float" office:value="289.038" calcext:value-type="float">
            <text:p>289.038</text:p>
          </table:table-cell>
          <table:table-cell office:value-type="float" office:value="45.9718" calcext:value-type="float">
            <text:p>45.9718</text:p>
          </table:table-cell>
          <table:table-cell office:value-type="float" office:value="67.5456" calcext:value-type="float">
            <text:p>67.5456</text:p>
          </table:table-cell>
          <table:table-cell office:value-type="float" office:value="276.825" calcext:value-type="float">
            <text:p>276.825</text:p>
          </table:table-cell>
          <table:table-cell office:value-type="float" office:value="46.7993" calcext:value-type="float">
            <text:p>46.7993</text:p>
          </table:table-cell>
          <table:table-cell/>
          <table:table-cell table:formula="of:=([.D94]-[.A94])/0.0166667" office:value-type="float" office:value="-101.747796504407" calcext:value-type="float">
            <text:p>-101.747796504407</text:p>
          </table:table-cell>
          <table:table-cell table:formula="of:=ABS([.E94]-[.B94])/0.0166667" office:value-type="float" office:value="732.778534442932" calcext:value-type="float">
            <text:p>732.778534442932</text:p>
          </table:table-cell>
          <table:table-cell table:formula="of:=([.F94]-[.C94])/0.0166667" office:value-type="float" office:value="49.6499007001986" calcext:value-type="float">
            <text:p>49.6499007001986</text:p>
          </table:table-cell>
          <table:table-cell table:formula="of:=DEGREES(ATAN(ABS([.F94]-[.C94])/ABS([.E94]-[.B94])))" office:value-type="float" office:value="3.87618954056171" calcext:value-type="float">
            <text:p>3.87618954056171</text:p>
          </table:table-cell>
          <table:table-cell table:formula="of:=SQRT(POWER([.H94];2)+POWER([.I94];2)+POWER([.J94];2))" office:value-type="float" office:value="741.472930910747" calcext:value-type="float">
            <text:p>741.472930910747</text:p>
          </table:table-cell>
        </table:table-row>
        <table:table-row table:style-name="ro1">
          <table:table-cell office:value-type="float" office:value="64.3866" calcext:value-type="float">
            <text:p>64.3866</text:p>
          </table:table-cell>
          <table:table-cell office:value-type="float" office:value="287.005" calcext:value-type="float">
            <text:p>287.005</text:p>
          </table:table-cell>
          <table:table-cell office:value-type="float" office:value="46.3177" calcext:value-type="float">
            <text:p>46.3177</text:p>
          </table:table-cell>
          <table:table-cell office:value-type="float" office:value="62.0209" calcext:value-type="float">
            <text:p>62.0209</text:p>
          </table:table-cell>
          <table:table-cell office:value-type="float" office:value="277.302" calcext:value-type="float">
            <text:p>277.302</text:p>
          </table:table-cell>
          <table:table-cell office:value-type="float" office:value="46.7809" calcext:value-type="float">
            <text:p>46.7809</text:p>
          </table:table-cell>
          <table:table-cell/>
          <table:table-cell table:formula="of:=([.D95]-[.A95])/0.0166667" office:value-type="float" office:value="-141.941716116568" calcext:value-type="float">
            <text:p>-141.941716116568</text:p>
          </table:table-cell>
          <table:table-cell table:formula="of:=ABS([.E95]-[.B95])/0.0166667" office:value-type="float" office:value="582.178835642327" calcext:value-type="float">
            <text:p>582.178835642327</text:p>
          </table:table-cell>
          <table:table-cell table:formula="of:=([.F95]-[.C95])/0.0166667" office:value-type="float" office:value="27.7919444161112" calcext:value-type="float">
            <text:p>27.7919444161112</text:p>
          </table:table-cell>
          <table:table-cell table:formula="of:=DEGREES(ATAN(ABS([.F95]-[.C95])/ABS([.E95]-[.B95])))" office:value-type="float" office:value="2.73310031798774" calcext:value-type="float">
            <text:p>2.73310031798774</text:p>
          </table:table-cell>
          <table:table-cell table:formula="of:=SQRT(POWER([.H95];2)+POWER([.I95];2)+POWER([.J95];2))" office:value-type="float" office:value="599.876687010256" calcext:value-type="float">
            <text:p>599.876687010256</text:p>
          </table:table-cell>
        </table:table-row>
        <table:table-row table:style-name="ro1">
          <table:table-cell office:value-type="float" office:value="63.3305" calcext:value-type="float">
            <text:p>63.3305</text:p>
          </table:table-cell>
          <table:table-cell office:value-type="float" office:value="288.369" calcext:value-type="float">
            <text:p>288.369</text:p>
          </table:table-cell>
          <table:table-cell office:value-type="float" office:value="45.6196" calcext:value-type="float">
            <text:p>45.6196</text:p>
          </table:table-cell>
          <table:table-cell office:value-type="float" office:value="60.9688" calcext:value-type="float">
            <text:p>60.9688</text:p>
          </table:table-cell>
          <table:table-cell office:value-type="float" office:value="278.689" calcext:value-type="float">
            <text:p>278.689</text:p>
          </table:table-cell>
          <table:table-cell office:value-type="float" office:value="45.5884" calcext:value-type="float">
            <text:p>45.5884</text:p>
          </table:table-cell>
          <table:table-cell/>
          <table:table-cell table:formula="of:=([.D96]-[.A96])/0.0166667" office:value-type="float" office:value="-141.701716596567" calcext:value-type="float">
            <text:p>-141.701716596567</text:p>
          </table:table-cell>
          <table:table-cell table:formula="of:=ABS([.E96]-[.B96])/0.0166667" office:value-type="float" office:value="580.798838402324" calcext:value-type="float">
            <text:p>580.798838402324</text:p>
          </table:table-cell>
          <table:table-cell table:formula="of:=([.F96]-[.C96])/0.0166667" office:value-type="float" office:value="-1.87199625600739" calcext:value-type="float">
            <text:p>-1.87199625600739</text:p>
          </table:table-cell>
          <table:table-cell table:formula="of:=DEGREES(ATAN(ABS([.F96]-[.C96])/ABS([.E96]-[.B96])))" office:value-type="float" office:value="0.184671707697054" calcext:value-type="float">
            <text:p>0.184671707697054</text:p>
          </table:table-cell>
          <table:table-cell table:formula="of:=SQRT(POWER([.H96];2)+POWER([.I96];2)+POWER([.J96];2))" office:value-type="float" office:value="597.837914108736" calcext:value-type="float">
            <text:p>597.837914108736</text:p>
          </table:table-cell>
        </table:table-row>
        <table:table-row table:style-name="ro1">
          <table:table-cell office:value-type="float" office:value="64.8218" calcext:value-type="float">
            <text:p>64.8218</text:p>
          </table:table-cell>
          <table:table-cell office:value-type="float" office:value="292.564" calcext:value-type="float">
            <text:p>292.564</text:p>
          </table:table-cell>
          <table:table-cell office:value-type="float" office:value="46.0052" calcext:value-type="float">
            <text:p>46.0052</text:p>
          </table:table-cell>
          <table:table-cell office:value-type="float" office:value="62.4147" calcext:value-type="float">
            <text:p>62.4147</text:p>
          </table:table-cell>
          <table:table-cell office:value-type="float" office:value="282.733" calcext:value-type="float">
            <text:p>282.733</text:p>
          </table:table-cell>
          <table:table-cell office:value-type="float" office:value="46.215" calcext:value-type="float">
            <text:p>46.215</text:p>
          </table:table-cell>
          <table:table-cell/>
          <table:table-cell table:formula="of:=([.D97]-[.A97])/0.0166667" office:value-type="float" office:value="-144.425711148577" calcext:value-type="float">
            <text:p>-144.425711148577</text:p>
          </table:table-cell>
          <table:table-cell table:formula="of:=ABS([.E97]-[.B97])/0.0166667" office:value-type="float" office:value="589.858820282361" calcext:value-type="float">
            <text:p>589.858820282361</text:p>
          </table:table-cell>
          <table:table-cell table:formula="of:=([.F97]-[.C97])/0.0166667" office:value-type="float" office:value="12.5879748240504" calcext:value-type="float">
            <text:p>12.5879748240504</text:p>
          </table:table-cell>
          <table:table-cell table:formula="of:=DEGREES(ATAN(ABS([.F97]-[.C97])/ABS([.E97]-[.B97])))" office:value-type="float" office:value="1.22254401487337" calcext:value-type="float">
            <text:p>1.22254401487337</text:p>
          </table:table-cell>
          <table:table-cell table:formula="of:=SQRT(POWER([.H97];2)+POWER([.I97];2)+POWER([.J97];2))" office:value-type="float" office:value="607.413097501067" calcext:value-type="float">
            <text:p>607.413097501067</text:p>
          </table:table-cell>
        </table:table-row>
        <table:table-row table:style-name="ro1">
          <table:table-cell office:value-type="float" office:value="64.3232" calcext:value-type="float">
            <text:p>64.3232</text:p>
          </table:table-cell>
          <table:table-cell office:value-type="float" office:value="291.145" calcext:value-type="float">
            <text:p>291.145</text:p>
          </table:table-cell>
          <table:table-cell office:value-type="float" office:value="45.9629" calcext:value-type="float">
            <text:p>45.9629</text:p>
          </table:table-cell>
          <table:table-cell office:value-type="float" office:value="61.9334" calcext:value-type="float">
            <text:p>61.9334</text:p>
          </table:table-cell>
          <table:table-cell office:value-type="float" office:value="281.343" calcext:value-type="float">
            <text:p>281.343</text:p>
          </table:table-cell>
          <table:table-cell office:value-type="float" office:value="46.177" calcext:value-type="float">
            <text:p>46.177</text:p>
          </table:table-cell>
          <table:table-cell/>
          <table:table-cell table:formula="of:=([.D98]-[.A98])/0.0166667" office:value-type="float" office:value="-143.387713224574" calcext:value-type="float">
            <text:p>-143.387713224574</text:p>
          </table:table-cell>
          <table:table-cell table:formula="of:=ABS([.E98]-[.B98])/0.0166667" office:value-type="float" office:value="588.11882376235" calcext:value-type="float">
            <text:p>588.11882376235</text:p>
          </table:table-cell>
          <table:table-cell table:formula="of:=([.F98]-[.C98])/0.0166667" office:value-type="float" office:value="12.8459743080515" calcext:value-type="float">
            <text:p>12.8459743080515</text:p>
          </table:table-cell>
          <table:table-cell table:formula="of:=DEGREES(ATAN(ABS([.F98]-[.C98])/ABS([.E98]-[.B98])))" office:value-type="float" office:value="1.2512830147432" calcext:value-type="float">
            <text:p>1.2512830147432</text:p>
          </table:table-cell>
          <table:table-cell table:formula="of:=SQRT(POWER([.H98];2)+POWER([.I98];2)+POWER([.J98];2))" office:value-type="float" office:value="605.482292245864" calcext:value-type="float">
            <text:p>605.482292245864</text:p>
          </table:table-cell>
        </table:table-row>
        <table:table-row table:style-name="ro1">
          <table:table-cell office:value-type="float" office:value="55.299" calcext:value-type="float">
            <text:p>55.299</text:p>
          </table:table-cell>
          <table:table-cell office:value-type="float" office:value="306.772" calcext:value-type="float">
            <text:p>306.772</text:p>
          </table:table-cell>
          <table:table-cell office:value-type="float" office:value="45.8596" calcext:value-type="float">
            <text:p>45.8596</text:p>
          </table:table-cell>
          <table:table-cell office:value-type="float" office:value="53.3006" calcext:value-type="float">
            <text:p>53.3006</text:p>
          </table:table-cell>
          <table:table-cell office:value-type="float" office:value="296.146" calcext:value-type="float">
            <text:p>296.146</text:p>
          </table:table-cell>
          <table:table-cell office:value-type="float" office:value="46.6231" calcext:value-type="float">
            <text:p>46.6231</text:p>
          </table:table-cell>
          <table:table-cell/>
          <table:table-cell table:formula="of:=([.D99]-[.A99])/0.0166667" office:value-type="float" office:value="-119.903760192479" calcext:value-type="float">
            <text:p>-119.903760192479</text:p>
          </table:table-cell>
          <table:table-cell table:formula="of:=ABS([.E99]-[.B99])/0.0166667" office:value-type="float" office:value="637.558724882549" calcext:value-type="float">
            <text:p>637.558724882549</text:p>
          </table:table-cell>
          <table:table-cell table:formula="of:=([.F99]-[.C99])/0.0166667" office:value-type="float" office:value="45.8099083801833" calcext:value-type="float">
            <text:p>45.8099083801833</text:p>
          </table:table-cell>
          <table:table-cell table:formula="of:=DEGREES(ATAN(ABS([.F99]-[.C99])/ABS([.E99]-[.B99])))" office:value-type="float" office:value="4.10975704779007" calcext:value-type="float">
            <text:p>4.10975704779007</text:p>
          </table:table-cell>
          <table:table-cell table:formula="of:=SQRT(POWER([.H99];2)+POWER([.I99];2)+POWER([.J99];2))" office:value-type="float" office:value="650.351125998839" calcext:value-type="float">
            <text:p>650.351125998839</text:p>
          </table:table-cell>
        </table:table-row>
        <table:table-row table:style-name="ro1">
          <table:table-cell office:value-type="float" office:value="50.8872" calcext:value-type="float">
            <text:p>50.8872</text:p>
          </table:table-cell>
          <table:table-cell office:value-type="float" office:value="310.404" calcext:value-type="float">
            <text:p>310.404</text:p>
          </table:table-cell>
          <table:table-cell office:value-type="float" office:value="45.915" calcext:value-type="float">
            <text:p>45.915</text:p>
          </table:table-cell>
          <table:table-cell office:value-type="float" office:value="50.4094" calcext:value-type="float">
            <text:p>50.4094</text:p>
          </table:table-cell>
          <table:table-cell office:value-type="float" office:value="296.87" calcext:value-type="float">
            <text:p>296.87</text:p>
          </table:table-cell>
          <table:table-cell office:value-type="float" office:value="47.0628" calcext:value-type="float">
            <text:p>47.0628</text:p>
          </table:table-cell>
          <table:table-cell/>
          <table:table-cell table:formula="of:=([.D100]-[.A100])/0.0166667" office:value-type="float" office:value="-28.6679426641148" calcext:value-type="float">
            <text:p>-28.6679426641148</text:p>
          </table:table-cell>
          <table:table-cell table:formula="of:=ABS([.E100]-[.B100])/0.0166667" office:value-type="float" office:value="812.038375923248" calcext:value-type="float">
            <text:p>812.038375923248</text:p>
          </table:table-cell>
          <table:table-cell table:formula="of:=([.F100]-[.C100])/0.0166667" office:value-type="float" office:value="68.8678622642757" calcext:value-type="float">
            <text:p>68.8678622642757</text:p>
          </table:table-cell>
          <table:table-cell table:formula="of:=DEGREES(ATAN(ABS([.F100]-[.C100])/ABS([.E100]-[.B100])))" office:value-type="float" office:value="4.84757670832221" calcext:value-type="float">
            <text:p>4.84757670832221</text:p>
          </table:table-cell>
          <table:table-cell table:formula="of:=SQRT(POWER([.H100];2)+POWER([.I100];2)+POWER([.J100];2))" office:value-type="float" office:value="815.457514136396" calcext:value-type="float">
            <text:p>815.457514136396</text:p>
          </table:table-cell>
        </table:table-row>
        <table:table-row table:style-name="ro1">
          <table:table-cell office:value-type="float" office:value="50.8222" calcext:value-type="float">
            <text:p>50.8222</text:p>
          </table:table-cell>
          <table:table-cell office:value-type="float" office:value="299.745" calcext:value-type="float">
            <text:p>299.745</text:p>
          </table:table-cell>
          <table:table-cell office:value-type="float" office:value="47.4234" calcext:value-type="float">
            <text:p>47.4234</text:p>
          </table:table-cell>
          <table:table-cell office:value-type="float" office:value="50.416" calcext:value-type="float">
            <text:p>50.416</text:p>
          </table:table-cell>
          <table:table-cell office:value-type="float" office:value="285.379" calcext:value-type="float">
            <text:p>285.379</text:p>
          </table:table-cell>
          <table:table-cell office:value-type="float" office:value="48.4559" calcext:value-type="float">
            <text:p>48.4559</text:p>
          </table:table-cell>
          <table:table-cell/>
          <table:table-cell table:formula="of:=([.D101]-[.A101])/0.0166667" office:value-type="float" office:value="-24.3719512560978" calcext:value-type="float">
            <text:p>-24.3719512560978</text:p>
          </table:table-cell>
          <table:table-cell table:formula="of:=ABS([.E101]-[.B101])/0.0166667" office:value-type="float" office:value="861.958276083447" calcext:value-type="float">
            <text:p>861.958276083447</text:p>
          </table:table-cell>
          <table:table-cell table:formula="of:=([.F101]-[.C101])/0.0166667" office:value-type="float" office:value="61.9498761002477" calcext:value-type="float">
            <text:p>61.9498761002477</text:p>
          </table:table-cell>
          <table:table-cell table:formula="of:=DEGREES(ATAN(ABS([.F101]-[.C101])/ABS([.E101]-[.B101])))" office:value-type="float" office:value="4.11084141557754" calcext:value-type="float">
            <text:p>4.11084141557754</text:p>
          </table:table-cell>
          <table:table-cell table:formula="of:=SQRT(POWER([.H101];2)+POWER([.I101];2)+POWER([.J101];2))" office:value-type="float" office:value="864.525215864531" calcext:value-type="float">
            <text:p>864.525215864531</text:p>
          </table:table-cell>
        </table:table-row>
        <table:table-row table:style-name="ro1">
          <table:table-cell office:value-type="float" office:value="51.0739" calcext:value-type="float">
            <text:p>51.0739</text:p>
          </table:table-cell>
          <table:table-cell office:value-type="float" office:value="299.861" calcext:value-type="float">
            <text:p>299.861</text:p>
          </table:table-cell>
          <table:table-cell office:value-type="float" office:value="47.1458" calcext:value-type="float">
            <text:p>47.1458</text:p>
          </table:table-cell>
          <table:table-cell office:value-type="float" office:value="50.2761" calcext:value-type="float">
            <text:p>50.2761</text:p>
          </table:table-cell>
          <table:table-cell office:value-type="float" office:value="288.254" calcext:value-type="float">
            <text:p>288.254</text:p>
          </table:table-cell>
          <table:table-cell office:value-type="float" office:value="47.7916" calcext:value-type="float">
            <text:p>47.7916</text:p>
          </table:table-cell>
          <table:table-cell/>
          <table:table-cell table:formula="of:=([.D102]-[.A102])/0.0166667" office:value-type="float" office:value="-47.8679042641916" calcext:value-type="float">
            <text:p>-47.8679042641916</text:p>
          </table:table-cell>
          <table:table-cell table:formula="of:=ABS([.E102]-[.B102])/0.0166667" office:value-type="float" office:value="696.418607162784" calcext:value-type="float">
            <text:p>696.418607162784</text:p>
          </table:table-cell>
          <table:table-cell table:formula="of:=([.F102]-[.C102])/0.0166667" office:value-type="float" office:value="38.7479225041551" calcext:value-type="float">
            <text:p>38.7479225041551</text:p>
          </table:table-cell>
          <table:table-cell table:formula="of:=DEGREES(ATAN(ABS([.F102]-[.C102])/ABS([.E102]-[.B102])))" office:value-type="float" office:value="3.18458718432252" calcext:value-type="float">
            <text:p>3.18458718432252</text:p>
          </table:table-cell>
          <table:table-cell table:formula="of:=SQRT(POWER([.H102];2)+POWER([.I102];2)+POWER([.J102];2))" office:value-type="float" office:value="699.136334458156" calcext:value-type="float">
            <text:p>699.136334458156</text:p>
          </table:table-cell>
        </table:table-row>
        <table:table-row table:style-name="ro1">
          <table:table-cell office:value-type="float" office:value="51.0194" calcext:value-type="float">
            <text:p>51.0194</text:p>
          </table:table-cell>
          <table:table-cell office:value-type="float" office:value="307.343" calcext:value-type="float">
            <text:p>307.343</text:p>
          </table:table-cell>
          <table:table-cell office:value-type="float" office:value="46.3467" calcext:value-type="float">
            <text:p>46.3467</text:p>
          </table:table-cell>
          <table:table-cell office:value-type="float" office:value="49.6334" calcext:value-type="float">
            <text:p>49.6334</text:p>
          </table:table-cell>
          <table:table-cell office:value-type="float" office:value="296.705" calcext:value-type="float">
            <text:p>296.705</text:p>
          </table:table-cell>
          <table:table-cell office:value-type="float" office:value="47.0943" calcext:value-type="float">
            <text:p>47.0943</text:p>
          </table:table-cell>
          <table:table-cell/>
          <table:table-cell table:formula="of:=([.D103]-[.A103])/0.0166667" office:value-type="float" office:value="-83.1598336803324" calcext:value-type="float">
            <text:p>-83.1598336803324</text:p>
          </table:table-cell>
          <table:table-cell table:formula="of:=ABS([.E103]-[.B103])/0.0166667" office:value-type="float" office:value="638.278723442555" calcext:value-type="float">
            <text:p>638.278723442555</text:p>
          </table:table-cell>
          <table:table-cell table:formula="of:=([.F103]-[.C103])/0.0166667" office:value-type="float" office:value="44.8559102881793" calcext:value-type="float">
            <text:p>44.8559102881793</text:p>
          </table:table-cell>
          <table:table-cell table:formula="of:=DEGREES(ATAN(ABS([.F103]-[.C103])/ABS([.E103]-[.B103])))" office:value-type="float" office:value="4.01993013024489" calcext:value-type="float">
            <text:p>4.01993013024489</text:p>
          </table:table-cell>
          <table:table-cell table:formula="of:=SQRT(POWER([.H103];2)+POWER([.I103];2)+POWER([.J103];2))" office:value-type="float" office:value="645.234329081288" calcext:value-type="float">
            <text:p>645.234329081288</text:p>
          </table:table-cell>
        </table:table-row>
        <table:table-row table:style-name="ro1">
          <table:table-cell office:value-type="float" office:value="50.3425" calcext:value-type="float">
            <text:p>50.3425</text:p>
          </table:table-cell>
          <table:table-cell office:value-type="float" office:value="298.342" calcext:value-type="float">
            <text:p>298.342</text:p>
          </table:table-cell>
          <table:table-cell office:value-type="float" office:value="46.8528" calcext:value-type="float">
            <text:p>46.8528</text:p>
          </table:table-cell>
          <table:table-cell office:value-type="float" office:value="49.5652" calcext:value-type="float">
            <text:p>49.5652</text:p>
          </table:table-cell>
          <table:table-cell office:value-type="float" office:value="286.779" calcext:value-type="float">
            <text:p>286.779</text:p>
          </table:table-cell>
          <table:table-cell office:value-type="float" office:value="47.5072" calcext:value-type="float">
            <text:p>47.5072</text:p>
          </table:table-cell>
          <table:table-cell/>
          <table:table-cell table:formula="of:=([.D104]-[.A104])/0.0166667" office:value-type="float" office:value="-46.6379067241868" calcext:value-type="float">
            <text:p>-46.6379067241868</text:p>
          </table:table-cell>
          <table:table-cell table:formula="of:=ABS([.E104]-[.B104])/0.0166667" office:value-type="float" office:value="693.778612442774" calcext:value-type="float">
            <text:p>693.778612442774</text:p>
          </table:table-cell>
          <table:table-cell table:formula="of:=([.F104]-[.C104])/0.0166667" office:value-type="float" office:value="39.2639214721568" calcext:value-type="float">
            <text:p>39.2639214721568</text:p>
          </table:table-cell>
          <table:table-cell table:formula="of:=DEGREES(ATAN(ABS([.F104]-[.C104])/ABS([.E104]-[.B104])))" office:value-type="float" office:value="3.23915977181452" calcext:value-type="float">
            <text:p>3.23915977181452</text:p>
          </table:table-cell>
          <table:table-cell table:formula="of:=SQRT(POWER([.H104];2)+POWER([.I104];2)+POWER([.J104];2))" office:value-type="float" office:value="696.452089490732" calcext:value-type="float">
            <text:p>696.452089490732</text:p>
          </table:table-cell>
        </table:table-row>
        <table:table-row table:style-name="ro1">
          <table:table-cell office:value-type="float" office:value="46.7686" calcext:value-type="float">
            <text:p>46.7686</text:p>
          </table:table-cell>
          <table:table-cell office:value-type="float" office:value="317.43" calcext:value-type="float">
            <text:p>317.43</text:p>
          </table:table-cell>
          <table:table-cell office:value-type="float" office:value="44.9629" calcext:value-type="float">
            <text:p>44.9629</text:p>
          </table:table-cell>
          <table:table-cell office:value-type="float" office:value="44.5752" calcext:value-type="float">
            <text:p>44.5752</text:p>
          </table:table-cell>
          <table:table-cell office:value-type="float" office:value="307.637" calcext:value-type="float">
            <text:p>307.637</text:p>
          </table:table-cell>
          <table:table-cell office:value-type="float" office:value="45.5815" calcext:value-type="float">
            <text:p>45.5815</text:p>
          </table:table-cell>
          <table:table-cell/>
          <table:table-cell table:formula="of:=([.D105]-[.A105])/0.0166667" office:value-type="float" office:value="-131.603736792526" calcext:value-type="float">
            <text:p>-131.603736792526</text:p>
          </table:table-cell>
          <table:table-cell table:formula="of:=ABS([.E105]-[.B105])/0.0166667" office:value-type="float" office:value="587.578824842351" calcext:value-type="float">
            <text:p>587.578824842351</text:p>
          </table:table-cell>
          <table:table-cell table:formula="of:=([.F105]-[.C105])/0.0166667" office:value-type="float" office:value="37.1159257681485" calcext:value-type="float">
            <text:p>37.1159257681485</text:p>
          </table:table-cell>
          <table:table-cell table:formula="of:=DEGREES(ATAN(ABS([.F105]-[.C105])/ABS([.E105]-[.B105])))" office:value-type="float" office:value="3.6144328251182" calcext:value-type="float">
            <text:p>3.6144328251182</text:p>
          </table:table-cell>
          <table:table-cell table:formula="of:=SQRT(POWER([.H105];2)+POWER([.I105];2)+POWER([.J105];2))" office:value-type="float" office:value="603.279380458591" calcext:value-type="float">
            <text:p>603.279380458591</text:p>
          </table:table-cell>
        </table:table-row>
        <table:table-row table:style-name="ro1">
          <table:table-cell office:value-type="float" office:value="41.1293" calcext:value-type="float">
            <text:p>41.1293</text:p>
          </table:table-cell>
          <table:table-cell office:value-type="float" office:value="316.092" calcext:value-type="float">
            <text:p>316.092</text:p>
          </table:table-cell>
          <table:table-cell office:value-type="float" office:value="45.2103" calcext:value-type="float">
            <text:p>45.2103</text:p>
          </table:table-cell>
          <table:table-cell office:value-type="float" office:value="40.3733" calcext:value-type="float">
            <text:p>40.3733</text:p>
          </table:table-cell>
          <table:table-cell office:value-type="float" office:value="302.093" calcext:value-type="float">
            <text:p>302.093</text:p>
          </table:table-cell>
          <table:table-cell office:value-type="float" office:value="45.6374" calcext:value-type="float">
            <text:p>45.6374</text:p>
          </table:table-cell>
          <table:table-cell/>
          <table:table-cell table:formula="of:=([.D106]-[.A106])/0.0166667" office:value-type="float" office:value="-45.3599092801815" calcext:value-type="float">
            <text:p>-45.3599092801815</text:p>
          </table:table-cell>
          <table:table-cell table:formula="of:=ABS([.E106]-[.B106])/0.0166667" office:value-type="float" office:value="839.938320123358" calcext:value-type="float">
            <text:p>839.938320123358</text:p>
          </table:table-cell>
          <table:table-cell table:formula="of:=([.F106]-[.C106])/0.0166667" office:value-type="float" office:value="25.6259487481027" calcext:value-type="float">
            <text:p>25.6259487481027</text:p>
          </table:table-cell>
          <table:table-cell table:formula="of:=DEGREES(ATAN(ABS([.F106]-[.C106])/ABS([.E106]-[.B106])))" office:value-type="float" office:value="1.74751332029043" calcext:value-type="float">
            <text:p>1.74751332029043</text:p>
          </table:table-cell>
          <table:table-cell table:formula="of:=SQRT(POWER([.H106];2)+POWER([.I106];2)+POWER([.J106];2))" office:value-type="float" office:value="841.552489290356" calcext:value-type="float">
            <text:p>841.552489290356</text:p>
          </table:table-cell>
        </table:table-row>
        <table:table-row table:style-name="ro1">
          <table:table-cell office:value-type="float" office:value="38.4276" calcext:value-type="float">
            <text:p>38.4276</text:p>
          </table:table-cell>
          <table:table-cell office:value-type="float" office:value="320.123" calcext:value-type="float">
            <text:p>320.123</text:p>
          </table:table-cell>
          <table:table-cell office:value-type="float" office:value="45.2075" calcext:value-type="float">
            <text:p>45.2075</text:p>
          </table:table-cell>
          <table:table-cell office:value-type="float" office:value="37.5493" calcext:value-type="float">
            <text:p>37.5493</text:p>
          </table:table-cell>
          <table:table-cell office:value-type="float" office:value="308.842" calcext:value-type="float">
            <text:p>308.842</text:p>
          </table:table-cell>
          <table:table-cell office:value-type="float" office:value="45.7462" calcext:value-type="float">
            <text:p>45.7462</text:p>
          </table:table-cell>
          <table:table-cell/>
          <table:table-cell table:formula="of:=([.D107]-[.A107])/0.0166667" office:value-type="float" office:value="-52.6978946042105" calcext:value-type="float">
            <text:p>-52.6978946042105</text:p>
          </table:table-cell>
          <table:table-cell table:formula="of:=ABS([.E107]-[.B107])/0.0166667" office:value-type="float" office:value="676.858646282708" calcext:value-type="float">
            <text:p>676.858646282708</text:p>
          </table:table-cell>
          <table:table-cell table:formula="of:=([.F107]-[.C107])/0.0166667" office:value-type="float" office:value="32.3219353561292" calcext:value-type="float">
            <text:p>32.3219353561292</text:p>
          </table:table-cell>
          <table:table-cell table:formula="of:=DEGREES(ATAN(ABS([.F107]-[.C107])/ABS([.E107]-[.B107])))" office:value-type="float" office:value="2.73396041478985" calcext:value-type="float">
            <text:p>2.73396041478985</text:p>
          </table:table-cell>
          <table:table-cell table:formula="of:=SQRT(POWER([.H107];2)+POWER([.I107];2)+POWER([.J107];2))" office:value-type="float" office:value="679.675954149139" calcext:value-type="float">
            <text:p>679.675954149139</text:p>
          </table:table-cell>
        </table:table-row>
        <table:table-row table:style-name="ro1">
          <table:table-cell office:value-type="float" office:value="37.8757" calcext:value-type="float">
            <text:p>37.8757</text:p>
          </table:table-cell>
          <table:table-cell office:value-type="float" office:value="320.055" calcext:value-type="float">
            <text:p>320.055</text:p>
          </table:table-cell>
          <table:table-cell office:value-type="float" office:value="44.9533" calcext:value-type="float">
            <text:p>44.9533</text:p>
          </table:table-cell>
          <table:table-cell office:value-type="float" office:value="36.4994" calcext:value-type="float">
            <text:p>36.4994</text:p>
          </table:table-cell>
          <table:table-cell office:value-type="float" office:value="308.545" calcext:value-type="float">
            <text:p>308.545</text:p>
          </table:table-cell>
          <table:table-cell office:value-type="float" office:value="45.7996" calcext:value-type="float">
            <text:p>45.7996</text:p>
          </table:table-cell>
          <table:table-cell/>
          <table:table-cell table:formula="of:=([.D108]-[.A108])/0.0166667" office:value-type="float" office:value="-82.5778348443303" calcext:value-type="float">
            <text:p>-82.5778348443303</text:p>
          </table:table-cell>
          <table:table-cell table:formula="of:=ABS([.E108]-[.B108])/0.0166667" office:value-type="float" office:value="690.598618802762" calcext:value-type="float">
            <text:p>690.598618802762</text:p>
          </table:table-cell>
          <table:table-cell table:formula="of:=([.F108]-[.C108])/0.0166667" office:value-type="float" office:value="50.7778984442031" calcext:value-type="float">
            <text:p>50.7778984442031</text:p>
          </table:table-cell>
          <table:table-cell table:formula="of:=DEGREES(ATAN(ABS([.F108]-[.C108])/ABS([.E108]-[.B108])))" office:value-type="float" office:value="4.20524050417714" calcext:value-type="float">
            <text:p>4.20524050417714</text:p>
          </table:table-cell>
          <table:table-cell table:formula="of:=SQRT(POWER([.H108];2)+POWER([.I108];2)+POWER([.J108];2))" office:value-type="float" office:value="697.36930393463" calcext:value-type="float">
            <text:p>697.36930393463</text:p>
          </table:table-cell>
        </table:table-row>
        <table:table-row table:style-name="ro1">
          <table:table-cell office:value-type="float" office:value="37.0631" calcext:value-type="float">
            <text:p>37.0631</text:p>
          </table:table-cell>
          <table:table-cell office:value-type="float" office:value="311.893" calcext:value-type="float">
            <text:p>311.893</text:p>
          </table:table-cell>
          <table:table-cell office:value-type="float" office:value="45.3163" calcext:value-type="float">
            <text:p>45.3163</text:p>
          </table:table-cell>
          <table:table-cell office:value-type="float" office:value="36.219" calcext:value-type="float">
            <text:p>36.219</text:p>
          </table:table-cell>
          <table:table-cell office:value-type="float" office:value="300.965" calcext:value-type="float">
            <text:p>300.965</text:p>
          </table:table-cell>
          <table:table-cell office:value-type="float" office:value="45.5847" calcext:value-type="float">
            <text:p>45.5847</text:p>
          </table:table-cell>
          <table:table-cell/>
          <table:table-cell table:formula="of:=([.D109]-[.A109])/0.0166667" office:value-type="float" office:value="-50.6458987082024" calcext:value-type="float">
            <text:p>-50.6458987082024</text:p>
          </table:table-cell>
          <table:table-cell table:formula="of:=ABS([.E109]-[.B109])/0.0166667" office:value-type="float" office:value="655.678688642623" calcext:value-type="float">
            <text:p>655.678688642623</text:p>
          </table:table-cell>
          <table:table-cell table:formula="of:=([.F109]-[.C109])/0.0166667" office:value-type="float" office:value="16.1039677920644" calcext:value-type="float">
            <text:p>16.1039677920644</text:p>
          </table:table-cell>
          <table:table-cell table:formula="of:=DEGREES(ATAN(ABS([.F109]-[.C109])/ABS([.E109]-[.B109])))" office:value-type="float" office:value="1.40694510800461" calcext:value-type="float">
            <text:p>1.40694510800461</text:p>
          </table:table-cell>
          <table:table-cell table:formula="of:=SQRT(POWER([.H109];2)+POWER([.I109];2)+POWER([.J109];2))" office:value-type="float" office:value="657.828919685596" calcext:value-type="float">
            <text:p>657.828919685596</text:p>
          </table:table-cell>
        </table:table-row>
        <table:table-row table:style-name="ro1">
          <table:table-cell office:value-type="float" office:value="37.2148" calcext:value-type="float">
            <text:p>37.2148</text:p>
          </table:table-cell>
          <table:table-cell office:value-type="float" office:value="313.552" calcext:value-type="float">
            <text:p>313.552</text:p>
          </table:table-cell>
          <table:table-cell office:value-type="float" office:value="45.0781" calcext:value-type="float">
            <text:p>45.0781</text:p>
          </table:table-cell>
          <table:table-cell office:value-type="float" office:value="36.3513" calcext:value-type="float">
            <text:p>36.3513</text:p>
          </table:table-cell>
          <table:table-cell office:value-type="float" office:value="302.612" calcext:value-type="float">
            <text:p>302.612</text:p>
          </table:table-cell>
          <table:table-cell office:value-type="float" office:value="45.0829" calcext:value-type="float">
            <text:p>45.0829</text:p>
          </table:table-cell>
          <table:table-cell/>
          <table:table-cell table:formula="of:=([.D110]-[.A110])/0.0166667" office:value-type="float" office:value="-51.8098963802069" calcext:value-type="float">
            <text:p>-51.8098963802069</text:p>
          </table:table-cell>
          <table:table-cell table:formula="of:=ABS([.E110]-[.B110])/0.0166667" office:value-type="float" office:value="656.398687202626" calcext:value-type="float">
            <text:p>656.398687202626</text:p>
          </table:table-cell>
          <table:table-cell table:formula="of:=([.F110]-[.C110])/0.0166667" office:value-type="float" office:value="0.287999424001333" calcext:value-type="float">
            <text:p>0.287999424001333</text:p>
          </table:table-cell>
          <table:table-cell table:formula="of:=DEGREES(ATAN(ABS([.F110]-[.C110])/ABS([.E110]-[.B110])))" office:value-type="float" office:value="0.0251389144438003" calcext:value-type="float">
            <text:p>0.0251389144438</text:p>
          </table:table-cell>
          <table:table-cell table:formula="of:=SQRT(POWER([.H110];2)+POWER([.I110];2)+POWER([.J110];2))" office:value-type="float" office:value="658.440266742494" calcext:value-type="float">
            <text:p>658.440266742494</text:p>
          </table:table-cell>
        </table:table-row>
        <table:table-row table:style-name="ro1">
          <table:table-cell office:value-type="float" office:value="26.146" calcext:value-type="float">
            <text:p>26.146</text:p>
          </table:table-cell>
          <table:table-cell office:value-type="float" office:value="313.299" calcext:value-type="float">
            <text:p>313.299</text:p>
          </table:table-cell>
          <table:table-cell office:value-type="float" office:value="45.2332" calcext:value-type="float">
            <text:p>45.2332</text:p>
          </table:table-cell>
          <table:table-cell office:value-type="float" office:value="25.1833" calcext:value-type="float">
            <text:p>25.1833</text:p>
          </table:table-cell>
          <table:table-cell office:value-type="float" office:value="300.389" calcext:value-type="float">
            <text:p>300.389</text:p>
          </table:table-cell>
          <table:table-cell office:value-type="float" office:value="45.5282" calcext:value-type="float">
            <text:p>45.5282</text:p>
          </table:table-cell>
          <table:table-cell/>
          <table:table-cell table:formula="of:=([.D111]-[.A111])/0.0166667" office:value-type="float" office:value="-57.7618844762312" calcext:value-type="float">
            <text:p>-57.7618844762312</text:p>
          </table:table-cell>
          <table:table-cell table:formula="of:=ABS([.E111]-[.B111])/0.0166667" office:value-type="float" office:value="774.598450803097" calcext:value-type="float">
            <text:p>774.598450803097</text:p>
          </table:table-cell>
          <table:table-cell table:formula="of:=([.F111]-[.C111])/0.0166667" office:value-type="float" office:value="17.6999646000709" calcext:value-type="float">
            <text:p>17.6999646000709</text:p>
          </table:table-cell>
          <table:table-cell table:formula="of:=DEGREES(ATAN(ABS([.F111]-[.C111])/ABS([.E111]-[.B111])))" office:value-type="float" office:value="1.30900961002887" calcext:value-type="float">
            <text:p>1.30900961002887</text:p>
          </table:table-cell>
          <table:table-cell table:formula="of:=SQRT(POWER([.H111];2)+POWER([.I111];2)+POWER([.J111];2))" office:value-type="float" office:value="776.950760364932" calcext:value-type="float">
            <text:p>776.950760364932</text:p>
          </table:table-cell>
        </table:table-row>
        <table:table-row table:style-name="ro1">
          <table:table-cell office:value-type="float" office:value="23.7609" calcext:value-type="float">
            <text:p>23.7609</text:p>
          </table:table-cell>
          <table:table-cell office:value-type="float" office:value="312.571" calcext:value-type="float">
            <text:p>312.571</text:p>
          </table:table-cell>
          <table:table-cell office:value-type="float" office:value="44.8315" calcext:value-type="float">
            <text:p>44.8315</text:p>
          </table:table-cell>
          <table:table-cell office:value-type="float" office:value="22.9601" calcext:value-type="float">
            <text:p>22.9601</text:p>
          </table:table-cell>
          <table:table-cell office:value-type="float" office:value="301.273" calcext:value-type="float">
            <text:p>301.273</text:p>
          </table:table-cell>
          <table:table-cell office:value-type="float" office:value="44.9031" calcext:value-type="float">
            <text:p>44.9031</text:p>
          </table:table-cell>
          <table:table-cell/>
          <table:table-cell table:formula="of:=([.D112]-[.A112])/0.0166667" office:value-type="float" office:value="-48.0479039041921" calcext:value-type="float">
            <text:p>-48.0479039041921</text:p>
          </table:table-cell>
          <table:table-cell table:formula="of:=ABS([.E112]-[.B112])/0.0166667" office:value-type="float" office:value="677.878644242712" calcext:value-type="float">
            <text:p>677.878644242712</text:p>
          </table:table-cell>
          <table:table-cell table:formula="of:=([.F112]-[.C112])/0.0166667" office:value-type="float" office:value="4.2959914080174" calcext:value-type="float">
            <text:p>4.2959914080174</text:p>
          </table:table-cell>
          <table:table-cell table:formula="of:=DEGREES(ATAN(ABS([.F112]-[.C112])/ABS([.E112]-[.B112])))" office:value-type="float" office:value="0.363101689998543" calcext:value-type="float">
            <text:p>0.363101689998543</text:p>
          </table:table-cell>
          <table:table-cell table:formula="of:=SQRT(POWER([.H112];2)+POWER([.I112];2)+POWER([.J112];2))" office:value-type="float" office:value="679.592902355595" calcext:value-type="float">
            <text:p>679.592902355595</text:p>
          </table:table-cell>
        </table:table-row>
        <table:table-row table:style-name="ro1">
          <table:table-cell office:value-type="float" office:value="21.9734" calcext:value-type="float">
            <text:p>21.9734</text:p>
          </table:table-cell>
          <table:table-cell office:value-type="float" office:value="320.039" calcext:value-type="float">
            <text:p>320.039</text:p>
          </table:table-cell>
          <table:table-cell office:value-type="float" office:value="44.8577" calcext:value-type="float">
            <text:p>44.8577</text:p>
          </table:table-cell>
          <table:table-cell office:value-type="float" office:value="21.147" calcext:value-type="float">
            <text:p>21.147</text:p>
          </table:table-cell>
          <table:table-cell office:value-type="float" office:value="306.618" calcext:value-type="float">
            <text:p>306.618</text:p>
          </table:table-cell>
          <table:table-cell office:value-type="float" office:value="45.7161" calcext:value-type="float">
            <text:p>45.7161</text:p>
          </table:table-cell>
          <table:table-cell/>
          <table:table-cell table:formula="of:=([.D113]-[.A113])/0.0166667" office:value-type="float" office:value="-49.5839008321985" calcext:value-type="float">
            <text:p>-49.5839008321985</text:p>
          </table:table-cell>
          <table:table-cell table:formula="of:=ABS([.E113]-[.B113])/0.0166667" office:value-type="float" office:value="805.258389483221" calcext:value-type="float">
            <text:p>805.258389483221</text:p>
          </table:table-cell>
          <table:table-cell table:formula="of:=([.F113]-[.C113])/0.0166667" office:value-type="float" office:value="51.5038969922058" calcext:value-type="float">
            <text:p>51.5038969922058</text:p>
          </table:table-cell>
          <table:table-cell table:formula="of:=DEGREES(ATAN(ABS([.F113]-[.C113])/ABS([.E113]-[.B113])))" office:value-type="float" office:value="3.65962264524634" calcext:value-type="float">
            <text:p>3.65962264524634</text:p>
          </table:table-cell>
          <table:table-cell table:formula="of:=SQRT(POWER([.H113];2)+POWER([.I113];2)+POWER([.J113];2))" office:value-type="float" office:value="808.425808878113" calcext:value-type="float">
            <text:p>808.425808878113</text:p>
          </table:table-cell>
        </table:table-row>
        <table:table-row table:style-name="ro1">
          <table:table-cell office:value-type="float" office:value="21.1267" calcext:value-type="float">
            <text:p>21.1267</text:p>
          </table:table-cell>
          <table:table-cell office:value-type="float" office:value="314.757" calcext:value-type="float">
            <text:p>314.757</text:p>
          </table:table-cell>
          <table:table-cell office:value-type="float" office:value="45.0808" calcext:value-type="float">
            <text:p>45.0808</text:p>
          </table:table-cell>
          <table:table-cell office:value-type="float" office:value="19.6801" calcext:value-type="float">
            <text:p>19.6801</text:p>
          </table:table-cell>
          <table:table-cell office:value-type="float" office:value="302.838" calcext:value-type="float">
            <text:p>302.838</text:p>
          </table:table-cell>
          <table:table-cell office:value-type="float" office:value="46.015" calcext:value-type="float">
            <text:p>46.015</text:p>
          </table:table-cell>
          <table:table-cell/>
          <table:table-cell table:formula="of:=([.D114]-[.A114])/0.0166667" office:value-type="float" office:value="-86.7958264083472" calcext:value-type="float">
            <text:p>-86.7958264083472</text:p>
          </table:table-cell>
          <table:table-cell table:formula="of:=ABS([.E114]-[.B114])/0.0166667" office:value-type="float" office:value="715.13856972286" calcext:value-type="float">
            <text:p>715.13856972286</text:p>
          </table:table-cell>
          <table:table-cell table:formula="of:=([.F114]-[.C114])/0.0166667" office:value-type="float" office:value="56.051887896224" calcext:value-type="float">
            <text:p>56.051887896224</text:p>
          </table:table-cell>
          <table:table-cell table:formula="of:=DEGREES(ATAN(ABS([.F114]-[.C114])/ABS([.E114]-[.B114])))" office:value-type="float" office:value="4.48162695704565" calcext:value-type="float">
            <text:p>4.48162695704565</text:p>
          </table:table-cell>
          <table:table-cell table:formula="of:=SQRT(POWER([.H114];2)+POWER([.I114];2)+POWER([.J114];2))" office:value-type="float" office:value="722.563840448646" calcext:value-type="float">
            <text:p>722.563840448646</text:p>
          </table:table-cell>
        </table:table-row>
        <table:table-row table:style-name="ro1">
          <table:table-cell office:value-type="float" office:value="27.3098" calcext:value-type="float">
            <text:p>27.3098</text:p>
          </table:table-cell>
          <table:table-cell office:value-type="float" office:value="315.369" calcext:value-type="float">
            <text:p>315.369</text:p>
          </table:table-cell>
          <table:table-cell office:value-type="float" office:value="44.9253" calcext:value-type="float">
            <text:p>44.9253</text:p>
          </table:table-cell>
          <table:table-cell office:value-type="float" office:value="26.6749" calcext:value-type="float">
            <text:p>26.6749</text:p>
          </table:table-cell>
          <table:table-cell office:value-type="float" office:value="304.131" calcext:value-type="float">
            <text:p>304.131</text:p>
          </table:table-cell>
          <table:table-cell office:value-type="float" office:value="44.9658" calcext:value-type="float">
            <text:p>44.9658</text:p>
          </table:table-cell>
          <table:table-cell/>
          <table:table-cell table:formula="of:=([.D115]-[.A115])/0.0166667" office:value-type="float" office:value="-38.0939238121523" calcext:value-type="float">
            <text:p>-38.0939238121523</text:p>
          </table:table-cell>
          <table:table-cell table:formula="of:=ABS([.E115]-[.B115])/0.0166667" office:value-type="float" office:value="674.278651442701" calcext:value-type="float">
            <text:p>674.278651442701</text:p>
          </table:table-cell>
          <table:table-cell table:formula="of:=([.F115]-[.C115])/0.0166667" office:value-type="float" office:value="2.42999514000981" calcext:value-type="float">
            <text:p>2.42999514000981</text:p>
          </table:table-cell>
          <table:table-cell table:formula="of:=DEGREES(ATAN(ABS([.F115]-[.C115])/ABS([.E115]-[.B115])))" office:value-type="float" office:value="0.206484163060047" calcext:value-type="float">
            <text:p>0.206484163060047</text:p>
          </table:table-cell>
          <table:table-cell table:formula="of:=SQRT(POWER([.H115];2)+POWER([.I115];2)+POWER([.J115];2))" office:value-type="float" office:value="675.358239528603" calcext:value-type="float">
            <text:p>675.358239528603</text:p>
          </table:table-cell>
        </table:table-row>
        <table:table-row table:style-name="ro1">
          <table:table-cell office:value-type="float" office:value="37.945" calcext:value-type="float">
            <text:p>37.945</text:p>
          </table:table-cell>
          <table:table-cell office:value-type="float" office:value="314.103" calcext:value-type="float">
            <text:p>314.103</text:p>
          </table:table-cell>
          <table:table-cell office:value-type="float" office:value="43.6573" calcext:value-type="float">
            <text:p>43.6573</text:p>
          </table:table-cell>
          <table:table-cell office:value-type="float" office:value="35.7787" calcext:value-type="float">
            <text:p>35.7787</text:p>
          </table:table-cell>
          <table:table-cell office:value-type="float" office:value="302.7" calcext:value-type="float">
            <text:p>302.7</text:p>
          </table:table-cell>
          <table:table-cell office:value-type="float" office:value="44.0311" calcext:value-type="float">
            <text:p>44.0311</text:p>
          </table:table-cell>
          <table:table-cell/>
          <table:table-cell table:formula="of:=([.D116]-[.A116])/0.0166667" office:value-type="float" office:value="-129.97774004452" calcext:value-type="float">
            <text:p>-129.97774004452</text:p>
          </table:table-cell>
          <table:table-cell table:formula="of:=ABS([.E116]-[.B116])/0.0166667" office:value-type="float" office:value="684.178631642738" calcext:value-type="float">
            <text:p>684.178631642738</text:p>
          </table:table-cell>
          <table:table-cell table:formula="of:=([.F116]-[.C116])/0.0166667" office:value-type="float" office:value="22.4279551440899" calcext:value-type="float">
            <text:p>22.4279551440899</text:p>
          </table:table-cell>
          <table:table-cell table:formula="of:=DEGREES(ATAN(ABS([.F116]-[.C116])/ABS([.E116]-[.B116])))" office:value-type="float" office:value="1.87753186104523" calcext:value-type="float">
            <text:p>1.87753186104523</text:p>
          </table:table-cell>
          <table:table-cell table:formula="of:=SQRT(POWER([.H116];2)+POWER([.I116];2)+POWER([.J116];2))" office:value-type="float" office:value="696.776596963155" calcext:value-type="float">
            <text:p>696.776596963155</text:p>
          </table:table-cell>
        </table:table-row>
        <table:table-row table:style-name="ro1">
          <table:table-cell office:value-type="float" office:value="53.5679" calcext:value-type="float">
            <text:p>53.5679</text:p>
          </table:table-cell>
          <table:table-cell office:value-type="float" office:value="303.366" calcext:value-type="float">
            <text:p>303.366</text:p>
          </table:table-cell>
          <table:table-cell office:value-type="float" office:value="46.623" calcext:value-type="float">
            <text:p>46.623</text:p>
          </table:table-cell>
          <table:table-cell office:value-type="float" office:value="51.5452" calcext:value-type="float">
            <text:p>51.5452</text:p>
          </table:table-cell>
          <table:table-cell office:value-type="float" office:value="294.368" calcext:value-type="float">
            <text:p>294.368</text:p>
          </table:table-cell>
          <table:table-cell office:value-type="float" office:value="46.641" calcext:value-type="float">
            <text:p>46.641</text:p>
          </table:table-cell>
          <table:table-cell/>
          <table:table-cell table:formula="of:=([.D117]-[.A117])/0.0166667" office:value-type="float" office:value="-121.361757276485" calcext:value-type="float">
            <text:p>-121.361757276485</text:p>
          </table:table-cell>
          <table:table-cell table:formula="of:=ABS([.E117]-[.B117])/0.0166667" office:value-type="float" office:value="539.878920242159" calcext:value-type="float">
            <text:p>539.878920242159</text:p>
          </table:table-cell>
          <table:table-cell table:formula="of:=([.F117]-[.C117])/0.0166667" office:value-type="float" office:value="1.07999784000436" calcext:value-type="float">
            <text:p>1.07999784000436</text:p>
          </table:table-cell>
          <table:table-cell table:formula="of:=DEGREES(ATAN(ABS([.F117]-[.C117])/ABS([.E117]-[.B117])))" office:value-type="float" office:value="0.114616876586881" calcext:value-type="float">
            <text:p>0.114616876586881</text:p>
          </table:table-cell>
          <table:table-cell table:formula="of:=SQRT(POWER([.H117];2)+POWER([.I117];2)+POWER([.J117];2))" office:value-type="float" office:value="553.352591975867" calcext:value-type="float">
            <text:p>553.352591975867</text:p>
          </table:table-cell>
        </table:table-row>
        <table:table-row table:style-name="ro1">
          <table:table-cell office:value-type="float" office:value="52.6899" calcext:value-type="float">
            <text:p>52.6899</text:p>
          </table:table-cell>
          <table:table-cell office:value-type="float" office:value="298.753" calcext:value-type="float">
            <text:p>298.753</text:p>
          </table:table-cell>
          <table:table-cell office:value-type="float" office:value="47.0287" calcext:value-type="float">
            <text:p>47.0287</text:p>
          </table:table-cell>
          <table:table-cell office:value-type="float" office:value="51.4171" calcext:value-type="float">
            <text:p>51.4171</text:p>
          </table:table-cell>
          <table:table-cell office:value-type="float" office:value="285.667" calcext:value-type="float">
            <text:p>285.667</text:p>
          </table:table-cell>
          <table:table-cell office:value-type="float" office:value="48.153" calcext:value-type="float">
            <text:p>48.153</text:p>
          </table:table-cell>
          <table:table-cell/>
          <table:table-cell table:formula="of:=([.D118]-[.A118])/0.0166667" office:value-type="float" office:value="-76.3678472643057" calcext:value-type="float">
            <text:p>-76.3678472643057</text:p>
          </table:table-cell>
          <table:table-cell table:formula="of:=ABS([.E118]-[.B118])/0.0166667" office:value-type="float" office:value="785.158429683141" calcext:value-type="float">
            <text:p>785.158429683141</text:p>
          </table:table-cell>
          <table:table-cell table:formula="of:=([.F118]-[.C118])/0.0166667" office:value-type="float" office:value="67.4578650842697" calcext:value-type="float">
            <text:p>67.4578650842697</text:p>
          </table:table-cell>
          <table:table-cell table:formula="of:=DEGREES(ATAN(ABS([.F118]-[.C118])/ABS([.E118]-[.B118])))" office:value-type="float" office:value="4.91057935443785" calcext:value-type="float">
            <text:p>4.91057935443785</text:p>
          </table:table-cell>
          <table:table-cell table:formula="of:=SQRT(POWER([.H118];2)+POWER([.I118];2)+POWER([.J118];2))" office:value-type="float" office:value="791.742616864855" calcext:value-type="float">
            <text:p>791.742616864855</text:p>
          </table:table-cell>
        </table:table-row>
        <table:table-row table:style-name="ro1">
          <table:table-cell office:value-type="float" office:value="51.7834" calcext:value-type="float">
            <text:p>51.7834</text:p>
          </table:table-cell>
          <table:table-cell office:value-type="float" office:value="314.047" calcext:value-type="float">
            <text:p>314.047</text:p>
          </table:table-cell>
          <table:table-cell office:value-type="float" office:value="44.0572" calcext:value-type="float">
            <text:p>44.0572</text:p>
          </table:table-cell>
          <table:table-cell office:value-type="float" office:value="50.2058" calcext:value-type="float">
            <text:p>50.2058</text:p>
          </table:table-cell>
          <table:table-cell office:value-type="float" office:value="300.282" calcext:value-type="float">
            <text:p>300.282</text:p>
          </table:table-cell>
          <table:table-cell office:value-type="float" office:value="44.4996" calcext:value-type="float">
            <text:p>44.4996</text:p>
          </table:table-cell>
          <table:table-cell/>
          <table:table-cell table:formula="of:=([.D119]-[.A119])/0.0166667" office:value-type="float" office:value="-94.6558106883784" calcext:value-type="float">
            <text:p>-94.6558106883784</text:p>
          </table:table-cell>
          <table:table-cell table:formula="of:=ABS([.E119]-[.B119])/0.0166667" office:value-type="float" office:value="825.898348203306" calcext:value-type="float">
            <text:p>825.898348203306</text:p>
          </table:table-cell>
          <table:table-cell table:formula="of:=([.F119]-[.C119])/0.0166667" office:value-type="float" office:value="26.5439469121061" calcext:value-type="float">
            <text:p>26.5439469121061</text:p>
          </table:table-cell>
          <table:table-cell table:formula="of:=DEGREES(ATAN(ABS([.F119]-[.C119])/ABS([.E119]-[.B119])))" office:value-type="float" office:value="1.84082315091757" calcext:value-type="float">
            <text:p>1.84082315091757</text:p>
          </table:table-cell>
          <table:table-cell table:formula="of:=SQRT(POWER([.H119];2)+POWER([.I119];2)+POWER([.J119];2))" office:value-type="float" office:value="831.728552581728" calcext:value-type="float">
            <text:p>831.728552581728</text:p>
          </table:table-cell>
        </table:table-row>
        <table:table-row table:style-name="ro1">
          <table:table-cell office:value-type="float" office:value="50.505" calcext:value-type="float">
            <text:p>50.505</text:p>
          </table:table-cell>
          <table:table-cell office:value-type="float" office:value="306.089" calcext:value-type="float">
            <text:p>306.089</text:p>
          </table:table-cell>
          <table:table-cell office:value-type="float" office:value="44.9549" calcext:value-type="float">
            <text:p>44.9549</text:p>
          </table:table-cell>
          <table:table-cell office:value-type="float" office:value="48.6532" calcext:value-type="float">
            <text:p>48.6532</text:p>
          </table:table-cell>
          <table:table-cell office:value-type="float" office:value="294.108" calcext:value-type="float">
            <text:p>294.108</text:p>
          </table:table-cell>
          <table:table-cell office:value-type="float" office:value="44.9124" calcext:value-type="float">
            <text:p>44.9124</text:p>
          </table:table-cell>
          <table:table-cell/>
          <table:table-cell table:formula="of:=([.D120]-[.A120])/0.0166667" office:value-type="float" office:value="-111.107777784445" calcext:value-type="float">
            <text:p>-111.107777784445</text:p>
          </table:table-cell>
          <table:table-cell table:formula="of:=ABS([.E120]-[.B120])/0.0166667" office:value-type="float" office:value="718.858562282875" calcext:value-type="float">
            <text:p>718.858562282875</text:p>
          </table:table-cell>
          <table:table-cell table:formula="of:=([.F120]-[.C120])/0.0166667" office:value-type="float" office:value="-2.54999490001044" calcext:value-type="float">
            <text:p>-2.54999490001044</text:p>
          </table:table-cell>
          <table:table-cell table:formula="of:=DEGREES(ATAN(ABS([.F120]-[.C120])/ABS([.E120]-[.B120])))" office:value-type="float" office:value="0.203243503522945" calcext:value-type="float">
            <text:p>0.203243503522945</text:p>
          </table:table-cell>
          <table:table-cell table:formula="of:=SQRT(POWER([.H120];2)+POWER([.I120];2)+POWER([.J120];2))" office:value-type="float" office:value="727.398840613312" calcext:value-type="float">
            <text:p>727.398840613312</text:p>
          </table:table-cell>
        </table:table-row>
        <table:table-row table:style-name="ro1">
          <table:table-cell office:value-type="float" office:value="51.7922" calcext:value-type="float">
            <text:p>51.7922</text:p>
          </table:table-cell>
          <table:table-cell office:value-type="float" office:value="313.972" calcext:value-type="float">
            <text:p>313.972</text:p>
          </table:table-cell>
          <table:table-cell office:value-type="float" office:value="44.3348" calcext:value-type="float">
            <text:p>44.3348</text:p>
          </table:table-cell>
          <table:table-cell office:value-type="float" office:value="49.8249" calcext:value-type="float">
            <text:p>49.8249</text:p>
          </table:table-cell>
          <table:table-cell office:value-type="float" office:value="303.093" calcext:value-type="float">
            <text:p>303.093</text:p>
          </table:table-cell>
          <table:table-cell office:value-type="float" office:value="44.6118" calcext:value-type="float">
            <text:p>44.6118</text:p>
          </table:table-cell>
          <table:table-cell/>
          <table:table-cell table:formula="of:=([.D121]-[.A121])/0.0166667" office:value-type="float" office:value="-118.037763924472" calcext:value-type="float">
            <text:p>-118.037763924472</text:p>
          </table:table-cell>
          <table:table-cell table:formula="of:=ABS([.E121]-[.B121])/0.0166667" office:value-type="float" office:value="652.738694522609" calcext:value-type="float">
            <text:p>652.738694522609</text:p>
          </table:table-cell>
          <table:table-cell table:formula="of:=([.F121]-[.C121])/0.0166667" office:value-type="float" office:value="16.6199667600665" calcext:value-type="float">
            <text:p>16.6199667600665</text:p>
          </table:table-cell>
          <table:table-cell table:formula="of:=DEGREES(ATAN(ABS([.F121]-[.C121])/ABS([.E121]-[.B121])))" office:value-type="float" office:value="1.45854421422218" calcext:value-type="float">
            <text:p>1.45854421422218</text:p>
          </table:table-cell>
          <table:table-cell table:formula="of:=SQRT(POWER([.H121];2)+POWER([.I121];2)+POWER([.J121];2))" office:value-type="float" office:value="663.533676865368" calcext:value-type="float">
            <text:p>663.533676865368</text:p>
          </table:table-cell>
        </table:table-row>
        <table:table-row table:style-name="ro1">
          <table:table-cell office:value-type="float" office:value="52.5367" calcext:value-type="float">
            <text:p>52.5367</text:p>
          </table:table-cell>
          <table:table-cell office:value-type="float" office:value="315.698" calcext:value-type="float">
            <text:p>315.698</text:p>
          </table:table-cell>
          <table:table-cell office:value-type="float" office:value="44.0794" calcext:value-type="float">
            <text:p>44.0794</text:p>
          </table:table-cell>
          <table:table-cell office:value-type="float" office:value="50.8668" calcext:value-type="float">
            <text:p>50.8668</text:p>
          </table:table-cell>
          <table:table-cell office:value-type="float" office:value="303.374" calcext:value-type="float">
            <text:p>303.374</text:p>
          </table:table-cell>
          <table:table-cell office:value-type="float" office:value="44.2986" calcext:value-type="float">
            <text:p>44.2986</text:p>
          </table:table-cell>
          <table:table-cell/>
          <table:table-cell table:formula="of:=([.D122]-[.A122])/0.0166667" office:value-type="float" office:value="-100.193799612401" calcext:value-type="float">
            <text:p>-100.193799612401</text:p>
          </table:table-cell>
          <table:table-cell table:formula="of:=ABS([.E122]-[.B122])/0.0166667" office:value-type="float" office:value="739.438521122955" calcext:value-type="float">
            <text:p>739.438521122955</text:p>
          </table:table-cell>
          <table:table-cell table:formula="of:=([.F122]-[.C122])/0.0166667" office:value-type="float" office:value="13.1519736960527" calcext:value-type="float">
            <text:p>13.1519736960527</text:p>
          </table:table-cell>
          <table:table-cell table:formula="of:=DEGREES(ATAN(ABS([.F122]-[.C122])/ABS([.E122]-[.B122])))" office:value-type="float" office:value="1.01898009730205" calcext:value-type="float">
            <text:p>1.01898009730205</text:p>
          </table:table-cell>
          <table:table-cell table:formula="of:=SQRT(POWER([.H122];2)+POWER([.I122];2)+POWER([.J122];2))" office:value-type="float" office:value="746.311663055975" calcext:value-type="float">
            <text:p>746.311663055975</text:p>
          </table:table-cell>
        </table:table-row>
        <table:table-row table:style-name="ro1">
          <table:table-cell office:value-type="float" office:value="49.9501" calcext:value-type="float">
            <text:p>49.9501</text:p>
          </table:table-cell>
          <table:table-cell office:value-type="float" office:value="306.164" calcext:value-type="float">
            <text:p>306.164</text:p>
          </table:table-cell>
          <table:table-cell office:value-type="float" office:value="44.161" calcext:value-type="float">
            <text:p>44.161</text:p>
          </table:table-cell>
          <table:table-cell office:value-type="float" office:value="47.8627" calcext:value-type="float">
            <text:p>47.8627</text:p>
          </table:table-cell>
          <table:table-cell office:value-type="float" office:value="294.043" calcext:value-type="float">
            <text:p>294.043</text:p>
          </table:table-cell>
          <table:table-cell office:value-type="float" office:value="44.4163" calcext:value-type="float">
            <text:p>44.4163</text:p>
          </table:table-cell>
          <table:table-cell/>
          <table:table-cell table:formula="of:=([.D123]-[.A123])/0.0166667" office:value-type="float" office:value="-125.243749512501" calcext:value-type="float">
            <text:p>-125.243749512501</text:p>
          </table:table-cell>
          <table:table-cell table:formula="of:=ABS([.E123]-[.B123])/0.0166667" office:value-type="float" office:value="727.258545482908" calcext:value-type="float">
            <text:p>727.258545482908</text:p>
          </table:table-cell>
          <table:table-cell table:formula="of:=([.F123]-[.C123])/0.0166667" office:value-type="float" office:value="15.3179693640612" calcext:value-type="float">
            <text:p>15.3179693640612</text:p>
          </table:table-cell>
          <table:table-cell table:formula="of:=DEGREES(ATAN(ABS([.F123]-[.C123])/ABS([.E123]-[.B123])))" office:value-type="float" office:value="1.20662073951631" calcext:value-type="float">
            <text:p>1.20662073951631</text:p>
          </table:table-cell>
          <table:table-cell table:formula="of:=SQRT(POWER([.H123];2)+POWER([.I123];2)+POWER([.J123];2))" office:value-type="float" office:value="738.123044590333" calcext:value-type="float">
            <text:p>738.123044590333</text:p>
          </table:table-cell>
        </table:table-row>
        <table:table-row table:style-name="ro1">
          <table:table-cell office:value-type="float" office:value="51.728" calcext:value-type="float">
            <text:p>51.728</text:p>
          </table:table-cell>
          <table:table-cell office:value-type="float" office:value="315.538" calcext:value-type="float">
            <text:p>315.538</text:p>
          </table:table-cell>
          <table:table-cell office:value-type="float" office:value="44.1105" calcext:value-type="float">
            <text:p>44.1105</text:p>
          </table:table-cell>
          <table:table-cell office:value-type="float" office:value="49.8854" calcext:value-type="float">
            <text:p>49.8854</text:p>
          </table:table-cell>
          <table:table-cell office:value-type="float" office:value="301.646" calcext:value-type="float">
            <text:p>301.646</text:p>
          </table:table-cell>
          <table:table-cell office:value-type="float" office:value="44.5624" calcext:value-type="float">
            <text:p>44.5624</text:p>
          </table:table-cell>
          <table:table-cell/>
          <table:table-cell table:formula="of:=([.D124]-[.A124])/0.0166667" office:value-type="float" office:value="-110.555778888442" calcext:value-type="float">
            <text:p>-110.555778888442</text:p>
          </table:table-cell>
          <table:table-cell table:formula="of:=ABS([.E124]-[.B124])/0.0166667" office:value-type="float" office:value="833.518332963334" calcext:value-type="float">
            <text:p>833.518332963334</text:p>
          </table:table-cell>
          <table:table-cell table:formula="of:=([.F124]-[.C124])/0.0166667" office:value-type="float" office:value="27.1139457721081" calcext:value-type="float">
            <text:p>27.1139457721081</text:p>
          </table:table-cell>
          <table:table-cell table:formula="of:=DEGREES(ATAN(ABS([.F124]-[.C124])/ABS([.E124]-[.B124])))" office:value-type="float" office:value="1.86314683725017" calcext:value-type="float">
            <text:p>1.86314683725017</text:p>
          </table:table-cell>
          <table:table-cell table:formula="of:=SQRT(POWER([.H124];2)+POWER([.I124];2)+POWER([.J124];2))" office:value-type="float" office:value="841.255346305115" calcext:value-type="float">
            <text:p>841.255346305115</text:p>
          </table:table-cell>
        </table:table-row>
        <table:table-row table:style-name="ro1">
          <table:table-cell office:value-type="float" office:value="50.5823" calcext:value-type="float">
            <text:p>50.5823</text:p>
          </table:table-cell>
          <table:table-cell office:value-type="float" office:value="316.904" calcext:value-type="float">
            <text:p>316.904</text:p>
          </table:table-cell>
          <table:table-cell office:value-type="float" office:value="43.9258" calcext:value-type="float">
            <text:p>43.9258</text:p>
          </table:table-cell>
          <table:table-cell office:value-type="float" office:value="47.9059" calcext:value-type="float">
            <text:p>47.9059</text:p>
          </table:table-cell>
          <table:table-cell office:value-type="float" office:value="304.236" calcext:value-type="float">
            <text:p>304.236</text:p>
          </table:table-cell>
          <table:table-cell office:value-type="float" office:value="44.2018" calcext:value-type="float">
            <text:p>44.2018</text:p>
          </table:table-cell>
          <table:table-cell/>
          <table:table-cell table:formula="of:=([.D125]-[.A125])/0.0166667" office:value-type="float" office:value="-160.583678832642" calcext:value-type="float">
            <text:p>-160.583678832642</text:p>
          </table:table-cell>
          <table:table-cell table:formula="of:=ABS([.E125]-[.B125])/0.0166667" office:value-type="float" office:value="760.078479843041" calcext:value-type="float">
            <text:p>760.078479843041</text:p>
          </table:table-cell>
          <table:table-cell table:formula="of:=([.F125]-[.C125])/0.0166667" office:value-type="float" office:value="16.559966880066" calcext:value-type="float">
            <text:p>16.559966880066</text:p>
          </table:table-cell>
          <table:table-cell table:formula="of:=DEGREES(ATAN(ABS([.F125]-[.C125])/ABS([.E125]-[.B125])))" office:value-type="float" office:value="1.24811601774282" calcext:value-type="float">
            <text:p>1.24811601774282</text:p>
          </table:table-cell>
          <table:table-cell table:formula="of:=SQRT(POWER([.H125];2)+POWER([.I125];2)+POWER([.J125];2))" office:value-type="float" office:value="777.03323347911" calcext:value-type="float">
            <text:p>777.03323347911</text:p>
          </table:table-cell>
        </table:table-row>
        <table:table-row table:style-name="ro1">
          <table:table-cell office:value-type="float" office:value="50.1728" calcext:value-type="float">
            <text:p>50.1728</text:p>
          </table:table-cell>
          <table:table-cell office:value-type="float" office:value="313.715" calcext:value-type="float">
            <text:p>313.715</text:p>
          </table:table-cell>
          <table:table-cell office:value-type="float" office:value="44.1214" calcext:value-type="float">
            <text:p>44.1214</text:p>
          </table:table-cell>
          <table:table-cell office:value-type="float" office:value="47.1764" calcext:value-type="float">
            <text:p>47.1764</text:p>
          </table:table-cell>
          <table:table-cell office:value-type="float" office:value="302.666" calcext:value-type="float">
            <text:p>302.666</text:p>
          </table:table-cell>
          <table:table-cell office:value-type="float" office:value="43.9172" calcext:value-type="float">
            <text:p>43.9172</text:p>
          </table:table-cell>
          <table:table-cell/>
          <table:table-cell table:formula="of:=([.D126]-[.A126])/0.0166667" office:value-type="float" office:value="-179.783640432719" calcext:value-type="float">
            <text:p>-179.783640432719</text:p>
          </table:table-cell>
          <table:table-cell table:formula="of:=ABS([.E126]-[.B126])/0.0166667" office:value-type="float" office:value="662.93867412265" calcext:value-type="float">
            <text:p>662.93867412265</text:p>
          </table:table-cell>
          <table:table-cell table:formula="of:=([.F126]-[.C126])/0.0166667" office:value-type="float" office:value="-12.251975496049" calcext:value-type="float">
            <text:p>-12.251975496049</text:p>
          </table:table-cell>
          <table:table-cell table:formula="of:=DEGREES(ATAN(ABS([.F126]-[.C126])/ABS([.E126]-[.B126])))" office:value-type="float" office:value="1.05878055869285" calcext:value-type="float">
            <text:p>1.05878055869285</text:p>
          </table:table-cell>
          <table:table-cell table:formula="of:=SQRT(POWER([.H126];2)+POWER([.I126];2)+POWER([.J126];2))" office:value-type="float" office:value="686.993416211753" calcext:value-type="float">
            <text:p>686.993416211753</text:p>
          </table:table-cell>
        </table:table-row>
        <table:table-row table:style-name="ro1">
          <table:table-cell office:value-type="float" office:value="50.9918" calcext:value-type="float">
            <text:p>50.9918</text:p>
          </table:table-cell>
          <table:table-cell office:value-type="float" office:value="295.518" calcext:value-type="float">
            <text:p>295.518</text:p>
          </table:table-cell>
          <table:table-cell office:value-type="float" office:value="47.2503" calcext:value-type="float">
            <text:p>47.2503</text:p>
          </table:table-cell>
          <table:table-cell office:value-type="float" office:value="48.8685" calcext:value-type="float">
            <text:p>48.8685</text:p>
          </table:table-cell>
          <table:table-cell office:value-type="float" office:value="285.234" calcext:value-type="float">
            <text:p>285.234</text:p>
          </table:table-cell>
          <table:table-cell office:value-type="float" office:value="47.4873" calcext:value-type="float">
            <text:p>47.4873</text:p>
          </table:table-cell>
          <table:table-cell/>
          <table:table-cell table:formula="of:=([.D127]-[.A127])/0.0166667" office:value-type="float" office:value="-127.39774520451" calcext:value-type="float">
            <text:p>-127.39774520451</text:p>
          </table:table-cell>
          <table:table-cell table:formula="of:=ABS([.E127]-[.B127])/0.0166667" office:value-type="float" office:value="617.038765922468" calcext:value-type="float">
            <text:p>617.038765922468</text:p>
          </table:table-cell>
          <table:table-cell table:formula="of:=([.F127]-[.C127])/0.0166667" office:value-type="float" office:value="14.2199715600566" calcext:value-type="float">
            <text:p>14.2199715600566</text:p>
          </table:table-cell>
          <table:table-cell table:formula="of:=DEGREES(ATAN(ABS([.F127]-[.C127])/ABS([.E127]-[.B127])))" office:value-type="float" office:value="1.32017664116884" calcext:value-type="float">
            <text:p>1.32017664116884</text:p>
          </table:table-cell>
          <table:table-cell table:formula="of:=SQRT(POWER([.H127];2)+POWER([.I127];2)+POWER([.J127];2))" office:value-type="float" office:value="630.213639748842" calcext:value-type="float">
            <text:p>630.213639748842</text:p>
          </table:table-cell>
        </table:table-row>
        <table:table-row table:style-name="ro1">
          <table:table-cell office:value-type="float" office:value="51.7412" calcext:value-type="float">
            <text:p>51.7412</text:p>
          </table:table-cell>
          <table:table-cell office:value-type="float" office:value="295.867" calcext:value-type="float">
            <text:p>295.867</text:p>
          </table:table-cell>
          <table:table-cell office:value-type="float" office:value="46.422" calcext:value-type="float">
            <text:p>46.422</text:p>
          </table:table-cell>
          <table:table-cell office:value-type="float" office:value="49.9174" calcext:value-type="float">
            <text:p>49.9174</text:p>
          </table:table-cell>
          <table:table-cell office:value-type="float" office:value="284.251" calcext:value-type="float">
            <text:p>284.251</text:p>
          </table:table-cell>
          <table:table-cell office:value-type="float" office:value="46.8668" calcext:value-type="float">
            <text:p>46.8668</text:p>
          </table:table-cell>
          <table:table-cell/>
          <table:table-cell table:formula="of:=([.D128]-[.A128])/0.0166667" office:value-type="float" office:value="-109.427781144438" calcext:value-type="float">
            <text:p>-109.427781144438</text:p>
          </table:table-cell>
          <table:table-cell table:formula="of:=ABS([.E128]-[.B128])/0.0166667" office:value-type="float" office:value="696.95860608279" calcext:value-type="float">
            <text:p>696.95860608279</text:p>
          </table:table-cell>
          <table:table-cell table:formula="of:=([.F128]-[.C128])/0.0166667" office:value-type="float" office:value="26.6879466241068" calcext:value-type="float">
            <text:p>26.6879466241068</text:p>
          </table:table-cell>
          <table:table-cell table:formula="of:=DEGREES(ATAN(ABS([.F128]-[.C128])/ABS([.E128]-[.B128])))" office:value-type="float" office:value="2.1928992391846" calcext:value-type="float">
            <text:p>2.1928992391846</text:p>
          </table:table-cell>
          <table:table-cell table:formula="of:=SQRT(POWER([.H128];2)+POWER([.I128];2)+POWER([.J128];2))" office:value-type="float" office:value="706.001405362675" calcext:value-type="float">
            <text:p>706.001405362675</text:p>
          </table:table-cell>
        </table:table-row>
        <table:table-row table:style-name="ro1">
          <table:table-cell office:value-type="float" office:value="53.019" calcext:value-type="float">
            <text:p>53.019</text:p>
          </table:table-cell>
          <table:table-cell office:value-type="float" office:value="303.441" calcext:value-type="float">
            <text:p>303.441</text:p>
          </table:table-cell>
          <table:table-cell office:value-type="float" office:value="45.8353" calcext:value-type="float">
            <text:p>45.8353</text:p>
          </table:table-cell>
          <table:table-cell office:value-type="float" office:value="51.0773" calcext:value-type="float">
            <text:p>51.0773</text:p>
          </table:table-cell>
          <table:table-cell office:value-type="float" office:value="292.93" calcext:value-type="float">
            <text:p>292.93</text:p>
          </table:table-cell>
          <table:table-cell office:value-type="float" office:value="46.3426" calcext:value-type="float">
            <text:p>46.3426</text:p>
          </table:table-cell>
          <table:table-cell/>
          <table:table-cell table:formula="of:=([.D129]-[.A129])/0.0166667" office:value-type="float" office:value="-116.501766996466" calcext:value-type="float">
            <text:p>-116.501766996466</text:p>
          </table:table-cell>
          <table:table-cell table:formula="of:=ABS([.E129]-[.B129])/0.0166667" office:value-type="float" office:value="630.658738682521" calcext:value-type="float">
            <text:p>630.658738682521</text:p>
          </table:table-cell>
          <table:table-cell table:formula="of:=([.F129]-[.C129])/0.0166667" office:value-type="float" office:value="30.4379391241218" calcext:value-type="float">
            <text:p>30.4379391241218</text:p>
          </table:table-cell>
          <table:table-cell table:formula="of:=DEGREES(ATAN(ABS([.F129]-[.C129])/ABS([.E129]-[.B129])))" office:value-type="float" office:value="2.76316351130664" calcext:value-type="float">
            <text:p>2.76316351130664</text:p>
          </table:table-cell>
          <table:table-cell table:formula="of:=SQRT(POWER([.H129];2)+POWER([.I129];2)+POWER([.J129];2))" office:value-type="float" office:value="642.051068473568" calcext:value-type="float">
            <text:p>642.051068473568</text:p>
          </table:table-cell>
        </table:table-row>
        <table:table-row table:style-name="ro1">
          <table:table-cell office:value-type="float" office:value="53.5938" calcext:value-type="float">
            <text:p>53.5938</text:p>
          </table:table-cell>
          <table:table-cell office:value-type="float" office:value="302.126" calcext:value-type="float">
            <text:p>302.126</text:p>
          </table:table-cell>
          <table:table-cell office:value-type="float" office:value="45.758" calcext:value-type="float">
            <text:p>45.758</text:p>
          </table:table-cell>
          <table:table-cell office:value-type="float" office:value="51.9463" calcext:value-type="float">
            <text:p>51.9463</text:p>
          </table:table-cell>
          <table:table-cell office:value-type="float" office:value="290.399" calcext:value-type="float">
            <text:p>290.399</text:p>
          </table:table-cell>
          <table:table-cell office:value-type="float" office:value="45.9395" calcext:value-type="float">
            <text:p>45.9395</text:p>
          </table:table-cell>
          <table:table-cell/>
          <table:table-cell table:formula="of:=([.D130]-[.A130])/0.0166667" office:value-type="float" office:value="-98.8498023003955" calcext:value-type="float">
            <text:p>-98.8498023003955</text:p>
          </table:table-cell>
          <table:table-cell table:formula="of:=ABS([.E130]-[.B130])/0.0166667" office:value-type="float" office:value="703.618592762813" calcext:value-type="float">
            <text:p>703.618592762813</text:p>
          </table:table-cell>
          <table:table-cell table:formula="of:=([.F130]-[.C130])/0.0166667" office:value-type="float" office:value="10.8899782200435" calcext:value-type="float">
            <text:p>10.8899782200435</text:p>
          </table:table-cell>
          <table:table-cell table:formula="of:=DEGREES(ATAN(ABS([.F130]-[.C130])/ABS([.E130]-[.B130])))" office:value-type="float" office:value="0.886701949190861" calcext:value-type="float">
            <text:p>0.886701949190861</text:p>
          </table:table-cell>
          <table:table-cell table:formula="of:=SQRT(POWER([.H130];2)+POWER([.I130];2)+POWER([.J130];2))" office:value-type="float" office:value="710.611707701176" calcext:value-type="float">
            <text:p>710.611707701176</text:p>
          </table:table-cell>
        </table:table-row>
        <table:table-row table:style-name="ro1">
          <table:table-cell office:value-type="float" office:value="54.4969" calcext:value-type="float">
            <text:p>54.4969</text:p>
          </table:table-cell>
          <table:table-cell office:value-type="float" office:value="306.687" calcext:value-type="float">
            <text:p>306.687</text:p>
          </table:table-cell>
          <table:table-cell office:value-type="float" office:value="45.617" calcext:value-type="float">
            <text:p>45.617</text:p>
          </table:table-cell>
          <table:table-cell office:value-type="float" office:value="53.3425" calcext:value-type="float">
            <text:p>53.3425</text:p>
          </table:table-cell>
          <table:table-cell office:value-type="float" office:value="294.809" calcext:value-type="float">
            <text:p>294.809</text:p>
          </table:table-cell>
          <table:table-cell office:value-type="float" office:value="46.3025" calcext:value-type="float">
            <text:p>46.3025</text:p>
          </table:table-cell>
          <table:table-cell/>
          <table:table-cell table:formula="of:=([.D131]-[.A131])/0.0166667" office:value-type="float" office:value="-69.2638614722768" calcext:value-type="float">
            <text:p>-69.2638614722768</text:p>
          </table:table-cell>
          <table:table-cell table:formula="of:=ABS([.E131]-[.B131])/0.0166667" office:value-type="float" office:value="712.67857464285" calcext:value-type="float">
            <text:p>712.67857464285</text:p>
          </table:table-cell>
          <table:table-cell table:formula="of:=([.F131]-[.C131])/0.0166667" office:value-type="float" office:value="41.1299177401648" calcext:value-type="float">
            <text:p>41.1299177401648</text:p>
          </table:table-cell>
          <table:table-cell table:formula="of:=DEGREES(ATAN(ABS([.F131]-[.C131])/ABS([.E131]-[.B131])))" office:value-type="float" office:value="3.30297513947579" calcext:value-type="float">
            <text:p>3.30297513947579</text:p>
          </table:table-cell>
          <table:table-cell table:formula="of:=SQRT(POWER([.H131];2)+POWER([.I131];2)+POWER([.J131];2))" office:value-type="float" office:value="717.216775734037" calcext:value-type="float">
            <text:p>717.216775734037</text:p>
          </table:table-cell>
        </table:table-row>
        <table:table-row table:style-name="ro1">
          <table:table-cell office:value-type="float" office:value="54.2286" calcext:value-type="float">
            <text:p>54.2286</text:p>
          </table:table-cell>
          <table:table-cell office:value-type="float" office:value="299.263" calcext:value-type="float">
            <text:p>299.263</text:p>
          </table:table-cell>
          <table:table-cell office:value-type="float" office:value="46.1645" calcext:value-type="float">
            <text:p>46.1645</text:p>
          </table:table-cell>
          <table:table-cell office:value-type="float" office:value="53.1414" calcext:value-type="float">
            <text:p>53.1414</text:p>
          </table:table-cell>
          <table:table-cell office:value-type="float" office:value="286.382" calcext:value-type="float">
            <text:p>286.382</text:p>
          </table:table-cell>
          <table:table-cell office:value-type="float" office:value="46.52" calcext:value-type="float">
            <text:p>46.52</text:p>
          </table:table-cell>
          <table:table-cell/>
          <table:table-cell table:formula="of:=([.D132]-[.A132])/0.0166667" office:value-type="float" office:value="-65.2318695362611" calcext:value-type="float">
            <text:p>-65.2318695362611</text:p>
          </table:table-cell>
          <table:table-cell table:formula="of:=ABS([.E132]-[.B132])/0.0166667" office:value-type="float" office:value="772.85845428309" calcext:value-type="float">
            <text:p>772.85845428309</text:p>
          </table:table-cell>
          <table:table-cell table:formula="of:=([.F132]-[.C132])/0.0166667" office:value-type="float" office:value="21.3299573400857" calcext:value-type="float">
            <text:p>21.3299573400857</text:p>
          </table:table-cell>
          <table:table-cell table:formula="of:=DEGREES(ATAN(ABS([.F132]-[.C132])/ABS([.E132]-[.B132])))" office:value-type="float" office:value="1.58089282085802" calcext:value-type="float">
            <text:p>1.58089282085802</text:p>
          </table:table-cell>
          <table:table-cell table:formula="of:=SQRT(POWER([.H132];2)+POWER([.I132];2)+POWER([.J132];2))" office:value-type="float" office:value="775.899706302414" calcext:value-type="float">
            <text:p>775.899706302414</text:p>
          </table:table-cell>
        </table:table-row>
        <table:table-row table:style-name="ro1">
          <table:table-cell office:value-type="float" office:value="53.8794" calcext:value-type="float">
            <text:p>53.8794</text:p>
          </table:table-cell>
          <table:table-cell office:value-type="float" office:value="301.983" calcext:value-type="float">
            <text:p>301.983</text:p>
          </table:table-cell>
          <table:table-cell office:value-type="float" office:value="46.5563" calcext:value-type="float">
            <text:p>46.5563</text:p>
          </table:table-cell>
          <table:table-cell office:value-type="float" office:value="52.4383" calcext:value-type="float">
            <text:p>52.4383</text:p>
          </table:table-cell>
          <table:table-cell office:value-type="float" office:value="291.65" calcext:value-type="float">
            <text:p>291.65</text:p>
          </table:table-cell>
          <table:table-cell office:value-type="float" office:value="47.0253" calcext:value-type="float">
            <text:p>47.0253</text:p>
          </table:table-cell>
          <table:table-cell/>
          <table:table-cell table:formula="of:=([.D133]-[.A133])/0.0166667" office:value-type="float" office:value="-86.4658270683458" calcext:value-type="float">
            <text:p>-86.4658270683458</text:p>
          </table:table-cell>
          <table:table-cell table:formula="of:=ABS([.E133]-[.B133])/0.0166667" office:value-type="float" office:value="619.978760042482" calcext:value-type="float">
            <text:p>619.978760042482</text:p>
          </table:table-cell>
          <table:table-cell table:formula="of:=([.F133]-[.C133])/0.0166667" office:value-type="float" office:value="28.1399437201126" calcext:value-type="float">
            <text:p>28.1399437201126</text:p>
          </table:table-cell>
          <table:table-cell table:formula="of:=DEGREES(ATAN(ABS([.F133]-[.C133])/ABS([.E133]-[.B133])))" office:value-type="float" office:value="2.59878935106999" calcext:value-type="float">
            <text:p>2.59878935106999</text:p>
          </table:table-cell>
          <table:table-cell table:formula="of:=SQRT(POWER([.H133];2)+POWER([.I133];2)+POWER([.J133];2))" office:value-type="float" office:value="626.611409556989" calcext:value-type="float">
            <text:p>626.611409556989</text:p>
          </table:table-cell>
        </table:table-row>
        <table:table-row table:style-name="ro1">
          <table:table-cell office:value-type="float" office:value="53.7322" calcext:value-type="float">
            <text:p>53.7322</text:p>
          </table:table-cell>
          <table:table-cell office:value-type="float" office:value="312.776" calcext:value-type="float">
            <text:p>312.776</text:p>
          </table:table-cell>
          <table:table-cell office:value-type="float" office:value="44.4873" calcext:value-type="float">
            <text:p>44.4873</text:p>
          </table:table-cell>
          <table:table-cell office:value-type="float" office:value="52.9851" calcext:value-type="float">
            <text:p>52.9851</text:p>
          </table:table-cell>
          <table:table-cell office:value-type="float" office:value="290.509" calcext:value-type="float">
            <text:p>290.509</text:p>
          </table:table-cell>
          <table:table-cell office:value-type="float" office:value="46.422" calcext:value-type="float">
            <text:p>46.422</text:p>
          </table:table-cell>
          <table:table-cell/>
          <table:table-cell table:formula="of:=([.D134]-[.A134])/0.0166667" office:value-type="float" office:value="-44.8259103481791" calcext:value-type="float">
            <text:p>-44.8259103481791</text:p>
          </table:table-cell>
          <table:table-cell table:formula="of:=ABS([.E134]-[.B134])/0.0166667" office:value-type="float" office:value="1336.01732796534" calcext:value-type="float">
            <text:p>1336.01732796534</text:p>
          </table:table-cell>
          <table:table-cell table:formula="of:=([.F134]-[.C134])/0.0166667" office:value-type="float" office:value="116.081767836464" calcext:value-type="float">
            <text:p>116.081767836464</text:p>
          </table:table-cell>
          <table:table-cell table:formula="of:=DEGREES(ATAN(ABS([.F134]-[.C134])/ABS([.E134]-[.B134])))" office:value-type="float" office:value="4.96575453232588" calcext:value-type="float">
            <text:p>4.96575453232588</text:p>
          </table:table-cell>
          <table:table-cell table:formula="of:=SQRT(POWER([.H134];2)+POWER([.I134];2)+POWER([.J134];2))" office:value-type="float" office:value="1341.7997763028" calcext:value-type="float">
            <text:p>1341.7997763028</text:p>
          </table:table-cell>
        </table:table-row>
        <table:table-row table:style-name="ro1">
          <table:table-cell office:value-type="float" office:value="52.4002" calcext:value-type="float">
            <text:p>52.4002</text:p>
          </table:table-cell>
          <table:table-cell office:value-type="float" office:value="312.452" calcext:value-type="float">
            <text:p>312.452</text:p>
          </table:table-cell>
          <table:table-cell office:value-type="float" office:value="44.8131" calcext:value-type="float">
            <text:p>44.8131</text:p>
          </table:table-cell>
          <table:table-cell office:value-type="float" office:value="50.754" calcext:value-type="float">
            <text:p>50.754</text:p>
          </table:table-cell>
          <table:table-cell office:value-type="float" office:value="300.21" calcext:value-type="float">
            <text:p>300.21</text:p>
          </table:table-cell>
          <table:table-cell office:value-type="float" office:value="45.2842" calcext:value-type="float">
            <text:p>45.2842</text:p>
          </table:table-cell>
          <table:table-cell/>
          <table:table-cell table:formula="of:=([.D135]-[.A135])/0.0166667" office:value-type="float" office:value="-98.7718024563951" calcext:value-type="float">
            <text:p>-98.7718024563951</text:p>
          </table:table-cell>
          <table:table-cell table:formula="of:=ABS([.E135]-[.B135])/0.0166667" office:value-type="float" office:value="734.518530962939" calcext:value-type="float">
            <text:p>734.518530962939</text:p>
          </table:table-cell>
          <table:table-cell table:formula="of:=([.F135]-[.C135])/0.0166667" office:value-type="float" office:value="28.2659434681131" calcext:value-type="float">
            <text:p>28.2659434681131</text:p>
          </table:table-cell>
          <table:table-cell table:formula="of:=DEGREES(ATAN(ABS([.F135]-[.C135])/ABS([.E135]-[.B135])))" office:value-type="float" office:value="2.2037844726805" calcext:value-type="float">
            <text:p>2.2037844726805</text:p>
          </table:table-cell>
          <table:table-cell table:formula="of:=SQRT(POWER([.H135];2)+POWER([.I135];2)+POWER([.J135];2))" office:value-type="float" office:value="741.6685950265" calcext:value-type="float">
            <text:p>741.6685950265</text:p>
          </table:table-cell>
        </table:table-row>
        <table:table-row table:style-name="ro1">
          <table:table-cell office:value-type="float" office:value="53.5579" calcext:value-type="float">
            <text:p>53.5579</text:p>
          </table:table-cell>
          <table:table-cell office:value-type="float" office:value="317.471" calcext:value-type="float">
            <text:p>317.471</text:p>
          </table:table-cell>
          <table:table-cell office:value-type="float" office:value="43.8146" calcext:value-type="float">
            <text:p>43.8146</text:p>
          </table:table-cell>
          <table:table-cell office:value-type="float" office:value="52.1979" calcext:value-type="float">
            <text:p>52.1979</text:p>
          </table:table-cell>
          <table:table-cell office:value-type="float" office:value="303.53" calcext:value-type="float">
            <text:p>303.53</text:p>
          </table:table-cell>
          <table:table-cell office:value-type="float" office:value="44.7854" calcext:value-type="float">
            <text:p>44.7854</text:p>
          </table:table-cell>
          <table:table-cell/>
          <table:table-cell table:formula="of:=([.D136]-[.A136])/0.0166667" office:value-type="float" office:value="-81.5998368003268" calcext:value-type="float">
            <text:p>-81.5998368003268</text:p>
          </table:table-cell>
          <table:table-cell table:formula="of:=ABS([.E136]-[.B136])/0.0166667" office:value-type="float" office:value="836.458327083348" calcext:value-type="float">
            <text:p>836.458327083348</text:p>
          </table:table-cell>
          <table:table-cell table:formula="of:=([.F136]-[.C136])/0.0166667" office:value-type="float" office:value="58.2478835042332" calcext:value-type="float">
            <text:p>58.2478835042332</text:p>
          </table:table-cell>
          <table:table-cell table:formula="of:=DEGREES(ATAN(ABS([.F136]-[.C136])/ABS([.E136]-[.B136])))" office:value-type="float" office:value="3.98343694943006" calcext:value-type="float">
            <text:p>3.98343694943006</text:p>
          </table:table-cell>
          <table:table-cell table:formula="of:=SQRT(POWER([.H136];2)+POWER([.I136];2)+POWER([.J136];2))" office:value-type="float" office:value="842.445180558139" calcext:value-type="float">
            <text:p>842.445180558139</text:p>
          </table:table-cell>
        </table:table-row>
        <table:table-row table:style-name="ro1">
          <table:table-cell office:value-type="float" office:value="53.0907" calcext:value-type="float">
            <text:p>53.0907</text:p>
          </table:table-cell>
          <table:table-cell office:value-type="float" office:value="308.14" calcext:value-type="float">
            <text:p>308.14</text:p>
          </table:table-cell>
          <table:table-cell office:value-type="float" office:value="44.6322" calcext:value-type="float">
            <text:p>44.6322</text:p>
          </table:table-cell>
          <table:table-cell office:value-type="float" office:value="51.7083" calcext:value-type="float">
            <text:p>51.7083</text:p>
          </table:table-cell>
          <table:table-cell office:value-type="float" office:value="296.099" calcext:value-type="float">
            <text:p>296.099</text:p>
          </table:table-cell>
          <table:table-cell office:value-type="float" office:value="45.359" calcext:value-type="float">
            <text:p>45.359</text:p>
          </table:table-cell>
          <table:table-cell/>
          <table:table-cell table:formula="of:=([.D137]-[.A137])/0.0166667" office:value-type="float" office:value="-82.9438341123316" calcext:value-type="float">
            <text:p>-82.9438341123316</text:p>
          </table:table-cell>
          <table:table-cell table:formula="of:=ABS([.E137]-[.B137])/0.0166667" office:value-type="float" office:value="722.45855508289" calcext:value-type="float">
            <text:p>722.45855508289</text:p>
          </table:table-cell>
          <table:table-cell table:formula="of:=([.F137]-[.C137])/0.0166667" office:value-type="float" office:value="43.6079127841747" calcext:value-type="float">
            <text:p>43.6079127841747</text:p>
          </table:table-cell>
          <table:table-cell table:formula="of:=DEGREES(ATAN(ABS([.F137]-[.C137])/ABS([.E137]-[.B137])))" office:value-type="float" office:value="3.45420725434444" calcext:value-type="float">
            <text:p>3.45420725434444</text:p>
          </table:table-cell>
          <table:table-cell table:formula="of:=SQRT(POWER([.H137];2)+POWER([.I137];2)+POWER([.J137];2))" office:value-type="float" office:value="728.5105994336" calcext:value-type="float">
            <text:p>728.5105994336</text:p>
          </table:table-cell>
        </table:table-row>
        <table:table-row table:style-name="ro1">
          <table:table-cell office:value-type="float" office:value="54.2202" calcext:value-type="float">
            <text:p>54.2202</text:p>
          </table:table-cell>
          <table:table-cell office:value-type="float" office:value="314.373" calcext:value-type="float">
            <text:p>314.373</text:p>
          </table:table-cell>
          <table:table-cell office:value-type="float" office:value="44.5201" calcext:value-type="float">
            <text:p>44.5201</text:p>
          </table:table-cell>
          <table:table-cell office:value-type="float" office:value="52.9356" calcext:value-type="float">
            <text:p>52.9356</text:p>
          </table:table-cell>
          <table:table-cell office:value-type="float" office:value="305.14" calcext:value-type="float">
            <text:p>305.14</text:p>
          </table:table-cell>
          <table:table-cell office:value-type="float" office:value="44.8057" calcext:value-type="float">
            <text:p>44.8057</text:p>
          </table:table-cell>
          <table:table-cell/>
          <table:table-cell table:formula="of:=([.D138]-[.A138])/0.0166667" office:value-type="float" office:value="-77.0758458483082" calcext:value-type="float">
            <text:p>-77.0758458483082</text:p>
          </table:table-cell>
          <table:table-cell table:formula="of:=ABS([.E138]-[.B138])/0.0166667" office:value-type="float" office:value="553.978892042216" calcext:value-type="float">
            <text:p>553.978892042216</text:p>
          </table:table-cell>
          <table:table-cell table:formula="of:=([.F138]-[.C138])/0.0166667" office:value-type="float" office:value="17.1359657280687" calcext:value-type="float">
            <text:p>17.1359657280687</text:p>
          </table:table-cell>
          <table:table-cell table:formula="of:=DEGREES(ATAN(ABS([.F138]-[.C138])/ABS([.E138]-[.B138])))" office:value-type="float" office:value="1.77173817684612" calcext:value-type="float">
            <text:p>1.77173817684612</text:p>
          </table:table-cell>
          <table:table-cell table:formula="of:=SQRT(POWER([.H138];2)+POWER([.I138];2)+POWER([.J138];2))" office:value-type="float" office:value="559.577465739094" calcext:value-type="float">
            <text:p>559.577465739094</text:p>
          </table:table-cell>
        </table:table-row>
        <table:table-row table:style-name="ro1">
          <table:table-cell office:value-type="float" office:value="54.3377" calcext:value-type="float">
            <text:p>54.3377</text:p>
          </table:table-cell>
          <table:table-cell office:value-type="float" office:value="318.998" calcext:value-type="float">
            <text:p>318.998</text:p>
          </table:table-cell>
          <table:table-cell office:value-type="float" office:value="44.3957" calcext:value-type="float">
            <text:p>44.3957</text:p>
          </table:table-cell>
          <table:table-cell office:value-type="float" office:value="53.4143" calcext:value-type="float">
            <text:p>53.4143</text:p>
          </table:table-cell>
          <table:table-cell office:value-type="float" office:value="306.677" calcext:value-type="float">
            <text:p>306.677</text:p>
          </table:table-cell>
          <table:table-cell office:value-type="float" office:value="44.8407" calcext:value-type="float">
            <text:p>44.8407</text:p>
          </table:table-cell>
          <table:table-cell/>
          <table:table-cell table:formula="of:=([.D139]-[.A139])/0.0166667" office:value-type="float" office:value="-55.4038891922217" calcext:value-type="float">
            <text:p>-55.4038891922217</text:p>
          </table:table-cell>
          <table:table-cell table:formula="of:=ABS([.E139]-[.B139])/0.0166667" office:value-type="float" office:value="739.258521482955" calcext:value-type="float">
            <text:p>739.258521482955</text:p>
          </table:table-cell>
          <table:table-cell table:formula="of:=([.F139]-[.C139])/0.0166667" office:value-type="float" office:value="26.6999466001068" calcext:value-type="float">
            <text:p>26.6999466001068</text:p>
          </table:table-cell>
          <table:table-cell table:formula="of:=DEGREES(ATAN(ABS([.F139]-[.C139])/ABS([.E139]-[.B139])))" office:value-type="float" office:value="2.06846393791054" calcext:value-type="float">
            <text:p>2.06846393791054</text:p>
          </table:table-cell>
          <table:table-cell table:formula="of:=SQRT(POWER([.H139];2)+POWER([.I139];2)+POWER([.J139];2))" office:value-type="float" office:value="741.812401939491" calcext:value-type="float">
            <text:p>741.812401939491</text:p>
          </table:table-cell>
        </table:table-row>
        <table:table-row table:style-name="ro1">
          <table:table-cell office:value-type="float" office:value="52.8169" calcext:value-type="float">
            <text:p>52.8169</text:p>
          </table:table-cell>
          <table:table-cell office:value-type="float" office:value="308.154" calcext:value-type="float">
            <text:p>308.154</text:p>
          </table:table-cell>
          <table:table-cell office:value-type="float" office:value="44.3689" calcext:value-type="float">
            <text:p>44.3689</text:p>
          </table:table-cell>
          <table:table-cell office:value-type="float" office:value="51.6919" calcext:value-type="float">
            <text:p>51.6919</text:p>
          </table:table-cell>
          <table:table-cell office:value-type="float" office:value="296.212" calcext:value-type="float">
            <text:p>296.212</text:p>
          </table:table-cell>
          <table:table-cell office:value-type="float" office:value="44.827" calcext:value-type="float">
            <text:p>44.827</text:p>
          </table:table-cell>
          <table:table-cell/>
          <table:table-cell table:formula="of:=([.D140]-[.A140])/0.0166667" office:value-type="float" office:value="-67.49986500027" calcext:value-type="float">
            <text:p>-67.49986500027</text:p>
          </table:table-cell>
          <table:table-cell table:formula="of:=ABS([.E140]-[.B140])/0.0166667" office:value-type="float" office:value="716.518566962867" calcext:value-type="float">
            <text:p>716.518566962867</text:p>
          </table:table-cell>
          <table:table-cell table:formula="of:=([.F140]-[.C140])/0.0166667" office:value-type="float" office:value="27.48594502811" calcext:value-type="float">
            <text:p>27.48594502811</text:p>
          </table:table-cell>
          <table:table-cell table:formula="of:=DEGREES(ATAN(ABS([.F140]-[.C140])/ABS([.E140]-[.B140])))" office:value-type="float" office:value="2.19681238626487" calcext:value-type="float">
            <text:p>2.19681238626487</text:p>
          </table:table-cell>
          <table:table-cell table:formula="of:=SQRT(POWER([.H140];2)+POWER([.I140];2)+POWER([.J140];2))" office:value-type="float" office:value="720.215638369275" calcext:value-type="float">
            <text:p>720.215638369275</text:p>
          </table:table-cell>
        </table:table-row>
        <table:table-row table:style-name="ro1">
          <table:table-cell office:value-type="float" office:value="62.8894" calcext:value-type="float">
            <text:p>62.8894</text:p>
          </table:table-cell>
          <table:table-cell office:value-type="float" office:value="314.206" calcext:value-type="float">
            <text:p>314.206</text:p>
          </table:table-cell>
          <table:table-cell office:value-type="float" office:value="44.1922" calcext:value-type="float">
            <text:p>44.1922</text:p>
          </table:table-cell>
          <table:table-cell office:value-type="float" office:value="60.6782" calcext:value-type="float">
            <text:p>60.6782</text:p>
          </table:table-cell>
          <table:table-cell office:value-type="float" office:value="303.605" calcext:value-type="float">
            <text:p>303.605</text:p>
          </table:table-cell>
          <table:table-cell office:value-type="float" office:value="44.4291" calcext:value-type="float">
            <text:p>44.4291</text:p>
          </table:table-cell>
          <table:table-cell/>
          <table:table-cell table:formula="of:=([.D141]-[.A141])/0.0166667" office:value-type="float" office:value="-132.671734656531" calcext:value-type="float">
            <text:p>-132.671734656531</text:p>
          </table:table-cell>
          <table:table-cell table:formula="of:=ABS([.E141]-[.B141])/0.0166667" office:value-type="float" office:value="636.058727882544" calcext:value-type="float">
            <text:p>636.058727882544</text:p>
          </table:table-cell>
          <table:table-cell table:formula="of:=([.F141]-[.C141])/0.0166667" office:value-type="float" office:value="14.2139715720568" calcext:value-type="float">
            <text:p>14.2139715720568</text:p>
          </table:table-cell>
          <table:table-cell table:formula="of:=DEGREES(ATAN(ABS([.F141]-[.C141])/ABS([.E141]-[.B141])))" office:value-type="float" office:value="1.28017275658907" calcext:value-type="float">
            <text:p>1.28017275658907</text:p>
          </table:table-cell>
          <table:table-cell table:formula="of:=SQRT(POWER([.H141];2)+POWER([.I141];2)+POWER([.J141];2))" office:value-type="float" office:value="649.90347858754" calcext:value-type="float">
            <text:p>649.90347858754</text:p>
          </table:table-cell>
        </table:table-row>
        <table:table-row table:style-name="ro1">
          <table:table-cell office:value-type="float" office:value="76.2585" calcext:value-type="float">
            <text:p>76.2585</text:p>
          </table:table-cell>
          <table:table-cell office:value-type="float" office:value="297.072" calcext:value-type="float">
            <text:p>297.072</text:p>
          </table:table-cell>
          <table:table-cell office:value-type="float" office:value="43.1702" calcext:value-type="float">
            <text:p>43.1702</text:p>
          </table:table-cell>
          <table:table-cell office:value-type="float" office:value="74.596" calcext:value-type="float">
            <text:p>74.596</text:p>
          </table:table-cell>
          <table:table-cell office:value-type="float" office:value="283.407" calcext:value-type="float">
            <text:p>283.407</text:p>
          </table:table-cell>
          <table:table-cell office:value-type="float" office:value="43.7354" calcext:value-type="float">
            <text:p>43.7354</text:p>
          </table:table-cell>
          <table:table-cell/>
          <table:table-cell table:formula="of:=([.D142]-[.A142])/0.0166667" office:value-type="float" office:value="-99.7498005003987" calcext:value-type="float">
            <text:p>-99.7498005003987</text:p>
          </table:table-cell>
          <table:table-cell table:formula="of:=ABS([.E142]-[.B142])/0.0166667" office:value-type="float" office:value="819.898360203281" calcext:value-type="float">
            <text:p>819.898360203281</text:p>
          </table:table-cell>
          <table:table-cell table:formula="of:=([.F142]-[.C142])/0.0166667" office:value-type="float" office:value="33.9119321761355" calcext:value-type="float">
            <text:p>33.9119321761355</text:p>
          </table:table-cell>
          <table:table-cell table:formula="of:=DEGREES(ATAN(ABS([.F142]-[.C142])/ABS([.E142]-[.B142])))" office:value-type="float" office:value="2.36846885061814" calcext:value-type="float">
            <text:p>2.36846885061814</text:p>
          </table:table-cell>
          <table:table-cell table:formula="of:=SQRT(POWER([.H142];2)+POWER([.I142];2)+POWER([.J142];2))" office:value-type="float" office:value="826.639802397524" calcext:value-type="float">
            <text:p>826.639802397524</text:p>
          </table:table-cell>
        </table:table-row>
        <table:table-row table:style-name="ro1">
          <table:table-cell office:value-type="float" office:value="80.6407" calcext:value-type="float">
            <text:p>80.6407</text:p>
          </table:table-cell>
          <table:table-cell office:value-type="float" office:value="293.281" calcext:value-type="float">
            <text:p>293.281</text:p>
          </table:table-cell>
          <table:table-cell office:value-type="float" office:value="42.931" calcext:value-type="float">
            <text:p>42.931</text:p>
          </table:table-cell>
          <table:table-cell office:value-type="float" office:value="79.631" calcext:value-type="float">
            <text:p>79.631</text:p>
          </table:table-cell>
          <table:table-cell office:value-type="float" office:value="280.007" calcext:value-type="float">
            <text:p>280.007</text:p>
          </table:table-cell>
          <table:table-cell office:value-type="float" office:value="43.212" calcext:value-type="float">
            <text:p>43.212</text:p>
          </table:table-cell>
          <table:table-cell/>
          <table:table-cell table:formula="of:=([.D143]-[.A143])/0.0166667" office:value-type="float" office:value="-60.581878836242" calcext:value-type="float">
            <text:p>-60.581878836242</text:p>
          </table:table-cell>
          <table:table-cell table:formula="of:=ABS([.E143]-[.B143])/0.0166667" office:value-type="float" office:value="796.438407123186" calcext:value-type="float">
            <text:p>796.438407123186</text:p>
          </table:table-cell>
          <table:table-cell table:formula="of:=([.F143]-[.C143])/0.0166667" office:value-type="float" office:value="16.8599662800678" calcext:value-type="float">
            <text:p>16.8599662800678</text:p>
          </table:table-cell>
          <table:table-cell table:formula="of:=DEGREES(ATAN(ABS([.F143]-[.C143])/ABS([.E143]-[.B143])))" office:value-type="float" office:value="1.21272485163508" calcext:value-type="float">
            <text:p>1.21272485163508</text:p>
          </table:table-cell>
          <table:table-cell table:formula="of:=SQRT(POWER([.H143];2)+POWER([.I143];2)+POWER([.J143];2))" office:value-type="float" office:value="798.917116381425" calcext:value-type="float">
            <text:p>798.917116381425</text:p>
          </table:table-cell>
        </table:table-row>
        <table:table-row table:style-name="ro1">
          <table:table-cell office:value-type="float" office:value="80.301" calcext:value-type="float">
            <text:p>80.301</text:p>
          </table:table-cell>
          <table:table-cell office:value-type="float" office:value="288.985" calcext:value-type="float">
            <text:p>288.985</text:p>
          </table:table-cell>
          <table:table-cell office:value-type="float" office:value="44.0983" calcext:value-type="float">
            <text:p>44.0983</text:p>
          </table:table-cell>
          <table:table-cell office:value-type="float" office:value="78.1097" calcext:value-type="float">
            <text:p>78.1097</text:p>
          </table:table-cell>
          <table:table-cell office:value-type="float" office:value="279.693" calcext:value-type="float">
            <text:p>279.693</text:p>
          </table:table-cell>
          <table:table-cell office:value-type="float" office:value="44.2755" calcext:value-type="float">
            <text:p>44.2755</text:p>
          </table:table-cell>
          <table:table-cell/>
          <table:table-cell table:formula="of:=([.D144]-[.A144])/0.0166667" office:value-type="float" office:value="-131.477737044526" calcext:value-type="float">
            <text:p>-131.477737044526</text:p>
          </table:table-cell>
          <table:table-cell table:formula="of:=ABS([.E144]-[.B144])/0.0166667" office:value-type="float" office:value="557.518884962232" calcext:value-type="float">
            <text:p>557.518884962232</text:p>
          </table:table-cell>
          <table:table-cell table:formula="of:=([.F144]-[.C144])/0.0166667" office:value-type="float" office:value="10.6319787360425" calcext:value-type="float">
            <text:p>10.6319787360425</text:p>
          </table:table-cell>
          <table:table-cell table:formula="of:=DEGREES(ATAN(ABS([.F144]-[.C144])/ABS([.E144]-[.B144])))" office:value-type="float" office:value="1.09250770943442" calcext:value-type="float">
            <text:p>1.09250770943442</text:p>
          </table:table-cell>
          <table:table-cell table:formula="of:=SQRT(POWER([.H144];2)+POWER([.I144];2)+POWER([.J144];2))" office:value-type="float" office:value="572.910762160848" calcext:value-type="float">
            <text:p>572.910762160848</text:p>
          </table:table-cell>
        </table:table-row>
        <table:table-row table:style-name="ro1">
          <table:table-cell office:value-type="float" office:value="80.663" calcext:value-type="float">
            <text:p>80.663</text:p>
          </table:table-cell>
          <table:table-cell office:value-type="float" office:value="294.493" calcext:value-type="float">
            <text:p>294.493</text:p>
          </table:table-cell>
          <table:table-cell office:value-type="float" office:value="43.5191" calcext:value-type="float">
            <text:p>43.5191</text:p>
          </table:table-cell>
          <table:table-cell office:value-type="float" office:value="78.4202" calcext:value-type="float">
            <text:p>78.4202</text:p>
          </table:table-cell>
          <table:table-cell office:value-type="float" office:value="283.662" calcext:value-type="float">
            <text:p>283.662</text:p>
          </table:table-cell>
          <table:table-cell office:value-type="float" office:value="43.9132" calcext:value-type="float">
            <text:p>43.9132</text:p>
          </table:table-cell>
          <table:table-cell/>
          <table:table-cell table:formula="of:=([.D145]-[.A145])/0.0166667" office:value-type="float" office:value="-134.567730864538" calcext:value-type="float">
            <text:p>-134.567730864538</text:p>
          </table:table-cell>
          <table:table-cell table:formula="of:=ABS([.E145]-[.B145])/0.0166667" office:value-type="float" office:value="649.858700282601" calcext:value-type="float">
            <text:p>649.858700282601</text:p>
          </table:table-cell>
          <table:table-cell table:formula="of:=([.F145]-[.C145])/0.0166667" office:value-type="float" office:value="23.6459527080947" calcext:value-type="float">
            <text:p>23.6459527080947</text:p>
          </table:table-cell>
          <table:table-cell table:formula="of:=DEGREES(ATAN(ABS([.F145]-[.C145])/ABS([.E145]-[.B145])))" office:value-type="float" office:value="2.0838620137478" calcext:value-type="float">
            <text:p>2.0838620137478</text:p>
          </table:table-cell>
          <table:table-cell table:formula="of:=SQRT(POWER([.H145];2)+POWER([.I145];2)+POWER([.J145];2))" office:value-type="float" office:value="664.066213266791" calcext:value-type="float">
            <text:p>664.066213266791</text:p>
          </table:table-cell>
        </table:table-row>
        <table:table-row table:style-name="ro1">
          <table:table-cell office:value-type="float" office:value="79.5761" calcext:value-type="float">
            <text:p>79.5761</text:p>
          </table:table-cell>
          <table:table-cell office:value-type="float" office:value="291.822" calcext:value-type="float">
            <text:p>291.822</text:p>
          </table:table-cell>
          <table:table-cell office:value-type="float" office:value="43.163" calcext:value-type="float">
            <text:p>43.163</text:p>
          </table:table-cell>
          <table:table-cell office:value-type="float" office:value="77.1144" calcext:value-type="float">
            <text:p>77.1144</text:p>
          </table:table-cell>
          <table:table-cell office:value-type="float" office:value="281.1" calcext:value-type="float">
            <text:p>281.1</text:p>
          </table:table-cell>
          <table:table-cell office:value-type="float" office:value="43.3151" calcext:value-type="float">
            <text:p>43.3151</text:p>
          </table:table-cell>
          <table:table-cell/>
          <table:table-cell table:formula="of:=([.D146]-[.A146])/0.0166667" office:value-type="float" office:value="-147.70170459659" calcext:value-type="float">
            <text:p>-147.70170459659</text:p>
          </table:table-cell>
          <table:table-cell table:formula="of:=ABS([.E146]-[.B146])/0.0166667" office:value-type="float" office:value="643.318713362572" calcext:value-type="float">
            <text:p>643.318713362572</text:p>
          </table:table-cell>
          <table:table-cell table:formula="of:=([.F146]-[.C146])/0.0166667" office:value-type="float" office:value="9.12598174803676" calcext:value-type="float">
            <text:p>9.12598174803676</text:p>
          </table:table-cell>
          <table:table-cell table:formula="of:=DEGREES(ATAN(ABS([.F146]-[.C146])/ABS([.E146]-[.B146])))" office:value-type="float" office:value="0.81273116613633" calcext:value-type="float">
            <text:p>0.81273116613633</text:p>
          </table:table-cell>
          <table:table-cell table:formula="of:=SQRT(POWER([.H146];2)+POWER([.I146];2)+POWER([.J146];2))" office:value-type="float" office:value="660.119719479792" calcext:value-type="float">
            <text:p>660.119719479792</text:p>
          </table:table-cell>
        </table:table-row>
        <table:table-row table:style-name="ro1">
          <table:table-cell office:value-type="float" office:value="75.5832" calcext:value-type="float">
            <text:p>75.5832</text:p>
          </table:table-cell>
          <table:table-cell office:value-type="float" office:value="279.281" calcext:value-type="float">
            <text:p>279.281</text:p>
          </table:table-cell>
          <table:table-cell office:value-type="float" office:value="45.3602" calcext:value-type="float">
            <text:p>45.3602</text:p>
          </table:table-cell>
          <table:table-cell office:value-type="float" office:value="73.5179" calcext:value-type="float">
            <text:p>73.5179</text:p>
          </table:table-cell>
          <table:table-cell office:value-type="float" office:value="268.978" calcext:value-type="float">
            <text:p>268.978</text:p>
          </table:table-cell>
          <table:table-cell office:value-type="float" office:value="45.4802" calcext:value-type="float">
            <text:p>45.4802</text:p>
          </table:table-cell>
          <table:table-cell/>
          <table:table-cell table:formula="of:=([.D147]-[.A147])/0.0166667" office:value-type="float" office:value="-123.917752164496" calcext:value-type="float">
            <text:p>-123.917752164496</text:p>
          </table:table-cell>
          <table:table-cell table:formula="of:=ABS([.E147]-[.B147])/0.0166667" office:value-type="float" office:value="618.178763642473" calcext:value-type="float">
            <text:p>618.178763642473</text:p>
          </table:table-cell>
          <table:table-cell table:formula="of:=([.F147]-[.C147])/0.0166667" office:value-type="float" office:value="7.19998560002907" calcext:value-type="float">
            <text:p>7.19998560002907</text:p>
          </table:table-cell>
          <table:table-cell table:formula="of:=DEGREES(ATAN(ABS([.F147]-[.C147])/ABS([.E147]-[.B147])))" office:value-type="float" office:value="0.66729910404973" calcext:value-type="float">
            <text:p>0.66729910404973</text:p>
          </table:table-cell>
          <table:table-cell table:formula="of:=SQRT(POWER([.H147];2)+POWER([.I147];2)+POWER([.J147];2))" office:value-type="float" office:value="630.517591279322" calcext:value-type="float">
            <text:p>630.517591279322</text:p>
          </table:table-cell>
        </table:table-row>
        <table:table-row table:style-name="ro1">
          <table:table-cell office:value-type="float" office:value="76.3944" calcext:value-type="float">
            <text:p>76.3944</text:p>
          </table:table-cell>
          <table:table-cell office:value-type="float" office:value="284.7" calcext:value-type="float">
            <text:p>284.7</text:p>
          </table:table-cell>
          <table:table-cell office:value-type="float" office:value="44.5298" calcext:value-type="float">
            <text:p>44.5298</text:p>
          </table:table-cell>
          <table:table-cell office:value-type="float" office:value="74.281" calcext:value-type="float">
            <text:p>74.281</text:p>
          </table:table-cell>
          <table:table-cell office:value-type="float" office:value="272.858" calcext:value-type="float">
            <text:p>272.858</text:p>
          </table:table-cell>
          <table:table-cell office:value-type="float" office:value="45.1174" calcext:value-type="float">
            <text:p>45.1174</text:p>
          </table:table-cell>
          <table:table-cell/>
          <table:table-cell table:formula="of:=([.D148]-[.A148])/0.0166667" office:value-type="float" office:value="-126.803746392507" calcext:value-type="float">
            <text:p>-126.803746392507</text:p>
          </table:table-cell>
          <table:table-cell table:formula="of:=ABS([.E148]-[.B148])/0.0166667" office:value-type="float" office:value="710.518578962841" calcext:value-type="float">
            <text:p>710.518578962841</text:p>
          </table:table-cell>
          <table:table-cell table:formula="of:=([.F148]-[.C148])/0.0166667" office:value-type="float" office:value="35.2559294881411" calcext:value-type="float">
            <text:p>35.2559294881411</text:p>
          </table:table-cell>
          <table:table-cell table:formula="of:=DEGREES(ATAN(ABS([.F148]-[.C148])/ABS([.E148]-[.B148])))" office:value-type="float" office:value="2.84068652150794" calcext:value-type="float">
            <text:p>2.84068652150794</text:p>
          </table:table-cell>
          <table:table-cell table:formula="of:=SQRT(POWER([.H148];2)+POWER([.I148];2)+POWER([.J148];2))" office:value-type="float" office:value="722.605578247652" calcext:value-type="float">
            <text:p>722.605578247652</text:p>
          </table:table-cell>
        </table:table-row>
        <table:table-row table:style-name="ro1">
          <table:table-cell office:value-type="float" office:value="76.0878" calcext:value-type="float">
            <text:p>76.0878</text:p>
          </table:table-cell>
          <table:table-cell office:value-type="float" office:value="279.374" calcext:value-type="float">
            <text:p>279.374</text:p>
          </table:table-cell>
          <table:table-cell office:value-type="float" office:value="45.092" calcext:value-type="float">
            <text:p>45.092</text:p>
          </table:table-cell>
          <table:table-cell office:value-type="float" office:value="74.4886" calcext:value-type="float">
            <text:p>74.4886</text:p>
          </table:table-cell>
          <table:table-cell office:value-type="float" office:value="266.641" calcext:value-type="float">
            <text:p>266.641</text:p>
          </table:table-cell>
          <table:table-cell office:value-type="float" office:value="45.3477" calcext:value-type="float">
            <text:p>45.3477</text:p>
          </table:table-cell>
          <table:table-cell/>
          <table:table-cell table:formula="of:=([.D149]-[.A149])/0.0166667" office:value-type="float" office:value="-95.9518080963836" calcext:value-type="float">
            <text:p>-95.9518080963836</text:p>
          </table:table-cell>
          <table:table-cell table:formula="of:=ABS([.E149]-[.B149])/0.0166667" office:value-type="float" office:value="763.978472043056" calcext:value-type="float">
            <text:p>763.978472043056</text:p>
          </table:table-cell>
          <table:table-cell table:formula="of:=([.F149]-[.C149])/0.0166667" office:value-type="float" office:value="15.3419693160616" calcext:value-type="float">
            <text:p>15.3419693160616</text:p>
          </table:table-cell>
          <table:table-cell table:formula="of:=DEGREES(ATAN(ABS([.F149]-[.C149])/ABS([.E149]-[.B149])))" office:value-type="float" office:value="1.15044073716089" calcext:value-type="float">
            <text:p>1.15044073716089</text:p>
          </table:table-cell>
          <table:table-cell table:formula="of:=SQRT(POWER([.H149];2)+POWER([.I149];2)+POWER([.J149];2))" office:value-type="float" office:value="770.133255511475" calcext:value-type="float">
            <text:p>770.133255511475</text:p>
          </table:table-cell>
        </table:table-row>
        <table:table-row table:style-name="ro1">
          <table:table-cell office:value-type="float" office:value="76.8753" calcext:value-type="float">
            <text:p>76.8753</text:p>
          </table:table-cell>
          <table:table-cell office:value-type="float" office:value="282.16" calcext:value-type="float">
            <text:p>282.16</text:p>
          </table:table-cell>
          <table:table-cell office:value-type="float" office:value="44.4091" calcext:value-type="float">
            <text:p>44.4091</text:p>
          </table:table-cell>
          <table:table-cell office:value-type="float" office:value="74.9985" calcext:value-type="float">
            <text:p>74.9985</text:p>
          </table:table-cell>
          <table:table-cell office:value-type="float" office:value="269.23" calcext:value-type="float">
            <text:p>269.23</text:p>
          </table:table-cell>
          <table:table-cell office:value-type="float" office:value="44.9385" calcext:value-type="float">
            <text:p>44.9385</text:p>
          </table:table-cell>
          <table:table-cell/>
          <table:table-cell table:formula="of:=([.D150]-[.A150])/0.0166667" office:value-type="float" office:value="-112.60777478445" calcext:value-type="float">
            <text:p>-112.60777478445</text:p>
          </table:table-cell>
          <table:table-cell table:formula="of:=ABS([.E150]-[.B150])/0.0166667" office:value-type="float" office:value="775.798448403104" calcext:value-type="float">
            <text:p>775.798448403104</text:p>
          </table:table-cell>
          <table:table-cell table:formula="of:=([.F150]-[.C150])/0.0166667" office:value-type="float" office:value="31.7639364721268" calcext:value-type="float">
            <text:p>31.7639364721268</text:p>
          </table:table-cell>
          <table:table-cell table:formula="of:=DEGREES(ATAN(ABS([.F150]-[.C150])/ABS([.E150]-[.B150])))" office:value-type="float" office:value="2.34458261650374" calcext:value-type="float">
            <text:p>2.34458261650374</text:p>
          </table:table-cell>
          <table:table-cell table:formula="of:=SQRT(POWER([.H150];2)+POWER([.I150];2)+POWER([.J150];2))" office:value-type="float" office:value="784.571660937848" calcext:value-type="float">
            <text:p>784.571660937848</text:p>
          </table:table-cell>
        </table:table-row>
        <table:table-row table:style-name="ro1">
          <table:table-cell office:value-type="float" office:value="76.6643" calcext:value-type="float">
            <text:p>76.6643</text:p>
          </table:table-cell>
          <table:table-cell office:value-type="float" office:value="286.085" calcext:value-type="float">
            <text:p>286.085</text:p>
          </table:table-cell>
          <table:table-cell office:value-type="float" office:value="44.317" calcext:value-type="float">
            <text:p>44.317</text:p>
          </table:table-cell>
          <table:table-cell office:value-type="float" office:value="74.5294" calcext:value-type="float">
            <text:p>74.5294</text:p>
          </table:table-cell>
          <table:table-cell office:value-type="float" office:value="272.939" calcext:value-type="float">
            <text:p>272.939</text:p>
          </table:table-cell>
          <table:table-cell office:value-type="float" office:value="44.8562" calcext:value-type="float">
            <text:p>44.8562</text:p>
          </table:table-cell>
          <table:table-cell/>
          <table:table-cell table:formula="of:=([.D151]-[.A151])/0.0166667" office:value-type="float" office:value="-128.093743812512" calcext:value-type="float">
            <text:p>-128.093743812512</text:p>
          </table:table-cell>
          <table:table-cell table:formula="of:=ABS([.E151]-[.B151])/0.0166667" office:value-type="float" office:value="788.758422483153" calcext:value-type="float">
            <text:p>788.758422483153</text:p>
          </table:table-cell>
          <table:table-cell table:formula="of:=([.F151]-[.C151])/0.0166667" office:value-type="float" office:value="32.3519352961295" calcext:value-type="float">
            <text:p>32.3519352961295</text:p>
          </table:table-cell>
          <table:table-cell table:formula="of:=DEGREES(ATAN(ABS([.F151]-[.C151])/ABS([.E151]-[.B151])))" office:value-type="float" office:value="2.34874312777814" calcext:value-type="float">
            <text:p>2.34874312777814</text:p>
          </table:table-cell>
          <table:table-cell table:formula="of:=SQRT(POWER([.H151];2)+POWER([.I151];2)+POWER([.J151];2))" office:value-type="float" office:value="799.746524818597" calcext:value-type="float">
            <text:p>799.746524818597</text:p>
          </table:table-cell>
        </table:table-row>
        <table:table-row table:style-name="ro1">
          <table:table-cell office:value-type="float" office:value="76.3672" calcext:value-type="float">
            <text:p>76.3672</text:p>
          </table:table-cell>
          <table:table-cell office:value-type="float" office:value="282.064" calcext:value-type="float">
            <text:p>282.064</text:p>
          </table:table-cell>
          <table:table-cell office:value-type="float" office:value="44.6795" calcext:value-type="float">
            <text:p>44.6795</text:p>
          </table:table-cell>
          <table:table-cell office:value-type="float" office:value="74.9898" calcext:value-type="float">
            <text:p>74.9898</text:p>
          </table:table-cell>
          <table:table-cell office:value-type="float" office:value="267.91" calcext:value-type="float">
            <text:p>267.91</text:p>
          </table:table-cell>
          <table:table-cell office:value-type="float" office:value="45.3887" calcext:value-type="float">
            <text:p>45.3887</text:p>
          </table:table-cell>
          <table:table-cell/>
          <table:table-cell table:formula="of:=([.D152]-[.A152])/0.0166667" office:value-type="float" office:value="-82.6438347123302" calcext:value-type="float">
            <text:p>-82.6438347123302</text:p>
          </table:table-cell>
          <table:table-cell table:formula="of:=ABS([.E152]-[.B152])/0.0166667" office:value-type="float" office:value="849.238301523397" calcext:value-type="float">
            <text:p>849.238301523397</text:p>
          </table:table-cell>
          <table:table-cell table:formula="of:=([.F152]-[.C152])/0.0166667" office:value-type="float" office:value="42.5519148961704" calcext:value-type="float">
            <text:p>42.5519148961704</text:p>
          </table:table-cell>
          <table:table-cell table:formula="of:=DEGREES(ATAN(ABS([.F152]-[.C152])/ABS([.E152]-[.B152])))" office:value-type="float" office:value="2.86846209289524" calcext:value-type="float">
            <text:p>2.86846209289524</text:p>
          </table:table-cell>
          <table:table-cell table:formula="of:=SQRT(POWER([.H152];2)+POWER([.I152];2)+POWER([.J152];2))" office:value-type="float" office:value="854.310459757829" calcext:value-type="float">
            <text:p>854.310459757829</text:p>
          </table:table-cell>
        </table:table-row>
        <table:table-row table:style-name="ro1">
          <table:table-cell office:value-type="float" office:value="75.0567" calcext:value-type="float">
            <text:p>75.0567</text:p>
          </table:table-cell>
          <table:table-cell office:value-type="float" office:value="276.853" calcext:value-type="float">
            <text:p>276.853</text:p>
          </table:table-cell>
          <table:table-cell office:value-type="float" office:value="44.4925" calcext:value-type="float">
            <text:p>44.4925</text:p>
          </table:table-cell>
          <table:table-cell office:value-type="float" office:value="74.2258" calcext:value-type="float">
            <text:p>74.2258</text:p>
          </table:table-cell>
          <table:table-cell office:value-type="float" office:value="264.293" calcext:value-type="float">
            <text:p>264.293</text:p>
          </table:table-cell>
          <table:table-cell office:value-type="float" office:value="44.749" calcext:value-type="float">
            <text:p>44.749</text:p>
          </table:table-cell>
          <table:table-cell/>
          <table:table-cell table:formula="of:=([.D153]-[.A153])/0.0166667" office:value-type="float" office:value="-49.8539002921994" calcext:value-type="float">
            <text:p>-49.8539002921994</text:p>
          </table:table-cell>
          <table:table-cell table:formula="of:=ABS([.E153]-[.B153])/0.0166667" office:value-type="float" office:value="753.598492803015" calcext:value-type="float">
            <text:p>753.598492803015</text:p>
          </table:table-cell>
          <table:table-cell table:formula="of:=([.F153]-[.C153])/0.0166667" office:value-type="float" office:value="15.3899692200617" calcext:value-type="float">
            <text:p>15.3899692200617</text:p>
          </table:table-cell>
          <table:table-cell table:formula="of:=DEGREES(ATAN(ABS([.F153]-[.C153])/ABS([.E153]-[.B153])))" office:value-type="float" office:value="1.1699303249747" calcext:value-type="float">
            <text:p>1.1699303249747</text:p>
          </table:table-cell>
          <table:table-cell table:formula="of:=SQRT(POWER([.H153];2)+POWER([.I153];2)+POWER([.J153];2))" office:value-type="float" office:value="755.402509184285" calcext:value-type="float">
            <text:p>755.402509184285</text:p>
          </table:table-cell>
        </table:table-row>
        <table:table-row table:style-name="ro1">
          <table:table-cell office:value-type="float" office:value="49.6782" calcext:value-type="float">
            <text:p>49.6782</text:p>
          </table:table-cell>
          <table:table-cell office:value-type="float" office:value="287.708" calcext:value-type="float">
            <text:p>287.708</text:p>
          </table:table-cell>
          <table:table-cell office:value-type="float" office:value="43.3143" calcext:value-type="float">
            <text:p>43.3143</text:p>
          </table:table-cell>
          <table:table-cell office:value-type="float" office:value="47.7497" calcext:value-type="float">
            <text:p>47.7497</text:p>
          </table:table-cell>
          <table:table-cell office:value-type="float" office:value="274.946" calcext:value-type="float">
            <text:p>274.946</text:p>
          </table:table-cell>
          <table:table-cell office:value-type="float" office:value="43.8148" calcext:value-type="float">
            <text:p>43.8148</text:p>
          </table:table-cell>
          <table:table-cell/>
          <table:table-cell table:formula="of:=([.D154]-[.A154])/0.0166667" office:value-type="float" office:value="-115.709768580463" calcext:value-type="float">
            <text:p>-115.709768580463</text:p>
          </table:table-cell>
          <table:table-cell table:formula="of:=ABS([.E154]-[.B154])/0.0166667" office:value-type="float" office:value="765.718468563063" calcext:value-type="float">
            <text:p>765.718468563063</text:p>
          </table:table-cell>
          <table:table-cell table:formula="of:=([.F154]-[.C154])/0.0166667" office:value-type="float" office:value="30.0299399401198" calcext:value-type="float">
            <text:p>30.0299399401198</text:p>
          </table:table-cell>
          <table:table-cell table:formula="of:=DEGREES(ATAN(ABS([.F154]-[.C154])/ABS([.E154]-[.B154])))" office:value-type="float" office:value="2.24587440904195" calcext:value-type="float">
            <text:p>2.24587440904195</text:p>
          </table:table-cell>
          <table:table-cell table:formula="of:=SQRT(POWER([.H154];2)+POWER([.I154];2)+POWER([.J154];2))" office:value-type="float" office:value="774.993755417625" calcext:value-type="float">
            <text:p>774.993755417625</text:p>
          </table:table-cell>
        </table:table-row>
        <table:table-row table:style-name="ro1">
          <table:table-cell office:value-type="float" office:value="48.0913" calcext:value-type="float">
            <text:p>48.0913</text:p>
          </table:table-cell>
          <table:table-cell office:value-type="float" office:value="283.21" calcext:value-type="float">
            <text:p>283.21</text:p>
          </table:table-cell>
          <table:table-cell office:value-type="float" office:value="43.2674" calcext:value-type="float">
            <text:p>43.2674</text:p>
          </table:table-cell>
          <table:table-cell office:value-type="float" office:value="45.816" calcext:value-type="float">
            <text:p>45.816</text:p>
          </table:table-cell>
          <table:table-cell office:value-type="float" office:value="273.265" calcext:value-type="float">
            <text:p>273.265</text:p>
          </table:table-cell>
          <table:table-cell office:value-type="float" office:value="43.1106" calcext:value-type="float">
            <text:p>43.1106</text:p>
          </table:table-cell>
          <table:table-cell/>
          <table:table-cell table:formula="of:=([.D155]-[.A155])/0.0166667" office:value-type="float" office:value="-136.517726964546" calcext:value-type="float">
            <text:p>-136.517726964546</text:p>
          </table:table-cell>
          <table:table-cell table:formula="of:=ABS([.E155]-[.B155])/0.0166667" office:value-type="float" office:value="596.698806602386" calcext:value-type="float">
            <text:p>596.698806602386</text:p>
          </table:table-cell>
          <table:table-cell table:formula="of:=([.F155]-[.C155])/0.0166667" office:value-type="float" office:value="-9.40798118403787" calcext:value-type="float">
            <text:p>-9.40798118403787</text:p>
          </table:table-cell>
          <table:table-cell table:formula="of:=DEGREES(ATAN(ABS([.F155]-[.C155])/ABS([.E155]-[.B155])))" office:value-type="float" office:value="0.903291493030909" calcext:value-type="float">
            <text:p>0.903291493030909</text:p>
          </table:table-cell>
          <table:table-cell table:formula="of:=SQRT(POWER([.H155];2)+POWER([.I155];2)+POWER([.J155];2))" office:value-type="float" office:value="612.188750048739" calcext:value-type="float">
            <text:p>612.188750048739</text:p>
          </table:table-cell>
        </table:table-row>
        <table:table-row table:style-name="ro1">
          <table:table-cell office:value-type="float" office:value="43.8784" calcext:value-type="float">
            <text:p>43.8784</text:p>
          </table:table-cell>
          <table:table-cell office:value-type="float" office:value="290.413" calcext:value-type="float">
            <text:p>290.413</text:p>
          </table:table-cell>
          <table:table-cell office:value-type="float" office:value="43.7241" calcext:value-type="float">
            <text:p>43.7241</text:p>
          </table:table-cell>
          <table:table-cell office:value-type="float" office:value="42.2708" calcext:value-type="float">
            <text:p>42.2708</text:p>
          </table:table-cell>
          <table:table-cell office:value-type="float" office:value="278.78" calcext:value-type="float">
            <text:p>278.78</text:p>
          </table:table-cell>
          <table:table-cell office:value-type="float" office:value="44.2673" calcext:value-type="float">
            <text:p>44.2673</text:p>
          </table:table-cell>
          <table:table-cell/>
          <table:table-cell table:formula="of:=([.D156]-[.A156])/0.0166667" office:value-type="float" office:value="-96.4558070883857" calcext:value-type="float">
            <text:p>-96.4558070883857</text:p>
          </table:table-cell>
          <table:table-cell table:formula="of:=ABS([.E156]-[.B156])/0.0166667" office:value-type="float" office:value="697.978604042794" calcext:value-type="float">
            <text:p>697.978604042794</text:p>
          </table:table-cell>
          <table:table-cell table:formula="of:=([.F156]-[.C156])/0.0166667" office:value-type="float" office:value="32.5919348161303" calcext:value-type="float">
            <text:p>32.5919348161303</text:p>
          </table:table-cell>
          <table:table-cell table:formula="of:=DEGREES(ATAN(ABS([.F156]-[.C156])/ABS([.E156]-[.B156])))" office:value-type="float" office:value="2.6734700196299" calcext:value-type="float">
            <text:p>2.6734700196299</text:p>
          </table:table-cell>
          <table:table-cell table:formula="of:=SQRT(POWER([.H156];2)+POWER([.I156];2)+POWER([.J156];2))" office:value-type="float" office:value="705.365216492604" calcext:value-type="float">
            <text:p>705.365216492604</text:p>
          </table:table-cell>
        </table:table-row>
        <table:table-row table:style-name="ro1">
          <table:table-cell office:value-type="float" office:value="44.0294" calcext:value-type="float">
            <text:p>44.0294</text:p>
          </table:table-cell>
          <table:table-cell office:value-type="float" office:value="287.658" calcext:value-type="float">
            <text:p>287.658</text:p>
          </table:table-cell>
          <table:table-cell office:value-type="float" office:value="43.6342" calcext:value-type="float">
            <text:p>43.6342</text:p>
          </table:table-cell>
          <table:table-cell office:value-type="float" office:value="43.3194" calcext:value-type="float">
            <text:p>43.3194</text:p>
          </table:table-cell>
          <table:table-cell office:value-type="float" office:value="273.727" calcext:value-type="float">
            <text:p>273.727</text:p>
          </table:table-cell>
          <table:table-cell office:value-type="float" office:value="44.0524" calcext:value-type="float">
            <text:p>44.0524</text:p>
          </table:table-cell>
          <table:table-cell/>
          <table:table-cell table:formula="of:=([.D157]-[.A157])/0.0166667" office:value-type="float" office:value="-42.5999148001705" calcext:value-type="float">
            <text:p>-42.5999148001705</text:p>
          </table:table-cell>
          <table:table-cell table:formula="of:=ABS([.E157]-[.B157])/0.0166667" office:value-type="float" office:value="835.858328283346" calcext:value-type="float">
            <text:p>835.858328283346</text:p>
          </table:table-cell>
          <table:table-cell table:formula="of:=([.F157]-[.C157])/0.0166667" office:value-type="float" office:value="25.0919498161003" calcext:value-type="float">
            <text:p>25.0919498161003</text:p>
          </table:table-cell>
          <table:table-cell table:formula="of:=DEGREES(ATAN(ABS([.F157]-[.C157])/ABS([.E157]-[.B157])))" office:value-type="float" office:value="1.71946746552257" calcext:value-type="float">
            <text:p>1.71946746552257</text:p>
          </table:table-cell>
          <table:table-cell table:formula="of:=SQRT(POWER([.H157];2)+POWER([.I157];2)+POWER([.J157];2))" office:value-type="float" office:value="837.319236401019" calcext:value-type="float">
            <text:p>837.319236401019</text:p>
          </table:table-cell>
        </table:table-row>
        <table:table-row table:style-name="ro1">
          <table:table-cell office:value-type="float" office:value="44.8135" calcext:value-type="float">
            <text:p>44.8135</text:p>
          </table:table-cell>
          <table:table-cell office:value-type="float" office:value="292.126" calcext:value-type="float">
            <text:p>292.126</text:p>
          </table:table-cell>
          <table:table-cell office:value-type="float" office:value="43.4533" calcext:value-type="float">
            <text:p>43.4533</text:p>
          </table:table-cell>
          <table:table-cell office:value-type="float" office:value="43.6733" calcext:value-type="float">
            <text:p>43.6733</text:p>
          </table:table-cell>
          <table:table-cell office:value-type="float" office:value="280.585" calcext:value-type="float">
            <text:p>280.585</text:p>
          </table:table-cell>
          <table:table-cell office:value-type="float" office:value="43.9726" calcext:value-type="float">
            <text:p>43.9726</text:p>
          </table:table-cell>
          <table:table-cell/>
          <table:table-cell table:formula="of:=([.D158]-[.A158])/0.0166667" office:value-type="float" office:value="-68.4118631762737" calcext:value-type="float">
            <text:p>-68.4118631762737</text:p>
          </table:table-cell>
          <table:table-cell table:formula="of:=ABS([.E158]-[.B158])/0.0166667" office:value-type="float" office:value="692.45861508277" calcext:value-type="float">
            <text:p>692.45861508277</text:p>
          </table:table-cell>
          <table:table-cell table:formula="of:=([.F158]-[.C158])/0.0166667" office:value-type="float" office:value="31.1579376841247" calcext:value-type="float">
            <text:p>31.1579376841247</text:p>
          </table:table-cell>
          <table:table-cell table:formula="of:=DEGREES(ATAN(ABS([.F158]-[.C158])/ABS([.E158]-[.B158])))" office:value-type="float" office:value="2.57634887731831" calcext:value-type="float">
            <text:p>2.57634887731831</text:p>
          </table:table-cell>
          <table:table-cell table:formula="of:=SQRT(POWER([.H158];2)+POWER([.I158];2)+POWER([.J158];2))" office:value-type="float" office:value="696.527051668723" calcext:value-type="float">
            <text:p>696.527051668723</text:p>
          </table:table-cell>
        </table:table-row>
        <table:table-row table:style-name="ro1">
          <table:table-cell office:value-type="float" office:value="43.7108" calcext:value-type="float">
            <text:p>43.7108</text:p>
          </table:table-cell>
          <table:table-cell office:value-type="float" office:value="288.914" calcext:value-type="float">
            <text:p>288.914</text:p>
          </table:table-cell>
          <table:table-cell office:value-type="float" office:value="43.9543" calcext:value-type="float">
            <text:p>43.9543</text:p>
          </table:table-cell>
          <table:table-cell office:value-type="float" office:value="42.3502" calcext:value-type="float">
            <text:p>42.3502</text:p>
          </table:table-cell>
          <table:table-cell office:value-type="float" office:value="277.445" calcext:value-type="float">
            <text:p>277.445</text:p>
          </table:table-cell>
          <table:table-cell office:value-type="float" office:value="44.2247" calcext:value-type="float">
            <text:p>44.2247</text:p>
          </table:table-cell>
          <table:table-cell/>
          <table:table-cell table:formula="of:=([.D159]-[.A159])/0.0166667" office:value-type="float" office:value="-81.6358367283264" calcext:value-type="float">
            <text:p>-81.6358367283264</text:p>
          </table:table-cell>
          <table:table-cell table:formula="of:=ABS([.E159]-[.B159])/0.0166667" office:value-type="float" office:value="688.138623722752" calcext:value-type="float">
            <text:p>688.138623722752</text:p>
          </table:table-cell>
          <table:table-cell table:formula="of:=([.F159]-[.C159])/0.0166667" office:value-type="float" office:value="16.2239675520646" calcext:value-type="float">
            <text:p>16.2239675520646</text:p>
          </table:table-cell>
          <table:table-cell table:formula="of:=DEGREES(ATAN(ABS([.F159]-[.C159])/ABS([.E159]-[.B159])))" office:value-type="float" office:value="1.35058934107995" calcext:value-type="float">
            <text:p>1.35058934107995</text:p>
          </table:table-cell>
          <table:table-cell table:formula="of:=SQRT(POWER([.H159];2)+POWER([.I159];2)+POWER([.J159];2))" office:value-type="float" office:value="693.153945686316" calcext:value-type="float">
            <text:p>693.153945686316</text:p>
          </table:table-cell>
        </table:table-row>
        <table:table-row table:style-name="ro1">
          <table:table-cell office:value-type="float" office:value="44.5366" calcext:value-type="float">
            <text:p>44.5366</text:p>
          </table:table-cell>
          <table:table-cell office:value-type="float" office:value="292.173" calcext:value-type="float">
            <text:p>292.173</text:p>
          </table:table-cell>
          <table:table-cell office:value-type="float" office:value="42.9357" calcext:value-type="float">
            <text:p>42.9357</text:p>
          </table:table-cell>
          <table:table-cell office:value-type="float" office:value="43.7275" calcext:value-type="float">
            <text:p>43.7275</text:p>
          </table:table-cell>
          <table:table-cell office:value-type="float" office:value="279.351" calcext:value-type="float">
            <text:p>279.351</text:p>
          </table:table-cell>
          <table:table-cell office:value-type="float" office:value="43.4133" calcext:value-type="float">
            <text:p>43.4133</text:p>
          </table:table-cell>
          <table:table-cell/>
          <table:table-cell table:formula="of:=([.D160]-[.A160])/0.0166667" office:value-type="float" office:value="-48.5459029081942" calcext:value-type="float">
            <text:p>-48.5459029081942</text:p>
          </table:table-cell>
          <table:table-cell table:formula="of:=ABS([.E160]-[.B160])/0.0166667" office:value-type="float" office:value="769.318461363077" calcext:value-type="float">
            <text:p>769.318461363077</text:p>
          </table:table-cell>
          <table:table-cell table:formula="of:=([.F160]-[.C160])/0.0166667" office:value-type="float" office:value="28.6559426881148" calcext:value-type="float">
            <text:p>28.6559426881148</text:p>
          </table:table-cell>
          <table:table-cell table:formula="of:=DEGREES(ATAN(ABS([.F160]-[.C160])/ABS([.E160]-[.B160])))" office:value-type="float" office:value="2.13319444852965" calcext:value-type="float">
            <text:p>2.13319444852965</text:p>
          </table:table-cell>
          <table:table-cell table:formula="of:=SQRT(POWER([.H160];2)+POWER([.I160];2)+POWER([.J160];2))" office:value-type="float" office:value="771.381074913411" calcext:value-type="float">
            <text:p>771.381074913411</text:p>
          </table:table-cell>
        </table:table-row>
        <table:table-row table:style-name="ro1">
          <table:table-cell office:value-type="float" office:value="44.4197" calcext:value-type="float">
            <text:p>44.4197</text:p>
          </table:table-cell>
          <table:table-cell office:value-type="float" office:value="285.06" calcext:value-type="float">
            <text:p>285.06</text:p>
          </table:table-cell>
          <table:table-cell office:value-type="float" office:value="43.2704" calcext:value-type="float">
            <text:p>43.2704</text:p>
          </table:table-cell>
          <table:table-cell office:value-type="float" office:value="43.5223" calcext:value-type="float">
            <text:p>43.5223</text:p>
          </table:table-cell>
          <table:table-cell office:value-type="float" office:value="273.998" calcext:value-type="float">
            <text:p>273.998</text:p>
          </table:table-cell>
          <table:table-cell office:value-type="float" office:value="43.0174" calcext:value-type="float">
            <text:p>43.0174</text:p>
          </table:table-cell>
          <table:table-cell/>
          <table:table-cell table:formula="of:=([.D161]-[.A161])/0.0166667" office:value-type="float" office:value="-53.8438923122152" calcext:value-type="float">
            <text:p>-53.8438923122152</text:p>
          </table:table-cell>
          <table:table-cell table:formula="of:=ABS([.E161]-[.B161])/0.0166667" office:value-type="float" office:value="663.718672562656" calcext:value-type="float">
            <text:p>663.718672562656</text:p>
          </table:table-cell>
          <table:table-cell table:formula="of:=([.F161]-[.C161])/0.0166667" office:value-type="float" office:value="-15.1799696400607" calcext:value-type="float">
            <text:p>-15.1799696400607</text:p>
          </table:table-cell>
          <table:table-cell table:formula="of:=DEGREES(ATAN(ABS([.F161]-[.C161])/ABS([.E161]-[.B161])))" office:value-type="float" office:value="1.31018852682841" calcext:value-type="float">
            <text:p>1.31018852682841</text:p>
          </table:table-cell>
          <table:table-cell table:formula="of:=SQRT(POWER([.H161];2)+POWER([.I161];2)+POWER([.J161];2))" office:value-type="float" office:value="666.072122615814" calcext:value-type="float">
            <text:p>666.072122615814</text:p>
          </table:table-cell>
        </table:table-row>
        <table:table-row table:style-name="ro1">
          <table:table-cell office:value-type="float" office:value="43.4031" calcext:value-type="float">
            <text:p>43.4031</text:p>
          </table:table-cell>
          <table:table-cell office:value-type="float" office:value="289.117" calcext:value-type="float">
            <text:p>289.117</text:p>
          </table:table-cell>
          <table:table-cell office:value-type="float" office:value="42.6512" calcext:value-type="float">
            <text:p>42.6512</text:p>
          </table:table-cell>
          <table:table-cell office:value-type="float" office:value="42.0373" calcext:value-type="float">
            <text:p>42.0373</text:p>
          </table:table-cell>
          <table:table-cell office:value-type="float" office:value="277.668" calcext:value-type="float">
            <text:p>277.668</text:p>
          </table:table-cell>
          <table:table-cell office:value-type="float" office:value="42.6967" calcext:value-type="float">
            <text:p>42.6967</text:p>
          </table:table-cell>
          <table:table-cell/>
          <table:table-cell table:formula="of:=([.D162]-[.A162])/0.0166667" office:value-type="float" office:value="-81.9478361043278" calcext:value-type="float">
            <text:p>-81.9478361043278</text:p>
          </table:table-cell>
          <table:table-cell table:formula="of:=ABS([.E162]-[.B162])/0.0166667" office:value-type="float" office:value="686.938626122748" calcext:value-type="float">
            <text:p>686.938626122748</text:p>
          </table:table-cell>
          <table:table-cell table:formula="of:=([.F162]-[.C162])/0.0166667" office:value-type="float" office:value="2.72999454001074" calcext:value-type="float">
            <text:p>2.72999454001074</text:p>
          </table:table-cell>
          <table:table-cell table:formula="of:=DEGREES(ATAN(ABS([.F162]-[.C162])/ABS([.E162]-[.B162])))" office:value-type="float" office:value="0.227700606459173" calcext:value-type="float">
            <text:p>0.227700606459173</text:p>
          </table:table-cell>
          <table:table-cell table:formula="of:=SQRT(POWER([.H162];2)+POWER([.I162];2)+POWER([.J162];2))" office:value-type="float" office:value="691.814698291226" calcext:value-type="float">
            <text:p>691.814698291226</text:p>
          </table:table-cell>
        </table:table-row>
        <table:table-row table:style-name="ro1">
          <table:table-cell office:value-type="float" office:value="38.9345" calcext:value-type="float">
            <text:p>38.9345</text:p>
          </table:table-cell>
          <table:table-cell office:value-type="float" office:value="290.602" calcext:value-type="float">
            <text:p>290.602</text:p>
          </table:table-cell>
          <table:table-cell office:value-type="float" office:value="43.2355" calcext:value-type="float">
            <text:p>43.2355</text:p>
          </table:table-cell>
          <table:table-cell office:value-type="float" office:value="37.8307" calcext:value-type="float">
            <text:p>37.8307</text:p>
          </table:table-cell>
          <table:table-cell office:value-type="float" office:value="280.432" calcext:value-type="float">
            <text:p>280.432</text:p>
          </table:table-cell>
          <table:table-cell office:value-type="float" office:value="43.3057" calcext:value-type="float">
            <text:p>43.3057</text:p>
          </table:table-cell>
          <table:table-cell/>
          <table:table-cell table:formula="of:=([.D163]-[.A163])/0.0166667" office:value-type="float" office:value="-66.2278675442649" calcext:value-type="float">
            <text:p>-66.2278675442649</text:p>
          </table:table-cell>
          <table:table-cell table:formula="of:=ABS([.E163]-[.B163])/0.0166667" office:value-type="float" office:value="610.198779602438" calcext:value-type="float">
            <text:p>610.198779602438</text:p>
          </table:table-cell>
          <table:table-cell table:formula="of:=([.F163]-[.C163])/0.0166667" office:value-type="float" office:value="4.21199157601684" calcext:value-type="float">
            <text:p>4.21199157601684</text:p>
          </table:table-cell>
          <table:table-cell table:formula="of:=DEGREES(ATAN(ABS([.F163]-[.C163])/ABS([.E163]-[.B163])))" office:value-type="float" office:value="0.395486710204189" calcext:value-type="float">
            <text:p>0.395486710204189</text:p>
          </table:table-cell>
          <table:table-cell table:formula="of:=SQRT(POWER([.H163];2)+POWER([.I163];2)+POWER([.J163];2))" office:value-type="float" office:value="613.796726889939" calcext:value-type="float">
            <text:p>613.796726889939</text:p>
          </table:table-cell>
        </table:table-row>
        <table:table-row table:style-name="ro1">
          <table:table-cell office:value-type="float" office:value="33.5453" calcext:value-type="float">
            <text:p>33.5453</text:p>
          </table:table-cell>
          <table:table-cell office:value-type="float" office:value="290.268" calcext:value-type="float">
            <text:p>290.268</text:p>
          </table:table-cell>
          <table:table-cell office:value-type="float" office:value="43.8554" calcext:value-type="float">
            <text:p>43.8554</text:p>
          </table:table-cell>
          <table:table-cell office:value-type="float" office:value="32.5788" calcext:value-type="float">
            <text:p>32.5788</text:p>
          </table:table-cell>
          <table:table-cell office:value-type="float" office:value="279.942" calcext:value-type="float">
            <text:p>279.942</text:p>
          </table:table-cell>
          <table:table-cell office:value-type="float" office:value="44.1902" calcext:value-type="float">
            <text:p>44.1902</text:p>
          </table:table-cell>
          <table:table-cell/>
          <table:table-cell table:formula="of:=([.D164]-[.A164])/0.0166667" office:value-type="float" office:value="-57.9898840202317" calcext:value-type="float">
            <text:p>-57.9898840202317</text:p>
          </table:table-cell>
          <table:table-cell table:formula="of:=ABS([.E164]-[.B164])/0.0166667" office:value-type="float" office:value="619.558760882476" calcext:value-type="float">
            <text:p>619.558760882476</text:p>
          </table:table-cell>
          <table:table-cell table:formula="of:=([.F164]-[.C164])/0.0166667" office:value-type="float" office:value="20.08795982408" calcext:value-type="float">
            <text:p>20.08795982408</text:p>
          </table:table-cell>
          <table:table-cell table:formula="of:=DEGREES(ATAN(ABS([.F164]-[.C164])/ABS([.E164]-[.B164])))" office:value-type="float" office:value="1.85705106482828" calcext:value-type="float">
            <text:p>1.85705106482828</text:p>
          </table:table-cell>
          <table:table-cell table:formula="of:=SQRT(POWER([.H164];2)+POWER([.I164];2)+POWER([.J164];2))" office:value-type="float" office:value="622.590885706499" calcext:value-type="float">
            <text:p>622.590885706499</text:p>
          </table:table-cell>
        </table:table-row>
        <table:table-row table:style-name="ro1">
          <table:table-cell office:value-type="float" office:value="31.04" calcext:value-type="float">
            <text:p>31.04</text:p>
          </table:table-cell>
          <table:table-cell office:value-type="float" office:value="286.443" calcext:value-type="float">
            <text:p>286.443</text:p>
          </table:table-cell>
          <table:table-cell office:value-type="float" office:value="44.4658" calcext:value-type="float">
            <text:p>44.4658</text:p>
          </table:table-cell>
          <table:table-cell office:value-type="float" office:value="30.5224" calcext:value-type="float">
            <text:p>30.5224</text:p>
          </table:table-cell>
          <table:table-cell office:value-type="float" office:value="272.088" calcext:value-type="float">
            <text:p>272.088</text:p>
          </table:table-cell>
          <table:table-cell office:value-type="float" office:value="45.4319" calcext:value-type="float">
            <text:p>45.4319</text:p>
          </table:table-cell>
          <table:table-cell/>
          <table:table-cell table:formula="of:=([.D165]-[.A165])/0.0166667" office:value-type="float" office:value="-31.0559378881241" calcext:value-type="float">
            <text:p>-31.0559378881241</text:p>
          </table:table-cell>
          <table:table-cell table:formula="of:=ABS([.E165]-[.B165])/0.0166667" office:value-type="float" office:value="861.298277403443" calcext:value-type="float">
            <text:p>861.298277403443</text:p>
          </table:table-cell>
          <table:table-cell table:formula="of:=([.F165]-[.C165])/0.0166667" office:value-type="float" office:value="57.9658840682317" calcext:value-type="float">
            <text:p>57.9658840682317</text:p>
          </table:table-cell>
          <table:table-cell table:formula="of:=DEGREES(ATAN(ABS([.F165]-[.C165])/ABS([.E165]-[.B165])))" office:value-type="float" office:value="3.85023384806964" calcext:value-type="float">
            <text:p>3.85023384806964</text:p>
          </table:table-cell>
          <table:table-cell table:formula="of:=SQRT(POWER([.H165];2)+POWER([.I165];2)+POWER([.J165];2))" office:value-type="float" office:value="863.80509239762" calcext:value-type="float">
            <text:p>863.80509239762</text:p>
          </table:table-cell>
        </table:table-row>
        <table:table-row table:style-name="ro1">
          <table:table-cell office:value-type="float" office:value="27.9834" calcext:value-type="float">
            <text:p>27.9834</text:p>
          </table:table-cell>
          <table:table-cell office:value-type="float" office:value="280.907" calcext:value-type="float">
            <text:p>280.907</text:p>
          </table:table-cell>
          <table:table-cell office:value-type="float" office:value="45.3434" calcext:value-type="float">
            <text:p>45.3434</text:p>
          </table:table-cell>
          <table:table-cell office:value-type="float" office:value="27.0525" calcext:value-type="float">
            <text:p>27.0525</text:p>
          </table:table-cell>
          <table:table-cell office:value-type="float" office:value="269.399" calcext:value-type="float">
            <text:p>269.399</text:p>
          </table:table-cell>
          <table:table-cell office:value-type="float" office:value="45.6431" calcext:value-type="float">
            <text:p>45.6431</text:p>
          </table:table-cell>
          <table:table-cell/>
          <table:table-cell table:formula="of:=([.D166]-[.A166])/0.0166667" office:value-type="float" office:value="-55.8538882922235" calcext:value-type="float">
            <text:p>-55.8538882922235</text:p>
          </table:table-cell>
          <table:table-cell table:formula="of:=ABS([.E166]-[.B166])/0.0166667" office:value-type="float" office:value="690.478619042761" calcext:value-type="float">
            <text:p>690.478619042761</text:p>
          </table:table-cell>
          <table:table-cell table:formula="of:=([.F166]-[.C166])/0.0166667" office:value-type="float" office:value="17.9819640360716" calcext:value-type="float">
            <text:p>17.9819640360716</text:p>
          </table:table-cell>
          <table:table-cell table:formula="of:=DEGREES(ATAN(ABS([.F166]-[.C166])/ABS([.E166]-[.B166])))" office:value-type="float" office:value="1.4918026279214" calcext:value-type="float">
            <text:p>1.4918026279214</text:p>
          </table:table-cell>
          <table:table-cell table:formula="of:=SQRT(POWER([.H166];2)+POWER([.I166];2)+POWER([.J166];2))" office:value-type="float" office:value="692.967337775131" calcext:value-type="float">
            <text:p>692.967337775131</text:p>
          </table:table-cell>
        </table:table-row>
        <table:table-row table:style-name="ro1">
          <table:table-cell office:value-type="float" office:value="26.4554" calcext:value-type="float">
            <text:p>26.4554</text:p>
          </table:table-cell>
          <table:table-cell office:value-type="float" office:value="280.544" calcext:value-type="float">
            <text:p>280.544</text:p>
          </table:table-cell>
          <table:table-cell office:value-type="float" office:value="44.4144" calcext:value-type="float">
            <text:p>44.4144</text:p>
          </table:table-cell>
          <table:table-cell office:value-type="float" office:value="25.3592" calcext:value-type="float">
            <text:p>25.3592</text:p>
          </table:table-cell>
          <table:table-cell office:value-type="float" office:value="266.168" calcext:value-type="float">
            <text:p>266.168</text:p>
          </table:table-cell>
          <table:table-cell office:value-type="float" office:value="44.9504" calcext:value-type="float">
            <text:p>44.9504</text:p>
          </table:table-cell>
          <table:table-cell/>
          <table:table-cell table:formula="of:=([.D167]-[.A167])/0.0166667" office:value-type="float" office:value="-65.7718684562631" calcext:value-type="float">
            <text:p>-65.7718684562631</text:p>
          </table:table-cell>
          <table:table-cell table:formula="of:=ABS([.E167]-[.B167])/0.0166667" office:value-type="float" office:value="862.558274883449" calcext:value-type="float">
            <text:p>862.558274883449</text:p>
          </table:table-cell>
          <table:table-cell table:formula="of:=([.F167]-[.C167])/0.0166667" office:value-type="float" office:value="32.1599356801287" calcext:value-type="float">
            <text:p>32.1599356801287</text:p>
          </table:table-cell>
          <table:table-cell table:formula="of:=DEGREES(ATAN(ABS([.F167]-[.C167])/ABS([.E167]-[.B167])))" office:value-type="float" office:value="2.13524757889866" calcext:value-type="float">
            <text:p>2.13524757889866</text:p>
          </table:table-cell>
          <table:table-cell table:formula="of:=SQRT(POWER([.H167];2)+POWER([.I167];2)+POWER([.J167];2))" office:value-type="float" office:value="865.659851046061" calcext:value-type="float">
            <text:p>865.659851046061</text:p>
          </table:table-cell>
        </table:table-row>
        <table:table-row table:style-name="ro1">
          <table:table-cell office:value-type="float" office:value="24.9965" calcext:value-type="float">
            <text:p>24.9965</text:p>
          </table:table-cell>
          <table:table-cell office:value-type="float" office:value="285.569" calcext:value-type="float">
            <text:p>285.569</text:p>
          </table:table-cell>
          <table:table-cell office:value-type="float" office:value="45.1709" calcext:value-type="float">
            <text:p>45.1709</text:p>
          </table:table-cell>
          <table:table-cell office:value-type="float" office:value="23.6726" calcext:value-type="float">
            <text:p>23.6726</text:p>
          </table:table-cell>
          <table:table-cell office:value-type="float" office:value="273.549" calcext:value-type="float">
            <text:p>273.549</text:p>
          </table:table-cell>
          <table:table-cell office:value-type="float" office:value="45.7742" calcext:value-type="float">
            <text:p>45.7742</text:p>
          </table:table-cell>
          <table:table-cell/>
          <table:table-cell table:formula="of:=([.D168]-[.A168])/0.0166667" office:value-type="float" office:value="-79.4338411323179" calcext:value-type="float">
            <text:p>-79.4338411323179</text:p>
          </table:table-cell>
          <table:table-cell table:formula="of:=ABS([.E168]-[.B168])/0.0166667" office:value-type="float" office:value="721.198557602887" calcext:value-type="float">
            <text:p>721.198557602887</text:p>
          </table:table-cell>
          <table:table-cell table:formula="of:=([.F168]-[.C168])/0.0166667" office:value-type="float" office:value="36.1979276041446" calcext:value-type="float">
            <text:p>36.1979276041446</text:p>
          </table:table-cell>
          <table:table-cell table:formula="of:=DEGREES(ATAN(ABS([.F168]-[.C168])/ABS([.E168]-[.B168])))" office:value-type="float" office:value="2.87334120012368" calcext:value-type="float">
            <text:p>2.87334120012368</text:p>
          </table:table-cell>
          <table:table-cell table:formula="of:=SQRT(POWER([.H168];2)+POWER([.I168];2)+POWER([.J168];2))" office:value-type="float" office:value="726.462238914284" calcext:value-type="float">
            <text:p>726.462238914284</text:p>
          </table:table-cell>
        </table:table-row>
        <table:table-row table:style-name="ro1">
          <table:table-cell office:value-type="float" office:value="25.1284" calcext:value-type="float">
            <text:p>25.1284</text:p>
          </table:table-cell>
          <table:table-cell office:value-type="float" office:value="284.166" calcext:value-type="float">
            <text:p>284.166</text:p>
          </table:table-cell>
          <table:table-cell office:value-type="float" office:value="45.1301" calcext:value-type="float">
            <text:p>45.1301</text:p>
          </table:table-cell>
          <table:table-cell office:value-type="float" office:value="23.6566" calcext:value-type="float">
            <text:p>23.6566</text:p>
          </table:table-cell>
          <table:table-cell office:value-type="float" office:value="273.59" calcext:value-type="float">
            <text:p>273.59</text:p>
          </table:table-cell>
          <table:table-cell office:value-type="float" office:value="45.5214" calcext:value-type="float">
            <text:p>45.5214</text:p>
          </table:table-cell>
          <table:table-cell/>
          <table:table-cell table:formula="of:=([.D169]-[.A169])/0.0166667" office:value-type="float" office:value="-88.3078233843531" calcext:value-type="float">
            <text:p>-88.3078233843531</text:p>
          </table:table-cell>
          <table:table-cell table:formula="of:=ABS([.E169]-[.B169])/0.0166667" office:value-type="float" office:value="634.55873088254" calcext:value-type="float">
            <text:p>634.55873088254</text:p>
          </table:table-cell>
          <table:table-cell table:formula="of:=([.F169]-[.C169])/0.0166667" office:value-type="float" office:value="23.477953044094" calcext:value-type="float">
            <text:p>23.477953044094</text:p>
          </table:table-cell>
          <table:table-cell table:formula="of:=DEGREES(ATAN(ABS([.F169]-[.C169])/ABS([.E169]-[.B169])))" office:value-type="float" office:value="2.11891231332609" calcext:value-type="float">
            <text:p>2.11891231332609</text:p>
          </table:table-cell>
          <table:table-cell table:formula="of:=SQRT(POWER([.H169];2)+POWER([.I169];2)+POWER([.J169];2))" office:value-type="float" office:value="641.103945463824" calcext:value-type="float">
            <text:p>641.103945463824</text:p>
          </table:table-cell>
        </table:table-row>
        <table:table-row table:style-name="ro1">
          <table:table-cell office:value-type="float" office:value="25.5176" calcext:value-type="float">
            <text:p>25.5176</text:p>
          </table:table-cell>
          <table:table-cell office:value-type="float" office:value="282.844" calcext:value-type="float">
            <text:p>282.844</text:p>
          </table:table-cell>
          <table:table-cell office:value-type="float" office:value="45.3266" calcext:value-type="float">
            <text:p>45.3266</text:p>
          </table:table-cell>
          <table:table-cell office:value-type="float" office:value="24.0421" calcext:value-type="float">
            <text:p>24.0421</text:p>
          </table:table-cell>
          <table:table-cell office:value-type="float" office:value="272.322" calcext:value-type="float">
            <text:p>272.322</text:p>
          </table:table-cell>
          <table:table-cell office:value-type="float" office:value="45.7134" calcext:value-type="float">
            <text:p>45.7134</text:p>
          </table:table-cell>
          <table:table-cell/>
          <table:table-cell table:formula="of:=([.D170]-[.A170])/0.0166667" office:value-type="float" office:value="-88.5298229403541" calcext:value-type="float">
            <text:p>-88.5298229403541</text:p>
          </table:table-cell>
          <table:table-cell table:formula="of:=ABS([.E170]-[.B170])/0.0166667" office:value-type="float" office:value="631.318737362525" calcext:value-type="float">
            <text:p>631.318737362525</text:p>
          </table:table-cell>
          <table:table-cell table:formula="of:=([.F170]-[.C170])/0.0166667" office:value-type="float" office:value="23.2079535840929" calcext:value-type="float">
            <text:p>23.2079535840929</text:p>
          </table:table-cell>
          <table:table-cell table:formula="of:=DEGREES(ATAN(ABS([.F170]-[.C170])/ABS([.E170]-[.B170])))" office:value-type="float" office:value="2.10530626600904" calcext:value-type="float">
            <text:p>2.10530626600904</text:p>
          </table:table-cell>
          <table:table-cell table:formula="of:=SQRT(POWER([.H170];2)+POWER([.I170];2)+POWER([.J170];2))" office:value-type="float" office:value="637.918087848608" calcext:value-type="float">
            <text:p>637.918087848608</text:p>
          </table:table-cell>
        </table:table-row>
        <table:table-row table:style-name="ro1">
          <table:table-cell office:value-type="float" office:value="25.076" calcext:value-type="float">
            <text:p>25.076</text:p>
          </table:table-cell>
          <table:table-cell office:value-type="float" office:value="276.961" calcext:value-type="float">
            <text:p>276.961</text:p>
          </table:table-cell>
          <table:table-cell office:value-type="float" office:value="45.4809" calcext:value-type="float">
            <text:p>45.4809</text:p>
          </table:table-cell>
          <table:table-cell office:value-type="float" office:value="23.8528" calcext:value-type="float">
            <text:p>23.8528</text:p>
          </table:table-cell>
          <table:table-cell office:value-type="float" office:value="266.779" calcext:value-type="float">
            <text:p>266.779</text:p>
          </table:table-cell>
          <table:table-cell office:value-type="float" office:value="45.6007" calcext:value-type="float">
            <text:p>45.6007</text:p>
          </table:table-cell>
          <table:table-cell/>
          <table:table-cell table:formula="of:=([.D171]-[.A171])/0.0166667" office:value-type="float" office:value="-73.3918532162937" calcext:value-type="float">
            <text:p>-73.3918532162937</text:p>
          </table:table-cell>
          <table:table-cell table:formula="of:=ABS([.E171]-[.B171])/0.0166667" office:value-type="float" office:value="610.918778162445" calcext:value-type="float">
            <text:p>610.918778162445</text:p>
          </table:table-cell>
          <table:table-cell table:formula="of:=([.F171]-[.C171])/0.0166667" office:value-type="float" office:value="7.18798562402905" calcext:value-type="float">
            <text:p>7.18798562402905</text:p>
          </table:table-cell>
          <table:table-cell table:formula="of:=DEGREES(ATAN(ABS([.F171]-[.C171])/ABS([.E171]-[.B171])))" office:value-type="float" office:value="0.674103090746408" calcext:value-type="float">
            <text:p>0.674103090746408</text:p>
          </table:table-cell>
          <table:table-cell table:formula="of:=SQRT(POWER([.H171];2)+POWER([.I171];2)+POWER([.J171];2))" office:value-type="float" office:value="615.353382023165" calcext:value-type="float">
            <text:p>615.353382023165</text:p>
          </table:table-cell>
        </table:table-row>
        <table:table-row table:style-name="ro1">
          <table:table-cell office:value-type="float" office:value="20.4576" calcext:value-type="float">
            <text:p>20.4576</text:p>
          </table:table-cell>
          <table:table-cell office:value-type="float" office:value="277.902" calcext:value-type="float">
            <text:p>277.902</text:p>
          </table:table-cell>
          <table:table-cell office:value-type="float" office:value="45.637" calcext:value-type="float">
            <text:p>45.637</text:p>
          </table:table-cell>
          <table:table-cell office:value-type="float" office:value="19.5725" calcext:value-type="float">
            <text:p>19.5725</text:p>
          </table:table-cell>
          <table:table-cell office:value-type="float" office:value="263.494" calcext:value-type="float">
            <text:p>263.494</text:p>
          </table:table-cell>
          <table:table-cell office:value-type="float" office:value="46.1647" calcext:value-type="float">
            <text:p>46.1647</text:p>
          </table:table-cell>
          <table:table-cell/>
          <table:table-cell table:formula="of:=([.D172]-[.A172])/0.0166667" office:value-type="float" office:value="-53.1058937882123" calcext:value-type="float">
            <text:p>-53.1058937882123</text:p>
          </table:table-cell>
          <table:table-cell table:formula="of:=ABS([.E172]-[.B172])/0.0166667" office:value-type="float" office:value="864.478271043456" calcext:value-type="float">
            <text:p>864.478271043456</text:p>
          </table:table-cell>
          <table:table-cell table:formula="of:=([.F172]-[.C172])/0.0166667" office:value-type="float" office:value="31.6619366761268" calcext:value-type="float">
            <text:p>31.6619366761268</text:p>
          </table:table-cell>
          <table:table-cell table:formula="of:=DEGREES(ATAN(ABS([.F172]-[.C172])/ABS([.E172]-[.B172])))" office:value-type="float" office:value="2.09754819453793" calcext:value-type="float">
            <text:p>2.09754819453793</text:p>
          </table:table-cell>
          <table:table-cell table:formula="of:=SQRT(POWER([.H172];2)+POWER([.I172];2)+POWER([.J172];2))" office:value-type="float" office:value="866.686445778062" calcext:value-type="float">
            <text:p>866.686445778062</text:p>
          </table:table-cell>
        </table:table-row>
        <table:table-row table:style-name="ro1">
          <table:table-cell office:value-type="float" office:value="21.5376" calcext:value-type="float">
            <text:p>21.5376</text:p>
          </table:table-cell>
          <table:table-cell office:value-type="float" office:value="279.731" calcext:value-type="float">
            <text:p>279.731</text:p>
          </table:table-cell>
          <table:table-cell office:value-type="float" office:value="45.8442" calcext:value-type="float">
            <text:p>45.8442</text:p>
          </table:table-cell>
          <table:table-cell office:value-type="float" office:value="18.6939" calcext:value-type="float">
            <text:p>18.6939</text:p>
          </table:table-cell>
          <table:table-cell office:value-type="float" office:value="281.8" calcext:value-type="float">
            <text:p>281.8</text:p>
          </table:table-cell>
          <table:table-cell office:value-type="float" office:value="44.0559" calcext:value-type="float">
            <text:p>44.0559</text:p>
          </table:table-cell>
          <table:table-cell/>
          <table:table-cell table:formula="of:=([.D173]-[.A173])/0.0166667" office:value-type="float" office:value="-170.621658756683" calcext:value-type="float">
            <text:p>-170.621658756683</text:p>
          </table:table-cell>
          <table:table-cell table:formula="of:=ABS([.E173]-[.B173])/0.0166667" office:value-type="float" office:value="124.139751720498" calcext:value-type="float">
            <text:p>124.139751720498</text:p>
          </table:table-cell>
          <table:table-cell table:formula="of:=([.F173]-[.C173])/0.0166667" office:value-type="float" office:value="-107.297785404429" calcext:value-type="float">
            <text:p>-107.297785404429</text:p>
          </table:table-cell>
          <table:table-cell table:formula="of:=DEGREES(ATAN(ABS([.F173]-[.C173])/ABS([.E173]-[.B173])))" office:value-type="float" office:value="40.8378592770383" calcext:value-type="float">
            <text:p>40.8378592770383</text:p>
          </table:table-cell>
          <table:table-cell table:formula="of:=SQRT(POWER([.H173];2)+POWER([.I173];2)+POWER([.J173];2))" office:value-type="float" office:value="236.717644350402" calcext:value-type="float">
            <text:p>236.717644350402</text:p>
          </table:table-cell>
        </table:table-row>
        <table:table-row table:style-name="ro1">
          <table:table-cell office:value-type="float" office:value="19.3767" calcext:value-type="float">
            <text:p>19.3767</text:p>
          </table:table-cell>
          <table:table-cell office:value-type="float" office:value="289.564" calcext:value-type="float">
            <text:p>289.564</text:p>
          </table:table-cell>
          <table:table-cell office:value-type="float" office:value="43.6087" calcext:value-type="float">
            <text:p>43.6087</text:p>
          </table:table-cell>
          <table:table-cell office:value-type="float" office:value="18.1252" calcext:value-type="float">
            <text:p>18.1252</text:p>
          </table:table-cell>
          <table:table-cell office:value-type="float" office:value="275.708" calcext:value-type="float">
            <text:p>275.708</text:p>
          </table:table-cell>
          <table:table-cell office:value-type="float" office:value="44.5123" calcext:value-type="float">
            <text:p>44.5123</text:p>
          </table:table-cell>
          <table:table-cell/>
          <table:table-cell table:formula="of:=([.D174]-[.A174])/0.0166667" office:value-type="float" office:value="-75.0898498203004" calcext:value-type="float">
            <text:p>-75.0898498203004</text:p>
          </table:table-cell>
          <table:table-cell table:formula="of:=ABS([.E174]-[.B174])/0.0166667" office:value-type="float" office:value="831.358337283325" calcext:value-type="float">
            <text:p>831.358337283325</text:p>
          </table:table-cell>
          <table:table-cell table:formula="of:=([.F174]-[.C174])/0.0166667" office:value-type="float" office:value="54.2158915682171" calcext:value-type="float">
            <text:p>54.2158915682171</text:p>
          </table:table-cell>
          <table:table-cell table:formula="of:=DEGREES(ATAN(ABS([.F174]-[.C174])/ABS([.E174]-[.B174])))" office:value-type="float" office:value="3.73118216912362" calcext:value-type="float">
            <text:p>3.73118216912362</text:p>
          </table:table-cell>
          <table:table-cell table:formula="of:=SQRT(POWER([.H174];2)+POWER([.I174];2)+POWER([.J174];2))" office:value-type="float" office:value="836.501364861449" calcext:value-type="float">
            <text:p>836.501364861449</text:p>
          </table:table-cell>
        </table:table-row>
        <table:table-row table:style-name="ro1">
          <table:table-cell office:value-type="float" office:value="19.243" calcext:value-type="float">
            <text:p>19.243</text:p>
          </table:table-cell>
          <table:table-cell office:value-type="float" office:value="288.139" calcext:value-type="float">
            <text:p>288.139</text:p>
          </table:table-cell>
          <table:table-cell office:value-type="float" office:value="43.0652" calcext:value-type="float">
            <text:p>43.0652</text:p>
          </table:table-cell>
          <table:table-cell office:value-type="float" office:value="18.7877" calcext:value-type="float">
            <text:p>18.7877</text:p>
          </table:table-cell>
          <table:table-cell office:value-type="float" office:value="271.824" calcext:value-type="float">
            <text:p>271.824</text:p>
          </table:table-cell>
          <table:table-cell office:value-type="float" office:value="44.1274" calcext:value-type="float">
            <text:p>44.1274</text:p>
          </table:table-cell>
          <table:table-cell/>
          <table:table-cell table:formula="of:=([.D175]-[.A175])/0.0166667" office:value-type="float" office:value="-27.3179453641091" calcext:value-type="float">
            <text:p>-27.3179453641091</text:p>
          </table:table-cell>
          <table:table-cell table:formula="of:=ABS([.E175]-[.B175])/0.0166667" office:value-type="float" office:value="978.898042203915" calcext:value-type="float">
            <text:p>978.898042203915</text:p>
          </table:table-cell>
          <table:table-cell table:formula="of:=([.F175]-[.C175])/0.0166667" office:value-type="float" office:value="63.7318725362552" calcext:value-type="float">
            <text:p>63.7318725362552</text:p>
          </table:table-cell>
          <table:table-cell table:formula="of:=DEGREES(ATAN(ABS([.F175]-[.C175])/ABS([.E175]-[.B175])))" office:value-type="float" office:value="3.7250263803786" calcext:value-type="float">
            <text:p>3.7250263803786</text:p>
          </table:table-cell>
          <table:table-cell table:formula="of:=SQRT(POWER([.H175];2)+POWER([.I175];2)+POWER([.J175];2))" office:value-type="float" office:value="981.350803100784" calcext:value-type="float">
            <text:p>981.350803100784</text:p>
          </table:table-cell>
        </table:table-row>
        <table:table-row table:style-name="ro1">
          <table:table-cell office:value-type="float" office:value="24.6021" calcext:value-type="float">
            <text:p>24.6021</text:p>
          </table:table-cell>
          <table:table-cell office:value-type="float" office:value="291.645" calcext:value-type="float">
            <text:p>291.645</text:p>
          </table:table-cell>
          <table:table-cell office:value-type="float" office:value="43.4869" calcext:value-type="float">
            <text:p>43.4869</text:p>
          </table:table-cell>
          <table:table-cell office:value-type="float" office:value="23.1708" calcext:value-type="float">
            <text:p>23.1708</text:p>
          </table:table-cell>
          <table:table-cell office:value-type="float" office:value="282.393" calcext:value-type="float">
            <text:p>282.393</text:p>
          </table:table-cell>
          <table:table-cell office:value-type="float" office:value="43.158" calcext:value-type="float">
            <text:p>43.158</text:p>
          </table:table-cell>
          <table:table-cell/>
          <table:table-cell table:formula="of:=([.D176]-[.A176])/0.0166667" office:value-type="float" office:value="-85.8778282443435" calcext:value-type="float">
            <text:p>-85.8778282443435</text:p>
          </table:table-cell>
          <table:table-cell table:formula="of:=ABS([.E176]-[.B176])/0.0166667" office:value-type="float" office:value="555.118889762221" calcext:value-type="float">
            <text:p>555.118889762221</text:p>
          </table:table-cell>
          <table:table-cell table:formula="of:=([.F176]-[.C176])/0.0166667" office:value-type="float" office:value="-19.7339605320788" calcext:value-type="float">
            <text:p>-19.7339605320788</text:p>
          </table:table-cell>
          <table:table-cell table:formula="of:=DEGREES(ATAN(ABS([.F176]-[.C176])/ABS([.E176]-[.B176])))" office:value-type="float" office:value="2.03595435589449" calcext:value-type="float">
            <text:p>2.03595435589449</text:p>
          </table:table-cell>
          <table:table-cell table:formula="of:=SQRT(POWER([.H176];2)+POWER([.I176];2)+POWER([.J176];2))" office:value-type="float" office:value="562.068867980684" calcext:value-type="float">
            <text:p>562.068867980684</text:p>
          </table:table-cell>
        </table:table-row>
        <table:table-row table:style-name="ro1">
          <table:table-cell office:value-type="float" office:value="56.3322" calcext:value-type="float">
            <text:p>56.3322</text:p>
          </table:table-cell>
          <table:table-cell office:value-type="float" office:value="280.841" calcext:value-type="float">
            <text:p>280.841</text:p>
          </table:table-cell>
          <table:table-cell office:value-type="float" office:value="43.8042" calcext:value-type="float">
            <text:p>43.8042</text:p>
          </table:table-cell>
          <table:table-cell office:value-type="float" office:value="55.2248" calcext:value-type="float">
            <text:p>55.2248</text:p>
          </table:table-cell>
          <table:table-cell office:value-type="float" office:value="268.842" calcext:value-type="float">
            <text:p>268.842</text:p>
          </table:table-cell>
          <table:table-cell office:value-type="float" office:value="43.9658" calcext:value-type="float">
            <text:p>43.9658</text:p>
          </table:table-cell>
          <table:table-cell/>
          <table:table-cell table:formula="of:=([.D177]-[.A177])/0.0166667" office:value-type="float" office:value="-66.4438671122657" calcext:value-type="float">
            <text:p>-66.4438671122657</text:p>
          </table:table-cell>
          <table:table-cell table:formula="of:=ABS([.E177]-[.B177])/0.0166667" office:value-type="float" office:value="719.938560122881" calcext:value-type="float">
            <text:p>719.938560122881</text:p>
          </table:table-cell>
          <table:table-cell table:formula="of:=([.F177]-[.C177])/0.0166667" office:value-type="float" office:value="9.69598060803878" calcext:value-type="float">
            <text:p>9.69598060803878</text:p>
          </table:table-cell>
          <table:table-cell table:formula="of:=DEGREES(ATAN(ABS([.F177]-[.C177])/ABS([.E177]-[.B177])))" office:value-type="float" office:value="0.771600818991229" calcext:value-type="float">
            <text:p>0.771600818991229</text:p>
          </table:table-cell>
          <table:table-cell table:formula="of:=SQRT(POWER([.H177];2)+POWER([.I177];2)+POWER([.J177];2))" office:value-type="float" office:value="723.06315759316" calcext:value-type="float">
            <text:p>723.06315759316</text:p>
          </table:table-cell>
        </table:table-row>
        <table:table-row table:style-name="ro1">
          <table:table-cell office:value-type="float" office:value="59.3665" calcext:value-type="float">
            <text:p>59.3665</text:p>
          </table:table-cell>
          <table:table-cell office:value-type="float" office:value="291.055" calcext:value-type="float">
            <text:p>291.055</text:p>
          </table:table-cell>
          <table:table-cell office:value-type="float" office:value="42.9581" calcext:value-type="float">
            <text:p>42.9581</text:p>
          </table:table-cell>
          <table:table-cell office:value-type="float" office:value="58.2413" calcext:value-type="float">
            <text:p>58.2413</text:p>
          </table:table-cell>
          <table:table-cell office:value-type="float" office:value="275.923" calcext:value-type="float">
            <text:p>275.923</text:p>
          </table:table-cell>
          <table:table-cell office:value-type="float" office:value="43.8039" calcext:value-type="float">
            <text:p>43.8039</text:p>
          </table:table-cell>
          <table:table-cell/>
          <table:table-cell table:formula="of:=([.D178]-[.A178])/0.0166667" office:value-type="float" office:value="-67.51186497627" calcext:value-type="float">
            <text:p>-67.51186497627</text:p>
          </table:table-cell>
          <table:table-cell table:formula="of:=ABS([.E178]-[.B178])/0.0166667" office:value-type="float" office:value="907.918184163632" calcext:value-type="float">
            <text:p>907.918184163632</text:p>
          </table:table-cell>
          <table:table-cell table:formula="of:=([.F178]-[.C178])/0.0166667" office:value-type="float" office:value="50.7478985042028" calcext:value-type="float">
            <text:p>50.7478985042028</text:p>
          </table:table-cell>
          <table:table-cell table:formula="of:=DEGREES(ATAN(ABS([.F178]-[.C178])/ABS([.E178]-[.B178])))" office:value-type="float" office:value="3.19920679414562" calcext:value-type="float">
            <text:p>3.19920679414562</text:p>
          </table:table-cell>
          <table:table-cell table:formula="of:=SQRT(POWER([.H178];2)+POWER([.I178];2)+POWER([.J178];2))" office:value-type="float" office:value="911.838050450931" calcext:value-type="float">
            <text:p>911.838050450931</text:p>
          </table:table-cell>
        </table:table-row>
        <table:table-row table:style-name="ro1">
          <table:table-cell office:value-type="float" office:value="59.4854" calcext:value-type="float">
            <text:p>59.4854</text:p>
          </table:table-cell>
          <table:table-cell office:value-type="float" office:value="296.724" calcext:value-type="float">
            <text:p>296.724</text:p>
          </table:table-cell>
          <table:table-cell office:value-type="float" office:value="42.6049" calcext:value-type="float">
            <text:p>42.6049</text:p>
          </table:table-cell>
          <table:table-cell office:value-type="float" office:value="56.1309" calcext:value-type="float">
            <text:p>56.1309</text:p>
          </table:table-cell>
          <table:table-cell office:value-type="float" office:value="286.474" calcext:value-type="float">
            <text:p>286.474</text:p>
          </table:table-cell>
          <table:table-cell office:value-type="float" office:value="42.424" calcext:value-type="float">
            <text:p>42.424</text:p>
          </table:table-cell>
          <table:table-cell/>
          <table:table-cell table:formula="of:=([.D179]-[.A179])/0.0166667" office:value-type="float" office:value="-201.269597460805" calcext:value-type="float">
            <text:p>-201.269597460805</text:p>
          </table:table-cell>
          <table:table-cell table:formula="of:=ABS([.E179]-[.B179])/0.0166667" office:value-type="float" office:value="614.99877000246" calcext:value-type="float">
            <text:p>614.99877000246</text:p>
          </table:table-cell>
          <table:table-cell table:formula="of:=([.F179]-[.C179])/0.0166667" office:value-type="float" office:value="-10.8539782920435" calcext:value-type="float">
            <text:p>-10.8539782920435</text:p>
          </table:table-cell>
          <table:table-cell table:formula="of:=DEGREES(ATAN(ABS([.F179]-[.C179])/ABS([.E179]-[.B179])))" office:value-type="float" office:value="1.01109566571408" calcext:value-type="float">
            <text:p>1.01109566571408</text:p>
          </table:table-cell>
          <table:table-cell table:formula="of:=SQRT(POWER([.H179];2)+POWER([.I179];2)+POWER([.J179];2))" office:value-type="float" office:value="647.186794373415" calcext:value-type="float">
            <text:p>647.186794373415</text:p>
          </table:table-cell>
        </table:table-row>
        <table:table-row table:style-name="ro1">
          <table:table-cell office:value-type="float" office:value="73.0575" calcext:value-type="float">
            <text:p>73.0575</text:p>
          </table:table-cell>
          <table:table-cell office:value-type="float" office:value="280.676" calcext:value-type="float">
            <text:p>280.676</text:p>
          </table:table-cell>
          <table:table-cell office:value-type="float" office:value="43.6693" calcext:value-type="float">
            <text:p>43.6693</text:p>
          </table:table-cell>
          <table:table-cell office:value-type="float" office:value="70.7885" calcext:value-type="float">
            <text:p>70.7885</text:p>
          </table:table-cell>
          <table:table-cell office:value-type="float" office:value="270.25" calcext:value-type="float">
            <text:p>270.25</text:p>
          </table:table-cell>
          <table:table-cell office:value-type="float" office:value="43.5912" calcext:value-type="float">
            <text:p>43.5912</text:p>
          </table:table-cell>
          <table:table-cell/>
          <table:table-cell table:formula="of:=([.D180]-[.A180])/0.0166667" office:value-type="float" office:value="-136.139727720545" calcext:value-type="float">
            <text:p>-136.139727720545</text:p>
          </table:table-cell>
          <table:table-cell table:formula="of:=ABS([.E180]-[.B180])/0.0166667" office:value-type="float" office:value="625.558748882502" calcext:value-type="float">
            <text:p>625.558748882502</text:p>
          </table:table-cell>
          <table:table-cell table:formula="of:=([.F180]-[.C180])/0.0166667" office:value-type="float" office:value="-4.68599062801869" calcext:value-type="float">
            <text:p>-4.68599062801869</text:p>
          </table:table-cell>
          <table:table-cell table:formula="of:=DEGREES(ATAN(ABS([.F180]-[.C180])/ABS([.E180]-[.B180])))" office:value-type="float" office:value="0.429188248995474" calcext:value-type="float">
            <text:p>0.429188248995474</text:p>
          </table:table-cell>
          <table:table-cell table:formula="of:=SQRT(POWER([.H180];2)+POWER([.I180];2)+POWER([.J180];2))" office:value-type="float" office:value="640.218503540339" calcext:value-type="float">
            <text:p>640.218503540339</text:p>
          </table:table-cell>
        </table:table-row>
        <table:table-row table:style-name="ro1">
          <table:table-cell office:value-type="float" office:value="89.9787" calcext:value-type="float">
            <text:p>89.9787</text:p>
          </table:table-cell>
          <table:table-cell office:value-type="float" office:value="279.259" calcext:value-type="float">
            <text:p>279.259</text:p>
          </table:table-cell>
          <table:table-cell office:value-type="float" office:value="42.4866" calcext:value-type="float">
            <text:p>42.4866</text:p>
          </table:table-cell>
          <table:table-cell office:value-type="float" office:value="87.4387" calcext:value-type="float">
            <text:p>87.4387</text:p>
          </table:table-cell>
          <table:table-cell office:value-type="float" office:value="264.374" calcext:value-type="float">
            <text:p>264.374</text:p>
          </table:table-cell>
          <table:table-cell office:value-type="float" office:value="42.9188" calcext:value-type="float">
            <text:p>42.9188</text:p>
          </table:table-cell>
          <table:table-cell/>
          <table:table-cell table:formula="of:=([.D181]-[.A181])/0.0166667" office:value-type="float" office:value="-152.39969520061" calcext:value-type="float">
            <text:p>-152.39969520061</text:p>
          </table:table-cell>
          <table:table-cell table:formula="of:=ABS([.E181]-[.B181])/0.0166667" office:value-type="float" office:value="893.098213803572" calcext:value-type="float">
            <text:p>893.098213803572</text:p>
          </table:table-cell>
          <table:table-cell table:formula="of:=([.F181]-[.C181])/0.0166667" office:value-type="float" office:value="25.9319481361034" calcext:value-type="float">
            <text:p>25.9319481361034</text:p>
          </table:table-cell>
          <table:table-cell table:formula="of:=DEGREES(ATAN(ABS([.F181]-[.C181])/ABS([.E181]-[.B181])))" office:value-type="float" office:value="1.66316965032357" calcext:value-type="float">
            <text:p>1.66316965032357</text:p>
          </table:table-cell>
          <table:table-cell table:formula="of:=SQRT(POWER([.H181];2)+POWER([.I181];2)+POWER([.J181];2))" office:value-type="float" office:value="906.378812931162" calcext:value-type="float">
            <text:p>906.378812931162</text:p>
          </table:table-cell>
        </table:table-row>
        <table:table-row table:style-name="ro1">
          <table:table-cell office:value-type="float" office:value="96.687" calcext:value-type="float">
            <text:p>96.687</text:p>
          </table:table-cell>
          <table:table-cell office:value-type="float" office:value="286.824" calcext:value-type="float">
            <text:p>286.824</text:p>
          </table:table-cell>
          <table:table-cell office:value-type="float" office:value="42.5064" calcext:value-type="float">
            <text:p>42.5064</text:p>
          </table:table-cell>
          <table:table-cell office:value-type="float" office:value="93.5286" calcext:value-type="float">
            <text:p>93.5286</text:p>
          </table:table-cell>
          <table:table-cell office:value-type="float" office:value="274.202" calcext:value-type="float">
            <text:p>274.202</text:p>
          </table:table-cell>
          <table:table-cell office:value-type="float" office:value="42.7594" calcext:value-type="float">
            <text:p>42.7594</text:p>
          </table:table-cell>
          <table:table-cell/>
          <table:table-cell table:formula="of:=([.D182]-[.A182])/0.0166667" office:value-type="float" office:value="-189.503620992758" calcext:value-type="float">
            <text:p>-189.503620992758</text:p>
          </table:table-cell>
          <table:table-cell table:formula="of:=ABS([.E182]-[.B182])/0.0166667" office:value-type="float" office:value="757.31848536303" calcext:value-type="float">
            <text:p>757.31848536303</text:p>
          </table:table-cell>
          <table:table-cell table:formula="of:=([.F182]-[.C182])/0.0166667" office:value-type="float" office:value="15.1799696400607" calcext:value-type="float">
            <text:p>15.1799696400607</text:p>
          </table:table-cell>
          <table:table-cell table:formula="of:=DEGREES(ATAN(ABS([.F182]-[.C182])/ABS([.E182]-[.B182])))" office:value-type="float" office:value="1.14830386011578" calcext:value-type="float">
            <text:p>1.14830386011578</text:p>
          </table:table-cell>
          <table:table-cell table:formula="of:=SQRT(POWER([.H182];2)+POWER([.I182];2)+POWER([.J182];2))" office:value-type="float" office:value="780.81581830813" calcext:value-type="float">
            <text:p>780.81581830813</text:p>
          </table:table-cell>
        </table:table-row>
        <table:table-row table:style-name="ro1">
          <table:table-cell office:value-type="float" office:value="95.2756" calcext:value-type="float">
            <text:p>95.2756</text:p>
          </table:table-cell>
          <table:table-cell office:value-type="float" office:value="284.259" calcext:value-type="float">
            <text:p>284.259</text:p>
          </table:table-cell>
          <table:table-cell office:value-type="float" office:value="42.6636" calcext:value-type="float">
            <text:p>42.6636</text:p>
          </table:table-cell>
          <table:table-cell office:value-type="float" office:value="91.8618" calcext:value-type="float">
            <text:p>91.8618</text:p>
          </table:table-cell>
          <table:table-cell office:value-type="float" office:value="270.45" calcext:value-type="float">
            <text:p>270.45</text:p>
          </table:table-cell>
          <table:table-cell office:value-type="float" office:value="43.1246" calcext:value-type="float">
            <text:p>43.1246</text:p>
          </table:table-cell>
          <table:table-cell/>
          <table:table-cell table:formula="of:=([.D183]-[.A183])/0.0166667" office:value-type="float" office:value="-204.827590344819" calcext:value-type="float">
            <text:p>-204.827590344819</text:p>
          </table:table-cell>
          <table:table-cell table:formula="of:=ABS([.E183]-[.B183])/0.0166667" office:value-type="float" office:value="828.538342923316" calcext:value-type="float">
            <text:p>828.538342923316</text:p>
          </table:table-cell>
          <table:table-cell table:formula="of:=([.F183]-[.C183])/0.0166667" office:value-type="float" office:value="27.6599446801106" calcext:value-type="float">
            <text:p>27.6599446801106</text:p>
          </table:table-cell>
          <table:table-cell table:formula="of:=DEGREES(ATAN(ABS([.F183]-[.C183])/ABS([.E183]-[.B183])))" office:value-type="float" office:value="1.91205361802653" calcext:value-type="float">
            <text:p>1.91205361802653</text:p>
          </table:table-cell>
          <table:table-cell table:formula="of:=SQRT(POWER([.H183];2)+POWER([.I183];2)+POWER([.J183];2))" office:value-type="float" office:value="853.92927107594" calcext:value-type="float">
            <text:p>853.92927107594</text:p>
          </table:table-cell>
        </table:table-row>
        <table:table-row table:style-name="ro1">
          <table:table-cell office:value-type="float" office:value="94.2497" calcext:value-type="float">
            <text:p>94.2497</text:p>
          </table:table-cell>
          <table:table-cell office:value-type="float" office:value="279.024" calcext:value-type="float">
            <text:p>279.024</text:p>
          </table:table-cell>
          <table:table-cell office:value-type="float" office:value="43.4875" calcext:value-type="float">
            <text:p>43.4875</text:p>
          </table:table-cell>
          <table:table-cell office:value-type="float" office:value="90.9547" calcext:value-type="float">
            <text:p>90.9547</text:p>
          </table:table-cell>
          <table:table-cell office:value-type="float" office:value="266.701" calcext:value-type="float">
            <text:p>266.701</text:p>
          </table:table-cell>
          <table:table-cell office:value-type="float" office:value="43.7307" calcext:value-type="float">
            <text:p>43.7307</text:p>
          </table:table-cell>
          <table:table-cell/>
          <table:table-cell table:formula="of:=([.D184]-[.A184])/0.0166667" office:value-type="float" office:value="-197.699604600791" calcext:value-type="float">
            <text:p>-197.699604600791</text:p>
          </table:table-cell>
          <table:table-cell table:formula="of:=ABS([.E184]-[.B184])/0.0166667" office:value-type="float" office:value="739.378521242956" calcext:value-type="float">
            <text:p>739.378521242956</text:p>
          </table:table-cell>
          <table:table-cell table:formula="of:=([.F184]-[.C184])/0.0166667" office:value-type="float" office:value="14.5919708160585" calcext:value-type="float">
            <text:p>14.5919708160585</text:p>
          </table:table-cell>
          <table:table-cell table:formula="of:=DEGREES(ATAN(ABS([.F184]-[.C184])/ABS([.E184]-[.B184])))" office:value-type="float" office:value="1.13061145129587" calcext:value-type="float">
            <text:p>1.13061145129587</text:p>
          </table:table-cell>
          <table:table-cell table:formula="of:=SQRT(POWER([.H184];2)+POWER([.I184];2)+POWER([.J184];2))" office:value-type="float" office:value="765.492427752899" calcext:value-type="float">
            <text:p>765.492427752899</text:p>
          </table:table-cell>
        </table:table-row>
        <table:table-row table:style-name="ro1">
          <table:table-cell office:value-type="float" office:value="101.654" calcext:value-type="float">
            <text:p>101.654</text:p>
          </table:table-cell>
          <table:table-cell office:value-type="float" office:value="284.098" calcext:value-type="float">
            <text:p>284.098</text:p>
          </table:table-cell>
          <table:table-cell office:value-type="float" office:value="42.1298" calcext:value-type="float">
            <text:p>42.1298</text:p>
          </table:table-cell>
          <table:table-cell office:value-type="float" office:value="98.242" calcext:value-type="float">
            <text:p>98.242</text:p>
          </table:table-cell>
          <table:table-cell office:value-type="float" office:value="269.239" calcext:value-type="float">
            <text:p>269.239</text:p>
          </table:table-cell>
          <table:table-cell office:value-type="float" office:value="42.7735" calcext:value-type="float">
            <text:p>42.7735</text:p>
          </table:table-cell>
          <table:table-cell/>
          <table:table-cell table:formula="of:=([.D185]-[.A185])/0.0166667" office:value-type="float" office:value="-204.719590560818" calcext:value-type="float">
            <text:p>-204.719590560818</text:p>
          </table:table-cell>
          <table:table-cell table:formula="of:=ABS([.E185]-[.B185])/0.0166667" office:value-type="float" office:value="891.538216923568" calcext:value-type="float">
            <text:p>891.538216923568</text:p>
          </table:table-cell>
          <table:table-cell table:formula="of:=([.F185]-[.C185])/0.0166667" office:value-type="float" office:value="38.6219227561542" calcext:value-type="float">
            <text:p>38.6219227561542</text:p>
          </table:table-cell>
          <table:table-cell table:formula="of:=DEGREES(ATAN(ABS([.F185]-[.C185])/ABS([.E185]-[.B185])))" office:value-type="float" office:value="2.48053354064201" calcext:value-type="float">
            <text:p>2.48053354064201</text:p>
          </table:table-cell>
          <table:table-cell table:formula="of:=SQRT(POWER([.H185];2)+POWER([.I185];2)+POWER([.J185];2))" office:value-type="float" office:value="915.55565418604" calcext:value-type="float">
            <text:p>915.55565418604</text:p>
          </table:table-cell>
        </table:table-row>
        <table:table-row table:style-name="ro1">
          <table:table-cell office:value-type="float" office:value="115.709" calcext:value-type="float">
            <text:p>115.709</text:p>
          </table:table-cell>
          <table:table-cell office:value-type="float" office:value="266.362" calcext:value-type="float">
            <text:p>266.362</text:p>
          </table:table-cell>
          <table:table-cell office:value-type="float" office:value="44.5584" calcext:value-type="float">
            <text:p>44.5584</text:p>
          </table:table-cell>
          <table:table-cell office:value-type="float" office:value="112.828" calcext:value-type="float">
            <text:p>112.828</text:p>
          </table:table-cell>
          <table:table-cell office:value-type="float" office:value="256.292" calcext:value-type="float">
            <text:p>256.292</text:p>
          </table:table-cell>
          <table:table-cell office:value-type="float" office:value="44.7384" calcext:value-type="float">
            <text:p>44.7384</text:p>
          </table:table-cell>
          <table:table-cell/>
          <table:table-cell table:formula="of:=([.D186]-[.A186])/0.0166667" office:value-type="float" office:value="-172.859654280691" calcext:value-type="float">
            <text:p>-172.859654280691</text:p>
          </table:table-cell>
          <table:table-cell table:formula="of:=ABS([.E186]-[.B186])/0.0166667" office:value-type="float" office:value="604.19879160242" calcext:value-type="float">
            <text:p>604.19879160242</text:p>
          </table:table-cell>
          <table:table-cell table:formula="of:=([.F186]-[.C186])/0.0166667" office:value-type="float" office:value="10.7999784000432" calcext:value-type="float">
            <text:p>10.7999784000432</text:p>
          </table:table-cell>
          <table:table-cell table:formula="of:=DEGREES(ATAN(ABS([.F186]-[.C186])/ABS([.E186]-[.B186])))" office:value-type="float" office:value="1.0240458911941" calcext:value-type="float">
            <text:p>1.0240458911941</text:p>
          </table:table-cell>
          <table:table-cell table:formula="of:=SQRT(POWER([.H186];2)+POWER([.I186];2)+POWER([.J186];2))" office:value-type="float" office:value="628.532639872669" calcext:value-type="float">
            <text:p>628.532639872669</text:p>
          </table:table-cell>
        </table:table-row>
        <table:table-row table:style-name="ro1">
          <table:table-cell office:value-type="float" office:value="122.011" calcext:value-type="float">
            <text:p>122.011</text:p>
          </table:table-cell>
          <table:table-cell office:value-type="float" office:value="265.556" calcext:value-type="float">
            <text:p>265.556</text:p>
          </table:table-cell>
          <table:table-cell office:value-type="float" office:value="44.1525" calcext:value-type="float">
            <text:p>44.1525</text:p>
          </table:table-cell>
          <table:table-cell office:value-type="float" office:value="119.36" calcext:value-type="float">
            <text:p>119.36</text:p>
          </table:table-cell>
          <table:table-cell office:value-type="float" office:value="254.465" calcext:value-type="float">
            <text:p>254.465</text:p>
          </table:table-cell>
          <table:table-cell office:value-type="float" office:value="44.5082" calcext:value-type="float">
            <text:p>44.5082</text:p>
          </table:table-cell>
          <table:table-cell/>
          <table:table-cell table:formula="of:=([.D187]-[.A187])/0.0166667" office:value-type="float" office:value="-159.059681880636" calcext:value-type="float">
            <text:p>-159.059681880636</text:p>
          </table:table-cell>
          <table:table-cell table:formula="of:=ABS([.E187]-[.B187])/0.0166667" office:value-type="float" office:value="665.458669082661" calcext:value-type="float">
            <text:p>665.458669082661</text:p>
          </table:table-cell>
          <table:table-cell table:formula="of:=([.F187]-[.C187])/0.0166667" office:value-type="float" office:value="21.3419573160853" calcext:value-type="float">
            <text:p>21.3419573160853</text:p>
          </table:table-cell>
          <table:table-cell table:formula="of:=DEGREES(ATAN(ABS([.F187]-[.C187])/ABS([.E187]-[.B187])))" office:value-type="float" office:value="1.8369061172831" calcext:value-type="float">
            <text:p>1.8369061172831</text:p>
          </table:table-cell>
          <table:table-cell table:formula="of:=SQRT(POWER([.H187];2)+POWER([.I187];2)+POWER([.J187];2))" office:value-type="float" office:value="684.536852038893" calcext:value-type="float">
            <text:p>684.536852038893</text:p>
          </table:table-cell>
        </table:table-row>
        <table:table-row table:style-name="ro1">
          <table:table-cell office:value-type="float" office:value="125.667" calcext:value-type="float">
            <text:p>125.667</text:p>
          </table:table-cell>
          <table:table-cell office:value-type="float" office:value="259.202" calcext:value-type="float">
            <text:p>259.202</text:p>
          </table:table-cell>
          <table:table-cell office:value-type="float" office:value="44.1752" calcext:value-type="float">
            <text:p>44.1752</text:p>
          </table:table-cell>
          <table:table-cell office:value-type="float" office:value="122.057" calcext:value-type="float">
            <text:p>122.057</text:p>
          </table:table-cell>
          <table:table-cell office:value-type="float" office:value="248.638" calcext:value-type="float">
            <text:p>248.638</text:p>
          </table:table-cell>
          <table:table-cell office:value-type="float" office:value="44.2598" calcext:value-type="float">
            <text:p>44.2598</text:p>
          </table:table-cell>
          <table:table-cell/>
          <table:table-cell table:formula="of:=([.D188]-[.A188])/0.0166667" office:value-type="float" office:value="-216.599566800866" calcext:value-type="float">
            <text:p>-216.599566800866</text:p>
          </table:table-cell>
          <table:table-cell table:formula="of:=ABS([.E188]-[.B188])/0.0166667" office:value-type="float" office:value="633.838732322535" calcext:value-type="float">
            <text:p>633.838732322535</text:p>
          </table:table-cell>
          <table:table-cell table:formula="of:=([.F188]-[.C188])/0.0166667" office:value-type="float" office:value="5.07598984802041" calcext:value-type="float">
            <text:p>5.07598984802041</text:p>
          </table:table-cell>
          <table:table-cell table:formula="of:=DEGREES(ATAN(ABS([.F188]-[.C188])/ABS([.E188]-[.B188])))" office:value-type="float" office:value="0.458833711464271" calcext:value-type="float">
            <text:p>0.458833711464271</text:p>
          </table:table-cell>
          <table:table-cell table:formula="of:=SQRT(POWER([.H188];2)+POWER([.I188];2)+POWER([.J188];2))" office:value-type="float" office:value="669.845263179115" calcext:value-type="float">
            <text:p>669.845263179115</text:p>
          </table:table-cell>
        </table:table-row>
        <table:table-row table:style-name="ro1">
          <table:table-cell office:value-type="float" office:value="131.587" calcext:value-type="float">
            <text:p>131.587</text:p>
          </table:table-cell>
          <table:table-cell office:value-type="float" office:value="265.984" calcext:value-type="float">
            <text:p>265.984</text:p>
          </table:table-cell>
          <table:table-cell office:value-type="float" office:value="44.7457" calcext:value-type="float">
            <text:p>44.7457</text:p>
          </table:table-cell>
          <table:table-cell office:value-type="float" office:value="127.695" calcext:value-type="float">
            <text:p>127.695</text:p>
          </table:table-cell>
          <table:table-cell office:value-type="float" office:value="256.386" calcext:value-type="float">
            <text:p>256.386</text:p>
          </table:table-cell>
          <table:table-cell office:value-type="float" office:value="45.0902" calcext:value-type="float">
            <text:p>45.0902</text:p>
          </table:table-cell>
          <table:table-cell/>
          <table:table-cell table:formula="of:=([.D189]-[.A189])/0.0166667" office:value-type="float" office:value="-233.519532960934" calcext:value-type="float">
            <text:p>-233.519532960934</text:p>
          </table:table-cell>
          <table:table-cell table:formula="of:=ABS([.E189]-[.B189])/0.0166667" office:value-type="float" office:value="575.878848242301" calcext:value-type="float">
            <text:p>575.878848242301</text:p>
          </table:table-cell>
          <table:table-cell table:formula="of:=([.F189]-[.C189])/0.0166667" office:value-type="float" office:value="20.6699586600829" calcext:value-type="float">
            <text:p>20.6699586600829</text:p>
          </table:table-cell>
          <table:table-cell table:formula="of:=DEGREES(ATAN(ABS([.F189]-[.C189])/ABS([.E189]-[.B189])))" office:value-type="float" office:value="2.0556289085167" calcext:value-type="float">
            <text:p>2.0556289085167</text:p>
          </table:table-cell>
          <table:table-cell table:formula="of:=SQRT(POWER([.H189];2)+POWER([.I189];2)+POWER([.J189];2))" office:value-type="float" office:value="621.767695621268" calcext:value-type="float">
            <text:p>621.767695621268</text:p>
          </table:table-cell>
        </table:table-row>
        <table:table-row table:style-name="ro1">
          <table:table-cell office:value-type="float" office:value="133.868" calcext:value-type="float">
            <text:p>133.868</text:p>
          </table:table-cell>
          <table:table-cell office:value-type="float" office:value="260.978" calcext:value-type="float">
            <text:p>260.978</text:p>
          </table:table-cell>
          <table:table-cell office:value-type="float" office:value="44.3137" calcext:value-type="float">
            <text:p>44.3137</text:p>
          </table:table-cell>
          <table:table-cell office:value-type="float" office:value="130.168" calcext:value-type="float">
            <text:p>130.168</text:p>
          </table:table-cell>
          <table:table-cell office:value-type="float" office:value="249.434" calcext:value-type="float">
            <text:p>249.434</text:p>
          </table:table-cell>
          <table:table-cell office:value-type="float" office:value="44.5412" calcext:value-type="float">
            <text:p>44.5412</text:p>
          </table:table-cell>
          <table:table-cell/>
          <table:table-cell table:formula="of:=([.D190]-[.A190])/0.0166667" office:value-type="float" office:value="-221.999556000887" calcext:value-type="float">
            <text:p>-221.999556000887</text:p>
          </table:table-cell>
          <table:table-cell table:formula="of:=ABS([.E190]-[.B190])/0.0166667" office:value-type="float" office:value="692.638614722771" calcext:value-type="float">
            <text:p>692.638614722771</text:p>
          </table:table-cell>
          <table:table-cell table:formula="of:=([.F190]-[.C190])/0.0166667" office:value-type="float" office:value="13.649972700055" calcext:value-type="float">
            <text:p>13.649972700055</text:p>
          </table:table-cell>
          <table:table-cell table:formula="of:=DEGREES(ATAN(ABS([.F190]-[.C190])/ABS([.E190]-[.B190])))" office:value-type="float" office:value="1.12899365682989" calcext:value-type="float">
            <text:p>1.12899365682989</text:p>
          </table:table-cell>
          <table:table-cell table:formula="of:=SQRT(POWER([.H190];2)+POWER([.I190];2)+POWER([.J190];2))" office:value-type="float" office:value="727.473968760658" calcext:value-type="float">
            <text:p>727.473968760658</text:p>
          </table:table-cell>
        </table:table-row>
        <table:table-row table:style-name="ro1">
          <table:table-cell office:value-type="float" office:value="138.837" calcext:value-type="float">
            <text:p>138.837</text:p>
          </table:table-cell>
          <table:table-cell office:value-type="float" office:value="273.822" calcext:value-type="float">
            <text:p>273.822</text:p>
          </table:table-cell>
          <table:table-cell office:value-type="float" office:value="44.4542" calcext:value-type="float">
            <text:p>44.4542</text:p>
          </table:table-cell>
          <table:table-cell office:value-type="float" office:value="135.129" calcext:value-type="float">
            <text:p>135.129</text:p>
          </table:table-cell>
          <table:table-cell office:value-type="float" office:value="261.639" calcext:value-type="float">
            <text:p>261.639</text:p>
          </table:table-cell>
          <table:table-cell office:value-type="float" office:value="45.163" calcext:value-type="float">
            <text:p>45.163</text:p>
          </table:table-cell>
          <table:table-cell/>
          <table:table-cell table:formula="of:=([.D191]-[.A191])/0.0166667" office:value-type="float" office:value="-222.47955504089" calcext:value-type="float">
            <text:p>-222.47955504089</text:p>
          </table:table-cell>
          <table:table-cell table:formula="of:=ABS([.E191]-[.B191])/0.0166667" office:value-type="float" office:value="730.978538042923" calcext:value-type="float">
            <text:p>730.978538042923</text:p>
          </table:table-cell>
          <table:table-cell table:formula="of:=([.F191]-[.C191])/0.0166667" office:value-type="float" office:value="42.5279149441699" calcext:value-type="float">
            <text:p>42.5279149441699</text:p>
          </table:table-cell>
          <table:table-cell table:formula="of:=DEGREES(ATAN(ABS([.F191]-[.C191])/ABS([.E191]-[.B191])))" office:value-type="float" office:value="3.32968237792824" calcext:value-type="float">
            <text:p>3.32968237792824</text:p>
          </table:table-cell>
          <table:table-cell table:formula="of:=SQRT(POWER([.H191];2)+POWER([.I191];2)+POWER([.J191];2))" office:value-type="float" office:value="765.268187657151" calcext:value-type="float">
            <text:p>765.268187657151</text:p>
          </table:table-cell>
        </table:table-row>
        <table:table-row table:style-name="ro1">
          <table:table-cell office:value-type="float" office:value="136.342" calcext:value-type="float">
            <text:p>136.342</text:p>
          </table:table-cell>
          <table:table-cell office:value-type="float" office:value="264.932" calcext:value-type="float">
            <text:p>264.932</text:p>
          </table:table-cell>
          <table:table-cell office:value-type="float" office:value="44.636" calcext:value-type="float">
            <text:p>44.636</text:p>
          </table:table-cell>
          <table:table-cell office:value-type="float" office:value="133.023" calcext:value-type="float">
            <text:p>133.023</text:p>
          </table:table-cell>
          <table:table-cell office:value-type="float" office:value="253.174" calcext:value-type="float">
            <text:p>253.174</text:p>
          </table:table-cell>
          <table:table-cell office:value-type="float" office:value="44.8569" calcext:value-type="float">
            <text:p>44.8569</text:p>
          </table:table-cell>
          <table:table-cell/>
          <table:table-cell table:formula="of:=([.D192]-[.A192])/0.0166667" office:value-type="float" office:value="-199.139601720798" calcext:value-type="float">
            <text:p>-199.139601720798</text:p>
          </table:table-cell>
          <table:table-cell table:formula="of:=ABS([.E192]-[.B192])/0.0166667" office:value-type="float" office:value="705.478589042822" calcext:value-type="float">
            <text:p>705.478589042822</text:p>
          </table:table-cell>
          <table:table-cell table:formula="of:=([.F192]-[.C192])/0.0166667" office:value-type="float" office:value="13.253973492053" calcext:value-type="float">
            <text:p>13.253973492053</text:p>
          </table:table-cell>
          <table:table-cell table:formula="of:=DEGREES(ATAN(ABS([.F192]-[.C192])/ABS([.E192]-[.B192])))" office:value-type="float" office:value="1.07630114963672" calcext:value-type="float">
            <text:p>1.07630114963672</text:p>
          </table:table-cell>
          <table:table-cell table:formula="of:=SQRT(POWER([.H192];2)+POWER([.I192];2)+POWER([.J192];2))" office:value-type="float" office:value="733.165935095663" calcext:value-type="float">
            <text:p>733.165935095663</text:p>
          </table:table-cell>
        </table:table-row>
        <table:table-row table:style-name="ro1">
          <table:table-cell office:value-type="float" office:value="139.316" calcext:value-type="float">
            <text:p>139.316</text:p>
          </table:table-cell>
          <table:table-cell office:value-type="float" office:value="273.7" calcext:value-type="float">
            <text:p>273.7</text:p>
          </table:table-cell>
          <table:table-cell office:value-type="float" office:value="44.4699" calcext:value-type="float">
            <text:p>44.4699</text:p>
          </table:table-cell>
          <table:table-cell office:value-type="float" office:value="135.916" calcext:value-type="float">
            <text:p>135.916</text:p>
          </table:table-cell>
          <table:table-cell office:value-type="float" office:value="260.319" calcext:value-type="float">
            <text:p>260.319</text:p>
          </table:table-cell>
          <table:table-cell office:value-type="float" office:value="45.1258" calcext:value-type="float">
            <text:p>45.1258</text:p>
          </table:table-cell>
          <table:table-cell/>
          <table:table-cell table:formula="of:=([.D193]-[.A193])/0.0166667" office:value-type="float" office:value="-203.999592000816" calcext:value-type="float">
            <text:p>-203.999592000816</text:p>
          </table:table-cell>
          <table:table-cell table:formula="of:=ABS([.E193]-[.B193])/0.0166667" office:value-type="float" office:value="802.85839428321" calcext:value-type="float">
            <text:p>802.85839428321</text:p>
          </table:table-cell>
          <table:table-cell table:formula="of:=([.F193]-[.C193])/0.0166667" office:value-type="float" office:value="39.3539212921571" calcext:value-type="float">
            <text:p>39.3539212921571</text:p>
          </table:table-cell>
          <table:table-cell table:formula="of:=DEGREES(ATAN(ABS([.F193]-[.C193])/ABS([.E193]-[.B193])))" office:value-type="float" office:value="2.80623624043456" calcext:value-type="float">
            <text:p>2.80623624043456</text:p>
          </table:table-cell>
          <table:table-cell table:formula="of:=SQRT(POWER([.H193];2)+POWER([.I193];2)+POWER([.J193];2))" office:value-type="float" office:value="829.304627943546" calcext:value-type="float">
            <text:p>829.304627943546</text:p>
          </table:table-cell>
        </table:table-row>
        <table:table-row table:style-name="ro1">
          <table:table-cell office:value-type="float" office:value="140.866" calcext:value-type="float">
            <text:p>140.866</text:p>
          </table:table-cell>
          <table:table-cell office:value-type="float" office:value="285.901" calcext:value-type="float">
            <text:p>285.901</text:p>
          </table:table-cell>
          <table:table-cell office:value-type="float" office:value="43.3308" calcext:value-type="float">
            <text:p>43.3308</text:p>
          </table:table-cell>
          <table:table-cell office:value-type="float" office:value="136.301" calcext:value-type="float">
            <text:p>136.301</text:p>
          </table:table-cell>
          <table:table-cell office:value-type="float" office:value="273.346" calcext:value-type="float">
            <text:p>273.346</text:p>
          </table:table-cell>
          <table:table-cell office:value-type="float" office:value="44.0514" calcext:value-type="float">
            <text:p>44.0514</text:p>
          </table:table-cell>
          <table:table-cell/>
          <table:table-cell table:formula="of:=([.D194]-[.A194])/0.0166667" office:value-type="float" office:value="-273.899452201097" calcext:value-type="float">
            <text:p>-273.899452201097</text:p>
          </table:table-cell>
          <table:table-cell table:formula="of:=ABS([.E194]-[.B194])/0.0166667" office:value-type="float" office:value="753.298493403014" calcext:value-type="float">
            <text:p>753.298493403014</text:p>
          </table:table-cell>
          <table:table-cell table:formula="of:=([.F194]-[.C194])/0.0166667" office:value-type="float" office:value="43.2359135281728" calcext:value-type="float">
            <text:p>43.2359135281728</text:p>
          </table:table-cell>
          <table:table-cell table:formula="of:=DEGREES(ATAN(ABS([.F194]-[.C194])/ABS([.E194]-[.B194])))" office:value-type="float" office:value="3.28491368635516" calcext:value-type="float">
            <text:p>3.28491368635516</text:p>
          </table:table-cell>
          <table:table-cell table:formula="of:=SQRT(POWER([.H194];2)+POWER([.I194];2)+POWER([.J194];2))" office:value-type="float" office:value="802.713444697376" calcext:value-type="float">
            <text:p>802.713444697376</text:p>
          </table:table-cell>
        </table:table-row>
        <table:table-row table:style-name="ro1">
          <table:table-cell office:value-type="float" office:value="142.209" calcext:value-type="float">
            <text:p>142.209</text:p>
          </table:table-cell>
          <table:table-cell office:value-type="float" office:value="288.085" calcext:value-type="float">
            <text:p>288.085</text:p>
          </table:table-cell>
          <table:table-cell office:value-type="float" office:value="43.2418" calcext:value-type="float">
            <text:p>43.2418</text:p>
          </table:table-cell>
          <table:table-cell office:value-type="float" office:value="137.794" calcext:value-type="float">
            <text:p>137.794</text:p>
          </table:table-cell>
          <table:table-cell office:value-type="float" office:value="276.735" calcext:value-type="float">
            <text:p>276.735</text:p>
          </table:table-cell>
          <table:table-cell office:value-type="float" office:value="43.5129" calcext:value-type="float">
            <text:p>43.5129</text:p>
          </table:table-cell>
          <table:table-cell/>
          <table:table-cell table:formula="of:=([.D195]-[.A195])/0.0166667" office:value-type="float" office:value="-264.899470201059" calcext:value-type="float">
            <text:p>-264.899470201059</text:p>
          </table:table-cell>
          <table:table-cell table:formula="of:=ABS([.E195]-[.B195])/0.0166667" office:value-type="float" office:value="680.998638002722" calcext:value-type="float">
            <text:p>680.998638002722</text:p>
          </table:table-cell>
          <table:table-cell table:formula="of:=([.F195]-[.C195])/0.0166667" office:value-type="float" office:value="16.2659674680653" calcext:value-type="float">
            <text:p>16.2659674680653</text:p>
          </table:table-cell>
          <table:table-cell table:formula="of:=DEGREES(ATAN(ABS([.F195]-[.C195])/ABS([.E195]-[.B195])))" office:value-type="float" office:value="1.36827602821918" calcext:value-type="float">
            <text:p>1.36827602821918</text:p>
          </table:table-cell>
          <table:table-cell table:formula="of:=SQRT(POWER([.H195];2)+POWER([.I195];2)+POWER([.J195];2))" office:value-type="float" office:value="730.88676001966" calcext:value-type="float">
            <text:p>730.88676001966</text:p>
          </table:table-cell>
        </table:table-row>
        <table:table-row table:style-name="ro1">
          <table:table-cell office:value-type="float" office:value="139.47" calcext:value-type="float">
            <text:p>139.47</text:p>
          </table:table-cell>
          <table:table-cell office:value-type="float" office:value="281.339" calcext:value-type="float">
            <text:p>281.339</text:p>
          </table:table-cell>
          <table:table-cell office:value-type="float" office:value="43.035" calcext:value-type="float">
            <text:p>43.035</text:p>
          </table:table-cell>
          <table:table-cell office:value-type="float" office:value="135.182" calcext:value-type="float">
            <text:p>135.182</text:p>
          </table:table-cell>
          <table:table-cell office:value-type="float" office:value="270.255" calcext:value-type="float">
            <text:p>270.255</text:p>
          </table:table-cell>
          <table:table-cell office:value-type="float" office:value="43.0683" calcext:value-type="float">
            <text:p>43.0683</text:p>
          </table:table-cell>
          <table:table-cell/>
          <table:table-cell table:formula="of:=([.D196]-[.A196])/0.0166667" office:value-type="float" office:value="-257.27948544103" calcext:value-type="float">
            <text:p>-257.27948544103</text:p>
          </table:table-cell>
          <table:table-cell table:formula="of:=ABS([.E196]-[.B196])/0.0166667" office:value-type="float" office:value="665.03866992266" calcext:value-type="float">
            <text:p>665.03866992266</text:p>
          </table:table-cell>
          <table:table-cell table:formula="of:=([.F196]-[.C196])/0.0166667" office:value-type="float" office:value="1.99799600400824" calcext:value-type="float">
            <text:p>1.99799600400824</text:p>
          </table:table-cell>
          <table:table-cell table:formula="of:=DEGREES(ATAN(ABS([.F196]-[.C196])/ABS([.E196]-[.B196])))" office:value-type="float" office:value="0.172134943831799" calcext:value-type="float">
            <text:p>0.172134943831799</text:p>
          </table:table-cell>
          <table:table-cell table:formula="of:=SQRT(POWER([.H196];2)+POWER([.I196];2)+POWER([.J196];2))" office:value-type="float" office:value="713.073038411448" calcext:value-type="float">
            <text:p>713.073038411448</text:p>
          </table:table-cell>
        </table:table-row>
        <table:table-row table:style-name="ro1">
          <table:table-cell office:value-type="float" office:value="138.48" calcext:value-type="float">
            <text:p>138.48</text:p>
          </table:table-cell>
          <table:table-cell office:value-type="float" office:value="274.277" calcext:value-type="float">
            <text:p>274.277</text:p>
          </table:table-cell>
          <table:table-cell office:value-type="float" office:value="42.9013" calcext:value-type="float">
            <text:p>42.9013</text:p>
          </table:table-cell>
          <table:table-cell office:value-type="float" office:value="134.958" calcext:value-type="float">
            <text:p>134.958</text:p>
          </table:table-cell>
          <table:table-cell office:value-type="float" office:value="263.251" calcext:value-type="float">
            <text:p>263.251</text:p>
          </table:table-cell>
          <table:table-cell office:value-type="float" office:value="43.2168" calcext:value-type="float">
            <text:p>43.2168</text:p>
          </table:table-cell>
          <table:table-cell/>
          <table:table-cell table:formula="of:=([.D197]-[.A197])/0.0166667" office:value-type="float" office:value="-211.319577360845" calcext:value-type="float">
            <text:p>-211.319577360845</text:p>
          </table:table-cell>
          <table:table-cell table:formula="of:=ABS([.E197]-[.B197])/0.0166667" office:value-type="float" office:value="661.558676882647" calcext:value-type="float">
            <text:p>661.558676882647</text:p>
          </table:table-cell>
          <table:table-cell table:formula="of:=([.F197]-[.C197])/0.0166667" office:value-type="float" office:value="18.9299621400757" calcext:value-type="float">
            <text:p>18.9299621400757</text:p>
          </table:table-cell>
          <table:table-cell table:formula="of:=DEGREES(ATAN(ABS([.F197]-[.C197])/ABS([.E197]-[.B197])))" office:value-type="float" office:value="1.63902478357418" calcext:value-type="float">
            <text:p>1.63902478357418</text:p>
          </table:table-cell>
          <table:table-cell table:formula="of:=SQRT(POWER([.H197];2)+POWER([.I197];2)+POWER([.J197];2))" office:value-type="float" office:value="694.747573008578" calcext:value-type="float">
            <text:p>694.747573008578</text:p>
          </table:table-cell>
        </table:table-row>
        <table:table-row table:style-name="ro1">
          <table:table-cell office:value-type="float" office:value="133.9" calcext:value-type="float">
            <text:p>133.9</text:p>
          </table:table-cell>
          <table:table-cell office:value-type="float" office:value="275.455" calcext:value-type="float">
            <text:p>275.455</text:p>
          </table:table-cell>
          <table:table-cell office:value-type="float" office:value="42.7462" calcext:value-type="float">
            <text:p>42.7462</text:p>
          </table:table-cell>
          <table:table-cell office:value-type="float" office:value="129.93" calcext:value-type="float">
            <text:p>129.93</text:p>
          </table:table-cell>
          <table:table-cell office:value-type="float" office:value="262.028" calcext:value-type="float">
            <text:p>262.028</text:p>
          </table:table-cell>
          <table:table-cell office:value-type="float" office:value="43.2073" calcext:value-type="float">
            <text:p>43.2073</text:p>
          </table:table-cell>
          <table:table-cell/>
          <table:table-cell table:formula="of:=([.D198]-[.A198])/0.0166667" office:value-type="float" office:value="-238.199523600953" calcext:value-type="float">
            <text:p>-238.199523600953</text:p>
          </table:table-cell>
          <table:table-cell table:formula="of:=ABS([.E198]-[.B198])/0.0166667" office:value-type="float" office:value="805.61838876322" calcext:value-type="float">
            <text:p>805.61838876322</text:p>
          </table:table-cell>
          <table:table-cell table:formula="of:=([.F198]-[.C198])/0.0166667" office:value-type="float" office:value="27.6659446681103" calcext:value-type="float">
            <text:p>27.6659446681103</text:p>
          </table:table-cell>
          <table:table-cell table:formula="of:=DEGREES(ATAN(ABS([.F198]-[.C198])/ABS([.E198]-[.B198])))" office:value-type="float" office:value="1.96683590851194" calcext:value-type="float">
            <text:p>1.96683590851194</text:p>
          </table:table-cell>
          <table:table-cell table:formula="of:=SQRT(POWER([.H198];2)+POWER([.I198];2)+POWER([.J198];2))" office:value-type="float" office:value="840.550656326879" calcext:value-type="float">
            <text:p>840.550656326879</text:p>
          </table:table-cell>
        </table:table-row>
        <table:table-row table:style-name="ro1">
          <table:table-cell office:value-type="float" office:value="117.523" calcext:value-type="float">
            <text:p>117.523</text:p>
          </table:table-cell>
          <table:table-cell office:value-type="float" office:value="279.685" calcext:value-type="float">
            <text:p>279.685</text:p>
          </table:table-cell>
          <table:table-cell office:value-type="float" office:value="43.198" calcext:value-type="float">
            <text:p>43.198</text:p>
          </table:table-cell>
          <table:table-cell office:value-type="float" office:value="113.574" calcext:value-type="float">
            <text:p>113.574</text:p>
          </table:table-cell>
          <table:table-cell office:value-type="float" office:value="266.818" calcext:value-type="float">
            <text:p>266.818</text:p>
          </table:table-cell>
          <table:table-cell office:value-type="float" office:value="43.528" calcext:value-type="float">
            <text:p>43.528</text:p>
          </table:table-cell>
          <table:table-cell/>
          <table:table-cell table:formula="of:=([.D199]-[.A199])/0.0166667" office:value-type="float" office:value="-236.939526120948" calcext:value-type="float">
            <text:p>-236.939526120948</text:p>
          </table:table-cell>
          <table:table-cell table:formula="of:=ABS([.E199]-[.B199])/0.0166667" office:value-type="float" office:value="772.018455963089" calcext:value-type="float">
            <text:p>772.018455963089</text:p>
          </table:table-cell>
          <table:table-cell table:formula="of:=([.F199]-[.C199])/0.0166667" office:value-type="float" office:value="19.7999604000791" calcext:value-type="float">
            <text:p>19.7999604000791</text:p>
          </table:table-cell>
          <table:table-cell table:formula="of:=DEGREES(ATAN(ABS([.F199]-[.C199])/ABS([.E199]-[.B199])))" office:value-type="float" office:value="1.46914302193274" calcext:value-type="float">
            <text:p>1.46914302193274</text:p>
          </table:table-cell>
          <table:table-cell table:formula="of:=SQRT(POWER([.H199];2)+POWER([.I199];2)+POWER([.J199];2))" office:value-type="float" office:value="807.8024967886" calcext:value-type="float">
            <text:p>807.8024967886</text:p>
          </table:table-cell>
        </table:table-row>
        <table:table-row table:style-name="ro1">
          <table:table-cell office:value-type="float" office:value="118.125" calcext:value-type="float">
            <text:p>118.125</text:p>
          </table:table-cell>
          <table:table-cell office:value-type="float" office:value="278.256" calcext:value-type="float">
            <text:p>278.256</text:p>
          </table:table-cell>
          <table:table-cell office:value-type="float" office:value="43.6656" calcext:value-type="float">
            <text:p>43.6656</text:p>
          </table:table-cell>
          <table:table-cell office:value-type="float" office:value="115.131" calcext:value-type="float">
            <text:p>115.131</text:p>
          </table:table-cell>
          <table:table-cell office:value-type="float" office:value="265.318" calcext:value-type="float">
            <text:p>265.318</text:p>
          </table:table-cell>
          <table:table-cell office:value-type="float" office:value="44.2416" calcext:value-type="float">
            <text:p>44.2416</text:p>
          </table:table-cell>
          <table:table-cell/>
          <table:table-cell table:formula="of:=([.D200]-[.A200])/0.0166667" office:value-type="float" office:value="-179.639640720719" calcext:value-type="float">
            <text:p>-179.639640720719</text:p>
          </table:table-cell>
          <table:table-cell table:formula="of:=ABS([.E200]-[.B200])/0.0166667" office:value-type="float" office:value="776.278447443104" calcext:value-type="float">
            <text:p>776.278447443104</text:p>
          </table:table-cell>
          <table:table-cell table:formula="of:=([.F200]-[.C200])/0.0166667" office:value-type="float" office:value="34.5599308801383" calcext:value-type="float">
            <text:p>34.5599308801383</text:p>
          </table:table-cell>
          <table:table-cell table:formula="of:=DEGREES(ATAN(ABS([.F200]-[.C200])/ABS([.E200]-[.B200])))" office:value-type="float" office:value="2.54912590623031" calcext:value-type="float">
            <text:p>2.54912590623031</text:p>
          </table:table-cell>
          <table:table-cell table:formula="of:=SQRT(POWER([.H200];2)+POWER([.I200];2)+POWER([.J200];2))" office:value-type="float" office:value="797.541859280994" calcext:value-type="float">
            <text:p>797.541859280994</text:p>
          </table:table-cell>
        </table:table-row>
        <table:table-row table:style-name="ro1">
          <table:table-cell office:value-type="float" office:value="112.775" calcext:value-type="float">
            <text:p>112.775</text:p>
          </table:table-cell>
          <table:table-cell office:value-type="float" office:value="286.455" calcext:value-type="float">
            <text:p>286.455</text:p>
          </table:table-cell>
          <table:table-cell office:value-type="float" office:value="43.9554" calcext:value-type="float">
            <text:p>43.9554</text:p>
          </table:table-cell>
          <table:table-cell office:value-type="float" office:value="108.75" calcext:value-type="float">
            <text:p>108.75</text:p>
          </table:table-cell>
          <table:table-cell office:value-type="float" office:value="274.381" calcext:value-type="float">
            <text:p>274.381</text:p>
          </table:table-cell>
          <table:table-cell office:value-type="float" office:value="44.0921" calcext:value-type="float">
            <text:p>44.0921</text:p>
          </table:table-cell>
          <table:table-cell/>
          <table:table-cell table:formula="of:=([.D201]-[.A201])/0.0166667" office:value-type="float" office:value="-241.499517000966" calcext:value-type="float">
            <text:p>-241.499517000966</text:p>
          </table:table-cell>
          <table:table-cell table:formula="of:=ABS([.E201]-[.B201])/0.0166667" office:value-type="float" office:value="724.438551122899" calcext:value-type="float">
            <text:p>724.438551122899</text:p>
          </table:table-cell>
          <table:table-cell table:formula="of:=([.F201]-[.C201])/0.0166667" office:value-type="float" office:value="8.20198359603309" calcext:value-type="float">
            <text:p>8.20198359603309</text:p>
          </table:table-cell>
          <table:table-cell table:formula="of:=DEGREES(ATAN(ABS([.F201]-[.C201])/ABS([.E201]-[.B201])))" office:value-type="float" office:value="0.648666425756218" calcext:value-type="float">
            <text:p>0.648666425756218</text:p>
          </table:table-cell>
          <table:table-cell table:formula="of:=SQRT(POWER([.H201];2)+POWER([.I201];2)+POWER([.J201];2))" office:value-type="float" office:value="763.675653402447" calcext:value-type="float">
            <text:p>763.675653402447</text:p>
          </table:table-cell>
        </table:table-row>
        <table:table-row table:style-name="ro1">
          <table:table-cell office:value-type="float" office:value="118.674" calcext:value-type="float">
            <text:p>118.674</text:p>
          </table:table-cell>
          <table:table-cell office:value-type="float" office:value="300.052" calcext:value-type="float">
            <text:p>300.052</text:p>
          </table:table-cell>
          <table:table-cell office:value-type="float" office:value="43.6674" calcext:value-type="float">
            <text:p>43.6674</text:p>
          </table:table-cell>
          <table:table-cell office:value-type="float" office:value="116.156" calcext:value-type="float">
            <text:p>116.156</text:p>
          </table:table-cell>
          <table:table-cell office:value-type="float" office:value="287.173" calcext:value-type="float">
            <text:p>287.173</text:p>
          </table:table-cell>
          <table:table-cell office:value-type="float" office:value="44.3276" calcext:value-type="float">
            <text:p>44.3276</text:p>
          </table:table-cell>
          <table:table-cell/>
          <table:table-cell table:formula="of:=([.D202]-[.A202])/0.0166667" office:value-type="float" office:value="-151.079697840604" calcext:value-type="float">
            <text:p>-151.079697840604</text:p>
          </table:table-cell>
          <table:table-cell table:formula="of:=ABS([.E202]-[.B202])/0.0166667" office:value-type="float" office:value="772.738454523092" calcext:value-type="float">
            <text:p>772.738454523092</text:p>
          </table:table-cell>
          <table:table-cell table:formula="of:=([.F202]-[.C202])/0.0166667" office:value-type="float" office:value="39.6119207761582" calcext:value-type="float">
            <text:p>39.6119207761582</text:p>
          </table:table-cell>
          <table:table-cell table:formula="of:=DEGREES(ATAN(ABS([.F202]-[.C202])/ABS([.E202]-[.B202])))" office:value-type="float" office:value="2.93451297119024" calcext:value-type="float">
            <text:p>2.93451297119024</text:p>
          </table:table-cell>
          <table:table-cell table:formula="of:=SQRT(POWER([.H202];2)+POWER([.I202];2)+POWER([.J202];2))" office:value-type="float" office:value="788.364698896343" calcext:value-type="float">
            <text:p>788.364698896343</text:p>
          </table:table-cell>
        </table:table-row>
        <table:table-row table:style-name="ro1">
          <table:table-cell office:value-type="float" office:value="117.805" calcext:value-type="float">
            <text:p>117.805</text:p>
          </table:table-cell>
          <table:table-cell office:value-type="float" office:value="293.574" calcext:value-type="float">
            <text:p>293.574</text:p>
          </table:table-cell>
          <table:table-cell office:value-type="float" office:value="43.6064" calcext:value-type="float">
            <text:p>43.6064</text:p>
          </table:table-cell>
          <table:table-cell office:value-type="float" office:value="113.97" calcext:value-type="float">
            <text:p>113.97</text:p>
          </table:table-cell>
          <table:table-cell office:value-type="float" office:value="279.888" calcext:value-type="float">
            <text:p>279.888</text:p>
          </table:table-cell>
          <table:table-cell office:value-type="float" office:value="44.4444" calcext:value-type="float">
            <text:p>44.4444</text:p>
          </table:table-cell>
          <table:table-cell/>
          <table:table-cell table:formula="of:=([.D203]-[.A203])/0.0166667" office:value-type="float" office:value="-230.099539800921" calcext:value-type="float">
            <text:p>-230.099539800921</text:p>
          </table:table-cell>
          <table:table-cell table:formula="of:=ABS([.E203]-[.B203])/0.0166667" office:value-type="float" office:value="821.158357683287" calcext:value-type="float">
            <text:p>821.158357683287</text:p>
          </table:table-cell>
          <table:table-cell table:formula="of:=([.F203]-[.C203])/0.0166667" office:value-type="float" office:value="50.2798994402012" calcext:value-type="float">
            <text:p>50.2798994402012</text:p>
          </table:table-cell>
          <table:table-cell table:formula="of:=DEGREES(ATAN(ABS([.F203]-[.C203])/ABS([.E203]-[.B203])))" office:value-type="float" office:value="3.50387211957981" calcext:value-type="float">
            <text:p>3.50387211957981</text:p>
          </table:table-cell>
          <table:table-cell table:formula="of:=SQRT(POWER([.H203];2)+POWER([.I203];2)+POWER([.J203];2))" office:value-type="float" office:value="854.268643283496" calcext:value-type="float">
            <text:p>854.268643283496</text:p>
          </table:table-cell>
        </table:table-row>
        <table:table-row table:style-name="ro1">
          <table:table-cell office:value-type="float" office:value="128.284" calcext:value-type="float">
            <text:p>128.284</text:p>
          </table:table-cell>
          <table:table-cell office:value-type="float" office:value="287.708" calcext:value-type="float">
            <text:p>287.708</text:p>
          </table:table-cell>
          <table:table-cell office:value-type="float" office:value="43.6493" calcext:value-type="float">
            <text:p>43.6493</text:p>
          </table:table-cell>
          <table:table-cell office:value-type="float" office:value="124.739" calcext:value-type="float">
            <text:p>124.739</text:p>
          </table:table-cell>
          <table:table-cell office:value-type="float" office:value="274.592" calcext:value-type="float">
            <text:p>274.592</text:p>
          </table:table-cell>
          <table:table-cell office:value-type="float" office:value="44.1857" calcext:value-type="float">
            <text:p>44.1857</text:p>
          </table:table-cell>
          <table:table-cell/>
          <table:table-cell table:formula="of:=([.D204]-[.A204])/0.0166667" office:value-type="float" office:value="-212.69957460085" calcext:value-type="float">
            <text:p>-212.69957460085</text:p>
          </table:table-cell>
          <table:table-cell table:formula="of:=ABS([.E204]-[.B204])/0.0166667" office:value-type="float" office:value="786.95842608315" calcext:value-type="float">
            <text:p>786.95842608315</text:p>
          </table:table-cell>
          <table:table-cell table:formula="of:=([.F204]-[.C204])/0.0166667" office:value-type="float" office:value="32.1839356321288" calcext:value-type="float">
            <text:p>32.1839356321288</text:p>
          </table:table-cell>
          <table:table-cell table:formula="of:=DEGREES(ATAN(ABS([.F204]-[.C204])/ABS([.E204]-[.B204])))" office:value-type="float" office:value="2.34189837327907" calcext:value-type="float">
            <text:p>2.34189837327907</text:p>
          </table:table-cell>
          <table:table-cell table:formula="of:=SQRT(POWER([.H204];2)+POWER([.I204];2)+POWER([.J204];2))" office:value-type="float" office:value="815.831158470565" calcext:value-type="float">
            <text:p>815.831158470565</text:p>
          </table:table-cell>
        </table:table-row>
        <table:table-row table:style-name="ro1">
          <table:table-cell office:value-type="float" office:value="130.819" calcext:value-type="float">
            <text:p>130.819</text:p>
          </table:table-cell>
          <table:table-cell office:value-type="float" office:value="289.642" calcext:value-type="float">
            <text:p>289.642</text:p>
          </table:table-cell>
          <table:table-cell office:value-type="float" office:value="43.8473" calcext:value-type="float">
            <text:p>43.8473</text:p>
          </table:table-cell>
          <table:table-cell office:value-type="float" office:value="126.334" calcext:value-type="float">
            <text:p>126.334</text:p>
          </table:table-cell>
          <table:table-cell office:value-type="float" office:value="281.813" calcext:value-type="float">
            <text:p>281.813</text:p>
          </table:table-cell>
          <table:table-cell office:value-type="float" office:value="43.5553" calcext:value-type="float">
            <text:p>43.5553</text:p>
          </table:table-cell>
          <table:table-cell/>
          <table:table-cell table:formula="of:=([.D205]-[.A205])/0.0166667" office:value-type="float" office:value="-269.099461801075" calcext:value-type="float">
            <text:p>-269.099461801075</text:p>
          </table:table-cell>
          <table:table-cell table:formula="of:=ABS([.E205]-[.B205])/0.0166667" office:value-type="float" office:value="469.739060521879" calcext:value-type="float">
            <text:p>469.739060521879</text:p>
          </table:table-cell>
          <table:table-cell table:formula="of:=([.F205]-[.C205])/0.0166667" office:value-type="float" office:value="-17.5199649600698" calcext:value-type="float">
            <text:p>-17.5199649600698</text:p>
          </table:table-cell>
          <table:table-cell table:formula="of:=DEGREES(ATAN(ABS([.F205]-[.C205])/ABS([.E205]-[.B205])))" office:value-type="float" office:value="2.13598368992846" calcext:value-type="float">
            <text:p>2.13598368992846</text:p>
          </table:table-cell>
          <table:table-cell table:formula="of:=SQRT(POWER([.H205];2)+POWER([.I205];2)+POWER([.J205];2))" office:value-type="float" office:value="541.642183081976" calcext:value-type="float">
            <text:p>541.642183081976</text:p>
          </table:table-cell>
        </table:table-row>
        <table:table-row table:style-name="ro1">
          <table:table-cell office:value-type="float" office:value="140.158" calcext:value-type="float">
            <text:p>140.158</text:p>
          </table:table-cell>
          <table:table-cell office:value-type="float" office:value="303.183" calcext:value-type="float">
            <text:p>303.183</text:p>
          </table:table-cell>
          <table:table-cell office:value-type="float" office:value="43.3114" calcext:value-type="float">
            <text:p>43.3114</text:p>
          </table:table-cell>
          <table:table-cell office:value-type="float" office:value="135.385" calcext:value-type="float">
            <text:p>135.385</text:p>
          </table:table-cell>
          <table:table-cell office:value-type="float" office:value="291.095" calcext:value-type="float">
            <text:p>291.095</text:p>
          </table:table-cell>
          <table:table-cell office:value-type="float" office:value="43.8519" calcext:value-type="float">
            <text:p>43.8519</text:p>
          </table:table-cell>
          <table:table-cell/>
          <table:table-cell table:formula="of:=([.D206]-[.A206])/0.0166667" office:value-type="float" office:value="-286.379427241145" calcext:value-type="float">
            <text:p>-286.379427241145</text:p>
          </table:table-cell>
          <table:table-cell table:formula="of:=ABS([.E206]-[.B206])/0.0166667" office:value-type="float" office:value="725.278549442899" calcext:value-type="float">
            <text:p>725.278549442899</text:p>
          </table:table-cell>
          <table:table-cell table:formula="of:=([.F206]-[.C206])/0.0166667" office:value-type="float" office:value="32.4299351401298" calcext:value-type="float">
            <text:p>32.4299351401298</text:p>
          </table:table-cell>
          <table:table-cell table:formula="of:=DEGREES(ATAN(ABS([.F206]-[.C206])/ABS([.E206]-[.B206])))" office:value-type="float" office:value="2.56020474693508" calcext:value-type="float">
            <text:p>2.56020474693508</text:p>
          </table:table-cell>
          <table:table-cell table:formula="of:=SQRT(POWER([.H206];2)+POWER([.I206];2)+POWER([.J206];2))" office:value-type="float" office:value="780.444649749202" calcext:value-type="float">
            <text:p>780.444649749202</text:p>
          </table:table-cell>
        </table:table-row>
        <table:table-row table:style-name="ro1">
          <table:table-cell office:value-type="float" office:value="144.395" calcext:value-type="float">
            <text:p>144.395</text:p>
          </table:table-cell>
          <table:table-cell office:value-type="float" office:value="301.642" calcext:value-type="float">
            <text:p>301.642</text:p>
          </table:table-cell>
          <table:table-cell office:value-type="float" office:value="44.0323" calcext:value-type="float">
            <text:p>44.0323</text:p>
          </table:table-cell>
          <table:table-cell office:value-type="float" office:value="139.973" calcext:value-type="float">
            <text:p>139.973</text:p>
          </table:table-cell>
          <table:table-cell office:value-type="float" office:value="290.935" calcext:value-type="float">
            <text:p>290.935</text:p>
          </table:table-cell>
          <table:table-cell office:value-type="float" office:value="44.6108" calcext:value-type="float">
            <text:p>44.6108</text:p>
          </table:table-cell>
          <table:table-cell/>
          <table:table-cell table:formula="of:=([.D207]-[.A207])/0.0166667" office:value-type="float" office:value="-265.319469361061" calcext:value-type="float">
            <text:p>-265.319469361061</text:p>
          </table:table-cell>
          <table:table-cell table:formula="of:=ABS([.E207]-[.B207])/0.0166667" office:value-type="float" office:value="642.418715162569" calcext:value-type="float">
            <text:p>642.418715162569</text:p>
          </table:table-cell>
          <table:table-cell table:formula="of:=([.F207]-[.C207])/0.0166667" office:value-type="float" office:value="34.7099305801387" calcext:value-type="float">
            <text:p>34.7099305801387</text:p>
          </table:table-cell>
          <table:table-cell table:formula="of:=DEGREES(ATAN(ABS([.F207]-[.C207])/ABS([.E207]-[.B207])))" office:value-type="float" office:value="3.09268809167372" calcext:value-type="float">
            <text:p>3.09268809167372</text:p>
          </table:table-cell>
          <table:table-cell table:formula="of:=SQRT(POWER([.H207];2)+POWER([.I207];2)+POWER([.J207];2))" office:value-type="float" office:value="695.917384244739" calcext:value-type="float">
            <text:p>695.917384244739</text:p>
          </table:table-cell>
        </table:table-row>
        <table:table-row table:style-name="ro1">
          <table:table-cell office:value-type="float" office:value="132.39" calcext:value-type="float">
            <text:p>132.39</text:p>
          </table:table-cell>
          <table:table-cell office:value-type="float" office:value="282.425" calcext:value-type="float">
            <text:p>282.425</text:p>
          </table:table-cell>
          <table:table-cell office:value-type="float" office:value="45.9284" calcext:value-type="float">
            <text:p>45.9284</text:p>
          </table:table-cell>
          <table:table-cell office:value-type="float" office:value="127.578" calcext:value-type="float">
            <text:p>127.578</text:p>
          </table:table-cell>
          <table:table-cell office:value-type="float" office:value="273.746" calcext:value-type="float">
            <text:p>273.746</text:p>
          </table:table-cell>
          <table:table-cell office:value-type="float" office:value="45.5302" calcext:value-type="float">
            <text:p>45.5302</text:p>
          </table:table-cell>
          <table:table-cell/>
          <table:table-cell table:formula="of:=([.D208]-[.A208])/0.0166667" office:value-type="float" office:value="-288.719422561154" calcext:value-type="float">
            <text:p>-288.719422561154</text:p>
          </table:table-cell>
          <table:table-cell table:formula="of:=ABS([.E208]-[.B208])/0.0166667" office:value-type="float" office:value="520.738958522085" calcext:value-type="float">
            <text:p>520.738958522085</text:p>
          </table:table-cell>
          <table:table-cell table:formula="of:=([.F208]-[.C208])/0.0166667" office:value-type="float" office:value="-23.8919522160957" calcext:value-type="float">
            <text:p>-23.8919522160957</text:p>
          </table:table-cell>
          <table:table-cell table:formula="of:=DEGREES(ATAN(ABS([.F208]-[.C208])/ABS([.E208]-[.B208])))" office:value-type="float" office:value="2.62693749672534" calcext:value-type="float">
            <text:p>2.62693749672534</text:p>
          </table:table-cell>
          <table:table-cell table:formula="of:=SQRT(POWER([.H208];2)+POWER([.I208];2)+POWER([.J208];2))" office:value-type="float" office:value="595.901664091826" calcext:value-type="float">
            <text:p>595.901664091826</text:p>
          </table:table-cell>
        </table:table-row>
        <table:table-row table:style-name="ro1">
          <table:table-cell office:value-type="float" office:value="122.981" calcext:value-type="float">
            <text:p>122.981</text:p>
          </table:table-cell>
          <table:table-cell office:value-type="float" office:value="274.743" calcext:value-type="float">
            <text:p>274.743</text:p>
          </table:table-cell>
          <table:table-cell office:value-type="float" office:value="44.9171" calcext:value-type="float">
            <text:p>44.9171</text:p>
          </table:table-cell>
          <table:table-cell office:value-type="float" office:value="119.051" calcext:value-type="float">
            <text:p>119.051</text:p>
          </table:table-cell>
          <table:table-cell office:value-type="float" office:value="263.4" calcext:value-type="float">
            <text:p>263.4</text:p>
          </table:table-cell>
          <table:table-cell office:value-type="float" office:value="45.4828" calcext:value-type="float">
            <text:p>45.4828</text:p>
          </table:table-cell>
          <table:table-cell/>
          <table:table-cell table:formula="of:=([.D209]-[.A209])/0.0166667" office:value-type="float" office:value="-235.799528400943" calcext:value-type="float">
            <text:p>-235.799528400943</text:p>
          </table:table-cell>
          <table:table-cell table:formula="of:=ABS([.E209]-[.B209])/0.0166667" office:value-type="float" office:value="680.578638842723" calcext:value-type="float">
            <text:p>680.578638842723</text:p>
          </table:table-cell>
          <table:table-cell table:formula="of:=([.F209]-[.C209])/0.0166667" office:value-type="float" office:value="33.9419321161357" calcext:value-type="float">
            <text:p>33.9419321161357</text:p>
          </table:table-cell>
          <table:table-cell table:formula="of:=DEGREES(ATAN(ABS([.F209]-[.C209])/ABS([.E209]-[.B209])))" office:value-type="float" office:value="2.85509920222406" calcext:value-type="float">
            <text:p>2.85509920222406</text:p>
          </table:table-cell>
          <table:table-cell table:formula="of:=SQRT(POWER([.H209];2)+POWER([.I209];2)+POWER([.J209];2))" office:value-type="float" office:value="721.069175598914" calcext:value-type="float">
            <text:p>721.069175598914</text:p>
          </table:table-cell>
        </table:table-row>
        <table:table-row table:style-name="ro1">
          <table:table-cell office:value-type="float" office:value="113.99" calcext:value-type="float">
            <text:p>113.99</text:p>
          </table:table-cell>
          <table:table-cell office:value-type="float" office:value="286.063" calcext:value-type="float">
            <text:p>286.063</text:p>
          </table:table-cell>
          <table:table-cell office:value-type="float" office:value="45.0172" calcext:value-type="float">
            <text:p>45.0172</text:p>
          </table:table-cell>
          <table:table-cell office:value-type="float" office:value="108.945" calcext:value-type="float">
            <text:p>108.945</text:p>
          </table:table-cell>
          <table:table-cell office:value-type="float" office:value="274.105" calcext:value-type="float">
            <text:p>274.105</text:p>
          </table:table-cell>
          <table:table-cell office:value-type="float" office:value="45.3686" calcext:value-type="float">
            <text:p>45.3686</text:p>
          </table:table-cell>
          <table:table-cell/>
          <table:table-cell table:formula="of:=([.D210]-[.A210])/0.0166667" office:value-type="float" office:value="-302.699394601211" calcext:value-type="float">
            <text:p>-302.699394601211</text:p>
          </table:table-cell>
          <table:table-cell table:formula="of:=ABS([.E210]-[.B210])/0.0166667" office:value-type="float" office:value="717.478565042868" calcext:value-type="float">
            <text:p>717.478565042868</text:p>
          </table:table-cell>
          <table:table-cell table:formula="of:=([.F210]-[.C210])/0.0166667" office:value-type="float" office:value="21.0839578320842" calcext:value-type="float">
            <text:p>21.0839578320842</text:p>
          </table:table-cell>
          <table:table-cell table:formula="of:=DEGREES(ATAN(ABS([.F210]-[.C210])/ABS([.E210]-[.B210])))" office:value-type="float" office:value="1.68321997323878" calcext:value-type="float">
            <text:p>1.68321997323878</text:p>
          </table:table-cell>
          <table:table-cell table:formula="of:=SQRT(POWER([.H210];2)+POWER([.I210];2)+POWER([.J210];2))" office:value-type="float" office:value="779.003817747884" calcext:value-type="float">
            <text:p>779.003817747884</text:p>
          </table:table-cell>
        </table:table-row>
        <table:table-row table:style-name="ro1">
          <table:table-cell office:value-type="float" office:value="95.8556" calcext:value-type="float">
            <text:p>95.8556</text:p>
          </table:table-cell>
          <table:table-cell office:value-type="float" office:value="281.214" calcext:value-type="float">
            <text:p>281.214</text:p>
          </table:table-cell>
          <table:table-cell office:value-type="float" office:value="44.8884" calcext:value-type="float">
            <text:p>44.8884</text:p>
          </table:table-cell>
          <table:table-cell office:value-type="float" office:value="92.207" calcext:value-type="float">
            <text:p>92.207</text:p>
          </table:table-cell>
          <table:table-cell office:value-type="float" office:value="267.614" calcext:value-type="float">
            <text:p>267.614</text:p>
          </table:table-cell>
          <table:table-cell office:value-type="float" office:value="45.282" calcext:value-type="float">
            <text:p>45.282</text:p>
          </table:table-cell>
          <table:table-cell/>
          <table:table-cell table:formula="of:=([.D211]-[.A211])/0.0166667" office:value-type="float" office:value="-218.915562168876" calcext:value-type="float">
            <text:p>-218.915562168876</text:p>
          </table:table-cell>
          <table:table-cell table:formula="of:=ABS([.E211]-[.B211])/0.0166667" office:value-type="float" office:value="815.998368003265" calcext:value-type="float">
            <text:p>815.998368003265</text:p>
          </table:table-cell>
          <table:table-cell table:formula="of:=([.F211]-[.C211])/0.0166667" office:value-type="float" office:value="23.6159527680944" calcext:value-type="float">
            <text:p>23.6159527680944</text:p>
          </table:table-cell>
          <table:table-cell table:formula="of:=DEGREES(ATAN(ABS([.F211]-[.C211])/ABS([.E211]-[.B211])))" office:value-type="float" office:value="1.65774453155679" calcext:value-type="float">
            <text:p>1.65774453155679</text:p>
          </table:table-cell>
          <table:table-cell table:formula="of:=SQRT(POWER([.H211];2)+POWER([.I211];2)+POWER([.J211];2))" office:value-type="float" office:value="845.183455333132" calcext:value-type="float">
            <text:p>845.183455333132</text:p>
          </table:table-cell>
        </table:table-row>
        <table:table-row table:style-name="ro1">
          <table:table-cell office:value-type="float" office:value="91.0928" calcext:value-type="float">
            <text:p>91.0928</text:p>
          </table:table-cell>
          <table:table-cell office:value-type="float" office:value="276.249" calcext:value-type="float">
            <text:p>276.249</text:p>
          </table:table-cell>
          <table:table-cell office:value-type="float" office:value="44.9394" calcext:value-type="float">
            <text:p>44.9394</text:p>
          </table:table-cell>
          <table:table-cell office:value-type="float" office:value="87.6971" calcext:value-type="float">
            <text:p>87.6971</text:p>
          </table:table-cell>
          <table:table-cell office:value-type="float" office:value="265.19" calcext:value-type="float">
            <text:p>265.19</text:p>
          </table:table-cell>
          <table:table-cell office:value-type="float" office:value="44.9711" calcext:value-type="float">
            <text:p>44.9711</text:p>
          </table:table-cell>
          <table:table-cell/>
          <table:table-cell table:formula="of:=([.D212]-[.A212])/0.0166667" office:value-type="float" office:value="-203.741592516814" calcext:value-type="float">
            <text:p>-203.741592516814</text:p>
          </table:table-cell>
          <table:table-cell table:formula="of:=ABS([.E212]-[.B212])/0.0166667" office:value-type="float" office:value="663.538672922656" calcext:value-type="float">
            <text:p>663.538672922656</text:p>
          </table:table-cell>
          <table:table-cell table:formula="of:=([.F212]-[.C212])/0.0166667" office:value-type="float" office:value="1.90199619600765" calcext:value-type="float">
            <text:p>1.90199619600765</text:p>
          </table:table-cell>
          <table:table-cell table:formula="of:=DEGREES(ATAN(ABS([.F212]-[.C212])/ABS([.E212]-[.B212])))" office:value-type="float" office:value="0.164234671861111" calcext:value-type="float">
            <text:p>0.164234671861111</text:p>
          </table:table-cell>
          <table:table-cell table:formula="of:=SQRT(POWER([.H212];2)+POWER([.I212];2)+POWER([.J212];2))" office:value-type="float" office:value="694.116578518894" calcext:value-type="float">
            <text:p>694.116578518894</text:p>
          </table:table-cell>
        </table:table-row>
        <table:table-row table:style-name="ro1">
          <table:table-cell office:value-type="float" office:value="93.3267" calcext:value-type="float">
            <text:p>93.3267</text:p>
          </table:table-cell>
          <table:table-cell office:value-type="float" office:value="281.269" calcext:value-type="float">
            <text:p>281.269</text:p>
          </table:table-cell>
          <table:table-cell office:value-type="float" office:value="44.9014" calcext:value-type="float">
            <text:p>44.9014</text:p>
          </table:table-cell>
          <table:table-cell office:value-type="float" office:value="90.0352" calcext:value-type="float">
            <text:p>90.0352</text:p>
          </table:table-cell>
          <table:table-cell office:value-type="float" office:value="268.734" calcext:value-type="float">
            <text:p>268.734</text:p>
          </table:table-cell>
          <table:table-cell office:value-type="float" office:value="45.6146" calcext:value-type="float">
            <text:p>45.6146</text:p>
          </table:table-cell>
          <table:table-cell/>
          <table:table-cell table:formula="of:=([.D213]-[.A213])/0.0166667" office:value-type="float" office:value="-197.48960502079" calcext:value-type="float">
            <text:p>-197.48960502079</text:p>
          </table:table-cell>
          <table:table-cell table:formula="of:=ABS([.E213]-[.B213])/0.0166667" office:value-type="float" office:value="752.09849580301" calcext:value-type="float">
            <text:p>752.09849580301</text:p>
          </table:table-cell>
          <table:table-cell table:formula="of:=([.F213]-[.C213])/0.0166667" office:value-type="float" office:value="42.7919144161712" calcext:value-type="float">
            <text:p>42.7919144161712</text:p>
          </table:table-cell>
          <table:table-cell table:formula="of:=DEGREES(ATAN(ABS([.F213]-[.C213])/ABS([.E213]-[.B213])))" office:value-type="float" office:value="3.2564292514101" calcext:value-type="float">
            <text:p>3.2564292514101</text:p>
          </table:table-cell>
          <table:table-cell table:formula="of:=SQRT(POWER([.H213];2)+POWER([.I213];2)+POWER([.J213];2))" office:value-type="float" office:value="778.771750527598" calcext:value-type="float">
            <text:p>778.771750527598</text:p>
          </table:table-cell>
        </table:table-row>
        <table:table-row table:style-name="ro1">
          <table:table-cell office:value-type="float" office:value="86.2459" calcext:value-type="float">
            <text:p>86.2459</text:p>
          </table:table-cell>
          <table:table-cell office:value-type="float" office:value="273.595" calcext:value-type="float">
            <text:p>273.595</text:p>
          </table:table-cell>
          <table:table-cell office:value-type="float" office:value="45.389" calcext:value-type="float">
            <text:p>45.389</text:p>
          </table:table-cell>
          <table:table-cell office:value-type="float" office:value="82.6991" calcext:value-type="float">
            <text:p>82.6991</text:p>
          </table:table-cell>
          <table:table-cell office:value-type="float" office:value="261.179" calcext:value-type="float">
            <text:p>261.179</text:p>
          </table:table-cell>
          <table:table-cell office:value-type="float" office:value="46.1269" calcext:value-type="float">
            <text:p>46.1269</text:p>
          </table:table-cell>
          <table:table-cell/>
          <table:table-cell table:formula="of:=([.D214]-[.A214])/0.0166667" office:value-type="float" office:value="-212.807574384852" calcext:value-type="float">
            <text:p>-212.807574384852</text:p>
          </table:table-cell>
          <table:table-cell table:formula="of:=ABS([.E214]-[.B214])/0.0166667" office:value-type="float" office:value="744.958510082983" calcext:value-type="float">
            <text:p>744.958510082983</text:p>
          </table:table-cell>
          <table:table-cell table:formula="of:=([.F214]-[.C214])/0.0166667" office:value-type="float" office:value="44.2739114521769" calcext:value-type="float">
            <text:p>44.2739114521769</text:p>
          </table:table-cell>
          <table:table-cell table:formula="of:=DEGREES(ATAN(ABS([.F214]-[.C214])/ABS([.E214]-[.B214])))" office:value-type="float" office:value="3.40116653701013" calcext:value-type="float">
            <text:p>3.40116653701013</text:p>
          </table:table-cell>
          <table:table-cell table:formula="of:=SQRT(POWER([.H214];2)+POWER([.I214];2)+POWER([.J214];2))" office:value-type="float" office:value="776.022180543763" calcext:value-type="float">
            <text:p>776.022180543763</text:p>
          </table:table-cell>
        </table:table-row>
        <table:table-row table:style-name="ro1">
          <table:table-cell office:value-type="float" office:value="77.5709" calcext:value-type="float">
            <text:p>77.5709</text:p>
          </table:table-cell>
          <table:table-cell office:value-type="float" office:value="277.136" calcext:value-type="float">
            <text:p>277.136</text:p>
          </table:table-cell>
          <table:table-cell office:value-type="float" office:value="44.177" calcext:value-type="float">
            <text:p>44.177</text:p>
          </table:table-cell>
          <table:table-cell office:value-type="float" office:value="75.4699" calcext:value-type="float">
            <text:p>75.4699</text:p>
          </table:table-cell>
          <table:table-cell office:value-type="float" office:value="266.996" calcext:value-type="float">
            <text:p>266.996</text:p>
          </table:table-cell>
          <table:table-cell office:value-type="float" office:value="44.0652" calcext:value-type="float">
            <text:p>44.0652</text:p>
          </table:table-cell>
          <table:table-cell/>
          <table:table-cell table:formula="of:=([.D215]-[.A215])/0.0166667" office:value-type="float" office:value="-126.059747880504" calcext:value-type="float">
            <text:p>-126.059747880504</text:p>
          </table:table-cell>
          <table:table-cell table:formula="of:=ABS([.E215]-[.B215])/0.0166667" office:value-type="float" office:value="608.398783202436" calcext:value-type="float">
            <text:p>608.398783202436</text:p>
          </table:table-cell>
          <table:table-cell table:formula="of:=([.F215]-[.C215])/0.0166667" office:value-type="float" office:value="-6.70798658402697" calcext:value-type="float">
            <text:p>-6.70798658402697</text:p>
          </table:table-cell>
          <table:table-cell table:formula="of:=DEGREES(ATAN(ABS([.F215]-[.C215])/ABS([.E215]-[.B215])))" office:value-type="float" office:value="0.631697100656461" calcext:value-type="float">
            <text:p>0.631697100656461</text:p>
          </table:table-cell>
          <table:table-cell table:formula="of:=SQRT(POWER([.H215];2)+POWER([.I215];2)+POWER([.J215];2))" office:value-type="float" office:value="621.357494943058" calcext:value-type="float">
            <text:p>621.357494943058</text:p>
          </table:table-cell>
        </table:table-row>
        <table:table-row table:style-name="ro1">
          <table:table-cell office:value-type="float" office:value="73.5623" calcext:value-type="float">
            <text:p>73.5623</text:p>
          </table:table-cell>
          <table:table-cell office:value-type="float" office:value="280.831" calcext:value-type="float">
            <text:p>280.831</text:p>
          </table:table-cell>
          <table:table-cell office:value-type="float" office:value="43.1388" calcext:value-type="float">
            <text:p>43.1388</text:p>
          </table:table-cell>
          <table:table-cell office:value-type="float" office:value="72.0249" calcext:value-type="float">
            <text:p>72.0249</text:p>
          </table:table-cell>
          <table:table-cell office:value-type="float" office:value="267.896" calcext:value-type="float">
            <text:p>267.896</text:p>
          </table:table-cell>
          <table:table-cell office:value-type="float" office:value="43.7097" calcext:value-type="float">
            <text:p>43.7097</text:p>
          </table:table-cell>
          <table:table-cell/>
          <table:table-cell table:formula="of:=([.D216]-[.A216])/0.0166667" office:value-type="float" office:value="-92.2438155123684" calcext:value-type="float">
            <text:p>-92.2438155123684</text:p>
          </table:table-cell>
          <table:table-cell table:formula="of:=ABS([.E216]-[.B216])/0.0166667" office:value-type="float" office:value="776.098447803105" calcext:value-type="float">
            <text:p>776.098447803105</text:p>
          </table:table-cell>
          <table:table-cell table:formula="of:=([.F216]-[.C216])/0.0166667" office:value-type="float" office:value="34.2539314921367" calcext:value-type="float">
            <text:p>34.2539314921367</text:p>
          </table:table-cell>
          <table:table-cell table:formula="of:=DEGREES(ATAN(ABS([.F216]-[.C216])/ABS([.E216]-[.B216])))" office:value-type="float" office:value="2.52717012768272" calcext:value-type="float">
            <text:p>2.52717012768272</text:p>
          </table:table-cell>
          <table:table-cell table:formula="of:=SQRT(POWER([.H216];2)+POWER([.I216];2)+POWER([.J216];2))" office:value-type="float" office:value="782.311353621649" calcext:value-type="float">
            <text:p>782.311353621649</text:p>
          </table:table-cell>
        </table:table-row>
        <table:table-row table:style-name="ro1">
          <table:table-cell office:value-type="float" office:value="60.5292" calcext:value-type="float">
            <text:p>60.5292</text:p>
          </table:table-cell>
          <table:table-cell office:value-type="float" office:value="273.947" calcext:value-type="float">
            <text:p>273.947</text:p>
          </table:table-cell>
          <table:table-cell office:value-type="float" office:value="42.8536" calcext:value-type="float">
            <text:p>42.8536</text:p>
          </table:table-cell>
          <table:table-cell office:value-type="float" office:value="59.3257" calcext:value-type="float">
            <text:p>59.3257</text:p>
          </table:table-cell>
          <table:table-cell office:value-type="float" office:value="262.38" calcext:value-type="float">
            <text:p>262.38</text:p>
          </table:table-cell>
          <table:table-cell office:value-type="float" office:value="42.7775" calcext:value-type="float">
            <text:p>42.7775</text:p>
          </table:table-cell>
          <table:table-cell/>
          <table:table-cell table:formula="of:=([.D217]-[.A217])/0.0166667" office:value-type="float" office:value="-72.2098555802892" calcext:value-type="float">
            <text:p>-72.2098555802892</text:p>
          </table:table-cell>
          <table:table-cell table:formula="of:=ABS([.E217]-[.B217])/0.0166667" office:value-type="float" office:value="694.018611962777" calcext:value-type="float">
            <text:p>694.018611962777</text:p>
          </table:table-cell>
          <table:table-cell table:formula="of:=([.F217]-[.C217])/0.0166667" office:value-type="float" office:value="-4.56599086801807" calcext:value-type="float">
            <text:p>-4.56599086801807</text:p>
          </table:table-cell>
          <table:table-cell table:formula="of:=DEGREES(ATAN(ABS([.F217]-[.C217])/ABS([.E217]-[.B217])))" office:value-type="float" office:value="0.376946996924048" calcext:value-type="float">
            <text:p>0.376946996924048</text:p>
          </table:table-cell>
          <table:table-cell table:formula="of:=SQRT(POWER([.H217];2)+POWER([.I217];2)+POWER([.J217];2))" office:value-type="float" office:value="697.780012085666" calcext:value-type="float">
            <text:p>697.780012085666</text:p>
          </table:table-cell>
        </table:table-row>
        <table:table-row table:style-name="ro1">
          <table:table-cell office:value-type="float" office:value="60.1986" calcext:value-type="float">
            <text:p>60.1986</text:p>
          </table:table-cell>
          <table:table-cell office:value-type="float" office:value="277.702" calcext:value-type="float">
            <text:p>277.702</text:p>
          </table:table-cell>
          <table:table-cell office:value-type="float" office:value="43.2562" calcext:value-type="float">
            <text:p>43.2562</text:p>
          </table:table-cell>
          <table:table-cell office:value-type="float" office:value="58.5167" calcext:value-type="float">
            <text:p>58.5167</text:p>
          </table:table-cell>
          <table:table-cell office:value-type="float" office:value="265.785" calcext:value-type="float">
            <text:p>265.785</text:p>
          </table:table-cell>
          <table:table-cell office:value-type="float" office:value="43.6894" calcext:value-type="float">
            <text:p>43.6894</text:p>
          </table:table-cell>
          <table:table-cell/>
          <table:table-cell table:formula="of:=([.D218]-[.A218])/0.0166667" office:value-type="float" office:value="-100.913798172404" calcext:value-type="float">
            <text:p>-100.913798172404</text:p>
          </table:table-cell>
          <table:table-cell table:formula="of:=ABS([.E218]-[.B218])/0.0166667" office:value-type="float" office:value="715.018569962859" calcext:value-type="float">
            <text:p>715.018569962859</text:p>
          </table:table-cell>
          <table:table-cell table:formula="of:=([.F218]-[.C218])/0.0166667" office:value-type="float" office:value="25.9919480161039" calcext:value-type="float">
            <text:p>25.9919480161039</text:p>
          </table:table-cell>
          <table:table-cell table:formula="of:=DEGREES(ATAN(ABS([.F218]-[.C218])/ABS([.E218]-[.B218])))" office:value-type="float" office:value="2.08186687159694" calcext:value-type="float">
            <text:p>2.08186687159694</text:p>
          </table:table-cell>
          <table:table-cell table:formula="of:=SQRT(POWER([.H218];2)+POWER([.I218];2)+POWER([.J218];2))" office:value-type="float" office:value="722.57230185981" calcext:value-type="float">
            <text:p>722.57230185981</text:p>
          </table:table-cell>
        </table:table-row>
        <table:table-row table:style-name="ro1">
          <table:table-cell office:value-type="float" office:value="63.3882" calcext:value-type="float">
            <text:p>63.3882</text:p>
          </table:table-cell>
          <table:table-cell office:value-type="float" office:value="282.321" calcext:value-type="float">
            <text:p>282.321</text:p>
          </table:table-cell>
          <table:table-cell office:value-type="float" office:value="42.4983" calcext:value-type="float">
            <text:p>42.4983</text:p>
          </table:table-cell>
          <table:table-cell office:value-type="float" office:value="60.0505" calcext:value-type="float">
            <text:p>60.0505</text:p>
          </table:table-cell>
          <table:table-cell office:value-type="float" office:value="272.677" calcext:value-type="float">
            <text:p>272.677</text:p>
          </table:table-cell>
          <table:table-cell office:value-type="float" office:value="42.3193" calcext:value-type="float">
            <text:p>42.3193</text:p>
          </table:table-cell>
          <table:table-cell/>
          <table:table-cell table:formula="of:=([.D219]-[.A219])/0.0166667" office:value-type="float" office:value="-200.261599476801" calcext:value-type="float">
            <text:p>-200.261599476801</text:p>
          </table:table-cell>
          <table:table-cell table:formula="of:=ABS([.E219]-[.B219])/0.0166667" office:value-type="float" office:value="578.638842722315" calcext:value-type="float">
            <text:p>578.638842722315</text:p>
          </table:table-cell>
          <table:table-cell table:formula="of:=([.F219]-[.C219])/0.0166667" office:value-type="float" office:value="-10.7399785200431" calcext:value-type="float">
            <text:p>-10.7399785200431</text:p>
          </table:table-cell>
          <table:table-cell table:formula="of:=DEGREES(ATAN(ABS([.F219]-[.C219])/ABS([.E219]-[.B219])))" office:value-type="float" office:value="1.06333129876889" calcext:value-type="float">
            <text:p>1.06333129876889</text:p>
          </table:table-cell>
          <table:table-cell table:formula="of:=SQRT(POWER([.H219];2)+POWER([.I219];2)+POWER([.J219];2))" office:value-type="float" office:value="612.407516014163" calcext:value-type="float">
            <text:p>612.407516014163</text:p>
          </table:table-cell>
        </table:table-row>
        <table:table-row table:style-name="ro1">
          <table:table-cell office:value-type="float" office:value="67.2443" calcext:value-type="float">
            <text:p>67.2443</text:p>
          </table:table-cell>
          <table:table-cell office:value-type="float" office:value="277.651" calcext:value-type="float">
            <text:p>277.651</text:p>
          </table:table-cell>
          <table:table-cell office:value-type="float" office:value="42.4475" calcext:value-type="float">
            <text:p>42.4475</text:p>
          </table:table-cell>
          <table:table-cell office:value-type="float" office:value="66.6197" calcext:value-type="float">
            <text:p>66.6197</text:p>
          </table:table-cell>
          <table:table-cell office:value-type="float" office:value="264.88" calcext:value-type="float">
            <text:p>264.88</text:p>
          </table:table-cell>
          <table:table-cell office:value-type="float" office:value="42.7835" calcext:value-type="float">
            <text:p>42.7835</text:p>
          </table:table-cell>
          <table:table-cell/>
          <table:table-cell table:formula="of:=([.D220]-[.A220])/0.0166667" office:value-type="float" office:value="-37.47592504815" calcext:value-type="float">
            <text:p>-37.47592504815</text:p>
          </table:table-cell>
          <table:table-cell table:formula="of:=ABS([.E220]-[.B220])/0.0166667" office:value-type="float" office:value="766.258467483066" calcext:value-type="float">
            <text:p>766.258467483066</text:p>
          </table:table-cell>
          <table:table-cell table:formula="of:=([.F220]-[.C220])/0.0166667" office:value-type="float" office:value="20.159959680081" calcext:value-type="float">
            <text:p>20.159959680081</text:p>
          </table:table-cell>
          <table:table-cell table:formula="of:=DEGREES(ATAN(ABS([.F220]-[.C220])/ABS([.E220]-[.B220])))" office:value-type="float" office:value="1.50708181457311" calcext:value-type="float">
            <text:p>1.50708181457311</text:p>
          </table:table-cell>
          <table:table-cell table:formula="of:=SQRT(POWER([.H220];2)+POWER([.I220];2)+POWER([.J220];2))" office:value-type="float" office:value="767.439188419522" calcext:value-type="float">
            <text:p>767.439188419522</text:p>
          </table:table-cell>
        </table:table-row>
        <table:table-row table:style-name="ro1">
          <table:table-cell office:value-type="float" office:value="59.9267" calcext:value-type="float">
            <text:p>59.9267</text:p>
          </table:table-cell>
          <table:table-cell office:value-type="float" office:value="267.547" calcext:value-type="float">
            <text:p>267.547</text:p>
          </table:table-cell>
          <table:table-cell office:value-type="float" office:value="42.4137" calcext:value-type="float">
            <text:p>42.4137</text:p>
          </table:table-cell>
          <table:table-cell office:value-type="float" office:value="57.5178" calcext:value-type="float">
            <text:p>57.5178</text:p>
          </table:table-cell>
          <table:table-cell office:value-type="float" office:value="257.212" calcext:value-type="float">
            <text:p>257.212</text:p>
          </table:table-cell>
          <table:table-cell office:value-type="float" office:value="42.2057" calcext:value-type="float">
            <text:p>42.2057</text:p>
          </table:table-cell>
          <table:table-cell/>
          <table:table-cell table:formula="of:=([.D221]-[.A221])/0.0166667" office:value-type="float" office:value="-144.533710932578" calcext:value-type="float">
            <text:p>-144.533710932578</text:p>
          </table:table-cell>
          <table:table-cell table:formula="of:=ABS([.E221]-[.B221])/0.0166667" office:value-type="float" office:value="620.098759802483" calcext:value-type="float">
            <text:p>620.098759802483</text:p>
          </table:table-cell>
          <table:table-cell table:formula="of:=([.F221]-[.C221])/0.0166667" office:value-type="float" office:value="-12.4799750400498" calcext:value-type="float">
            <text:p>-12.4799750400498</text:p>
          </table:table-cell>
          <table:table-cell table:formula="of:=DEGREES(ATAN(ABS([.F221]-[.C221])/ABS([.E221]-[.B221])))" office:value-type="float" office:value="1.15296695465791" calcext:value-type="float">
            <text:p>1.15296695465791</text:p>
          </table:table-cell>
          <table:table-cell table:formula="of:=SQRT(POWER([.H221];2)+POWER([.I221];2)+POWER([.J221];2))" office:value-type="float" office:value="636.842378678994" calcext:value-type="float">
            <text:p>636.842378678994</text:p>
          </table:table-cell>
        </table:table-row>
        <table:table-row table:style-name="ro1">
          <table:table-cell office:value-type="float" office:value="60.0693" calcext:value-type="float">
            <text:p>60.0693</text:p>
          </table:table-cell>
          <table:table-cell office:value-type="float" office:value="271.503" calcext:value-type="float">
            <text:p>271.503</text:p>
          </table:table-cell>
          <table:table-cell office:value-type="float" office:value="41.7678" calcext:value-type="float">
            <text:p>41.7678</text:p>
          </table:table-cell>
          <table:table-cell office:value-type="float" office:value="58.2369" calcext:value-type="float">
            <text:p>58.2369</text:p>
          </table:table-cell>
          <table:table-cell office:value-type="float" office:value="257.373" calcext:value-type="float">
            <text:p>257.373</text:p>
          </table:table-cell>
          <table:table-cell office:value-type="float" office:value="42.1716" calcext:value-type="float">
            <text:p>42.1716</text:p>
          </table:table-cell>
          <table:table-cell/>
          <table:table-cell table:formula="of:=([.D222]-[.A222])/0.0166667" office:value-type="float" office:value="-109.94378011244" calcext:value-type="float">
            <text:p>-109.94378011244</text:p>
          </table:table-cell>
          <table:table-cell table:formula="of:=ABS([.E222]-[.B222])/0.0166667" office:value-type="float" office:value="847.798304403391" calcext:value-type="float">
            <text:p>847.798304403391</text:p>
          </table:table-cell>
          <table:table-cell table:formula="of:=([.F222]-[.C222])/0.0166667" office:value-type="float" office:value="24.2279515440967" calcext:value-type="float">
            <text:p>24.2279515440967</text:p>
          </table:table-cell>
          <table:table-cell table:formula="of:=DEGREES(ATAN(ABS([.F222]-[.C222])/ABS([.E222]-[.B222])))" office:value-type="float" office:value="1.63692432117803" calcext:value-type="float">
            <text:p>1.63692432117803</text:p>
          </table:table-cell>
          <table:table-cell table:formula="of:=SQRT(POWER([.H222];2)+POWER([.I222];2)+POWER([.J222];2))" office:value-type="float" office:value="855.240664006746" calcext:value-type="float">
            <text:p>855.240664006746</text:p>
          </table:table-cell>
        </table:table-row>
        <table:table-row table:style-name="ro1">
          <table:table-cell office:value-type="float" office:value="61.2326" calcext:value-type="float">
            <text:p>61.2326</text:p>
          </table:table-cell>
          <table:table-cell office:value-type="float" office:value="264.081" calcext:value-type="float">
            <text:p>264.081</text:p>
          </table:table-cell>
          <table:table-cell office:value-type="float" office:value="42.2366" calcext:value-type="float">
            <text:p>42.2366</text:p>
          </table:table-cell>
          <table:table-cell office:value-type="float" office:value="59.8045" calcext:value-type="float">
            <text:p>59.8045</text:p>
          </table:table-cell>
          <table:table-cell office:value-type="float" office:value="252.853" calcext:value-type="float">
            <text:p>252.853</text:p>
          </table:table-cell>
          <table:table-cell office:value-type="float" office:value="42.4377" calcext:value-type="float">
            <text:p>42.4377</text:p>
          </table:table-cell>
          <table:table-cell/>
          <table:table-cell table:formula="of:=([.D223]-[.A223])/0.0166667" office:value-type="float" office:value="-85.6858286283428" calcext:value-type="float">
            <text:p>-85.6858286283428</text:p>
          </table:table-cell>
          <table:table-cell table:formula="of:=ABS([.E223]-[.B223])/0.0166667" office:value-type="float" office:value="673.678652642695" calcext:value-type="float">
            <text:p>673.678652642695</text:p>
          </table:table-cell>
          <table:table-cell table:formula="of:=([.F223]-[.C223])/0.0166667" office:value-type="float" office:value="12.0659758680481" calcext:value-type="float">
            <text:p>12.0659758680481</text:p>
          </table:table-cell>
          <table:table-cell table:formula="of:=DEGREES(ATAN(ABS([.F223]-[.C223])/ABS([.E223]-[.B223])))" office:value-type="float" office:value="1.02609097208279" calcext:value-type="float">
            <text:p>1.02609097208279</text:p>
          </table:table-cell>
          <table:table-cell table:formula="of:=SQRT(POWER([.H223];2)+POWER([.I223];2)+POWER([.J223];2))" office:value-type="float" office:value="679.213203661304" calcext:value-type="float">
            <text:p>679.213203661304</text:p>
          </table:table-cell>
        </table:table-row>
        <table:table-row table:style-name="ro1">
          <table:table-cell office:value-type="float" office:value="61.6758" calcext:value-type="float">
            <text:p>61.6758</text:p>
          </table:table-cell>
          <table:table-cell office:value-type="float" office:value="266.59" calcext:value-type="float">
            <text:p>266.59</text:p>
          </table:table-cell>
          <table:table-cell office:value-type="float" office:value="42.5527" calcext:value-type="float">
            <text:p>42.5527</text:p>
          </table:table-cell>
          <table:table-cell office:value-type="float" office:value="59.9953" calcext:value-type="float">
            <text:p>59.9953</text:p>
          </table:table-cell>
          <table:table-cell office:value-type="float" office:value="255.183" calcext:value-type="float">
            <text:p>255.183</text:p>
          </table:table-cell>
          <table:table-cell office:value-type="float" office:value="42.9982" calcext:value-type="float">
            <text:p>42.9982</text:p>
          </table:table-cell>
          <table:table-cell/>
          <table:table-cell table:formula="of:=([.D224]-[.A224])/0.0166667" office:value-type="float" office:value="-100.829798340403" calcext:value-type="float">
            <text:p>-100.829798340403</text:p>
          </table:table-cell>
          <table:table-cell table:formula="of:=ABS([.E224]-[.B224])/0.0166667" office:value-type="float" office:value="684.418631162737" calcext:value-type="float">
            <text:p>684.418631162737</text:p>
          </table:table-cell>
          <table:table-cell table:formula="of:=([.F224]-[.C224])/0.0166667" office:value-type="float" office:value="26.7299465401067" calcext:value-type="float">
            <text:p>26.7299465401067</text:p>
          </table:table-cell>
          <table:table-cell table:formula="of:=DEGREES(ATAN(ABS([.F224]-[.C224])/ABS([.E224]-[.B224])))" office:value-type="float" office:value="2.2365480688085" calcext:value-type="float">
            <text:p>2.2365480688085</text:p>
          </table:table-cell>
          <table:table-cell table:formula="of:=SQRT(POWER([.H224];2)+POWER([.I224];2)+POWER([.J224];2))" office:value-type="float" office:value="692.322180027534" calcext:value-type="float">
            <text:p>692.322180027534</text:p>
          </table:table-cell>
        </table:table-row>
        <table:table-row table:style-name="ro1">
          <table:table-cell office:value-type="float" office:value="60.1825" calcext:value-type="float">
            <text:p>60.1825</text:p>
          </table:table-cell>
          <table:table-cell office:value-type="float" office:value="267.505" calcext:value-type="float">
            <text:p>267.505</text:p>
          </table:table-cell>
          <table:table-cell office:value-type="float" office:value="42.9075" calcext:value-type="float">
            <text:p>42.9075</text:p>
          </table:table-cell>
          <table:table-cell office:value-type="float" office:value="58.2981" calcext:value-type="float">
            <text:p>58.2981</text:p>
          </table:table-cell>
          <table:table-cell office:value-type="float" office:value="255.98" calcext:value-type="float">
            <text:p>255.98</text:p>
          </table:table-cell>
          <table:table-cell office:value-type="float" office:value="43.3601" calcext:value-type="float">
            <text:p>43.3601</text:p>
          </table:table-cell>
          <table:table-cell/>
          <table:table-cell table:formula="of:=([.D225]-[.A225])/0.0166667" office:value-type="float" office:value="-113.063773872452" calcext:value-type="float">
            <text:p>-113.063773872452</text:p>
          </table:table-cell>
          <table:table-cell table:formula="of:=ABS([.E225]-[.B225])/0.0166667" office:value-type="float" office:value="691.498617002766" calcext:value-type="float">
            <text:p>691.498617002766</text:p>
          </table:table-cell>
          <table:table-cell table:formula="of:=([.F225]-[.C225])/0.0166667" office:value-type="float" office:value="27.1559456881089" calcext:value-type="float">
            <text:p>27.1559456881089</text:p>
          </table:table-cell>
          <table:table-cell table:formula="of:=DEGREES(ATAN(ABS([.F225]-[.C225])/ABS([.E225]-[.B225])))" office:value-type="float" office:value="2.24891549817686" calcext:value-type="float">
            <text:p>2.24891549817686</text:p>
          </table:table-cell>
          <table:table-cell table:formula="of:=SQRT(POWER([.H225];2)+POWER([.I225];2)+POWER([.J225];2))" office:value-type="float" office:value="701.206959224761" calcext:value-type="float">
            <text:p>701.206959224761</text:p>
          </table:table-cell>
        </table:table-row>
        <table:table-row table:style-name="ro1">
          <table:table-cell office:value-type="float" office:value="61.2775" calcext:value-type="float">
            <text:p>61.2775</text:p>
          </table:table-cell>
          <table:table-cell office:value-type="float" office:value="262.682" calcext:value-type="float">
            <text:p>262.682</text:p>
          </table:table-cell>
          <table:table-cell office:value-type="float" office:value="43.1933" calcext:value-type="float">
            <text:p>43.1933</text:p>
          </table:table-cell>
          <table:table-cell office:value-type="float" office:value="60.1188" calcext:value-type="float">
            <text:p>60.1188</text:p>
          </table:table-cell>
          <table:table-cell office:value-type="float" office:value="250.405" calcext:value-type="float">
            <text:p>250.405</text:p>
          </table:table-cell>
          <table:table-cell office:value-type="float" office:value="43.3195" calcext:value-type="float">
            <text:p>43.3195</text:p>
          </table:table-cell>
          <table:table-cell/>
          <table:table-cell table:formula="of:=([.D226]-[.A226])/0.0166667" office:value-type="float" office:value="-69.5218609562783" calcext:value-type="float">
            <text:p>-69.5218609562783</text:p>
          </table:table-cell>
          <table:table-cell table:formula="of:=ABS([.E226]-[.B226])/0.0166667" office:value-type="float" office:value="736.618526762948" calcext:value-type="float">
            <text:p>736.618526762948</text:p>
          </table:table-cell>
          <table:table-cell table:formula="of:=([.F226]-[.C226])/0.0166667" office:value-type="float" office:value="7.57198485603012" calcext:value-type="float">
            <text:p>7.57198485603012</text:p>
          </table:table-cell>
          <table:table-cell table:formula="of:=DEGREES(ATAN(ABS([.F226]-[.C226])/ABS([.E226]-[.B226])))" office:value-type="float" office:value="0.588944588306888" calcext:value-type="float">
            <text:p>0.588944588306888</text:p>
          </table:table-cell>
          <table:table-cell table:formula="of:=SQRT(POWER([.H226];2)+POWER([.I226];2)+POWER([.J226];2))" office:value-type="float" office:value="739.930725187094" calcext:value-type="float">
            <text:p>739.930725187094</text:p>
          </table:table-cell>
        </table:table-row>
        <table:table-row table:style-name="ro1">
          <table:table-cell office:value-type="float" office:value="59.8349" calcext:value-type="float">
            <text:p>59.8349</text:p>
          </table:table-cell>
          <table:table-cell office:value-type="float" office:value="261.31" calcext:value-type="float">
            <text:p>261.31</text:p>
          </table:table-cell>
          <table:table-cell office:value-type="float" office:value="42.4647" calcext:value-type="float">
            <text:p>42.4647</text:p>
          </table:table-cell>
          <table:table-cell office:value-type="float" office:value="58.718" calcext:value-type="float">
            <text:p>58.718</text:p>
          </table:table-cell>
          <table:table-cell office:value-type="float" office:value="249.064" calcext:value-type="float">
            <text:p>249.064</text:p>
          </table:table-cell>
          <table:table-cell office:value-type="float" office:value="42.6156" calcext:value-type="float">
            <text:p>42.6156</text:p>
          </table:table-cell>
          <table:table-cell/>
          <table:table-cell table:formula="of:=([.D227]-[.A227])/0.0166667" office:value-type="float" office:value="-67.0138659722677" calcext:value-type="float">
            <text:p>-67.0138659722677</text:p>
          </table:table-cell>
          <table:table-cell table:formula="of:=ABS([.E227]-[.B227])/0.0166667" office:value-type="float" office:value="734.75853048294" calcext:value-type="float">
            <text:p>734.75853048294</text:p>
          </table:table-cell>
          <table:table-cell table:formula="of:=([.F227]-[.C227])/0.0166667" office:value-type="float" office:value="9.05398189203622" calcext:value-type="float">
            <text:p>9.05398189203622</text:p>
          </table:table-cell>
          <table:table-cell table:formula="of:=DEGREES(ATAN(ABS([.F227]-[.C227])/ABS([.E227]-[.B227])))" office:value-type="float" office:value="0.705985265808356" calcext:value-type="float">
            <text:p>0.705985265808356</text:p>
          </table:table-cell>
          <table:table-cell table:formula="of:=SQRT(POWER([.H227];2)+POWER([.I227];2)+POWER([.J227];2))" office:value-type="float" office:value="737.863761773201" calcext:value-type="float">
            <text:p>737.863761773201</text:p>
          </table:table-cell>
        </table:table-row>
        <table:table-row table:style-name="ro1">
          <table:table-cell office:value-type="float" office:value="50.0043" calcext:value-type="float">
            <text:p>50.0043</text:p>
          </table:table-cell>
          <table:table-cell office:value-type="float" office:value="269.09" calcext:value-type="float">
            <text:p>269.09</text:p>
          </table:table-cell>
          <table:table-cell office:value-type="float" office:value="43.2436" calcext:value-type="float">
            <text:p>43.2436</text:p>
          </table:table-cell>
          <table:table-cell office:value-type="float" office:value="47.9083" calcext:value-type="float">
            <text:p>47.9083</text:p>
          </table:table-cell>
          <table:table-cell office:value-type="float" office:value="257.08" calcext:value-type="float">
            <text:p>257.08</text:p>
          </table:table-cell>
          <table:table-cell office:value-type="float" office:value="43.7619" calcext:value-type="float">
            <text:p>43.7619</text:p>
          </table:table-cell>
          <table:table-cell/>
          <table:table-cell table:formula="of:=([.D228]-[.A228])/0.0166667" office:value-type="float" office:value="-125.759748480503" calcext:value-type="float">
            <text:p>-125.759748480503</text:p>
          </table:table-cell>
          <table:table-cell table:formula="of:=ABS([.E228]-[.B228])/0.0166667" office:value-type="float" office:value="720.598558802882" calcext:value-type="float">
            <text:p>720.598558802882</text:p>
          </table:table-cell>
          <table:table-cell table:formula="of:=([.F228]-[.C228])/0.0166667" office:value-type="float" office:value="31.0979378041242" calcext:value-type="float">
            <text:p>31.0979378041242</text:p>
          </table:table-cell>
          <table:table-cell table:formula="of:=DEGREES(ATAN(ABS([.F228]-[.C228])/ABS([.E228]-[.B228])))" office:value-type="float" office:value="2.47110636323716" calcext:value-type="float">
            <text:p>2.47110636323716</text:p>
          </table:table-cell>
          <table:table-cell table:formula="of:=SQRT(POWER([.H228];2)+POWER([.I228];2)+POWER([.J228];2))" office:value-type="float" office:value="732.150858103942" calcext:value-type="float">
            <text:p>732.150858103942</text:p>
          </table:table-cell>
        </table:table-row>
        <table:table-row table:style-name="ro1">
          <table:table-cell office:value-type="float" office:value="46.5819" calcext:value-type="float">
            <text:p>46.5819</text:p>
          </table:table-cell>
          <table:table-cell office:value-type="float" office:value="268.233" calcext:value-type="float">
            <text:p>268.233</text:p>
          </table:table-cell>
          <table:table-cell office:value-type="float" office:value="43.1715" calcext:value-type="float">
            <text:p>43.1715</text:p>
          </table:table-cell>
          <table:table-cell office:value-type="float" office:value="44.8201" calcext:value-type="float">
            <text:p>44.8201</text:p>
          </table:table-cell>
          <table:table-cell office:value-type="float" office:value="256.241" calcext:value-type="float">
            <text:p>256.241</text:p>
          </table:table-cell>
          <table:table-cell office:value-type="float" office:value="43.6928" calcext:value-type="float">
            <text:p>43.6928</text:p>
          </table:table-cell>
          <table:table-cell/>
          <table:table-cell table:formula="of:=([.D229]-[.A229])/0.0166667" office:value-type="float" office:value="-105.707788584423" calcext:value-type="float">
            <text:p>-105.707788584423</text:p>
          </table:table-cell>
          <table:table-cell table:formula="of:=ABS([.E229]-[.B229])/0.0166667" office:value-type="float" office:value="719.518560962879" calcext:value-type="float">
            <text:p>719.518560962879</text:p>
          </table:table-cell>
          <table:table-cell table:formula="of:=([.F229]-[.C229])/0.0166667" office:value-type="float" office:value="31.2779374441249" calcext:value-type="float">
            <text:p>31.2779374441249</text:p>
          </table:table-cell>
          <table:table-cell table:formula="of:=DEGREES(ATAN(ABS([.F229]-[.C229])/ABS([.E229]-[.B229])))" office:value-type="float" office:value="2.48911750797079" calcext:value-type="float">
            <text:p>2.48911750797079</text:p>
          </table:table-cell>
          <table:table-cell table:formula="of:=SQRT(POWER([.H229];2)+POWER([.I229];2)+POWER([.J229];2))" office:value-type="float" office:value="727.914421830108" calcext:value-type="float">
            <text:p>727.914421830108</text:p>
          </table:table-cell>
        </table:table-row>
        <table:table-row table:style-name="ro1">
          <table:table-cell office:value-type="float" office:value="47.1655" calcext:value-type="float">
            <text:p>47.1655</text:p>
          </table:table-cell>
          <table:table-cell office:value-type="float" office:value="271.077" calcext:value-type="float">
            <text:p>271.077</text:p>
          </table:table-cell>
          <table:table-cell office:value-type="float" office:value="42.7068" calcext:value-type="float">
            <text:p>42.7068</text:p>
          </table:table-cell>
          <table:table-cell office:value-type="float" office:value="45.1279" calcext:value-type="float">
            <text:p>45.1279</text:p>
          </table:table-cell>
          <table:table-cell office:value-type="float" office:value="258.94" calcext:value-type="float">
            <text:p>258.94</text:p>
          </table:table-cell>
          <table:table-cell office:value-type="float" office:value="43.0048" calcext:value-type="float">
            <text:p>43.0048</text:p>
          </table:table-cell>
          <table:table-cell/>
          <table:table-cell table:formula="of:=([.D230]-[.A230])/0.0166667" office:value-type="float" office:value="-122.255755488489" calcext:value-type="float">
            <text:p>-122.255755488489</text:p>
          </table:table-cell>
          <table:table-cell table:formula="of:=ABS([.E230]-[.B230])/0.0166667" office:value-type="float" office:value="728.218543562913" calcext:value-type="float">
            <text:p>728.218543562913</text:p>
          </table:table-cell>
          <table:table-cell table:formula="of:=([.F230]-[.C230])/0.0166667" office:value-type="float" office:value="17.8799642400716" calcext:value-type="float">
            <text:p>17.8799642400716</text:p>
          </table:table-cell>
          <table:table-cell table:formula="of:=DEGREES(ATAN(ABS([.F230]-[.C230])/ABS([.E230]-[.B230])))" office:value-type="float" office:value="1.40650181116435" calcext:value-type="float">
            <text:p>1.40650181116435</text:p>
          </table:table-cell>
          <table:table-cell table:formula="of:=SQRT(POWER([.H230];2)+POWER([.I230];2)+POWER([.J230];2))" office:value-type="float" office:value="738.626028555844" calcext:value-type="float">
            <text:p>738.626028555844</text:p>
          </table:table-cell>
        </table:table-row>
        <table:table-row table:style-name="ro1">
          <table:table-cell office:value-type="float" office:value="49.666" calcext:value-type="float">
            <text:p>49.666</text:p>
          </table:table-cell>
          <table:table-cell office:value-type="float" office:value="261.152" calcext:value-type="float">
            <text:p>261.152</text:p>
          </table:table-cell>
          <table:table-cell office:value-type="float" office:value="44.5229" calcext:value-type="float">
            <text:p>44.5229</text:p>
          </table:table-cell>
          <table:table-cell office:value-type="float" office:value="48.1522" calcext:value-type="float">
            <text:p>48.1522</text:p>
          </table:table-cell>
          <table:table-cell office:value-type="float" office:value="248.424" calcext:value-type="float">
            <text:p>248.424</text:p>
          </table:table-cell>
          <table:table-cell office:value-type="float" office:value="45.1796" calcext:value-type="float">
            <text:p>45.1796</text:p>
          </table:table-cell>
          <table:table-cell/>
          <table:table-cell table:formula="of:=([.D231]-[.A231])/0.0166667" office:value-type="float" office:value="-90.8278183443631" calcext:value-type="float">
            <text:p>-90.8278183443631</text:p>
          </table:table-cell>
          <table:table-cell table:formula="of:=ABS([.E231]-[.B231])/0.0166667" office:value-type="float" office:value="763.678472643054" calcext:value-type="float">
            <text:p>763.678472643054</text:p>
          </table:table-cell>
          <table:table-cell table:formula="of:=([.F231]-[.C231])/0.0166667" office:value-type="float" office:value="39.4019211961576" calcext:value-type="float">
            <text:p>39.4019211961576</text:p>
          </table:table-cell>
          <table:table-cell table:formula="of:=DEGREES(ATAN(ABS([.F231]-[.C231])/ABS([.E231]-[.B231])))" office:value-type="float" office:value="2.95355156120474" calcext:value-type="float">
            <text:p>2.95355156120474</text:p>
          </table:table-cell>
          <table:table-cell table:formula="of:=SQRT(POWER([.H231];2)+POWER([.I231];2)+POWER([.J231];2))" office:value-type="float" office:value="770.069486187819" calcext:value-type="float">
            <text:p>770.069486187819</text:p>
          </table:table-cell>
        </table:table-row>
        <table:table-row table:style-name="ro1">
          <table:table-cell office:value-type="float" office:value="49.6581" calcext:value-type="float">
            <text:p>49.6581</text:p>
          </table:table-cell>
          <table:table-cell office:value-type="float" office:value="261.185" calcext:value-type="float">
            <text:p>261.185</text:p>
          </table:table-cell>
          <table:table-cell office:value-type="float" office:value="44.2767" calcext:value-type="float">
            <text:p>44.2767</text:p>
          </table:table-cell>
          <table:table-cell office:value-type="float" office:value="47.6098" calcext:value-type="float">
            <text:p>47.6098</text:p>
          </table:table-cell>
          <table:table-cell office:value-type="float" office:value="249.535" calcext:value-type="float">
            <text:p>249.535</text:p>
          </table:table-cell>
          <table:table-cell office:value-type="float" office:value="44.7679" calcext:value-type="float">
            <text:p>44.7679</text:p>
          </table:table-cell>
          <table:table-cell/>
          <table:table-cell table:formula="of:=([.D232]-[.A232])/0.0166667" office:value-type="float" office:value="-122.897754204491" calcext:value-type="float">
            <text:p>-122.897754204491</text:p>
          </table:table-cell>
          <table:table-cell table:formula="of:=ABS([.E232]-[.B232])/0.0166667" office:value-type="float" office:value="698.998602002796" calcext:value-type="float">
            <text:p>698.998602002796</text:p>
          </table:table-cell>
          <table:table-cell table:formula="of:=([.F232]-[.C232])/0.0166667" office:value-type="float" office:value="29.4719410561178" calcext:value-type="float">
            <text:p>29.4719410561178</text:p>
          </table:table-cell>
          <table:table-cell table:formula="of:=DEGREES(ATAN(ABS([.F232]-[.C232])/ABS([.E232]-[.B232])))" office:value-type="float" office:value="2.41433711644589" calcext:value-type="float">
            <text:p>2.41433711644589</text:p>
          </table:table-cell>
          <table:table-cell table:formula="of:=SQRT(POWER([.H232];2)+POWER([.I232];2)+POWER([.J232];2))" office:value-type="float" office:value="710.331963873221" calcext:value-type="float">
            <text:p>710.331963873221</text:p>
          </table:table-cell>
        </table:table-row>
        <table:table-row table:style-name="ro1">
          <table:table-cell office:value-type="float" office:value="61.3268" calcext:value-type="float">
            <text:p>61.3268</text:p>
          </table:table-cell>
          <table:table-cell office:value-type="float" office:value="261.253" calcext:value-type="float">
            <text:p>261.253</text:p>
          </table:table-cell>
          <table:table-cell office:value-type="float" office:value="44.3902" calcext:value-type="float">
            <text:p>44.3902</text:p>
          </table:table-cell>
          <table:table-cell office:value-type="float" office:value="58.9654" calcext:value-type="float">
            <text:p>58.9654</text:p>
          </table:table-cell>
          <table:table-cell office:value-type="float" office:value="249.963" calcext:value-type="float">
            <text:p>249.963</text:p>
          </table:table-cell>
          <table:table-cell office:value-type="float" office:value="44.5828" calcext:value-type="float">
            <text:p>44.5828</text:p>
          </table:table-cell>
          <table:table-cell/>
          <table:table-cell table:formula="of:=([.D233]-[.A233])/0.0166667" office:value-type="float" office:value="-141.683716632566" calcext:value-type="float">
            <text:p>-141.683716632566</text:p>
          </table:table-cell>
          <table:table-cell table:formula="of:=ABS([.E233]-[.B233])/0.0166667" office:value-type="float" office:value="677.398645202709" calcext:value-type="float">
            <text:p>677.398645202709</text:p>
          </table:table-cell>
          <table:table-cell table:formula="of:=([.F233]-[.C233])/0.0166667" office:value-type="float" office:value="11.5559768880461" calcext:value-type="float">
            <text:p>11.5559768880461</text:p>
          </table:table-cell>
          <table:table-cell table:formula="of:=DEGREES(ATAN(ABS([.F233]-[.C233])/ABS([.E233]-[.B233])))" office:value-type="float" office:value="0.977333643204025" calcext:value-type="float">
            <text:p>0.977333643204025</text:p>
          </table:table-cell>
          <table:table-cell table:formula="of:=SQRT(POWER([.H233];2)+POWER([.I233];2)+POWER([.J233];2))" office:value-type="float" office:value="692.153697297876" calcext:value-type="float">
            <text:p>692.153697297876</text:p>
          </table:table-cell>
        </table:table-row>
        <table:table-row table:style-name="ro1">
          <table:table-cell office:value-type="float" office:value="74.4338" calcext:value-type="float">
            <text:p>74.4338</text:p>
          </table:table-cell>
          <table:table-cell office:value-type="float" office:value="259.792" calcext:value-type="float">
            <text:p>259.792</text:p>
          </table:table-cell>
          <table:table-cell office:value-type="float" office:value="43.2985" calcext:value-type="float">
            <text:p>43.2985</text:p>
          </table:table-cell>
          <table:table-cell office:value-type="float" office:value="73.409" calcext:value-type="float">
            <text:p>73.409</text:p>
          </table:table-cell>
          <table:table-cell office:value-type="float" office:value="248.021" calcext:value-type="float">
            <text:p>248.021</text:p>
          </table:table-cell>
          <table:table-cell office:value-type="float" office:value="43.3567" calcext:value-type="float">
            <text:p>43.3567</text:p>
          </table:table-cell>
          <table:table-cell/>
          <table:table-cell table:formula="of:=([.D234]-[.A234])/0.0166667" office:value-type="float" office:value="-61.4878770242459" calcext:value-type="float">
            <text:p>-61.4878770242459</text:p>
          </table:table-cell>
          <table:table-cell table:formula="of:=ABS([.E234]-[.B234])/0.0166667" office:value-type="float" office:value="706.258587482824" calcext:value-type="float">
            <text:p>706.258587482824</text:p>
          </table:table-cell>
          <table:table-cell table:formula="of:=([.F234]-[.C234])/0.0166667" office:value-type="float" office:value="3.49199301601436" calcext:value-type="float">
            <text:p>3.49199301601436</text:p>
          </table:table-cell>
          <table:table-cell table:formula="of:=DEGREES(ATAN(ABS([.F234]-[.C234])/ABS([.E234]-[.B234])))" office:value-type="float" office:value="0.283288352279624" calcext:value-type="float">
            <text:p>0.283288352279624</text:p>
          </table:table-cell>
          <table:table-cell table:formula="of:=SQRT(POWER([.H234];2)+POWER([.I234];2)+POWER([.J234];2))" office:value-type="float" office:value="708.938745893753" calcext:value-type="float">
            <text:p>708.938745893753</text:p>
          </table:table-cell>
        </table:table-row>
        <table:table-row table:style-name="ro1">
          <table:table-cell office:value-type="float" office:value="86.0864" calcext:value-type="float">
            <text:p>86.0864</text:p>
          </table:table-cell>
          <table:table-cell office:value-type="float" office:value="260.57" calcext:value-type="float">
            <text:p>260.57</text:p>
          </table:table-cell>
          <table:table-cell office:value-type="float" office:value="44.03" calcext:value-type="float">
            <text:p>44.03</text:p>
          </table:table-cell>
          <table:table-cell office:value-type="float" office:value="83.7872" calcext:value-type="float">
            <text:p>83.7872</text:p>
          </table:table-cell>
          <table:table-cell office:value-type="float" office:value="247.743" calcext:value-type="float">
            <text:p>247.743</text:p>
          </table:table-cell>
          <table:table-cell office:value-type="float" office:value="44.4816" calcext:value-type="float">
            <text:p>44.4816</text:p>
          </table:table-cell>
          <table:table-cell/>
          <table:table-cell table:formula="of:=([.D235]-[.A235])/0.0166667" office:value-type="float" office:value="-137.951724096552" calcext:value-type="float">
            <text:p>-137.951724096552</text:p>
          </table:table-cell>
          <table:table-cell table:formula="of:=ABS([.E235]-[.B235])/0.0166667" office:value-type="float" office:value="769.618460763078" calcext:value-type="float">
            <text:p>769.618460763078</text:p>
          </table:table-cell>
          <table:table-cell table:formula="of:=([.F235]-[.C235])/0.0166667" office:value-type="float" office:value="27.0959458081083" calcext:value-type="float">
            <text:p>27.0959458081083</text:p>
          </table:table-cell>
          <table:table-cell table:formula="of:=DEGREES(ATAN(ABS([.F235]-[.C235])/ABS([.E235]-[.B235])))" office:value-type="float" office:value="2.01637881839639" calcext:value-type="float">
            <text:p>2.01637881839639</text:p>
          </table:table-cell>
          <table:table-cell table:formula="of:=SQRT(POWER([.H235];2)+POWER([.I235];2)+POWER([.J235];2))" office:value-type="float" office:value="782.353784171699" calcext:value-type="float">
            <text:p>782.353784171699</text:p>
          </table:table-cell>
        </table:table-row>
        <table:table-row table:style-name="ro1">
          <table:table-cell office:value-type="float" office:value="92.2012" calcext:value-type="float">
            <text:p>92.2012</text:p>
          </table:table-cell>
          <table:table-cell office:value-type="float" office:value="261.84" calcext:value-type="float">
            <text:p>261.84</text:p>
          </table:table-cell>
          <table:table-cell office:value-type="float" office:value="44.496" calcext:value-type="float">
            <text:p>44.496</text:p>
          </table:table-cell>
          <table:table-cell office:value-type="float" office:value="89.2108" calcext:value-type="float">
            <text:p>89.2108</text:p>
          </table:table-cell>
          <table:table-cell office:value-type="float" office:value="247.947" calcext:value-type="float">
            <text:p>247.947</text:p>
          </table:table-cell>
          <table:table-cell office:value-type="float" office:value="45.1031" calcext:value-type="float">
            <text:p>45.1031</text:p>
          </table:table-cell>
          <table:table-cell/>
          <table:table-cell table:formula="of:=([.D236]-[.A236])/0.0166667" office:value-type="float" office:value="-179.423641152717" calcext:value-type="float">
            <text:p>-179.423641152717</text:p>
          </table:table-cell>
          <table:table-cell table:formula="of:=ABS([.E236]-[.B236])/0.0166667" office:value-type="float" office:value="833.578332843333" calcext:value-type="float">
            <text:p>833.578332843333</text:p>
          </table:table-cell>
          <table:table-cell table:formula="of:=([.F236]-[.C236])/0.0166667" office:value-type="float" office:value="36.4259271481454" calcext:value-type="float">
            <text:p>36.4259271481454</text:p>
          </table:table-cell>
          <table:table-cell table:formula="of:=DEGREES(ATAN(ABS([.F236]-[.C236])/ABS([.E236]-[.B236])))" office:value-type="float" office:value="2.50213434415306" calcext:value-type="float">
            <text:p>2.50213434415306</text:p>
          </table:table-cell>
          <table:table-cell table:formula="of:=SQRT(POWER([.H236];2)+POWER([.I236];2)+POWER([.J236];2))" office:value-type="float" office:value="853.44743725608" calcext:value-type="float">
            <text:p>853.44743725608</text:p>
          </table:table-cell>
        </table:table-row>
        <table:table-row table:style-name="ro1">
          <table:table-cell office:value-type="float" office:value="102.476" calcext:value-type="float">
            <text:p>102.476</text:p>
          </table:table-cell>
          <table:table-cell office:value-type="float" office:value="266.415" calcext:value-type="float">
            <text:p>266.415</text:p>
          </table:table-cell>
          <table:table-cell office:value-type="float" office:value="44.1672" calcext:value-type="float">
            <text:p>44.1672</text:p>
          </table:table-cell>
          <table:table-cell office:value-type="float" office:value="100.198" calcext:value-type="float">
            <text:p>100.198</text:p>
          </table:table-cell>
          <table:table-cell office:value-type="float" office:value="253.768" calcext:value-type="float">
            <text:p>253.768</text:p>
          </table:table-cell>
          <table:table-cell office:value-type="float" office:value="44.2961" calcext:value-type="float">
            <text:p>44.2961</text:p>
          </table:table-cell>
          <table:table-cell/>
          <table:table-cell table:formula="of:=([.D237]-[.A237])/0.0166667" office:value-type="float" office:value="-136.679726640547" calcext:value-type="float">
            <text:p>-136.679726640547</text:p>
          </table:table-cell>
          <table:table-cell table:formula="of:=ABS([.E237]-[.B237])/0.0166667" office:value-type="float" office:value="758.818482363036" calcext:value-type="float">
            <text:p>758.818482363036</text:p>
          </table:table-cell>
          <table:table-cell table:formula="of:=([.F237]-[.C237])/0.0166667" office:value-type="float" office:value="7.73398453203103" calcext:value-type="float">
            <text:p>7.73398453203103</text:p>
          </table:table-cell>
          <table:table-cell table:formula="of:=DEGREES(ATAN(ABS([.F237]-[.C237])/ABS([.E237]-[.B237])))" office:value-type="float" office:value="0.58394641125675" calcext:value-type="float">
            <text:p>0.58394641125675</text:p>
          </table:table-cell>
          <table:table-cell table:formula="of:=SQRT(POWER([.H237];2)+POWER([.I237];2)+POWER([.J237];2))" office:value-type="float" office:value="771.068512758119" calcext:value-type="float">
            <text:p>771.068512758119</text:p>
          </table:table-cell>
        </table:table-row>
        <table:table-row table:style-name="ro1">
          <table:table-cell office:value-type="float" office:value="103.813" calcext:value-type="float">
            <text:p>103.813</text:p>
          </table:table-cell>
          <table:table-cell office:value-type="float" office:value="267.704" calcext:value-type="float">
            <text:p>267.704</text:p>
          </table:table-cell>
          <table:table-cell office:value-type="float" office:value="43.2191" calcext:value-type="float">
            <text:p>43.2191</text:p>
          </table:table-cell>
          <table:table-cell office:value-type="float" office:value="101.238" calcext:value-type="float">
            <text:p>101.238</text:p>
          </table:table-cell>
          <table:table-cell office:value-type="float" office:value="254.929" calcext:value-type="float">
            <text:p>254.929</text:p>
          </table:table-cell>
          <table:table-cell office:value-type="float" office:value="43.8605" calcext:value-type="float">
            <text:p>43.8605</text:p>
          </table:table-cell>
          <table:table-cell/>
          <table:table-cell table:formula="of:=([.D238]-[.A238])/0.0166667" office:value-type="float" office:value="-154.499691000618" calcext:value-type="float">
            <text:p>-154.499691000618</text:p>
          </table:table-cell>
          <table:table-cell table:formula="of:=ABS([.E238]-[.B238])/0.0166667" office:value-type="float" office:value="766.498467003066" calcext:value-type="float">
            <text:p>766.498467003066</text:p>
          </table:table-cell>
          <table:table-cell table:formula="of:=([.F238]-[.C238])/0.0166667" office:value-type="float" office:value="38.4839230321542" calcext:value-type="float">
            <text:p>38.4839230321542</text:p>
          </table:table-cell>
          <table:table-cell table:formula="of:=DEGREES(ATAN(ABS([.F238]-[.C238])/ABS([.E238]-[.B238])))" office:value-type="float" office:value="2.87426069450093" calcext:value-type="float">
            <text:p>2.87426069450093</text:p>
          </table:table-cell>
          <table:table-cell table:formula="of:=SQRT(POWER([.H238];2)+POWER([.I238];2)+POWER([.J238];2))" office:value-type="float" office:value="782.860822093737" calcext:value-type="float">
            <text:p>782.860822093737</text:p>
          </table:table-cell>
        </table:table-row>
        <table:table-row table:style-name="ro1">
          <table:table-cell office:value-type="float" office:value="100.414" calcext:value-type="float">
            <text:p>100.414</text:p>
          </table:table-cell>
          <table:table-cell office:value-type="float" office:value="268.135" calcext:value-type="float">
            <text:p>268.135</text:p>
          </table:table-cell>
          <table:table-cell office:value-type="float" office:value="41.953" calcext:value-type="float">
            <text:p>41.953</text:p>
          </table:table-cell>
          <table:table-cell office:value-type="float" office:value="97.0517" calcext:value-type="float">
            <text:p>97.0517</text:p>
          </table:table-cell>
          <table:table-cell office:value-type="float" office:value="256.557" calcext:value-type="float">
            <text:p>256.557</text:p>
          </table:table-cell>
          <table:table-cell office:value-type="float" office:value="41.7148" calcext:value-type="float">
            <text:p>41.7148</text:p>
          </table:table-cell>
          <table:table-cell/>
          <table:table-cell table:formula="of:=([.D239]-[.A239])/0.0166667" office:value-type="float" office:value="-201.737596524807" calcext:value-type="float">
            <text:p>-201.737596524807</text:p>
          </table:table-cell>
          <table:table-cell table:formula="of:=ABS([.E239]-[.B239])/0.0166667" office:value-type="float" office:value="694.678610642777" calcext:value-type="float">
            <text:p>694.678610642777</text:p>
          </table:table-cell>
          <table:table-cell table:formula="of:=([.F239]-[.C239])/0.0166667" office:value-type="float" office:value="-14.2919714160575" calcext:value-type="float">
            <text:p>-14.2919714160575</text:p>
          </table:table-cell>
          <table:table-cell table:formula="of:=DEGREES(ATAN(ABS([.F239]-[.C239])/ABS([.E239]-[.B239])))" office:value-type="float" office:value="1.17860853323474" calcext:value-type="float">
            <text:p>1.17860853323474</text:p>
          </table:table-cell>
          <table:table-cell table:formula="of:=SQRT(POWER([.H239];2)+POWER([.I239];2)+POWER([.J239];2))" office:value-type="float" office:value="723.519654455318" calcext:value-type="float">
            <text:p>723.519654455318</text:p>
          </table:table-cell>
        </table:table-row>
        <table:table-row table:style-name="ro1">
          <table:table-cell office:value-type="float" office:value="98.2474" calcext:value-type="float">
            <text:p>98.2474</text:p>
          </table:table-cell>
          <table:table-cell office:value-type="float" office:value="264.705" calcext:value-type="float">
            <text:p>264.705</text:p>
          </table:table-cell>
          <table:table-cell office:value-type="float" office:value="41.5558" calcext:value-type="float">
            <text:p>41.5558</text:p>
          </table:table-cell>
          <table:table-cell office:value-type="float" office:value="94.643" calcext:value-type="float">
            <text:p>94.643</text:p>
          </table:table-cell>
          <table:table-cell office:value-type="float" office:value="251.954" calcext:value-type="float">
            <text:p>251.954</text:p>
          </table:table-cell>
          <table:table-cell office:value-type="float" office:value="42.0337" calcext:value-type="float">
            <text:p>42.0337</text:p>
          </table:table-cell>
          <table:table-cell/>
          <table:table-cell table:formula="of:=([.D240]-[.A240])/0.0166667" office:value-type="float" office:value="-216.263567472865" calcext:value-type="float">
            <text:p>-216.263567472865</text:p>
          </table:table-cell>
          <table:table-cell table:formula="of:=ABS([.E240]-[.B240])/0.0166667" office:value-type="float" office:value="765.058469883059" calcext:value-type="float">
            <text:p>765.058469883059</text:p>
          </table:table-cell>
          <table:table-cell table:formula="of:=([.F240]-[.C240])/0.0166667" office:value-type="float" office:value="28.673942652115" calcext:value-type="float">
            <text:p>28.673942652115</text:p>
          </table:table-cell>
          <table:table-cell table:formula="of:=DEGREES(ATAN(ABS([.F240]-[.C240])/ABS([.E240]-[.B240])))" office:value-type="float" office:value="2.14640755729239" calcext:value-type="float">
            <text:p>2.14640755729239</text:p>
          </table:table-cell>
          <table:table-cell table:formula="of:=SQRT(POWER([.H240];2)+POWER([.I240];2)+POWER([.J240];2))" office:value-type="float" office:value="795.554264612487" calcext:value-type="float">
            <text:p>795.554264612487</text:p>
          </table:table-cell>
        </table:table-row>
        <table:table-row table:style-name="ro1">
          <table:table-cell office:value-type="float" office:value="100.429" calcext:value-type="float">
            <text:p>100.429</text:p>
          </table:table-cell>
          <table:table-cell office:value-type="float" office:value="268.237" calcext:value-type="float">
            <text:p>268.237</text:p>
          </table:table-cell>
          <table:table-cell office:value-type="float" office:value="41.4455" calcext:value-type="float">
            <text:p>41.4455</text:p>
          </table:table-cell>
          <table:table-cell office:value-type="float" office:value="96.7611" calcext:value-type="float">
            <text:p>96.7611</text:p>
          </table:table-cell>
          <table:table-cell office:value-type="float" office:value="255.513" calcext:value-type="float">
            <text:p>255.513</text:p>
          </table:table-cell>
          <table:table-cell office:value-type="float" office:value="41.175" calcext:value-type="float">
            <text:p>41.175</text:p>
          </table:table-cell>
          <table:table-cell/>
          <table:table-cell table:formula="of:=([.D241]-[.A241])/0.0166667" office:value-type="float" office:value="-220.07355985288" calcext:value-type="float">
            <text:p>-220.07355985288</text:p>
          </table:table-cell>
          <table:table-cell table:formula="of:=ABS([.E241]-[.B241])/0.0166667" office:value-type="float" office:value="763.438473123055" calcext:value-type="float">
            <text:p>763.438473123055</text:p>
          </table:table-cell>
          <table:table-cell table:formula="of:=([.F241]-[.C241])/0.0166667" office:value-type="float" office:value="-16.2299675400652" calcext:value-type="float">
            <text:p>-16.2299675400652</text:p>
          </table:table-cell>
          <table:table-cell table:formula="of:=DEGREES(ATAN(ABS([.F241]-[.C241])/ABS([.E241]-[.B241])))" office:value-type="float" office:value="1.21786970748112" calcext:value-type="float">
            <text:p>1.21786970748112</text:p>
          </table:table-cell>
          <table:table-cell table:formula="of:=SQRT(POWER([.H241];2)+POWER([.I241];2)+POWER([.J241];2))" office:value-type="float" office:value="794.691188976657" calcext:value-type="float">
            <text:p>794.691188976657</text:p>
          </table:table-cell>
        </table:table-row>
        <table:table-row table:style-name="ro1">
          <table:table-cell office:value-type="float" office:value="98.4677" calcext:value-type="float">
            <text:p>98.4677</text:p>
          </table:table-cell>
          <table:table-cell office:value-type="float" office:value="260.059" calcext:value-type="float">
            <text:p>260.059</text:p>
          </table:table-cell>
          <table:table-cell office:value-type="float" office:value="41.3563" calcext:value-type="float">
            <text:p>41.3563</text:p>
          </table:table-cell>
          <table:table-cell office:value-type="float" office:value="94.7881" calcext:value-type="float">
            <text:p>94.7881</text:p>
          </table:table-cell>
          <table:table-cell office:value-type="float" office:value="245.433" calcext:value-type="float">
            <text:p>245.433</text:p>
          </table:table-cell>
          <table:table-cell office:value-type="float" office:value="41.263" calcext:value-type="float">
            <text:p>41.263</text:p>
          </table:table-cell>
          <table:table-cell/>
          <table:table-cell table:formula="of:=([.D242]-[.A242])/0.0166667" office:value-type="float" office:value="-220.775558448883" calcext:value-type="float">
            <text:p>-220.775558448883</text:p>
          </table:table-cell>
          <table:table-cell table:formula="of:=ABS([.E242]-[.B242])/0.0166667" office:value-type="float" office:value="877.558244883512" calcext:value-type="float">
            <text:p>877.558244883512</text:p>
          </table:table-cell>
          <table:table-cell table:formula="of:=([.F242]-[.C242])/0.0166667" office:value-type="float" office:value="-5.59798880402235" calcext:value-type="float">
            <text:p>-5.59798880402235</text:p>
          </table:table-cell>
          <table:table-cell table:formula="of:=DEGREES(ATAN(ABS([.F242]-[.C242])/ABS([.E242]-[.B242])))" office:value-type="float" office:value="0.365487742431106" calcext:value-type="float">
            <text:p>0.365487742431106</text:p>
          </table:table-cell>
          <table:table-cell table:formula="of:=SQRT(POWER([.H242];2)+POWER([.I242];2)+POWER([.J242];2))" office:value-type="float" office:value="904.920801976668" calcext:value-type="float">
            <text:p>904.920801976668</text:p>
          </table:table-cell>
        </table:table-row>
        <table:table-row table:style-name="ro1">
          <table:table-cell office:value-type="float" office:value="99.7939" calcext:value-type="float">
            <text:p>99.7939</text:p>
          </table:table-cell>
          <table:table-cell office:value-type="float" office:value="265.891" calcext:value-type="float">
            <text:p>265.891</text:p>
          </table:table-cell>
          <table:table-cell office:value-type="float" office:value="41.3471" calcext:value-type="float">
            <text:p>41.3471</text:p>
          </table:table-cell>
          <table:table-cell office:value-type="float" office:value="96.2314" calcext:value-type="float">
            <text:p>96.2314</text:p>
          </table:table-cell>
          <table:table-cell office:value-type="float" office:value="254.471" calcext:value-type="float">
            <text:p>254.471</text:p>
          </table:table-cell>
          <table:table-cell office:value-type="float" office:value="40.6394" calcext:value-type="float">
            <text:p>40.6394</text:p>
          </table:table-cell>
          <table:table-cell/>
          <table:table-cell table:formula="of:=([.D243]-[.A243])/0.0166667" office:value-type="float" office:value="-213.749572500855" calcext:value-type="float">
            <text:p>-213.749572500855</text:p>
          </table:table-cell>
          <table:table-cell table:formula="of:=ABS([.E243]-[.B243])/0.0166667" office:value-type="float" office:value="685.198629602742" calcext:value-type="float">
            <text:p>685.198629602742</text:p>
          </table:table-cell>
          <table:table-cell table:formula="of:=([.F243]-[.C243])/0.0166667" office:value-type="float" office:value="-42.4619150761696" calcext:value-type="float">
            <text:p>-42.4619150761696</text:p>
          </table:table-cell>
          <table:table-cell table:formula="of:=DEGREES(ATAN(ABS([.F243]-[.C243])/ABS([.E243]-[.B243])))" office:value-type="float" office:value="3.54609776982811" calcext:value-type="float">
            <text:p>3.54609776982811</text:p>
          </table:table-cell>
          <table:table-cell table:formula="of:=SQRT(POWER([.H243];2)+POWER([.I243];2)+POWER([.J243];2))" office:value-type="float" office:value="719.019510156511" calcext:value-type="float">
            <text:p>719.019510156511</text:p>
          </table:table-cell>
        </table:table-row>
        <table:table-row table:style-name="ro1">
          <table:table-cell office:value-type="float" office:value="97.5939" calcext:value-type="float">
            <text:p>97.5939</text:p>
          </table:table-cell>
          <table:table-cell office:value-type="float" office:value="262.151" calcext:value-type="float">
            <text:p>262.151</text:p>
          </table:table-cell>
          <table:table-cell office:value-type="float" office:value="42.7096" calcext:value-type="float">
            <text:p>42.7096</text:p>
          </table:table-cell>
          <table:table-cell office:value-type="float" office:value="94.4465" calcext:value-type="float">
            <text:p>94.4465</text:p>
          </table:table-cell>
          <table:table-cell office:value-type="float" office:value="248.42" calcext:value-type="float">
            <text:p>248.42</text:p>
          </table:table-cell>
          <table:table-cell office:value-type="float" office:value="43.1033" calcext:value-type="float">
            <text:p>43.1033</text:p>
          </table:table-cell>
          <table:table-cell/>
          <table:table-cell table:formula="of:=([.D244]-[.A244])/0.0166667" office:value-type="float" office:value="-188.843622312756" calcext:value-type="float">
            <text:p>-188.843622312756</text:p>
          </table:table-cell>
          <table:table-cell table:formula="of:=ABS([.E244]-[.B244])/0.0166667" office:value-type="float" office:value="823.858352283297" calcext:value-type="float">
            <text:p>823.858352283297</text:p>
          </table:table-cell>
          <table:table-cell table:formula="of:=([.F244]-[.C244])/0.0166667" office:value-type="float" office:value="23.6219527560942" calcext:value-type="float">
            <text:p>23.6219527560942</text:p>
          </table:table-cell>
          <table:table-cell table:formula="of:=DEGREES(ATAN(ABS([.F244]-[.C244])/ABS([.E244]-[.B244])))" office:value-type="float" office:value="1.64235452260903" calcext:value-type="float">
            <text:p>1.64235452260903</text:p>
          </table:table-cell>
          <table:table-cell table:formula="of:=SQRT(POWER([.H244];2)+POWER([.I244];2)+POWER([.J244];2))" office:value-type="float" office:value="845.554548782728" calcext:value-type="float">
            <text:p>845.554548782728</text:p>
          </table:table-cell>
        </table:table-row>
        <table:table-row table:style-name="ro1">
          <table:table-cell office:value-type="float" office:value="100.312" calcext:value-type="float">
            <text:p>100.312</text:p>
          </table:table-cell>
          <table:table-cell office:value-type="float" office:value="274.359" calcext:value-type="float">
            <text:p>274.359</text:p>
          </table:table-cell>
          <table:table-cell office:value-type="float" office:value="41.1881" calcext:value-type="float">
            <text:p>41.1881</text:p>
          </table:table-cell>
          <table:table-cell office:value-type="float" office:value="97.006" calcext:value-type="float">
            <text:p>97.006</text:p>
          </table:table-cell>
          <table:table-cell office:value-type="float" office:value="260.034" calcext:value-type="float">
            <text:p>260.034</text:p>
          </table:table-cell>
          <table:table-cell office:value-type="float" office:value="41.614" calcext:value-type="float">
            <text:p>41.614</text:p>
          </table:table-cell>
          <table:table-cell/>
          <table:table-cell table:formula="of:=([.D245]-[.A245])/0.0166667" office:value-type="float" office:value="-198.359603280793" calcext:value-type="float">
            <text:p>-198.359603280793</text:p>
          </table:table-cell>
          <table:table-cell table:formula="of:=ABS([.E245]-[.B245])/0.0166667" office:value-type="float" office:value="859.498281003437" calcext:value-type="float">
            <text:p>859.498281003437</text:p>
          </table:table-cell>
          <table:table-cell table:formula="of:=([.F245]-[.C245])/0.0166667" office:value-type="float" office:value="25.5539488921021" calcext:value-type="float">
            <text:p>25.5539488921021</text:p>
          </table:table-cell>
          <table:table-cell table:formula="of:=DEGREES(ATAN(ABS([.F245]-[.C245])/ABS([.E245]-[.B245])))" office:value-type="float" office:value="1.70297285890818" calcext:value-type="float">
            <text:p>1.70297285890818</text:p>
          </table:table-cell>
          <table:table-cell table:formula="of:=SQRT(POWER([.H245];2)+POWER([.I245];2)+POWER([.J245];2))" office:value-type="float" office:value="882.460668565777" calcext:value-type="float">
            <text:p>882.460668565777</text:p>
          </table:table-cell>
        </table:table-row>
        <table:table-row table:style-name="ro1">
          <table:table-cell office:value-type="float" office:value="98.6279" calcext:value-type="float">
            <text:p>98.6279</text:p>
          </table:table-cell>
          <table:table-cell office:value-type="float" office:value="267.056" calcext:value-type="float">
            <text:p>267.056</text:p>
          </table:table-cell>
          <table:table-cell office:value-type="float" office:value="41.6541" calcext:value-type="float">
            <text:p>41.6541</text:p>
          </table:table-cell>
          <table:table-cell office:value-type="float" office:value="95.6062" calcext:value-type="float">
            <text:p>95.6062</text:p>
          </table:table-cell>
          <table:table-cell office:value-type="float" office:value="248.281" calcext:value-type="float">
            <text:p>248.281</text:p>
          </table:table-cell>
          <table:table-cell office:value-type="float" office:value="44.0563" calcext:value-type="float">
            <text:p>44.0563</text:p>
          </table:table-cell>
          <table:table-cell/>
          <table:table-cell table:formula="of:=([.D246]-[.A246])/0.0166667" office:value-type="float" office:value="-181.301637396725" calcext:value-type="float">
            <text:p>-181.301637396725</text:p>
          </table:table-cell>
          <table:table-cell table:formula="of:=ABS([.E246]-[.B246])/0.0166667" office:value-type="float" office:value="1126.4977470045" calcext:value-type="float">
            <text:p>1126.4977470045</text:p>
          </table:table-cell>
          <table:table-cell table:formula="of:=([.F246]-[.C246])/0.0166667" office:value-type="float" office:value="144.131711736577" calcext:value-type="float">
            <text:p>144.131711736577</text:p>
          </table:table-cell>
          <table:table-cell table:formula="of:=DEGREES(ATAN(ABS([.F246]-[.C246])/ABS([.E246]-[.B246])))" office:value-type="float" office:value="7.29119377560717" calcext:value-type="float">
            <text:p>7.29119377560717</text:p>
          </table:table-cell>
          <table:table-cell table:formula="of:=SQRT(POWER([.H246];2)+POWER([.I246];2)+POWER([.J246];2))" office:value-type="float" office:value="1150.06148012055" calcext:value-type="float">
            <text:p>1150.06148012055</text:p>
          </table:table-cell>
        </table:table-row>
        <table:table-row table:style-name="ro1">
          <table:table-cell office:value-type="float" office:value="94.2892" calcext:value-type="float">
            <text:p>94.2892</text:p>
          </table:table-cell>
          <table:table-cell office:value-type="float" office:value="250.386" calcext:value-type="float">
            <text:p>250.386</text:p>
          </table:table-cell>
          <table:table-cell office:value-type="float" office:value="44.661" calcext:value-type="float">
            <text:p>44.661</text:p>
          </table:table-cell>
          <table:table-cell office:value-type="float" office:value="89.9822" calcext:value-type="float">
            <text:p>89.9822</text:p>
          </table:table-cell>
          <table:table-cell office:value-type="float" office:value="238.267" calcext:value-type="float">
            <text:p>238.267</text:p>
          </table:table-cell>
          <table:table-cell office:value-type="float" office:value="44.6172" calcext:value-type="float">
            <text:p>44.6172</text:p>
          </table:table-cell>
          <table:table-cell/>
          <table:table-cell table:formula="of:=([.D247]-[.A247])/0.0166667" office:value-type="float" office:value="-258.419483161033" calcext:value-type="float">
            <text:p>-258.419483161033</text:p>
          </table:table-cell>
          <table:table-cell table:formula="of:=ABS([.E247]-[.B247])/0.0166667" office:value-type="float" office:value="727.138545722909" calcext:value-type="float">
            <text:p>727.138545722909</text:p>
          </table:table-cell>
          <table:table-cell table:formula="of:=([.F247]-[.C247])/0.0166667" office:value-type="float" office:value="-2.62799474401078" calcext:value-type="float">
            <text:p>-2.62799474401078</text:p>
          </table:table-cell>
          <table:table-cell table:formula="of:=DEGREES(ATAN(ABS([.F247]-[.C247])/ABS([.E247]-[.B247])))" office:value-type="float" office:value="0.207075189044537" calcext:value-type="float">
            <text:p>0.207075189044537</text:p>
          </table:table-cell>
          <table:table-cell table:formula="of:=SQRT(POWER([.H247];2)+POWER([.I247];2)+POWER([.J247];2))" office:value-type="float" office:value="771.698127709026" calcext:value-type="float">
            <text:p>771.698127709026</text:p>
          </table:table-cell>
        </table:table-row>
        <table:table-row table:style-name="ro1">
          <table:table-cell office:value-type="float" office:value="95.3007" calcext:value-type="float">
            <text:p>95.3007</text:p>
          </table:table-cell>
          <table:table-cell office:value-type="float" office:value="247.102" calcext:value-type="float">
            <text:p>247.102</text:p>
          </table:table-cell>
          <table:table-cell office:value-type="float" office:value="44.4881" calcext:value-type="float">
            <text:p>44.4881</text:p>
          </table:table-cell>
          <table:table-cell office:value-type="float" office:value="90.8654" calcext:value-type="float">
            <text:p>90.8654</text:p>
          </table:table-cell>
          <table:table-cell office:value-type="float" office:value="237.308" calcext:value-type="float">
            <text:p>237.308</text:p>
          </table:table-cell>
          <table:table-cell office:value-type="float" office:value="44.313" calcext:value-type="float">
            <text:p>44.313</text:p>
          </table:table-cell>
          <table:table-cell/>
          <table:table-cell table:formula="of:=([.D248]-[.A248])/0.0166667" office:value-type="float" office:value="-266.117467765065" calcext:value-type="float">
            <text:p>-266.117467765065</text:p>
          </table:table-cell>
          <table:table-cell table:formula="of:=ABS([.E248]-[.B248])/0.0166667" office:value-type="float" office:value="587.638824722351" calcext:value-type="float">
            <text:p>587.638824722351</text:p>
          </table:table-cell>
          <table:table-cell table:formula="of:=([.F248]-[.C248])/0.0166667" office:value-type="float" office:value="-10.5059789880421" calcext:value-type="float">
            <text:p>-10.5059789880421</text:p>
          </table:table-cell>
          <table:table-cell table:formula="of:=DEGREES(ATAN(ABS([.F248]-[.C248])/ABS([.E248]-[.B248])))" office:value-type="float" office:value="1.02424160623223" calcext:value-type="float">
            <text:p>1.02424160623223</text:p>
          </table:table-cell>
          <table:table-cell table:formula="of:=SQRT(POWER([.H248];2)+POWER([.I248];2)+POWER([.J248];2))" office:value-type="float" office:value="645.173054742101" calcext:value-type="float">
            <text:p>645.173054742101</text:p>
          </table:table-cell>
        </table:table-row>
        <table:table-row table:style-name="ro1">
          <table:table-cell office:value-type="float" office:value="95.723" calcext:value-type="float">
            <text:p>95.723</text:p>
          </table:table-cell>
          <table:table-cell office:value-type="float" office:value="250.47" calcext:value-type="float">
            <text:p>250.47</text:p>
          </table:table-cell>
          <table:table-cell office:value-type="float" office:value="44.164" calcext:value-type="float">
            <text:p>44.164</text:p>
          </table:table-cell>
          <table:table-cell office:value-type="float" office:value="91.6537" calcext:value-type="float">
            <text:p>91.6537</text:p>
          </table:table-cell>
          <table:table-cell office:value-type="float" office:value="239.443" calcext:value-type="float">
            <text:p>239.443</text:p>
          </table:table-cell>
          <table:table-cell office:value-type="float" office:value="44.4046" calcext:value-type="float">
            <text:p>44.4046</text:p>
          </table:table-cell>
          <table:table-cell/>
          <table:table-cell table:formula="of:=([.D249]-[.A249])/0.0166667" office:value-type="float" office:value="-244.157511684977" calcext:value-type="float">
            <text:p>-244.157511684977</text:p>
          </table:table-cell>
          <table:table-cell table:formula="of:=ABS([.E249]-[.B249])/0.0166667" office:value-type="float" office:value="661.618676762646" calcext:value-type="float">
            <text:p>661.618676762646</text:p>
          </table:table-cell>
          <table:table-cell table:formula="of:=([.F249]-[.C249])/0.0166667" office:value-type="float" office:value="14.4359711280578" calcext:value-type="float">
            <text:p>14.4359711280578</text:p>
          </table:table-cell>
          <table:table-cell table:formula="of:=DEGREES(ATAN(ABS([.F249]-[.C249])/ABS([.E249]-[.B249])))" office:value-type="float" office:value="1.24994808627915" calcext:value-type="float">
            <text:p>1.24994808627915</text:p>
          </table:table-cell>
          <table:table-cell table:formula="of:=SQRT(POWER([.H249];2)+POWER([.I249];2)+POWER([.J249];2))" office:value-type="float" office:value="705.379728384481" calcext:value-type="float">
            <text:p>705.379728384481</text:p>
          </table:table-cell>
        </table:table-row>
        <table:table-row table:style-name="ro1">
          <table:table-cell office:value-type="float" office:value="100.645" calcext:value-type="float">
            <text:p>100.645</text:p>
          </table:table-cell>
          <table:table-cell office:value-type="float" office:value="260.69" calcext:value-type="float">
            <text:p>260.69</text:p>
          </table:table-cell>
          <table:table-cell office:value-type="float" office:value="43.8872" calcext:value-type="float">
            <text:p>43.8872</text:p>
          </table:table-cell>
          <table:table-cell office:value-type="float" office:value="97.3145" calcext:value-type="float">
            <text:p>97.3145</text:p>
          </table:table-cell>
          <table:table-cell office:value-type="float" office:value="249.338" calcext:value-type="float">
            <text:p>249.338</text:p>
          </table:table-cell>
          <table:table-cell office:value-type="float" office:value="44.3371" calcext:value-type="float">
            <text:p>44.3371</text:p>
          </table:table-cell>
          <table:table-cell/>
          <table:table-cell table:formula="of:=([.D250]-[.A250])/0.0166667" office:value-type="float" office:value="-199.829600340799" calcext:value-type="float">
            <text:p>-199.829600340799</text:p>
          </table:table-cell>
          <table:table-cell table:formula="of:=ABS([.E250]-[.B250])/0.0166667" office:value-type="float" office:value="681.118637762725" calcext:value-type="float">
            <text:p>681.118637762725</text:p>
          </table:table-cell>
          <table:table-cell table:formula="of:=([.F250]-[.C250])/0.0166667" office:value-type="float" office:value="26.9939460121079" calcext:value-type="float">
            <text:p>26.9939460121079</text:p>
          </table:table-cell>
          <table:table-cell table:formula="of:=DEGREES(ATAN(ABS([.F250]-[.C250])/ABS([.E250]-[.B250])))" office:value-type="float" office:value="2.26954615241596" calcext:value-type="float">
            <text:p>2.26954615241596</text:p>
          </table:table-cell>
          <table:table-cell table:formula="of:=SQRT(POWER([.H250];2)+POWER([.I250];2)+POWER([.J250];2))" office:value-type="float" office:value="710.340158657398" calcext:value-type="float">
            <text:p>710.340158657398</text:p>
          </table:table-cell>
        </table:table-row>
        <table:table-row table:style-name="ro1">
          <table:table-cell office:value-type="float" office:value="101.103" calcext:value-type="float">
            <text:p>101.103</text:p>
          </table:table-cell>
          <table:table-cell office:value-type="float" office:value="252.774" calcext:value-type="float">
            <text:p>252.774</text:p>
          </table:table-cell>
          <table:table-cell office:value-type="float" office:value="43.5033" calcext:value-type="float">
            <text:p>43.5033</text:p>
          </table:table-cell>
          <table:table-cell office:value-type="float" office:value="98.5323" calcext:value-type="float">
            <text:p>98.5323</text:p>
          </table:table-cell>
          <table:table-cell office:value-type="float" office:value="241.9" calcext:value-type="float">
            <text:p>241.9</text:p>
          </table:table-cell>
          <table:table-cell office:value-type="float" office:value="43.2379" calcext:value-type="float">
            <text:p>43.2379</text:p>
          </table:table-cell>
          <table:table-cell/>
          <table:table-cell table:formula="of:=([.D251]-[.A251])/0.0166667" office:value-type="float" office:value="-154.241691516616" calcext:value-type="float">
            <text:p>-154.241691516616</text:p>
          </table:table-cell>
          <table:table-cell table:formula="of:=ABS([.E251]-[.B251])/0.0166667" office:value-type="float" office:value="652.43869512261" calcext:value-type="float">
            <text:p>652.43869512261</text:p>
          </table:table-cell>
          <table:table-cell table:formula="of:=([.F251]-[.C251])/0.0166667" office:value-type="float" office:value="-15.9239681520637" calcext:value-type="float">
            <text:p>-15.9239681520637</text:p>
          </table:table-cell>
          <table:table-cell table:formula="of:=DEGREES(ATAN(ABS([.F251]-[.C251])/ABS([.E251]-[.B251])))" office:value-type="float" office:value="1.39813146293551" calcext:value-type="float">
            <text:p>1.39813146293551</text:p>
          </table:table-cell>
          <table:table-cell table:formula="of:=SQRT(POWER([.H251];2)+POWER([.I251];2)+POWER([.J251];2))" office:value-type="float" office:value="670.611901964846" calcext:value-type="float">
            <text:p>670.611901964846</text:p>
          </table:table-cell>
        </table:table-row>
        <table:table-row table:style-name="ro1">
          <table:table-cell office:value-type="float" office:value="103.961" calcext:value-type="float">
            <text:p>103.961</text:p>
          </table:table-cell>
          <table:table-cell office:value-type="float" office:value="272.895" calcext:value-type="float">
            <text:p>272.895</text:p>
          </table:table-cell>
          <table:table-cell office:value-type="float" office:value="41.3962" calcext:value-type="float">
            <text:p>41.3962</text:p>
          </table:table-cell>
          <table:table-cell office:value-type="float" office:value="101.527" calcext:value-type="float">
            <text:p>101.527</text:p>
          </table:table-cell>
          <table:table-cell office:value-type="float" office:value="258.734" calcext:value-type="float">
            <text:p>258.734</text:p>
          </table:table-cell>
          <table:table-cell office:value-type="float" office:value="41.7937" calcext:value-type="float">
            <text:p>41.7937</text:p>
          </table:table-cell>
          <table:table-cell/>
          <table:table-cell table:formula="of:=([.D252]-[.A252])/0.0166667" office:value-type="float" office:value="-146.039707920584" calcext:value-type="float">
            <text:p>-146.039707920584</text:p>
          </table:table-cell>
          <table:table-cell table:formula="of:=ABS([.E252]-[.B252])/0.0166667" office:value-type="float" office:value="849.658300683399" calcext:value-type="float">
            <text:p>849.658300683399</text:p>
          </table:table-cell>
          <table:table-cell table:formula="of:=([.F252]-[.C252])/0.0166667" office:value-type="float" office:value="23.8499523000955" calcext:value-type="float">
            <text:p>23.8499523000955</text:p>
          </table:table-cell>
          <table:table-cell table:formula="of:=DEGREES(ATAN(ABS([.F252]-[.C252])/ABS([.E252]-[.B252])))" office:value-type="float" office:value="1.60787327721042" calcext:value-type="float">
            <text:p>1.60787327721042</text:p>
          </table:table-cell>
          <table:table-cell table:formula="of:=SQRT(POWER([.H252];2)+POWER([.I252];2)+POWER([.J252];2))" office:value-type="float" office:value="862.447473435019" calcext:value-type="float">
            <text:p>862.447473435019</text:p>
          </table:table-cell>
        </table:table-row>
        <table:table-row table:style-name="ro1">
          <table:table-cell office:value-type="float" office:value="102.01" calcext:value-type="float">
            <text:p>102.01</text:p>
          </table:table-cell>
          <table:table-cell office:value-type="float" office:value="258.72" calcext:value-type="float">
            <text:p>258.72</text:p>
          </table:table-cell>
          <table:table-cell office:value-type="float" office:value="41.792" calcext:value-type="float">
            <text:p>41.792</text:p>
          </table:table-cell>
          <table:table-cell office:value-type="float" office:value="99.7803" calcext:value-type="float">
            <text:p>99.7803</text:p>
          </table:table-cell>
          <table:table-cell office:value-type="float" office:value="246.452" calcext:value-type="float">
            <text:p>246.452</text:p>
          </table:table-cell>
          <table:table-cell office:value-type="float" office:value="41.7491" calcext:value-type="float">
            <text:p>41.7491</text:p>
          </table:table-cell>
          <table:table-cell/>
          <table:table-cell table:formula="of:=([.D253]-[.A253])/0.0166667" office:value-type="float" office:value="-133.781732436536" calcext:value-type="float">
            <text:p>-133.781732436536</text:p>
          </table:table-cell>
          <table:table-cell table:formula="of:=ABS([.E253]-[.B253])/0.0166667" office:value-type="float" office:value="736.078527842946" calcext:value-type="float">
            <text:p>736.078527842946</text:p>
          </table:table-cell>
          <table:table-cell table:formula="of:=([.F253]-[.C253])/0.0166667" office:value-type="float" office:value="-2.57399485201048" calcext:value-type="float">
            <text:p>-2.57399485201048</text:p>
          </table:table-cell>
          <table:table-cell table:formula="of:=DEGREES(ATAN(ABS([.F253]-[.C253])/ABS([.E253]-[.B253])))" office:value-type="float" office:value="0.200356938551836" calcext:value-type="float">
            <text:p>0.200356938551836</text:p>
          </table:table-cell>
          <table:table-cell table:formula="of:=SQRT(POWER([.H253];2)+POWER([.I253];2)+POWER([.J253];2))" office:value-type="float" office:value="748.141548461692" calcext:value-type="float">
            <text:p>748.141548461692</text:p>
          </table:table-cell>
        </table:table-row>
        <table:table-row table:style-name="ro1">
          <table:table-cell office:value-type="float" office:value="101.004" calcext:value-type="float">
            <text:p>101.004</text:p>
          </table:table-cell>
          <table:table-cell office:value-type="float" office:value="265.746" calcext:value-type="float">
            <text:p>265.746</text:p>
          </table:table-cell>
          <table:table-cell office:value-type="float" office:value="41.8495" calcext:value-type="float">
            <text:p>41.8495</text:p>
          </table:table-cell>
          <table:table-cell office:value-type="float" office:value="98.1894" calcext:value-type="float">
            <text:p>98.1894</text:p>
          </table:table-cell>
          <table:table-cell office:value-type="float" office:value="255.413" calcext:value-type="float">
            <text:p>255.413</text:p>
          </table:table-cell>
          <table:table-cell office:value-type="float" office:value="41.6584" calcext:value-type="float">
            <text:p>41.6584</text:p>
          </table:table-cell>
          <table:table-cell/>
          <table:table-cell table:formula="of:=([.D254]-[.A254])/0.0166667" office:value-type="float" office:value="-168.875662248675" calcext:value-type="float">
            <text:p>-168.875662248675</text:p>
          </table:table-cell>
          <table:table-cell table:formula="of:=ABS([.E254]-[.B254])/0.0166667" office:value-type="float" office:value="619.978760042478" calcext:value-type="float">
            <text:p>619.978760042478</text:p>
          </table:table-cell>
          <table:table-cell table:formula="of:=([.F254]-[.C254])/0.0166667" office:value-type="float" office:value="-11.4659770680458" calcext:value-type="float">
            <text:p>-11.4659770680458</text:p>
          </table:table-cell>
          <table:table-cell table:formula="of:=DEGREES(ATAN(ABS([.F254]-[.C254])/ABS([.E254]-[.B254])))" office:value-type="float" office:value="1.05951566705704" calcext:value-type="float">
            <text:p>1.05951566705704</text:p>
          </table:table-cell>
          <table:table-cell table:formula="of:=SQRT(POWER([.H254];2)+POWER([.I254];2)+POWER([.J254];2))" office:value-type="float" office:value="642.669526921778" calcext:value-type="float">
            <text:p>642.669526921778</text:p>
          </table:table-cell>
        </table:table-row>
        <table:table-row table:style-name="ro1">
          <table:table-cell office:value-type="float" office:value="102.474" calcext:value-type="float">
            <text:p>102.474</text:p>
          </table:table-cell>
          <table:table-cell office:value-type="float" office:value="265.685" calcext:value-type="float">
            <text:p>265.685</text:p>
          </table:table-cell>
          <table:table-cell office:value-type="float" office:value="41.8474" calcext:value-type="float">
            <text:p>41.8474</text:p>
          </table:table-cell>
          <table:table-cell office:value-type="float" office:value="100.117" calcext:value-type="float">
            <text:p>100.117</text:p>
          </table:table-cell>
          <table:table-cell office:value-type="float" office:value="251.888" calcext:value-type="float">
            <text:p>251.888</text:p>
          </table:table-cell>
          <table:table-cell office:value-type="float" office:value="42.2365" calcext:value-type="float">
            <text:p>42.2365</text:p>
          </table:table-cell>
          <table:table-cell/>
          <table:table-cell table:formula="of:=([.D255]-[.A255])/0.0166667" office:value-type="float" office:value="-141.419717160566" calcext:value-type="float">
            <text:p>-141.419717160566</text:p>
          </table:table-cell>
          <table:table-cell table:formula="of:=ABS([.E255]-[.B255])/0.0166667" office:value-type="float" office:value="827.818344363311" calcext:value-type="float">
            <text:p>827.818344363311</text:p>
          </table:table-cell>
          <table:table-cell table:formula="of:=([.F255]-[.C255])/0.0166667" office:value-type="float" office:value="23.3459533080933" calcext:value-type="float">
            <text:p>23.3459533080933</text:p>
          </table:table-cell>
          <table:table-cell table:formula="of:=DEGREES(ATAN(ABS([.F255]-[.C255])/ABS([.E255]-[.B255])))" office:value-type="float" office:value="1.61541496287665" calcext:value-type="float">
            <text:p>1.61541496287665</text:p>
          </table:table-cell>
          <table:table-cell table:formula="of:=SQRT(POWER([.H255];2)+POWER([.I255];2)+POWER([.J255];2))" office:value-type="float" office:value="840.135573108324" calcext:value-type="float">
            <text:p>840.135573108324</text:p>
          </table:table-cell>
        </table:table-row>
        <table:table-row table:style-name="ro1">
          <table:table-cell office:value-type="float" office:value="99.5469" calcext:value-type="float">
            <text:p>99.5469</text:p>
          </table:table-cell>
          <table:table-cell office:value-type="float" office:value="262.154" calcext:value-type="float">
            <text:p>262.154</text:p>
          </table:table-cell>
          <table:table-cell office:value-type="float" office:value="42.4509" calcext:value-type="float">
            <text:p>42.4509</text:p>
          </table:table-cell>
          <table:table-cell office:value-type="float" office:value="96.5864" calcext:value-type="float">
            <text:p>96.5864</text:p>
          </table:table-cell>
          <table:table-cell office:value-type="float" office:value="248.521" calcext:value-type="float">
            <text:p>248.521</text:p>
          </table:table-cell>
          <table:table-cell office:value-type="float" office:value="42.5978" calcext:value-type="float">
            <text:p>42.5978</text:p>
          </table:table-cell>
          <table:table-cell/>
          <table:table-cell table:formula="of:=([.D256]-[.A256])/0.0166667" office:value-type="float" office:value="-177.62964474071" calcext:value-type="float">
            <text:p>-177.62964474071</text:p>
          </table:table-cell>
          <table:table-cell table:formula="of:=ABS([.E256]-[.B256])/0.0166667" office:value-type="float" office:value="817.978364043273" calcext:value-type="float">
            <text:p>817.978364043273</text:p>
          </table:table-cell>
          <table:table-cell table:formula="of:=([.F256]-[.C256])/0.0166667" office:value-type="float" office:value="8.81398237203539" calcext:value-type="float">
            <text:p>8.81398237203539</text:p>
          </table:table-cell>
          <table:table-cell table:formula="of:=DEGREES(ATAN(ABS([.F256]-[.C256])/ABS([.E256]-[.B256])))" office:value-type="float" office:value="0.617356728787489" calcext:value-type="float">
            <text:p>0.617356728787489</text:p>
          </table:table-cell>
          <table:table-cell table:formula="of:=SQRT(POWER([.H256];2)+POWER([.I256];2)+POWER([.J256];2))" office:value-type="float" office:value="837.089350678214" calcext:value-type="float">
            <text:p>837.089350678214</text:p>
          </table:table-cell>
        </table:table-row>
        <table:table-row table:style-name="ro1">
          <table:table-cell office:value-type="float" office:value="98.567" calcext:value-type="float">
            <text:p>98.567</text:p>
          </table:table-cell>
          <table:table-cell office:value-type="float" office:value="262.131" calcext:value-type="float">
            <text:p>262.131</text:p>
          </table:table-cell>
          <table:table-cell office:value-type="float" office:value="42.7048" calcext:value-type="float">
            <text:p>42.7048</text:p>
          </table:table-cell>
          <table:table-cell office:value-type="float" office:value="95.3978" calcext:value-type="float">
            <text:p>95.3978</text:p>
          </table:table-cell>
          <table:table-cell office:value-type="float" office:value="248.468" calcext:value-type="float">
            <text:p>248.468</text:p>
          </table:table-cell>
          <table:table-cell office:value-type="float" office:value="42.852" calcext:value-type="float">
            <text:p>42.852</text:p>
          </table:table-cell>
          <table:table-cell/>
          <table:table-cell table:formula="of:=([.D257]-[.A257])/0.0166667" office:value-type="float" office:value="-190.15161969676" calcext:value-type="float">
            <text:p>-190.15161969676</text:p>
          </table:table-cell>
          <table:table-cell table:formula="of:=ABS([.E257]-[.B257])/0.0166667" office:value-type="float" office:value="819.778360443278" calcext:value-type="float">
            <text:p>819.778360443278</text:p>
          </table:table-cell>
          <table:table-cell table:formula="of:=([.F257]-[.C257])/0.0166667" office:value-type="float" office:value="8.83198233603521" calcext:value-type="float">
            <text:p>8.83198233603521</text:p>
          </table:table-cell>
          <table:table-cell table:formula="of:=DEGREES(ATAN(ABS([.F257]-[.C257])/ABS([.E257]-[.B257])))" office:value-type="float" office:value="0.617259200419379" calcext:value-type="float">
            <text:p>0.617259200419379</text:p>
          </table:table-cell>
          <table:table-cell table:formula="of:=SQRT(POWER([.H257];2)+POWER([.I257];2)+POWER([.J257];2))" office:value-type="float" office:value="841.589093700931" calcext:value-type="float">
            <text:p>841.589093700931</text:p>
          </table:table-cell>
        </table:table-row>
        <table:table-row table:style-name="ro1">
          <table:table-cell office:value-type="float" office:value="100.072" calcext:value-type="float">
            <text:p>100.072</text:p>
          </table:table-cell>
          <table:table-cell office:value-type="float" office:value="270.585" calcext:value-type="float">
            <text:p>270.585</text:p>
          </table:table-cell>
          <table:table-cell office:value-type="float" office:value="41.803" calcext:value-type="float">
            <text:p>41.803</text:p>
          </table:table-cell>
          <table:table-cell office:value-type="float" office:value="96.6198" calcext:value-type="float">
            <text:p>96.6198</text:p>
          </table:table-cell>
          <table:table-cell office:value-type="float" office:value="257.61" calcext:value-type="float">
            <text:p>257.61</text:p>
          </table:table-cell>
          <table:table-cell office:value-type="float" office:value="42.2617" calcext:value-type="float">
            <text:p>42.2617</text:p>
          </table:table-cell>
          <table:table-cell/>
          <table:table-cell table:formula="of:=([.D258]-[.A258])/0.0166667" office:value-type="float" office:value="-207.131585736829" calcext:value-type="float">
            <text:p>-207.131585736829</text:p>
          </table:table-cell>
          <table:table-cell table:formula="of:=ABS([.E258]-[.B258])/0.0166667" office:value-type="float" office:value="778.498443003112" calcext:value-type="float">
            <text:p>778.498443003112</text:p>
          </table:table-cell>
          <table:table-cell table:formula="of:=([.F258]-[.C258])/0.0166667" office:value-type="float" office:value="27.5219449561101" calcext:value-type="float">
            <text:p>27.5219449561101</text:p>
          </table:table-cell>
          <table:table-cell table:formula="of:=DEGREES(ATAN(ABS([.F258]-[.C258])/ABS([.E258]-[.B258])))" office:value-type="float" office:value="2.02471162280387" calcext:value-type="float">
            <text:p>2.02471162280387</text:p>
          </table:table-cell>
          <table:table-cell table:formula="of:=SQRT(POWER([.H258];2)+POWER([.I258];2)+POWER([.J258];2))" office:value-type="float" office:value="806.052589489228" calcext:value-type="float">
            <text:p>806.052589489228</text:p>
          </table:table-cell>
        </table:table-row>
        <table:table-row table:style-name="ro1">
          <table:table-cell office:value-type="float" office:value="99.5613" calcext:value-type="float">
            <text:p>99.5613</text:p>
          </table:table-cell>
          <table:table-cell office:value-type="float" office:value="270.495" calcext:value-type="float">
            <text:p>270.495</text:p>
          </table:table-cell>
          <table:table-cell office:value-type="float" office:value="42.3145" calcext:value-type="float">
            <text:p>42.3145</text:p>
          </table:table-cell>
          <table:table-cell office:value-type="float" office:value="95.708" calcext:value-type="float">
            <text:p>95.708</text:p>
          </table:table-cell>
          <table:table-cell office:value-type="float" office:value="258.698" calcext:value-type="float">
            <text:p>258.698</text:p>
          </table:table-cell>
          <table:table-cell office:value-type="float" office:value="42.5693" calcext:value-type="float">
            <text:p>42.5693</text:p>
          </table:table-cell>
          <table:table-cell/>
          <table:table-cell table:formula="of:=([.D259]-[.A259])/0.0166667" office:value-type="float" office:value="-231.197537604925" calcext:value-type="float">
            <text:p>-231.197537604925</text:p>
          </table:table-cell>
          <table:table-cell table:formula="of:=ABS([.E259]-[.B259])/0.0166667" office:value-type="float" office:value="707.818584362833" calcext:value-type="float">
            <text:p>707.818584362833</text:p>
          </table:table-cell>
          <table:table-cell table:formula="of:=([.F259]-[.C259])/0.0166667" office:value-type="float" office:value="15.2879694240609" calcext:value-type="float">
            <text:p>15.2879694240609</text:p>
          </table:table-cell>
          <table:table-cell table:formula="of:=DEGREES(ATAN(ABS([.F259]-[.C259])/ABS([.E259]-[.B259])))" office:value-type="float" office:value="1.23732263245119" calcext:value-type="float">
            <text:p>1.23732263245119</text:p>
          </table:table-cell>
          <table:table-cell table:formula="of:=SQRT(POWER([.H259];2)+POWER([.I259];2)+POWER([.J259];2))" office:value-type="float" office:value="744.777263195579" calcext:value-type="float">
            <text:p>744.777263195579</text:p>
          </table:table-cell>
        </table:table-row>
        <table:table-row table:style-name="ro1">
          <table:table-cell office:value-type="float" office:value="100.363" calcext:value-type="float">
            <text:p>100.363</text:p>
          </table:table-cell>
          <table:table-cell office:value-type="float" office:value="263.382" calcext:value-type="float">
            <text:p>263.382</text:p>
          </table:table-cell>
          <table:table-cell office:value-type="float" office:value="41.9998" calcext:value-type="float">
            <text:p>41.9998</text:p>
          </table:table-cell>
          <table:table-cell office:value-type="float" office:value="97.0277" calcext:value-type="float">
            <text:p>97.0277</text:p>
          </table:table-cell>
          <table:table-cell office:value-type="float" office:value="251.971" calcext:value-type="float">
            <text:p>251.971</text:p>
          </table:table-cell>
          <table:table-cell office:value-type="float" office:value="42.011" calcext:value-type="float">
            <text:p>42.011</text:p>
          </table:table-cell>
          <table:table-cell/>
          <table:table-cell table:formula="of:=([.D260]-[.A260])/0.0166667" office:value-type="float" office:value="-200.117599764801" calcext:value-type="float">
            <text:p>-200.117599764801</text:p>
          </table:table-cell>
          <table:table-cell table:formula="of:=ABS([.E260]-[.B260])/0.0166667" office:value-type="float" office:value="684.658630682739" calcext:value-type="float">
            <text:p>684.658630682739</text:p>
          </table:table-cell>
          <table:table-cell table:formula="of:=([.F260]-[.C260])/0.0166667" office:value-type="float" office:value="0.671998656002827" calcext:value-type="float">
            <text:p>0.671998656002827</text:p>
          </table:table-cell>
          <table:table-cell table:formula="of:=DEGREES(ATAN(ABS([.F260]-[.C260])/ABS([.E260]-[.B260])))" office:value-type="float" office:value="0.0562363092174192" calcext:value-type="float">
            <text:p>0.056236309217419</text:p>
          </table:table-cell>
          <table:table-cell table:formula="of:=SQRT(POWER([.H260];2)+POWER([.I260];2)+POWER([.J260];2))" office:value-type="float" office:value="713.305646890715" calcext:value-type="float">
            <text:p>713.305646890715</text:p>
          </table:table-cell>
        </table:table-row>
        <table:table-row table:style-name="ro1">
          <table:table-cell office:value-type="float" office:value="101.265" calcext:value-type="float">
            <text:p>101.265</text:p>
          </table:table-cell>
          <table:table-cell office:value-type="float" office:value="265.836" calcext:value-type="float">
            <text:p>265.836</text:p>
          </table:table-cell>
          <table:table-cell office:value-type="float" office:value="41.3441" calcext:value-type="float">
            <text:p>41.3441</text:p>
          </table:table-cell>
          <table:table-cell office:value-type="float" office:value="98.3042" calcext:value-type="float">
            <text:p>98.3042</text:p>
          </table:table-cell>
          <table:table-cell office:value-type="float" office:value="253.201" calcext:value-type="float">
            <text:p>253.201</text:p>
          </table:table-cell>
          <table:table-cell office:value-type="float" office:value="41.3162" calcext:value-type="float">
            <text:p>41.3162</text:p>
          </table:table-cell>
          <table:table-cell/>
          <table:table-cell table:formula="of:=([.D261]-[.A261])/0.0166667" office:value-type="float" office:value="-177.647644704711" calcext:value-type="float">
            <text:p>-177.647644704711</text:p>
          </table:table-cell>
          <table:table-cell table:formula="of:=ABS([.E261]-[.B261])/0.0166667" office:value-type="float" office:value="758.098483803034" calcext:value-type="float">
            <text:p>758.098483803034</text:p>
          </table:table-cell>
          <table:table-cell table:formula="of:=([.F261]-[.C261])/0.0166667" office:value-type="float" office:value="-1.67399665200642" calcext:value-type="float">
            <text:p>-1.67399665200642</text:p>
          </table:table-cell>
          <table:table-cell table:formula="of:=DEGREES(ATAN(ABS([.F261]-[.C261])/ABS([.E261]-[.B261])))" office:value-type="float" office:value="0.126517582135075" calcext:value-type="float">
            <text:p>0.126517582135075</text:p>
          </table:table-cell>
          <table:table-cell table:formula="of:=SQRT(POWER([.H261];2)+POWER([.I261];2)+POWER([.J261];2))" office:value-type="float" office:value="778.636499965408" calcext:value-type="float">
            <text:p>778.636499965408</text:p>
          </table:table-cell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261.169" calcext:value-type="float">
            <text:p>261.169</text:p>
          </table:table-cell>
          <table:table-cell office:value-type="float" office:value="41.1439" calcext:value-type="float">
            <text:p>41.1439</text:p>
          </table:table-cell>
          <table:table-cell office:value-type="float" office:value="98.902" calcext:value-type="float">
            <text:p>98.902</text:p>
          </table:table-cell>
          <table:table-cell office:value-type="float" office:value="251.068" calcext:value-type="float">
            <text:p>251.068</text:p>
          </table:table-cell>
          <table:table-cell office:value-type="float" office:value="40.7256" calcext:value-type="float">
            <text:p>40.7256</text:p>
          </table:table-cell>
          <table:table-cell/>
          <table:table-cell table:formula="of:=([.D262]-[.A262])/0.0166667" office:value-type="float" office:value="-167.879664240672" calcext:value-type="float">
            <text:p>-167.879664240672</text:p>
          </table:table-cell>
          <table:table-cell table:formula="of:=ABS([.E262]-[.B262])/0.0166667" office:value-type="float" office:value="606.058787882423" calcext:value-type="float">
            <text:p>606.058787882423</text:p>
          </table:table-cell>
          <table:table-cell table:formula="of:=([.F262]-[.C262])/0.0166667" office:value-type="float" office:value="-25.0979498041005" calcext:value-type="float">
            <text:p>-25.0979498041005</text:p>
          </table:table-cell>
          <table:table-cell table:formula="of:=DEGREES(ATAN(ABS([.F262]-[.C262])/ABS([.E262]-[.B262])))" office:value-type="float" office:value="2.3713630488322" calcext:value-type="float">
            <text:p>2.3713630488322</text:p>
          </table:table-cell>
          <table:table-cell table:formula="of:=SQRT(POWER([.H262];2)+POWER([.I262];2)+POWER([.J262];2))" office:value-type="float" office:value="629.381238296345" calcext:value-type="float">
            <text:p>629.381238296345</text:p>
          </table:table-cell>
        </table:table-row>
        <table:table-row table:style-name="ro1">
          <table:table-cell office:value-type="float" office:value="101.28" calcext:value-type="float">
            <text:p>101.28</text:p>
          </table:table-cell>
          <table:table-cell office:value-type="float" office:value="262.287" calcext:value-type="float">
            <text:p>262.287</text:p>
          </table:table-cell>
          <table:table-cell office:value-type="float" office:value="41.4455" calcext:value-type="float">
            <text:p>41.4455</text:p>
          </table:table-cell>
          <table:table-cell office:value-type="float" office:value="98.34" calcext:value-type="float">
            <text:p>98.34</text:p>
          </table:table-cell>
          <table:table-cell office:value-type="float" office:value="249.834" calcext:value-type="float">
            <text:p>249.834</text:p>
          </table:table-cell>
          <table:table-cell office:value-type="float" office:value="41.4162" calcext:value-type="float">
            <text:p>41.4162</text:p>
          </table:table-cell>
          <table:table-cell/>
          <table:table-cell table:formula="of:=([.D263]-[.A263])/0.0166667" office:value-type="float" office:value="-176.399647200705" calcext:value-type="float">
            <text:p>-176.399647200705</text:p>
          </table:table-cell>
          <table:table-cell table:formula="of:=ABS([.E263]-[.B263])/0.0166667" office:value-type="float" office:value="747.178505642987" calcext:value-type="float">
            <text:p>747.178505642987</text:p>
          </table:table-cell>
          <table:table-cell table:formula="of:=([.F263]-[.C263])/0.0166667" office:value-type="float" office:value="-1.75799648400699" calcext:value-type="float">
            <text:p>-1.75799648400699</text:p>
          </table:table-cell>
          <table:table-cell table:formula="of:=DEGREES(ATAN(ABS([.F263]-[.C263])/ABS([.E263]-[.B263])))" office:value-type="float" office:value="0.134807937197701" calcext:value-type="float">
            <text:p>0.134807937197701</text:p>
          </table:table-cell>
          <table:table-cell table:formula="of:=SQRT(POWER([.H263];2)+POWER([.I263];2)+POWER([.J263];2))" office:value-type="float" office:value="767.72107264231" calcext:value-type="float">
            <text:p>767.72107264231</text:p>
          </table:table-cell>
        </table:table-row>
        <table:table-row table:style-name="ro1">
          <table:table-cell office:value-type="float" office:value="101.006" calcext:value-type="float">
            <text:p>101.006</text:p>
          </table:table-cell>
          <table:table-cell office:value-type="float" office:value="262.111" calcext:value-type="float">
            <text:p>262.111</text:p>
          </table:table-cell>
          <table:table-cell office:value-type="float" office:value="42.446" calcext:value-type="float">
            <text:p>42.446</text:p>
          </table:table-cell>
          <table:table-cell office:value-type="float" office:value="98.2351" calcext:value-type="float">
            <text:p>98.2351</text:p>
          </table:table-cell>
          <table:table-cell office:value-type="float" office:value="248.483" calcext:value-type="float">
            <text:p>248.483</text:p>
          </table:table-cell>
          <table:table-cell office:value-type="float" office:value="42.8259" calcext:value-type="float">
            <text:p>42.8259</text:p>
          </table:table-cell>
          <table:table-cell/>
          <table:table-cell table:formula="of:=([.D264]-[.A264])/0.0166667" office:value-type="float" office:value="-166.253667492665" calcext:value-type="float">
            <text:p>-166.253667492665</text:p>
          </table:table-cell>
          <table:table-cell table:formula="of:=ABS([.E264]-[.B264])/0.0166667" office:value-type="float" office:value="817.67836464327" calcext:value-type="float">
            <text:p>817.67836464327</text:p>
          </table:table-cell>
          <table:table-cell table:formula="of:=([.F264]-[.C264])/0.0166667" office:value-type="float" office:value="22.7939544120911" calcext:value-type="float">
            <text:p>22.7939544120911</text:p>
          </table:table-cell>
          <table:table-cell table:formula="of:=DEGREES(ATAN(ABS([.F264]-[.C264])/ABS([.E264]-[.B264])))" office:value-type="float" office:value="1.59678830390466" calcext:value-type="float">
            <text:p>1.59678830390466</text:p>
          </table:table-cell>
          <table:table-cell table:formula="of:=SQRT(POWER([.H264];2)+POWER([.I264];2)+POWER([.J264];2))" office:value-type="float" office:value="834.720165275881" calcext:value-type="float">
            <text:p>834.720165275881</text:p>
          </table:table-cell>
        </table:table-row>
        <table:table-row table:style-name="ro1">
          <table:table-cell office:value-type="float" office:value="101.086" calcext:value-type="float">
            <text:p>101.086</text:p>
          </table:table-cell>
          <table:table-cell office:value-type="float" office:value="266.975" calcext:value-type="float">
            <text:p>266.975</text:p>
          </table:table-cell>
          <table:table-cell office:value-type="float" office:value="41.6471" calcext:value-type="float">
            <text:p>41.6471</text:p>
          </table:table-cell>
          <table:table-cell office:value-type="float" office:value="97.8846" calcext:value-type="float">
            <text:p>97.8846</text:p>
          </table:table-cell>
          <table:table-cell office:value-type="float" office:value="254.29" calcext:value-type="float">
            <text:p>254.29</text:p>
          </table:table-cell>
          <table:table-cell office:value-type="float" office:value="41.6116" calcext:value-type="float">
            <text:p>41.6116</text:p>
          </table:table-cell>
          <table:table-cell/>
          <table:table-cell table:formula="of:=([.D265]-[.A265])/0.0166667" office:value-type="float" office:value="-192.083615832768" calcext:value-type="float">
            <text:p>-192.083615832768</text:p>
          </table:table-cell>
          <table:table-cell table:formula="of:=ABS([.E265]-[.B265])/0.0166667" office:value-type="float" office:value="761.098477803046" calcext:value-type="float">
            <text:p>761.098477803046</text:p>
          </table:table-cell>
          <table:table-cell table:formula="of:=([.F265]-[.C265])/0.0166667" office:value-type="float" office:value="-2.12999574000846" calcext:value-type="float">
            <text:p>-2.12999574000846</text:p>
          </table:table-cell>
          <table:table-cell table:formula="of:=DEGREES(ATAN(ABS([.F265]-[.C265])/ABS([.E265]-[.B265])))" office:value-type="float" office:value="0.160346461379988" calcext:value-type="float">
            <text:p>0.160346461379988</text:p>
          </table:table-cell>
          <table:table-cell table:formula="of:=SQRT(POWER([.H265];2)+POWER([.I265];2)+POWER([.J265];2))" office:value-type="float" office:value="784.965951661189" calcext:value-type="float">
            <text:p>784.965951661189</text:p>
          </table:table-cell>
        </table:table-row>
        <table:table-row table:style-name="ro1">
          <table:table-cell office:value-type="float" office:value="97.937" calcext:value-type="float">
            <text:p>97.937</text:p>
          </table:table-cell>
          <table:table-cell office:value-type="float" office:value="263.551" calcext:value-type="float">
            <text:p>263.551</text:p>
          </table:table-cell>
          <table:table-cell office:value-type="float" office:value="41.5059" calcext:value-type="float">
            <text:p>41.5059</text:p>
          </table:table-cell>
          <table:table-cell office:value-type="float" office:value="94.5301" calcext:value-type="float">
            <text:p>94.5301</text:p>
          </table:table-cell>
          <table:table-cell office:value-type="float" office:value="249.735" calcext:value-type="float">
            <text:p>249.735</text:p>
          </table:table-cell>
          <table:table-cell office:value-type="float" office:value="41.9376" calcext:value-type="float">
            <text:p>41.9376</text:p>
          </table:table-cell>
          <table:table-cell/>
          <table:table-cell table:formula="of:=([.D266]-[.A266])/0.0166667" office:value-type="float" office:value="-204.413591172817" calcext:value-type="float">
            <text:p>-204.413591172817</text:p>
          </table:table-cell>
          <table:table-cell table:formula="of:=ABS([.E266]-[.B266])/0.0166667" office:value-type="float" office:value="828.958342083314" calcext:value-type="float">
            <text:p>828.958342083314</text:p>
          </table:table-cell>
          <table:table-cell table:formula="of:=([.F266]-[.C266])/0.0166667" office:value-type="float" office:value="25.901948196104" calcext:value-type="float">
            <text:p>25.901948196104</text:p>
          </table:table-cell>
          <table:table-cell table:formula="of:=DEGREES(ATAN(ABS([.F266]-[.C266])/ABS([.E266]-[.B266])))" office:value-type="float" office:value="1.78970345752354" calcext:value-type="float">
            <text:p>1.78970345752354</text:p>
          </table:table-cell>
          <table:table-cell table:formula="of:=SQRT(POWER([.H266];2)+POWER([.I266];2)+POWER([.J266];2))" office:value-type="float" office:value="854.182509822133" calcext:value-type="float">
            <text:p>854.182509822133</text:p>
          </table:table-cell>
        </table:table-row>
        <table:table-row table:style-name="ro1">
          <table:table-cell office:value-type="float" office:value="83.6876" calcext:value-type="float">
            <text:p>83.6876</text:p>
          </table:table-cell>
          <table:table-cell office:value-type="float" office:value="270.502" calcext:value-type="float">
            <text:p>270.502</text:p>
          </table:table-cell>
          <table:table-cell office:value-type="float" office:value="41.7103" calcext:value-type="float">
            <text:p>41.7103</text:p>
          </table:table-cell>
          <table:table-cell office:value-type="float" office:value="80.9225" calcext:value-type="float">
            <text:p>80.9225</text:p>
          </table:table-cell>
          <table:table-cell office:value-type="float" office:value="257.078" calcext:value-type="float">
            <text:p>257.078</text:p>
          </table:table-cell>
          <table:table-cell office:value-type="float" office:value="42.0069" calcext:value-type="float">
            <text:p>42.0069</text:p>
          </table:table-cell>
          <table:table-cell/>
          <table:table-cell table:formula="of:=([.D267]-[.A267])/0.0166667" office:value-type="float" office:value="-165.905668188664" calcext:value-type="float">
            <text:p>-165.905668188664</text:p>
          </table:table-cell>
          <table:table-cell table:formula="of:=ABS([.E267]-[.B267])/0.0166667" office:value-type="float" office:value="805.438389123224" calcext:value-type="float">
            <text:p>805.438389123224</text:p>
          </table:table-cell>
          <table:table-cell table:formula="of:=([.F267]-[.C267])/0.0166667" office:value-type="float" office:value="17.7959644080715" calcext:value-type="float">
            <text:p>17.7959644080715</text:p>
          </table:table-cell>
          <table:table-cell table:formula="of:=DEGREES(ATAN(ABS([.F267]-[.C267])/ABS([.E267]-[.B267])))" office:value-type="float" office:value="1.26573030825677" calcext:value-type="float">
            <text:p>1.26573030825677</text:p>
          </table:table-cell>
          <table:table-cell table:formula="of:=SQRT(POWER([.H267];2)+POWER([.I267];2)+POWER([.J267];2))" office:value-type="float" office:value="822.540203126725" calcext:value-type="float">
            <text:p>822.540203126725</text:p>
          </table:table-cell>
        </table:table-row>
        <table:table-row table:style-name="ro1">
          <table:table-cell office:value-type="float" office:value="88.8093" calcext:value-type="float">
            <text:p>88.8093</text:p>
          </table:table-cell>
          <table:table-cell office:value-type="float" office:value="281.822" calcext:value-type="float">
            <text:p>281.822</text:p>
          </table:table-cell>
          <table:table-cell office:value-type="float" office:value="42.3436" calcext:value-type="float">
            <text:p>42.3436</text:p>
          </table:table-cell>
          <table:table-cell office:value-type="float" office:value="86.5775" calcext:value-type="float">
            <text:p>86.5775</text:p>
          </table:table-cell>
          <table:table-cell office:value-type="float" office:value="267.978" calcext:value-type="float">
            <text:p>267.978</text:p>
          </table:table-cell>
          <table:table-cell office:value-type="float" office:value="42.831" calcext:value-type="float">
            <text:p>42.831</text:p>
          </table:table-cell>
          <table:table-cell/>
          <table:table-cell table:formula="of:=([.D268]-[.A268])/0.0166667" office:value-type="float" office:value="-133.907732184535" calcext:value-type="float">
            <text:p>-133.907732184535</text:p>
          </table:table-cell>
          <table:table-cell table:formula="of:=ABS([.E268]-[.B268])/0.0166667" office:value-type="float" office:value="830.638338723322" calcext:value-type="float">
            <text:p>830.638338723322</text:p>
          </table:table-cell>
          <table:table-cell table:formula="of:=([.F268]-[.C268])/0.0166667" office:value-type="float" office:value="29.243941512117" calcext:value-type="float">
            <text:p>29.243941512117</text:p>
          </table:table-cell>
          <table:table-cell table:formula="of:=DEGREES(ATAN(ABS([.F268]-[.C268])/ABS([.E268]-[.B268])))" office:value-type="float" office:value="2.01635606728244" calcext:value-type="float">
            <text:p>2.01635606728244</text:p>
          </table:table-cell>
          <table:table-cell table:formula="of:=SQRT(POWER([.H268];2)+POWER([.I268];2)+POWER([.J268];2))" office:value-type="float" office:value="841.870856254693" calcext:value-type="float">
            <text:p>841.870856254693</text:p>
          </table:table-cell>
        </table:table-row>
        <table:table-row table:style-name="ro1">
          <table:table-cell office:value-type="float" office:value="86.357" calcext:value-type="float">
            <text:p>86.357</text:p>
          </table:table-cell>
          <table:table-cell office:value-type="float" office:value="268.998" calcext:value-type="float">
            <text:p>268.998</text:p>
          </table:table-cell>
          <table:table-cell office:value-type="float" office:value="43.8939" calcext:value-type="float">
            <text:p>43.8939</text:p>
          </table:table-cell>
          <table:table-cell office:value-type="float" office:value="83.2952" calcext:value-type="float">
            <text:p>83.2952</text:p>
          </table:table-cell>
          <table:table-cell office:value-type="float" office:value="255.822" calcext:value-type="float">
            <text:p>255.822</text:p>
          </table:table-cell>
          <table:table-cell office:value-type="float" office:value="43.6288" calcext:value-type="float">
            <text:p>43.6288</text:p>
          </table:table-cell>
          <table:table-cell/>
          <table:table-cell table:formula="of:=([.D269]-[.A269])/0.0166667" office:value-type="float" office:value="-183.707632584735" calcext:value-type="float">
            <text:p>-183.707632584735</text:p>
          </table:table-cell>
          <table:table-cell table:formula="of:=ABS([.E269]-[.B269])/0.0166667" office:value-type="float" office:value="790.558418883161" calcext:value-type="float">
            <text:p>790.558418883161</text:p>
          </table:table-cell>
          <table:table-cell table:formula="of:=([.F269]-[.C269])/0.0166667" office:value-type="float" office:value="-15.9059681880639" calcext:value-type="float">
            <text:p>-15.9059681880639</text:p>
          </table:table-cell>
          <table:table-cell table:formula="of:=DEGREES(ATAN(ABS([.F269]-[.C269])/ABS([.E269]-[.B269])))" office:value-type="float" office:value="1.15263069775357" calcext:value-type="float">
            <text:p>1.15263069775357</text:p>
          </table:table-cell>
          <table:table-cell table:formula="of:=SQRT(POWER([.H269];2)+POWER([.I269];2)+POWER([.J269];2))" office:value-type="float" office:value="811.778361229795" calcext:value-type="float">
            <text:p>811.778361229795</text:p>
          </table:table-cell>
        </table:table-row>
        <table:table-row table:style-name="ro1">
          <table:table-cell office:value-type="float" office:value="88.367" calcext:value-type="float">
            <text:p>88.367</text:p>
          </table:table-cell>
          <table:table-cell office:value-type="float" office:value="270.108" calcext:value-type="float">
            <text:p>270.108</text:p>
          </table:table-cell>
          <table:table-cell office:value-type="float" office:value="44.6816" calcext:value-type="float">
            <text:p>44.6816</text:p>
          </table:table-cell>
          <table:table-cell office:value-type="float" office:value="85.4771" calcext:value-type="float">
            <text:p>85.4771</text:p>
          </table:table-cell>
          <table:table-cell office:value-type="float" office:value="256.8" calcext:value-type="float">
            <text:p>256.8</text:p>
          </table:table-cell>
          <table:table-cell office:value-type="float" office:value="45.3587" calcext:value-type="float">
            <text:p>45.3587</text:p>
          </table:table-cell>
          <table:table-cell/>
          <table:table-cell table:formula="of:=([.D270]-[.A270])/0.0166667" office:value-type="float" office:value="-173.393653212694" calcext:value-type="float">
            <text:p>-173.393653212694</text:p>
          </table:table-cell>
          <table:table-cell table:formula="of:=ABS([.E270]-[.B270])/0.0166667" office:value-type="float" office:value="798.478403043193" calcext:value-type="float">
            <text:p>798.478403043193</text:p>
          </table:table-cell>
          <table:table-cell table:formula="of:=([.F270]-[.C270])/0.0166667" office:value-type="float" office:value="40.6259187481623" calcext:value-type="float">
            <text:p>40.6259187481623</text:p>
          </table:table-cell>
          <table:table-cell table:formula="of:=DEGREES(ATAN(ABS([.F270]-[.C270])/ABS([.E270]-[.B270])))" office:value-type="float" office:value="2.91265014696136" calcext:value-type="float">
            <text:p>2.91265014696136</text:p>
          </table:table-cell>
          <table:table-cell table:formula="of:=SQRT(POWER([.H270];2)+POWER([.I270];2)+POWER([.J270];2))" office:value-type="float" office:value="818.097539646089" calcext:value-type="float">
            <text:p>818.097539646089</text:p>
          </table:table-cell>
        </table:table-row>
        <table:table-row table:style-name="ro1">
          <table:table-cell office:value-type="float" office:value="96.1732" calcext:value-type="float">
            <text:p>96.1732</text:p>
          </table:table-cell>
          <table:table-cell office:value-type="float" office:value="267.859" calcext:value-type="float">
            <text:p>267.859</text:p>
          </table:table-cell>
          <table:table-cell office:value-type="float" office:value="43.9904" calcext:value-type="float">
            <text:p>43.9904</text:p>
          </table:table-cell>
          <table:table-cell office:value-type="float" office:value="93.3376" calcext:value-type="float">
            <text:p>93.3376</text:p>
          </table:table-cell>
          <table:table-cell office:value-type="float" office:value="255.022" calcext:value-type="float">
            <text:p>255.022</text:p>
          </table:table-cell>
          <table:table-cell office:value-type="float" office:value="43.911" calcext:value-type="float">
            <text:p>43.911</text:p>
          </table:table-cell>
          <table:table-cell/>
          <table:table-cell table:formula="of:=([.D271]-[.A271])/0.0166667" office:value-type="float" office:value="-170.135659728681" calcext:value-type="float">
            <text:p>-170.135659728681</text:p>
          </table:table-cell>
          <table:table-cell table:formula="of:=ABS([.E271]-[.B271])/0.0166667" office:value-type="float" office:value="770.21845956308" calcext:value-type="float">
            <text:p>770.21845956308</text:p>
          </table:table-cell>
          <table:table-cell table:formula="of:=([.F271]-[.C271])/0.0166667" office:value-type="float" office:value="-4.76399047201904" calcext:value-type="float">
            <text:p>-4.76399047201904</text:p>
          </table:table-cell>
          <table:table-cell table:formula="of:=DEGREES(ATAN(ABS([.F271]-[.C271])/ABS([.E271]-[.B271])))" office:value-type="float" office:value="0.354383958889982" calcext:value-type="float">
            <text:p>0.354383958889982</text:p>
          </table:table-cell>
          <table:table-cell table:formula="of:=SQRT(POWER([.H271];2)+POWER([.I271];2)+POWER([.J271];2))" office:value-type="float" office:value="788.799919984945" calcext:value-type="float">
            <text:p>788.799919984945</text:p>
          </table:table-cell>
        </table:table-row>
        <table:table-row table:style-name="ro1">
          <table:table-cell office:value-type="float" office:value="109.434" calcext:value-type="float">
            <text:p>109.434</text:p>
          </table:table-cell>
          <table:table-cell office:value-type="float" office:value="267.263" calcext:value-type="float">
            <text:p>267.263</text:p>
          </table:table-cell>
          <table:table-cell office:value-type="float" office:value="43.4892" calcext:value-type="float">
            <text:p>43.4892</text:p>
          </table:table-cell>
          <table:table-cell office:value-type="float" office:value="106.415" calcext:value-type="float">
            <text:p>106.415</text:p>
          </table:table-cell>
          <table:table-cell office:value-type="float" office:value="253.658" calcext:value-type="float">
            <text:p>253.658</text:p>
          </table:table-cell>
          <table:table-cell office:value-type="float" office:value="43.5519" calcext:value-type="float">
            <text:p>43.5519</text:p>
          </table:table-cell>
          <table:table-cell/>
          <table:table-cell table:formula="of:=([.D272]-[.A272])/0.0166667" office:value-type="float" office:value="-181.139637720724" calcext:value-type="float">
            <text:p>-181.139637720724</text:p>
          </table:table-cell>
          <table:table-cell table:formula="of:=ABS([.E272]-[.B272])/0.0166667" office:value-type="float" office:value="816.298367403265" calcext:value-type="float">
            <text:p>816.298367403265</text:p>
          </table:table-cell>
          <table:table-cell table:formula="of:=([.F272]-[.C272])/0.0166667" office:value-type="float" office:value="3.76199247601545" calcext:value-type="float">
            <text:p>3.76199247601545</text:p>
          </table:table-cell>
          <table:table-cell table:formula="of:=DEGREES(ATAN(ABS([.F272]-[.C272])/ABS([.E272]-[.B272])))" office:value-type="float" office:value="0.264051447427354" calcext:value-type="float">
            <text:p>0.264051447427354</text:p>
          </table:table-cell>
          <table:table-cell table:formula="of:=SQRT(POWER([.H272];2)+POWER([.I272];2)+POWER([.J272];2))" office:value-type="float" office:value="836.163109426755" calcext:value-type="float">
            <text:p>836.163109426755</text:p>
          </table:table-cell>
        </table:table-row>
        <table:table-row table:style-name="ro1">
          <table:table-cell office:value-type="float" office:value="112.537" calcext:value-type="float">
            <text:p>112.537</text:p>
          </table:table-cell>
          <table:table-cell office:value-type="float" office:value="258.518" calcext:value-type="float">
            <text:p>258.518</text:p>
          </table:table-cell>
          <table:table-cell office:value-type="float" office:value="45.1006" calcext:value-type="float">
            <text:p>45.1006</text:p>
          </table:table-cell>
          <table:table-cell office:value-type="float" office:value="108.035" calcext:value-type="float">
            <text:p>108.035</text:p>
          </table:table-cell>
          <table:table-cell office:value-type="float" office:value="247.729" calcext:value-type="float">
            <text:p>247.729</text:p>
          </table:table-cell>
          <table:table-cell office:value-type="float" office:value="45.2175" calcext:value-type="float">
            <text:p>45.2175</text:p>
          </table:table-cell>
          <table:table-cell/>
          <table:table-cell table:formula="of:=([.D273]-[.A273])/0.0166667" office:value-type="float" office:value="-270.119459761081" calcext:value-type="float">
            <text:p>-270.119459761081</text:p>
          </table:table-cell>
          <table:table-cell table:formula="of:=ABS([.E273]-[.B273])/0.0166667" office:value-type="float" office:value="647.338705322587" calcext:value-type="float">
            <text:p>647.338705322587</text:p>
          </table:table-cell>
          <table:table-cell table:formula="of:=([.F273]-[.C273])/0.0166667" office:value-type="float" office:value="7.01398597202812" calcext:value-type="float">
            <text:p>7.01398597202812</text:p>
          </table:table-cell>
          <table:table-cell table:formula="of:=DEGREES(ATAN(ABS([.F273]-[.C273])/ABS([.E273]-[.B273])))" office:value-type="float" office:value="0.620781771636279" calcext:value-type="float">
            <text:p>0.620781771636279</text:p>
          </table:table-cell>
          <table:table-cell table:formula="of:=SQRT(POWER([.H273];2)+POWER([.I273];2)+POWER([.J273];2))" office:value-type="float" office:value="701.470682173929" calcext:value-type="float">
            <text:p>701.470682173929</text:p>
          </table:table-cell>
        </table:table-row>
        <table:table-row table:style-name="ro1">
          <table:table-cell office:value-type="float" office:value="114.014" calcext:value-type="float">
            <text:p>114.014</text:p>
          </table:table-cell>
          <table:table-cell office:value-type="float" office:value="276.747" calcext:value-type="float">
            <text:p>276.747</text:p>
          </table:table-cell>
          <table:table-cell office:value-type="float" office:value="41.9393" calcext:value-type="float">
            <text:p>41.9393</text:p>
          </table:table-cell>
          <table:table-cell office:value-type="float" office:value="109.808" calcext:value-type="float">
            <text:p>109.808</text:p>
          </table:table-cell>
          <table:table-cell office:value-type="float" office:value="265.239" calcext:value-type="float">
            <text:p>265.239</text:p>
          </table:table-cell>
          <table:table-cell office:value-type="float" office:value="41.6182" calcext:value-type="float">
            <text:p>41.6182</text:p>
          </table:table-cell>
          <table:table-cell/>
          <table:table-cell table:formula="of:=([.D274]-[.A274])/0.0166667" office:value-type="float" office:value="-252.359495281009" calcext:value-type="float">
            <text:p>-252.359495281009</text:p>
          </table:table-cell>
          <table:table-cell table:formula="of:=ABS([.E274]-[.B274])/0.0166667" office:value-type="float" office:value="690.478619042764" calcext:value-type="float">
            <text:p>690.478619042764</text:p>
          </table:table-cell>
          <table:table-cell table:formula="of:=([.F274]-[.C274])/0.0166667" office:value-type="float" office:value="-19.2659614680771" calcext:value-type="float">
            <text:p>-19.2659614680771</text:p>
          </table:table-cell>
          <table:table-cell table:formula="of:=DEGREES(ATAN(ABS([.F274]-[.C274])/ABS([.E274]-[.B274])))" office:value-type="float" office:value="1.59827099313873" calcext:value-type="float">
            <text:p>1.59827099313873</text:p>
          </table:table-cell>
          <table:table-cell table:formula="of:=SQRT(POWER([.H274];2)+POWER([.I274];2)+POWER([.J274];2))" office:value-type="float" office:value="735.40275732756" calcext:value-type="float">
            <text:p>735.40275732756</text:p>
          </table:table-cell>
        </table:table-row>
        <table:table-row table:style-name="ro1">
          <table:table-cell office:value-type="float" office:value="122.084" calcext:value-type="float">
            <text:p>122.084</text:p>
          </table:table-cell>
          <table:table-cell office:value-type="float" office:value="284.26" calcext:value-type="float">
            <text:p>284.26</text:p>
          </table:table-cell>
          <table:table-cell office:value-type="float" office:value="41.9451" calcext:value-type="float">
            <text:p>41.9451</text:p>
          </table:table-cell>
          <table:table-cell office:value-type="float" office:value="118.475" calcext:value-type="float">
            <text:p>118.475</text:p>
          </table:table-cell>
          <table:table-cell office:value-type="float" office:value="271.216" calcext:value-type="float">
            <text:p>271.216</text:p>
          </table:table-cell>
          <table:table-cell office:value-type="float" office:value="42.2957" calcext:value-type="float">
            <text:p>42.2957</text:p>
          </table:table-cell>
          <table:table-cell/>
          <table:table-cell table:formula="of:=([.D275]-[.A275])/0.0166667" office:value-type="float" office:value="-216.539566920867" calcext:value-type="float">
            <text:p>-216.539566920867</text:p>
          </table:table-cell>
          <table:table-cell table:formula="of:=ABS([.E275]-[.B275])/0.0166667" office:value-type="float" office:value="782.63843472313" calcext:value-type="float">
            <text:p>782.63843472313</text:p>
          </table:table-cell>
          <table:table-cell table:formula="of:=([.F275]-[.C275])/0.0166667" office:value-type="float" office:value="21.0359579280841" calcext:value-type="float">
            <text:p>21.0359579280841</text:p>
          </table:table-cell>
          <table:table-cell table:formula="of:=DEGREES(ATAN(ABS([.F275]-[.C275])/ABS([.E275]-[.B275])))" office:value-type="float" office:value="1.53964006084921" calcext:value-type="float">
            <text:p>1.53964006084921</text:p>
          </table:table-cell>
          <table:table-cell table:formula="of:=SQRT(POWER([.H275];2)+POWER([.I275];2)+POWER([.J275];2))" office:value-type="float" office:value="812.314480404048" calcext:value-type="float">
            <text:p>812.314480404048</text:p>
          </table:table-cell>
        </table:table-row>
        <table:table-row table:style-name="ro1">
          <table:table-cell office:value-type="float" office:value="124.075" calcext:value-type="float">
            <text:p>124.075</text:p>
          </table:table-cell>
          <table:table-cell office:value-type="float" office:value="279.004" calcext:value-type="float">
            <text:p>279.004</text:p>
          </table:table-cell>
          <table:table-cell office:value-type="float" office:value="41.5033" calcext:value-type="float">
            <text:p>41.5033</text:p>
          </table:table-cell>
          <table:table-cell office:value-type="float" office:value="120.117" calcext:value-type="float">
            <text:p>120.117</text:p>
          </table:table-cell>
          <table:table-cell office:value-type="float" office:value="267.601" calcext:value-type="float">
            <text:p>267.601</text:p>
          </table:table-cell>
          <table:table-cell office:value-type="float" office:value="41.3957" calcext:value-type="float">
            <text:p>41.3957</text:p>
          </table:table-cell>
          <table:table-cell/>
          <table:table-cell table:formula="of:=([.D276]-[.A276])/0.0166667" office:value-type="float" office:value="-237.47952504095" calcext:value-type="float">
            <text:p>-237.47952504095</text:p>
          </table:table-cell>
          <table:table-cell table:formula="of:=ABS([.E276]-[.B276])/0.0166667" office:value-type="float" office:value="684.178631642738" calcext:value-type="float">
            <text:p>684.178631642738</text:p>
          </table:table-cell>
          <table:table-cell table:formula="of:=([.F276]-[.C276])/0.0166667" office:value-type="float" office:value="-6.45598708802613" calcext:value-type="float">
            <text:p>-6.45598708802613</text:p>
          </table:table-cell>
          <table:table-cell table:formula="of:=DEGREES(ATAN(ABS([.F276]-[.C276])/ABS([.E276]-[.B276])))" office:value-type="float" office:value="0.540633421637582" calcext:value-type="float">
            <text:p>0.540633421637582</text:p>
          </table:table-cell>
          <table:table-cell table:formula="of:=SQRT(POWER([.H276];2)+POWER([.I276];2)+POWER([.J276];2))" office:value-type="float" office:value="724.250374234964" calcext:value-type="float">
            <text:p>724.250374234964</text:p>
          </table:table-cell>
        </table:table-row>
        <table:table-row table:style-name="ro1">
          <table:table-cell office:value-type="float" office:value="125.657" calcext:value-type="float">
            <text:p>125.657</text:p>
          </table:table-cell>
          <table:table-cell office:value-type="float" office:value="279.81" calcext:value-type="float">
            <text:p>279.81</text:p>
          </table:table-cell>
          <table:table-cell office:value-type="float" office:value="42.1159" calcext:value-type="float">
            <text:p>42.1159</text:p>
          </table:table-cell>
          <table:table-cell office:value-type="float" office:value="121.676" calcext:value-type="float">
            <text:p>121.676</text:p>
          </table:table-cell>
          <table:table-cell office:value-type="float" office:value="268.467" calcext:value-type="float">
            <text:p>268.467</text:p>
          </table:table-cell>
          <table:table-cell office:value-type="float" office:value="41.733" calcext:value-type="float">
            <text:p>41.733</text:p>
          </table:table-cell>
          <table:table-cell/>
          <table:table-cell table:formula="of:=([.D277]-[.A277])/0.0166667" office:value-type="float" office:value="-238.859522280955" calcext:value-type="float">
            <text:p>-238.859522280955</text:p>
          </table:table-cell>
          <table:table-cell table:formula="of:=ABS([.E277]-[.B277])/0.0166667" office:value-type="float" office:value="680.578638842723" calcext:value-type="float">
            <text:p>680.578638842723</text:p>
          </table:table-cell>
          <table:table-cell table:formula="of:=([.F277]-[.C277])/0.0166667" office:value-type="float" office:value="-22.9739540520923" calcext:value-type="float">
            <text:p>-22.9739540520923</text:p>
          </table:table-cell>
          <table:table-cell table:formula="of:=DEGREES(ATAN(ABS([.F277]-[.C277])/ABS([.E277]-[.B277])))" office:value-type="float" office:value="1.93337094805442" calcext:value-type="float">
            <text:p>1.93337094805442</text:p>
          </table:table-cell>
          <table:table-cell table:formula="of:=SQRT(POWER([.H277];2)+POWER([.I277];2)+POWER([.J277];2))" office:value-type="float" office:value="721.643234291078" calcext:value-type="float">
            <text:p>721.643234291078</text:p>
          </table:table-cell>
        </table:table-row>
        <table:table-row table:style-name="ro1">
          <table:table-cell office:value-type="float" office:value="128.561" calcext:value-type="float">
            <text:p>128.561</text:p>
          </table:table-cell>
          <table:table-cell office:value-type="float" office:value="279.029" calcext:value-type="float">
            <text:p>279.029</text:p>
          </table:table-cell>
          <table:table-cell office:value-type="float" office:value="42.9692" calcext:value-type="float">
            <text:p>42.9692</text:p>
          </table:table-cell>
          <table:table-cell office:value-type="float" office:value="124.562" calcext:value-type="float">
            <text:p>124.562</text:p>
          </table:table-cell>
          <table:table-cell office:value-type="float" office:value="270.214" calcext:value-type="float">
            <text:p>270.214</text:p>
          </table:table-cell>
          <table:table-cell office:value-type="float" office:value="42.4119" calcext:value-type="float">
            <text:p>42.4119</text:p>
          </table:table-cell>
          <table:table-cell/>
          <table:table-cell table:formula="of:=([.D278]-[.A278])/0.0166667" office:value-type="float" office:value="-239.93952012096" calcext:value-type="float">
            <text:p>-239.93952012096</text:p>
          </table:table-cell>
          <table:table-cell table:formula="of:=ABS([.E278]-[.B278])/0.0166667" office:value-type="float" office:value="528.898942202116" calcext:value-type="float">
            <text:p>528.898942202116</text:p>
          </table:table-cell>
          <table:table-cell table:formula="of:=([.F278]-[.C278])/0.0166667" office:value-type="float" office:value="-33.4379331241336" calcext:value-type="float">
            <text:p>-33.4379331241336</text:p>
          </table:table-cell>
          <table:table-cell table:formula="of:=DEGREES(ATAN(ABS([.F278]-[.C278])/ABS([.E278]-[.B278])))" office:value-type="float" office:value="3.61752661065087" calcext:value-type="float">
            <text:p>3.61752661065087</text:p>
          </table:table-cell>
          <table:table-cell table:formula="of:=SQRT(POWER([.H278];2)+POWER([.I278];2)+POWER([.J278];2))" office:value-type="float" office:value="581.741488764561" calcext:value-type="float">
            <text:p>581.741488764561</text:p>
          </table:table-cell>
        </table:table-row>
        <table:table-row table:style-name="ro1">
          <table:table-cell office:value-type="float" office:value="131.688" calcext:value-type="float">
            <text:p>131.688</text:p>
          </table:table-cell>
          <table:table-cell office:value-type="float" office:value="283.564" calcext:value-type="float">
            <text:p>283.564</text:p>
          </table:table-cell>
          <table:table-cell office:value-type="float" office:value="41.985" calcext:value-type="float">
            <text:p>41.985</text:p>
          </table:table-cell>
          <table:table-cell office:value-type="float" office:value="127.754" calcext:value-type="float">
            <text:p>127.754</text:p>
          </table:table-cell>
          <table:table-cell office:value-type="float" office:value="272.043" calcext:value-type="float">
            <text:p>272.043</text:p>
          </table:table-cell>
          <table:table-cell office:value-type="float" office:value="42.3417" calcext:value-type="float">
            <text:p>42.3417</text:p>
          </table:table-cell>
          <table:table-cell/>
          <table:table-cell table:formula="of:=([.D279]-[.A279])/0.0166667" office:value-type="float" office:value="-236.039527920943" calcext:value-type="float">
            <text:p>-236.039527920943</text:p>
          </table:table-cell>
          <table:table-cell table:formula="of:=ABS([.E279]-[.B279])/0.0166667" office:value-type="float" office:value="691.258617482766" calcext:value-type="float">
            <text:p>691.258617482766</text:p>
          </table:table-cell>
          <table:table-cell table:formula="of:=([.F279]-[.C279])/0.0166667" office:value-type="float" office:value="21.4019571960858" calcext:value-type="float">
            <text:p>21.4019571960858</text:p>
          </table:table-cell>
          <table:table-cell table:formula="of:=DEGREES(ATAN(ABS([.F279]-[.C279])/ABS([.E279]-[.B279])))" office:value-type="float" office:value="1.77335978191141" calcext:value-type="float">
            <text:p>1.77335978191141</text:p>
          </table:table-cell>
          <table:table-cell table:formula="of:=SQRT(POWER([.H279];2)+POWER([.I279];2)+POWER([.J279];2))" office:value-type="float" office:value="730.760685010592" calcext:value-type="float">
            <text:p>730.760685010592</text:p>
          </table:table-cell>
        </table:table-row>
        <table:table-row table:style-name="ro1">
          <table:table-cell office:value-type="float" office:value="128.514" calcext:value-type="float">
            <text:p>128.514</text:p>
          </table:table-cell>
          <table:table-cell office:value-type="float" office:value="274.269" calcext:value-type="float">
            <text:p>274.269</text:p>
          </table:table-cell>
          <table:table-cell office:value-type="float" office:value="42.4756" calcext:value-type="float">
            <text:p>42.4756</text:p>
          </table:table-cell>
          <table:table-cell office:value-type="float" office:value="124.424" calcext:value-type="float">
            <text:p>124.424</text:p>
          </table:table-cell>
          <table:table-cell office:value-type="float" office:value="264.472" calcext:value-type="float">
            <text:p>264.472</text:p>
          </table:table-cell>
          <table:table-cell office:value-type="float" office:value="41.8777" calcext:value-type="float">
            <text:p>41.8777</text:p>
          </table:table-cell>
          <table:table-cell/>
          <table:table-cell table:formula="of:=([.D280]-[.A280])/0.0166667" office:value-type="float" office:value="-245.399509200982" calcext:value-type="float">
            <text:p>-245.399509200982</text:p>
          </table:table-cell>
          <table:table-cell table:formula="of:=ABS([.E280]-[.B280])/0.0166667" office:value-type="float" office:value="587.818824362353" calcext:value-type="float">
            <text:p>587.818824362353</text:p>
          </table:table-cell>
          <table:table-cell table:formula="of:=([.F280]-[.C280])/0.0166667" office:value-type="float" office:value="-35.8739282521437" calcext:value-type="float">
            <text:p>-35.8739282521437</text:p>
          </table:table-cell>
          <table:table-cell table:formula="of:=DEGREES(ATAN(ABS([.F280]-[.C280])/ABS([.E280]-[.B280])))" office:value-type="float" office:value="3.49236611510838" calcext:value-type="float">
            <text:p>3.49236611510838</text:p>
          </table:table-cell>
          <table:table-cell table:formula="of:=SQRT(POWER([.H280];2)+POWER([.I280];2)+POWER([.J280];2))" office:value-type="float" office:value="637.995946788897" calcext:value-type="float">
            <text:p>637.995946788897</text:p>
          </table:table-cell>
        </table:table-row>
        <table:table-row table:style-name="ro1">
          <table:table-cell office:value-type="float" office:value="130.314" calcext:value-type="float">
            <text:p>130.314</text:p>
          </table:table-cell>
          <table:table-cell office:value-type="float" office:value="278.769" calcext:value-type="float">
            <text:p>278.769</text:p>
          </table:table-cell>
          <table:table-cell office:value-type="float" office:value="42.4973" calcext:value-type="float">
            <text:p>42.4973</text:p>
          </table:table-cell>
          <table:table-cell office:value-type="float" office:value="126.351" calcext:value-type="float">
            <text:p>126.351</text:p>
          </table:table-cell>
          <table:table-cell office:value-type="float" office:value="268.656" calcext:value-type="float">
            <text:p>268.656</text:p>
          </table:table-cell>
          <table:table-cell office:value-type="float" office:value="42.6497" calcext:value-type="float">
            <text:p>42.6497</text:p>
          </table:table-cell>
          <table:table-cell/>
          <table:table-cell table:formula="of:=([.D281]-[.A281])/0.0166667" office:value-type="float" office:value="-237.779524440951" calcext:value-type="float">
            <text:p>-237.779524440951</text:p>
          </table:table-cell>
          <table:table-cell table:formula="of:=ABS([.E281]-[.B281])/0.0166667" office:value-type="float" office:value="606.778786442427" calcext:value-type="float">
            <text:p>606.778786442427</text:p>
          </table:table-cell>
          <table:table-cell table:formula="of:=([.F281]-[.C281])/0.0166667" office:value-type="float" office:value="9.14398171203658" calcext:value-type="float">
            <text:p>9.14398171203658</text:p>
          </table:table-cell>
          <table:table-cell table:formula="of:=DEGREES(ATAN(ABS([.F281]-[.C281])/ABS([.E281]-[.B281])))" office:value-type="float" office:value="0.863365558761161" calcext:value-type="float">
            <text:p>0.863365558761161</text:p>
          </table:table-cell>
          <table:table-cell table:formula="of:=SQRT(POWER([.H281];2)+POWER([.I281];2)+POWER([.J281];2))" office:value-type="float" office:value="651.769292251069" calcext:value-type="float">
            <text:p>651.769292251069</text:p>
          </table:table-cell>
        </table:table-row>
        <table:table-row table:style-name="ro1">
          <table:table-cell office:value-type="float" office:value="129.909" calcext:value-type="float">
            <text:p>129.909</text:p>
          </table:table-cell>
          <table:table-cell office:value-type="float" office:value="277.582" calcext:value-type="float">
            <text:p>277.582</text:p>
          </table:table-cell>
          <table:table-cell office:value-type="float" office:value="42.6872" calcext:value-type="float">
            <text:p>42.6872</text:p>
          </table:table-cell>
          <table:table-cell office:value-type="float" office:value="125.848" calcext:value-type="float">
            <text:p>125.848</text:p>
          </table:table-cell>
          <table:table-cell office:value-type="float" office:value="266.412" calcext:value-type="float">
            <text:p>266.412</text:p>
          </table:table-cell>
          <table:table-cell office:value-type="float" office:value="42.5261" calcext:value-type="float">
            <text:p>42.5261</text:p>
          </table:table-cell>
          <table:table-cell/>
          <table:table-cell table:formula="of:=([.D282]-[.A282])/0.0166667" office:value-type="float" office:value="-243.659512680974" calcext:value-type="float">
            <text:p>-243.659512680974</text:p>
          </table:table-cell>
          <table:table-cell table:formula="of:=ABS([.E282]-[.B282])/0.0166667" office:value-type="float" office:value="670.198659602682" calcext:value-type="float">
            <text:p>670.198659602682</text:p>
          </table:table-cell>
          <table:table-cell table:formula="of:=([.F282]-[.C282])/0.0166667" office:value-type="float" office:value="-9.66598066803852" calcext:value-type="float">
            <text:p>-9.66598066803852</text:p>
          </table:table-cell>
          <table:table-cell table:formula="of:=DEGREES(ATAN(ABS([.F282]-[.C282])/ABS([.E282]-[.B282])))" office:value-type="float" office:value="0.826294552994442" calcext:value-type="float">
            <text:p>0.826294552994442</text:p>
          </table:table-cell>
          <table:table-cell table:formula="of:=SQRT(POWER([.H282];2)+POWER([.I282];2)+POWER([.J282];2))" office:value-type="float" office:value="713.182748414063" calcext:value-type="float">
            <text:p>713.182748414063</text:p>
          </table:table-cell>
        </table:table-row>
        <table:table-row table:style-name="ro1">
          <table:table-cell office:value-type="float" office:value="132.163" calcext:value-type="float">
            <text:p>132.163</text:p>
          </table:table-cell>
          <table:table-cell office:value-type="float" office:value="283.385" calcext:value-type="float">
            <text:p>283.385</text:p>
          </table:table-cell>
          <table:table-cell office:value-type="float" office:value="42.2623" calcext:value-type="float">
            <text:p>42.2623</text:p>
          </table:table-cell>
          <table:table-cell office:value-type="float" office:value="128.569" calcext:value-type="float">
            <text:p>128.569</text:p>
          </table:table-cell>
          <table:table-cell office:value-type="float" office:value="270.636" calcext:value-type="float">
            <text:p>270.636</text:p>
          </table:table-cell>
          <table:table-cell office:value-type="float" office:value="42.5614" calcext:value-type="float">
            <text:p>42.5614</text:p>
          </table:table-cell>
          <table:table-cell/>
          <table:table-cell table:formula="of:=([.D283]-[.A283])/0.0166667" office:value-type="float" office:value="-215.639568720864" calcext:value-type="float">
            <text:p>-215.639568720864</text:p>
          </table:table-cell>
          <table:table-cell table:formula="of:=ABS([.E283]-[.B283])/0.0166667" office:value-type="float" office:value="764.938470123058" calcext:value-type="float">
            <text:p>764.938470123058</text:p>
          </table:table-cell>
          <table:table-cell table:formula="of:=([.F283]-[.C283])/0.0166667" office:value-type="float" office:value="17.9459641080715" calcext:value-type="float">
            <text:p>17.9459641080715</text:p>
          </table:table-cell>
          <table:table-cell table:formula="of:=DEGREES(ATAN(ABS([.F283]-[.C283])/ABS([.E283]-[.B283])))" office:value-type="float" office:value="1.34395047263469" calcext:value-type="float">
            <text:p>1.34395047263469</text:p>
          </table:table-cell>
          <table:table-cell table:formula="of:=SQRT(POWER([.H283];2)+POWER([.I283];2)+POWER([.J283];2))" office:value-type="float" office:value="794.954932244648" calcext:value-type="float">
            <text:p>794.954932244648</text:p>
          </table:table-cell>
        </table:table-row>
        <table:table-row table:style-name="ro1">
          <table:table-cell office:value-type="float" office:value="129.346" calcext:value-type="float">
            <text:p>129.346</text:p>
          </table:table-cell>
          <table:table-cell office:value-type="float" office:value="272.896" calcext:value-type="float">
            <text:p>272.896</text:p>
          </table:table-cell>
          <table:table-cell office:value-type="float" office:value="42.441" calcext:value-type="float">
            <text:p>42.441</text:p>
          </table:table-cell>
          <table:table-cell office:value-type="float" office:value="125.878" calcext:value-type="float">
            <text:p>125.878</text:p>
          </table:table-cell>
          <table:table-cell office:value-type="float" office:value="264.273" calcext:value-type="float">
            <text:p>264.273</text:p>
          </table:table-cell>
          <table:table-cell office:value-type="float" office:value="41.6567" calcext:value-type="float">
            <text:p>41.6567</text:p>
          </table:table-cell>
          <table:table-cell/>
          <table:table-cell table:formula="of:=([.D284]-[.A284])/0.0166667" office:value-type="float" office:value="-208.079583840833" calcext:value-type="float">
            <text:p>-208.079583840833</text:p>
          </table:table-cell>
          <table:table-cell table:formula="of:=ABS([.E284]-[.B284])/0.0166667" office:value-type="float" office:value="517.378965242069" calcext:value-type="float">
            <text:p>517.378965242069</text:p>
          </table:table-cell>
          <table:table-cell table:formula="of:=([.F284]-[.C284])/0.0166667" office:value-type="float" office:value="-47.0579058841883" calcext:value-type="float">
            <text:p>-47.0579058841883</text:p>
          </table:table-cell>
          <table:table-cell table:formula="of:=DEGREES(ATAN(ABS([.F284]-[.C284])/ABS([.E284]-[.B284])))" office:value-type="float" office:value="5.19700501404209" calcext:value-type="float">
            <text:p>5.19700501404209</text:p>
          </table:table-cell>
          <table:table-cell table:formula="of:=SQRT(POWER([.H284];2)+POWER([.I284];2)+POWER([.J284];2))" office:value-type="float" office:value="559.636090144777" calcext:value-type="float">
            <text:p>559.636090144777</text:p>
          </table:table-cell>
        </table:table-row>
        <table:table-row table:style-name="ro1">
          <table:table-cell office:value-type="float" office:value="128.056" calcext:value-type="float">
            <text:p>128.056</text:p>
          </table:table-cell>
          <table:table-cell office:value-type="float" office:value="276.765" calcext:value-type="float">
            <text:p>276.765</text:p>
          </table:table-cell>
          <table:table-cell office:value-type="float" office:value="42.58" calcext:value-type="float">
            <text:p>42.58</text:p>
          </table:table-cell>
          <table:table-cell office:value-type="float" office:value="124.009" calcext:value-type="float">
            <text:p>124.009</text:p>
          </table:table-cell>
          <table:table-cell office:value-type="float" office:value="265.484" calcext:value-type="float">
            <text:p>265.484</text:p>
          </table:table-cell>
          <table:table-cell office:value-type="float" office:value="42.9333" calcext:value-type="float">
            <text:p>42.9333</text:p>
          </table:table-cell>
          <table:table-cell/>
          <table:table-cell table:formula="of:=([.D285]-[.A285])/0.0166667" office:value-type="float" office:value="-242.819514360972" calcext:value-type="float">
            <text:p>-242.819514360972</text:p>
          </table:table-cell>
          <table:table-cell table:formula="of:=ABS([.E285]-[.B285])/0.0166667" office:value-type="float" office:value="676.858646282708" calcext:value-type="float">
            <text:p>676.858646282708</text:p>
          </table:table-cell>
          <table:table-cell table:formula="of:=([.F285]-[.C285])/0.0166667" office:value-type="float" office:value="21.1979576040851" calcext:value-type="float">
            <text:p>21.1979576040851</text:p>
          </table:table-cell>
          <table:table-cell table:formula="of:=DEGREES(ATAN(ABS([.F285]-[.C285])/ABS([.E285]-[.B285])))" office:value-type="float" office:value="1.7938112433833" calcext:value-type="float">
            <text:p>1.7938112433833</text:p>
          </table:table-cell>
          <table:table-cell table:formula="of:=SQRT(POWER([.H285];2)+POWER([.I285];2)+POWER([.J285];2))" office:value-type="float" office:value="719.408296455318" calcext:value-type="float">
            <text:p>719.408296455318</text:p>
          </table:table-cell>
        </table:table-row>
        <table:table-row table:style-name="ro1">
          <table:table-cell office:value-type="float" office:value="127.152" calcext:value-type="float">
            <text:p>127.152</text:p>
          </table:table-cell>
          <table:table-cell office:value-type="float" office:value="275.624" calcext:value-type="float">
            <text:p>275.624</text:p>
          </table:table-cell>
          <table:table-cell office:value-type="float" office:value="43.0153" calcext:value-type="float">
            <text:p>43.0153</text:p>
          </table:table-cell>
          <table:table-cell office:value-type="float" office:value="122.806" calcext:value-type="float">
            <text:p>122.806</text:p>
          </table:table-cell>
          <table:table-cell office:value-type="float" office:value="265.683" calcext:value-type="float">
            <text:p>265.683</text:p>
          </table:table-cell>
          <table:table-cell office:value-type="float" office:value="42.9099" calcext:value-type="float">
            <text:p>42.9099</text:p>
          </table:table-cell>
          <table:table-cell/>
          <table:table-cell table:formula="of:=([.D286]-[.A286])/0.0166667" office:value-type="float" office:value="-260.759478481043" calcext:value-type="float">
            <text:p>-260.759478481043</text:p>
          </table:table-cell>
          <table:table-cell table:formula="of:=ABS([.E286]-[.B286])/0.0166667" office:value-type="float" office:value="596.458807082388" calcext:value-type="float">
            <text:p>596.458807082388</text:p>
          </table:table-cell>
          <table:table-cell table:formula="of:=([.F286]-[.C286])/0.0166667" office:value-type="float" office:value="-6.32398735202548" calcext:value-type="float">
            <text:p>-6.32398735202548</text:p>
          </table:table-cell>
          <table:table-cell table:formula="of:=DEGREES(ATAN(ABS([.F286]-[.C286])/ABS([.E286]-[.B286])))" office:value-type="float" office:value="0.60745889620148" calcext:value-type="float">
            <text:p>0.60745889620148</text:p>
          </table:table-cell>
          <table:table-cell table:formula="of:=SQRT(POWER([.H286];2)+POWER([.I286];2)+POWER([.J286];2))" office:value-type="float" office:value="650.998162040323" calcext:value-type="float">
            <text:p>650.998162040323</text:p>
          </table:table-cell>
        </table:table-row>
        <table:table-row table:style-name="ro1">
          <table:table-cell office:value-type="float" office:value="125.507" calcext:value-type="float">
            <text:p>125.507</text:p>
          </table:table-cell>
          <table:table-cell office:value-type="float" office:value="278.551" calcext:value-type="float">
            <text:p>278.551</text:p>
          </table:table-cell>
          <table:table-cell office:value-type="float" office:value="42.316" calcext:value-type="float">
            <text:p>42.316</text:p>
          </table:table-cell>
          <table:table-cell office:value-type="float" office:value="120.497" calcext:value-type="float">
            <text:p>120.497</text:p>
          </table:table-cell>
          <table:table-cell office:value-type="float" office:value="262.494" calcext:value-type="float">
            <text:p>262.494</text:p>
          </table:table-cell>
          <table:table-cell office:value-type="float" office:value="43.1996" calcext:value-type="float">
            <text:p>43.1996</text:p>
          </table:table-cell>
          <table:table-cell/>
          <table:table-cell table:formula="of:=([.D287]-[.A287])/0.0166667" office:value-type="float" office:value="-300.599398801203" calcext:value-type="float">
            <text:p>-300.599398801203</text:p>
          </table:table-cell>
          <table:table-cell table:formula="of:=ABS([.E287]-[.B287])/0.0166667" office:value-type="float" office:value="963.418073163851" calcext:value-type="float">
            <text:p>963.418073163851</text:p>
          </table:table-cell>
          <table:table-cell table:formula="of:=([.F287]-[.C287])/0.0166667" office:value-type="float" office:value="53.0158939682117" calcext:value-type="float">
            <text:p>53.0158939682117</text:p>
          </table:table-cell>
          <table:table-cell table:formula="of:=DEGREES(ATAN(ABS([.F287]-[.C287])/ABS([.E287]-[.B287])))" office:value-type="float" office:value="3.14975034037182" calcext:value-type="float">
            <text:p>3.14975034037182</text:p>
          </table:table-cell>
          <table:table-cell table:formula="of:=SQRT(POWER([.H287];2)+POWER([.I287];2)+POWER([.J287];2))" office:value-type="float" office:value="1010.61618197595" calcext:value-type="float">
            <text:p>1010.61618197595</text:p>
          </table:table-cell>
        </table:table-row>
        <table:table-row table:style-name="ro1">
          <table:table-cell office:value-type="float" office:value="126.15" calcext:value-type="float">
            <text:p>126.15</text:p>
          </table:table-cell>
          <table:table-cell office:value-type="float" office:value="279.711" calcext:value-type="float">
            <text:p>279.711</text:p>
          </table:table-cell>
          <table:table-cell office:value-type="float" office:value="42.1279" calcext:value-type="float">
            <text:p>42.1279</text:p>
          </table:table-cell>
          <table:table-cell office:value-type="float" office:value="121.526" calcext:value-type="float">
            <text:p>121.526</text:p>
          </table:table-cell>
          <table:table-cell office:value-type="float" office:value="267.217" calcext:value-type="float">
            <text:p>267.217</text:p>
          </table:table-cell>
          <table:table-cell office:value-type="float" office:value="42.1826" calcext:value-type="float">
            <text:p>42.1826</text:p>
          </table:table-cell>
          <table:table-cell/>
          <table:table-cell table:formula="of:=([.D288]-[.A288])/0.0166667" office:value-type="float" office:value="-277.43944512111" calcext:value-type="float">
            <text:p>-277.43944512111</text:p>
          </table:table-cell>
          <table:table-cell table:formula="of:=ABS([.E288]-[.B288])/0.0166667" office:value-type="float" office:value="749.638500723" calcext:value-type="float">
            <text:p>749.638500723</text:p>
          </table:table-cell>
          <table:table-cell table:formula="of:=([.F288]-[.C288])/0.0166667" office:value-type="float" office:value="3.28199343601337" calcext:value-type="float">
            <text:p>3.28199343601337</text:p>
          </table:table-cell>
          <table:table-cell table:formula="of:=DEGREES(ATAN(ABS([.F288]-[.C288])/ABS([.E288]-[.B288])))" office:value-type="float" office:value="0.250845134877326" calcext:value-type="float">
            <text:p>0.250845134877326</text:p>
          </table:table-cell>
          <table:table-cell table:formula="of:=SQRT(POWER([.H288];2)+POWER([.I288];2)+POWER([.J288];2))" office:value-type="float" office:value="799.338037976582" calcext:value-type="float">
            <text:p>799.338037976582</text:p>
          </table:table-cell>
        </table:table-row>
        <table:table-row table:style-name="ro1">
          <table:table-cell office:value-type="float" office:value="121.583" calcext:value-type="float">
            <text:p>121.583</text:p>
          </table:table-cell>
          <table:table-cell office:value-type="float" office:value="279.391" calcext:value-type="float">
            <text:p>279.391</text:p>
          </table:table-cell>
          <table:table-cell office:value-type="float" office:value="41.7107" calcext:value-type="float">
            <text:p>41.7107</text:p>
          </table:table-cell>
          <table:table-cell office:value-type="float" office:value="116.688" calcext:value-type="float">
            <text:p>116.688</text:p>
          </table:table-cell>
          <table:table-cell office:value-type="float" office:value="267.988" calcext:value-type="float">
            <text:p>267.988</text:p>
          </table:table-cell>
          <table:table-cell office:value-type="float" office:value="41.8484" calcext:value-type="float">
            <text:p>41.8484</text:p>
          </table:table-cell>
          <table:table-cell/>
          <table:table-cell table:formula="of:=([.D289]-[.A289])/0.0166667" office:value-type="float" office:value="-293.699412601175" calcext:value-type="float">
            <text:p>-293.699412601175</text:p>
          </table:table-cell>
          <table:table-cell table:formula="of:=ABS([.E289]-[.B289])/0.0166667" office:value-type="float" office:value="684.178631642738" calcext:value-type="float">
            <text:p>684.178631642738</text:p>
          </table:table-cell>
          <table:table-cell table:formula="of:=([.F289]-[.C289])/0.0166667" office:value-type="float" office:value="8.26198347603276" calcext:value-type="float">
            <text:p>8.26198347603276</text:p>
          </table:table-cell>
          <table:table-cell table:formula="of:=DEGREES(ATAN(ABS([.F289]-[.C289])/ABS([.E289]-[.B289])))" office:value-type="float" office:value="0.691857000164106" calcext:value-type="float">
            <text:p>0.691857000164106</text:p>
          </table:table-cell>
          <table:table-cell table:formula="of:=SQRT(POWER([.H289];2)+POWER([.I289];2)+POWER([.J289];2))" office:value-type="float" office:value="744.599224636826" calcext:value-type="float">
            <text:p>744.599224636826</text:p>
          </table:table-cell>
        </table:table-row>
        <table:table-row table:style-name="ro1">
          <table:table-cell office:value-type="float" office:value="114.759" calcext:value-type="float">
            <text:p>114.759</text:p>
          </table:table-cell>
          <table:table-cell office:value-type="float" office:value="276.646" calcext:value-type="float">
            <text:p>276.646</text:p>
          </table:table-cell>
          <table:table-cell office:value-type="float" office:value="41.9496" calcext:value-type="float">
            <text:p>41.9496</text:p>
          </table:table-cell>
          <table:table-cell office:value-type="float" office:value="110.178" calcext:value-type="float">
            <text:p>110.178</text:p>
          </table:table-cell>
          <table:table-cell office:value-type="float" office:value="263.938" calcext:value-type="float">
            <text:p>263.938</text:p>
          </table:table-cell>
          <table:table-cell office:value-type="float" office:value="42.0727" calcext:value-type="float">
            <text:p>42.0727</text:p>
          </table:table-cell>
          <table:table-cell/>
          <table:table-cell table:formula="of:=([.D290]-[.A290])/0.0166667" office:value-type="float" office:value="-274.8594502811" calcext:value-type="float">
            <text:p>-274.8594502811</text:p>
          </table:table-cell>
          <table:table-cell table:formula="of:=ABS([.E290]-[.B290])/0.0166667" office:value-type="float" office:value="762.478475043052" calcext:value-type="float">
            <text:p>762.478475043052</text:p>
          </table:table-cell>
          <table:table-cell table:formula="of:=([.F290]-[.C290])/0.0166667" office:value-type="float" office:value="7.3859852280296" calcext:value-type="float">
            <text:p>7.3859852280296</text:p>
          </table:table-cell>
          <table:table-cell table:formula="of:=DEGREES(ATAN(ABS([.F290]-[.C290])/ABS([.E290]-[.B290])))" office:value-type="float" office:value="0.554996054654364" calcext:value-type="float">
            <text:p>0.554996054654364</text:p>
          </table:table-cell>
          <table:table-cell table:formula="of:=SQRT(POWER([.H290];2)+POWER([.I290];2)+POWER([.J290];2))" office:value-type="float" office:value="810.540372276788" calcext:value-type="float">
            <text:p>810.540372276788</text:p>
          </table:table-cell>
        </table:table-row>
        <table:table-row table:style-name="ro1">
          <table:table-cell office:value-type="float" office:value="105.959" calcext:value-type="float">
            <text:p>105.959</text:p>
          </table:table-cell>
          <table:table-cell office:value-type="float" office:value="283.725" calcext:value-type="float">
            <text:p>283.725</text:p>
          </table:table-cell>
          <table:table-cell office:value-type="float" office:value="42.4062" calcext:value-type="float">
            <text:p>42.4062</text:p>
          </table:table-cell>
          <table:table-cell office:value-type="float" office:value="101.277" calcext:value-type="float">
            <text:p>101.277</text:p>
          </table:table-cell>
          <table:table-cell office:value-type="float" office:value="270.327" calcext:value-type="float">
            <text:p>270.327</text:p>
          </table:table-cell>
          <table:table-cell office:value-type="float" office:value="42.8195" calcext:value-type="float">
            <text:p>42.8195</text:p>
          </table:table-cell>
          <table:table-cell/>
          <table:table-cell table:formula="of:=([.D291]-[.A291])/0.0166667" office:value-type="float" office:value="-280.919438161124" calcext:value-type="float">
            <text:p>-280.919438161124</text:p>
          </table:table-cell>
          <table:table-cell table:formula="of:=ABS([.E291]-[.B291])/0.0166667" office:value-type="float" office:value="803.878392243217" calcext:value-type="float">
            <text:p>803.878392243217</text:p>
          </table:table-cell>
          <table:table-cell table:formula="of:=([.F291]-[.C291])/0.0166667" office:value-type="float" office:value="24.7979504040992" calcext:value-type="float">
            <text:p>24.7979504040992</text:p>
          </table:table-cell>
          <table:table-cell table:formula="of:=DEGREES(ATAN(ABS([.F291]-[.C291])/ABS([.E291]-[.B291])))" office:value-type="float" office:value="1.76689346279881" calcext:value-type="float">
            <text:p>1.76689346279881</text:p>
          </table:table-cell>
          <table:table-cell table:formula="of:=SQRT(POWER([.H291];2)+POWER([.I291];2)+POWER([.J291];2))" office:value-type="float" office:value="851.910287880446" calcext:value-type="float">
            <text:p>851.910287880446</text:p>
          </table:table-cell>
        </table:table-row>
        <table:table-row table:style-name="ro1">
          <table:table-cell office:value-type="float" office:value="100.194" calcext:value-type="float">
            <text:p>100.194</text:p>
          </table:table-cell>
          <table:table-cell office:value-type="float" office:value="265.298" calcext:value-type="float">
            <text:p>265.298</text:p>
          </table:table-cell>
          <table:table-cell office:value-type="float" office:value="44.363" calcext:value-type="float">
            <text:p>44.363</text:p>
          </table:table-cell>
          <table:table-cell office:value-type="float" office:value="95.669" calcext:value-type="float">
            <text:p>95.669</text:p>
          </table:table-cell>
          <table:table-cell office:value-type="float" office:value="253.867" calcext:value-type="float">
            <text:p>253.867</text:p>
          </table:table-cell>
          <table:table-cell office:value-type="float" office:value="44.0801" calcext:value-type="float">
            <text:p>44.0801</text:p>
          </table:table-cell>
          <table:table-cell/>
          <table:table-cell table:formula="of:=([.D292]-[.A292])/0.0166667" office:value-type="float" office:value="-271.499457001086" calcext:value-type="float">
            <text:p>-271.499457001086</text:p>
          </table:table-cell>
          <table:table-cell table:formula="of:=ABS([.E292]-[.B292])/0.0166667" office:value-type="float" office:value="685.858628282744" calcext:value-type="float">
            <text:p>685.858628282744</text:p>
          </table:table-cell>
          <table:table-cell table:formula="of:=([.F292]-[.C292])/0.0166667" office:value-type="float" office:value="-16.9739660520678" calcext:value-type="float">
            <text:p>-16.9739660520678</text:p>
          </table:table-cell>
          <table:table-cell table:formula="of:=DEGREES(ATAN(ABS([.F292]-[.C292])/ABS([.E292]-[.B292])))" office:value-type="float" office:value="1.41769468752864" calcext:value-type="float">
            <text:p>1.41769468752864</text:p>
          </table:table-cell>
          <table:table-cell table:formula="of:=SQRT(POWER([.H292];2)+POWER([.I292];2)+POWER([.J292];2))" office:value-type="float" office:value="737.836112334785" calcext:value-type="float">
            <text:p>737.836112334785</text:p>
          </table:table-cell>
        </table:table-row>
        <table:table-row table:style-name="ro1">
          <table:table-cell office:value-type="float" office:value="92.2642" calcext:value-type="float">
            <text:p>92.2642</text:p>
          </table:table-cell>
          <table:table-cell office:value-type="float" office:value="274.057" calcext:value-type="float">
            <text:p>274.057</text:p>
          </table:table-cell>
          <table:table-cell office:value-type="float" office:value="43.5361" calcext:value-type="float">
            <text:p>43.5361</text:p>
          </table:table-cell>
          <table:table-cell office:value-type="float" office:value="88.3621" calcext:value-type="float">
            <text:p>88.3621</text:p>
          </table:table-cell>
          <table:table-cell office:value-type="float" office:value="263.06" calcext:value-type="float">
            <text:p>263.06</text:p>
          </table:table-cell>
          <table:table-cell office:value-type="float" office:value="43.8506" calcext:value-type="float">
            <text:p>43.8506</text:p>
          </table:table-cell>
          <table:table-cell/>
          <table:table-cell table:formula="of:=([.D293]-[.A293])/0.0166667" office:value-type="float" office:value="-234.125531748937" calcext:value-type="float">
            <text:p>-234.125531748937</text:p>
          </table:table-cell>
          <table:table-cell table:formula="of:=ABS([.E293]-[.B293])/0.0166667" office:value-type="float" office:value="659.81868036264" calcext:value-type="float">
            <text:p>659.81868036264</text:p>
          </table:table-cell>
          <table:table-cell table:formula="of:=([.F293]-[.C293])/0.0166667" office:value-type="float" office:value="18.8699622600756" calcext:value-type="float">
            <text:p>18.8699622600756</text:p>
          </table:table-cell>
          <table:table-cell table:formula="of:=DEGREES(ATAN(ABS([.F293]-[.C293])/ABS([.E293]-[.B293])))" office:value-type="float" office:value="1.63813880394278" calcext:value-type="float">
            <text:p>1.63813880394278</text:p>
          </table:table-cell>
          <table:table-cell table:formula="of:=SQRT(POWER([.H293];2)+POWER([.I293];2)+POWER([.J293];2))" office:value-type="float" office:value="700.379562128932" calcext:value-type="float">
            <text:p>700.379562128932</text:p>
          </table:table-cell>
        </table:table-row>
        <table:table-row table:style-name="ro1">
          <table:table-cell office:value-type="float" office:value="91.2176" calcext:value-type="float">
            <text:p>91.2176</text:p>
          </table:table-cell>
          <table:table-cell office:value-type="float" office:value="291.024" calcext:value-type="float">
            <text:p>291.024</text:p>
          </table:table-cell>
          <table:table-cell office:value-type="float" office:value="41.9009" calcext:value-type="float">
            <text:p>41.9009</text:p>
          </table:table-cell>
          <table:table-cell office:value-type="float" office:value="87.8206" calcext:value-type="float">
            <text:p>87.8206</text:p>
          </table:table-cell>
          <table:table-cell office:value-type="float" office:value="275.387" calcext:value-type="float">
            <text:p>275.387</text:p>
          </table:table-cell>
          <table:table-cell office:value-type="float" office:value="42.8684" calcext:value-type="float">
            <text:p>42.8684</text:p>
          </table:table-cell>
          <table:table-cell/>
          <table:table-cell table:formula="of:=([.D294]-[.A294])/0.0166667" office:value-type="float" office:value="-203.819592360816" calcext:value-type="float">
            <text:p>-203.819592360816</text:p>
          </table:table-cell>
          <table:table-cell table:formula="of:=ABS([.E294]-[.B294])/0.0166667" office:value-type="float" office:value="938.218123563753" calcext:value-type="float">
            <text:p>938.218123563753</text:p>
          </table:table-cell>
          <table:table-cell table:formula="of:=([.F294]-[.C294])/0.0166667" office:value-type="float" office:value="58.0498839002323" calcext:value-type="float">
            <text:p>58.0498839002323</text:p>
          </table:table-cell>
          <table:table-cell table:formula="of:=DEGREES(ATAN(ABS([.F294]-[.C294])/ABS([.E294]-[.B294])))" office:value-type="float" office:value="3.54051874305074" calcext:value-type="float">
            <text:p>3.54051874305074</text:p>
          </table:table-cell>
          <table:table-cell table:formula="of:=SQRT(POWER([.H294];2)+POWER([.I294];2)+POWER([.J294];2))" office:value-type="float" office:value="961.855219164739" calcext:value-type="float">
            <text:p>961.855219164739</text:p>
          </table:table-cell>
        </table:table-row>
        <table:table-row table:style-name="ro1">
          <table:table-cell office:value-type="float" office:value="87.9058" calcext:value-type="float">
            <text:p>87.9058</text:p>
          </table:table-cell>
          <table:table-cell office:value-type="float" office:value="277.869" calcext:value-type="float">
            <text:p>277.869</text:p>
          </table:table-cell>
          <table:table-cell office:value-type="float" office:value="42.9738" calcext:value-type="float">
            <text:p>42.9738</text:p>
          </table:table-cell>
          <table:table-cell office:value-type="float" office:value="84.0722" calcext:value-type="float">
            <text:p>84.0722</text:p>
          </table:table-cell>
          <table:table-cell office:value-type="float" office:value="266.606" calcext:value-type="float">
            <text:p>266.606</text:p>
          </table:table-cell>
          <table:table-cell office:value-type="float" office:value="43.0742" calcext:value-type="float">
            <text:p>43.0742</text:p>
          </table:table-cell>
          <table:table-cell/>
          <table:table-cell table:formula="of:=([.D295]-[.A295])/0.0166667" office:value-type="float" office:value="-230.01553996892" calcext:value-type="float">
            <text:p>-230.01553996892</text:p>
          </table:table-cell>
          <table:table-cell table:formula="of:=ABS([.E295]-[.B295])/0.0166667" office:value-type="float" office:value="675.778648442705" calcext:value-type="float">
            <text:p>675.778648442705</text:p>
          </table:table-cell>
          <table:table-cell table:formula="of:=([.F295]-[.C295])/0.0166667" office:value-type="float" office:value="6.02398795202413" calcext:value-type="float">
            <text:p>6.02398795202413</text:p>
          </table:table-cell>
          <table:table-cell table:formula="of:=DEGREES(ATAN(ABS([.F295]-[.C295])/ABS([.E295]-[.B295])))" office:value-type="float" office:value="0.510729281911901" calcext:value-type="float">
            <text:p>0.510729281911901</text:p>
          </table:table-cell>
          <table:table-cell table:formula="of:=SQRT(POWER([.H295];2)+POWER([.I295];2)+POWER([.J295];2))" office:value-type="float" office:value="713.876893272985" calcext:value-type="float">
            <text:p>713.876893272985</text:p>
          </table:table-cell>
        </table:table-row>
        <table:table-row table:style-name="ro1">
          <table:table-cell office:value-type="float" office:value="89.3647" calcext:value-type="float">
            <text:p>89.3647</text:p>
          </table:table-cell>
          <table:table-cell office:value-type="float" office:value="283.103" calcext:value-type="float">
            <text:p>283.103</text:p>
          </table:table-cell>
          <table:table-cell office:value-type="float" office:value="42.3897" calcext:value-type="float">
            <text:p>42.3897</text:p>
          </table:table-cell>
          <table:table-cell office:value-type="float" office:value="86.1238" calcext:value-type="float">
            <text:p>86.1238</text:p>
          </table:table-cell>
          <table:table-cell office:value-type="float" office:value="269.201" calcext:value-type="float">
            <text:p>269.201</text:p>
          </table:table-cell>
          <table:table-cell office:value-type="float" office:value="42.6377" calcext:value-type="float">
            <text:p>42.6377</text:p>
          </table:table-cell>
          <table:table-cell/>
          <table:table-cell table:formula="of:=([.D296]-[.A296])/0.0166667" office:value-type="float" office:value="-194.453611092778" calcext:value-type="float">
            <text:p>-194.453611092778</text:p>
          </table:table-cell>
          <table:table-cell table:formula="of:=ABS([.E296]-[.B296])/0.0166667" office:value-type="float" office:value="834.118331763336" calcext:value-type="float">
            <text:p>834.118331763336</text:p>
          </table:table-cell>
          <table:table-cell table:formula="of:=([.F296]-[.C296])/0.0166667" office:value-type="float" office:value="14.8799702400598" calcext:value-type="float">
            <text:p>14.8799702400598</text:p>
          </table:table-cell>
          <table:table-cell table:formula="of:=DEGREES(ATAN(ABS([.F296]-[.C296])/ABS([.E296]-[.B296])))" office:value-type="float" office:value="1.02200016540896" calcext:value-type="float">
            <text:p>1.02200016540896</text:p>
          </table:table-cell>
          <table:table-cell table:formula="of:=SQRT(POWER([.H296];2)+POWER([.I296];2)+POWER([.J296];2))" office:value-type="float" office:value="856.613688756499" calcext:value-type="float">
            <text:p>856.613688756499</text:p>
          </table:table-cell>
        </table:table-row>
        <table:table-row table:style-name="ro1">
          <table:table-cell office:value-type="float" office:value="87.2599" calcext:value-type="float">
            <text:p>87.2599</text:p>
          </table:table-cell>
          <table:table-cell office:value-type="float" office:value="280.798" calcext:value-type="float">
            <text:p>280.798</text:p>
          </table:table-cell>
          <table:table-cell office:value-type="float" office:value="41.0093" calcext:value-type="float">
            <text:p>41.0093</text:p>
          </table:table-cell>
          <table:table-cell office:value-type="float" office:value="83.7712" calcext:value-type="float">
            <text:p>83.7712</text:p>
          </table:table-cell>
          <table:table-cell office:value-type="float" office:value="264.389" calcext:value-type="float">
            <text:p>264.389</text:p>
          </table:table-cell>
          <table:table-cell office:value-type="float" office:value="41.9759" calcext:value-type="float">
            <text:p>41.9759</text:p>
          </table:table-cell>
          <table:table-cell/>
          <table:table-cell table:formula="of:=([.D297]-[.A297])/0.0166667" office:value-type="float" office:value="-209.321581356838" calcext:value-type="float">
            <text:p>-209.321581356838</text:p>
          </table:table-cell>
          <table:table-cell table:formula="of:=ABS([.E297]-[.B297])/0.0166667" office:value-type="float" office:value="984.538030923938" calcext:value-type="float">
            <text:p>984.538030923938</text:p>
          </table:table-cell>
          <table:table-cell table:formula="of:=([.F297]-[.C297])/0.0166667" office:value-type="float" office:value="57.995884008232" calcext:value-type="float">
            <text:p>57.995884008232</text:p>
          </table:table-cell>
          <table:table-cell table:formula="of:=DEGREES(ATAN(ABS([.F297]-[.C297])/ABS([.E297]-[.B297])))" office:value-type="float" office:value="3.37120939157052" calcext:value-type="float">
            <text:p>3.37120939157052</text:p>
          </table:table-cell>
          <table:table-cell table:formula="of:=SQRT(POWER([.H297];2)+POWER([.I297];2)+POWER([.J297];2))" office:value-type="float" office:value="1008.21336101006" calcext:value-type="float">
            <text:p>1008.21336101006</text:p>
          </table:table-cell>
        </table:table-row>
        <table:table-row table:style-name="ro1">
          <table:table-cell office:value-type="float" office:value="87.4615" calcext:value-type="float">
            <text:p>87.4615</text:p>
          </table:table-cell>
          <table:table-cell office:value-type="float" office:value="279.39" calcext:value-type="float">
            <text:p>279.39</text:p>
          </table:table-cell>
          <table:table-cell office:value-type="float" office:value="41.7357" calcext:value-type="float">
            <text:p>41.7357</text:p>
          </table:table-cell>
          <table:table-cell office:value-type="float" office:value="83.982" calcext:value-type="float">
            <text:p>83.982</text:p>
          </table:table-cell>
          <table:table-cell office:value-type="float" office:value="263.167" calcext:value-type="float">
            <text:p>263.167</text:p>
          </table:table-cell>
          <table:table-cell office:value-type="float" office:value="42.1751" calcext:value-type="float">
            <text:p>42.1751</text:p>
          </table:table-cell>
          <table:table-cell/>
          <table:table-cell table:formula="of:=([.D298]-[.A298])/0.0166667" office:value-type="float" office:value="-208.769582460835" calcext:value-type="float">
            <text:p>-208.769582460835</text:p>
          </table:table-cell>
          <table:table-cell table:formula="of:=ABS([.E298]-[.B298])/0.0166667" office:value-type="float" office:value="973.378053243894" calcext:value-type="float">
            <text:p>973.378053243894</text:p>
          </table:table-cell>
          <table:table-cell table:formula="of:=([.F298]-[.C298])/0.0166667" office:value-type="float" office:value="26.3639472721054" calcext:value-type="float">
            <text:p>26.3639472721054</text:p>
          </table:table-cell>
          <table:table-cell table:formula="of:=DEGREES(ATAN(ABS([.F298]-[.C298])/ABS([.E298]-[.B298])))" office:value-type="float" office:value="1.55147703473699" calcext:value-type="float">
            <text:p>1.55147703473699</text:p>
          </table:table-cell>
          <table:table-cell table:formula="of:=SQRT(POWER([.H298];2)+POWER([.I298];2)+POWER([.J298];2))" office:value-type="float" office:value="995.86376117093" calcext:value-type="float">
            <text:p>995.86376117093</text:p>
          </table:table-cell>
        </table:table-row>
        <table:table-row table:style-name="ro1">
          <table:table-cell office:value-type="float" office:value="86.2376" calcext:value-type="float">
            <text:p>86.2376</text:p>
          </table:table-cell>
          <table:table-cell office:value-type="float" office:value="280.665" calcext:value-type="float">
            <text:p>280.665</text:p>
          </table:table-cell>
          <table:table-cell office:value-type="float" office:value="41.5428" calcext:value-type="float">
            <text:p>41.5428</text:p>
          </table:table-cell>
          <table:table-cell office:value-type="float" office:value="83.0669" calcext:value-type="float">
            <text:p>83.0669</text:p>
          </table:table-cell>
          <table:table-cell office:value-type="float" office:value="265.583" calcext:value-type="float">
            <text:p>265.583</text:p>
          </table:table-cell>
          <table:table-cell office:value-type="float" office:value="41.7856" calcext:value-type="float">
            <text:p>41.7856</text:p>
          </table:table-cell>
          <table:table-cell/>
          <table:table-cell table:formula="of:=([.D299]-[.A299])/0.0166667" office:value-type="float" office:value="-190.241619516761" calcext:value-type="float">
            <text:p>-190.241619516761</text:p>
          </table:table-cell>
          <table:table-cell table:formula="of:=ABS([.E299]-[.B299])/0.0166667" office:value-type="float" office:value="904.918190163619" calcext:value-type="float">
            <text:p>904.918190163619</text:p>
          </table:table-cell>
          <table:table-cell table:formula="of:=([.F299]-[.C299])/0.0166667" office:value-type="float" office:value="14.5679708640584" calcext:value-type="float">
            <text:p>14.5679708640584</text:p>
          </table:table-cell>
          <table:table-cell table:formula="of:=DEGREES(ATAN(ABS([.F299]-[.C299])/ABS([.E299]-[.B299])))" office:value-type="float" office:value="0.922305639832093" calcext:value-type="float">
            <text:p>0.922305639832093</text:p>
          </table:table-cell>
          <table:table-cell table:formula="of:=SQRT(POWER([.H299];2)+POWER([.I299];2)+POWER([.J299];2))" office:value-type="float" office:value="924.814051829045" calcext:value-type="float">
            <text:p>924.814051829045</text:p>
          </table:table-cell>
        </table:table-row>
        <table:table-row table:style-name="ro1">
          <table:table-cell office:value-type="float" office:value="53.7597" calcext:value-type="float">
            <text:p>53.7597</text:p>
          </table:table-cell>
          <table:table-cell office:value-type="float" office:value="280.72" calcext:value-type="float">
            <text:p>280.72</text:p>
          </table:table-cell>
          <table:table-cell office:value-type="float" office:value="41.8396" calcext:value-type="float">
            <text:p>41.8396</text:p>
          </table:table-cell>
          <table:table-cell office:value-type="float" office:value="51.4927" calcext:value-type="float">
            <text:p>51.4927</text:p>
          </table:table-cell>
          <table:table-cell office:value-type="float" office:value="268.377" calcext:value-type="float">
            <text:p>268.377</text:p>
          </table:table-cell>
          <table:table-cell office:value-type="float" office:value="42.1174" calcext:value-type="float">
            <text:p>42.1174</text:p>
          </table:table-cell>
          <table:table-cell/>
          <table:table-cell table:formula="of:=([.D300]-[.A300])/0.0166667" office:value-type="float" office:value="-136.019727960544" calcext:value-type="float">
            <text:p>-136.019727960544</text:p>
          </table:table-cell>
          <table:table-cell table:formula="of:=ABS([.E300]-[.B300])/0.0166667" office:value-type="float" office:value="740.578518842963" calcext:value-type="float">
            <text:p>740.578518842963</text:p>
          </table:table-cell>
          <table:table-cell table:formula="of:=([.F300]-[.C300])/0.0166667" office:value-type="float" office:value="16.667966664067" calcext:value-type="float">
            <text:p>16.667966664067</text:p>
          </table:table-cell>
          <table:table-cell table:formula="of:=DEGREES(ATAN(ABS([.F300]-[.C300])/ABS([.E300]-[.B300])))" office:value-type="float" office:value="1.28932032850228" calcext:value-type="float">
            <text:p>1.28932032850228</text:p>
          </table:table-cell>
          <table:table-cell table:formula="of:=SQRT(POWER([.H300];2)+POWER([.I300];2)+POWER([.J300];2))" office:value-type="float" office:value="753.150536133921" calcext:value-type="float">
            <text:p>753.150536133921</text:p>
          </table:table-cell>
        </table:table-row>
        <table:table-row table:style-name="ro1">
          <table:table-cell office:value-type="float" office:value="52.0755" calcext:value-type="float">
            <text:p>52.0755</text:p>
          </table:table-cell>
          <table:table-cell office:value-type="float" office:value="272.36" calcext:value-type="float">
            <text:p>272.36</text:p>
          </table:table-cell>
          <table:table-cell office:value-type="float" office:value="42.2026" calcext:value-type="float">
            <text:p>42.2026</text:p>
          </table:table-cell>
          <table:table-cell office:value-type="float" office:value="49.4815" calcext:value-type="float">
            <text:p>49.4815</text:p>
          </table:table-cell>
          <table:table-cell office:value-type="float" office:value="258.933" calcext:value-type="float">
            <text:p>258.933</text:p>
          </table:table-cell>
          <table:table-cell office:value-type="float" office:value="42.7207" calcext:value-type="float">
            <text:p>42.7207</text:p>
          </table:table-cell>
          <table:table-cell/>
          <table:table-cell table:formula="of:=([.D301]-[.A301])/0.0166667" office:value-type="float" office:value="-155.639688720623" calcext:value-type="float">
            <text:p>-155.639688720623</text:p>
          </table:table-cell>
          <table:table-cell table:formula="of:=ABS([.E301]-[.B301])/0.0166667" office:value-type="float" office:value="805.618388763224" calcext:value-type="float">
            <text:p>805.618388763224</text:p>
          </table:table-cell>
          <table:table-cell table:formula="of:=([.F301]-[.C301])/0.0166667" office:value-type="float" office:value="31.0859378281246" calcext:value-type="float">
            <text:p>31.0859378281246</text:p>
          </table:table-cell>
          <table:table-cell table:formula="of:=DEGREES(ATAN(ABS([.F301]-[.C301])/ABS([.E301]-[.B301])))" office:value-type="float" office:value="2.20974333440841" calcext:value-type="float">
            <text:p>2.20974333440841</text:p>
          </table:table-cell>
          <table:table-cell table:formula="of:=SQRT(POWER([.H301];2)+POWER([.I301];2)+POWER([.J301];2))" office:value-type="float" office:value="821.103548006681" calcext:value-type="float">
            <text:p>821.103548006681</text:p>
          </table:table-cell>
        </table:table-row>
        <table:table-row table:style-name="ro1">
          <table:table-cell office:value-type="float" office:value="52.8526" calcext:value-type="float">
            <text:p>52.8526</text:p>
          </table:table-cell>
          <table:table-cell office:value-type="float" office:value="277.874" calcext:value-type="float">
            <text:p>277.874</text:p>
          </table:table-cell>
          <table:table-cell office:value-type="float" office:value="41.8029" calcext:value-type="float">
            <text:p>41.8029</text:p>
          </table:table-cell>
          <table:table-cell office:value-type="float" office:value="50.1233" calcext:value-type="float">
            <text:p>50.1233</text:p>
          </table:table-cell>
          <table:table-cell office:value-type="float" office:value="265.563" calcext:value-type="float">
            <text:p>265.563</text:p>
          </table:table-cell>
          <table:table-cell office:value-type="float" office:value="41.6152" calcext:value-type="float">
            <text:p>41.6152</text:p>
          </table:table-cell>
          <table:table-cell/>
          <table:table-cell table:formula="of:=([.D302]-[.A302])/0.0166667" office:value-type="float" office:value="-163.757672484655" calcext:value-type="float">
            <text:p>-163.757672484655</text:p>
          </table:table-cell>
          <table:table-cell table:formula="of:=ABS([.E302]-[.B302])/0.0166667" office:value-type="float" office:value="738.658522682957" calcext:value-type="float">
            <text:p>738.658522682957</text:p>
          </table:table-cell>
          <table:table-cell table:formula="of:=([.F302]-[.C302])/0.0166667" office:value-type="float" office:value="-11.261977476045" calcext:value-type="float">
            <text:p>-11.261977476045</text:p>
          </table:table-cell>
          <table:table-cell table:formula="of:=DEGREES(ATAN(ABS([.F302]-[.C302])/ABS([.E302]-[.B302])))" office:value-type="float" office:value="0.873493998782309" calcext:value-type="float">
            <text:p>0.873493998782309</text:p>
          </table:table-cell>
          <table:table-cell table:formula="of:=SQRT(POWER([.H302];2)+POWER([.I302];2)+POWER([.J302];2))" office:value-type="float" office:value="756.676827031482" calcext:value-type="float">
            <text:p>756.676827031482</text:p>
          </table:table-cell>
        </table:table-row>
        <table:table-row table:style-name="ro1">
          <table:table-cell office:value-type="float" office:value="51.6861" calcext:value-type="float">
            <text:p>51.6861</text:p>
          </table:table-cell>
          <table:table-cell office:value-type="float" office:value="269.692" calcext:value-type="float">
            <text:p>269.692</text:p>
          </table:table-cell>
          <table:table-cell office:value-type="float" office:value="42.1465" calcext:value-type="float">
            <text:p>42.1465</text:p>
          </table:table-cell>
          <table:table-cell office:value-type="float" office:value="49.1033" calcext:value-type="float">
            <text:p>49.1033</text:p>
          </table:table-cell>
          <table:table-cell office:value-type="float" office:value="256.441" calcext:value-type="float">
            <text:p>256.441</text:p>
          </table:table-cell>
          <table:table-cell office:value-type="float" office:value="42.1801" calcext:value-type="float">
            <text:p>42.1801</text:p>
          </table:table-cell>
          <table:table-cell/>
          <table:table-cell table:formula="of:=([.D303]-[.A303])/0.0166667" office:value-type="float" office:value="-154.96769006462" calcext:value-type="float">
            <text:p>-154.96769006462</text:p>
          </table:table-cell>
          <table:table-cell table:formula="of:=ABS([.E303]-[.B303])/0.0166667" office:value-type="float" office:value="795.058409883182" calcext:value-type="float">
            <text:p>795.058409883182</text:p>
          </table:table-cell>
          <table:table-cell table:formula="of:=([.F303]-[.C303])/0.0166667" office:value-type="float" office:value="2.01599596800806" calcext:value-type="float">
            <text:p>2.01599596800806</text:p>
          </table:table-cell>
          <table:table-cell table:formula="of:=DEGREES(ATAN(ABS([.F303]-[.C303])/ABS([.E303]-[.B303])))" office:value-type="float" office:value="0.145282172343599" calcext:value-type="float">
            <text:p>0.145282172343599</text:p>
          </table:table-cell>
          <table:table-cell table:formula="of:=SQRT(POWER([.H303];2)+POWER([.I303];2)+POWER([.J303];2))" office:value-type="float" office:value="810.022792475423" calcext:value-type="float">
            <text:p>810.022792475423</text:p>
          </table:table-cell>
        </table:table-row>
        <table:table-row table:style-name="ro1">
          <table:table-cell office:value-type="float" office:value="54.9361" calcext:value-type="float">
            <text:p>54.9361</text:p>
          </table:table-cell>
          <table:table-cell office:value-type="float" office:value="270.069" calcext:value-type="float">
            <text:p>270.069</text:p>
          </table:table-cell>
          <table:table-cell office:value-type="float" office:value="44.019" calcext:value-type="float">
            <text:p>44.019</text:p>
          </table:table-cell>
          <table:table-cell office:value-type="float" office:value="50.445" calcext:value-type="float">
            <text:p>50.445</text:p>
          </table:table-cell>
          <table:table-cell office:value-type="float" office:value="264.256" calcext:value-type="float">
            <text:p>264.256</text:p>
          </table:table-cell>
          <table:table-cell office:value-type="float" office:value="42.3154" calcext:value-type="float">
            <text:p>42.3154</text:p>
          </table:table-cell>
          <table:table-cell/>
          <table:table-cell table:formula="of:=([.D304]-[.A304])/0.0166667" office:value-type="float" office:value="-269.465461069078" calcext:value-type="float">
            <text:p>-269.465461069078</text:p>
          </table:table-cell>
          <table:table-cell table:formula="of:=ABS([.E304]-[.B304])/0.0166667" office:value-type="float" office:value="348.779302441398" calcext:value-type="float">
            <text:p>348.779302441398</text:p>
          </table:table-cell>
          <table:table-cell table:formula="of:=([.F304]-[.C304])/0.0166667" office:value-type="float" office:value="-102.215795568409" calcext:value-type="float">
            <text:p>-102.215795568409</text:p>
          </table:table-cell>
          <table:table-cell table:formula="of:=DEGREES(ATAN(ABS([.F304]-[.C304])/ABS([.E304]-[.B304])))" office:value-type="float" office:value="16.3341336313489" calcext:value-type="float">
            <text:p>16.3341336313489</text:p>
          </table:table-cell>
          <table:table-cell table:formula="of:=SQRT(POWER([.H304];2)+POWER([.I304];2)+POWER([.J304];2))" office:value-type="float" office:value="452.445251256284" calcext:value-type="float">
            <text:p>452.445251256284</text:p>
          </table:table-cell>
        </table:table-row>
        <table:table-row table:style-name="ro1">
          <table:table-cell office:value-type="float" office:value="52.7022" calcext:value-type="float">
            <text:p>52.7022</text:p>
          </table:table-cell>
          <table:table-cell office:value-type="float" office:value="275.214" calcext:value-type="float">
            <text:p>275.214</text:p>
          </table:table-cell>
          <table:table-cell office:value-type="float" office:value="41.7344" calcext:value-type="float">
            <text:p>41.7344</text:p>
          </table:table-cell>
          <table:table-cell office:value-type="float" office:value="49.629" calcext:value-type="float">
            <text:p>49.629</text:p>
          </table:table-cell>
          <table:table-cell office:value-type="float" office:value="265.489" calcext:value-type="float">
            <text:p>265.489</text:p>
          </table:table-cell>
          <table:table-cell office:value-type="float" office:value="41.3884" calcext:value-type="float">
            <text:p>41.3884</text:p>
          </table:table-cell>
          <table:table-cell/>
          <table:table-cell table:formula="of:=([.D305]-[.A305])/0.0166667" office:value-type="float" office:value="-184.391631216738" calcext:value-type="float">
            <text:p>-184.391631216738</text:p>
          </table:table-cell>
          <table:table-cell table:formula="of:=ABS([.E305]-[.B305])/0.0166667" office:value-type="float" office:value="583.498833002335" calcext:value-type="float">
            <text:p>583.498833002335</text:p>
          </table:table-cell>
          <table:table-cell table:formula="of:=([.F305]-[.C305])/0.0166667" office:value-type="float" office:value="-20.7599584800833" calcext:value-type="float">
            <text:p>-20.7599584800833</text:p>
          </table:table-cell>
          <table:table-cell table:formula="of:=DEGREES(ATAN(ABS([.F305]-[.C305])/ABS([.E305]-[.B305])))" office:value-type="float" office:value="2.03763304443191" calcext:value-type="float">
            <text:p>2.03763304443191</text:p>
          </table:table-cell>
          <table:table-cell table:formula="of:=SQRT(POWER([.H305];2)+POWER([.I305];2)+POWER([.J305];2))" office:value-type="float" office:value="612.292526211084" calcext:value-type="float">
            <text:p>612.292526211084</text:p>
          </table:table-cell>
        </table:table-row>
        <table:table-row table:style-name="ro1">
          <table:table-cell office:value-type="float" office:value="65.5131" calcext:value-type="float">
            <text:p>65.5131</text:p>
          </table:table-cell>
          <table:table-cell office:value-type="float" office:value="275.918" calcext:value-type="float">
            <text:p>275.918</text:p>
          </table:table-cell>
          <table:table-cell office:value-type="float" office:value="43.4856" calcext:value-type="float">
            <text:p>43.4856</text:p>
          </table:table-cell>
          <table:table-cell office:value-type="float" office:value="63.6982" calcext:value-type="float">
            <text:p>63.6982</text:p>
          </table:table-cell>
          <table:table-cell office:value-type="float" office:value="264.255" calcext:value-type="float">
            <text:p>264.255</text:p>
          </table:table-cell>
          <table:table-cell office:value-type="float" office:value="43.6421" calcext:value-type="float">
            <text:p>43.6421</text:p>
          </table:table-cell>
          <table:table-cell/>
          <table:table-cell table:formula="of:=([.D306]-[.A306])/0.0166667" office:value-type="float" office:value="-108.893782212435" calcext:value-type="float">
            <text:p>-108.893782212435</text:p>
          </table:table-cell>
          <table:table-cell table:formula="of:=ABS([.E306]-[.B306])/0.0166667" office:value-type="float" office:value="699.7786004428" calcext:value-type="float">
            <text:p>699.7786004428</text:p>
          </table:table-cell>
          <table:table-cell table:formula="of:=([.F306]-[.C306])/0.0166667" office:value-type="float" office:value="9.38998122003763" calcext:value-type="float">
            <text:p>9.38998122003763</text:p>
          </table:table-cell>
          <table:table-cell table:formula="of:=DEGREES(ATAN(ABS([.F306]-[.C306])/ABS([.E306]-[.B306])))" office:value-type="float" office:value="0.768777448042435" calcext:value-type="float">
            <text:p>0.768777448042435</text:p>
          </table:table-cell>
          <table:table-cell table:formula="of:=SQRT(POWER([.H306];2)+POWER([.I306];2)+POWER([.J306];2))" office:value-type="float" office:value="708.262745871563" calcext:value-type="float">
            <text:p>708.262745871563</text:p>
          </table:table-cell>
        </table:table-row>
        <table:table-row table:style-name="ro1">
          <table:table-cell office:value-type="float" office:value="67.9712" calcext:value-type="float">
            <text:p>67.9712</text:p>
          </table:table-cell>
          <table:table-cell office:value-type="float" office:value="282.834" calcext:value-type="float">
            <text:p>282.834</text:p>
          </table:table-cell>
          <table:table-cell office:value-type="float" office:value="43.1302" calcext:value-type="float">
            <text:p>43.1302</text:p>
          </table:table-cell>
          <table:table-cell office:value-type="float" office:value="65.8374" calcext:value-type="float">
            <text:p>65.8374</text:p>
          </table:table-cell>
          <table:table-cell office:value-type="float" office:value="269.598" calcext:value-type="float">
            <text:p>269.598</text:p>
          </table:table-cell>
          <table:table-cell office:value-type="float" office:value="43.4964" calcext:value-type="float">
            <text:p>43.4964</text:p>
          </table:table-cell>
          <table:table-cell/>
          <table:table-cell table:formula="of:=([.D307]-[.A307])/0.0166667" office:value-type="float" office:value="-128.027743944512" calcext:value-type="float">
            <text:p>-128.027743944512</text:p>
          </table:table-cell>
          <table:table-cell table:formula="of:=ABS([.E307]-[.B307])/0.0166667" office:value-type="float" office:value="794.158411683176" calcext:value-type="float">
            <text:p>794.158411683176</text:p>
          </table:table-cell>
          <table:table-cell table:formula="of:=([.F307]-[.C307])/0.0166667" office:value-type="float" office:value="21.9719560560878" calcext:value-type="float">
            <text:p>21.9719560560878</text:p>
          </table:table-cell>
          <table:table-cell table:formula="of:=DEGREES(ATAN(ABS([.F307]-[.C307])/ABS([.E307]-[.B307])))" office:value-type="float" office:value="1.58479626417132" calcext:value-type="float">
            <text:p>1.58479626417132</text:p>
          </table:table-cell>
          <table:table-cell table:formula="of:=SQRT(POWER([.H307];2)+POWER([.I307];2)+POWER([.J307];2))" office:value-type="float" office:value="804.712031051852" calcext:value-type="float">
            <text:p>804.712031051852</text:p>
          </table:table-cell>
        </table:table-row>
        <table:table-row table:style-name="ro1">
          <table:table-cell office:value-type="float" office:value="64.8651" calcext:value-type="float">
            <text:p>64.8651</text:p>
          </table:table-cell>
          <table:table-cell office:value-type="float" office:value="266.157" calcext:value-type="float">
            <text:p>266.157</text:p>
          </table:table-cell>
          <table:table-cell office:value-type="float" office:value="41.1262" calcext:value-type="float">
            <text:p>41.1262</text:p>
          </table:table-cell>
          <table:table-cell office:value-type="float" office:value="62.4224" calcext:value-type="float">
            <text:p>62.4224</text:p>
          </table:table-cell>
          <table:table-cell office:value-type="float" office:value="252.412" calcext:value-type="float">
            <text:p>252.412</text:p>
          </table:table-cell>
          <table:table-cell office:value-type="float" office:value="41.0603" calcext:value-type="float">
            <text:p>41.0603</text:p>
          </table:table-cell>
          <table:table-cell/>
          <table:table-cell table:formula="of:=([.D308]-[.A308])/0.0166667" office:value-type="float" office:value="-146.561706876586" calcext:value-type="float">
            <text:p>-146.561706876586</text:p>
          </table:table-cell>
          <table:table-cell table:formula="of:=ABS([.E308]-[.B308])/0.0166667" office:value-type="float" office:value="824.698350603297" calcext:value-type="float">
            <text:p>824.698350603297</text:p>
          </table:table-cell>
          <table:table-cell table:formula="of:=([.F308]-[.C308])/0.0166667" office:value-type="float" office:value="-3.95399209201577" calcext:value-type="float">
            <text:p>-3.95399209201577</text:p>
          </table:table-cell>
          <table:table-cell table:formula="of:=DEGREES(ATAN(ABS([.F308]-[.C308])/ABS([.E308]-[.B308])))" office:value-type="float" office:value="0.274700832229816" calcext:value-type="float">
            <text:p>0.274700832229816</text:p>
          </table:table-cell>
          <table:table-cell table:formula="of:=SQRT(POWER([.H308];2)+POWER([.I308];2)+POWER([.J308];2))" office:value-type="float" office:value="837.629594429328" calcext:value-type="float">
            <text:p>837.629594429328</text:p>
          </table:table-cell>
        </table:table-row>
        <table:table-row table:style-name="ro1">
          <table:table-cell office:value-type="float" office:value="66.0807" calcext:value-type="float">
            <text:p>66.0807</text:p>
          </table:table-cell>
          <table:table-cell office:value-type="float" office:value="268.647" calcext:value-type="float">
            <text:p>268.647</text:p>
          </table:table-cell>
          <table:table-cell office:value-type="float" office:value="42.1749" calcext:value-type="float">
            <text:p>42.1749</text:p>
          </table:table-cell>
          <table:table-cell office:value-type="float" office:value="65.0867" calcext:value-type="float">
            <text:p>65.0867</text:p>
          </table:table-cell>
          <table:table-cell office:value-type="float" office:value="252.435" calcext:value-type="float">
            <text:p>252.435</text:p>
          </table:table-cell>
          <table:table-cell office:value-type="float" office:value="43.8794" calcext:value-type="float">
            <text:p>43.8794</text:p>
          </table:table-cell>
          <table:table-cell/>
          <table:table-cell table:formula="of:=([.D309]-[.A309])/0.0166667" office:value-type="float" office:value="-59.6398807202385" calcext:value-type="float">
            <text:p>-59.6398807202385</text:p>
          </table:table-cell>
          <table:table-cell table:formula="of:=ABS([.E309]-[.B309])/0.0166667" office:value-type="float" office:value="972.71805456389" calcext:value-type="float">
            <text:p>972.71805456389</text:p>
          </table:table-cell>
          <table:table-cell table:formula="of:=([.F309]-[.C309])/0.0166667" office:value-type="float" office:value="102.269795460409" calcext:value-type="float">
            <text:p>102.269795460409</text:p>
          </table:table-cell>
          <table:table-cell table:formula="of:=DEGREES(ATAN(ABS([.F309]-[.C309])/ABS([.E309]-[.B309])))" office:value-type="float" office:value="6.00192302418853" calcext:value-type="float">
            <text:p>6.00192302418853</text:p>
          </table:table-cell>
          <table:table-cell table:formula="of:=SQRT(POWER([.H309];2)+POWER([.I309];2)+POWER([.J309];2))" office:value-type="float" office:value="979.896137409673" calcext:value-type="float">
            <text:p>979.896137409673</text:p>
          </table:table-cell>
        </table:table-row>
        <table:table-row table:style-name="ro1">
          <table:table-cell office:value-type="float" office:value="66.195" calcext:value-type="float">
            <text:p>66.195</text:p>
          </table:table-cell>
          <table:table-cell office:value-type="float" office:value="260.826" calcext:value-type="float">
            <text:p>260.826</text:p>
          </table:table-cell>
          <table:table-cell office:value-type="float" office:value="44.6525" calcext:value-type="float">
            <text:p>44.6525</text:p>
          </table:table-cell>
          <table:table-cell office:value-type="float" office:value="64.6587" calcext:value-type="float">
            <text:p>64.6587</text:p>
          </table:table-cell>
          <table:table-cell office:value-type="float" office:value="249.888" calcext:value-type="float">
            <text:p>249.888</text:p>
          </table:table-cell>
          <table:table-cell office:value-type="float" office:value="44.7748" calcext:value-type="float">
            <text:p>44.7748</text:p>
          </table:table-cell>
          <table:table-cell/>
          <table:table-cell table:formula="of:=([.D310]-[.A310])/0.0166667" office:value-type="float" office:value="-92.1778156443685" calcext:value-type="float">
            <text:p>-92.1778156443685</text:p>
          </table:table-cell>
          <table:table-cell table:formula="of:=ABS([.E310]-[.B310])/0.0166667" office:value-type="float" office:value="656.278687442626" calcext:value-type="float">
            <text:p>656.278687442626</text:p>
          </table:table-cell>
          <table:table-cell table:formula="of:=([.F310]-[.C310])/0.0166667" office:value-type="float" office:value="7.33798532402909" calcext:value-type="float">
            <text:p>7.33798532402909</text:p>
          </table:table-cell>
          <table:table-cell table:formula="of:=DEGREES(ATAN(ABS([.F310]-[.C310])/ABS([.E310]-[.B310])))" office:value-type="float" office:value="0.640609054810771" calcext:value-type="float">
            <text:p>0.640609054810771</text:p>
          </table:table-cell>
          <table:table-cell table:formula="of:=SQRT(POWER([.H310];2)+POWER([.I310];2)+POWER([.J310];2))" office:value-type="float" office:value="662.761126890375" calcext:value-type="float">
            <text:p>662.761126890375</text:p>
          </table:table-cell>
        </table:table-row>
        <table:table-row table:style-name="ro1">
          <table:table-cell office:value-type="float" office:value="54.718" calcext:value-type="float">
            <text:p>54.718</text:p>
          </table:table-cell>
          <table:table-cell office:value-type="float" office:value="269.828" calcext:value-type="float">
            <text:p>269.828</text:p>
          </table:table-cell>
          <table:table-cell office:value-type="float" office:value="45.0397" calcext:value-type="float">
            <text:p>45.0397</text:p>
          </table:table-cell>
          <table:table-cell office:value-type="float" office:value="52.5889" calcext:value-type="float">
            <text:p>52.5889</text:p>
          </table:table-cell>
          <table:table-cell office:value-type="float" office:value="255.568" calcext:value-type="float">
            <text:p>255.568</text:p>
          </table:table-cell>
          <table:table-cell office:value-type="float" office:value="45.3907" calcext:value-type="float">
            <text:p>45.3907</text:p>
          </table:table-cell>
          <table:table-cell/>
          <table:table-cell table:formula="of:=([.D311]-[.A311])/0.0166667" office:value-type="float" office:value="-127.745744508511" calcext:value-type="float">
            <text:p>-127.745744508511</text:p>
          </table:table-cell>
          <table:table-cell table:formula="of:=ABS([.E311]-[.B311])/0.0166667" office:value-type="float" office:value="855.59828880342" calcext:value-type="float">
            <text:p>855.59828880342</text:p>
          </table:table-cell>
          <table:table-cell table:formula="of:=([.F311]-[.C311])/0.0166667" office:value-type="float" office:value="21.0599578800842" calcext:value-type="float">
            <text:p>21.0599578800842</text:p>
          </table:table-cell>
          <table:table-cell table:formula="of:=DEGREES(ATAN(ABS([.F311]-[.C311])/ABS([.E311]-[.B311])))" office:value-type="float" office:value="1.41001112278306" calcext:value-type="float">
            <text:p>1.41001112278306</text:p>
          </table:table-cell>
          <table:table-cell table:formula="of:=SQRT(POWER([.H311];2)+POWER([.I311];2)+POWER([.J311];2))" office:value-type="float" office:value="865.338620927834" calcext:value-type="float">
            <text:p>865.338620927834</text:p>
          </table:table-cell>
        </table:table-row>
        <table:table-row table:style-name="ro1">
          <table:table-cell office:value-type="float" office:value="57.227" calcext:value-type="float">
            <text:p>57.227</text:p>
          </table:table-cell>
          <table:table-cell office:value-type="float" office:value="284.008" calcext:value-type="float">
            <text:p>284.008</text:p>
          </table:table-cell>
          <table:table-cell office:value-type="float" office:value="42.293" calcext:value-type="float">
            <text:p>42.293</text:p>
          </table:table-cell>
          <table:table-cell office:value-type="float" office:value="55.533" calcext:value-type="float">
            <text:p>55.533</text:p>
          </table:table-cell>
          <table:table-cell office:value-type="float" office:value="260.086" calcext:value-type="float">
            <text:p>260.086</text:p>
          </table:table-cell>
          <table:table-cell office:value-type="float" office:value="44.3946" calcext:value-type="float">
            <text:p>44.3946</text:p>
          </table:table-cell>
          <table:table-cell/>
          <table:table-cell table:formula="of:=([.D312]-[.A312])/0.0166667" office:value-type="float" office:value="-101.639796720406" calcext:value-type="float">
            <text:p>-101.639796720406</text:p>
          </table:table-cell>
          <table:table-cell table:formula="of:=ABS([.E312]-[.B312])/0.0166667" office:value-type="float" office:value="1435.31712936574" calcext:value-type="float">
            <text:p>1435.31712936574</text:p>
          </table:table-cell>
          <table:table-cell table:formula="of:=([.F312]-[.C312])/0.0166667" office:value-type="float" office:value="126.095747808504" calcext:value-type="float">
            <text:p>126.095747808504</text:p>
          </table:table-cell>
          <table:table-cell table:formula="of:=DEGREES(ATAN(ABS([.F312]-[.C312])/ABS([.E312]-[.B312])))" office:value-type="float" office:value="5.02066945134907" calcext:value-type="float">
            <text:p>5.02066945134907</text:p>
          </table:table-cell>
          <table:table-cell table:formula="of:=SQRT(POWER([.H312];2)+POWER([.I312];2)+POWER([.J312];2))" office:value-type="float" office:value="1444.42585401379" calcext:value-type="float">
            <text:p>1444.42585401379</text:p>
          </table:table-cell>
        </table:table-row>
        <table:table-row table:style-name="ro1">
          <table:table-cell office:value-type="float" office:value="57.6682" calcext:value-type="float">
            <text:p>57.6682</text:p>
          </table:table-cell>
          <table:table-cell office:value-type="float" office:value="286.718" calcext:value-type="float">
            <text:p>286.718</text:p>
          </table:table-cell>
          <table:table-cell office:value-type="float" office:value="42.6248" calcext:value-type="float">
            <text:p>42.6248</text:p>
          </table:table-cell>
          <table:table-cell office:value-type="float" office:value="55.7171" calcext:value-type="float">
            <text:p>55.7171</text:p>
          </table:table-cell>
          <table:table-cell office:value-type="float" office:value="275.67" calcext:value-type="float">
            <text:p>275.67</text:p>
          </table:table-cell>
          <table:table-cell office:value-type="float" office:value="42.626" calcext:value-type="float">
            <text:p>42.626</text:p>
          </table:table-cell>
          <table:table-cell/>
          <table:table-cell table:formula="of:=([.D313]-[.A313])/0.0166667" office:value-type="float" office:value="-117.065765868468" calcext:value-type="float">
            <text:p>-117.065765868468</text:p>
          </table:table-cell>
          <table:table-cell table:formula="of:=ABS([.E313]-[.B313])/0.0166667" office:value-type="float" office:value="662.878674242652" calcext:value-type="float">
            <text:p>662.878674242652</text:p>
          </table:table-cell>
          <table:table-cell table:formula="of:=([.F313]-[.C313])/0.0166667" office:value-type="float" office:value="0.0719998560001202" calcext:value-type="float">
            <text:p>0.07199985600012</text:p>
          </table:table-cell>
          <table:table-cell table:formula="of:=DEGREES(ATAN(ABS([.F313]-[.C313])/ABS([.E313]-[.B313])))" office:value-type="float" office:value="0.00622329246426109" calcext:value-type="float">
            <text:p>0.006223292464261</text:p>
          </table:table-cell>
          <table:table-cell table:formula="of:=SQRT(POWER([.H313];2)+POWER([.I313];2)+POWER([.J313];2))" office:value-type="float" office:value="673.136342421092" calcext:value-type="float">
            <text:p>673.136342421092</text:p>
          </table:table-cell>
        </table:table-row>
        <table:table-row table:style-name="ro1">
          <table:table-cell office:value-type="float" office:value="53.3333" calcext:value-type="float">
            <text:p>53.3333</text:p>
          </table:table-cell>
          <table:table-cell office:value-type="float" office:value="292.841" calcext:value-type="float">
            <text:p>292.841</text:p>
          </table:table-cell>
          <table:table-cell office:value-type="float" office:value="42.4864" calcext:value-type="float">
            <text:p>42.4864</text:p>
          </table:table-cell>
          <table:table-cell office:value-type="float" office:value="50.6502" calcext:value-type="float">
            <text:p>50.6502</text:p>
          </table:table-cell>
          <table:table-cell office:value-type="float" office:value="282.603" calcext:value-type="float">
            <text:p>282.603</text:p>
          </table:table-cell>
          <table:table-cell office:value-type="float" office:value="42.5799" calcext:value-type="float">
            <text:p>42.5799</text:p>
          </table:table-cell>
          <table:table-cell/>
          <table:table-cell table:formula="of:=([.D314]-[.A314])/0.0166667" office:value-type="float" office:value="-160.985678028644" calcext:value-type="float">
            <text:p>-160.985678028644</text:p>
          </table:table-cell>
          <table:table-cell table:formula="of:=ABS([.E314]-[.B314])/0.0166667" office:value-type="float" office:value="614.278771442457" calcext:value-type="float">
            <text:p>614.278771442457</text:p>
          </table:table-cell>
          <table:table-cell table:formula="of:=([.F314]-[.C314])/0.0166667" office:value-type="float" office:value="5.60998878002237" calcext:value-type="float">
            <text:p>5.60998878002237</text:p>
          </table:table-cell>
          <table:table-cell table:formula="of:=DEGREES(ATAN(ABS([.F314]-[.C314])/ABS([.E314]-[.B314])))" office:value-type="float" office:value="0.523247358251061" calcext:value-type="float">
            <text:p>0.523247358251061</text:p>
          </table:table-cell>
          <table:table-cell table:formula="of:=SQRT(POWER([.H314];2)+POWER([.I314];2)+POWER([.J314];2))" office:value-type="float" office:value="635.048241907108" calcext:value-type="float">
            <text:p>635.048241907108</text:p>
          </table:table-cell>
        </table:table-row>
        <table:table-row table:style-name="ro1">
          <table:table-cell office:value-type="float" office:value="46.848" calcext:value-type="float">
            <text:p>46.848</text:p>
          </table:table-cell>
          <table:table-cell office:value-type="float" office:value="298.335" calcext:value-type="float">
            <text:p>298.335</text:p>
          </table:table-cell>
          <table:table-cell office:value-type="float" office:value="43.5246" calcext:value-type="float">
            <text:p>43.5246</text:p>
          </table:table-cell>
          <table:table-cell office:value-type="float" office:value="45.5291" calcext:value-type="float">
            <text:p>45.5291</text:p>
          </table:table-cell>
          <table:table-cell office:value-type="float" office:value="283.81" calcext:value-type="float">
            <text:p>283.81</text:p>
          </table:table-cell>
          <table:table-cell office:value-type="float" office:value="43.9575" calcext:value-type="float">
            <text:p>43.9575</text:p>
          </table:table-cell>
          <table:table-cell/>
          <table:table-cell table:formula="of:=([.D315]-[.A315])/0.0166667" office:value-type="float" office:value="-79.1338417323165" calcext:value-type="float">
            <text:p>-79.1338417323165</text:p>
          </table:table-cell>
          <table:table-cell table:formula="of:=ABS([.E315]-[.B315])/0.0166667" office:value-type="float" office:value="871.498257003485" calcext:value-type="float">
            <text:p>871.498257003485</text:p>
          </table:table-cell>
          <table:table-cell table:formula="of:=([.F315]-[.C315])/0.0166667" office:value-type="float" office:value="25.9739480521041" calcext:value-type="float">
            <text:p>25.9739480521041</text:p>
          </table:table-cell>
          <table:table-cell table:formula="of:=DEGREES(ATAN(ABS([.F315]-[.C315])/ABS([.E315]-[.B315])))" office:value-type="float" office:value="1.70712584348114" calcext:value-type="float">
            <text:p>1.70712584348114</text:p>
          </table:table-cell>
          <table:table-cell table:formula="of:=SQRT(POWER([.H315];2)+POWER([.I315];2)+POWER([.J315];2))" office:value-type="float" office:value="875.469030203148" calcext:value-type="float">
            <text:p>875.469030203148</text:p>
          </table:table-cell>
        </table:table-row>
        <table:table-row table:style-name="ro1">
          <table:table-cell office:value-type="float" office:value="44.1254" calcext:value-type="float">
            <text:p>44.1254</text:p>
          </table:table-cell>
          <table:table-cell office:value-type="float" office:value="305.023" calcext:value-type="float">
            <text:p>305.023</text:p>
          </table:table-cell>
          <table:table-cell office:value-type="float" office:value="43.5998" calcext:value-type="float">
            <text:p>43.5998</text:p>
          </table:table-cell>
          <table:table-cell office:value-type="float" office:value="42.3534" calcext:value-type="float">
            <text:p>42.3534</text:p>
          </table:table-cell>
          <table:table-cell office:value-type="float" office:value="289.992" calcext:value-type="float">
            <text:p>289.992</text:p>
          </table:table-cell>
          <table:table-cell office:value-type="float" office:value="43.8041" calcext:value-type="float">
            <text:p>43.8041</text:p>
          </table:table-cell>
          <table:table-cell/>
          <table:table-cell table:formula="of:=([.D316]-[.A316])/0.0166667" office:value-type="float" office:value="-106.319787360425" calcext:value-type="float">
            <text:p>-106.319787360425</text:p>
          </table:table-cell>
          <table:table-cell table:formula="of:=ABS([.E316]-[.B316])/0.0166667" office:value-type="float" office:value="901.858196283608" calcext:value-type="float">
            <text:p>901.858196283608</text:p>
          </table:table-cell>
          <table:table-cell table:formula="of:=([.F316]-[.C316])/0.0166667" office:value-type="float" office:value="12.2579754840488" calcext:value-type="float">
            <text:p>12.2579754840488</text:p>
          </table:table-cell>
          <table:table-cell table:formula="of:=DEGREES(ATAN(ABS([.F316]-[.C316])/ABS([.E316]-[.B316])))" office:value-type="float" office:value="0.778711130858791" calcext:value-type="float">
            <text:p>0.778711130858791</text:p>
          </table:table-cell>
          <table:table-cell table:formula="of:=SQRT(POWER([.H316];2)+POWER([.I316];2)+POWER([.J316];2))" office:value-type="float" office:value="908.186303217163" calcext:value-type="float">
            <text:p>908.186303217163</text:p>
          </table:table-cell>
        </table:table-row>
        <table:table-row table:style-name="ro1">
          <table:table-cell office:value-type="float" office:value="44.5643" calcext:value-type="float">
            <text:p>44.5643</text:p>
          </table:table-cell>
          <table:table-cell office:value-type="float" office:value="306.674" calcext:value-type="float">
            <text:p>306.674</text:p>
          </table:table-cell>
          <table:table-cell office:value-type="float" office:value="43.3507" calcext:value-type="float">
            <text:p>43.3507</text:p>
          </table:table-cell>
          <table:table-cell office:value-type="float" office:value="42.4355" calcext:value-type="float">
            <text:p>42.4355</text:p>
          </table:table-cell>
          <table:table-cell office:value-type="float" office:value="292.915" calcext:value-type="float">
            <text:p>292.915</text:p>
          </table:table-cell>
          <table:table-cell office:value-type="float" office:value="43.6145" calcext:value-type="float">
            <text:p>43.6145</text:p>
          </table:table-cell>
          <table:table-cell/>
          <table:table-cell table:formula="of:=([.D317]-[.A317])/0.0166667" office:value-type="float" office:value="-127.727744544511" calcext:value-type="float">
            <text:p>-127.727744544511</text:p>
          </table:table-cell>
          <table:table-cell table:formula="of:=ABS([.E317]-[.B317])/0.0166667" office:value-type="float" office:value="825.5383489233" calcext:value-type="float">
            <text:p>825.5383489233</text:p>
          </table:table-cell>
          <table:table-cell table:formula="of:=([.F317]-[.C317])/0.0166667" office:value-type="float" office:value="15.8279683440631" calcext:value-type="float">
            <text:p>15.8279683440631</text:p>
          </table:table-cell>
          <table:table-cell table:formula="of:=DEGREES(ATAN(ABS([.F317]-[.C317])/ABS([.E317]-[.B317])))" office:value-type="float" office:value="1.09839196140015" calcext:value-type="float">
            <text:p>1.09839196140015</text:p>
          </table:table-cell>
          <table:table-cell table:formula="of:=SQRT(POWER([.H317];2)+POWER([.I317];2)+POWER([.J317];2))" office:value-type="float" office:value="835.510901695086" calcext:value-type="float">
            <text:p>835.510901695086</text:p>
          </table:table-cell>
        </table:table-row>
        <table:table-row table:style-name="ro1">
          <table:table-cell office:value-type="float" office:value="43.6347" calcext:value-type="float">
            <text:p>43.6347</text:p>
          </table:table-cell>
          <table:table-cell office:value-type="float" office:value="303.677" calcext:value-type="float">
            <text:p>303.677</text:p>
          </table:table-cell>
          <table:table-cell office:value-type="float" office:value="42.4926" calcext:value-type="float">
            <text:p>42.4926</text:p>
          </table:table-cell>
          <table:table-cell office:value-type="float" office:value="41.8818" calcext:value-type="float">
            <text:p>41.8818</text:p>
          </table:table-cell>
          <table:table-cell office:value-type="float" office:value="288.69" calcext:value-type="float">
            <text:p>288.69</text:p>
          </table:table-cell>
          <table:table-cell office:value-type="float" office:value="42.7333" calcext:value-type="float">
            <text:p>42.7333</text:p>
          </table:table-cell>
          <table:table-cell/>
          <table:table-cell table:formula="of:=([.D318]-[.A318])/0.0166667" office:value-type="float" office:value="-105.173789652421" calcext:value-type="float">
            <text:p>-105.173789652421</text:p>
          </table:table-cell>
          <table:table-cell table:formula="of:=ABS([.E318]-[.B318])/0.0166667" office:value-type="float" office:value="899.218201563598" calcext:value-type="float">
            <text:p>899.218201563598</text:p>
          </table:table-cell>
          <table:table-cell table:formula="of:=([.F318]-[.C318])/0.0166667" office:value-type="float" office:value="14.4419711160576" calcext:value-type="float">
            <text:p>14.4419711160576</text:p>
          </table:table-cell>
          <table:table-cell table:formula="of:=DEGREES(ATAN(ABS([.F318]-[.C318])/ABS([.E318]-[.B318])))" office:value-type="float" office:value="0.920124677580187" calcext:value-type="float">
            <text:p>0.920124677580187</text:p>
          </table:table-cell>
          <table:table-cell table:formula="of:=SQRT(POWER([.H318];2)+POWER([.I318];2)+POWER([.J318];2))" office:value-type="float" office:value="905.463124916107" calcext:value-type="float">
            <text:p>905.463124916107</text:p>
          </table:table-cell>
        </table:table-row>
        <table:table-row table:style-name="ro1">
          <table:table-cell office:value-type="float" office:value="47.1555" calcext:value-type="float">
            <text:p>47.1555</text:p>
          </table:table-cell>
          <table:table-cell office:value-type="float" office:value="308.653" calcext:value-type="float">
            <text:p>308.653</text:p>
          </table:table-cell>
          <table:table-cell office:value-type="float" office:value="43.825" calcext:value-type="float">
            <text:p>43.825</text:p>
          </table:table-cell>
          <table:table-cell office:value-type="float" office:value="45.2198" calcext:value-type="float">
            <text:p>45.2198</text:p>
          </table:table-cell>
          <table:table-cell office:value-type="float" office:value="299.379" calcext:value-type="float">
            <text:p>299.379</text:p>
          </table:table-cell>
          <table:table-cell office:value-type="float" office:value="43.6446" calcext:value-type="float">
            <text:p>43.6446</text:p>
          </table:table-cell>
          <table:table-cell/>
          <table:table-cell table:formula="of:=([.D319]-[.A319])/0.0166667" office:value-type="float" office:value="-116.141767716465" calcext:value-type="float">
            <text:p>-116.141767716465</text:p>
          </table:table-cell>
          <table:table-cell table:formula="of:=ABS([.E319]-[.B319])/0.0166667" office:value-type="float" office:value="556.438887122226" calcext:value-type="float">
            <text:p>556.438887122226</text:p>
          </table:table-cell>
          <table:table-cell table:formula="of:=([.F319]-[.C319])/0.0166667" office:value-type="float" office:value="-10.8239783520437" calcext:value-type="float">
            <text:p>-10.8239783520437</text:p>
          </table:table-cell>
          <table:table-cell table:formula="of:=DEGREES(ATAN(ABS([.F319]-[.C319])/ABS([.E319]-[.B319])))" office:value-type="float" office:value="1.11439025476377" calcext:value-type="float">
            <text:p>1.11439025476377</text:p>
          </table:table-cell>
          <table:table-cell table:formula="of:=SQRT(POWER([.H319];2)+POWER([.I319];2)+POWER([.J319];2))" office:value-type="float" office:value="568.533467631847" calcext:value-type="float">
            <text:p>568.533467631847</text:p>
          </table:table-cell>
        </table:table-row>
        <table:table-row table:style-name="ro1">
          <table:table-cell office:value-type="float" office:value="46.5017" calcext:value-type="float">
            <text:p>46.5017</text:p>
          </table:table-cell>
          <table:table-cell office:value-type="float" office:value="305.538" calcext:value-type="float">
            <text:p>305.538</text:p>
          </table:table-cell>
          <table:table-cell office:value-type="float" office:value="43.762" calcext:value-type="float">
            <text:p>43.762</text:p>
          </table:table-cell>
          <table:table-cell office:value-type="float" office:value="45.0904" calcext:value-type="float">
            <text:p>45.0904</text:p>
          </table:table-cell>
          <table:table-cell office:value-type="float" office:value="292.072" calcext:value-type="float">
            <text:p>292.072</text:p>
          </table:table-cell>
          <table:table-cell office:value-type="float" office:value="43.9714" calcext:value-type="float">
            <text:p>43.9714</text:p>
          </table:table-cell>
          <table:table-cell/>
          <table:table-cell table:formula="of:=([.D320]-[.A320])/0.0166667" office:value-type="float" office:value="-84.6778306443385" calcext:value-type="float">
            <text:p>-84.6778306443385</text:p>
          </table:table-cell>
          <table:table-cell table:formula="of:=ABS([.E320]-[.B320])/0.0166667" office:value-type="float" office:value="807.958384083232" calcext:value-type="float">
            <text:p>807.958384083232</text:p>
          </table:table-cell>
          <table:table-cell table:formula="of:=([.F320]-[.C320])/0.0166667" office:value-type="float" office:value="12.5639748720504" calcext:value-type="float">
            <text:p>12.5639748720504</text:p>
          </table:table-cell>
          <table:table-cell table:formula="of:=DEGREES(ATAN(ABS([.F320]-[.C320])/ABS([.E320]-[.B320])))" office:value-type="float" office:value="0.890893309714098" calcext:value-type="float">
            <text:p>0.890893309714098</text:p>
          </table:table-cell>
          <table:table-cell table:formula="of:=SQRT(POWER([.H320];2)+POWER([.I320];2)+POWER([.J320];2))" office:value-type="float" office:value="812.480731388508" calcext:value-type="float">
            <text:p>812.480731388508</text:p>
          </table:table-cell>
        </table:table-row>
        <table:table-row table:style-name="ro1">
          <table:table-cell office:value-type="float" office:value="45.1441" calcext:value-type="float">
            <text:p>45.1441</text:p>
          </table:table-cell>
          <table:table-cell office:value-type="float" office:value="305.472" calcext:value-type="float">
            <text:p>305.472</text:p>
          </table:table-cell>
          <table:table-cell office:value-type="float" office:value="42.7334" calcext:value-type="float">
            <text:p>42.7334</text:p>
          </table:table-cell>
          <table:table-cell office:value-type="float" office:value="42.6582" calcext:value-type="float">
            <text:p>42.6582</text:p>
          </table:table-cell>
          <table:table-cell office:value-type="float" office:value="293.145" calcext:value-type="float">
            <text:p>293.145</text:p>
          </table:table-cell>
          <table:table-cell office:value-type="float" office:value="42.806" calcext:value-type="float">
            <text:p>42.806</text:p>
          </table:table-cell>
          <table:table-cell/>
          <table:table-cell table:formula="of:=([.D321]-[.A321])/0.0166667" office:value-type="float" office:value="-149.153701692597" calcext:value-type="float">
            <text:p>-149.153701692597</text:p>
          </table:table-cell>
          <table:table-cell table:formula="of:=ABS([.E321]-[.B321])/0.0166667" office:value-type="float" office:value="739.618520762958" calcext:value-type="float">
            <text:p>739.618520762958</text:p>
          </table:table-cell>
          <table:table-cell table:formula="of:=([.F321]-[.C321])/0.0166667" office:value-type="float" office:value="4.35599128801708" calcext:value-type="float">
            <text:p>4.35599128801708</text:p>
          </table:table-cell>
          <table:table-cell table:formula="of:=DEGREES(ATAN(ABS([.F321]-[.C321])/ABS([.E321]-[.B321])))" office:value-type="float" office:value="0.337440212463363" calcext:value-type="float">
            <text:p>0.337440212463363</text:p>
          </table:table-cell>
          <table:table-cell table:formula="of:=SQRT(POWER([.H321];2)+POWER([.I321];2)+POWER([.J321];2))" office:value-type="float" office:value="754.520614459467" calcext:value-type="float">
            <text:p>754.520614459467</text:p>
          </table:table-cell>
        </table:table-row>
        <table:table-row table:style-name="ro1">
          <table:table-cell office:value-type="float" office:value="44.7009" calcext:value-type="float">
            <text:p>44.7009</text:p>
          </table:table-cell>
          <table:table-cell office:value-type="float" office:value="299.243" calcext:value-type="float">
            <text:p>299.243</text:p>
          </table:table-cell>
          <table:table-cell office:value-type="float" office:value="43.6703" calcext:value-type="float">
            <text:p>43.6703</text:p>
          </table:table-cell>
          <table:table-cell office:value-type="float" office:value="41.9971" calcext:value-type="float">
            <text:p>41.9971</text:p>
          </table:table-cell>
          <table:table-cell office:value-type="float" office:value="287.15" calcext:value-type="float">
            <text:p>287.15</text:p>
          </table:table-cell>
          <table:table-cell office:value-type="float" office:value="43.4794" calcext:value-type="float">
            <text:p>43.4794</text:p>
          </table:table-cell>
          <table:table-cell/>
          <table:table-cell table:formula="of:=([.D322]-[.A322])/0.0166667" office:value-type="float" office:value="-162.227675544649" calcext:value-type="float">
            <text:p>-162.227675544649</text:p>
          </table:table-cell>
          <table:table-cell table:formula="of:=ABS([.E322]-[.B322])/0.0166667" office:value-type="float" office:value="725.578548842903" calcext:value-type="float">
            <text:p>725.578548842903</text:p>
          </table:table-cell>
          <table:table-cell table:formula="of:=([.F322]-[.C322])/0.0166667" office:value-type="float" office:value="-11.4539770920458" calcext:value-type="float">
            <text:p>-11.4539770920458</text:p>
          </table:table-cell>
          <table:table-cell table:formula="of:=DEGREES(ATAN(ABS([.F322]-[.C322])/ABS([.E322]-[.B322])))" office:value-type="float" office:value="0.904395591682414" calcext:value-type="float">
            <text:p>0.904395591682414</text:p>
          </table:table-cell>
          <table:table-cell table:formula="of:=SQRT(POWER([.H322];2)+POWER([.I322];2)+POWER([.J322];2))" office:value-type="float" office:value="743.581362626053" calcext:value-type="float">
            <text:p>743.581362626053</text:p>
          </table:table-cell>
        </table:table-row>
        <table:table-row table:style-name="ro1">
          <table:table-cell office:value-type="float" office:value="76.9061" calcext:value-type="float">
            <text:p>76.9061</text:p>
          </table:table-cell>
          <table:table-cell office:value-type="float" office:value="308.303" calcext:value-type="float">
            <text:p>308.303</text:p>
          </table:table-cell>
          <table:table-cell office:value-type="float" office:value="43.3243" calcext:value-type="float">
            <text:p>43.3243</text:p>
          </table:table-cell>
          <table:table-cell office:value-type="float" office:value="75.21" calcext:value-type="float">
            <text:p>75.21</text:p>
          </table:table-cell>
          <table:table-cell office:value-type="float" office:value="296.998" calcext:value-type="float">
            <text:p>296.998</text:p>
          </table:table-cell>
          <table:table-cell office:value-type="float" office:value="43.191" calcext:value-type="float">
            <text:p>43.191</text:p>
          </table:table-cell>
          <table:table-cell/>
          <table:table-cell table:formula="of:=([.D323]-[.A323])/0.0166667" office:value-type="float" office:value="-101.765796468407" calcext:value-type="float">
            <text:p>-101.765796468407</text:p>
          </table:table-cell>
          <table:table-cell table:formula="of:=ABS([.E323]-[.B323])/0.0166667" office:value-type="float" office:value="678.298643402714" calcext:value-type="float">
            <text:p>678.298643402714</text:p>
          </table:table-cell>
          <table:table-cell table:formula="of:=([.F323]-[.C323])/0.0166667" office:value-type="float" office:value="-7.9979840040319" calcext:value-type="float">
            <text:p>-7.9979840040319</text:p>
          </table:table-cell>
          <table:table-cell table:formula="of:=DEGREES(ATAN(ABS([.F323]-[.C323])/ABS([.E323]-[.B323])))" office:value-type="float" office:value="0.67555714121765" calcext:value-type="float">
            <text:p>0.67555714121765</text:p>
          </table:table-cell>
          <table:table-cell table:formula="of:=SQRT(POWER([.H323];2)+POWER([.I323];2)+POWER([.J323];2))" office:value-type="float" office:value="685.936800821285" calcext:value-type="float">
            <text:p>685.936800821285</text:p>
          </table:table-cell>
        </table:table-row>
        <table:table-row table:style-name="ro1">
          <table:table-cell office:value-type="float" office:value="74.9673" calcext:value-type="float">
            <text:p>74.9673</text:p>
          </table:table-cell>
          <table:table-cell office:value-type="float" office:value="299.844" calcext:value-type="float">
            <text:p>299.844</text:p>
          </table:table-cell>
          <table:table-cell office:value-type="float" office:value="42.7641" calcext:value-type="float">
            <text:p>42.7641</text:p>
          </table:table-cell>
          <table:table-cell office:value-type="float" office:value="72.8259" calcext:value-type="float">
            <text:p>72.8259</text:p>
          </table:table-cell>
          <table:table-cell office:value-type="float" office:value="290.217" calcext:value-type="float">
            <text:p>290.217</text:p>
          </table:table-cell>
          <table:table-cell office:value-type="float" office:value="42.1909" calcext:value-type="float">
            <text:p>42.1909</text:p>
          </table:table-cell>
          <table:table-cell/>
          <table:table-cell table:formula="of:=([.D324]-[.A324])/0.0166667" office:value-type="float" office:value="-128.483743032513" calcext:value-type="float">
            <text:p>-128.483743032513</text:p>
          </table:table-cell>
          <table:table-cell table:formula="of:=ABS([.E324]-[.B324])/0.0166667" office:value-type="float" office:value="577.618844762311" calcext:value-type="float">
            <text:p>577.618844762311</text:p>
          </table:table-cell>
          <table:table-cell table:formula="of:=([.F324]-[.C324])/0.0166667" office:value-type="float" office:value="-34.3919312161376" calcext:value-type="float">
            <text:p>-34.3919312161376</text:p>
          </table:table-cell>
          <table:table-cell table:formula="of:=DEGREES(ATAN(ABS([.F324]-[.C324])/ABS([.E324]-[.B324])))" office:value-type="float" office:value="3.40741806014669" calcext:value-type="float">
            <text:p>3.40741806014669</text:p>
          </table:table-cell>
          <table:table-cell table:formula="of:=SQRT(POWER([.H324];2)+POWER([.I324];2)+POWER([.J324];2))" office:value-type="float" office:value="592.734685150926" calcext:value-type="float">
            <text:p>592.734685150926</text:p>
          </table:table-cell>
        </table:table-row>
        <table:table-row table:style-name="ro1">
          <table:table-cell office:value-type="float" office:value="88.6331" calcext:value-type="float">
            <text:p>88.6331</text:p>
          </table:table-cell>
          <table:table-cell office:value-type="float" office:value="291.745" calcext:value-type="float">
            <text:p>291.745</text:p>
          </table:table-cell>
          <table:table-cell office:value-type="float" office:value="44.6305" calcext:value-type="float">
            <text:p>44.6305</text:p>
          </table:table-cell>
          <table:table-cell office:value-type="float" office:value="85.6508" calcext:value-type="float">
            <text:p>85.6508</text:p>
          </table:table-cell>
          <table:table-cell office:value-type="float" office:value="278.635" calcext:value-type="float">
            <text:p>278.635</text:p>
          </table:table-cell>
          <table:table-cell office:value-type="float" office:value="45.1188" calcext:value-type="float">
            <text:p>45.1188</text:p>
          </table:table-cell>
          <table:table-cell/>
          <table:table-cell table:formula="of:=([.D325]-[.A325])/0.0166667" office:value-type="float" office:value="-178.937642124715" calcext:value-type="float">
            <text:p>-178.937642124715</text:p>
          </table:table-cell>
          <table:table-cell table:formula="of:=ABS([.E325]-[.B325])/0.0166667" office:value-type="float" office:value="786.598426803147" calcext:value-type="float">
            <text:p>786.598426803147</text:p>
          </table:table-cell>
          <table:table-cell table:formula="of:=([.F325]-[.C325])/0.0166667" office:value-type="float" office:value="29.2979414041173" calcext:value-type="float">
            <text:p>29.2979414041173</text:p>
          </table:table-cell>
          <table:table-cell table:formula="of:=DEGREES(ATAN(ABS([.F325]-[.C325])/ABS([.E325]-[.B325])))" office:value-type="float" office:value="2.13307415878488" calcext:value-type="float">
            <text:p>2.13307415878488</text:p>
          </table:table-cell>
          <table:table-cell table:formula="of:=SQRT(POWER([.H325];2)+POWER([.I325];2)+POWER([.J325];2))" office:value-type="float" office:value="807.226197660147" calcext:value-type="float">
            <text:p>807.226197660147</text:p>
          </table:table-cell>
        </table:table-row>
        <table:table-row table:style-name="ro1">
          <table:table-cell office:value-type="float" office:value="87.4898" calcext:value-type="float">
            <text:p>87.4898</text:p>
          </table:table-cell>
          <table:table-cell office:value-type="float" office:value="288.765" calcext:value-type="float">
            <text:p>288.765</text:p>
          </table:table-cell>
          <table:table-cell office:value-type="float" office:value="46.1003" calcext:value-type="float">
            <text:p>46.1003</text:p>
          </table:table-cell>
          <table:table-cell office:value-type="float" office:value="84.1644" calcext:value-type="float">
            <text:p>84.1644</text:p>
          </table:table-cell>
          <table:table-cell office:value-type="float" office:value="279.68" calcext:value-type="float">
            <text:p>279.68</text:p>
          </table:table-cell>
          <table:table-cell office:value-type="float" office:value="45.9704" calcext:value-type="float">
            <text:p>45.9704</text:p>
          </table:table-cell>
          <table:table-cell/>
          <table:table-cell table:formula="of:=([.D326]-[.A326])/0.0166667" office:value-type="float" office:value="-199.523600952798" calcext:value-type="float">
            <text:p>-199.523600952798</text:p>
          </table:table-cell>
          <table:table-cell table:formula="of:=ABS([.E326]-[.B326])/0.0166667" office:value-type="float" office:value="545.098909802179" calcext:value-type="float">
            <text:p>545.098909802179</text:p>
          </table:table-cell>
          <table:table-cell table:formula="of:=([.F326]-[.C326])/0.0166667" office:value-type="float" office:value="-7.79398441203113" calcext:value-type="float">
            <text:p>-7.79398441203113</text:p>
          </table:table-cell>
          <table:table-cell table:formula="of:=DEGREES(ATAN(ABS([.F326]-[.C326])/ABS([.E326]-[.B326])))" office:value-type="float" office:value="0.819176072788067" calcext:value-type="float">
            <text:p>0.819176072788067</text:p>
          </table:table-cell>
          <table:table-cell table:formula="of:=SQRT(POWER([.H326];2)+POWER([.I326];2)+POWER([.J326];2))" office:value-type="float" office:value="580.519797248733" calcext:value-type="float">
            <text:p>580.519797248733</text:p>
          </table:table-cell>
        </table:table-row>
        <table:table-row table:style-name="ro1">
          <table:table-cell office:value-type="float" office:value="88.277" calcext:value-type="float">
            <text:p>88.277</text:p>
          </table:table-cell>
          <table:table-cell office:value-type="float" office:value="289.02" calcext:value-type="float">
            <text:p>289.02</text:p>
          </table:table-cell>
          <table:table-cell office:value-type="float" office:value="45.04" calcext:value-type="float">
            <text:p>45.04</text:p>
          </table:table-cell>
          <table:table-cell office:value-type="float" office:value="85.111" calcext:value-type="float">
            <text:p>85.111</text:p>
          </table:table-cell>
          <table:table-cell office:value-type="float" office:value="277.372" calcext:value-type="float">
            <text:p>277.372</text:p>
          </table:table-cell>
          <table:table-cell office:value-type="float" office:value="45.0676" calcext:value-type="float">
            <text:p>45.0676</text:p>
          </table:table-cell>
          <table:table-cell/>
          <table:table-cell table:formula="of:=([.D327]-[.A327])/0.0166667" office:value-type="float" office:value="-189.95962008076" calcext:value-type="float">
            <text:p>-189.95962008076</text:p>
          </table:table-cell>
          <table:table-cell table:formula="of:=ABS([.E327]-[.B327])/0.0166667" office:value-type="float" office:value="698.878602242794" calcext:value-type="float">
            <text:p>698.878602242794</text:p>
          </table:table-cell>
          <table:table-cell table:formula="of:=([.F327]-[.C327])/0.0166667" office:value-type="float" office:value="1.6559966880066" calcext:value-type="float">
            <text:p>1.6559966880066</text:p>
          </table:table-cell>
          <table:table-cell table:formula="of:=DEGREES(ATAN(ABS([.F327]-[.C327])/ABS([.E327]-[.B327])))" office:value-type="float" office:value="0.135762410286705" calcext:value-type="float">
            <text:p>0.135762410286705</text:p>
          </table:table-cell>
          <table:table-cell table:formula="of:=SQRT(POWER([.H327];2)+POWER([.I327];2)+POWER([.J327];2))" office:value-type="float" office:value="724.236632779024" calcext:value-type="float">
            <text:p>724.236632779024</text:p>
          </table:table-cell>
        </table:table-row>
        <table:table-row table:style-name="ro1">
          <table:table-cell office:value-type="float" office:value="89.8946" calcext:value-type="float">
            <text:p>89.8946</text:p>
          </table:table-cell>
          <table:table-cell office:value-type="float" office:value="304.478" calcext:value-type="float">
            <text:p>304.478</text:p>
          </table:table-cell>
          <table:table-cell office:value-type="float" office:value="42.4579" calcext:value-type="float">
            <text:p>42.4579</text:p>
          </table:table-cell>
          <table:table-cell office:value-type="float" office:value="85.3653" calcext:value-type="float">
            <text:p>85.3653</text:p>
          </table:table-cell>
          <table:table-cell office:value-type="float" office:value="277.435" calcext:value-type="float">
            <text:p>277.435</text:p>
          </table:table-cell>
          <table:table-cell office:value-type="float" office:value="44.8072" calcext:value-type="float">
            <text:p>44.8072</text:p>
          </table:table-cell>
          <table:table-cell/>
          <table:table-cell table:formula="of:=([.D328]-[.A328])/0.0166667" office:value-type="float" office:value="-271.757456485087" calcext:value-type="float">
            <text:p>-271.757456485087</text:p>
          </table:table-cell>
          <table:table-cell table:formula="of:=ABS([.E328]-[.B328])/0.0166667" office:value-type="float" office:value="1622.57675484649" calcext:value-type="float">
            <text:p>1622.57675484649</text:p>
          </table:table-cell>
          <table:table-cell table:formula="of:=([.F328]-[.C328])/0.0166667" office:value-type="float" office:value="140.957718084564" calcext:value-type="float">
            <text:p>140.957718084564</text:p>
          </table:table-cell>
          <table:table-cell table:formula="of:=DEGREES(ATAN(ABS([.F328]-[.C328])/ABS([.E328]-[.B328])))" office:value-type="float" office:value="4.96497741365226" calcext:value-type="float">
            <text:p>4.96497741365226</text:p>
          </table:table-cell>
          <table:table-cell table:formula="of:=SQRT(POWER([.H328];2)+POWER([.I328];2)+POWER([.J328];2))" office:value-type="float" office:value="1651.20456600962" calcext:value-type="float">
            <text:p>1651.20456600962</text:p>
          </table:table-cell>
        </table:table-row>
        <table:table-row table:style-name="ro1">
          <table:table-cell office:value-type="float" office:value="101.153" calcext:value-type="float">
            <text:p>101.153</text:p>
          </table:table-cell>
          <table:table-cell office:value-type="float" office:value="306.396" calcext:value-type="float">
            <text:p>306.396</text:p>
          </table:table-cell>
          <table:table-cell office:value-type="float" office:value="43.6569" calcext:value-type="float">
            <text:p>43.6569</text:p>
          </table:table-cell>
          <table:table-cell office:value-type="float" office:value="98.069" calcext:value-type="float">
            <text:p>98.069</text:p>
          </table:table-cell>
          <table:table-cell office:value-type="float" office:value="298.479" calcext:value-type="float">
            <text:p>298.479</text:p>
          </table:table-cell>
          <table:table-cell office:value-type="float" office:value="43.2863" calcext:value-type="float">
            <text:p>43.2863</text:p>
          </table:table-cell>
          <table:table-cell/>
          <table:table-cell table:formula="of:=([.D329]-[.A329])/0.0166667" office:value-type="float" office:value="-185.03962992074" calcext:value-type="float">
            <text:p>-185.03962992074</text:p>
          </table:table-cell>
          <table:table-cell table:formula="of:=ABS([.E329]-[.B329])/0.0166667" office:value-type="float" office:value="475.019049961902" calcext:value-type="float">
            <text:p>475.019049961902</text:p>
          </table:table-cell>
          <table:table-cell table:formula="of:=([.F329]-[.C329])/0.0166667" office:value-type="float" office:value="-22.2359555280891" calcext:value-type="float">
            <text:p>-22.2359555280891</text:p>
          </table:table-cell>
          <table:table-cell table:formula="of:=DEGREES(ATAN(ABS([.F329]-[.C329])/ABS([.E329]-[.B329])))" office:value-type="float" office:value="2.68009685473244" calcext:value-type="float">
            <text:p>2.68009685473244</text:p>
          </table:table-cell>
          <table:table-cell table:formula="of:=SQRT(POWER([.H329];2)+POWER([.I329];2)+POWER([.J329];2))" office:value-type="float" office:value="510.271692518956" calcext:value-type="float">
            <text:p>510.271692518956</text:p>
          </table:table-cell>
        </table:table-row>
        <table:table-row table:style-name="ro1">
          <table:table-cell office:value-type="float" office:value="101.586" calcext:value-type="float">
            <text:p>101.586</text:p>
          </table:table-cell>
          <table:table-cell office:value-type="float" office:value="304.862" calcext:value-type="float">
            <text:p>304.862</text:p>
          </table:table-cell>
          <table:table-cell office:value-type="float" office:value="44.1404" calcext:value-type="float">
            <text:p>44.1404</text:p>
          </table:table-cell>
          <table:table-cell office:value-type="float" office:value="98.7878" calcext:value-type="float">
            <text:p>98.7878</text:p>
          </table:table-cell>
          <table:table-cell office:value-type="float" office:value="292.833" calcext:value-type="float">
            <text:p>292.833</text:p>
          </table:table-cell>
          <table:table-cell office:value-type="float" office:value="44.3819" calcext:value-type="float">
            <text:p>44.3819</text:p>
          </table:table-cell>
          <table:table-cell/>
          <table:table-cell table:formula="of:=([.D330]-[.A330])/0.0166667" office:value-type="float" office:value="-167.891664216671" calcext:value-type="float">
            <text:p>-167.891664216671</text:p>
          </table:table-cell>
          <table:table-cell table:formula="of:=ABS([.E330]-[.B330])/0.0166667" office:value-type="float" office:value="721.738556522887" calcext:value-type="float">
            <text:p>721.738556522887</text:p>
          </table:table-cell>
          <table:table-cell table:formula="of:=([.F330]-[.C330])/0.0166667" office:value-type="float" office:value="14.4899710200581" calcext:value-type="float">
            <text:p>14.4899710200581</text:p>
          </table:table-cell>
          <table:table-cell table:formula="of:=DEGREES(ATAN(ABS([.F330]-[.C330])/ABS([.E330]-[.B330])))" office:value-type="float" office:value="1.15014316572248" calcext:value-type="float">
            <text:p>1.15014316572248</text:p>
          </table:table-cell>
          <table:table-cell table:formula="of:=SQRT(POWER([.H330];2)+POWER([.I330];2)+POWER([.J330];2))" office:value-type="float" office:value="741.150534065345" calcext:value-type="float">
            <text:p>741.150534065345</text:p>
          </table:table-cell>
        </table:table-row>
        <table:table-row table:style-name="ro1">
          <table:table-cell office:value-type="float" office:value="97.1551" calcext:value-type="float">
            <text:p>97.1551</text:p>
          </table:table-cell>
          <table:table-cell office:value-type="float" office:value="295.941" calcext:value-type="float">
            <text:p>295.941</text:p>
          </table:table-cell>
          <table:table-cell office:value-type="float" office:value="42.8991" calcext:value-type="float">
            <text:p>42.8991</text:p>
          </table:table-cell>
          <table:table-cell office:value-type="float" office:value="93.8783" calcext:value-type="float">
            <text:p>93.8783</text:p>
          </table:table-cell>
          <table:table-cell office:value-type="float" office:value="281.703" calcext:value-type="float">
            <text:p>281.703</text:p>
          </table:table-cell>
          <table:table-cell office:value-type="float" office:value="42.8221" calcext:value-type="float">
            <text:p>42.8221</text:p>
          </table:table-cell>
          <table:table-cell/>
          <table:table-cell table:formula="of:=([.D331]-[.A331])/0.0166667" office:value-type="float" office:value="-196.607606784787" calcext:value-type="float">
            <text:p>-196.607606784787</text:p>
          </table:table-cell>
          <table:table-cell table:formula="of:=ABS([.E331]-[.B331])/0.0166667" office:value-type="float" office:value="854.278291443417" calcext:value-type="float">
            <text:p>854.278291443417</text:p>
          </table:table-cell>
          <table:table-cell table:formula="of:=([.F331]-[.C331])/0.0166667" office:value-type="float" office:value="-4.61999076001837" calcext:value-type="float">
            <text:p>-4.61999076001837</text:p>
          </table:table-cell>
          <table:table-cell table:formula="of:=DEGREES(ATAN(ABS([.F331]-[.C331])/ABS([.E331]-[.B331])))" office:value-type="float" office:value="0.309856160461761" calcext:value-type="float">
            <text:p>0.309856160461761</text:p>
          </table:table-cell>
          <table:table-cell table:formula="of:=SQRT(POWER([.H331];2)+POWER([.I331];2)+POWER([.J331];2))" office:value-type="float" office:value="876.62266374521" calcext:value-type="float">
            <text:p>876.62266374521</text:p>
          </table:table-cell>
        </table:table-row>
        <table:table-row table:style-name="ro1">
          <table:table-cell office:value-type="float" office:value="98.119" calcext:value-type="float">
            <text:p>98.119</text:p>
          </table:table-cell>
          <table:table-cell office:value-type="float" office:value="294.499" calcext:value-type="float">
            <text:p>294.499</text:p>
          </table:table-cell>
          <table:table-cell office:value-type="float" office:value="43.1093" calcext:value-type="float">
            <text:p>43.1093</text:p>
          </table:table-cell>
          <table:table-cell office:value-type="float" office:value="94.7658" calcext:value-type="float">
            <text:p>94.7658</text:p>
          </table:table-cell>
          <table:table-cell office:value-type="float" office:value="284.272" calcext:value-type="float">
            <text:p>284.272</text:p>
          </table:table-cell>
          <table:table-cell office:value-type="float" office:value="42.6658" calcext:value-type="float">
            <text:p>42.6658</text:p>
          </table:table-cell>
          <table:table-cell/>
          <table:table-cell table:formula="of:=([.D332]-[.A332])/0.0166667" office:value-type="float" office:value="-201.191597616805" calcext:value-type="float">
            <text:p>-201.191597616805</text:p>
          </table:table-cell>
          <table:table-cell table:formula="of:=ABS([.E332]-[.B332])/0.0166667" office:value-type="float" office:value="613.618772762456" calcext:value-type="float">
            <text:p>613.618772762456</text:p>
          </table:table-cell>
          <table:table-cell table:formula="of:=([.F332]-[.C332])/0.0166667" office:value-type="float" office:value="-26.6099467801065" calcext:value-type="float">
            <text:p>-26.6099467801065</text:p>
          </table:table-cell>
          <table:table-cell table:formula="of:=DEGREES(ATAN(ABS([.F332]-[.C332])/ABS([.E332]-[.B332])))" office:value-type="float" office:value="2.48311012662396" calcext:value-type="float">
            <text:p>2.48311012662396</text:p>
          </table:table-cell>
          <table:table-cell table:formula="of:=SQRT(POWER([.H332];2)+POWER([.I332];2)+POWER([.J332];2))" office:value-type="float" office:value="646.308089463335" calcext:value-type="float">
            <text:p>646.308089463335</text:p>
          </table:table-cell>
        </table:table-row>
        <table:table-row table:style-name="ro1">
          <table:table-cell office:value-type="float" office:value="99.1121" calcext:value-type="float">
            <text:p>99.1121</text:p>
          </table:table-cell>
          <table:table-cell office:value-type="float" office:value="294.082" calcext:value-type="float">
            <text:p>294.082</text:p>
          </table:table-cell>
          <table:table-cell office:value-type="float" office:value="44.7066" calcext:value-type="float">
            <text:p>44.7066</text:p>
          </table:table-cell>
          <table:table-cell office:value-type="float" office:value="96.1027" calcext:value-type="float">
            <text:p>96.1027</text:p>
          </table:table-cell>
          <table:table-cell office:value-type="float" office:value="281.165" calcext:value-type="float">
            <text:p>281.165</text:p>
          </table:table-cell>
          <table:table-cell office:value-type="float" office:value="45.1441" calcext:value-type="float">
            <text:p>45.1441</text:p>
          </table:table-cell>
          <table:table-cell/>
          <table:table-cell table:formula="of:=([.D333]-[.A333])/0.0166667" office:value-type="float" office:value="-180.563638872722" calcext:value-type="float">
            <text:p>-180.563638872722</text:p>
          </table:table-cell>
          <table:table-cell table:formula="of:=ABS([.E333]-[.B333])/0.0166667" office:value-type="float" office:value="775.018449963099" calcext:value-type="float">
            <text:p>775.018449963099</text:p>
          </table:table-cell>
          <table:table-cell table:formula="of:=([.F333]-[.C333])/0.0166667" office:value-type="float" office:value="26.249947500105" calcext:value-type="float">
            <text:p>26.249947500105</text:p>
          </table:table-cell>
          <table:table-cell table:formula="of:=DEGREES(ATAN(ABS([.F333]-[.C333])/ABS([.E333]-[.B333])))" office:value-type="float" office:value="1.93987184991948" calcext:value-type="float">
            <text:p>1.93987184991948</text:p>
          </table:table-cell>
          <table:table-cell table:formula="of:=SQRT(POWER([.H333];2)+POWER([.I333];2)+POWER([.J333];2))" office:value-type="float" office:value="796.207187363893" calcext:value-type="float">
            <text:p>796.207187363893</text:p>
          </table:table-cell>
        </table:table-row>
        <table:table-row table:style-name="ro1">
          <table:table-cell office:value-type="float" office:value="100.884" calcext:value-type="float">
            <text:p>100.884</text:p>
          </table:table-cell>
          <table:table-cell office:value-type="float" office:value="302.082" calcext:value-type="float">
            <text:p>302.082</text:p>
          </table:table-cell>
          <table:table-cell office:value-type="float" office:value="44.5516" calcext:value-type="float">
            <text:p>44.5516</text:p>
          </table:table-cell>
          <table:table-cell office:value-type="float" office:value="98.2347" calcext:value-type="float">
            <text:p>98.2347</text:p>
          </table:table-cell>
          <table:table-cell office:value-type="float" office:value="287.58" calcext:value-type="float">
            <text:p>287.58</text:p>
          </table:table-cell>
          <table:table-cell office:value-type="float" office:value="44.6629" calcext:value-type="float">
            <text:p>44.6629</text:p>
          </table:table-cell>
          <table:table-cell/>
          <table:table-cell table:formula="of:=([.D334]-[.A334])/0.0166667" office:value-type="float" office:value="-158.957682084636" calcext:value-type="float">
            <text:p>-158.957682084636</text:p>
          </table:table-cell>
          <table:table-cell table:formula="of:=ABS([.E334]-[.B334])/0.0166667" office:value-type="float" office:value="870.118259763481" calcext:value-type="float">
            <text:p>870.118259763481</text:p>
          </table:table-cell>
          <table:table-cell table:formula="of:=([.F334]-[.C334])/0.0166667" office:value-type="float" office:value="6.67798664402671" calcext:value-type="float">
            <text:p>6.67798664402671</text:p>
          </table:table-cell>
          <table:table-cell table:formula="of:=DEGREES(ATAN(ABS([.F334]-[.C334])/ABS([.E334]-[.B334])))" office:value-type="float" office:value="0.439725214213343" calcext:value-type="float">
            <text:p>0.439725214213343</text:p>
          </table:table-cell>
          <table:table-cell table:formula="of:=SQRT(POWER([.H334];2)+POWER([.I334];2)+POWER([.J334];2))" office:value-type="float" office:value="884.54390856145" calcext:value-type="float">
            <text:p>884.54390856145</text:p>
          </table:table-cell>
        </table:table-row>
        <table:table-row table:style-name="ro1">
          <table:table-cell office:value-type="float" office:value="100.888" calcext:value-type="float">
            <text:p>100.888</text:p>
          </table:table-cell>
          <table:table-cell office:value-type="float" office:value="297.86" calcext:value-type="float">
            <text:p>297.86</text:p>
          </table:table-cell>
          <table:table-cell office:value-type="float" office:value="45.1673" calcext:value-type="float">
            <text:p>45.1673</text:p>
          </table:table-cell>
          <table:table-cell office:value-type="float" office:value="98.1763" calcext:value-type="float">
            <text:p>98.1763</text:p>
          </table:table-cell>
          <table:table-cell office:value-type="float" office:value="282.215" calcext:value-type="float">
            <text:p>282.215</text:p>
          </table:table-cell>
          <table:table-cell office:value-type="float" office:value="45.72" calcext:value-type="float">
            <text:p>45.72</text:p>
          </table:table-cell>
          <table:table-cell/>
          <table:table-cell table:formula="of:=([.D335]-[.A335])/0.0166667" office:value-type="float" office:value="-162.701674596651" calcext:value-type="float">
            <text:p>-162.701674596651</text:p>
          </table:table-cell>
          <table:table-cell table:formula="of:=ABS([.E335]-[.B335])/0.0166667" office:value-type="float" office:value="938.698122603757" calcext:value-type="float">
            <text:p>938.698122603757</text:p>
          </table:table-cell>
          <table:table-cell table:formula="of:=([.F335]-[.C335])/0.0166667" office:value-type="float" office:value="33.1619336761327" calcext:value-type="float">
            <text:p>33.1619336761327</text:p>
          </table:table-cell>
          <table:table-cell table:formula="of:=DEGREES(ATAN(ABS([.F335]-[.C335])/ABS([.E335]-[.B335])))" office:value-type="float" office:value="2.02327984426083" calcext:value-type="float">
            <text:p>2.02327984426083</text:p>
          </table:table-cell>
          <table:table-cell table:formula="of:=SQRT(POWER([.H335];2)+POWER([.I335];2)+POWER([.J335];2))" office:value-type="float" office:value="953.271060161543" calcext:value-type="float">
            <text:p>953.271060161543</text:p>
          </table:table-cell>
        </table:table-row>
        <table:table-row table:style-name="ro1">
          <table:table-cell office:value-type="float" office:value="103.217" calcext:value-type="float">
            <text:p>103.217</text:p>
          </table:table-cell>
          <table:table-cell office:value-type="float" office:value="305.051" calcext:value-type="float">
            <text:p>305.051</text:p>
          </table:table-cell>
          <table:table-cell office:value-type="float" office:value="42.7861" calcext:value-type="float">
            <text:p>42.7861</text:p>
          </table:table-cell>
          <table:table-cell office:value-type="float" office:value="100.811" calcext:value-type="float">
            <text:p>100.811</text:p>
          </table:table-cell>
          <table:table-cell office:value-type="float" office:value="291.649" calcext:value-type="float">
            <text:p>291.649</text:p>
          </table:table-cell>
          <table:table-cell office:value-type="float" office:value="43.2622" calcext:value-type="float">
            <text:p>43.2622</text:p>
          </table:table-cell>
          <table:table-cell/>
          <table:table-cell table:formula="of:=([.D336]-[.A336])/0.0166667" office:value-type="float" office:value="-144.359711280577" calcext:value-type="float">
            <text:p>-144.359711280577</text:p>
          </table:table-cell>
          <table:table-cell table:formula="of:=ABS([.E336]-[.B336])/0.0166667" office:value-type="float" office:value="804.118391763216" calcext:value-type="float">
            <text:p>804.118391763216</text:p>
          </table:table-cell>
          <table:table-cell table:formula="of:=([.F336]-[.C336])/0.0166667" office:value-type="float" office:value="28.5659428681144" calcext:value-type="float">
            <text:p>28.5659428681144</text:p>
          </table:table-cell>
          <table:table-cell table:formula="of:=DEGREES(ATAN(ABS([.F336]-[.C336])/ABS([.E336]-[.B336])))" office:value-type="float" office:value="2.0345511268133" calcext:value-type="float">
            <text:p>2.0345511268133</text:p>
          </table:table-cell>
          <table:table-cell table:formula="of:=SQRT(POWER([.H336];2)+POWER([.I336];2)+POWER([.J336];2))" office:value-type="float" office:value="817.473013196654" calcext:value-type="float">
            <text:p>817.473013196654</text:p>
          </table:table-cell>
        </table:table-row>
        <table:table-row table:style-name="ro1">
          <table:table-cell office:value-type="float" office:value="101.459" calcext:value-type="float">
            <text:p>101.459</text:p>
          </table:table-cell>
          <table:table-cell office:value-type="float" office:value="298.183" calcext:value-type="float">
            <text:p>298.183</text:p>
          </table:table-cell>
          <table:table-cell office:value-type="float" office:value="43.5619" calcext:value-type="float">
            <text:p>43.5619</text:p>
          </table:table-cell>
          <table:table-cell office:value-type="float" office:value="98.9523" calcext:value-type="float">
            <text:p>98.9523</text:p>
          </table:table-cell>
          <table:table-cell office:value-type="float" office:value="286.424" calcext:value-type="float">
            <text:p>286.424</text:p>
          </table:table-cell>
          <table:table-cell office:value-type="float" office:value="43.8178" calcext:value-type="float">
            <text:p>43.8178</text:p>
          </table:table-cell>
          <table:table-cell/>
          <table:table-cell table:formula="of:=([.D337]-[.A337])/0.0166667" office:value-type="float" office:value="-150.401699196602" calcext:value-type="float">
            <text:p>-150.401699196602</text:p>
          </table:table-cell>
          <table:table-cell table:formula="of:=ABS([.E337]-[.B337])/0.0166667" office:value-type="float" office:value="705.538588922823" calcext:value-type="float">
            <text:p>705.538588922823</text:p>
          </table:table-cell>
          <table:table-cell table:formula="of:=([.F337]-[.C337])/0.0166667" office:value-type="float" office:value="15.3539692920612" calcext:value-type="float">
            <text:p>15.3539692920612</text:p>
          </table:table-cell>
          <table:table-cell table:formula="of:=DEGREES(ATAN(ABS([.F337]-[.C337])/ABS([.E337]-[.B337])))" office:value-type="float" office:value="1.24667710339475" calcext:value-type="float">
            <text:p>1.24667710339475</text:p>
          </table:table-cell>
          <table:table-cell table:formula="of:=SQRT(POWER([.H337];2)+POWER([.I337];2)+POWER([.J337];2))" office:value-type="float" office:value="721.554652090509" calcext:value-type="float">
            <text:p>721.554652090509</text:p>
          </table:table-cell>
        </table:table-row>
        <table:table-row table:style-name="ro1">
          <table:table-cell office:value-type="float" office:value="103.18" calcext:value-type="float">
            <text:p>103.18</text:p>
          </table:table-cell>
          <table:table-cell office:value-type="float" office:value="304.787" calcext:value-type="float">
            <text:p>304.787</text:p>
          </table:table-cell>
          <table:table-cell office:value-type="float" office:value="43.8759" calcext:value-type="float">
            <text:p>43.8759</text:p>
          </table:table-cell>
          <table:table-cell office:value-type="float" office:value="100.354" calcext:value-type="float">
            <text:p>100.354</text:p>
          </table:table-cell>
          <table:table-cell office:value-type="float" office:value="292.857" calcext:value-type="float">
            <text:p>292.857</text:p>
          </table:table-cell>
          <table:table-cell office:value-type="float" office:value="43.8525" calcext:value-type="float">
            <text:p>43.8525</text:p>
          </table:table-cell>
          <table:table-cell/>
          <table:table-cell table:formula="of:=([.D338]-[.A338])/0.0166667" office:value-type="float" office:value="-169.559660880679" calcext:value-type="float">
            <text:p>-169.559660880679</text:p>
          </table:table-cell>
          <table:table-cell table:formula="of:=ABS([.E338]-[.B338])/0.0166667" office:value-type="float" office:value="715.79856840286" calcext:value-type="float">
            <text:p>715.79856840286</text:p>
          </table:table-cell>
          <table:table-cell table:formula="of:=([.F338]-[.C338])/0.0166667" office:value-type="float" office:value="-1.40399719200575" calcext:value-type="float">
            <text:p>-1.40399719200575</text:p>
          </table:table-cell>
          <table:table-cell table:formula="of:=DEGREES(ATAN(ABS([.F338]-[.C338])/ABS([.E338]-[.B338])))" office:value-type="float" office:value="0.112382189542775" calcext:value-type="float">
            <text:p>0.112382189542775</text:p>
          </table:table-cell>
          <table:table-cell table:formula="of:=SQRT(POWER([.H338];2)+POWER([.I338];2)+POWER([.J338];2))" office:value-type="float" office:value="735.60861899088" calcext:value-type="float">
            <text:p>735.60861899088</text:p>
          </table:table-cell>
        </table:table-row>
        <table:table-row table:style-name="ro1">
          <table:table-cell office:value-type="float" office:value="103.008" calcext:value-type="float">
            <text:p>103.008</text:p>
          </table:table-cell>
          <table:table-cell office:value-type="float" office:value="306.23" calcext:value-type="float">
            <text:p>306.23</text:p>
          </table:table-cell>
          <table:table-cell office:value-type="float" office:value="43.6661" calcext:value-type="float">
            <text:p>43.6661</text:p>
          </table:table-cell>
          <table:table-cell office:value-type="float" office:value="100.163" calcext:value-type="float">
            <text:p>100.163</text:p>
          </table:table-cell>
          <table:table-cell office:value-type="float" office:value="294.126" calcext:value-type="float">
            <text:p>294.126</text:p>
          </table:table-cell>
          <table:table-cell office:value-type="float" office:value="44.1776" calcext:value-type="float">
            <text:p>44.1776</text:p>
          </table:table-cell>
          <table:table-cell/>
          <table:table-cell table:formula="of:=([.D339]-[.A339])/0.0166667" office:value-type="float" office:value="-170.699658600683" calcext:value-type="float">
            <text:p>-170.699658600683</text:p>
          </table:table-cell>
          <table:table-cell table:formula="of:=ABS([.E339]-[.B339])/0.0166667" office:value-type="float" office:value="726.238547522908" calcext:value-type="float">
            <text:p>726.238547522908</text:p>
          </table:table-cell>
          <table:table-cell table:formula="of:=([.F339]-[.C339])/0.0166667" office:value-type="float" office:value="30.6899386201226" calcext:value-type="float">
            <text:p>30.6899386201226</text:p>
          </table:table-cell>
          <table:table-cell table:formula="of:=DEGREES(ATAN(ABS([.F339]-[.C339])/ABS([.E339]-[.B339])))" office:value-type="float" office:value="2.41980870029827" calcext:value-type="float">
            <text:p>2.41980870029827</text:p>
          </table:table-cell>
          <table:table-cell table:formula="of:=SQRT(POWER([.H339];2)+POWER([.I339];2)+POWER([.J339];2))" office:value-type="float" office:value="746.661016584554" calcext:value-type="float">
            <text:p>746.661016584554</text:p>
          </table:table-cell>
        </table:table-row>
        <table:table-row table:style-name="ro1">
          <table:table-cell office:value-type="float" office:value="82.3324" calcext:value-type="float">
            <text:p>82.3324</text:p>
          </table:table-cell>
          <table:table-cell office:value-type="float" office:value="265.633" calcext:value-type="float">
            <text:p>265.633</text:p>
          </table:table-cell>
          <table:table-cell office:value-type="float" office:value="41.2956" calcext:value-type="float">
            <text:p>41.2956</text:p>
          </table:table-cell>
          <table:table-cell office:value-type="float" office:value="79.9167" calcext:value-type="float">
            <text:p>79.9167</text:p>
          </table:table-cell>
          <table:table-cell office:value-type="float" office:value="254.863" calcext:value-type="float">
            <text:p>254.863</text:p>
          </table:table-cell>
          <table:table-cell office:value-type="float" office:value="40.9533" calcext:value-type="float">
            <text:p>40.9533</text:p>
          </table:table-cell>
          <table:table-cell/>
          <table:table-cell table:formula="of:=([.D340]-[.A340])/0.0166667" office:value-type="float" office:value="-144.94171011658" calcext:value-type="float">
            <text:p>-144.94171011658</text:p>
          </table:table-cell>
          <table:table-cell table:formula="of:=ABS([.E340]-[.B340])/0.0166667" office:value-type="float" office:value="646.198707602584" calcext:value-type="float">
            <text:p>646.198707602584</text:p>
          </table:table-cell>
          <table:table-cell table:formula="of:=([.F340]-[.C340])/0.0166667" office:value-type="float" office:value="-20.5379589240822" calcext:value-type="float">
            <text:p>-20.5379589240822</text:p>
          </table:table-cell>
          <table:table-cell table:formula="of:=DEGREES(ATAN(ABS([.F340]-[.C340])/ABS([.E340]-[.B340])))" office:value-type="float" office:value="1.82040348896903" calcext:value-type="float">
            <text:p>1.82040348896903</text:p>
          </table:table-cell>
          <table:table-cell table:formula="of:=SQRT(POWER([.H340];2)+POWER([.I340];2)+POWER([.J340];2))" office:value-type="float" office:value="662.57277094334" calcext:value-type="float">
            <text:p>662.57277094334</text:p>
          </table:table-cell>
        </table:table-row>
        <table:table-row table:style-name="ro1">
          <table:table-cell office:value-type="float" office:value="80.9796" calcext:value-type="float">
            <text:p>80.9796</text:p>
          </table:table-cell>
          <table:table-cell office:value-type="float" office:value="259.691" calcext:value-type="float">
            <text:p>259.691</text:p>
          </table:table-cell>
          <table:table-cell office:value-type="float" office:value="40.6031" calcext:value-type="float">
            <text:p>40.6031</text:p>
          </table:table-cell>
          <table:table-cell office:value-type="float" office:value="79.0381" calcext:value-type="float">
            <text:p>79.0381</text:p>
          </table:table-cell>
          <table:table-cell office:value-type="float" office:value="245.755" calcext:value-type="float">
            <text:p>245.755</text:p>
          </table:table-cell>
          <table:table-cell office:value-type="float" office:value="40.4058" calcext:value-type="float">
            <text:p>40.4058</text:p>
          </table:table-cell>
          <table:table-cell/>
          <table:table-cell table:formula="of:=([.D341]-[.A341])/0.0166667" office:value-type="float" office:value="-116.489767020466" calcext:value-type="float">
            <text:p>-116.489767020466</text:p>
          </table:table-cell>
          <table:table-cell table:formula="of:=ABS([.E341]-[.B341])/0.0166667" office:value-type="float" office:value="836.158327683343" calcext:value-type="float">
            <text:p>836.158327683343</text:p>
          </table:table-cell>
          <table:table-cell table:formula="of:=([.F341]-[.C341])/0.0166667" office:value-type="float" office:value="-11.8379763240473" calcext:value-type="float">
            <text:p>-11.8379763240473</text:p>
          </table:table-cell>
          <table:table-cell table:formula="of:=DEGREES(ATAN(ABS([.F341]-[.C341])/ABS([.E341]-[.B341])))" office:value-type="float" office:value="0.81111524910864" calcext:value-type="float">
            <text:p>0.81111524910864</text:p>
          </table:table-cell>
          <table:table-cell table:formula="of:=SQRT(POWER([.H341];2)+POWER([.I341];2)+POWER([.J341];2))" office:value-type="float" office:value="844.316737047263" calcext:value-type="float">
            <text:p>844.316737047263</text:p>
          </table:table-cell>
        </table:table-row>
        <table:table-row table:style-name="ro1">
          <table:table-cell office:value-type="float" office:value="80.299" calcext:value-type="float">
            <text:p>80.299</text:p>
          </table:table-cell>
          <table:table-cell office:value-type="float" office:value="262.13" calcext:value-type="float">
            <text:p>262.13</text:p>
          </table:table-cell>
          <table:table-cell office:value-type="float" office:value="39.9524" calcext:value-type="float">
            <text:p>39.9524</text:p>
          </table:table-cell>
          <table:table-cell office:value-type="float" office:value="77.6879" calcext:value-type="float">
            <text:p>77.6879</text:p>
          </table:table-cell>
          <table:table-cell office:value-type="float" office:value="250.313" calcext:value-type="float">
            <text:p>250.313</text:p>
          </table:table-cell>
          <table:table-cell office:value-type="float" office:value="39.3795" calcext:value-type="float">
            <text:p>39.3795</text:p>
          </table:table-cell>
          <table:table-cell/>
          <table:table-cell table:formula="of:=([.D342]-[.A342])/0.0166667" office:value-type="float" office:value="-156.665686668627" calcext:value-type="float">
            <text:p>-156.665686668627</text:p>
          </table:table-cell>
          <table:table-cell table:formula="of:=ABS([.E342]-[.B342])/0.0166667" office:value-type="float" office:value="709.018581962837" calcext:value-type="float">
            <text:p>709.018581962837</text:p>
          </table:table-cell>
          <table:table-cell table:formula="of:=([.F342]-[.C342])/0.0166667" office:value-type="float" office:value="-34.3739312521373" calcext:value-type="float">
            <text:p>-34.3739312521373</text:p>
          </table:table-cell>
          <table:table-cell table:formula="of:=DEGREES(ATAN(ABS([.F342]-[.C342])/ABS([.E342]-[.B342])))" office:value-type="float" office:value="2.77558357519488" calcext:value-type="float">
            <text:p>2.77558357519488</text:p>
          </table:table-cell>
          <table:table-cell table:formula="of:=SQRT(POWER([.H342];2)+POWER([.I342];2)+POWER([.J342];2))" office:value-type="float" office:value="726.934009451801" calcext:value-type="float">
            <text:p>726.934009451801</text:p>
          </table:table-cell>
        </table:table-row>
        <table:table-row table:style-name="ro1">
          <table:table-cell office:value-type="float" office:value="79.1349" calcext:value-type="float">
            <text:p>79.1349</text:p>
          </table:table-cell>
          <table:table-cell office:value-type="float" office:value="265.53" calcext:value-type="float">
            <text:p>265.53</text:p>
          </table:table-cell>
          <table:table-cell office:value-type="float" office:value="40.6083" calcext:value-type="float">
            <text:p>40.6083</text:p>
          </table:table-cell>
          <table:table-cell office:value-type="float" office:value="76.0557" calcext:value-type="float">
            <text:p>76.0557</text:p>
          </table:table-cell>
          <table:table-cell office:value-type="float" office:value="253.432" calcext:value-type="float">
            <text:p>253.432</text:p>
          </table:table-cell>
          <table:table-cell office:value-type="float" office:value="40.2787" calcext:value-type="float">
            <text:p>40.2787</text:p>
          </table:table-cell>
          <table:table-cell/>
          <table:table-cell table:formula="of:=([.D343]-[.A343])/0.0166667" office:value-type="float" office:value="-184.751630496739" calcext:value-type="float">
            <text:p>-184.751630496739</text:p>
          </table:table-cell>
          <table:table-cell table:formula="of:=ABS([.E343]-[.B343])/0.0166667" office:value-type="float" office:value="725.878548242903" calcext:value-type="float">
            <text:p>725.878548242903</text:p>
          </table:table-cell>
          <table:table-cell table:formula="of:=([.F343]-[.C343])/0.0166667" office:value-type="float" office:value="-19.7759604480791" calcext:value-type="float">
            <text:p>-19.7759604480791</text:p>
          </table:table-cell>
          <table:table-cell table:formula="of:=DEGREES(ATAN(ABS([.F343]-[.C343])/ABS([.E343]-[.B343])))" office:value-type="float" office:value="1.56059006879602" calcext:value-type="float">
            <text:p>1.56059006879602</text:p>
          </table:table-cell>
          <table:table-cell table:formula="of:=SQRT(POWER([.H343];2)+POWER([.I343];2)+POWER([.J343];2))" office:value-type="float" office:value="749.282270163969" calcext:value-type="float">
            <text:p>749.282270163969</text:p>
          </table:table-cell>
        </table:table-row>
        <table:table-row table:style-name="ro1">
          <table:table-cell office:value-type="float" office:value="76.8754" calcext:value-type="float">
            <text:p>76.8754</text:p>
          </table:table-cell>
          <table:table-cell office:value-type="float" office:value="261.814" calcext:value-type="float">
            <text:p>261.814</text:p>
          </table:table-cell>
          <table:table-cell office:value-type="float" office:value="40.0374" calcext:value-type="float">
            <text:p>40.0374</text:p>
          </table:table-cell>
          <table:table-cell office:value-type="float" office:value="73.3981" calcext:value-type="float">
            <text:p>73.3981</text:p>
          </table:table-cell>
          <table:table-cell office:value-type="float" office:value="249.783" calcext:value-type="float">
            <text:p>249.783</text:p>
          </table:table-cell>
          <table:table-cell office:value-type="float" office:value="39.5124" calcext:value-type="float">
            <text:p>39.5124</text:p>
          </table:table-cell>
          <table:table-cell/>
          <table:table-cell table:formula="of:=([.D344]-[.A344])/0.0166667" office:value-type="float" office:value="-208.637582724835" calcext:value-type="float">
            <text:p>-208.637582724835</text:p>
          </table:table-cell>
          <table:table-cell table:formula="of:=ABS([.E344]-[.B344])/0.0166667" office:value-type="float" office:value="721.858556282889" calcext:value-type="float">
            <text:p>721.858556282889</text:p>
          </table:table-cell>
          <table:table-cell table:formula="of:=([.F344]-[.C344])/0.0166667" office:value-type="float" office:value="-31.4999370001259" calcext:value-type="float">
            <text:p>-31.4999370001259</text:p>
          </table:table-cell>
          <table:table-cell table:formula="of:=DEGREES(ATAN(ABS([.F344]-[.C344])/ABS([.E344]-[.B344])))" office:value-type="float" office:value="2.49864624354023" calcext:value-type="float">
            <text:p>2.49864624354023</text:p>
          </table:table-cell>
          <table:table-cell table:formula="of:=SQRT(POWER([.H344];2)+POWER([.I344];2)+POWER([.J344];2))" office:value-type="float" office:value="752.064932193419" calcext:value-type="float">
            <text:p>752.064932193419</text:p>
          </table:table-cell>
        </table:table-row>
        <table:table-row table:style-name="ro1">
          <table:table-cell office:value-type="float" office:value="77.1196" calcext:value-type="float">
            <text:p>77.1196</text:p>
          </table:table-cell>
          <table:table-cell office:value-type="float" office:value="261.75" calcext:value-type="float">
            <text:p>261.75</text:p>
          </table:table-cell>
          <table:table-cell office:value-type="float" office:value="40.5315" calcext:value-type="float">
            <text:p>40.5315</text:p>
          </table:table-cell>
          <table:table-cell office:value-type="float" office:value="73.8702" calcext:value-type="float">
            <text:p>73.8702</text:p>
          </table:table-cell>
          <table:table-cell office:value-type="float" office:value="248.586" calcext:value-type="float">
            <text:p>248.586</text:p>
          </table:table-cell>
          <table:table-cell office:value-type="float" office:value="40.1921" calcext:value-type="float">
            <text:p>40.1921</text:p>
          </table:table-cell>
          <table:table-cell/>
          <table:table-cell table:formula="of:=([.D345]-[.A345])/0.0166667" office:value-type="float" office:value="-194.96361007278" calcext:value-type="float">
            <text:p>-194.96361007278</text:p>
          </table:table-cell>
          <table:table-cell table:formula="of:=ABS([.E345]-[.B345])/0.0166667" office:value-type="float" office:value="789.838420323159" calcext:value-type="float">
            <text:p>789.838420323159</text:p>
          </table:table-cell>
          <table:table-cell table:formula="of:=([.F345]-[.C345])/0.0166667" office:value-type="float" office:value="-20.3639592720813" calcext:value-type="float">
            <text:p>-20.3639592720813</text:p>
          </table:table-cell>
          <table:table-cell table:formula="of:=DEGREES(ATAN(ABS([.F345]-[.C345])/ABS([.E345]-[.B345])))" office:value-type="float" office:value="1.47689763269232" calcext:value-type="float">
            <text:p>1.47689763269232</text:p>
          </table:table-cell>
          <table:table-cell table:formula="of:=SQRT(POWER([.H345];2)+POWER([.I345];2)+POWER([.J345];2))" office:value-type="float" office:value="813.799871165159" calcext:value-type="float">
            <text:p>813.799871165159</text:p>
          </table:table-cell>
        </table:table-row>
        <table:table-row table:style-name="ro1">
          <table:table-cell office:value-type="float" office:value="78.0802" calcext:value-type="float">
            <text:p>78.0802</text:p>
          </table:table-cell>
          <table:table-cell office:value-type="float" office:value="260.746" calcext:value-type="float">
            <text:p>260.746</text:p>
          </table:table-cell>
          <table:table-cell office:value-type="float" office:value="39.9657" calcext:value-type="float">
            <text:p>39.9657</text:p>
          </table:table-cell>
          <table:table-cell office:value-type="float" office:value="75.2834" calcext:value-type="float">
            <text:p>75.2834</text:p>
          </table:table-cell>
          <table:table-cell office:value-type="float" office:value="247.714" calcext:value-type="float">
            <text:p>247.714</text:p>
          </table:table-cell>
          <table:table-cell office:value-type="float" office:value="39.6235" calcext:value-type="float">
            <text:p>39.6235</text:p>
          </table:table-cell>
          <table:table-cell/>
          <table:table-cell table:formula="of:=([.D346]-[.A346])/0.0166667" office:value-type="float" office:value="-167.807664384672" calcext:value-type="float">
            <text:p>-167.807664384672</text:p>
          </table:table-cell>
          <table:table-cell table:formula="of:=ABS([.E346]-[.B346])/0.0166667" office:value-type="float" office:value="781.918436163127" calcext:value-type="float">
            <text:p>781.918436163127</text:p>
          </table:table-cell>
          <table:table-cell table:formula="of:=([.F346]-[.C346])/0.0166667" office:value-type="float" office:value="-20.531958936082" calcext:value-type="float">
            <text:p>-20.531958936082</text:p>
          </table:table-cell>
          <table:table-cell table:formula="of:=DEGREES(ATAN(ABS([.F346]-[.C346])/ABS([.E346]-[.B346])))" office:value-type="float" office:value="1.50415218857798" calcext:value-type="float">
            <text:p>1.50415218857798</text:p>
          </table:table-cell>
          <table:table-cell table:formula="of:=SQRT(POWER([.H346];2)+POWER([.I346];2)+POWER([.J346];2))" office:value-type="float" office:value="799.985883860322" calcext:value-type="float">
            <text:p>799.985883860322</text:p>
          </table:table-cell>
        </table:table-row>
        <table:table-row table:style-name="ro1">
          <table:table-cell office:value-type="float" office:value="78.7393" calcext:value-type="float">
            <text:p>78.7393</text:p>
          </table:table-cell>
          <table:table-cell office:value-type="float" office:value="271.65" calcext:value-type="float">
            <text:p>271.65</text:p>
          </table:table-cell>
          <table:table-cell office:value-type="float" office:value="40.5784" calcext:value-type="float">
            <text:p>40.5784</text:p>
          </table:table-cell>
          <table:table-cell office:value-type="float" office:value="75.1454" calcext:value-type="float">
            <text:p>75.1454</text:p>
          </table:table-cell>
          <table:table-cell office:value-type="float" office:value="259.207" calcext:value-type="float">
            <text:p>259.207</text:p>
          </table:table-cell>
          <table:table-cell office:value-type="float" office:value="40.2553" calcext:value-type="float">
            <text:p>40.2553</text:p>
          </table:table-cell>
          <table:table-cell/>
          <table:table-cell table:formula="of:=([.D347]-[.A347])/0.0166667" office:value-type="float" office:value="-215.633568732863" calcext:value-type="float">
            <text:p>-215.633568732863</text:p>
          </table:table-cell>
          <table:table-cell table:formula="of:=ABS([.E347]-[.B347])/0.0166667" office:value-type="float" office:value="746.578506842985" calcext:value-type="float">
            <text:p>746.578506842985</text:p>
          </table:table-cell>
          <table:table-cell table:formula="of:=([.F347]-[.C347])/0.0166667" office:value-type="float" office:value="-19.3859612280778" calcext:value-type="float">
            <text:p>-19.3859612280778</text:p>
          </table:table-cell>
          <table:table-cell table:formula="of:=DEGREES(ATAN(ABS([.F347]-[.C347])/ABS([.E347]-[.B347])))" office:value-type="float" office:value="1.48743127740727" calcext:value-type="float">
            <text:p>1.48743127740727</text:p>
          </table:table-cell>
          <table:table-cell table:formula="of:=SQRT(POWER([.H347];2)+POWER([.I347];2)+POWER([.J347];2))" office:value-type="float" office:value="777.337197319869" calcext:value-type="float">
            <text:p>777.337197319869</text:p>
          </table:table-cell>
        </table:table-row>
        <table:table-row table:style-name="ro1">
          <table:table-cell office:value-type="float" office:value="79.1985" calcext:value-type="float">
            <text:p>79.1985</text:p>
          </table:table-cell>
          <table:table-cell office:value-type="float" office:value="269.324" calcext:value-type="float">
            <text:p>269.324</text:p>
          </table:table-cell>
          <table:table-cell office:value-type="float" office:value="39.9726" calcext:value-type="float">
            <text:p>39.9726</text:p>
          </table:table-cell>
          <table:table-cell office:value-type="float" office:value="75.8613" calcext:value-type="float">
            <text:p>75.8613</text:p>
          </table:table-cell>
          <table:table-cell office:value-type="float" office:value="258.284" calcext:value-type="float">
            <text:p>258.284</text:p>
          </table:table-cell>
          <table:table-cell office:value-type="float" office:value="39.1997" calcext:value-type="float">
            <text:p>39.1997</text:p>
          </table:table-cell>
          <table:table-cell/>
          <table:table-cell table:formula="of:=([.D348]-[.A348])/0.0166667" office:value-type="float" office:value="-200.231599536801" calcext:value-type="float">
            <text:p>-200.231599536801</text:p>
          </table:table-cell>
          <table:table-cell table:formula="of:=ABS([.E348]-[.B348])/0.0166667" office:value-type="float" office:value="662.398675202651" calcext:value-type="float">
            <text:p>662.398675202651</text:p>
          </table:table-cell>
          <table:table-cell table:formula="of:=([.F348]-[.C348])/0.0166667" office:value-type="float" office:value="-46.3739072521855" calcext:value-type="float">
            <text:p>-46.3739072521855</text:p>
          </table:table-cell>
          <table:table-cell table:formula="of:=DEGREES(ATAN(ABS([.F348]-[.C348])/ABS([.E348]-[.B348])))" office:value-type="float" office:value="4.00468939327442" calcext:value-type="float">
            <text:p>4.00468939327442</text:p>
          </table:table-cell>
          <table:table-cell table:formula="of:=SQRT(POWER([.H348];2)+POWER([.I348];2)+POWER([.J348];2))" office:value-type="float" office:value="693.552620669208" calcext:value-type="float">
            <text:p>693.552620669208</text:p>
          </table:table-cell>
        </table:table-row>
        <table:table-row table:style-name="ro1">
          <table:table-cell office:value-type="float" office:value="80.5087" calcext:value-type="float">
            <text:p>80.5087</text:p>
          </table:table-cell>
          <table:table-cell office:value-type="float" office:value="272.969" calcext:value-type="float">
            <text:p>272.969</text:p>
          </table:table-cell>
          <table:table-cell office:value-type="float" office:value="40.8409" calcext:value-type="float">
            <text:p>40.8409</text:p>
          </table:table-cell>
          <table:table-cell office:value-type="float" office:value="77.5917" calcext:value-type="float">
            <text:p>77.5917</text:p>
          </table:table-cell>
          <table:table-cell office:value-type="float" office:value="260.565" calcext:value-type="float">
            <text:p>260.565</text:p>
          </table:table-cell>
          <table:table-cell office:value-type="float" office:value="40.7276" calcext:value-type="float">
            <text:p>40.7276</text:p>
          </table:table-cell>
          <table:table-cell/>
          <table:table-cell table:formula="of:=([.D349]-[.A349])/0.0166667" office:value-type="float" office:value="-175.0196499607" calcext:value-type="float">
            <text:p>-175.0196499607</text:p>
          </table:table-cell>
          <table:table-cell table:formula="of:=ABS([.E349]-[.B349])/0.0166667" office:value-type="float" office:value="744.238511522977" calcext:value-type="float">
            <text:p>744.238511522977</text:p>
          </table:table-cell>
          <table:table-cell table:formula="of:=([.F349]-[.C349])/0.0166667" office:value-type="float" office:value="-6.79798640402691" calcext:value-type="float">
            <text:p>-6.79798640402691</text:p>
          </table:table-cell>
          <table:table-cell table:formula="of:=DEGREES(ATAN(ABS([.F349]-[.C349])/ABS([.E349]-[.B349])))" office:value-type="float" office:value="0.523333706086687" calcext:value-type="float">
            <text:p>0.523333706086687</text:p>
          </table:table-cell>
          <table:table-cell table:formula="of:=SQRT(POWER([.H349];2)+POWER([.I349];2)+POWER([.J349];2))" office:value-type="float" office:value="764.571155959634" calcext:value-type="float">
            <text:p>764.571155959634</text:p>
          </table:table-cell>
        </table:table-row>
        <table:table-row table:style-name="ro1">
          <table:table-cell office:value-type="float" office:value="77.8366" calcext:value-type="float">
            <text:p>77.8366</text:p>
          </table:table-cell>
          <table:table-cell office:value-type="float" office:value="260.768" calcext:value-type="float">
            <text:p>260.768</text:p>
          </table:table-cell>
          <table:table-cell office:value-type="float" office:value="39.7216" calcext:value-type="float">
            <text:p>39.7216</text:p>
          </table:table-cell>
          <table:table-cell office:value-type="float" office:value="75.0544" calcext:value-type="float">
            <text:p>75.0544</text:p>
          </table:table-cell>
          <table:table-cell office:value-type="float" office:value="248.939" calcext:value-type="float">
            <text:p>248.939</text:p>
          </table:table-cell>
          <table:table-cell office:value-type="float" office:value="38.9349" calcext:value-type="float">
            <text:p>38.9349</text:p>
          </table:table-cell>
          <table:table-cell/>
          <table:table-cell table:formula="of:=([.D350]-[.A350])/0.0166667" office:value-type="float" office:value="-166.931666136668" calcext:value-type="float">
            <text:p>-166.931666136668</text:p>
          </table:table-cell>
          <table:table-cell table:formula="of:=ABS([.E350]-[.B350])/0.0166667" office:value-type="float" office:value="709.738580522838" calcext:value-type="float">
            <text:p>709.738580522838</text:p>
          </table:table-cell>
          <table:table-cell table:formula="of:=([.F350]-[.C350])/0.0166667" office:value-type="float" office:value="-47.201905596189" calcext:value-type="float">
            <text:p>-47.201905596189</text:p>
          </table:table-cell>
          <table:table-cell table:formula="of:=DEGREES(ATAN(ABS([.F350]-[.C350])/ABS([.E350]-[.B350])))" office:value-type="float" office:value="3.80491248367761" calcext:value-type="float">
            <text:p>3.80491248367761</text:p>
          </table:table-cell>
          <table:table-cell table:formula="of:=SQRT(POWER([.H350];2)+POWER([.I350];2)+POWER([.J350];2))" office:value-type="float" office:value="730.631955045526" calcext:value-type="float">
            <text:p>730.631955045526</text:p>
          </table:table-cell>
        </table:table-row>
        <table:table-row table:style-name="ro1">
          <table:table-cell office:value-type="float" office:value="81.0344" calcext:value-type="float">
            <text:p>81.0344</text:p>
          </table:table-cell>
          <table:table-cell office:value-type="float" office:value="274.25" calcext:value-type="float">
            <text:p>274.25</text:p>
          </table:table-cell>
          <table:table-cell office:value-type="float" office:value="40.8747" calcext:value-type="float">
            <text:p>40.8747</text:p>
          </table:table-cell>
          <table:table-cell office:value-type="float" office:value="77.8525" calcext:value-type="float">
            <text:p>77.8525</text:p>
          </table:table-cell>
          <table:table-cell office:value-type="float" office:value="261.818" calcext:value-type="float">
            <text:p>261.818</text:p>
          </table:table-cell>
          <table:table-cell office:value-type="float" office:value="40.5134" calcext:value-type="float">
            <text:p>40.5134</text:p>
          </table:table-cell>
          <table:table-cell/>
          <table:table-cell table:formula="of:=([.D351]-[.A351])/0.0166667" office:value-type="float" office:value="-190.913618172764" calcext:value-type="float">
            <text:p>-190.913618172764</text:p>
          </table:table-cell>
          <table:table-cell table:formula="of:=ABS([.E351]-[.B351])/0.0166667" office:value-type="float" office:value="745.918508162985" calcext:value-type="float">
            <text:p>745.918508162985</text:p>
          </table:table-cell>
          <table:table-cell table:formula="of:=([.F351]-[.C351])/0.0166667" office:value-type="float" office:value="-21.6779566440867" calcext:value-type="float">
            <text:p>-21.6779566440867</text:p>
          </table:table-cell>
          <table:table-cell table:formula="of:=DEGREES(ATAN(ABS([.F351]-[.C351])/ABS([.E351]-[.B351])))" office:value-type="float" office:value="1.6646669916237" calcext:value-type="float">
            <text:p>1.6646669916237</text:p>
          </table:table-cell>
          <table:table-cell table:formula="of:=SQRT(POWER([.H351];2)+POWER([.I351];2)+POWER([.J351];2))" office:value-type="float" office:value="770.267722436927" calcext:value-type="float">
            <text:p>770.267722436927</text:p>
          </table:table-cell>
        </table:table-row>
        <table:table-row table:style-name="ro1">
          <table:table-cell office:value-type="float" office:value="81.9543" calcext:value-type="float">
            <text:p>81.9543</text:p>
          </table:table-cell>
          <table:table-cell office:value-type="float" office:value="270.608" calcext:value-type="float">
            <text:p>270.608</text:p>
          </table:table-cell>
          <table:table-cell office:value-type="float" office:value="40.7215" calcext:value-type="float">
            <text:p>40.7215</text:p>
          </table:table-cell>
          <table:table-cell office:value-type="float" office:value="79.2788" calcext:value-type="float">
            <text:p>79.2788</text:p>
          </table:table-cell>
          <table:table-cell office:value-type="float" office:value="259.641" calcext:value-type="float">
            <text:p>259.641</text:p>
          </table:table-cell>
          <table:table-cell office:value-type="float" office:value="40.1434" calcext:value-type="float">
            <text:p>40.1434</text:p>
          </table:table-cell>
          <table:table-cell/>
          <table:table-cell table:formula="of:=([.D352]-[.A352])/0.0166667" office:value-type="float" office:value="-160.529678940642" calcext:value-type="float">
            <text:p>-160.529678940642</text:p>
          </table:table-cell>
          <table:table-cell table:formula="of:=ABS([.E352]-[.B352])/0.0166667" office:value-type="float" office:value="658.018683962631" calcext:value-type="float">
            <text:p>658.018683962631</text:p>
          </table:table-cell>
          <table:table-cell table:formula="of:=([.F352]-[.C352])/0.0166667" office:value-type="float" office:value="-34.6859306281387" calcext:value-type="float">
            <text:p>-34.6859306281387</text:p>
          </table:table-cell>
          <table:table-cell table:formula="of:=DEGREES(ATAN(ABS([.F352]-[.C352])/ABS([.E352]-[.B352])))" office:value-type="float" office:value="3.01742159642626" calcext:value-type="float">
            <text:p>3.01742159642626</text:p>
          </table:table-cell>
          <table:table-cell table:formula="of:=SQRT(POWER([.H352];2)+POWER([.I352];2)+POWER([.J352];2))" office:value-type="float" office:value="678.204600432818" calcext:value-type="float">
            <text:p>678.204600432818</text:p>
          </table:table-cell>
        </table:table-row>
        <table:table-row table:style-name="ro1">
          <table:table-cell office:value-type="float" office:value="82.5101" calcext:value-type="float">
            <text:p>82.5101</text:p>
          </table:table-cell>
          <table:table-cell office:value-type="float" office:value="273.102" calcext:value-type="float">
            <text:p>273.102</text:p>
          </table:table-cell>
          <table:table-cell office:value-type="float" office:value="40.8012" calcext:value-type="float">
            <text:p>40.8012</text:p>
          </table:table-cell>
          <table:table-cell office:value-type="float" office:value="79.7861" calcext:value-type="float">
            <text:p>79.7861</text:p>
          </table:table-cell>
          <table:table-cell office:value-type="float" office:value="260.815" calcext:value-type="float">
            <text:p>260.815</text:p>
          </table:table-cell>
          <table:table-cell office:value-type="float" office:value="40.4233" calcext:value-type="float">
            <text:p>40.4233</text:p>
          </table:table-cell>
          <table:table-cell/>
          <table:table-cell table:formula="of:=([.D353]-[.A353])/0.0166667" office:value-type="float" office:value="-163.439673120653" calcext:value-type="float">
            <text:p>-163.439673120653</text:p>
          </table:table-cell>
          <table:table-cell table:formula="of:=ABS([.E353]-[.B353])/0.0166667" office:value-type="float" office:value="737.218525562948" calcext:value-type="float">
            <text:p>737.218525562948</text:p>
          </table:table-cell>
          <table:table-cell table:formula="of:=([.F353]-[.C353])/0.0166667" office:value-type="float" office:value="-22.6739546520909" calcext:value-type="float">
            <text:p>-22.6739546520909</text:p>
          </table:table-cell>
          <table:table-cell table:formula="of:=DEGREES(ATAN(ABS([.F353]-[.C353])/ABS([.E353]-[.B353])))" office:value-type="float" office:value="1.76163846229302" calcext:value-type="float">
            <text:p>1.76163846229302</text:p>
          </table:table-cell>
          <table:table-cell table:formula="of:=SQRT(POWER([.H353];2)+POWER([.I353];2)+POWER([.J353];2))" office:value-type="float" office:value="755.458661610652" calcext:value-type="float">
            <text:p>755.458661610652</text:p>
          </table:table-cell>
        </table:table-row>
        <table:table-row table:style-name="ro1">
          <table:table-cell office:value-type="float" office:value="82.3681" calcext:value-type="float">
            <text:p>82.3681</text:p>
          </table:table-cell>
          <table:table-cell office:value-type="float" office:value="267.038" calcext:value-type="float">
            <text:p>267.038</text:p>
          </table:table-cell>
          <table:table-cell office:value-type="float" office:value="40.3268" calcext:value-type="float">
            <text:p>40.3268</text:p>
          </table:table-cell>
          <table:table-cell office:value-type="float" office:value="80.1862" calcext:value-type="float">
            <text:p>80.1862</text:p>
          </table:table-cell>
          <table:table-cell office:value-type="float" office:value="256.303" calcext:value-type="float">
            <text:p>256.303</text:p>
          </table:table-cell>
          <table:table-cell office:value-type="float" office:value="39.5041" calcext:value-type="float">
            <text:p>39.5041</text:p>
          </table:table-cell>
          <table:table-cell/>
          <table:table-cell table:formula="of:=([.D354]-[.A354])/0.0166667" office:value-type="float" office:value="-130.913738172524" calcext:value-type="float">
            <text:p>-130.913738172524</text:p>
          </table:table-cell>
          <table:table-cell table:formula="of:=ABS([.E354]-[.B354])/0.0166667" office:value-type="float" office:value="644.098711802577" calcext:value-type="float">
            <text:p>644.098711802577</text:p>
          </table:table-cell>
          <table:table-cell table:formula="of:=([.F354]-[.C354])/0.0166667" office:value-type="float" office:value="-49.3619012761973" calcext:value-type="float">
            <text:p>-49.3619012761973</text:p>
          </table:table-cell>
          <table:table-cell table:formula="of:=DEGREES(ATAN(ABS([.F354]-[.C354])/ABS([.E354]-[.B354])))" office:value-type="float" office:value="4.38241999385191" calcext:value-type="float">
            <text:p>4.38241999385191</text:p>
          </table:table-cell>
          <table:table-cell table:formula="of:=SQRT(POWER([.H354];2)+POWER([.I354];2)+POWER([.J354];2))" office:value-type="float" office:value="659.119226457281" calcext:value-type="float">
            <text:p>659.119226457281</text:p>
          </table:table-cell>
        </table:table-row>
        <table:table-row table:style-name="ro1">
          <table:table-cell office:value-type="float" office:value="81.8467" calcext:value-type="float">
            <text:p>81.8467</text:p>
          </table:table-cell>
          <table:table-cell office:value-type="float" office:value="265.798" calcext:value-type="float">
            <text:p>265.798</text:p>
          </table:table-cell>
          <table:table-cell office:value-type="float" office:value="40.2942" calcext:value-type="float">
            <text:p>40.2942</text:p>
          </table:table-cell>
          <table:table-cell office:value-type="float" office:value="79.4188" calcext:value-type="float">
            <text:p>79.4188</text:p>
          </table:table-cell>
          <table:table-cell office:value-type="float" office:value="253.873" calcext:value-type="float">
            <text:p>253.873</text:p>
          </table:table-cell>
          <table:table-cell office:value-type="float" office:value="39.6934" calcext:value-type="float">
            <text:p>39.6934</text:p>
          </table:table-cell>
          <table:table-cell/>
          <table:table-cell table:formula="of:=([.D355]-[.A355])/0.0166667" office:value-type="float" office:value="-145.673708652582" calcext:value-type="float">
            <text:p>-145.673708652582</text:p>
          </table:table-cell>
          <table:table-cell table:formula="of:=ABS([.E355]-[.B355])/0.0166667" office:value-type="float" office:value="715.498569002863" calcext:value-type="float">
            <text:p>715.498569002863</text:p>
          </table:table-cell>
          <table:table-cell table:formula="of:=([.F355]-[.C355])/0.0166667" office:value-type="float" office:value="-36.0479279041446" calcext:value-type="float">
            <text:p>-36.0479279041446</text:p>
          </table:table-cell>
          <table:table-cell table:formula="of:=DEGREES(ATAN(ABS([.F355]-[.C355])/ABS([.E355]-[.B355])))" office:value-type="float" office:value="2.88421157591882" calcext:value-type="float">
            <text:p>2.88421157591882</text:p>
          </table:table-cell>
          <table:table-cell table:formula="of:=SQRT(POWER([.H355];2)+POWER([.I355];2)+POWER([.J355];2))" office:value-type="float" office:value="731.066675990586" calcext:value-type="float">
            <text:p>731.066675990586</text:p>
          </table:table-cell>
        </table:table-row>
        <table:table-row table:style-name="ro1">
          <table:table-cell office:value-type="float" office:value="83.8532" calcext:value-type="float">
            <text:p>83.8532</text:p>
          </table:table-cell>
          <table:table-cell office:value-type="float" office:value="267.173" calcext:value-type="float">
            <text:p>267.173</text:p>
          </table:table-cell>
          <table:table-cell office:value-type="float" office:value="40.0454" calcext:value-type="float">
            <text:p>40.0454</text:p>
          </table:table-cell>
          <table:table-cell office:value-type="float" office:value="82.0916" calcext:value-type="float">
            <text:p>82.0916</text:p>
          </table:table-cell>
          <table:table-cell office:value-type="float" office:value="255.268" calcext:value-type="float">
            <text:p>255.268</text:p>
          </table:table-cell>
          <table:table-cell office:value-type="float" office:value="39.6665" calcext:value-type="float">
            <text:p>39.6665</text:p>
          </table:table-cell>
          <table:table-cell/>
          <table:table-cell table:formula="of:=([.D356]-[.A356])/0.0166667" office:value-type="float" office:value="-105.695788608423" calcext:value-type="float">
            <text:p>-105.695788608423</text:p>
          </table:table-cell>
          <table:table-cell table:formula="of:=ABS([.E356]-[.B356])/0.0166667" office:value-type="float" office:value="714.298571402857" calcext:value-type="float">
            <text:p>714.298571402857</text:p>
          </table:table-cell>
          <table:table-cell table:formula="of:=([.F356]-[.C356])/0.0166667" office:value-type="float" office:value="-22.733954532091" calcext:value-type="float">
            <text:p>-22.733954532091</text:p>
          </table:table-cell>
          <table:table-cell table:formula="of:=DEGREES(ATAN(ABS([.F356]-[.C356])/ABS([.E356]-[.B356])))" office:value-type="float" office:value="1.82293532967454" calcext:value-type="float">
            <text:p>1.82293532967454</text:p>
          </table:table-cell>
          <table:table-cell table:formula="of:=SQRT(POWER([.H356];2)+POWER([.I356];2)+POWER([.J356];2))" office:value-type="float" office:value="722.433998041611" calcext:value-type="float">
            <text:p>722.433998041611</text:p>
          </table:table-cell>
        </table:table-row>
        <table:table-row table:style-name="ro1">
          <table:table-cell office:value-type="float" office:value="84.9472" calcext:value-type="float">
            <text:p>84.9472</text:p>
          </table:table-cell>
          <table:table-cell office:value-type="float" office:value="270.88" calcext:value-type="float">
            <text:p>270.88</text:p>
          </table:table-cell>
          <table:table-cell office:value-type="float" office:value="40.1555" calcext:value-type="float">
            <text:p>40.1555</text:p>
          </table:table-cell>
          <table:table-cell office:value-type="float" office:value="83.5326" calcext:value-type="float">
            <text:p>83.5326</text:p>
          </table:table-cell>
          <table:table-cell office:value-type="float" office:value="255.249" calcext:value-type="float">
            <text:p>255.249</text:p>
          </table:table-cell>
          <table:table-cell office:value-type="float" office:value="40.3762" calcext:value-type="float">
            <text:p>40.3762</text:p>
          </table:table-cell>
          <table:table-cell/>
          <table:table-cell table:formula="of:=([.D357]-[.A357])/0.0166667" office:value-type="float" office:value="-84.8758302483391" calcext:value-type="float">
            <text:p>-84.8758302483391</text:p>
          </table:table-cell>
          <table:table-cell table:formula="of:=ABS([.E357]-[.B357])/0.0166667" office:value-type="float" office:value="937.858124283752" calcext:value-type="float">
            <text:p>937.858124283752</text:p>
          </table:table-cell>
          <table:table-cell table:formula="of:=([.F357]-[.C357])/0.0166667" office:value-type="float" office:value="13.2419735160526" calcext:value-type="float">
            <text:p>13.2419735160526</text:p>
          </table:table-cell>
          <table:table-cell table:formula="of:=DEGREES(ATAN(ABS([.F357]-[.C357])/ABS([.E357]-[.B357])))" office:value-type="float" office:value="0.808927025659988" calcext:value-type="float">
            <text:p>0.808927025659988</text:p>
          </table:table-cell>
          <table:table-cell table:formula="of:=SQRT(POWER([.H357];2)+POWER([.I357];2)+POWER([.J357];2))" office:value-type="float" office:value="941.784007991207" calcext:value-type="float">
            <text:p>941.784007991207</text:p>
          </table:table-cell>
        </table:table-row>
        <table:table-row table:style-name="ro1">
          <table:table-cell office:value-type="float" office:value="81.9303" calcext:value-type="float">
            <text:p>81.9303</text:p>
          </table:table-cell>
          <table:table-cell office:value-type="float" office:value="269.49" calcext:value-type="float">
            <text:p>269.49</text:p>
          </table:table-cell>
          <table:table-cell office:value-type="float" office:value="40.1669" calcext:value-type="float">
            <text:p>40.1669</text:p>
          </table:table-cell>
          <table:table-cell office:value-type="float" office:value="80.3494" calcext:value-type="float">
            <text:p>80.3494</text:p>
          </table:table-cell>
          <table:table-cell office:value-type="float" office:value="252.504" calcext:value-type="float">
            <text:p>252.504</text:p>
          </table:table-cell>
          <table:table-cell office:value-type="float" office:value="41.59" calcext:value-type="float">
            <text:p>41.59</text:p>
          </table:table-cell>
          <table:table-cell/>
          <table:table-cell table:formula="of:=([.D358]-[.A358])/0.0166667" office:value-type="float" office:value="-94.8538102923794" calcext:value-type="float">
            <text:p>-94.8538102923794</text:p>
          </table:table-cell>
          <table:table-cell table:formula="of:=ABS([.E358]-[.B358])/0.0166667" office:value-type="float" office:value="1019.15796168408" calcext:value-type="float">
            <text:p>1019.15796168408</text:p>
          </table:table-cell>
          <table:table-cell table:formula="of:=([.F358]-[.C358])/0.0166667" office:value-type="float" office:value="85.3858292283418" calcext:value-type="float">
            <text:p>85.3858292283418</text:p>
          </table:table-cell>
          <table:table-cell table:formula="of:=DEGREES(ATAN(ABS([.F358]-[.C358])/ABS([.E358]-[.B358])))" office:value-type="float" office:value="4.7890996440132" calcext:value-type="float">
            <text:p>4.7890996440132</text:p>
          </table:table-cell>
          <table:table-cell table:formula="of:=SQRT(POWER([.H358];2)+POWER([.I358];2)+POWER([.J358];2))" office:value-type="float" office:value="1027.11778098913" calcext:value-type="float">
            <text:p>1027.11778098913</text:p>
          </table:table-cell>
        </table:table-row>
        <table:table-row table:style-name="ro1">
          <table:table-cell office:value-type="float" office:value="82.9134" calcext:value-type="float">
            <text:p>82.9134</text:p>
          </table:table-cell>
          <table:table-cell office:value-type="float" office:value="259.557" calcext:value-type="float">
            <text:p>259.557</text:p>
          </table:table-cell>
          <table:table-cell office:value-type="float" office:value="42.2972" calcext:value-type="float">
            <text:p>42.2972</text:p>
          </table:table-cell>
          <table:table-cell office:value-type="float" office:value="80.4745" calcext:value-type="float">
            <text:p>80.4745</text:p>
          </table:table-cell>
          <table:table-cell office:value-type="float" office:value="258.663" calcext:value-type="float">
            <text:p>258.663</text:p>
          </table:table-cell>
          <table:table-cell office:value-type="float" office:value="39.5752" calcext:value-type="float">
            <text:p>39.5752</text:p>
          </table:table-cell>
          <table:table-cell/>
          <table:table-cell table:formula="of:=([.D359]-[.A359])/0.0166667" office:value-type="float" office:value="-146.333707332585" calcext:value-type="float">
            <text:p>-146.333707332585</text:p>
          </table:table-cell>
          <table:table-cell table:formula="of:=ABS([.E359]-[.B359])/0.0166667" office:value-type="float" office:value="53.6398927202149" calcext:value-type="float">
            <text:p>53.6398927202149</text:p>
          </table:table-cell>
          <table:table-cell table:formula="of:=([.F359]-[.C359])/0.0166667" office:value-type="float" office:value="-163.319673360653" calcext:value-type="float">
            <text:p>-163.319673360653</text:p>
          </table:table-cell>
          <table:table-cell table:formula="of:=DEGREES(ATAN(ABS([.F359]-[.C359])/ABS([.E359]-[.B359])))" office:value-type="float" office:value="71.8180110324487" calcext:value-type="float">
            <text:p>71.8180110324487</text:p>
          </table:table-cell>
          <table:table-cell table:formula="of:=SQRT(POWER([.H359];2)+POWER([.I359];2)+POWER([.J359];2))" office:value-type="float" office:value="225.752314936891" calcext:value-type="float">
            <text:p>225.752314936891</text:p>
          </table:table-cell>
        </table:table-row>
        <table:table-row table:style-name="ro1">
          <table:table-cell office:value-type="float" office:value="82.2538" calcext:value-type="float">
            <text:p>82.2538</text:p>
          </table:table-cell>
          <table:table-cell office:value-type="float" office:value="262.21" calcext:value-type="float">
            <text:p>262.21</text:p>
          </table:table-cell>
          <table:table-cell office:value-type="float" office:value="40.4074" calcext:value-type="float">
            <text:p>40.4074</text:p>
          </table:table-cell>
          <table:table-cell office:value-type="float" office:value="80.0737" calcext:value-type="float">
            <text:p>80.0737</text:p>
          </table:table-cell>
          <table:table-cell office:value-type="float" office:value="250.521" calcext:value-type="float">
            <text:p>250.521</text:p>
          </table:table-cell>
          <table:table-cell office:value-type="float" office:value="39.5588" calcext:value-type="float">
            <text:p>39.5588</text:p>
          </table:table-cell>
          <table:table-cell/>
          <table:table-cell table:formula="of:=([.D360]-[.A360])/0.0166667" office:value-type="float" office:value="-130.805738388523" calcext:value-type="float">
            <text:p>-130.805738388523</text:p>
          </table:table-cell>
          <table:table-cell table:formula="of:=ABS([.E360]-[.B360])/0.0166667" office:value-type="float" office:value="701.338597322805" calcext:value-type="float">
            <text:p>701.338597322805</text:p>
          </table:table-cell>
          <table:table-cell table:formula="of:=([.F360]-[.C360])/0.0166667" office:value-type="float" office:value="-50.9158981682039" calcext:value-type="float">
            <text:p>-50.9158981682039</text:p>
          </table:table-cell>
          <table:table-cell table:formula="of:=DEGREES(ATAN(ABS([.F360]-[.C360])/ABS([.E360]-[.B360])))" office:value-type="float" office:value="4.15228405810886" calcext:value-type="float">
            <text:p>4.15228405810886</text:p>
          </table:table-cell>
          <table:table-cell table:formula="of:=SQRT(POWER([.H360];2)+POWER([.I360];2)+POWER([.J360];2))" office:value-type="float" office:value="715.247088757697" calcext:value-type="float">
            <text:p>715.247088757697</text:p>
          </table:table-cell>
        </table:table-row>
        <table:table-row table:style-name="ro1">
          <table:table-cell office:value-type="float" office:value="68.5467" calcext:value-type="float">
            <text:p>68.5467</text:p>
          </table:table-cell>
          <table:table-cell office:value-type="float" office:value="266.876" calcext:value-type="float">
            <text:p>266.876</text:p>
          </table:table-cell>
          <table:table-cell office:value-type="float" office:value="40.2358" calcext:value-type="float">
            <text:p>40.2358</text:p>
          </table:table-cell>
          <table:table-cell office:value-type="float" office:value="66.0055" calcext:value-type="float">
            <text:p>66.0055</text:p>
          </table:table-cell>
          <table:table-cell office:value-type="float" office:value="252" calcext:value-type="float">
            <text:p>252</text:p>
          </table:table-cell>
          <table:table-cell office:value-type="float" office:value="40.3827" calcext:value-type="float">
            <text:p>40.3827</text:p>
          </table:table-cell>
          <table:table-cell/>
          <table:table-cell table:formula="of:=([.D361]-[.A361])/0.0166667" office:value-type="float" office:value="-152.47169505661" calcext:value-type="float">
            <text:p>-152.47169505661</text:p>
          </table:table-cell>
          <table:table-cell table:formula="of:=ABS([.E361]-[.B361])/0.0166667" office:value-type="float" office:value="892.558214883569" calcext:value-type="float">
            <text:p>892.558214883569</text:p>
          </table:table-cell>
          <table:table-cell table:formula="of:=([.F361]-[.C361])/0.0166667" office:value-type="float" office:value="8.81398237203539" calcext:value-type="float">
            <text:p>8.81398237203539</text:p>
          </table:table-cell>
          <table:table-cell table:formula="of:=DEGREES(ATAN(ABS([.F361]-[.C361])/ABS([.E361]-[.B361])))" office:value-type="float" office:value="0.56577550686528" calcext:value-type="float">
            <text:p>0.56577550686528</text:p>
          </table:table-cell>
          <table:table-cell table:formula="of:=SQRT(POWER([.H361];2)+POWER([.I361];2)+POWER([.J361];2))" office:value-type="float" office:value="905.530491499228" calcext:value-type="float">
            <text:p>905.530491499228</text:p>
          </table:table-cell>
        </table:table-row>
        <table:table-row table:style-name="ro1">
          <table:table-cell office:value-type="float" office:value="68.815" calcext:value-type="float">
            <text:p>68.815</text:p>
          </table:table-cell>
          <table:table-cell office:value-type="float" office:value="262.094" calcext:value-type="float">
            <text:p>262.094</text:p>
          </table:table-cell>
          <table:table-cell office:value-type="float" office:value="39.8217" calcext:value-type="float">
            <text:p>39.8217</text:p>
          </table:table-cell>
          <table:table-cell office:value-type="float" office:value="66.5166" calcext:value-type="float">
            <text:p>66.5166</text:p>
          </table:table-cell>
          <table:table-cell office:value-type="float" office:value="247.633" calcext:value-type="float">
            <text:p>247.633</text:p>
          </table:table-cell>
          <table:table-cell office:value-type="float" office:value="39.2478" calcext:value-type="float">
            <text:p>39.2478</text:p>
          </table:table-cell>
          <table:table-cell/>
          <table:table-cell table:formula="of:=([.D362]-[.A362])/0.0166667" office:value-type="float" office:value="-137.903724192552" calcext:value-type="float">
            <text:p>-137.903724192552</text:p>
          </table:table-cell>
          <table:table-cell table:formula="of:=ABS([.E362]-[.B362])/0.0166667" office:value-type="float" office:value="867.65826468347" calcext:value-type="float">
            <text:p>867.65826468347</text:p>
          </table:table-cell>
          <table:table-cell table:formula="of:=([.F362]-[.C362])/0.0166667" office:value-type="float" office:value="-34.4339311321378" calcext:value-type="float">
            <text:p>-34.4339311321378</text:p>
          </table:table-cell>
          <table:table-cell table:formula="of:=DEGREES(ATAN(ABS([.F362]-[.C362])/ABS([.E362]-[.B362])))" office:value-type="float" office:value="2.27265066534754" calcext:value-type="float">
            <text:p>2.27265066534754</text:p>
          </table:table-cell>
          <table:table-cell table:formula="of:=SQRT(POWER([.H362];2)+POWER([.I362];2)+POWER([.J362];2))" office:value-type="float" office:value="879.223519381117" calcext:value-type="float">
            <text:p>879.223519381117</text:p>
          </table:table-cell>
        </table:table-row>
        <table:table-row table:style-name="ro1">
          <table:table-cell office:value-type="float" office:value="70.5117" calcext:value-type="float">
            <text:p>70.5117</text:p>
          </table:table-cell>
          <table:table-cell office:value-type="float" office:value="273.383" calcext:value-type="float">
            <text:p>273.383</text:p>
          </table:table-cell>
          <table:table-cell office:value-type="float" office:value="40.3682" calcext:value-type="float">
            <text:p>40.3682</text:p>
          </table:table-cell>
          <table:table-cell office:value-type="float" office:value="67.8558" calcext:value-type="float">
            <text:p>67.8558</text:p>
          </table:table-cell>
          <table:table-cell office:value-type="float" office:value="260.6" calcext:value-type="float">
            <text:p>260.6</text:p>
          </table:table-cell>
          <table:table-cell office:value-type="float" office:value="40.5702" calcext:value-type="float">
            <text:p>40.5702</text:p>
          </table:table-cell>
          <table:table-cell/>
          <table:table-cell table:formula="of:=([.D363]-[.A363])/0.0166667" office:value-type="float" office:value="-159.353681292638" calcext:value-type="float">
            <text:p>-159.353681292638</text:p>
          </table:table-cell>
          <table:table-cell table:formula="of:=ABS([.E363]-[.B363])/0.0166667" office:value-type="float" office:value="766.978466043065" calcext:value-type="float">
            <text:p>766.978466043065</text:p>
          </table:table-cell>
          <table:table-cell table:formula="of:=([.F363]-[.C363])/0.0166667" office:value-type="float" office:value="12.1199757600484" calcext:value-type="float">
            <text:p>12.1199757600484</text:p>
          </table:table-cell>
          <table:table-cell table:formula="of:=DEGREES(ATAN(ABS([.F363]-[.C363])/ABS([.E363]-[.B363])))" office:value-type="float" office:value="0.905326155290156" calcext:value-type="float">
            <text:p>0.905326155290156</text:p>
          </table:table-cell>
          <table:table-cell table:formula="of:=SQRT(POWER([.H363];2)+POWER([.I363];2)+POWER([.J363];2))" office:value-type="float" office:value="783.451630241276" calcext:value-type="float">
            <text:p>783.451630241276</text:p>
          </table:table-cell>
        </table:table-row>
        <table:table-row table:style-name="ro1">
          <table:table-cell office:value-type="float" office:value="61.0837" calcext:value-type="float">
            <text:p>61.0837</text:p>
          </table:table-cell>
          <table:table-cell office:value-type="float" office:value="269.467" calcext:value-type="float">
            <text:p>269.467</text:p>
          </table:table-cell>
          <table:table-cell office:value-type="float" office:value="40.1192" calcext:value-type="float">
            <text:p>40.1192</text:p>
          </table:table-cell>
          <table:table-cell office:value-type="float" office:value="57.6983" calcext:value-type="float">
            <text:p>57.6983</text:p>
          </table:table-cell>
          <table:table-cell office:value-type="float" office:value="257.702" calcext:value-type="float">
            <text:p>257.702</text:p>
          </table:table-cell>
          <table:table-cell office:value-type="float" office:value="39.7155" calcext:value-type="float">
            <text:p>39.7155</text:p>
          </table:table-cell>
          <table:table-cell/>
          <table:table-cell table:formula="of:=([.D364]-[.A364])/0.0166667" office:value-type="float" office:value="-203.123593752812" calcext:value-type="float">
            <text:p>-203.123593752812</text:p>
          </table:table-cell>
          <table:table-cell table:formula="of:=ABS([.E364]-[.B364])/0.0166667" office:value-type="float" office:value="705.898588202823" calcext:value-type="float">
            <text:p>705.898588202823</text:p>
          </table:table-cell>
          <table:table-cell table:formula="of:=([.F364]-[.C364])/0.0166667" office:value-type="float" office:value="-24.2219515560969" calcext:value-type="float">
            <text:p>-24.2219515560969</text:p>
          </table:table-cell>
          <table:table-cell table:formula="of:=DEGREES(ATAN(ABS([.F364]-[.C364])/ABS([.E364]-[.B364])))" office:value-type="float" office:value="1.96525580300666" calcext:value-type="float">
            <text:p>1.96525580300666</text:p>
          </table:table-cell>
          <table:table-cell table:formula="of:=SQRT(POWER([.H364];2)+POWER([.I364];2)+POWER([.J364];2))" office:value-type="float" office:value="734.941299766847" calcext:value-type="float">
            <text:p>734.941299766847</text:p>
          </table:table-cell>
        </table:table-row>
        <table:table-row table:style-name="ro1">
          <table:table-cell office:value-type="float" office:value="55.2769" calcext:value-type="float">
            <text:p>55.2769</text:p>
          </table:table-cell>
          <table:table-cell office:value-type="float" office:value="264.651" calcext:value-type="float">
            <text:p>264.651</text:p>
          </table:table-cell>
          <table:table-cell office:value-type="float" office:value="39.5168" calcext:value-type="float">
            <text:p>39.5168</text:p>
          </table:table-cell>
          <table:table-cell office:value-type="float" office:value="53.1779" calcext:value-type="float">
            <text:p>53.1779</text:p>
          </table:table-cell>
          <table:table-cell office:value-type="float" office:value="249.482" calcext:value-type="float">
            <text:p>249.482</text:p>
          </table:table-cell>
          <table:table-cell office:value-type="float" office:value="39.5246" calcext:value-type="float">
            <text:p>39.5246</text:p>
          </table:table-cell>
          <table:table-cell/>
          <table:table-cell table:formula="of:=([.D365]-[.A365])/0.0166667" office:value-type="float" office:value="-125.939748120504" calcext:value-type="float">
            <text:p>-125.939748120504</text:p>
          </table:table-cell>
          <table:table-cell table:formula="of:=ABS([.E365]-[.B365])/0.0166667" office:value-type="float" office:value="910.138179723641" calcext:value-type="float">
            <text:p>910.138179723641</text:p>
          </table:table-cell>
          <table:table-cell table:formula="of:=([.F365]-[.C365])/0.0166667" office:value-type="float" office:value="0.467999064001634" calcext:value-type="float">
            <text:p>0.467999064001634</text:p>
          </table:table-cell>
          <table:table-cell table:formula="of:=DEGREES(ATAN(ABS([.F365]-[.C365])/ABS([.E365]-[.B365])))" office:value-type="float" office:value="0.0294618657006496" calcext:value-type="float">
            <text:p>0.02946186570065</text:p>
          </table:table-cell>
          <table:table-cell table:formula="of:=SQRT(POWER([.H365];2)+POWER([.I365];2)+POWER([.J365];2))" office:value-type="float" office:value="918.810396855871" calcext:value-type="float">
            <text:p>918.810396855871</text:p>
          </table:table-cell>
        </table:table-row>
        <table:table-row table:style-name="ro1">
          <table:table-cell office:value-type="float" office:value="56.4062" calcext:value-type="float">
            <text:p>56.4062</text:p>
          </table:table-cell>
          <table:table-cell office:value-type="float" office:value="268.484" calcext:value-type="float">
            <text:p>268.484</text:p>
          </table:table-cell>
          <table:table-cell office:value-type="float" office:value="40.576" calcext:value-type="float">
            <text:p>40.576</text:p>
          </table:table-cell>
          <table:table-cell office:value-type="float" office:value="54.2955" calcext:value-type="float">
            <text:p>54.2955</text:p>
          </table:table-cell>
          <table:table-cell office:value-type="float" office:value="258.139" calcext:value-type="float">
            <text:p>258.139</text:p>
          </table:table-cell>
          <table:table-cell office:value-type="float" office:value="39.9152" calcext:value-type="float">
            <text:p>39.9152</text:p>
          </table:table-cell>
          <table:table-cell/>
          <table:table-cell table:formula="of:=([.D366]-[.A366])/0.0166667" office:value-type="float" office:value="-126.641746716507" calcext:value-type="float">
            <text:p>-126.641746716507</text:p>
          </table:table-cell>
          <table:table-cell table:formula="of:=ABS([.E366]-[.B366])/0.0166667" office:value-type="float" office:value="620.698758602481" calcext:value-type="float">
            <text:p>620.698758602481</text:p>
          </table:table-cell>
          <table:table-cell table:formula="of:=([.F366]-[.C366])/0.0166667" office:value-type="float" office:value="-39.6479207041587" calcext:value-type="float">
            <text:p>-39.6479207041587</text:p>
          </table:table-cell>
          <table:table-cell table:formula="of:=DEGREES(ATAN(ABS([.F366]-[.C366])/ABS([.E366]-[.B366])))" office:value-type="float" office:value="3.65487515947935" calcext:value-type="float">
            <text:p>3.65487515947935</text:p>
          </table:table-cell>
          <table:table-cell table:formula="of:=SQRT(POWER([.H366];2)+POWER([.I366];2)+POWER([.J366];2))" office:value-type="float" office:value="634.725955478608" calcext:value-type="float">
            <text:p>634.725955478608</text:p>
          </table:table-cell>
        </table:table-row>
        <table:table-row table:style-name="ro1">
          <table:table-cell office:value-type="float" office:value="50.4108" calcext:value-type="float">
            <text:p>50.4108</text:p>
          </table:table-cell>
          <table:table-cell office:value-type="float" office:value="258.397" calcext:value-type="float">
            <text:p>258.397</text:p>
          </table:table-cell>
          <table:table-cell office:value-type="float" office:value="40.1514" calcext:value-type="float">
            <text:p>40.1514</text:p>
          </table:table-cell>
          <table:table-cell office:value-type="float" office:value="48.822" calcext:value-type="float">
            <text:p>48.822</text:p>
          </table:table-cell>
          <table:table-cell office:value-type="float" office:value="246.008" calcext:value-type="float">
            <text:p>246.008</text:p>
          </table:table-cell>
          <table:table-cell office:value-type="float" office:value="39.2419" calcext:value-type="float">
            <text:p>39.2419</text:p>
          </table:table-cell>
          <table:table-cell/>
          <table:table-cell table:formula="of:=([.D367]-[.A367])/0.0166667" office:value-type="float" office:value="-95.3278093443813" calcext:value-type="float">
            <text:p>-95.3278093443813</text:p>
          </table:table-cell>
          <table:table-cell table:formula="of:=ABS([.E367]-[.B367])/0.0166667" office:value-type="float" office:value="743.338513322972" calcext:value-type="float">
            <text:p>743.338513322972</text:p>
          </table:table-cell>
          <table:table-cell table:formula="of:=([.F367]-[.C367])/0.0166667" office:value-type="float" office:value="-54.5698908602184" calcext:value-type="float">
            <text:p>-54.5698908602184</text:p>
          </table:table-cell>
          <table:table-cell table:formula="of:=DEGREES(ATAN(ABS([.F367]-[.C367])/ABS([.E367]-[.B367])))" office:value-type="float" office:value="4.19866008849205" calcext:value-type="float">
            <text:p>4.19866008849205</text:p>
          </table:table-cell>
          <table:table-cell table:formula="of:=SQRT(POWER([.H367];2)+POWER([.I367];2)+POWER([.J367];2))" office:value-type="float" office:value="751.410280480711" calcext:value-type="float">
            <text:p>751.410280480711</text:p>
          </table:table-cell>
        </table:table-row>
        <table:table-row table:style-name="ro1">
          <table:table-cell office:value-type="float" office:value="48.5513" calcext:value-type="float">
            <text:p>48.5513</text:p>
          </table:table-cell>
          <table:table-cell office:value-type="float" office:value="261.672" calcext:value-type="float">
            <text:p>261.672</text:p>
          </table:table-cell>
          <table:table-cell office:value-type="float" office:value="40.0937" calcext:value-type="float">
            <text:p>40.0937</text:p>
          </table:table-cell>
          <table:table-cell office:value-type="float" office:value="47.0015" calcext:value-type="float">
            <text:p>47.0015</text:p>
          </table:table-cell>
          <table:table-cell office:value-type="float" office:value="249.088" calcext:value-type="float">
            <text:p>249.088</text:p>
          </table:table-cell>
          <table:table-cell office:value-type="float" office:value="39.1835" calcext:value-type="float">
            <text:p>39.1835</text:p>
          </table:table-cell>
          <table:table-cell/>
          <table:table-cell table:formula="of:=([.D368]-[.A368])/0.0166667" office:value-type="float" office:value="-92.9878140243718" calcext:value-type="float">
            <text:p>-92.9878140243718</text:p>
          </table:table-cell>
          <table:table-cell table:formula="of:=ABS([.E368]-[.B368])/0.0166667" office:value-type="float" office:value="755.038489923022" calcext:value-type="float">
            <text:p>755.038489923022</text:p>
          </table:table-cell>
          <table:table-cell table:formula="of:=([.F368]-[.C368])/0.0166667" office:value-type="float" office:value="-54.6118907762182" calcext:value-type="float">
            <text:p>-54.6118907762182</text:p>
          </table:table-cell>
          <table:table-cell table:formula="of:=DEGREES(ATAN(ABS([.F368]-[.C368])/ABS([.E368]-[.B368])))" office:value-type="float" office:value="4.13699609325752" calcext:value-type="float">
            <text:p>4.13699609325752</text:p>
          </table:table-cell>
          <table:table-cell table:formula="of:=SQRT(POWER([.H368];2)+POWER([.I368];2)+POWER([.J368];2))" office:value-type="float" office:value="762.700670929574" calcext:value-type="float">
            <text:p>762.700670929574</text:p>
          </table:table-cell>
        </table:table-row>
        <table:table-row table:style-name="ro1">
          <table:table-cell office:value-type="float" office:value="48.2077" calcext:value-type="float">
            <text:p>48.2077</text:p>
          </table:table-cell>
          <table:table-cell office:value-type="float" office:value="263.994" calcext:value-type="float">
            <text:p>263.994</text:p>
          </table:table-cell>
          <table:table-cell office:value-type="float" office:value="40.6769" calcext:value-type="float">
            <text:p>40.6769</text:p>
          </table:table-cell>
          <table:table-cell office:value-type="float" office:value="46.7757" calcext:value-type="float">
            <text:p>46.7757</text:p>
          </table:table-cell>
          <table:table-cell office:value-type="float" office:value="253.748" calcext:value-type="float">
            <text:p>253.748</text:p>
          </table:table-cell>
          <table:table-cell office:value-type="float" office:value="40.0322" calcext:value-type="float">
            <text:p>40.0322</text:p>
          </table:table-cell>
          <table:table-cell/>
          <table:table-cell table:formula="of:=([.D369]-[.A369])/0.0166667" office:value-type="float" office:value="-85.9198281603438" calcext:value-type="float">
            <text:p>-85.9198281603438</text:p>
          </table:table-cell>
          <table:table-cell table:formula="of:=ABS([.E369]-[.B369])/0.0166667" office:value-type="float" office:value="614.758770482461" calcext:value-type="float">
            <text:p>614.758770482461</text:p>
          </table:table-cell>
          <table:table-cell table:formula="of:=([.F369]-[.C369])/0.0166667" office:value-type="float" office:value="-38.6819226361547" calcext:value-type="float">
            <text:p>-38.6819226361547</text:p>
          </table:table-cell>
          <table:table-cell table:formula="of:=DEGREES(ATAN(ABS([.F369]-[.C369])/ABS([.E369]-[.B369])))" office:value-type="float" office:value="3.60042509589388" calcext:value-type="float">
            <text:p>3.60042509589388</text:p>
          </table:table-cell>
          <table:table-cell table:formula="of:=SQRT(POWER([.H369];2)+POWER([.I369];2)+POWER([.J369];2))" office:value-type="float" office:value="621.937982354382" calcext:value-type="float">
            <text:p>621.937982354382</text:p>
          </table:table-cell>
        </table:table-row>
        <table:table-row table:style-name="ro1">
          <table:table-cell office:value-type="float" office:value="47.9182" calcext:value-type="float">
            <text:p>47.9182</text:p>
          </table:table-cell>
          <table:table-cell office:value-type="float" office:value="260.101" calcext:value-type="float">
            <text:p>260.101</text:p>
          </table:table-cell>
          <table:table-cell office:value-type="float" office:value="40.8523" calcext:value-type="float">
            <text:p>40.8523</text:p>
          </table:table-cell>
          <table:table-cell office:value-type="float" office:value="46.5152" calcext:value-type="float">
            <text:p>46.5152</text:p>
          </table:table-cell>
          <table:table-cell office:value-type="float" office:value="249.953" calcext:value-type="float">
            <text:p>249.953</text:p>
          </table:table-cell>
          <table:table-cell office:value-type="float" office:value="40.4587" calcext:value-type="float">
            <text:p>40.4587</text:p>
          </table:table-cell>
          <table:table-cell/>
          <table:table-cell table:formula="of:=([.D370]-[.A370])/0.0166667" office:value-type="float" office:value="-84.1798316403366" calcext:value-type="float">
            <text:p>-84.1798316403366</text:p>
          </table:table-cell>
          <table:table-cell table:formula="of:=ABS([.E370]-[.B370])/0.0166667" office:value-type="float" office:value="608.878782242435" calcext:value-type="float">
            <text:p>608.878782242435</text:p>
          </table:table-cell>
          <table:table-cell table:formula="of:=([.F370]-[.C370])/0.0166667" office:value-type="float" office:value="-23.6159527680944" calcext:value-type="float">
            <text:p>-23.6159527680944</text:p>
          </table:table-cell>
          <table:table-cell table:formula="of:=DEGREES(ATAN(ABS([.F370]-[.C370])/ABS([.E370]-[.B370])))" office:value-type="float" office:value="2.22115889767854" calcext:value-type="float">
            <text:p>2.22115889767854</text:p>
          </table:table-cell>
          <table:table-cell table:formula="of:=SQRT(POWER([.H370];2)+POWER([.I370];2)+POWER([.J370];2))" office:value-type="float" office:value="615.123832041298" calcext:value-type="float">
            <text:p>615.123832041298</text:p>
          </table:table-cell>
        </table:table-row>
        <table:table-row table:style-name="ro1">
          <table:table-cell office:value-type="float" office:value="47.1313" calcext:value-type="float">
            <text:p>47.1313</text:p>
          </table:table-cell>
          <table:table-cell office:value-type="float" office:value="256.268" calcext:value-type="float">
            <text:p>256.268</text:p>
          </table:table-cell>
          <table:table-cell office:value-type="float" office:value="40.3109" calcext:value-type="float">
            <text:p>40.3109</text:p>
          </table:table-cell>
          <table:table-cell office:value-type="float" office:value="46.1758" calcext:value-type="float">
            <text:p>46.1758</text:p>
          </table:table-cell>
          <table:table-cell office:value-type="float" office:value="242.84" calcext:value-type="float">
            <text:p>242.84</text:p>
          </table:table-cell>
          <table:table-cell office:value-type="float" office:value="39.603" calcext:value-type="float">
            <text:p>39.603</text:p>
          </table:table-cell>
          <table:table-cell/>
          <table:table-cell table:formula="of:=([.D371]-[.A371])/0.0166667" office:value-type="float" office:value="-57.3298853402294" calcext:value-type="float">
            <text:p>-57.3298853402294</text:p>
          </table:table-cell>
          <table:table-cell table:formula="of:=ABS([.E371]-[.B371])/0.0166667" office:value-type="float" office:value="805.678388643221" calcext:value-type="float">
            <text:p>805.678388643221</text:p>
          </table:table-cell>
          <table:table-cell table:formula="of:=([.F371]-[.C371])/0.0166667" office:value-type="float" office:value="-42.4739150521696" calcext:value-type="float">
            <text:p>-42.4739150521696</text:p>
          </table:table-cell>
          <table:table-cell table:formula="of:=DEGREES(ATAN(ABS([.F371]-[.C371])/ABS([.E371]-[.B371])))" office:value-type="float" office:value="3.01773683665293" calcext:value-type="float">
            <text:p>3.01773683665293</text:p>
          </table:table-cell>
          <table:table-cell table:formula="of:=SQRT(POWER([.H371];2)+POWER([.I371];2)+POWER([.J371];2))" office:value-type="float" office:value="808.831512207406" calcext:value-type="float">
            <text:p>808.831512207406</text:p>
          </table:table-cell>
        </table:table-row>
        <table:table-row table:style-name="ro1">
          <table:table-cell office:value-type="float" office:value="48.3797" calcext:value-type="float">
            <text:p>48.3797</text:p>
          </table:table-cell>
          <table:table-cell office:value-type="float" office:value="255.387" calcext:value-type="float">
            <text:p>255.387</text:p>
          </table:table-cell>
          <table:table-cell office:value-type="float" office:value="40.2101" calcext:value-type="float">
            <text:p>40.2101</text:p>
          </table:table-cell>
          <table:table-cell office:value-type="float" office:value="47.651" calcext:value-type="float">
            <text:p>47.651</text:p>
          </table:table-cell>
          <table:table-cell office:value-type="float" office:value="245.722" calcext:value-type="float">
            <text:p>245.722</text:p>
          </table:table-cell>
          <table:table-cell office:value-type="float" office:value="39.0697" calcext:value-type="float">
            <text:p>39.0697</text:p>
          </table:table-cell>
          <table:table-cell/>
          <table:table-cell table:formula="of:=([.D372]-[.A372])/0.0166667" office:value-type="float" office:value="-43.7219125561747" calcext:value-type="float">
            <text:p>-43.7219125561747</text:p>
          </table:table-cell>
          <table:table-cell table:formula="of:=ABS([.E372]-[.B372])/0.0166667" office:value-type="float" office:value="579.898840202319" calcext:value-type="float">
            <text:p>579.898840202319</text:p>
          </table:table-cell>
          <table:table-cell table:formula="of:=([.F372]-[.C372])/0.0166667" office:value-type="float" office:value="-68.4238631522737" calcext:value-type="float">
            <text:p>-68.4238631522737</text:p>
          </table:table-cell>
          <table:table-cell table:formula="of:=DEGREES(ATAN(ABS([.F372]-[.C372])/ABS([.E372]-[.B372])))" office:value-type="float" office:value="6.72937268746713" calcext:value-type="float">
            <text:p>6.72937268746713</text:p>
          </table:table-cell>
          <table:table-cell table:formula="of:=SQRT(POWER([.H372];2)+POWER([.I372];2)+POWER([.J372];2))" office:value-type="float" office:value="585.556227491644" calcext:value-type="float">
            <text:p>585.556227491644</text:p>
          </table:table-cell>
        </table:table-row>
        <table:table-row table:style-name="ro1">
          <table:table-cell office:value-type="float" office:value="48.5693" calcext:value-type="float">
            <text:p>48.5693</text:p>
          </table:table-cell>
          <table:table-cell office:value-type="float" office:value="261.574" calcext:value-type="float">
            <text:p>261.574</text:p>
          </table:table-cell>
          <table:table-cell office:value-type="float" office:value="40.5958" calcext:value-type="float">
            <text:p>40.5958</text:p>
          </table:table-cell>
          <table:table-cell office:value-type="float" office:value="47.6767" calcext:value-type="float">
            <text:p>47.6767</text:p>
          </table:table-cell>
          <table:table-cell office:value-type="float" office:value="250.338" calcext:value-type="float">
            <text:p>250.338</text:p>
          </table:table-cell>
          <table:table-cell office:value-type="float" office:value="40.1421" calcext:value-type="float">
            <text:p>40.1421</text:p>
          </table:table-cell>
          <table:table-cell/>
          <table:table-cell table:formula="of:=([.D373]-[.A373])/0.0166667" office:value-type="float" office:value="-53.5558928882143" calcext:value-type="float">
            <text:p>-53.5558928882143</text:p>
          </table:table-cell>
          <table:table-cell table:formula="of:=ABS([.E373]-[.B373])/0.0166667" office:value-type="float" office:value="674.158651682698" calcext:value-type="float">
            <text:p>674.158651682698</text:p>
          </table:table-cell>
          <table:table-cell table:formula="of:=([.F373]-[.C373])/0.0166667" office:value-type="float" office:value="-27.2219455561088" calcext:value-type="float">
            <text:p>-27.2219455561088</text:p>
          </table:table-cell>
          <table:table-cell table:formula="of:=DEGREES(ATAN(ABS([.F373]-[.C373])/ABS([.E373]-[.B373])))" office:value-type="float" office:value="2.31229804683646" calcext:value-type="float">
            <text:p>2.31229804683646</text:p>
          </table:table-cell>
          <table:table-cell table:formula="of:=SQRT(POWER([.H373];2)+POWER([.I373];2)+POWER([.J373];2))" office:value-type="float" office:value="676.830226586806" calcext:value-type="float">
            <text:p>676.830226586806</text:p>
          </table:table-cell>
        </table:table-row>
        <table:table-row table:style-name="ro1">
          <table:table-cell office:value-type="float" office:value="48.3204" calcext:value-type="float">
            <text:p>48.3204</text:p>
          </table:table-cell>
          <table:table-cell office:value-type="float" office:value="256.593" calcext:value-type="float">
            <text:p>256.593</text:p>
          </table:table-cell>
          <table:table-cell office:value-type="float" office:value="40.2426" calcext:value-type="float">
            <text:p>40.2426</text:p>
          </table:table-cell>
          <table:table-cell office:value-type="float" office:value="47.5904" calcext:value-type="float">
            <text:p>47.5904</text:p>
          </table:table-cell>
          <table:table-cell office:value-type="float" office:value="246.888" calcext:value-type="float">
            <text:p>246.888</text:p>
          </table:table-cell>
          <table:table-cell office:value-type="float" office:value="39.0969" calcext:value-type="float">
            <text:p>39.0969</text:p>
          </table:table-cell>
          <table:table-cell/>
          <table:table-cell table:formula="of:=([.D374]-[.A374])/0.0166667" office:value-type="float" office:value="-43.799912400175" calcext:value-type="float">
            <text:p>-43.799912400175</text:p>
          </table:table-cell>
          <table:table-cell table:formula="of:=ABS([.E374]-[.B374])/0.0166667" office:value-type="float" office:value="582.29883540233" calcext:value-type="float">
            <text:p>582.29883540233</text:p>
          </table:table-cell>
          <table:table-cell table:formula="of:=([.F374]-[.C374])/0.0166667" office:value-type="float" office:value="-68.7418625162753" calcext:value-type="float">
            <text:p>-68.7418625162753</text:p>
          </table:table-cell>
          <table:table-cell table:formula="of:=DEGREES(ATAN(ABS([.F374]-[.C374])/ABS([.E374]-[.B374])))" office:value-type="float" office:value="6.7327515013124" calcext:value-type="float">
            <text:p>6.7327515013124</text:p>
          </table:table-cell>
          <table:table-cell table:formula="of:=SQRT(POWER([.H374];2)+POWER([.I374];2)+POWER([.J374];2))" office:value-type="float" office:value="587.976028167288" calcext:value-type="float">
            <text:p>587.976028167288</text:p>
          </table:table-cell>
        </table:table-row>
        <table:table-row table:style-name="ro1">
          <table:table-cell office:value-type="float" office:value="48.5096" calcext:value-type="float">
            <text:p>48.5096</text:p>
          </table:table-cell>
          <table:table-cell office:value-type="float" office:value="262.814" calcext:value-type="float">
            <text:p>262.814</text:p>
          </table:table-cell>
          <table:table-cell office:value-type="float" office:value="40.6295" calcext:value-type="float">
            <text:p>40.6295</text:p>
          </table:table-cell>
          <table:table-cell office:value-type="float" office:value="47.6855" calcext:value-type="float">
            <text:p>47.6855</text:p>
          </table:table-cell>
          <table:table-cell office:value-type="float" office:value="250.299" calcext:value-type="float">
            <text:p>250.299</text:p>
          </table:table-cell>
          <table:table-cell office:value-type="float" office:value="40.3861" calcext:value-type="float">
            <text:p>40.3861</text:p>
          </table:table-cell>
          <table:table-cell/>
          <table:table-cell table:formula="of:=([.D375]-[.A375])/0.0166667" office:value-type="float" office:value="-49.4459011081979" calcext:value-type="float">
            <text:p>-49.4459011081979</text:p>
          </table:table-cell>
          <table:table-cell table:formula="of:=ABS([.E375]-[.B375])/0.0166667" office:value-type="float" office:value="750.898498203005" calcext:value-type="float">
            <text:p>750.898498203005</text:p>
          </table:table-cell>
          <table:table-cell table:formula="of:=([.F375]-[.C375])/0.0166667" office:value-type="float" office:value="-14.6039707920585" calcext:value-type="float">
            <text:p>-14.6039707920585</text:p>
          </table:table-cell>
          <table:table-cell table:formula="of:=DEGREES(ATAN(ABS([.F375]-[.C375])/ABS([.E375]-[.B375])))" office:value-type="float" office:value="1.11418576095563" calcext:value-type="float">
            <text:p>1.11418576095563</text:p>
          </table:table-cell>
          <table:table-cell table:formula="of:=SQRT(POWER([.H375];2)+POWER([.I375];2)+POWER([.J375];2))" office:value-type="float" office:value="752.666411966699" calcext:value-type="float">
            <text:p>752.666411966699</text:p>
          </table:table-cell>
        </table:table-row>
        <table:table-row table:style-name="ro1">
          <table:table-cell office:value-type="float" office:value="48.1399" calcext:value-type="float">
            <text:p>48.1399</text:p>
          </table:table-cell>
          <table:table-cell office:value-type="float" office:value="260.258" calcext:value-type="float">
            <text:p>260.258</text:p>
          </table:table-cell>
          <table:table-cell office:value-type="float" office:value="40.3393" calcext:value-type="float">
            <text:p>40.3393</text:p>
          </table:table-cell>
          <table:table-cell office:value-type="float" office:value="46.8662" calcext:value-type="float">
            <text:p>46.8662</text:p>
          </table:table-cell>
          <table:table-cell office:value-type="float" office:value="247.699" calcext:value-type="float">
            <text:p>247.699</text:p>
          </table:table-cell>
          <table:table-cell office:value-type="float" office:value="40.1409" calcext:value-type="float">
            <text:p>40.1409</text:p>
          </table:table-cell>
          <table:table-cell/>
          <table:table-cell table:formula="of:=([.D376]-[.A376])/0.0166667" office:value-type="float" office:value="-76.4218471563056" calcext:value-type="float">
            <text:p>-76.4218471563056</text:p>
          </table:table-cell>
          <table:table-cell table:formula="of:=ABS([.E376]-[.B376])/0.0166667" office:value-type="float" office:value="753.538492923012" calcext:value-type="float">
            <text:p>753.538492923012</text:p>
          </table:table-cell>
          <table:table-cell table:formula="of:=([.F376]-[.C376])/0.0166667" office:value-type="float" office:value="-11.9039761920476" calcext:value-type="float">
            <text:p>-11.9039761920476</text:p>
          </table:table-cell>
          <table:table-cell table:formula="of:=DEGREES(ATAN(ABS([.F376]-[.C376])/ABS([.E376]-[.B376])))" office:value-type="float" office:value="0.905051132877571" calcext:value-type="float">
            <text:p>0.905051132877571</text:p>
          </table:table-cell>
          <table:table-cell table:formula="of:=SQRT(POWER([.H376];2)+POWER([.I376];2)+POWER([.J376];2))" office:value-type="float" office:value="757.497368766814" calcext:value-type="float">
            <text:p>757.497368766814</text:p>
          </table:table-cell>
        </table:table-row>
        <table:table-row table:style-name="ro1">
          <table:table-cell office:value-type="float" office:value="49.2908" calcext:value-type="float">
            <text:p>49.2908</text:p>
          </table:table-cell>
          <table:table-cell office:value-type="float" office:value="261.782" calcext:value-type="float">
            <text:p>261.782</text:p>
          </table:table-cell>
          <table:table-cell office:value-type="float" office:value="40.5531" calcext:value-type="float">
            <text:p>40.5531</text:p>
          </table:table-cell>
          <table:table-cell office:value-type="float" office:value="47.9717" calcext:value-type="float">
            <text:p>47.9717</text:p>
          </table:table-cell>
          <table:table-cell office:value-type="float" office:value="249.215" calcext:value-type="float">
            <text:p>249.215</text:p>
          </table:table-cell>
          <table:table-cell office:value-type="float" office:value="40.099" calcext:value-type="float">
            <text:p>40.099</text:p>
          </table:table-cell>
          <table:table-cell/>
          <table:table-cell table:formula="of:=([.D377]-[.A377])/0.0166667" office:value-type="float" office:value="-79.1458417083165" calcext:value-type="float">
            <text:p>-79.1458417083165</text:p>
          </table:table-cell>
          <table:table-cell table:formula="of:=ABS([.E377]-[.B377])/0.0166667" office:value-type="float" office:value="754.018491963015" calcext:value-type="float">
            <text:p>754.018491963015</text:p>
          </table:table-cell>
          <table:table-cell table:formula="of:=([.F377]-[.C377])/0.0166667" office:value-type="float" office:value="-27.2459455081092" calcext:value-type="float">
            <text:p>-27.2459455081092</text:p>
          </table:table-cell>
          <table:table-cell table:formula="of:=DEGREES(ATAN(ABS([.F377]-[.C377])/ABS([.E377]-[.B377])))" office:value-type="float" office:value="2.06944366418251" calcext:value-type="float">
            <text:p>2.06944366418251</text:p>
          </table:table-cell>
          <table:table-cell table:formula="of:=SQRT(POWER([.H377];2)+POWER([.I377];2)+POWER([.J377];2))" office:value-type="float" office:value="758.650309449965" calcext:value-type="float">
            <text:p>758.650309449965</text:p>
          </table:table-cell>
        </table:table-row>
        <table:table-row table:style-name="ro1">
          <table:table-cell office:value-type="float" office:value="48.7588" calcext:value-type="float">
            <text:p>48.7588</text:p>
          </table:table-cell>
          <table:table-cell office:value-type="float" office:value="262.849" calcext:value-type="float">
            <text:p>262.849</text:p>
          </table:table-cell>
          <table:table-cell office:value-type="float" office:value="40.8642" calcext:value-type="float">
            <text:p>40.8642</text:p>
          </table:table-cell>
          <table:table-cell office:value-type="float" office:value="47.1467" calcext:value-type="float">
            <text:p>47.1467</text:p>
          </table:table-cell>
          <table:table-cell office:value-type="float" office:value="251.375" calcext:value-type="float">
            <text:p>251.375</text:p>
          </table:table-cell>
          <table:table-cell office:value-type="float" office:value="40.2037" calcext:value-type="float">
            <text:p>40.2037</text:p>
          </table:table-cell>
          <table:table-cell/>
          <table:table-cell table:formula="of:=([.D378]-[.A378])/0.0166667" office:value-type="float" office:value="-96.7258065483868" calcext:value-type="float">
            <text:p>-96.7258065483868</text:p>
          </table:table-cell>
          <table:table-cell table:formula="of:=ABS([.E378]-[.B378])/0.0166667" office:value-type="float" office:value="688.438623122753" calcext:value-type="float">
            <text:p>688.438623122753</text:p>
          </table:table-cell>
          <table:table-cell table:formula="of:=([.F378]-[.C378])/0.0166667" office:value-type="float" office:value="-39.6299207401585" calcext:value-type="float">
            <text:p>-39.6299207401585</text:p>
          </table:table-cell>
          <table:table-cell table:formula="of:=DEGREES(ATAN(ABS([.F378]-[.C378])/ABS([.E378]-[.B378])))" office:value-type="float" office:value="3.29459159385661" calcext:value-type="float">
            <text:p>3.29459159385661</text:p>
          </table:table-cell>
          <table:table-cell table:formula="of:=SQRT(POWER([.H378];2)+POWER([.I378];2)+POWER([.J378];2))" office:value-type="float" office:value="696.32905301837" calcext:value-type="float">
            <text:p>696.32905301837</text:p>
          </table:table-cell>
        </table:table-row>
        <table:table-row table:style-name="ro1">
          <table:table-cell office:value-type="float" office:value="48.8769" calcext:value-type="float">
            <text:p>48.8769</text:p>
          </table:table-cell>
          <table:table-cell office:value-type="float" office:value="260.372" calcext:value-type="float">
            <text:p>260.372</text:p>
          </table:table-cell>
          <table:table-cell office:value-type="float" office:value="40.7965" calcext:value-type="float">
            <text:p>40.7965</text:p>
          </table:table-cell>
          <table:table-cell office:value-type="float" office:value="47.5044" calcext:value-type="float">
            <text:p>47.5044</text:p>
          </table:table-cell>
          <table:table-cell office:value-type="float" office:value="249.075" calcext:value-type="float">
            <text:p>249.075</text:p>
          </table:table-cell>
          <table:table-cell office:value-type="float" office:value="40.1284" calcext:value-type="float">
            <text:p>40.1284</text:p>
          </table:table-cell>
          <table:table-cell/>
          <table:table-cell table:formula="of:=([.D379]-[.A379])/0.0166667" office:value-type="float" office:value="-82.3498353003295" calcext:value-type="float">
            <text:p>-82.3498353003295</text:p>
          </table:table-cell>
          <table:table-cell table:formula="of:=ABS([.E379]-[.B379])/0.0166667" office:value-type="float" office:value="677.818644362713" calcext:value-type="float">
            <text:p>677.818644362713</text:p>
          </table:table-cell>
          <table:table-cell table:formula="of:=([.F379]-[.C379])/0.0166667" office:value-type="float" office:value="-40.0859198281605" calcext:value-type="float">
            <text:p>-40.0859198281605</text:p>
          </table:table-cell>
          <table:table-cell table:formula="of:=DEGREES(ATAN(ABS([.F379]-[.C379])/ABS([.E379]-[.B379])))" office:value-type="float" office:value="3.3845070832931" calcext:value-type="float">
            <text:p>3.3845070832931</text:p>
          </table:table-cell>
          <table:table-cell table:formula="of:=SQRT(POWER([.H379];2)+POWER([.I379];2)+POWER([.J379];2))" office:value-type="float" office:value="683.978428744772" calcext:value-type="float">
            <text:p>683.978428744772</text:p>
          </table:table-cell>
        </table:table-row>
        <table:table-row table:style-name="ro1">
          <table:table-cell office:value-type="float" office:value="48.3795" calcext:value-type="float">
            <text:p>48.3795</text:p>
          </table:table-cell>
          <table:table-cell office:value-type="float" office:value="260.329" calcext:value-type="float">
            <text:p>260.329</text:p>
          </table:table-cell>
          <table:table-cell office:value-type="float" office:value="40.3248" calcext:value-type="float">
            <text:p>40.3248</text:p>
          </table:table-cell>
          <table:table-cell office:value-type="float" office:value="48.1124" calcext:value-type="float">
            <text:p>48.1124</text:p>
          </table:table-cell>
          <table:table-cell office:value-type="float" office:value="243.022" calcext:value-type="float">
            <text:p>243.022</text:p>
          </table:table-cell>
          <table:table-cell office:value-type="float" office:value="42.119" calcext:value-type="float">
            <text:p>42.119</text:p>
          </table:table-cell>
          <table:table-cell/>
          <table:table-cell table:formula="of:=([.D380]-[.A380])/0.0166667" office:value-type="float" office:value="-16.0259679480641" calcext:value-type="float">
            <text:p>-16.0259679480641</text:p>
          </table:table-cell>
          <table:table-cell table:formula="of:=ABS([.E380]-[.B380])/0.0166667" office:value-type="float" office:value="1038.41792316415" calcext:value-type="float">
            <text:p>1038.41792316415</text:p>
          </table:table-cell>
          <table:table-cell table:formula="of:=([.F380]-[.C380])/0.0166667" office:value-type="float" office:value="107.65178469643" calcext:value-type="float">
            <text:p>107.65178469643</text:p>
          </table:table-cell>
          <table:table-cell table:formula="of:=DEGREES(ATAN(ABS([.F380]-[.C380])/ABS([.E380]-[.B380])))" office:value-type="float" office:value="5.91865550855933" calcext:value-type="float">
            <text:p>5.91865550855933</text:p>
          </table:table-cell>
          <table:table-cell table:formula="of:=SQRT(POWER([.H380];2)+POWER([.I380];2)+POWER([.J380];2))" office:value-type="float" office:value="1044.10608730414" calcext:value-type="float">
            <text:p>1044.10608730414</text:p>
          </table:table-cell>
        </table:table-row>
        <table:table-row table:style-name="ro1">
          <table:table-cell office:value-type="float" office:value="47.4399" calcext:value-type="float">
            <text:p>47.4399</text:p>
          </table:table-cell>
          <table:table-cell office:value-type="float" office:value="242.743" calcext:value-type="float">
            <text:p>242.743</text:p>
          </table:table-cell>
          <table:table-cell office:value-type="float" office:value="42.6399" calcext:value-type="float">
            <text:p>42.6399</text:p>
          </table:table-cell>
          <table:table-cell office:value-type="float" office:value="45.859" calcext:value-type="float">
            <text:p>45.859</text:p>
          </table:table-cell>
          <table:table-cell office:value-type="float" office:value="229.759" calcext:value-type="float">
            <text:p>229.759</text:p>
          </table:table-cell>
          <table:table-cell office:value-type="float" office:value="42.4103" calcext:value-type="float">
            <text:p>42.4103</text:p>
          </table:table-cell>
          <table:table-cell/>
          <table:table-cell table:formula="of:=([.D381]-[.A381])/0.0166667" office:value-type="float" office:value="-94.8538102923794" calcext:value-type="float">
            <text:p>-94.8538102923794</text:p>
          </table:table-cell>
          <table:table-cell table:formula="of:=ABS([.E381]-[.B381])/0.0166667" office:value-type="float" office:value="779.038441923117" calcext:value-type="float">
            <text:p>779.038441923117</text:p>
          </table:table-cell>
          <table:table-cell table:formula="of:=([.F381]-[.C381])/0.0166667" office:value-type="float" office:value="-13.775972448055" calcext:value-type="float">
            <text:p>-13.775972448055</text:p>
          </table:table-cell>
          <table:table-cell table:formula="of:=DEGREES(ATAN(ABS([.F381]-[.C381])/ABS([.E381]-[.B381])))" office:value-type="float" office:value="1.01307301570408" calcext:value-type="float">
            <text:p>1.01307301570408</text:p>
          </table:table-cell>
          <table:table-cell table:formula="of:=SQRT(POWER([.H381];2)+POWER([.I381];2)+POWER([.J381];2))" office:value-type="float" office:value="784.912680963857" calcext:value-type="float">
            <text:p>784.912680963857</text:p>
          </table:table-cell>
        </table:table-row>
        <table:table-row table:style-name="ro1">
          <table:table-cell office:value-type="float" office:value="47.3578" calcext:value-type="float">
            <text:p>47.3578</text:p>
          </table:table-cell>
          <table:table-cell office:value-type="float" office:value="248.652" calcext:value-type="float">
            <text:p>248.652</text:p>
          </table:table-cell>
          <table:table-cell office:value-type="float" office:value="42.5649" calcext:value-type="float">
            <text:p>42.5649</text:p>
          </table:table-cell>
          <table:table-cell office:value-type="float" office:value="44.6188" calcext:value-type="float">
            <text:p>44.6188</text:p>
          </table:table-cell>
          <table:table-cell office:value-type="float" office:value="249.495" calcext:value-type="float">
            <text:p>249.495</text:p>
          </table:table-cell>
          <table:table-cell office:value-type="float" office:value="39.8475" calcext:value-type="float">
            <text:p>39.8475</text:p>
          </table:table-cell>
          <table:table-cell/>
          <table:table-cell table:formula="of:=([.D382]-[.A382])/0.0166667" office:value-type="float" office:value="-164.339671320657" calcext:value-type="float">
            <text:p>-164.339671320657</text:p>
          </table:table-cell>
          <table:table-cell table:formula="of:=ABS([.E382]-[.B382])/0.0166667" office:value-type="float" office:value="50.5798988402034" calcext:value-type="float">
            <text:p>50.5798988402034</text:p>
          </table:table-cell>
          <table:table-cell table:formula="of:=([.F382]-[.C382])/0.0166667" office:value-type="float" office:value="-163.043673912653" calcext:value-type="float">
            <text:p>-163.043673912653</text:p>
          </table:table-cell>
          <table:table-cell table:formula="of:=DEGREES(ATAN(ABS([.F382]-[.C382])/ABS([.E382]-[.B382])))" office:value-type="float" office:value="72.7649074177532" calcext:value-type="float">
            <text:p>72.7649074177532</text:p>
          </table:table-cell>
          <table:table-cell table:formula="of:=SQRT(POWER([.H382];2)+POWER([.I382];2)+POWER([.J382];2))" office:value-type="float" office:value="236.957999104065" calcext:value-type="float">
            <text:p>236.957999104065</text:p>
          </table:table-cell>
        </table:table-row>
        <table:table-row table:style-name="ro1">
          <table:table-cell office:value-type="float" office:value="48.064" calcext:value-type="float">
            <text:p>48.064</text:p>
          </table:table-cell>
          <table:table-cell office:value-type="float" office:value="271.779" calcext:value-type="float">
            <text:p>271.779</text:p>
          </table:table-cell>
          <table:table-cell office:value-type="float" office:value="40.3584" calcext:value-type="float">
            <text:p>40.3584</text:p>
          </table:table-cell>
          <table:table-cell office:value-type="float" office:value="46.3459" calcext:value-type="float">
            <text:p>46.3459</text:p>
          </table:table-cell>
          <table:table-cell office:value-type="float" office:value="257.307" calcext:value-type="float">
            <text:p>257.307</text:p>
          </table:table-cell>
          <table:table-cell office:value-type="float" office:value="40.1398" calcext:value-type="float">
            <text:p>40.1398</text:p>
          </table:table-cell>
          <table:table-cell/>
          <table:table-cell table:formula="of:=([.D383]-[.A383])/0.0166667" office:value-type="float" office:value="-103.085793828412" calcext:value-type="float">
            <text:p>-103.085793828412</text:p>
          </table:table-cell>
          <table:table-cell table:formula="of:=ABS([.E383]-[.B383])/0.0166667" office:value-type="float" office:value="868.318263363472" calcext:value-type="float">
            <text:p>868.318263363472</text:p>
          </table:table-cell>
          <table:table-cell table:formula="of:=([.F383]-[.C383])/0.0166667" office:value-type="float" office:value="-13.1159737680526" calcext:value-type="float">
            <text:p>-13.1159737680526</text:p>
          </table:table-cell>
          <table:table-cell table:formula="of:=DEGREES(ATAN(ABS([.F383]-[.C383])/ABS([.E383]-[.B383])))" office:value-type="float" office:value="0.865388679289198" calcext:value-type="float">
            <text:p>0.865388679289198</text:p>
          </table:table-cell>
          <table:table-cell table:formula="of:=SQRT(POWER([.H383];2)+POWER([.I383];2)+POWER([.J383];2))" office:value-type="float" office:value="874.514331585066" calcext:value-type="float">
            <text:p>874.514331585066</text:p>
          </table:table-cell>
        </table:table-row>
        <table:table-row table:style-name="ro1">
          <table:table-cell office:value-type="float" office:value="45.6234" calcext:value-type="float">
            <text:p>45.6234</text:p>
          </table:table-cell>
          <table:table-cell office:value-type="float" office:value="257.137" calcext:value-type="float">
            <text:p>257.137</text:p>
          </table:table-cell>
          <table:table-cell office:value-type="float" office:value="39.936" calcext:value-type="float">
            <text:p>39.936</text:p>
          </table:table-cell>
          <table:table-cell office:value-type="float" office:value="43.1766" calcext:value-type="float">
            <text:p>43.1766</text:p>
          </table:table-cell>
          <table:table-cell office:value-type="float" office:value="245.559" calcext:value-type="float">
            <text:p>245.559</text:p>
          </table:table-cell>
          <table:table-cell office:value-type="float" office:value="39.1457" calcext:value-type="float">
            <text:p>39.1457</text:p>
          </table:table-cell>
          <table:table-cell/>
          <table:table-cell table:formula="of:=([.D384]-[.A384])/0.0166667" office:value-type="float" office:value="-146.807706384587" calcext:value-type="float">
            <text:p>-146.807706384587</text:p>
          </table:table-cell>
          <table:table-cell table:formula="of:=ABS([.E384]-[.B384])/0.0166667" office:value-type="float" office:value="694.678610642779" calcext:value-type="float">
            <text:p>694.678610642779</text:p>
          </table:table-cell>
          <table:table-cell table:formula="of:=([.F384]-[.C384])/0.0166667" office:value-type="float" office:value="-47.4179051641898" calcext:value-type="float">
            <text:p>-47.4179051641898</text:p>
          </table:table-cell>
          <table:table-cell table:formula="of:=DEGREES(ATAN(ABS([.F384]-[.C384])/ABS([.E384]-[.B384])))" office:value-type="float" office:value="3.9048821398539" calcext:value-type="float">
            <text:p>3.9048821398539</text:p>
          </table:table-cell>
          <table:table-cell table:formula="of:=SQRT(POWER([.H384];2)+POWER([.I384];2)+POWER([.J384];2))" office:value-type="float" office:value="711.603353328696" calcext:value-type="float">
            <text:p>711.603353328696</text:p>
          </table:table-cell>
        </table:table-row>
        <table:table-row table:style-name="ro1">
          <table:table-cell office:value-type="float" office:value="46.1493" calcext:value-type="float">
            <text:p>46.1493</text:p>
          </table:table-cell>
          <table:table-cell office:value-type="float" office:value="260.989" calcext:value-type="float">
            <text:p>260.989</text:p>
          </table:table-cell>
          <table:table-cell office:value-type="float" office:value="40.2352" calcext:value-type="float">
            <text:p>40.2352</text:p>
          </table:table-cell>
          <table:table-cell office:value-type="float" office:value="43.7579" calcext:value-type="float">
            <text:p>43.7579</text:p>
          </table:table-cell>
          <table:table-cell office:value-type="float" office:value="248.018" calcext:value-type="float">
            <text:p>248.018</text:p>
          </table:table-cell>
          <table:table-cell office:value-type="float" office:value="39.8807" calcext:value-type="float">
            <text:p>39.8807</text:p>
          </table:table-cell>
          <table:table-cell/>
          <table:table-cell table:formula="of:=([.D385]-[.A385])/0.0166667" office:value-type="float" office:value="-143.483713032574" calcext:value-type="float">
            <text:p>-143.483713032574</text:p>
          </table:table-cell>
          <table:table-cell table:formula="of:=ABS([.E385]-[.B385])/0.0166667" office:value-type="float" office:value="778.258443483112" calcext:value-type="float">
            <text:p>778.258443483112</text:p>
          </table:table-cell>
          <table:table-cell table:formula="of:=([.F385]-[.C385])/0.0166667" office:value-type="float" office:value="-21.2699574600852" calcext:value-type="float">
            <text:p>-21.2699574600852</text:p>
          </table:table-cell>
          <table:table-cell table:formula="of:=DEGREES(ATAN(ABS([.F385]-[.C385])/ABS([.E385]-[.B385])))" office:value-type="float" office:value="1.56551530210056" calcext:value-type="float">
            <text:p>1.56551530210056</text:p>
          </table:table-cell>
          <table:table-cell table:formula="of:=SQRT(POWER([.H385];2)+POWER([.I385];2)+POWER([.J385];2))" office:value-type="float" office:value="791.660401844581" calcext:value-type="float">
            <text:p>791.660401844581</text:p>
          </table:table-cell>
        </table:table-row>
        <table:table-row table:style-name="ro1">
          <table:table-cell office:value-type="float" office:value="45.3566" calcext:value-type="float">
            <text:p>45.3566</text:p>
          </table:table-cell>
          <table:table-cell office:value-type="float" office:value="257.196" calcext:value-type="float">
            <text:p>257.196</text:p>
          </table:table-cell>
          <table:table-cell office:value-type="float" office:value="39.2055" calcext:value-type="float">
            <text:p>39.2055</text:p>
          </table:table-cell>
          <table:table-cell office:value-type="float" office:value="42.9052" calcext:value-type="float">
            <text:p>42.9052</text:p>
          </table:table-cell>
          <table:table-cell office:value-type="float" office:value="245.631" calcext:value-type="float">
            <text:p>245.631</text:p>
          </table:table-cell>
          <table:table-cell office:value-type="float" office:value="38.1927" calcext:value-type="float">
            <text:p>38.1927</text:p>
          </table:table-cell>
          <table:table-cell/>
          <table:table-cell table:formula="of:=([.D386]-[.A386])/0.0166667" office:value-type="float" office:value="-147.083705832588" calcext:value-type="float">
            <text:p>-147.083705832588</text:p>
          </table:table-cell>
          <table:table-cell table:formula="of:=ABS([.E386]-[.B386])/0.0166667" office:value-type="float" office:value="693.898612202777" calcext:value-type="float">
            <text:p>693.898612202777</text:p>
          </table:table-cell>
          <table:table-cell table:formula="of:=([.F386]-[.C386])/0.0166667" office:value-type="float" office:value="-60.767878464243" calcext:value-type="float">
            <text:p>-60.767878464243</text:p>
          </table:table-cell>
          <table:table-cell table:formula="of:=DEGREES(ATAN(ABS([.F386]-[.C386])/ABS([.E386]-[.B386])))" office:value-type="float" office:value="5.0048851348112" calcext:value-type="float">
            <text:p>5.0048851348112</text:p>
          </table:table-cell>
          <table:table-cell table:formula="of:=SQRT(POWER([.H386];2)+POWER([.I386];2)+POWER([.J386];2))" office:value-type="float" office:value="711.914064751802" calcext:value-type="float">
            <text:p>711.914064751802</text:p>
          </table:table-cell>
        </table:table-row>
        <table:table-row table:style-name="ro1">
          <table:table-cell office:value-type="float" office:value="61.8203" calcext:value-type="float">
            <text:p>61.8203</text:p>
          </table:table-cell>
          <table:table-cell office:value-type="float" office:value="269.662" calcext:value-type="float">
            <text:p>269.662</text:p>
          </table:table-cell>
          <table:table-cell office:value-type="float" office:value="39.8325" calcext:value-type="float">
            <text:p>39.8325</text:p>
          </table:table-cell>
          <table:table-cell office:value-type="float" office:value="60.191" calcext:value-type="float">
            <text:p>60.191</text:p>
          </table:table-cell>
          <table:table-cell office:value-type="float" office:value="254.629" calcext:value-type="float">
            <text:p>254.629</text:p>
          </table:table-cell>
          <table:table-cell office:value-type="float" office:value="39.5037" calcext:value-type="float">
            <text:p>39.5037</text:p>
          </table:table-cell>
          <table:table-cell/>
          <table:table-cell table:formula="of:=([.D387]-[.A387])/0.0166667" office:value-type="float" office:value="-97.7578044843911" calcext:value-type="float">
            <text:p>-97.7578044843911</text:p>
          </table:table-cell>
          <table:table-cell table:formula="of:=ABS([.E387]-[.B387])/0.0166667" office:value-type="float" office:value="901.978196043607" calcext:value-type="float">
            <text:p>901.978196043607</text:p>
          </table:table-cell>
          <table:table-cell table:formula="of:=([.F387]-[.C387])/0.0166667" office:value-type="float" office:value="-19.727960544079" calcext:value-type="float">
            <text:p>-19.727960544079</text:p>
          </table:table-cell>
          <table:table-cell table:formula="of:=DEGREES(ATAN(ABS([.F387]-[.C387])/ABS([.E387]-[.B387])))" office:value-type="float" office:value="1.25296674831258" calcext:value-type="float">
            <text:p>1.25296674831258</text:p>
          </table:table-cell>
          <table:table-cell table:formula="of:=SQRT(POWER([.H387];2)+POWER([.I387];2)+POWER([.J387];2))" office:value-type="float" office:value="907.474763782948" calcext:value-type="float">
            <text:p>907.474763782948</text:p>
          </table:table-cell>
        </table:table-row>
        <table:table-row table:style-name="ro1">
          <table:table-cell office:value-type="float" office:value="67.542" calcext:value-type="float">
            <text:p>67.542</text:p>
          </table:table-cell>
          <table:table-cell office:value-type="float" office:value="269.218" calcext:value-type="float">
            <text:p>269.218</text:p>
          </table:table-cell>
          <table:table-cell office:value-type="float" office:value="40.3451" calcext:value-type="float">
            <text:p>40.3451</text:p>
          </table:table-cell>
          <table:table-cell office:value-type="float" office:value="65.2349" calcext:value-type="float">
            <text:p>65.2349</text:p>
          </table:table-cell>
          <table:table-cell office:value-type="float" office:value="255.516" calcext:value-type="float">
            <text:p>255.516</text:p>
          </table:table-cell>
          <table:table-cell office:value-type="float" office:value="39.78" calcext:value-type="float">
            <text:p>39.78</text:p>
          </table:table-cell>
          <table:table-cell/>
          <table:table-cell table:formula="of:=([.D388]-[.A388])/0.0166667" office:value-type="float" office:value="-138.425723148554" calcext:value-type="float">
            <text:p>-138.425723148554</text:p>
          </table:table-cell>
          <table:table-cell table:formula="of:=ABS([.E388]-[.B388])/0.0166667" office:value-type="float" office:value="822.11835576329" calcext:value-type="float">
            <text:p>822.11835576329</text:p>
          </table:table-cell>
          <table:table-cell table:formula="of:=([.F388]-[.C388])/0.0166667" office:value-type="float" office:value="-33.9059321881357" calcext:value-type="float">
            <text:p>-33.9059321881357</text:p>
          </table:table-cell>
          <table:table-cell table:formula="of:=DEGREES(ATAN(ABS([.F388]-[.C388])/ABS([.E388]-[.B388])))" office:value-type="float" office:value="2.36166299742078" calcext:value-type="float">
            <text:p>2.36166299742078</text:p>
          </table:table-cell>
          <table:table-cell table:formula="of:=SQRT(POWER([.H388];2)+POWER([.I388];2)+POWER([.J388];2))" office:value-type="float" office:value="834.379939805412" calcext:value-type="float">
            <text:p>834.379939805412</text:p>
          </table:table-cell>
        </table:table-row>
        <table:table-row table:style-name="ro1">
          <table:table-cell office:value-type="float" office:value="72.2518" calcext:value-type="float">
            <text:p>72.2518</text:p>
          </table:table-cell>
          <table:table-cell office:value-type="float" office:value="267.286" calcext:value-type="float">
            <text:p>267.286</text:p>
          </table:table-cell>
          <table:table-cell office:value-type="float" office:value="40.6231" calcext:value-type="float">
            <text:p>40.6231</text:p>
          </table:table-cell>
          <table:table-cell office:value-type="float" office:value="70.0573" calcext:value-type="float">
            <text:p>70.0573</text:p>
          </table:table-cell>
          <table:table-cell office:value-type="float" office:value="255.041" calcext:value-type="float">
            <text:p>255.041</text:p>
          </table:table-cell>
          <table:table-cell office:value-type="float" office:value="40.0563" calcext:value-type="float">
            <text:p>40.0563</text:p>
          </table:table-cell>
          <table:table-cell/>
          <table:table-cell table:formula="of:=([.D389]-[.A389])/0.0166667" office:value-type="float" office:value="-131.669736660527" calcext:value-type="float">
            <text:p>-131.669736660527</text:p>
          </table:table-cell>
          <table:table-cell table:formula="of:=ABS([.E389]-[.B389])/0.0166667" office:value-type="float" office:value="734.698530602939" calcext:value-type="float">
            <text:p>734.698530602939</text:p>
          </table:table-cell>
          <table:table-cell table:formula="of:=([.F389]-[.C389])/0.0166667" office:value-type="float" office:value="-34.0079319841361" calcext:value-type="float">
            <text:p>-34.0079319841361</text:p>
          </table:table-cell>
          <table:table-cell table:formula="of:=DEGREES(ATAN(ABS([.F389]-[.C389])/ABS([.E389]-[.B389])))" office:value-type="float" office:value="2.65023141886858" calcext:value-type="float">
            <text:p>2.65023141886858</text:p>
          </table:table-cell>
          <table:table-cell table:formula="of:=SQRT(POWER([.H389];2)+POWER([.I389];2)+POWER([.J389];2))" office:value-type="float" office:value="747.178285190495" calcext:value-type="float">
            <text:p>747.178285190495</text:p>
          </table:table-cell>
        </table:table-row>
        <table:table-row table:style-name="ro1">
          <table:table-cell office:value-type="float" office:value="78.1856" calcext:value-type="float">
            <text:p>78.1856</text:p>
          </table:table-cell>
          <table:table-cell office:value-type="float" office:value="267.869" calcext:value-type="float">
            <text:p>267.869</text:p>
          </table:table-cell>
          <table:table-cell office:value-type="float" office:value="40.7167" calcext:value-type="float">
            <text:p>40.7167</text:p>
          </table:table-cell>
          <table:table-cell office:value-type="float" office:value="75.3565" calcext:value-type="float">
            <text:p>75.3565</text:p>
          </table:table-cell>
          <table:table-cell office:value-type="float" office:value="255.711" calcext:value-type="float">
            <text:p>255.711</text:p>
          </table:table-cell>
          <table:table-cell office:value-type="float" office:value="40.1308" calcext:value-type="float">
            <text:p>40.1308</text:p>
          </table:table-cell>
          <table:table-cell/>
          <table:table-cell table:formula="of:=([.D390]-[.A390])/0.0166667" office:value-type="float" office:value="-169.745660508679" calcext:value-type="float">
            <text:p>-169.745660508679</text:p>
          </table:table-cell>
          <table:table-cell table:formula="of:=ABS([.E390]-[.B390])/0.0166667" office:value-type="float" office:value="729.478541042919" calcext:value-type="float">
            <text:p>729.478541042919</text:p>
          </table:table-cell>
          <table:table-cell table:formula="of:=([.F390]-[.C390])/0.0166667" office:value-type="float" office:value="-35.1539296921408" calcext:value-type="float">
            <text:p>-35.1539296921408</text:p>
          </table:table-cell>
          <table:table-cell table:formula="of:=DEGREES(ATAN(ABS([.F390]-[.C390])/ABS([.E390]-[.B390])))" office:value-type="float" office:value="2.75897737110958" calcext:value-type="float">
            <text:p>2.75897737110958</text:p>
          </table:table-cell>
          <table:table-cell table:formula="of:=SQRT(POWER([.H390];2)+POWER([.I390];2)+POWER([.J390];2))" office:value-type="float" office:value="749.792191127937" calcext:value-type="float">
            <text:p>749.792191127937</text:p>
          </table:table-cell>
        </table:table-row>
        <table:table-row table:style-name="ro1">
          <table:table-cell office:value-type="float" office:value="84.7052" calcext:value-type="float">
            <text:p>84.7052</text:p>
          </table:table-cell>
          <table:table-cell office:value-type="float" office:value="262.452" calcext:value-type="float">
            <text:p>262.452</text:p>
          </table:table-cell>
          <table:table-cell office:value-type="float" office:value="39.8583" calcext:value-type="float">
            <text:p>39.8583</text:p>
          </table:table-cell>
          <table:table-cell office:value-type="float" office:value="81.7466" calcext:value-type="float">
            <text:p>81.7466</text:p>
          </table:table-cell>
          <table:table-cell office:value-type="float" office:value="250.715" calcext:value-type="float">
            <text:p>250.715</text:p>
          </table:table-cell>
          <table:table-cell office:value-type="float" office:value="39.2718" calcext:value-type="float">
            <text:p>39.2718</text:p>
          </table:table-cell>
          <table:table-cell/>
          <table:table-cell table:formula="of:=([.D391]-[.A391])/0.0166667" office:value-type="float" office:value="-177.51564496871" calcext:value-type="float">
            <text:p>-177.51564496871</text:p>
          </table:table-cell>
          <table:table-cell table:formula="of:=ABS([.E391]-[.B391])/0.0166667" office:value-type="float" office:value="704.218591562817" calcext:value-type="float">
            <text:p>704.218591562817</text:p>
          </table:table-cell>
          <table:table-cell table:formula="of:=([.F391]-[.C391])/0.0166667" office:value-type="float" office:value="-35.1899296201408" calcext:value-type="float">
            <text:p>-35.1899296201408</text:p>
          </table:table-cell>
          <table:table-cell table:formula="of:=DEGREES(ATAN(ABS([.F391]-[.C391])/ABS([.E391]-[.B391])))" office:value-type="float" office:value="2.86070091122808" calcext:value-type="float">
            <text:p>2.86070091122808</text:p>
          </table:table-cell>
          <table:table-cell table:formula="of:=SQRT(POWER([.H391];2)+POWER([.I391];2)+POWER([.J391];2))" office:value-type="float" office:value="727.099690591355" calcext:value-type="float">
            <text:p>727.099690591355</text:p>
          </table:table-cell>
        </table:table-row>
        <table:table-row table:style-name="ro1">
          <table:table-cell office:value-type="float" office:value="88.799" calcext:value-type="float">
            <text:p>88.799</text:p>
          </table:table-cell>
          <table:table-cell office:value-type="float" office:value="267.395" calcext:value-type="float">
            <text:p>267.395</text:p>
          </table:table-cell>
          <table:table-cell office:value-type="float" office:value="39.9647" calcext:value-type="float">
            <text:p>39.9647</text:p>
          </table:table-cell>
          <table:table-cell office:value-type="float" office:value="85.636" calcext:value-type="float">
            <text:p>85.636</text:p>
          </table:table-cell>
          <table:table-cell office:value-type="float" office:value="253.19" calcext:value-type="float">
            <text:p>253.19</text:p>
          </table:table-cell>
          <table:table-cell office:value-type="float" office:value="39.757" calcext:value-type="float">
            <text:p>39.757</text:p>
          </table:table-cell>
          <table:table-cell/>
          <table:table-cell table:formula="of:=([.D392]-[.A392])/0.0166667" office:value-type="float" office:value="-189.77962044076" calcext:value-type="float">
            <text:p>-189.77962044076</text:p>
          </table:table-cell>
          <table:table-cell table:formula="of:=ABS([.E392]-[.B392])/0.0166667" office:value-type="float" office:value="852.298295403408" calcext:value-type="float">
            <text:p>852.298295403408</text:p>
          </table:table-cell>
          <table:table-cell table:formula="of:=([.F392]-[.C392])/0.0166667" office:value-type="float" office:value="-12.46197507605" calcext:value-type="float">
            <text:p>-12.46197507605</text:p>
          </table:table-cell>
          <table:table-cell table:formula="of:=DEGREES(ATAN(ABS([.F392]-[.C392])/ABS([.E392]-[.B392])))" office:value-type="float" office:value="0.837696969383909" calcext:value-type="float">
            <text:p>0.837696969383909</text:p>
          </table:table-cell>
          <table:table-cell table:formula="of:=SQRT(POWER([.H392];2)+POWER([.I392];2)+POWER([.J392];2))" office:value-type="float" office:value="873.260550755037" calcext:value-type="float">
            <text:p>873.260550755037</text:p>
          </table:table-cell>
        </table:table-row>
        <table:table-row table:style-name="ro1">
          <table:table-cell office:value-type="float" office:value="89.6947" calcext:value-type="float">
            <text:p>89.6947</text:p>
          </table:table-cell>
          <table:table-cell office:value-type="float" office:value="265.033" calcext:value-type="float">
            <text:p>265.033</text:p>
          </table:table-cell>
          <table:table-cell office:value-type="float" office:value="39.8647" calcext:value-type="float">
            <text:p>39.8647</text:p>
          </table:table-cell>
          <table:table-cell office:value-type="float" office:value="86.9954" calcext:value-type="float">
            <text:p>86.9954</text:p>
          </table:table-cell>
          <table:table-cell office:value-type="float" office:value="250.97" calcext:value-type="float">
            <text:p>250.97</text:p>
          </table:table-cell>
          <table:table-cell office:value-type="float" office:value="39.8938" calcext:value-type="float">
            <text:p>39.8938</text:p>
          </table:table-cell>
          <table:table-cell/>
          <table:table-cell table:formula="of:=([.D393]-[.A393])/0.0166667" office:value-type="float" office:value="-161.957676084647" calcext:value-type="float">
            <text:p>-161.957676084647</text:p>
          </table:table-cell>
          <table:table-cell table:formula="of:=ABS([.E393]-[.B393])/0.0166667" office:value-type="float" office:value="843.778312443376" calcext:value-type="float">
            <text:p>843.778312443376</text:p>
          </table:table-cell>
          <table:table-cell table:formula="of:=([.F393]-[.C393])/0.0166667" office:value-type="float" office:value="1.74599650800697" calcext:value-type="float">
            <text:p>1.74599650800697</text:p>
          </table:table-cell>
          <table:table-cell table:formula="of:=DEGREES(ATAN(ABS([.F393]-[.C393])/ABS([.E393]-[.B393])))" office:value-type="float" office:value="0.118559681726861" calcext:value-type="float">
            <text:p>0.118559681726861</text:p>
          </table:table-cell>
          <table:table-cell table:formula="of:=SQRT(POWER([.H393];2)+POWER([.I393];2)+POWER([.J393];2))" office:value-type="float" office:value="859.182854749987" calcext:value-type="float">
            <text:p>859.182854749987</text:p>
          </table:table-cell>
        </table:table-row>
        <table:table-row table:style-name="ro1">
          <table:table-cell office:value-type="float" office:value="98.5421" calcext:value-type="float">
            <text:p>98.5421</text:p>
          </table:table-cell>
          <table:table-cell office:value-type="float" office:value="265.056" calcext:value-type="float">
            <text:p>265.056</text:p>
          </table:table-cell>
          <table:table-cell office:value-type="float" office:value="39.7858" calcext:value-type="float">
            <text:p>39.7858</text:p>
          </table:table-cell>
          <table:table-cell office:value-type="float" office:value="96.2081" calcext:value-type="float">
            <text:p>96.2081</text:p>
          </table:table-cell>
          <table:table-cell office:value-type="float" office:value="253.626" calcext:value-type="float">
            <text:p>253.626</text:p>
          </table:table-cell>
          <table:table-cell office:value-type="float" office:value="39.1118" calcext:value-type="float">
            <text:p>39.1118</text:p>
          </table:table-cell>
          <table:table-cell/>
          <table:table-cell table:formula="of:=([.D394]-[.A394])/0.0166667" office:value-type="float" office:value="-140.03971992056" calcext:value-type="float">
            <text:p>-140.03971992056</text:p>
          </table:table-cell>
          <table:table-cell table:formula="of:=ABS([.E394]-[.B394])/0.0166667" office:value-type="float" office:value="685.798628402742" calcext:value-type="float">
            <text:p>685.798628402742</text:p>
          </table:table-cell>
          <table:table-cell table:formula="of:=([.F394]-[.C394])/0.0166667" office:value-type="float" office:value="-40.4399191201617" calcext:value-type="float">
            <text:p>-40.4399191201617</text:p>
          </table:table-cell>
          <table:table-cell table:formula="of:=DEGREES(ATAN(ABS([.F394]-[.C394])/ABS([.E394]-[.B394])))" office:value-type="float" office:value="3.37468842476068" calcext:value-type="float">
            <text:p>3.37468842476068</text:p>
          </table:table-cell>
          <table:table-cell table:formula="of:=SQRT(POWER([.H394];2)+POWER([.I394];2)+POWER([.J394];2))" office:value-type="float" office:value="701.117870926819" calcext:value-type="float">
            <text:p>701.117870926819</text:p>
          </table:table-cell>
        </table:table-row>
        <table:table-row table:style-name="ro1">
          <table:table-cell office:value-type="float" office:value="102.662" calcext:value-type="float">
            <text:p>102.662</text:p>
          </table:table-cell>
          <table:table-cell office:value-type="float" office:value="268.234" calcext:value-type="float">
            <text:p>268.234</text:p>
          </table:table-cell>
          <table:table-cell office:value-type="float" office:value="40.9365" calcext:value-type="float">
            <text:p>40.9365</text:p>
          </table:table-cell>
          <table:table-cell office:value-type="float" office:value="99.2531" calcext:value-type="float">
            <text:p>99.2531</text:p>
          </table:table-cell>
          <table:table-cell office:value-type="float" office:value="256.756" calcext:value-type="float">
            <text:p>256.756</text:p>
          </table:table-cell>
          <table:table-cell office:value-type="float" office:value="40.463" calcext:value-type="float">
            <text:p>40.463</text:p>
          </table:table-cell>
          <table:table-cell/>
          <table:table-cell table:formula="of:=([.D395]-[.A395])/0.0166667" office:value-type="float" office:value="-204.533590932818" calcext:value-type="float">
            <text:p>-204.533590932818</text:p>
          </table:table-cell>
          <table:table-cell table:formula="of:=ABS([.E395]-[.B395])/0.0166667" office:value-type="float" office:value="688.678622642755" calcext:value-type="float">
            <text:p>688.678622642755</text:p>
          </table:table-cell>
          <table:table-cell table:formula="of:=([.F395]-[.C395])/0.0166667" office:value-type="float" office:value="-28.4099431801137" calcext:value-type="float">
            <text:p>-28.4099431801137</text:p>
          </table:table-cell>
          <table:table-cell table:formula="of:=DEGREES(ATAN(ABS([.F395]-[.C395])/ABS([.E395]-[.B395])))" office:value-type="float" office:value="2.3622737096447" calcext:value-type="float">
            <text:p>2.3622737096447</text:p>
          </table:table-cell>
          <table:table-cell table:formula="of:=SQRT(POWER([.H395];2)+POWER([.I395];2)+POWER([.J395];2))" office:value-type="float" office:value="718.971042515965" calcext:value-type="float">
            <text:p>718.971042515965</text:p>
          </table:table-cell>
        </table:table-row>
        <table:table-row table:style-name="ro1">
          <table:table-cell office:value-type="float" office:value="105.483" calcext:value-type="float">
            <text:p>105.483</text:p>
          </table:table-cell>
          <table:table-cell office:value-type="float" office:value="265.933" calcext:value-type="float">
            <text:p>265.933</text:p>
          </table:table-cell>
          <table:table-cell office:value-type="float" office:value="39.8259" calcext:value-type="float">
            <text:p>39.8259</text:p>
          </table:table-cell>
          <table:table-cell office:value-type="float" office:value="101.546" calcext:value-type="float">
            <text:p>101.546</text:p>
          </table:table-cell>
          <table:table-cell office:value-type="float" office:value="254.637" calcext:value-type="float">
            <text:p>254.637</text:p>
          </table:table-cell>
          <table:table-cell office:value-type="float" office:value="39.3699" calcext:value-type="float">
            <text:p>39.3699</text:p>
          </table:table-cell>
          <table:table-cell/>
          <table:table-cell table:formula="of:=([.D396]-[.A396])/0.0166667" office:value-type="float" office:value="-236.219527560945" calcext:value-type="float">
            <text:p>-236.219527560945</text:p>
          </table:table-cell>
          <table:table-cell table:formula="of:=ABS([.E396]-[.B396])/0.0166667" office:value-type="float" office:value="677.758644482711" calcext:value-type="float">
            <text:p>677.758644482711</text:p>
          </table:table-cell>
          <table:table-cell table:formula="of:=([.F396]-[.C396])/0.0166667" office:value-type="float" office:value="-27.3599452801092" calcext:value-type="float">
            <text:p>-27.3599452801092</text:p>
          </table:table-cell>
          <table:table-cell table:formula="of:=DEGREES(ATAN(ABS([.F396]-[.C396])/ABS([.E396]-[.B396])))" office:value-type="float" office:value="2.31167645381891" calcext:value-type="float">
            <text:p>2.31167645381891</text:p>
          </table:table-cell>
          <table:table-cell table:formula="of:=SQRT(POWER([.H396];2)+POWER([.I396];2)+POWER([.J396];2))" office:value-type="float" office:value="718.265279668931" calcext:value-type="float">
            <text:p>718.265279668931</text:p>
          </table:table-cell>
        </table:table-row>
        <table:table-row table:style-name="ro1">
          <table:table-cell office:value-type="float" office:value="107.097" calcext:value-type="float">
            <text:p>107.097</text:p>
          </table:table-cell>
          <table:table-cell office:value-type="float" office:value="274.268" calcext:value-type="float">
            <text:p>274.268</text:p>
          </table:table-cell>
          <table:table-cell office:value-type="float" office:value="39.6549" calcext:value-type="float">
            <text:p>39.6549</text:p>
          </table:table-cell>
          <table:table-cell office:value-type="float" office:value="103.372" calcext:value-type="float">
            <text:p>103.372</text:p>
          </table:table-cell>
          <table:table-cell office:value-type="float" office:value="260.247" calcext:value-type="float">
            <text:p>260.247</text:p>
          </table:table-cell>
          <table:table-cell office:value-type="float" office:value="39.5909" calcext:value-type="float">
            <text:p>39.5909</text:p>
          </table:table-cell>
          <table:table-cell/>
          <table:table-cell table:formula="of:=([.D397]-[.A397])/0.0166667" office:value-type="float" office:value="-223.499553000894" calcext:value-type="float">
            <text:p>-223.499553000894</text:p>
          </table:table-cell>
          <table:table-cell table:formula="of:=ABS([.E397]-[.B397])/0.0166667" office:value-type="float" office:value="841.258317483363" calcext:value-type="float">
            <text:p>841.258317483363</text:p>
          </table:table-cell>
          <table:table-cell table:formula="of:=([.F397]-[.C397])/0.0166667" office:value-type="float" office:value="-3.83999232001536" calcext:value-type="float">
            <text:p>-3.83999232001536</text:p>
          </table:table-cell>
          <table:table-cell table:formula="of:=DEGREES(ATAN(ABS([.F397]-[.C397])/ABS([.E397]-[.B397])))" office:value-type="float" office:value="0.261529450241153" calcext:value-type="float">
            <text:p>0.261529450241153</text:p>
          </table:table-cell>
          <table:table-cell table:formula="of:=SQRT(POWER([.H397];2)+POWER([.I397];2)+POWER([.J397];2))" office:value-type="float" office:value="870.449511728024" calcext:value-type="float">
            <text:p>870.449511728024</text:p>
          </table:table-cell>
        </table:table-row>
        <table:table-row table:style-name="ro1">
          <table:table-cell office:value-type="float" office:value="103.804" calcext:value-type="float">
            <text:p>103.804</text:p>
          </table:table-cell>
          <table:table-cell office:value-type="float" office:value="259.932" calcext:value-type="float">
            <text:p>259.932</text:p>
          </table:table-cell>
          <table:table-cell office:value-type="float" office:value="41.0925" calcext:value-type="float">
            <text:p>41.0925</text:p>
          </table:table-cell>
          <table:table-cell office:value-type="float" office:value="99.8846" calcext:value-type="float">
            <text:p>99.8846</text:p>
          </table:table-cell>
          <table:table-cell office:value-type="float" office:value="247.754" calcext:value-type="float">
            <text:p>247.754</text:p>
          </table:table-cell>
          <table:table-cell office:value-type="float" office:value="40.582" calcext:value-type="float">
            <text:p>40.582</text:p>
          </table:table-cell>
          <table:table-cell/>
          <table:table-cell table:formula="of:=([.D398]-[.A398])/0.0166667" office:value-type="float" office:value="-235.16352967294" calcext:value-type="float">
            <text:p>-235.16352967294</text:p>
          </table:table-cell>
          <table:table-cell table:formula="of:=ABS([.E398]-[.B398])/0.0166667" office:value-type="float" office:value="730.678538642924" calcext:value-type="float">
            <text:p>730.678538642924</text:p>
          </table:table-cell>
          <table:table-cell table:formula="of:=([.F398]-[.C398])/0.0166667" office:value-type="float" office:value="-30.6299387401225" calcext:value-type="float">
            <text:p>-30.6299387401225</text:p>
          </table:table-cell>
          <table:table-cell table:formula="of:=DEGREES(ATAN(ABS([.F398]-[.C398])/ABS([.E398]-[.B398])))" office:value-type="float" office:value="2.4004253863226" calcext:value-type="float">
            <text:p>2.4004253863226</text:p>
          </table:table-cell>
          <table:table-cell table:formula="of:=SQRT(POWER([.H398];2)+POWER([.I398];2)+POWER([.J398];2))" office:value-type="float" office:value="768.19997765479" calcext:value-type="float">
            <text:p>768.19997765479</text:p>
          </table:table-cell>
        </table:table-row>
        <table:table-row table:style-name="ro1">
          <table:table-cell office:value-type="float" office:value="109.446" calcext:value-type="float">
            <text:p>109.446</text:p>
          </table:table-cell>
          <table:table-cell office:value-type="float" office:value="272.638" calcext:value-type="float">
            <text:p>272.638</text:p>
          </table:table-cell>
          <table:table-cell office:value-type="float" office:value="40.6508" calcext:value-type="float">
            <text:p>40.6508</text:p>
          </table:table-cell>
          <table:table-cell office:value-type="float" office:value="105.523" calcext:value-type="float">
            <text:p>105.523</text:p>
          </table:table-cell>
          <table:table-cell office:value-type="float" office:value="259.984" calcext:value-type="float">
            <text:p>259.984</text:p>
          </table:table-cell>
          <table:table-cell office:value-type="float" office:value="40.3447" calcext:value-type="float">
            <text:p>40.3447</text:p>
          </table:table-cell>
          <table:table-cell/>
          <table:table-cell table:formula="of:=([.D399]-[.A399])/0.0166667" office:value-type="float" office:value="-235.379529240942" calcext:value-type="float">
            <text:p>-235.379529240942</text:p>
          </table:table-cell>
          <table:table-cell table:formula="of:=ABS([.E399]-[.B399])/0.0166667" office:value-type="float" office:value="759.238481523037" calcext:value-type="float">
            <text:p>759.238481523037</text:p>
          </table:table-cell>
          <table:table-cell table:formula="of:=([.F399]-[.C399])/0.0166667" office:value-type="float" office:value="-18.3659632680731" calcext:value-type="float">
            <text:p>-18.3659632680731</text:p>
          </table:table-cell>
          <table:table-cell table:formula="of:=DEGREES(ATAN(ABS([.F399]-[.C399])/ABS([.E399]-[.B399])))" office:value-type="float" office:value="1.38571348556194" calcext:value-type="float">
            <text:p>1.38571348556194</text:p>
          </table:table-cell>
          <table:table-cell table:formula="of:=SQRT(POWER([.H399];2)+POWER([.I399];2)+POWER([.J399];2))" office:value-type="float" office:value="795.099932849864" calcext:value-type="float">
            <text:p>795.099932849864</text:p>
          </table:table-cell>
        </table:table-row>
        <table:table-row table:style-name="ro1">
          <table:table-cell office:value-type="float" office:value="116.312" calcext:value-type="float">
            <text:p>116.312</text:p>
          </table:table-cell>
          <table:table-cell office:value-type="float" office:value="266.784" calcext:value-type="float">
            <text:p>266.784</text:p>
          </table:table-cell>
          <table:table-cell office:value-type="float" office:value="42.292" calcext:value-type="float">
            <text:p>42.292</text:p>
          </table:table-cell>
          <table:table-cell office:value-type="float" office:value="112.412" calcext:value-type="float">
            <text:p>112.412</text:p>
          </table:table-cell>
          <table:table-cell office:value-type="float" office:value="253.492" calcext:value-type="float">
            <text:p>253.492</text:p>
          </table:table-cell>
          <table:table-cell office:value-type="float" office:value="42.1065" calcext:value-type="float">
            <text:p>42.1065</text:p>
          </table:table-cell>
          <table:table-cell/>
          <table:table-cell table:formula="of:=([.D400]-[.A400])/0.0166667" office:value-type="float" office:value="-233.999532000935" calcext:value-type="float">
            <text:p>-233.999532000935</text:p>
          </table:table-cell>
          <table:table-cell table:formula="of:=ABS([.E400]-[.B400])/0.0166667" office:value-type="float" office:value="797.51840496319" calcext:value-type="float">
            <text:p>797.51840496319</text:p>
          </table:table-cell>
          <table:table-cell table:formula="of:=([.F400]-[.C400])/0.0166667" office:value-type="float" office:value="-11.1299777400448" calcext:value-type="float">
            <text:p>-11.1299777400448</text:p>
          </table:table-cell>
          <table:table-cell table:formula="of:=DEGREES(ATAN(ABS([.F400]-[.C400])/ABS([.E400]-[.B400])))" office:value-type="float" office:value="0.799554406782607" calcext:value-type="float">
            <text:p>0.799554406782607</text:p>
          </table:table-cell>
          <table:table-cell table:formula="of:=SQRT(POWER([.H400];2)+POWER([.I400];2)+POWER([.J400];2))" office:value-type="float" office:value="831.213127685182" calcext:value-type="float">
            <text:p>831.213127685182</text:p>
          </table:table-cell>
        </table:table-row>
        <table:table-row table:style-name="ro1">
          <table:table-cell office:value-type="float" office:value="114.268" calcext:value-type="float">
            <text:p>114.268</text:p>
          </table:table-cell>
          <table:table-cell office:value-type="float" office:value="273.436" calcext:value-type="float">
            <text:p>273.436</text:p>
          </table:table-cell>
          <table:table-cell office:value-type="float" office:value="40.2338" calcext:value-type="float">
            <text:p>40.2338</text:p>
          </table:table-cell>
          <table:table-cell office:value-type="float" office:value="110.267" calcext:value-type="float">
            <text:p>110.267</text:p>
          </table:table-cell>
          <table:table-cell office:value-type="float" office:value="258.559" calcext:value-type="float">
            <text:p>258.559</text:p>
          </table:table-cell>
          <table:table-cell office:value-type="float" office:value="40.0666" calcext:value-type="float">
            <text:p>40.0666</text:p>
          </table:table-cell>
          <table:table-cell/>
          <table:table-cell table:formula="of:=([.D401]-[.A401])/0.0166667" office:value-type="float" office:value="-240.059519880961" calcext:value-type="float">
            <text:p>-240.059519880961</text:p>
          </table:table-cell>
          <table:table-cell table:formula="of:=ABS([.E401]-[.B401])/0.0166667" office:value-type="float" office:value="892.618214763568" calcext:value-type="float">
            <text:p>892.618214763568</text:p>
          </table:table-cell>
          <table:table-cell table:formula="of:=([.F401]-[.C401])/0.0166667" office:value-type="float" office:value="-10.0319799360402" calcext:value-type="float">
            <text:p>-10.0319799360402</text:p>
          </table:table-cell>
          <table:table-cell table:formula="of:=DEGREES(ATAN(ABS([.F401]-[.C401])/ABS([.E401]-[.B401])))" office:value-type="float" office:value="0.643910130910723" calcext:value-type="float">
            <text:p>0.643910130910723</text:p>
          </table:table-cell>
          <table:table-cell table:formula="of:=SQRT(POWER([.H401];2)+POWER([.I401];2)+POWER([.J401];2))" office:value-type="float" office:value="924.389793882761" calcext:value-type="float">
            <text:p>924.389793882761</text:p>
          </table:table-cell>
        </table:table-row>
        <table:table-row table:style-name="ro1">
          <table:table-cell office:value-type="float" office:value="112.875" calcext:value-type="float">
            <text:p>112.875</text:p>
          </table:table-cell>
          <table:table-cell office:value-type="float" office:value="266.325" calcext:value-type="float">
            <text:p>266.325</text:p>
          </table:table-cell>
          <table:table-cell office:value-type="float" office:value="40.6816" calcext:value-type="float">
            <text:p>40.6816</text:p>
          </table:table-cell>
          <table:table-cell office:value-type="float" office:value="109.079" calcext:value-type="float">
            <text:p>109.079</text:p>
          </table:table-cell>
          <table:table-cell office:value-type="float" office:value="253.005" calcext:value-type="float">
            <text:p>253.005</text:p>
          </table:table-cell>
          <table:table-cell office:value-type="float" office:value="40.0711" calcext:value-type="float">
            <text:p>40.0711</text:p>
          </table:table-cell>
          <table:table-cell/>
          <table:table-cell table:formula="of:=([.D402]-[.A402])/0.0166667" office:value-type="float" office:value="-227.759544480911" calcext:value-type="float">
            <text:p>-227.759544480911</text:p>
          </table:table-cell>
          <table:table-cell table:formula="of:=ABS([.E402]-[.B402])/0.0166667" office:value-type="float" office:value="799.198401603196" calcext:value-type="float">
            <text:p>799.198401603196</text:p>
          </table:table-cell>
          <table:table-cell table:formula="of:=([.F402]-[.C402])/0.0166667" office:value-type="float" office:value="-36.6299267401466" calcext:value-type="float">
            <text:p>-36.6299267401466</text:p>
          </table:table-cell>
          <table:table-cell table:formula="of:=DEGREES(ATAN(ABS([.F402]-[.C402])/ABS([.E402]-[.B402])))" office:value-type="float" office:value="2.62422002778207" calcext:value-type="float">
            <text:p>2.62422002778207</text:p>
          </table:table-cell>
          <table:table-cell table:formula="of:=SQRT(POWER([.H402];2)+POWER([.I402];2)+POWER([.J402];2))" office:value-type="float" office:value="831.825851221423" calcext:value-type="float">
            <text:p>831.825851221423</text:p>
          </table:table-cell>
        </table:table-row>
        <table:table-row table:style-name="ro1">
          <table:table-cell office:value-type="float" office:value="114.582" calcext:value-type="float">
            <text:p>114.582</text:p>
          </table:table-cell>
          <table:table-cell office:value-type="float" office:value="268.633" calcext:value-type="float">
            <text:p>268.633</text:p>
          </table:table-cell>
          <table:table-cell office:value-type="float" office:value="40.0384" calcext:value-type="float">
            <text:p>40.0384</text:p>
          </table:table-cell>
          <table:table-cell office:value-type="float" office:value="110.342" calcext:value-type="float">
            <text:p>110.342</text:p>
          </table:table-cell>
          <table:table-cell office:value-type="float" office:value="256.405" calcext:value-type="float">
            <text:p>256.405</text:p>
          </table:table-cell>
          <table:table-cell office:value-type="float" office:value="39.4728" calcext:value-type="float">
            <text:p>39.4728</text:p>
          </table:table-cell>
          <table:table-cell/>
          <table:table-cell table:formula="of:=([.D403]-[.A403])/0.0166667" office:value-type="float" office:value="-254.399491201017" calcext:value-type="float">
            <text:p>-254.399491201017</text:p>
          </table:table-cell>
          <table:table-cell table:formula="of:=ABS([.E403]-[.B403])/0.0166667" office:value-type="float" office:value="733.678532642935" calcext:value-type="float">
            <text:p>733.678532642935</text:p>
          </table:table-cell>
          <table:table-cell table:formula="of:=([.F403]-[.C403])/0.0166667" office:value-type="float" office:value="-33.935932128136" calcext:value-type="float">
            <text:p>-33.935932128136</text:p>
          </table:table-cell>
          <table:table-cell table:formula="of:=DEGREES(ATAN(ABS([.F403]-[.C403])/ABS([.E403]-[.B403])))" office:value-type="float" office:value="2.6482999276715" calcext:value-type="float">
            <text:p>2.6482999276715</text:p>
          </table:table-cell>
          <table:table-cell table:formula="of:=SQRT(POWER([.H403];2)+POWER([.I403];2)+POWER([.J403];2))" office:value-type="float" office:value="777.274042969294" calcext:value-type="float">
            <text:p>777.274042969294</text:p>
          </table:table-cell>
        </table:table-row>
        <table:table-row table:style-name="ro1">
          <table:table-cell office:value-type="float" office:value="126.369" calcext:value-type="float">
            <text:p>126.369</text:p>
          </table:table-cell>
          <table:table-cell office:value-type="float" office:value="268.003" calcext:value-type="float">
            <text:p>268.003</text:p>
          </table:table-cell>
          <table:table-cell office:value-type="float" office:value="40.3019" calcext:value-type="float">
            <text:p>40.3019</text:p>
          </table:table-cell>
          <table:table-cell office:value-type="float" office:value="123.339" calcext:value-type="float">
            <text:p>123.339</text:p>
          </table:table-cell>
          <table:table-cell office:value-type="float" office:value="258.315" calcext:value-type="float">
            <text:p>258.315</text:p>
          </table:table-cell>
          <table:table-cell office:value-type="float" office:value="39.2858" calcext:value-type="float">
            <text:p>39.2858</text:p>
          </table:table-cell>
          <table:table-cell/>
          <table:table-cell table:formula="of:=([.D404]-[.A404])/0.0166667" office:value-type="float" office:value="-181.799636400727" calcext:value-type="float">
            <text:p>-181.799636400727</text:p>
          </table:table-cell>
          <table:table-cell table:formula="of:=ABS([.E404]-[.B404])/0.0166667" office:value-type="float" office:value="581.278837442324" calcext:value-type="float">
            <text:p>581.278837442324</text:p>
          </table:table-cell>
          <table:table-cell table:formula="of:=([.F404]-[.C404])/0.0166667" office:value-type="float" office:value="-60.965878068244" calcext:value-type="float">
            <text:p>-60.965878068244</text:p>
          </table:table-cell>
          <table:table-cell table:formula="of:=DEGREES(ATAN(ABS([.F404]-[.C404])/ABS([.E404]-[.B404])))" office:value-type="float" office:value="5.98742431691945" calcext:value-type="float">
            <text:p>5.98742431691945</text:p>
          </table:table-cell>
          <table:table-cell table:formula="of:=SQRT(POWER([.H404];2)+POWER([.I404];2)+POWER([.J404];2))" office:value-type="float" office:value="612.089072719297" calcext:value-type="float">
            <text:p>612.089072719297</text:p>
          </table:table-cell>
        </table:table-row>
        <table:table-row table:style-name="ro1">
          <table:table-cell office:value-type="float" office:value="127.153" calcext:value-type="float">
            <text:p>127.153</text:p>
          </table:table-cell>
          <table:table-cell office:value-type="float" office:value="270.326" calcext:value-type="float">
            <text:p>270.326</text:p>
          </table:table-cell>
          <table:table-cell office:value-type="float" office:value="39.9097" calcext:value-type="float">
            <text:p>39.9097</text:p>
          </table:table-cell>
          <table:table-cell office:value-type="float" office:value="123.493" calcext:value-type="float">
            <text:p>123.493</text:p>
          </table:table-cell>
          <table:table-cell office:value-type="float" office:value="259.522" calcext:value-type="float">
            <text:p>259.522</text:p>
          </table:table-cell>
          <table:table-cell office:value-type="float" office:value="38.8343" calcext:value-type="float">
            <text:p>38.8343</text:p>
          </table:table-cell>
          <table:table-cell/>
          <table:table-cell table:formula="of:=([.D405]-[.A405])/0.0166667" office:value-type="float" office:value="-219.599560800879" calcext:value-type="float">
            <text:p>-219.599560800879</text:p>
          </table:table-cell>
          <table:table-cell table:formula="of:=ABS([.E405]-[.B405])/0.0166667" office:value-type="float" office:value="648.238703522595" calcext:value-type="float">
            <text:p>648.238703522595</text:p>
          </table:table-cell>
          <table:table-cell table:formula="of:=([.F405]-[.C405])/0.0166667" office:value-type="float" office:value="-64.5238709522582" calcext:value-type="float">
            <text:p>-64.5238709522582</text:p>
          </table:table-cell>
          <table:table-cell table:formula="of:=DEGREES(ATAN(ABS([.F405]-[.C405])/ABS([.E405]-[.B405])))" office:value-type="float" office:value="5.68433846790082" calcext:value-type="float">
            <text:p>5.68433846790082</text:p>
          </table:table-cell>
          <table:table-cell table:formula="of:=SQRT(POWER([.H405];2)+POWER([.I405];2)+POWER([.J405];2))" office:value-type="float" office:value="687.459608828953" calcext:value-type="float">
            <text:p>687.459608828953</text:p>
          </table:table-cell>
        </table:table-row>
        <table:table-row table:style-name="ro1">
          <table:table-cell office:value-type="float" office:value="127.051" calcext:value-type="float">
            <text:p>127.051</text:p>
          </table:table-cell>
          <table:table-cell office:value-type="float" office:value="265.493" calcext:value-type="float">
            <text:p>265.493</text:p>
          </table:table-cell>
          <table:table-cell office:value-type="float" office:value="40.4702" calcext:value-type="float">
            <text:p>40.4702</text:p>
          </table:table-cell>
          <table:table-cell office:value-type="float" office:value="124.009" calcext:value-type="float">
            <text:p>124.009</text:p>
          </table:table-cell>
          <table:table-cell office:value-type="float" office:value="255.865" calcext:value-type="float">
            <text:p>255.865</text:p>
          </table:table-cell>
          <table:table-cell office:value-type="float" office:value="39.7037" calcext:value-type="float">
            <text:p>39.7037</text:p>
          </table:table-cell>
          <table:table-cell/>
          <table:table-cell table:formula="of:=([.D406]-[.A406])/0.0166667" office:value-type="float" office:value="-182.51963496073" calcext:value-type="float">
            <text:p>-182.51963496073</text:p>
          </table:table-cell>
          <table:table-cell table:formula="of:=ABS([.E406]-[.B406])/0.0166667" office:value-type="float" office:value="577.67884464231" calcext:value-type="float">
            <text:p>577.67884464231</text:p>
          </table:table-cell>
          <table:table-cell table:formula="of:=([.F406]-[.C406])/0.0166667" office:value-type="float" office:value="-45.989908020184" calcext:value-type="float">
            <text:p>-45.989908020184</text:p>
          </table:table-cell>
          <table:table-cell table:formula="of:=DEGREES(ATAN(ABS([.F406]-[.C406])/ABS([.E406]-[.B406])))" office:value-type="float" office:value="4.55180554850557" calcext:value-type="float">
            <text:p>4.55180554850557</text:p>
          </table:table-cell>
          <table:table-cell table:formula="of:=SQRT(POWER([.H406];2)+POWER([.I406];2)+POWER([.J406];2))" office:value-type="float" office:value="607.570025867947" calcext:value-type="float">
            <text:p>607.570025867947</text:p>
          </table:table-cell>
        </table:table-row>
        <table:table-row table:style-name="ro1">
          <table:table-cell office:value-type="float" office:value="127.794" calcext:value-type="float">
            <text:p>127.794</text:p>
          </table:table-cell>
          <table:table-cell office:value-type="float" office:value="269.906" calcext:value-type="float">
            <text:p>269.906</text:p>
          </table:table-cell>
          <table:table-cell office:value-type="float" office:value="41.2079" calcext:value-type="float">
            <text:p>41.2079</text:p>
          </table:table-cell>
          <table:table-cell office:value-type="float" office:value="124.462" calcext:value-type="float">
            <text:p>124.462</text:p>
          </table:table-cell>
          <table:table-cell office:value-type="float" office:value="260.128" calcext:value-type="float">
            <text:p>260.128</text:p>
          </table:table-cell>
          <table:table-cell office:value-type="float" office:value="40.6596" calcext:value-type="float">
            <text:p>40.6596</text:p>
          </table:table-cell>
          <table:table-cell/>
          <table:table-cell table:formula="of:=([.D407]-[.A407])/0.0166667" office:value-type="float" office:value="-199.919600160799" calcext:value-type="float">
            <text:p>-199.919600160799</text:p>
          </table:table-cell>
          <table:table-cell table:formula="of:=ABS([.E407]-[.B407])/0.0166667" office:value-type="float" office:value="586.678826642348" calcext:value-type="float">
            <text:p>586.678826642348</text:p>
          </table:table-cell>
          <table:table-cell table:formula="of:=([.F407]-[.C407])/0.0166667" office:value-type="float" office:value="-32.8979342041319" calcext:value-type="float">
            <text:p>-32.8979342041319</text:p>
          </table:table-cell>
          <table:table-cell table:formula="of:=DEGREES(ATAN(ABS([.F407]-[.C407])/ABS([.E407]-[.B407])))" office:value-type="float" office:value="3.20949177694638" calcext:value-type="float">
            <text:p>3.20949177694638</text:p>
          </table:table-cell>
          <table:table-cell table:formula="of:=SQRT(POWER([.H407];2)+POWER([.I407];2)+POWER([.J407];2))" office:value-type="float" office:value="620.678794735083" calcext:value-type="float">
            <text:p>620.678794735083</text:p>
          </table:table-cell>
        </table:table-row>
        <table:table-row table:style-name="ro1">
          <table:table-cell office:value-type="float" office:value="127.43" calcext:value-type="float">
            <text:p>127.43</text:p>
          </table:table-cell>
          <table:table-cell office:value-type="float" office:value="265.092" calcext:value-type="float">
            <text:p>265.092</text:p>
          </table:table-cell>
          <table:table-cell office:value-type="float" office:value="41.9981" calcext:value-type="float">
            <text:p>41.9981</text:p>
          </table:table-cell>
          <table:table-cell office:value-type="float" office:value="124.515" calcext:value-type="float">
            <text:p>124.515</text:p>
          </table:table-cell>
          <table:table-cell office:value-type="float" office:value="256.601" calcext:value-type="float">
            <text:p>256.601</text:p>
          </table:table-cell>
          <table:table-cell office:value-type="float" office:value="41.254" calcext:value-type="float">
            <text:p>41.254</text:p>
          </table:table-cell>
          <table:table-cell/>
          <table:table-cell table:formula="of:=([.D408]-[.A408])/0.0166667" office:value-type="float" office:value="-174.8996502007" calcext:value-type="float">
            <text:p>-174.8996502007</text:p>
          </table:table-cell>
          <table:table-cell table:formula="of:=ABS([.E408]-[.B408])/0.0166667" office:value-type="float" office:value="509.458981082037" calcext:value-type="float">
            <text:p>509.458981082037</text:p>
          </table:table-cell>
          <table:table-cell table:formula="of:=([.F408]-[.C408])/0.0166667" office:value-type="float" office:value="-44.6459107081788" calcext:value-type="float">
            <text:p>-44.6459107081788</text:p>
          </table:table-cell>
          <table:table-cell table:formula="of:=DEGREES(ATAN(ABS([.F408]-[.C408])/ABS([.E408]-[.B408])))" office:value-type="float" office:value="5.00826183931128" calcext:value-type="float">
            <text:p>5.00826183931128</text:p>
          </table:table-cell>
          <table:table-cell table:formula="of:=SQRT(POWER([.H408];2)+POWER([.I408];2)+POWER([.J408];2))" office:value-type="float" office:value="540.491996599799" calcext:value-type="float">
            <text:p>540.491996599799</text:p>
          </table:table-cell>
        </table:table-row>
        <table:table-row table:style-name="ro1">
          <table:table-cell office:value-type="float" office:value="128.055" calcext:value-type="float">
            <text:p>128.055</text:p>
          </table:table-cell>
          <table:table-cell office:value-type="float" office:value="268.385" calcext:value-type="float">
            <text:p>268.385</text:p>
          </table:table-cell>
          <table:table-cell office:value-type="float" office:value="42.436" calcext:value-type="float">
            <text:p>42.436</text:p>
          </table:table-cell>
          <table:table-cell office:value-type="float" office:value="124.719" calcext:value-type="float">
            <text:p>124.719</text:p>
          </table:table-cell>
          <table:table-cell office:value-type="float" office:value="258.65" calcext:value-type="float">
            <text:p>258.65</text:p>
          </table:table-cell>
          <table:table-cell office:value-type="float" office:value="42.1106" calcext:value-type="float">
            <text:p>42.1106</text:p>
          </table:table-cell>
          <table:table-cell/>
          <table:table-cell table:formula="of:=([.D409]-[.A409])/0.0166667" office:value-type="float" office:value="-200.159599680801" calcext:value-type="float">
            <text:p>-200.159599680801</text:p>
          </table:table-cell>
          <table:table-cell table:formula="of:=ABS([.E409]-[.B409])/0.0166667" office:value-type="float" office:value="584.098831802337" calcext:value-type="float">
            <text:p>584.098831802337</text:p>
          </table:table-cell>
          <table:table-cell table:formula="of:=([.F409]-[.C409])/0.0166667" office:value-type="float" office:value="-19.5239609520782" calcext:value-type="float">
            <text:p>-19.5239609520782</text:p>
          </table:table-cell>
          <table:table-cell table:formula="of:=DEGREES(ATAN(ABS([.F409]-[.C409])/ABS([.E409]-[.B409])))" office:value-type="float" office:value="1.91444352808323" calcext:value-type="float">
            <text:p>1.91444352808323</text:p>
          </table:table-cell>
          <table:table-cell table:formula="of:=SQRT(POWER([.H409];2)+POWER([.I409];2)+POWER([.J409];2))" office:value-type="float" office:value="617.751160021972" calcext:value-type="float">
            <text:p>617.751160021972</text:p>
          </table:table-cell>
        </table:table-row>
        <table:table-row table:style-name="ro1">
          <table:table-cell office:value-type="float" office:value="127.182" calcext:value-type="float">
            <text:p>127.182</text:p>
          </table:table-cell>
          <table:table-cell office:value-type="float" office:value="267.335" calcext:value-type="float">
            <text:p>267.335</text:p>
          </table:table-cell>
          <table:table-cell office:value-type="float" office:value="42.6118" calcext:value-type="float">
            <text:p>42.6118</text:p>
          </table:table-cell>
          <table:table-cell office:value-type="float" office:value="123.578" calcext:value-type="float">
            <text:p>123.578</text:p>
          </table:table-cell>
          <table:table-cell office:value-type="float" office:value="255.286" calcext:value-type="float">
            <text:p>255.286</text:p>
          </table:table-cell>
          <table:table-cell office:value-type="float" office:value="42.9151" calcext:value-type="float">
            <text:p>42.9151</text:p>
          </table:table-cell>
          <table:table-cell/>
          <table:table-cell table:formula="of:=([.D410]-[.A410])/0.0166667" office:value-type="float" office:value="-216.239567520865" calcext:value-type="float">
            <text:p>-216.239567520865</text:p>
          </table:table-cell>
          <table:table-cell table:formula="of:=ABS([.E410]-[.B410])/0.0166667" office:value-type="float" office:value="722.93855412289" calcext:value-type="float">
            <text:p>722.93855412289</text:p>
          </table:table-cell>
          <table:table-cell table:formula="of:=([.F410]-[.C410])/0.0166667" office:value-type="float" office:value="18.1979636040728" calcext:value-type="float">
            <text:p>18.1979636040728</text:p>
          </table:table-cell>
          <table:table-cell table:formula="of:=DEGREES(ATAN(ABS([.F410]-[.C410])/ABS([.E410]-[.B410])))" office:value-type="float" office:value="1.44195708308155" calcext:value-type="float">
            <text:p>1.44195708308155</text:p>
          </table:table-cell>
          <table:table-cell table:formula="of:=SQRT(POWER([.H410];2)+POWER([.I410];2)+POWER([.J410];2))" office:value-type="float" office:value="754.805186441006" calcext:value-type="float">
            <text:p>754.805186441006</text:p>
          </table:table-cell>
        </table:table-row>
        <table:table-row table:style-name="ro1">
          <table:table-cell office:value-type="float" office:value="129.45" calcext:value-type="float">
            <text:p>129.45</text:p>
          </table:table-cell>
          <table:table-cell office:value-type="float" office:value="271.697" calcext:value-type="float">
            <text:p>271.697</text:p>
          </table:table-cell>
          <table:table-cell office:value-type="float" office:value="42.3851" calcext:value-type="float">
            <text:p>42.3851</text:p>
          </table:table-cell>
          <table:table-cell office:value-type="float" office:value="125.589" calcext:value-type="float">
            <text:p>125.589</text:p>
          </table:table-cell>
          <table:table-cell office:value-type="float" office:value="261.938" calcext:value-type="float">
            <text:p>261.938</text:p>
          </table:table-cell>
          <table:table-cell office:value-type="float" office:value="42.0434" calcext:value-type="float">
            <text:p>42.0434</text:p>
          </table:table-cell>
          <table:table-cell/>
          <table:table-cell table:formula="of:=([.D411]-[.A411])/0.0166667" office:value-type="float" office:value="-231.659536680926" calcext:value-type="float">
            <text:p>-231.659536680926</text:p>
          </table:table-cell>
          <table:table-cell table:formula="of:=ABS([.E411]-[.B411])/0.0166667" office:value-type="float" office:value="585.538828922343" calcext:value-type="float">
            <text:p>585.538828922343</text:p>
          </table:table-cell>
          <table:table-cell table:formula="of:=([.F411]-[.C411])/0.0166667" office:value-type="float" office:value="-20.5019589960822" calcext:value-type="float">
            <text:p>-20.5019589960822</text:p>
          </table:table-cell>
          <table:table-cell table:formula="of:=DEGREES(ATAN(ABS([.F411]-[.C411])/ABS([.E411]-[.B411])))" office:value-type="float" office:value="2.0053256565348" calcext:value-type="float">
            <text:p>2.0053256565348</text:p>
          </table:table-cell>
          <table:table-cell table:formula="of:=SQRT(POWER([.H411];2)+POWER([.I411];2)+POWER([.J411];2))" office:value-type="float" office:value="630.033484374956" calcext:value-type="float">
            <text:p>630.033484374956</text:p>
          </table:table-cell>
        </table:table-row>
        <table:table-row table:style-name="ro1">
          <table:table-cell office:value-type="float" office:value="133.046" calcext:value-type="float">
            <text:p>133.046</text:p>
          </table:table-cell>
          <table:table-cell office:value-type="float" office:value="270.83" calcext:value-type="float">
            <text:p>270.83</text:p>
          </table:table-cell>
          <table:table-cell office:value-type="float" office:value="42.7453" calcext:value-type="float">
            <text:p>42.7453</text:p>
          </table:table-cell>
          <table:table-cell office:value-type="float" office:value="129.692" calcext:value-type="float">
            <text:p>129.692</text:p>
          </table:table-cell>
          <table:table-cell office:value-type="float" office:value="259.931" calcext:value-type="float">
            <text:p>259.931</text:p>
          </table:table-cell>
          <table:table-cell office:value-type="float" office:value="42.5859" calcext:value-type="float">
            <text:p>42.5859</text:p>
          </table:table-cell>
          <table:table-cell/>
          <table:table-cell table:formula="of:=([.D412]-[.A412])/0.0166667" office:value-type="float" office:value="-201.239597520804" calcext:value-type="float">
            <text:p>-201.239597520804</text:p>
          </table:table-cell>
          <table:table-cell table:formula="of:=ABS([.E412]-[.B412])/0.0166667" office:value-type="float" office:value="653.938692122616" calcext:value-type="float">
            <text:p>653.938692122616</text:p>
          </table:table-cell>
          <table:table-cell table:formula="of:=([.F412]-[.C412])/0.0166667" office:value-type="float" office:value="-9.56398087203814" calcext:value-type="float">
            <text:p>-9.56398087203814</text:p>
          </table:table-cell>
          <table:table-cell table:formula="of:=DEGREES(ATAN(ABS([.F412]-[.C412])/ABS([.E412]-[.B412])))" office:value-type="float" office:value="0.837902208457793" calcext:value-type="float">
            <text:p>0.837902208457793</text:p>
          </table:table-cell>
          <table:table-cell table:formula="of:=SQRT(POWER([.H412];2)+POWER([.I412];2)+POWER([.J412];2))" office:value-type="float" office:value="684.269434064896" calcext:value-type="float">
            <text:p>684.269434064896</text:p>
          </table:table-cell>
        </table:table-row>
        <table:table-row table:style-name="ro1">
          <table:table-cell office:value-type="float" office:value="137.374" calcext:value-type="float">
            <text:p>137.374</text:p>
          </table:table-cell>
          <table:table-cell office:value-type="float" office:value="284.47" calcext:value-type="float">
            <text:p>284.47</text:p>
          </table:table-cell>
          <table:table-cell office:value-type="float" office:value="42.8155" calcext:value-type="float">
            <text:p>42.8155</text:p>
          </table:table-cell>
          <table:table-cell office:value-type="float" office:value="133.747" calcext:value-type="float">
            <text:p>133.747</text:p>
          </table:table-cell>
          <table:table-cell office:value-type="float" office:value="270.61" calcext:value-type="float">
            <text:p>270.61</text:p>
          </table:table-cell>
          <table:table-cell office:value-type="float" office:value="43.0216" calcext:value-type="float">
            <text:p>43.0216</text:p>
          </table:table-cell>
          <table:table-cell/>
          <table:table-cell table:formula="of:=([.D413]-[.A413])/0.0166667" office:value-type="float" office:value="-217.619564760869" calcext:value-type="float">
            <text:p>-217.619564760869</text:p>
          </table:table-cell>
          <table:table-cell table:formula="of:=ABS([.E413]-[.B413])/0.0166667" office:value-type="float" office:value="831.598336803327" calcext:value-type="float">
            <text:p>831.598336803327</text:p>
          </table:table-cell>
          <table:table-cell table:formula="of:=([.F413]-[.C413])/0.0166667" office:value-type="float" office:value="12.3659752680494" calcext:value-type="float">
            <text:p>12.3659752680494</text:p>
          </table:table-cell>
          <table:table-cell table:formula="of:=DEGREES(ATAN(ABS([.F413]-[.C413])/ABS([.E413]-[.B413])))" office:value-type="float" office:value="0.851932892721834" calcext:value-type="float">
            <text:p>0.851932892721834</text:p>
          </table:table-cell>
          <table:table-cell table:formula="of:=SQRT(POWER([.H413];2)+POWER([.I413];2)+POWER([.J413];2))" office:value-type="float" office:value="859.690052335782" calcext:value-type="float">
            <text:p>859.690052335782</text:p>
          </table:table-cell>
        </table:table-row>
        <table:table-row table:style-name="ro1">
          <table:table-cell office:value-type="float" office:value="137.374" calcext:value-type="float">
            <text:p>137.374</text:p>
          </table:table-cell>
          <table:table-cell office:value-type="float" office:value="284.47" calcext:value-type="float">
            <text:p>284.47</text:p>
          </table:table-cell>
          <table:table-cell office:value-type="float" office:value="42.8155" calcext:value-type="float">
            <text:p>42.8155</text:p>
          </table:table-cell>
          <table:table-cell office:value-type="float" office:value="134.045" calcext:value-type="float">
            <text:p>134.045</text:p>
          </table:table-cell>
          <table:table-cell office:value-type="float" office:value="272.903" calcext:value-type="float">
            <text:p>272.903</text:p>
          </table:table-cell>
          <table:table-cell office:value-type="float" office:value="43.1486" calcext:value-type="float">
            <text:p>43.1486</text:p>
          </table:table-cell>
          <table:table-cell/>
          <table:table-cell table:formula="of:=([.D414]-[.A414])/0.0166667" office:value-type="float" office:value="-199.739600520799" calcext:value-type="float">
            <text:p>-199.739600520799</text:p>
          </table:table-cell>
          <table:table-cell table:formula="of:=ABS([.E414]-[.B414])/0.0166667" office:value-type="float" office:value="694.018611962777" calcext:value-type="float">
            <text:p>694.018611962777</text:p>
          </table:table-cell>
          <table:table-cell table:formula="of:=([.F414]-[.C414])/0.0166667" office:value-type="float" office:value="19.98596002808" calcext:value-type="float">
            <text:p>19.98596002808</text:p>
          </table:table-cell>
          <table:table-cell table:formula="of:=DEGREES(ATAN(ABS([.F414]-[.C414])/ABS([.E414]-[.B414])))" office:value-type="float" office:value="1.64951595350838" calcext:value-type="float">
            <text:p>1.64951595350838</text:p>
          </table:table-cell>
          <table:table-cell table:formula="of:=SQRT(POWER([.H414];2)+POWER([.I414];2)+POWER([.J414];2))" office:value-type="float" office:value="722.466040977146" calcext:value-type="float">
            <text:p>722.466040977146</text:p>
          </table:table-cell>
        </table:table-row>
        <table:table-row table:style-name="ro1">
          <table:table-cell office:value-type="float" office:value="135.587" calcext:value-type="float">
            <text:p>135.587</text:p>
          </table:table-cell>
          <table:table-cell office:value-type="float" office:value="282.466" calcext:value-type="float">
            <text:p>282.466</text:p>
          </table:table-cell>
          <table:table-cell office:value-type="float" office:value="42.6343" calcext:value-type="float">
            <text:p>42.6343</text:p>
          </table:table-cell>
          <table:table-cell office:value-type="float" office:value="132.42" calcext:value-type="float">
            <text:p>132.42</text:p>
          </table:table-cell>
          <table:table-cell office:value-type="float" office:value="269.802" calcext:value-type="float">
            <text:p>269.802</text:p>
          </table:table-cell>
          <table:table-cell office:value-type="float" office:value="42.6681" calcext:value-type="float">
            <text:p>42.6681</text:p>
          </table:table-cell>
          <table:table-cell/>
          <table:table-cell table:formula="of:=([.D415]-[.A415])/0.0166667" office:value-type="float" office:value="-190.01961996076" calcext:value-type="float">
            <text:p>-190.01961996076</text:p>
          </table:table-cell>
          <table:table-cell table:formula="of:=ABS([.E415]-[.B415])/0.0166667" office:value-type="float" office:value="759.838480323039" calcext:value-type="float">
            <text:p>759.838480323039</text:p>
          </table:table-cell>
          <table:table-cell table:formula="of:=([.F415]-[.C415])/0.0166667" office:value-type="float" office:value="2.02799594400807" calcext:value-type="float">
            <text:p>2.02799594400807</text:p>
          </table:table-cell>
          <table:table-cell table:formula="of:=DEGREES(ATAN(ABS([.F415]-[.C415])/ABS([.E415]-[.B415])))" office:value-type="float" office:value="0.152921095161939" calcext:value-type="float">
            <text:p>0.152921095161939</text:p>
          </table:table-cell>
          <table:table-cell table:formula="of:=SQRT(POWER([.H415];2)+POWER([.I415];2)+POWER([.J415];2))" office:value-type="float" office:value="783.240757951988" calcext:value-type="float">
            <text:p>783.240757951988</text:p>
          </table:table-cell>
        </table:table-row>
        <table:table-row table:style-name="ro1">
          <table:table-cell office:value-type="float" office:value="132.247" calcext:value-type="float">
            <text:p>132.247</text:p>
          </table:table-cell>
          <table:table-cell office:value-type="float" office:value="272.251" calcext:value-type="float">
            <text:p>272.251</text:p>
          </table:table-cell>
          <table:table-cell office:value-type="float" office:value="42.5237" calcext:value-type="float">
            <text:p>42.5237</text:p>
          </table:table-cell>
          <table:table-cell office:value-type="float" office:value="129.135" calcext:value-type="float">
            <text:p>129.135</text:p>
          </table:table-cell>
          <table:table-cell office:value-type="float" office:value="261.217" calcext:value-type="float">
            <text:p>261.217</text:p>
          </table:table-cell>
          <table:table-cell office:value-type="float" office:value="42.3786" calcext:value-type="float">
            <text:p>42.3786</text:p>
          </table:table-cell>
          <table:table-cell/>
          <table:table-cell table:formula="of:=([.D416]-[.A416])/0.0166667" office:value-type="float" office:value="-186.719626560748" calcext:value-type="float">
            <text:p>-186.719626560748</text:p>
          </table:table-cell>
          <table:table-cell table:formula="of:=ABS([.E416]-[.B416])/0.0166667" office:value-type="float" office:value="662.038675922648" calcext:value-type="float">
            <text:p>662.038675922648</text:p>
          </table:table-cell>
          <table:table-cell table:formula="of:=([.F416]-[.C416])/0.0166667" office:value-type="float" office:value="-8.70598258803478" calcext:value-type="float">
            <text:p>-8.70598258803478</text:p>
          </table:table-cell>
          <table:table-cell table:formula="of:=DEGREES(ATAN(ABS([.F416]-[.C416])/ABS([.E416]-[.B416])))" office:value-type="float" office:value="0.753411132323972" calcext:value-type="float">
            <text:p>0.753411132323972</text:p>
          </table:table-cell>
          <table:table-cell table:formula="of:=SQRT(POWER([.H416];2)+POWER([.I416];2)+POWER([.J416];2))" office:value-type="float" office:value="687.92094131028" calcext:value-type="float">
            <text:p>687.92094131028</text:p>
          </table:table-cell>
        </table:table-row>
        <table:table-row table:style-name="ro1">
          <table:table-cell office:value-type="float" office:value="120.75" calcext:value-type="float">
            <text:p>120.75</text:p>
          </table:table-cell>
          <table:table-cell office:value-type="float" office:value="279.174" calcext:value-type="float">
            <text:p>279.174</text:p>
          </table:table-cell>
          <table:table-cell office:value-type="float" office:value="43.2534" calcext:value-type="float">
            <text:p>43.2534</text:p>
          </table:table-cell>
          <table:table-cell office:value-type="float" office:value="115.882" calcext:value-type="float">
            <text:p>115.882</text:p>
          </table:table-cell>
          <table:table-cell office:value-type="float" office:value="265.335" calcext:value-type="float">
            <text:p>265.335</text:p>
          </table:table-cell>
          <table:table-cell office:value-type="float" office:value="43.7473" calcext:value-type="float">
            <text:p>43.7473</text:p>
          </table:table-cell>
          <table:table-cell/>
          <table:table-cell table:formula="of:=([.D417]-[.A417])/0.0166667" office:value-type="float" office:value="-292.079415841168" calcext:value-type="float">
            <text:p>-292.079415841168</text:p>
          </table:table-cell>
          <table:table-cell table:formula="of:=ABS([.E417]-[.B417])/0.0166667" office:value-type="float" office:value="830.338339323321" calcext:value-type="float">
            <text:p>830.338339323321</text:p>
          </table:table-cell>
          <table:table-cell table:formula="of:=([.F417]-[.C417])/0.0166667" office:value-type="float" office:value="29.6339407321187" calcext:value-type="float">
            <text:p>29.6339407321187</text:p>
          </table:table-cell>
          <table:table-cell table:formula="of:=DEGREES(ATAN(ABS([.F417]-[.C417])/ABS([.E417]-[.B417])))" office:value-type="float" office:value="2.04396127485418" calcext:value-type="float">
            <text:p>2.04396127485418</text:p>
          </table:table-cell>
          <table:table-cell table:formula="of:=SQRT(POWER([.H417];2)+POWER([.I417];2)+POWER([.J417];2))" office:value-type="float" office:value="880.710118797124" calcext:value-type="float">
            <text:p>880.710118797124</text:p>
          </table:table-cell>
        </table:table-row>
        <table:table-row table:style-name="ro1">
          <table:table-cell office:value-type="float" office:value="118.632" calcext:value-type="float">
            <text:p>118.632</text:p>
          </table:table-cell>
          <table:table-cell office:value-type="float" office:value="283.275" calcext:value-type="float">
            <text:p>283.275</text:p>
          </table:table-cell>
          <table:table-cell office:value-type="float" office:value="43.1347" calcext:value-type="float">
            <text:p>43.1347</text:p>
          </table:table-cell>
          <table:table-cell office:value-type="float" office:value="115.222" calcext:value-type="float">
            <text:p>115.222</text:p>
          </table:table-cell>
          <table:table-cell office:value-type="float" office:value="273.889" calcext:value-type="float">
            <text:p>273.889</text:p>
          </table:table-cell>
          <table:table-cell office:value-type="float" office:value="43.1294" calcext:value-type="float">
            <text:p>43.1294</text:p>
          </table:table-cell>
          <table:table-cell/>
          <table:table-cell table:formula="of:=([.D418]-[.A418])/0.0166667" office:value-type="float" office:value="-204.599590800819" calcext:value-type="float">
            <text:p>-204.599590800819</text:p>
          </table:table-cell>
          <table:table-cell table:formula="of:=ABS([.E418]-[.B418])/0.0166667" office:value-type="float" office:value="563.158873682251" calcext:value-type="float">
            <text:p>563.158873682251</text:p>
          </table:table-cell>
          <table:table-cell table:formula="of:=([.F418]-[.C418])/0.0166667" office:value-type="float" office:value="-0.317999364001597" calcext:value-type="float">
            <text:p>-0.317999364001597</text:p>
          </table:table-cell>
          <table:table-cell table:formula="of:=DEGREES(ATAN(ABS([.F418]-[.C418])/ABS([.E418]-[.B418])))" office:value-type="float" office:value="0.0323532494294196" calcext:value-type="float">
            <text:p>0.03235324942942</text:p>
          </table:table-cell>
          <table:table-cell table:formula="of:=SQRT(POWER([.H418];2)+POWER([.I418];2)+POWER([.J418];2))" office:value-type="float" office:value="599.173606466873" calcext:value-type="float">
            <text:p>599.173606466873</text:p>
          </table:table-cell>
        </table:table-row>
        <table:table-row table:style-name="ro1">
          <table:table-cell office:value-type="float" office:value="115.779" calcext:value-type="float">
            <text:p>115.779</text:p>
          </table:table-cell>
          <table:table-cell office:value-type="float" office:value="279.939" calcext:value-type="float">
            <text:p>279.939</text:p>
          </table:table-cell>
          <table:table-cell office:value-type="float" office:value="43.1716" calcext:value-type="float">
            <text:p>43.1716</text:p>
          </table:table-cell>
          <table:table-cell office:value-type="float" office:value="112.725" calcext:value-type="float">
            <text:p>112.725</text:p>
          </table:table-cell>
          <table:table-cell office:value-type="float" office:value="268.191" calcext:value-type="float">
            <text:p>268.191</text:p>
          </table:table-cell>
          <table:table-cell office:value-type="float" office:value="43.0707" calcext:value-type="float">
            <text:p>43.0707</text:p>
          </table:table-cell>
          <table:table-cell/>
          <table:table-cell table:formula="of:=([.D419]-[.A419])/0.0166667" office:value-type="float" office:value="-183.239633520733" calcext:value-type="float">
            <text:p>-183.239633520733</text:p>
          </table:table-cell>
          <table:table-cell table:formula="of:=ABS([.E419]-[.B419])/0.0166667" office:value-type="float" office:value="704.878590242822" calcext:value-type="float">
            <text:p>704.878590242822</text:p>
          </table:table-cell>
          <table:table-cell table:formula="of:=([.F419]-[.C419])/0.0166667" office:value-type="float" office:value="-6.05398789202396" calcext:value-type="float">
            <text:p>-6.05398789202396</text:p>
          </table:table-cell>
          <table:table-cell table:formula="of:=DEGREES(ATAN(ABS([.F419]-[.C419])/ABS([.E419]-[.B419])))" office:value-type="float" office:value="0.49208392995541" calcext:value-type="float">
            <text:p>0.49208392995541</text:p>
          </table:table-cell>
          <table:table-cell table:formula="of:=SQRT(POWER([.H419];2)+POWER([.I419];2)+POWER([.J419];2))" office:value-type="float" office:value="728.331820700509" calcext:value-type="float">
            <text:p>728.331820700509</text:p>
          </table:table-cell>
        </table:table-row>
        <table:table-row table:style-name="ro1">
          <table:table-cell office:value-type="float" office:value="115.491" calcext:value-type="float">
            <text:p>115.491</text:p>
          </table:table-cell>
          <table:table-cell office:value-type="float" office:value="279.801" calcext:value-type="float">
            <text:p>279.801</text:p>
          </table:table-cell>
          <table:table-cell office:value-type="float" office:value="43.9461" calcext:value-type="float">
            <text:p>43.9461</text:p>
          </table:table-cell>
          <table:table-cell office:value-type="float" office:value="112.434" calcext:value-type="float">
            <text:p>112.434</text:p>
          </table:table-cell>
          <table:table-cell office:value-type="float" office:value="268.009" calcext:value-type="float">
            <text:p>268.009</text:p>
          </table:table-cell>
          <table:table-cell office:value-type="float" office:value="44.0799" calcext:value-type="float">
            <text:p>44.0799</text:p>
          </table:table-cell>
          <table:table-cell/>
          <table:table-cell table:formula="of:=([.D420]-[.A420])/0.0166667" office:value-type="float" office:value="-183.419633160734" calcext:value-type="float">
            <text:p>-183.419633160734</text:p>
          </table:table-cell>
          <table:table-cell table:formula="of:=ABS([.E420]-[.B420])/0.0166667" office:value-type="float" office:value="707.518584962829" calcext:value-type="float">
            <text:p>707.518584962829</text:p>
          </table:table-cell>
          <table:table-cell table:formula="of:=([.F420]-[.C420])/0.0166667" office:value-type="float" office:value="8.02798394403216" calcext:value-type="float">
            <text:p>8.02798394403216</text:p>
          </table:table-cell>
          <table:table-cell table:formula="of:=DEGREES(ATAN(ABS([.F420]-[.C420])/ABS([.E420]-[.B420])))" office:value-type="float" office:value="0.650088731776794" calcext:value-type="float">
            <text:p>0.650088731776794</text:p>
          </table:table-cell>
          <table:table-cell table:formula="of:=SQRT(POWER([.H420];2)+POWER([.I420];2)+POWER([.J420];2))" office:value-type="float" office:value="730.951269526791" calcext:value-type="float">
            <text:p>730.951269526791</text:p>
          </table:table-cell>
        </table:table-row>
        <table:table-row table:style-name="ro1">
          <table:table-cell office:value-type="float" office:value="115.918" calcext:value-type="float">
            <text:p>115.918</text:p>
          </table:table-cell>
          <table:table-cell office:value-type="float" office:value="278.693" calcext:value-type="float">
            <text:p>278.693</text:p>
          </table:table-cell>
          <table:table-cell office:value-type="float" office:value="43.1149" calcext:value-type="float">
            <text:p>43.1149</text:p>
          </table:table-cell>
          <table:table-cell office:value-type="float" office:value="113.213" calcext:value-type="float">
            <text:p>113.213</text:p>
          </table:table-cell>
          <table:table-cell office:value-type="float" office:value="268.136" calcext:value-type="float">
            <text:p>268.136</text:p>
          </table:table-cell>
          <table:table-cell office:value-type="float" office:value="43.0757" calcext:value-type="float">
            <text:p>43.0757</text:p>
          </table:table-cell>
          <table:table-cell/>
          <table:table-cell table:formula="of:=([.D421]-[.A421])/0.0166667" office:value-type="float" office:value="-162.29967540065" calcext:value-type="float">
            <text:p>-162.29967540065</text:p>
          </table:table-cell>
          <table:table-cell table:formula="of:=ABS([.E421]-[.B421])/0.0166667" office:value-type="float" office:value="633.418733162531" calcext:value-type="float">
            <text:p>633.418733162531</text:p>
          </table:table-cell>
          <table:table-cell table:formula="of:=([.F421]-[.C421])/0.0166667" office:value-type="float" office:value="-2.35199529600947" calcext:value-type="float">
            <text:p>-2.35199529600947</text:p>
          </table:table-cell>
          <table:table-cell table:formula="of:=DEGREES(ATAN(ABS([.F421]-[.C421])/ABS([.E421]-[.B421])))" office:value-type="float" office:value="0.212748340878029" calcext:value-type="float">
            <text:p>0.212748340878029</text:p>
          </table:table-cell>
          <table:table-cell table:formula="of:=SQRT(POWER([.H421];2)+POWER([.I421];2)+POWER([.J421];2))" office:value-type="float" office:value="653.885317191214" calcext:value-type="float">
            <text:p>653.885317191214</text:p>
          </table:table-cell>
        </table:table-row>
        <table:table-row table:style-name="ro1">
          <table:table-cell office:value-type="float" office:value="117.035" calcext:value-type="float">
            <text:p>117.035</text:p>
          </table:table-cell>
          <table:table-cell office:value-type="float" office:value="284.972" calcext:value-type="float">
            <text:p>284.972</text:p>
          </table:table-cell>
          <table:table-cell office:value-type="float" office:value="42.3779" calcext:value-type="float">
            <text:p>42.3779</text:p>
          </table:table-cell>
          <table:table-cell office:value-type="float" office:value="114.155" calcext:value-type="float">
            <text:p>114.155</text:p>
          </table:table-cell>
          <table:table-cell office:value-type="float" office:value="272.934" calcext:value-type="float">
            <text:p>272.934</text:p>
          </table:table-cell>
          <table:table-cell office:value-type="float" office:value="42.547" calcext:value-type="float">
            <text:p>42.547</text:p>
          </table:table-cell>
          <table:table-cell/>
          <table:table-cell table:formula="of:=([.D422]-[.A422])/0.0166667" office:value-type="float" office:value="-172.799654400691" calcext:value-type="float">
            <text:p>-172.799654400691</text:p>
          </table:table-cell>
          <table:table-cell table:formula="of:=ABS([.E422]-[.B422])/0.0166667" office:value-type="float" office:value="722.278555442886" calcext:value-type="float">
            <text:p>722.278555442886</text:p>
          </table:table-cell>
          <table:table-cell table:formula="of:=([.F422]-[.C422])/0.0166667" office:value-type="float" office:value="10.1459797080406" calcext:value-type="float">
            <text:p>10.1459797080406</text:p>
          </table:table-cell>
          <table:table-cell table:formula="of:=DEGREES(ATAN(ABS([.F422]-[.C422])/ABS([.E422]-[.B422])))" office:value-type="float" office:value="0.804791420587284" calcext:value-type="float">
            <text:p>0.804791420587284</text:p>
          </table:table-cell>
          <table:table-cell table:formula="of:=SQRT(POWER([.H422];2)+POWER([.I422];2)+POWER([.J422];2))" office:value-type="float" office:value="742.730754121503" calcext:value-type="float">
            <text:p>742.730754121503</text:p>
          </table:table-cell>
        </table:table-row>
        <table:table-row table:style-name="ro1">
          <table:table-cell office:value-type="float" office:value="116.678" calcext:value-type="float">
            <text:p>116.678</text:p>
          </table:table-cell>
          <table:table-cell office:value-type="float" office:value="278.654" calcext:value-type="float">
            <text:p>278.654</text:p>
          </table:table-cell>
          <table:table-cell office:value-type="float" office:value="42.8653" calcext:value-type="float">
            <text:p>42.8653</text:p>
          </table:table-cell>
          <table:table-cell office:value-type="float" office:value="113.14" calcext:value-type="float">
            <text:p>113.14</text:p>
          </table:table-cell>
          <table:table-cell office:value-type="float" office:value="264.601" calcext:value-type="float">
            <text:p>264.601</text:p>
          </table:table-cell>
          <table:table-cell office:value-type="float" office:value="43.157" calcext:value-type="float">
            <text:p>43.157</text:p>
          </table:table-cell>
          <table:table-cell/>
          <table:table-cell table:formula="of:=([.D423]-[.A423])/0.0166667" office:value-type="float" office:value="-212.279575440849" calcext:value-type="float">
            <text:p>-212.279575440849</text:p>
          </table:table-cell>
          <table:table-cell table:formula="of:=ABS([.E423]-[.B423])/0.0166667" office:value-type="float" office:value="843.178313643373" calcext:value-type="float">
            <text:p>843.178313643373</text:p>
          </table:table-cell>
          <table:table-cell table:formula="of:=([.F423]-[.C423])/0.0166667" office:value-type="float" office:value="17.5019649960699" calcext:value-type="float">
            <text:p>17.5019649960699</text:p>
          </table:table-cell>
          <table:table-cell table:formula="of:=DEGREES(ATAN(ABS([.F423]-[.C423])/ABS([.E423]-[.B423])))" office:value-type="float" office:value="1.18912539424668" calcext:value-type="float">
            <text:p>1.18912539424668</text:p>
          </table:table-cell>
          <table:table-cell table:formula="of:=SQRT(POWER([.H423];2)+POWER([.I423];2)+POWER([.J423];2))" office:value-type="float" office:value="869.665801056102" calcext:value-type="float">
            <text:p>869.665801056102</text:p>
          </table:table-cell>
        </table:table-row>
        <table:table-row table:style-name="ro1">
          <table:table-cell office:value-type="float" office:value="109.93" calcext:value-type="float">
            <text:p>109.93</text:p>
          </table:table-cell>
          <table:table-cell office:value-type="float" office:value="279.427" calcext:value-type="float">
            <text:p>279.427</text:p>
          </table:table-cell>
          <table:table-cell office:value-type="float" office:value="43.0466" calcext:value-type="float">
            <text:p>43.0466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267.548" calcext:value-type="float">
            <text:p>267.548</text:p>
          </table:table-cell>
          <table:table-cell office:value-type="float" office:value="42.9741" calcext:value-type="float">
            <text:p>42.9741</text:p>
          </table:table-cell>
          <table:table-cell/>
          <table:table-cell table:formula="of:=([.D424]-[.A424])/0.0166667" office:value-type="float" office:value="-175.319649360702" calcext:value-type="float">
            <text:p>-175.319649360702</text:p>
          </table:table-cell>
          <table:table-cell table:formula="of:=ABS([.E424]-[.B424])/0.0166667" office:value-type="float" office:value="712.738574522852" calcext:value-type="float">
            <text:p>712.738574522852</text:p>
          </table:table-cell>
          <table:table-cell table:formula="of:=([.F424]-[.C424])/0.0166667" office:value-type="float" office:value="-4.34999130001728" calcext:value-type="float">
            <text:p>-4.34999130001728</text:p>
          </table:table-cell>
          <table:table-cell table:formula="of:=DEGREES(ATAN(ABS([.F424]-[.C424])/ABS([.E424]-[.B424])))" office:value-type="float" office:value="0.349683680352207" calcext:value-type="float">
            <text:p>0.349683680352207</text:p>
          </table:table-cell>
          <table:table-cell table:formula="of:=SQRT(POWER([.H424];2)+POWER([.I424];2)+POWER([.J424];2))" office:value-type="float" office:value="733.997396105148" calcext:value-type="float">
            <text:p>733.997396105148</text:p>
          </table:table-cell>
        </table:table-row>
        <table:table-row table:style-name="ro1">
          <table:table-cell office:value-type="float" office:value="99.4513" calcext:value-type="float">
            <text:p>99.4513</text:p>
          </table:table-cell>
          <table:table-cell office:value-type="float" office:value="281.516" calcext:value-type="float">
            <text:p>281.516</text:p>
          </table:table-cell>
          <table:table-cell office:value-type="float" office:value="42.8045" calcext:value-type="float">
            <text:p>42.8045</text:p>
          </table:table-cell>
          <table:table-cell office:value-type="float" office:value="96.5766" calcext:value-type="float">
            <text:p>96.5766</text:p>
          </table:table-cell>
          <table:table-cell office:value-type="float" office:value="270.477" calcext:value-type="float">
            <text:p>270.477</text:p>
          </table:table-cell>
          <table:table-cell office:value-type="float" office:value="42.8344" calcext:value-type="float">
            <text:p>42.8344</text:p>
          </table:table-cell>
          <table:table-cell/>
          <table:table-cell table:formula="of:=([.D425]-[.A425])/0.0166667" office:value-type="float" office:value="-172.48165503669" calcext:value-type="float">
            <text:p>-172.48165503669</text:p>
          </table:table-cell>
          <table:table-cell table:formula="of:=ABS([.E425]-[.B425])/0.0166667" office:value-type="float" office:value="662.338675322652" calcext:value-type="float">
            <text:p>662.338675322652</text:p>
          </table:table-cell>
          <table:table-cell table:formula="of:=([.F425]-[.C425])/0.0166667" office:value-type="float" office:value="1.79399641200747" calcext:value-type="float">
            <text:p>1.79399641200747</text:p>
          </table:table-cell>
          <table:table-cell table:formula="of:=DEGREES(ATAN(ABS([.F425]-[.C425])/ABS([.E425]-[.B425])))" office:value-type="float" office:value="0.155189747080776" calcext:value-type="float">
            <text:p>0.155189747080776</text:p>
          </table:table-cell>
          <table:table-cell table:formula="of:=SQRT(POWER([.H425];2)+POWER([.I425];2)+POWER([.J425];2))" office:value-type="float" office:value="684.430902703471" calcext:value-type="float">
            <text:p>684.430902703471</text:p>
          </table:table-cell>
        </table:table-row>
        <table:table-row table:style-name="ro1">
          <table:table-cell office:value-type="float" office:value="90.8839" calcext:value-type="float">
            <text:p>90.8839</text:p>
          </table:table-cell>
          <table:table-cell office:value-type="float" office:value="276.719" calcext:value-type="float">
            <text:p>276.719</text:p>
          </table:table-cell>
          <table:table-cell office:value-type="float" office:value="42.6308" calcext:value-type="float">
            <text:p>42.6308</text:p>
          </table:table-cell>
          <table:table-cell office:value-type="float" office:value="88.4193" calcext:value-type="float">
            <text:p>88.4193</text:p>
          </table:table-cell>
          <table:table-cell office:value-type="float" office:value="264.413" calcext:value-type="float">
            <text:p>264.413</text:p>
          </table:table-cell>
          <table:table-cell office:value-type="float" office:value="42.904" calcext:value-type="float">
            <text:p>42.904</text:p>
          </table:table-cell>
          <table:table-cell/>
          <table:table-cell table:formula="of:=([.D426]-[.A426])/0.0166667" office:value-type="float" office:value="-147.875704248591" calcext:value-type="float">
            <text:p>-147.875704248591</text:p>
          </table:table-cell>
          <table:table-cell table:formula="of:=ABS([.E426]-[.B426])/0.0166667" office:value-type="float" office:value="738.358523282952" calcext:value-type="float">
            <text:p>738.358523282952</text:p>
          </table:table-cell>
          <table:table-cell table:formula="of:=([.F426]-[.C426])/0.0166667" office:value-type="float" office:value="16.3919672160657" calcext:value-type="float">
            <text:p>16.3919672160657</text:p>
          </table:table-cell>
          <table:table-cell table:formula="of:=DEGREES(ATAN(ABS([.F426]-[.C426])/ABS([.E426]-[.B426])))" office:value-type="float" office:value="1.2717890530093" calcext:value-type="float">
            <text:p>1.2717890530093</text:p>
          </table:table-cell>
          <table:table-cell table:formula="of:=SQRT(POWER([.H426];2)+POWER([.I426];2)+POWER([.J426];2))" office:value-type="float" office:value="753.199329129289" calcext:value-type="float">
            <text:p>753.199329129289</text:p>
          </table:table-cell>
        </table:table-row>
        <table:table-row table:style-name="ro1">
          <table:table-cell office:value-type="float" office:value="84.9205" calcext:value-type="float">
            <text:p>84.9205</text:p>
          </table:table-cell>
          <table:table-cell office:value-type="float" office:value="270.376" calcext:value-type="float">
            <text:p>270.376</text:p>
          </table:table-cell>
          <table:table-cell office:value-type="float" office:value="42.7049" calcext:value-type="float">
            <text:p>42.7049</text:p>
          </table:table-cell>
          <table:table-cell office:value-type="float" office:value="82.6375" calcext:value-type="float">
            <text:p>82.6375</text:p>
          </table:table-cell>
          <table:table-cell office:value-type="float" office:value="258.255" calcext:value-type="float">
            <text:p>258.255</text:p>
          </table:table-cell>
          <table:table-cell office:value-type="float" office:value="42.7556" calcext:value-type="float">
            <text:p>42.7556</text:p>
          </table:table-cell>
          <table:table-cell/>
          <table:table-cell table:formula="of:=([.D427]-[.A427])/0.0166667" office:value-type="float" office:value="-136.979726040548" calcext:value-type="float">
            <text:p>-136.979726040548</text:p>
          </table:table-cell>
          <table:table-cell table:formula="of:=ABS([.E427]-[.B427])/0.0166667" office:value-type="float" office:value="727.258545482908" calcext:value-type="float">
            <text:p>727.258545482908</text:p>
          </table:table-cell>
          <table:table-cell table:formula="of:=([.F427]-[.C427])/0.0166667" office:value-type="float" office:value="3.04199391601211" calcext:value-type="float">
            <text:p>3.04199391601211</text:p>
          </table:table-cell>
          <table:table-cell table:formula="of:=DEGREES(ATAN(ABS([.F427]-[.C427])/ABS([.E427]-[.B427])))" office:value-type="float" office:value="0.239656718103116" calcext:value-type="float">
            <text:p>0.239656718103116</text:p>
          </table:table-cell>
          <table:table-cell table:formula="of:=SQRT(POWER([.H427];2)+POWER([.I427];2)+POWER([.J427];2))" office:value-type="float" office:value="740.052492091638" calcext:value-type="float">
            <text:p>740.052492091638</text:p>
          </table:table-cell>
        </table:table-row>
        <table:table-row table:style-name="ro1">
          <table:table-cell office:value-type="float" office:value="75.9603" calcext:value-type="float">
            <text:p>75.9603</text:p>
          </table:table-cell>
          <table:table-cell office:value-type="float" office:value="267.473" calcext:value-type="float">
            <text:p>267.473</text:p>
          </table:table-cell>
          <table:table-cell office:value-type="float" office:value="41.7838" calcext:value-type="float">
            <text:p>41.7838</text:p>
          </table:table-cell>
          <table:table-cell office:value-type="float" office:value="73.6687" calcext:value-type="float">
            <text:p>73.6687</text:p>
          </table:table-cell>
          <table:table-cell office:value-type="float" office:value="254.078" calcext:value-type="float">
            <text:p>254.078</text:p>
          </table:table-cell>
          <table:table-cell office:value-type="float" office:value="41.6219" calcext:value-type="float">
            <text:p>41.6219</text:p>
          </table:table-cell>
          <table:table-cell/>
          <table:table-cell table:formula="of:=([.D428]-[.A428])/0.0166667" office:value-type="float" office:value="-137.49572500855" calcext:value-type="float">
            <text:p>-137.49572500855</text:p>
          </table:table-cell>
          <table:table-cell table:formula="of:=ABS([.E428]-[.B428])/0.0166667" office:value-type="float" office:value="803.698392603216" calcext:value-type="float">
            <text:p>803.698392603216</text:p>
          </table:table-cell>
          <table:table-cell table:formula="of:=([.F428]-[.C428])/0.0166667" office:value-type="float" office:value="-9.71398057203903" calcext:value-type="float">
            <text:p>-9.71398057203903</text:p>
          </table:table-cell>
          <table:table-cell table:formula="of:=DEGREES(ATAN(ABS([.F428]-[.C428])/ABS([.E428]-[.B428])))" office:value-type="float" office:value="0.692477419641873" calcext:value-type="float">
            <text:p>0.692477419641873</text:p>
          </table:table-cell>
          <table:table-cell table:formula="of:=SQRT(POWER([.H428];2)+POWER([.I428];2)+POWER([.J428];2))" office:value-type="float" office:value="815.432733024112" calcext:value-type="float">
            <text:p>815.432733024112</text:p>
          </table:table-cell>
        </table:table-row>
        <table:table-row table:style-name="ro1">
          <table:table-cell office:value-type="float" office:value="72.7697" calcext:value-type="float">
            <text:p>72.7697</text:p>
          </table:table-cell>
          <table:table-cell office:value-type="float" office:value="272.002" calcext:value-type="float">
            <text:p>272.002</text:p>
          </table:table-cell>
          <table:table-cell office:value-type="float" office:value="42.3068" calcext:value-type="float">
            <text:p>42.3068</text:p>
          </table:table-cell>
          <table:table-cell office:value-type="float" office:value="70.7889" calcext:value-type="float">
            <text:p>70.7889</text:p>
          </table:table-cell>
          <table:table-cell office:value-type="float" office:value="260.716" calcext:value-type="float">
            <text:p>260.716</text:p>
          </table:table-cell>
          <table:table-cell office:value-type="float" office:value="42.2161" calcext:value-type="float">
            <text:p>42.2161</text:p>
          </table:table-cell>
          <table:table-cell/>
          <table:table-cell table:formula="of:=([.D429]-[.A429])/0.0166667" office:value-type="float" office:value="-118.847762304476" calcext:value-type="float">
            <text:p>-118.847762304476</text:p>
          </table:table-cell>
          <table:table-cell table:formula="of:=ABS([.E429]-[.B429])/0.0166667" office:value-type="float" office:value="677.158645682709" calcext:value-type="float">
            <text:p>677.158645682709</text:p>
          </table:table-cell>
          <table:table-cell table:formula="of:=([.F429]-[.C429])/0.0166667" office:value-type="float" office:value="-5.44198911602209" calcext:value-type="float">
            <text:p>-5.44198911602209</text:p>
          </table:table-cell>
          <table:table-cell table:formula="of:=DEGREES(ATAN(ABS([.F429]-[.C429])/ABS([.E429]-[.B429])))" office:value-type="float" office:value="0.460447929166277" calcext:value-type="float">
            <text:p>0.460447929166277</text:p>
          </table:table-cell>
          <table:table-cell table:formula="of:=SQRT(POWER([.H429];2)+POWER([.I429];2)+POWER([.J429];2))" office:value-type="float" office:value="687.53053552054" calcext:value-type="float">
            <text:p>687.53053552054</text:p>
          </table:table-cell>
        </table:table-row>
        <table:table-row table:style-name="ro1">
          <table:table-cell office:value-type="float" office:value="67.7716" calcext:value-type="float">
            <text:p>67.7716</text:p>
          </table:table-cell>
          <table:table-cell office:value-type="float" office:value="273.959" calcext:value-type="float">
            <text:p>273.959</text:p>
          </table:table-cell>
          <table:table-cell office:value-type="float" office:value="42.0381" calcext:value-type="float">
            <text:p>42.0381</text:p>
          </table:table-cell>
          <table:table-cell office:value-type="float" office:value="64.6891" calcext:value-type="float">
            <text:p>64.6891</text:p>
          </table:table-cell>
          <table:table-cell office:value-type="float" office:value="262.215" calcext:value-type="float">
            <text:p>262.215</text:p>
          </table:table-cell>
          <table:table-cell office:value-type="float" office:value="42.2681" calcext:value-type="float">
            <text:p>42.2681</text:p>
          </table:table-cell>
          <table:table-cell/>
          <table:table-cell table:formula="of:=([.D430]-[.A430])/0.0166667" office:value-type="float" office:value="-184.94963010074" calcext:value-type="float">
            <text:p>-184.94963010074</text:p>
          </table:table-cell>
          <table:table-cell table:formula="of:=ABS([.E430]-[.B430])/0.0166667" office:value-type="float" office:value="704.63859072282" calcext:value-type="float">
            <text:p>704.63859072282</text:p>
          </table:table-cell>
          <table:table-cell table:formula="of:=([.F430]-[.C430])/0.0166667" office:value-type="float" office:value="13.799972400055" calcext:value-type="float">
            <text:p>13.799972400055</text:p>
          </table:table-cell>
          <table:table-cell table:formula="of:=DEGREES(ATAN(ABS([.F430]-[.C430])/ABS([.E430]-[.B430])))" office:value-type="float" office:value="1.12196396954872" calcext:value-type="float">
            <text:p>1.12196396954872</text:p>
          </table:table-cell>
          <table:table-cell table:formula="of:=SQRT(POWER([.H430];2)+POWER([.I430];2)+POWER([.J430];2))" office:value-type="float" office:value="728.637322986193" calcext:value-type="float">
            <text:p>728.637322986193</text:p>
          </table:table-cell>
        </table:table-row>
        <table:table-row table:style-name="ro1">
          <table:table-cell office:value-type="float" office:value="68.1958" calcext:value-type="float">
            <text:p>68.1958</text:p>
          </table:table-cell>
          <table:table-cell office:value-type="float" office:value="285.772" calcext:value-type="float">
            <text:p>285.772</text:p>
          </table:table-cell>
          <table:table-cell office:value-type="float" office:value="41.9091" calcext:value-type="float">
            <text:p>41.9091</text:p>
          </table:table-cell>
          <table:table-cell office:value-type="float" office:value="65.9862" calcext:value-type="float">
            <text:p>65.9862</text:p>
          </table:table-cell>
          <table:table-cell office:value-type="float" office:value="276.417" calcext:value-type="float">
            <text:p>276.417</text:p>
          </table:table-cell>
          <table:table-cell office:value-type="float" office:value="41.4092" calcext:value-type="float">
            <text:p>41.4092</text:p>
          </table:table-cell>
          <table:table-cell/>
          <table:table-cell table:formula="of:=([.D431]-[.A431])/0.0166667" office:value-type="float" office:value="-132.575734848531" calcext:value-type="float">
            <text:p>-132.575734848531</text:p>
          </table:table-cell>
          <table:table-cell table:formula="of:=ABS([.E431]-[.B431])/0.0166667" office:value-type="float" office:value="561.298877402246" calcext:value-type="float">
            <text:p>561.298877402246</text:p>
          </table:table-cell>
          <table:table-cell table:formula="of:=([.F431]-[.C431])/0.0166667" office:value-type="float" office:value="-29.9939400121202" calcext:value-type="float">
            <text:p>-29.9939400121202</text:p>
          </table:table-cell>
          <table:table-cell table:formula="of:=DEGREES(ATAN(ABS([.F431]-[.C431])/ABS([.E431]-[.B431])))" office:value-type="float" office:value="3.05878615147598" calcext:value-type="float">
            <text:p>3.05878615147598</text:p>
          </table:table-cell>
          <table:table-cell table:formula="of:=SQRT(POWER([.H431];2)+POWER([.I431];2)+POWER([.J431];2))" office:value-type="float" office:value="577.52263304662" calcext:value-type="float">
            <text:p>577.52263304662</text:p>
          </table:table-cell>
        </table:table-row>
        <table:table-row table:style-name="ro1">
          <table:table-cell office:value-type="float" office:value="68.4888" calcext:value-type="float">
            <text:p>68.4888</text:p>
          </table:table-cell>
          <table:table-cell office:value-type="float" office:value="280.403" calcext:value-type="float">
            <text:p>280.403</text:p>
          </table:table-cell>
          <table:table-cell office:value-type="float" office:value="42.5003" calcext:value-type="float">
            <text:p>42.5003</text:p>
          </table:table-cell>
          <table:table-cell office:value-type="float" office:value="67.1017" calcext:value-type="float">
            <text:p>67.1017</text:p>
          </table:table-cell>
          <table:table-cell office:value-type="float" office:value="266.147" calcext:value-type="float">
            <text:p>266.147</text:p>
          </table:table-cell>
          <table:table-cell office:value-type="float" office:value="43.0604" calcext:value-type="float">
            <text:p>43.0604</text:p>
          </table:table-cell>
          <table:table-cell/>
          <table:table-cell table:formula="of:=([.D432]-[.A432])/0.0166667" office:value-type="float" office:value="-83.2258335483331" calcext:value-type="float">
            <text:p>-83.2258335483331</text:p>
          </table:table-cell>
          <table:table-cell table:formula="of:=ABS([.E432]-[.B432])/0.0166667" office:value-type="float" office:value="855.358289283423" calcext:value-type="float">
            <text:p>855.358289283423</text:p>
          </table:table-cell>
          <table:table-cell table:formula="of:=([.F432]-[.C432])/0.0166667" office:value-type="float" office:value="33.6059327881343" calcext:value-type="float">
            <text:p>33.6059327881343</text:p>
          </table:table-cell>
          <table:table-cell table:formula="of:=DEGREES(ATAN(ABS([.F432]-[.C432])/ABS([.E432]-[.B432])))" office:value-type="float" office:value="2.24992068361815" calcext:value-type="float">
            <text:p>2.24992068361815</text:p>
          </table:table-cell>
          <table:table-cell table:formula="of:=SQRT(POWER([.H432];2)+POWER([.I432];2)+POWER([.J432];2))" office:value-type="float" office:value="860.054475678279" calcext:value-type="float">
            <text:p>860.054475678279</text:p>
          </table:table-cell>
        </table:table-row>
        <table:table-row table:style-name="ro1">
          <table:table-cell office:value-type="float" office:value="65.5392" calcext:value-type="float">
            <text:p>65.5392</text:p>
          </table:table-cell>
          <table:table-cell office:value-type="float" office:value="273.43" calcext:value-type="float">
            <text:p>273.43</text:p>
          </table:table-cell>
          <table:table-cell office:value-type="float" office:value="43.1352" calcext:value-type="float">
            <text:p>43.1352</text:p>
          </table:table-cell>
          <table:table-cell office:value-type="float" office:value="63.5333" calcext:value-type="float">
            <text:p>63.5333</text:p>
          </table:table-cell>
          <table:table-cell office:value-type="float" office:value="259.377" calcext:value-type="float">
            <text:p>259.377</text:p>
          </table:table-cell>
          <table:table-cell office:value-type="float" office:value="43.4694" calcext:value-type="float">
            <text:p>43.4694</text:p>
          </table:table-cell>
          <table:table-cell/>
          <table:table-cell table:formula="of:=([.D433]-[.A433])/0.0166667" office:value-type="float" office:value="-120.353759292481" calcext:value-type="float">
            <text:p>-120.353759292481</text:p>
          </table:table-cell>
          <table:table-cell table:formula="of:=ABS([.E433]-[.B433])/0.0166667" office:value-type="float" office:value="843.178313643373" calcext:value-type="float">
            <text:p>843.178313643373</text:p>
          </table:table-cell>
          <table:table-cell table:formula="of:=([.F433]-[.C433])/0.0166667" office:value-type="float" office:value="20.0519598960804" calcext:value-type="float">
            <text:p>20.0519598960804</text:p>
          </table:table-cell>
          <table:table-cell table:formula="of:=DEGREES(ATAN(ABS([.F433]-[.C433])/ABS([.E433]-[.B433])))" office:value-type="float" office:value="1.36231701003431" calcext:value-type="float">
            <text:p>1.36231701003431</text:p>
          </table:table-cell>
          <table:table-cell table:formula="of:=SQRT(POWER([.H433];2)+POWER([.I433];2)+POWER([.J433];2))" office:value-type="float" office:value="851.960549010333" calcext:value-type="float">
            <text:p>851.960549010333</text:p>
          </table:table-cell>
        </table:table-row>
        <table:table-row table:style-name="ro1">
          <table:table-cell office:value-type="float" office:value="68.4745" calcext:value-type="float">
            <text:p>68.4745</text:p>
          </table:table-cell>
          <table:table-cell office:value-type="float" office:value="283.015" calcext:value-type="float">
            <text:p>283.015</text:p>
          </table:table-cell>
          <table:table-cell office:value-type="float" office:value="42.5928" calcext:value-type="float">
            <text:p>42.5928</text:p>
          </table:table-cell>
          <table:table-cell office:value-type="float" office:value="66.0441" calcext:value-type="float">
            <text:p>66.0441</text:p>
          </table:table-cell>
          <table:table-cell office:value-type="float" office:value="272.351" calcext:value-type="float">
            <text:p>272.351</text:p>
          </table:table-cell>
          <table:table-cell office:value-type="float" office:value="42.5611" calcext:value-type="float">
            <text:p>42.5611</text:p>
          </table:table-cell>
          <table:table-cell/>
          <table:table-cell table:formula="of:=([.D434]-[.A434])/0.0166667" office:value-type="float" office:value="-145.823708352584" calcext:value-type="float">
            <text:p>-145.823708352584</text:p>
          </table:table-cell>
          <table:table-cell table:formula="of:=ABS([.E434]-[.B434])/0.0166667" office:value-type="float" office:value="639.838720322559" calcext:value-type="float">
            <text:p>639.838720322559</text:p>
          </table:table-cell>
          <table:table-cell table:formula="of:=([.F434]-[.C434])/0.0166667" office:value-type="float" office:value="-1.90199619600723" calcext:value-type="float">
            <text:p>-1.90199619600723</text:p>
          </table:table-cell>
          <table:table-cell table:formula="of:=DEGREES(ATAN(ABS([.F434]-[.C434])/ABS([.E434]-[.B434])))" office:value-type="float" office:value="0.170317972690936" calcext:value-type="float">
            <text:p>0.170317972690936</text:p>
          </table:table-cell>
          <table:table-cell table:formula="of:=SQRT(POWER([.H434];2)+POWER([.I434];2)+POWER([.J434];2))" office:value-type="float" office:value="656.248245354788" calcext:value-type="float">
            <text:p>656.248245354788</text:p>
          </table:table-cell>
        </table:table-row>
        <table:table-row table:style-name="ro1">
          <table:table-cell office:value-type="float" office:value="59.7961" calcext:value-type="float">
            <text:p>59.7961</text:p>
          </table:table-cell>
          <table:table-cell office:value-type="float" office:value="284.221" calcext:value-type="float">
            <text:p>284.221</text:p>
          </table:table-cell>
          <table:table-cell office:value-type="float" office:value="43.4981" calcext:value-type="float">
            <text:p>43.4981</text:p>
          </table:table-cell>
          <table:table-cell office:value-type="float" office:value="57.6017" calcext:value-type="float">
            <text:p>57.6017</text:p>
          </table:table-cell>
          <table:table-cell office:value-type="float" office:value="271.947" calcext:value-type="float">
            <text:p>271.947</text:p>
          </table:table-cell>
          <table:table-cell office:value-type="float" office:value="43.6949" calcext:value-type="float">
            <text:p>43.6949</text:p>
          </table:table-cell>
          <table:table-cell/>
          <table:table-cell table:formula="of:=([.D435]-[.A435])/0.0166667" office:value-type="float" office:value="-131.663736672527" calcext:value-type="float">
            <text:p>-131.663736672527</text:p>
          </table:table-cell>
          <table:table-cell table:formula="of:=ABS([.E435]-[.B435])/0.0166667" office:value-type="float" office:value="736.438527122946" calcext:value-type="float">
            <text:p>736.438527122946</text:p>
          </table:table-cell>
          <table:table-cell table:formula="of:=([.F435]-[.C435])/0.0166667" office:value-type="float" office:value="11.807976384047" calcext:value-type="float">
            <text:p>11.807976384047</text:p>
          </table:table-cell>
          <table:table-cell table:formula="of:=DEGREES(ATAN(ABS([.F435]-[.C435])/ABS([.E435]-[.B435])))" office:value-type="float" office:value="0.918595671664713" calcext:value-type="float">
            <text:p>0.918595671664713</text:p>
          </table:table-cell>
          <table:table-cell table:formula="of:=SQRT(POWER([.H435];2)+POWER([.I435];2)+POWER([.J435];2))" office:value-type="float" office:value="748.20884256461" calcext:value-type="float">
            <text:p>748.20884256461</text:p>
          </table:table-cell>
        </table:table-row>
        <table:table-row table:style-name="ro1">
          <table:table-cell office:value-type="float" office:value="53.2784" calcext:value-type="float">
            <text:p>53.2784</text:p>
          </table:table-cell>
          <table:table-cell office:value-type="float" office:value="280.474" calcext:value-type="float">
            <text:p>280.474</text:p>
          </table:table-cell>
          <table:table-cell office:value-type="float" office:value="42.6375" calcext:value-type="float">
            <text:p>42.6375</text:p>
          </table:table-cell>
          <table:table-cell office:value-type="float" office:value="51.2567" calcext:value-type="float">
            <text:p>51.2567</text:p>
          </table:table-cell>
          <table:table-cell office:value-type="float" office:value="268.26" calcext:value-type="float">
            <text:p>268.26</text:p>
          </table:table-cell>
          <table:table-cell office:value-type="float" office:value="42.3842" calcext:value-type="float">
            <text:p>42.3842</text:p>
          </table:table-cell>
          <table:table-cell/>
          <table:table-cell table:formula="of:=([.D436]-[.A436])/0.0166667" office:value-type="float" office:value="-121.301757396485" calcext:value-type="float">
            <text:p>-121.301757396485</text:p>
          </table:table-cell>
          <table:table-cell table:formula="of:=ABS([.E436]-[.B436])/0.0166667" office:value-type="float" office:value="732.838534322931" calcext:value-type="float">
            <text:p>732.838534322931</text:p>
          </table:table-cell>
          <table:table-cell table:formula="of:=([.F436]-[.C436])/0.0166667" office:value-type="float" office:value="-15.197969604061" calcext:value-type="float">
            <text:p>-15.197969604061</text:p>
          </table:table-cell>
          <table:table-cell table:formula="of:=DEGREES(ATAN(ABS([.F436]-[.C436])/ABS([.E436]-[.B436])))" office:value-type="float" office:value="1.18805803793377" calcext:value-type="float">
            <text:p>1.18805803793377</text:p>
          </table:table-cell>
          <table:table-cell table:formula="of:=SQRT(POWER([.H436];2)+POWER([.I436];2)+POWER([.J436];2))" office:value-type="float" office:value="742.965283183638" calcext:value-type="float">
            <text:p>742.965283183638</text:p>
          </table:table-cell>
        </table:table-row>
        <table:table-row table:style-name="ro1">
          <table:table-cell office:value-type="float" office:value="45.1181" calcext:value-type="float">
            <text:p>45.1181</text:p>
          </table:table-cell>
          <table:table-cell office:value-type="float" office:value="281.265" calcext:value-type="float">
            <text:p>281.265</text:p>
          </table:table-cell>
          <table:table-cell office:value-type="float" office:value="42.5956" calcext:value-type="float">
            <text:p>42.5956</text:p>
          </table:table-cell>
          <table:table-cell office:value-type="float" office:value="42.9136" calcext:value-type="float">
            <text:p>42.9136</text:p>
          </table:table-cell>
          <table:table-cell office:value-type="float" office:value="267.314" calcext:value-type="float">
            <text:p>267.314</text:p>
          </table:table-cell>
          <table:table-cell office:value-type="float" office:value="42.6242" calcext:value-type="float">
            <text:p>42.6242</text:p>
          </table:table-cell>
          <table:table-cell/>
          <table:table-cell table:formula="of:=([.D437]-[.A437])/0.0166667" office:value-type="float" office:value="-132.269735460529" calcext:value-type="float">
            <text:p>-132.269735460529</text:p>
          </table:table-cell>
          <table:table-cell table:formula="of:=ABS([.E437]-[.B437])/0.0166667" office:value-type="float" office:value="837.058325883346" calcext:value-type="float">
            <text:p>837.058325883346</text:p>
          </table:table-cell>
          <table:table-cell table:formula="of:=([.F437]-[.C437])/0.0166667" office:value-type="float" office:value="1.71599656800713" calcext:value-type="float">
            <text:p>1.71599656800713</text:p>
          </table:table-cell>
          <table:table-cell table:formula="of:=DEGREES(ATAN(ABS([.F437]-[.C437])/ABS([.E437]-[.B437])))" office:value-type="float" office:value="0.117458031576188" calcext:value-type="float">
            <text:p>0.117458031576188</text:p>
          </table:table-cell>
          <table:table-cell table:formula="of:=SQRT(POWER([.H437];2)+POWER([.I437];2)+POWER([.J437];2))" office:value-type="float" office:value="847.446085891987" calcext:value-type="float">
            <text:p>847.446085891987</text:p>
          </table:table-cell>
        </table:table-row>
        <table:table-row table:style-name="ro1">
          <table:table-cell office:value-type="float" office:value="45.5893" calcext:value-type="float">
            <text:p>45.5893</text:p>
          </table:table-cell>
          <table:table-cell office:value-type="float" office:value="282.518" calcext:value-type="float">
            <text:p>282.518</text:p>
          </table:table-cell>
          <table:table-cell office:value-type="float" office:value="43.6527" calcext:value-type="float">
            <text:p>43.6527</text:p>
          </table:table-cell>
          <table:table-cell office:value-type="float" office:value="43.554" calcext:value-type="float">
            <text:p>43.554</text:p>
          </table:table-cell>
          <table:table-cell office:value-type="float" office:value="269.809" calcext:value-type="float">
            <text:p>269.809</text:p>
          </table:table-cell>
          <table:table-cell office:value-type="float" office:value="44.1765" calcext:value-type="float">
            <text:p>44.1765</text:p>
          </table:table-cell>
          <table:table-cell/>
          <table:table-cell table:formula="of:=([.D438]-[.A438])/0.0166667" office:value-type="float" office:value="-122.117755764488" calcext:value-type="float">
            <text:p>-122.117755764488</text:p>
          </table:table-cell>
          <table:table-cell table:formula="of:=ABS([.E438]-[.B438])/0.0166667" office:value-type="float" office:value="762.538474923047" calcext:value-type="float">
            <text:p>762.538474923047</text:p>
          </table:table-cell>
          <table:table-cell table:formula="of:=([.F438]-[.C438])/0.0166667" office:value-type="float" office:value="31.4279371441254" calcext:value-type="float">
            <text:p>31.4279371441254</text:p>
          </table:table-cell>
          <table:table-cell table:formula="of:=DEGREES(ATAN(ABS([.F438]-[.C438])/ABS([.E438]-[.B438])))" office:value-type="float" office:value="2.36010334488209" calcext:value-type="float">
            <text:p>2.36010334488209</text:p>
          </table:table-cell>
          <table:table-cell table:formula="of:=SQRT(POWER([.H438];2)+POWER([.I438];2)+POWER([.J438];2))" office:value-type="float" office:value="772.894163028843" calcext:value-type="float">
            <text:p>772.894163028843</text:p>
          </table:table-cell>
        </table:table-row>
        <table:table-row table:style-name="ro1">
          <table:table-cell office:value-type="float" office:value="46.3287" calcext:value-type="float">
            <text:p>46.3287</text:p>
          </table:table-cell>
          <table:table-cell office:value-type="float" office:value="292.643" calcext:value-type="float">
            <text:p>292.643</text:p>
          </table:table-cell>
          <table:table-cell office:value-type="float" office:value="42.8451" calcext:value-type="float">
            <text:p>42.8451</text:p>
          </table:table-cell>
          <table:table-cell office:value-type="float" office:value="44.2981" calcext:value-type="float">
            <text:p>44.2981</text:p>
          </table:table-cell>
          <table:table-cell office:value-type="float" office:value="278.164" calcext:value-type="float">
            <text:p>278.164</text:p>
          </table:table-cell>
          <table:table-cell office:value-type="float" office:value="43.3439" calcext:value-type="float">
            <text:p>43.3439</text:p>
          </table:table-cell>
          <table:table-cell/>
          <table:table-cell table:formula="of:=([.D439]-[.A439])/0.0166667" office:value-type="float" office:value="-121.835756328487" calcext:value-type="float">
            <text:p>-121.835756328487</text:p>
          </table:table-cell>
          <table:table-cell table:formula="of:=ABS([.E439]-[.B439])/0.0166667" office:value-type="float" office:value="868.738262523474" calcext:value-type="float">
            <text:p>868.738262523474</text:p>
          </table:table-cell>
          <table:table-cell table:formula="of:=([.F439]-[.C439])/0.0166667" office:value-type="float" office:value="29.9279401441195" calcext:value-type="float">
            <text:p>29.9279401441195</text:p>
          </table:table-cell>
          <table:table-cell table:formula="of:=DEGREES(ATAN(ABS([.F439]-[.C439])/ABS([.E439]-[.B439])))" office:value-type="float" office:value="1.97305318085945" calcext:value-type="float">
            <text:p>1.97305318085945</text:p>
          </table:table-cell>
          <table:table-cell table:formula="of:=SQRT(POWER([.H439];2)+POWER([.I439];2)+POWER([.J439];2))" office:value-type="float" office:value="877.750421186859" calcext:value-type="float">
            <text:p>877.750421186859</text:p>
          </table:table-cell>
        </table:table-row>
        <table:table-row table:style-name="ro1">
          <table:table-cell office:value-type="float" office:value="44.4831" calcext:value-type="float">
            <text:p>44.4831</text:p>
          </table:table-cell>
          <table:table-cell office:value-type="float" office:value="293.461" calcext:value-type="float">
            <text:p>293.461</text:p>
          </table:table-cell>
          <table:table-cell office:value-type="float" office:value="43.5104" calcext:value-type="float">
            <text:p>43.5104</text:p>
          </table:table-cell>
          <table:table-cell office:value-type="float" office:value="43.662" calcext:value-type="float">
            <text:p>43.662</text:p>
          </table:table-cell>
          <table:table-cell office:value-type="float" office:value="280.648" calcext:value-type="float">
            <text:p>280.648</text:p>
          </table:table-cell>
          <table:table-cell office:value-type="float" office:value="43.7122" calcext:value-type="float">
            <text:p>43.7122</text:p>
          </table:table-cell>
          <table:table-cell/>
          <table:table-cell table:formula="of:=([.D440]-[.A440])/0.0166667" office:value-type="float" office:value="-49.2659014681971" calcext:value-type="float">
            <text:p>-49.2659014681971</text:p>
          </table:table-cell>
          <table:table-cell table:formula="of:=ABS([.E440]-[.B440])/0.0166667" office:value-type="float" office:value="768.778462443074" calcext:value-type="float">
            <text:p>768.778462443074</text:p>
          </table:table-cell>
          <table:table-cell table:formula="of:=([.F440]-[.C440])/0.0166667" office:value-type="float" office:value="12.1079757840488" calcext:value-type="float">
            <text:p>12.1079757840488</text:p>
          </table:table-cell>
          <table:table-cell table:formula="of:=DEGREES(ATAN(ABS([.F440]-[.C440])/ABS([.E440]-[.B440])))" office:value-type="float" office:value="0.902312685264231" calcext:value-type="float">
            <text:p>0.902312685264231</text:p>
          </table:table-cell>
          <table:table-cell table:formula="of:=SQRT(POWER([.H440];2)+POWER([.I440];2)+POWER([.J440];2))" office:value-type="float" office:value="770.450554183329" calcext:value-type="float">
            <text:p>770.450554183329</text:p>
          </table:table-cell>
        </table:table-row>
        <table:table-row table:style-name="ro1">
          <table:table-cell office:value-type="float" office:value="39.3762" calcext:value-type="float">
            <text:p>39.3762</text:p>
          </table:table-cell>
          <table:table-cell office:value-type="float" office:value="300.601" calcext:value-type="float">
            <text:p>300.601</text:p>
          </table:table-cell>
          <table:table-cell office:value-type="float" office:value="44.5642" calcext:value-type="float">
            <text:p>44.5642</text:p>
          </table:table-cell>
          <table:table-cell office:value-type="float" office:value="38.1021" calcext:value-type="float">
            <text:p>38.1021</text:p>
          </table:table-cell>
          <table:table-cell office:value-type="float" office:value="288.529" calcext:value-type="float">
            <text:p>288.529</text:p>
          </table:table-cell>
          <table:table-cell office:value-type="float" office:value="45.0892" calcext:value-type="float">
            <text:p>45.0892</text:p>
          </table:table-cell>
          <table:table-cell/>
          <table:table-cell table:formula="of:=([.D441]-[.A441])/0.0166667" office:value-type="float" office:value="-76.4458471083056" calcext:value-type="float">
            <text:p>-76.4458471083056</text:p>
          </table:table-cell>
          <table:table-cell table:formula="of:=ABS([.E441]-[.B441])/0.0166667" office:value-type="float" office:value="724.318551362897" calcext:value-type="float">
            <text:p>724.318551362897</text:p>
          </table:table-cell>
          <table:table-cell table:formula="of:=([.F441]-[.C441])/0.0166667" office:value-type="float" office:value="31.4999370001259" calcext:value-type="float">
            <text:p>31.4999370001259</text:p>
          </table:table-cell>
          <table:table-cell table:formula="of:=DEGREES(ATAN(ABS([.F441]-[.C441])/ABS([.E441]-[.B441])))" office:value-type="float" office:value="2.49017081947789" calcext:value-type="float">
            <text:p>2.49017081947789</text:p>
          </table:table-cell>
          <table:table-cell table:formula="of:=SQRT(POWER([.H441];2)+POWER([.I441];2)+POWER([.J441];2))" office:value-type="float" office:value="729.022343566756" calcext:value-type="float">
            <text:p>729.022343566756</text:p>
          </table:table-cell>
        </table:table-row>
        <table:table-row table:style-name="ro1">
          <table:table-cell office:value-type="float" office:value="35.8696" calcext:value-type="float">
            <text:p>35.8696</text:p>
          </table:table-cell>
          <table:table-cell office:value-type="float" office:value="293.902" calcext:value-type="float">
            <text:p>293.902</text:p>
          </table:table-cell>
          <table:table-cell office:value-type="float" office:value="43.7912" calcext:value-type="float">
            <text:p>43.7912</text:p>
          </table:table-cell>
          <table:table-cell office:value-type="float" office:value="34.9278" calcext:value-type="float">
            <text:p>34.9278</text:p>
          </table:table-cell>
          <table:table-cell office:value-type="float" office:value="282.188" calcext:value-type="float">
            <text:p>282.188</text:p>
          </table:table-cell>
          <table:table-cell office:value-type="float" office:value="43.8162" calcext:value-type="float">
            <text:p>43.8162</text:p>
          </table:table-cell>
          <table:table-cell/>
          <table:table-cell table:formula="of:=([.D442]-[.A442])/0.0166667" office:value-type="float" office:value="-56.5078869842261" calcext:value-type="float">
            <text:p>-56.5078869842261</text:p>
          </table:table-cell>
          <table:table-cell table:formula="of:=ABS([.E442]-[.B442])/0.0166667" office:value-type="float" office:value="702.838594322811" calcext:value-type="float">
            <text:p>702.838594322811</text:p>
          </table:table-cell>
          <table:table-cell table:formula="of:=([.F442]-[.C442])/0.0166667" office:value-type="float" office:value="1.49999700000592" calcext:value-type="float">
            <text:p>1.49999700000592</text:p>
          </table:table-cell>
          <table:table-cell table:formula="of:=DEGREES(ATAN(ABS([.F442]-[.C442])/ABS([.E442]-[.B442])))" office:value-type="float" office:value="0.122280375027726" calcext:value-type="float">
            <text:p>0.122280375027726</text:p>
          </table:table-cell>
          <table:table-cell table:formula="of:=SQRT(POWER([.H442];2)+POWER([.I442];2)+POWER([.J442];2))" office:value-type="float" office:value="705.108134226295" calcext:value-type="float">
            <text:p>705.108134226295</text:p>
          </table:table-cell>
        </table:table-row>
        <table:table-row table:style-name="ro1">
          <table:table-cell office:value-type="float" office:value="28.2631" calcext:value-type="float">
            <text:p>28.2631</text:p>
          </table:table-cell>
          <table:table-cell office:value-type="float" office:value="291.449" calcext:value-type="float">
            <text:p>291.449</text:p>
          </table:table-cell>
          <table:table-cell office:value-type="float" office:value="43.7327" calcext:value-type="float">
            <text:p>43.7327</text:p>
          </table:table-cell>
          <table:table-cell office:value-type="float" office:value="27.7529" calcext:value-type="float">
            <text:p>27.7529</text:p>
          </table:table-cell>
          <table:table-cell office:value-type="float" office:value="279.787" calcext:value-type="float">
            <text:p>279.787</text:p>
          </table:table-cell>
          <table:table-cell office:value-type="float" office:value="43.516" calcext:value-type="float">
            <text:p>43.516</text:p>
          </table:table-cell>
          <table:table-cell/>
          <table:table-cell table:formula="of:=([.D443]-[.A443])/0.0166667" office:value-type="float" office:value="-30.6119387761225" calcext:value-type="float">
            <text:p>-30.6119387761225</text:p>
          </table:table-cell>
          <table:table-cell table:formula="of:=ABS([.E443]-[.B443])/0.0166667" office:value-type="float" office:value="699.718600562801" calcext:value-type="float">
            <text:p>699.718600562801</text:p>
          </table:table-cell>
          <table:table-cell table:formula="of:=([.F443]-[.C443])/0.0166667" office:value-type="float" office:value="-13.0019739960522" calcext:value-type="float">
            <text:p>-13.0019739960522</text:p>
          </table:table-cell>
          <table:table-cell table:formula="of:=DEGREES(ATAN(ABS([.F443]-[.C443])/ABS([.E443]-[.B443])))" office:value-type="float" office:value="1.06453153121975" calcext:value-type="float">
            <text:p>1.06453153121975</text:p>
          </table:table-cell>
          <table:table-cell table:formula="of:=SQRT(POWER([.H443];2)+POWER([.I443];2)+POWER([.J443];2))" office:value-type="float" office:value="700.508573892563" calcext:value-type="float">
            <text:p>700.508573892563</text:p>
          </table:table-cell>
        </table:table-row>
        <table:table-row table:style-name="ro1">
          <table:table-cell office:value-type="float" office:value="26.8815" calcext:value-type="float">
            <text:p>26.8815</text:p>
          </table:table-cell>
          <table:table-cell office:value-type="float" office:value="297.324" calcext:value-type="float">
            <text:p>297.324</text:p>
          </table:table-cell>
          <table:table-cell office:value-type="float" office:value="41.8137" calcext:value-type="float">
            <text:p>41.8137</text:p>
          </table:table-cell>
          <table:table-cell office:value-type="float" office:value="27.9915" calcext:value-type="float">
            <text:p>27.9915</text:p>
          </table:table-cell>
          <table:table-cell office:value-type="float" office:value="274.318" calcext:value-type="float">
            <text:p>274.318</text:p>
          </table:table-cell>
          <table:table-cell office:value-type="float" office:value="43.3808" calcext:value-type="float">
            <text:p>43.3808</text:p>
          </table:table-cell>
          <table:table-cell/>
          <table:table-cell table:formula="of:=([.D444]-[.A444])/0.0166667" office:value-type="float" office:value="66.5998668002664" calcext:value-type="float">
            <text:p>66.5998668002664</text:p>
          </table:table-cell>
          <table:table-cell table:formula="of:=ABS([.E444]-[.B444])/0.0166667" office:value-type="float" office:value="1380.35723928552" calcext:value-type="float">
            <text:p>1380.35723928552</text:p>
          </table:table-cell>
          <table:table-cell table:formula="of:=([.F444]-[.C444])/0.0166667" office:value-type="float" office:value="94.0258119483763" calcext:value-type="float">
            <text:p>94.0258119483763</text:p>
          </table:table-cell>
          <table:table-cell table:formula="of:=DEGREES(ATAN(ABS([.F444]-[.C444])/ABS([.E444]-[.B444])))" office:value-type="float" office:value="3.89679784132131" calcext:value-type="float">
            <text:p>3.89679784132131</text:p>
          </table:table-cell>
          <table:table-cell table:formula="of:=SQRT(POWER([.H444];2)+POWER([.I444];2)+POWER([.J444];2))" office:value-type="float" office:value="1385.15793453971" calcext:value-type="float">
            <text:p>1385.15793453971</text:p>
          </table:table-cell>
        </table:table-row>
        <table:table-row table:style-name="ro1">
          <table:table-cell office:value-type="float" office:value="26.9625" calcext:value-type="float">
            <text:p>26.9625</text:p>
          </table:table-cell>
          <table:table-cell office:value-type="float" office:value="294.084" calcext:value-type="float">
            <text:p>294.084</text:p>
          </table:table-cell>
          <table:table-cell office:value-type="float" office:value="43.0875" calcext:value-type="float">
            <text:p>43.0875</text:p>
          </table:table-cell>
          <table:table-cell office:value-type="float" office:value="26.8658" calcext:value-type="float">
            <text:p>26.8658</text:p>
          </table:table-cell>
          <table:table-cell office:value-type="float" office:value="280.966" calcext:value-type="float">
            <text:p>280.966</text:p>
          </table:table-cell>
          <table:table-cell office:value-type="float" office:value="43.0895" calcext:value-type="float">
            <text:p>43.0895</text:p>
          </table:table-cell>
          <table:table-cell/>
          <table:table-cell table:formula="of:=([.D445]-[.A445])/0.0166667" office:value-type="float" office:value="-5.80198839602312" calcext:value-type="float">
            <text:p>-5.80198839602312</text:p>
          </table:table-cell>
          <table:table-cell table:formula="of:=ABS([.E445]-[.B445])/0.0166667" office:value-type="float" office:value="787.078425843148" calcext:value-type="float">
            <text:p>787.078425843148</text:p>
          </table:table-cell>
          <table:table-cell table:formula="of:=([.F445]-[.C445])/0.0166667" office:value-type="float" office:value="0.119999760000627" calcext:value-type="float">
            <text:p>0.119999760000627</text:p>
          </table:table-cell>
          <table:table-cell table:formula="of:=DEGREES(ATAN(ABS([.F445]-[.C445])/ABS([.E445]-[.B445])))" office:value-type="float" office:value="0.00873544428559391" calcext:value-type="float">
            <text:p>0.008735444285594</text:p>
          </table:table-cell>
          <table:table-cell table:formula="of:=SQRT(POWER([.H445];2)+POWER([.I445];2)+POWER([.J445];2))" office:value-type="float" office:value="787.099819525464" calcext:value-type="float">
            <text:p>787.099819525464</text:p>
          </table:table-cell>
        </table:table-row>
        <table:table-row table:style-name="ro1">
          <table:table-cell office:value-type="float" office:value="28.8994" calcext:value-type="float">
            <text:p>28.8994</text:p>
          </table:table-cell>
          <table:table-cell office:value-type="float" office:value="302.213" calcext:value-type="float">
            <text:p>302.213</text:p>
          </table:table-cell>
          <table:table-cell office:value-type="float" office:value="43.3932" calcext:value-type="float">
            <text:p>43.3932</text:p>
          </table:table-cell>
          <table:table-cell office:value-type="float" office:value="28.6191" calcext:value-type="float">
            <text:p>28.6191</text:p>
          </table:table-cell>
          <table:table-cell office:value-type="float" office:value="290.182" calcext:value-type="float">
            <text:p>290.182</text:p>
          </table:table-cell>
          <table:table-cell office:value-type="float" office:value="43.4109" calcext:value-type="float">
            <text:p>43.4109</text:p>
          </table:table-cell>
          <table:table-cell/>
          <table:table-cell table:formula="of:=([.D446]-[.A446])/0.0166667" office:value-type="float" office:value="-16.8179663640673" calcext:value-type="float">
            <text:p>-16.8179663640673</text:p>
          </table:table-cell>
          <table:table-cell table:formula="of:=ABS([.E446]-[.B446])/0.0166667" office:value-type="float" office:value="721.858556282888" calcext:value-type="float">
            <text:p>721.858556282888</text:p>
          </table:table-cell>
          <table:table-cell table:formula="of:=([.F446]-[.C446])/0.0166667" office:value-type="float" office:value="1.06199787600412" calcext:value-type="float">
            <text:p>1.06199787600412</text:p>
          </table:table-cell>
          <table:table-cell table:formula="of:=DEGREES(ATAN(ABS([.F446]-[.C446])/ABS([.E446]-[.B446])))" office:value-type="float" office:value="0.0842934557150871" calcext:value-type="float">
            <text:p>0.084293455715087</text:p>
          </table:table-cell>
          <table:table-cell table:formula="of:=SQRT(POWER([.H446];2)+POWER([.I446];2)+POWER([.J446];2))" office:value-type="float" office:value="722.055224419107" calcext:value-type="float">
            <text:p>722.055224419107</text:p>
          </table:table-cell>
        </table:table-row>
        <table:table-row table:style-name="ro1">
          <table:table-cell office:value-type="float" office:value="27.1045" calcext:value-type="float">
            <text:p>27.1045</text:p>
          </table:table-cell>
          <table:table-cell office:value-type="float" office:value="301.575" calcext:value-type="float">
            <text:p>301.575</text:p>
          </table:table-cell>
          <table:table-cell office:value-type="float" office:value="43.5084" calcext:value-type="float">
            <text:p>43.5084</text:p>
          </table:table-cell>
          <table:table-cell office:value-type="float" office:value="26.5177" calcext:value-type="float">
            <text:p>26.5177</text:p>
          </table:table-cell>
          <table:table-cell office:value-type="float" office:value="287.875" calcext:value-type="float">
            <text:p>287.875</text:p>
          </table:table-cell>
          <table:table-cell office:value-type="float" office:value="43.7885" calcext:value-type="float">
            <text:p>43.7885</text:p>
          </table:table-cell>
          <table:table-cell/>
          <table:table-cell table:formula="of:=([.D447]-[.A447])/0.0166667" office:value-type="float" office:value="-35.2079295841408" calcext:value-type="float">
            <text:p>-35.2079295841408</text:p>
          </table:table-cell>
          <table:table-cell table:formula="of:=ABS([.E447]-[.B447])/0.0166667" office:value-type="float" office:value="821.998356003287" calcext:value-type="float">
            <text:p>821.998356003287</text:p>
          </table:table-cell>
          <table:table-cell table:formula="of:=([.F447]-[.C447])/0.0166667" office:value-type="float" office:value="16.8059663880671" calcext:value-type="float">
            <text:p>16.8059663880671</text:p>
          </table:table-cell>
          <table:table-cell table:formula="of:=DEGREES(ATAN(ABS([.F447]-[.C447])/ABS([.E447]-[.B447])))" office:value-type="float" office:value="1.17126366856197" calcext:value-type="float">
            <text:p>1.17126366856197</text:p>
          </table:table-cell>
          <table:table-cell table:formula="of:=SQRT(POWER([.H447];2)+POWER([.I447];2)+POWER([.J447];2))" office:value-type="float" office:value="822.923651430645" calcext:value-type="float">
            <text:p>822.923651430645</text:p>
          </table:table-cell>
        </table:table-row>
        <table:table-row table:style-name="ro1">
          <table:table-cell office:value-type="float" office:value="24.6522" calcext:value-type="float">
            <text:p>24.6522</text:p>
          </table:table-cell>
          <table:table-cell office:value-type="float" office:value="299.284" calcext:value-type="float">
            <text:p>299.284</text:p>
          </table:table-cell>
          <table:table-cell office:value-type="float" office:value="43.0983" calcext:value-type="float">
            <text:p>43.0983</text:p>
          </table:table-cell>
          <table:table-cell office:value-type="float" office:value="23.2365" calcext:value-type="float">
            <text:p>23.2365</text:p>
          </table:table-cell>
          <table:table-cell office:value-type="float" office:value="286.817" calcext:value-type="float">
            <text:p>286.817</text:p>
          </table:table-cell>
          <table:table-cell office:value-type="float" office:value="42.9716" calcext:value-type="float">
            <text:p>42.9716</text:p>
          </table:table-cell>
          <table:table-cell/>
          <table:table-cell table:formula="of:=([.D448]-[.A448])/0.0166667" office:value-type="float" office:value="-84.9418301163398" calcext:value-type="float">
            <text:p>-84.9418301163398</text:p>
          </table:table-cell>
          <table:table-cell table:formula="of:=ABS([.E448]-[.B448])/0.0166667" office:value-type="float" office:value="748.018503962991" calcext:value-type="float">
            <text:p>748.018503962991</text:p>
          </table:table-cell>
          <table:table-cell table:formula="of:=([.F448]-[.C448])/0.0166667" office:value-type="float" office:value="-7.60198479603038" calcext:value-type="float">
            <text:p>-7.60198479603038</text:p>
          </table:table-cell>
          <table:table-cell table:formula="of:=DEGREES(ATAN(ABS([.F448]-[.C448])/ABS([.E448]-[.B448])))" office:value-type="float" office:value="0.582267213938697" calcext:value-type="float">
            <text:p>0.582267213938697</text:p>
          </table:table-cell>
          <table:table-cell table:formula="of:=SQRT(POWER([.H448];2)+POWER([.I448];2)+POWER([.J448];2))" office:value-type="float" office:value="752.864255325875" calcext:value-type="float">
            <text:p>752.864255325875</text:p>
          </table:table-cell>
        </table:table-row>
        <table:table-row table:style-name="ro1">
          <table:table-cell office:value-type="float" office:value="52.1161" calcext:value-type="float">
            <text:p>52.1161</text:p>
          </table:table-cell>
          <table:table-cell office:value-type="float" office:value="298.031" calcext:value-type="float">
            <text:p>298.031</text:p>
          </table:table-cell>
          <table:table-cell office:value-type="float" office:value="43.5168" calcext:value-type="float">
            <text:p>43.5168</text:p>
          </table:table-cell>
          <table:table-cell office:value-type="float" office:value="52.4046" calcext:value-type="float">
            <text:p>52.4046</text:p>
          </table:table-cell>
          <table:table-cell office:value-type="float" office:value="284.068" calcext:value-type="float">
            <text:p>284.068</text:p>
          </table:table-cell>
          <table:table-cell office:value-type="float" office:value="43.8476" calcext:value-type="float">
            <text:p>43.8476</text:p>
          </table:table-cell>
          <table:table-cell/>
          <table:table-cell table:formula="of:=([.D449]-[.A449])/0.0166667" office:value-type="float" office:value="17.3099653800692" calcext:value-type="float">
            <text:p>17.3099653800692</text:p>
          </table:table-cell>
          <table:table-cell table:formula="of:=ABS([.E449]-[.B449])/0.0166667" office:value-type="float" office:value="837.778324443353" calcext:value-type="float">
            <text:p>837.778324443353</text:p>
          </table:table-cell>
          <table:table-cell table:formula="of:=([.F449]-[.C449])/0.0166667" office:value-type="float" office:value="19.8479603040792" calcext:value-type="float">
            <text:p>19.8479603040792</text:p>
          </table:table-cell>
          <table:table-cell table:formula="of:=DEGREES(ATAN(ABS([.F449]-[.C449])/ABS([.E449]-[.B449])))" office:value-type="float" office:value="1.35715097349824" calcext:value-type="float">
            <text:p>1.35715097349824</text:p>
          </table:table-cell>
          <table:table-cell table:formula="of:=SQRT(POWER([.H449];2)+POWER([.I449];2)+POWER([.J449];2))" office:value-type="float" office:value="838.192160149928" calcext:value-type="float">
            <text:p>838.192160149928</text:p>
          </table:table-cell>
        </table:table-row>
        <table:table-row table:style-name="ro1">
          <table:table-cell office:value-type="float" office:value="54.1135" calcext:value-type="float">
            <text:p>54.1135</text:p>
          </table:table-cell>
          <table:table-cell office:value-type="float" office:value="301.228" calcext:value-type="float">
            <text:p>301.228</text:p>
          </table:table-cell>
          <table:table-cell office:value-type="float" office:value="43.7995" calcext:value-type="float">
            <text:p>43.7995</text:p>
          </table:table-cell>
          <table:table-cell office:value-type="float" office:value="53.9967" calcext:value-type="float">
            <text:p>53.9967</text:p>
          </table:table-cell>
          <table:table-cell office:value-type="float" office:value="289.805" calcext:value-type="float">
            <text:p>289.805</text:p>
          </table:table-cell>
          <table:table-cell office:value-type="float" office:value="44.2239" calcext:value-type="float">
            <text:p>44.2239</text:p>
          </table:table-cell>
          <table:table-cell/>
          <table:table-cell table:formula="of:=([.D450]-[.A450])/0.0166667" office:value-type="float" office:value="-7.00798598402833" calcext:value-type="float">
            <text:p>-7.00798598402833</text:p>
          </table:table-cell>
          <table:table-cell table:formula="of:=ABS([.E450]-[.B450])/0.0166667" office:value-type="float" office:value="685.378629242742" calcext:value-type="float">
            <text:p>685.378629242742</text:p>
          </table:table-cell>
          <table:table-cell table:formula="of:=([.F450]-[.C450])/0.0166667" office:value-type="float" office:value="25.4639490721018" calcext:value-type="float">
            <text:p>25.4639490721018</text:p>
          </table:table-cell>
          <table:table-cell table:formula="of:=DEGREES(ATAN(ABS([.F450]-[.C450])/ABS([.E450]-[.B450])))" office:value-type="float" office:value="2.12773787131958" calcext:value-type="float">
            <text:p>2.12773787131958</text:p>
          </table:table-cell>
          <table:table-cell table:formula="of:=SQRT(POWER([.H450];2)+POWER([.I450];2)+POWER([.J450];2))" office:value-type="float" office:value="685.887301232906" calcext:value-type="float">
            <text:p>685.887301232906</text:p>
          </table:table-cell>
        </table:table-row>
        <table:table-row table:style-name="ro1">
          <table:table-cell office:value-type="float" office:value="62.8269" calcext:value-type="float">
            <text:p>62.8269</text:p>
          </table:table-cell>
          <table:table-cell office:value-type="float" office:value="301.268" calcext:value-type="float">
            <text:p>301.268</text:p>
          </table:table-cell>
          <table:table-cell office:value-type="float" office:value="43.4472" calcext:value-type="float">
            <text:p>43.4472</text:p>
          </table:table-cell>
          <table:table-cell office:value-type="float" office:value="62.2973" calcext:value-type="float">
            <text:p>62.2973</text:p>
          </table:table-cell>
          <table:table-cell office:value-type="float" office:value="287.241" calcext:value-type="float">
            <text:p>287.241</text:p>
          </table:table-cell>
          <table:table-cell office:value-type="float" office:value="43.7691" calcext:value-type="float">
            <text:p>43.7691</text:p>
          </table:table-cell>
          <table:table-cell/>
          <table:table-cell table:formula="of:=([.D451]-[.A451])/0.0166667" office:value-type="float" office:value="-31.7759364481272" calcext:value-type="float">
            <text:p>-31.7759364481272</text:p>
          </table:table-cell>
          <table:table-cell table:formula="of:=ABS([.E451]-[.B451])/0.0166667" office:value-type="float" office:value="841.618316763366" calcext:value-type="float">
            <text:p>841.618316763366</text:p>
          </table:table-cell>
          <table:table-cell table:formula="of:=([.F451]-[.C451])/0.0166667" office:value-type="float" office:value="19.3139613720772" calcext:value-type="float">
            <text:p>19.3139613720772</text:p>
          </table:table-cell>
          <table:table-cell table:formula="of:=DEGREES(ATAN(ABS([.F451]-[.C451])/ABS([.E451]-[.B451])))" office:value-type="float" office:value="1.31462713067877" calcext:value-type="float">
            <text:p>1.31462713067877</text:p>
          </table:table-cell>
          <table:table-cell table:formula="of:=SQRT(POWER([.H451];2)+POWER([.I451];2)+POWER([.J451];2))" office:value-type="float" office:value="842.439392688067" calcext:value-type="float">
            <text:p>842.439392688067</text:p>
          </table:table-cell>
        </table:table-row>
        <table:table-row table:style-name="ro1">
          <table:table-cell office:value-type="float" office:value="65.0163" calcext:value-type="float">
            <text:p>65.0163</text:p>
          </table:table-cell>
          <table:table-cell office:value-type="float" office:value="295.804" calcext:value-type="float">
            <text:p>295.804</text:p>
          </table:table-cell>
          <table:table-cell office:value-type="float" office:value="43.9829" calcext:value-type="float">
            <text:p>43.9829</text:p>
          </table:table-cell>
          <table:table-cell office:value-type="float" office:value="63.6226" calcext:value-type="float">
            <text:p>63.6226</text:p>
          </table:table-cell>
          <table:table-cell office:value-type="float" office:value="284.731" calcext:value-type="float">
            <text:p>284.731</text:p>
          </table:table-cell>
          <table:table-cell office:value-type="float" office:value="43.8876" calcext:value-type="float">
            <text:p>43.8876</text:p>
          </table:table-cell>
          <table:table-cell/>
          <table:table-cell table:formula="of:=([.D452]-[.A452])/0.0166667" office:value-type="float" office:value="-83.6218327563346" calcext:value-type="float">
            <text:p>-83.6218327563346</text:p>
          </table:table-cell>
          <table:table-cell table:formula="of:=ABS([.E452]-[.B452])/0.0166667" office:value-type="float" office:value="664.378671242656" calcext:value-type="float">
            <text:p>664.378671242656</text:p>
          </table:table-cell>
          <table:table-cell table:formula="of:=([.F452]-[.C452])/0.0166667" office:value-type="float" office:value="-5.71798856402298" calcext:value-type="float">
            <text:p>-5.71798856402298</text:p>
          </table:table-cell>
          <table:table-cell table:formula="of:=DEGREES(ATAN(ABS([.F452]-[.C452])/ABS([.E452]-[.B452])))" office:value-type="float" office:value="0.493105118314075" calcext:value-type="float">
            <text:p>0.493105118314075</text:p>
          </table:table-cell>
          <table:table-cell table:formula="of:=SQRT(POWER([.H452];2)+POWER([.I452];2)+POWER([.J452];2))" office:value-type="float" office:value="669.644924649552" calcext:value-type="float">
            <text:p>669.644924649552</text:p>
          </table:table-cell>
        </table:table-row>
        <table:table-row table:style-name="ro1">
          <table:table-cell office:value-type="float" office:value="64.5173" calcext:value-type="float">
            <text:p>64.5173</text:p>
          </table:table-cell>
          <table:table-cell office:value-type="float" office:value="294.296" calcext:value-type="float">
            <text:p>294.296</text:p>
          </table:table-cell>
          <table:table-cell office:value-type="float" office:value="44.2135" calcext:value-type="float">
            <text:p>44.2135</text:p>
          </table:table-cell>
          <table:table-cell office:value-type="float" office:value="62.9431" calcext:value-type="float">
            <text:p>62.9431</text:p>
          </table:table-cell>
          <table:table-cell office:value-type="float" office:value="280.45" calcext:value-type="float">
            <text:p>280.45</text:p>
          </table:table-cell>
          <table:table-cell office:value-type="float" office:value="44.8016" calcext:value-type="float">
            <text:p>44.8016</text:p>
          </table:table-cell>
          <table:table-cell/>
          <table:table-cell table:formula="of:=([.D453]-[.A453])/0.0166667" office:value-type="float" office:value="-94.4518110963781" calcext:value-type="float">
            <text:p>-94.4518110963781</text:p>
          </table:table-cell>
          <table:table-cell table:formula="of:=ABS([.E453]-[.B453])/0.0166667" office:value-type="float" office:value="830.758338483323" calcext:value-type="float">
            <text:p>830.758338483323</text:p>
          </table:table-cell>
          <table:table-cell table:formula="of:=([.F453]-[.C453])/0.0166667" office:value-type="float" office:value="35.285929428141" calcext:value-type="float">
            <text:p>35.285929428141</text:p>
          </table:table-cell>
          <table:table-cell table:formula="of:=DEGREES(ATAN(ABS([.F453]-[.C453])/ABS([.E453]-[.B453])))" office:value-type="float" office:value="2.43213973130519" calcext:value-type="float">
            <text:p>2.43213973130519</text:p>
          </table:table-cell>
          <table:table-cell table:formula="of:=SQRT(POWER([.H453];2)+POWER([.I453];2)+POWER([.J453];2))" office:value-type="float" office:value="836.854622019001" calcext:value-type="float">
            <text:p>836.854622019001</text:p>
          </table:table-cell>
        </table:table-row>
        <table:table-row table:style-name="ro1">
          <table:table-cell office:value-type="float" office:value="65.0751" calcext:value-type="float">
            <text:p>65.0751</text:p>
          </table:table-cell>
          <table:table-cell office:value-type="float" office:value="290.48" calcext:value-type="float">
            <text:p>290.48</text:p>
          </table:table-cell>
          <table:table-cell office:value-type="float" office:value="43.2468" calcext:value-type="float">
            <text:p>43.2468</text:p>
          </table:table-cell>
          <table:table-cell office:value-type="float" office:value="63.1858" calcext:value-type="float">
            <text:p>63.1858</text:p>
          </table:table-cell>
          <table:table-cell office:value-type="float" office:value="279.574" calcext:value-type="float">
            <text:p>279.574</text:p>
          </table:table-cell>
          <table:table-cell office:value-type="float" office:value="42.9325" calcext:value-type="float">
            <text:p>42.9325</text:p>
          </table:table-cell>
          <table:table-cell/>
          <table:table-cell table:formula="of:=([.D454]-[.A454])/0.0166667" office:value-type="float" office:value="-113.357773284454" calcext:value-type="float">
            <text:p>-113.357773284454</text:p>
          </table:table-cell>
          <table:table-cell table:formula="of:=ABS([.E454]-[.B454])/0.0166667" office:value-type="float" office:value="654.358691282618" calcext:value-type="float">
            <text:p>654.358691282618</text:p>
          </table:table-cell>
          <table:table-cell table:formula="of:=([.F454]-[.C454])/0.0166667" office:value-type="float" office:value="-18.8579622840756" calcext:value-type="float">
            <text:p>-18.8579622840756</text:p>
          </table:table-cell>
          <table:table-cell table:formula="of:=DEGREES(ATAN(ABS([.F454]-[.C454])/ABS([.E454]-[.B454])))" office:value-type="float" office:value="1.65075009566997" calcext:value-type="float">
            <text:p>1.65075009566997</text:p>
          </table:table-cell>
          <table:table-cell table:formula="of:=SQRT(POWER([.H454];2)+POWER([.I454];2)+POWER([.J454];2))" office:value-type="float" office:value="664.37256442648" calcext:value-type="float">
            <text:p>664.37256442648</text:p>
          </table:table-cell>
        </table:table-row>
        <table:table-row table:style-name="ro1">
          <table:table-cell office:value-type="float" office:value="71.0189" calcext:value-type="float">
            <text:p>71.0189</text:p>
          </table:table-cell>
          <table:table-cell office:value-type="float" office:value="298.004" calcext:value-type="float">
            <text:p>298.004</text:p>
          </table:table-cell>
          <table:table-cell office:value-type="float" office:value="43.3375" calcext:value-type="float">
            <text:p>43.3375</text:p>
          </table:table-cell>
          <table:table-cell office:value-type="float" office:value="68.9794" calcext:value-type="float">
            <text:p>68.9794</text:p>
          </table:table-cell>
          <table:table-cell office:value-type="float" office:value="285.547" calcext:value-type="float">
            <text:p>285.547</text:p>
          </table:table-cell>
          <table:table-cell office:value-type="float" office:value="43.4582" calcext:value-type="float">
            <text:p>43.4582</text:p>
          </table:table-cell>
          <table:table-cell/>
          <table:table-cell table:formula="of:=([.D455]-[.A455])/0.0166667" office:value-type="float" office:value="-122.36975526049" calcext:value-type="float">
            <text:p>-122.36975526049</text:p>
          </table:table-cell>
          <table:table-cell table:formula="of:=ABS([.E455]-[.B455])/0.0166667" office:value-type="float" office:value="747.418505162989" calcext:value-type="float">
            <text:p>747.418505162989</text:p>
          </table:table-cell>
          <table:table-cell table:formula="of:=([.F455]-[.C455])/0.0166667" office:value-type="float" office:value="7.24198551602893" calcext:value-type="float">
            <text:p>7.24198551602893</text:p>
          </table:table-cell>
          <table:table-cell table:formula="of:=DEGREES(ATAN(ABS([.F455]-[.C455])/ABS([.E455]-[.B455])))" office:value-type="float" office:value="0.555140417434694" calcext:value-type="float">
            <text:p>0.555140417434694</text:p>
          </table:table-cell>
          <table:table-cell table:formula="of:=SQRT(POWER([.H455];2)+POWER([.I455];2)+POWER([.J455];2))" office:value-type="float" office:value="757.404268021249" calcext:value-type="float">
            <text:p>757.404268021249</text:p>
          </table:table-cell>
        </table:table-row>
        <table:table-row table:style-name="ro1">
          <table:table-cell office:value-type="float" office:value="73.6089" calcext:value-type="float">
            <text:p>73.6089</text:p>
          </table:table-cell>
          <table:table-cell office:value-type="float" office:value="289.878" calcext:value-type="float">
            <text:p>289.878</text:p>
          </table:table-cell>
          <table:table-cell office:value-type="float" office:value="44.0243" calcext:value-type="float">
            <text:p>44.0243</text:p>
          </table:table-cell>
          <table:table-cell office:value-type="float" office:value="70.5327" calcext:value-type="float">
            <text:p>70.5327</text:p>
          </table:table-cell>
          <table:table-cell office:value-type="float" office:value="277.715" calcext:value-type="float">
            <text:p>277.715</text:p>
          </table:table-cell>
          <table:table-cell office:value-type="float" office:value="44.1523" calcext:value-type="float">
            <text:p>44.1523</text:p>
          </table:table-cell>
          <table:table-cell/>
          <table:table-cell table:formula="of:=([.D456]-[.A456])/0.0166667" office:value-type="float" office:value="-184.571630856738" calcext:value-type="float">
            <text:p>-184.571630856738</text:p>
          </table:table-cell>
          <table:table-cell table:formula="of:=ABS([.E456]-[.B456])/0.0166667" office:value-type="float" office:value="729.77854044292" calcext:value-type="float">
            <text:p>729.77854044292</text:p>
          </table:table-cell>
          <table:table-cell table:formula="of:=([.F456]-[.C456])/0.0166667" office:value-type="float" office:value="7.67998464003073" calcext:value-type="float">
            <text:p>7.67998464003073</text:p>
          </table:table-cell>
          <table:table-cell table:formula="of:=DEGREES(ATAN(ABS([.F456]-[.C456])/ABS([.E456]-[.B456])))" office:value-type="float" office:value="0.602942453116339" calcext:value-type="float">
            <text:p>0.602942453116339</text:p>
          </table:table-cell>
          <table:table-cell table:formula="of:=SQRT(POWER([.H456];2)+POWER([.I456];2)+POWER([.J456];2))" office:value-type="float" office:value="752.796378293749" calcext:value-type="float">
            <text:p>752.796378293749</text:p>
          </table:table-cell>
        </table:table-row>
        <table:table-row table:style-name="ro1">
          <table:table-cell office:value-type="float" office:value="74.3913" calcext:value-type="float">
            <text:p>74.3913</text:p>
          </table:table-cell>
          <table:table-cell office:value-type="float" office:value="291.344" calcext:value-type="float">
            <text:p>291.344</text:p>
          </table:table-cell>
          <table:table-cell office:value-type="float" office:value="43.7952" calcext:value-type="float">
            <text:p>43.7952</text:p>
          </table:table-cell>
          <table:table-cell office:value-type="float" office:value="71.2876" calcext:value-type="float">
            <text:p>71.2876</text:p>
          </table:table-cell>
          <table:table-cell office:value-type="float" office:value="277.809" calcext:value-type="float">
            <text:p>277.809</text:p>
          </table:table-cell>
          <table:table-cell office:value-type="float" office:value="44.1306" calcext:value-type="float">
            <text:p>44.1306</text:p>
          </table:table-cell>
          <table:table-cell/>
          <table:table-cell table:formula="of:=([.D457]-[.A457])/0.0166667" office:value-type="float" office:value="-186.221627556745" calcext:value-type="float">
            <text:p>-186.221627556745</text:p>
          </table:table-cell>
          <table:table-cell table:formula="of:=ABS([.E457]-[.B457])/0.0166667" office:value-type="float" office:value="812.098375803247" calcext:value-type="float">
            <text:p>812.098375803247</text:p>
          </table:table-cell>
          <table:table-cell table:formula="of:=([.F457]-[.C457])/0.0166667" office:value-type="float" office:value="20.1239597520805" calcext:value-type="float">
            <text:p>20.1239597520805</text:p>
          </table:table-cell>
          <table:table-cell table:formula="of:=DEGREES(ATAN(ABS([.F457]-[.C457])/ABS([.E457]-[.B457])))" office:value-type="float" office:value="1.41951033939174" calcext:value-type="float">
            <text:p>1.41951033939174</text:p>
          </table:table-cell>
          <table:table-cell table:formula="of:=SQRT(POWER([.H457];2)+POWER([.I457];2)+POWER([.J457];2))" office:value-type="float" office:value="833.419006447692" calcext:value-type="float">
            <text:p>833.419006447692</text:p>
          </table:table-cell>
        </table:table-row>
        <table:table-row table:style-name="ro1">
          <table:table-cell office:value-type="float" office:value="80.3803" calcext:value-type="float">
            <text:p>80.3803</text:p>
          </table:table-cell>
          <table:table-cell office:value-type="float" office:value="293.263" calcext:value-type="float">
            <text:p>293.263</text:p>
          </table:table-cell>
          <table:table-cell office:value-type="float" office:value="42.9361" calcext:value-type="float">
            <text:p>42.9361</text:p>
          </table:table-cell>
          <table:table-cell office:value-type="float" office:value="78.1685" calcext:value-type="float">
            <text:p>78.1685</text:p>
          </table:table-cell>
          <table:table-cell office:value-type="float" office:value="283.987" calcext:value-type="float">
            <text:p>283.987</text:p>
          </table:table-cell>
          <table:table-cell office:value-type="float" office:value="42.3503" calcext:value-type="float">
            <text:p>42.3503</text:p>
          </table:table-cell>
          <table:table-cell/>
          <table:table-cell table:formula="of:=([.D458]-[.A458])/0.0166667" office:value-type="float" office:value="-132.707734584531" calcext:value-type="float">
            <text:p>-132.707734584531</text:p>
          </table:table-cell>
          <table:table-cell table:formula="of:=ABS([.E458]-[.B458])/0.0166667" office:value-type="float" office:value="556.558886882223" calcext:value-type="float">
            <text:p>556.558886882223</text:p>
          </table:table-cell>
          <table:table-cell table:formula="of:=([.F458]-[.C458])/0.0166667" office:value-type="float" office:value="-35.147929704141" calcext:value-type="float">
            <text:p>-35.147929704141</text:p>
          </table:table-cell>
          <table:table-cell table:formula="of:=DEGREES(ATAN(ABS([.F458]-[.C458])/ABS([.E458]-[.B458])))" office:value-type="float" office:value="3.61355695000387" calcext:value-type="float">
            <text:p>3.61355695000387</text:p>
          </table:table-cell>
          <table:table-cell table:formula="of:=SQRT(POWER([.H458];2)+POWER([.I458];2)+POWER([.J458];2))" office:value-type="float" office:value="573.240363502628" calcext:value-type="float">
            <text:p>573.240363502628</text:p>
          </table:table-cell>
        </table:table-row>
        <table:table-row table:style-name="ro1">
          <table:table-cell office:value-type="float" office:value="78.4558" calcext:value-type="float">
            <text:p>78.4558</text:p>
          </table:table-cell>
          <table:table-cell office:value-type="float" office:value="286.029" calcext:value-type="float">
            <text:p>286.029</text:p>
          </table:table-cell>
          <table:table-cell office:value-type="float" office:value="45.0678" calcext:value-type="float">
            <text:p>45.0678</text:p>
          </table:table-cell>
          <table:table-cell office:value-type="float" office:value="76.2736" calcext:value-type="float">
            <text:p>76.2736</text:p>
          </table:table-cell>
          <table:table-cell office:value-type="float" office:value="273.031" calcext:value-type="float">
            <text:p>273.031</text:p>
          </table:table-cell>
          <table:table-cell office:value-type="float" office:value="45.0724" calcext:value-type="float">
            <text:p>45.0724</text:p>
          </table:table-cell>
          <table:table-cell/>
          <table:table-cell table:formula="of:=([.D459]-[.A459])/0.0166667" office:value-type="float" office:value="-130.931738136523" calcext:value-type="float">
            <text:p>-130.931738136523</text:p>
          </table:table-cell>
          <table:table-cell table:formula="of:=ABS([.E459]-[.B459])/0.0166667" office:value-type="float" office:value="779.878440243119" calcext:value-type="float">
            <text:p>779.878440243119</text:p>
          </table:table-cell>
          <table:table-cell table:formula="of:=([.F459]-[.C459])/0.0166667" office:value-type="float" office:value="0.275999448001313" calcext:value-type="float">
            <text:p>0.275999448001313</text:p>
          </table:table-cell>
          <table:table-cell table:formula="of:=DEGREES(ATAN(ABS([.F459]-[.C459])/ABS([.E459]-[.B459])))" office:value-type="float" office:value="0.020277009905917" calcext:value-type="float">
            <text:p>0.020277009905917</text:p>
          </table:table-cell>
          <table:table-cell table:formula="of:=SQRT(POWER([.H459];2)+POWER([.I459];2)+POWER([.J459];2))" office:value-type="float" office:value="790.793005648878" calcext:value-type="float">
            <text:p>790.793005648878</text:p>
          </table:table-cell>
        </table:table-row>
        <table:table-row table:style-name="ro1">
          <table:table-cell office:value-type="float" office:value="78.1797" calcext:value-type="float">
            <text:p>78.1797</text:p>
          </table:table-cell>
          <table:table-cell office:value-type="float" office:value="284.544" calcext:value-type="float">
            <text:p>284.544</text:p>
          </table:table-cell>
          <table:table-cell office:value-type="float" office:value="45.7972" calcext:value-type="float">
            <text:p>45.7972</text:p>
          </table:table-cell>
          <table:table-cell office:value-type="float" office:value="76.1386" calcext:value-type="float">
            <text:p>76.1386</text:p>
          </table:table-cell>
          <table:table-cell office:value-type="float" office:value="284.709" calcext:value-type="float">
            <text:p>284.709</text:p>
          </table:table-cell>
          <table:table-cell office:value-type="float" office:value="44.2784" calcext:value-type="float">
            <text:p>44.2784</text:p>
          </table:table-cell>
          <table:table-cell/>
          <table:table-cell table:formula="of:=([.D460]-[.A460])/0.0166667" office:value-type="float" office:value="-122.46575506849" calcext:value-type="float">
            <text:p>-122.46575506849</text:p>
          </table:table-cell>
          <table:table-cell table:formula="of:=ABS([.E460]-[.B460])/0.0166667" office:value-type="float" office:value="9.89998020004083" calcext:value-type="float">
            <text:p>9.89998020004083</text:p>
          </table:table-cell>
          <table:table-cell table:formula="of:=([.F460]-[.C460])/0.0166667" office:value-type="float" office:value="-91.1278177443645" calcext:value-type="float">
            <text:p>-91.1278177443645</text:p>
          </table:table-cell>
          <table:table-cell table:formula="of:=DEGREES(ATAN(ABS([.F460]-[.C460])/ABS([.E460]-[.B460])))" office:value-type="float" office:value="83.7997941943072" calcext:value-type="float">
            <text:p>83.7997941943072</text:p>
          </table:table-cell>
          <table:table-cell table:formula="of:=SQRT(POWER([.H460];2)+POWER([.I460];2)+POWER([.J460];2))" office:value-type="float" office:value="152.971075498954" calcext:value-type="float">
            <text:p>152.971075498954</text:p>
          </table:table-cell>
        </table:table-row>
        <table:table-row table:style-name="ro1">
          <table:table-cell office:value-type="float" office:value="79.3224" calcext:value-type="float">
            <text:p>79.3224</text:p>
          </table:table-cell>
          <table:table-cell office:value-type="float" office:value="308.686" calcext:value-type="float">
            <text:p>308.686</text:p>
          </table:table-cell>
          <table:table-cell office:value-type="float" office:value="42.1869" calcext:value-type="float">
            <text:p>42.1869</text:p>
          </table:table-cell>
          <table:table-cell office:value-type="float" office:value="76.7528" calcext:value-type="float">
            <text:p>76.7528</text:p>
          </table:table-cell>
          <table:table-cell office:value-type="float" office:value="294.555" calcext:value-type="float">
            <text:p>294.555</text:p>
          </table:table-cell>
          <table:table-cell office:value-type="float" office:value="42.2561" calcext:value-type="float">
            <text:p>42.2561</text:p>
          </table:table-cell>
          <table:table-cell/>
          <table:table-cell table:formula="of:=([.D461]-[.A461])/0.0166667" office:value-type="float" office:value="-154.175691648617" calcext:value-type="float">
            <text:p>-154.175691648617</text:p>
          </table:table-cell>
          <table:table-cell table:formula="of:=ABS([.E461]-[.B461])/0.0166667" office:value-type="float" office:value="847.85830428339" calcext:value-type="float">
            <text:p>847.85830428339</text:p>
          </table:table-cell>
          <table:table-cell table:formula="of:=([.F461]-[.C461])/0.0166667" office:value-type="float" office:value="4.15199169601674" calcext:value-type="float">
            <text:p>4.15199169601674</text:p>
          </table:table-cell>
          <table:table-cell table:formula="of:=DEGREES(ATAN(ABS([.F461]-[.C461])/ABS([.E461]-[.B461])))" office:value-type="float" office:value="0.280577188379726" calcext:value-type="float">
            <text:p>0.280577188379726</text:p>
          </table:table-cell>
          <table:table-cell table:formula="of:=SQRT(POWER([.H461];2)+POWER([.I461];2)+POWER([.J461];2))" office:value-type="float" office:value="861.772062132835" calcext:value-type="float">
            <text:p>861.772062132835</text:p>
          </table:table-cell>
        </table:table-row>
        <table:table-row table:style-name="ro1">
          <table:table-cell office:value-type="float" office:value="79.2522" calcext:value-type="float">
            <text:p>79.2522</text:p>
          </table:table-cell>
          <table:table-cell office:value-type="float" office:value="304.201" calcext:value-type="float">
            <text:p>304.201</text:p>
          </table:table-cell>
          <table:table-cell office:value-type="float" office:value="43.1187" calcext:value-type="float">
            <text:p>43.1187</text:p>
          </table:table-cell>
          <table:table-cell office:value-type="float" office:value="76.4776" calcext:value-type="float">
            <text:p>76.4776</text:p>
          </table:table-cell>
          <table:table-cell office:value-type="float" office:value="293.008" calcext:value-type="float">
            <text:p>293.008</text:p>
          </table:table-cell>
          <table:table-cell office:value-type="float" office:value="43.0104" calcext:value-type="float">
            <text:p>43.0104</text:p>
          </table:table-cell>
          <table:table-cell/>
          <table:table-cell table:formula="of:=([.D462]-[.A462])/0.0166667" office:value-type="float" office:value="-166.475667048666" calcext:value-type="float">
            <text:p>-166.475667048666</text:p>
          </table:table-cell>
          <table:table-cell table:formula="of:=ABS([.E462]-[.B462])/0.0166667" office:value-type="float" office:value="671.578656842689" calcext:value-type="float">
            <text:p>671.578656842689</text:p>
          </table:table-cell>
          <table:table-cell table:formula="of:=([.F462]-[.C462])/0.0166667" office:value-type="float" office:value="-6.49798700402598" calcext:value-type="float">
            <text:p>-6.49798700402598</text:p>
          </table:table-cell>
          <table:table-cell table:formula="of:=DEGREES(ATAN(ABS([.F462]-[.C462])/ABS([.E462]-[.B462])))" office:value-type="float" office:value="0.554358911171072" calcext:value-type="float">
            <text:p>0.554358911171072</text:p>
          </table:table-cell>
          <table:table-cell table:formula="of:=SQRT(POWER([.H462];2)+POWER([.I462];2)+POWER([.J462];2))" office:value-type="float" office:value="691.935158725897" calcext:value-type="float">
            <text:p>691.935158725897</text:p>
          </table:table-cell>
        </table:table-row>
        <table:table-row table:style-name="ro1">
          <table:table-cell office:value-type="float" office:value="79.3556" calcext:value-type="float">
            <text:p>79.3556</text:p>
          </table:table-cell>
          <table:table-cell office:value-type="float" office:value="294.195" calcext:value-type="float">
            <text:p>294.195</text:p>
          </table:table-cell>
          <table:table-cell office:value-type="float" office:value="44.6043" calcext:value-type="float">
            <text:p>44.6043</text:p>
          </table:table-cell>
          <table:table-cell office:value-type="float" office:value="76.875" calcext:value-type="float">
            <text:p>76.875</text:p>
          </table:table-cell>
          <table:table-cell office:value-type="float" office:value="282.083" calcext:value-type="float">
            <text:p>282.083</text:p>
          </table:table-cell>
          <table:table-cell office:value-type="float" office:value="44.6719" calcext:value-type="float">
            <text:p>44.6719</text:p>
          </table:table-cell>
          <table:table-cell/>
          <table:table-cell table:formula="of:=([.D463]-[.A463])/0.0166667" office:value-type="float" office:value="-148.835702328595" calcext:value-type="float">
            <text:p>-148.835702328595</text:p>
          </table:table-cell>
          <table:table-cell table:formula="of:=ABS([.E463]-[.B463])/0.0166667" office:value-type="float" office:value="726.718546562905" calcext:value-type="float">
            <text:p>726.718546562905</text:p>
          </table:table-cell>
          <table:table-cell table:formula="of:=([.F463]-[.C463])/0.0166667" office:value-type="float" office:value="4.05599188801615" calcext:value-type="float">
            <text:p>4.05599188801615</text:p>
          </table:table-cell>
          <table:table-cell table:formula="of:=DEGREES(ATAN(ABS([.F463]-[.C463])/ABS([.E463]-[.B463])))" office:value-type="float" office:value="0.319778275993185" calcext:value-type="float">
            <text:p>0.319778275993185</text:p>
          </table:table-cell>
          <table:table-cell table:formula="of:=SQRT(POWER([.H463];2)+POWER([.I463];2)+POWER([.J463];2))" office:value-type="float" office:value="741.814237714768" calcext:value-type="float">
            <text:p>741.814237714768</text:p>
          </table:table-cell>
        </table:table-row>
        <table:table-row table:style-name="ro1">
          <table:table-cell office:value-type="float" office:value="80.2101" calcext:value-type="float">
            <text:p>80.2101</text:p>
          </table:table-cell>
          <table:table-cell office:value-type="float" office:value="298.351" calcext:value-type="float">
            <text:p>298.351</text:p>
          </table:table-cell>
          <table:table-cell office:value-type="float" office:value="44.4974" calcext:value-type="float">
            <text:p>44.4974</text:p>
          </table:table-cell>
          <table:table-cell office:value-type="float" office:value="77.4488" calcext:value-type="float">
            <text:p>77.4488</text:p>
          </table:table-cell>
          <table:table-cell office:value-type="float" office:value="287.329" calcext:value-type="float">
            <text:p>287.329</text:p>
          </table:table-cell>
          <table:table-cell office:value-type="float" office:value="44.8817" calcext:value-type="float">
            <text:p>44.8817</text:p>
          </table:table-cell>
          <table:table-cell/>
          <table:table-cell table:formula="of:=([.D464]-[.A464])/0.0166667" office:value-type="float" office:value="-165.677668644662" calcext:value-type="float">
            <text:p>-165.677668644662</text:p>
          </table:table-cell>
          <table:table-cell table:formula="of:=ABS([.E464]-[.B464])/0.0166667" office:value-type="float" office:value="661.318677362645" calcext:value-type="float">
            <text:p>661.318677362645</text:p>
          </table:table-cell>
          <table:table-cell table:formula="of:=([.F464]-[.C464])/0.0166667" office:value-type="float" office:value="23.0579538840924" calcext:value-type="float">
            <text:p>23.0579538840924</text:p>
          </table:table-cell>
          <table:table-cell table:formula="of:=DEGREES(ATAN(ABS([.F464]-[.C464])/ABS([.E464]-[.B464])))" office:value-type="float" office:value="1.99690182938016" calcext:value-type="float">
            <text:p>1.99690182938016</text:p>
          </table:table-cell>
          <table:table-cell table:formula="of:=SQRT(POWER([.H464];2)+POWER([.I464];2)+POWER([.J464];2))" office:value-type="float" office:value="682.14599035216" calcext:value-type="float">
            <text:p>682.14599035216</text:p>
          </table:table-cell>
        </table:table-row>
        <table:table-row table:style-name="ro1">
          <table:table-cell office:value-type="float" office:value="80.7639" calcext:value-type="float">
            <text:p>80.7639</text:p>
          </table:table-cell>
          <table:table-cell office:value-type="float" office:value="299.865" calcext:value-type="float">
            <text:p>299.865</text:p>
          </table:table-cell>
          <table:table-cell office:value-type="float" office:value="44.0093" calcext:value-type="float">
            <text:p>44.0093</text:p>
          </table:table-cell>
          <table:table-cell office:value-type="float" office:value="78.9696" calcext:value-type="float">
            <text:p>78.9696</text:p>
          </table:table-cell>
          <table:table-cell office:value-type="float" office:value="286.182" calcext:value-type="float">
            <text:p>286.182</text:p>
          </table:table-cell>
          <table:table-cell office:value-type="float" office:value="44.5343" calcext:value-type="float">
            <text:p>44.5343</text:p>
          </table:table-cell>
          <table:table-cell/>
          <table:table-cell table:formula="of:=([.D465]-[.A465])/0.0166667" office:value-type="float" office:value="-107.657784684431" calcext:value-type="float">
            <text:p>-107.657784684431</text:p>
          </table:table-cell>
          <table:table-cell table:formula="of:=ABS([.E465]-[.B465])/0.0166667" office:value-type="float" office:value="820.978358043283" calcext:value-type="float">
            <text:p>820.978358043283</text:p>
          </table:table-cell>
          <table:table-cell table:formula="of:=([.F465]-[.C465])/0.0166667" office:value-type="float" office:value="31.4999370001259" calcext:value-type="float">
            <text:p>31.4999370001259</text:p>
          </table:table-cell>
          <table:table-cell table:formula="of:=DEGREES(ATAN(ABS([.F465]-[.C465])/ABS([.E465]-[.B465])))" office:value-type="float" office:value="2.19729125484483" calcext:value-type="float">
            <text:p>2.19729125484483</text:p>
          </table:table-cell>
          <table:table-cell table:formula="of:=SQRT(POWER([.H465];2)+POWER([.I465];2)+POWER([.J465];2))" office:value-type="float" office:value="828.606003483934" calcext:value-type="float">
            <text:p>828.606003483934</text:p>
          </table:table-cell>
        </table:table-row>
        <table:table-row table:style-name="ro1">
          <table:table-cell office:value-type="float" office:value="78.2005" calcext:value-type="float">
            <text:p>78.2005</text:p>
          </table:table-cell>
          <table:table-cell office:value-type="float" office:value="286.075" calcext:value-type="float">
            <text:p>286.075</text:p>
          </table:table-cell>
          <table:table-cell office:value-type="float" office:value="44.8104" calcext:value-type="float">
            <text:p>44.8104</text:p>
          </table:table-cell>
          <table:table-cell office:value-type="float" office:value="75.7984" calcext:value-type="float">
            <text:p>75.7984</text:p>
          </table:table-cell>
          <table:table-cell office:value-type="float" office:value="275.643" calcext:value-type="float">
            <text:p>275.643</text:p>
          </table:table-cell>
          <table:table-cell office:value-type="float" office:value="44.4249" calcext:value-type="float">
            <text:p>44.4249</text:p>
          </table:table-cell>
          <table:table-cell/>
          <table:table-cell table:formula="of:=([.D466]-[.A466])/0.0166667" office:value-type="float" office:value="-144.125711748577" calcext:value-type="float">
            <text:p>-144.125711748577</text:p>
          </table:table-cell>
          <table:table-cell table:formula="of:=ABS([.E466]-[.B466])/0.0166667" office:value-type="float" office:value="625.918748162505" calcext:value-type="float">
            <text:p>625.918748162505</text:p>
          </table:table-cell>
          <table:table-cell table:formula="of:=([.F466]-[.C466])/0.0166667" office:value-type="float" office:value="-23.1299537400925" calcext:value-type="float">
            <text:p>-23.1299537400925</text:p>
          </table:table-cell>
          <table:table-cell table:formula="of:=DEGREES(ATAN(ABS([.F466]-[.C466])/ABS([.E466]-[.B466])))" office:value-type="float" office:value="2.11632258633581" calcext:value-type="float">
            <text:p>2.11632258633581</text:p>
          </table:table-cell>
          <table:table-cell table:formula="of:=SQRT(POWER([.H466];2)+POWER([.I466];2)+POWER([.J466];2))" office:value-type="float" office:value="642.71416263248" calcext:value-type="float">
            <text:p>642.71416263248</text:p>
          </table:table-cell>
        </table:table-row>
        <table:table-row table:style-name="ro1">
          <table:table-cell office:value-type="float" office:value="80.0859" calcext:value-type="float">
            <text:p>80.0859</text:p>
          </table:table-cell>
          <table:table-cell office:value-type="float" office:value="291.397" calcext:value-type="float">
            <text:p>291.397</text:p>
          </table:table-cell>
          <table:table-cell office:value-type="float" office:value="45.2688" calcext:value-type="float">
            <text:p>45.2688</text:p>
          </table:table-cell>
          <table:table-cell office:value-type="float" office:value="78.0881" calcext:value-type="float">
            <text:p>78.0881</text:p>
          </table:table-cell>
          <table:table-cell office:value-type="float" office:value="278.043" calcext:value-type="float">
            <text:p>278.043</text:p>
          </table:table-cell>
          <table:table-cell office:value-type="float" office:value="46.0224" calcext:value-type="float">
            <text:p>46.0224</text:p>
          </table:table-cell>
          <table:table-cell/>
          <table:table-cell table:formula="of:=([.D467]-[.A467])/0.0166667" office:value-type="float" office:value="-119.867760264479" calcext:value-type="float">
            <text:p>-119.867760264479</text:p>
          </table:table-cell>
          <table:table-cell table:formula="of:=ABS([.E467]-[.B467])/0.0166667" office:value-type="float" office:value="801.238397523204" calcext:value-type="float">
            <text:p>801.238397523204</text:p>
          </table:table-cell>
          <table:table-cell table:formula="of:=([.F467]-[.C467])/0.0166667" office:value-type="float" office:value="45.2159095681808" calcext:value-type="float">
            <text:p>45.2159095681808</text:p>
          </table:table-cell>
          <table:table-cell table:formula="of:=DEGREES(ATAN(ABS([.F467]-[.C467])/ABS([.E467]-[.B467])))" office:value-type="float" office:value="3.22991997861157" calcext:value-type="float">
            <text:p>3.22991997861157</text:p>
          </table:table-cell>
          <table:table-cell table:formula="of:=SQRT(POWER([.H467];2)+POWER([.I467];2)+POWER([.J467];2))" office:value-type="float" office:value="811.41587863096" calcext:value-type="float">
            <text:p>811.41587863096</text:p>
          </table:table-cell>
        </table:table-row>
        <table:table-row table:style-name="ro1">
          <table:table-cell office:value-type="float" office:value="79.3773" calcext:value-type="float">
            <text:p>79.3773</text:p>
          </table:table-cell>
          <table:table-cell office:value-type="float" office:value="295.529" calcext:value-type="float">
            <text:p>295.529</text:p>
          </table:table-cell>
          <table:table-cell office:value-type="float" office:value="44.6635" calcext:value-type="float">
            <text:p>44.6635</text:p>
          </table:table-cell>
          <table:table-cell office:value-type="float" office:value="76.6496" calcext:value-type="float">
            <text:p>76.6496</text:p>
          </table:table-cell>
          <table:table-cell office:value-type="float" office:value="284.54" calcext:value-type="float">
            <text:p>284.54</text:p>
          </table:table-cell>
          <table:table-cell office:value-type="float" office:value="45.308" calcext:value-type="float">
            <text:p>45.308</text:p>
          </table:table-cell>
          <table:table-cell/>
          <table:table-cell table:formula="of:=([.D468]-[.A468])/0.0166667" office:value-type="float" office:value="-163.661672676655" calcext:value-type="float">
            <text:p>-163.661672676655</text:p>
          </table:table-cell>
          <table:table-cell table:formula="of:=ABS([.E468]-[.B468])/0.0166667" office:value-type="float" office:value="659.338681322636" calcext:value-type="float">
            <text:p>659.338681322636</text:p>
          </table:table-cell>
          <table:table-cell table:formula="of:=([.F468]-[.C468])/0.0166667" office:value-type="float" office:value="38.6699226601547" calcext:value-type="float">
            <text:p>38.6699226601547</text:p>
          </table:table-cell>
          <table:table-cell table:formula="of:=DEGREES(ATAN(ABS([.F468]-[.C468])/ABS([.E468]-[.B468])))" office:value-type="float" office:value="3.35652714348253" calcext:value-type="float">
            <text:p>3.35652714348253</text:p>
          </table:table-cell>
          <table:table-cell table:formula="of:=SQRT(POWER([.H468];2)+POWER([.I468];2)+POWER([.J468];2))" office:value-type="float" office:value="680.446913954451" calcext:value-type="float">
            <text:p>680.446913954451</text:p>
          </table:table-cell>
        </table:table-row>
        <table:table-row table:style-name="ro1">
          <table:table-cell office:value-type="float" office:value="79.1164" calcext:value-type="float">
            <text:p>79.1164</text:p>
          </table:table-cell>
          <table:table-cell office:value-type="float" office:value="295.522" calcext:value-type="float">
            <text:p>295.522</text:p>
          </table:table-cell>
          <table:table-cell office:value-type="float" office:value="44.667" calcext:value-type="float">
            <text:p>44.667</text:p>
          </table:table-cell>
          <table:table-cell office:value-type="float" office:value="76.6352" calcext:value-type="float">
            <text:p>76.6352</text:p>
          </table:table-cell>
          <table:table-cell office:value-type="float" office:value="283.296" calcext:value-type="float">
            <text:p>283.296</text:p>
          </table:table-cell>
          <table:table-cell office:value-type="float" office:value="44.9923" calcext:value-type="float">
            <text:p>44.9923</text:p>
          </table:table-cell>
          <table:table-cell/>
          <table:table-cell table:formula="of:=([.D469]-[.A469])/0.0166667" office:value-type="float" office:value="-148.871702256596" calcext:value-type="float">
            <text:p>-148.871702256596</text:p>
          </table:table-cell>
          <table:table-cell table:formula="of:=ABS([.E469]-[.B469])/0.0166667" office:value-type="float" office:value="733.558532882934" calcext:value-type="float">
            <text:p>733.558532882934</text:p>
          </table:table-cell>
          <table:table-cell table:formula="of:=([.F469]-[.C469])/0.0166667" office:value-type="float" office:value="19.517960964078" calcext:value-type="float">
            <text:p>19.517960964078</text:p>
          </table:table-cell>
          <table:table-cell table:formula="of:=DEGREES(ATAN(ABS([.F469]-[.C469])/ABS([.E469]-[.B469])))" office:value-type="float" office:value="1.52412241481757" calcext:value-type="float">
            <text:p>1.52412241481757</text:p>
          </table:table-cell>
          <table:table-cell table:formula="of:=SQRT(POWER([.H469];2)+POWER([.I469];2)+POWER([.J469];2))" office:value-type="float" office:value="748.766890092193" calcext:value-type="float">
            <text:p>748.766890092193</text:p>
          </table:table-cell>
        </table:table-row>
        <table:table-row table:style-name="ro1">
          <table:table-cell office:value-type="float" office:value="80.9409" calcext:value-type="float">
            <text:p>80.9409</text:p>
          </table:table-cell>
          <table:table-cell office:value-type="float" office:value="295.489" calcext:value-type="float">
            <text:p>295.489</text:p>
          </table:table-cell>
          <table:table-cell office:value-type="float" office:value="45.1703" calcext:value-type="float">
            <text:p>45.1703</text:p>
          </table:table-cell>
          <table:table-cell office:value-type="float" office:value="78.69" calcext:value-type="float">
            <text:p>78.69</text:p>
          </table:table-cell>
          <table:table-cell office:value-type="float" office:value="284.583" calcext:value-type="float">
            <text:p>284.583</text:p>
          </table:table-cell>
          <table:table-cell office:value-type="float" office:value="45.7867" calcext:value-type="float">
            <text:p>45.7867</text:p>
          </table:table-cell>
          <table:table-cell/>
          <table:table-cell table:formula="of:=([.D470]-[.A470])/0.0166667" office:value-type="float" office:value="-135.05372989254" calcext:value-type="float">
            <text:p>-135.05372989254</text:p>
          </table:table-cell>
          <table:table-cell table:formula="of:=ABS([.E470]-[.B470])/0.0166667" office:value-type="float" office:value="654.358691282614" calcext:value-type="float">
            <text:p>654.358691282614</text:p>
          </table:table-cell>
          <table:table-cell table:formula="of:=([.F470]-[.C470])/0.0166667" office:value-type="float" office:value="36.9839260321483" calcext:value-type="float">
            <text:p>36.9839260321483</text:p>
          </table:table-cell>
          <table:table-cell table:formula="of:=DEGREES(ATAN(ABS([.F470]-[.C470])/ABS([.E470]-[.B470])))" office:value-type="float" office:value="3.2348784437304" calcext:value-type="float">
            <text:p>3.2348784437304</text:p>
          </table:table-cell>
          <table:table-cell table:formula="of:=SQRT(POWER([.H470];2)+POWER([.I470];2)+POWER([.J470];2))" office:value-type="float" office:value="669.173084933737" calcext:value-type="float">
            <text:p>669.173084933737</text:p>
          </table:table-cell>
        </table:table-row>
        <table:table-row table:style-name="ro1">
          <table:table-cell office:value-type="float" office:value="81.0821" calcext:value-type="float">
            <text:p>81.0821</text:p>
          </table:table-cell>
          <table:table-cell office:value-type="float" office:value="302.692" calcext:value-type="float">
            <text:p>302.692</text:p>
          </table:table-cell>
          <table:table-cell office:value-type="float" office:value="43.8494" calcext:value-type="float">
            <text:p>43.8494</text:p>
          </table:table-cell>
          <table:table-cell office:value-type="float" office:value="78.7333" calcext:value-type="float">
            <text:p>78.7333</text:p>
          </table:table-cell>
          <table:table-cell office:value-type="float" office:value="287.472" calcext:value-type="float">
            <text:p>287.472</text:p>
          </table:table-cell>
          <table:table-cell office:value-type="float" office:value="44.595" calcext:value-type="float">
            <text:p>44.595</text:p>
          </table:table-cell>
          <table:table-cell/>
          <table:table-cell table:formula="of:=([.D471]-[.A471])/0.0166667" office:value-type="float" office:value="-140.927718144564" calcext:value-type="float">
            <text:p>-140.927718144564</text:p>
          </table:table-cell>
          <table:table-cell table:formula="of:=ABS([.E471]-[.B471])/0.0166667" office:value-type="float" office:value="913.198173603655" calcext:value-type="float">
            <text:p>913.198173603655</text:p>
          </table:table-cell>
          <table:table-cell table:formula="of:=([.F471]-[.C471])/0.0166667" office:value-type="float" office:value="44.7359105281787" calcext:value-type="float">
            <text:p>44.7359105281787</text:p>
          </table:table-cell>
          <table:table-cell table:formula="of:=DEGREES(ATAN(ABS([.F471]-[.C471])/ABS([.E471]-[.B471])))" office:value-type="float" office:value="2.80457350873779" calcext:value-type="float">
            <text:p>2.80457350873779</text:p>
          </table:table-cell>
          <table:table-cell table:formula="of:=SQRT(POWER([.H471];2)+POWER([.I471];2)+POWER([.J471];2))" office:value-type="float" office:value="925.090713230475" calcext:value-type="float">
            <text:p>925.090713230475</text:p>
          </table:table-cell>
        </table:table-row>
        <table:table-row table:style-name="ro1">
          <table:table-cell office:value-type="float" office:value="80.8906" calcext:value-type="float">
            <text:p>80.8906</text:p>
          </table:table-cell>
          <table:table-cell office:value-type="float" office:value="292.873" calcext:value-type="float">
            <text:p>292.873</text:p>
          </table:table-cell>
          <table:table-cell office:value-type="float" office:value="44.787" calcext:value-type="float">
            <text:p>44.787</text:p>
          </table:table-cell>
          <table:table-cell office:value-type="float" office:value="78.8646" calcext:value-type="float">
            <text:p>78.8646</text:p>
          </table:table-cell>
          <table:table-cell office:value-type="float" office:value="279.482" calcext:value-type="float">
            <text:p>279.482</text:p>
          </table:table-cell>
          <table:table-cell office:value-type="float" office:value="45.5492" calcext:value-type="float">
            <text:p>45.5492</text:p>
          </table:table-cell>
          <table:table-cell/>
          <table:table-cell table:formula="of:=([.D472]-[.A472])/0.0166667" office:value-type="float" office:value="-121.559756880487" calcext:value-type="float">
            <text:p>-121.559756880487</text:p>
          </table:table-cell>
          <table:table-cell table:formula="of:=ABS([.E472]-[.B472])/0.0166667" office:value-type="float" office:value="803.458393083212" calcext:value-type="float">
            <text:p>803.458393083212</text:p>
          </table:table-cell>
          <table:table-cell table:formula="of:=([.F472]-[.C472])/0.0166667" office:value-type="float" office:value="45.7319085361829" calcext:value-type="float">
            <text:p>45.7319085361829</text:p>
          </table:table-cell>
          <table:table-cell table:formula="of:=DEGREES(ATAN(ABS([.F472]-[.C472])/ABS([.E472]-[.B472])))" office:value-type="float" office:value="3.25769350276391" calcext:value-type="float">
            <text:p>3.25769350276391</text:p>
          </table:table-cell>
          <table:table-cell table:formula="of:=SQRT(POWER([.H472];2)+POWER([.I472];2)+POWER([.J472];2))" office:value-type="float" office:value="813.887935386108" calcext:value-type="float">
            <text:p>813.887935386108</text:p>
          </table:table-cell>
        </table:table-row>
        <table:table-row table:style-name="ro1">
          <table:table-cell office:value-type="float" office:value="79.054" calcext:value-type="float">
            <text:p>79.054</text:p>
          </table:table-cell>
          <table:table-cell office:value-type="float" office:value="291.564" calcext:value-type="float">
            <text:p>291.564</text:p>
          </table:table-cell>
          <table:table-cell office:value-type="float" office:value="44.231" calcext:value-type="float">
            <text:p>44.231</text:p>
          </table:table-cell>
          <table:table-cell office:value-type="float" office:value="76.6069" calcext:value-type="float">
            <text:p>76.6069</text:p>
          </table:table-cell>
          <table:table-cell office:value-type="float" office:value="280.9" calcext:value-type="float">
            <text:p>280.9</text:p>
          </table:table-cell>
          <table:table-cell office:value-type="float" office:value="44.1032" calcext:value-type="float">
            <text:p>44.1032</text:p>
          </table:table-cell>
          <table:table-cell/>
          <table:table-cell table:formula="of:=([.D473]-[.A473])/0.0166667" office:value-type="float" office:value="-146.825706348588" calcext:value-type="float">
            <text:p>-146.825706348588</text:p>
          </table:table-cell>
          <table:table-cell table:formula="of:=ABS([.E473]-[.B473])/0.0166667" office:value-type="float" office:value="639.838720322562" calcext:value-type="float">
            <text:p>639.838720322562</text:p>
          </table:table-cell>
          <table:table-cell table:formula="of:=([.F473]-[.C473])/0.0166667" office:value-type="float" office:value="-7.66798466403071" calcext:value-type="float">
            <text:p>-7.66798466403071</text:p>
          </table:table-cell>
          <table:table-cell table:formula="of:=DEGREES(ATAN(ABS([.F473]-[.C473])/ABS([.E473]-[.B473])))" office:value-type="float" office:value="0.686613850243314" calcext:value-type="float">
            <text:p>0.686613850243314</text:p>
          </table:table-cell>
          <table:table-cell table:formula="of:=SQRT(POWER([.H473];2)+POWER([.I473];2)+POWER([.J473];2))" office:value-type="float" office:value="656.51365108243" calcext:value-type="float">
            <text:p>656.51365108243</text:p>
          </table:table-cell>
        </table:table-row>
        <table:table-row table:style-name="ro1">
          <table:table-cell office:value-type="float" office:value="80.7098" calcext:value-type="float">
            <text:p>80.7098</text:p>
          </table:table-cell>
          <table:table-cell office:value-type="float" office:value="297.021" calcext:value-type="float">
            <text:p>297.021</text:p>
          </table:table-cell>
          <table:table-cell office:value-type="float" office:value="44.4308" calcext:value-type="float">
            <text:p>44.4308</text:p>
          </table:table-cell>
          <table:table-cell office:value-type="float" office:value="78.6719" calcext:value-type="float">
            <text:p>78.6719</text:p>
          </table:table-cell>
          <table:table-cell office:value-type="float" office:value="283.41" calcext:value-type="float">
            <text:p>283.41</text:p>
          </table:table-cell>
          <table:table-cell office:value-type="float" office:value="45.208" calcext:value-type="float">
            <text:p>45.208</text:p>
          </table:table-cell>
          <table:table-cell/>
          <table:table-cell table:formula="of:=([.D474]-[.A474])/0.0166667" office:value-type="float" office:value="-122.27375545249" calcext:value-type="float">
            <text:p>-122.27375545249</text:p>
          </table:table-cell>
          <table:table-cell table:formula="of:=ABS([.E474]-[.B474])/0.0166667" office:value-type="float" office:value="816.658366683266" calcext:value-type="float">
            <text:p>816.658366683266</text:p>
          </table:table-cell>
          <table:table-cell table:formula="of:=([.F474]-[.C474])/0.0166667" office:value-type="float" office:value="46.6319067361866" calcext:value-type="float">
            <text:p>46.6319067361866</text:p>
          </table:table-cell>
          <table:table-cell table:formula="of:=DEGREES(ATAN(ABS([.F474]-[.C474])/ABS([.E474]-[.B474])))" office:value-type="float" office:value="3.26809030626897" calcext:value-type="float">
            <text:p>3.26809030626897</text:p>
          </table:table-cell>
          <table:table-cell table:formula="of:=SQRT(POWER([.H474];2)+POWER([.I474];2)+POWER([.J474];2))" office:value-type="float" office:value="827.076957647889" calcext:value-type="float">
            <text:p>827.076957647889</text:p>
          </table:table-cell>
        </table:table-row>
        <table:table-row table:style-name="ro1">
          <table:table-cell office:value-type="float" office:value="80.2627" calcext:value-type="float">
            <text:p>80.2627</text:p>
          </table:table-cell>
          <table:table-cell office:value-type="float" office:value="301.282" calcext:value-type="float">
            <text:p>301.282</text:p>
          </table:table-cell>
          <table:table-cell office:value-type="float" office:value="43.804" calcext:value-type="float">
            <text:p>43.804</text:p>
          </table:table-cell>
          <table:table-cell office:value-type="float" office:value="77.9807" calcext:value-type="float">
            <text:p>77.9807</text:p>
          </table:table-cell>
          <table:table-cell office:value-type="float" office:value="288.736" calcext:value-type="float">
            <text:p>288.736</text:p>
          </table:table-cell>
          <table:table-cell office:value-type="float" office:value="44.6656" calcext:value-type="float">
            <text:p>44.6656</text:p>
          </table:table-cell>
          <table:table-cell/>
          <table:table-cell table:formula="of:=([.D475]-[.A475])/0.0166667" office:value-type="float" office:value="-136.919726160547" calcext:value-type="float">
            <text:p>-136.919726160547</text:p>
          </table:table-cell>
          <table:table-cell table:formula="of:=ABS([.E475]-[.B475])/0.0166667" office:value-type="float" office:value="752.758494483011" calcext:value-type="float">
            <text:p>752.758494483011</text:p>
          </table:table-cell>
          <table:table-cell table:formula="of:=([.F475]-[.C475])/0.0166667" office:value-type="float" office:value="51.6958966082065" calcext:value-type="float">
            <text:p>51.6958966082065</text:p>
          </table:table-cell>
          <table:table-cell table:formula="of:=DEGREES(ATAN(ABS([.F475]-[.C475])/ABS([.E475]-[.B475])))" office:value-type="float" office:value="3.92863496387772" calcext:value-type="float">
            <text:p>3.92863496387772</text:p>
          </table:table-cell>
          <table:table-cell table:formula="of:=SQRT(POWER([.H475];2)+POWER([.I475];2)+POWER([.J475];2))" office:value-type="float" office:value="766.853850583235" calcext:value-type="float">
            <text:p>766.853850583235</text:p>
          </table:table-cell>
        </table:table-row>
        <table:table-row table:style-name="ro1">
          <table:table-cell office:value-type="float" office:value="82.9641" calcext:value-type="float">
            <text:p>82.9641</text:p>
          </table:table-cell>
          <table:table-cell office:value-type="float" office:value="304.008" calcext:value-type="float">
            <text:p>304.008</text:p>
          </table:table-cell>
          <table:table-cell office:value-type="float" office:value="44.4244" calcext:value-type="float">
            <text:p>44.4244</text:p>
          </table:table-cell>
          <table:table-cell office:value-type="float" office:value="80.3973" calcext:value-type="float">
            <text:p>80.3973</text:p>
          </table:table-cell>
          <table:table-cell office:value-type="float" office:value="294.252" calcext:value-type="float">
            <text:p>294.252</text:p>
          </table:table-cell>
          <table:table-cell office:value-type="float" office:value="44.5864" calcext:value-type="float">
            <text:p>44.5864</text:p>
          </table:table-cell>
          <table:table-cell/>
          <table:table-cell table:formula="of:=([.D476]-[.A476])/0.0166667" office:value-type="float" office:value="-154.007691984616" calcext:value-type="float">
            <text:p>-154.007691984616</text:p>
          </table:table-cell>
          <table:table-cell table:formula="of:=ABS([.E476]-[.B476])/0.0166667" office:value-type="float" office:value="585.35882928234" calcext:value-type="float">
            <text:p>585.35882928234</text:p>
          </table:table-cell>
          <table:table-cell table:formula="of:=([.F476]-[.C476])/0.0166667" office:value-type="float" office:value="9.71998056003882" calcext:value-type="float">
            <text:p>9.71998056003882</text:p>
          </table:table-cell>
          <table:table-cell table:formula="of:=DEGREES(ATAN(ABS([.F476]-[.C476])/ABS([.E476]-[.B476])))" office:value-type="float" office:value="0.951318503130332" calcext:value-type="float">
            <text:p>0.951318503130332</text:p>
          </table:table-cell>
          <table:table-cell table:formula="of:=SQRT(POWER([.H476];2)+POWER([.I476];2)+POWER([.J476];2))" office:value-type="float" office:value="605.35758542477" calcext:value-type="float">
            <text:p>605.35758542477</text:p>
          </table:table-cell>
        </table:table-row>
        <table:table-row table:style-name="ro1">
          <table:table-cell office:value-type="float" office:value="79.923" calcext:value-type="float">
            <text:p>79.923</text:p>
          </table:table-cell>
          <table:table-cell office:value-type="float" office:value="296.918" calcext:value-type="float">
            <text:p>296.918</text:p>
          </table:table-cell>
          <table:table-cell office:value-type="float" office:value="44.7113" calcext:value-type="float">
            <text:p>44.7113</text:p>
          </table:table-cell>
          <table:table-cell office:value-type="float" office:value="76.9049" calcext:value-type="float">
            <text:p>76.9049</text:p>
          </table:table-cell>
          <table:table-cell office:value-type="float" office:value="284.616" calcext:value-type="float">
            <text:p>284.616</text:p>
          </table:table-cell>
          <table:table-cell office:value-type="float" office:value="45.0423" calcext:value-type="float">
            <text:p>45.0423</text:p>
          </table:table-cell>
          <table:table-cell/>
          <table:table-cell table:formula="of:=([.D477]-[.A477])/0.0166667" office:value-type="float" office:value="-181.085637828725" calcext:value-type="float">
            <text:p>-181.085637828725</text:p>
          </table:table-cell>
          <table:table-cell table:formula="of:=ABS([.E477]-[.B477])/0.0166667" office:value-type="float" office:value="738.118523762954" calcext:value-type="float">
            <text:p>738.118523762954</text:p>
          </table:table-cell>
          <table:table-cell table:formula="of:=([.F477]-[.C477])/0.0166667" office:value-type="float" office:value="19.8599602800792" calcext:value-type="float">
            <text:p>19.8599602800792</text:p>
          </table:table-cell>
          <table:table-cell table:formula="of:=DEGREES(ATAN(ABS([.F477]-[.C477])/ABS([.E477]-[.B477])))" office:value-type="float" office:value="1.54123951397909" calcext:value-type="float">
            <text:p>1.54123951397909</text:p>
          </table:table-cell>
          <table:table-cell table:formula="of:=SQRT(POWER([.H477];2)+POWER([.I477];2)+POWER([.J477];2))" office:value-type="float" office:value="760.266651492859" calcext:value-type="float">
            <text:p>760.266651492859</text:p>
          </table:table-cell>
        </table:table-row>
        <table:table-row table:style-name="ro1">
          <table:table-cell office:value-type="float" office:value="82.2637" calcext:value-type="float">
            <text:p>82.2637</text:p>
          </table:table-cell>
          <table:table-cell office:value-type="float" office:value="308.394" calcext:value-type="float">
            <text:p>308.394</text:p>
          </table:table-cell>
          <table:table-cell office:value-type="float" office:value="43.791" calcext:value-type="float">
            <text:p>43.791</text:p>
          </table:table-cell>
          <table:table-cell office:value-type="float" office:value="78.7719" calcext:value-type="float">
            <text:p>78.7719</text:p>
          </table:table-cell>
          <table:table-cell office:value-type="float" office:value="289.997" calcext:value-type="float">
            <text:p>289.997</text:p>
          </table:table-cell>
          <table:table-cell office:value-type="float" office:value="45.2333" calcext:value-type="float">
            <text:p>45.2333</text:p>
          </table:table-cell>
          <table:table-cell/>
          <table:table-cell table:formula="of:=([.D478]-[.A478])/0.0166667" office:value-type="float" office:value="-209.507580984838" calcext:value-type="float">
            <text:p>-209.507580984838</text:p>
          </table:table-cell>
          <table:table-cell table:formula="of:=ABS([.E478]-[.B478])/0.0166667" office:value-type="float" office:value="1103.81779236441" calcext:value-type="float">
            <text:p>1103.81779236441</text:p>
          </table:table-cell>
          <table:table-cell table:formula="of:=([.F478]-[.C478])/0.0166667" office:value-type="float" office:value="86.5378269243463" calcext:value-type="float">
            <text:p>86.5378269243463</text:p>
          </table:table-cell>
          <table:table-cell table:formula="of:=DEGREES(ATAN(ABS([.F478]-[.C478])/ABS([.E478]-[.B478])))" office:value-type="float" office:value="4.48274271479352" calcext:value-type="float">
            <text:p>4.48274271479352</text:p>
          </table:table-cell>
          <table:table-cell table:formula="of:=SQRT(POWER([.H478];2)+POWER([.I478];2)+POWER([.J478];2))" office:value-type="float" office:value="1126.85222665581" calcext:value-type="float">
            <text:p>1126.85222665581</text:p>
          </table:table-cell>
        </table:table-row>
        <table:table-row table:style-name="ro1">
          <table:table-cell office:value-type="float" office:value="77.7737" calcext:value-type="float">
            <text:p>77.7737</text:p>
          </table:table-cell>
          <table:table-cell office:value-type="float" office:value="292.459" calcext:value-type="float">
            <text:p>292.459</text:p>
          </table:table-cell>
          <table:table-cell office:value-type="float" office:value="45.8997" calcext:value-type="float">
            <text:p>45.8997</text:p>
          </table:table-cell>
          <table:table-cell office:value-type="float" office:value="74.1649" calcext:value-type="float">
            <text:p>74.1649</text:p>
          </table:table-cell>
          <table:table-cell office:value-type="float" office:value="296.652" calcext:value-type="float">
            <text:p>296.652</text:p>
          </table:table-cell>
          <table:table-cell office:value-type="float" office:value="44.2868" calcext:value-type="float">
            <text:p>44.2868</text:p>
          </table:table-cell>
          <table:table-cell/>
          <table:table-cell table:formula="of:=([.D479]-[.A479])/0.0166667" office:value-type="float" office:value="-216.527566944866" calcext:value-type="float">
            <text:p>-216.527566944866</text:p>
          </table:table-cell>
          <table:table-cell table:formula="of:=ABS([.E479]-[.B479])/0.0166667" office:value-type="float" office:value="251.579496841005" calcext:value-type="float">
            <text:p>251.579496841005</text:p>
          </table:table-cell>
          <table:table-cell table:formula="of:=([.F479]-[.C479])/0.0166667" office:value-type="float" office:value="-96.7738064523873" calcext:value-type="float">
            <text:p>-96.7738064523873</text:p>
          </table:table-cell>
          <table:table-cell table:formula="of:=DEGREES(ATAN(ABS([.F479]-[.C479])/ABS([.E479]-[.B479])))" office:value-type="float" office:value="21.0399832957055" calcext:value-type="float">
            <text:p>21.0399832957055</text:p>
          </table:table-cell>
          <table:table-cell table:formula="of:=SQRT(POWER([.H479];2)+POWER([.I479];2)+POWER([.J479];2))" office:value-type="float" office:value="345.747885160735" calcext:value-type="float">
            <text:p>345.747885160735</text:p>
          </table:table-cell>
        </table:table-row>
        <table:table-row table:style-name="ro1">
          <table:table-cell office:value-type="float" office:value="78.4361" calcext:value-type="float">
            <text:p>78.4361</text:p>
          </table:table-cell>
          <table:table-cell office:value-type="float" office:value="302.897" calcext:value-type="float">
            <text:p>302.897</text:p>
          </table:table-cell>
          <table:table-cell office:value-type="float" office:value="42.5343" calcext:value-type="float">
            <text:p>42.5343</text:p>
          </table:table-cell>
          <table:table-cell office:value-type="float" office:value="76.6935" calcext:value-type="float">
            <text:p>76.6935</text:p>
          </table:table-cell>
          <table:table-cell office:value-type="float" office:value="288.981" calcext:value-type="float">
            <text:p>288.981</text:p>
          </table:table-cell>
          <table:table-cell office:value-type="float" office:value="43.1125" calcext:value-type="float">
            <text:p>43.1125</text:p>
          </table:table-cell>
          <table:table-cell/>
          <table:table-cell table:formula="of:=([.D480]-[.A480])/0.0166667" office:value-type="float" office:value="-104.555790888418" calcext:value-type="float">
            <text:p>-104.555790888418</text:p>
          </table:table-cell>
          <table:table-cell table:formula="of:=ABS([.E480]-[.B480])/0.0166667" office:value-type="float" office:value="834.95833008334" calcext:value-type="float">
            <text:p>834.95833008334</text:p>
          </table:table-cell>
          <table:table-cell table:formula="of:=([.F480]-[.C480])/0.0166667" office:value-type="float" office:value="34.6919306161385" calcext:value-type="float">
            <text:p>34.6919306161385</text:p>
          </table:table-cell>
          <table:table-cell table:formula="of:=DEGREES(ATAN(ABS([.F480]-[.C480])/ABS([.E480]-[.B480])))" office:value-type="float" office:value="2.37923079575967" calcext:value-type="float">
            <text:p>2.37923079575967</text:p>
          </table:table-cell>
          <table:table-cell table:formula="of:=SQRT(POWER([.H480];2)+POWER([.I480];2)+POWER([.J480];2))" office:value-type="float" office:value="842.194072903471" calcext:value-type="float">
            <text:p>842.194072903471</text:p>
          </table:table-cell>
        </table:table-row>
        <table:table-row table:style-name="ro1">
          <table:table-cell office:value-type="float" office:value="75.7833" calcext:value-type="float">
            <text:p>75.7833</text:p>
          </table:table-cell>
          <table:table-cell office:value-type="float" office:value="302.667" calcext:value-type="float">
            <text:p>302.667</text:p>
          </table:table-cell>
          <table:table-cell office:value-type="float" office:value="42.8548" calcext:value-type="float">
            <text:p>42.8548</text:p>
          </table:table-cell>
          <table:table-cell office:value-type="float" office:value="73.0892" calcext:value-type="float">
            <text:p>73.0892</text:p>
          </table:table-cell>
          <table:table-cell office:value-type="float" office:value="289.995" calcext:value-type="float">
            <text:p>289.995</text:p>
          </table:table-cell>
          <table:table-cell office:value-type="float" office:value="43.2454" calcext:value-type="float">
            <text:p>43.2454</text:p>
          </table:table-cell>
          <table:table-cell/>
          <table:table-cell table:formula="of:=([.D481]-[.A481])/0.0166667" office:value-type="float" office:value="-161.645676708646" calcext:value-type="float">
            <text:p>-161.645676708646</text:p>
          </table:table-cell>
          <table:table-cell table:formula="of:=ABS([.E481]-[.B481])/0.0166667" office:value-type="float" office:value="760.318479363039" calcext:value-type="float">
            <text:p>760.318479363039</text:p>
          </table:table-cell>
          <table:table-cell table:formula="of:=([.F481]-[.C481])/0.0166667" office:value-type="float" office:value="23.4359531280937" calcext:value-type="float">
            <text:p>23.4359531280937</text:p>
          </table:table-cell>
          <table:table-cell table:formula="of:=DEGREES(ATAN(ABS([.F481]-[.C481])/ABS([.E481]-[.B481])))" office:value-type="float" office:value="1.76551829038395" calcext:value-type="float">
            <text:p>1.76551829038395</text:p>
          </table:table-cell>
          <table:table-cell table:formula="of:=SQRT(POWER([.H481];2)+POWER([.I481];2)+POWER([.J481];2))" office:value-type="float" office:value="777.664939905704" calcext:value-type="float">
            <text:p>777.664939905704</text:p>
          </table:table-cell>
        </table:table-row>
        <table:table-row table:style-name="ro1">
          <table:table-cell office:value-type="float" office:value="70.7685" calcext:value-type="float">
            <text:p>70.7685</text:p>
          </table:table-cell>
          <table:table-cell office:value-type="float" office:value="294.939" calcext:value-type="float">
            <text:p>294.939</text:p>
          </table:table-cell>
          <table:table-cell office:value-type="float" office:value="44.5728" calcext:value-type="float">
            <text:p>44.5728</text:p>
          </table:table-cell>
          <table:table-cell office:value-type="float" office:value="67.4991" calcext:value-type="float">
            <text:p>67.4991</text:p>
          </table:table-cell>
          <table:table-cell office:value-type="float" office:value="280.993" calcext:value-type="float">
            <text:p>280.993</text:p>
          </table:table-cell>
          <table:table-cell office:value-type="float" office:value="45.4258" calcext:value-type="float">
            <text:p>45.4258</text:p>
          </table:table-cell>
          <table:table-cell/>
          <table:table-cell table:formula="of:=([.D482]-[.A482])/0.0166667" office:value-type="float" office:value="-196.163607672785" calcext:value-type="float">
            <text:p>-196.163607672785</text:p>
          </table:table-cell>
          <table:table-cell table:formula="of:=ABS([.E482]-[.B482])/0.0166667" office:value-type="float" office:value="836.758326483349" calcext:value-type="float">
            <text:p>836.758326483349</text:p>
          </table:table-cell>
          <table:table-cell table:formula="of:=([.F482]-[.C482])/0.0166667" office:value-type="float" office:value="51.1798976402048" calcext:value-type="float">
            <text:p>51.1798976402048</text:p>
          </table:table-cell>
          <table:table-cell table:formula="of:=DEGREES(ATAN(ABS([.F482]-[.C482])/ABS([.E482]-[.B482])))" office:value-type="float" office:value="3.5001068271221" calcext:value-type="float">
            <text:p>3.5001068271221</text:p>
          </table:table-cell>
          <table:table-cell table:formula="of:=SQRT(POWER([.H482];2)+POWER([.I482];2)+POWER([.J482];2))" office:value-type="float" office:value="860.966921453361" calcext:value-type="float">
            <text:p>860.966921453361</text:p>
          </table:table-cell>
        </table:table-row>
        <table:table-row table:style-name="ro1">
          <table:table-cell office:value-type="float" office:value="64.2276" calcext:value-type="float">
            <text:p>64.2276</text:p>
          </table:table-cell>
          <table:table-cell office:value-type="float" office:value="296.906" calcext:value-type="float">
            <text:p>296.906</text:p>
          </table:table-cell>
          <table:table-cell office:value-type="float" office:value="44.8592" calcext:value-type="float">
            <text:p>44.8592</text:p>
          </table:table-cell>
          <table:table-cell office:value-type="float" office:value="61.8947" calcext:value-type="float">
            <text:p>61.8947</text:p>
          </table:table-cell>
          <table:table-cell office:value-type="float" office:value="282.797" calcext:value-type="float">
            <text:p>282.797</text:p>
          </table:table-cell>
          <table:table-cell office:value-type="float" office:value="45.4579" calcext:value-type="float">
            <text:p>45.4579</text:p>
          </table:table-cell>
          <table:table-cell/>
          <table:table-cell table:formula="of:=([.D483]-[.A483])/0.0166667" office:value-type="float" office:value="-139.97372005256" calcext:value-type="float">
            <text:p>-139.97372005256</text:p>
          </table:table-cell>
          <table:table-cell table:formula="of:=ABS([.E483]-[.B483])/0.0166667" office:value-type="float" office:value="846.538306923385" calcext:value-type="float">
            <text:p>846.538306923385</text:p>
          </table:table-cell>
          <table:table-cell table:formula="of:=([.F483]-[.C483])/0.0166667" office:value-type="float" office:value="35.9219281561437" calcext:value-type="float">
            <text:p>35.9219281561437</text:p>
          </table:table-cell>
          <table:table-cell table:formula="of:=DEGREES(ATAN(ABS([.F483]-[.C483])/ABS([.E483]-[.B483])))" office:value-type="float" office:value="2.42982609271391" calcext:value-type="float">
            <text:p>2.42982609271391</text:p>
          </table:table-cell>
          <table:table-cell table:formula="of:=SQRT(POWER([.H483];2)+POWER([.I483];2)+POWER([.J483];2))" office:value-type="float" office:value="858.784101108374" calcext:value-type="float">
            <text:p>858.784101108374</text:p>
          </table:table-cell>
        </table:table-row>
        <table:table-row table:style-name="ro1">
          <table:table-cell office:value-type="float" office:value="62.8047" calcext:value-type="float">
            <text:p>62.8047</text:p>
          </table:table-cell>
          <table:table-cell office:value-type="float" office:value="288.444" calcext:value-type="float">
            <text:p>288.444</text:p>
          </table:table-cell>
          <table:table-cell office:value-type="float" office:value="44.8517" calcext:value-type="float">
            <text:p>44.8517</text:p>
          </table:table-cell>
          <table:table-cell office:value-type="float" office:value="60.2595" calcext:value-type="float">
            <text:p>60.2595</text:p>
          </table:table-cell>
          <table:table-cell office:value-type="float" office:value="276.1" calcext:value-type="float">
            <text:p>276.1</text:p>
          </table:table-cell>
          <table:table-cell office:value-type="float" office:value="44.7494" calcext:value-type="float">
            <text:p>44.7494</text:p>
          </table:table-cell>
          <table:table-cell/>
          <table:table-cell table:formula="of:=([.D484]-[.A484])/0.0166667" office:value-type="float" office:value="-152.711694576611" calcext:value-type="float">
            <text:p>-152.711694576611</text:p>
          </table:table-cell>
          <table:table-cell table:formula="of:=ABS([.E484]-[.B484])/0.0166667" office:value-type="float" office:value="740.638518722962" calcext:value-type="float">
            <text:p>740.638518722962</text:p>
          </table:table-cell>
          <table:table-cell table:formula="of:=([.F484]-[.C484])/0.0166667" office:value-type="float" office:value="-6.13798772402453" calcext:value-type="float">
            <text:p>-6.13798772402453</text:p>
          </table:table-cell>
          <table:table-cell table:formula="of:=DEGREES(ATAN(ABS([.F484]-[.C484])/ABS([.E484]-[.B484])))" office:value-type="float" office:value="0.474823724956343" calcext:value-type="float">
            <text:p>0.474823724956343</text:p>
          </table:table-cell>
          <table:table-cell table:formula="of:=SQRT(POWER([.H484];2)+POWER([.I484];2)+POWER([.J484];2))" office:value-type="float" office:value="756.243315322459" calcext:value-type="float">
            <text:p>756.243315322459</text:p>
          </table:table-cell>
        </table:table-row>
        <table:table-row table:style-name="ro1">
          <table:table-cell office:value-type="float" office:value="62.7821" calcext:value-type="float">
            <text:p>62.7821</text:p>
          </table:table-cell>
          <table:table-cell office:value-type="float" office:value="289.788" calcext:value-type="float">
            <text:p>289.788</text:p>
          </table:table-cell>
          <table:table-cell office:value-type="float" office:value="44.9047" calcext:value-type="float">
            <text:p>44.9047</text:p>
          </table:table-cell>
          <table:table-cell office:value-type="float" office:value="60.5627" calcext:value-type="float">
            <text:p>60.5627</text:p>
          </table:table-cell>
          <table:table-cell office:value-type="float" office:value="274.629" calcext:value-type="float">
            <text:p>274.629</text:p>
          </table:table-cell>
          <table:table-cell office:value-type="float" office:value="45.9621" calcext:value-type="float">
            <text:p>45.9621</text:p>
          </table:table-cell>
          <table:table-cell/>
          <table:table-cell table:formula="of:=([.D485]-[.A485])/0.0166667" office:value-type="float" office:value="-133.163733672533" calcext:value-type="float">
            <text:p>-133.163733672533</text:p>
          </table:table-cell>
          <table:table-cell table:formula="of:=ABS([.E485]-[.B485])/0.0166667" office:value-type="float" office:value="909.538180923638" calcext:value-type="float">
            <text:p>909.538180923638</text:p>
          </table:table-cell>
          <table:table-cell table:formula="of:=([.F485]-[.C485])/0.0166667" office:value-type="float" office:value="63.4438731122539" calcext:value-type="float">
            <text:p>63.4438731122539</text:p>
          </table:table-cell>
          <table:table-cell table:formula="of:=DEGREES(ATAN(ABS([.F485]-[.C485])/ABS([.E485]-[.B485])))" office:value-type="float" office:value="3.99014333388345" calcext:value-type="float">
            <text:p>3.99014333388345</text:p>
          </table:table-cell>
          <table:table-cell table:formula="of:=SQRT(POWER([.H485];2)+POWER([.I485];2)+POWER([.J485];2))" office:value-type="float" office:value="921.421406067264" calcext:value-type="float">
            <text:p>921.421406067264</text:p>
          </table:table-cell>
        </table:table-row>
        <table:table-row table:style-name="ro1">
          <table:table-cell office:value-type="float" office:value="62.3206" calcext:value-type="float">
            <text:p>62.3206</text:p>
          </table:table-cell>
          <table:table-cell office:value-type="float" office:value="286.971" calcext:value-type="float">
            <text:p>286.971</text:p>
          </table:table-cell>
          <table:table-cell office:value-type="float" office:value="45.0777" calcext:value-type="float">
            <text:p>45.0777</text:p>
          </table:table-cell>
          <table:table-cell office:value-type="float" office:value="60.1295" calcext:value-type="float">
            <text:p>60.1295</text:p>
          </table:table-cell>
          <table:table-cell office:value-type="float" office:value="271.942" calcext:value-type="float">
            <text:p>271.942</text:p>
          </table:table-cell>
          <table:table-cell office:value-type="float" office:value="46.1304" calcext:value-type="float">
            <text:p>46.1304</text:p>
          </table:table-cell>
          <table:table-cell/>
          <table:table-cell table:formula="of:=([.D486]-[.A486])/0.0166667" office:value-type="float" office:value="-131.465737068526" calcext:value-type="float">
            <text:p>-131.465737068526</text:p>
          </table:table-cell>
          <table:table-cell table:formula="of:=ABS([.E486]-[.B486])/0.0166667" office:value-type="float" office:value="901.738196523607" calcext:value-type="float">
            <text:p>901.738196523607</text:p>
          </table:table-cell>
          <table:table-cell table:formula="of:=([.F486]-[.C486])/0.0166667" office:value-type="float" office:value="63.1618736762527" calcext:value-type="float">
            <text:p>63.1618736762527</text:p>
          </table:table-cell>
          <table:table-cell table:formula="of:=DEGREES(ATAN(ABS([.F486]-[.C486])/ABS([.E486]-[.B486])))" office:value-type="float" office:value="4.00671475112796" calcext:value-type="float">
            <text:p>4.00671475112796</text:p>
          </table:table-cell>
          <table:table-cell table:formula="of:=SQRT(POWER([.H486];2)+POWER([.I486];2)+POWER([.J486];2))" office:value-type="float" office:value="913.457408628838" calcext:value-type="float">
            <text:p>913.457408628838</text:p>
          </table:table-cell>
        </table:table-row>
        <table:table-row table:style-name="ro1">
          <table:table-cell office:value-type="float" office:value="61.7235" calcext:value-type="float">
            <text:p>61.7235</text:p>
          </table:table-cell>
          <table:table-cell office:value-type="float" office:value="291.038" calcext:value-type="float">
            <text:p>291.038</text:p>
          </table:table-cell>
          <table:table-cell office:value-type="float" office:value="44.728" calcext:value-type="float">
            <text:p>44.728</text:p>
          </table:table-cell>
          <table:table-cell office:value-type="float" office:value="59.1335" calcext:value-type="float">
            <text:p>59.1335</text:p>
          </table:table-cell>
          <table:table-cell office:value-type="float" office:value="281.12" calcext:value-type="float">
            <text:p>281.12</text:p>
          </table:table-cell>
          <table:table-cell office:value-type="float" office:value="44.9868" calcext:value-type="float">
            <text:p>44.9868</text:p>
          </table:table-cell>
          <table:table-cell/>
          <table:table-cell table:formula="of:=([.D487]-[.A487])/0.0166667" office:value-type="float" office:value="-155.399689200622" calcext:value-type="float">
            <text:p>-155.399689200622</text:p>
          </table:table-cell>
          <table:table-cell table:formula="of:=ABS([.E487]-[.B487])/0.0166667" office:value-type="float" office:value="595.078809842381" calcext:value-type="float">
            <text:p>595.078809842381</text:p>
          </table:table-cell>
          <table:table-cell table:formula="of:=([.F487]-[.C487])/0.0166667" office:value-type="float" office:value="15.5279689440622" calcext:value-type="float">
            <text:p>15.5279689440622</text:p>
          </table:table-cell>
          <table:table-cell table:formula="of:=DEGREES(ATAN(ABS([.F487]-[.C487])/ABS([.E487]-[.B487])))" office:value-type="float" office:value="1.49473519259993" calcext:value-type="float">
            <text:p>1.49473519259993</text:p>
          </table:table-cell>
          <table:table-cell table:formula="of:=SQRT(POWER([.H487];2)+POWER([.I487];2)+POWER([.J487];2))" office:value-type="float" office:value="615.230827532725" calcext:value-type="float">
            <text:p>615.230827532725</text:p>
          </table:table-cell>
        </table:table-row>
        <table:table-row table:style-name="ro1">
          <table:table-cell office:value-type="float" office:value="61.1485" calcext:value-type="float">
            <text:p>61.1485</text:p>
          </table:table-cell>
          <table:table-cell office:value-type="float" office:value="293.741" calcext:value-type="float">
            <text:p>293.741</text:p>
          </table:table-cell>
          <table:table-cell office:value-type="float" office:value="44.5858" calcext:value-type="float">
            <text:p>44.5858</text:p>
          </table:table-cell>
          <table:table-cell office:value-type="float" office:value="58.3435" calcext:value-type="float">
            <text:p>58.3435</text:p>
          </table:table-cell>
          <table:table-cell office:value-type="float" office:value="282.282" calcext:value-type="float">
            <text:p>282.282</text:p>
          </table:table-cell>
          <table:table-cell office:value-type="float" office:value="45.0684" calcext:value-type="float">
            <text:p>45.0684</text:p>
          </table:table-cell>
          <table:table-cell/>
          <table:table-cell table:formula="of:=([.D488]-[.A488])/0.0166667" office:value-type="float" office:value="-168.299663400673" calcext:value-type="float">
            <text:p>-168.299663400673</text:p>
          </table:table-cell>
          <table:table-cell table:formula="of:=ABS([.E488]-[.B488])/0.0166667" office:value-type="float" office:value="687.53862492275" calcext:value-type="float">
            <text:p>687.53862492275</text:p>
          </table:table-cell>
          <table:table-cell table:formula="of:=([.F488]-[.C488])/0.0166667" office:value-type="float" office:value="28.9559420881157" calcext:value-type="float">
            <text:p>28.9559420881157</text:p>
          </table:table-cell>
          <table:table-cell table:formula="of:=DEGREES(ATAN(ABS([.F488]-[.C488])/ABS([.E488]-[.B488])))" office:value-type="float" office:value="2.41160767702469" calcext:value-type="float">
            <text:p>2.41160767702469</text:p>
          </table:table-cell>
          <table:table-cell table:formula="of:=SQRT(POWER([.H488];2)+POWER([.I488];2)+POWER([.J488];2))" office:value-type="float" office:value="708.429660618227" calcext:value-type="float">
            <text:p>708.429660618227</text:p>
          </table:table-cell>
        </table:table-row>
        <table:table-row table:style-name="ro1">
          <table:table-cell office:value-type="float" office:value="59.2257" calcext:value-type="float">
            <text:p>59.2257</text:p>
          </table:table-cell>
          <table:table-cell office:value-type="float" office:value="287.797" calcext:value-type="float">
            <text:p>287.797</text:p>
          </table:table-cell>
          <table:table-cell office:value-type="float" office:value="45.2374" calcext:value-type="float">
            <text:p>45.2374</text:p>
          </table:table-cell>
          <table:table-cell office:value-type="float" office:value="57.5057" calcext:value-type="float">
            <text:p>57.5057</text:p>
          </table:table-cell>
          <table:table-cell office:value-type="float" office:value="276.673" calcext:value-type="float">
            <text:p>276.673</text:p>
          </table:table-cell>
          <table:table-cell office:value-type="float" office:value="45.9285" calcext:value-type="float">
            <text:p>45.9285</text:p>
          </table:table-cell>
          <table:table-cell/>
          <table:table-cell table:formula="of:=([.D489]-[.A489])/0.0166667" office:value-type="float" office:value="-103.199793600413" calcext:value-type="float">
            <text:p>-103.199793600413</text:p>
          </table:table-cell>
          <table:table-cell table:formula="of:=ABS([.E489]-[.B489])/0.0166667" office:value-type="float" office:value="667.438665122671" calcext:value-type="float">
            <text:p>667.438665122671</text:p>
          </table:table-cell>
          <table:table-cell table:formula="of:=([.F489]-[.C489])/0.0166667" office:value-type="float" office:value="41.4659170681658" calcext:value-type="float">
            <text:p>41.4659170681658</text:p>
          </table:table-cell>
          <table:table-cell table:formula="of:=DEGREES(ATAN(ABS([.F489]-[.C489])/ABS([.E489]-[.B489])))" office:value-type="float" office:value="3.55504187489782" calcext:value-type="float">
            <text:p>3.55504187489782</text:p>
          </table:table-cell>
          <table:table-cell table:formula="of:=SQRT(POWER([.H489];2)+POWER([.I489];2)+POWER([.J489];2))" office:value-type="float" office:value="676.641700886226" calcext:value-type="float">
            <text:p>676.641700886226</text:p>
          </table:table-cell>
        </table:table-row>
        <table:table-row table:style-name="ro1">
          <table:table-cell office:value-type="float" office:value="58.4067" calcext:value-type="float">
            <text:p>58.4067</text:p>
          </table:table-cell>
          <table:table-cell office:value-type="float" office:value="289.178" calcext:value-type="float">
            <text:p>289.178</text:p>
          </table:table-cell>
          <table:table-cell office:value-type="float" office:value="44.5298" calcext:value-type="float">
            <text:p>44.5298</text:p>
          </table:table-cell>
          <table:table-cell office:value-type="float" office:value="56.7776" calcext:value-type="float">
            <text:p>56.7776</text:p>
          </table:table-cell>
          <table:table-cell office:value-type="float" office:value="275.383" calcext:value-type="float">
            <text:p>275.383</text:p>
          </table:table-cell>
          <table:table-cell office:value-type="float" office:value="45.1422" calcext:value-type="float">
            <text:p>45.1422</text:p>
          </table:table-cell>
          <table:table-cell/>
          <table:table-cell table:formula="of:=([.D490]-[.A490])/0.0166667" office:value-type="float" office:value="-97.7458045083911" calcext:value-type="float">
            <text:p>-97.7458045083911</text:p>
          </table:table-cell>
          <table:table-cell table:formula="of:=ABS([.E490]-[.B490])/0.0166667" office:value-type="float" office:value="827.698344603312" calcext:value-type="float">
            <text:p>827.698344603312</text:p>
          </table:table-cell>
          <table:table-cell table:formula="of:=([.F490]-[.C490])/0.0166667" office:value-type="float" office:value="36.743926512147" calcext:value-type="float">
            <text:p>36.743926512147</text:p>
          </table:table-cell>
          <table:table-cell table:formula="of:=DEGREES(ATAN(ABS([.F490]-[.C490])/ABS([.E490]-[.B490])))" office:value-type="float" office:value="2.5418566860312" calcext:value-type="float">
            <text:p>2.5418566860312</text:p>
          </table:table-cell>
          <table:table-cell table:formula="of:=SQRT(POWER([.H490];2)+POWER([.I490];2)+POWER([.J490];2))" office:value-type="float" office:value="834.259496855496" calcext:value-type="float">
            <text:p>834.259496855496</text:p>
          </table:table-cell>
        </table:table-row>
        <table:table-row table:style-name="ro1">
          <table:table-cell office:value-type="float" office:value="58.4069" calcext:value-type="float">
            <text:p>58.4069</text:p>
          </table:table-cell>
          <table:table-cell office:value-type="float" office:value="289.172" calcext:value-type="float">
            <text:p>289.172</text:p>
          </table:table-cell>
          <table:table-cell office:value-type="float" office:value="44.5307" calcext:value-type="float">
            <text:p>44.5307</text:p>
          </table:table-cell>
          <table:table-cell office:value-type="float" office:value="56.4379" calcext:value-type="float">
            <text:p>56.4379</text:p>
          </table:table-cell>
          <table:table-cell office:value-type="float" office:value="278.013" calcext:value-type="float">
            <text:p>278.013</text:p>
          </table:table-cell>
          <table:table-cell office:value-type="float" office:value="44.7403" calcext:value-type="float">
            <text:p>44.7403</text:p>
          </table:table-cell>
          <table:table-cell/>
          <table:table-cell table:formula="of:=([.D491]-[.A491])/0.0166667" office:value-type="float" office:value="-118.139763720473" calcext:value-type="float">
            <text:p>-118.139763720473</text:p>
          </table:table-cell>
          <table:table-cell table:formula="of:=ABS([.E491]-[.B491])/0.0166667" office:value-type="float" office:value="669.538660922681" calcext:value-type="float">
            <text:p>669.538660922681</text:p>
          </table:table-cell>
          <table:table-cell table:formula="of:=([.F491]-[.C491])/0.0166667" office:value-type="float" office:value="12.57597484805" calcext:value-type="float">
            <text:p>12.57597484805</text:p>
          </table:table-cell>
          <table:table-cell table:formula="of:=DEGREES(ATAN(ABS([.F491]-[.C491])/ABS([.E491]-[.B491])))" office:value-type="float" office:value="1.07606267517767" calcext:value-type="float">
            <text:p>1.07606267517767</text:p>
          </table:table-cell>
          <table:table-cell table:formula="of:=SQRT(POWER([.H491];2)+POWER([.I491];2)+POWER([.J491];2))" office:value-type="float" office:value="679.997924544954" calcext:value-type="float">
            <text:p>679.997924544954</text:p>
          </table:table-cell>
        </table:table-row>
        <table:table-row table:style-name="ro1">
          <table:table-cell office:value-type="float" office:value="62.0502" calcext:value-type="float">
            <text:p>62.0502</text:p>
          </table:table-cell>
          <table:table-cell office:value-type="float" office:value="288.148" calcext:value-type="float">
            <text:p>288.148</text:p>
          </table:table-cell>
          <table:table-cell office:value-type="float" office:value="45.6647" calcext:value-type="float">
            <text:p>45.6647</text:p>
          </table:table-cell>
          <table:table-cell office:value-type="float" office:value="60.0469" calcext:value-type="float">
            <text:p>60.0469</text:p>
          </table:table-cell>
          <table:table-cell office:value-type="float" office:value="275.709" calcext:value-type="float">
            <text:p>275.709</text:p>
          </table:table-cell>
          <table:table-cell office:value-type="float" office:value="46.5444" calcext:value-type="float">
            <text:p>46.5444</text:p>
          </table:table-cell>
          <table:table-cell/>
          <table:table-cell table:formula="of:=([.D492]-[.A492])/0.0166667" office:value-type="float" office:value="-120.197759604481" calcext:value-type="float">
            <text:p>-120.197759604481</text:p>
          </table:table-cell>
          <table:table-cell table:formula="of:=ABS([.E492]-[.B492])/0.0166667" office:value-type="float" office:value="746.338507322987" calcext:value-type="float">
            <text:p>746.338507322987</text:p>
          </table:table-cell>
          <table:table-cell table:formula="of:=([.F492]-[.C492])/0.0166667" office:value-type="float" office:value="52.7818944362111" calcext:value-type="float">
            <text:p>52.7818944362111</text:p>
          </table:table-cell>
          <table:table-cell table:formula="of:=DEGREES(ATAN(ABS([.F492]-[.C492])/ABS([.E492]-[.B492])))" office:value-type="float" office:value="4.04528648065199" calcext:value-type="float">
            <text:p>4.04528648065199</text:p>
          </table:table-cell>
          <table:table-cell table:formula="of:=SQRT(POWER([.H492];2)+POWER([.I492];2)+POWER([.J492];2))" office:value-type="float" office:value="757.795881030846" calcext:value-type="float">
            <text:p>757.795881030846</text:p>
          </table:table-cell>
        </table:table-row>
        <table:table-row table:style-name="ro1">
          <table:table-cell office:value-type="float" office:value="64.0725" calcext:value-type="float">
            <text:p>64.0725</text:p>
          </table:table-cell>
          <table:table-cell office:value-type="float" office:value="289.916" calcext:value-type="float">
            <text:p>289.916</text:p>
          </table:table-cell>
          <table:table-cell office:value-type="float" office:value="45.1279" calcext:value-type="float">
            <text:p>45.1279</text:p>
          </table:table-cell>
          <table:table-cell office:value-type="float" office:value="61.5369" calcext:value-type="float">
            <text:p>61.5369</text:p>
          </table:table-cell>
          <table:table-cell office:value-type="float" office:value="276.032" calcext:value-type="float">
            <text:p>276.032</text:p>
          </table:table-cell>
          <table:table-cell office:value-type="float" office:value="46.2339" calcext:value-type="float">
            <text:p>46.2339</text:p>
          </table:table-cell>
          <table:table-cell/>
          <table:table-cell table:formula="of:=([.D493]-[.A493])/0.0166667" office:value-type="float" office:value="-152.135695728609" calcext:value-type="float">
            <text:p>-152.135695728609</text:p>
          </table:table-cell>
          <table:table-cell table:formula="of:=ABS([.E493]-[.B493])/0.0166667" office:value-type="float" office:value="833.038333923333" calcext:value-type="float">
            <text:p>833.038333923333</text:p>
          </table:table-cell>
          <table:table-cell table:formula="of:=([.F493]-[.C493])/0.0166667" office:value-type="float" office:value="66.3598672802655" calcext:value-type="float">
            <text:p>66.3598672802655</text:p>
          </table:table-cell>
          <table:table-cell table:formula="of:=DEGREES(ATAN(ABS([.F493]-[.C493])/ABS([.E493]-[.B493])))" office:value-type="float" office:value="4.55456635160864" calcext:value-type="float">
            <text:p>4.55456635160864</text:p>
          </table:table-cell>
          <table:table-cell table:formula="of:=SQRT(POWER([.H493];2)+POWER([.I493];2)+POWER([.J493];2))" office:value-type="float" office:value="849.412601558303" calcext:value-type="float">
            <text:p>849.412601558303</text:p>
          </table:table-cell>
        </table:table-row>
        <table:table-row table:style-name="ro1">
          <table:table-cell office:value-type="float" office:value="68.9306" calcext:value-type="float">
            <text:p>68.9306</text:p>
          </table:table-cell>
          <table:table-cell office:value-type="float" office:value="297.546" calcext:value-type="float">
            <text:p>297.546</text:p>
          </table:table-cell>
          <table:table-cell office:value-type="float" office:value="44.4615" calcext:value-type="float">
            <text:p>44.4615</text:p>
          </table:table-cell>
          <table:table-cell office:value-type="float" office:value="66.1556" calcext:value-type="float">
            <text:p>66.1556</text:p>
          </table:table-cell>
          <table:table-cell office:value-type="float" office:value="287.602" calcext:value-type="float">
            <text:p>287.602</text:p>
          </table:table-cell>
          <table:table-cell office:value-type="float" office:value="44.6924" calcext:value-type="float">
            <text:p>44.6924</text:p>
          </table:table-cell>
          <table:table-cell/>
          <table:table-cell table:formula="of:=([.D494]-[.A494])/0.0166667" office:value-type="float" office:value="-166.499667000665" calcext:value-type="float">
            <text:p>-166.499667000665</text:p>
          </table:table-cell>
          <table:table-cell table:formula="of:=ABS([.E494]-[.B494])/0.0166667" office:value-type="float" office:value="596.638806722388" calcext:value-type="float">
            <text:p>596.638806722388</text:p>
          </table:table-cell>
          <table:table-cell table:formula="of:=([.F494]-[.C494])/0.0166667" office:value-type="float" office:value="13.8539722920553" calcext:value-type="float">
            <text:p>13.8539722920553</text:p>
          </table:table-cell>
          <table:table-cell table:formula="of:=DEGREES(ATAN(ABS([.F494]-[.C494])/ABS([.E494]-[.B494])))" office:value-type="float" office:value="1.33017081576022" calcext:value-type="float">
            <text:p>1.33017081576022</text:p>
          </table:table-cell>
          <table:table-cell table:formula="of:=SQRT(POWER([.H494];2)+POWER([.I494];2)+POWER([.J494];2))" office:value-type="float" office:value="619.590136579591" calcext:value-type="float">
            <text:p>619.590136579591</text:p>
          </table:table-cell>
        </table:table-row>
        <table:table-row table:style-name="ro1">
          <table:table-cell office:value-type="float" office:value="65.6054" calcext:value-type="float">
            <text:p>65.6054</text:p>
          </table:table-cell>
          <table:table-cell office:value-type="float" office:value="291.439" calcext:value-type="float">
            <text:p>291.439</text:p>
          </table:table-cell>
          <table:table-cell office:value-type="float" office:value="45.3969" calcext:value-type="float">
            <text:p>45.3969</text:p>
          </table:table-cell>
          <table:table-cell office:value-type="float" office:value="62.4799" calcext:value-type="float">
            <text:p>62.4799</text:p>
          </table:table-cell>
          <table:table-cell office:value-type="float" office:value="278.876" calcext:value-type="float">
            <text:p>278.876</text:p>
          </table:table-cell>
          <table:table-cell office:value-type="float" office:value="45.7943" calcext:value-type="float">
            <text:p>45.7943</text:p>
          </table:table-cell>
          <table:table-cell/>
          <table:table-cell table:formula="of:=([.D495]-[.A495])/0.0166667" office:value-type="float" office:value="-187.52962494075" calcext:value-type="float">
            <text:p>-187.52962494075</text:p>
          </table:table-cell>
          <table:table-cell table:formula="of:=ABS([.E495]-[.B495])/0.0166667" office:value-type="float" office:value="753.778492443018" calcext:value-type="float">
            <text:p>753.778492443018</text:p>
          </table:table-cell>
          <table:table-cell table:formula="of:=([.F495]-[.C495])/0.0166667" office:value-type="float" office:value="23.8439523120952" calcext:value-type="float">
            <text:p>23.8439523120952</text:p>
          </table:table-cell>
          <table:table-cell table:formula="of:=DEGREES(ATAN(ABS([.F495]-[.C495])/ABS([.E495]-[.B495])))" office:value-type="float" office:value="1.81180871218604" calcext:value-type="float">
            <text:p>1.81180871218604</text:p>
          </table:table-cell>
          <table:table-cell table:formula="of:=SQRT(POWER([.H495];2)+POWER([.I495];2)+POWER([.J495];2))" office:value-type="float" office:value="777.121554174087" calcext:value-type="float">
            <text:p>777.121554174087</text:p>
          </table:table-cell>
        </table:table-row>
        <table:table-row table:style-name="ro1">
          <table:table-cell office:value-type="float" office:value="67.3737" calcext:value-type="float">
            <text:p>67.3737</text:p>
          </table:table-cell>
          <table:table-cell office:value-type="float" office:value="295.925" calcext:value-type="float">
            <text:p>295.925</text:p>
          </table:table-cell>
          <table:table-cell office:value-type="float" office:value="44.7161" calcext:value-type="float">
            <text:p>44.7161</text:p>
          </table:table-cell>
          <table:table-cell office:value-type="float" office:value="64.9199" calcext:value-type="float">
            <text:p>64.9199</text:p>
          </table:table-cell>
          <table:table-cell office:value-type="float" office:value="284.595" calcext:value-type="float">
            <text:p>284.595</text:p>
          </table:table-cell>
          <table:table-cell office:value-type="float" office:value="45.4095" calcext:value-type="float">
            <text:p>45.4095</text:p>
          </table:table-cell>
          <table:table-cell/>
          <table:table-cell table:formula="of:=([.D496]-[.A496])/0.0166667" office:value-type="float" office:value="-147.227705544589" calcext:value-type="float">
            <text:p>-147.227705544589</text:p>
          </table:table-cell>
          <table:table-cell table:formula="of:=ABS([.E496]-[.B496])/0.0166667" office:value-type="float" office:value="679.798640402718" calcext:value-type="float">
            <text:p>679.798640402718</text:p>
          </table:table-cell>
          <table:table-cell table:formula="of:=([.F496]-[.C496])/0.0166667" office:value-type="float" office:value="41.6039167921667" calcext:value-type="float">
            <text:p>41.6039167921667</text:p>
          </table:table-cell>
          <table:table-cell table:formula="of:=DEGREES(ATAN(ABS([.F496]-[.C496])/ABS([.E496]-[.B496])))" office:value-type="float" office:value="3.50215387328197" calcext:value-type="float">
            <text:p>3.50215387328197</text:p>
          </table:table-cell>
          <table:table-cell table:formula="of:=SQRT(POWER([.H496];2)+POWER([.I496];2)+POWER([.J496];2))" office:value-type="float" office:value="696.802034056846" calcext:value-type="float">
            <text:p>696.802034056846</text:p>
          </table:table-cell>
        </table:table-row>
        <table:table-row table:style-name="ro1">
          <table:table-cell office:value-type="float" office:value="67.3571" calcext:value-type="float">
            <text:p>67.3571</text:p>
          </table:table-cell>
          <table:table-cell office:value-type="float" office:value="297.429" calcext:value-type="float">
            <text:p>297.429</text:p>
          </table:table-cell>
          <table:table-cell office:value-type="float" office:value="44.235" calcext:value-type="float">
            <text:p>44.235</text:p>
          </table:table-cell>
          <table:table-cell office:value-type="float" office:value="64.9083" calcext:value-type="float">
            <text:p>64.9083</text:p>
          </table:table-cell>
          <table:table-cell office:value-type="float" office:value="284.767" calcext:value-type="float">
            <text:p>284.767</text:p>
          </table:table-cell>
          <table:table-cell office:value-type="float" office:value="44.6273" calcext:value-type="float">
            <text:p>44.6273</text:p>
          </table:table-cell>
          <table:table-cell/>
          <table:table-cell table:formula="of:=([.D497]-[.A497])/0.0166667" office:value-type="float" office:value="-146.927706144588" calcext:value-type="float">
            <text:p>-146.927706144588</text:p>
          </table:table-cell>
          <table:table-cell table:formula="of:=ABS([.E497]-[.B497])/0.0166667" office:value-type="float" office:value="759.718480563038" calcext:value-type="float">
            <text:p>759.718480563038</text:p>
          </table:table-cell>
          <table:table-cell table:formula="of:=([.F497]-[.C497])/0.0166667" office:value-type="float" office:value="23.5379529240941" calcext:value-type="float">
            <text:p>23.5379529240941</text:p>
          </table:table-cell>
          <table:table-cell table:formula="of:=DEGREES(ATAN(ABS([.F497]-[.C497])/ABS([.E497]-[.B497])))" office:value-type="float" office:value="1.77459693643801" calcext:value-type="float">
            <text:p>1.77459693643801</text:p>
          </table:table-cell>
          <table:table-cell table:formula="of:=SQRT(POWER([.H497];2)+POWER([.I497];2)+POWER([.J497];2))" office:value-type="float" office:value="774.153702936166" calcext:value-type="float">
            <text:p>774.153702936166</text:p>
          </table:table-cell>
        </table:table-row>
        <table:table-row table:style-name="ro1">
          <table:table-cell office:value-type="float" office:value="67.8984" calcext:value-type="float">
            <text:p>67.8984</text:p>
          </table:table-cell>
          <table:table-cell office:value-type="float" office:value="295.926" calcext:value-type="float">
            <text:p>295.926</text:p>
          </table:table-cell>
          <table:table-cell office:value-type="float" office:value="44.9687" calcext:value-type="float">
            <text:p>44.9687</text:p>
          </table:table-cell>
          <table:table-cell office:value-type="float" office:value="64.8576" calcext:value-type="float">
            <text:p>64.8576</text:p>
          </table:table-cell>
          <table:table-cell office:value-type="float" office:value="288.754" calcext:value-type="float">
            <text:p>288.754</text:p>
          </table:table-cell>
          <table:table-cell office:value-type="float" office:value="44.7855" calcext:value-type="float">
            <text:p>44.7855</text:p>
          </table:table-cell>
          <table:table-cell/>
          <table:table-cell table:formula="of:=([.D498]-[.A498])/0.0166667" office:value-type="float" office:value="-182.447635104729" calcext:value-type="float">
            <text:p>-182.447635104729</text:p>
          </table:table-cell>
          <table:table-cell table:formula="of:=ABS([.E498]-[.B498])/0.0166667" office:value-type="float" office:value="430.319139361719" calcext:value-type="float">
            <text:p>430.319139361719</text:p>
          </table:table-cell>
          <table:table-cell table:formula="of:=([.F498]-[.C498])/0.0166667" office:value-type="float" office:value="-10.9919780160439" calcext:value-type="float">
            <text:p>-10.9919780160439</text:p>
          </table:table-cell>
          <table:table-cell table:formula="of:=DEGREES(ATAN(ABS([.F498]-[.C498])/ABS([.E498]-[.B498])))" office:value-type="float" office:value="1.46323267509824" calcext:value-type="float">
            <text:p>1.46323267509824</text:p>
          </table:table-cell>
          <table:table-cell table:formula="of:=SQRT(POWER([.H498];2)+POWER([.I498];2)+POWER([.J498];2))" office:value-type="float" office:value="467.528100585435" calcext:value-type="float">
            <text:p>467.528100585435</text:p>
          </table:table-cell>
        </table:table-row>
        <table:table-row table:style-name="ro1">
          <table:table-cell office:value-type="float" office:value="65.0776" calcext:value-type="float">
            <text:p>65.0776</text:p>
          </table:table-cell>
          <table:table-cell office:value-type="float" office:value="291.551" calcext:value-type="float">
            <text:p>291.551</text:p>
          </table:table-cell>
          <table:table-cell office:value-type="float" office:value="44.6189" calcext:value-type="float">
            <text:p>44.6189</text:p>
          </table:table-cell>
          <table:table-cell office:value-type="float" office:value="62.7668" calcext:value-type="float">
            <text:p>62.7668</text:p>
          </table:table-cell>
          <table:table-cell office:value-type="float" office:value="276.449" calcext:value-type="float">
            <text:p>276.449</text:p>
          </table:table-cell>
          <table:table-cell office:value-type="float" office:value="45.1673" calcext:value-type="float">
            <text:p>45.1673</text:p>
          </table:table-cell>
          <table:table-cell/>
          <table:table-cell table:formula="of:=([.D499]-[.A499])/0.0166667" office:value-type="float" office:value="-138.647722704555" calcext:value-type="float">
            <text:p>-138.647722704555</text:p>
          </table:table-cell>
          <table:table-cell table:formula="of:=ABS([.E499]-[.B499])/0.0166667" office:value-type="float" office:value="906.118187763623" calcext:value-type="float">
            <text:p>906.118187763623</text:p>
          </table:table-cell>
          <table:table-cell table:formula="of:=([.F499]-[.C499])/0.0166667" office:value-type="float" office:value="32.9039341921317" calcext:value-type="float">
            <text:p>32.9039341921317</text:p>
          </table:table-cell>
          <table:table-cell table:formula="of:=DEGREES(ATAN(ABS([.F499]-[.C499])/ABS([.E499]-[.B499])))" office:value-type="float" office:value="2.07967192508055" calcext:value-type="float">
            <text:p>2.07967192508055</text:p>
          </table:table-cell>
          <table:table-cell table:formula="of:=SQRT(POWER([.H499];2)+POWER([.I499];2)+POWER([.J499];2))" office:value-type="float" office:value="917.254615737916" calcext:value-type="float">
            <text:p>917.254615737916</text:p>
          </table:table-cell>
        </table:table-row>
        <table:table-row table:style-name="ro1">
          <table:table-cell office:value-type="float" office:value="85.5974" calcext:value-type="float">
            <text:p>85.5974</text:p>
          </table:table-cell>
          <table:table-cell office:value-type="float" office:value="312.722" calcext:value-type="float">
            <text:p>312.722</text:p>
          </table:table-cell>
          <table:table-cell office:value-type="float" office:value="43.6633" calcext:value-type="float">
            <text:p>43.6633</text:p>
          </table:table-cell>
          <table:table-cell office:value-type="float" office:value="83.6949" calcext:value-type="float">
            <text:p>83.6949</text:p>
          </table:table-cell>
          <table:table-cell office:value-type="float" office:value="301.309" calcext:value-type="float">
            <text:p>301.309</text:p>
          </table:table-cell>
          <table:table-cell office:value-type="float" office:value="44.03" calcext:value-type="float">
            <text:p>44.03</text:p>
          </table:table-cell>
          <table:table-cell/>
          <table:table-cell table:formula="of:=([.D500]-[.A500])/0.0166667" office:value-type="float" office:value="-114.149771700456" calcext:value-type="float">
            <text:p>-114.149771700456</text:p>
          </table:table-cell>
          <table:table-cell table:formula="of:=ABS([.E500]-[.B500])/0.0166667" office:value-type="float" office:value="684.778630442736" calcext:value-type="float">
            <text:p>684.778630442736</text:p>
          </table:table-cell>
          <table:table-cell table:formula="of:=([.F500]-[.C500])/0.0166667" office:value-type="float" office:value="22.0019559960881" calcext:value-type="float">
            <text:p>22.0019559960881</text:p>
          </table:table-cell>
          <table:table-cell table:formula="of:=DEGREES(ATAN(ABS([.F500]-[.C500])/ABS([.E500]-[.B500])))" office:value-type="float" office:value="1.84028186156648" calcext:value-type="float">
            <text:p>1.84028186156648</text:p>
          </table:table-cell>
          <table:table-cell table:formula="of:=SQRT(POWER([.H500];2)+POWER([.I500];2)+POWER([.J500];2))" office:value-type="float" office:value="694.576150726434" calcext:value-type="float">
            <text:p>694.576150726434</text:p>
          </table:table-cell>
        </table:table-row>
        <table:table-row table:style-name="ro1">
          <table:table-cell office:value-type="float" office:value="82.9311" calcext:value-type="float">
            <text:p>82.9311</text:p>
          </table:table-cell>
          <table:table-cell office:value-type="float" office:value="314.214" calcext:value-type="float">
            <text:p>314.214</text:p>
          </table:table-cell>
          <table:table-cell office:value-type="float" office:value="43.4709" calcext:value-type="float">
            <text:p>43.4709</text:p>
          </table:table-cell>
          <table:table-cell office:value-type="float" office:value="80.5789" calcext:value-type="float">
            <text:p>80.5789</text:p>
          </table:table-cell>
          <table:table-cell office:value-type="float" office:value="304.121" calcext:value-type="float">
            <text:p>304.121</text:p>
          </table:table-cell>
          <table:table-cell office:value-type="float" office:value="43.6432" calcext:value-type="float">
            <text:p>43.6432</text:p>
          </table:table-cell>
          <table:table-cell/>
          <table:table-cell table:formula="of:=([.D501]-[.A501])/0.0166667" office:value-type="float" office:value="-141.131717736564" calcext:value-type="float">
            <text:p>-141.131717736564</text:p>
          </table:table-cell>
          <table:table-cell table:formula="of:=ABS([.E501]-[.B501])/0.0166667" office:value-type="float" office:value="605.578788842423" calcext:value-type="float">
            <text:p>605.578788842423</text:p>
          </table:table-cell>
          <table:table-cell table:formula="of:=([.F501]-[.C501])/0.0166667" office:value-type="float" office:value="10.3379793240413" calcext:value-type="float">
            <text:p>10.3379793240413</text:p>
          </table:table-cell>
          <table:table-cell table:formula="of:=DEGREES(ATAN(ABS([.F501]-[.C501])/ABS([.E501]-[.B501])))" office:value-type="float" office:value="0.978014860006687" calcext:value-type="float">
            <text:p>0.978014860006687</text:p>
          </table:table-cell>
          <table:table-cell table:formula="of:=SQRT(POWER([.H501];2)+POWER([.I501];2)+POWER([.J501];2))" office:value-type="float" office:value="621.892840498774" calcext:value-type="float">
            <text:p>621.892840498774</text:p>
          </table:table-cell>
        </table:table-row>
        <table:table-row table:style-name="ro1">
          <table:table-cell office:value-type="float" office:value="82.66" calcext:value-type="float">
            <text:p>82.66</text:p>
          </table:table-cell>
          <table:table-cell office:value-type="float" office:value="314.205" calcext:value-type="float">
            <text:p>314.205</text:p>
          </table:table-cell>
          <table:table-cell office:value-type="float" office:value="43.4748" calcext:value-type="float">
            <text:p>43.4748</text:p>
          </table:table-cell>
          <table:table-cell office:value-type="float" office:value="80.2859" calcext:value-type="float">
            <text:p>80.2859</text:p>
          </table:table-cell>
          <table:table-cell office:value-type="float" office:value="302.592" calcext:value-type="float">
            <text:p>302.592</text:p>
          </table:table-cell>
          <table:table-cell office:value-type="float" office:value="44.1326" calcext:value-type="float">
            <text:p>44.1326</text:p>
          </table:table-cell>
          <table:table-cell/>
          <table:table-cell table:formula="of:=([.D502]-[.A502])/0.0166667" office:value-type="float" office:value="-142.44571510857" calcext:value-type="float">
            <text:p>-142.44571510857</text:p>
          </table:table-cell>
          <table:table-cell table:formula="of:=ABS([.E502]-[.B502])/0.0166667" office:value-type="float" office:value="696.778606442787" calcext:value-type="float">
            <text:p>696.778606442787</text:p>
          </table:table-cell>
          <table:table-cell table:formula="of:=([.F502]-[.C502])/0.0166667" office:value-type="float" office:value="39.4679210641576" calcext:value-type="float">
            <text:p>39.4679210641576</text:p>
          </table:table-cell>
          <table:table-cell table:formula="of:=DEGREES(ATAN(ABS([.F502]-[.C502])/ABS([.E502]-[.B502])))" office:value-type="float" office:value="3.24196442913983" calcext:value-type="float">
            <text:p>3.24196442913983</text:p>
          </table:table-cell>
          <table:table-cell table:formula="of:=SQRT(POWER([.H502];2)+POWER([.I502];2)+POWER([.J502];2))" office:value-type="float" office:value="712.284300642848" calcext:value-type="float">
            <text:p>712.284300642848</text:p>
          </table:table-cell>
        </table:table-row>
        <table:table-row table:style-name="ro1">
          <table:table-cell office:value-type="float" office:value="82.3983" calcext:value-type="float">
            <text:p>82.3983</text:p>
          </table:table-cell>
          <table:table-cell office:value-type="float" office:value="302.458" calcext:value-type="float">
            <text:p>302.458</text:p>
          </table:table-cell>
          <table:table-cell office:value-type="float" office:value="44.9164" calcext:value-type="float">
            <text:p>44.9164</text:p>
          </table:table-cell>
          <table:table-cell office:value-type="float" office:value="80.0608" calcext:value-type="float">
            <text:p>80.0608</text:p>
          </table:table-cell>
          <table:table-cell office:value-type="float" office:value="289.993" calcext:value-type="float">
            <text:p>289.993</text:p>
          </table:table-cell>
          <table:table-cell office:value-type="float" office:value="45.4769" calcext:value-type="float">
            <text:p>45.4769</text:p>
          </table:table-cell>
          <table:table-cell/>
          <table:table-cell table:formula="of:=([.D503]-[.A503])/0.0166667" office:value-type="float" office:value="-140.249719500561" calcext:value-type="float">
            <text:p>-140.249719500561</text:p>
          </table:table-cell>
          <table:table-cell table:formula="of:=ABS([.E503]-[.B503])/0.0166667" office:value-type="float" office:value="747.898504202994" calcext:value-type="float">
            <text:p>747.898504202994</text:p>
          </table:table-cell>
          <table:table-cell table:formula="of:=([.F503]-[.C503])/0.0166667" office:value-type="float" office:value="33.6299327401344" calcext:value-type="float">
            <text:p>33.6299327401344</text:p>
          </table:table-cell>
          <table:table-cell table:formula="of:=DEGREES(ATAN(ABS([.F503]-[.C503])/ABS([.E503]-[.B503])))" office:value-type="float" office:value="2.5746222488035" calcext:value-type="float">
            <text:p>2.5746222488035</text:p>
          </table:table-cell>
          <table:table-cell table:formula="of:=SQRT(POWER([.H503];2)+POWER([.I503];2)+POWER([.J503];2))" office:value-type="float" office:value="761.677837924386" calcext:value-type="float">
            <text:p>761.677837924386</text:p>
          </table:table-cell>
        </table:table-row>
        <table:table-row table:style-name="ro1">
          <table:table-cell office:value-type="float" office:value="82.6922" calcext:value-type="float">
            <text:p>82.6922</text:p>
          </table:table-cell>
          <table:table-cell office:value-type="float" office:value="303.804" calcext:value-type="float">
            <text:p>303.804</text:p>
          </table:table-cell>
          <table:table-cell office:value-type="float" office:value="45.2412" calcext:value-type="float">
            <text:p>45.2412</text:p>
          </table:table-cell>
          <table:table-cell office:value-type="float" office:value="80.343" calcext:value-type="float">
            <text:p>80.343</text:p>
          </table:table-cell>
          <table:table-cell office:value-type="float" office:value="291.333" calcext:value-type="float">
            <text:p>291.333</text:p>
          </table:table-cell>
          <table:table-cell office:value-type="float" office:value="45.5311" calcext:value-type="float">
            <text:p>45.5311</text:p>
          </table:table-cell>
          <table:table-cell/>
          <table:table-cell table:formula="of:=([.D504]-[.A504])/0.0166667" office:value-type="float" office:value="-140.951718096564" calcext:value-type="float">
            <text:p>-140.951718096564</text:p>
          </table:table-cell>
          <table:table-cell table:formula="of:=ABS([.E504]-[.B504])/0.0166667" office:value-type="float" office:value="748.25850348299" calcext:value-type="float">
            <text:p>748.25850348299</text:p>
          </table:table-cell>
          <table:table-cell table:formula="of:=([.F504]-[.C504])/0.0166667" office:value-type="float" office:value="17.3939652120698" calcext:value-type="float">
            <text:p>17.3939652120698</text:p>
          </table:table-cell>
          <table:table-cell table:formula="of:=DEGREES(ATAN(ABS([.F504]-[.C504])/ABS([.E504]-[.B504])))" office:value-type="float" office:value="1.33165388303786" calcext:value-type="float">
            <text:p>1.33165388303786</text:p>
          </table:table-cell>
          <table:table-cell table:formula="of:=SQRT(POWER([.H504];2)+POWER([.I504];2)+POWER([.J504];2))" office:value-type="float" office:value="761.617177389517" calcext:value-type="float">
            <text:p>761.617177389517</text:p>
          </table:table-cell>
        </table:table-row>
        <table:table-row table:style-name="ro1">
          <table:table-cell office:value-type="float" office:value="78.341" calcext:value-type="float">
            <text:p>78.341</text:p>
          </table:table-cell>
          <table:table-cell office:value-type="float" office:value="315.205" calcext:value-type="float">
            <text:p>315.205</text:p>
          </table:table-cell>
          <table:table-cell office:value-type="float" office:value="44.9732" calcext:value-type="float">
            <text:p>44.9732</text:p>
          </table:table-cell>
          <table:table-cell office:value-type="float" office:value="74.7205" calcext:value-type="float">
            <text:p>74.7205</text:p>
          </table:table-cell>
          <table:table-cell office:value-type="float" office:value="300.448" calcext:value-type="float">
            <text:p>300.448</text:p>
          </table:table-cell>
          <table:table-cell office:value-type="float" office:value="46.0568" calcext:value-type="float">
            <text:p>46.0568</text:p>
          </table:table-cell>
          <table:table-cell/>
          <table:table-cell table:formula="of:=([.D505]-[.A505])/0.0166667" office:value-type="float" office:value="-217.229565540868" calcext:value-type="float">
            <text:p>-217.229565540868</text:p>
          </table:table-cell>
          <table:table-cell table:formula="of:=ABS([.E505]-[.B505])/0.0166667" office:value-type="float" office:value="885.418229163542" calcext:value-type="float">
            <text:p>885.418229163542</text:p>
          </table:table-cell>
          <table:table-cell table:formula="of:=([.F505]-[.C505])/0.0166667" office:value-type="float" office:value="65.0158699682603" calcext:value-type="float">
            <text:p>65.0158699682603</text:p>
          </table:table-cell>
          <table:table-cell table:formula="of:=DEGREES(ATAN(ABS([.F505]-[.C505])/ABS([.E505]-[.B505])))" office:value-type="float" office:value="4.19966657527299" calcext:value-type="float">
            <text:p>4.19966657527299</text:p>
          </table:table-cell>
          <table:table-cell table:formula="of:=SQRT(POWER([.H505];2)+POWER([.I505];2)+POWER([.J505];2))" office:value-type="float" office:value="913.99189713471" calcext:value-type="float">
            <text:p>913.99189713471</text:p>
          </table:table-cell>
        </table:table-row>
        <table:table-row table:style-name="ro1">
          <table:table-cell office:value-type="float" office:value="76.9681" calcext:value-type="float">
            <text:p>76.9681</text:p>
          </table:table-cell>
          <table:table-cell office:value-type="float" office:value="313.426" calcext:value-type="float">
            <text:p>313.426</text:p>
          </table:table-cell>
          <table:table-cell office:value-type="float" office:value="46.0353" calcext:value-type="float">
            <text:p>46.0353</text:p>
          </table:table-cell>
          <table:table-cell office:value-type="float" office:value="74.749" calcext:value-type="float">
            <text:p>74.749</text:p>
          </table:table-cell>
          <table:table-cell office:value-type="float" office:value="304.697" calcext:value-type="float">
            <text:p>304.697</text:p>
          </table:table-cell>
          <table:table-cell office:value-type="float" office:value="45.9695" calcext:value-type="float">
            <text:p>45.9695</text:p>
          </table:table-cell>
          <table:table-cell/>
          <table:table-cell table:formula="of:=([.D506]-[.A506])/0.0166667" office:value-type="float" office:value="-133.145733708533" calcext:value-type="float">
            <text:p>-133.145733708533</text:p>
          </table:table-cell>
          <table:table-cell table:formula="of:=ABS([.E506]-[.B506])/0.0166667" office:value-type="float" office:value="523.738952522094" calcext:value-type="float">
            <text:p>523.738952522094</text:p>
          </table:table-cell>
          <table:table-cell table:formula="of:=([.F506]-[.C506])/0.0166667" office:value-type="float" office:value="-3.94799210401597" calcext:value-type="float">
            <text:p>-3.94799210401597</text:p>
          </table:table-cell>
          <table:table-cell table:formula="of:=DEGREES(ATAN(ABS([.F506]-[.C506])/ABS([.E506]-[.B506])))" office:value-type="float" office:value="0.431892643586778" calcext:value-type="float">
            <text:p>0.431892643586778</text:p>
          </table:table-cell>
          <table:table-cell table:formula="of:=SQRT(POWER([.H506];2)+POWER([.I506];2)+POWER([.J506];2))" office:value-type="float" office:value="540.412678825523" calcext:value-type="float">
            <text:p>540.412678825523</text:p>
          </table:table-cell>
        </table:table-row>
        <table:table-row table:style-name="ro1">
          <table:table-cell office:value-type="float" office:value="76.4279" calcext:value-type="float">
            <text:p>76.4279</text:p>
          </table:table-cell>
          <table:table-cell office:value-type="float" office:value="313.535" calcext:value-type="float">
            <text:p>313.535</text:p>
          </table:table-cell>
          <table:table-cell office:value-type="float" office:value="45.493" calcext:value-type="float">
            <text:p>45.493</text:p>
          </table:table-cell>
          <table:table-cell office:value-type="float" office:value="74.2014" calcext:value-type="float">
            <text:p>74.2014</text:p>
          </table:table-cell>
          <table:table-cell office:value-type="float" office:value="301.852" calcext:value-type="float">
            <text:p>301.852</text:p>
          </table:table-cell>
          <table:table-cell office:value-type="float" office:value="45.8599" calcext:value-type="float">
            <text:p>45.8599</text:p>
          </table:table-cell>
          <table:table-cell/>
          <table:table-cell table:formula="of:=([.D507]-[.A507])/0.0166667" office:value-type="float" office:value="-133.589732820534" calcext:value-type="float">
            <text:p>-133.589732820534</text:p>
          </table:table-cell>
          <table:table-cell table:formula="of:=ABS([.E507]-[.B507])/0.0166667" office:value-type="float" office:value="700.978598042807" calcext:value-type="float">
            <text:p>700.978598042807</text:p>
          </table:table-cell>
          <table:table-cell table:formula="of:=([.F507]-[.C507])/0.0166667" office:value-type="float" office:value="22.0139559720881" calcext:value-type="float">
            <text:p>22.0139559720881</text:p>
          </table:table-cell>
          <table:table-cell table:formula="of:=DEGREES(ATAN(ABS([.F507]-[.C507])/ABS([.E507]-[.B507])))" office:value-type="float" office:value="1.79876013624" calcext:value-type="float">
            <text:p>1.79876013624</text:p>
          </table:table-cell>
          <table:table-cell table:formula="of:=SQRT(POWER([.H507];2)+POWER([.I507];2)+POWER([.J507];2))" office:value-type="float" office:value="713.934048695439" calcext:value-type="float">
            <text:p>713.934048695439</text:p>
          </table:table-cell>
        </table:table-row>
        <table:table-row table:style-name="ro1">
          <table:table-cell office:value-type="float" office:value="76.9846" calcext:value-type="float">
            <text:p>76.9846</text:p>
          </table:table-cell>
          <table:table-cell office:value-type="float" office:value="315.074" calcext:value-type="float">
            <text:p>315.074</text:p>
          </table:table-cell>
          <table:table-cell office:value-type="float" office:value="45.2712" calcext:value-type="float">
            <text:p>45.2712</text:p>
          </table:table-cell>
          <table:table-cell office:value-type="float" office:value="74.7393" calcext:value-type="float">
            <text:p>74.7393</text:p>
          </table:table-cell>
          <table:table-cell office:value-type="float" office:value="303.299" calcext:value-type="float">
            <text:p>303.299</text:p>
          </table:table-cell>
          <table:table-cell office:value-type="float" office:value="45.9081" calcext:value-type="float">
            <text:p>45.9081</text:p>
          </table:table-cell>
          <table:table-cell/>
          <table:table-cell table:formula="of:=([.D508]-[.A508])/0.0166667" office:value-type="float" office:value="-134.717730564539" calcext:value-type="float">
            <text:p>-134.717730564539</text:p>
          </table:table-cell>
          <table:table-cell table:formula="of:=ABS([.E508]-[.B508])/0.0166667" office:value-type="float" office:value="706.498587002828" calcext:value-type="float">
            <text:p>706.498587002828</text:p>
          </table:table-cell>
          <table:table-cell table:formula="of:=([.F508]-[.C508])/0.0166667" office:value-type="float" office:value="38.2139235721527" calcext:value-type="float">
            <text:p>38.2139235721527</text:p>
          </table:table-cell>
          <table:table-cell table:formula="of:=DEGREES(ATAN(ABS([.F508]-[.C508])/ABS([.E508]-[.B508])))" office:value-type="float" office:value="3.09606430181372" calcext:value-type="float">
            <text:p>3.09606430181372</text:p>
          </table:table-cell>
          <table:table-cell table:formula="of:=SQRT(POWER([.H508];2)+POWER([.I508];2)+POWER([.J508];2))" office:value-type="float" office:value="720.242614901556" calcext:value-type="float">
            <text:p>720.242614901556</text:p>
          </table:table-cell>
        </table:table-row>
        <table:table-row table:style-name="ro1">
          <table:table-cell office:value-type="float" office:value="75.3576" calcext:value-type="float">
            <text:p>75.3576</text:p>
          </table:table-cell>
          <table:table-cell office:value-type="float" office:value="315.066" calcext:value-type="float">
            <text:p>315.066</text:p>
          </table:table-cell>
          <table:table-cell office:value-type="float" office:value="45.0202" calcext:value-type="float">
            <text:p>45.0202</text:p>
          </table:table-cell>
          <table:table-cell office:value-type="float" office:value="73.6841" calcext:value-type="float">
            <text:p>73.6841</text:p>
          </table:table-cell>
          <table:table-cell office:value-type="float" office:value="304.82" calcext:value-type="float">
            <text:p>304.82</text:p>
          </table:table-cell>
          <table:table-cell office:value-type="float" office:value="45.1765" calcext:value-type="float">
            <text:p>45.1765</text:p>
          </table:table-cell>
          <table:table-cell/>
          <table:table-cell table:formula="of:=([.D509]-[.A509])/0.0166667" office:value-type="float" office:value="-100.409799180402" calcext:value-type="float">
            <text:p>-100.409799180402</text:p>
          </table:table-cell>
          <table:table-cell table:formula="of:=ABS([.E509]-[.B509])/0.0166667" office:value-type="float" office:value="614.758770482458" calcext:value-type="float">
            <text:p>614.758770482458</text:p>
          </table:table-cell>
          <table:table-cell table:formula="of:=([.F509]-[.C509])/0.0166667" office:value-type="float" office:value="9.37798124403719" calcext:value-type="float">
            <text:p>9.37798124403719</text:p>
          </table:table-cell>
          <table:table-cell table:formula="of:=DEGREES(ATAN(ABS([.F509]-[.C509])/ABS([.E509]-[.B509])))" office:value-type="float" office:value="0.873964061991125" calcext:value-type="float">
            <text:p>0.873964061991125</text:p>
          </table:table-cell>
          <table:table-cell table:formula="of:=SQRT(POWER([.H509];2)+POWER([.I509];2)+POWER([.J509];2))" office:value-type="float" office:value="622.975457131953" calcext:value-type="float">
            <text:p>622.975457131953</text:p>
          </table:table-cell>
        </table:table-row>
        <table:table-row table:style-name="ro1">
          <table:table-cell office:value-type="float" office:value="71.5646" calcext:value-type="float">
            <text:p>71.5646</text:p>
          </table:table-cell>
          <table:table-cell office:value-type="float" office:value="314.745" calcext:value-type="float">
            <text:p>314.745</text:p>
          </table:table-cell>
          <table:table-cell office:value-type="float" office:value="45.3675" calcext:value-type="float">
            <text:p>45.3675</text:p>
          </table:table-cell>
          <table:table-cell office:value-type="float" office:value="69.4546" calcext:value-type="float">
            <text:p>69.4546</text:p>
          </table:table-cell>
          <table:table-cell office:value-type="float" office:value="301.381" calcext:value-type="float">
            <text:p>301.381</text:p>
          </table:table-cell>
          <table:table-cell office:value-type="float" office:value="46.2316" calcext:value-type="float">
            <text:p>46.2316</text:p>
          </table:table-cell>
          <table:table-cell/>
          <table:table-cell table:formula="of:=([.D510]-[.A510])/0.0166667" office:value-type="float" office:value="-126.599746800506" calcext:value-type="float">
            <text:p>-126.599746800506</text:p>
          </table:table-cell>
          <table:table-cell table:formula="of:=ABS([.E510]-[.B510])/0.0166667" office:value-type="float" office:value="801.838396323209" calcext:value-type="float">
            <text:p>801.838396323209</text:p>
          </table:table-cell>
          <table:table-cell table:formula="of:=([.F510]-[.C510])/0.0166667" office:value-type="float" office:value="51.8458963082074" calcext:value-type="float">
            <text:p>51.8458963082074</text:p>
          </table:table-cell>
          <table:table-cell table:formula="of:=DEGREES(ATAN(ABS([.F510]-[.C510])/ABS([.E510]-[.B510])))" office:value-type="float" office:value="3.6995256048241" calcext:value-type="float">
            <text:p>3.6995256048241</text:p>
          </table:table-cell>
          <table:table-cell table:formula="of:=SQRT(POWER([.H510];2)+POWER([.I510];2)+POWER([.J510];2))" office:value-type="float" office:value="813.425046745015" calcext:value-type="float">
            <text:p>813.425046745015</text:p>
          </table:table-cell>
        </table:table-row>
        <table:table-row table:style-name="ro1">
          <table:table-cell office:value-type="float" office:value="65.6747" calcext:value-type="float">
            <text:p>65.6747</text:p>
          </table:table-cell>
          <table:table-cell office:value-type="float" office:value="308.381" calcext:value-type="float">
            <text:p>308.381</text:p>
          </table:table-cell>
          <table:table-cell office:value-type="float" office:value="45.2658" calcext:value-type="float">
            <text:p>45.2658</text:p>
          </table:table-cell>
          <table:table-cell office:value-type="float" office:value="63.7144" calcext:value-type="float">
            <text:p>63.7144</text:p>
          </table:table-cell>
          <table:table-cell office:value-type="float" office:value="296.7" calcext:value-type="float">
            <text:p>296.7</text:p>
          </table:table-cell>
          <table:table-cell office:value-type="float" office:value="45.4105" calcext:value-type="float">
            <text:p>45.4105</text:p>
          </table:table-cell>
          <table:table-cell/>
          <table:table-cell table:formula="of:=([.D511]-[.A511])/0.0166667" office:value-type="float" office:value="-117.617764764471" calcext:value-type="float">
            <text:p>-117.617764764471</text:p>
          </table:table-cell>
          <table:table-cell table:formula="of:=ABS([.E511]-[.B511])/0.0166667" office:value-type="float" office:value="700.858598282802" calcext:value-type="float">
            <text:p>700.858598282802</text:p>
          </table:table-cell>
          <table:table-cell table:formula="of:=([.F511]-[.C511])/0.0166667" office:value-type="float" office:value="8.68198263603474" calcext:value-type="float">
            <text:p>8.68198263603474</text:p>
          </table:table-cell>
          <table:table-cell table:formula="of:=DEGREES(ATAN(ABS([.F511]-[.C511])/ABS([.E511]-[.B511])))" office:value-type="float" office:value="0.70972307640033" calcext:value-type="float">
            <text:p>0.70972307640033</text:p>
          </table:table-cell>
          <table:table-cell table:formula="of:=SQRT(POWER([.H511];2)+POWER([.I511];2)+POWER([.J511];2))" office:value-type="float" office:value="710.712382189601" calcext:value-type="float">
            <text:p>710.712382189601</text:p>
          </table:table-cell>
        </table:table-row>
        <table:table-row table:style-name="ro1">
          <table:table-cell office:value-type="float" office:value="61.3835" calcext:value-type="float">
            <text:p>61.3835</text:p>
          </table:table-cell>
          <table:table-cell office:value-type="float" office:value="309.197" calcext:value-type="float">
            <text:p>309.197</text:p>
          </table:table-cell>
          <table:table-cell office:value-type="float" office:value="45.7183" calcext:value-type="float">
            <text:p>45.7183</text:p>
          </table:table-cell>
          <table:table-cell office:value-type="float" office:value="58.9729" calcext:value-type="float">
            <text:p>58.9729</text:p>
          </table:table-cell>
          <table:table-cell office:value-type="float" office:value="298.652" calcext:value-type="float">
            <text:p>298.652</text:p>
          </table:table-cell>
          <table:table-cell office:value-type="float" office:value="46.2058" calcext:value-type="float">
            <text:p>46.2058</text:p>
          </table:table-cell>
          <table:table-cell/>
          <table:table-cell table:formula="of:=([.D512]-[.A512])/0.0166667" office:value-type="float" office:value="-144.635710728578" calcext:value-type="float">
            <text:p>-144.635710728578</text:p>
          </table:table-cell>
          <table:table-cell table:formula="of:=ABS([.E512]-[.B512])/0.0166667" office:value-type="float" office:value="632.698734602532" calcext:value-type="float">
            <text:p>632.698734602532</text:p>
          </table:table-cell>
          <table:table-cell table:formula="of:=([.F512]-[.C512])/0.0166667" office:value-type="float" office:value="29.2499415001173" calcext:value-type="float">
            <text:p>29.2499415001173</text:p>
          </table:table-cell>
          <table:table-cell table:formula="of:=DEGREES(ATAN(ABS([.F512]-[.C512])/ABS([.E512]-[.B512])))" office:value-type="float" office:value="2.64692450961107" calcext:value-type="float">
            <text:p>2.64692450961107</text:p>
          </table:table-cell>
          <table:table-cell table:formula="of:=SQRT(POWER([.H512];2)+POWER([.I512];2)+POWER([.J512];2))" office:value-type="float" office:value="649.678948915052" calcext:value-type="float">
            <text:p>649.678948915052</text:p>
          </table:table-cell>
        </table:table-row>
        <table:table-row table:style-name="ro1">
          <table:table-cell office:value-type="float" office:value="56.1158" calcext:value-type="float">
            <text:p>56.1158</text:p>
          </table:table-cell>
          <table:table-cell office:value-type="float" office:value="305.664" calcext:value-type="float">
            <text:p>305.664</text:p>
          </table:table-cell>
          <table:table-cell office:value-type="float" office:value="44.9604" calcext:value-type="float">
            <text:p>44.9604</text:p>
          </table:table-cell>
          <table:table-cell office:value-type="float" office:value="53.627" calcext:value-type="float">
            <text:p>53.627</text:p>
          </table:table-cell>
          <table:table-cell office:value-type="float" office:value="293.635" calcext:value-type="float">
            <text:p>293.635</text:p>
          </table:table-cell>
          <table:table-cell office:value-type="float" office:value="45.4455" calcext:value-type="float">
            <text:p>45.4455</text:p>
          </table:table-cell>
          <table:table-cell/>
          <table:table-cell table:formula="of:=([.D513]-[.A513])/0.0166667" office:value-type="float" office:value="-149.327701344597" calcext:value-type="float">
            <text:p>-149.327701344597</text:p>
          </table:table-cell>
          <table:table-cell table:formula="of:=ABS([.E513]-[.B513])/0.0166667" office:value-type="float" office:value="721.738556522887" calcext:value-type="float">
            <text:p>721.738556522887</text:p>
          </table:table-cell>
          <table:table-cell table:formula="of:=([.F513]-[.C513])/0.0166667" office:value-type="float" office:value="29.1059417881166" calcext:value-type="float">
            <text:p>29.1059417881166</text:p>
          </table:table-cell>
          <table:table-cell table:formula="of:=DEGREES(ATAN(ABS([.F513]-[.C513])/ABS([.E513]-[.B513])))" office:value-type="float" office:value="2.30934657929805" calcext:value-type="float">
            <text:p>2.30934657929805</text:p>
          </table:table-cell>
          <table:table-cell table:formula="of:=SQRT(POWER([.H513];2)+POWER([.I513];2)+POWER([.J513];2))" office:value-type="float" office:value="737.599120259762" calcext:value-type="float">
            <text:p>737.599120259762</text:p>
          </table:table-cell>
        </table:table-row>
        <table:table-row table:style-name="ro1">
          <table:table-cell office:value-type="float" office:value="50.3668" calcext:value-type="float">
            <text:p>50.3668</text:p>
          </table:table-cell>
          <table:table-cell office:value-type="float" office:value="303.099" calcext:value-type="float">
            <text:p>303.099</text:p>
          </table:table-cell>
          <table:table-cell office:value-type="float" office:value="45.128" calcext:value-type="float">
            <text:p>45.128</text:p>
          </table:table-cell>
          <table:table-cell office:value-type="float" office:value="47.9552" calcext:value-type="float">
            <text:p>47.9552</text:p>
          </table:table-cell>
          <table:table-cell office:value-type="float" office:value="292.49" calcext:value-type="float">
            <text:p>292.49</text:p>
          </table:table-cell>
          <table:table-cell office:value-type="float" office:value="45.1598" calcext:value-type="float">
            <text:p>45.1598</text:p>
          </table:table-cell>
          <table:table-cell/>
          <table:table-cell table:formula="of:=([.D514]-[.A514])/0.0166667" office:value-type="float" office:value="-144.695710608579" calcext:value-type="float">
            <text:p>-144.695710608579</text:p>
          </table:table-cell>
          <table:table-cell table:formula="of:=ABS([.E514]-[.B514])/0.0166667" office:value-type="float" office:value="636.538726922545" calcext:value-type="float">
            <text:p>636.538726922545</text:p>
          </table:table-cell>
          <table:table-cell table:formula="of:=([.F514]-[.C514])/0.0166667" office:value-type="float" office:value="1.90799618400745" calcext:value-type="float">
            <text:p>1.90799618400745</text:p>
          </table:table-cell>
          <table:table-cell table:formula="of:=DEGREES(ATAN(ABS([.F514]-[.C514])/ABS([.E514]-[.B514])))" office:value-type="float" office:value="0.171741005919314" calcext:value-type="float">
            <text:p>0.171741005919314</text:p>
          </table:table-cell>
          <table:table-cell table:formula="of:=SQRT(POWER([.H514];2)+POWER([.I514];2)+POWER([.J514];2))" office:value-type="float" office:value="652.780238663928" calcext:value-type="float">
            <text:p>652.780238663928</text:p>
          </table:table-cell>
        </table:table-row>
        <table:table-row table:style-name="ro1">
          <table:table-cell office:value-type="float" office:value="45.6923" calcext:value-type="float">
            <text:p>45.6923</text:p>
          </table:table-cell>
          <table:table-cell office:value-type="float" office:value="306.494" calcext:value-type="float">
            <text:p>306.494</text:p>
          </table:table-cell>
          <table:table-cell office:value-type="float" office:value="45.2082" calcext:value-type="float">
            <text:p>45.2082</text:p>
          </table:table-cell>
          <table:table-cell office:value-type="float" office:value="43.0445" calcext:value-type="float">
            <text:p>43.0445</text:p>
          </table:table-cell>
          <table:table-cell office:value-type="float" office:value="296.941" calcext:value-type="float">
            <text:p>296.941</text:p>
          </table:table-cell>
          <table:table-cell office:value-type="float" office:value="45.5819" calcext:value-type="float">
            <text:p>45.5819</text:p>
          </table:table-cell>
          <table:table-cell/>
          <table:table-cell table:formula="of:=([.D515]-[.A515])/0.0166667" office:value-type="float" office:value="-158.867682264636" calcext:value-type="float">
            <text:p>-158.867682264636</text:p>
          </table:table-cell>
          <table:table-cell table:formula="of:=ABS([.E515]-[.B515])/0.0166667" office:value-type="float" office:value="573.178853642296" calcext:value-type="float">
            <text:p>573.178853642296</text:p>
          </table:table-cell>
          <table:table-cell table:formula="of:=([.F515]-[.C515])/0.0166667" office:value-type="float" office:value="22.4219551560897" calcext:value-type="float">
            <text:p>22.4219551560897</text:p>
          </table:table-cell>
          <table:table-cell table:formula="of:=DEGREES(ATAN(ABS([.F515]-[.C515])/ABS([.E515]-[.B515])))" office:value-type="float" office:value="2.24018853752971" calcext:value-type="float">
            <text:p>2.24018853752971</text:p>
          </table:table-cell>
          <table:table-cell table:formula="of:=SQRT(POWER([.H515];2)+POWER([.I515];2)+POWER([.J515];2))" office:value-type="float" office:value="595.210620540205" calcext:value-type="float">
            <text:p>595.210620540205</text:p>
          </table:table-cell>
        </table:table-row>
        <table:table-row table:style-name="ro1">
          <table:table-cell office:value-type="float" office:value="39.1264" calcext:value-type="float">
            <text:p>39.1264</text:p>
          </table:table-cell>
          <table:table-cell office:value-type="float" office:value="304.868" calcext:value-type="float">
            <text:p>304.868</text:p>
          </table:table-cell>
          <table:table-cell office:value-type="float" office:value="45.2489" calcext:value-type="float">
            <text:p>45.2489</text:p>
          </table:table-cell>
          <table:table-cell office:value-type="float" office:value="37.8079" calcext:value-type="float">
            <text:p>37.8079</text:p>
          </table:table-cell>
          <table:table-cell office:value-type="float" office:value="289.618" calcext:value-type="float">
            <text:p>289.618</text:p>
          </table:table-cell>
          <table:table-cell office:value-type="float" office:value="46.2008" calcext:value-type="float">
            <text:p>46.2008</text:p>
          </table:table-cell>
          <table:table-cell/>
          <table:table-cell table:formula="of:=([.D516]-[.A516])/0.0166667" office:value-type="float" office:value="-79.109841780316" calcext:value-type="float">
            <text:p>-79.109841780316</text:p>
          </table:table-cell>
          <table:table-cell table:formula="of:=ABS([.E516]-[.B516])/0.0166667" office:value-type="float" office:value="914.99817000366" calcext:value-type="float">
            <text:p>914.99817000366</text:p>
          </table:table-cell>
          <table:table-cell table:formula="of:=([.F516]-[.C516])/0.0166667" office:value-type="float" office:value="57.1138857722286" calcext:value-type="float">
            <text:p>57.1138857722286</text:p>
          </table:table-cell>
          <table:table-cell table:formula="of:=DEGREES(ATAN(ABS([.F516]-[.C516])/ABS([.E516]-[.B516])))" office:value-type="float" office:value="3.57174981257486" calcext:value-type="float">
            <text:p>3.57174981257486</text:p>
          </table:table-cell>
          <table:table-cell table:formula="of:=SQRT(POWER([.H516];2)+POWER([.I516];2)+POWER([.J516];2))" office:value-type="float" office:value="920.185858468036" calcext:value-type="float">
            <text:p>920.185858468036</text:p>
          </table:table-cell>
        </table:table-row>
        <table:table-row table:style-name="ro1">
          <table:table-cell office:value-type="float" office:value="40.3319" calcext:value-type="float">
            <text:p>40.3319</text:p>
          </table:table-cell>
          <table:table-cell office:value-type="float" office:value="306.761" calcext:value-type="float">
            <text:p>306.761</text:p>
          </table:table-cell>
          <table:table-cell office:value-type="float" office:value="44.9622" calcext:value-type="float">
            <text:p>44.9622</text:p>
          </table:table-cell>
          <table:table-cell office:value-type="float" office:value="39.016" calcext:value-type="float">
            <text:p>39.016</text:p>
          </table:table-cell>
          <table:table-cell office:value-type="float" office:value="294.445" calcext:value-type="float">
            <text:p>294.445</text:p>
          </table:table-cell>
          <table:table-cell office:value-type="float" office:value="45.476" calcext:value-type="float">
            <text:p>45.476</text:p>
          </table:table-cell>
          <table:table-cell/>
          <table:table-cell table:formula="of:=([.D517]-[.A517])/0.0166667" office:value-type="float" office:value="-78.9538420923158" calcext:value-type="float">
            <text:p>-78.9538420923158</text:p>
          </table:table-cell>
          <table:table-cell table:formula="of:=ABS([.E517]-[.B517])/0.0166667" office:value-type="float" office:value="738.958522082958" calcext:value-type="float">
            <text:p>738.958522082958</text:p>
          </table:table-cell>
          <table:table-cell table:formula="of:=([.F517]-[.C517])/0.0166667" office:value-type="float" office:value="30.8279383441231" calcext:value-type="float">
            <text:p>30.8279383441231</text:p>
          </table:table-cell>
          <table:table-cell table:formula="of:=DEGREES(ATAN(ABS([.F517]-[.C517])/ABS([.E517]-[.B517])))" office:value-type="float" office:value="2.38888527428805" calcext:value-type="float">
            <text:p>2.38888527428805</text:p>
          </table:table-cell>
          <table:table-cell table:formula="of:=SQRT(POWER([.H517];2)+POWER([.I517];2)+POWER([.J517];2))" office:value-type="float" office:value="743.803581816273" calcext:value-type="float">
            <text:p>743.803581816273</text:p>
          </table:table-cell>
        </table:table-row>
        <table:table-row table:style-name="ro1">
          <table:table-cell office:value-type="float" office:value="39.3218" calcext:value-type="float">
            <text:p>39.3218</text:p>
          </table:table-cell>
          <table:table-cell office:value-type="float" office:value="301.884" calcext:value-type="float">
            <text:p>301.884</text:p>
          </table:table-cell>
          <table:table-cell office:value-type="float" office:value="45.4183" calcext:value-type="float">
            <text:p>45.4183</text:p>
          </table:table-cell>
          <table:table-cell office:value-type="float" office:value="37.4489" calcext:value-type="float">
            <text:p>37.4489</text:p>
          </table:table-cell>
          <table:table-cell office:value-type="float" office:value="290.988" calcext:value-type="float">
            <text:p>290.988</text:p>
          </table:table-cell>
          <table:table-cell office:value-type="float" office:value="46.0025" calcext:value-type="float">
            <text:p>46.0025</text:p>
          </table:table-cell>
          <table:table-cell/>
          <table:table-cell table:formula="of:=([.D518]-[.A518])/0.0166667" office:value-type="float" office:value="-112.37377525245" calcext:value-type="float">
            <text:p>-112.37377525245</text:p>
          </table:table-cell>
          <table:table-cell table:formula="of:=ABS([.E518]-[.B518])/0.0166667" office:value-type="float" office:value="653.758692482616" calcext:value-type="float">
            <text:p>653.758692482616</text:p>
          </table:table-cell>
          <table:table-cell table:formula="of:=([.F518]-[.C518])/0.0166667" office:value-type="float" office:value="35.0519298961399" calcext:value-type="float">
            <text:p>35.0519298961399</text:p>
          </table:table-cell>
          <table:table-cell table:formula="of:=DEGREES(ATAN(ABS([.F518]-[.C518])/ABS([.E518]-[.B518])))" office:value-type="float" office:value="3.06903227733755" calcext:value-type="float">
            <text:p>3.06903227733755</text:p>
          </table:table-cell>
          <table:table-cell table:formula="of:=SQRT(POWER([.H518];2)+POWER([.I518];2)+POWER([.J518];2))" office:value-type="float" office:value="664.271729904646" calcext:value-type="float">
            <text:p>664.271729904646</text:p>
          </table:table-cell>
        </table:table-row>
        <table:table-row table:style-name="ro1">
          <table:table-cell office:value-type="float" office:value="39.0787" calcext:value-type="float">
            <text:p>39.0787</text:p>
          </table:table-cell>
          <table:table-cell office:value-type="float" office:value="297.41" calcext:value-type="float">
            <text:p>297.41</text:p>
          </table:table-cell>
          <table:table-cell office:value-type="float" office:value="45.2965" calcext:value-type="float">
            <text:p>45.2965</text:p>
          </table:table-cell>
          <table:table-cell office:value-type="float" office:value="37.3361" calcext:value-type="float">
            <text:p>37.3361</text:p>
          </table:table-cell>
          <table:table-cell office:value-type="float" office:value="285.255" calcext:value-type="float">
            <text:p>285.255</text:p>
          </table:table-cell>
          <table:table-cell office:value-type="float" office:value="46.0936" calcext:value-type="float">
            <text:p>46.0936</text:p>
          </table:table-cell>
          <table:table-cell/>
          <table:table-cell table:formula="of:=([.D519]-[.A519])/0.0166667" office:value-type="float" office:value="-104.555790888418" calcext:value-type="float">
            <text:p>-104.555790888418</text:p>
          </table:table-cell>
          <table:table-cell table:formula="of:=ABS([.E519]-[.B519])/0.0166667" office:value-type="float" office:value="729.298541402919" calcext:value-type="float">
            <text:p>729.298541402919</text:p>
          </table:table-cell>
          <table:table-cell table:formula="of:=([.F519]-[.C519])/0.0166667" office:value-type="float" office:value="47.8259043481913" calcext:value-type="float">
            <text:p>47.8259043481913</text:p>
          </table:table-cell>
          <table:table-cell table:formula="of:=DEGREES(ATAN(ABS([.F519]-[.C519])/ABS([.E519]-[.B519])))" office:value-type="float" office:value="3.75196759666679" calcext:value-type="float">
            <text:p>3.75196759666679</text:p>
          </table:table-cell>
          <table:table-cell table:formula="of:=SQRT(POWER([.H519];2)+POWER([.I519];2)+POWER([.J519];2))" office:value-type="float" office:value="738.305893940615" calcext:value-type="float">
            <text:p>738.305893940615</text:p>
          </table:table-cell>
        </table:table-row>
        <table:table-row table:style-name="ro1">
          <table:table-cell office:value-type="float" office:value="36.3908" calcext:value-type="float">
            <text:p>36.3908</text:p>
          </table:table-cell>
          <table:table-cell office:value-type="float" office:value="298.198" calcext:value-type="float">
            <text:p>298.198</text:p>
          </table:table-cell>
          <table:table-cell office:value-type="float" office:value="44.9502" calcext:value-type="float">
            <text:p>44.9502</text:p>
          </table:table-cell>
          <table:table-cell office:value-type="float" office:value="35.3042" calcext:value-type="float">
            <text:p>35.3042</text:p>
          </table:table-cell>
          <table:table-cell office:value-type="float" office:value="284.765" calcext:value-type="float">
            <text:p>284.765</text:p>
          </table:table-cell>
          <table:table-cell office:value-type="float" office:value="45.4324" calcext:value-type="float">
            <text:p>45.4324</text:p>
          </table:table-cell>
          <table:table-cell/>
          <table:table-cell table:formula="of:=([.D520]-[.A520])/0.0166667" office:value-type="float" office:value="-65.1958696082606" calcext:value-type="float">
            <text:p>-65.1958696082606</text:p>
          </table:table-cell>
          <table:table-cell table:formula="of:=ABS([.E520]-[.B520])/0.0166667" office:value-type="float" office:value="805.978388043224" calcext:value-type="float">
            <text:p>805.978388043224</text:p>
          </table:table-cell>
          <table:table-cell table:formula="of:=([.F520]-[.C520])/0.0166667" office:value-type="float" office:value="28.9319421361157" calcext:value-type="float">
            <text:p>28.9319421361157</text:p>
          </table:table-cell>
          <table:table-cell table:formula="of:=DEGREES(ATAN(ABS([.F520]-[.C520])/ABS([.E520]-[.B520])))" office:value-type="float" office:value="2.05584509463383" calcext:value-type="float">
            <text:p>2.05584509463383</text:p>
          </table:table-cell>
          <table:table-cell table:formula="of:=SQRT(POWER([.H520];2)+POWER([.I520];2)+POWER([.J520];2))" office:value-type="float" office:value="809.128370953891" calcext:value-type="float">
            <text:p>809.128370953891</text:p>
          </table:table-cell>
        </table:table-row>
        <table:table-row table:style-name="ro1">
          <table:table-cell office:value-type="float" office:value="33.9371" calcext:value-type="float">
            <text:p>33.9371</text:p>
          </table:table-cell>
          <table:table-cell office:value-type="float" office:value="299.101" calcext:value-type="float">
            <text:p>299.101</text:p>
          </table:table-cell>
          <table:table-cell office:value-type="float" office:value="44.3242" calcext:value-type="float">
            <text:p>44.3242</text:p>
          </table:table-cell>
          <table:table-cell office:value-type="float" office:value="31.1453" calcext:value-type="float">
            <text:p>31.1453</text:p>
          </table:table-cell>
          <table:table-cell office:value-type="float" office:value="300.154" calcext:value-type="float">
            <text:p>300.154</text:p>
          </table:table-cell>
          <table:table-cell office:value-type="float" office:value="42.3739" calcext:value-type="float">
            <text:p>42.3739</text:p>
          </table:table-cell>
          <table:table-cell/>
          <table:table-cell table:formula="of:=([.D521]-[.A521])/0.0166667" office:value-type="float" office:value="-167.50766498467" calcext:value-type="float">
            <text:p>-167.50766498467</text:p>
          </table:table-cell>
          <table:table-cell table:formula="of:=ABS([.E521]-[.B521])/0.0166667" office:value-type="float" office:value="63.1798736402526" calcext:value-type="float">
            <text:p>63.1798736402526</text:p>
          </table:table-cell>
          <table:table-cell table:formula="of:=([.F521]-[.C521])/0.0166667" office:value-type="float" office:value="-117.017765964468" calcext:value-type="float">
            <text:p>-117.017765964468</text:p>
          </table:table-cell>
          <table:table-cell table:formula="of:=DEGREES(ATAN(ABS([.F521]-[.C521])/ABS([.E521]-[.B521])))" office:value-type="float" office:value="61.6346385860619" calcext:value-type="float">
            <text:p>61.6346385860619</text:p>
          </table:table-cell>
          <table:table-cell table:formula="of:=SQRT(POWER([.H521];2)+POWER([.I521];2)+POWER([.J521];2))" office:value-type="float" office:value="213.877702935883" calcext:value-type="float">
            <text:p>213.877702935883</text:p>
          </table:table-cell>
        </table:table-row>
        <table:table-row table:style-name="ro1">
          <table:table-cell office:value-type="float" office:value="35.0521" calcext:value-type="float">
            <text:p>35.0521</text:p>
          </table:table-cell>
          <table:table-cell office:value-type="float" office:value="316.527" calcext:value-type="float">
            <text:p>316.527</text:p>
          </table:table-cell>
          <table:table-cell office:value-type="float" office:value="43.3356" calcext:value-type="float">
            <text:p>43.3356</text:p>
          </table:table-cell>
          <table:table-cell office:value-type="float" office:value="33.847" calcext:value-type="float">
            <text:p>33.847</text:p>
          </table:table-cell>
          <table:table-cell office:value-type="float" office:value="303.66" calcext:value-type="float">
            <text:p>303.66</text:p>
          </table:table-cell>
          <table:table-cell office:value-type="float" office:value="43.9097" calcext:value-type="float">
            <text:p>43.9097</text:p>
          </table:table-cell>
          <table:table-cell/>
          <table:table-cell table:formula="of:=([.D522]-[.A522])/0.0166667" office:value-type="float" office:value="-72.3058553882893" calcext:value-type="float">
            <text:p>-72.3058553882893</text:p>
          </table:table-cell>
          <table:table-cell table:formula="of:=ABS([.E522]-[.B522])/0.0166667" office:value-type="float" office:value="772.018455963086" calcext:value-type="float">
            <text:p>772.018455963086</text:p>
          </table:table-cell>
          <table:table-cell table:formula="of:=([.F522]-[.C522])/0.0166667" office:value-type="float" office:value="34.4459311081379" calcext:value-type="float">
            <text:p>34.4459311081379</text:p>
          </table:table-cell>
          <table:table-cell table:formula="of:=DEGREES(ATAN(ABS([.F522]-[.C522])/ABS([.E522]-[.B522])))" office:value-type="float" office:value="2.55472956256077" calcext:value-type="float">
            <text:p>2.55472956256077</text:p>
          </table:table-cell>
          <table:table-cell table:formula="of:=SQRT(POWER([.H522];2)+POWER([.I522];2)+POWER([.J522];2))" office:value-type="float" office:value="776.161809960375" calcext:value-type="float">
            <text:p>776.161809960375</text:p>
          </table:table-cell>
        </table:table-row>
        <table:table-row table:style-name="ro1">
          <table:table-cell office:value-type="float" office:value="33.4125" calcext:value-type="float">
            <text:p>33.4125</text:p>
          </table:table-cell>
          <table:table-cell office:value-type="float" office:value="309.607" calcext:value-type="float">
            <text:p>309.607</text:p>
          </table:table-cell>
          <table:table-cell office:value-type="float" office:value="44.094" calcext:value-type="float">
            <text:p>44.094</text:p>
          </table:table-cell>
          <table:table-cell office:value-type="float" office:value="32.0197" calcext:value-type="float">
            <text:p>32.0197</text:p>
          </table:table-cell>
          <table:table-cell office:value-type="float" office:value="300.001" calcext:value-type="float">
            <text:p>300.001</text:p>
          </table:table-cell>
          <table:table-cell office:value-type="float" office:value="44.211" calcext:value-type="float">
            <text:p>44.211</text:p>
          </table:table-cell>
          <table:table-cell/>
          <table:table-cell table:formula="of:=([.D523]-[.A523])/0.0166667" office:value-type="float" office:value="-83.5678328643344" calcext:value-type="float">
            <text:p>-83.5678328643344</text:p>
          </table:table-cell>
          <table:table-cell table:formula="of:=ABS([.E523]-[.B523])/0.0166667" office:value-type="float" office:value="576.358847282309" calcext:value-type="float">
            <text:p>576.358847282309</text:p>
          </table:table-cell>
          <table:table-cell table:formula="of:=([.F523]-[.C523])/0.0166667" office:value-type="float" office:value="7.01998596002792" calcext:value-type="float">
            <text:p>7.01998596002792</text:p>
          </table:table-cell>
          <table:table-cell table:formula="of:=DEGREES(ATAN(ABS([.F523]-[.C523])/ABS([.E523]-[.B523])))" office:value-type="float" office:value="0.69782164688358" calcext:value-type="float">
            <text:p>0.69782164688358</text:p>
          </table:table-cell>
          <table:table-cell table:formula="of:=SQRT(POWER([.H523];2)+POWER([.I523];2)+POWER([.J523];2))" office:value-type="float" office:value="582.4280073392" calcext:value-type="float">
            <text:p>582.4280073392</text:p>
          </table:table-cell>
        </table:table-row>
        <table:table-row table:style-name="ro1">
          <table:table-cell office:value-type="float" office:value="26.3859" calcext:value-type="float">
            <text:p>26.3859</text:p>
          </table:table-cell>
          <table:table-cell office:value-type="float" office:value="315.593" calcext:value-type="float">
            <text:p>315.593</text:p>
          </table:table-cell>
          <table:table-cell office:value-type="float" office:value="42.7602" calcext:value-type="float">
            <text:p>42.7602</text:p>
          </table:table-cell>
          <table:table-cell office:value-type="float" office:value="25.8442" calcext:value-type="float">
            <text:p>25.8442</text:p>
          </table:table-cell>
          <table:table-cell office:value-type="float" office:value="301.041" calcext:value-type="float">
            <text:p>301.041</text:p>
          </table:table-cell>
          <table:table-cell office:value-type="float" office:value="43.863" calcext:value-type="float">
            <text:p>43.863</text:p>
          </table:table-cell>
          <table:table-cell/>
          <table:table-cell table:formula="of:=([.D524]-[.A524])/0.0166667" office:value-type="float" office:value="-32.5019349961299" calcext:value-type="float">
            <text:p>-32.5019349961299</text:p>
          </table:table-cell>
          <table:table-cell table:formula="of:=ABS([.E524]-[.B524])/0.0166667" office:value-type="float" office:value="873.118253763494" calcext:value-type="float">
            <text:p>873.118253763494</text:p>
          </table:table-cell>
          <table:table-cell table:formula="of:=([.F524]-[.C524])/0.0166667" office:value-type="float" office:value="66.1678676642648" calcext:value-type="float">
            <text:p>66.1678676642648</text:p>
          </table:table-cell>
          <table:table-cell table:formula="of:=DEGREES(ATAN(ABS([.F524]-[.C524])/ABS([.E524]-[.B524])))" office:value-type="float" office:value="4.33378501296825" calcext:value-type="float">
            <text:p>4.33378501296825</text:p>
          </table:table-cell>
          <table:table-cell table:formula="of:=SQRT(POWER([.H524];2)+POWER([.I524];2)+POWER([.J524];2))" office:value-type="float" office:value="876.224884116367" calcext:value-type="float">
            <text:p>876.224884116367</text:p>
          </table:table-cell>
        </table:table-row>
        <table:table-row table:style-name="ro1">
          <table:table-cell office:value-type="float" office:value="27.1081" calcext:value-type="float">
            <text:p>27.1081</text:p>
          </table:table-cell>
          <table:table-cell office:value-type="float" office:value="296.549" calcext:value-type="float">
            <text:p>296.549</text:p>
          </table:table-cell>
          <table:table-cell office:value-type="float" office:value="45.5517" calcext:value-type="float">
            <text:p>45.5517</text:p>
          </table:table-cell>
          <table:table-cell office:value-type="float" office:value="26.6669" calcext:value-type="float">
            <text:p>26.6669</text:p>
          </table:table-cell>
          <table:table-cell office:value-type="float" office:value="284.532" calcext:value-type="float">
            <text:p>284.532</text:p>
          </table:table-cell>
          <table:table-cell office:value-type="float" office:value="46.0653" calcext:value-type="float">
            <text:p>46.0653</text:p>
          </table:table-cell>
          <table:table-cell/>
          <table:table-cell table:formula="of:=([.D525]-[.A525])/0.0166667" office:value-type="float" office:value="-26.471947056106" calcext:value-type="float">
            <text:p>-26.471947056106</text:p>
          </table:table-cell>
          <table:table-cell table:formula="of:=ABS([.E525]-[.B525])/0.0166667" office:value-type="float" office:value="721.018557962884" calcext:value-type="float">
            <text:p>721.018557962884</text:p>
          </table:table-cell>
          <table:table-cell table:formula="of:=([.F525]-[.C525])/0.0166667" office:value-type="float" office:value="30.8159383681235" calcext:value-type="float">
            <text:p>30.8159383681235</text:p>
          </table:table-cell>
          <table:table-cell table:formula="of:=DEGREES(ATAN(ABS([.F525]-[.C525])/ABS([.E525]-[.B525])))" office:value-type="float" office:value="2.44730083931174" calcext:value-type="float">
            <text:p>2.44730083931174</text:p>
          </table:table-cell>
          <table:table-cell table:formula="of:=SQRT(POWER([.H525];2)+POWER([.I525];2)+POWER([.J525];2))" office:value-type="float" office:value="722.16213343357" calcext:value-type="float">
            <text:p>722.16213343357</text:p>
          </table:table-cell>
        </table:table-row>
        <table:table-row table:style-name="ro1">
          <table:table-cell office:value-type="float" office:value="25.1368" calcext:value-type="float">
            <text:p>25.1368</text:p>
          </table:table-cell>
          <table:table-cell office:value-type="float" office:value="292.725" calcext:value-type="float">
            <text:p>292.725</text:p>
          </table:table-cell>
          <table:table-cell office:value-type="float" office:value="46.1355" calcext:value-type="float">
            <text:p>46.1355</text:p>
          </table:table-cell>
          <table:table-cell office:value-type="float" office:value="24.771" calcext:value-type="float">
            <text:p>24.771</text:p>
          </table:table-cell>
          <table:table-cell office:value-type="float" office:value="280.775" calcext:value-type="float">
            <text:p>280.775</text:p>
          </table:table-cell>
          <table:table-cell office:value-type="float" office:value="46.8987" calcext:value-type="float">
            <text:p>46.8987</text:p>
          </table:table-cell>
          <table:table-cell/>
          <table:table-cell table:formula="of:=([.D526]-[.A526])/0.0166667" office:value-type="float" office:value="-21.9479561040878" calcext:value-type="float">
            <text:p>-21.9479561040878</text:p>
          </table:table-cell>
          <table:table-cell table:formula="of:=ABS([.E526]-[.B526])/0.0166667" office:value-type="float" office:value="716.998566002871" calcext:value-type="float">
            <text:p>716.998566002871</text:p>
          </table:table-cell>
          <table:table-cell table:formula="of:=([.F526]-[.C526])/0.0166667" office:value-type="float" office:value="45.791908416183" calcext:value-type="float">
            <text:p>45.791908416183</text:p>
          </table:table-cell>
          <table:table-cell table:formula="of:=DEGREES(ATAN(ABS([.F526]-[.C526])/ABS([.E526]-[.B526])))" office:value-type="float" office:value="3.65429540280269" calcext:value-type="float">
            <text:p>3.65429540280269</text:p>
          </table:table-cell>
          <table:table-cell table:formula="of:=SQRT(POWER([.H526];2)+POWER([.I526];2)+POWER([.J526];2))" office:value-type="float" office:value="718.794515354504" calcext:value-type="float">
            <text:p>718.794515354504</text:p>
          </table:table-cell>
        </table:table-row>
        <table:table-row table:style-name="ro1">
          <table:table-cell office:value-type="float" office:value="24.98" calcext:value-type="float">
            <text:p>24.98</text:p>
          </table:table-cell>
          <table:table-cell office:value-type="float" office:value="302.111" calcext:value-type="float">
            <text:p>302.111</text:p>
          </table:table-cell>
          <table:table-cell office:value-type="float" office:value="44.4965" calcext:value-type="float">
            <text:p>44.4965</text:p>
          </table:table-cell>
          <table:table-cell office:value-type="float" office:value="25.2324" calcext:value-type="float">
            <text:p>25.2324</text:p>
          </table:table-cell>
          <table:table-cell office:value-type="float" office:value="288.528" calcext:value-type="float">
            <text:p>288.528</text:p>
          </table:table-cell>
          <table:table-cell office:value-type="float" office:value="45.2288" calcext:value-type="float">
            <text:p>45.2288</text:p>
          </table:table-cell>
          <table:table-cell/>
          <table:table-cell table:formula="of:=([.D527]-[.A527])/0.0166667" office:value-type="float" office:value="15.1439697120605" calcext:value-type="float">
            <text:p>15.1439697120605</text:p>
          </table:table-cell>
          <table:table-cell table:formula="of:=ABS([.E527]-[.B527])/0.0166667" office:value-type="float" office:value="814.978370043258" calcext:value-type="float">
            <text:p>814.978370043258</text:p>
          </table:table-cell>
          <table:table-cell table:formula="of:=([.F527]-[.C527])/0.0166667" office:value-type="float" office:value="43.9379121241759" calcext:value-type="float">
            <text:p>43.9379121241759</text:p>
          </table:table-cell>
          <table:table-cell table:formula="of:=DEGREES(ATAN(ABS([.F527]-[.C527])/ABS([.E527]-[.B527])))" office:value-type="float" office:value="3.08599856720526" calcext:value-type="float">
            <text:p>3.08599856720526</text:p>
          </table:table-cell>
          <table:table-cell table:formula="of:=SQRT(POWER([.H527];2)+POWER([.I527];2)+POWER([.J527];2))" office:value-type="float" office:value="816.302409391787" calcext:value-type="float">
            <text:p>816.302409391787</text:p>
          </table:table-cell>
        </table:table-row>
        <table:table-row table:style-name="ro1">
          <table:table-cell office:value-type="float" office:value="31.523" calcext:value-type="float">
            <text:p>31.523</text:p>
          </table:table-cell>
          <table:table-cell office:value-type="float" office:value="296.684" calcext:value-type="float">
            <text:p>296.684</text:p>
          </table:table-cell>
          <table:table-cell office:value-type="float" office:value="44.9675" calcext:value-type="float">
            <text:p>44.9675</text:p>
          </table:table-cell>
          <table:table-cell office:value-type="float" office:value="30.9497" calcext:value-type="float">
            <text:p>30.9497</text:p>
          </table:table-cell>
          <table:table-cell office:value-type="float" office:value="284.805" calcext:value-type="float">
            <text:p>284.805</text:p>
          </table:table-cell>
          <table:table-cell office:value-type="float" office:value="45.2212" calcext:value-type="float">
            <text:p>45.2212</text:p>
          </table:table-cell>
          <table:table-cell/>
          <table:table-cell table:formula="of:=([.D528]-[.A528])/0.0166667" office:value-type="float" office:value="-34.3979312041376" calcext:value-type="float">
            <text:p>-34.3979312041376</text:p>
          </table:table-cell>
          <table:table-cell table:formula="of:=ABS([.E528]-[.B528])/0.0166667" office:value-type="float" office:value="712.738574522852" calcext:value-type="float">
            <text:p>712.738574522852</text:p>
          </table:table-cell>
          <table:table-cell table:formula="of:=([.F528]-[.C528])/0.0166667" office:value-type="float" office:value="15.221969556061" calcext:value-type="float">
            <text:p>15.221969556061</text:p>
          </table:table-cell>
          <table:table-cell table:formula="of:=DEGREES(ATAN(ABS([.F528]-[.C528])/ABS([.E528]-[.B528])))" office:value-type="float" office:value="1.22348091694978" calcext:value-type="float">
            <text:p>1.22348091694978</text:p>
          </table:table-cell>
          <table:table-cell table:formula="of:=SQRT(POWER([.H528];2)+POWER([.I528];2)+POWER([.J528];2))" office:value-type="float" office:value="713.730482494028" calcext:value-type="float">
            <text:p>713.730482494028</text:p>
          </table:table-cell>
        </table:table-row>
        <table:table-row table:style-name="ro1">
          <table:table-cell office:value-type="float" office:value="32.9482" calcext:value-type="float">
            <text:p>32.9482</text:p>
          </table:table-cell>
          <table:table-cell office:value-type="float" office:value="295.51" calcext:value-type="float">
            <text:p>295.51</text:p>
          </table:table-cell>
          <table:table-cell office:value-type="float" office:value="45.6409" calcext:value-type="float">
            <text:p>45.6409</text:p>
          </table:table-cell>
          <table:table-cell office:value-type="float" office:value="32.6013" calcext:value-type="float">
            <text:p>32.6013</text:p>
          </table:table-cell>
          <table:table-cell office:value-type="float" office:value="283.757" calcext:value-type="float">
            <text:p>283.757</text:p>
          </table:table-cell>
          <table:table-cell office:value-type="float" office:value="46.1166" calcext:value-type="float">
            <text:p>46.1166</text:p>
          </table:table-cell>
          <table:table-cell/>
          <table:table-cell table:formula="of:=([.D529]-[.A529])/0.0166667" office:value-type="float" office:value="-20.8139583720831" calcext:value-type="float">
            <text:p>-20.8139583720831</text:p>
          </table:table-cell>
          <table:table-cell table:formula="of:=ABS([.E529]-[.B529])/0.0166667" office:value-type="float" office:value="705.17858964282" calcext:value-type="float">
            <text:p>705.17858964282</text:p>
          </table:table-cell>
          <table:table-cell table:formula="of:=([.F529]-[.C529])/0.0166667" office:value-type="float" office:value="28.5419429161139" calcext:value-type="float">
            <text:p>28.5419429161139</text:p>
          </table:table-cell>
          <table:table-cell table:formula="of:=DEGREES(ATAN(ABS([.F529]-[.C529])/ABS([.E529]-[.B529])))" office:value-type="float" office:value="2.31776852592948" calcext:value-type="float">
            <text:p>2.31776852592948</text:p>
          </table:table-cell>
          <table:table-cell table:formula="of:=SQRT(POWER([.H529];2)+POWER([.I529];2)+POWER([.J529];2))" office:value-type="float" office:value="706.062820618094" calcext:value-type="float">
            <text:p>706.062820618094</text:p>
          </table:table-cell>
        </table:table-row>
        <table:table-row table:style-name="ro1">
          <table:table-cell office:value-type="float" office:value="31.8219" calcext:value-type="float">
            <text:p>31.8219</text:p>
          </table:table-cell>
          <table:table-cell office:value-type="float" office:value="299.691" calcext:value-type="float">
            <text:p>299.691</text:p>
          </table:table-cell>
          <table:table-cell office:value-type="float" office:value="45.298" calcext:value-type="float">
            <text:p>45.298</text:p>
          </table:table-cell>
          <table:table-cell office:value-type="float" office:value="31.0015" calcext:value-type="float">
            <text:p>31.0015</text:p>
          </table:table-cell>
          <table:table-cell office:value-type="float" office:value="287.558" calcext:value-type="float">
            <text:p>287.558</text:p>
          </table:table-cell>
          <table:table-cell office:value-type="float" office:value="45.8181" calcext:value-type="float">
            <text:p>45.8181</text:p>
          </table:table-cell>
          <table:table-cell/>
          <table:table-cell table:formula="of:=([.D530]-[.A530])/0.0166667" office:value-type="float" office:value="-49.2239015521969" calcext:value-type="float">
            <text:p>-49.2239015521969</text:p>
          </table:table-cell>
          <table:table-cell table:formula="of:=ABS([.E530]-[.B530])/0.0166667" office:value-type="float" office:value="727.978544042911" calcext:value-type="float">
            <text:p>727.978544042911</text:p>
          </table:table-cell>
          <table:table-cell table:formula="of:=([.F530]-[.C530])/0.0166667" office:value-type="float" office:value="31.2059375881248" calcext:value-type="float">
            <text:p>31.2059375881248</text:p>
          </table:table-cell>
          <table:table-cell table:formula="of:=DEGREES(ATAN(ABS([.F530]-[.C530])/ABS([.E530]-[.B530])))" office:value-type="float" office:value="2.45457037735416" calcext:value-type="float">
            <text:p>2.45457037735416</text:p>
          </table:table-cell>
          <table:table-cell table:formula="of:=SQRT(POWER([.H530];2)+POWER([.I530];2)+POWER([.J530];2))" office:value-type="float" office:value="730.307855367591" calcext:value-type="float">
            <text:p>730.307855367591</text:p>
          </table:table-cell>
        </table:table-row>
        <table:table-row table:style-name="ro1">
          <table:table-cell office:value-type="float" office:value="24.3848" calcext:value-type="float">
            <text:p>24.3848</text:p>
          </table:table-cell>
          <table:table-cell office:value-type="float" office:value="297.278" calcext:value-type="float">
            <text:p>297.278</text:p>
          </table:table-cell>
          <table:table-cell office:value-type="float" office:value="44.6993" calcext:value-type="float">
            <text:p>44.6993</text:p>
          </table:table-cell>
          <table:table-cell office:value-type="float" office:value="25.1761" calcext:value-type="float">
            <text:p>25.1761</text:p>
          </table:table-cell>
          <table:table-cell office:value-type="float" office:value="281.212" calcext:value-type="float">
            <text:p>281.212</text:p>
          </table:table-cell>
          <table:table-cell office:value-type="float" office:value="45.5783" calcext:value-type="float">
            <text:p>45.5783</text:p>
          </table:table-cell>
          <table:table-cell/>
          <table:table-cell table:formula="of:=([.D531]-[.A531])/0.0166667" office:value-type="float" office:value="47.4779050441901" calcext:value-type="float">
            <text:p>47.4779050441901</text:p>
          </table:table-cell>
          <table:table-cell table:formula="of:=ABS([.E531]-[.B531])/0.0166667" office:value-type="float" office:value="963.958072083858" calcext:value-type="float">
            <text:p>963.958072083858</text:p>
          </table:table-cell>
          <table:table-cell table:formula="of:=([.F531]-[.C531])/0.0166667" office:value-type="float" office:value="52.7398945202108" calcext:value-type="float">
            <text:p>52.7398945202108</text:p>
          </table:table-cell>
          <table:table-cell table:formula="of:=DEGREES(ATAN(ABS([.F531]-[.C531])/ABS([.E531]-[.B531])))" office:value-type="float" office:value="3.13163378279805" calcext:value-type="float">
            <text:p>3.13163378279805</text:p>
          </table:table-cell>
          <table:table-cell table:formula="of:=SQRT(POWER([.H531];2)+POWER([.I531];2)+POWER([.J531];2))" office:value-type="float" office:value="966.566507115271" calcext:value-type="float">
            <text:p>966.566507115271</text:p>
          </table:table-cell>
        </table:table-row>
        <table:table-row table:style-name="ro1">
          <table:table-cell office:value-type="float" office:value="10.2602" calcext:value-type="float">
            <text:p>10.2602</text:p>
          </table:table-cell>
          <table:table-cell office:value-type="float" office:value="297.355" calcext:value-type="float">
            <text:p>297.355</text:p>
          </table:table-cell>
          <table:table-cell office:value-type="float" office:value="45.6236" calcext:value-type="float">
            <text:p>45.6236</text:p>
          </table:table-cell>
          <table:table-cell office:value-type="float" office:value="9.12613" calcext:value-type="float">
            <text:p>9.12613</text:p>
          </table:table-cell>
          <table:table-cell office:value-type="float" office:value="285.911" calcext:value-type="float">
            <text:p>285.911</text:p>
          </table:table-cell>
          <table:table-cell office:value-type="float" office:value="46.0584" calcext:value-type="float">
            <text:p>46.0584</text:p>
          </table:table-cell>
          <table:table-cell/>
          <table:table-cell table:formula="of:=([.D532]-[.A532])/0.0166667" office:value-type="float" office:value="-68.0440639118721" calcext:value-type="float">
            <text:p>-68.0440639118721</text:p>
          </table:table-cell>
          <table:table-cell table:formula="of:=ABS([.E532]-[.B532])/0.0166667" office:value-type="float" office:value="686.638626722748" calcext:value-type="float">
            <text:p>686.638626722748</text:p>
          </table:table-cell>
          <table:table-cell table:formula="of:=([.F532]-[.C532])/0.0166667" office:value-type="float" office:value="26.0879478241041" calcext:value-type="float">
            <text:p>26.0879478241041</text:p>
          </table:table-cell>
          <table:table-cell table:formula="of:=DEGREES(ATAN(ABS([.F532]-[.C532])/ABS([.E532]-[.B532])))" office:value-type="float" office:value="2.17583259344998" calcext:value-type="float">
            <text:p>2.17583259344998</text:p>
          </table:table-cell>
          <table:table-cell table:formula="of:=SQRT(POWER([.H532];2)+POWER([.I532];2)+POWER([.J532];2))" office:value-type="float" office:value="690.494880041132" calcext:value-type="float">
            <text:p>690.494880041132</text:p>
          </table:table-cell>
        </table:table-row>
        <table:table-row table:style-name="ro1">
          <table:table-cell office:value-type="float" office:value="11.1545" calcext:value-type="float">
            <text:p>11.1545</text:p>
          </table:table-cell>
          <table:table-cell office:value-type="float" office:value="296.298" calcext:value-type="float">
            <text:p>296.298</text:p>
          </table:table-cell>
          <table:table-cell office:value-type="float" office:value="45.253" calcext:value-type="float">
            <text:p>45.253</text:p>
          </table:table-cell>
          <table:table-cell office:value-type="float" office:value="10.6769" calcext:value-type="float">
            <text:p>10.6769</text:p>
          </table:table-cell>
          <table:table-cell office:value-type="float" office:value="285.372" calcext:value-type="float">
            <text:p>285.372</text:p>
          </table:table-cell>
          <table:table-cell office:value-type="float" office:value="45.1113" calcext:value-type="float">
            <text:p>45.1113</text:p>
          </table:table-cell>
          <table:table-cell/>
          <table:table-cell table:formula="of:=([.D533]-[.A533])/0.0166667" office:value-type="float" office:value="-28.6559426881147" calcext:value-type="float">
            <text:p>-28.6559426881147</text:p>
          </table:table-cell>
          <table:table-cell table:formula="of:=ABS([.E533]-[.B533])/0.0166667" office:value-type="float" office:value="655.558688882622" calcext:value-type="float">
            <text:p>655.558688882622</text:p>
          </table:table-cell>
          <table:table-cell table:formula="of:=([.F533]-[.C533])/0.0166667" office:value-type="float" office:value="-8.50198299603402" calcext:value-type="float">
            <text:p>-8.50198299603402</text:p>
          </table:table-cell>
          <table:table-cell table:formula="of:=DEGREES(ATAN(ABS([.F533]-[.C533])/ABS([.E533]-[.B533])))" office:value-type="float" office:value="0.743031010187815" calcext:value-type="float">
            <text:p>0.743031010187815</text:p>
          </table:table-cell>
          <table:table-cell table:formula="of:=SQRT(POWER([.H533];2)+POWER([.I533];2)+POWER([.J533];2))" office:value-type="float" office:value="656.239774271349" calcext:value-type="float">
            <text:p>656.239774271349</text:p>
          </table:table-cell>
        </table:table-row>
        <table:table-row table:style-name="ro1">
          <table:table-cell office:value-type="float" office:value="11.7684" calcext:value-type="float">
            <text:p>11.7684</text:p>
          </table:table-cell>
          <table:table-cell office:value-type="float" office:value="304.456" calcext:value-type="float">
            <text:p>304.456</text:p>
          </table:table-cell>
          <table:table-cell office:value-type="float" office:value="45.348" calcext:value-type="float">
            <text:p>45.348</text:p>
          </table:table-cell>
          <table:table-cell office:value-type="float" office:value="11.2533" calcext:value-type="float">
            <text:p>11.2533</text:p>
          </table:table-cell>
          <table:table-cell office:value-type="float" office:value="291.522" calcext:value-type="float">
            <text:p>291.522</text:p>
          </table:table-cell>
          <table:table-cell office:value-type="float" office:value="45.9594" calcext:value-type="float">
            <text:p>45.9594</text:p>
          </table:table-cell>
          <table:table-cell/>
          <table:table-cell table:formula="of:=([.D534]-[.A534])/0.0166667" office:value-type="float" office:value="-30.9059381881236" calcext:value-type="float">
            <text:p>-30.9059381881236</text:p>
          </table:table-cell>
          <table:table-cell table:formula="of:=ABS([.E534]-[.B534])/0.0166667" office:value-type="float" office:value="776.038447923106" calcext:value-type="float">
            <text:p>776.038447923106</text:p>
          </table:table-cell>
          <table:table-cell table:formula="of:=([.F534]-[.C534])/0.0166667" office:value-type="float" office:value="36.6839266321469" calcext:value-type="float">
            <text:p>36.6839266321469</text:p>
          </table:table-cell>
          <table:table-cell table:formula="of:=DEGREES(ATAN(ABS([.F534]-[.C534])/ABS([.E534]-[.B534])))" office:value-type="float" office:value="2.70640035910233" calcext:value-type="float">
            <text:p>2.70640035910233</text:p>
          </table:table-cell>
          <table:table-cell table:formula="of:=SQRT(POWER([.H534];2)+POWER([.I534];2)+POWER([.J534];2))" office:value-type="float" office:value="777.519491809269" calcext:value-type="float">
            <text:p>777.519491809269</text:p>
          </table:table-cell>
        </table:table-row>
        <table:table-row table:style-name="ro1">
          <table:table-cell office:value-type="float" office:value="26.5169" calcext:value-type="float">
            <text:p>26.5169</text:p>
          </table:table-cell>
          <table:table-cell office:value-type="float" office:value="299.651" calcext:value-type="float">
            <text:p>299.651</text:p>
          </table:table-cell>
          <table:table-cell office:value-type="float" office:value="44.323" calcext:value-type="float">
            <text:p>44.323</text:p>
          </table:table-cell>
          <table:table-cell office:value-type="float" office:value="26.4608" calcext:value-type="float">
            <text:p>26.4608</text:p>
          </table:table-cell>
          <table:table-cell office:value-type="float" office:value="286.178" calcext:value-type="float">
            <text:p>286.178</text:p>
          </table:table-cell>
          <table:table-cell office:value-type="float" office:value="44.8094" calcext:value-type="float">
            <text:p>44.8094</text:p>
          </table:table-cell>
          <table:table-cell/>
          <table:table-cell table:formula="of:=([.D535]-[.A535])/0.0166667" office:value-type="float" office:value="-3.36599326801351" calcext:value-type="float">
            <text:p>-3.36599326801351</text:p>
          </table:table-cell>
          <table:table-cell table:formula="of:=ABS([.E535]-[.B535])/0.0166667" office:value-type="float" office:value="808.378383243234" calcext:value-type="float">
            <text:p>808.378383243234</text:p>
          </table:table-cell>
          <table:table-cell table:formula="of:=([.F535]-[.C535])/0.0166667" office:value-type="float" office:value="29.1839416321165" calcext:value-type="float">
            <text:p>29.1839416321165</text:p>
          </table:table-cell>
          <table:table-cell table:formula="of:=DEGREES(ATAN(ABS([.F535]-[.C535])/ABS([.E535]-[.B535])))" office:value-type="float" office:value="2.06758473561377" calcext:value-type="float">
            <text:p>2.06758473561377</text:p>
          </table:table-cell>
          <table:table-cell table:formula="of:=SQRT(POWER([.H535];2)+POWER([.I535];2)+POWER([.J535];2))" office:value-type="float" office:value="808.912011812665" calcext:value-type="float">
            <text:p>808.912011812665</text:p>
          </table:table-cell>
        </table:table-row>
        <table:table-row table:style-name="ro1">
          <table:table-cell office:value-type="float" office:value="48.5989" calcext:value-type="float">
            <text:p>48.5989</text:p>
          </table:table-cell>
          <table:table-cell office:value-type="float" office:value="295.464" calcext:value-type="float">
            <text:p>295.464</text:p>
          </table:table-cell>
          <table:table-cell office:value-type="float" office:value="45.2264" calcext:value-type="float">
            <text:p>45.2264</text:p>
          </table:table-cell>
          <table:table-cell office:value-type="float" office:value="46.0318" calcext:value-type="float">
            <text:p>46.0318</text:p>
          </table:table-cell>
          <table:table-cell office:value-type="float" office:value="284.927" calcext:value-type="float">
            <text:p>284.927</text:p>
          </table:table-cell>
          <table:table-cell office:value-type="float" office:value="45.7995" calcext:value-type="float">
            <text:p>45.7995</text:p>
          </table:table-cell>
          <table:table-cell/>
          <table:table-cell table:formula="of:=([.D536]-[.A536])/0.0166667" office:value-type="float" office:value="-154.025691948616" calcext:value-type="float">
            <text:p>-154.025691948616</text:p>
          </table:table-cell>
          <table:table-cell table:formula="of:=ABS([.E536]-[.B536])/0.0166667" office:value-type="float" office:value="632.218735562528" calcext:value-type="float">
            <text:p>632.218735562528</text:p>
          </table:table-cell>
          <table:table-cell table:formula="of:=([.F536]-[.C536])/0.0166667" office:value-type="float" office:value="34.3859312281378" calcext:value-type="float">
            <text:p>34.3859312281378</text:p>
          </table:table-cell>
          <table:table-cell table:formula="of:=DEGREES(ATAN(ABS([.F536]-[.C536])/ABS([.E536]-[.B536])))" office:value-type="float" office:value="3.11320963692092" calcext:value-type="float">
            <text:p>3.11320963692092</text:p>
          </table:table-cell>
          <table:table-cell table:formula="of:=SQRT(POWER([.H536];2)+POWER([.I536];2)+POWER([.J536];2))" office:value-type="float" office:value="651.618627452406" calcext:value-type="float">
            <text:p>651.618627452406</text:p>
          </table:table-cell>
        </table:table-row>
        <table:table-row table:style-name="ro1">
          <table:table-cell office:value-type="float" office:value="63.7057" calcext:value-type="float">
            <text:p>63.7057</text:p>
          </table:table-cell>
          <table:table-cell office:value-type="float" office:value="296.828" calcext:value-type="float">
            <text:p>296.828</text:p>
          </table:table-cell>
          <table:table-cell office:value-type="float" office:value="44.8757" calcext:value-type="float">
            <text:p>44.8757</text:p>
          </table:table-cell>
          <table:table-cell office:value-type="float" office:value="60.8164" calcext:value-type="float">
            <text:p>60.8164</text:p>
          </table:table-cell>
          <table:table-cell office:value-type="float" office:value="285.384" calcext:value-type="float">
            <text:p>285.384</text:p>
          </table:table-cell>
          <table:table-cell office:value-type="float" office:value="45.0783" calcext:value-type="float">
            <text:p>45.0783</text:p>
          </table:table-cell>
          <table:table-cell/>
          <table:table-cell table:formula="of:=([.D537]-[.A537])/0.0166667" office:value-type="float" office:value="-173.357653284693" calcext:value-type="float">
            <text:p>-173.357653284693</text:p>
          </table:table-cell>
          <table:table-cell table:formula="of:=ABS([.E537]-[.B537])/0.0166667" office:value-type="float" office:value="686.638626722744" calcext:value-type="float">
            <text:p>686.638626722744</text:p>
          </table:table-cell>
          <table:table-cell table:formula="of:=([.F537]-[.C537])/0.0166667" office:value-type="float" office:value="12.1559756880484" calcext:value-type="float">
            <text:p>12.1559756880484</text:p>
          </table:table-cell>
          <table:table-cell table:formula="of:=DEGREES(ATAN(ABS([.F537]-[.C537])/ABS([.E537]-[.B537])))" office:value-type="float" office:value="1.01423561933632" calcext:value-type="float">
            <text:p>1.01423561933632</text:p>
          </table:table-cell>
          <table:table-cell table:formula="of:=SQRT(POWER([.H537];2)+POWER([.I537];2)+POWER([.J537];2))" office:value-type="float" office:value="708.288957562519" calcext:value-type="float">
            <text:p>708.288957562519</text:p>
          </table:table-cell>
        </table:table-row>
        <table:table-row table:style-name="ro1">
          <table:table-cell office:value-type="float" office:value="65.5335" calcext:value-type="float">
            <text:p>65.5335</text:p>
          </table:table-cell>
          <table:table-cell office:value-type="float" office:value="297.074" calcext:value-type="float">
            <text:p>297.074</text:p>
          </table:table-cell>
          <table:table-cell office:value-type="float" office:value="44.822" calcext:value-type="float">
            <text:p>44.822</text:p>
          </table:table-cell>
          <table:table-cell office:value-type="float" office:value="62.8856" calcext:value-type="float">
            <text:p>62.8856</text:p>
          </table:table-cell>
          <table:table-cell office:value-type="float" office:value="284.282" calcext:value-type="float">
            <text:p>284.282</text:p>
          </table:table-cell>
          <table:table-cell office:value-type="float" office:value="45.4762" calcext:value-type="float">
            <text:p>45.4762</text:p>
          </table:table-cell>
          <table:table-cell/>
          <table:table-cell table:formula="of:=([.D538]-[.A538])/0.0166667" office:value-type="float" office:value="-158.873682252636" calcext:value-type="float">
            <text:p>-158.873682252636</text:p>
          </table:table-cell>
          <table:table-cell table:formula="of:=ABS([.E538]-[.B538])/0.0166667" office:value-type="float" office:value="767.518464963072" calcext:value-type="float">
            <text:p>767.518464963072</text:p>
          </table:table-cell>
          <table:table-cell table:formula="of:=([.F538]-[.C538])/0.0166667" office:value-type="float" office:value="39.2519214961568" calcext:value-type="float">
            <text:p>39.2519214961568</text:p>
          </table:table-cell>
          <table:table-cell table:formula="of:=DEGREES(ATAN(ABS([.F538]-[.C538])/ABS([.E538]-[.B538])))" office:value-type="float" office:value="2.92763227760144" calcext:value-type="float">
            <text:p>2.92763227760144</text:p>
          </table:table-cell>
          <table:table-cell table:formula="of:=SQRT(POWER([.H538];2)+POWER([.I538];2)+POWER([.J538];2))" office:value-type="float" office:value="784.771402583531" calcext:value-type="float">
            <text:p>784.771402583531</text:p>
          </table:table-cell>
        </table:table-row>
        <table:table-row table:style-name="ro1">
          <table:table-cell office:value-type="float" office:value="73.125" calcext:value-type="float">
            <text:p>73.125</text:p>
          </table:table-cell>
          <table:table-cell office:value-type="float" office:value="297.895" calcext:value-type="float">
            <text:p>297.895</text:p>
          </table:table-cell>
          <table:table-cell office:value-type="float" office:value="44.6295" calcext:value-type="float">
            <text:p>44.6295</text:p>
          </table:table-cell>
          <table:table-cell office:value-type="float" office:value="71.8021" calcext:value-type="float">
            <text:p>71.8021</text:p>
          </table:table-cell>
          <table:table-cell office:value-type="float" office:value="282.858" calcext:value-type="float">
            <text:p>282.858</text:p>
          </table:table-cell>
          <table:table-cell office:value-type="float" office:value="45.1033" calcext:value-type="float">
            <text:p>45.1033</text:p>
          </table:table-cell>
          <table:table-cell/>
          <table:table-cell table:formula="of:=([.D539]-[.A539])/0.0166667" office:value-type="float" office:value="-79.3738412523178" calcext:value-type="float">
            <text:p>-79.3738412523178</text:p>
          </table:table-cell>
          <table:table-cell table:formula="of:=ABS([.E539]-[.B539])/0.0166667" office:value-type="float" office:value="902.218195563608" calcext:value-type="float">
            <text:p>902.218195563608</text:p>
          </table:table-cell>
          <table:table-cell table:formula="of:=([.F539]-[.C539])/0.0166667" office:value-type="float" office:value="28.4279431441135" calcext:value-type="float">
            <text:p>28.4279431441135</text:p>
          </table:table-cell>
          <table:table-cell table:formula="of:=DEGREES(ATAN(ABS([.F539]-[.C539])/ABS([.E539]-[.B539])))" office:value-type="float" office:value="1.80473244642263" calcext:value-type="float">
            <text:p>1.80473244642263</text:p>
          </table:table-cell>
          <table:table-cell table:formula="of:=SQRT(POWER([.H539];2)+POWER([.I539];2)+POWER([.J539];2))" office:value-type="float" office:value="906.149009287438" calcext:value-type="float">
            <text:p>906.149009287438</text:p>
          </table:table-cell>
        </table:table-row>
        <table:table-row table:style-name="ro1">
          <table:table-cell office:value-type="float" office:value="74.6991" calcext:value-type="float">
            <text:p>74.6991</text:p>
          </table:table-cell>
          <table:table-cell office:value-type="float" office:value="297.957" calcext:value-type="float">
            <text:p>297.957</text:p>
          </table:table-cell>
          <table:table-cell office:value-type="float" office:value="44.8644" calcext:value-type="float">
            <text:p>44.8644</text:p>
          </table:table-cell>
          <table:table-cell office:value-type="float" office:value="72.0648" calcext:value-type="float">
            <text:p>72.0648</text:p>
          </table:table-cell>
          <table:table-cell office:value-type="float" office:value="286.748" calcext:value-type="float">
            <text:p>286.748</text:p>
          </table:table-cell>
          <table:table-cell office:value-type="float" office:value="45.5247" calcext:value-type="float">
            <text:p>45.5247</text:p>
          </table:table-cell>
          <table:table-cell/>
          <table:table-cell table:formula="of:=([.D540]-[.A540])/0.0166667" office:value-type="float" office:value="-158.057683884632" calcext:value-type="float">
            <text:p>-158.057683884632</text:p>
          </table:table-cell>
          <table:table-cell table:formula="of:=ABS([.E540]-[.B540])/0.0166667" office:value-type="float" office:value="672.53865492269" calcext:value-type="float">
            <text:p>672.53865492269</text:p>
          </table:table-cell>
          <table:table-cell table:formula="of:=([.F540]-[.C540])/0.0166667" office:value-type="float" office:value="39.6179207641584" calcext:value-type="float">
            <text:p>39.6179207641584</text:p>
          </table:table-cell>
          <table:table-cell table:formula="of:=DEGREES(ATAN(ABS([.F540]-[.C540])/ABS([.E540]-[.B540])))" office:value-type="float" office:value="3.37128492015242" calcext:value-type="float">
            <text:p>3.37128492015242</text:p>
          </table:table-cell>
          <table:table-cell table:formula="of:=SQRT(POWER([.H540];2)+POWER([.I540];2)+POWER([.J540];2))" office:value-type="float" office:value="691.997148437673" calcext:value-type="float">
            <text:p>691.997148437673</text:p>
          </table:table-cell>
        </table:table-row>
        <table:table-row table:style-name="ro1">
          <table:table-cell office:value-type="float" office:value="72.5969" calcext:value-type="float">
            <text:p>72.5969</text:p>
          </table:table-cell>
          <table:table-cell office:value-type="float" office:value="294.931" calcext:value-type="float">
            <text:p>294.931</text:p>
          </table:table-cell>
          <table:table-cell office:value-type="float" office:value="45.3285" calcext:value-type="float">
            <text:p>45.3285</text:p>
          </table:table-cell>
          <table:table-cell office:value-type="float" office:value="69.7825" calcext:value-type="float">
            <text:p>69.7825</text:p>
          </table:table-cell>
          <table:table-cell office:value-type="float" office:value="281.12" calcext:value-type="float">
            <text:p>281.12</text:p>
          </table:table-cell>
          <table:table-cell office:value-type="float" office:value="46.1353" calcext:value-type="float">
            <text:p>46.1353</text:p>
          </table:table-cell>
          <table:table-cell/>
          <table:table-cell table:formula="of:=([.D541]-[.A541])/0.0166667" office:value-type="float" office:value="-168.863662272676" calcext:value-type="float">
            <text:p>-168.863662272676</text:p>
          </table:table-cell>
          <table:table-cell table:formula="of:=ABS([.E541]-[.B541])/0.0166667" office:value-type="float" office:value="828.658342683313" calcext:value-type="float">
            <text:p>828.658342683313</text:p>
          </table:table-cell>
          <table:table-cell table:formula="of:=([.F541]-[.C541])/0.0166667" office:value-type="float" office:value="48.4079031841938" calcext:value-type="float">
            <text:p>48.4079031841938</text:p>
          </table:table-cell>
          <table:table-cell table:formula="of:=DEGREES(ATAN(ABS([.F541]-[.C541])/ABS([.E541]-[.B541])))" office:value-type="float" office:value="3.34325964087833" calcext:value-type="float">
            <text:p>3.34325964087833</text:p>
          </table:table-cell>
          <table:table-cell table:formula="of:=SQRT(POWER([.H541];2)+POWER([.I541];2)+POWER([.J541];2))" office:value-type="float" office:value="847.07314349204" calcext:value-type="float">
            <text:p>847.07314349204</text:p>
          </table:table-cell>
        </table:table-row>
        <table:table-row table:style-name="ro1">
          <table:table-cell office:value-type="float" office:value="73.363" calcext:value-type="float">
            <text:p>73.363</text:p>
          </table:table-cell>
          <table:table-cell office:value-type="float" office:value="290.851" calcext:value-type="float">
            <text:p>290.851</text:p>
          </table:table-cell>
          <table:table-cell office:value-type="float" office:value="45.666" calcext:value-type="float">
            <text:p>45.666</text:p>
          </table:table-cell>
          <table:table-cell office:value-type="float" office:value="71.0262" calcext:value-type="float">
            <text:p>71.0262</text:p>
          </table:table-cell>
          <table:table-cell office:value-type="float" office:value="292.355" calcext:value-type="float">
            <text:p>292.355</text:p>
          </table:table-cell>
          <table:table-cell office:value-type="float" office:value="43.9299" calcext:value-type="float">
            <text:p>43.9299</text:p>
          </table:table-cell>
          <table:table-cell/>
          <table:table-cell table:formula="of:=([.D542]-[.A542])/0.0166667" office:value-type="float" office:value="-140.207719584561" calcext:value-type="float">
            <text:p>-140.207719584561</text:p>
          </table:table-cell>
          <table:table-cell table:formula="of:=ABS([.E542]-[.B542])/0.0166667" office:value-type="float" office:value="90.2398195203621" calcext:value-type="float">
            <text:p>90.2398195203621</text:p>
          </table:table-cell>
          <table:table-cell table:formula="of:=([.F542]-[.C542])/0.0166667" office:value-type="float" office:value="-104.165791668416" calcext:value-type="float">
            <text:p>-104.165791668416</text:p>
          </table:table-cell>
          <table:table-cell table:formula="of:=DEGREES(ATAN(ABS([.F542]-[.C542])/ABS([.E542]-[.B542])))" office:value-type="float" office:value="49.0973037691742" calcext:value-type="float">
            <text:p>49.0973037691742</text:p>
          </table:table-cell>
          <table:table-cell table:formula="of:=SQRT(POWER([.H542];2)+POWER([.I542];2)+POWER([.J542];2))" office:value-type="float" office:value="196.600971035441" calcext:value-type="float">
            <text:p>196.600971035441</text:p>
          </table:table-cell>
        </table:table-row>
        <table:table-row table:style-name="ro1">
          <table:table-cell office:value-type="float" office:value="73.9286" calcext:value-type="float">
            <text:p>73.9286</text:p>
          </table:table-cell>
          <table:table-cell office:value-type="float" office:value="302.478" calcext:value-type="float">
            <text:p>302.478</text:p>
          </table:table-cell>
          <table:table-cell office:value-type="float" office:value="43.1619" calcext:value-type="float">
            <text:p>43.1619</text:p>
          </table:table-cell>
          <table:table-cell office:value-type="float" office:value="72.056" calcext:value-type="float">
            <text:p>72.056</text:p>
          </table:table-cell>
          <table:table-cell office:value-type="float" office:value="289.901" calcext:value-type="float">
            <text:p>289.901</text:p>
          </table:table-cell>
          <table:table-cell office:value-type="float" office:value="43.2694" calcext:value-type="float">
            <text:p>43.2694</text:p>
          </table:table-cell>
          <table:table-cell/>
          <table:table-cell table:formula="of:=([.D543]-[.A543])/0.0166667" office:value-type="float" office:value="-112.35577528845" calcext:value-type="float">
            <text:p>-112.35577528845</text:p>
          </table:table-cell>
          <table:table-cell table:formula="of:=ABS([.E543]-[.B543])/0.0166667" office:value-type="float" office:value="754.618490763018" calcext:value-type="float">
            <text:p>754.618490763018</text:p>
          </table:table-cell>
          <table:table-cell table:formula="of:=([.F543]-[.C543])/0.0166667" office:value-type="float" office:value="6.44998710002548" calcext:value-type="float">
            <text:p>6.44998710002548</text:p>
          </table:table-cell>
          <table:table-cell table:formula="of:=DEGREES(ATAN(ABS([.F543]-[.C543])/ABS([.E543]-[.B543])))" office:value-type="float" office:value="0.489715060082551" calcext:value-type="float">
            <text:p>0.489715060082551</text:p>
          </table:table-cell>
          <table:table-cell table:formula="of:=SQRT(POWER([.H543];2)+POWER([.I543];2)+POWER([.J543];2))" office:value-type="float" office:value="762.964277784822" calcext:value-type="float">
            <text:p>762.964277784822</text:p>
          </table:table-cell>
        </table:table-row>
        <table:table-row table:style-name="ro1">
          <table:table-cell office:value-type="float" office:value="84.8389" calcext:value-type="float">
            <text:p>84.8389</text:p>
          </table:table-cell>
          <table:table-cell office:value-type="float" office:value="304.415" calcext:value-type="float">
            <text:p>304.415</text:p>
          </table:table-cell>
          <table:table-cell office:value-type="float" office:value="42.7744" calcext:value-type="float">
            <text:p>42.7744</text:p>
          </table:table-cell>
          <table:table-cell office:value-type="float" office:value="82.7226" calcext:value-type="float">
            <text:p>82.7226</text:p>
          </table:table-cell>
          <table:table-cell office:value-type="float" office:value="293.36" calcext:value-type="float">
            <text:p>293.36</text:p>
          </table:table-cell>
          <table:table-cell office:value-type="float" office:value="42.9003" calcext:value-type="float">
            <text:p>42.9003</text:p>
          </table:table-cell>
          <table:table-cell/>
          <table:table-cell table:formula="of:=([.D544]-[.A544])/0.0166667" office:value-type="float" office:value="-126.977746044508" calcext:value-type="float">
            <text:p>-126.977746044508</text:p>
          </table:table-cell>
          <table:table-cell table:formula="of:=ABS([.E544]-[.B544])/0.0166667" office:value-type="float" office:value="663.298673402654" calcext:value-type="float">
            <text:p>663.298673402654</text:p>
          </table:table-cell>
          <table:table-cell table:formula="of:=([.F544]-[.C544])/0.0166667" office:value-type="float" office:value="7.5539848920303" calcext:value-type="float">
            <text:p>7.5539848920303</text:p>
          </table:table-cell>
          <table:table-cell table:formula="of:=DEGREES(ATAN(ABS([.F544]-[.C544])/ABS([.E544]-[.B544])))" office:value-type="float" office:value="0.652485463949211" calcext:value-type="float">
            <text:p>0.652485463949211</text:p>
          </table:table-cell>
          <table:table-cell table:formula="of:=SQRT(POWER([.H544];2)+POWER([.I544];2)+POWER([.J544];2))" office:value-type="float" office:value="675.385475721838" calcext:value-type="float">
            <text:p>675.385475721838</text:p>
          </table:table-cell>
        </table:table-row>
        <table:table-row table:style-name="ro1">
          <table:table-cell office:value-type="float" office:value="95.6649" calcext:value-type="float">
            <text:p>95.6649</text:p>
          </table:table-cell>
          <table:table-cell office:value-type="float" office:value="308.431" calcext:value-type="float">
            <text:p>308.431</text:p>
          </table:table-cell>
          <table:table-cell office:value-type="float" office:value="42.6114" calcext:value-type="float">
            <text:p>42.6114</text:p>
          </table:table-cell>
          <table:table-cell office:value-type="float" office:value="92.3359" calcext:value-type="float">
            <text:p>92.3359</text:p>
          </table:table-cell>
          <table:table-cell office:value-type="float" office:value="293.317" calcext:value-type="float">
            <text:p>293.317</text:p>
          </table:table-cell>
          <table:table-cell office:value-type="float" office:value="43.337" calcext:value-type="float">
            <text:p>43.337</text:p>
          </table:table-cell>
          <table:table-cell/>
          <table:table-cell table:formula="of:=([.D545]-[.A545])/0.0166667" office:value-type="float" office:value="-199.739600520799" calcext:value-type="float">
            <text:p>-199.739600520799</text:p>
          </table:table-cell>
          <table:table-cell table:formula="of:=ABS([.E545]-[.B545])/0.0166667" office:value-type="float" office:value="906.838186323626" calcext:value-type="float">
            <text:p>906.838186323626</text:p>
          </table:table-cell>
          <table:table-cell table:formula="of:=([.F545]-[.C545])/0.0166667" office:value-type="float" office:value="43.5359129281741" calcext:value-type="float">
            <text:p>43.5359129281741</text:p>
          </table:table-cell>
          <table:table-cell table:formula="of:=DEGREES(ATAN(ABS([.F545]-[.C545])/ABS([.E545]-[.B545])))" office:value-type="float" office:value="2.74857230063326" calcext:value-type="float">
            <text:p>2.74857230063326</text:p>
          </table:table-cell>
          <table:table-cell table:formula="of:=SQRT(POWER([.H545];2)+POWER([.I545];2)+POWER([.J545];2))" office:value-type="float" office:value="929.594954754715" calcext:value-type="float">
            <text:p>929.594954754715</text:p>
          </table:table-cell>
        </table:table-row>
        <table:table-row table:style-name="ro1">
          <table:table-cell office:value-type="float" office:value="101.929" calcext:value-type="float">
            <text:p>101.929</text:p>
          </table:table-cell>
          <table:table-cell office:value-type="float" office:value="297.768" calcext:value-type="float">
            <text:p>297.768</text:p>
          </table:table-cell>
          <table:table-cell office:value-type="float" office:value="45.1723" calcext:value-type="float">
            <text:p>45.1723</text:p>
          </table:table-cell>
          <table:table-cell office:value-type="float" office:value="97.2569" calcext:value-type="float">
            <text:p>97.2569</text:p>
          </table:table-cell>
          <table:table-cell office:value-type="float" office:value="293.091" calcext:value-type="float">
            <text:p>293.091</text:p>
          </table:table-cell>
          <table:table-cell office:value-type="float" office:value="43.5863" calcext:value-type="float">
            <text:p>43.5863</text:p>
          </table:table-cell>
          <table:table-cell/>
          <table:table-cell table:formula="of:=([.D546]-[.A546])/0.0166667" office:value-type="float" office:value="-280.325439349121" calcext:value-type="float">
            <text:p>-280.325439349121</text:p>
          </table:table-cell>
          <table:table-cell table:formula="of:=ABS([.E546]-[.B546])/0.0166667" office:value-type="float" office:value="280.61943876112" calcext:value-type="float">
            <text:p>280.61943876112</text:p>
          </table:table-cell>
          <table:table-cell table:formula="of:=([.F546]-[.C546])/0.0166667" office:value-type="float" office:value="-95.1598096803805" calcext:value-type="float">
            <text:p>-95.1598096803805</text:p>
          </table:table-cell>
          <table:table-cell table:formula="of:=DEGREES(ATAN(ABS([.F546]-[.C546])/ABS([.E546]-[.B546])))" office:value-type="float" office:value="18.7321196319858" calcext:value-type="float">
            <text:p>18.7321196319858</text:p>
          </table:table-cell>
          <table:table-cell table:formula="of:=SQRT(POWER([.H546];2)+POWER([.I546];2)+POWER([.J546];2))" office:value-type="float" office:value="407.903187944505" calcext:value-type="float">
            <text:p>407.903187944505</text:p>
          </table:table-cell>
        </table:table-row>
        <table:table-row table:style-name="ro1">
          <table:table-cell office:value-type="float" office:value="105.679" calcext:value-type="float">
            <text:p>105.679</text:p>
          </table:table-cell>
          <table:table-cell office:value-type="float" office:value="298.889" calcext:value-type="float">
            <text:p>298.889</text:p>
          </table:table-cell>
          <table:table-cell office:value-type="float" office:value="44.7192" calcext:value-type="float">
            <text:p>44.7192</text:p>
          </table:table-cell>
          <table:table-cell office:value-type="float" office:value="101.216" calcext:value-type="float">
            <text:p>101.216</text:p>
          </table:table-cell>
          <table:table-cell office:value-type="float" office:value="286.064" calcext:value-type="float">
            <text:p>286.064</text:p>
          </table:table-cell>
          <table:table-cell office:value-type="float" office:value="44.866" calcext:value-type="float">
            <text:p>44.866</text:p>
          </table:table-cell>
          <table:table-cell/>
          <table:table-cell table:formula="of:=([.D547]-[.A547])/0.0166667" office:value-type="float" office:value="-267.779464441072" calcext:value-type="float">
            <text:p>-267.779464441072</text:p>
          </table:table-cell>
          <table:table-cell table:formula="of:=ABS([.E547]-[.B547])/0.0166667" office:value-type="float" office:value="769.498461003077" calcext:value-type="float">
            <text:p>769.498461003077</text:p>
          </table:table-cell>
          <table:table-cell table:formula="of:=([.F547]-[.C547])/0.0166667" office:value-type="float" office:value="8.80798238403517" calcext:value-type="float">
            <text:p>8.80798238403517</text:p>
          </table:table-cell>
          <table:table-cell table:formula="of:=DEGREES(ATAN(ABS([.F547]-[.C547])/ABS([.E547]-[.B547])))" office:value-type="float" office:value="0.655801413200125" calcext:value-type="float">
            <text:p>0.655801413200125</text:p>
          </table:table-cell>
          <table:table-cell table:formula="of:=SQRT(POWER([.H547];2)+POWER([.I547];2)+POWER([.J547];2))" office:value-type="float" office:value="814.807525502882" calcext:value-type="float">
            <text:p>814.807525502882</text:p>
          </table:table-cell>
        </table:table-row>
        <table:table-row table:style-name="ro1">
          <table:table-cell office:value-type="float" office:value="107.855" calcext:value-type="float">
            <text:p>107.855</text:p>
          </table:table-cell>
          <table:table-cell office:value-type="float" office:value="299.975" calcext:value-type="float">
            <text:p>299.975</text:p>
          </table:table-cell>
          <table:table-cell office:value-type="float" office:value="44.8024" calcext:value-type="float">
            <text:p>44.8024</text:p>
          </table:table-cell>
          <table:table-cell office:value-type="float" office:value="104.275" calcext:value-type="float">
            <text:p>104.275</text:p>
          </table:table-cell>
          <table:table-cell office:value-type="float" office:value="289.728" calcext:value-type="float">
            <text:p>289.728</text:p>
          </table:table-cell>
          <table:table-cell office:value-type="float" office:value="44.8" calcext:value-type="float">
            <text:p>44.8</text:p>
          </table:table-cell>
          <table:table-cell/>
          <table:table-cell table:formula="of:=([.D548]-[.A548])/0.0166667" office:value-type="float" office:value="-214.799570400859" calcext:value-type="float">
            <text:p>-214.799570400859</text:p>
          </table:table-cell>
          <table:table-cell table:formula="of:=ABS([.E548]-[.B548])/0.0166667" office:value-type="float" office:value="614.81877036246" calcext:value-type="float">
            <text:p>614.81877036246</text:p>
          </table:table-cell>
          <table:table-cell table:formula="of:=([.F548]-[.C548])/0.0166667" office:value-type="float" office:value="-0.143999712000667" calcext:value-type="float">
            <text:p>-0.143999712000667</text:p>
          </table:table-cell>
          <table:table-cell table:formula="of:=DEGREES(ATAN(ABS([.F548]-[.C548])/ABS([.E548]-[.B548])))" office:value-type="float" office:value="0.0134195245747089" calcext:value-type="float">
            <text:p>0.013419524574709</text:p>
          </table:table-cell>
          <table:table-cell table:formula="of:=SQRT(POWER([.H548];2)+POWER([.I548];2)+POWER([.J548];2))" office:value-type="float" office:value="651.261081725538" calcext:value-type="float">
            <text:p>651.261081725538</text:p>
          </table:table-cell>
        </table:table-row>
        <table:table-row table:style-name="ro1">
          <table:table-cell office:value-type="float" office:value="108.488" calcext:value-type="float">
            <text:p>108.488</text:p>
          </table:table-cell>
          <table:table-cell office:value-type="float" office:value="294.49" calcext:value-type="float">
            <text:p>294.49</text:p>
          </table:table-cell>
          <table:table-cell office:value-type="float" office:value="45.084" calcext:value-type="float">
            <text:p>45.084</text:p>
          </table:table-cell>
          <table:table-cell office:value-type="float" office:value="105.684" calcext:value-type="float">
            <text:p>105.684</text:p>
          </table:table-cell>
          <table:table-cell office:value-type="float" office:value="284.338" calcext:value-type="float">
            <text:p>284.338</text:p>
          </table:table-cell>
          <table:table-cell office:value-type="float" office:value="45.3408" calcext:value-type="float">
            <text:p>45.3408</text:p>
          </table:table-cell>
          <table:table-cell/>
          <table:table-cell table:formula="of:=([.D549]-[.A549])/0.0166667" office:value-type="float" office:value="-168.239663520673" calcext:value-type="float">
            <text:p>-168.239663520673</text:p>
          </table:table-cell>
          <table:table-cell table:formula="of:=ABS([.E549]-[.B549])/0.0166667" office:value-type="float" office:value="609.118781762436" calcext:value-type="float">
            <text:p>609.118781762436</text:p>
          </table:table-cell>
          <table:table-cell table:formula="of:=([.F549]-[.C549])/0.0166667" office:value-type="float" office:value="15.4079691840615" calcext:value-type="float">
            <text:p>15.4079691840615</text:p>
          </table:table-cell>
          <table:table-cell table:formula="of:=DEGREES(ATAN(ABS([.F549]-[.C549])/ABS([.E549]-[.B549])))" office:value-type="float" office:value="1.44901686016959" calcext:value-type="float">
            <text:p>1.44901686016959</text:p>
          </table:table-cell>
          <table:table-cell table:formula="of:=SQRT(POWER([.H549];2)+POWER([.I549];2)+POWER([.J549];2))" office:value-type="float" office:value="632.113660817167" calcext:value-type="float">
            <text:p>632.113660817167</text:p>
          </table:table-cell>
        </table:table-row>
        <table:table-row table:style-name="ro1">
          <table:table-cell office:value-type="float" office:value="108.511" calcext:value-type="float">
            <text:p>108.511</text:p>
          </table:table-cell>
          <table:table-cell office:value-type="float" office:value="294.618" calcext:value-type="float">
            <text:p>294.618</text:p>
          </table:table-cell>
          <table:table-cell office:value-type="float" office:value="44.551" calcext:value-type="float">
            <text:p>44.551</text:p>
          </table:table-cell>
          <table:table-cell office:value-type="float" office:value="105.811" calcext:value-type="float">
            <text:p>105.811</text:p>
          </table:table-cell>
          <table:table-cell office:value-type="float" office:value="285.834" calcext:value-type="float">
            <text:p>285.834</text:p>
          </table:table-cell>
          <table:table-cell office:value-type="float" office:value="44.3578" calcext:value-type="float">
            <text:p>44.3578</text:p>
          </table:table-cell>
          <table:table-cell/>
          <table:table-cell table:formula="of:=([.D550]-[.A550])/0.0166667" office:value-type="float" office:value="-161.999676000647" calcext:value-type="float">
            <text:p>-161.999676000647</text:p>
          </table:table-cell>
          <table:table-cell table:formula="of:=ABS([.E550]-[.B550])/0.0166667" office:value-type="float" office:value="527.038945922108" calcext:value-type="float">
            <text:p>527.038945922108</text:p>
          </table:table-cell>
          <table:table-cell table:formula="of:=([.F550]-[.C550])/0.0166667" office:value-type="float" office:value="-11.5919768160466" calcext:value-type="float">
            <text:p>-11.5919768160466</text:p>
          </table:table-cell>
          <table:table-cell table:formula="of:=DEGREES(ATAN(ABS([.F550]-[.C550])/ABS([.E550]-[.B550])))" office:value-type="float" office:value="1.25999090623776" calcext:value-type="float">
            <text:p>1.25999090623776</text:p>
          </table:table-cell>
          <table:table-cell table:formula="of:=SQRT(POWER([.H550];2)+POWER([.I550];2)+POWER([.J550];2))" office:value-type="float" office:value="551.496436497558" calcext:value-type="float">
            <text:p>551.496436497558</text:p>
          </table:table-cell>
        </table:table-row>
        <table:table-row table:style-name="ro1">
          <table:table-cell office:value-type="float" office:value="107.879" calcext:value-type="float">
            <text:p>107.879</text:p>
          </table:table-cell>
          <table:table-cell office:value-type="float" office:value="293.262" calcext:value-type="float">
            <text:p>293.262</text:p>
          </table:table-cell>
          <table:table-cell office:value-type="float" office:value="45.0132" calcext:value-type="float">
            <text:p>45.0132</text:p>
          </table:table-cell>
          <table:table-cell office:value-type="float" office:value="104.503" calcext:value-type="float">
            <text:p>104.503</text:p>
          </table:table-cell>
          <table:table-cell office:value-type="float" office:value="281.936" calcext:value-type="float">
            <text:p>281.936</text:p>
          </table:table-cell>
          <table:table-cell office:value-type="float" office:value="45.209" calcext:value-type="float">
            <text:p>45.209</text:p>
          </table:table-cell>
          <table:table-cell/>
          <table:table-cell table:formula="of:=([.D551]-[.A551])/0.0166667" office:value-type="float" office:value="-202.55959488081" calcext:value-type="float">
            <text:p>-202.55959488081</text:p>
          </table:table-cell>
          <table:table-cell table:formula="of:=ABS([.E551]-[.B551])/0.0166667" office:value-type="float" office:value="679.55864088272" calcext:value-type="float">
            <text:p>679.55864088272</text:p>
          </table:table-cell>
          <table:table-cell table:formula="of:=([.F551]-[.C551])/0.0166667" office:value-type="float" office:value="11.7479765040473" calcext:value-type="float">
            <text:p>11.7479765040473</text:p>
          </table:table-cell>
          <table:table-cell table:formula="of:=DEGREES(ATAN(ABS([.F551]-[.C551])/ABS([.E551]-[.B551])))" office:value-type="float" office:value="0.990411109765017" calcext:value-type="float">
            <text:p>0.990411109765017</text:p>
          </table:table-cell>
          <table:table-cell table:formula="of:=SQRT(POWER([.H551];2)+POWER([.I551];2)+POWER([.J551];2))" office:value-type="float" office:value="709.202616202582" calcext:value-type="float">
            <text:p>709.202616202582</text:p>
          </table:table-cell>
        </table:table-row>
        <table:table-row table:style-name="ro1">
          <table:table-cell office:value-type="float" office:value="110.593" calcext:value-type="float">
            <text:p>110.593</text:p>
          </table:table-cell>
          <table:table-cell office:value-type="float" office:value="298.176" calcext:value-type="float">
            <text:p>298.176</text:p>
          </table:table-cell>
          <table:table-cell office:value-type="float" office:value="45.3017" calcext:value-type="float">
            <text:p>45.3017</text:p>
          </table:table-cell>
          <table:table-cell office:value-type="float" office:value="107.881" calcext:value-type="float">
            <text:p>107.881</text:p>
          </table:table-cell>
          <table:table-cell office:value-type="float" office:value="286.598" calcext:value-type="float">
            <text:p>286.598</text:p>
          </table:table-cell>
          <table:table-cell office:value-type="float" office:value="45.7435" calcext:value-type="float">
            <text:p>45.7435</text:p>
          </table:table-cell>
          <table:table-cell/>
          <table:table-cell table:formula="of:=([.D552]-[.A552])/0.0166667" office:value-type="float" office:value="-162.719674560651" calcext:value-type="float">
            <text:p>-162.719674560651</text:p>
          </table:table-cell>
          <table:table-cell table:formula="of:=ABS([.E552]-[.B552])/0.0166667" office:value-type="float" office:value="694.678610642777" calcext:value-type="float">
            <text:p>694.678610642777</text:p>
          </table:table-cell>
          <table:table-cell table:formula="of:=([.F552]-[.C552])/0.0166667" office:value-type="float" office:value="26.5079469841061" calcext:value-type="float">
            <text:p>26.5079469841061</text:p>
          </table:table-cell>
          <table:table-cell table:formula="of:=DEGREES(ATAN(ABS([.F552]-[.C552])/ABS([.E552]-[.B552])))" office:value-type="float" office:value="2.18526516545179" calcext:value-type="float">
            <text:p>2.18526516545179</text:p>
          </table:table-cell>
          <table:table-cell table:formula="of:=SQRT(POWER([.H552];2)+POWER([.I552];2)+POWER([.J552];2))" office:value-type="float" office:value="713.973904163882" calcext:value-type="float">
            <text:p>713.973904163882</text:p>
          </table:table-cell>
        </table:table-row>
        <table:table-row table:style-name="ro1">
          <table:table-cell office:value-type="float" office:value="116.356" calcext:value-type="float">
            <text:p>116.356</text:p>
          </table:table-cell>
          <table:table-cell office:value-type="float" office:value="289.563" calcext:value-type="float">
            <text:p>289.563</text:p>
          </table:table-cell>
          <table:table-cell office:value-type="float" office:value="44.984" calcext:value-type="float">
            <text:p>44.984</text:p>
          </table:table-cell>
          <table:table-cell office:value-type="float" office:value="113.723" calcext:value-type="float">
            <text:p>113.723</text:p>
          </table:table-cell>
          <table:table-cell office:value-type="float" office:value="274.71" calcext:value-type="float">
            <text:p>274.71</text:p>
          </table:table-cell>
          <table:table-cell office:value-type="float" office:value="45.7326" calcext:value-type="float">
            <text:p>45.7326</text:p>
          </table:table-cell>
          <table:table-cell/>
          <table:table-cell table:formula="of:=([.D553]-[.A553])/0.0166667" office:value-type="float" office:value="-157.979684040632" calcext:value-type="float">
            <text:p>-157.979684040632</text:p>
          </table:table-cell>
          <table:table-cell table:formula="of:=ABS([.E553]-[.B553])/0.0166667" office:value-type="float" office:value="891.178217643565" calcext:value-type="float">
            <text:p>891.178217643565</text:p>
          </table:table-cell>
          <table:table-cell table:formula="of:=([.F553]-[.C553])/0.0166667" office:value-type="float" office:value="44.9159101681794" calcext:value-type="float">
            <text:p>44.9159101681794</text:p>
          </table:table-cell>
          <table:table-cell table:formula="of:=DEGREES(ATAN(ABS([.F553]-[.C553])/ABS([.E553]-[.B553])))" office:value-type="float" office:value="2.88529978791812" calcext:value-type="float">
            <text:p>2.88529978791812</text:p>
          </table:table-cell>
          <table:table-cell table:formula="of:=SQRT(POWER([.H553];2)+POWER([.I553];2)+POWER([.J553];2))" office:value-type="float" office:value="906.186313711577" calcext:value-type="float">
            <text:p>906.186313711577</text:p>
          </table:table-cell>
        </table:table-row>
        <table:table-row table:style-name="ro1">
          <table:table-cell office:value-type="float" office:value="122.007" calcext:value-type="float">
            <text:p>122.007</text:p>
          </table:table-cell>
          <table:table-cell office:value-type="float" office:value="284.692" calcext:value-type="float">
            <text:p>284.692</text:p>
          </table:table-cell>
          <table:table-cell office:value-type="float" office:value="45.4139" calcext:value-type="float">
            <text:p>45.4139</text:p>
          </table:table-cell>
          <table:table-cell office:value-type="float" office:value="117.658" calcext:value-type="float">
            <text:p>117.658</text:p>
          </table:table-cell>
          <table:table-cell office:value-type="float" office:value="274.168" calcext:value-type="float">
            <text:p>274.168</text:p>
          </table:table-cell>
          <table:table-cell office:value-type="float" office:value="45.7852" calcext:value-type="float">
            <text:p>45.7852</text:p>
          </table:table-cell>
          <table:table-cell/>
          <table:table-cell table:formula="of:=([.D554]-[.A554])/0.0166667" office:value-type="float" office:value="-260.939478121044" calcext:value-type="float">
            <text:p>-260.939478121044</text:p>
          </table:table-cell>
          <table:table-cell table:formula="of:=ABS([.E554]-[.B554])/0.0166667" office:value-type="float" office:value="631.438737122526" calcext:value-type="float">
            <text:p>631.438737122526</text:p>
          </table:table-cell>
          <table:table-cell table:formula="of:=([.F554]-[.C554])/0.0166667" office:value-type="float" office:value="22.2779554440894" calcext:value-type="float">
            <text:p>22.2779554440894</text:p>
          </table:table-cell>
          <table:table-cell table:formula="of:=DEGREES(ATAN(ABS([.F554]-[.C554])/ABS([.E554]-[.B554])))" office:value-type="float" office:value="2.02062927509029" calcext:value-type="float">
            <text:p>2.02062927509029</text:p>
          </table:table-cell>
          <table:table-cell table:formula="of:=SQRT(POWER([.H554];2)+POWER([.I554];2)+POWER([.J554];2))" office:value-type="float" office:value="683.593883296027" calcext:value-type="float">
            <text:p>683.593883296027</text:p>
          </table:table-cell>
        </table:table-row>
        <table:table-row table:style-name="ro1">
          <table:table-cell office:value-type="float" office:value="123.128" calcext:value-type="float">
            <text:p>123.128</text:p>
          </table:table-cell>
          <table:table-cell office:value-type="float" office:value="278.386" calcext:value-type="float">
            <text:p>278.386</text:p>
          </table:table-cell>
          <table:table-cell office:value-type="float" office:value="44.8544" calcext:value-type="float">
            <text:p>44.8544</text:p>
          </table:table-cell>
          <table:table-cell office:value-type="float" office:value="118.327" calcext:value-type="float">
            <text:p>118.327</text:p>
          </table:table-cell>
          <table:table-cell office:value-type="float" office:value="265.839" calcext:value-type="float">
            <text:p>265.839</text:p>
          </table:table-cell>
          <table:table-cell office:value-type="float" office:value="45.3495" calcext:value-type="float">
            <text:p>45.3495</text:p>
          </table:table-cell>
          <table:table-cell/>
          <table:table-cell table:formula="of:=([.D555]-[.A555])/0.0166667" office:value-type="float" office:value="-288.059423881152" calcext:value-type="float">
            <text:p>-288.059423881152</text:p>
          </table:table-cell>
          <table:table-cell table:formula="of:=ABS([.E555]-[.B555])/0.0166667" office:value-type="float" office:value="752.818494363013" calcext:value-type="float">
            <text:p>752.818494363013</text:p>
          </table:table-cell>
          <table:table-cell table:formula="of:=([.F555]-[.C555])/0.0166667" office:value-type="float" office:value="29.7059405881189" calcext:value-type="float">
            <text:p>29.7059405881189</text:p>
          </table:table-cell>
          <table:table-cell table:formula="of:=DEGREES(ATAN(ABS([.F555]-[.C555])/ABS([.E555]-[.B555])))" office:value-type="float" office:value="2.25969801859427" calcext:value-type="float">
            <text:p>2.25969801859427</text:p>
          </table:table-cell>
          <table:table-cell table:formula="of:=SQRT(POWER([.H555];2)+POWER([.I555];2)+POWER([.J555];2))" office:value-type="float" office:value="806.595536838607" calcext:value-type="float">
            <text:p>806.595536838607</text:p>
          </table:table-cell>
        </table:table-row>
        <table:table-row table:style-name="ro1">
          <table:table-cell office:value-type="float" office:value="128.384" calcext:value-type="float">
            <text:p>128.384</text:p>
          </table:table-cell>
          <table:table-cell office:value-type="float" office:value="280.038" calcext:value-type="float">
            <text:p>280.038</text:p>
          </table:table-cell>
          <table:table-cell office:value-type="float" office:value="44.0645" calcext:value-type="float">
            <text:p>44.0645</text:p>
          </table:table-cell>
          <table:table-cell office:value-type="float" office:value="122.787" calcext:value-type="float">
            <text:p>122.787</text:p>
          </table:table-cell>
          <table:table-cell office:value-type="float" office:value="270.243" calcext:value-type="float">
            <text:p>270.243</text:p>
          </table:table-cell>
          <table:table-cell office:value-type="float" office:value="43.649" calcext:value-type="float">
            <text:p>43.649</text:p>
          </table:table-cell>
          <table:table-cell/>
          <table:table-cell table:formula="of:=([.D556]-[.A556])/0.0166667" office:value-type="float" office:value="-335.819328361342" calcext:value-type="float">
            <text:p>-335.819328361342</text:p>
          </table:table-cell>
          <table:table-cell table:formula="of:=ABS([.E556]-[.B556])/0.0166667" office:value-type="float" office:value="587.698824602352" calcext:value-type="float">
            <text:p>587.698824602352</text:p>
          </table:table-cell>
          <table:table-cell table:formula="of:=([.F556]-[.C556])/0.0166667" office:value-type="float" office:value="-24.9299501400998" calcext:value-type="float">
            <text:p>-24.9299501400998</text:p>
          </table:table-cell>
          <table:table-cell table:formula="of:=DEGREES(ATAN(ABS([.F556]-[.C556])/ABS([.E556]-[.B556])))" office:value-type="float" office:value="2.42900791510915" calcext:value-type="float">
            <text:p>2.42900791510915</text:p>
          </table:table-cell>
          <table:table-cell table:formula="of:=SQRT(POWER([.H556];2)+POWER([.I556];2)+POWER([.J556];2))" office:value-type="float" office:value="677.337458106398" calcext:value-type="float">
            <text:p>677.337458106398</text:p>
          </table:table-cell>
        </table:table-row>
        <table:table-row table:style-name="ro1">
          <table:table-cell office:value-type="float" office:value="136.371" calcext:value-type="float">
            <text:p>136.371</text:p>
          </table:table-cell>
          <table:table-cell office:value-type="float" office:value="275.727" calcext:value-type="float">
            <text:p>275.727</text:p>
          </table:table-cell>
          <table:table-cell office:value-type="float" office:value="44.1758" calcext:value-type="float">
            <text:p>44.1758</text:p>
          </table:table-cell>
          <table:table-cell office:value-type="float" office:value="132.904" calcext:value-type="float">
            <text:p>132.904</text:p>
          </table:table-cell>
          <table:table-cell office:value-type="float" office:value="264.653" calcext:value-type="float">
            <text:p>264.653</text:p>
          </table:table-cell>
          <table:table-cell office:value-type="float" office:value="44.2184" calcext:value-type="float">
            <text:p>44.2184</text:p>
          </table:table-cell>
          <table:table-cell/>
          <table:table-cell table:formula="of:=([.D557]-[.A557])/0.0166667" office:value-type="float" office:value="-208.019583960833" calcext:value-type="float">
            <text:p>-208.019583960833</text:p>
          </table:table-cell>
          <table:table-cell table:formula="of:=ABS([.E557]-[.B557])/0.0166667" office:value-type="float" office:value="664.438671122655" calcext:value-type="float">
            <text:p>664.438671122655</text:p>
          </table:table-cell>
          <table:table-cell table:formula="of:=([.F557]-[.C557])/0.0166667" office:value-type="float" office:value="2.55599488801024" calcext:value-type="float">
            <text:p>2.55599488801024</text:p>
          </table:table-cell>
          <table:table-cell table:formula="of:=DEGREES(ATAN(ABS([.F557]-[.C557])/ABS([.E557]-[.B557])))" office:value-type="float" office:value="0.22040709477267" calcext:value-type="float">
            <text:p>0.22040709477267</text:p>
          </table:table-cell>
          <table:table-cell table:formula="of:=SQRT(POWER([.H557];2)+POWER([.I557];2)+POWER([.J557];2))" office:value-type="float" office:value="696.245235606209" calcext:value-type="float">
            <text:p>696.245235606209</text:p>
          </table:table-cell>
        </table:table-row>
        <table:table-row table:style-name="ro1">
          <table:table-cell office:value-type="float" office:value="137.122" calcext:value-type="float">
            <text:p>137.122</text:p>
          </table:table-cell>
          <table:table-cell office:value-type="float" office:value="279.279" calcext:value-type="float">
            <text:p>279.279</text:p>
          </table:table-cell>
          <table:table-cell office:value-type="float" office:value="43.8706" calcext:value-type="float">
            <text:p>43.8706</text:p>
          </table:table-cell>
          <table:table-cell office:value-type="float" office:value="133.596" calcext:value-type="float">
            <text:p>133.596</text:p>
          </table:table-cell>
          <table:table-cell office:value-type="float" office:value="268.011" calcext:value-type="float">
            <text:p>268.011</text:p>
          </table:table-cell>
          <table:table-cell office:value-type="float" office:value="44.1695" calcext:value-type="float">
            <text:p>44.1695</text:p>
          </table:table-cell>
          <table:table-cell/>
          <table:table-cell table:formula="of:=([.D558]-[.A558])/0.0166667" office:value-type="float" office:value="-211.559576880847" calcext:value-type="float">
            <text:p>-211.559576880847</text:p>
          </table:table-cell>
          <table:table-cell table:formula="of:=ABS([.E558]-[.B558])/0.0166667" office:value-type="float" office:value="676.078647842703" calcext:value-type="float">
            <text:p>676.078647842703</text:p>
          </table:table-cell>
          <table:table-cell table:formula="of:=([.F558]-[.C558])/0.0166667" office:value-type="float" office:value="17.9339641320715" calcext:value-type="float">
            <text:p>17.9339641320715</text:p>
          </table:table-cell>
          <table:table-cell table:formula="of:=DEGREES(ATAN(ABS([.F558]-[.C558])/ABS([.E558]-[.B558])))" office:value-type="float" office:value="1.51949710179644" calcext:value-type="float">
            <text:p>1.51949710179644</text:p>
          </table:table-cell>
          <table:table-cell table:formula="of:=SQRT(POWER([.H558];2)+POWER([.I558];2)+POWER([.J558];2))" office:value-type="float" office:value="708.633487571897" calcext:value-type="float">
            <text:p>708.633487571897</text:p>
          </table:table-cell>
        </table:table-row>
        <table:table-row table:style-name="ro1">
          <table:table-cell office:value-type="float" office:value="137.788" calcext:value-type="float">
            <text:p>137.788</text:p>
          </table:table-cell>
          <table:table-cell office:value-type="float" office:value="278.91" calcext:value-type="float">
            <text:p>278.91</text:p>
          </table:table-cell>
          <table:table-cell office:value-type="float" office:value="44.6716" calcext:value-type="float">
            <text:p>44.6716</text:p>
          </table:table-cell>
          <table:table-cell office:value-type="float" office:value="134.473" calcext:value-type="float">
            <text:p>134.473</text:p>
          </table:table-cell>
          <table:table-cell office:value-type="float" office:value="267.574" calcext:value-type="float">
            <text:p>267.574</text:p>
          </table:table-cell>
          <table:table-cell office:value-type="float" office:value="45.2073" calcext:value-type="float">
            <text:p>45.2073</text:p>
          </table:table-cell>
          <table:table-cell/>
          <table:table-cell table:formula="of:=([.D559]-[.A559])/0.0166667" office:value-type="float" office:value="-198.899602200795" calcext:value-type="float">
            <text:p>-198.899602200795</text:p>
          </table:table-cell>
          <table:table-cell table:formula="of:=ABS([.E559]-[.B559])/0.0166667" office:value-type="float" office:value="680.158639682721" calcext:value-type="float">
            <text:p>680.158639682721</text:p>
          </table:table-cell>
          <table:table-cell table:formula="of:=([.F559]-[.C559])/0.0166667" office:value-type="float" office:value="32.1419357161285" calcext:value-type="float">
            <text:p>32.1419357161285</text:p>
          </table:table-cell>
          <table:table-cell table:formula="of:=DEGREES(ATAN(ABS([.F559]-[.C559])/ABS([.E559]-[.B559])))" office:value-type="float" office:value="2.70558677945813" calcext:value-type="float">
            <text:p>2.70558677945813</text:p>
          </table:table-cell>
          <table:table-cell table:formula="of:=SQRT(POWER([.H559];2)+POWER([.I559];2)+POWER([.J559];2))" office:value-type="float" office:value="709.372913862846" calcext:value-type="float">
            <text:p>709.372913862846</text:p>
          </table:table-cell>
        </table:table-row>
        <table:table-row table:style-name="ro1">
          <table:table-cell office:value-type="float" office:value="136.997" calcext:value-type="float">
            <text:p>136.997</text:p>
          </table:table-cell>
          <table:table-cell office:value-type="float" office:value="280.413" calcext:value-type="float">
            <text:p>280.413</text:p>
          </table:table-cell>
          <table:table-cell office:value-type="float" office:value="44.4475" calcext:value-type="float">
            <text:p>44.4475</text:p>
          </table:table-cell>
          <table:table-cell office:value-type="float" office:value="132.99" calcext:value-type="float">
            <text:p>132.99</text:p>
          </table:table-cell>
          <table:table-cell office:value-type="float" office:value="269.205" calcext:value-type="float">
            <text:p>269.205</text:p>
          </table:table-cell>
          <table:table-cell office:value-type="float" office:value="44.7196" calcext:value-type="float">
            <text:p>44.7196</text:p>
          </table:table-cell>
          <table:table-cell/>
          <table:table-cell table:formula="of:=([.D560]-[.A560])/0.0166667" office:value-type="float" office:value="-240.419519160962" calcext:value-type="float">
            <text:p>-240.419519160962</text:p>
          </table:table-cell>
          <table:table-cell table:formula="of:=ABS([.E560]-[.B560])/0.0166667" office:value-type="float" office:value="672.478655042692" calcext:value-type="float">
            <text:p>672.478655042692</text:p>
          </table:table-cell>
          <table:table-cell table:formula="of:=([.F560]-[.C560])/0.0166667" office:value-type="float" office:value="16.3259673480654" calcext:value-type="float">
            <text:p>16.3259673480654</text:p>
          </table:table-cell>
          <table:table-cell table:formula="of:=DEGREES(ATAN(ABS([.F560]-[.C560])/ABS([.E560]-[.B560])))" office:value-type="float" office:value="1.39071375827208" calcext:value-type="float">
            <text:p>1.39071375827208</text:p>
          </table:table-cell>
          <table:table-cell table:formula="of:=SQRT(POWER([.H560];2)+POWER([.I560];2)+POWER([.J560];2))" office:value-type="float" office:value="714.349790992806" calcext:value-type="float">
            <text:p>714.349790992806</text:p>
          </table:table-cell>
        </table:table-row>
        <table:table-row table:style-name="ro1">
          <table:table-cell office:value-type="float" office:value="134.68" calcext:value-type="float">
            <text:p>134.68</text:p>
          </table:table-cell>
          <table:table-cell office:value-type="float" office:value="276.152" calcext:value-type="float">
            <text:p>276.152</text:p>
          </table:table-cell>
          <table:table-cell office:value-type="float" office:value="44.1215" calcext:value-type="float">
            <text:p>44.1215</text:p>
          </table:table-cell>
          <table:table-cell office:value-type="float" office:value="130.909" calcext:value-type="float">
            <text:p>130.909</text:p>
          </table:table-cell>
          <table:table-cell office:value-type="float" office:value="262.635" calcext:value-type="float">
            <text:p>262.635</text:p>
          </table:table-cell>
          <table:table-cell office:value-type="float" office:value="44.7937" calcext:value-type="float">
            <text:p>44.7937</text:p>
          </table:table-cell>
          <table:table-cell/>
          <table:table-cell table:formula="of:=([.D561]-[.A561])/0.0166667" office:value-type="float" office:value="-226.259547480906" calcext:value-type="float">
            <text:p>-226.259547480906</text:p>
          </table:table-cell>
          <table:table-cell table:formula="of:=ABS([.E561]-[.B561])/0.0166667" office:value-type="float" office:value="811.018377963244" calcext:value-type="float">
            <text:p>811.018377963244</text:p>
          </table:table-cell>
          <table:table-cell table:formula="of:=([.F561]-[.C561])/0.0166667" office:value-type="float" office:value="40.3319193361615" calcext:value-type="float">
            <text:p>40.3319193361615</text:p>
          </table:table-cell>
          <table:table-cell table:formula="of:=DEGREES(ATAN(ABS([.F561]-[.C561])/ABS([.E561]-[.B561])))" office:value-type="float" office:value="2.84697200279821" calcext:value-type="float">
            <text:p>2.84697200279821</text:p>
          </table:table-cell>
          <table:table-cell table:formula="of:=SQRT(POWER([.H561];2)+POWER([.I561];2)+POWER([.J561];2))" office:value-type="float" office:value="842.953649934404" calcext:value-type="float">
            <text:p>842.953649934404</text:p>
          </table:table-cell>
        </table:table-row>
        <table:table-row table:style-name="ro1">
          <table:table-cell office:value-type="float" office:value="140.674" calcext:value-type="float">
            <text:p>140.674</text:p>
          </table:table-cell>
          <table:table-cell office:value-type="float" office:value="279.517" calcext:value-type="float">
            <text:p>279.517</text:p>
          </table:table-cell>
          <table:table-cell office:value-type="float" office:value="44.06" calcext:value-type="float">
            <text:p>44.06</text:p>
          </table:table-cell>
          <table:table-cell office:value-type="float" office:value="136.922" calcext:value-type="float">
            <text:p>136.922</text:p>
          </table:table-cell>
          <table:table-cell office:value-type="float" office:value="267.204" calcext:value-type="float">
            <text:p>267.204</text:p>
          </table:table-cell>
          <table:table-cell office:value-type="float" office:value="44.274" calcext:value-type="float">
            <text:p>44.274</text:p>
          </table:table-cell>
          <table:table-cell/>
          <table:table-cell table:formula="of:=([.D562]-[.A562])/0.0166667" office:value-type="float" office:value="-225.119549760901" calcext:value-type="float">
            <text:p>-225.119549760901</text:p>
          </table:table-cell>
          <table:table-cell table:formula="of:=ABS([.E562]-[.B562])/0.0166667" office:value-type="float" office:value="738.778522442954" calcext:value-type="float">
            <text:p>738.778522442954</text:p>
          </table:table-cell>
          <table:table-cell table:formula="of:=([.F562]-[.C562])/0.0166667" office:value-type="float" office:value="12.8399743200513" calcext:value-type="float">
            <text:p>12.8399743200513</text:p>
          </table:table-cell>
          <table:table-cell table:formula="of:=DEGREES(ATAN(ABS([.F562]-[.C562])/ABS([.E562]-[.B562])))" office:value-type="float" office:value="0.995700679909193" calcext:value-type="float">
            <text:p>0.995700679909193</text:p>
          </table:table-cell>
          <table:table-cell table:formula="of:=SQRT(POWER([.H562];2)+POWER([.I562];2)+POWER([.J562];2))" office:value-type="float" office:value="772.423058853168" calcext:value-type="float">
            <text:p>772.423058853168</text:p>
          </table:table-cell>
        </table:table-row>
        <table:table-row table:style-name="ro1">
          <table:table-cell office:value-type="float" office:value="150.907" calcext:value-type="float">
            <text:p>150.907</text:p>
          </table:table-cell>
          <table:table-cell office:value-type="float" office:value="291.433" calcext:value-type="float">
            <text:p>291.433</text:p>
          </table:table-cell>
          <table:table-cell office:value-type="float" office:value="44.2103" calcext:value-type="float">
            <text:p>44.2103</text:p>
          </table:table-cell>
          <table:table-cell office:value-type="float" office:value="147.302" calcext:value-type="float">
            <text:p>147.302</text:p>
          </table:table-cell>
          <table:table-cell office:value-type="float" office:value="278.614" calcext:value-type="float">
            <text:p>278.614</text:p>
          </table:table-cell>
          <table:table-cell office:value-type="float" office:value="44.6545" calcext:value-type="float">
            <text:p>44.6545</text:p>
          </table:table-cell>
          <table:table-cell/>
          <table:table-cell table:formula="of:=([.D563]-[.A563])/0.0166667" office:value-type="float" office:value="-216.299567400866" calcext:value-type="float">
            <text:p>-216.299567400866</text:p>
          </table:table-cell>
          <table:table-cell table:formula="of:=ABS([.E563]-[.B563])/0.0166667" office:value-type="float" office:value="769.138461723078" calcext:value-type="float">
            <text:p>769.138461723078</text:p>
          </table:table-cell>
          <table:table-cell table:formula="of:=([.F563]-[.C563])/0.0166667" office:value-type="float" office:value="26.6519466961067" calcext:value-type="float">
            <text:p>26.6519466961067</text:p>
          </table:table-cell>
          <table:table-cell table:formula="of:=DEGREES(ATAN(ABS([.F563]-[.C563])/ABS([.E563]-[.B563])))" office:value-type="float" office:value="1.9846014512984" calcext:value-type="float">
            <text:p>1.9846014512984</text:p>
          </table:table-cell>
          <table:table-cell table:formula="of:=SQRT(POWER([.H563];2)+POWER([.I563];2)+POWER([.J563];2))" office:value-type="float" office:value="799.418415113285" calcext:value-type="float">
            <text:p>799.418415113285</text:p>
          </table:table-cell>
        </table:table-row>
        <table:table-row table:style-name="ro1">
          <table:table-cell office:value-type="float" office:value="153.146" calcext:value-type="float">
            <text:p>153.146</text:p>
          </table:table-cell>
          <table:table-cell office:value-type="float" office:value="286.568" calcext:value-type="float">
            <text:p>286.568</text:p>
          </table:table-cell>
          <table:table-cell office:value-type="float" office:value="44.9232" calcext:value-type="float">
            <text:p>44.9232</text:p>
          </table:table-cell>
          <table:table-cell office:value-type="float" office:value="149.531" calcext:value-type="float">
            <text:p>149.531</text:p>
          </table:table-cell>
          <table:table-cell office:value-type="float" office:value="272.735" calcext:value-type="float">
            <text:p>272.735</text:p>
          </table:table-cell>
          <table:table-cell office:value-type="float" office:value="45.7842" calcext:value-type="float">
            <text:p>45.7842</text:p>
          </table:table-cell>
          <table:table-cell/>
          <table:table-cell table:formula="of:=([.D564]-[.A564])/0.0166667" office:value-type="float" office:value="-216.899566200866" calcext:value-type="float">
            <text:p>-216.899566200866</text:p>
          </table:table-cell>
          <table:table-cell table:formula="of:=ABS([.E564]-[.B564])/0.0166667" office:value-type="float" office:value="829.978340043318" calcext:value-type="float">
            <text:p>829.978340043318</text:p>
          </table:table-cell>
          <table:table-cell table:formula="of:=([.F564]-[.C564])/0.0166667" office:value-type="float" office:value="51.6598966802065" calcext:value-type="float">
            <text:p>51.6598966802065</text:p>
          </table:table-cell>
          <table:table-cell table:formula="of:=DEGREES(ATAN(ABS([.F564]-[.C564])/ABS([.E564]-[.B564])))" office:value-type="float" office:value="3.56163581043924" calcext:value-type="float">
            <text:p>3.56163581043924</text:p>
          </table:table-cell>
          <table:table-cell table:formula="of:=SQRT(POWER([.H564];2)+POWER([.I564];2)+POWER([.J564];2))" office:value-type="float" office:value="859.405731703132" calcext:value-type="float">
            <text:p>859.405731703132</text:p>
          </table:table-cell>
        </table:table-row>
        <table:table-row table:style-name="ro1">
          <table:table-cell office:value-type="float" office:value="154.601" calcext:value-type="float">
            <text:p>154.601</text:p>
          </table:table-cell>
          <table:table-cell office:value-type="float" office:value="294.439" calcext:value-type="float">
            <text:p>294.439</text:p>
          </table:table-cell>
          <table:table-cell office:value-type="float" office:value="42.7084" calcext:value-type="float">
            <text:p>42.7084</text:p>
          </table:table-cell>
          <table:table-cell office:value-type="float" office:value="149.65" calcext:value-type="float">
            <text:p>149.65</text:p>
          </table:table-cell>
          <table:table-cell office:value-type="float" office:value="274.344" calcext:value-type="float">
            <text:p>274.344</text:p>
          </table:table-cell>
          <table:table-cell office:value-type="float" office:value="44.0564" calcext:value-type="float">
            <text:p>44.0564</text:p>
          </table:table-cell>
          <table:table-cell/>
          <table:table-cell table:formula="of:=([.D565]-[.A565])/0.0166667" office:value-type="float" office:value="-297.059405881188" calcext:value-type="float">
            <text:p>-297.059405881188</text:p>
          </table:table-cell>
          <table:table-cell table:formula="of:=ABS([.E565]-[.B565])/0.0166667" office:value-type="float" office:value="1205.69758860482" calcext:value-type="float">
            <text:p>1205.69758860482</text:p>
          </table:table-cell>
          <table:table-cell table:formula="of:=([.F565]-[.C565])/0.0166667" office:value-type="float" office:value="80.8798382403235" calcext:value-type="float">
            <text:p>80.8798382403235</text:p>
          </table:table-cell>
          <table:table-cell table:formula="of:=DEGREES(ATAN(ABS([.F565]-[.C565])/ABS([.E565]-[.B565])))" office:value-type="float" office:value="3.83772942711146" calcext:value-type="float">
            <text:p>3.83772942711146</text:p>
          </table:table-cell>
          <table:table-cell table:formula="of:=SQRT(POWER([.H565];2)+POWER([.I565];2)+POWER([.J565];2))" office:value-type="float" office:value="1244.38439158636" calcext:value-type="float">
            <text:p>1244.38439158636</text:p>
          </table:table-cell>
        </table:table-row>
        <table:table-row table:style-name="ro1">
          <table:table-cell office:value-type="float" office:value="152.365" calcext:value-type="float">
            <text:p>152.365</text:p>
          </table:table-cell>
          <table:table-cell office:value-type="float" office:value="279.147" calcext:value-type="float">
            <text:p>279.147</text:p>
          </table:table-cell>
          <table:table-cell office:value-type="float" office:value="45.5388" calcext:value-type="float">
            <text:p>45.5388</text:p>
          </table:table-cell>
          <table:table-cell office:value-type="float" office:value="150.274" calcext:value-type="float">
            <text:p>150.274</text:p>
          </table:table-cell>
          <table:table-cell office:value-type="float" office:value="276.575" calcext:value-type="float">
            <text:p>276.575</text:p>
          </table:table-cell>
          <table:table-cell office:value-type="float" office:value="43.9542" calcext:value-type="float">
            <text:p>43.9542</text:p>
          </table:table-cell>
          <table:table-cell/>
          <table:table-cell table:formula="of:=([.D566]-[.A566])/0.0166667" office:value-type="float" office:value="-125.459749080502" calcext:value-type="float">
            <text:p>-125.459749080502</text:p>
          </table:table-cell>
          <table:table-cell table:formula="of:=ABS([.E566]-[.B566])/0.0166667" office:value-type="float" office:value="154.319691360617" calcext:value-type="float">
            <text:p>154.319691360617</text:p>
          </table:table-cell>
          <table:table-cell table:formula="of:=([.F566]-[.C566])/0.0166667" office:value-type="float" office:value="-95.0758098483804" calcext:value-type="float">
            <text:p>-95.0758098483804</text:p>
          </table:table-cell>
          <table:table-cell table:formula="of:=DEGREES(ATAN(ABS([.F566]-[.C566])/ABS([.E566]-[.B566])))" office:value-type="float" office:value="31.6370740664664" calcext:value-type="float">
            <text:p>31.6370740664664</text:p>
          </table:table-cell>
          <table:table-cell table:formula="of:=SQRT(POWER([.H566];2)+POWER([.I566];2)+POWER([.J566];2))" office:value-type="float" office:value="220.440752582875" calcext:value-type="float">
            <text:p>220.440752582875</text:p>
          </table:table-cell>
        </table:table-row>
        <table:table-row table:style-name="ro1">
          <table:table-cell office:value-type="float" office:value="152.796" calcext:value-type="float">
            <text:p>152.796</text:p>
          </table:table-cell>
          <table:table-cell office:value-type="float" office:value="281.566" calcext:value-type="float">
            <text:p>281.566</text:p>
          </table:table-cell>
          <table:table-cell office:value-type="float" office:value="45.1721" calcext:value-type="float">
            <text:p>45.1721</text:p>
          </table:table-cell>
          <table:table-cell office:value-type="float" office:value="149.476" calcext:value-type="float">
            <text:p>149.476</text:p>
          </table:table-cell>
          <table:table-cell office:value-type="float" office:value="269.263" calcext:value-type="float">
            <text:p>269.263</text:p>
          </table:table-cell>
          <table:table-cell office:value-type="float" office:value="45.3362" calcext:value-type="float">
            <text:p>45.3362</text:p>
          </table:table-cell>
          <table:table-cell/>
          <table:table-cell table:formula="of:=([.D567]-[.A567])/0.0166667" office:value-type="float" office:value="-199.199601600796" calcext:value-type="float">
            <text:p>-199.199601600796</text:p>
          </table:table-cell>
          <table:table-cell table:formula="of:=ABS([.E567]-[.B567])/0.0166667" office:value-type="float" office:value="738.178523642953" calcext:value-type="float">
            <text:p>738.178523642953</text:p>
          </table:table-cell>
          <table:table-cell table:formula="of:=([.F567]-[.C567])/0.0166667" office:value-type="float" office:value="9.84598030803925" calcext:value-type="float">
            <text:p>9.84598030803925</text:p>
          </table:table-cell>
          <table:table-cell table:formula="of:=DEGREES(ATAN(ABS([.F567]-[.C567])/ABS([.E567]-[.B567])))" office:value-type="float" office:value="0.764177834700686" calcext:value-type="float">
            <text:p>0.764177834700686</text:p>
          </table:table-cell>
          <table:table-cell table:formula="of:=SQRT(POWER([.H567];2)+POWER([.I567];2)+POWER([.J567];2))" office:value-type="float" office:value="764.646949496192" calcext:value-type="float">
            <text:p>764.646949496192</text:p>
          </table:table-cell>
        </table:table-row>
        <table:table-row table:style-name="ro1">
          <table:table-cell office:value-type="float" office:value="152.67" calcext:value-type="float">
            <text:p>152.67</text:p>
          </table:table-cell>
          <table:table-cell office:value-type="float" office:value="288.144" calcext:value-type="float">
            <text:p>288.144</text:p>
          </table:table-cell>
          <table:table-cell office:value-type="float" office:value="44.4369" calcext:value-type="float">
            <text:p>44.4369</text:p>
          </table:table-cell>
          <table:table-cell office:value-type="float" office:value="148.782" calcext:value-type="float">
            <text:p>148.782</text:p>
          </table:table-cell>
          <table:table-cell office:value-type="float" office:value="276.893" calcext:value-type="float">
            <text:p>276.893</text:p>
          </table:table-cell>
          <table:table-cell office:value-type="float" office:value="44.6598" calcext:value-type="float">
            <text:p>44.6598</text:p>
          </table:table-cell>
          <table:table-cell/>
          <table:table-cell table:formula="of:=([.D568]-[.A568])/0.0166667" office:value-type="float" office:value="-233.279533440932" calcext:value-type="float">
            <text:p>-233.279533440932</text:p>
          </table:table-cell>
          <table:table-cell table:formula="of:=ABS([.E568]-[.B568])/0.0166667" office:value-type="float" office:value="675.058649882702" calcext:value-type="float">
            <text:p>675.058649882702</text:p>
          </table:table-cell>
          <table:table-cell table:formula="of:=([.F568]-[.C568])/0.0166667" office:value-type="float" office:value="13.3739732520532" calcext:value-type="float">
            <text:p>13.3739732520532</text:p>
          </table:table-cell>
          <table:table-cell table:formula="of:=DEGREES(ATAN(ABS([.F568]-[.C568])/ABS([.E568]-[.B568])))" office:value-type="float" office:value="1.13497100268235" calcext:value-type="float">
            <text:p>1.13497100268235</text:p>
          </table:table-cell>
          <table:table-cell table:formula="of:=SQRT(POWER([.H568];2)+POWER([.I568];2)+POWER([.J568];2))" office:value-type="float" office:value="714.354523093696" calcext:value-type="float">
            <text:p>714.354523093696</text:p>
          </table:table-cell>
        </table:table-row>
        <table:table-row table:style-name="ro1">
          <table:table-cell office:value-type="float" office:value="148.643" calcext:value-type="float">
            <text:p>148.643</text:p>
          </table:table-cell>
          <table:table-cell office:value-type="float" office:value="284.856" calcext:value-type="float">
            <text:p>284.856</text:p>
          </table:table-cell>
          <table:table-cell office:value-type="float" office:value="42.9348" calcext:value-type="float">
            <text:p>42.9348</text:p>
          </table:table-cell>
          <table:table-cell office:value-type="float" office:value="143.966" calcext:value-type="float">
            <text:p>143.966</text:p>
          </table:table-cell>
          <table:table-cell office:value-type="float" office:value="274.078" calcext:value-type="float">
            <text:p>274.078</text:p>
          </table:table-cell>
          <table:table-cell office:value-type="float" office:value="42.401" calcext:value-type="float">
            <text:p>42.401</text:p>
          </table:table-cell>
          <table:table-cell/>
          <table:table-cell table:formula="of:=([.D569]-[.A569])/0.0166667" office:value-type="float" office:value="-280.619438761122" calcext:value-type="float">
            <text:p>-280.619438761122</text:p>
          </table:table-cell>
          <table:table-cell table:formula="of:=ABS([.E569]-[.B569])/0.0166667" office:value-type="float" office:value="646.678706642588" calcext:value-type="float">
            <text:p>646.678706642588</text:p>
          </table:table-cell>
          <table:table-cell table:formula="of:=([.F569]-[.C569])/0.0166667" office:value-type="float" office:value="-32.0279359441281" calcext:value-type="float">
            <text:p>-32.0279359441281</text:p>
          </table:table-cell>
          <table:table-cell table:formula="of:=DEGREES(ATAN(ABS([.F569]-[.C569])/ABS([.E569]-[.B569])))" office:value-type="float" office:value="2.83536063216084" calcext:value-type="float">
            <text:p>2.83536063216084</text:p>
          </table:table-cell>
          <table:table-cell table:formula="of:=SQRT(POWER([.H569];2)+POWER([.I569];2)+POWER([.J569];2))" office:value-type="float" office:value="705.667349192506" calcext:value-type="float">
            <text:p>705.667349192506</text:p>
          </table:table-cell>
        </table:table-row>
        <table:table-row table:style-name="ro1">
          <table:table-cell office:value-type="float" office:value="149.123" calcext:value-type="float">
            <text:p>149.123</text:p>
          </table:table-cell>
          <table:table-cell office:value-type="float" office:value="282.612" calcext:value-type="float">
            <text:p>282.612</text:p>
          </table:table-cell>
          <table:table-cell office:value-type="float" office:value="46.0406" calcext:value-type="float">
            <text:p>46.0406</text:p>
          </table:table-cell>
          <table:table-cell office:value-type="float" office:value="144.385" calcext:value-type="float">
            <text:p>144.385</text:p>
          </table:table-cell>
          <table:table-cell office:value-type="float" office:value="273.136" calcext:value-type="float">
            <text:p>273.136</text:p>
          </table:table-cell>
          <table:table-cell office:value-type="float" office:value="45.7555" calcext:value-type="float">
            <text:p>45.7555</text:p>
          </table:table-cell>
          <table:table-cell/>
          <table:table-cell table:formula="of:=([.D570]-[.A570])/0.0166667" office:value-type="float" office:value="-284.279431441137" calcext:value-type="float">
            <text:p>-284.279431441137</text:p>
          </table:table-cell>
          <table:table-cell table:formula="of:=ABS([.E570]-[.B570])/0.0166667" office:value-type="float" office:value="568.558862882274" calcext:value-type="float">
            <text:p>568.558862882274</text:p>
          </table:table-cell>
          <table:table-cell table:formula="of:=([.F570]-[.C570])/0.0166667" office:value-type="float" office:value="-17.1059657880684" calcext:value-type="float">
            <text:p>-17.1059657880684</text:p>
          </table:table-cell>
          <table:table-cell table:formula="of:=DEGREES(ATAN(ABS([.F570]-[.C570])/ABS([.E570]-[.B570])))" office:value-type="float" office:value="1.72331158661446" calcext:value-type="float">
            <text:p>1.72331158661446</text:p>
          </table:table-cell>
          <table:table-cell table:formula="of:=SQRT(POWER([.H570];2)+POWER([.I570];2)+POWER([.J570];2))" office:value-type="float" office:value="635.898254257726" calcext:value-type="float">
            <text:p>635.898254257726</text:p>
          </table:table-cell>
        </table:table-row>
        <table:table-row table:style-name="ro1">
          <table:table-cell office:value-type="float" office:value="149.907" calcext:value-type="float">
            <text:p>149.907</text:p>
          </table:table-cell>
          <table:table-cell office:value-type="float" office:value="298.299" calcext:value-type="float">
            <text:p>298.299</text:p>
          </table:table-cell>
          <table:table-cell office:value-type="float" office:value="44.4868" calcext:value-type="float">
            <text:p>44.4868</text:p>
          </table:table-cell>
          <table:table-cell office:value-type="float" office:value="144.47" calcext:value-type="float">
            <text:p>144.47</text:p>
          </table:table-cell>
          <table:table-cell office:value-type="float" office:value="288.28" calcext:value-type="float">
            <text:p>288.28</text:p>
          </table:table-cell>
          <table:table-cell office:value-type="float" office:value="44.7223" calcext:value-type="float">
            <text:p>44.7223</text:p>
          </table:table-cell>
          <table:table-cell/>
          <table:table-cell table:formula="of:=([.D571]-[.A571])/0.0166667" office:value-type="float" office:value="-326.219347561306" calcext:value-type="float">
            <text:p>-326.219347561306</text:p>
          </table:table-cell>
          <table:table-cell table:formula="of:=ABS([.E571]-[.B571])/0.0166667" office:value-type="float" office:value="601.138797722405" calcext:value-type="float">
            <text:p>601.138797722405</text:p>
          </table:table-cell>
          <table:table-cell table:formula="of:=([.F571]-[.C571])/0.0166667" office:value-type="float" office:value="14.1299717400562" calcext:value-type="float">
            <text:p>14.1299717400562</text:p>
          </table:table-cell>
          <table:table-cell table:formula="of:=DEGREES(ATAN(ABS([.F571]-[.C571])/ABS([.E571]-[.B571])))" office:value-type="float" office:value="1.34650882370498" calcext:value-type="float">
            <text:p>1.34650882370498</text:p>
          </table:table-cell>
          <table:table-cell table:formula="of:=SQRT(POWER([.H571];2)+POWER([.I571];2)+POWER([.J571];2))" office:value-type="float" office:value="684.095441405538" calcext:value-type="float">
            <text:p>684.095441405538</text:p>
          </table:table-cell>
        </table:table-row>
        <table:table-row table:style-name="ro1">
          <table:table-cell office:value-type="float" office:value="141.864" calcext:value-type="float">
            <text:p>141.864</text:p>
          </table:table-cell>
          <table:table-cell office:value-type="float" office:value="300.839" calcext:value-type="float">
            <text:p>300.839</text:p>
          </table:table-cell>
          <table:table-cell office:value-type="float" office:value="44.9471" calcext:value-type="float">
            <text:p>44.9471</text:p>
          </table:table-cell>
          <table:table-cell office:value-type="float" office:value="136.412" calcext:value-type="float">
            <text:p>136.412</text:p>
          </table:table-cell>
          <table:table-cell office:value-type="float" office:value="287.795" calcext:value-type="float">
            <text:p>287.795</text:p>
          </table:table-cell>
          <table:table-cell office:value-type="float" office:value="45.6088" calcext:value-type="float">
            <text:p>45.6088</text:p>
          </table:table-cell>
          <table:table-cell/>
          <table:table-cell table:formula="of:=([.D572]-[.A572])/0.0166667" office:value-type="float" office:value="-327.119345761308" calcext:value-type="float">
            <text:p>-327.119345761308</text:p>
          </table:table-cell>
          <table:table-cell table:formula="of:=ABS([.E572]-[.B572])/0.0166667" office:value-type="float" office:value="782.63843472313" calcext:value-type="float">
            <text:p>782.63843472313</text:p>
          </table:table-cell>
          <table:table-cell table:formula="of:=([.F572]-[.C572])/0.0166667" office:value-type="float" office:value="39.701920596159" calcext:value-type="float">
            <text:p>39.701920596159</text:p>
          </table:table-cell>
          <table:table-cell table:formula="of:=DEGREES(ATAN(ABS([.F572]-[.C572])/ABS([.E572]-[.B572])))" office:value-type="float" office:value="2.90402840204293" calcext:value-type="float">
            <text:p>2.90402840204293</text:p>
          </table:table-cell>
          <table:table-cell table:formula="of:=SQRT(POWER([.H572];2)+POWER([.I572];2)+POWER([.J572];2))" office:value-type="float" office:value="849.179738557274" calcext:value-type="float">
            <text:p>849.179738557274</text:p>
          </table:table-cell>
        </table:table-row>
        <table:table-row table:style-name="ro1">
          <table:table-cell office:value-type="float" office:value="139.511" calcext:value-type="float">
            <text:p>139.511</text:p>
          </table:table-cell>
          <table:table-cell office:value-type="float" office:value="298.932" calcext:value-type="float">
            <text:p>298.932</text:p>
          </table:table-cell>
          <table:table-cell office:value-type="float" office:value="44.7212" calcext:value-type="float">
            <text:p>44.7212</text:p>
          </table:table-cell>
          <table:table-cell office:value-type="float" office:value="135.093" calcext:value-type="float">
            <text:p>135.093</text:p>
          </table:table-cell>
          <table:table-cell office:value-type="float" office:value="285.575" calcext:value-type="float">
            <text:p>285.575</text:p>
          </table:table-cell>
          <table:table-cell office:value-type="float" office:value="45.6934" calcext:value-type="float">
            <text:p>45.6934</text:p>
          </table:table-cell>
          <table:table-cell/>
          <table:table-cell table:formula="of:=([.D573]-[.A573])/0.0166667" office:value-type="float" office:value="-265.079469841061" calcext:value-type="float">
            <text:p>-265.079469841061</text:p>
          </table:table-cell>
          <table:table-cell table:formula="of:=ABS([.E573]-[.B573])/0.0166667" office:value-type="float" office:value="801.418397163207" calcext:value-type="float">
            <text:p>801.418397163207</text:p>
          </table:table-cell>
          <table:table-cell table:formula="of:=([.F573]-[.C573])/0.0166667" office:value-type="float" office:value="58.331883336233" calcext:value-type="float">
            <text:p>58.331883336233</text:p>
          </table:table-cell>
          <table:table-cell table:formula="of:=DEGREES(ATAN(ABS([.F573]-[.C573])/ABS([.E573]-[.B573])))" office:value-type="float" office:value="4.16297829793654" calcext:value-type="float">
            <text:p>4.16297829793654</text:p>
          </table:table-cell>
          <table:table-cell table:formula="of:=SQRT(POWER([.H573];2)+POWER([.I573];2)+POWER([.J573];2))" office:value-type="float" office:value="846.133075382599" calcext:value-type="float">
            <text:p>846.133075382599</text:p>
          </table:table-cell>
        </table:table-row>
        <table:table-row table:style-name="ro1">
          <table:table-cell office:value-type="float" office:value="133.254" calcext:value-type="float">
            <text:p>133.254</text:p>
          </table:table-cell>
          <table:table-cell office:value-type="float" office:value="292.815" calcext:value-type="float">
            <text:p>292.815</text:p>
          </table:table-cell>
          <table:table-cell office:value-type="float" office:value="44.3772" calcext:value-type="float">
            <text:p>44.3772</text:p>
          </table:table-cell>
          <table:table-cell office:value-type="float" office:value="129.736" calcext:value-type="float">
            <text:p>129.736</text:p>
          </table:table-cell>
          <table:table-cell office:value-type="float" office:value="280.901" calcext:value-type="float">
            <text:p>280.901</text:p>
          </table:table-cell>
          <table:table-cell office:value-type="float" office:value="44.4233" calcext:value-type="float">
            <text:p>44.4233</text:p>
          </table:table-cell>
          <table:table-cell/>
          <table:table-cell table:formula="of:=([.D574]-[.A574])/0.0166667" office:value-type="float" office:value="-211.079577840844" calcext:value-type="float">
            <text:p>-211.079577840844</text:p>
          </table:table-cell>
          <table:table-cell table:formula="of:=ABS([.E574]-[.B574])/0.0166667" office:value-type="float" office:value="714.838570322859" calcext:value-type="float">
            <text:p>714.838570322859</text:p>
          </table:table-cell>
          <table:table-cell table:formula="of:=([.F574]-[.C574])/0.0166667" office:value-type="float" office:value="2.7659944680108" calcext:value-type="float">
            <text:p>2.7659944680108</text:p>
          </table:table-cell>
          <table:table-cell table:formula="of:=DEGREES(ATAN(ABS([.F574]-[.C574])/ABS([.E574]-[.B574])))" office:value-type="float" office:value="0.221699030840936" calcext:value-type="float">
            <text:p>0.221699030840936</text:p>
          </table:table-cell>
          <table:table-cell table:formula="of:=SQRT(POWER([.H574];2)+POWER([.I574];2)+POWER([.J574];2))" office:value-type="float" office:value="745.356572740923" calcext:value-type="float">
            <text:p>745.356572740923</text:p>
          </table:table-cell>
        </table:table-row>
        <table:table-row table:style-name="ro1">
          <table:table-cell office:value-type="float" office:value="136.351" calcext:value-type="float">
            <text:p>136.351</text:p>
          </table:table-cell>
          <table:table-cell office:value-type="float" office:value="297.014" calcext:value-type="float">
            <text:p>297.014</text:p>
          </table:table-cell>
          <table:table-cell office:value-type="float" office:value="45.2807" calcext:value-type="float">
            <text:p>45.2807</text:p>
          </table:table-cell>
          <table:table-cell office:value-type="float" office:value="132.105" calcext:value-type="float">
            <text:p>132.105</text:p>
          </table:table-cell>
          <table:table-cell office:value-type="float" office:value="282.35" calcext:value-type="float">
            <text:p>282.35</text:p>
          </table:table-cell>
          <table:table-cell office:value-type="float" office:value="46.4424" calcext:value-type="float">
            <text:p>46.4424</text:p>
          </table:table-cell>
          <table:table-cell/>
          <table:table-cell table:formula="of:=([.D575]-[.A575])/0.0166667" office:value-type="float" office:value="-254.75949048102" calcext:value-type="float">
            <text:p>-254.75949048102</text:p>
          </table:table-cell>
          <table:table-cell table:formula="of:=ABS([.E575]-[.B575])/0.0166667" office:value-type="float" office:value="879.838240323519" calcext:value-type="float">
            <text:p>879.838240323519</text:p>
          </table:table-cell>
          <table:table-cell table:formula="of:=([.F575]-[.C575])/0.0166667" office:value-type="float" office:value="69.7018605962786" calcext:value-type="float">
            <text:p>69.7018605962786</text:p>
          </table:table-cell>
          <table:table-cell table:formula="of:=DEGREES(ATAN(ABS([.F575]-[.C575])/ABS([.E575]-[.B575])))" office:value-type="float" office:value="4.52958158997071" calcext:value-type="float">
            <text:p>4.52958158997071</text:p>
          </table:table-cell>
          <table:table-cell table:formula="of:=SQRT(POWER([.H575];2)+POWER([.I575];2)+POWER([.J575];2))" office:value-type="float" office:value="918.627278332359" calcext:value-type="float">
            <text:p>918.627278332359</text:p>
          </table:table-cell>
        </table:table-row>
        <table:table-row table:style-name="ro1">
          <table:table-cell office:value-type="float" office:value="135.689" calcext:value-type="float">
            <text:p>135.689</text:p>
          </table:table-cell>
          <table:table-cell office:value-type="float" office:value="295.902" calcext:value-type="float">
            <text:p>295.902</text:p>
          </table:table-cell>
          <table:table-cell office:value-type="float" office:value="45.1896" calcext:value-type="float">
            <text:p>45.1896</text:p>
          </table:table-cell>
          <table:table-cell office:value-type="float" office:value="131.633" calcext:value-type="float">
            <text:p>131.633</text:p>
          </table:table-cell>
          <table:table-cell office:value-type="float" office:value="282.533" calcext:value-type="float">
            <text:p>282.533</text:p>
          </table:table-cell>
          <table:table-cell office:value-type="float" office:value="46.1681" calcext:value-type="float">
            <text:p>46.1681</text:p>
          </table:table-cell>
          <table:table-cell/>
          <table:table-cell table:formula="of:=([.D576]-[.A576])/0.0166667" office:value-type="float" office:value="-243.359513280972" calcext:value-type="float">
            <text:p>-243.359513280972</text:p>
          </table:table-cell>
          <table:table-cell table:formula="of:=ABS([.E576]-[.B576])/0.0166667" office:value-type="float" office:value="802.138395723207" calcext:value-type="float">
            <text:p>802.138395723207</text:p>
          </table:table-cell>
          <table:table-cell table:formula="of:=([.F576]-[.C576])/0.0166667" office:value-type="float" office:value="58.7098825802351" calcext:value-type="float">
            <text:p>58.7098825802351</text:p>
          </table:table-cell>
          <table:table-cell table:formula="of:=DEGREES(ATAN(ABS([.F576]-[.C576])/ABS([.E576]-[.B576])))" office:value-type="float" office:value="4.18611181358015" calcext:value-type="float">
            <text:p>4.18611181358015</text:p>
          </table:table-cell>
          <table:table-cell table:formula="of:=SQRT(POWER([.H576];2)+POWER([.I576];2)+POWER([.J576];2))" office:value-type="float" office:value="840.29560805132" calcext:value-type="float">
            <text:p>840.29560805132</text:p>
          </table:table-cell>
        </table:table-row>
        <table:table-row table:style-name="ro1">
          <table:table-cell office:value-type="float" office:value="141.898" calcext:value-type="float">
            <text:p>141.898</text:p>
          </table:table-cell>
          <table:table-cell office:value-type="float" office:value="312.175" calcext:value-type="float">
            <text:p>312.175</text:p>
          </table:table-cell>
          <table:table-cell office:value-type="float" office:value="43.8361" calcext:value-type="float">
            <text:p>43.8361</text:p>
          </table:table-cell>
          <table:table-cell office:value-type="float" office:value="137.311" calcext:value-type="float">
            <text:p>137.311</text:p>
          </table:table-cell>
          <table:table-cell office:value-type="float" office:value="298.197" calcext:value-type="float">
            <text:p>298.197</text:p>
          </table:table-cell>
          <table:table-cell office:value-type="float" office:value="44.8435" calcext:value-type="float">
            <text:p>44.8435</text:p>
          </table:table-cell>
          <table:table-cell/>
          <table:table-cell table:formula="of:=([.D577]-[.A577])/0.0166667" office:value-type="float" office:value="-275.2194495611" calcext:value-type="float">
            <text:p>-275.2194495611</text:p>
          </table:table-cell>
          <table:table-cell table:formula="of:=ABS([.E577]-[.B577])/0.0166667" office:value-type="float" office:value="838.678322643355" calcext:value-type="float">
            <text:p>838.678322643355</text:p>
          </table:table-cell>
          <table:table-cell table:formula="of:=([.F577]-[.C577])/0.0166667" office:value-type="float" office:value="60.4438791122416" calcext:value-type="float">
            <text:p>60.4438791122416</text:p>
          </table:table-cell>
          <table:table-cell table:formula="of:=DEGREES(ATAN(ABS([.F577]-[.C577])/ABS([.E577]-[.B577])))" office:value-type="float" office:value="4.12220229537952" calcext:value-type="float">
            <text:p>4.12220229537952</text:p>
          </table:table-cell>
          <table:table-cell table:formula="of:=SQRT(POWER([.H577];2)+POWER([.I577];2)+POWER([.J577];2))" office:value-type="float" office:value="884.748855218656" calcext:value-type="float">
            <text:p>884.748855218656</text:p>
          </table:table-cell>
        </table:table-row>
        <table:table-row table:style-name="ro1">
          <table:table-cell office:value-type="float" office:value="136.739" calcext:value-type="float">
            <text:p>136.739</text:p>
          </table:table-cell>
          <table:table-cell office:value-type="float" office:value="299.749" calcext:value-type="float">
            <text:p>299.749</text:p>
          </table:table-cell>
          <table:table-cell office:value-type="float" office:value="44.6208" calcext:value-type="float">
            <text:p>44.6208</text:p>
          </table:table-cell>
          <table:table-cell office:value-type="float" office:value="132.723" calcext:value-type="float">
            <text:p>132.723</text:p>
          </table:table-cell>
          <table:table-cell office:value-type="float" office:value="284.931" calcext:value-type="float">
            <text:p>284.931</text:p>
          </table:table-cell>
          <table:table-cell office:value-type="float" office:value="45.5534" calcext:value-type="float">
            <text:p>45.5534</text:p>
          </table:table-cell>
          <table:table-cell/>
          <table:table-cell table:formula="of:=([.D578]-[.A578])/0.0166667" office:value-type="float" office:value="-240.959518080963" calcext:value-type="float">
            <text:p>-240.959518080963</text:p>
          </table:table-cell>
          <table:table-cell table:formula="of:=ABS([.E578]-[.B578])/0.0166667" office:value-type="float" office:value="889.078221843559" calcext:value-type="float">
            <text:p>889.078221843559</text:p>
          </table:table-cell>
          <table:table-cell table:formula="of:=([.F578]-[.C578])/0.0166667" office:value-type="float" office:value="55.9558880882239" calcext:value-type="float">
            <text:p>55.9558880882239</text:p>
          </table:table-cell>
          <table:table-cell table:formula="of:=DEGREES(ATAN(ABS([.F578]-[.C578])/ABS([.E578]-[.B578])))" office:value-type="float" office:value="3.60127273068047" calcext:value-type="float">
            <text:p>3.60127273068047</text:p>
          </table:table-cell>
          <table:table-cell table:formula="of:=SQRT(POWER([.H578];2)+POWER([.I578];2)+POWER([.J578];2))" office:value-type="float" office:value="922.850277846876" calcext:value-type="float">
            <text:p>922.850277846876</text:p>
          </table:table-cell>
        </table:table-row>
        <table:table-row table:style-name="ro1">
          <table:table-cell office:value-type="float" office:value="123.622" calcext:value-type="float">
            <text:p>123.622</text:p>
          </table:table-cell>
          <table:table-cell office:value-type="float" office:value="305.349" calcext:value-type="float">
            <text:p>305.349</text:p>
          </table:table-cell>
          <table:table-cell office:value-type="float" office:value="45.7326" calcext:value-type="float">
            <text:p>45.7326</text:p>
          </table:table-cell>
          <table:table-cell office:value-type="float" office:value="118.261" calcext:value-type="float">
            <text:p>118.261</text:p>
          </table:table-cell>
          <table:table-cell office:value-type="float" office:value="293.987" calcext:value-type="float">
            <text:p>293.987</text:p>
          </table:table-cell>
          <table:table-cell office:value-type="float" office:value="46.8755" calcext:value-type="float">
            <text:p>46.8755</text:p>
          </table:table-cell>
          <table:table-cell/>
          <table:table-cell table:formula="of:=([.D579]-[.A579])/0.0166667" office:value-type="float" office:value="-321.659356681287" calcext:value-type="float">
            <text:p>-321.659356681287</text:p>
          </table:table-cell>
          <table:table-cell table:formula="of:=ABS([.E579]-[.B579])/0.0166667" office:value-type="float" office:value="681.718636562725" calcext:value-type="float">
            <text:p>681.718636562725</text:p>
          </table:table-cell>
          <table:table-cell table:formula="of:=([.F579]-[.C579])/0.0166667" office:value-type="float" office:value="68.5738628522746" calcext:value-type="float">
            <text:p>68.5738628522746</text:p>
          </table:table-cell>
          <table:table-cell table:formula="of:=DEGREES(ATAN(ABS([.F579]-[.C579])/ABS([.E579]-[.B579])))" office:value-type="float" office:value="5.74404311820982" calcext:value-type="float">
            <text:p>5.74404311820982</text:p>
          </table:table-cell>
          <table:table-cell table:formula="of:=SQRT(POWER([.H579];2)+POWER([.I579];2)+POWER([.J579];2))" office:value-type="float" office:value="756.906477607401" calcext:value-type="float">
            <text:p>756.906477607401</text:p>
          </table:table-cell>
        </table:table-row>
        <table:table-row table:style-name="ro1">
          <table:table-cell office:value-type="float" office:value="123.43" calcext:value-type="float">
            <text:p>123.43</text:p>
          </table:table-cell>
          <table:table-cell office:value-type="float" office:value="301.151" calcext:value-type="float">
            <text:p>301.151</text:p>
          </table:table-cell>
          <table:table-cell office:value-type="float" office:value="46.3306" calcext:value-type="float">
            <text:p>46.3306</text:p>
          </table:table-cell>
          <table:table-cell office:value-type="float" office:value="118.637" calcext:value-type="float">
            <text:p>118.637</text:p>
          </table:table-cell>
          <table:table-cell office:value-type="float" office:value="289.94" calcext:value-type="float">
            <text:p>289.94</text:p>
          </table:table-cell>
          <table:table-cell office:value-type="float" office:value="47.1985" calcext:value-type="float">
            <text:p>47.1985</text:p>
          </table:table-cell>
          <table:table-cell/>
          <table:table-cell table:formula="of:=([.D580]-[.A580])/0.0166667" office:value-type="float" office:value="-287.579424841151" calcext:value-type="float">
            <text:p>-287.579424841151</text:p>
          </table:table-cell>
          <table:table-cell table:formula="of:=ABS([.E580]-[.B580])/0.0166667" office:value-type="float" office:value="672.658654682691" calcext:value-type="float">
            <text:p>672.658654682691</text:p>
          </table:table-cell>
          <table:table-cell table:formula="of:=([.F580]-[.C580])/0.0166667" office:value-type="float" office:value="52.0738958522087" calcext:value-type="float">
            <text:p>52.0738958522087</text:p>
          </table:table-cell>
          <table:table-cell table:formula="of:=DEGREES(ATAN(ABS([.F580]-[.C580])/ABS([.E580]-[.B580])))" office:value-type="float" office:value="4.42672583003238" calcext:value-type="float">
            <text:p>4.42672583003238</text:p>
          </table:table-cell>
          <table:table-cell table:formula="of:=SQRT(POWER([.H580];2)+POWER([.I580];2)+POWER([.J580];2))" office:value-type="float" office:value="733.405264462099" calcext:value-type="float">
            <text:p>733.405264462099</text:p>
          </table:table-cell>
        </table:table-row>
        <table:table-row table:style-name="ro1">
          <table:table-cell office:value-type="float" office:value="124.917" calcext:value-type="float">
            <text:p>124.917</text:p>
          </table:table-cell>
          <table:table-cell office:value-type="float" office:value="305.059" calcext:value-type="float">
            <text:p>305.059</text:p>
          </table:table-cell>
          <table:table-cell office:value-type="float" office:value="45.7643" calcext:value-type="float">
            <text:p>45.7643</text:p>
          </table:table-cell>
          <table:table-cell office:value-type="float" office:value="120.043" calcext:value-type="float">
            <text:p>120.043</text:p>
          </table:table-cell>
          <table:table-cell office:value-type="float" office:value="293.669" calcext:value-type="float">
            <text:p>293.669</text:p>
          </table:table-cell>
          <table:table-cell office:value-type="float" office:value="46.9076" calcext:value-type="float">
            <text:p>46.9076</text:p>
          </table:table-cell>
          <table:table-cell/>
          <table:table-cell table:formula="of:=([.D581]-[.A581])/0.0166667" office:value-type="float" office:value="-292.439415121169" calcext:value-type="float">
            <text:p>-292.439415121169</text:p>
          </table:table-cell>
          <table:table-cell table:formula="of:=ABS([.E581]-[.B581])/0.0166667" office:value-type="float" office:value="683.398633202736" calcext:value-type="float">
            <text:p>683.398633202736</text:p>
          </table:table-cell>
          <table:table-cell table:formula="of:=([.F581]-[.C581])/0.0166667" office:value-type="float" office:value="68.5978628042746" calcext:value-type="float">
            <text:p>68.5978628042746</text:p>
          </table:table-cell>
          <table:table-cell table:formula="of:=DEGREES(ATAN(ABS([.F581]-[.C581])/ABS([.E581]-[.B581])))" office:value-type="float" office:value="5.73200871236867" calcext:value-type="float">
            <text:p>5.73200871236867</text:p>
          </table:table-cell>
          <table:table-cell table:formula="of:=SQRT(POWER([.H581];2)+POWER([.I581];2)+POWER([.J581];2))" office:value-type="float" office:value="746.498606938482" calcext:value-type="float">
            <text:p>746.498606938482</text:p>
          </table:table-cell>
        </table:table-row>
        <table:table-row table:style-name="ro1">
          <table:table-cell office:value-type="float" office:value="124.917" calcext:value-type="float">
            <text:p>124.917</text:p>
          </table:table-cell>
          <table:table-cell office:value-type="float" office:value="305.059" calcext:value-type="float">
            <text:p>305.059</text:p>
          </table:table-cell>
          <table:table-cell office:value-type="float" office:value="45.7643" calcext:value-type="float">
            <text:p>45.7643</text:p>
          </table:table-cell>
          <table:table-cell office:value-type="float" office:value="119.905" calcext:value-type="float">
            <text:p>119.905</text:p>
          </table:table-cell>
          <table:table-cell office:value-type="float" office:value="292.334" calcext:value-type="float">
            <text:p>292.334</text:p>
          </table:table-cell>
          <table:table-cell office:value-type="float" office:value="47.0998" calcext:value-type="float">
            <text:p>47.0998</text:p>
          </table:table-cell>
          <table:table-cell/>
          <table:table-cell table:formula="of:=([.D582]-[.A582])/0.0166667" office:value-type="float" office:value="-300.719398561203" calcext:value-type="float">
            <text:p>-300.719398561203</text:p>
          </table:table-cell>
          <table:table-cell table:formula="of:=ABS([.E582]-[.B582])/0.0166667" office:value-type="float" office:value="763.498473003055" calcext:value-type="float">
            <text:p>763.498473003055</text:p>
          </table:table-cell>
          <table:table-cell table:formula="of:=([.F582]-[.C582])/0.0166667" office:value-type="float" office:value="80.1298397403207" calcext:value-type="float">
            <text:p>80.1298397403207</text:p>
          </table:table-cell>
          <table:table-cell table:formula="of:=DEGREES(ATAN(ABS([.F582]-[.C582])/ABS([.E582]-[.B582])))" office:value-type="float" office:value="5.99130948786245" calcext:value-type="float">
            <text:p>5.99130948786245</text:p>
          </table:table-cell>
          <table:table-cell table:formula="of:=SQRT(POWER([.H582];2)+POWER([.I582];2)+POWER([.J582];2))" office:value-type="float" office:value="824.489457886405" calcext:value-type="float">
            <text:p>824.489457886405</text:p>
          </table:table-cell>
        </table:table-row>
        <table:table-row table:style-name="ro1">
          <table:table-cell office:value-type="float" office:value="123.587" calcext:value-type="float">
            <text:p>123.587</text:p>
          </table:table-cell>
          <table:table-cell office:value-type="float" office:value="299.924" calcext:value-type="float">
            <text:p>299.924</text:p>
          </table:table-cell>
          <table:table-cell office:value-type="float" office:value="45.7266" calcext:value-type="float">
            <text:p>45.7266</text:p>
          </table:table-cell>
          <table:table-cell office:value-type="float" office:value="118.905" calcext:value-type="float">
            <text:p>118.905</text:p>
          </table:table-cell>
          <table:table-cell office:value-type="float" office:value="287.367" calcext:value-type="float">
            <text:p>287.367</text:p>
          </table:table-cell>
          <table:table-cell office:value-type="float" office:value="47.0614" calcext:value-type="float">
            <text:p>47.0614</text:p>
          </table:table-cell>
          <table:table-cell/>
          <table:table-cell table:formula="of:=([.D583]-[.A583])/0.0166667" office:value-type="float" office:value="-280.919438161124" calcext:value-type="float">
            <text:p>-280.919438161124</text:p>
          </table:table-cell>
          <table:table-cell table:formula="of:=ABS([.E583]-[.B583])/0.0166667" office:value-type="float" office:value="753.418493163011" calcext:value-type="float">
            <text:p>753.418493163011</text:p>
          </table:table-cell>
          <table:table-cell table:formula="of:=([.F583]-[.C583])/0.0166667" office:value-type="float" office:value="80.0878398243204" calcext:value-type="float">
            <text:p>80.0878398243204</text:p>
          </table:table-cell>
          <table:table-cell table:formula="of:=DEGREES(ATAN(ABS([.F583]-[.C583])/ABS([.E583]-[.B583])))" office:value-type="float" office:value="6.06771418173264" calcext:value-type="float">
            <text:p>6.06771418173264</text:p>
          </table:table-cell>
          <table:table-cell table:formula="of:=SQRT(POWER([.H583];2)+POWER([.I583];2)+POWER([.J583];2))" office:value-type="float" office:value="808.065107936551" calcext:value-type="float">
            <text:p>808.065107936551</text:p>
          </table:table-cell>
        </table:table-row>
        <table:table-row table:style-name="ro1">
          <table:table-cell office:value-type="float" office:value="123.04" calcext:value-type="float">
            <text:p>123.04</text:p>
          </table:table-cell>
          <table:table-cell office:value-type="float" office:value="292.895" calcext:value-type="float">
            <text:p>292.895</text:p>
          </table:table-cell>
          <table:table-cell office:value-type="float" office:value="47.7614" calcext:value-type="float">
            <text:p>47.7614</text:p>
          </table:table-cell>
          <table:table-cell office:value-type="float" office:value="118.948" calcext:value-type="float">
            <text:p>118.948</text:p>
          </table:table-cell>
          <table:table-cell office:value-type="float" office:value="280.645" calcext:value-type="float">
            <text:p>280.645</text:p>
          </table:table-cell>
          <table:table-cell office:value-type="float" office:value="48.7805" calcext:value-type="float">
            <text:p>48.7805</text:p>
          </table:table-cell>
          <table:table-cell/>
          <table:table-cell table:formula="of:=([.D584]-[.A584])/0.0166667" office:value-type="float" office:value="-245.519508960983" calcext:value-type="float">
            <text:p>-245.519508960983</text:p>
          </table:table-cell>
          <table:table-cell table:formula="of:=ABS([.E584]-[.B584])/0.0166667" office:value-type="float" office:value="734.99853000294" calcext:value-type="float">
            <text:p>734.99853000294</text:p>
          </table:table-cell>
          <table:table-cell table:formula="of:=([.F584]-[.C584])/0.0166667" office:value-type="float" office:value="61.1458777082447" calcext:value-type="float">
            <text:p>61.1458777082447</text:p>
          </table:table-cell>
          <table:table-cell table:formula="of:=DEGREES(ATAN(ABS([.F584]-[.C584])/ABS([.E584]-[.B584])))" office:value-type="float" office:value="4.75559035001389" calcext:value-type="float">
            <text:p>4.75559035001389</text:p>
          </table:table-cell>
          <table:table-cell table:formula="of:=SQRT(POWER([.H584];2)+POWER([.I584];2)+POWER([.J584];2))" office:value-type="float" office:value="777.329715595407" calcext:value-type="float">
            <text:p>777.329715595407</text:p>
          </table:table-cell>
        </table:table-row>
        <table:table-row table:style-name="ro1">
          <table:table-cell office:value-type="float" office:value="125.572" calcext:value-type="float">
            <text:p>125.572</text:p>
          </table:table-cell>
          <table:table-cell office:value-type="float" office:value="303.641" calcext:value-type="float">
            <text:p>303.641</text:p>
          </table:table-cell>
          <table:table-cell office:value-type="float" office:value="45.439" calcext:value-type="float">
            <text:p>45.439</text:p>
          </table:table-cell>
          <table:table-cell office:value-type="float" office:value="121.191" calcext:value-type="float">
            <text:p>121.191</text:p>
          </table:table-cell>
          <table:table-cell office:value-type="float" office:value="289.614" calcext:value-type="float">
            <text:p>289.614</text:p>
          </table:table-cell>
          <table:table-cell office:value-type="float" office:value="46.7188" calcext:value-type="float">
            <text:p>46.7188</text:p>
          </table:table-cell>
          <table:table-cell/>
          <table:table-cell table:formula="of:=([.D585]-[.A585])/0.0166667" office:value-type="float" office:value="-262.859474281051" calcext:value-type="float">
            <text:p>-262.859474281051</text:p>
          </table:table-cell>
          <table:table-cell table:formula="of:=ABS([.E585]-[.B585])/0.0166667" office:value-type="float" office:value="841.618316763369" calcext:value-type="float">
            <text:p>841.618316763369</text:p>
          </table:table-cell>
          <table:table-cell table:formula="of:=([.F585]-[.C585])/0.0166667" office:value-type="float" office:value="76.7878464243073" calcext:value-type="float">
            <text:p>76.7878464243073</text:p>
          </table:table-cell>
          <table:table-cell table:formula="of:=DEGREES(ATAN(ABS([.F585]-[.C585])/ABS([.E585]-[.B585])))" office:value-type="float" office:value="5.21313751657507" calcext:value-type="float">
            <text:p>5.21313751657507</text:p>
          </table:table-cell>
          <table:table-cell table:formula="of:=SQRT(POWER([.H585];2)+POWER([.I585];2)+POWER([.J585];2))" office:value-type="float" office:value="885.049641370133" calcext:value-type="float">
            <text:p>885.049641370133</text:p>
          </table:table-cell>
        </table:table-row>
        <table:table-row table:style-name="ro1">
          <table:table-cell office:value-type="float" office:value="125.11" calcext:value-type="float">
            <text:p>125.11</text:p>
          </table:table-cell>
          <table:table-cell office:value-type="float" office:value="299.542" calcext:value-type="float">
            <text:p>299.542</text:p>
          </table:table-cell>
          <table:table-cell office:value-type="float" office:value="46.0292" calcext:value-type="float">
            <text:p>46.0292</text:p>
          </table:table-cell>
          <table:table-cell office:value-type="float" office:value="121.163" calcext:value-type="float">
            <text:p>121.163</text:p>
          </table:table-cell>
          <table:table-cell office:value-type="float" office:value="286.968" calcext:value-type="float">
            <text:p>286.968</text:p>
          </table:table-cell>
          <table:table-cell office:value-type="float" office:value="47.1023" calcext:value-type="float">
            <text:p>47.1023</text:p>
          </table:table-cell>
          <table:table-cell/>
          <table:table-cell table:formula="of:=([.D586]-[.A586])/0.0166667" office:value-type="float" office:value="-236.819526360947" calcext:value-type="float">
            <text:p>-236.819526360947</text:p>
          </table:table-cell>
          <table:table-cell table:formula="of:=ABS([.E586]-[.B586])/0.0166667" office:value-type="float" office:value="754.438491123015" calcext:value-type="float">
            <text:p>754.438491123015</text:p>
          </table:table-cell>
          <table:table-cell table:formula="of:=([.F586]-[.C586])/0.0166667" office:value-type="float" office:value="64.3858712282573" calcext:value-type="float">
            <text:p>64.3858712282573</text:p>
          </table:table-cell>
          <table:table-cell table:formula="of:=DEGREES(ATAN(ABS([.F586]-[.C586])/ABS([.E586]-[.B586])))" office:value-type="float" office:value="4.87796079802139" calcext:value-type="float">
            <text:p>4.87796079802139</text:p>
          </table:table-cell>
          <table:table-cell table:formula="of:=SQRT(POWER([.H586];2)+POWER([.I586];2)+POWER([.J586];2))" office:value-type="float" office:value="793.351413541072" calcext:value-type="float">
            <text:p>793.351413541072</text:p>
          </table:table-cell>
        </table:table-row>
        <table:table-row table:style-name="ro1">
          <table:table-cell office:value-type="float" office:value="126.237" calcext:value-type="float">
            <text:p>126.237</text:p>
          </table:table-cell>
          <table:table-cell office:value-type="float" office:value="300.474" calcext:value-type="float">
            <text:p>300.474</text:p>
          </table:table-cell>
          <table:table-cell office:value-type="float" office:value="46.6653" calcext:value-type="float">
            <text:p>46.6653</text:p>
          </table:table-cell>
          <table:table-cell office:value-type="float" office:value="122.403" calcext:value-type="float">
            <text:p>122.403</text:p>
          </table:table-cell>
          <table:table-cell office:value-type="float" office:value="289.198" calcext:value-type="float">
            <text:p>289.198</text:p>
          </table:table-cell>
          <table:table-cell office:value-type="float" office:value="47.5302" calcext:value-type="float">
            <text:p>47.5302</text:p>
          </table:table-cell>
          <table:table-cell/>
          <table:table-cell table:formula="of:=([.D587]-[.A587])/0.0166667" office:value-type="float" office:value="-230.039539920919" calcext:value-type="float">
            <text:p>-230.039539920919</text:p>
          </table:table-cell>
          <table:table-cell table:formula="of:=ABS([.E587]-[.B587])/0.0166667" office:value-type="float" office:value="676.558646882707" calcext:value-type="float">
            <text:p>676.558646882707</text:p>
          </table:table-cell>
          <table:table-cell table:formula="of:=([.F587]-[.C587])/0.0166667" office:value-type="float" office:value="51.8938962122075" calcext:value-type="float">
            <text:p>51.8938962122075</text:p>
          </table:table-cell>
          <table:table-cell table:formula="of:=DEGREES(ATAN(ABS([.F587]-[.C587])/ABS([.E587]-[.B587])))" office:value-type="float" office:value="4.38615454284688" calcext:value-type="float">
            <text:p>4.38615454284688</text:p>
          </table:table-cell>
          <table:table-cell table:formula="of:=SQRT(POWER([.H587];2)+POWER([.I587];2)+POWER([.J587];2))" office:value-type="float" office:value="716.479426824575" calcext:value-type="float">
            <text:p>716.479426824575</text:p>
          </table:table-cell>
        </table:table-row>
        <table:table-row table:style-name="ro1">
          <table:table-cell office:value-type="float" office:value="125.943" calcext:value-type="float">
            <text:p>125.943</text:p>
          </table:table-cell>
          <table:table-cell office:value-type="float" office:value="297.829" calcext:value-type="float">
            <text:p>297.829</text:p>
          </table:table-cell>
          <table:table-cell office:value-type="float" office:value="46.7842" calcext:value-type="float">
            <text:p>46.7842</text:p>
          </table:table-cell>
          <table:table-cell office:value-type="float" office:value="122.349" calcext:value-type="float">
            <text:p>122.349</text:p>
          </table:table-cell>
          <table:table-cell office:value-type="float" office:value="283.991" calcext:value-type="float">
            <text:p>283.991</text:p>
          </table:table-cell>
          <table:table-cell office:value-type="float" office:value="48.0259" calcext:value-type="float">
            <text:p>48.0259</text:p>
          </table:table-cell>
          <table:table-cell/>
          <table:table-cell table:formula="of:=([.D588]-[.A588])/0.0166667" office:value-type="float" office:value="-215.639568720862" calcext:value-type="float">
            <text:p>-215.639568720862</text:p>
          </table:table-cell>
          <table:table-cell table:formula="of:=ABS([.E588]-[.B588])/0.0166667" office:value-type="float" office:value="830.278339443323" calcext:value-type="float">
            <text:p>830.278339443323</text:p>
          </table:table-cell>
          <table:table-cell table:formula="of:=([.F588]-[.C588])/0.0166667" office:value-type="float" office:value="74.5018509962981" calcext:value-type="float">
            <text:p>74.5018509962981</text:p>
          </table:table-cell>
          <table:table-cell table:formula="of:=DEGREES(ATAN(ABS([.F588]-[.C588])/ABS([.E588]-[.B588])))" office:value-type="float" office:value="5.12748541317564" calcext:value-type="float">
            <text:p>5.12748541317564</text:p>
          </table:table-cell>
          <table:table-cell table:formula="of:=SQRT(POWER([.H588];2)+POWER([.I588];2)+POWER([.J588];2))" office:value-type="float" office:value="861.053465441464" calcext:value-type="float">
            <text:p>861.053465441464</text:p>
          </table:table-cell>
        </table:table-row>
        <table:table-row table:style-name="ro1">
          <table:table-cell office:value-type="float" office:value="129.174" calcext:value-type="float">
            <text:p>129.174</text:p>
          </table:table-cell>
          <table:table-cell office:value-type="float" office:value="305.331" calcext:value-type="float">
            <text:p>305.331</text:p>
          </table:table-cell>
          <table:table-cell office:value-type="float" office:value="46.2183" calcext:value-type="float">
            <text:p>46.2183</text:p>
          </table:table-cell>
          <table:table-cell office:value-type="float" office:value="125.634" calcext:value-type="float">
            <text:p>125.634</text:p>
          </table:table-cell>
          <table:table-cell office:value-type="float" office:value="295.144" calcext:value-type="float">
            <text:p>295.144</text:p>
          </table:table-cell>
          <table:table-cell office:value-type="float" office:value="47.168" calcext:value-type="float">
            <text:p>47.168</text:p>
          </table:table-cell>
          <table:table-cell/>
          <table:table-cell table:formula="of:=([.D589]-[.A589])/0.0166667" office:value-type="float" office:value="-212.39957520085" calcext:value-type="float">
            <text:p>-212.39957520085</text:p>
          </table:table-cell>
          <table:table-cell table:formula="of:=ABS([.E589]-[.B589])/0.0166667" office:value-type="float" office:value="611.218777562446" calcext:value-type="float">
            <text:p>611.218777562446</text:p>
          </table:table-cell>
          <table:table-cell table:formula="of:=([.F589]-[.C589])/0.0166667" office:value-type="float" office:value="56.9818860362279" calcext:value-type="float">
            <text:p>56.9818860362279</text:p>
          </table:table-cell>
          <table:table-cell table:formula="of:=DEGREES(ATAN(ABS([.F589]-[.C589])/ABS([.E589]-[.B589])))" office:value-type="float" office:value="5.32609975331482" calcext:value-type="float">
            <text:p>5.32609975331482</text:p>
          </table:table-cell>
          <table:table-cell table:formula="of:=SQRT(POWER([.H589];2)+POWER([.I589];2)+POWER([.J589];2))" office:value-type="float" office:value="649.575945464945" calcext:value-type="float">
            <text:p>649.575945464945</text:p>
          </table:table-cell>
        </table:table-row>
        <table:table-row table:style-name="ro1">
          <table:table-cell office:value-type="float" office:value="126.706" calcext:value-type="float">
            <text:p>126.706</text:p>
          </table:table-cell>
          <table:table-cell office:value-type="float" office:value="297.657" calcext:value-type="float">
            <text:p>297.657</text:p>
          </table:table-cell>
          <table:table-cell office:value-type="float" office:value="46.8031" calcext:value-type="float">
            <text:p>46.8031</text:p>
          </table:table-cell>
          <table:table-cell office:value-type="float" office:value="123.383" calcext:value-type="float">
            <text:p>123.383</text:p>
          </table:table-cell>
          <table:table-cell office:value-type="float" office:value="286.418" calcext:value-type="float">
            <text:p>286.418</text:p>
          </table:table-cell>
          <table:table-cell office:value-type="float" office:value="47.6694" calcext:value-type="float">
            <text:p>47.6694</text:p>
          </table:table-cell>
          <table:table-cell/>
          <table:table-cell table:formula="of:=([.D590]-[.A590])/0.0166667" office:value-type="float" office:value="-199.379601240798" calcext:value-type="float">
            <text:p>-199.379601240798</text:p>
          </table:table-cell>
          <table:table-cell table:formula="of:=ABS([.E590]-[.B590])/0.0166667" office:value-type="float" office:value="674.338651322696" calcext:value-type="float">
            <text:p>674.338651322696</text:p>
          </table:table-cell>
          <table:table-cell table:formula="of:=([.F590]-[.C590])/0.0166667" office:value-type="float" office:value="51.9778960442081" calcext:value-type="float">
            <text:p>51.9778960442081</text:p>
          </table:table-cell>
          <table:table-cell table:formula="of:=DEGREES(ATAN(ABS([.F590]-[.C590])/ABS([.E590]-[.B590])))" office:value-type="float" office:value="4.40763264546418" calcext:value-type="float">
            <text:p>4.40763264546418</text:p>
          </table:table-cell>
          <table:table-cell table:formula="of:=SQRT(POWER([.H590];2)+POWER([.I590];2)+POWER([.J590];2))" office:value-type="float" office:value="705.114560717501" calcext:value-type="float">
            <text:p>705.114560717501</text:p>
          </table:table-cell>
        </table:table-row>
        <table:table-row table:style-name="ro1">
          <table:table-cell office:value-type="float" office:value="127.77" calcext:value-type="float">
            <text:p>127.77</text:p>
          </table:table-cell>
          <table:table-cell office:value-type="float" office:value="293.38" calcext:value-type="float">
            <text:p>293.38</text:p>
          </table:table-cell>
          <table:table-cell office:value-type="float" office:value="47.1479" calcext:value-type="float">
            <text:p>47.1479</text:p>
          </table:table-cell>
          <table:table-cell office:value-type="float" office:value="126.072" calcext:value-type="float">
            <text:p>126.072</text:p>
          </table:table-cell>
          <table:table-cell office:value-type="float" office:value="294.026" calcext:value-type="float">
            <text:p>294.026</text:p>
          </table:table-cell>
          <table:table-cell office:value-type="float" office:value="46.044" calcext:value-type="float">
            <text:p>46.044</text:p>
          </table:table-cell>
          <table:table-cell/>
          <table:table-cell table:formula="of:=([.D591]-[.A591])/0.0166667" office:value-type="float" office:value="-101.879796240407" calcext:value-type="float">
            <text:p>-101.879796240407</text:p>
          </table:table-cell>
          <table:table-cell table:formula="of:=ABS([.E591]-[.B591])/0.0166667" office:value-type="float" office:value="38.7599224801559" calcext:value-type="float">
            <text:p>38.7599224801559</text:p>
          </table:table-cell>
          <table:table-cell table:formula="of:=([.F591]-[.C591])/0.0166667" office:value-type="float" office:value="-66.2338675322651" calcext:value-type="float">
            <text:p>-66.2338675322651</text:p>
          </table:table-cell>
          <table:table-cell table:formula="of:=DEGREES(ATAN(ABS([.F591]-[.C591])/ABS([.E591]-[.B591])))" office:value-type="float" office:value="59.6639173431092" calcext:value-type="float">
            <text:p>59.6639173431092</text:p>
          </table:table-cell>
          <table:table-cell table:formula="of:=SQRT(POWER([.H591];2)+POWER([.I591];2)+POWER([.J591];2))" office:value-type="float" office:value="127.549008937491" calcext:value-type="float">
            <text:p>127.549008937491</text:p>
          </table:table-cell>
        </table:table-row>
        <table:table-row table:style-name="ro1">
          <table:table-cell office:value-type="float" office:value="130.575" calcext:value-type="float">
            <text:p>130.575</text:p>
          </table:table-cell>
          <table:table-cell office:value-type="float" office:value="312.351" calcext:value-type="float">
            <text:p>312.351</text:p>
          </table:table-cell>
          <table:table-cell office:value-type="float" office:value="44.687" calcext:value-type="float">
            <text:p>44.687</text:p>
          </table:table-cell>
          <table:table-cell office:value-type="float" office:value="127.171" calcext:value-type="float">
            <text:p>127.171</text:p>
          </table:table-cell>
          <table:table-cell office:value-type="float" office:value="299.14" calcext:value-type="float">
            <text:p>299.14</text:p>
          </table:table-cell>
          <table:table-cell office:value-type="float" office:value="45.8132" calcext:value-type="float">
            <text:p>45.8132</text:p>
          </table:table-cell>
          <table:table-cell/>
          <table:table-cell table:formula="of:=([.D592]-[.A592])/0.0166667" office:value-type="float" office:value="-204.239591520816" calcext:value-type="float">
            <text:p>-204.239591520816</text:p>
          </table:table-cell>
          <table:table-cell table:formula="of:=ABS([.E592]-[.B592])/0.0166667" office:value-type="float" office:value="792.658414683171" calcext:value-type="float">
            <text:p>792.658414683171</text:p>
          </table:table-cell>
          <table:table-cell table:formula="of:=([.F592]-[.C592])/0.0166667" office:value-type="float" office:value="67.5718648562706" calcext:value-type="float">
            <text:p>67.5718648562706</text:p>
          </table:table-cell>
          <table:table-cell table:formula="of:=DEGREES(ATAN(ABS([.F592]-[.C592])/ABS([.E592]-[.B592])))" office:value-type="float" office:value="4.8725212758606" calcext:value-type="float">
            <text:p>4.8725212758606</text:p>
          </table:table-cell>
          <table:table-cell table:formula="of:=SQRT(POWER([.H592];2)+POWER([.I592];2)+POWER([.J592];2))" office:value-type="float" office:value="821.332533163506" calcext:value-type="float">
            <text:p>821.332533163506</text:p>
          </table:table-cell>
        </table:table-row>
        <table:table-row table:style-name="ro1">
          <table:table-cell office:value-type="float" office:value="126.523" calcext:value-type="float">
            <text:p>126.523</text:p>
          </table:table-cell>
          <table:table-cell office:value-type="float" office:value="312.071" calcext:value-type="float">
            <text:p>312.071</text:p>
          </table:table-cell>
          <table:table-cell office:value-type="float" office:value="44.2249" calcext:value-type="float">
            <text:p>44.2249</text:p>
          </table:table-cell>
          <table:table-cell office:value-type="float" office:value="122.076" calcext:value-type="float">
            <text:p>122.076</text:p>
          </table:table-cell>
          <table:table-cell office:value-type="float" office:value="300.372" calcext:value-type="float">
            <text:p>300.372</text:p>
          </table:table-cell>
          <table:table-cell office:value-type="float" office:value="45.1542" calcext:value-type="float">
            <text:p>45.1542</text:p>
          </table:table-cell>
          <table:table-cell/>
          <table:table-cell table:formula="of:=([.D593]-[.A593])/0.0166667" office:value-type="float" office:value="-266.819466361067" calcext:value-type="float">
            <text:p>-266.819466361067</text:p>
          </table:table-cell>
          <table:table-cell table:formula="of:=ABS([.E593]-[.B593])/0.0166667" office:value-type="float" office:value="701.938596122808" calcext:value-type="float">
            <text:p>701.938596122808</text:p>
          </table:table-cell>
          <table:table-cell table:formula="of:=([.F593]-[.C593])/0.0166667" office:value-type="float" office:value="55.7578884842233" calcext:value-type="float">
            <text:p>55.7578884842233</text:p>
          </table:table-cell>
          <table:table-cell table:formula="of:=DEGREES(ATAN(ABS([.F593]-[.C593])/ABS([.E593]-[.B593])))" office:value-type="float" office:value="4.54170458293954" calcext:value-type="float">
            <text:p>4.54170458293954</text:p>
          </table:table-cell>
          <table:table-cell table:formula="of:=SQRT(POWER([.H593];2)+POWER([.I593];2)+POWER([.J593];2))" office:value-type="float" office:value="753.006880768219" calcext:value-type="float">
            <text:p>753.006880768219</text:p>
          </table:table-cell>
        </table:table-row>
        <table:table-row table:style-name="ro1">
          <table:table-cell office:value-type="float" office:value="123.69" calcext:value-type="float">
            <text:p>123.69</text:p>
          </table:table-cell>
          <table:table-cell office:value-type="float" office:value="311.022" calcext:value-type="float">
            <text:p>311.022</text:p>
          </table:table-cell>
          <table:table-cell office:value-type="float" office:value="45.191" calcext:value-type="float">
            <text:p>45.191</text:p>
          </table:table-cell>
          <table:table-cell office:value-type="float" office:value="118.919" calcext:value-type="float">
            <text:p>118.919</text:p>
          </table:table-cell>
          <table:table-cell office:value-type="float" office:value="297.977" calcext:value-type="float">
            <text:p>297.977</text:p>
          </table:table-cell>
          <table:table-cell office:value-type="float" office:value="46.2994" calcext:value-type="float">
            <text:p>46.2994</text:p>
          </table:table-cell>
          <table:table-cell/>
          <table:table-cell table:formula="of:=([.D594]-[.A594])/0.0166667" office:value-type="float" office:value="-286.259427481145" calcext:value-type="float">
            <text:p>-286.259427481145</text:p>
          </table:table-cell>
          <table:table-cell table:formula="of:=ABS([.E594]-[.B594])/0.0166667" office:value-type="float" office:value="782.698434603132" calcext:value-type="float">
            <text:p>782.698434603132</text:p>
          </table:table-cell>
          <table:table-cell table:formula="of:=([.F594]-[.C594])/0.0166667" office:value-type="float" office:value="66.5038669922658" calcext:value-type="float">
            <text:p>66.5038669922658</text:p>
          </table:table-cell>
          <table:table-cell table:formula="of:=DEGREES(ATAN(ABS([.F594]-[.C594])/ABS([.E594]-[.B594])))" office:value-type="float" office:value="4.85660963418141" calcext:value-type="float">
            <text:p>4.85660963418141</text:p>
          </table:table-cell>
          <table:table-cell table:formula="of:=SQRT(POWER([.H594];2)+POWER([.I594];2)+POWER([.J594];2))" office:value-type="float" office:value="836.052668004206" calcext:value-type="float">
            <text:p>836.052668004206</text:p>
          </table:table-cell>
        </table:table-row>
        <table:table-row table:style-name="ro1">
          <table:table-cell office:value-type="float" office:value="127.284" calcext:value-type="float">
            <text:p>127.284</text:p>
          </table:table-cell>
          <table:table-cell office:value-type="float" office:value="319.075" calcext:value-type="float">
            <text:p>319.075</text:p>
          </table:table-cell>
          <table:table-cell office:value-type="float" office:value="44.0247" calcext:value-type="float">
            <text:p>44.0247</text:p>
          </table:table-cell>
          <table:table-cell office:value-type="float" office:value="122.726" calcext:value-type="float">
            <text:p>122.726</text:p>
          </table:table-cell>
          <table:table-cell office:value-type="float" office:value="304.248" calcext:value-type="float">
            <text:p>304.248</text:p>
          </table:table-cell>
          <table:table-cell office:value-type="float" office:value="45.373" calcext:value-type="float">
            <text:p>45.373</text:p>
          </table:table-cell>
          <table:table-cell/>
          <table:table-cell table:formula="of:=([.D595]-[.A595])/0.0166667" office:value-type="float" office:value="-273.479453041094" calcext:value-type="float">
            <text:p>-273.479453041094</text:p>
          </table:table-cell>
          <table:table-cell table:formula="of:=ABS([.E595]-[.B595])/0.0166667" office:value-type="float" office:value="889.618220763558" calcext:value-type="float">
            <text:p>889.618220763558</text:p>
          </table:table-cell>
          <table:table-cell table:formula="of:=([.F595]-[.C595])/0.0166667" office:value-type="float" office:value="80.8978382043233" calcext:value-type="float">
            <text:p>80.8978382043233</text:p>
          </table:table-cell>
          <table:table-cell table:formula="of:=DEGREES(ATAN(ABS([.F595]-[.C595])/ABS([.E595]-[.B595])))" office:value-type="float" office:value="5.1959271071473" calcext:value-type="float">
            <text:p>5.1959271071473</text:p>
          </table:table-cell>
          <table:table-cell table:formula="of:=SQRT(POWER([.H595];2)+POWER([.I595];2)+POWER([.J595];2))" office:value-type="float" office:value="934.214135076273" calcext:value-type="float">
            <text:p>934.214135076273</text:p>
          </table:table-cell>
        </table:table-row>
        <table:table-row table:style-name="ro1">
          <table:table-cell office:value-type="float" office:value="127.225" calcext:value-type="float">
            <text:p>127.225</text:p>
          </table:table-cell>
          <table:table-cell office:value-type="float" office:value="304.458" calcext:value-type="float">
            <text:p>304.458</text:p>
          </table:table-cell>
          <table:table-cell office:value-type="float" office:value="46.0942" calcext:value-type="float">
            <text:p>46.0942</text:p>
          </table:table-cell>
          <table:table-cell office:value-type="float" office:value="122.559" calcext:value-type="float">
            <text:p>122.559</text:p>
          </table:table-cell>
          <table:table-cell office:value-type="float" office:value="300.132" calcext:value-type="float">
            <text:p>300.132</text:p>
          </table:table-cell>
          <table:table-cell office:value-type="float" office:value="45.7043" calcext:value-type="float">
            <text:p>45.7043</text:p>
          </table:table-cell>
          <table:table-cell/>
          <table:table-cell table:formula="of:=([.D596]-[.A596])/0.0166667" office:value-type="float" office:value="-279.95944008112" calcext:value-type="float">
            <text:p>-279.95944008112</text:p>
          </table:table-cell>
          <table:table-cell table:formula="of:=ABS([.E596]-[.B596])/0.0166667" office:value-type="float" office:value="259.55948088104" calcext:value-type="float">
            <text:p>259.55948088104</text:p>
          </table:table-cell>
          <table:table-cell table:formula="of:=([.F596]-[.C596])/0.0166667" office:value-type="float" office:value="-23.3939532120934" calcext:value-type="float">
            <text:p>-23.3939532120934</text:p>
          </table:table-cell>
          <table:table-cell table:formula="of:=DEGREES(ATAN(ABS([.F596]-[.C596])/ABS([.E596]-[.B596])))" office:value-type="float" office:value="5.15012180779045" calcext:value-type="float">
            <text:p>5.15012180779045</text:p>
          </table:table-cell>
          <table:table-cell table:formula="of:=SQRT(POWER([.H596];2)+POWER([.I596];2)+POWER([.J596];2))" office:value-type="float" office:value="382.486194852387" calcext:value-type="float">
            <text:p>382.486194852387</text:p>
          </table:table-cell>
        </table:table-row>
        <table:table-row table:style-name="ro1">
          <table:table-cell office:value-type="float" office:value="125.211" calcext:value-type="float">
            <text:p>125.211</text:p>
          </table:table-cell>
          <table:table-cell office:value-type="float" office:value="300.693" calcext:value-type="float">
            <text:p>300.693</text:p>
          </table:table-cell>
          <table:table-cell office:value-type="float" office:value="46.6418" calcext:value-type="float">
            <text:p>46.6418</text:p>
          </table:table-cell>
          <table:table-cell office:value-type="float" office:value="120.754" calcext:value-type="float">
            <text:p>120.754</text:p>
          </table:table-cell>
          <table:table-cell office:value-type="float" office:value="288.162" calcext:value-type="float">
            <text:p>288.162</text:p>
          </table:table-cell>
          <table:table-cell office:value-type="float" office:value="47.6908" calcext:value-type="float">
            <text:p>47.6908</text:p>
          </table:table-cell>
          <table:table-cell/>
          <table:table-cell table:formula="of:=([.D597]-[.A597])/0.0166667" office:value-type="float" office:value="-267.419465161069" calcext:value-type="float">
            <text:p>-267.419465161069</text:p>
          </table:table-cell>
          <table:table-cell table:formula="of:=ABS([.E597]-[.B597])/0.0166667" office:value-type="float" office:value="751.858496283008" calcext:value-type="float">
            <text:p>751.858496283008</text:p>
          </table:table-cell>
          <table:table-cell table:formula="of:=([.F597]-[.C597])/0.0166667" office:value-type="float" office:value="62.9398741202517" calcext:value-type="float">
            <text:p>62.9398741202517</text:p>
          </table:table-cell>
          <table:table-cell table:formula="of:=DEGREES(ATAN(ABS([.F597]-[.C597])/ABS([.E597]-[.B597])))" office:value-type="float" office:value="4.78520976436184" calcext:value-type="float">
            <text:p>4.78520976436184</text:p>
          </table:table-cell>
          <table:table-cell table:formula="of:=SQRT(POWER([.H597];2)+POWER([.I597];2)+POWER([.J597];2))" office:value-type="float" office:value="800.478479744616" calcext:value-type="float">
            <text:p>800.478479744616</text:p>
          </table:table-cell>
        </table:table-row>
        <table:table-row table:style-name="ro1">
          <table:table-cell office:value-type="float" office:value="122.123" calcext:value-type="float">
            <text:p>122.123</text:p>
          </table:table-cell>
          <table:table-cell office:value-type="float" office:value="296.072" calcext:value-type="float">
            <text:p>296.072</text:p>
          </table:table-cell>
          <table:table-cell office:value-type="float" office:value="46.2911" calcext:value-type="float">
            <text:p>46.2911</text:p>
          </table:table-cell>
          <table:table-cell office:value-type="float" office:value="117.294" calcext:value-type="float">
            <text:p>117.294</text:p>
          </table:table-cell>
          <table:table-cell office:value-type="float" office:value="286.437" calcext:value-type="float">
            <text:p>286.437</text:p>
          </table:table-cell>
          <table:table-cell office:value-type="float" office:value="46.7039" calcext:value-type="float">
            <text:p>46.7039</text:p>
          </table:table-cell>
          <table:table-cell/>
          <table:table-cell table:formula="of:=([.D598]-[.A598])/0.0166667" office:value-type="float" office:value="-289.739420521159" calcext:value-type="float">
            <text:p>-289.739420521159</text:p>
          </table:table-cell>
          <table:table-cell table:formula="of:=ABS([.E598]-[.B598])/0.0166667" office:value-type="float" office:value="578.098843802312" calcext:value-type="float">
            <text:p>578.098843802312</text:p>
          </table:table-cell>
          <table:table-cell table:formula="of:=([.F598]-[.C598])/0.0166667" office:value-type="float" office:value="24.7679504640989" calcext:value-type="float">
            <text:p>24.7679504640989</text:p>
          </table:table-cell>
          <table:table-cell table:formula="of:=DEGREES(ATAN(ABS([.F598]-[.C598])/ABS([.E598]-[.B598])))" office:value-type="float" office:value="2.45326850911592" calcext:value-type="float">
            <text:p>2.45326850911592</text:p>
          </table:table-cell>
          <table:table-cell table:formula="of:=SQRT(POWER([.H598];2)+POWER([.I598];2)+POWER([.J598];2))" office:value-type="float" office:value="647.11718906215" calcext:value-type="float">
            <text:p>647.11718906215</text:p>
          </table:table-cell>
        </table:table-row>
        <table:table-row table:style-name="ro1">
          <table:table-cell office:value-type="float" office:value="124.061" calcext:value-type="float">
            <text:p>124.061</text:p>
          </table:table-cell>
          <table:table-cell office:value-type="float" office:value="302.269" calcext:value-type="float">
            <text:p>302.269</text:p>
          </table:table-cell>
          <table:table-cell office:value-type="float" office:value="46.6872" calcext:value-type="float">
            <text:p>46.6872</text:p>
          </table:table-cell>
          <table:table-cell office:value-type="float" office:value="119.216" calcext:value-type="float">
            <text:p>119.216</text:p>
          </table:table-cell>
          <table:table-cell office:value-type="float" office:value="288.307" calcext:value-type="float">
            <text:p>288.307</text:p>
          </table:table-cell>
          <table:table-cell office:value-type="float" office:value="48.1868" calcext:value-type="float">
            <text:p>48.1868</text:p>
          </table:table-cell>
          <table:table-cell/>
          <table:table-cell table:formula="of:=([.D599]-[.A599])/0.0166667" office:value-type="float" office:value="-290.699418601164" calcext:value-type="float">
            <text:p>-290.699418601164</text:p>
          </table:table-cell>
          <table:table-cell table:formula="of:=ABS([.E599]-[.B599])/0.0166667" office:value-type="float" office:value="837.71832456335" calcext:value-type="float">
            <text:p>837.71832456335</text:p>
          </table:table-cell>
          <table:table-cell table:formula="of:=([.F599]-[.C599])/0.0166667" office:value-type="float" office:value="89.97582004836" calcext:value-type="float">
            <text:p>89.97582004836</text:p>
          </table:table-cell>
          <table:table-cell table:formula="of:=DEGREES(ATAN(ABS([.F599]-[.C599])/ABS([.E599]-[.B599])))" office:value-type="float" office:value="6.13039857805792" calcext:value-type="float">
            <text:p>6.13039857805792</text:p>
          </table:table-cell>
          <table:table-cell table:formula="of:=SQRT(POWER([.H599];2)+POWER([.I599];2)+POWER([.J599];2))" office:value-type="float" office:value="891.276495526308" calcext:value-type="float">
            <text:p>891.276495526308</text:p>
          </table:table-cell>
        </table:table-row>
        <table:table-row table:style-name="ro1">
          <table:table-cell office:value-type="float" office:value="122.381" calcext:value-type="float">
            <text:p>122.381</text:p>
          </table:table-cell>
          <table:table-cell office:value-type="float" office:value="298.64" calcext:value-type="float">
            <text:p>298.64</text:p>
          </table:table-cell>
          <table:table-cell office:value-type="float" office:value="46.4368" calcext:value-type="float">
            <text:p>46.4368</text:p>
          </table:table-cell>
          <table:table-cell office:value-type="float" office:value="117.753" calcext:value-type="float">
            <text:p>117.753</text:p>
          </table:table-cell>
          <table:table-cell office:value-type="float" office:value="286.163" calcext:value-type="float">
            <text:p>286.163</text:p>
          </table:table-cell>
          <table:table-cell office:value-type="float" office:value="47.4961" calcext:value-type="float">
            <text:p>47.4961</text:p>
          </table:table-cell>
          <table:table-cell/>
          <table:table-cell table:formula="of:=([.D600]-[.A600])/0.0166667" office:value-type="float" office:value="-277.679444641111" calcext:value-type="float">
            <text:p>-277.679444641111</text:p>
          </table:table-cell>
          <table:table-cell table:formula="of:=ABS([.E600]-[.B600])/0.0166667" office:value-type="float" office:value="748.618502762993" calcext:value-type="float">
            <text:p>748.618502762993</text:p>
          </table:table-cell>
          <table:table-cell table:formula="of:=([.F600]-[.C600])/0.0166667" office:value-type="float" office:value="63.5578728842543" calcext:value-type="float">
            <text:p>63.5578728842543</text:p>
          </table:table-cell>
          <table:table-cell table:formula="of:=DEGREES(ATAN(ABS([.F600]-[.C600])/ABS([.E600]-[.B600])))" office:value-type="float" office:value="4.85278670232596" calcext:value-type="float">
            <text:p>4.85278670232596</text:p>
          </table:table-cell>
          <table:table-cell table:formula="of:=SQRT(POWER([.H600];2)+POWER([.I600];2)+POWER([.J600];2))" office:value-type="float" office:value="800.983857428395" calcext:value-type="float">
            <text:p>800.983857428395</text:p>
          </table:table-cell>
        </table:table-row>
        <table:table-row table:style-name="ro1">
          <table:table-cell office:value-type="float" office:value="108.462" calcext:value-type="float">
            <text:p>108.462</text:p>
          </table:table-cell>
          <table:table-cell office:value-type="float" office:value="301.182" calcext:value-type="float">
            <text:p>301.182</text:p>
          </table:table-cell>
          <table:table-cell office:value-type="float" office:value="45.1418" calcext:value-type="float">
            <text:p>45.1418</text:p>
          </table:table-cell>
          <table:table-cell office:value-type="float" office:value="104.39" calcext:value-type="float">
            <text:p>104.39</text:p>
          </table:table-cell>
          <table:table-cell office:value-type="float" office:value="288.078" calcext:value-type="float">
            <text:p>288.078</text:p>
          </table:table-cell>
          <table:table-cell office:value-type="float" office:value="46.3124" calcext:value-type="float">
            <text:p>46.3124</text:p>
          </table:table-cell>
          <table:table-cell/>
          <table:table-cell table:formula="of:=([.D601]-[.A601])/0.0166667" office:value-type="float" office:value="-244.319511360977" calcext:value-type="float">
            <text:p>-244.319511360977</text:p>
          </table:table-cell>
          <table:table-cell table:formula="of:=ABS([.E601]-[.B601])/0.0166667" office:value-type="float" office:value="786.238427523147" calcext:value-type="float">
            <text:p>786.238427523147</text:p>
          </table:table-cell>
          <table:table-cell table:formula="of:=([.F601]-[.C601])/0.0166667" office:value-type="float" office:value="70.2358595282805" calcext:value-type="float">
            <text:p>70.2358595282805</text:p>
          </table:table-cell>
          <table:table-cell table:formula="of:=DEGREES(ATAN(ABS([.F601]-[.C601])/ABS([.E601]-[.B601])))" office:value-type="float" office:value="5.10476792648525" calcext:value-type="float">
            <text:p>5.10476792648525</text:p>
          </table:table-cell>
          <table:table-cell table:formula="of:=SQRT(POWER([.H601];2)+POWER([.I601];2)+POWER([.J601];2))" office:value-type="float" office:value="826.314688547538" calcext:value-type="float">
            <text:p>826.314688547538</text:p>
          </table:table-cell>
        </table:table-row>
        <table:table-row table:style-name="ro1">
          <table:table-cell office:value-type="float" office:value="102.697" calcext:value-type="float">
            <text:p>102.697</text:p>
          </table:table-cell>
          <table:table-cell office:value-type="float" office:value="293.556" calcext:value-type="float">
            <text:p>293.556</text:p>
          </table:table-cell>
          <table:table-cell office:value-type="float" office:value="45.7802" calcext:value-type="float">
            <text:p>45.7802</text:p>
          </table:table-cell>
          <table:table-cell office:value-type="float" office:value="99.6821" calcext:value-type="float">
            <text:p>99.6821</text:p>
          </table:table-cell>
          <table:table-cell office:value-type="float" office:value="278.082" calcext:value-type="float">
            <text:p>278.082</text:p>
          </table:table-cell>
          <table:table-cell office:value-type="float" office:value="47.0708" calcext:value-type="float">
            <text:p>47.0708</text:p>
          </table:table-cell>
          <table:table-cell/>
          <table:table-cell table:formula="of:=([.D602]-[.A602])/0.0166667" office:value-type="float" office:value="-180.893638212723" calcext:value-type="float">
            <text:p>-180.893638212723</text:p>
          </table:table-cell>
          <table:table-cell table:formula="of:=ABS([.E602]-[.B602])/0.0166667" office:value-type="float" office:value="928.438143123713" calcext:value-type="float">
            <text:p>928.438143123713</text:p>
          </table:table-cell>
          <table:table-cell table:formula="of:=([.F602]-[.C602])/0.0166667" office:value-type="float" office:value="77.4358451283096" calcext:value-type="float">
            <text:p>77.4358451283096</text:p>
          </table:table-cell>
          <table:table-cell table:formula="of:=DEGREES(ATAN(ABS([.F602]-[.C602])/ABS([.E602]-[.B602])))" office:value-type="float" office:value="4.76768656157405" calcext:value-type="float">
            <text:p>4.76768656157405</text:p>
          </table:table-cell>
          <table:table-cell table:formula="of:=SQRT(POWER([.H602];2)+POWER([.I602];2)+POWER([.J602];2))" office:value-type="float" office:value="949.060695668923" calcext:value-type="float">
            <text:p>949.060695668923</text:p>
          </table:table-cell>
        </table:table-row>
        <table:table-row table:style-name="ro1">
          <table:table-cell office:value-type="float" office:value="104.076" calcext:value-type="float">
            <text:p>104.076</text:p>
          </table:table-cell>
          <table:table-cell office:value-type="float" office:value="298.775" calcext:value-type="float">
            <text:p>298.775</text:p>
          </table:table-cell>
          <table:table-cell office:value-type="float" office:value="45.7842" calcext:value-type="float">
            <text:p>45.7842</text:p>
          </table:table-cell>
          <table:table-cell office:value-type="float" office:value="101.072" calcext:value-type="float">
            <text:p>101.072</text:p>
          </table:table-cell>
          <table:table-cell office:value-type="float" office:value="288.327" calcext:value-type="float">
            <text:p>288.327</text:p>
          </table:table-cell>
          <table:table-cell office:value-type="float" office:value="46.303" calcext:value-type="float">
            <text:p>46.303</text:p>
          </table:table-cell>
          <table:table-cell/>
          <table:table-cell table:formula="of:=([.D603]-[.A603])/0.0166667" office:value-type="float" office:value="-180.23963952072" calcext:value-type="float">
            <text:p>-180.23963952072</text:p>
          </table:table-cell>
          <table:table-cell table:formula="of:=ABS([.E603]-[.B603])/0.0166667" office:value-type="float" office:value="626.878746242506" calcext:value-type="float">
            <text:p>626.878746242506</text:p>
          </table:table-cell>
          <table:table-cell table:formula="of:=([.F603]-[.C603])/0.0166667" office:value-type="float" office:value="31.1279377441244" calcext:value-type="float">
            <text:p>31.1279377441244</text:p>
          </table:table-cell>
          <table:table-cell table:formula="of:=DEGREES(ATAN(ABS([.F603]-[.C603])/ABS([.E603]-[.B603])))" office:value-type="float" office:value="2.84271208311832" calcext:value-type="float">
            <text:p>2.84271208311832</text:p>
          </table:table-cell>
          <table:table-cell table:formula="of:=SQRT(POWER([.H603];2)+POWER([.I603];2)+POWER([.J603];2))" office:value-type="float" office:value="653.0177935197" calcext:value-type="float">
            <text:p>653.0177935197</text:p>
          </table:table-cell>
        </table:table-row>
        <table:table-row table:style-name="ro1">
          <table:table-cell office:value-type="float" office:value="104.442" calcext:value-type="float">
            <text:p>104.442</text:p>
          </table:table-cell>
          <table:table-cell office:value-type="float" office:value="300.202" calcext:value-type="float">
            <text:p>300.202</text:p>
          </table:table-cell>
          <table:table-cell office:value-type="float" office:value="45.316" calcext:value-type="float">
            <text:p>45.316</text:p>
          </table:table-cell>
          <table:table-cell office:value-type="float" office:value="101.328" calcext:value-type="float">
            <text:p>101.328</text:p>
          </table:table-cell>
          <table:table-cell office:value-type="float" office:value="288.309" calcext:value-type="float">
            <text:p>288.309</text:p>
          </table:table-cell>
          <table:table-cell office:value-type="float" office:value="46.3034" calcext:value-type="float">
            <text:p>46.3034</text:p>
          </table:table-cell>
          <table:table-cell/>
          <table:table-cell table:formula="of:=([.D604]-[.A604])/0.0166667" office:value-type="float" office:value="-186.839626320747" calcext:value-type="float">
            <text:p>-186.839626320747</text:p>
          </table:table-cell>
          <table:table-cell table:formula="of:=ABS([.E604]-[.B604])/0.0166667" office:value-type="float" office:value="713.578572842853" calcext:value-type="float">
            <text:p>713.578572842853</text:p>
          </table:table-cell>
          <table:table-cell table:formula="of:=([.F604]-[.C604])/0.0166667" office:value-type="float" office:value="59.243881512237" calcext:value-type="float">
            <text:p>59.243881512237</text:p>
          </table:table-cell>
          <table:table-cell table:formula="of:=DEGREES(ATAN(ABS([.F604]-[.C604])/ABS([.E604]-[.B604])))" office:value-type="float" office:value="4.7460187717513" calcext:value-type="float">
            <text:p>4.7460187717513</text:p>
          </table:table-cell>
          <table:table-cell table:formula="of:=SQRT(POWER([.H604];2)+POWER([.I604];2)+POWER([.J604];2))" office:value-type="float" office:value="740.008961486788" calcext:value-type="float">
            <text:p>740.008961486788</text:p>
          </table:table-cell>
        </table:table-row>
        <table:table-row table:style-name="ro1">
          <table:table-cell office:value-type="float" office:value="97.9873" calcext:value-type="float">
            <text:p>97.9873</text:p>
          </table:table-cell>
          <table:table-cell office:value-type="float" office:value="297.772" calcext:value-type="float">
            <text:p>297.772</text:p>
          </table:table-cell>
          <table:table-cell office:value-type="float" office:value="46.237" calcext:value-type="float">
            <text:p>46.237</text:p>
          </table:table-cell>
          <table:table-cell office:value-type="float" office:value="95.3102" calcext:value-type="float">
            <text:p>95.3102</text:p>
          </table:table-cell>
          <table:table-cell office:value-type="float" office:value="291.197" calcext:value-type="float">
            <text:p>291.197</text:p>
          </table:table-cell>
          <table:table-cell office:value-type="float" office:value="46.4403" calcext:value-type="float">
            <text:p>46.4403</text:p>
          </table:table-cell>
          <table:table-cell/>
          <table:table-cell table:formula="of:=([.D605]-[.A605])/0.0166667" office:value-type="float" office:value="-160.625678748643" calcext:value-type="float">
            <text:p>-160.625678748643</text:p>
          </table:table-cell>
          <table:table-cell table:formula="of:=ABS([.E605]-[.B605])/0.0166667" office:value-type="float" office:value="394.499211001577" calcext:value-type="float">
            <text:p>394.499211001577</text:p>
          </table:table-cell>
          <table:table-cell table:formula="of:=([.F605]-[.C605])/0.0166667" office:value-type="float" office:value="12.1979756040487" calcext:value-type="float">
            <text:p>12.1979756040487</text:p>
          </table:table-cell>
          <table:table-cell table:formula="of:=DEGREES(ATAN(ABS([.F605]-[.C605])/ABS([.E605]-[.B605])))" office:value-type="float" office:value="1.77102995939451" calcext:value-type="float">
            <text:p>1.77102995939451</text:p>
          </table:table-cell>
          <table:table-cell table:formula="of:=SQRT(POWER([.H605];2)+POWER([.I605];2)+POWER([.J605];2))" office:value-type="float" office:value="426.120906273286" calcext:value-type="float">
            <text:p>426.120906273286</text:p>
          </table:table-cell>
        </table:table-row>
        <table:table-row table:style-name="ro1">
          <table:table-cell office:value-type="float" office:value="86.7963" calcext:value-type="float">
            <text:p>86.7963</text:p>
          </table:table-cell>
          <table:table-cell office:value-type="float" office:value="291.298" calcext:value-type="float">
            <text:p>291.298</text:p>
          </table:table-cell>
          <table:table-cell office:value-type="float" office:value="46.4988" calcext:value-type="float">
            <text:p>46.4988</text:p>
          </table:table-cell>
          <table:table-cell office:value-type="float" office:value="84.725" calcext:value-type="float">
            <text:p>84.725</text:p>
          </table:table-cell>
          <table:table-cell office:value-type="float" office:value="281.935" calcext:value-type="float">
            <text:p>281.935</text:p>
          </table:table-cell>
          <table:table-cell office:value-type="float" office:value="47.3778" calcext:value-type="float">
            <text:p>47.3778</text:p>
          </table:table-cell>
          <table:table-cell/>
          <table:table-cell table:formula="of:=([.D606]-[.A606])/0.0166667" office:value-type="float" office:value="-124.277751444498" calcext:value-type="float">
            <text:p>-124.277751444498</text:p>
          </table:table-cell>
          <table:table-cell table:formula="of:=ABS([.E606]-[.B606])/0.0166667" office:value-type="float" office:value="561.778876442247" calcext:value-type="float">
            <text:p>561.778876442247</text:p>
          </table:table-cell>
          <table:table-cell table:formula="of:=([.F606]-[.C606])/0.0166667" office:value-type="float" office:value="52.7398945202108" calcext:value-type="float">
            <text:p>52.7398945202108</text:p>
          </table:table-cell>
          <table:table-cell table:formula="of:=DEGREES(ATAN(ABS([.F606]-[.C606])/ABS([.E606]-[.B606])))" office:value-type="float" office:value="5.36321797324333" calcext:value-type="float">
            <text:p>5.36321797324333</text:p>
          </table:table-cell>
          <table:table-cell table:formula="of:=SQRT(POWER([.H606];2)+POWER([.I606];2)+POWER([.J606];2))" office:value-type="float" office:value="577.773279059197" calcext:value-type="float">
            <text:p>577.773279059197</text:p>
          </table:table-cell>
        </table:table-row>
        <table:table-row table:style-name="ro1">
          <table:table-cell office:value-type="float" office:value="82.4843" calcext:value-type="float">
            <text:p>82.4843</text:p>
          </table:table-cell>
          <table:table-cell office:value-type="float" office:value="283.403" calcext:value-type="float">
            <text:p>283.403</text:p>
          </table:table-cell>
          <table:table-cell office:value-type="float" office:value="46.1797" calcext:value-type="float">
            <text:p>46.1797</text:p>
          </table:table-cell>
          <table:table-cell office:value-type="float" office:value="80.7539" calcext:value-type="float">
            <text:p>80.7539</text:p>
          </table:table-cell>
          <table:table-cell office:value-type="float" office:value="273.098" calcext:value-type="float">
            <text:p>273.098</text:p>
          </table:table-cell>
          <table:table-cell office:value-type="float" office:value="46.4981" calcext:value-type="float">
            <text:p>46.4981</text:p>
          </table:table-cell>
          <table:table-cell/>
          <table:table-cell table:formula="of:=([.D607]-[.A607])/0.0166667" office:value-type="float" office:value="-103.823792352415" calcext:value-type="float">
            <text:p>-103.823792352415</text:p>
          </table:table-cell>
          <table:table-cell table:formula="of:=ABS([.E607]-[.B607])/0.0166667" office:value-type="float" office:value="618.298763402474" calcext:value-type="float">
            <text:p>618.298763402474</text:p>
          </table:table-cell>
          <table:table-cell table:formula="of:=([.F607]-[.C607])/0.0166667" office:value-type="float" office:value="19.1039617920767" calcext:value-type="float">
            <text:p>19.1039617920767</text:p>
          </table:table-cell>
          <table:table-cell table:formula="of:=DEGREES(ATAN(ABS([.F607]-[.C607])/ABS([.E607]-[.B607])))" office:value-type="float" office:value="1.7697403417143" calcext:value-type="float">
            <text:p>1.7697403417143</text:p>
          </table:table-cell>
          <table:table-cell table:formula="of:=SQRT(POWER([.H607];2)+POWER([.I607];2)+POWER([.J607];2))" office:value-type="float" office:value="627.246125567642" calcext:value-type="float">
            <text:p>627.246125567642</text:p>
          </table:table-cell>
        </table:table-row>
        <table:table-row table:style-name="ro1">
          <table:table-cell office:value-type="float" office:value="82.4067" calcext:value-type="float">
            <text:p>82.4067</text:p>
          </table:table-cell>
          <table:table-cell office:value-type="float" office:value="291.247" calcext:value-type="float">
            <text:p>291.247</text:p>
          </table:table-cell>
          <table:table-cell office:value-type="float" office:value="46.2902" calcext:value-type="float">
            <text:p>46.2902</text:p>
          </table:table-cell>
          <table:table-cell office:value-type="float" office:value="80.6229" calcext:value-type="float">
            <text:p>80.6229</text:p>
          </table:table-cell>
          <table:table-cell office:value-type="float" office:value="279.215" calcext:value-type="float">
            <text:p>279.215</text:p>
          </table:table-cell>
          <table:table-cell office:value-type="float" office:value="47.3156" calcext:value-type="float">
            <text:p>47.3156</text:p>
          </table:table-cell>
          <table:table-cell/>
          <table:table-cell table:formula="of:=([.D608]-[.A608])/0.0166667" office:value-type="float" office:value="-107.027785944428" calcext:value-type="float">
            <text:p>-107.027785944428</text:p>
          </table:table-cell>
          <table:table-cell table:formula="of:=ABS([.E608]-[.B608])/0.0166667" office:value-type="float" office:value="721.91855616289" calcext:value-type="float">
            <text:p>721.91855616289</text:p>
          </table:table-cell>
          <table:table-cell table:formula="of:=([.F608]-[.C608])/0.0166667" office:value-type="float" office:value="61.5238769522464" calcext:value-type="float">
            <text:p>61.5238769522464</text:p>
          </table:table-cell>
          <table:table-cell table:formula="of:=DEGREES(ATAN(ABS([.F608]-[.C608])/ABS([.E608]-[.B608])))" office:value-type="float" office:value="4.87113316179553" calcext:value-type="float">
            <text:p>4.87113316179553</text:p>
          </table:table-cell>
          <table:table-cell table:formula="of:=SQRT(POWER([.H608];2)+POWER([.I608];2)+POWER([.J608];2))" office:value-type="float" office:value="732.397799103543" calcext:value-type="float">
            <text:p>732.397799103543</text:p>
          </table:table-cell>
        </table:table-row>
        <table:table-row table:style-name="ro1">
          <table:table-cell office:value-type="float" office:value="77.2558" calcext:value-type="float">
            <text:p>77.2558</text:p>
          </table:table-cell>
          <table:table-cell office:value-type="float" office:value="292.497" calcext:value-type="float">
            <text:p>292.497</text:p>
          </table:table-cell>
          <table:table-cell office:value-type="float" office:value="45.6431" calcext:value-type="float">
            <text:p>45.6431</text:p>
          </table:table-cell>
          <table:table-cell office:value-type="float" office:value="75.1003" calcext:value-type="float">
            <text:p>75.1003</text:p>
          </table:table-cell>
          <table:table-cell office:value-type="float" office:value="281.62" calcext:value-type="float">
            <text:p>281.62</text:p>
          </table:table-cell>
          <table:table-cell office:value-type="float" office:value="46.2613" calcext:value-type="float">
            <text:p>46.2613</text:p>
          </table:table-cell>
          <table:table-cell/>
          <table:table-cell table:formula="of:=([.D609]-[.A609])/0.0166667" office:value-type="float" office:value="-129.329741340517" calcext:value-type="float">
            <text:p>-129.329741340517</text:p>
          </table:table-cell>
          <table:table-cell table:formula="of:=ABS([.E609]-[.B609])/0.0166667" office:value-type="float" office:value="652.618694762611" calcext:value-type="float">
            <text:p>652.618694762611</text:p>
          </table:table-cell>
          <table:table-cell table:formula="of:=([.F609]-[.C609])/0.0166667" office:value-type="float" office:value="37.0919258161485" calcext:value-type="float">
            <text:p>37.0919258161485</text:p>
          </table:table-cell>
          <table:table-cell table:formula="of:=DEGREES(ATAN(ABS([.F609]-[.C609])/ABS([.E609]-[.B609])))" office:value-type="float" office:value="3.25293606441172" calcext:value-type="float">
            <text:p>3.25293606441172</text:p>
          </table:table-cell>
          <table:table-cell table:formula="of:=SQRT(POWER([.H609];2)+POWER([.I609];2)+POWER([.J609];2))" office:value-type="float" office:value="666.343120103757" calcext:value-type="float">
            <text:p>666.343120103757</text:p>
          </table:table-cell>
        </table:table-row>
        <table:table-row table:style-name="ro1">
          <table:table-cell office:value-type="float" office:value="74.3659" calcext:value-type="float">
            <text:p>74.3659</text:p>
          </table:table-cell>
          <table:table-cell office:value-type="float" office:value="285.373" calcext:value-type="float">
            <text:p>285.373</text:p>
          </table:table-cell>
          <table:table-cell office:value-type="float" office:value="46.7163" calcext:value-type="float">
            <text:p>46.7163</text:p>
          </table:table-cell>
          <table:table-cell office:value-type="float" office:value="73.0513" calcext:value-type="float">
            <text:p>73.0513</text:p>
          </table:table-cell>
          <table:table-cell office:value-type="float" office:value="273.509" calcext:value-type="float">
            <text:p>273.509</text:p>
          </table:table-cell>
          <table:table-cell office:value-type="float" office:value="47.4897" calcext:value-type="float">
            <text:p>47.4897</text:p>
          </table:table-cell>
          <table:table-cell/>
          <table:table-cell table:formula="of:=([.D610]-[.A610])/0.0166667" office:value-type="float" office:value="-78.8758422483154" calcext:value-type="float">
            <text:p>-78.8758422483154</text:p>
          </table:table-cell>
          <table:table-cell table:formula="of:=ABS([.E610]-[.B610])/0.0166667" office:value-type="float" office:value="711.838576322846" calcext:value-type="float">
            <text:p>711.838576322846</text:p>
          </table:table-cell>
          <table:table-cell table:formula="of:=([.F610]-[.C610])/0.0166667" office:value-type="float" office:value="46.4039071921858" calcext:value-type="float">
            <text:p>46.4039071921858</text:p>
          </table:table-cell>
          <table:table-cell table:formula="of:=DEGREES(ATAN(ABS([.F610]-[.C610])/ABS([.E610]-[.B610])))" office:value-type="float" office:value="3.72976614248316" calcext:value-type="float">
            <text:p>3.72976614248316</text:p>
          </table:table-cell>
          <table:table-cell table:formula="of:=SQRT(POWER([.H610];2)+POWER([.I610];2)+POWER([.J610];2))" office:value-type="float" office:value="717.69692756373" calcext:value-type="float">
            <text:p>717.69692756373</text:p>
          </table:table-cell>
        </table:table-row>
        <table:table-row table:style-name="ro1">
          <table:table-cell office:value-type="float" office:value="74.9231" calcext:value-type="float">
            <text:p>74.9231</text:p>
          </table:table-cell>
          <table:table-cell office:value-type="float" office:value="292.324" calcext:value-type="float">
            <text:p>292.324</text:p>
          </table:table-cell>
          <table:table-cell office:value-type="float" office:value="45.69" calcext:value-type="float">
            <text:p>45.69</text:p>
          </table:table-cell>
          <table:table-cell office:value-type="float" office:value="73.5804" calcext:value-type="float">
            <text:p>73.5804</text:p>
          </table:table-cell>
          <table:table-cell office:value-type="float" office:value="281.479" calcext:value-type="float">
            <text:p>281.479</text:p>
          </table:table-cell>
          <table:table-cell office:value-type="float" office:value="46.2964" calcext:value-type="float">
            <text:p>46.2964</text:p>
          </table:table-cell>
          <table:table-cell/>
          <table:table-cell table:formula="of:=([.D611]-[.A611])/0.0166667" office:value-type="float" office:value="-80.5618388763227" calcext:value-type="float">
            <text:p>-80.5618388763227</text:p>
          </table:table-cell>
          <table:table-cell table:formula="of:=ABS([.E611]-[.B611])/0.0166667" office:value-type="float" office:value="650.698698602604" calcext:value-type="float">
            <text:p>650.698698602604</text:p>
          </table:table-cell>
          <table:table-cell table:formula="of:=([.F611]-[.C611])/0.0166667" office:value-type="float" office:value="36.3839272321456" calcext:value-type="float">
            <text:p>36.3839272321456</text:p>
          </table:table-cell>
          <table:table-cell table:formula="of:=DEGREES(ATAN(ABS([.F611]-[.C611])/ABS([.E611]-[.B611])))" office:value-type="float" office:value="3.20037060344736" calcext:value-type="float">
            <text:p>3.20037060344736</text:p>
          </table:table-cell>
          <table:table-cell table:formula="of:=SQRT(POWER([.H611];2)+POWER([.I611];2)+POWER([.J611];2))" office:value-type="float" office:value="656.675564039878" calcext:value-type="float">
            <text:p>656.675564039878</text:p>
          </table:table-cell>
        </table:table-row>
        <table:table-row table:style-name="ro1">
          <table:table-cell office:value-type="float" office:value="74.9684" calcext:value-type="float">
            <text:p>74.9684</text:p>
          </table:table-cell>
          <table:table-cell office:value-type="float" office:value="299.723" calcext:value-type="float">
            <text:p>299.723</text:p>
          </table:table-cell>
          <table:table-cell office:value-type="float" office:value="43.303" calcext:value-type="float">
            <text:p>43.303</text:p>
          </table:table-cell>
          <table:table-cell office:value-type="float" office:value="73.0892" calcext:value-type="float">
            <text:p>73.0892</text:p>
          </table:table-cell>
          <table:table-cell office:value-type="float" office:value="290.012" calcext:value-type="float">
            <text:p>290.012</text:p>
          </table:table-cell>
          <table:table-cell office:value-type="float" office:value="43.2429" calcext:value-type="float">
            <text:p>43.2429</text:p>
          </table:table-cell>
          <table:table-cell/>
          <table:table-cell table:formula="of:=([.D612]-[.A612])/0.0166667" office:value-type="float" office:value="-112.751774496451" calcext:value-type="float">
            <text:p>-112.751774496451</text:p>
          </table:table-cell>
          <table:table-cell table:formula="of:=ABS([.E612]-[.B612])/0.0166667" office:value-type="float" office:value="582.658834682331" calcext:value-type="float">
            <text:p>582.658834682331</text:p>
          </table:table-cell>
          <table:table-cell table:formula="of:=([.F612]-[.C612])/0.0166667" office:value-type="float" office:value="-3.60599278801433" calcext:value-type="float">
            <text:p>-3.60599278801433</text:p>
          </table:table-cell>
          <table:table-cell table:formula="of:=DEGREES(ATAN(ABS([.F612]-[.C612])/ABS([.E612]-[.B612])))" office:value-type="float" office:value="0.354590916051718" calcext:value-type="float">
            <text:p>0.354590916051718</text:p>
          </table:table-cell>
          <table:table-cell table:formula="of:=SQRT(POWER([.H612];2)+POWER([.I612];2)+POWER([.J612];2))" office:value-type="float" office:value="593.478966324383" calcext:value-type="float">
            <text:p>593.478966324383</text:p>
          </table:table-cell>
        </table:table-row>
        <table:table-row table:style-name="ro1">
          <table:table-cell office:value-type="float" office:value="77.2905" calcext:value-type="float">
            <text:p>77.2905</text:p>
          </table:table-cell>
          <table:table-cell office:value-type="float" office:value="295.72" calcext:value-type="float">
            <text:p>295.72</text:p>
          </table:table-cell>
          <table:table-cell office:value-type="float" office:value="43.3647" calcext:value-type="float">
            <text:p>43.3647</text:p>
          </table:table-cell>
          <table:table-cell office:value-type="float" office:value="75.3395" calcext:value-type="float">
            <text:p>75.3395</text:p>
          </table:table-cell>
          <table:table-cell office:value-type="float" office:value="280.786" calcext:value-type="float">
            <text:p>280.786</text:p>
          </table:table-cell>
          <table:table-cell office:value-type="float" office:value="44.1324" calcext:value-type="float">
            <text:p>44.1324</text:p>
          </table:table-cell>
          <table:table-cell/>
          <table:table-cell table:formula="of:=([.D613]-[.A613])/0.0166667" office:value-type="float" office:value="-117.059765880468" calcext:value-type="float">
            <text:p>-117.059765880468</text:p>
          </table:table-cell>
          <table:table-cell table:formula="of:=ABS([.E613]-[.B613])/0.0166667" office:value-type="float" office:value="896.038207923586" calcext:value-type="float">
            <text:p>896.038207923586</text:p>
          </table:table-cell>
          <table:table-cell table:formula="of:=([.F613]-[.C613])/0.0166667" office:value-type="float" office:value="46.0619078761841" calcext:value-type="float">
            <text:p>46.0619078761841</text:p>
          </table:table-cell>
          <table:table-cell table:formula="of:=DEGREES(ATAN(ABS([.F613]-[.C613])/ABS([.E613]-[.B613])))" office:value-type="float" office:value="2.94276721124471" calcext:value-type="float">
            <text:p>2.94276721124471</text:p>
          </table:table-cell>
          <table:table-cell table:formula="of:=SQRT(POWER([.H613];2)+POWER([.I613];2)+POWER([.J613];2))" office:value-type="float" office:value="904.825484943973" calcext:value-type="float">
            <text:p>904.825484943973</text:p>
          </table:table-cell>
        </table:table-row>
        <table:table-row table:style-name="ro1">
          <table:table-cell office:value-type="float" office:value="75.9829" calcext:value-type="float">
            <text:p>75.9829</text:p>
          </table:table-cell>
          <table:table-cell office:value-type="float" office:value="295.879" calcext:value-type="float">
            <text:p>295.879</text:p>
          </table:table-cell>
          <table:table-cell office:value-type="float" office:value="42.3187" calcext:value-type="float">
            <text:p>42.3187</text:p>
          </table:table-cell>
          <table:table-cell office:value-type="float" office:value="73.8252" calcext:value-type="float">
            <text:p>73.8252</text:p>
          </table:table-cell>
          <table:table-cell office:value-type="float" office:value="283.704" calcext:value-type="float">
            <text:p>283.704</text:p>
          </table:table-cell>
          <table:table-cell office:value-type="float" office:value="41.929" calcext:value-type="float">
            <text:p>41.929</text:p>
          </table:table-cell>
          <table:table-cell/>
          <table:table-cell table:formula="of:=([.D614]-[.A614])/0.0166667" office:value-type="float" office:value="-129.461741076518" calcext:value-type="float">
            <text:p>-129.461741076518</text:p>
          </table:table-cell>
          <table:table-cell table:formula="of:=ABS([.E614]-[.B614])/0.0166667" office:value-type="float" office:value="730.498539002923" calcext:value-type="float">
            <text:p>730.498539002923</text:p>
          </table:table-cell>
          <table:table-cell table:formula="of:=([.F614]-[.C614])/0.0166667" office:value-type="float" office:value="-23.3819532360934" calcext:value-type="float">
            <text:p>-23.3819532360934</text:p>
          </table:table-cell>
          <table:table-cell table:formula="of:=DEGREES(ATAN(ABS([.F614]-[.C614])/ABS([.E614]-[.B614])))" office:value-type="float" office:value="1.83330962630034" calcext:value-type="float">
            <text:p>1.83330962630034</text:p>
          </table:table-cell>
          <table:table-cell table:formula="of:=SQRT(POWER([.H614];2)+POWER([.I614];2)+POWER([.J614];2))" office:value-type="float" office:value="742.25007485692" calcext:value-type="float">
            <text:p>742.25007485692</text:p>
          </table:table-cell>
        </table:table-row>
        <table:table-row table:style-name="ro1">
          <table:table-cell office:value-type="float" office:value="77.1103" calcext:value-type="float">
            <text:p>77.1103</text:p>
          </table:table-cell>
          <table:table-cell office:value-type="float" office:value="303.087" calcext:value-type="float">
            <text:p>303.087</text:p>
          </table:table-cell>
          <table:table-cell office:value-type="float" office:value="41.4684" calcext:value-type="float">
            <text:p>41.4684</text:p>
          </table:table-cell>
          <table:table-cell office:value-type="float" office:value="75.1438" calcext:value-type="float">
            <text:p>75.1438</text:p>
          </table:table-cell>
          <table:table-cell office:value-type="float" office:value="289.157" calcext:value-type="float">
            <text:p>289.157</text:p>
          </table:table-cell>
          <table:table-cell office:value-type="float" office:value="41.8229" calcext:value-type="float">
            <text:p>41.8229</text:p>
          </table:table-cell>
          <table:table-cell/>
          <table:table-cell table:formula="of:=([.D615]-[.A615])/0.0166667" office:value-type="float" office:value="-117.989764020472" calcext:value-type="float">
            <text:p>-117.989764020472</text:p>
          </table:table-cell>
          <table:table-cell table:formula="of:=ABS([.E615]-[.B615])/0.0166667" office:value-type="float" office:value="835.798328403344" calcext:value-type="float">
            <text:p>835.798328403344</text:p>
          </table:table-cell>
          <table:table-cell table:formula="of:=([.F615]-[.C615])/0.0166667" office:value-type="float" office:value="21.2699574600847" calcext:value-type="float">
            <text:p>21.2699574600847</text:p>
          </table:table-cell>
          <table:table-cell table:formula="of:=DEGREES(ATAN(ABS([.F615]-[.C615])/ABS([.E615]-[.B615])))" office:value-type="float" office:value="1.45778684564852" calcext:value-type="float">
            <text:p>1.45778684564852</text:p>
          </table:table-cell>
          <table:table-cell table:formula="of:=SQRT(POWER([.H615];2)+POWER([.I615];2)+POWER([.J615];2))" office:value-type="float" office:value="844.353504917096" calcext:value-type="float">
            <text:p>844.353504917096</text:p>
          </table:table-cell>
        </table:table-row>
        <table:table-row table:style-name="ro1">
          <table:table-cell office:value-type="float" office:value="77.0305" calcext:value-type="float">
            <text:p>77.0305</text:p>
          </table:table-cell>
          <table:table-cell office:value-type="float" office:value="296.249" calcext:value-type="float">
            <text:p>296.249</text:p>
          </table:table-cell>
          <table:table-cell office:value-type="float" office:value="40.9567" calcext:value-type="float">
            <text:p>40.9567</text:p>
          </table:table-cell>
          <table:table-cell office:value-type="float" office:value="75.6113" calcext:value-type="float">
            <text:p>75.6113</text:p>
          </table:table-cell>
          <table:table-cell office:value-type="float" office:value="284.221" calcext:value-type="float">
            <text:p>284.221</text:p>
          </table:table-cell>
          <table:table-cell office:value-type="float" office:value="40.31" calcext:value-type="float">
            <text:p>40.31</text:p>
          </table:table-cell>
          <table:table-cell/>
          <table:table-cell table:formula="of:=([.D616]-[.A616])/0.0166667" office:value-type="float" office:value="-85.1518296963408" calcext:value-type="float">
            <text:p>-85.1518296963408</text:p>
          </table:table-cell>
          <table:table-cell table:formula="of:=ABS([.E616]-[.B616])/0.0166667" office:value-type="float" office:value="721.678556642888" calcext:value-type="float">
            <text:p>721.678556642888</text:p>
          </table:table-cell>
          <table:table-cell table:formula="of:=([.F616]-[.C616])/0.0166667" office:value-type="float" office:value="-38.8019223961549" calcext:value-type="float">
            <text:p>-38.8019223961549</text:p>
          </table:table-cell>
          <table:table-cell table:formula="of:=DEGREES(ATAN(ABS([.F616]-[.C616])/ABS([.E616]-[.B616])))" office:value-type="float" office:value="3.07761372620206" calcext:value-type="float">
            <text:p>3.07761372620206</text:p>
          </table:table-cell>
          <table:table-cell table:formula="of:=SQRT(POWER([.H616];2)+POWER([.I616];2)+POWER([.J616];2))" office:value-type="float" office:value="727.71997526551" calcext:value-type="float">
            <text:p>727.71997526551</text:p>
          </table:table-cell>
        </table:table-row>
        <table:table-row table:style-name="ro1">
          <table:table-cell office:value-type="float" office:value="73.6656" calcext:value-type="float">
            <text:p>73.6656</text:p>
          </table:table-cell>
          <table:table-cell office:value-type="float" office:value="304.184" calcext:value-type="float">
            <text:p>304.184</text:p>
          </table:table-cell>
          <table:table-cell office:value-type="float" office:value="41.8589" calcext:value-type="float">
            <text:p>41.8589</text:p>
          </table:table-cell>
          <table:table-cell office:value-type="float" office:value="71.793" calcext:value-type="float">
            <text:p>71.793</text:p>
          </table:table-cell>
          <table:table-cell office:value-type="float" office:value="290.051" calcext:value-type="float">
            <text:p>290.051</text:p>
          </table:table-cell>
          <table:table-cell office:value-type="float" office:value="42.4821" calcext:value-type="float">
            <text:p>42.4821</text:p>
          </table:table-cell>
          <table:table-cell/>
          <table:table-cell table:formula="of:=([.D617]-[.A617])/0.0166667" office:value-type="float" office:value="-112.355775288449" calcext:value-type="float">
            <text:p>-112.355775288449</text:p>
          </table:table-cell>
          <table:table-cell table:formula="of:=ABS([.E617]-[.B617])/0.0166667" office:value-type="float" office:value="847.978304043394" calcext:value-type="float">
            <text:p>847.978304043394</text:p>
          </table:table-cell>
          <table:table-cell table:formula="of:=([.F617]-[.C617])/0.0166667" office:value-type="float" office:value="37.3919252161498" calcext:value-type="float">
            <text:p>37.3919252161498</text:p>
          </table:table-cell>
          <table:table-cell table:formula="of:=DEGREES(ATAN(ABS([.F617]-[.C617])/ABS([.E617]-[.B617])))" office:value-type="float" office:value="2.52484355783021" calcext:value-type="float">
            <text:p>2.52484355783021</text:p>
          </table:table-cell>
          <table:table-cell table:formula="of:=SQRT(POWER([.H617];2)+POWER([.I617];2)+POWER([.J617];2))" office:value-type="float" office:value="856.206272133269" calcext:value-type="float">
            <text:p>856.206272133269</text:p>
          </table:table-cell>
        </table:table-row>
        <table:table-row table:style-name="ro1">
          <table:table-cell office:value-type="float" office:value="65.9346" calcext:value-type="float">
            <text:p>65.9346</text:p>
          </table:table-cell>
          <table:table-cell office:value-type="float" office:value="280.424" calcext:value-type="float">
            <text:p>280.424</text:p>
          </table:table-cell>
          <table:table-cell office:value-type="float" office:value="40.7613" calcext:value-type="float">
            <text:p>40.7613</text:p>
          </table:table-cell>
          <table:table-cell office:value-type="float" office:value="64.3487" calcext:value-type="float">
            <text:p>64.3487</text:p>
          </table:table-cell>
          <table:table-cell office:value-type="float" office:value="267.389" calcext:value-type="float">
            <text:p>267.389</text:p>
          </table:table-cell>
          <table:table-cell office:value-type="float" office:value="40.6808" calcext:value-type="float">
            <text:p>40.6808</text:p>
          </table:table-cell>
          <table:table-cell/>
          <table:table-cell table:formula="of:=([.D618]-[.A618])/0.0166667" office:value-type="float" office:value="-95.1538096923812" calcext:value-type="float">
            <text:p>-95.1538096923812</text:p>
          </table:table-cell>
          <table:table-cell table:formula="of:=ABS([.E618]-[.B618])/0.0166667" office:value-type="float" office:value="782.098435803126" calcext:value-type="float">
            <text:p>782.098435803126</text:p>
          </table:table-cell>
          <table:table-cell table:formula="of:=([.F618]-[.C618])/0.0166667" office:value-type="float" office:value="-4.82999034001936" calcext:value-type="float">
            <text:p>-4.82999034001936</text:p>
          </table:table-cell>
          <table:table-cell table:formula="of:=DEGREES(ATAN(ABS([.F618]-[.C618])/ABS([.E618]-[.B618])))" office:value-type="float" office:value="0.353835950578622" calcext:value-type="float">
            <text:p>0.353835950578622</text:p>
          </table:table-cell>
          <table:table-cell table:formula="of:=SQRT(POWER([.H618];2)+POWER([.I618];2)+POWER([.J618];2))" office:value-type="float" office:value="787.880409447624" calcext:value-type="float">
            <text:p>787.880409447624</text:p>
          </table:table-cell>
        </table:table-row>
        <table:table-row table:style-name="ro1">
          <table:table-cell office:value-type="float" office:value="66.4901" calcext:value-type="float">
            <text:p>66.4901</text:p>
          </table:table-cell>
          <table:table-cell office:value-type="float" office:value="278.639" calcext:value-type="float">
            <text:p>278.639</text:p>
          </table:table-cell>
          <table:table-cell office:value-type="float" office:value="43.5477" calcext:value-type="float">
            <text:p>43.5477</text:p>
          </table:table-cell>
          <table:table-cell office:value-type="float" office:value="64.1939" calcext:value-type="float">
            <text:p>64.1939</text:p>
          </table:table-cell>
          <table:table-cell office:value-type="float" office:value="264.257" calcext:value-type="float">
            <text:p>264.257</text:p>
          </table:table-cell>
          <table:table-cell office:value-type="float" office:value="44.1222" calcext:value-type="float">
            <text:p>44.1222</text:p>
          </table:table-cell>
          <table:table-cell/>
          <table:table-cell table:formula="of:=([.D619]-[.A619])/0.0166667" office:value-type="float" office:value="-137.771724456551" calcext:value-type="float">
            <text:p>-137.771724456551</text:p>
          </table:table-cell>
          <table:table-cell table:formula="of:=ABS([.E619]-[.B619])/0.0166667" office:value-type="float" office:value="862.918274163452" calcext:value-type="float">
            <text:p>862.918274163452</text:p>
          </table:table-cell>
          <table:table-cell table:formula="of:=([.F619]-[.C619])/0.0166667" office:value-type="float" office:value="34.4699310601379" calcext:value-type="float">
            <text:p>34.4699310601379</text:p>
          </table:table-cell>
          <table:table-cell table:formula="of:=DEGREES(ATAN(ABS([.F619]-[.C619])/ABS([.E619]-[.B619])))" office:value-type="float" office:value="2.28750759418136" calcext:value-type="float">
            <text:p>2.28750759418136</text:p>
          </table:table-cell>
          <table:table-cell table:formula="of:=SQRT(POWER([.H619];2)+POWER([.I619];2)+POWER([.J619];2))" office:value-type="float" office:value="874.526827542902" calcext:value-type="float">
            <text:p>874.526827542902</text:p>
          </table:table-cell>
        </table:table-row>
        <table:table-row table:style-name="ro1">
          <table:table-cell office:value-type="float" office:value="65.9967" calcext:value-type="float">
            <text:p>65.9967</text:p>
          </table:table-cell>
          <table:table-cell office:value-type="float" office:value="277.334" calcext:value-type="float">
            <text:p>277.334</text:p>
          </table:table-cell>
          <table:table-cell office:value-type="float" office:value="43.2581" calcext:value-type="float">
            <text:p>43.2581</text:p>
          </table:table-cell>
          <table:table-cell office:value-type="float" office:value="63.9645" calcext:value-type="float">
            <text:p>63.9645</text:p>
          </table:table-cell>
          <table:table-cell office:value-type="float" office:value="263.053" calcext:value-type="float">
            <text:p>263.053</text:p>
          </table:table-cell>
          <table:table-cell office:value-type="float" office:value="43.8333" calcext:value-type="float">
            <text:p>43.8333</text:p>
          </table:table-cell>
          <table:table-cell/>
          <table:table-cell table:formula="of:=([.D620]-[.A620])/0.0166667" office:value-type="float" office:value="-121.931756136488" calcext:value-type="float">
            <text:p>-121.931756136488</text:p>
          </table:table-cell>
          <table:table-cell table:formula="of:=ABS([.E620]-[.B620])/0.0166667" office:value-type="float" office:value="856.858286283428" calcext:value-type="float">
            <text:p>856.858286283428</text:p>
          </table:table-cell>
          <table:table-cell table:formula="of:=([.F620]-[.C620])/0.0166667" office:value-type="float" office:value="34.5119309761382" calcext:value-type="float">
            <text:p>34.5119309761382</text:p>
          </table:table-cell>
          <table:table-cell table:formula="of:=DEGREES(ATAN(ABS([.F620]-[.C620])/ABS([.E620]-[.B620])))" office:value-type="float" office:value="2.30647211997205" calcext:value-type="float">
            <text:p>2.30647211997205</text:p>
          </table:table-cell>
          <table:table-cell table:formula="of:=SQRT(POWER([.H620];2)+POWER([.I620];2)+POWER([.J620];2))" office:value-type="float" office:value="866.178127931433" calcext:value-type="float">
            <text:p>866.178127931433</text:p>
          </table:table-cell>
        </table:table-row>
        <table:table-row table:style-name="ro1">
          <table:table-cell office:value-type="float" office:value="70.2598" calcext:value-type="float">
            <text:p>70.2598</text:p>
          </table:table-cell>
          <table:table-cell office:value-type="float" office:value="280.695" calcext:value-type="float">
            <text:p>280.695</text:p>
          </table:table-cell>
          <table:table-cell office:value-type="float" office:value="42.1862" calcext:value-type="float">
            <text:p>42.1862</text:p>
          </table:table-cell>
          <table:table-cell office:value-type="float" office:value="69.5535" calcext:value-type="float">
            <text:p>69.5535</text:p>
          </table:table-cell>
          <table:table-cell office:value-type="float" office:value="266.61" calcext:value-type="float">
            <text:p>266.61</text:p>
          </table:table-cell>
          <table:table-cell office:value-type="float" office:value="42.4739" calcext:value-type="float">
            <text:p>42.4739</text:p>
          </table:table-cell>
          <table:table-cell/>
          <table:table-cell table:formula="of:=([.D621]-[.A621])/0.0166667" office:value-type="float" office:value="-42.3779152441694" calcext:value-type="float">
            <text:p>-42.3779152441694</text:p>
          </table:table-cell>
          <table:table-cell table:formula="of:=ABS([.E621]-[.B621])/0.0166667" office:value-type="float" office:value="845.098309803379" calcext:value-type="float">
            <text:p>845.098309803379</text:p>
          </table:table-cell>
          <table:table-cell table:formula="of:=([.F621]-[.C621])/0.0166667" office:value-type="float" office:value="17.2619654760691" calcext:value-type="float">
            <text:p>17.2619654760691</text:p>
          </table:table-cell>
          <table:table-cell table:formula="of:=DEGREES(ATAN(ABS([.F621]-[.C621])/ABS([.E621]-[.B621])))" office:value-type="float" office:value="1.17016001779384" calcext:value-type="float">
            <text:p>1.17016001779384</text:p>
          </table:table-cell>
          <table:table-cell table:formula="of:=SQRT(POWER([.H621];2)+POWER([.I621];2)+POWER([.J621];2))" office:value-type="float" office:value="846.336231284628" calcext:value-type="float">
            <text:p>846.336231284628</text:p>
          </table:table-cell>
        </table:table-row>
        <table:table-row table:style-name="ro1">
          <table:table-cell office:value-type="float" office:value="67.5304" calcext:value-type="float">
            <text:p>67.5304</text:p>
          </table:table-cell>
          <table:table-cell office:value-type="float" office:value="273.797" calcext:value-type="float">
            <text:p>273.797</text:p>
          </table:table-cell>
          <table:table-cell office:value-type="float" office:value="42.8101" calcext:value-type="float">
            <text:p>42.8101</text:p>
          </table:table-cell>
          <table:table-cell office:value-type="float" office:value="66.6691" calcext:value-type="float">
            <text:p>66.6691</text:p>
          </table:table-cell>
          <table:table-cell office:value-type="float" office:value="260.019" calcext:value-type="float">
            <text:p>260.019</text:p>
          </table:table-cell>
          <table:table-cell office:value-type="float" office:value="42.8528" calcext:value-type="float">
            <text:p>42.8528</text:p>
          </table:table-cell>
          <table:table-cell/>
          <table:table-cell table:formula="of:=([.D622]-[.A622])/0.0166667" office:value-type="float" office:value="-51.6778966442067" calcext:value-type="float">
            <text:p>-51.6778966442067</text:p>
          </table:table-cell>
          <table:table-cell table:formula="of:=ABS([.E622]-[.B622])/0.0166667" office:value-type="float" office:value="826.678346643308" calcext:value-type="float">
            <text:p>826.678346643308</text:p>
          </table:table-cell>
          <table:table-cell table:formula="of:=([.F622]-[.C622])/0.0166667" office:value-type="float" office:value="2.56199487601046" calcext:value-type="float">
            <text:p>2.56199487601046</text:p>
          </table:table-cell>
          <table:table-cell table:formula="of:=DEGREES(ATAN(ABS([.F622]-[.C622])/ABS([.E622]-[.B622])))" office:value-type="float" office:value="0.177567277727771" calcext:value-type="float">
            <text:p>0.177567277727771</text:p>
          </table:table-cell>
          <table:table-cell table:formula="of:=SQRT(POWER([.H622];2)+POWER([.I622];2)+POWER([.J622];2))" office:value-type="float" office:value="828.295996385487" calcext:value-type="float">
            <text:p>828.295996385487</text:p>
          </table:table-cell>
        </table:table-row>
        <table:table-row table:style-name="ro1">
          <table:table-cell office:value-type="float" office:value="67.0127" calcext:value-type="float">
            <text:p>67.0127</text:p>
          </table:table-cell>
          <table:table-cell office:value-type="float" office:value="276.207" calcext:value-type="float">
            <text:p>276.207</text:p>
          </table:table-cell>
          <table:table-cell office:value-type="float" office:value="43.1771" calcext:value-type="float">
            <text:p>43.1771</text:p>
          </table:table-cell>
          <table:table-cell office:value-type="float" office:value="65.662" calcext:value-type="float">
            <text:p>65.662</text:p>
          </table:table-cell>
          <table:table-cell office:value-type="float" office:value="263.423" calcext:value-type="float">
            <text:p>263.423</text:p>
          </table:table-cell>
          <table:table-cell office:value-type="float" office:value="43.2726" calcext:value-type="float">
            <text:p>43.2726</text:p>
          </table:table-cell>
          <table:table-cell/>
          <table:table-cell table:formula="of:=([.D623]-[.A623])/0.0166667" office:value-type="float" office:value="-81.0418379163235" calcext:value-type="float">
            <text:p>-81.0418379163235</text:p>
          </table:table-cell>
          <table:table-cell table:formula="of:=ABS([.E623]-[.B623])/0.0166667" office:value-type="float" office:value="767.038465923068" calcext:value-type="float">
            <text:p>767.038465923068</text:p>
          </table:table-cell>
          <table:table-cell table:formula="of:=([.F623]-[.C623])/0.0166667" office:value-type="float" office:value="5.72998854002257" calcext:value-type="float">
            <text:p>5.72998854002257</text:p>
          </table:table-cell>
          <table:table-cell table:formula="of:=DEGREES(ATAN(ABS([.F623]-[.C623])/ABS([.E623]-[.B623])))" office:value-type="float" office:value="0.428007287489766" calcext:value-type="float">
            <text:p>0.428007287489766</text:p>
          </table:table-cell>
          <table:table-cell table:formula="of:=SQRT(POWER([.H623];2)+POWER([.I623];2)+POWER([.J623];2))" office:value-type="float" office:value="771.329125903552" calcext:value-type="float">
            <text:p>771.329125903552</text:p>
          </table:table-cell>
        </table:table-row>
        <table:table-row table:style-name="ro1">
          <table:table-cell office:value-type="float" office:value="69.7678" calcext:value-type="float">
            <text:p>69.7678</text:p>
          </table:table-cell>
          <table:table-cell office:value-type="float" office:value="279.077" calcext:value-type="float">
            <text:p>279.077</text:p>
          </table:table-cell>
          <table:table-cell office:value-type="float" office:value="43.4483" calcext:value-type="float">
            <text:p>43.4483</text:p>
          </table:table-cell>
          <table:table-cell office:value-type="float" office:value="68.0379" calcext:value-type="float">
            <text:p>68.0379</text:p>
          </table:table-cell>
          <table:table-cell office:value-type="float" office:value="272.599" calcext:value-type="float">
            <text:p>272.599</text:p>
          </table:table-cell>
          <table:table-cell office:value-type="float" office:value="42.7495" calcext:value-type="float">
            <text:p>42.7495</text:p>
          </table:table-cell>
          <table:table-cell/>
          <table:table-cell table:formula="of:=([.D624]-[.A624])/0.0166667" office:value-type="float" office:value="-103.793792412415" calcext:value-type="float">
            <text:p>-103.793792412415</text:p>
          </table:table-cell>
          <table:table-cell table:formula="of:=ABS([.E624]-[.B624])/0.0166667" office:value-type="float" office:value="388.679222641555" calcext:value-type="float">
            <text:p>388.679222641555</text:p>
          </table:table-cell>
          <table:table-cell table:formula="of:=([.F624]-[.C624])/0.0166667" office:value-type="float" office:value="-41.9279161441681" calcext:value-type="float">
            <text:p>-41.9279161441681</text:p>
          </table:table-cell>
          <table:table-cell table:formula="of:=DEGREES(ATAN(ABS([.F624]-[.C624])/ABS([.E624]-[.B624])))" office:value-type="float" office:value="6.15684836328194" calcext:value-type="float">
            <text:p>6.15684836328194</text:p>
          </table:table-cell>
          <table:table-cell table:formula="of:=SQRT(POWER([.H624];2)+POWER([.I624];2)+POWER([.J624];2))" office:value-type="float" office:value="404.478231316331" calcext:value-type="float">
            <text:p>404.478231316331</text:p>
          </table:table-cell>
        </table:table-row>
        <table:table-row table:style-name="ro1">
          <table:table-cell office:value-type="float" office:value="68.5168" calcext:value-type="float">
            <text:p>68.5168</text:p>
          </table:table-cell>
          <table:table-cell office:value-type="float" office:value="275.299" calcext:value-type="float">
            <text:p>275.299</text:p>
          </table:table-cell>
          <table:table-cell office:value-type="float" office:value="42.3124" calcext:value-type="float">
            <text:p>42.3124</text:p>
          </table:table-cell>
          <table:table-cell office:value-type="float" office:value="67.3551" calcext:value-type="float">
            <text:p>67.3551</text:p>
          </table:table-cell>
          <table:table-cell office:value-type="float" office:value="263.926" calcext:value-type="float">
            <text:p>263.926</text:p>
          </table:table-cell>
          <table:table-cell office:value-type="float" office:value="41.9599" calcext:value-type="float">
            <text:p>41.9599</text:p>
          </table:table-cell>
          <table:table-cell/>
          <table:table-cell table:formula="of:=([.D625]-[.A625])/0.0166667" office:value-type="float" office:value="-69.7018605962794" calcext:value-type="float">
            <text:p>-69.7018605962794</text:p>
          </table:table-cell>
          <table:table-cell table:formula="of:=ABS([.E625]-[.B625])/0.0166667" office:value-type="float" office:value="682.378635242729" calcext:value-type="float">
            <text:p>682.378635242729</text:p>
          </table:table-cell>
          <table:table-cell table:formula="of:=([.F625]-[.C625])/0.0166667" office:value-type="float" office:value="-21.1499577000845" calcext:value-type="float">
            <text:p>-21.1499577000845</text:p>
          </table:table-cell>
          <table:table-cell table:formula="of:=DEGREES(ATAN(ABS([.F625]-[.C625])/ABS([.E625]-[.B625])))" office:value-type="float" office:value="1.77528344494293" calcext:value-type="float">
            <text:p>1.77528344494293</text:p>
          </table:table-cell>
          <table:table-cell table:formula="of:=SQRT(POWER([.H625];2)+POWER([.I625];2)+POWER([.J625];2))" office:value-type="float" office:value="686.255252742759" calcext:value-type="float">
            <text:p>686.255252742759</text:p>
          </table:table-cell>
        </table:table-row>
        <table:table-row table:style-name="ro1">
          <table:table-cell office:value-type="float" office:value="68.0241" calcext:value-type="float">
            <text:p>68.0241</text:p>
          </table:table-cell>
          <table:table-cell office:value-type="float" office:value="275.076" calcext:value-type="float">
            <text:p>275.076</text:p>
          </table:table-cell>
          <table:table-cell office:value-type="float" office:value="43.0979" calcext:value-type="float">
            <text:p>43.0979</text:p>
          </table:table-cell>
          <table:table-cell office:value-type="float" office:value="66.117" calcext:value-type="float">
            <text:p>66.117</text:p>
          </table:table-cell>
          <table:table-cell office:value-type="float" office:value="266.042" calcext:value-type="float">
            <text:p>266.042</text:p>
          </table:table-cell>
          <table:table-cell office:value-type="float" office:value="42.8431" calcext:value-type="float">
            <text:p>42.8431</text:p>
          </table:table-cell>
          <table:table-cell/>
          <table:table-cell table:formula="of:=([.D626]-[.A626])/0.0166667" office:value-type="float" office:value="-114.425771148458" calcext:value-type="float">
            <text:p>-114.425771148458</text:p>
          </table:table-cell>
          <table:table-cell table:formula="of:=ABS([.E626]-[.B626])/0.0166667" office:value-type="float" office:value="542.038915922171" calcext:value-type="float">
            <text:p>542.038915922171</text:p>
          </table:table-cell>
          <table:table-cell table:formula="of:=([.F626]-[.C626])/0.0166667" office:value-type="float" office:value="-15.2879694240613" calcext:value-type="float">
            <text:p>-15.2879694240613</text:p>
          </table:table-cell>
          <table:table-cell table:formula="of:=DEGREES(ATAN(ABS([.F626]-[.C626])/ABS([.E626]-[.B626])))" office:value-type="float" office:value="1.61557397844168" calcext:value-type="float">
            <text:p>1.61557397844168</text:p>
          </table:table-cell>
          <table:table-cell table:formula="of:=SQRT(POWER([.H626];2)+POWER([.I626];2)+POWER([.J626];2))" office:value-type="float" office:value="554.195963072732" calcext:value-type="float">
            <text:p>554.195963072732</text:p>
          </table:table-cell>
        </table:table-row>
        <table:table-row table:style-name="ro1">
          <table:table-cell office:value-type="float" office:value="68.7277" calcext:value-type="float">
            <text:p>68.7277</text:p>
          </table:table-cell>
          <table:table-cell office:value-type="float" office:value="281.907" calcext:value-type="float">
            <text:p>281.907</text:p>
          </table:table-cell>
          <table:table-cell office:value-type="float" office:value="41.7565" calcext:value-type="float">
            <text:p>41.7565</text:p>
          </table:table-cell>
          <table:table-cell office:value-type="float" office:value="67.3224" calcext:value-type="float">
            <text:p>67.3224</text:p>
          </table:table-cell>
          <table:table-cell office:value-type="float" office:value="267.648" calcext:value-type="float">
            <text:p>267.648</text:p>
          </table:table-cell>
          <table:table-cell office:value-type="float" office:value="41.8359" calcext:value-type="float">
            <text:p>41.8359</text:p>
          </table:table-cell>
          <table:table-cell/>
          <table:table-cell table:formula="of:=([.D627]-[.A627])/0.0166667" office:value-type="float" office:value="-84.3178313643371" calcext:value-type="float">
            <text:p>-84.3178313643371</text:p>
          </table:table-cell>
          <table:table-cell table:formula="of:=ABS([.E627]-[.B627])/0.0166667" office:value-type="float" office:value="855.53828892342" calcext:value-type="float">
            <text:p>855.53828892342</text:p>
          </table:table-cell>
          <table:table-cell table:formula="of:=([.F627]-[.C627])/0.0166667" office:value-type="float" office:value="4.76399047201904" calcext:value-type="float">
            <text:p>4.76399047201904</text:p>
          </table:table-cell>
          <table:table-cell table:formula="of:=DEGREES(ATAN(ABS([.F627]-[.C627])/ABS([.E627]-[.B627])))" office:value-type="float" office:value="0.319043262078949" calcext:value-type="float">
            <text:p>0.319043262078949</text:p>
          </table:table-cell>
          <table:table-cell table:formula="of:=SQRT(POWER([.H627];2)+POWER([.I627];2)+POWER([.J627];2))" office:value-type="float" office:value="859.696432530236" calcext:value-type="float">
            <text:p>859.696432530236</text:p>
          </table:table-cell>
        </table:table-row>
        <table:table-row table:style-name="ro1">
          <table:table-cell office:value-type="float" office:value="68.013" calcext:value-type="float">
            <text:p>68.013</text:p>
          </table:table-cell>
          <table:table-cell office:value-type="float" office:value="274.158" calcext:value-type="float">
            <text:p>274.158</text:p>
          </table:table-cell>
          <table:table-cell office:value-type="float" office:value="41.2587" calcext:value-type="float">
            <text:p>41.2587</text:p>
          </table:table-cell>
          <table:table-cell office:value-type="float" office:value="66.8758" calcext:value-type="float">
            <text:p>66.8758</text:p>
          </table:table-cell>
          <table:table-cell office:value-type="float" office:value="261.615" calcext:value-type="float">
            <text:p>261.615</text:p>
          </table:table-cell>
          <table:table-cell office:value-type="float" office:value="40.8928" calcext:value-type="float">
            <text:p>40.8928</text:p>
          </table:table-cell>
          <table:table-cell/>
          <table:table-cell table:formula="of:=([.D628]-[.A628])/0.0166667" office:value-type="float" office:value="-68.2318635362734" calcext:value-type="float">
            <text:p>-68.2318635362734</text:p>
          </table:table-cell>
          <table:table-cell table:formula="of:=ABS([.E628]-[.B628])/0.0166667" office:value-type="float" office:value="752.578494843011" calcext:value-type="float">
            <text:p>752.578494843011</text:p>
          </table:table-cell>
          <table:table-cell table:formula="of:=([.F628]-[.C628])/0.0166667" office:value-type="float" office:value="-21.9539560920876" calcext:value-type="float">
            <text:p>-21.9539560920876</text:p>
          </table:table-cell>
          <table:table-cell table:formula="of:=DEGREES(ATAN(ABS([.F628]-[.C628])/ABS([.E628]-[.B628])))" office:value-type="float" office:value="1.67093852548304" calcext:value-type="float">
            <text:p>1.67093852548304</text:p>
          </table:table-cell>
          <table:table-cell table:formula="of:=SQRT(POWER([.H628];2)+POWER([.I628];2)+POWER([.J628];2))" office:value-type="float" office:value="755.984096585304" calcext:value-type="float">
            <text:p>755.984096585304</text:p>
          </table:table-cell>
        </table:table-row>
        <table:table-row table:style-name="ro1">
          <table:table-cell office:value-type="float" office:value="68.5323" calcext:value-type="float">
            <text:p>68.5323</text:p>
          </table:table-cell>
          <table:table-cell office:value-type="float" office:value="271.615" calcext:value-type="float">
            <text:p>271.615</text:p>
          </table:table-cell>
          <table:table-cell office:value-type="float" office:value="41.6681" calcext:value-type="float">
            <text:p>41.6681</text:p>
          </table:table-cell>
          <table:table-cell office:value-type="float" office:value="67.1327" calcext:value-type="float">
            <text:p>67.1327</text:p>
          </table:table-cell>
          <table:table-cell office:value-type="float" office:value="260.405" calcext:value-type="float">
            <text:p>260.405</text:p>
          </table:table-cell>
          <table:table-cell office:value-type="float" office:value="41.0942" calcext:value-type="float">
            <text:p>41.0942</text:p>
          </table:table-cell>
          <table:table-cell/>
          <table:table-cell table:formula="of:=([.D629]-[.A629])/0.0166667" office:value-type="float" office:value="-83.9758320483363" calcext:value-type="float">
            <text:p>-83.9758320483363</text:p>
          </table:table-cell>
          <table:table-cell table:formula="of:=ABS([.E629]-[.B629])/0.0166667" office:value-type="float" office:value="672.598654802693" calcext:value-type="float">
            <text:p>672.598654802693</text:p>
          </table:table-cell>
          <table:table-cell table:formula="of:=([.F629]-[.C629])/0.0166667" office:value-type="float" office:value="-34.4339311321378" calcext:value-type="float">
            <text:p>-34.4339311321378</text:p>
          </table:table-cell>
          <table:table-cell table:formula="of:=DEGREES(ATAN(ABS([.F629]-[.C629])/ABS([.E629]-[.B629])))" office:value-type="float" office:value="2.93071948160651" calcext:value-type="float">
            <text:p>2.93071948160651</text:p>
          </table:table-cell>
          <table:table-cell table:formula="of:=SQRT(POWER([.H629];2)+POWER([.I629];2)+POWER([.J629];2))" office:value-type="float" office:value="678.694766757351" calcext:value-type="float">
            <text:p>678.694766757351</text:p>
          </table:table-cell>
        </table:table-row>
        <table:table-row table:style-name="ro1">
          <table:table-cell office:value-type="float" office:value="67.5312" calcext:value-type="float">
            <text:p>67.5312</text:p>
          </table:table-cell>
          <table:table-cell office:value-type="float" office:value="272.673" calcext:value-type="float">
            <text:p>272.673</text:p>
          </table:table-cell>
          <table:table-cell office:value-type="float" office:value="42.0003" calcext:value-type="float">
            <text:p>42.0003</text:p>
          </table:table-cell>
          <table:table-cell office:value-type="float" office:value="65.6662" calcext:value-type="float">
            <text:p>65.6662</text:p>
          </table:table-cell>
          <table:table-cell office:value-type="float" office:value="261.316" calcext:value-type="float">
            <text:p>261.316</text:p>
          </table:table-cell>
          <table:table-cell office:value-type="float" office:value="41.4393" calcext:value-type="float">
            <text:p>41.4393</text:p>
          </table:table-cell>
          <table:table-cell/>
          <table:table-cell table:formula="of:=([.D630]-[.A630])/0.0166667" office:value-type="float" office:value="-111.899776200447" calcext:value-type="float">
            <text:p>-111.899776200447</text:p>
          </table:table-cell>
          <table:table-cell table:formula="of:=ABS([.E630]-[.B630])/0.0166667" office:value-type="float" office:value="681.418637162727" calcext:value-type="float">
            <text:p>681.418637162727</text:p>
          </table:table-cell>
          <table:table-cell table:formula="of:=([.F630]-[.C630])/0.0166667" office:value-type="float" office:value="-33.6599326801346" calcext:value-type="float">
            <text:p>-33.6599326801346</text:p>
          </table:table-cell>
          <table:table-cell table:formula="of:=DEGREES(ATAN(ABS([.F630]-[.C630])/ABS([.E630]-[.B630])))" office:value-type="float" office:value="2.8279322951799" calcext:value-type="float">
            <text:p>2.8279322951799</text:p>
          </table:table-cell>
          <table:table-cell table:formula="of:=SQRT(POWER([.H630];2)+POWER([.I630];2)+POWER([.J630];2))" office:value-type="float" office:value="691.365250829437" calcext:value-type="float">
            <text:p>691.365250829437</text:p>
          </table:table-cell>
        </table:table-row>
        <table:table-row table:style-name="ro1">
          <table:table-cell office:value-type="float" office:value="68.5019" calcext:value-type="float">
            <text:p>68.5019</text:p>
          </table:table-cell>
          <table:table-cell office:value-type="float" office:value="276.722" calcext:value-type="float">
            <text:p>276.722</text:p>
          </table:table-cell>
          <table:table-cell office:value-type="float" office:value="41.5856" calcext:value-type="float">
            <text:p>41.5856</text:p>
          </table:table-cell>
          <table:table-cell office:value-type="float" office:value="67.1045" calcext:value-type="float">
            <text:p>67.1045</text:p>
          </table:table-cell>
          <table:table-cell office:value-type="float" office:value="263.985" calcext:value-type="float">
            <text:p>263.985</text:p>
          </table:table-cell>
          <table:table-cell office:value-type="float" office:value="41.4657" calcext:value-type="float">
            <text:p>41.4657</text:p>
          </table:table-cell>
          <table:table-cell/>
          <table:table-cell table:formula="of:=([.D631]-[.A631])/0.0166667" office:value-type="float" office:value="-83.8438323123357" calcext:value-type="float">
            <text:p>-83.8438323123357</text:p>
          </table:table-cell>
          <table:table-cell table:formula="of:=ABS([.E631]-[.B631])/0.0166667" office:value-type="float" office:value="764.218471563055" calcext:value-type="float">
            <text:p>764.218471563055</text:p>
          </table:table-cell>
          <table:table-cell table:formula="of:=([.F631]-[.C631])/0.0166667" office:value-type="float" office:value="-7.19398561202885" calcext:value-type="float">
            <text:p>-7.19398561202885</text:p>
          </table:table-cell>
          <table:table-cell table:formula="of:=DEGREES(ATAN(ABS([.F631]-[.C631])/ABS([.E631]-[.B631])))" office:value-type="float" office:value="0.539339016606088" calcext:value-type="float">
            <text:p>0.539339016606088</text:p>
          </table:table-cell>
          <table:table-cell table:formula="of:=SQRT(POWER([.H631];2)+POWER([.I631];2)+POWER([.J631];2))" office:value-type="float" office:value="768.837703240402" calcext:value-type="float">
            <text:p>768.837703240402</text:p>
          </table:table-cell>
        </table:table-row>
        <table:table-row table:style-name="ro1">
          <table:table-cell office:value-type="float" office:value="69.2131" calcext:value-type="float">
            <text:p>69.2131</text:p>
          </table:table-cell>
          <table:table-cell office:value-type="float" office:value="286.09" calcext:value-type="float">
            <text:p>286.09</text:p>
          </table:table-cell>
          <table:table-cell office:value-type="float" office:value="41.0866" calcext:value-type="float">
            <text:p>41.0866</text:p>
          </table:table-cell>
          <table:table-cell office:value-type="float" office:value="68.0184" calcext:value-type="float">
            <text:p>68.0184</text:p>
          </table:table-cell>
          <table:table-cell office:value-type="float" office:value="272.946" calcext:value-type="float">
            <text:p>272.946</text:p>
          </table:table-cell>
          <table:table-cell office:value-type="float" office:value="40.9602" calcext:value-type="float">
            <text:p>40.9602</text:p>
          </table:table-cell>
          <table:table-cell/>
          <table:table-cell table:formula="of:=([.D632]-[.A632])/0.0166667" office:value-type="float" office:value="-71.6818566362866" calcext:value-type="float">
            <text:p>-71.6818566362866</text:p>
          </table:table-cell>
          <table:table-cell table:formula="of:=ABS([.E632]-[.B632])/0.0166667" office:value-type="float" office:value="788.638422723152" calcext:value-type="float">
            <text:p>788.638422723152</text:p>
          </table:table-cell>
          <table:table-cell table:formula="of:=([.F632]-[.C632])/0.0166667" office:value-type="float" office:value="-7.58398483203014" calcext:value-type="float">
            <text:p>-7.58398483203014</text:p>
          </table:table-cell>
          <table:table-cell table:formula="of:=DEGREES(ATAN(ABS([.F632]-[.C632])/ABS([.E632]-[.B632])))" office:value-type="float" office:value="0.550971035824723" calcext:value-type="float">
            <text:p>0.550971035824723</text:p>
          </table:table-cell>
          <table:table-cell table:formula="of:=SQRT(POWER([.H632];2)+POWER([.I632];2)+POWER([.J632];2))" office:value-type="float" office:value="791.925733381621" calcext:value-type="float">
            <text:p>791.925733381621</text:p>
          </table:table-cell>
        </table:table-row>
        <table:table-row table:style-name="ro1">
          <table:table-cell office:value-type="float" office:value="69.5059" calcext:value-type="float">
            <text:p>69.5059</text:p>
          </table:table-cell>
          <table:table-cell office:value-type="float" office:value="278.086" calcext:value-type="float">
            <text:p>278.086</text:p>
          </table:table-cell>
          <table:table-cell office:value-type="float" office:value="41.8567" calcext:value-type="float">
            <text:p>41.8567</text:p>
          </table:table-cell>
          <table:table-cell office:value-type="float" office:value="68.0593" calcext:value-type="float">
            <text:p>68.0593</text:p>
          </table:table-cell>
          <table:table-cell office:value-type="float" office:value="267.811" calcext:value-type="float">
            <text:p>267.811</text:p>
          </table:table-cell>
          <table:table-cell office:value-type="float" office:value="41.557" calcext:value-type="float">
            <text:p>41.557</text:p>
          </table:table-cell>
          <table:table-cell/>
          <table:table-cell table:formula="of:=([.D633]-[.A633])/0.0166667" office:value-type="float" office:value="-86.7958264083474" calcext:value-type="float">
            <text:p>-86.7958264083474</text:p>
          </table:table-cell>
          <table:table-cell table:formula="of:=ABS([.E633]-[.B633])/0.0166667" office:value-type="float" office:value="616.498767002468" calcext:value-type="float">
            <text:p>616.498767002468</text:p>
          </table:table-cell>
          <table:table-cell table:formula="of:=([.F633]-[.C633])/0.0166667" office:value-type="float" office:value="-17.981964036072" calcext:value-type="float">
            <text:p>-17.981964036072</text:p>
          </table:table-cell>
          <table:table-cell table:formula="of:=DEGREES(ATAN(ABS([.F633]-[.C633])/ABS([.E633]-[.B633])))" office:value-type="float" office:value="1.67072291504682" calcext:value-type="float">
            <text:p>1.67072291504682</text:p>
          </table:table-cell>
          <table:table-cell table:formula="of:=SQRT(POWER([.H633];2)+POWER([.I633];2)+POWER([.J633];2))" office:value-type="float" office:value="622.838338758996" calcext:value-type="float">
            <text:p>622.838338758996</text:p>
          </table:table-cell>
        </table:table-row>
        <table:table-row table:style-name="ro1">
          <table:table-cell office:value-type="float" office:value="67.7035" calcext:value-type="float">
            <text:p>67.7035</text:p>
          </table:table-cell>
          <table:table-cell office:value-type="float" office:value="279.646" calcext:value-type="float">
            <text:p>279.646</text:p>
          </table:table-cell>
          <table:table-cell office:value-type="float" office:value="39.3604" calcext:value-type="float">
            <text:p>39.3604</text:p>
          </table:table-cell>
          <table:table-cell office:value-type="float" office:value="66.2874" calcext:value-type="float">
            <text:p>66.2874</text:p>
          </table:table-cell>
          <table:table-cell office:value-type="float" office:value="268.188" calcext:value-type="float">
            <text:p>268.188</text:p>
          </table:table-cell>
          <table:table-cell office:value-type="float" office:value="38.065" calcext:value-type="float">
            <text:p>38.065</text:p>
          </table:table-cell>
          <table:table-cell/>
          <table:table-cell table:formula="of:=([.D634]-[.A634])/0.0166667" office:value-type="float" office:value="-84.9658300683399" calcext:value-type="float">
            <text:p>-84.9658300683399</text:p>
          </table:table-cell>
          <table:table-cell table:formula="of:=ABS([.E634]-[.B634])/0.0166667" office:value-type="float" office:value="687.478625042752" calcext:value-type="float">
            <text:p>687.478625042752</text:p>
          </table:table-cell>
          <table:table-cell table:formula="of:=([.F634]-[.C634])/0.0166667" office:value-type="float" office:value="-77.723844552311" calcext:value-type="float">
            <text:p>-77.723844552311</text:p>
          </table:table-cell>
          <table:table-cell table:formula="of:=DEGREES(ATAN(ABS([.F634]-[.C634])/ABS([.E634]-[.B634])))" office:value-type="float" office:value="6.45026458080512" calcext:value-type="float">
            <text:p>6.45026458080512</text:p>
          </table:table-cell>
          <table:table-cell table:formula="of:=SQRT(POWER([.H634];2)+POWER([.I634];2)+POWER([.J634];2))" office:value-type="float" office:value="697.055986404152" calcext:value-type="float">
            <text:p>697.055986404152</text:p>
          </table:table-cell>
        </table:table-row>
        <table:table-row table:style-name="ro1">
          <table:table-cell office:value-type="float" office:value="67.4502" calcext:value-type="float">
            <text:p>67.4502</text:p>
          </table:table-cell>
          <table:table-cell office:value-type="float" office:value="279.606" calcext:value-type="float">
            <text:p>279.606</text:p>
          </table:table-cell>
          <table:table-cell office:value-type="float" office:value="39.3694" calcext:value-type="float">
            <text:p>39.3694</text:p>
          </table:table-cell>
          <table:table-cell office:value-type="float" office:value="65.7995" calcext:value-type="float">
            <text:p>65.7995</text:p>
          </table:table-cell>
          <table:table-cell office:value-type="float" office:value="268.017" calcext:value-type="float">
            <text:p>268.017</text:p>
          </table:table-cell>
          <table:table-cell office:value-type="float" office:value="38.5925" calcext:value-type="float">
            <text:p>38.5925</text:p>
          </table:table-cell>
          <table:table-cell/>
          <table:table-cell table:formula="of:=([.D635]-[.A635])/0.0166667" office:value-type="float" office:value="-99.0418019163962" calcext:value-type="float">
            <text:p>-99.0418019163962</text:p>
          </table:table-cell>
          <table:table-cell table:formula="of:=ABS([.E635]-[.B635])/0.0166667" office:value-type="float" office:value="695.338609322781" calcext:value-type="float">
            <text:p>695.338609322781</text:p>
          </table:table-cell>
          <table:table-cell table:formula="of:=([.F635]-[.C635])/0.0166667" office:value-type="float" office:value="-46.6139067721863" calcext:value-type="float">
            <text:p>-46.6139067721863</text:p>
          </table:table-cell>
          <table:table-cell table:formula="of:=DEGREES(ATAN(ABS([.F635]-[.C635])/ABS([.E635]-[.B635])))" office:value-type="float" office:value="3.83523935750158" calcext:value-type="float">
            <text:p>3.83523935750158</text:p>
          </table:table-cell>
          <table:table-cell table:formula="of:=SQRT(POWER([.H635];2)+POWER([.I635];2)+POWER([.J635];2))" office:value-type="float" office:value="703.901922462464" calcext:value-type="float">
            <text:p>703.901922462464</text:p>
          </table:table-cell>
        </table:table-row>
        <table:table-row table:style-name="ro1">
          <table:table-cell office:value-type="float" office:value="68.1601" calcext:value-type="float">
            <text:p>68.1601</text:p>
          </table:table-cell>
          <table:table-cell office:value-type="float" office:value="288.833" calcext:value-type="float">
            <text:p>288.833</text:p>
          </table:table-cell>
          <table:table-cell office:value-type="float" office:value="40.1483" calcext:value-type="float">
            <text:p>40.1483</text:p>
          </table:table-cell>
          <table:table-cell office:value-type="float" office:value="66.4531" calcext:value-type="float">
            <text:p>66.4531</text:p>
          </table:table-cell>
          <table:table-cell office:value-type="float" office:value="278.116" calcext:value-type="float">
            <text:p>278.116</text:p>
          </table:table-cell>
          <table:table-cell office:value-type="float" office:value="39.625" calcext:value-type="float">
            <text:p>39.625</text:p>
          </table:table-cell>
          <table:table-cell/>
          <table:table-cell table:formula="of:=([.D636]-[.A636])/0.0166667" office:value-type="float" office:value="-102.419795160409" calcext:value-type="float">
            <text:p>-102.419795160409</text:p>
          </table:table-cell>
          <table:table-cell table:formula="of:=ABS([.E636]-[.B636])/0.0166667" office:value-type="float" office:value="643.018713962575" calcext:value-type="float">
            <text:p>643.018713962575</text:p>
          </table:table-cell>
          <table:table-cell table:formula="of:=([.F636]-[.C636])/0.0166667" office:value-type="float" office:value="-31.3979372041255" calcext:value-type="float">
            <text:p>-31.3979372041255</text:p>
          </table:table-cell>
          <table:table-cell table:formula="of:=DEGREES(ATAN(ABS([.F636]-[.C636])/ABS([.E636]-[.B636])))" office:value-type="float" office:value="2.79547320879664" calcext:value-type="float">
            <text:p>2.79547320879664</text:p>
          </table:table-cell>
          <table:table-cell table:formula="of:=SQRT(POWER([.H636];2)+POWER([.I636];2)+POWER([.J636];2))" office:value-type="float" office:value="651.880902778612" calcext:value-type="float">
            <text:p>651.880902778612</text:p>
          </table:table-cell>
        </table:table-row>
        <table:table-row table:style-name="ro1">
          <table:table-cell office:value-type="float" office:value="69.6755" calcext:value-type="float">
            <text:p>69.6755</text:p>
          </table:table-cell>
          <table:table-cell office:value-type="float" office:value="301.28" calcext:value-type="float">
            <text:p>301.28</text:p>
          </table:table-cell>
          <table:table-cell office:value-type="float" office:value="40.7656" calcext:value-type="float">
            <text:p>40.7656</text:p>
          </table:table-cell>
          <table:table-cell office:value-type="float" office:value="67.8962" calcext:value-type="float">
            <text:p>67.8962</text:p>
          </table:table-cell>
          <table:table-cell office:value-type="float" office:value="290.074" calcext:value-type="float">
            <text:p>290.074</text:p>
          </table:table-cell>
          <table:table-cell office:value-type="float" office:value="40.4655" calcext:value-type="float">
            <text:p>40.4655</text:p>
          </table:table-cell>
          <table:table-cell/>
          <table:table-cell table:formula="of:=([.D637]-[.A637])/0.0166667" office:value-type="float" office:value="-106.757786484427" calcext:value-type="float">
            <text:p>-106.757786484427</text:p>
          </table:table-cell>
          <table:table-cell table:formula="of:=ABS([.E637]-[.B637])/0.0166667" office:value-type="float" office:value="672.358655282687" calcext:value-type="float">
            <text:p>672.358655282687</text:p>
          </table:table-cell>
          <table:table-cell table:formula="of:=([.F637]-[.C637])/0.0166667" office:value-type="float" office:value="-18.0059639880721" calcext:value-type="float">
            <text:p>-18.0059639880721</text:p>
          </table:table-cell>
          <table:table-cell table:formula="of:=DEGREES(ATAN(ABS([.F637]-[.C637])/ABS([.E637]-[.B637])))" office:value-type="float" office:value="1.53403129277927" calcext:value-type="float">
            <text:p>1.53403129277927</text:p>
          </table:table-cell>
          <table:table-cell table:formula="of:=SQRT(POWER([.H637];2)+POWER([.I637];2)+POWER([.J637];2))" office:value-type="float" office:value="681.019530591992" calcext:value-type="float">
            <text:p>681.019530591992</text:p>
          </table:table-cell>
        </table:table-row>
        <table:table-row table:style-name="ro1">
          <table:table-cell office:value-type="float" office:value="67.1561" calcext:value-type="float">
            <text:p>67.1561</text:p>
          </table:table-cell>
          <table:table-cell office:value-type="float" office:value="285.909" calcext:value-type="float">
            <text:p>285.909</text:p>
          </table:table-cell>
          <table:table-cell office:value-type="float" office:value="40.626" calcext:value-type="float">
            <text:p>40.626</text:p>
          </table:table-cell>
          <table:table-cell office:value-type="float" office:value="65.5185" calcext:value-type="float">
            <text:p>65.5185</text:p>
          </table:table-cell>
          <table:table-cell office:value-type="float" office:value="272.643" calcext:value-type="float">
            <text:p>272.643</text:p>
          </table:table-cell>
          <table:table-cell office:value-type="float" office:value="40.5377" calcext:value-type="float">
            <text:p>40.5377</text:p>
          </table:table-cell>
          <table:table-cell/>
          <table:table-cell table:formula="of:=([.D638]-[.A638])/0.0166667" office:value-type="float" office:value="-98.2558034883926" calcext:value-type="float">
            <text:p>-98.2558034883926</text:p>
          </table:table-cell>
          <table:table-cell table:formula="of:=ABS([.E638]-[.B638])/0.0166667" office:value-type="float" office:value="795.958408083185" calcext:value-type="float">
            <text:p>795.958408083185</text:p>
          </table:table-cell>
          <table:table-cell table:formula="of:=([.F638]-[.C638])/0.0166667" office:value-type="float" office:value="-5.297989404021" calcext:value-type="float">
            <text:p>-5.297989404021</text:p>
          </table:table-cell>
          <table:table-cell table:formula="of:=DEGREES(ATAN(ABS([.F638]-[.C638])/ABS([.E638]-[.B638])))" office:value-type="float" office:value="0.381361572345127" calcext:value-type="float">
            <text:p>0.381361572345127</text:p>
          </table:table-cell>
          <table:table-cell table:formula="of:=SQRT(POWER([.H638];2)+POWER([.I638];2)+POWER([.J638];2))" office:value-type="float" office:value="802.017492957101" calcext:value-type="float">
            <text:p>802.017492957101</text:p>
          </table:table-cell>
        </table:table-row>
        <table:table-row table:style-name="ro1">
          <table:table-cell office:value-type="float" office:value="68.4457" calcext:value-type="float">
            <text:p>68.4457</text:p>
          </table:table-cell>
          <table:table-cell office:value-type="float" office:value="284.765" calcext:value-type="float">
            <text:p>284.765</text:p>
          </table:table-cell>
          <table:table-cell office:value-type="float" office:value="40.5431" calcext:value-type="float">
            <text:p>40.5431</text:p>
          </table:table-cell>
          <table:table-cell office:value-type="float" office:value="67.5328" calcext:value-type="float">
            <text:p>67.5328</text:p>
          </table:table-cell>
          <table:table-cell office:value-type="float" office:value="270.44" calcext:value-type="float">
            <text:p>270.44</text:p>
          </table:table-cell>
          <table:table-cell office:value-type="float" office:value="40.3885" calcext:value-type="float">
            <text:p>40.3885</text:p>
          </table:table-cell>
          <table:table-cell/>
          <table:table-cell table:formula="of:=([.D639]-[.A639])/0.0166667" office:value-type="float" office:value="-54.7738904522196" calcext:value-type="float">
            <text:p>-54.7738904522196</text:p>
          </table:table-cell>
          <table:table-cell table:formula="of:=ABS([.E639]-[.B639])/0.0166667" office:value-type="float" office:value="859.498281003437" calcext:value-type="float">
            <text:p>859.498281003437</text:p>
          </table:table-cell>
          <table:table-cell table:formula="of:=([.F639]-[.C639])/0.0166667" office:value-type="float" office:value="-9.27598144803723" calcext:value-type="float">
            <text:p>-9.27598144803723</text:p>
          </table:table-cell>
          <table:table-cell table:formula="of:=DEGREES(ATAN(ABS([.F639]-[.C639])/ABS([.E639]-[.B639])))" office:value-type="float" office:value="0.618330445381873" calcext:value-type="float">
            <text:p>0.618330445381873</text:p>
          </table:table-cell>
          <table:table-cell table:formula="of:=SQRT(POWER([.H639];2)+POWER([.I639];2)+POWER([.J639];2))" office:value-type="float" office:value="861.291772835988" calcext:value-type="float">
            <text:p>861.291772835988</text:p>
          </table:table-cell>
        </table:table-row>
        <table:table-row table:style-name="ro1">
          <table:table-cell office:value-type="float" office:value="68.421" calcext:value-type="float">
            <text:p>68.421</text:p>
          </table:table-cell>
          <table:table-cell office:value-type="float" office:value="288.802" calcext:value-type="float">
            <text:p>288.802</text:p>
          </table:table-cell>
          <table:table-cell office:value-type="float" office:value="40.4069" calcext:value-type="float">
            <text:p>40.4069</text:p>
          </table:table-cell>
          <table:table-cell office:value-type="float" office:value="66.958" calcext:value-type="float">
            <text:p>66.958</text:p>
          </table:table-cell>
          <table:table-cell office:value-type="float" office:value="278.189" calcext:value-type="float">
            <text:p>278.189</text:p>
          </table:table-cell>
          <table:table-cell office:value-type="float" office:value="39.6081" calcext:value-type="float">
            <text:p>39.6081</text:p>
          </table:table-cell>
          <table:table-cell/>
          <table:table-cell table:formula="of:=([.D640]-[.A640])/0.0166667" office:value-type="float" office:value="-87.7798244403516" calcext:value-type="float">
            <text:p>-87.7798244403516</text:p>
          </table:table-cell>
          <table:table-cell table:formula="of:=ABS([.E640]-[.B640])/0.0166667" office:value-type="float" office:value="636.778726442547" calcext:value-type="float">
            <text:p>636.778726442547</text:p>
          </table:table-cell>
          <table:table-cell table:formula="of:=([.F640]-[.C640])/0.0166667" office:value-type="float" office:value="-47.9279041441917" calcext:value-type="float">
            <text:p>-47.9279041441917</text:p>
          </table:table-cell>
          <table:table-cell table:formula="of:=DEGREES(ATAN(ABS([.F640]-[.C640])/ABS([.E640]-[.B640])))" office:value-type="float" office:value="4.30431888098281" calcext:value-type="float">
            <text:p>4.30431888098281</text:p>
          </table:table-cell>
          <table:table-cell table:formula="of:=SQRT(POWER([.H640];2)+POWER([.I640];2)+POWER([.J640];2))" office:value-type="float" office:value="644.584771790512" calcext:value-type="float">
            <text:p>644.584771790512</text:p>
          </table:table-cell>
        </table:table-row>
        <table:table-row table:style-name="ro1">
          <table:table-cell office:value-type="float" office:value="67.9369" calcext:value-type="float">
            <text:p>67.9369</text:p>
          </table:table-cell>
          <table:table-cell office:value-type="float" office:value="284.638" calcext:value-type="float">
            <text:p>284.638</text:p>
          </table:table-cell>
          <table:table-cell office:value-type="float" office:value="40.8222" calcext:value-type="float">
            <text:p>40.8222</text:p>
          </table:table-cell>
          <table:table-cell office:value-type="float" office:value="66.7945" calcext:value-type="float">
            <text:p>66.7945</text:p>
          </table:table-cell>
          <table:table-cell office:value-type="float" office:value="270.23" calcext:value-type="float">
            <text:p>270.23</text:p>
          </table:table-cell>
          <table:table-cell office:value-type="float" office:value="40.9241" calcext:value-type="float">
            <text:p>40.9241</text:p>
          </table:table-cell>
          <table:table-cell/>
          <table:table-cell table:formula="of:=([.D641]-[.A641])/0.0166667" office:value-type="float" office:value="-68.5438629122739" calcext:value-type="float">
            <text:p>-68.5438629122739</text:p>
          </table:table-cell>
          <table:table-cell table:formula="of:=ABS([.E641]-[.B641])/0.0166667" office:value-type="float" office:value="864.478271043456" calcext:value-type="float">
            <text:p>864.478271043456</text:p>
          </table:table-cell>
          <table:table-cell table:formula="of:=([.F641]-[.C641])/0.0166667" office:value-type="float" office:value="6.11398777202449" calcext:value-type="float">
            <text:p>6.11398777202449</text:p>
          </table:table-cell>
          <table:table-cell table:formula="of:=DEGREES(ATAN(ABS([.F641]-[.C641])/ABS([.E641]-[.B641])))" office:value-type="float" office:value="0.405215337982987" calcext:value-type="float">
            <text:p>0.405215337982987</text:p>
          </table:table-cell>
          <table:table-cell table:formula="of:=SQRT(POWER([.H641];2)+POWER([.I641];2)+POWER([.J641];2))" office:value-type="float" office:value="867.212962942607" calcext:value-type="float">
            <text:p>867.212962942607</text:p>
          </table:table-cell>
        </table:table-row>
        <table:table-row table:style-name="ro1">
          <table:table-cell office:value-type="float" office:value="69.0073" calcext:value-type="float">
            <text:p>69.0073</text:p>
          </table:table-cell>
          <table:table-cell office:value-type="float" office:value="276.737" calcext:value-type="float">
            <text:p>276.737</text:p>
          </table:table-cell>
          <table:table-cell office:value-type="float" office:value="41.828" calcext:value-type="float">
            <text:p>41.828</text:p>
          </table:table-cell>
          <table:table-cell office:value-type="float" office:value="68.1073" calcext:value-type="float">
            <text:p>68.1073</text:p>
          </table:table-cell>
          <table:table-cell office:value-type="float" office:value="261.573" calcext:value-type="float">
            <text:p>261.573</text:p>
          </table:table-cell>
          <table:table-cell office:value-type="float" office:value="42.0994" calcext:value-type="float">
            <text:p>42.0994</text:p>
          </table:table-cell>
          <table:table-cell/>
          <table:table-cell table:formula="of:=([.D642]-[.A642])/0.0166667" office:value-type="float" office:value="-53.9998920002163" calcext:value-type="float">
            <text:p>-53.9998920002163</text:p>
          </table:table-cell>
          <table:table-cell table:formula="of:=ABS([.E642]-[.B642])/0.0166667" office:value-type="float" office:value="909.838180323642" calcext:value-type="float">
            <text:p>909.838180323642</text:p>
          </table:table-cell>
          <table:table-cell table:formula="of:=([.F642]-[.C642])/0.0166667" office:value-type="float" office:value="16.2839674320651" calcext:value-type="float">
            <text:p>16.2839674320651</text:p>
          </table:table-cell>
          <table:table-cell table:formula="of:=DEGREES(ATAN(ABS([.F642]-[.C642])/ABS([.E642]-[.B642])))" office:value-type="float" office:value="1.02535046918423" calcext:value-type="float">
            <text:p>1.02535046918423</text:p>
          </table:table-cell>
          <table:table-cell table:formula="of:=SQRT(POWER([.H642];2)+POWER([.I642];2)+POWER([.J642];2))" office:value-type="float" office:value="911.584702759979" calcext:value-type="float">
            <text:p>911.584702759979</text:p>
          </table:table-cell>
        </table:table-row>
        <table:table-row table:style-name="ro1">
          <table:table-cell office:value-type="float" office:value="68.9726" calcext:value-type="float">
            <text:p>68.9726</text:p>
          </table:table-cell>
          <table:table-cell office:value-type="float" office:value="284.516" calcext:value-type="float">
            <text:p>284.516</text:p>
          </table:table-cell>
          <table:table-cell office:value-type="float" office:value="42.0994" calcext:value-type="float">
            <text:p>42.0994</text:p>
          </table:table-cell>
          <table:table-cell office:value-type="float" office:value="67.5407" calcext:value-type="float">
            <text:p>67.5407</text:p>
          </table:table-cell>
          <table:table-cell office:value-type="float" office:value="271.418" calcext:value-type="float">
            <text:p>271.418</text:p>
          </table:table-cell>
          <table:table-cell office:value-type="float" office:value="41.9565" calcext:value-type="float">
            <text:p>41.9565</text:p>
          </table:table-cell>
          <table:table-cell/>
          <table:table-cell table:formula="of:=([.D643]-[.A643])/0.0166667" office:value-type="float" office:value="-85.9138281723436" calcext:value-type="float">
            <text:p>-85.9138281723436</text:p>
          </table:table-cell>
          <table:table-cell table:formula="of:=ABS([.E643]-[.B643])/0.0166667" office:value-type="float" office:value="785.878428243144" calcext:value-type="float">
            <text:p>785.878428243144</text:p>
          </table:table-cell>
          <table:table-cell table:formula="of:=([.F643]-[.C643])/0.0166667" office:value-type="float" office:value="-8.57398285203457" calcext:value-type="float">
            <text:p>-8.57398285203457</text:p>
          </table:table-cell>
          <table:table-cell table:formula="of:=DEGREES(ATAN(ABS([.F643]-[.C643])/ABS([.E643]-[.B643])))" office:value-type="float" office:value="0.625075741465332" calcext:value-type="float">
            <text:p>0.625075741465332</text:p>
          </table:table-cell>
          <table:table-cell table:formula="of:=SQRT(POWER([.H643];2)+POWER([.I643];2)+POWER([.J643];2))" office:value-type="float" office:value="790.607110410151" calcext:value-type="float">
            <text:p>790.607110410151</text:p>
          </table:table-cell>
        </table:table-row>
        <table:table-row table:style-name="ro1">
          <table:table-cell office:value-type="float" office:value="66.9547" calcext:value-type="float">
            <text:p>66.9547</text:p>
          </table:table-cell>
          <table:table-cell office:value-type="float" office:value="280.462" calcext:value-type="float">
            <text:p>280.462</text:p>
          </table:table-cell>
          <table:table-cell office:value-type="float" office:value="41.2489" calcext:value-type="float">
            <text:p>41.2489</text:p>
          </table:table-cell>
          <table:table-cell office:value-type="float" office:value="66.3904" calcext:value-type="float">
            <text:p>66.3904</text:p>
          </table:table-cell>
          <table:table-cell office:value-type="float" office:value="263.592" calcext:value-type="float">
            <text:p>263.592</text:p>
          </table:table-cell>
          <table:table-cell office:value-type="float" office:value="42.9956" calcext:value-type="float">
            <text:p>42.9956</text:p>
          </table:table-cell>
          <table:table-cell/>
          <table:table-cell table:formula="of:=([.D644]-[.A644])/0.0166667" office:value-type="float" office:value="-33.8579322841356" calcext:value-type="float">
            <text:p>-33.8579322841356</text:p>
          </table:table-cell>
          <table:table-cell table:formula="of:=ABS([.E644]-[.B644])/0.0166667" office:value-type="float" office:value="1012.19797560405" calcext:value-type="float">
            <text:p>1012.19797560405</text:p>
          </table:table-cell>
          <table:table-cell table:formula="of:=([.F644]-[.C644])/0.0166667" office:value-type="float" office:value="104.801790396419" calcext:value-type="float">
            <text:p>104.801790396419</text:p>
          </table:table-cell>
          <table:table-cell table:formula="of:=DEGREES(ATAN(ABS([.F644]-[.C644])/ABS([.E644]-[.B644])))" office:value-type="float" office:value="5.91127429174354" calcext:value-type="float">
            <text:p>5.91127429174354</text:p>
          </table:table-cell>
          <table:table-cell table:formula="of:=SQRT(POWER([.H644];2)+POWER([.I644];2)+POWER([.J644];2))" office:value-type="float" office:value="1018.17214490762" calcext:value-type="float">
            <text:p>1018.17214490762</text:p>
          </table:table-cell>
        </table:table-row>
        <table:table-row table:style-name="ro1">
          <table:table-cell office:value-type="float" office:value="68.0351" calcext:value-type="float">
            <text:p>68.0351</text:p>
          </table:table-cell>
          <table:table-cell office:value-type="float" office:value="272.644" calcext:value-type="float">
            <text:p>272.644</text:p>
          </table:table-cell>
          <table:table-cell office:value-type="float" office:value="42.4951" calcext:value-type="float">
            <text:p>42.4951</text:p>
          </table:table-cell>
          <table:table-cell office:value-type="float" office:value="66.6629" calcext:value-type="float">
            <text:p>66.6629</text:p>
          </table:table-cell>
          <table:table-cell office:value-type="float" office:value="260.098" calcext:value-type="float">
            <text:p>260.098</text:p>
          </table:table-cell>
          <table:table-cell office:value-type="float" office:value="42.3575" calcext:value-type="float">
            <text:p>42.3575</text:p>
          </table:table-cell>
          <table:table-cell/>
          <table:table-cell table:formula="of:=([.D645]-[.A645])/0.0166667" office:value-type="float" office:value="-82.3318353363297" calcext:value-type="float">
            <text:p>-82.3318353363297</text:p>
          </table:table-cell>
          <table:table-cell table:formula="of:=ABS([.E645]-[.B645])/0.0166667" office:value-type="float" office:value="752.758494483011" calcext:value-type="float">
            <text:p>752.758494483011</text:p>
          </table:table-cell>
          <table:table-cell table:formula="of:=([.F645]-[.C645])/0.0166667" office:value-type="float" office:value="-8.25598348803297" calcext:value-type="float">
            <text:p>-8.25598348803297</text:p>
          </table:table-cell>
          <table:table-cell table:formula="of:=DEGREES(ATAN(ABS([.F645]-[.C645])/ABS([.E645]-[.B645])))" office:value-type="float" office:value="0.628374236256888" calcext:value-type="float">
            <text:p>0.628374236256888</text:p>
          </table:table-cell>
          <table:table-cell table:formula="of:=SQRT(POWER([.H645];2)+POWER([.I645];2)+POWER([.J645];2))" office:value-type="float" office:value="757.292574497817" calcext:value-type="float">
            <text:p>757.292574497817</text:p>
          </table:table-cell>
        </table:table-row>
        <table:table-row table:style-name="ro1">
          <table:table-cell office:value-type="float" office:value="67.0331" calcext:value-type="float">
            <text:p>67.0331</text:p>
          </table:table-cell>
          <table:table-cell office:value-type="float" office:value="272.6" calcext:value-type="float">
            <text:p>272.6</text:p>
          </table:table-cell>
          <table:table-cell office:value-type="float" office:value="42.0168" calcext:value-type="float">
            <text:p>42.0168</text:p>
          </table:table-cell>
          <table:table-cell office:value-type="float" office:value="65.7011" calcext:value-type="float">
            <text:p>65.7011</text:p>
          </table:table-cell>
          <table:table-cell office:value-type="float" office:value="258.83" calcext:value-type="float">
            <text:p>258.83</text:p>
          </table:table-cell>
          <table:table-cell office:value-type="float" office:value="41.8549" calcext:value-type="float">
            <text:p>41.8549</text:p>
          </table:table-cell>
          <table:table-cell/>
          <table:table-cell table:formula="of:=([.D646]-[.A646])/0.0166667" office:value-type="float" office:value="-79.9198401603202" calcext:value-type="float">
            <text:p>-79.9198401603202</text:p>
          </table:table-cell>
          <table:table-cell table:formula="of:=ABS([.E646]-[.B646])/0.0166667" office:value-type="float" office:value="826.198347603307" calcext:value-type="float">
            <text:p>826.198347603307</text:p>
          </table:table-cell>
          <table:table-cell table:formula="of:=([.F646]-[.C646])/0.0166667" office:value-type="float" office:value="-9.71398057203903" calcext:value-type="float">
            <text:p>-9.71398057203903</text:p>
          </table:table-cell>
          <table:table-cell table:formula="of:=DEGREES(ATAN(ABS([.F646]-[.C646])/ABS([.E646]-[.B646])))" office:value-type="float" office:value="0.673620864177023" calcext:value-type="float">
            <text:p>0.673620864177023</text:p>
          </table:table-cell>
          <table:table-cell table:formula="of:=SQRT(POWER([.H646];2)+POWER([.I646];2)+POWER([.J646];2))" office:value-type="float" office:value="830.111589999947" calcext:value-type="float">
            <text:p>830.111589999947</text:p>
          </table:table-cell>
        </table:table-row>
        <table:table-row table:style-name="ro1">
          <table:table-cell office:value-type="float" office:value="68.4717" calcext:value-type="float">
            <text:p>68.4717</text:p>
          </table:table-cell>
          <table:table-cell office:value-type="float" office:value="283.081" calcext:value-type="float">
            <text:p>283.081</text:p>
          </table:table-cell>
          <table:table-cell office:value-type="float" office:value="42.3301" calcext:value-type="float">
            <text:p>42.3301</text:p>
          </table:table-cell>
          <table:table-cell office:value-type="float" office:value="67.0745" calcext:value-type="float">
            <text:p>67.0745</text:p>
          </table:table-cell>
          <table:table-cell office:value-type="float" office:value="268.702" calcext:value-type="float">
            <text:p>268.702</text:p>
          </table:table-cell>
          <table:table-cell office:value-type="float" office:value="42.6473" calcext:value-type="float">
            <text:p>42.6473</text:p>
          </table:table-cell>
          <table:table-cell/>
          <table:table-cell table:formula="of:=([.D647]-[.A647])/0.0166667" office:value-type="float" office:value="-83.8318323363352" calcext:value-type="float">
            <text:p>-83.8318323363352</text:p>
          </table:table-cell>
          <table:table-cell table:formula="of:=ABS([.E647]-[.B647])/0.0166667" office:value-type="float" office:value="862.738274523452" calcext:value-type="float">
            <text:p>862.738274523452</text:p>
          </table:table-cell>
          <table:table-cell table:formula="of:=([.F647]-[.C647])/0.0166667" office:value-type="float" office:value="19.0319619360761" calcext:value-type="float">
            <text:p>19.0319619360761</text:p>
          </table:table-cell>
          <table:table-cell table:formula="of:=DEGREES(ATAN(ABS([.F647]-[.C647])/ABS([.E647]-[.B647])))" office:value-type="float" office:value="1.26373697843997" calcext:value-type="float">
            <text:p>1.26373697843997</text:p>
          </table:table-cell>
          <table:table-cell table:formula="of:=SQRT(POWER([.H647];2)+POWER([.I647];2)+POWER([.J647];2))" office:value-type="float" office:value="867.010566265318" calcext:value-type="float">
            <text:p>867.010566265318</text:p>
          </table:table-cell>
        </table:table-row>
        <table:table-row table:style-name="ro1">
          <table:table-cell office:value-type="float" office:value="68.2144" calcext:value-type="float">
            <text:p>68.2144</text:p>
          </table:table-cell>
          <table:table-cell office:value-type="float" office:value="283.097" calcext:value-type="float">
            <text:p>283.097</text:p>
          </table:table-cell>
          <table:table-cell office:value-type="float" office:value="42.0774" calcext:value-type="float">
            <text:p>42.0774</text:p>
          </table:table-cell>
          <table:table-cell office:value-type="float" office:value="66.5624" calcext:value-type="float">
            <text:p>66.5624</text:p>
          </table:table-cell>
          <table:table-cell office:value-type="float" office:value="269.972" calcext:value-type="float">
            <text:p>269.972</text:p>
          </table:table-cell>
          <table:table-cell office:value-type="float" office:value="42.2006" calcext:value-type="float">
            <text:p>42.2006</text:p>
          </table:table-cell>
          <table:table-cell/>
          <table:table-cell table:formula="of:=([.D648]-[.A648])/0.0166667" office:value-type="float" office:value="-99.1198017603965" calcext:value-type="float">
            <text:p>-99.1198017603965</text:p>
          </table:table-cell>
          <table:table-cell table:formula="of:=ABS([.E648]-[.B648])/0.0166667" office:value-type="float" office:value="787.49842500315" calcext:value-type="float">
            <text:p>787.49842500315</text:p>
          </table:table-cell>
          <table:table-cell table:formula="of:=([.F648]-[.C648])/0.0166667" office:value-type="float" office:value="7.39198521602982" calcext:value-type="float">
            <text:p>7.39198521602982</text:p>
          </table:table-cell>
          <table:table-cell table:formula="of:=DEGREES(ATAN(ABS([.F648]-[.C648])/ABS([.E648]-[.B648])))" office:value-type="float" office:value="0.537800588951598" calcext:value-type="float">
            <text:p>0.537800588951598</text:p>
          </table:table-cell>
          <table:table-cell table:formula="of:=SQRT(POWER([.H648];2)+POWER([.I648];2)+POWER([.J648];2))" office:value-type="float" office:value="793.746273017326" calcext:value-type="float">
            <text:p>793.746273017326</text:p>
          </table:table-cell>
        </table:table-row>
        <table:table-row table:style-name="ro1">
          <table:table-cell office:value-type="float" office:value="68.7521" calcext:value-type="float">
            <text:p>68.7521</text:p>
          </table:table-cell>
          <table:table-cell office:value-type="float" office:value="280.248" calcext:value-type="float">
            <text:p>280.248</text:p>
          </table:table-cell>
          <table:table-cell office:value-type="float" office:value="43.5255" calcext:value-type="float">
            <text:p>43.5255</text:p>
          </table:table-cell>
          <table:table-cell office:value-type="float" office:value="67.073" calcext:value-type="float">
            <text:p>67.073</text:p>
          </table:table-cell>
          <table:table-cell office:value-type="float" office:value="269.802" calcext:value-type="float">
            <text:p>269.802</text:p>
          </table:table-cell>
          <table:table-cell office:value-type="float" office:value="43.4521" calcext:value-type="float">
            <text:p>43.4521</text:p>
          </table:table-cell>
          <table:table-cell/>
          <table:table-cell table:formula="of:=([.D649]-[.A649])/0.0166667" office:value-type="float" office:value="-100.745798508403" calcext:value-type="float">
            <text:p>-100.745798508403</text:p>
          </table:table-cell>
          <table:table-cell table:formula="of:=ABS([.E649]-[.B649])/0.0166667" office:value-type="float" office:value="626.758746482505" calcext:value-type="float">
            <text:p>626.758746482505</text:p>
          </table:table-cell>
          <table:table-cell table:formula="of:=([.F649]-[.C649])/0.0166667" office:value-type="float" office:value="-4.40399119201758" calcext:value-type="float">
            <text:p>-4.40399119201758</text:p>
          </table:table-cell>
          <table:table-cell table:formula="of:=DEGREES(ATAN(ABS([.F649]-[.C649])/ABS([.E649]-[.B649])))" office:value-type="float" office:value="0.402588646852116" calcext:value-type="float">
            <text:p>0.402588646852116</text:p>
          </table:table-cell>
          <table:table-cell table:formula="of:=SQRT(POWER([.H649];2)+POWER([.I649];2)+POWER([.J649];2))" office:value-type="float" office:value="634.819373796859" calcext:value-type="float">
            <text:p>634.819373796859</text:p>
          </table:table-cell>
        </table:table-row>
        <table:table-row table:style-name="ro1">
          <table:table-cell office:value-type="float" office:value="67.0206" calcext:value-type="float">
            <text:p>67.0206</text:p>
          </table:table-cell>
          <table:table-cell office:value-type="float" office:value="274.976" calcext:value-type="float">
            <text:p>274.976</text:p>
          </table:table-cell>
          <table:table-cell office:value-type="float" office:value="42.8751" calcext:value-type="float">
            <text:p>42.8751</text:p>
          </table:table-cell>
          <table:table-cell office:value-type="float" office:value="64.9036" calcext:value-type="float">
            <text:p>64.9036</text:p>
          </table:table-cell>
          <table:table-cell office:value-type="float" office:value="264.659" calcext:value-type="float">
            <text:p>264.659</text:p>
          </table:table-cell>
          <table:table-cell office:value-type="float" office:value="42.5928" calcext:value-type="float">
            <text:p>42.5928</text:p>
          </table:table-cell>
          <table:table-cell/>
          <table:table-cell table:formula="of:=([.D650]-[.A650])/0.0166667" office:value-type="float" office:value="-127.019745960508" calcext:value-type="float">
            <text:p>-127.019745960508</text:p>
          </table:table-cell>
          <table:table-cell table:formula="of:=ABS([.E650]-[.B650])/0.0166667" office:value-type="float" office:value="619.018761962477" calcext:value-type="float">
            <text:p>619.018761962477</text:p>
          </table:table-cell>
          <table:table-cell table:formula="of:=([.F650]-[.C650])/0.0166667" office:value-type="float" office:value="-16.9379661240681" calcext:value-type="float">
            <text:p>-16.9379661240681</text:p>
          </table:table-cell>
          <table:table-cell table:formula="of:=DEGREES(ATAN(ABS([.F650]-[.C650])/ABS([.E650]-[.B650])))" office:value-type="float" office:value="1.56737071461529" calcext:value-type="float">
            <text:p>1.56737071461529</text:p>
          </table:table-cell>
          <table:table-cell table:formula="of:=SQRT(POWER([.H650];2)+POWER([.I650];2)+POWER([.J650];2))" office:value-type="float" office:value="632.143289311727" calcext:value-type="float">
            <text:p>632.143289311727</text:p>
          </table:table-cell>
        </table:table-row>
        <table:table-row table:style-name="ro1">
          <table:table-cell office:value-type="float" office:value="66.5698" calcext:value-type="float">
            <text:p>66.5698</text:p>
          </table:table-cell>
          <table:table-cell office:value-type="float" office:value="270.925" calcext:value-type="float">
            <text:p>270.925</text:p>
          </table:table-cell>
          <table:table-cell office:value-type="float" office:value="43.7697" calcext:value-type="float">
            <text:p>43.7697</text:p>
          </table:table-cell>
          <table:table-cell office:value-type="float" office:value="64.7883" calcext:value-type="float">
            <text:p>64.7883</text:p>
          </table:table-cell>
          <table:table-cell office:value-type="float" office:value="257.04" calcext:value-type="float">
            <text:p>257.04</text:p>
          </table:table-cell>
          <table:table-cell office:value-type="float" office:value="44.3176" calcext:value-type="float">
            <text:p>44.3176</text:p>
          </table:table-cell>
          <table:table-cell/>
          <table:table-cell table:formula="of:=([.D651]-[.A651])/0.0166667" office:value-type="float" office:value="-106.889786220427" calcext:value-type="float">
            <text:p>-106.889786220427</text:p>
          </table:table-cell>
          <table:table-cell table:formula="of:=ABS([.E651]-[.B651])/0.0166667" office:value-type="float" office:value="833.098333803332" calcext:value-type="float">
            <text:p>833.098333803332</text:p>
          </table:table-cell>
          <table:table-cell table:formula="of:=([.F651]-[.C651])/0.0166667" office:value-type="float" office:value="32.8739342521314" calcext:value-type="float">
            <text:p>32.8739342521314</text:p>
          </table:table-cell>
          <table:table-cell table:formula="of:=DEGREES(ATAN(ABS([.F651]-[.C651])/ABS([.E651]-[.B651])))" office:value-type="float" office:value="2.25971043091385" calcext:value-type="float">
            <text:p>2.25971043091385</text:p>
          </table:table-cell>
          <table:table-cell table:formula="of:=SQRT(POWER([.H651];2)+POWER([.I651];2)+POWER([.J651];2))" office:value-type="float" office:value="840.570613177352" calcext:value-type="float">
            <text:p>840.570613177352</text:p>
          </table:table-cell>
        </table:table-row>
        <table:table-row table:style-name="ro1">
          <table:table-cell office:value-type="float" office:value="65.8338" calcext:value-type="float">
            <text:p>65.8338</text:p>
          </table:table-cell>
          <table:table-cell office:value-type="float" office:value="269.657" calcext:value-type="float">
            <text:p>269.657</text:p>
          </table:table-cell>
          <table:table-cell office:value-type="float" office:value="43.2416" calcext:value-type="float">
            <text:p>43.2416</text:p>
          </table:table-cell>
          <table:table-cell office:value-type="float" office:value="63.8084" calcext:value-type="float">
            <text:p>63.8084</text:p>
          </table:table-cell>
          <table:table-cell office:value-type="float" office:value="257.079" calcext:value-type="float">
            <text:p>257.079</text:p>
          </table:table-cell>
          <table:table-cell office:value-type="float" office:value="43.1248" calcext:value-type="float">
            <text:p>43.1248</text:p>
          </table:table-cell>
          <table:table-cell/>
          <table:table-cell table:formula="of:=([.D652]-[.A652])/0.0166667" office:value-type="float" office:value="-121.523756952486" calcext:value-type="float">
            <text:p>-121.523756952486</text:p>
          </table:table-cell>
          <table:table-cell table:formula="of:=ABS([.E652]-[.B652])/0.0166667" office:value-type="float" office:value="754.678490643017" calcext:value-type="float">
            <text:p>754.678490643017</text:p>
          </table:table-cell>
          <table:table-cell table:formula="of:=([.F652]-[.C652])/0.0166667" office:value-type="float" office:value="-7.0079859840279" calcext:value-type="float">
            <text:p>-7.0079859840279</text:p>
          </table:table-cell>
          <table:table-cell table:formula="of:=DEGREES(ATAN(ABS([.F652]-[.C652])/ABS([.E652]-[.B652])))" office:value-type="float" office:value="0.532036468487996" calcext:value-type="float">
            <text:p>0.532036468487996</text:p>
          </table:table-cell>
          <table:table-cell table:formula="of:=SQRT(POWER([.H652];2)+POWER([.I652];2)+POWER([.J652];2))" office:value-type="float" office:value="764.432311987544" calcext:value-type="float">
            <text:p>764.432311987544</text:p>
          </table:table-cell>
        </table:table-row>
        <table:table-row table:style-name="ro1">
          <table:table-cell office:value-type="float" office:value="68.002" calcext:value-type="float">
            <text:p>68.002</text:p>
          </table:table-cell>
          <table:table-cell office:value-type="float" office:value="277.729" calcext:value-type="float">
            <text:p>277.729</text:p>
          </table:table-cell>
          <table:table-cell office:value-type="float" office:value="42.6776" calcext:value-type="float">
            <text:p>42.6776</text:p>
          </table:table-cell>
          <table:table-cell office:value-type="float" office:value="66.3591" calcext:value-type="float">
            <text:p>66.3591</text:p>
          </table:table-cell>
          <table:table-cell office:value-type="float" office:value="266.128" calcext:value-type="float">
            <text:p>266.128</text:p>
          </table:table-cell>
          <table:table-cell office:value-type="float" office:value="42.5828" calcext:value-type="float">
            <text:p>42.5828</text:p>
          </table:table-cell>
          <table:table-cell/>
          <table:table-cell table:formula="of:=([.D653]-[.A653])/0.0166667" office:value-type="float" office:value="-98.5738028523941" calcext:value-type="float">
            <text:p>-98.5738028523941</text:p>
          </table:table-cell>
          <table:table-cell table:formula="of:=ABS([.E653]-[.B653])/0.0166667" office:value-type="float" office:value="696.058607882784" calcext:value-type="float">
            <text:p>696.058607882784</text:p>
          </table:table-cell>
          <table:table-cell table:formula="of:=([.F653]-[.C653])/0.0166667" office:value-type="float" office:value="-5.68798862402271" calcext:value-type="float">
            <text:p>-5.68798862402271</text:p>
          </table:table-cell>
          <table:table-cell table:formula="of:=DEGREES(ATAN(ABS([.F653]-[.C653])/ABS([.E653]-[.B653])))" office:value-type="float" office:value="0.468194035006729" calcext:value-type="float">
            <text:p>0.468194035006729</text:p>
          </table:table-cell>
          <table:table-cell table:formula="of:=SQRT(POWER([.H653];2)+POWER([.I653];2)+POWER([.J653];2))" office:value-type="float" office:value="703.026836920959" calcext:value-type="float">
            <text:p>703.026836920959</text:p>
          </table:table-cell>
        </table:table-row>
        <table:table-row table:style-name="ro1">
          <table:table-cell office:value-type="float" office:value="66.5424" calcext:value-type="float">
            <text:p>66.5424</text:p>
          </table:table-cell>
          <table:table-cell office:value-type="float" office:value="273.49" calcext:value-type="float">
            <text:p>273.49</text:p>
          </table:table-cell>
          <table:table-cell office:value-type="float" office:value="43.6106" calcext:value-type="float">
            <text:p>43.6106</text:p>
          </table:table-cell>
          <table:table-cell office:value-type="float" office:value="64.9543" calcext:value-type="float">
            <text:p>64.9543</text:p>
          </table:table-cell>
          <table:table-cell office:value-type="float" office:value="261.999" calcext:value-type="float">
            <text:p>261.999</text:p>
          </table:table-cell>
          <table:table-cell office:value-type="float" office:value="43.7523" calcext:value-type="float">
            <text:p>43.7523</text:p>
          </table:table-cell>
          <table:table-cell/>
          <table:table-cell table:formula="of:=([.D654]-[.A654])/0.0166667" office:value-type="float" office:value="-95.285809428381" calcext:value-type="float">
            <text:p>-95.285809428381</text:p>
          </table:table-cell>
          <table:table-cell table:formula="of:=ABS([.E654]-[.B654])/0.0166667" office:value-type="float" office:value="689.458621082757" calcext:value-type="float">
            <text:p>689.458621082757</text:p>
          </table:table-cell>
          <table:table-cell table:formula="of:=([.F654]-[.C654])/0.0166667" office:value-type="float" office:value="8.50198299603402" calcext:value-type="float">
            <text:p>8.50198299603402</text:p>
          </table:table-cell>
          <table:table-cell table:formula="of:=DEGREES(ATAN(ABS([.F654]-[.C654])/ABS([.E654]-[.B654])))" office:value-type="float" office:value="0.706500780649312" calcext:value-type="float">
            <text:p>0.706500780649312</text:p>
          </table:table-cell>
          <table:table-cell table:formula="of:=SQRT(POWER([.H654];2)+POWER([.I654];2)+POWER([.J654];2))" office:value-type="float" office:value="696.063832833328" calcext:value-type="float">
            <text:p>696.063832833328</text:p>
          </table:table-cell>
        </table:table-row>
        <table:table-row table:style-name="ro1">
          <table:table-cell office:value-type="float" office:value="65.9521" calcext:value-type="float">
            <text:p>65.9521</text:p>
          </table:table-cell>
          <table:table-cell office:value-type="float" office:value="280.156" calcext:value-type="float">
            <text:p>280.156</text:p>
          </table:table-cell>
          <table:table-cell office:value-type="float" office:value="42.0614" calcext:value-type="float">
            <text:p>42.0614</text:p>
          </table:table-cell>
          <table:table-cell office:value-type="float" office:value="64.376" calcext:value-type="float">
            <text:p>64.376</text:p>
          </table:table-cell>
          <table:table-cell office:value-type="float" office:value="267.061" calcext:value-type="float">
            <text:p>267.061</text:p>
          </table:table-cell>
          <table:table-cell office:value-type="float" office:value="42.4497" calcext:value-type="float">
            <text:p>42.4497</text:p>
          </table:table-cell>
          <table:table-cell/>
          <table:table-cell table:formula="of:=([.D655]-[.A655])/0.0166667" office:value-type="float" office:value="-94.5658108683781" calcext:value-type="float">
            <text:p>-94.5658108683781</text:p>
          </table:table-cell>
          <table:table-cell table:formula="of:=ABS([.E655]-[.B655])/0.0166667" office:value-type="float" office:value="785.698428603144" calcext:value-type="float">
            <text:p>785.698428603144</text:p>
          </table:table-cell>
          <table:table-cell table:formula="of:=([.F655]-[.C655])/0.0166667" office:value-type="float" office:value="23.2979534040933" calcext:value-type="float">
            <text:p>23.2979534040933</text:p>
          </table:table-cell>
          <table:table-cell table:formula="of:=DEGREES(ATAN(ABS([.F655]-[.C655])/ABS([.E655]-[.B655])))" office:value-type="float" office:value="1.69846765544172" calcext:value-type="float">
            <text:p>1.69846765544172</text:p>
          </table:table-cell>
          <table:table-cell table:formula="of:=SQRT(POWER([.H655];2)+POWER([.I655];2)+POWER([.J655];2))" office:value-type="float" office:value="791.711758108634" calcext:value-type="float">
            <text:p>791.711758108634</text:p>
          </table:table-cell>
        </table:table-row>
        <table:table-row table:style-name="ro1">
          <table:table-cell office:value-type="float" office:value="64.6629" calcext:value-type="float">
            <text:p>64.6629</text:p>
          </table:table-cell>
          <table:table-cell office:value-type="float" office:value="281.376" calcext:value-type="float">
            <text:p>281.376</text:p>
          </table:table-cell>
          <table:table-cell office:value-type="float" office:value="41.6278" calcext:value-type="float">
            <text:p>41.6278</text:p>
          </table:table-cell>
          <table:table-cell office:value-type="float" office:value="62.3753" calcext:value-type="float">
            <text:p>62.3753</text:p>
          </table:table-cell>
          <table:table-cell office:value-type="float" office:value="268.097" calcext:value-type="float">
            <text:p>268.097</text:p>
          </table:table-cell>
          <table:table-cell office:value-type="float" office:value="41.8099" calcext:value-type="float">
            <text:p>41.8099</text:p>
          </table:table-cell>
          <table:table-cell/>
          <table:table-cell table:formula="of:=([.D656]-[.A656])/0.0166667" office:value-type="float" office:value="-137.255725488548" calcext:value-type="float">
            <text:p>-137.255725488548</text:p>
          </table:table-cell>
          <table:table-cell table:formula="of:=ABS([.E656]-[.B656])/0.0166667" office:value-type="float" office:value="796.738406523187" calcext:value-type="float">
            <text:p>796.738406523187</text:p>
          </table:table-cell>
          <table:table-cell table:formula="of:=([.F656]-[.C656])/0.0166667" office:value-type="float" office:value="10.9259781480436" calcext:value-type="float">
            <text:p>10.9259781480436</text:p>
          </table:table-cell>
          <table:table-cell table:formula="of:=DEGREES(ATAN(ABS([.F656]-[.C656])/ABS([.E656]-[.B656])))" office:value-type="float" office:value="0.785669665554445" calcext:value-type="float">
            <text:p>0.785669665554445</text:p>
          </table:table-cell>
          <table:table-cell table:formula="of:=SQRT(POWER([.H656];2)+POWER([.I656];2)+POWER([.J656];2))" office:value-type="float" office:value="808.548452232138" calcext:value-type="float">
            <text:p>808.548452232138</text:p>
          </table:table-cell>
        </table:table-row>
        <table:table-row table:style-name="ro1">
          <table:table-cell office:value-type="float" office:value="65.7066" calcext:value-type="float">
            <text:p>65.7066</text:p>
          </table:table-cell>
          <table:table-cell office:value-type="float" office:value="278.93" calcext:value-type="float">
            <text:p>278.93</text:p>
          </table:table-cell>
          <table:table-cell office:value-type="float" office:value="41.5069" calcext:value-type="float">
            <text:p>41.5069</text:p>
          </table:table-cell>
          <table:table-cell office:value-type="float" office:value="63.9369" calcext:value-type="float">
            <text:p>63.9369</text:p>
          </table:table-cell>
          <table:table-cell office:value-type="float" office:value="263.348" calcext:value-type="float">
            <text:p>263.348</text:p>
          </table:table-cell>
          <table:table-cell office:value-type="float" office:value="42.0881" calcext:value-type="float">
            <text:p>42.0881</text:p>
          </table:table-cell>
          <table:table-cell/>
          <table:table-cell table:formula="of:=([.D657]-[.A657])/0.0166667" office:value-type="float" office:value="-106.181787636424" calcext:value-type="float">
            <text:p>-106.181787636424</text:p>
          </table:table-cell>
          <table:table-cell table:formula="of:=ABS([.E657]-[.B657])/0.0166667" office:value-type="float" office:value="934.918130163739" calcext:value-type="float">
            <text:p>934.918130163739</text:p>
          </table:table-cell>
          <table:table-cell table:formula="of:=([.F657]-[.C657])/0.0166667" office:value-type="float" office:value="34.8719302561392" calcext:value-type="float">
            <text:p>34.8719302561392</text:p>
          </table:table-cell>
          <table:table-cell table:formula="of:=DEGREES(ATAN(ABS([.F657]-[.C657])/ABS([.E657]-[.B657])))" office:value-type="float" office:value="2.13611069996576" calcext:value-type="float">
            <text:p>2.13611069996576</text:p>
          </table:table-cell>
          <table:table-cell table:formula="of:=SQRT(POWER([.H657];2)+POWER([.I657];2)+POWER([.J657];2))" office:value-type="float" office:value="941.574497134623" calcext:value-type="float">
            <text:p>941.574497134623</text:p>
          </table:table-cell>
        </table:table-row>
        <table:table-row table:style-name="ro1">
          <table:table-cell office:value-type="float" office:value="64.6685" calcext:value-type="float">
            <text:p>64.6685</text:p>
          </table:table-cell>
          <table:table-cell office:value-type="float" office:value="280.234" calcext:value-type="float">
            <text:p>280.234</text:p>
          </table:table-cell>
          <table:table-cell office:value-type="float" office:value="40.8042" calcext:value-type="float">
            <text:p>40.8042</text:p>
          </table:table-cell>
          <table:table-cell office:value-type="float" office:value="62.6261" calcext:value-type="float">
            <text:p>62.6261</text:p>
          </table:table-cell>
          <table:table-cell office:value-type="float" office:value="267.084" calcext:value-type="float">
            <text:p>267.084</text:p>
          </table:table-cell>
          <table:table-cell office:value-type="float" office:value="40.7484" calcext:value-type="float">
            <text:p>40.7484</text:p>
          </table:table-cell>
          <table:table-cell/>
          <table:table-cell table:formula="of:=([.D658]-[.A658])/0.0166667" office:value-type="float" office:value="-122.54375491249" calcext:value-type="float">
            <text:p>-122.54375491249</text:p>
          </table:table-cell>
          <table:table-cell table:formula="of:=ABS([.E658]-[.B658])/0.0166667" office:value-type="float" office:value="788.998422003155" calcext:value-type="float">
            <text:p>788.998422003155</text:p>
          </table:table-cell>
          <table:table-cell table:formula="of:=([.F658]-[.C658])/0.0166667" office:value-type="float" office:value="-3.34799330401369" calcext:value-type="float">
            <text:p>-3.34799330401369</text:p>
          </table:table-cell>
          <table:table-cell table:formula="of:=DEGREES(ATAN(ABS([.F658]-[.C658])/ABS([.E658]-[.B658])))" office:value-type="float" office:value="0.243124358025249" calcext:value-type="float">
            <text:p>0.243124358025249</text:p>
          </table:table-cell>
          <table:table-cell table:formula="of:=SQRT(POWER([.H658];2)+POWER([.I658];2)+POWER([.J658];2))" office:value-type="float" office:value="798.465209543086" calcext:value-type="float">
            <text:p>798.465209543086</text:p>
          </table:table-cell>
        </table:table-row>
        <table:table-row table:style-name="ro1">
          <table:table-cell office:value-type="float" office:value="63.3627" calcext:value-type="float">
            <text:p>63.3627</text:p>
          </table:table-cell>
          <table:table-cell office:value-type="float" office:value="283.702" calcext:value-type="float">
            <text:p>283.702</text:p>
          </table:table-cell>
          <table:table-cell office:value-type="float" office:value="42.2812" calcext:value-type="float">
            <text:p>42.2812</text:p>
          </table:table-cell>
          <table:table-cell office:value-type="float" office:value="61.5759" calcext:value-type="float">
            <text:p>61.5759</text:p>
          </table:table-cell>
          <table:table-cell office:value-type="float" office:value="271.587" calcext:value-type="float">
            <text:p>271.587</text:p>
          </table:table-cell>
          <table:table-cell office:value-type="float" office:value="42.727" calcext:value-type="float">
            <text:p>42.727</text:p>
          </table:table-cell>
          <table:table-cell/>
          <table:table-cell table:formula="of:=([.D659]-[.A659])/0.0166667" office:value-type="float" office:value="-107.207785584429" calcext:value-type="float">
            <text:p>-107.207785584429</text:p>
          </table:table-cell>
          <table:table-cell table:formula="of:=ABS([.E659]-[.B659])/0.0166667" office:value-type="float" office:value="726.898546202908" calcext:value-type="float">
            <text:p>726.898546202908</text:p>
          </table:table-cell>
          <table:table-cell table:formula="of:=([.F659]-[.C659])/0.0166667" office:value-type="float" office:value="26.7479465041069" calcext:value-type="float">
            <text:p>26.7479465041069</text:p>
          </table:table-cell>
          <table:table-cell table:formula="of:=DEGREES(ATAN(ABS([.F659]-[.C659])/ABS([.E659]-[.B659])))" office:value-type="float" office:value="2.10738252684936" calcext:value-type="float">
            <text:p>2.10738252684936</text:p>
          </table:table-cell>
          <table:table-cell table:formula="of:=SQRT(POWER([.H659];2)+POWER([.I659];2)+POWER([.J659];2))" office:value-type="float" office:value="735.248569127479" calcext:value-type="float">
            <text:p>735.248569127479</text:p>
          </table:table-cell>
        </table:table-row>
        <table:table-row table:style-name="ro1">
          <table:table-cell office:value-type="float" office:value="45.4878" calcext:value-type="float">
            <text:p>45.4878</text:p>
          </table:table-cell>
          <table:table-cell office:value-type="float" office:value="287.405" calcext:value-type="float">
            <text:p>287.405</text:p>
          </table:table-cell>
          <table:table-cell office:value-type="float" office:value="40.0905" calcext:value-type="float">
            <text:p>40.0905</text:p>
          </table:table-cell>
          <table:table-cell office:value-type="float" office:value="43.3229" calcext:value-type="float">
            <text:p>43.3229</text:p>
          </table:table-cell>
          <table:table-cell office:value-type="float" office:value="271.789" calcext:value-type="float">
            <text:p>271.789</text:p>
          </table:table-cell>
          <table:table-cell office:value-type="float" office:value="40.4058" calcext:value-type="float">
            <text:p>40.4058</text:p>
          </table:table-cell>
          <table:table-cell/>
          <table:table-cell table:formula="of:=([.D660]-[.A660])/0.0166667" office:value-type="float" office:value="-129.89374021252" calcext:value-type="float">
            <text:p>-129.89374021252</text:p>
          </table:table-cell>
          <table:table-cell table:formula="of:=ABS([.E660]-[.B660])/0.0166667" office:value-type="float" office:value="936.958126083747" calcext:value-type="float">
            <text:p>936.958126083747</text:p>
          </table:table-cell>
          <table:table-cell table:formula="of:=([.F660]-[.C660])/0.0166667" office:value-type="float" office:value="18.9179621640757" calcext:value-type="float">
            <text:p>18.9179621640757</text:p>
          </table:table-cell>
          <table:table-cell table:formula="of:=DEGREES(ATAN(ABS([.F660]-[.C660])/ABS([.E660]-[.B660])))" office:value-type="float" office:value="1.15669217350358" calcext:value-type="float">
            <text:p>1.15669217350358</text:p>
          </table:table-cell>
          <table:table-cell table:formula="of:=SQRT(POWER([.H660];2)+POWER([.I660];2)+POWER([.J660];2))" office:value-type="float" office:value="946.108240675033" calcext:value-type="float">
            <text:p>946.108240675033</text:p>
          </table:table-cell>
        </table:table-row>
        <table:table-row table:style-name="ro1">
          <table:table-cell office:value-type="float" office:value="46.8806" calcext:value-type="float">
            <text:p>46.8806</text:p>
          </table:table-cell>
          <table:table-cell office:value-type="float" office:value="280.684" calcext:value-type="float">
            <text:p>280.684</text:p>
          </table:table-cell>
          <table:table-cell office:value-type="float" office:value="40.9083" calcext:value-type="float">
            <text:p>40.9083</text:p>
          </table:table-cell>
          <table:table-cell office:value-type="float" office:value="45.7567" calcext:value-type="float">
            <text:p>45.7567</text:p>
          </table:table-cell>
          <table:table-cell office:value-type="float" office:value="264.427" calcext:value-type="float">
            <text:p>264.427</text:p>
          </table:table-cell>
          <table:table-cell office:value-type="float" office:value="41.6048" calcext:value-type="float">
            <text:p>41.6048</text:p>
          </table:table-cell>
          <table:table-cell/>
          <table:table-cell table:formula="of:=([.D661]-[.A661])/0.0166667" office:value-type="float" office:value="-67.4338651322697" calcext:value-type="float">
            <text:p>-67.4338651322697</text:p>
          </table:table-cell>
          <table:table-cell table:formula="of:=ABS([.E661]-[.B661])/0.0166667" office:value-type="float" office:value="975.418049163902" calcext:value-type="float">
            <text:p>975.418049163902</text:p>
          </table:table-cell>
          <table:table-cell table:formula="of:=([.F661]-[.C661])/0.0166667" office:value-type="float" office:value="41.7899164201672" calcext:value-type="float">
            <text:p>41.7899164201672</text:p>
          </table:table-cell>
          <table:table-cell table:formula="of:=DEGREES(ATAN(ABS([.F661]-[.C661])/ABS([.E661]-[.B661])))" office:value-type="float" office:value="2.45322757931078" calcext:value-type="float">
            <text:p>2.45322757931078</text:p>
          </table:table-cell>
          <table:table-cell table:formula="of:=SQRT(POWER([.H661];2)+POWER([.I661];2)+POWER([.J661];2))" office:value-type="float" office:value="978.638898632072" calcext:value-type="float">
            <text:p>978.638898632072</text:p>
          </table:table-cell>
        </table:table-row>
        <table:table-row table:style-name="ro1">
          <table:table-cell office:value-type="float" office:value="44.6912" calcext:value-type="float">
            <text:p>44.6912</text:p>
          </table:table-cell>
          <table:table-cell office:value-type="float" office:value="274.634" calcext:value-type="float">
            <text:p>274.634</text:p>
          </table:table-cell>
          <table:table-cell office:value-type="float" office:value="41.4128" calcext:value-type="float">
            <text:p>41.4128</text:p>
          </table:table-cell>
          <table:table-cell office:value-type="float" office:value="43.0081" calcext:value-type="float">
            <text:p>43.0081</text:p>
          </table:table-cell>
          <table:table-cell office:value-type="float" office:value="261.122" calcext:value-type="float">
            <text:p>261.122</text:p>
          </table:table-cell>
          <table:table-cell office:value-type="float" office:value="41.4571" calcext:value-type="float">
            <text:p>41.4571</text:p>
          </table:table-cell>
          <table:table-cell/>
          <table:table-cell table:formula="of:=([.D662]-[.A662])/0.0166667" office:value-type="float" office:value="-100.985798028404" calcext:value-type="float">
            <text:p>-100.985798028404</text:p>
          </table:table-cell>
          <table:table-cell table:formula="of:=ABS([.E662]-[.B662])/0.0166667" office:value-type="float" office:value="810.718378563243" calcext:value-type="float">
            <text:p>810.718378563243</text:p>
          </table:table-cell>
          <table:table-cell table:formula="of:=([.F662]-[.C662])/0.0166667" office:value-type="float" office:value="2.65799468401062" calcext:value-type="float">
            <text:p>2.65799468401062</text:p>
          </table:table-cell>
          <table:table-cell table:formula="of:=DEGREES(ATAN(ABS([.F662]-[.C662])/ABS([.E662]-[.B662])))" office:value-type="float" office:value="0.187847390327434" calcext:value-type="float">
            <text:p>0.187847390327434</text:p>
          </table:table-cell>
          <table:table-cell table:formula="of:=SQRT(POWER([.H662];2)+POWER([.I662];2)+POWER([.J662];2))" office:value-type="float" office:value="816.988057244038" calcext:value-type="float">
            <text:p>816.988057244038</text:p>
          </table:table-cell>
        </table:table-row>
        <table:table-row table:style-name="ro1">
          <table:table-cell office:value-type="float" office:value="48.9678" calcext:value-type="float">
            <text:p>48.9678</text:p>
          </table:table-cell>
          <table:table-cell office:value-type="float" office:value="275.366" calcext:value-type="float">
            <text:p>275.366</text:p>
          </table:table-cell>
          <table:table-cell office:value-type="float" office:value="43.2396" calcext:value-type="float">
            <text:p>43.2396</text:p>
          </table:table-cell>
          <table:table-cell office:value-type="float" office:value="46.8803" calcext:value-type="float">
            <text:p>46.8803</text:p>
          </table:table-cell>
          <table:table-cell office:value-type="float" office:value="267.085" calcext:value-type="float">
            <text:p>267.085</text:p>
          </table:table-cell>
          <table:table-cell office:value-type="float" office:value="42.8649" calcext:value-type="float">
            <text:p>42.8649</text:p>
          </table:table-cell>
          <table:table-cell/>
          <table:table-cell table:formula="of:=([.D663]-[.A663])/0.0166667" office:value-type="float" office:value="-125.249749500501" calcext:value-type="float">
            <text:p>-125.249749500501</text:p>
          </table:table-cell>
          <table:table-cell table:formula="of:=ABS([.E663]-[.B663])/0.0166667" office:value-type="float" office:value="496.859006281988" calcext:value-type="float">
            <text:p>496.859006281988</text:p>
          </table:table-cell>
          <table:table-cell table:formula="of:=([.F663]-[.C663])/0.0166667" office:value-type="float" office:value="-22.4819550360902" calcext:value-type="float">
            <text:p>-22.4819550360902</text:p>
          </table:table-cell>
          <table:table-cell table:formula="of:=DEGREES(ATAN(ABS([.F663]-[.C663])/ABS([.E663]-[.B663])))" office:value-type="float" office:value="2.59076136868092" calcext:value-type="float">
            <text:p>2.59076136868092</text:p>
          </table:table-cell>
          <table:table-cell table:formula="of:=SQRT(POWER([.H663];2)+POWER([.I663];2)+POWER([.J663];2))" office:value-type="float" office:value="512.895515846753" calcext:value-type="float">
            <text:p>512.895515846753</text:p>
          </table:table-cell>
        </table:table-row>
        <table:table-row table:style-name="ro1">
          <table:table-cell office:value-type="float" office:value="48.1308" calcext:value-type="float">
            <text:p>48.1308</text:p>
          </table:table-cell>
          <table:table-cell office:value-type="float" office:value="267.234" calcext:value-type="float">
            <text:p>267.234</text:p>
          </table:table-cell>
          <table:table-cell office:value-type="float" office:value="43.8053" calcext:value-type="float">
            <text:p>43.8053</text:p>
          </table:table-cell>
          <table:table-cell office:value-type="float" office:value="45.9167" calcext:value-type="float">
            <text:p>45.9167</text:p>
          </table:table-cell>
          <table:table-cell office:value-type="float" office:value="254.026" calcext:value-type="float">
            <text:p>254.026</text:p>
          </table:table-cell>
          <table:table-cell office:value-type="float" office:value="44.0461" calcext:value-type="float">
            <text:p>44.0461</text:p>
          </table:table-cell>
          <table:table-cell/>
          <table:table-cell table:formula="of:=([.D664]-[.A664])/0.0166667" office:value-type="float" office:value="-132.845734308531" calcext:value-type="float">
            <text:p>-132.845734308531</text:p>
          </table:table-cell>
          <table:table-cell table:formula="of:=ABS([.E664]-[.B664])/0.0166667" office:value-type="float" office:value="792.478415043168" calcext:value-type="float">
            <text:p>792.478415043168</text:p>
          </table:table-cell>
          <table:table-cell table:formula="of:=([.F664]-[.C664])/0.0166667" office:value-type="float" office:value="14.4479711040578" calcext:value-type="float">
            <text:p>14.4479711040578</text:p>
          </table:table-cell>
          <table:table-cell table:formula="of:=DEGREES(ATAN(ABS([.F664]-[.C664])/ABS([.E664]-[.B664])))" office:value-type="float" office:value="1.04446512730907" calcext:value-type="float">
            <text:p>1.04446512730907</text:p>
          </table:table-cell>
          <table:table-cell table:formula="of:=SQRT(POWER([.H664];2)+POWER([.I664];2)+POWER([.J664];2))" office:value-type="float" office:value="803.665833106229" calcext:value-type="float">
            <text:p>803.665833106229</text:p>
          </table:table-cell>
        </table:table-row>
        <table:table-row table:style-name="ro1">
          <table:table-cell office:value-type="float" office:value="47.7547" calcext:value-type="float">
            <text:p>47.7547</text:p>
          </table:table-cell>
          <table:table-cell office:value-type="float" office:value="269.745" calcext:value-type="float">
            <text:p>269.745</text:p>
          </table:table-cell>
          <table:table-cell office:value-type="float" office:value="43.6524" calcext:value-type="float">
            <text:p>43.6524</text:p>
          </table:table-cell>
          <table:table-cell office:value-type="float" office:value="45.156" calcext:value-type="float">
            <text:p>45.156</text:p>
          </table:table-cell>
          <table:table-cell office:value-type="float" office:value="258.828" calcext:value-type="float">
            <text:p>258.828</text:p>
          </table:table-cell>
          <table:table-cell office:value-type="float" office:value="43.7437" calcext:value-type="float">
            <text:p>43.7437</text:p>
          </table:table-cell>
          <table:table-cell/>
          <table:table-cell table:formula="of:=([.D665]-[.A665])/0.0166667" office:value-type="float" office:value="-155.921688156624" calcext:value-type="float">
            <text:p>-155.921688156624</text:p>
          </table:table-cell>
          <table:table-cell table:formula="of:=ABS([.E665]-[.B665])/0.0166667" office:value-type="float" office:value="655.018689962622" calcext:value-type="float">
            <text:p>655.018689962622</text:p>
          </table:table-cell>
          <table:table-cell table:formula="of:=([.F665]-[.C665])/0.0166667" office:value-type="float" office:value="5.47798904402172" calcext:value-type="float">
            <text:p>5.47798904402172</text:p>
          </table:table-cell>
          <table:table-cell table:formula="of:=DEGREES(ATAN(ABS([.F665]-[.C665])/ABS([.E665]-[.B665])))" office:value-type="float" office:value="0.47915935857485" calcext:value-type="float">
            <text:p>0.47915935857485</text:p>
          </table:table-cell>
          <table:table-cell table:formula="of:=SQRT(POWER([.H665];2)+POWER([.I665];2)+POWER([.J665];2))" office:value-type="float" office:value="673.343200308674" calcext:value-type="float">
            <text:p>673.343200308674</text:p>
          </table:table-cell>
        </table:table-row>
        <table:table-row table:style-name="ro1">
          <table:table-cell office:value-type="float" office:value="66.4494" calcext:value-type="float">
            <text:p>66.4494</text:p>
          </table:table-cell>
          <table:table-cell office:value-type="float" office:value="282.579" calcext:value-type="float">
            <text:p>282.579</text:p>
          </table:table-cell>
          <table:table-cell office:value-type="float" office:value="43.4362" calcext:value-type="float">
            <text:p>43.4362</text:p>
          </table:table-cell>
          <table:table-cell office:value-type="float" office:value="65.0804" calcext:value-type="float">
            <text:p>65.0804</text:p>
          </table:table-cell>
          <table:table-cell office:value-type="float" office:value="270.743" calcext:value-type="float">
            <text:p>270.743</text:p>
          </table:table-cell>
          <table:table-cell office:value-type="float" office:value="43.5669" calcext:value-type="float">
            <text:p>43.5669</text:p>
          </table:table-cell>
          <table:table-cell/>
          <table:table-cell table:formula="of:=([.D666]-[.A666])/0.0166667" office:value-type="float" office:value="-82.1398357203286" calcext:value-type="float">
            <text:p>-82.1398357203286</text:p>
          </table:table-cell>
          <table:table-cell table:formula="of:=ABS([.E666]-[.B666])/0.0166667" office:value-type="float" office:value="710.158579682841" calcext:value-type="float">
            <text:p>710.158579682841</text:p>
          </table:table-cell>
          <table:table-cell table:formula="of:=([.F666]-[.C666])/0.0166667" office:value-type="float" office:value="7.84198431603121" calcext:value-type="float">
            <text:p>7.84198431603121</text:p>
          </table:table-cell>
          <table:table-cell table:formula="of:=DEGREES(ATAN(ABS([.F666]-[.C666])/ABS([.E666]-[.B666])))" office:value-type="float" office:value="0.632667626152849" calcext:value-type="float">
            <text:p>0.632667626152849</text:p>
          </table:table-cell>
          <table:table-cell table:formula="of:=SQRT(POWER([.H666];2)+POWER([.I666];2)+POWER([.J666];2))" office:value-type="float" office:value="714.93612136143" calcext:value-type="float">
            <text:p>714.93612136143</text:p>
          </table:table-cell>
        </table:table-row>
        <table:table-row table:style-name="ro1">
          <table:table-cell office:value-type="float" office:value="72.0413" calcext:value-type="float">
            <text:p>72.0413</text:p>
          </table:table-cell>
          <table:table-cell office:value-type="float" office:value="280.687" calcext:value-type="float">
            <text:p>280.687</text:p>
          </table:table-cell>
          <table:table-cell office:value-type="float" office:value="43.1753" calcext:value-type="float">
            <text:p>43.1753</text:p>
          </table:table-cell>
          <table:table-cell office:value-type="float" office:value="68.5454" calcext:value-type="float">
            <text:p>68.5454</text:p>
          </table:table-cell>
          <table:table-cell office:value-type="float" office:value="271.361" calcext:value-type="float">
            <text:p>271.361</text:p>
          </table:table-cell>
          <table:table-cell office:value-type="float" office:value="42.9429" calcext:value-type="float">
            <text:p>42.9429</text:p>
          </table:table-cell>
          <table:table-cell/>
          <table:table-cell table:formula="of:=([.D667]-[.A667])/0.0166667" office:value-type="float" office:value="-209.753580492839" calcext:value-type="float">
            <text:p>-209.753580492839</text:p>
          </table:table-cell>
          <table:table-cell table:formula="of:=ABS([.E667]-[.B667])/0.0166667" office:value-type="float" office:value="559.55888088224" calcext:value-type="float">
            <text:p>559.55888088224</text:p>
          </table:table-cell>
          <table:table-cell table:formula="of:=([.F667]-[.C667])/0.0166667" office:value-type="float" office:value="-13.9439721120557" calcext:value-type="float">
            <text:p>-13.9439721120557</text:p>
          </table:table-cell>
          <table:table-cell table:formula="of:=DEGREES(ATAN(ABS([.F667]-[.C667])/ABS([.E667]-[.B667])))" office:value-type="float" office:value="1.42749130745344" calcext:value-type="float">
            <text:p>1.42749130745344</text:p>
          </table:table-cell>
          <table:table-cell table:formula="of:=SQRT(POWER([.H667];2)+POWER([.I667];2)+POWER([.J667];2))" office:value-type="float" office:value="597.7433730808" calcext:value-type="float">
            <text:p>597.7433730808</text:p>
          </table:table-cell>
        </table:table-row>
        <table:table-row table:style-name="ro1">
          <table:table-cell office:value-type="float" office:value="68.4851" calcext:value-type="float">
            <text:p>68.4851</text:p>
          </table:table-cell>
          <table:table-cell office:value-type="float" office:value="282.8" calcext:value-type="float">
            <text:p>282.8</text:p>
          </table:table-cell>
          <table:table-cell office:value-type="float" office:value="43.6342" calcext:value-type="float">
            <text:p>43.6342</text:p>
          </table:table-cell>
          <table:table-cell office:value-type="float" office:value="65.8163" calcext:value-type="float">
            <text:p>65.8163</text:p>
          </table:table-cell>
          <table:table-cell office:value-type="float" office:value="272.009" calcext:value-type="float">
            <text:p>272.009</text:p>
          </table:table-cell>
          <table:table-cell office:value-type="float" office:value="44.0979" calcext:value-type="float">
            <text:p>44.0979</text:p>
          </table:table-cell>
          <table:table-cell/>
          <table:table-cell table:formula="of:=([.D668]-[.A668])/0.0166667" office:value-type="float" office:value="-160.127679744641" calcext:value-type="float">
            <text:p>-160.127679744641</text:p>
          </table:table-cell>
          <table:table-cell table:formula="of:=ABS([.E668]-[.B668])/0.0166667" office:value-type="float" office:value="647.45870508259" calcext:value-type="float">
            <text:p>647.45870508259</text:p>
          </table:table-cell>
          <table:table-cell table:formula="of:=([.F668]-[.C668])/0.0166667" office:value-type="float" office:value="27.8219443561115" calcext:value-type="float">
            <text:p>27.8219443561115</text:p>
          </table:table-cell>
          <table:table-cell table:formula="of:=DEGREES(ATAN(ABS([.F668]-[.C668])/ABS([.E668]-[.B668])))" office:value-type="float" office:value="2.46054289321541" calcext:value-type="float">
            <text:p>2.46054289321541</text:p>
          </table:table-cell>
          <table:table-cell table:formula="of:=SQRT(POWER([.H668];2)+POWER([.I668];2)+POWER([.J668];2))" office:value-type="float" office:value="667.546035263023" calcext:value-type="float">
            <text:p>667.546035263023</text:p>
          </table:table-cell>
        </table:table-row>
        <table:table-row table:style-name="ro1">
          <table:table-cell office:value-type="float" office:value="68.7547" calcext:value-type="float">
            <text:p>68.7547</text:p>
          </table:table-cell>
          <table:table-cell office:value-type="float" office:value="280.183" calcext:value-type="float">
            <text:p>280.183</text:p>
          </table:table-cell>
          <table:table-cell office:value-type="float" office:value="43.7859" calcext:value-type="float">
            <text:p>43.7859</text:p>
          </table:table-cell>
          <table:table-cell office:value-type="float" office:value="66.585" calcext:value-type="float">
            <text:p>66.585</text:p>
          </table:table-cell>
          <table:table-cell office:value-type="float" office:value="269.63" calcext:value-type="float">
            <text:p>269.63</text:p>
          </table:table-cell>
          <table:table-cell office:value-type="float" office:value="43.9748" calcext:value-type="float">
            <text:p>43.9748</text:p>
          </table:table-cell>
          <table:table-cell/>
          <table:table-cell table:formula="of:=([.D669]-[.A669])/0.0166667" office:value-type="float" office:value="-130.181739636521" calcext:value-type="float">
            <text:p>-130.181739636521</text:p>
          </table:table-cell>
          <table:table-cell table:formula="of:=ABS([.E669]-[.B669])/0.0166667" office:value-type="float" office:value="633.178733642533" calcext:value-type="float">
            <text:p>633.178733642533</text:p>
          </table:table-cell>
          <table:table-cell table:formula="of:=([.F669]-[.C669])/0.0166667" office:value-type="float" office:value="11.3339773320456" calcext:value-type="float">
            <text:p>11.3339773320456</text:p>
          </table:table-cell>
          <table:table-cell table:formula="of:=DEGREES(ATAN(ABS([.F669]-[.C669])/ABS([.E669]-[.B669])))" office:value-type="float" office:value="1.02549199330676" calcext:value-type="float">
            <text:p>1.02549199330676</text:p>
          </table:table-cell>
          <table:table-cell table:formula="of:=SQRT(POWER([.H669];2)+POWER([.I669];2)+POWER([.J669];2))" office:value-type="float" office:value="646.522275806577" calcext:value-type="float">
            <text:p>646.522275806577</text:p>
          </table:table-cell>
        </table:table-row>
        <table:table-row table:style-name="ro1">
          <table:table-cell office:value-type="float" office:value="67.9908" calcext:value-type="float">
            <text:p>67.9908</text:p>
          </table:table-cell>
          <table:table-cell office:value-type="float" office:value="280.197" calcext:value-type="float">
            <text:p>280.197</text:p>
          </table:table-cell>
          <table:table-cell office:value-type="float" office:value="43.29" calcext:value-type="float">
            <text:p>43.29</text:p>
          </table:table-cell>
          <table:table-cell office:value-type="float" office:value="65.8854" calcext:value-type="float">
            <text:p>65.8854</text:p>
          </table:table-cell>
          <table:table-cell office:value-type="float" office:value="265.809" calcext:value-type="float">
            <text:p>265.809</text:p>
          </table:table-cell>
          <table:table-cell office:value-type="float" office:value="43.8573" calcext:value-type="float">
            <text:p>43.8573</text:p>
          </table:table-cell>
          <table:table-cell/>
          <table:table-cell table:formula="of:=([.D670]-[.A670])/0.0166667" office:value-type="float" office:value="-126.323747352505" calcext:value-type="float">
            <text:p>-126.323747352505</text:p>
          </table:table-cell>
          <table:table-cell table:formula="of:=ABS([.E670]-[.B670])/0.0166667" office:value-type="float" office:value="863.278273443452" calcext:value-type="float">
            <text:p>863.278273443452</text:p>
          </table:table-cell>
          <table:table-cell table:formula="of:=([.F670]-[.C670])/0.0166667" office:value-type="float" office:value="34.0379319241363" calcext:value-type="float">
            <text:p>34.0379319241363</text:p>
          </table:table-cell>
          <table:table-cell table:formula="of:=DEGREES(ATAN(ABS([.F670]-[.C670])/ABS([.E670]-[.B670])))" office:value-type="float" office:value="2.25792797181794" calcext:value-type="float">
            <text:p>2.25792797181794</text:p>
          </table:table-cell>
          <table:table-cell table:formula="of:=SQRT(POWER([.H670];2)+POWER([.I670];2)+POWER([.J670];2))" office:value-type="float" office:value="873.135526338471" calcext:value-type="float">
            <text:p>873.135526338471</text:p>
          </table:table-cell>
        </table:table-row>
        <table:table-row table:style-name="ro1">
          <table:table-cell office:value-type="float" office:value="75.6036" calcext:value-type="float">
            <text:p>75.6036</text:p>
          </table:table-cell>
          <table:table-cell office:value-type="float" office:value="282.265" calcext:value-type="float">
            <text:p>282.265</text:p>
          </table:table-cell>
          <table:table-cell office:value-type="float" office:value="43.3992" calcext:value-type="float">
            <text:p>43.3992</text:p>
          </table:table-cell>
          <table:table-cell office:value-type="float" office:value="73.2625" calcext:value-type="float">
            <text:p>73.2625</text:p>
          </table:table-cell>
          <table:table-cell office:value-type="float" office:value="269.328" calcext:value-type="float">
            <text:p>269.328</text:p>
          </table:table-cell>
          <table:table-cell office:value-type="float" office:value="43.4695" calcext:value-type="float">
            <text:p>43.4695</text:p>
          </table:table-cell>
          <table:table-cell/>
          <table:table-cell table:formula="of:=([.D671]-[.A671])/0.0166667" office:value-type="float" office:value="-140.465719068562" calcext:value-type="float">
            <text:p>-140.465719068562</text:p>
          </table:table-cell>
          <table:table-cell table:formula="of:=ABS([.E671]-[.B671])/0.0166667" office:value-type="float" office:value="776.218447563106" calcext:value-type="float">
            <text:p>776.218447563106</text:p>
          </table:table-cell>
          <table:table-cell table:formula="of:=([.F671]-[.C671])/0.0166667" office:value-type="float" office:value="4.21799156401663" calcext:value-type="float">
            <text:p>4.21799156401663</text:p>
          </table:table-cell>
          <table:table-cell table:formula="of:=DEGREES(ATAN(ABS([.F671]-[.C671])/ABS([.E671]-[.B671])))" office:value-type="float" office:value="0.311343716039037" calcext:value-type="float">
            <text:p>0.311343716039037</text:p>
          </table:table-cell>
          <table:table-cell table:formula="of:=SQRT(POWER([.H671];2)+POWER([.I671];2)+POWER([.J671];2))" office:value-type="float" office:value="788.836794288629" calcext:value-type="float">
            <text:p>788.836794288629</text:p>
          </table:table-cell>
        </table:table-row>
        <table:table-row table:style-name="ro1">
          <table:table-cell office:value-type="float" office:value="99.5893" calcext:value-type="float">
            <text:p>99.5893</text:p>
          </table:table-cell>
          <table:table-cell office:value-type="float" office:value="275.283" calcext:value-type="float">
            <text:p>275.283</text:p>
          </table:table-cell>
          <table:table-cell office:value-type="float" office:value="42.785" calcext:value-type="float">
            <text:p>42.785</text:p>
          </table:table-cell>
          <table:table-cell office:value-type="float" office:value="97.4868" calcext:value-type="float">
            <text:p>97.4868</text:p>
          </table:table-cell>
          <table:table-cell office:value-type="float" office:value="264.537" calcext:value-type="float">
            <text:p>264.537</text:p>
          </table:table-cell>
          <table:table-cell office:value-type="float" office:value="42.5635" calcext:value-type="float">
            <text:p>42.5635</text:p>
          </table:table-cell>
          <table:table-cell/>
          <table:table-cell table:formula="of:=([.D672]-[.A672])/0.0166667" office:value-type="float" office:value="-126.149747700504" calcext:value-type="float">
            <text:p>-126.149747700504</text:p>
          </table:table-cell>
          <table:table-cell table:formula="of:=ABS([.E672]-[.B672])/0.0166667" office:value-type="float" office:value="644.758710482581" calcext:value-type="float">
            <text:p>644.758710482581</text:p>
          </table:table-cell>
          <table:table-cell table:formula="of:=([.F672]-[.C672])/0.0166667" office:value-type="float" office:value="-13.2899734200531" calcext:value-type="float">
            <text:p>-13.2899734200531</text:p>
          </table:table-cell>
          <table:table-cell table:formula="of:=DEGREES(ATAN(ABS([.F672]-[.C672])/ABS([.E672]-[.B672])))" office:value-type="float" office:value="1.18083177794002" calcext:value-type="float">
            <text:p>1.18083177794002</text:p>
          </table:table-cell>
          <table:table-cell table:formula="of:=SQRT(POWER([.H672];2)+POWER([.I672];2)+POWER([.J672];2))" office:value-type="float" office:value="657.118084503514" calcext:value-type="float">
            <text:p>657.118084503514</text:p>
          </table:table-cell>
        </table:table-row>
        <table:table-row table:style-name="ro1">
          <table:table-cell office:value-type="float" office:value="101.613" calcext:value-type="float">
            <text:p>101.613</text:p>
          </table:table-cell>
          <table:table-cell office:value-type="float" office:value="267.891" calcext:value-type="float">
            <text:p>267.891</text:p>
          </table:table-cell>
          <table:table-cell office:value-type="float" office:value="42.9623" calcext:value-type="float">
            <text:p>42.9623</text:p>
          </table:table-cell>
          <table:table-cell office:value-type="float" office:value="99.1976" calcext:value-type="float">
            <text:p>99.1976</text:p>
          </table:table-cell>
          <table:table-cell office:value-type="float" office:value="252.809" calcext:value-type="float">
            <text:p>252.809</text:p>
          </table:table-cell>
          <table:table-cell office:value-type="float" office:value="43.5131" calcext:value-type="float">
            <text:p>43.5131</text:p>
          </table:table-cell>
          <table:table-cell/>
          <table:table-cell table:formula="of:=([.D673]-[.A673])/0.0166667" office:value-type="float" office:value="-144.92371015258" calcext:value-type="float">
            <text:p>-144.92371015258</text:p>
          </table:table-cell>
          <table:table-cell table:formula="of:=ABS([.E673]-[.B673])/0.0166667" office:value-type="float" office:value="904.918190163621" calcext:value-type="float">
            <text:p>904.918190163621</text:p>
          </table:table-cell>
          <table:table-cell table:formula="of:=([.F673]-[.C673])/0.0166667" office:value-type="float" office:value="33.0479339041323" calcext:value-type="float">
            <text:p>33.0479339041323</text:p>
          </table:table-cell>
          <table:table-cell table:formula="of:=DEGREES(ATAN(ABS([.F673]-[.C673])/ABS([.E673]-[.B673])))" office:value-type="float" office:value="2.09153270960531" calcext:value-type="float">
            <text:p>2.09153270960531</text:p>
          </table:table-cell>
          <table:table-cell table:formula="of:=SQRT(POWER([.H673];2)+POWER([.I673];2)+POWER([.J673];2))" office:value-type="float" office:value="917.04524347969" calcext:value-type="float">
            <text:p>917.04524347969</text:p>
          </table:table-cell>
        </table:table-row>
        <table:table-row table:style-name="ro1">
          <table:table-cell office:value-type="float" office:value="107.62" calcext:value-type="float">
            <text:p>107.62</text:p>
          </table:table-cell>
          <table:table-cell office:value-type="float" office:value="272.304" calcext:value-type="float">
            <text:p>272.304</text:p>
          </table:table-cell>
          <table:table-cell office:value-type="float" office:value="42.9455" calcext:value-type="float">
            <text:p>42.9455</text:p>
          </table:table-cell>
          <table:table-cell office:value-type="float" office:value="104.557" calcext:value-type="float">
            <text:p>104.557</text:p>
          </table:table-cell>
          <table:table-cell office:value-type="float" office:value="260.755" calcext:value-type="float">
            <text:p>260.755</text:p>
          </table:table-cell>
          <table:table-cell office:value-type="float" office:value="42.6396" calcext:value-type="float">
            <text:p>42.6396</text:p>
          </table:table-cell>
          <table:table-cell/>
          <table:table-cell table:formula="of:=([.D674]-[.A674])/0.0166667" office:value-type="float" office:value="-183.779632440735" calcext:value-type="float">
            <text:p>-183.779632440735</text:p>
          </table:table-cell>
          <table:table-cell table:formula="of:=ABS([.E674]-[.B674])/0.0166667" office:value-type="float" office:value="692.93861412277" calcext:value-type="float">
            <text:p>692.93861412277</text:p>
          </table:table-cell>
          <table:table-cell table:formula="of:=([.F674]-[.C674])/0.0166667" office:value-type="float" office:value="-18.3539632920735" calcext:value-type="float">
            <text:p>-18.3539632920735</text:p>
          </table:table-cell>
          <table:table-cell table:formula="of:=DEGREES(ATAN(ABS([.F674]-[.C674])/ABS([.E674]-[.B674])))" office:value-type="float" office:value="1.51724668206257" calcext:value-type="float">
            <text:p>1.51724668206257</text:p>
          </table:table-cell>
          <table:table-cell table:formula="of:=SQRT(POWER([.H674];2)+POWER([.I674];2)+POWER([.J674];2))" office:value-type="float" office:value="717.130214264442" calcext:value-type="float">
            <text:p>717.130214264442</text:p>
          </table:table-cell>
        </table:table-row>
        <table:table-row table:style-name="ro1">
          <table:table-cell office:value-type="float" office:value="108.854" calcext:value-type="float">
            <text:p>108.854</text:p>
          </table:table-cell>
          <table:table-cell office:value-type="float" office:value="275.647" calcext:value-type="float">
            <text:p>275.647</text:p>
          </table:table-cell>
          <table:table-cell office:value-type="float" office:value="43.8942" calcext:value-type="float">
            <text:p>43.8942</text:p>
          </table:table-cell>
          <table:table-cell office:value-type="float" office:value="105.709" calcext:value-type="float">
            <text:p>105.709</text:p>
          </table:table-cell>
          <table:table-cell office:value-type="float" office:value="263.788" calcext:value-type="float">
            <text:p>263.788</text:p>
          </table:table-cell>
          <table:table-cell office:value-type="float" office:value="44.5577" calcext:value-type="float">
            <text:p>44.5577</text:p>
          </table:table-cell>
          <table:table-cell/>
          <table:table-cell table:formula="of:=([.D675]-[.A675])/0.0166667" office:value-type="float" office:value="-188.699622600755" calcext:value-type="float">
            <text:p>-188.699622600755</text:p>
          </table:table-cell>
          <table:table-cell table:formula="of:=ABS([.E675]-[.B675])/0.0166667" office:value-type="float" office:value="711.538576922845" calcext:value-type="float">
            <text:p>711.538576922845</text:p>
          </table:table-cell>
          <table:table-cell table:formula="of:=([.F675]-[.C675])/0.0166667" office:value-type="float" office:value="39.8099203801592" calcext:value-type="float">
            <text:p>39.8099203801592</text:p>
          </table:table-cell>
          <table:table-cell table:formula="of:=DEGREES(ATAN(ABS([.F675]-[.C675])/ABS([.E675]-[.B675])))" office:value-type="float" office:value="3.20230686939761" calcext:value-type="float">
            <text:p>3.20230686939761</text:p>
          </table:table-cell>
          <table:table-cell table:formula="of:=SQRT(POWER([.H675];2)+POWER([.I675];2)+POWER([.J675];2))" office:value-type="float" office:value="737.210637321335" calcext:value-type="float">
            <text:p>737.210637321335</text:p>
          </table:table-cell>
        </table:table-row>
        <table:table-row table:style-name="ro1">
          <table:table-cell office:value-type="float" office:value="109.939" calcext:value-type="float">
            <text:p>109.939</text:p>
          </table:table-cell>
          <table:table-cell office:value-type="float" office:value="282.242" calcext:value-type="float">
            <text:p>282.242</text:p>
          </table:table-cell>
          <table:table-cell office:value-type="float" office:value="41.5982" calcext:value-type="float">
            <text:p>41.5982</text:p>
          </table:table-cell>
          <table:table-cell office:value-type="float" office:value="107.195" calcext:value-type="float">
            <text:p>107.195</text:p>
          </table:table-cell>
          <table:table-cell office:value-type="float" office:value="272.708" calcext:value-type="float">
            <text:p>272.708</text:p>
          </table:table-cell>
          <table:table-cell office:value-type="float" office:value="41.1528" calcext:value-type="float">
            <text:p>41.1528</text:p>
          </table:table-cell>
          <table:table-cell/>
          <table:table-cell table:formula="of:=([.D676]-[.A676])/0.0166667" office:value-type="float" office:value="-164.639670720659" calcext:value-type="float">
            <text:p>-164.639670720659</text:p>
          </table:table-cell>
          <table:table-cell table:formula="of:=ABS([.E676]-[.B676])/0.0166667" office:value-type="float" office:value="572.038855922288" calcext:value-type="float">
            <text:p>572.038855922288</text:p>
          </table:table-cell>
          <table:table-cell table:formula="of:=([.F676]-[.C676])/0.0166667" office:value-type="float" office:value="-26.7239465521069" calcext:value-type="float">
            <text:p>-26.7239465521069</text:p>
          </table:table-cell>
          <table:table-cell table:formula="of:=DEGREES(ATAN(ABS([.F676]-[.C676])/ABS([.E676]-[.B676])))" office:value-type="float" office:value="2.67474293885375" calcext:value-type="float">
            <text:p>2.67474293885375</text:p>
          </table:table-cell>
          <table:table-cell table:formula="of:=SQRT(POWER([.H676];2)+POWER([.I676];2)+POWER([.J676];2))" office:value-type="float" office:value="595.859751266358" calcext:value-type="float">
            <text:p>595.859751266358</text:p>
          </table:table-cell>
        </table:table-row>
        <table:table-row table:style-name="ro1">
          <table:table-cell office:value-type="float" office:value="117.258" calcext:value-type="float">
            <text:p>117.258</text:p>
          </table:table-cell>
          <table:table-cell office:value-type="float" office:value="268.962" calcext:value-type="float">
            <text:p>268.962</text:p>
          </table:table-cell>
          <table:table-cell office:value-type="float" office:value="42.422" calcext:value-type="float">
            <text:p>42.422</text:p>
          </table:table-cell>
          <table:table-cell office:value-type="float" office:value="114.233" calcext:value-type="float">
            <text:p>114.233</text:p>
          </table:table-cell>
          <table:table-cell office:value-type="float" office:value="255.347" calcext:value-type="float">
            <text:p>255.347</text:p>
          </table:table-cell>
          <table:table-cell office:value-type="float" office:value="42.9745" calcext:value-type="float">
            <text:p>42.9745</text:p>
          </table:table-cell>
          <table:table-cell/>
          <table:table-cell table:formula="of:=([.D677]-[.A677])/0.0166667" office:value-type="float" office:value="-181.499637000726" calcext:value-type="float">
            <text:p>-181.499637000726</text:p>
          </table:table-cell>
          <table:table-cell table:formula="of:=ABS([.E677]-[.B677])/0.0166667" office:value-type="float" office:value="816.898366203267" calcext:value-type="float">
            <text:p>816.898366203267</text:p>
          </table:table-cell>
          <table:table-cell table:formula="of:=([.F677]-[.C677])/0.0166667" office:value-type="float" office:value="33.1499337001327" calcext:value-type="float">
            <text:p>33.1499337001327</text:p>
          </table:table-cell>
          <table:table-cell table:formula="of:=DEGREES(ATAN(ABS([.F677]-[.C677])/ABS([.E677]-[.B677])))" office:value-type="float" office:value="2.32380160151248" calcext:value-type="float">
            <text:p>2.32380160151248</text:p>
          </table:table-cell>
          <table:table-cell table:formula="of:=SQRT(POWER([.H677];2)+POWER([.I677];2)+POWER([.J677];2))" office:value-type="float" office:value="837.474762032436" calcext:value-type="float">
            <text:p>837.474762032436</text:p>
          </table:table-cell>
        </table:table-row>
        <table:table-row table:style-name="ro1">
          <table:table-cell office:value-type="float" office:value="118.63" calcext:value-type="float">
            <text:p>118.63</text:p>
          </table:table-cell>
          <table:table-cell office:value-type="float" office:value="274.998" calcext:value-type="float">
            <text:p>274.998</text:p>
          </table:table-cell>
          <table:table-cell office:value-type="float" office:value="41.4376" calcext:value-type="float">
            <text:p>41.4376</text:p>
          </table:table-cell>
          <table:table-cell office:value-type="float" office:value="115.293" calcext:value-type="float">
            <text:p>115.293</text:p>
          </table:table-cell>
          <table:table-cell office:value-type="float" office:value="265.972" calcext:value-type="float">
            <text:p>265.972</text:p>
          </table:table-cell>
          <table:table-cell office:value-type="float" office:value="40.9663" calcext:value-type="float">
            <text:p>40.9663</text:p>
          </table:table-cell>
          <table:table-cell/>
          <table:table-cell table:formula="of:=([.D678]-[.A678])/0.0166667" office:value-type="float" office:value="-200.2195995608" calcext:value-type="float">
            <text:p>-200.2195995608</text:p>
          </table:table-cell>
          <table:table-cell table:formula="of:=ABS([.E678]-[.B678])/0.0166667" office:value-type="float" office:value="541.558916882167" calcext:value-type="float">
            <text:p>541.558916882167</text:p>
          </table:table-cell>
          <table:table-cell table:formula="of:=([.F678]-[.C678])/0.0166667" office:value-type="float" office:value="-28.2779434441135" calcext:value-type="float">
            <text:p>-28.2779434441135</text:p>
          </table:table-cell>
          <table:table-cell table:formula="of:=DEGREES(ATAN(ABS([.F678]-[.C678])/ABS([.E678]-[.B678])))" office:value-type="float" office:value="2.98903161363342" calcext:value-type="float">
            <text:p>2.98903161363342</text:p>
          </table:table-cell>
          <table:table-cell table:formula="of:=SQRT(POWER([.H678];2)+POWER([.I678];2)+POWER([.J678];2))" office:value-type="float" office:value="578.077495313821" calcext:value-type="float">
            <text:p>578.077495313821</text:p>
          </table:table-cell>
        </table:table-row>
        <table:table-row table:style-name="ro1">
          <table:table-cell office:value-type="float" office:value="117.191" calcext:value-type="float">
            <text:p>117.191</text:p>
          </table:table-cell>
          <table:table-cell office:value-type="float" office:value="275.388" calcext:value-type="float">
            <text:p>275.388</text:p>
          </table:table-cell>
          <table:table-cell office:value-type="float" office:value="40.6383" calcext:value-type="float">
            <text:p>40.6383</text:p>
          </table:table-cell>
          <table:table-cell office:value-type="float" office:value="113.297" calcext:value-type="float">
            <text:p>113.297</text:p>
          </table:table-cell>
          <table:table-cell office:value-type="float" office:value="262.779" calcext:value-type="float">
            <text:p>262.779</text:p>
          </table:table-cell>
          <table:table-cell office:value-type="float" office:value="40.5392" calcext:value-type="float">
            <text:p>40.5392</text:p>
          </table:table-cell>
          <table:table-cell/>
          <table:table-cell table:formula="of:=([.D679]-[.A679])/0.0166667" office:value-type="float" office:value="-233.639532720935" calcext:value-type="float">
            <text:p>-233.639532720935</text:p>
          </table:table-cell>
          <table:table-cell table:formula="of:=ABS([.E679]-[.B679])/0.0166667" office:value-type="float" office:value="756.538486923025" calcext:value-type="float">
            <text:p>756.538486923025</text:p>
          </table:table-cell>
          <table:table-cell table:formula="of:=([.F679]-[.C679])/0.0166667" office:value-type="float" office:value="-5.94598810802378" calcext:value-type="float">
            <text:p>-5.94598810802378</text:p>
          </table:table-cell>
          <table:table-cell table:formula="of:=DEGREES(ATAN(ABS([.F679]-[.C679])/ABS([.E679]-[.B679])))" office:value-type="float" office:value="0.4503049283489" calcext:value-type="float">
            <text:p>0.4503049283489</text:p>
          </table:table-cell>
          <table:table-cell table:formula="of:=SQRT(POWER([.H679];2)+POWER([.I679];2)+POWER([.J679];2))" office:value-type="float" office:value="791.816435937281" calcext:value-type="float">
            <text:p>791.816435937281</text:p>
          </table:table-cell>
        </table:table-row>
        <table:table-row table:style-name="ro1">
          <table:table-cell office:value-type="float" office:value="120.159" calcext:value-type="float">
            <text:p>120.159</text:p>
          </table:table-cell>
          <table:table-cell office:value-type="float" office:value="267.755" calcext:value-type="float">
            <text:p>267.755</text:p>
          </table:table-cell>
          <table:table-cell office:value-type="float" office:value="40.634" calcext:value-type="float">
            <text:p>40.634</text:p>
          </table:table-cell>
          <table:table-cell office:value-type="float" office:value="116.955" calcext:value-type="float">
            <text:p>116.955</text:p>
          </table:table-cell>
          <table:table-cell office:value-type="float" office:value="255.475" calcext:value-type="float">
            <text:p>255.475</text:p>
          </table:table-cell>
          <table:table-cell office:value-type="float" office:value="40.7816" calcext:value-type="float">
            <text:p>40.7816</text:p>
          </table:table-cell>
          <table:table-cell/>
          <table:table-cell table:formula="of:=([.D680]-[.A680])/0.0166667" office:value-type="float" office:value="-192.239615520769" calcext:value-type="float">
            <text:p>-192.239615520769</text:p>
          </table:table-cell>
          <table:table-cell table:formula="of:=ABS([.E680]-[.B680])/0.0166667" office:value-type="float" office:value="736.798526402947" calcext:value-type="float">
            <text:p>736.798526402947</text:p>
          </table:table-cell>
          <table:table-cell table:formula="of:=([.F680]-[.C680])/0.0166667" office:value-type="float" office:value="8.85598228803525" calcext:value-type="float">
            <text:p>8.85598228803525</text:p>
          </table:table-cell>
          <table:table-cell table:formula="of:=DEGREES(ATAN(ABS([.F680]-[.C680])/ABS([.E680]-[.B680])))" office:value-type="float" office:value="0.688635980372009" calcext:value-type="float">
            <text:p>0.688635980372009</text:p>
          </table:table-cell>
          <table:table-cell table:formula="of:=SQRT(POWER([.H680];2)+POWER([.I680];2)+POWER([.J680];2))" office:value-type="float" office:value="761.51596615397" calcext:value-type="float">
            <text:p>761.51596615397</text:p>
          </table:table-cell>
        </table:table-row>
        <table:table-row table:style-name="ro1">
          <table:table-cell office:value-type="float" office:value="121.021" calcext:value-type="float">
            <text:p>121.021</text:p>
          </table:table-cell>
          <table:table-cell office:value-type="float" office:value="268.845" calcext:value-type="float">
            <text:p>268.845</text:p>
          </table:table-cell>
          <table:table-cell office:value-type="float" office:value="40.4468" calcext:value-type="float">
            <text:p>40.4468</text:p>
          </table:table-cell>
          <table:table-cell office:value-type="float" office:value="117.803" calcext:value-type="float">
            <text:p>117.803</text:p>
          </table:table-cell>
          <table:table-cell office:value-type="float" office:value="256.585" calcext:value-type="float">
            <text:p>256.585</text:p>
          </table:table-cell>
          <table:table-cell office:value-type="float" office:value="40.3461" calcext:value-type="float">
            <text:p>40.3461</text:p>
          </table:table-cell>
          <table:table-cell/>
          <table:table-cell table:formula="of:=([.D681]-[.A681])/0.0166667" office:value-type="float" office:value="-193.079613840773" calcext:value-type="float">
            <text:p>-193.079613840773</text:p>
          </table:table-cell>
          <table:table-cell table:formula="of:=ABS([.E681]-[.B681])/0.0166667" office:value-type="float" office:value="735.598528802945" calcext:value-type="float">
            <text:p>735.598528802945</text:p>
          </table:table-cell>
          <table:table-cell table:formula="of:=([.F681]-[.C681])/0.0166667" office:value-type="float" office:value="-6.04198791602437" calcext:value-type="float">
            <text:p>-6.04198791602437</text:p>
          </table:table-cell>
          <table:table-cell table:formula="of:=DEGREES(ATAN(ABS([.F681]-[.C681])/ABS([.E681]-[.B681])))" office:value-type="float" office:value="0.470599938970356" calcext:value-type="float">
            <text:p>0.470599938970356</text:p>
          </table:table-cell>
          <table:table-cell table:formula="of:=SQRT(POWER([.H681];2)+POWER([.I681];2)+POWER([.J681];2))" office:value-type="float" office:value="760.540228045786" calcext:value-type="float">
            <text:p>760.540228045786</text:p>
          </table:table-cell>
        </table:table-row>
        <table:table-row table:style-name="ro1">
          <table:table-cell office:value-type="float" office:value="120.37" calcext:value-type="float">
            <text:p>120.37</text:p>
          </table:table-cell>
          <table:table-cell office:value-type="float" office:value="262.93" calcext:value-type="float">
            <text:p>262.93</text:p>
          </table:table-cell>
          <table:table-cell office:value-type="float" office:value="41.1897" calcext:value-type="float">
            <text:p>41.1897</text:p>
          </table:table-cell>
          <table:table-cell office:value-type="float" office:value="117.194" calcext:value-type="float">
            <text:p>117.194</text:p>
          </table:table-cell>
          <table:table-cell office:value-type="float" office:value="250.9" calcext:value-type="float">
            <text:p>250.9</text:p>
          </table:table-cell>
          <table:table-cell office:value-type="float" office:value="41.3219" calcext:value-type="float">
            <text:p>41.3219</text:p>
          </table:table-cell>
          <table:table-cell/>
          <table:table-cell table:formula="of:=([.D682]-[.A682])/0.0166667" office:value-type="float" office:value="-190.559618880762" calcext:value-type="float">
            <text:p>-190.559618880762</text:p>
          </table:table-cell>
          <table:table-cell table:formula="of:=ABS([.E682]-[.B682])/0.0166667" office:value-type="float" office:value="721.798556402887" calcext:value-type="float">
            <text:p>721.798556402887</text:p>
          </table:table-cell>
          <table:table-cell table:formula="of:=([.F682]-[.C682])/0.0166667" office:value-type="float" office:value="7.93198413603157" calcext:value-type="float">
            <text:p>7.93198413603157</text:p>
          </table:table-cell>
          <table:table-cell table:formula="of:=DEGREES(ATAN(ABS([.F682]-[.C682])/ABS([.E682]-[.B682])))" office:value-type="float" office:value="0.629609074709943" calcext:value-type="float">
            <text:p>0.629609074709943</text:p>
          </table:table-cell>
          <table:table-cell table:formula="of:=SQRT(POWER([.H682];2)+POWER([.I682];2)+POWER([.J682];2))" office:value-type="float" office:value="746.571524199529" calcext:value-type="float">
            <text:p>746.571524199529</text:p>
          </table:table-cell>
        </table:table-row>
        <table:table-row table:style-name="ro1">
          <table:table-cell office:value-type="float" office:value="122.027" calcext:value-type="float">
            <text:p>122.027</text:p>
          </table:table-cell>
          <table:table-cell office:value-type="float" office:value="273.546" calcext:value-type="float">
            <text:p>273.546</text:p>
          </table:table-cell>
          <table:table-cell office:value-type="float" office:value="40.1572" calcext:value-type="float">
            <text:p>40.1572</text:p>
          </table:table-cell>
          <table:table-cell office:value-type="float" office:value="118.615" calcext:value-type="float">
            <text:p>118.615</text:p>
          </table:table-cell>
          <table:table-cell office:value-type="float" office:value="259.857" calcext:value-type="float">
            <text:p>259.857</text:p>
          </table:table-cell>
          <table:table-cell office:value-type="float" office:value="40.5066" calcext:value-type="float">
            <text:p>40.5066</text:p>
          </table:table-cell>
          <table:table-cell/>
          <table:table-cell table:formula="of:=([.D683]-[.A683])/0.0166667" office:value-type="float" office:value="-204.719590560819" calcext:value-type="float">
            <text:p>-204.719590560819</text:p>
          </table:table-cell>
          <table:table-cell table:formula="of:=ABS([.E683]-[.B683])/0.0166667" office:value-type="float" office:value="821.338357323283" calcext:value-type="float">
            <text:p>821.338357323283</text:p>
          </table:table-cell>
          <table:table-cell table:formula="of:=([.F683]-[.C683])/0.0166667" office:value-type="float" office:value="20.9639580720836" calcext:value-type="float">
            <text:p>20.9639580720836</text:p>
          </table:table-cell>
          <table:table-cell table:formula="of:=DEGREES(ATAN(ABS([.F683]-[.C683])/ABS([.E683]-[.B683])))" office:value-type="float" office:value="1.46210823947217" calcext:value-type="float">
            <text:p>1.46210823947217</text:p>
          </table:table-cell>
          <table:table-cell table:formula="of:=SQRT(POWER([.H683];2)+POWER([.I683];2)+POWER([.J683];2))" office:value-type="float" office:value="846.726812796162" calcext:value-type="float">
            <text:p>846.726812796162</text:p>
          </table:table-cell>
        </table:table-row>
        <table:table-row table:style-name="ro1">
          <table:table-cell office:value-type="float" office:value="120.916" calcext:value-type="float">
            <text:p>120.916</text:p>
          </table:table-cell>
          <table:table-cell office:value-type="float" office:value="267.745" calcext:value-type="float">
            <text:p>267.745</text:p>
          </table:table-cell>
          <table:table-cell office:value-type="float" office:value="40.1389" calcext:value-type="float">
            <text:p>40.1389</text:p>
          </table:table-cell>
          <table:table-cell office:value-type="float" office:value="118.343" calcext:value-type="float">
            <text:p>118.343</text:p>
          </table:table-cell>
          <table:table-cell office:value-type="float" office:value="250.681" calcext:value-type="float">
            <text:p>250.681</text:p>
          </table:table-cell>
          <table:table-cell office:value-type="float" office:value="41.8243" calcext:value-type="float">
            <text:p>41.8243</text:p>
          </table:table-cell>
          <table:table-cell/>
          <table:table-cell table:formula="of:=([.D684]-[.A684])/0.0166667" office:value-type="float" office:value="-154.379691240617" calcext:value-type="float">
            <text:p>-154.379691240617</text:p>
          </table:table-cell>
          <table:table-cell table:formula="of:=ABS([.E684]-[.B684])/0.0166667" office:value-type="float" office:value="1023.8379523241" calcext:value-type="float">
            <text:p>1023.8379523241</text:p>
          </table:table-cell>
          <table:table-cell table:formula="of:=([.F684]-[.C684])/0.0166667" office:value-type="float" office:value="101.123797752405" calcext:value-type="float">
            <text:p>101.123797752405</text:p>
          </table:table-cell>
          <table:table-cell table:formula="of:=DEGREES(ATAN(ABS([.F684]-[.C684])/ABS([.E684]-[.B684])))" office:value-type="float" office:value="5.6407711162441" calcext:value-type="float">
            <text:p>5.6407711162441</text:p>
          </table:table-cell>
          <table:table-cell table:formula="of:=SQRT(POWER([.H684];2)+POWER([.I684];2)+POWER([.J684];2))" office:value-type="float" office:value="1040.33805282639" calcext:value-type="float">
            <text:p>1040.33805282639</text:p>
          </table:table-cell>
        </table:table-row>
        <table:table-row table:style-name="ro1">
          <table:table-cell office:value-type="float" office:value="120.809" calcext:value-type="float">
            <text:p>120.809</text:p>
          </table:table-cell>
          <table:table-cell office:value-type="float" office:value="262.724" calcext:value-type="float">
            <text:p>262.724</text:p>
          </table:table-cell>
          <table:table-cell office:value-type="float" office:value="41.9487" calcext:value-type="float">
            <text:p>41.9487</text:p>
          </table:table-cell>
          <table:table-cell office:value-type="float" office:value="117.52" calcext:value-type="float">
            <text:p>117.52</text:p>
          </table:table-cell>
          <table:table-cell office:value-type="float" office:value="249.66" calcext:value-type="float">
            <text:p>249.66</text:p>
          </table:table-cell>
          <table:table-cell office:value-type="float" office:value="42.0037" calcext:value-type="float">
            <text:p>42.0037</text:p>
          </table:table-cell>
          <table:table-cell/>
          <table:table-cell table:formula="of:=([.D685]-[.A685])/0.0166667" office:value-type="float" office:value="-197.339605320789" calcext:value-type="float">
            <text:p>-197.339605320789</text:p>
          </table:table-cell>
          <table:table-cell table:formula="of:=ABS([.E685]-[.B685])/0.0166667" office:value-type="float" office:value="783.838432323135" calcext:value-type="float">
            <text:p>783.838432323135</text:p>
          </table:table-cell>
          <table:table-cell table:formula="of:=([.F685]-[.C685])/0.0166667" office:value-type="float" office:value="3.29999340001318" calcext:value-type="float">
            <text:p>3.29999340001318</text:p>
          </table:table-cell>
          <table:table-cell table:formula="of:=DEGREES(ATAN(ABS([.F685]-[.C685])/ABS([.E685]-[.B685])))" office:value-type="float" office:value="0.241216262648709" calcext:value-type="float">
            <text:p>0.241216262648709</text:p>
          </table:table-cell>
          <table:table-cell table:formula="of:=SQRT(POWER([.H685];2)+POWER([.I685];2)+POWER([.J685];2))" office:value-type="float" office:value="808.30470601834" calcext:value-type="float">
            <text:p>808.30470601834</text:p>
          </table:table-cell>
        </table:table-row>
        <table:table-row table:style-name="ro1">
          <table:table-cell office:value-type="float" office:value="119.45" calcext:value-type="float">
            <text:p>119.45</text:p>
          </table:table-cell>
          <table:table-cell office:value-type="float" office:value="254.068" calcext:value-type="float">
            <text:p>254.068</text:p>
          </table:table-cell>
          <table:table-cell office:value-type="float" office:value="40.7638" calcext:value-type="float">
            <text:p>40.7638</text:p>
          </table:table-cell>
          <table:table-cell office:value-type="float" office:value="116.618" calcext:value-type="float">
            <text:p>116.618</text:p>
          </table:table-cell>
          <table:table-cell office:value-type="float" office:value="242.531" calcext:value-type="float">
            <text:p>242.531</text:p>
          </table:table-cell>
          <table:table-cell office:value-type="float" office:value="40.1946" calcext:value-type="float">
            <text:p>40.1946</text:p>
          </table:table-cell>
          <table:table-cell/>
          <table:table-cell table:formula="of:=([.D686]-[.A686])/0.0166667" office:value-type="float" office:value="-169.91966016068" calcext:value-type="float">
            <text:p>-169.91966016068</text:p>
          </table:table-cell>
          <table:table-cell table:formula="of:=ABS([.E686]-[.B686])/0.0166667" office:value-type="float" office:value="692.218615562769" calcext:value-type="float">
            <text:p>692.218615562769</text:p>
          </table:table-cell>
          <table:table-cell table:formula="of:=([.F686]-[.C686])/0.0166667" office:value-type="float" office:value="-34.1519316961367" calcext:value-type="float">
            <text:p>-34.1519316961367</text:p>
          </table:table-cell>
          <table:table-cell table:formula="of:=DEGREES(ATAN(ABS([.F686]-[.C686])/ABS([.E686]-[.B686])))" office:value-type="float" office:value="2.82450680708202" calcext:value-type="float">
            <text:p>2.82450680708202</text:p>
          </table:table-cell>
          <table:table-cell table:formula="of:=SQRT(POWER([.H686];2)+POWER([.I686];2)+POWER([.J686];2))" office:value-type="float" office:value="713.586474843334" calcext:value-type="float">
            <text:p>713.586474843334</text:p>
          </table:table-cell>
        </table:table-row>
        <table:table-row table:style-name="ro1">
          <table:table-cell office:value-type="float" office:value="118.506" calcext:value-type="float">
            <text:p>118.506</text:p>
          </table:table-cell>
          <table:table-cell office:value-type="float" office:value="254.195" calcext:value-type="float">
            <text:p>254.195</text:p>
          </table:table-cell>
          <table:table-cell office:value-type="float" office:value="40.7491" calcext:value-type="float">
            <text:p>40.7491</text:p>
          </table:table-cell>
          <table:table-cell office:value-type="float" office:value="115.349" calcext:value-type="float">
            <text:p>115.349</text:p>
          </table:table-cell>
          <table:table-cell office:value-type="float" office:value="241.571" calcext:value-type="float">
            <text:p>241.571</text:p>
          </table:table-cell>
          <table:table-cell office:value-type="float" office:value="40.374" calcext:value-type="float">
            <text:p>40.374</text:p>
          </table:table-cell>
          <table:table-cell/>
          <table:table-cell table:formula="of:=([.D687]-[.A687])/0.0166667" office:value-type="float" office:value="-189.419621160757" calcext:value-type="float">
            <text:p>-189.419621160757</text:p>
          </table:table-cell>
          <table:table-cell table:formula="of:=ABS([.E687]-[.B687])/0.0166667" office:value-type="float" office:value="757.43848512303" calcext:value-type="float">
            <text:p>757.43848512303</text:p>
          </table:table-cell>
          <table:table-cell table:formula="of:=([.F687]-[.C687])/0.0166667" office:value-type="float" office:value="-22.5059549880898" calcext:value-type="float">
            <text:p>-22.5059549880898</text:p>
          </table:table-cell>
          <table:table-cell table:formula="of:=DEGREES(ATAN(ABS([.F687]-[.C687])/ABS([.E687]-[.B687])))" office:value-type="float" office:value="1.70194276120379" calcext:value-type="float">
            <text:p>1.70194276120379</text:p>
          </table:table-cell>
          <table:table-cell table:formula="of:=SQRT(POWER([.H687];2)+POWER([.I687];2)+POWER([.J687];2))" office:value-type="float" office:value="781.088579890963" calcext:value-type="float">
            <text:p>781.088579890963</text:p>
          </table:table-cell>
        </table:table-row>
        <table:table-row table:style-name="ro1">
          <table:table-cell office:value-type="float" office:value="120.023" calcext:value-type="float">
            <text:p>120.023</text:p>
          </table:table-cell>
          <table:table-cell office:value-type="float" office:value="259.583" calcext:value-type="float">
            <text:p>259.583</text:p>
          </table:table-cell>
          <table:table-cell office:value-type="float" office:value="41.0255" calcext:value-type="float">
            <text:p>41.0255</text:p>
          </table:table-cell>
          <table:table-cell office:value-type="float" office:value="117.028" calcext:value-type="float">
            <text:p>117.028</text:p>
          </table:table-cell>
          <table:table-cell office:value-type="float" office:value="246.704" calcext:value-type="float">
            <text:p>246.704</text:p>
          </table:table-cell>
          <table:table-cell office:value-type="float" office:value="40.6302" calcext:value-type="float">
            <text:p>40.6302</text:p>
          </table:table-cell>
          <table:table-cell/>
          <table:table-cell table:formula="of:=([.D688]-[.A688])/0.0166667" office:value-type="float" office:value="-179.699640600718" calcext:value-type="float">
            <text:p>-179.699640600718</text:p>
          </table:table-cell>
          <table:table-cell table:formula="of:=ABS([.E688]-[.B688])/0.0166667" office:value-type="float" office:value="772.738454523092" calcext:value-type="float">
            <text:p>772.738454523092</text:p>
          </table:table-cell>
          <table:table-cell table:formula="of:=([.F688]-[.C688])/0.0166667" office:value-type="float" office:value="-23.7179525640948" calcext:value-type="float">
            <text:p>-23.7179525640948</text:p>
          </table:table-cell>
          <table:table-cell table:formula="of:=DEGREES(ATAN(ABS([.F688]-[.C688])/ABS([.E688]-[.B688])))" office:value-type="float" office:value="1.75804901287564" calcext:value-type="float">
            <text:p>1.75804901287564</text:p>
          </table:table-cell>
          <table:table-cell table:formula="of:=SQRT(POWER([.H688];2)+POWER([.I688];2)+POWER([.J688];2))" office:value-type="float" office:value="793.712303800689" calcext:value-type="float">
            <text:p>793.712303800689</text:p>
          </table:table-cell>
        </table:table-row>
        <table:table-row table:style-name="ro1">
          <table:table-cell office:value-type="float" office:value="113.005" calcext:value-type="float">
            <text:p>113.005</text:p>
          </table:table-cell>
          <table:table-cell office:value-type="float" office:value="254.612" calcext:value-type="float">
            <text:p>254.612</text:p>
          </table:table-cell>
          <table:table-cell office:value-type="float" office:value="41.675" calcext:value-type="float">
            <text:p>41.675</text:p>
          </table:table-cell>
          <table:table-cell office:value-type="float" office:value="110.105" calcext:value-type="float">
            <text:p>110.105</text:p>
          </table:table-cell>
          <table:table-cell office:value-type="float" office:value="240.688" calcext:value-type="float">
            <text:p>240.688</text:p>
          </table:table-cell>
          <table:table-cell office:value-type="float" office:value="41.7309" calcext:value-type="float">
            <text:p>41.7309</text:p>
          </table:table-cell>
          <table:table-cell/>
          <table:table-cell table:formula="of:=([.D689]-[.A689])/0.0166667" office:value-type="float" office:value="-173.999652000696" calcext:value-type="float">
            <text:p>-173.999652000696</text:p>
          </table:table-cell>
          <table:table-cell table:formula="of:=ABS([.E689]-[.B689])/0.0166667" office:value-type="float" office:value="835.438329123342" calcext:value-type="float">
            <text:p>835.438329123342</text:p>
          </table:table-cell>
          <table:table-cell table:formula="of:=([.F689]-[.C689])/0.0166667" office:value-type="float" office:value="3.35399329201349" calcext:value-type="float">
            <text:p>3.35399329201349</text:p>
          </table:table-cell>
          <table:table-cell table:formula="of:=DEGREES(ATAN(ABS([.F689]-[.C689])/ABS([.E689]-[.B689])))" office:value-type="float" office:value="0.230021320583496" calcext:value-type="float">
            <text:p>0.230021320583496</text:p>
          </table:table-cell>
          <table:table-cell table:formula="of:=SQRT(POWER([.H689];2)+POWER([.I689];2)+POWER([.J689];2))" office:value-type="float" office:value="853.372327847445" calcext:value-type="float">
            <text:p>853.372327847445</text:p>
          </table:table-cell>
        </table:table-row>
        <table:table-row table:style-name="ro1">
          <table:table-cell office:value-type="float" office:value="101.711" calcext:value-type="float">
            <text:p>101.711</text:p>
          </table:table-cell>
          <table:table-cell office:value-type="float" office:value="257.688" calcext:value-type="float">
            <text:p>257.688</text:p>
          </table:table-cell>
          <table:table-cell office:value-type="float" office:value="41.246" calcext:value-type="float">
            <text:p>41.246</text:p>
          </table:table-cell>
          <table:table-cell office:value-type="float" office:value="98.7106" calcext:value-type="float">
            <text:p>98.7106</text:p>
          </table:table-cell>
          <table:table-cell office:value-type="float" office:value="247.818" calcext:value-type="float">
            <text:p>247.818</text:p>
          </table:table-cell>
          <table:table-cell office:value-type="float" office:value="40.3447" calcext:value-type="float">
            <text:p>40.3447</text:p>
          </table:table-cell>
          <table:table-cell/>
          <table:table-cell table:formula="of:=([.D690]-[.A690])/0.0166667" office:value-type="float" office:value="-180.02363995272" calcext:value-type="float">
            <text:p>-180.02363995272</text:p>
          </table:table-cell>
          <table:table-cell table:formula="of:=ABS([.E690]-[.B690])/0.0166667" office:value-type="float" office:value="592.198815602367" calcext:value-type="float">
            <text:p>592.198815602367</text:p>
          </table:table-cell>
          <table:table-cell table:formula="of:=([.F690]-[.C690])/0.0166667" office:value-type="float" office:value="-54.0778918442163" calcext:value-type="float">
            <text:p>-54.0778918442163</text:p>
          </table:table-cell>
          <table:table-cell table:formula="of:=DEGREES(ATAN(ABS([.F690]-[.C690])/ABS([.E690]-[.B690])))" office:value-type="float" office:value="5.2176149199031" calcext:value-type="float">
            <text:p>5.2176149199031</text:p>
          </table:table-cell>
          <table:table-cell table:formula="of:=SQRT(POWER([.H690];2)+POWER([.I690];2)+POWER([.J690];2))" office:value-type="float" office:value="621.315030020189" calcext:value-type="float">
            <text:p>621.315030020189</text:p>
          </table:table-cell>
        </table:table-row>
        <table:table-row table:style-name="ro1">
          <table:table-cell office:value-type="float" office:value="98.5508" calcext:value-type="float">
            <text:p>98.5508</text:p>
          </table:table-cell>
          <table:table-cell office:value-type="float" office:value="253.255" calcext:value-type="float">
            <text:p>253.255</text:p>
          </table:table-cell>
          <table:table-cell office:value-type="float" office:value="41.0666" calcext:value-type="float">
            <text:p>41.0666</text:p>
          </table:table-cell>
          <table:table-cell office:value-type="float" office:value="96.1497" calcext:value-type="float">
            <text:p>96.1497</text:p>
          </table:table-cell>
          <table:table-cell office:value-type="float" office:value="240.18" calcext:value-type="float">
            <text:p>240.18</text:p>
          </table:table-cell>
          <table:table-cell office:value-type="float" office:value="40.5408" calcext:value-type="float">
            <text:p>40.5408</text:p>
          </table:table-cell>
          <table:table-cell/>
          <table:table-cell table:formula="of:=([.D691]-[.A691])/0.0166667" office:value-type="float" office:value="-144.065711868576" calcext:value-type="float">
            <text:p>-144.065711868576</text:p>
          </table:table-cell>
          <table:table-cell table:formula="of:=ABS([.E691]-[.B691])/0.0166667" office:value-type="float" office:value="784.498431003137" calcext:value-type="float">
            <text:p>784.498431003137</text:p>
          </table:table-cell>
          <table:table-cell table:formula="of:=([.F691]-[.C691])/0.0166667" office:value-type="float" office:value="-31.5479369041264" calcext:value-type="float">
            <text:p>-31.5479369041264</text:p>
          </table:table-cell>
          <table:table-cell table:formula="of:=DEGREES(ATAN(ABS([.F691]-[.C691])/ABS([.E691]-[.B691])))" office:value-type="float" office:value="2.30286017918312" calcext:value-type="float">
            <text:p>2.30286017918312</text:p>
          </table:table-cell>
          <table:table-cell table:formula="of:=SQRT(POWER([.H691];2)+POWER([.I691];2)+POWER([.J691];2))" office:value-type="float" office:value="798.240558920361" calcext:value-type="float">
            <text:p>798.240558920361</text:p>
          </table:table-cell>
        </table:table-row>
        <table:table-row table:style-name="ro1">
          <table:table-cell office:value-type="float" office:value="98.4645" calcext:value-type="float">
            <text:p>98.4645</text:p>
          </table:table-cell>
          <table:table-cell office:value-type="float" office:value="268.364" calcext:value-type="float">
            <text:p>268.364</text:p>
          </table:table-cell>
          <table:table-cell office:value-type="float" office:value="41.1953" calcext:value-type="float">
            <text:p>41.1953</text:p>
          </table:table-cell>
          <table:table-cell office:value-type="float" office:value="95.6313" calcext:value-type="float">
            <text:p>95.6313</text:p>
          </table:table-cell>
          <table:table-cell office:value-type="float" office:value="256.755" calcext:value-type="float">
            <text:p>256.755</text:p>
          </table:table-cell>
          <table:table-cell office:value-type="float" office:value="40.7336" calcext:value-type="float">
            <text:p>40.7336</text:p>
          </table:table-cell>
          <table:table-cell/>
          <table:table-cell table:formula="of:=([.D692]-[.A692])/0.0166667" office:value-type="float" office:value="-169.99166001668" calcext:value-type="float">
            <text:p>-169.99166001668</text:p>
          </table:table-cell>
          <table:table-cell table:formula="of:=ABS([.E692]-[.B692])/0.0166667" office:value-type="float" office:value="696.538606922785" calcext:value-type="float">
            <text:p>696.538606922785</text:p>
          </table:table-cell>
          <table:table-cell table:formula="of:=([.F692]-[.C692])/0.0166667" office:value-type="float" office:value="-27.7019445961108" calcext:value-type="float">
            <text:p>-27.7019445961108</text:p>
          </table:table-cell>
          <table:table-cell table:formula="of:=DEGREES(ATAN(ABS([.F692]-[.C692])/ABS([.E692]-[.B692])))" office:value-type="float" office:value="2.2775025655123" calcext:value-type="float">
            <text:p>2.2775025655123</text:p>
          </table:table-cell>
          <table:table-cell table:formula="of:=SQRT(POWER([.H692];2)+POWER([.I692];2)+POWER([.J692];2))" office:value-type="float" office:value="717.516963662579" calcext:value-type="float">
            <text:p>717.516963662579</text:p>
          </table:table-cell>
        </table:table-row>
        <table:table-row table:style-name="ro1">
          <table:table-cell office:value-type="float" office:value="90.6431" calcext:value-type="float">
            <text:p>90.6431</text:p>
          </table:table-cell>
          <table:table-cell office:value-type="float" office:value="253.093" calcext:value-type="float">
            <text:p>253.093</text:p>
          </table:table-cell>
          <table:table-cell office:value-type="float" office:value="41.6373" calcext:value-type="float">
            <text:p>41.6373</text:p>
          </table:table-cell>
          <table:table-cell office:value-type="float" office:value="88.5445" calcext:value-type="float">
            <text:p>88.5445</text:p>
          </table:table-cell>
          <table:table-cell office:value-type="float" office:value="242.008" calcext:value-type="float">
            <text:p>242.008</text:p>
          </table:table-cell>
          <table:table-cell office:value-type="float" office:value="40.98" calcext:value-type="float">
            <text:p>40.98</text:p>
          </table:table-cell>
          <table:table-cell/>
          <table:table-cell table:formula="of:=([.D693]-[.A693])/0.0166667" office:value-type="float" office:value="-125.915748168504" calcext:value-type="float">
            <text:p>-125.915748168504</text:p>
          </table:table-cell>
          <table:table-cell table:formula="of:=ABS([.E693]-[.B693])/0.0166667" office:value-type="float" office:value="665.098669802659" calcext:value-type="float">
            <text:p>665.098669802659</text:p>
          </table:table-cell>
          <table:table-cell table:formula="of:=([.F693]-[.C693])/0.0166667" office:value-type="float" office:value="-39.4379211241581" calcext:value-type="float">
            <text:p>-39.4379211241581</text:p>
          </table:table-cell>
          <table:table-cell table:formula="of:=DEGREES(ATAN(ABS([.F693]-[.C693])/ABS([.E693]-[.B693])))" office:value-type="float" office:value="3.39345691665804" calcext:value-type="float">
            <text:p>3.39345691665804</text:p>
          </table:table-cell>
          <table:table-cell table:formula="of:=SQRT(POWER([.H693];2)+POWER([.I693];2)+POWER([.J693];2))" office:value-type="float" office:value="678.060739043853" calcext:value-type="float">
            <text:p>678.060739043853</text:p>
          </table:table-cell>
        </table:table-row>
        <table:table-row table:style-name="ro1">
          <table:table-cell office:value-type="float" office:value="89.5823" calcext:value-type="float">
            <text:p>89.5823</text:p>
          </table:table-cell>
          <table:table-cell office:value-type="float" office:value="262.443" calcext:value-type="float">
            <text:p>262.443</text:p>
          </table:table-cell>
          <table:table-cell office:value-type="float" office:value="41.0325" calcext:value-type="float">
            <text:p>41.0325</text:p>
          </table:table-cell>
          <table:table-cell office:value-type="float" office:value="87.8117" calcext:value-type="float">
            <text:p>87.8117</text:p>
          </table:table-cell>
          <table:table-cell office:value-type="float" office:value="247.47" calcext:value-type="float">
            <text:p>247.47</text:p>
          </table:table-cell>
          <table:table-cell office:value-type="float" office:value="40.9692" calcext:value-type="float">
            <text:p>40.9692</text:p>
          </table:table-cell>
          <table:table-cell/>
          <table:table-cell table:formula="of:=([.D694]-[.A694])/0.0166667" office:value-type="float" office:value="-106.235787528425" calcext:value-type="float">
            <text:p>-106.235787528425</text:p>
          </table:table-cell>
          <table:table-cell table:formula="of:=ABS([.E694]-[.B694])/0.0166667" office:value-type="float" office:value="898.378203243593" calcext:value-type="float">
            <text:p>898.378203243593</text:p>
          </table:table-cell>
          <table:table-cell table:formula="of:=([.F694]-[.C694])/0.0166667" office:value-type="float" office:value="-3.79799240401508" calcext:value-type="float">
            <text:p>-3.79799240401508</text:p>
          </table:table-cell>
          <table:table-cell table:formula="of:=DEGREES(ATAN(ABS([.F694]-[.C694])/ABS([.E694]-[.B694])))" office:value-type="float" office:value="0.242222750042775" calcext:value-type="float">
            <text:p>0.242222750042775</text:p>
          </table:table-cell>
          <table:table-cell table:formula="of:=SQRT(POWER([.H694];2)+POWER([.I694];2)+POWER([.J694];2))" office:value-type="float" office:value="904.645711514332" calcext:value-type="float">
            <text:p>904.645711514332</text:p>
          </table:table-cell>
        </table:table-row>
        <table:table-row table:style-name="ro1">
          <table:table-cell office:value-type="float" office:value="86.1267" calcext:value-type="float">
            <text:p>86.1267</text:p>
          </table:table-cell>
          <table:table-cell office:value-type="float" office:value="253.969" calcext:value-type="float">
            <text:p>253.969</text:p>
          </table:table-cell>
          <table:table-cell office:value-type="float" office:value="42.0047" calcext:value-type="float">
            <text:p>42.0047</text:p>
          </table:table-cell>
          <table:table-cell office:value-type="float" office:value="84.3931" calcext:value-type="float">
            <text:p>84.3931</text:p>
          </table:table-cell>
          <table:table-cell office:value-type="float" office:value="243.824" calcext:value-type="float">
            <text:p>243.824</text:p>
          </table:table-cell>
          <table:table-cell office:value-type="float" office:value="41.6319" calcext:value-type="float">
            <text:p>41.6319</text:p>
          </table:table-cell>
          <table:table-cell/>
          <table:table-cell table:formula="of:=([.D695]-[.A695])/0.0166667" office:value-type="float" office:value="-104.015791968416" calcext:value-type="float">
            <text:p>-104.015791968416</text:p>
          </table:table-cell>
          <table:table-cell table:formula="of:=ABS([.E695]-[.B695])/0.0166667" office:value-type="float" office:value="608.698782602434" calcext:value-type="float">
            <text:p>608.698782602434</text:p>
          </table:table-cell>
          <table:table-cell table:formula="of:=([.F695]-[.C695])/0.0166667" office:value-type="float" office:value="-22.3679552640894" calcext:value-type="float">
            <text:p>-22.3679552640894</text:p>
          </table:table-cell>
          <table:table-cell table:formula="of:=DEGREES(ATAN(ABS([.F695]-[.C695])/ABS([.E695]-[.B695])))" office:value-type="float" office:value="2.10451058873901" calcext:value-type="float">
            <text:p>2.10451058873901</text:p>
          </table:table-cell>
          <table:table-cell table:formula="of:=SQRT(POWER([.H695];2)+POWER([.I695];2)+POWER([.J695];2))" office:value-type="float" office:value="617.927033186927" calcext:value-type="float">
            <text:p>617.927033186927</text:p>
          </table:table-cell>
        </table:table-row>
        <table:table-row table:style-name="ro1">
          <table:table-cell office:value-type="float" office:value="86.6544" calcext:value-type="float">
            <text:p>86.6544</text:p>
          </table:table-cell>
          <table:table-cell office:value-type="float" office:value="255.283" calcext:value-type="float">
            <text:p>255.283</text:p>
          </table:table-cell>
          <table:table-cell office:value-type="float" office:value="41.3004" calcext:value-type="float">
            <text:p>41.3004</text:p>
          </table:table-cell>
          <table:table-cell office:value-type="float" office:value="85.1079" calcext:value-type="float">
            <text:p>85.1079</text:p>
          </table:table-cell>
          <table:table-cell office:value-type="float" office:value="244.039" calcext:value-type="float">
            <text:p>244.039</text:p>
          </table:table-cell>
          <table:table-cell office:value-type="float" office:value="40.6531" calcext:value-type="float">
            <text:p>40.6531</text:p>
          </table:table-cell>
          <table:table-cell/>
          <table:table-cell table:formula="of:=([.D696]-[.A696])/0.0166667" office:value-type="float" office:value="-92.7898144203708" calcext:value-type="float">
            <text:p>-92.7898144203708</text:p>
          </table:table-cell>
          <table:table-cell table:formula="of:=ABS([.E696]-[.B696])/0.0166667" office:value-type="float" office:value="674.638650722699" calcext:value-type="float">
            <text:p>674.638650722699</text:p>
          </table:table-cell>
          <table:table-cell table:formula="of:=([.F696]-[.C696])/0.0166667" office:value-type="float" office:value="-38.8379223241554" calcext:value-type="float">
            <text:p>-38.8379223241554</text:p>
          </table:table-cell>
          <table:table-cell table:formula="of:=DEGREES(ATAN(ABS([.F696]-[.C696])/ABS([.E696]-[.B696])))" office:value-type="float" office:value="3.29479441124899" calcext:value-type="float">
            <text:p>3.29479441124899</text:p>
          </table:table-cell>
          <table:table-cell table:formula="of:=SQRT(POWER([.H696];2)+POWER([.I696];2)+POWER([.J696];2))" office:value-type="float" office:value="682.096505576423" calcext:value-type="float">
            <text:p>682.096505576423</text:p>
          </table:table-cell>
        </table:table-row>
        <table:table-row table:style-name="ro1">
          <table:table-cell office:value-type="float" office:value="87.5751" calcext:value-type="float">
            <text:p>87.5751</text:p>
          </table:table-cell>
          <table:table-cell office:value-type="float" office:value="261.056" calcext:value-type="float">
            <text:p>261.056</text:p>
          </table:table-cell>
          <table:table-cell office:value-type="float" office:value="41.766" calcext:value-type="float">
            <text:p>41.766</text:p>
          </table:table-cell>
          <table:table-cell office:value-type="float" office:value="86.2244" calcext:value-type="float">
            <text:p>86.2244</text:p>
          </table:table-cell>
          <table:table-cell office:value-type="float" office:value="249.556" calcext:value-type="float">
            <text:p>249.556</text:p>
          </table:table-cell>
          <table:table-cell office:value-type="float" office:value="41.3307" calcext:value-type="float">
            <text:p>41.3307</text:p>
          </table:table-cell>
          <table:table-cell/>
          <table:table-cell table:formula="of:=([.D697]-[.A697])/0.0166667" office:value-type="float" office:value="-81.0418379163244" calcext:value-type="float">
            <text:p>-81.0418379163244</text:p>
          </table:table-cell>
          <table:table-cell table:formula="of:=ABS([.E697]-[.B697])/0.0166667" office:value-type="float" office:value="689.998620002758" calcext:value-type="float">
            <text:p>689.998620002758</text:p>
          </table:table-cell>
          <table:table-cell table:formula="of:=([.F697]-[.C697])/0.0166667" office:value-type="float" office:value="-26.1179477641044" calcext:value-type="float">
            <text:p>-26.1179477641044</text:p>
          </table:table-cell>
          <table:table-cell table:formula="of:=DEGREES(ATAN(ABS([.F697]-[.C697])/ABS([.E697]-[.B697])))" office:value-type="float" office:value="2.1677349050325" calcext:value-type="float">
            <text:p>2.1677349050325</text:p>
          </table:table-cell>
          <table:table-cell table:formula="of:=SQRT(POWER([.H697];2)+POWER([.I697];2)+POWER([.J697];2))" office:value-type="float" office:value="695.232351299891" calcext:value-type="float">
            <text:p>695.232351299891</text:p>
          </table:table-cell>
        </table:table-row>
        <table:table-row table:style-name="ro1">
          <table:table-cell office:value-type="float" office:value="89.1661" calcext:value-type="float">
            <text:p>89.1661</text:p>
          </table:table-cell>
          <table:table-cell office:value-type="float" office:value="251.952" calcext:value-type="float">
            <text:p>251.952</text:p>
          </table:table-cell>
          <table:table-cell office:value-type="float" office:value="41.3687" calcext:value-type="float">
            <text:p>41.3687</text:p>
          </table:table-cell>
          <table:table-cell office:value-type="float" office:value="87.7594" calcext:value-type="float">
            <text:p>87.7594</text:p>
          </table:table-cell>
          <table:table-cell office:value-type="float" office:value="239.77" calcext:value-type="float">
            <text:p>239.77</text:p>
          </table:table-cell>
          <table:table-cell office:value-type="float" office:value="41.1486" calcext:value-type="float">
            <text:p>41.1486</text:p>
          </table:table-cell>
          <table:table-cell/>
          <table:table-cell table:formula="of:=([.D698]-[.A698])/0.0166667" office:value-type="float" office:value="-84.4018311963377" calcext:value-type="float">
            <text:p>-84.4018311963377</text:p>
          </table:table-cell>
          <table:table-cell table:formula="of:=ABS([.E698]-[.B698])/0.0166667" office:value-type="float" office:value="730.918538162923" calcext:value-type="float">
            <text:p>730.918538162923</text:p>
          </table:table-cell>
          <table:table-cell table:formula="of:=([.F698]-[.C698])/0.0166667" office:value-type="float" office:value="-13.2059735880525" calcext:value-type="float">
            <text:p>-13.2059735880525</text:p>
          </table:table-cell>
          <table:table-cell table:formula="of:=DEGREES(ATAN(ABS([.F698]-[.C698])/ABS([.E698]-[.B698])))" office:value-type="float" office:value="1.03508694120288" calcext:value-type="float">
            <text:p>1.03508694120288</text:p>
          </table:table-cell>
          <table:table-cell table:formula="of:=SQRT(POWER([.H698];2)+POWER([.I698];2)+POWER([.J698];2))" office:value-type="float" office:value="735.893997990151" calcext:value-type="float">
            <text:p>735.893997990151</text:p>
          </table:table-cell>
        </table:table-row>
        <table:table-row table:style-name="ro1">
          <table:table-cell office:value-type="float" office:value="89.6243" calcext:value-type="float">
            <text:p>89.6243</text:p>
          </table:table-cell>
          <table:table-cell office:value-type="float" office:value="263.576" calcext:value-type="float">
            <text:p>263.576</text:p>
          </table:table-cell>
          <table:table-cell office:value-type="float" office:value="41.329" calcext:value-type="float">
            <text:p>41.329</text:p>
          </table:table-cell>
          <table:table-cell office:value-type="float" office:value="87.6518" calcext:value-type="float">
            <text:p>87.6518</text:p>
          </table:table-cell>
          <table:table-cell office:value-type="float" office:value="249.646" calcext:value-type="float">
            <text:p>249.646</text:p>
          </table:table-cell>
          <table:table-cell office:value-type="float" office:value="41.3029" calcext:value-type="float">
            <text:p>41.3029</text:p>
          </table:table-cell>
          <table:table-cell/>
          <table:table-cell table:formula="of:=([.D699]-[.A699])/0.0166667" office:value-type="float" office:value="-118.349763300474" calcext:value-type="float">
            <text:p>-118.349763300474</text:p>
          </table:table-cell>
          <table:table-cell table:formula="of:=ABS([.E699]-[.B699])/0.0166667" office:value-type="float" office:value="835.798328403345" calcext:value-type="float">
            <text:p>835.798328403345</text:p>
          </table:table-cell>
          <table:table-cell table:formula="of:=([.F699]-[.C699])/0.0166667" office:value-type="float" office:value="-1.56599686800624" calcext:value-type="float">
            <text:p>-1.56599686800624</text:p>
          </table:table-cell>
          <table:table-cell table:formula="of:=DEGREES(ATAN(ABS([.F699]-[.C699])/ABS([.E699]-[.B699])))" office:value-type="float" office:value="0.107352339940068" calcext:value-type="float">
            <text:p>0.107352339940068</text:p>
          </table:table-cell>
          <table:table-cell table:formula="of:=SQRT(POWER([.H699];2)+POWER([.I699];2)+POWER([.J699];2))" office:value-type="float" office:value="844.137408590151" calcext:value-type="float">
            <text:p>844.137408590151</text:p>
          </table:table-cell>
        </table:table-row>
        <table:table-row table:style-name="ro1">
          <table:table-cell office:value-type="float" office:value="87.6518" calcext:value-type="float">
            <text:p>87.6518</text:p>
          </table:table-cell>
          <table:table-cell office:value-type="float" office:value="249.646" calcext:value-type="float">
            <text:p>249.646</text:p>
          </table:table-cell>
          <table:table-cell office:value-type="float" office:value="41.3029" calcext:value-type="float">
            <text:p>41.3029</text:p>
          </table:table-cell>
          <table:table-cell office:value-type="float" office:value="85.6006" calcext:value-type="float">
            <text:p>85.6006</text:p>
          </table:table-cell>
          <table:table-cell office:value-type="float" office:value="237.557" calcext:value-type="float">
            <text:p>237.557</text:p>
          </table:table-cell>
          <table:table-cell office:value-type="float" office:value="40.6352" calcext:value-type="float">
            <text:p>40.6352</text:p>
          </table:table-cell>
          <table:table-cell/>
          <table:table-cell table:formula="of:=([.D700]-[.A700])/0.0166667" office:value-type="float" office:value="-123.071753856492" calcext:value-type="float">
            <text:p>-123.071753856492</text:p>
          </table:table-cell>
          <table:table-cell table:formula="of:=ABS([.E700]-[.B700])/0.0166667" office:value-type="float" office:value="725.338549322901" calcext:value-type="float">
            <text:p>725.338549322901</text:p>
          </table:table-cell>
          <table:table-cell table:formula="of:=([.F700]-[.C700])/0.0166667" office:value-type="float" office:value="-40.0619198761605" calcext:value-type="float">
            <text:p>-40.0619198761605</text:p>
          </table:table-cell>
          <table:table-cell table:formula="of:=DEGREES(ATAN(ABS([.F700]-[.C700])/ABS([.E700]-[.B700])))" office:value-type="float" office:value="3.16135012590335" calcext:value-type="float">
            <text:p>3.16135012590335</text:p>
          </table:table-cell>
          <table:table-cell table:formula="of:=SQRT(POWER([.H700];2)+POWER([.I700];2)+POWER([.J700];2))" office:value-type="float" office:value="736.795511085218" calcext:value-type="float">
            <text:p>736.795511085218</text:p>
          </table:table-cell>
        </table:table-row>
        <table:table-row table:style-name="ro1">
          <table:table-cell office:value-type="float" office:value="86.4939" calcext:value-type="float">
            <text:p>86.4939</text:p>
          </table:table-cell>
          <table:table-cell office:value-type="float" office:value="250.616" calcext:value-type="float">
            <text:p>250.616</text:p>
          </table:table-cell>
          <table:table-cell office:value-type="float" office:value="41.8568" calcext:value-type="float">
            <text:p>41.8568</text:p>
          </table:table-cell>
          <table:table-cell office:value-type="float" office:value="84.0026" calcext:value-type="float">
            <text:p>84.0026</text:p>
          </table:table-cell>
          <table:table-cell office:value-type="float" office:value="238.384" calcext:value-type="float">
            <text:p>238.384</text:p>
          </table:table-cell>
          <table:table-cell office:value-type="float" office:value="41.4261" calcext:value-type="float">
            <text:p>41.4261</text:p>
          </table:table-cell>
          <table:table-cell/>
          <table:table-cell table:formula="of:=([.D701]-[.A701])/0.0166667" office:value-type="float" office:value="-149.477701044598" calcext:value-type="float">
            <text:p>-149.477701044598</text:p>
          </table:table-cell>
          <table:table-cell table:formula="of:=ABS([.E701]-[.B701])/0.0166667" office:value-type="float" office:value="733.918532162937" calcext:value-type="float">
            <text:p>733.918532162937</text:p>
          </table:table-cell>
          <table:table-cell table:formula="of:=([.F701]-[.C701])/0.0166667" office:value-type="float" office:value="-25.8419483161035" calcext:value-type="float">
            <text:p>-25.8419483161035</text:p>
          </table:table-cell>
          <table:table-cell table:formula="of:=DEGREES(ATAN(ABS([.F701]-[.C701])/ABS([.E701]-[.B701])))" office:value-type="float" office:value="2.01660410720482" calcext:value-type="float">
            <text:p>2.01660410720482</text:p>
          </table:table-cell>
          <table:table-cell table:formula="of:=SQRT(POWER([.H701];2)+POWER([.I701];2)+POWER([.J701];2))" office:value-type="float" office:value="749.431652156853" calcext:value-type="float">
            <text:p>749.431652156853</text:p>
          </table:table-cell>
        </table:table-row>
        <table:table-row table:style-name="ro1">
          <table:table-cell office:value-type="float" office:value="86.4968" calcext:value-type="float">
            <text:p>86.4968</text:p>
          </table:table-cell>
          <table:table-cell office:value-type="float" office:value="250.654" calcext:value-type="float">
            <text:p>250.654</text:p>
          </table:table-cell>
          <table:table-cell office:value-type="float" office:value="41.6135" calcext:value-type="float">
            <text:p>41.6135</text:p>
          </table:table-cell>
          <table:table-cell office:value-type="float" office:value="84.2706" calcext:value-type="float">
            <text:p>84.2706</text:p>
          </table:table-cell>
          <table:table-cell office:value-type="float" office:value="239.552" calcext:value-type="float">
            <text:p>239.552</text:p>
          </table:table-cell>
          <table:table-cell office:value-type="float" office:value="40.9861" calcext:value-type="float">
            <text:p>40.9861</text:p>
          </table:table-cell>
          <table:table-cell/>
          <table:table-cell table:formula="of:=([.D702]-[.A702])/0.0166667" office:value-type="float" office:value="-133.571732856534" calcext:value-type="float">
            <text:p>-133.571732856534</text:p>
          </table:table-cell>
          <table:table-cell table:formula="of:=ABS([.E702]-[.B702])/0.0166667" office:value-type="float" office:value="666.118667762665" calcext:value-type="float">
            <text:p>666.118667762665</text:p>
          </table:table-cell>
          <table:table-cell table:formula="of:=([.F702]-[.C702])/0.0166667" office:value-type="float" office:value="-37.6439247121507" calcext:value-type="float">
            <text:p>-37.6439247121507</text:p>
          </table:table-cell>
          <table:table-cell table:formula="of:=DEGREES(ATAN(ABS([.F702]-[.C702])/ABS([.E702]-[.B702])))" office:value-type="float" office:value="3.2344782487543" calcext:value-type="float">
            <text:p>3.2344782487543</text:p>
          </table:table-cell>
          <table:table-cell table:formula="of:=SQRT(POWER([.H702];2)+POWER([.I702];2)+POWER([.J702];2))" office:value-type="float" office:value="680.420864192111" calcext:value-type="float">
            <text:p>680.420864192111</text:p>
          </table:table-cell>
        </table:table-row>
        <table:table-row table:style-name="ro1">
          <table:table-cell office:value-type="float" office:value="85.845" calcext:value-type="float">
            <text:p>85.845</text:p>
          </table:table-cell>
          <table:table-cell office:value-type="float" office:value="252.736" calcext:value-type="float">
            <text:p>252.736</text:p>
          </table:table-cell>
          <table:table-cell office:value-type="float" office:value="42.4524" calcext:value-type="float">
            <text:p>42.4524</text:p>
          </table:table-cell>
          <table:table-cell office:value-type="float" office:value="82.9537" calcext:value-type="float">
            <text:p>82.9537</text:p>
          </table:table-cell>
          <table:table-cell office:value-type="float" office:value="242.569" calcext:value-type="float">
            <text:p>242.569</text:p>
          </table:table-cell>
          <table:table-cell office:value-type="float" office:value="41.8626" calcext:value-type="float">
            <text:p>41.8626</text:p>
          </table:table-cell>
          <table:table-cell/>
          <table:table-cell table:formula="of:=([.D703]-[.A703])/0.0166667" office:value-type="float" office:value="-173.477653044694" calcext:value-type="float">
            <text:p>-173.477653044694</text:p>
          </table:table-cell>
          <table:table-cell table:formula="of:=ABS([.E703]-[.B703])/0.0166667" office:value-type="float" office:value="610.01877996244" calcext:value-type="float">
            <text:p>610.01877996244</text:p>
          </table:table-cell>
          <table:table-cell table:formula="of:=([.F703]-[.C703])/0.0166667" office:value-type="float" office:value="-35.3879292241414" calcext:value-type="float">
            <text:p>-35.3879292241414</text:p>
          </table:table-cell>
          <table:table-cell table:formula="of:=DEGREES(ATAN(ABS([.F703]-[.C703])/ABS([.E703]-[.B703])))" office:value-type="float" office:value="3.32007663905621" calcext:value-type="float">
            <text:p>3.32007663905621</text:p>
          </table:table-cell>
          <table:table-cell table:formula="of:=SQRT(POWER([.H703];2)+POWER([.I703];2)+POWER([.J703];2))" office:value-type="float" office:value="635.192658606452" calcext:value-type="float">
            <text:p>635.192658606452</text:p>
          </table:table-cell>
        </table:table-row>
        <table:table-row table:style-name="ro1">
          <table:table-cell office:value-type="float" office:value="85.5733" calcext:value-type="float">
            <text:p>85.5733</text:p>
          </table:table-cell>
          <table:table-cell office:value-type="float" office:value="251.638" calcext:value-type="float">
            <text:p>251.638</text:p>
          </table:table-cell>
          <table:table-cell office:value-type="float" office:value="42.1653" calcext:value-type="float">
            <text:p>42.1653</text:p>
          </table:table-cell>
          <table:table-cell office:value-type="float" office:value="82.6658" calcext:value-type="float">
            <text:p>82.6658</text:p>
          </table:table-cell>
          <table:table-cell office:value-type="float" office:value="240.416" calcext:value-type="float">
            <text:p>240.416</text:p>
          </table:table-cell>
          <table:table-cell office:value-type="float" office:value="41.5435" calcext:value-type="float">
            <text:p>41.5435</text:p>
          </table:table-cell>
          <table:table-cell/>
          <table:table-cell table:formula="of:=([.D704]-[.A704])/0.0166667" office:value-type="float" office:value="-174.449651100698" calcext:value-type="float">
            <text:p>-174.449651100698</text:p>
          </table:table-cell>
          <table:table-cell table:formula="of:=ABS([.E704]-[.B704])/0.0166667" office:value-type="float" office:value="673.318653362694" calcext:value-type="float">
            <text:p>673.318653362694</text:p>
          </table:table-cell>
          <table:table-cell table:formula="of:=([.F704]-[.C704])/0.0166667" office:value-type="float" office:value="-37.3079253841493" calcext:value-type="float">
            <text:p>-37.3079253841493</text:p>
          </table:table-cell>
          <table:table-cell table:formula="of:=DEGREES(ATAN(ABS([.F704]-[.C704])/ABS([.E704]-[.B704])))" office:value-type="float" office:value="3.17145990233388" calcext:value-type="float">
            <text:p>3.17145990233388</text:p>
          </table:table-cell>
          <table:table-cell table:formula="of:=SQRT(POWER([.H704];2)+POWER([.I704];2)+POWER([.J704];2))" office:value-type="float" office:value="696.550479887693" calcext:value-type="float">
            <text:p>696.550479887693</text:p>
          </table:table-cell>
        </table:table-row>
        <table:table-row table:style-name="ro1">
          <table:table-cell office:value-type="float" office:value="84.3892" calcext:value-type="float">
            <text:p>84.3892</text:p>
          </table:table-cell>
          <table:table-cell office:value-type="float" office:value="251.731" calcext:value-type="float">
            <text:p>251.731</text:p>
          </table:table-cell>
          <table:table-cell office:value-type="float" office:value="41.2107" calcext:value-type="float">
            <text:p>41.2107</text:p>
          </table:table-cell>
          <table:table-cell office:value-type="float" office:value="81.5065" calcext:value-type="float">
            <text:p>81.5065</text:p>
          </table:table-cell>
          <table:table-cell office:value-type="float" office:value="240.462" calcext:value-type="float">
            <text:p>240.462</text:p>
          </table:table-cell>
          <table:table-cell office:value-type="float" office:value="40.6175" calcext:value-type="float">
            <text:p>40.6175</text:p>
          </table:table-cell>
          <table:table-cell/>
          <table:table-cell table:formula="of:=([.D705]-[.A705])/0.0166667" office:value-type="float" office:value="-172.961654076692" calcext:value-type="float">
            <text:p>-172.961654076692</text:p>
          </table:table-cell>
          <table:table-cell table:formula="of:=ABS([.E705]-[.B705])/0.0166667" office:value-type="float" office:value="676.138647722705" calcext:value-type="float">
            <text:p>676.138647722705</text:p>
          </table:table-cell>
          <table:table-cell table:formula="of:=([.F705]-[.C705])/0.0166667" office:value-type="float" office:value="-35.5919288161426" calcext:value-type="float">
            <text:p>-35.5919288161426</text:p>
          </table:table-cell>
          <table:table-cell table:formula="of:=DEGREES(ATAN(ABS([.F705]-[.C705])/ABS([.E705]-[.B705])))" office:value-type="float" office:value="3.01326785064663" calcext:value-type="float">
            <text:p>3.01326785064663</text:p>
          </table:table-cell>
          <table:table-cell table:formula="of:=SQRT(POWER([.H705];2)+POWER([.I705];2)+POWER([.J705];2))" office:value-type="float" office:value="698.817565693713" calcext:value-type="float">
            <text:p>698.817565693713</text:p>
          </table:table-cell>
        </table:table-row>
        <table:table-row table:style-name="ro1">
          <table:table-cell office:value-type="float" office:value="86.316" calcext:value-type="float">
            <text:p>86.316</text:p>
          </table:table-cell>
          <table:table-cell office:value-type="float" office:value="259.781" calcext:value-type="float">
            <text:p>259.781</text:p>
          </table:table-cell>
          <table:table-cell office:value-type="float" office:value="41.9889" calcext:value-type="float">
            <text:p>41.9889</text:p>
          </table:table-cell>
          <table:table-cell office:value-type="float" office:value="83.0688" calcext:value-type="float">
            <text:p>83.0688</text:p>
          </table:table-cell>
          <table:table-cell office:value-type="float" office:value="246.975" calcext:value-type="float">
            <text:p>246.975</text:p>
          </table:table-cell>
          <table:table-cell office:value-type="float" office:value="42.0371" calcext:value-type="float">
            <text:p>42.0371</text:p>
          </table:table-cell>
          <table:table-cell/>
          <table:table-cell table:formula="of:=([.D706]-[.A706])/0.0166667" office:value-type="float" office:value="-194.83161033678" calcext:value-type="float">
            <text:p>-194.83161033678</text:p>
          </table:table-cell>
          <table:table-cell table:formula="of:=ABS([.E706]-[.B706])/0.0166667" office:value-type="float" office:value="768.358463283074" calcext:value-type="float">
            <text:p>768.358463283074</text:p>
          </table:table-cell>
          <table:table-cell table:formula="of:=([.F706]-[.C706])/0.0166667" office:value-type="float" office:value="2.89199421601165" calcext:value-type="float">
            <text:p>2.89199421601165</text:p>
          </table:table-cell>
          <table:table-cell table:formula="of:=DEGREES(ATAN(ABS([.F706]-[.C706])/ABS([.E706]-[.B706])))" office:value-type="float" office:value="0.215652313876565" calcext:value-type="float">
            <text:p>0.215652313876565</text:p>
          </table:table-cell>
          <table:table-cell table:formula="of:=SQRT(POWER([.H706];2)+POWER([.I706];2)+POWER([.J706];2))" office:value-type="float" office:value="792.680546068651" calcext:value-type="float">
            <text:p>792.680546068651</text:p>
          </table:table-cell>
        </table:table-row>
        <table:table-row table:style-name="ro1">
          <table:table-cell office:value-type="float" office:value="85.0623" calcext:value-type="float">
            <text:p>85.0623</text:p>
          </table:table-cell>
          <table:table-cell office:value-type="float" office:value="266.178" calcext:value-type="float">
            <text:p>266.178</text:p>
          </table:table-cell>
          <table:table-cell office:value-type="float" office:value="39.2209" calcext:value-type="float">
            <text:p>39.2209</text:p>
          </table:table-cell>
          <table:table-cell office:value-type="float" office:value="81.5876" calcext:value-type="float">
            <text:p>81.5876</text:p>
          </table:table-cell>
          <table:table-cell office:value-type="float" office:value="254.194" calcext:value-type="float">
            <text:p>254.194</text:p>
          </table:table-cell>
          <table:table-cell office:value-type="float" office:value="38.8995" calcext:value-type="float">
            <text:p>38.8995</text:p>
          </table:table-cell>
          <table:table-cell/>
          <table:table-cell table:formula="of:=([.D707]-[.A707])/0.0166667" office:value-type="float" office:value="-208.481583036834" calcext:value-type="float">
            <text:p>-208.481583036834</text:p>
          </table:table-cell>
          <table:table-cell table:formula="of:=ABS([.E707]-[.B707])/0.0166667" office:value-type="float" office:value="719.038561922877" calcext:value-type="float">
            <text:p>719.038561922877</text:p>
          </table:table-cell>
          <table:table-cell table:formula="of:=([.F707]-[.C707])/0.0166667" office:value-type="float" office:value="-19.283961432077" calcext:value-type="float">
            <text:p>-19.283961432077</text:p>
          </table:table-cell>
          <table:table-cell table:formula="of:=DEGREES(ATAN(ABS([.F707]-[.C707])/ABS([.E707]-[.B707])))" office:value-type="float" office:value="1.53625253606767" calcext:value-type="float">
            <text:p>1.53625253606767</text:p>
          </table:table-cell>
          <table:table-cell table:formula="of:=SQRT(POWER([.H707];2)+POWER([.I707];2)+POWER([.J707];2))" office:value-type="float" office:value="748.901125093411" calcext:value-type="float">
            <text:p>748.901125093411</text:p>
          </table:table-cell>
        </table:table-row>
        <table:table-row table:style-name="ro1">
          <table:table-cell office:value-type="float" office:value="80.1461" calcext:value-type="float">
            <text:p>80.1461</text:p>
          </table:table-cell>
          <table:table-cell office:value-type="float" office:value="254.188" calcext:value-type="float">
            <text:p>254.188</text:p>
          </table:table-cell>
          <table:table-cell office:value-type="float" office:value="38.194" calcext:value-type="float">
            <text:p>38.194</text:p>
          </table:table-cell>
          <table:table-cell office:value-type="float" office:value="76.8445" calcext:value-type="float">
            <text:p>76.8445</text:p>
          </table:table-cell>
          <table:table-cell office:value-type="float" office:value="240.457" calcext:value-type="float">
            <text:p>240.457</text:p>
          </table:table-cell>
          <table:table-cell office:value-type="float" office:value="37.1662" calcext:value-type="float">
            <text:p>37.1662</text:p>
          </table:table-cell>
          <table:table-cell/>
          <table:table-cell table:formula="of:=([.D708]-[.A708])/0.0166667" office:value-type="float" office:value="-198.095603808793" calcext:value-type="float">
            <text:p>-198.095603808793</text:p>
          </table:table-cell>
          <table:table-cell table:formula="of:=ABS([.E708]-[.B708])/0.0166667" office:value-type="float" office:value="823.858352283295" calcext:value-type="float">
            <text:p>823.858352283295</text:p>
          </table:table-cell>
          <table:table-cell table:formula="of:=([.F708]-[.C708])/0.0166667" office:value-type="float" office:value="-61.6678766642466" calcext:value-type="float">
            <text:p>-61.6678766642466</text:p>
          </table:table-cell>
          <table:table-cell table:formula="of:=DEGREES(ATAN(ABS([.F708]-[.C708])/ABS([.E708]-[.B708])))" office:value-type="float" office:value="4.28075071884941" calcext:value-type="float">
            <text:p>4.28075071884941</text:p>
          </table:table-cell>
          <table:table-cell table:formula="of:=SQRT(POWER([.H708];2)+POWER([.I708];2)+POWER([.J708];2))" office:value-type="float" office:value="849.580708283559" calcext:value-type="float">
            <text:p>849.580708283559</text:p>
          </table:table-cell>
        </table:table-row>
        <table:table-row table:style-name="ro1">
          <table:table-cell office:value-type="float" office:value="84.5012" calcext:value-type="float">
            <text:p>84.5012</text:p>
          </table:table-cell>
          <table:table-cell office:value-type="float" office:value="263.763" calcext:value-type="float">
            <text:p>263.763</text:p>
          </table:table-cell>
          <table:table-cell office:value-type="float" office:value="39.1486" calcext:value-type="float">
            <text:p>39.1486</text:p>
          </table:table-cell>
          <table:table-cell office:value-type="float" office:value="81.2991" calcext:value-type="float">
            <text:p>81.2991</text:p>
          </table:table-cell>
          <table:table-cell office:value-type="float" office:value="251.963" calcext:value-type="float">
            <text:p>251.963</text:p>
          </table:table-cell>
          <table:table-cell office:value-type="float" office:value="38.3398" calcext:value-type="float">
            <text:p>38.3398</text:p>
          </table:table-cell>
          <table:table-cell/>
          <table:table-cell table:formula="of:=([.D709]-[.A709])/0.0166667" office:value-type="float" office:value="-192.125615748769" calcext:value-type="float">
            <text:p>-192.125615748769</text:p>
          </table:table-cell>
          <table:table-cell table:formula="of:=ABS([.E709]-[.B709])/0.0166667" office:value-type="float" office:value="707.998584002831" calcext:value-type="float">
            <text:p>707.998584002831</text:p>
          </table:table-cell>
          <table:table-cell table:formula="of:=([.F709]-[.C709])/0.0166667" office:value-type="float" office:value="-48.5279029441944" calcext:value-type="float">
            <text:p>-48.5279029441944</text:p>
          </table:table-cell>
          <table:table-cell table:formula="of:=DEGREES(ATAN(ABS([.F709]-[.C709])/ABS([.E709]-[.B709])))" office:value-type="float" office:value="3.92105590998766" calcext:value-type="float">
            <text:p>3.92105590998766</text:p>
          </table:table-cell>
          <table:table-cell table:formula="of:=SQRT(POWER([.H709];2)+POWER([.I709];2)+POWER([.J709];2))" office:value-type="float" office:value="735.206912740229" calcext:value-type="float">
            <text:p>735.206912740229</text:p>
          </table:table-cell>
        </table:table-row>
        <table:table-row table:style-name="ro1">
          <table:table-cell office:value-type="float" office:value="85.4011" calcext:value-type="float">
            <text:p>85.4011</text:p>
          </table:table-cell>
          <table:table-cell office:value-type="float" office:value="261.261" calcext:value-type="float">
            <text:p>261.261</text:p>
          </table:table-cell>
          <table:table-cell office:value-type="float" office:value="40.0548" calcext:value-type="float">
            <text:p>40.0548</text:p>
          </table:table-cell>
          <table:table-cell office:value-type="float" office:value="82.6418" calcext:value-type="float">
            <text:p>82.6418</text:p>
          </table:table-cell>
          <table:table-cell office:value-type="float" office:value="248.448" calcext:value-type="float">
            <text:p>248.448</text:p>
          </table:table-cell>
          <table:table-cell office:value-type="float" office:value="39.6635" calcext:value-type="float">
            <text:p>39.6635</text:p>
          </table:table-cell>
          <table:table-cell/>
          <table:table-cell table:formula="of:=([.D710]-[.A710])/0.0166667" office:value-type="float" office:value="-165.557668884662" calcext:value-type="float">
            <text:p>-165.557668884662</text:p>
          </table:table-cell>
          <table:table-cell table:formula="of:=ABS([.E710]-[.B710])/0.0166667" office:value-type="float" office:value="768.778462443076" calcext:value-type="float">
            <text:p>768.778462443076</text:p>
          </table:table-cell>
          <table:table-cell table:formula="of:=([.F710]-[.C710])/0.0166667" office:value-type="float" office:value="-23.477953044094" calcext:value-type="float">
            <text:p>-23.477953044094</text:p>
          </table:table-cell>
          <table:table-cell table:formula="of:=DEGREES(ATAN(ABS([.F710]-[.C710])/ABS([.E710]-[.B710])))" office:value-type="float" office:value="1.74922910149797" calcext:value-type="float">
            <text:p>1.74922910149797</text:p>
          </table:table-cell>
          <table:table-cell table:formula="of:=SQRT(POWER([.H710];2)+POWER([.I710];2)+POWER([.J710];2))" office:value-type="float" office:value="786.753379606344" calcext:value-type="float">
            <text:p>786.753379606344</text:p>
          </table:table-cell>
        </table:table-row>
        <table:table-row table:style-name="ro1">
          <table:table-cell office:value-type="float" office:value="85.8559" calcext:value-type="float">
            <text:p>85.8559</text:p>
          </table:table-cell>
          <table:table-cell office:value-type="float" office:value="260.169" calcext:value-type="float">
            <text:p>260.169</text:p>
          </table:table-cell>
          <table:table-cell office:value-type="float" office:value="39.7524" calcext:value-type="float">
            <text:p>39.7524</text:p>
          </table:table-cell>
          <table:table-cell office:value-type="float" office:value="83.297" calcext:value-type="float">
            <text:p>83.297</text:p>
          </table:table-cell>
          <table:table-cell office:value-type="float" office:value="246.307" calcext:value-type="float">
            <text:p>246.307</text:p>
          </table:table-cell>
          <table:table-cell office:value-type="float" office:value="39.3288" calcext:value-type="float">
            <text:p>39.3288</text:p>
          </table:table-cell>
          <table:table-cell/>
          <table:table-cell table:formula="of:=([.D711]-[.A711])/0.0166667" office:value-type="float" office:value="-153.533692932615" calcext:value-type="float">
            <text:p>-153.533692932615</text:p>
          </table:table-cell>
          <table:table-cell table:formula="of:=ABS([.E711]-[.B711])/0.0166667" office:value-type="float" office:value="831.718336563327" calcext:value-type="float">
            <text:p>831.718336563327</text:p>
          </table:table-cell>
          <table:table-cell table:formula="of:=([.F711]-[.C711])/0.0166667" office:value-type="float" office:value="-25.4159491681017" calcext:value-type="float">
            <text:p>-25.4159491681017</text:p>
          </table:table-cell>
          <table:table-cell table:formula="of:=DEGREES(ATAN(ABS([.F711]-[.C711])/ABS([.E711]-[.B711])))" office:value-type="float" office:value="1.75032042475145" calcext:value-type="float">
            <text:p>1.75032042475145</text:p>
          </table:table-cell>
          <table:table-cell table:formula="of:=SQRT(POWER([.H711];2)+POWER([.I711];2)+POWER([.J711];2))" office:value-type="float" office:value="846.152442951806" calcext:value-type="float">
            <text:p>846.152442951806</text:p>
          </table:table-cell>
        </table:table-row>
        <table:table-row table:style-name="ro1">
          <table:table-cell office:value-type="float" office:value="89.2972" calcext:value-type="float">
            <text:p>89.2972</text:p>
          </table:table-cell>
          <table:table-cell office:value-type="float" office:value="267.448" calcext:value-type="float">
            <text:p>267.448</text:p>
          </table:table-cell>
          <table:table-cell office:value-type="float" office:value="39.7056" calcext:value-type="float">
            <text:p>39.7056</text:p>
          </table:table-cell>
          <table:table-cell office:value-type="float" office:value="87.1153" calcext:value-type="float">
            <text:p>87.1153</text:p>
          </table:table-cell>
          <table:table-cell office:value-type="float" office:value="254.403" calcext:value-type="float">
            <text:p>254.403</text:p>
          </table:table-cell>
          <table:table-cell office:value-type="float" office:value="39.7722" calcext:value-type="float">
            <text:p>39.7722</text:p>
          </table:table-cell>
          <table:table-cell/>
          <table:table-cell table:formula="of:=([.D712]-[.A712])/0.0166667" office:value-type="float" office:value="-130.913738172524" calcext:value-type="float">
            <text:p>-130.913738172524</text:p>
          </table:table-cell>
          <table:table-cell table:formula="of:=ABS([.E712]-[.B712])/0.0166667" office:value-type="float" office:value="782.69843460313" calcext:value-type="float">
            <text:p>782.69843460313</text:p>
          </table:table-cell>
          <table:table-cell table:formula="of:=([.F712]-[.C712])/0.0166667" office:value-type="float" office:value="3.99599200801605" calcext:value-type="float">
            <text:p>3.99599200801605</text:p>
          </table:table-cell>
          <table:table-cell table:formula="of:=DEGREES(ATAN(ABS([.F712]-[.C712])/ABS([.E712]-[.B712])))" office:value-type="float" office:value="0.292515581609237" calcext:value-type="float">
            <text:p>0.292515581609237</text:p>
          </table:table-cell>
          <table:table-cell table:formula="of:=SQRT(POWER([.H712];2)+POWER([.I712];2)+POWER([.J712];2))" office:value-type="float" office:value="793.581258803799" calcext:value-type="float">
            <text:p>793.581258803799</text:p>
          </table:table-cell>
        </table:table-row>
        <table:table-row table:style-name="ro1">
          <table:table-cell office:value-type="float" office:value="87.3192" calcext:value-type="float">
            <text:p>87.3192</text:p>
          </table:table-cell>
          <table:table-cell office:value-type="float" office:value="253.315" calcext:value-type="float">
            <text:p>253.315</text:p>
          </table:table-cell>
          <table:table-cell office:value-type="float" office:value="39.4814" calcext:value-type="float">
            <text:p>39.4814</text:p>
          </table:table-cell>
          <table:table-cell office:value-type="float" office:value="85.6129" calcext:value-type="float">
            <text:p>85.6129</text:p>
          </table:table-cell>
          <table:table-cell office:value-type="float" office:value="237.718" calcext:value-type="float">
            <text:p>237.718</text:p>
          </table:table-cell>
          <table:table-cell office:value-type="float" office:value="39.4506" calcext:value-type="float">
            <text:p>39.4506</text:p>
          </table:table-cell>
          <table:table-cell/>
          <table:table-cell table:formula="of:=([.D713]-[.A713])/0.0166667" office:value-type="float" office:value="-102.377795244409" calcext:value-type="float">
            <text:p>-102.377795244409</text:p>
          </table:table-cell>
          <table:table-cell table:formula="of:=ABS([.E713]-[.B713])/0.0166667" office:value-type="float" office:value="935.818128363744" calcext:value-type="float">
            <text:p>935.818128363744</text:p>
          </table:table-cell>
          <table:table-cell table:formula="of:=([.F713]-[.C713])/0.0166667" office:value-type="float" office:value="-1.84799630400735" calcext:value-type="float">
            <text:p>-1.84799630400735</text:p>
          </table:table-cell>
          <table:table-cell table:formula="of:=DEGREES(ATAN(ABS([.F713]-[.C713])/ABS([.E713]-[.B713])))" office:value-type="float" office:value="0.113144047901816" calcext:value-type="float">
            <text:p>0.113144047901816</text:p>
          </table:table-cell>
          <table:table-cell table:formula="of:=SQRT(POWER([.H713];2)+POWER([.I713];2)+POWER([.J713];2))" office:value-type="float" office:value="941.403312838693" calcext:value-type="float">
            <text:p>941.403312838693</text:p>
          </table:table-cell>
        </table:table-row>
        <table:table-row table:style-name="ro1">
          <table:table-cell office:value-type="float" office:value="89.1288" calcext:value-type="float">
            <text:p>89.1288</text:p>
          </table:table-cell>
          <table:table-cell office:value-type="float" office:value="256.786" calcext:value-type="float">
            <text:p>256.786</text:p>
          </table:table-cell>
          <table:table-cell office:value-type="float" office:value="39.8224" calcext:value-type="float">
            <text:p>39.8224</text:p>
          </table:table-cell>
          <table:table-cell office:value-type="float" office:value="87.2363" calcext:value-type="float">
            <text:p>87.2363</text:p>
          </table:table-cell>
          <table:table-cell office:value-type="float" office:value="244.319" calcext:value-type="float">
            <text:p>244.319</text:p>
          </table:table-cell>
          <table:table-cell office:value-type="float" office:value="39.6478" calcext:value-type="float">
            <text:p>39.6478</text:p>
          </table:table-cell>
          <table:table-cell/>
          <table:table-cell table:formula="of:=([.D714]-[.A714])/0.0166667" office:value-type="float" office:value="-113.549772900454" calcext:value-type="float">
            <text:p>-113.549772900454</text:p>
          </table:table-cell>
          <table:table-cell table:formula="of:=ABS([.E714]-[.B714])/0.0166667" office:value-type="float" office:value="748.018503962993" calcext:value-type="float">
            <text:p>748.018503962993</text:p>
          </table:table-cell>
          <table:table-cell table:formula="of:=([.F714]-[.C714])/0.0166667" office:value-type="float" office:value="-10.4759790480422" calcext:value-type="float">
            <text:p>-10.4759790480422</text:p>
          </table:table-cell>
          <table:table-cell table:formula="of:=DEGREES(ATAN(ABS([.F714]-[.C714])/ABS([.E714]-[.B714])))" office:value-type="float" office:value="0.802373396254821" calcext:value-type="float">
            <text:p>0.802373396254821</text:p>
          </table:table-cell>
          <table:table-cell table:formula="of:=SQRT(POWER([.H714];2)+POWER([.I714];2)+POWER([.J714];2))" office:value-type="float" office:value="756.660412162414" calcext:value-type="float">
            <text:p>756.660412162414</text:p>
          </table:table-cell>
        </table:table-row>
        <table:table-row table:style-name="ro1">
          <table:table-cell office:value-type="float" office:value="87.875" calcext:value-type="float">
            <text:p>87.875</text:p>
          </table:table-cell>
          <table:table-cell office:value-type="float" office:value="255.542" calcext:value-type="float">
            <text:p>255.542</text:p>
          </table:table-cell>
          <table:table-cell office:value-type="float" office:value="40.0477" calcext:value-type="float">
            <text:p>40.0477</text:p>
          </table:table-cell>
          <table:table-cell office:value-type="float" office:value="85.9871" calcext:value-type="float">
            <text:p>85.9871</text:p>
          </table:table-cell>
          <table:table-cell office:value-type="float" office:value="242.055" calcext:value-type="float">
            <text:p>242.055</text:p>
          </table:table-cell>
          <table:table-cell office:value-type="float" office:value="39.5952" calcext:value-type="float">
            <text:p>39.5952</text:p>
          </table:table-cell>
          <table:table-cell/>
          <table:table-cell table:formula="of:=([.D715]-[.A715])/0.0166667" office:value-type="float" office:value="-113.273773452453" calcext:value-type="float">
            <text:p>-113.273773452453</text:p>
          </table:table-cell>
          <table:table-cell table:formula="of:=ABS([.E715]-[.B715])/0.0166667" office:value-type="float" office:value="809.218381563237" calcext:value-type="float">
            <text:p>809.218381563237</text:p>
          </table:table-cell>
          <table:table-cell table:formula="of:=([.F715]-[.C715])/0.0166667" office:value-type="float" office:value="-27.1499457001086" calcext:value-type="float">
            <text:p>-27.1499457001086</text:p>
          </table:table-cell>
          <table:table-cell table:formula="of:=DEGREES(ATAN(ABS([.F715]-[.C715])/ABS([.E715]-[.B715])))" office:value-type="float" office:value="1.92159996521135" calcext:value-type="float">
            <text:p>1.92159996521135</text:p>
          </table:table-cell>
          <table:table-cell table:formula="of:=SQRT(POWER([.H715];2)+POWER([.I715];2)+POWER([.J715];2))" office:value-type="float" office:value="817.55883969504" calcext:value-type="float">
            <text:p>817.55883969504</text:p>
          </table:table-cell>
        </table:table-row>
        <table:table-row table:style-name="ro1">
          <table:table-cell office:value-type="float" office:value="88.1293" calcext:value-type="float">
            <text:p>88.1293</text:p>
          </table:table-cell>
          <table:table-cell office:value-type="float" office:value="262.562" calcext:value-type="float">
            <text:p>262.562</text:p>
          </table:table-cell>
          <table:table-cell office:value-type="float" office:value="40.0529" calcext:value-type="float">
            <text:p>40.0529</text:p>
          </table:table-cell>
          <table:table-cell office:value-type="float" office:value="85.9279" calcext:value-type="float">
            <text:p>85.9279</text:p>
          </table:table-cell>
          <table:table-cell office:value-type="float" office:value="247.496" calcext:value-type="float">
            <text:p>247.496</text:p>
          </table:table-cell>
          <table:table-cell office:value-type="float" office:value="40.0383" calcext:value-type="float">
            <text:p>40.0383</text:p>
          </table:table-cell>
          <table:table-cell/>
          <table:table-cell table:formula="of:=([.D716]-[.A716])/0.0166667" office:value-type="float" office:value="-132.083735832529" calcext:value-type="float">
            <text:p>-132.083735832529</text:p>
          </table:table-cell>
          <table:table-cell table:formula="of:=ABS([.E716]-[.B716])/0.0166667" office:value-type="float" office:value="903.958192083616" calcext:value-type="float">
            <text:p>903.958192083616</text:p>
          </table:table-cell>
          <table:table-cell table:formula="of:=([.F716]-[.C716])/0.0166667" office:value-type="float" office:value="-0.875998248003594" calcext:value-type="float">
            <text:p>-0.875998248003594</text:p>
          </table:table-cell>
          <table:table-cell table:formula="of:=DEGREES(ATAN(ABS([.F716]-[.C716])/ABS([.E716]-[.B716])))" office:value-type="float" office:value="0.0555235708903715" calcext:value-type="float">
            <text:p>0.055523570890372</text:p>
          </table:table-cell>
          <table:table-cell table:formula="of:=SQRT(POWER([.H716];2)+POWER([.I716];2)+POWER([.J716];2))" office:value-type="float" office:value="913.55749336289" calcext:value-type="float">
            <text:p>913.55749336289</text:p>
          </table:table-cell>
        </table:table-row>
        <table:table-row table:style-name="ro1">
          <table:table-cell office:value-type="float" office:value="84.0189" calcext:value-type="float">
            <text:p>84.0189</text:p>
          </table:table-cell>
          <table:table-cell office:value-type="float" office:value="247.134" calcext:value-type="float">
            <text:p>247.134</text:p>
          </table:table-cell>
          <table:table-cell office:value-type="float" office:value="41.5313" calcext:value-type="float">
            <text:p>41.5313</text:p>
          </table:table-cell>
          <table:table-cell office:value-type="float" office:value="80.9427" calcext:value-type="float">
            <text:p>80.9427</text:p>
          </table:table-cell>
          <table:table-cell office:value-type="float" office:value="236.034" calcext:value-type="float">
            <text:p>236.034</text:p>
          </table:table-cell>
          <table:table-cell office:value-type="float" office:value="40.9486" calcext:value-type="float">
            <text:p>40.9486</text:p>
          </table:table-cell>
          <table:table-cell/>
          <table:table-cell table:formula="of:=([.D717]-[.A717])/0.0166667" office:value-type="float" office:value="-184.571630856738" calcext:value-type="float">
            <text:p>-184.571630856738</text:p>
          </table:table-cell>
          <table:table-cell table:formula="of:=ABS([.E717]-[.B717])/0.0166667" office:value-type="float" office:value="665.998668002664" calcext:value-type="float">
            <text:p>665.998668002664</text:p>
          </table:table-cell>
          <table:table-cell table:formula="of:=([.F717]-[.C717])/0.0166667" office:value-type="float" office:value="-34.96193007614" calcext:value-type="float">
            <text:p>-34.96193007614</text:p>
          </table:table-cell>
          <table:table-cell table:formula="of:=DEGREES(ATAN(ABS([.F717]-[.C717])/ABS([.E717]-[.B717])))" office:value-type="float" office:value="3.00501197993513" calcext:value-type="float">
            <text:p>3.00501197993513</text:p>
          </table:table-cell>
          <table:table-cell table:formula="of:=SQRT(POWER([.H717];2)+POWER([.I717];2)+POWER([.J717];2))" office:value-type="float" office:value="691.985006523326" calcext:value-type="float">
            <text:p>691.985006523326</text:p>
          </table:table-cell>
        </table:table-row>
        <table:table-row table:style-name="ro1">
          <table:table-cell office:value-type="float" office:value="84.1776" calcext:value-type="float">
            <text:p>84.1776</text:p>
          </table:table-cell>
          <table:table-cell office:value-type="float" office:value="252.763" calcext:value-type="float">
            <text:p>252.763</text:p>
          </table:table-cell>
          <table:table-cell office:value-type="float" office:value="41.7496" calcext:value-type="float">
            <text:p>41.7496</text:p>
          </table:table-cell>
          <table:table-cell office:value-type="float" office:value="80.5939" calcext:value-type="float">
            <text:p>80.5939</text:p>
          </table:table-cell>
          <table:table-cell office:value-type="float" office:value="241.374" calcext:value-type="float">
            <text:p>241.374</text:p>
          </table:table-cell>
          <table:table-cell office:value-type="float" office:value="41.1619" calcext:value-type="float">
            <text:p>41.1619</text:p>
          </table:table-cell>
          <table:table-cell/>
          <table:table-cell table:formula="of:=([.D718]-[.A718])/0.0166667" office:value-type="float" office:value="-215.02156995686" calcext:value-type="float">
            <text:p>-215.02156995686</text:p>
          </table:table-cell>
          <table:table-cell table:formula="of:=ABS([.E718]-[.B718])/0.0166667" office:value-type="float" office:value="683.338633322734" calcext:value-type="float">
            <text:p>683.338633322734</text:p>
          </table:table-cell>
          <table:table-cell table:formula="of:=([.F718]-[.C718])/0.0166667" office:value-type="float" office:value="-35.2619294761409" calcext:value-type="float">
            <text:p>-35.2619294761409</text:p>
          </table:table-cell>
          <table:table-cell table:formula="of:=DEGREES(ATAN(ABS([.F718]-[.C718])/ABS([.E718]-[.B718])))" office:value-type="float" office:value="2.9539809687167" calcext:value-type="float">
            <text:p>2.9539809687167</text:p>
          </table:table-cell>
          <table:table-cell table:formula="of:=SQRT(POWER([.H718];2)+POWER([.I718];2)+POWER([.J718];2))" office:value-type="float" office:value="717.237315683223" calcext:value-type="float">
            <text:p>717.237315683223</text:p>
          </table:table-cell>
        </table:table-row>
        <table:table-row table:style-name="ro1">
          <table:table-cell office:value-type="float" office:value="86.6973" calcext:value-type="float">
            <text:p>86.6973</text:p>
          </table:table-cell>
          <table:table-cell office:value-type="float" office:value="249.551" calcext:value-type="float">
            <text:p>249.551</text:p>
          </table:table-cell>
          <table:table-cell office:value-type="float" office:value="41.5638" calcext:value-type="float">
            <text:p>41.5638</text:p>
          </table:table-cell>
          <table:table-cell office:value-type="float" office:value="84.2393" calcext:value-type="float">
            <text:p>84.2393</text:p>
          </table:table-cell>
          <table:table-cell office:value-type="float" office:value="238.482" calcext:value-type="float">
            <text:p>238.482</text:p>
          </table:table-cell>
          <table:table-cell office:value-type="float" office:value="40.9446" calcext:value-type="float">
            <text:p>40.9446</text:p>
          </table:table-cell>
          <table:table-cell/>
          <table:table-cell table:formula="of:=([.D719]-[.A719])/0.0166667" office:value-type="float" office:value="-147.47970504059" calcext:value-type="float">
            <text:p>-147.47970504059</text:p>
          </table:table-cell>
          <table:table-cell table:formula="of:=ABS([.E719]-[.B719])/0.0166667" office:value-type="float" office:value="664.138671722656" calcext:value-type="float">
            <text:p>664.138671722656</text:p>
          </table:table-cell>
          <table:table-cell table:formula="of:=([.F719]-[.C719])/0.0166667" office:value-type="float" office:value="-37.1519256961486" calcext:value-type="float">
            <text:p>-37.1519256961486</text:p>
          </table:table-cell>
          <table:table-cell table:formula="of:=DEGREES(ATAN(ABS([.F719]-[.C719])/ABS([.E719]-[.B719])))" office:value-type="float" office:value="3.2017896422518" calcext:value-type="float">
            <text:p>3.2017896422518</text:p>
          </table:table-cell>
          <table:table-cell table:formula="of:=SQRT(POWER([.H719];2)+POWER([.I719];2)+POWER([.J719];2))" office:value-type="float" office:value="681.330099334622" calcext:value-type="float">
            <text:p>681.330099334622</text:p>
          </table:table-cell>
        </table:table-row>
        <table:table-row table:style-name="ro1">
          <table:table-cell office:value-type="float" office:value="89.9787" calcext:value-type="float">
            <text:p>89.9787</text:p>
          </table:table-cell>
          <table:table-cell office:value-type="float" office:value="254.28" calcext:value-type="float">
            <text:p>254.28</text:p>
          </table:table-cell>
          <table:table-cell office:value-type="float" office:value="41.2029" calcext:value-type="float">
            <text:p>41.2029</text:p>
          </table:table-cell>
          <table:table-cell office:value-type="float" office:value="88.0294" calcext:value-type="float">
            <text:p>88.0294</text:p>
          </table:table-cell>
          <table:table-cell office:value-type="float" office:value="240.829" calcext:value-type="float">
            <text:p>240.829</text:p>
          </table:table-cell>
          <table:table-cell office:value-type="float" office:value="41.424" calcext:value-type="float">
            <text:p>41.424</text:p>
          </table:table-cell>
          <table:table-cell/>
          <table:table-cell table:formula="of:=([.D720]-[.A720])/0.0166667" office:value-type="float" office:value="-116.957766084468" calcext:value-type="float">
            <text:p>-116.957766084468</text:p>
          </table:table-cell>
          <table:table-cell table:formula="of:=ABS([.E720]-[.B720])/0.0166667" office:value-type="float" office:value="807.058385883228" calcext:value-type="float">
            <text:p>807.058385883228</text:p>
          </table:table-cell>
          <table:table-cell table:formula="of:=([.F720]-[.C720])/0.0166667" office:value-type="float" office:value="13.2659734680531" calcext:value-type="float">
            <text:p>13.2659734680531</text:p>
          </table:table-cell>
          <table:table-cell table:formula="of:=DEGREES(ATAN(ABS([.F720]-[.C720])/ABS([.E720]-[.B720])))" office:value-type="float" office:value="0.941711107477869" calcext:value-type="float">
            <text:p>0.941711107477869</text:p>
          </table:table-cell>
          <table:table-cell table:formula="of:=SQRT(POWER([.H720];2)+POWER([.I720];2)+POWER([.J720];2))" office:value-type="float" office:value="815.596924542979" calcext:value-type="float">
            <text:p>815.596924542979</text:p>
          </table:table-cell>
        </table:table-row>
        <table:table-row table:style-name="ro1">
          <table:table-cell office:value-type="float" office:value="90.1181" calcext:value-type="float">
            <text:p>90.1181</text:p>
          </table:table-cell>
          <table:table-cell office:value-type="float" office:value="263.628" calcext:value-type="float">
            <text:p>263.628</text:p>
          </table:table-cell>
          <table:table-cell office:value-type="float" office:value="41.0729" calcext:value-type="float">
            <text:p>41.0729</text:p>
          </table:table-cell>
          <table:table-cell office:value-type="float" office:value="87.9818" calcext:value-type="float">
            <text:p>87.9818</text:p>
          </table:table-cell>
          <table:table-cell office:value-type="float" office:value="252.027" calcext:value-type="float">
            <text:p>252.027</text:p>
          </table:table-cell>
          <table:table-cell office:value-type="float" office:value="40.6528" calcext:value-type="float">
            <text:p>40.6528</text:p>
          </table:table-cell>
          <table:table-cell/>
          <table:table-cell table:formula="of:=([.D721]-[.A721])/0.0166667" office:value-type="float" office:value="-128.177743644512" calcext:value-type="float">
            <text:p>-128.177743644512</text:p>
          </table:table-cell>
          <table:table-cell table:formula="of:=ABS([.E721]-[.B721])/0.0166667" office:value-type="float" office:value="696.058607882784" calcext:value-type="float">
            <text:p>696.058607882784</text:p>
          </table:table-cell>
          <table:table-cell table:formula="of:=([.F721]-[.C721])/0.0166667" office:value-type="float" office:value="-25.2059495881007" calcext:value-type="float">
            <text:p>-25.2059495881007</text:p>
          </table:table-cell>
          <table:table-cell table:formula="of:=DEGREES(ATAN(ABS([.F721]-[.C721])/ABS([.E721]-[.B721])))" office:value-type="float" office:value="2.07391121145651" calcext:value-type="float">
            <text:p>2.07391121145651</text:p>
          </table:table-cell>
          <table:table-cell table:formula="of:=SQRT(POWER([.H721];2)+POWER([.I721];2)+POWER([.J721];2))" office:value-type="float" office:value="708.210745095099" calcext:value-type="float">
            <text:p>708.210745095099</text:p>
          </table:table-cell>
        </table:table-row>
        <table:table-row table:style-name="ro1">
          <table:table-cell office:value-type="float" office:value="88.8445" calcext:value-type="float">
            <text:p>88.8445</text:p>
          </table:table-cell>
          <table:table-cell office:value-type="float" office:value="249.742" calcext:value-type="float">
            <text:p>249.742</text:p>
          </table:table-cell>
          <table:table-cell office:value-type="float" office:value="41.0394" calcext:value-type="float">
            <text:p>41.0394</text:p>
          </table:table-cell>
          <table:table-cell office:value-type="float" office:value="87.0358" calcext:value-type="float">
            <text:p>87.0358</text:p>
          </table:table-cell>
          <table:table-cell office:value-type="float" office:value="238.813" calcext:value-type="float">
            <text:p>238.813</text:p>
          </table:table-cell>
          <table:table-cell office:value-type="float" office:value="40.1668" calcext:value-type="float">
            <text:p>40.1668</text:p>
          </table:table-cell>
          <table:table-cell/>
          <table:table-cell table:formula="of:=([.D722]-[.A722])/0.0166667" office:value-type="float" office:value="-108.521782956434" calcext:value-type="float">
            <text:p>-108.521782956434</text:p>
          </table:table-cell>
          <table:table-cell table:formula="of:=ABS([.E722]-[.B722])/0.0166667" office:value-type="float" office:value="655.738688522623" calcext:value-type="float">
            <text:p>655.738688522623</text:p>
          </table:table-cell>
          <table:table-cell table:formula="of:=([.F722]-[.C722])/0.0166667" office:value-type="float" office:value="-52.3558952882093" calcext:value-type="float">
            <text:p>-52.3558952882093</text:p>
          </table:table-cell>
          <table:table-cell table:formula="of:=DEGREES(ATAN(ABS([.F722]-[.C722])/ABS([.E722]-[.B722])))" office:value-type="float" office:value="4.56496131260846" calcext:value-type="float">
            <text:p>4.56496131260846</text:p>
          </table:table-cell>
          <table:table-cell table:formula="of:=SQRT(POWER([.H722];2)+POWER([.I722];2)+POWER([.J722];2))" office:value-type="float" office:value="666.716840024941" calcext:value-type="float">
            <text:p>666.716840024941</text:p>
          </table:table-cell>
        </table:table-row>
        <table:table-row table:style-name="ro1">
          <table:table-cell office:value-type="float" office:value="83.0684" calcext:value-type="float">
            <text:p>83.0684</text:p>
          </table:table-cell>
          <table:table-cell office:value-type="float" office:value="256.106" calcext:value-type="float">
            <text:p>256.106</text:p>
          </table:table-cell>
          <table:table-cell office:value-type="float" office:value="41.911" calcext:value-type="float">
            <text:p>41.911</text:p>
          </table:table-cell>
          <table:table-cell office:value-type="float" office:value="81.1596" calcext:value-type="float">
            <text:p>81.1596</text:p>
          </table:table-cell>
          <table:table-cell office:value-type="float" office:value="245.873" calcext:value-type="float">
            <text:p>245.873</text:p>
          </table:table-cell>
          <table:table-cell office:value-type="float" office:value="41.0705" calcext:value-type="float">
            <text:p>41.0705</text:p>
          </table:table-cell>
          <table:table-cell/>
          <table:table-cell table:formula="of:=([.D723]-[.A723])/0.0166667" office:value-type="float" office:value="-114.527770944458" calcext:value-type="float">
            <text:p>-114.527770944458</text:p>
          </table:table-cell>
          <table:table-cell table:formula="of:=ABS([.E723]-[.B723])/0.0166667" office:value-type="float" office:value="613.978772042456" calcext:value-type="float">
            <text:p>613.978772042456</text:p>
          </table:table-cell>
          <table:table-cell table:formula="of:=([.F723]-[.C723])/0.0166667" office:value-type="float" office:value="-50.4298991402016" calcext:value-type="float">
            <text:p>-50.4298991402016</text:p>
          </table:table-cell>
          <table:table-cell table:formula="of:=DEGREES(ATAN(ABS([.F723]-[.C723])/ABS([.E723]-[.B723])))" office:value-type="float" office:value="4.69551880129126" calcext:value-type="float">
            <text:p>4.69551880129126</text:p>
          </table:table-cell>
          <table:table-cell table:formula="of:=SQRT(POWER([.H723];2)+POWER([.I723];2)+POWER([.J723];2))" office:value-type="float" office:value="626.601721641075" calcext:value-type="float">
            <text:p>626.601721641075</text:p>
          </table:table-cell>
        </table:table-row>
        <table:table-row table:style-name="ro1">
          <table:table-cell office:value-type="float" office:value="69.8296" calcext:value-type="float">
            <text:p>69.8296</text:p>
          </table:table-cell>
          <table:table-cell office:value-type="float" office:value="254.776" calcext:value-type="float">
            <text:p>254.776</text:p>
          </table:table-cell>
          <table:table-cell office:value-type="float" office:value="41.5395" calcext:value-type="float">
            <text:p>41.5395</text:p>
          </table:table-cell>
          <table:table-cell office:value-type="float" office:value="67.7413" calcext:value-type="float">
            <text:p>67.7413</text:p>
          </table:table-cell>
          <table:table-cell office:value-type="float" office:value="244.219" calcext:value-type="float">
            <text:p>244.219</text:p>
          </table:table-cell>
          <table:table-cell office:value-type="float" office:value="40.5467" calcext:value-type="float">
            <text:p>40.5467</text:p>
          </table:table-cell>
          <table:table-cell/>
          <table:table-cell table:formula="of:=([.D724]-[.A724])/0.0166667" office:value-type="float" office:value="-125.297749404501" calcext:value-type="float">
            <text:p>-125.297749404501</text:p>
          </table:table-cell>
          <table:table-cell table:formula="of:=ABS([.E724]-[.B724])/0.0166667" office:value-type="float" office:value="633.418733162535" calcext:value-type="float">
            <text:p>633.418733162535</text:p>
          </table:table-cell>
          <table:table-cell table:formula="of:=([.F724]-[.C724])/0.0166667" office:value-type="float" office:value="-59.567880864238" calcext:value-type="float">
            <text:p>-59.567880864238</text:p>
          </table:table-cell>
          <table:table-cell table:formula="of:=DEGREES(ATAN(ABS([.F724]-[.C724])/ABS([.E724]-[.B724])))" office:value-type="float" office:value="5.37240169754528" calcext:value-type="float">
            <text:p>5.37240169754528</text:p>
          </table:table-cell>
          <table:table-cell table:formula="of:=SQRT(POWER([.H724];2)+POWER([.I724];2)+POWER([.J724];2))" office:value-type="float" office:value="648.43438369485" calcext:value-type="float">
            <text:p>648.43438369485</text:p>
          </table:table-cell>
        </table:table-row>
        <table:table-row table:style-name="ro1">
          <table:table-cell office:value-type="float" office:value="64.5141" calcext:value-type="float">
            <text:p>64.5141</text:p>
          </table:table-cell>
          <table:table-cell office:value-type="float" office:value="257.395" calcext:value-type="float">
            <text:p>257.395</text:p>
          </table:table-cell>
          <table:table-cell office:value-type="float" office:value="42.1065" calcext:value-type="float">
            <text:p>42.1065</text:p>
          </table:table-cell>
          <table:table-cell office:value-type="float" office:value="62.2874" calcext:value-type="float">
            <text:p>62.2874</text:p>
          </table:table-cell>
          <table:table-cell office:value-type="float" office:value="247.639" calcext:value-type="float">
            <text:p>247.639</text:p>
          </table:table-cell>
          <table:table-cell office:value-type="float" office:value="41.6465" calcext:value-type="float">
            <text:p>41.6465</text:p>
          </table:table-cell>
          <table:table-cell/>
          <table:table-cell table:formula="of:=([.D725]-[.A725])/0.0166667" office:value-type="float" office:value="-133.601732796534" calcext:value-type="float">
            <text:p>-133.601732796534</text:p>
          </table:table-cell>
          <table:table-cell table:formula="of:=ABS([.E725]-[.B725])/0.0166667" office:value-type="float" office:value="585.35882928234" calcext:value-type="float">
            <text:p>585.35882928234</text:p>
          </table:table-cell>
          <table:table-cell table:formula="of:=([.F725]-[.C725])/0.0166667" office:value-type="float" office:value="-27.59994480011" calcext:value-type="float">
            <text:p>-27.59994480011</text:p>
          </table:table-cell>
          <table:table-cell table:formula="of:=DEGREES(ATAN(ABS([.F725]-[.C725])/ABS([.E725]-[.B725])))" office:value-type="float" office:value="2.69952370656989" calcext:value-type="float">
            <text:p>2.69952370656989</text:p>
          </table:table-cell>
          <table:table-cell table:formula="of:=SQRT(POWER([.H725];2)+POWER([.I725];2)+POWER([.J725];2))" office:value-type="float" office:value="601.045870943306" calcext:value-type="float">
            <text:p>601.045870943306</text:p>
          </table:table-cell>
        </table:table-row>
        <table:table-row table:style-name="ro1">
          <table:table-cell office:value-type="float" office:value="54.0496" calcext:value-type="float">
            <text:p>54.0496</text:p>
          </table:table-cell>
          <table:table-cell office:value-type="float" office:value="252.909" calcext:value-type="float">
            <text:p>252.909</text:p>
          </table:table-cell>
          <table:table-cell office:value-type="float" office:value="41.7721" calcext:value-type="float">
            <text:p>41.7721</text:p>
          </table:table-cell>
          <table:table-cell office:value-type="float" office:value="51.7016" calcext:value-type="float">
            <text:p>51.7016</text:p>
          </table:table-cell>
          <table:table-cell office:value-type="float" office:value="240.677" calcext:value-type="float">
            <text:p>240.677</text:p>
          </table:table-cell>
          <table:table-cell office:value-type="float" office:value="41.0972" calcext:value-type="float">
            <text:p>41.0972</text:p>
          </table:table-cell>
          <table:table-cell/>
          <table:table-cell table:formula="of:=([.D726]-[.A726])/0.0166667" office:value-type="float" office:value="-140.879718240563" calcext:value-type="float">
            <text:p>-140.879718240563</text:p>
          </table:table-cell>
          <table:table-cell table:formula="of:=ABS([.E726]-[.B726])/0.0166667" office:value-type="float" office:value="733.918532162936" calcext:value-type="float">
            <text:p>733.918532162936</text:p>
          </table:table-cell>
          <table:table-cell table:formula="of:=([.F726]-[.C726])/0.0166667" office:value-type="float" office:value="-40.493919012162" calcext:value-type="float">
            <text:p>-40.493919012162</text:p>
          </table:table-cell>
          <table:table-cell table:formula="of:=DEGREES(ATAN(ABS([.F726]-[.C726])/ABS([.E726]-[.B726])))" office:value-type="float" office:value="3.15808972354813" calcext:value-type="float">
            <text:p>3.15808972354813</text:p>
          </table:table-cell>
          <table:table-cell table:formula="of:=SQRT(POWER([.H726];2)+POWER([.I726];2)+POWER([.J726];2))" office:value-type="float" office:value="748.413832275101" calcext:value-type="float">
            <text:p>748.413832275101</text:p>
          </table:table-cell>
        </table:table-row>
        <table:table-row table:style-name="ro1">
          <table:table-cell office:value-type="float" office:value="49.2167" calcext:value-type="float">
            <text:p>49.2167</text:p>
          </table:table-cell>
          <table:table-cell office:value-type="float" office:value="259.006" calcext:value-type="float">
            <text:p>259.006</text:p>
          </table:table-cell>
          <table:table-cell office:value-type="float" office:value="41.989" calcext:value-type="float">
            <text:p>41.989</text:p>
          </table:table-cell>
          <table:table-cell office:value-type="float" office:value="46.5335" calcext:value-type="float">
            <text:p>46.5335</text:p>
          </table:table-cell>
          <table:table-cell office:value-type="float" office:value="249.875" calcext:value-type="float">
            <text:p>249.875</text:p>
          </table:table-cell>
          <table:table-cell office:value-type="float" office:value="40.9459" calcext:value-type="float">
            <text:p>40.9459</text:p>
          </table:table-cell>
          <table:table-cell/>
          <table:table-cell table:formula="of:=([.D727]-[.A727])/0.0166667" office:value-type="float" office:value="-160.991678016644" calcext:value-type="float">
            <text:p>-160.991678016644</text:p>
          </table:table-cell>
          <table:table-cell table:formula="of:=ABS([.E727]-[.B727])/0.0166667" office:value-type="float" office:value="547.85890428219" calcext:value-type="float">
            <text:p>547.85890428219</text:p>
          </table:table-cell>
          <table:table-cell table:formula="of:=([.F727]-[.C727])/0.0166667" office:value-type="float" office:value="-62.5858748282501" calcext:value-type="float">
            <text:p>-62.5858748282501</text:p>
          </table:table-cell>
          <table:table-cell table:formula="of:=DEGREES(ATAN(ABS([.F727]-[.C727])/ABS([.E727]-[.B727])))" office:value-type="float" office:value="6.51705869595609" calcext:value-type="float">
            <text:p>6.51705869595609</text:p>
          </table:table-cell>
          <table:table-cell table:formula="of:=SQRT(POWER([.H727];2)+POWER([.I727];2)+POWER([.J727];2))" office:value-type="float" office:value="574.442939829461" calcext:value-type="float">
            <text:p>574.442939829461</text:p>
          </table:table-cell>
        </table:table-row>
        <table:table-row table:style-name="ro1">
          <table:table-cell office:value-type="float" office:value="46.1791" calcext:value-type="float">
            <text:p>46.1791</text:p>
          </table:table-cell>
          <table:table-cell office:value-type="float" office:value="252.153" calcext:value-type="float">
            <text:p>252.153</text:p>
          </table:table-cell>
          <table:table-cell office:value-type="float" office:value="41.2681" calcext:value-type="float">
            <text:p>41.2681</text:p>
          </table:table-cell>
          <table:table-cell office:value-type="float" office:value="44.3717" calcext:value-type="float">
            <text:p>44.3717</text:p>
          </table:table-cell>
          <table:table-cell office:value-type="float" office:value="238.573" calcext:value-type="float">
            <text:p>238.573</text:p>
          </table:table-cell>
          <table:table-cell office:value-type="float" office:value="41.0831" calcext:value-type="float">
            <text:p>41.0831</text:p>
          </table:table-cell>
          <table:table-cell/>
          <table:table-cell table:formula="of:=([.D728]-[.A728])/0.0166667" office:value-type="float" office:value="-108.443783112434" calcext:value-type="float">
            <text:p>-108.443783112434</text:p>
          </table:table-cell>
          <table:table-cell table:formula="of:=ABS([.E728]-[.B728])/0.0166667" office:value-type="float" office:value="814.798370403258" calcext:value-type="float">
            <text:p>814.798370403258</text:p>
          </table:table-cell>
          <table:table-cell table:formula="of:=([.F728]-[.C728])/0.0166667" office:value-type="float" office:value="-11.0999778000441" calcext:value-type="float">
            <text:p>-11.0999778000441</text:p>
          </table:table-cell>
          <table:table-cell table:formula="of:=DEGREES(ATAN(ABS([.F728]-[.C728])/ABS([.E728]-[.B728])))" office:value-type="float" office:value="0.780490689620763" calcext:value-type="float">
            <text:p>0.780490689620763</text:p>
          </table:table-cell>
          <table:table-cell table:formula="of:=SQRT(POWER([.H728];2)+POWER([.I728];2)+POWER([.J728];2))" office:value-type="float" office:value="822.058177998798" calcext:value-type="float">
            <text:p>822.058177998798</text:p>
          </table:table-cell>
        </table:table-row>
        <table:table-row table:style-name="ro1">
          <table:table-cell office:value-type="float" office:value="45.4498" calcext:value-type="float">
            <text:p>45.4498</text:p>
          </table:table-cell>
          <table:table-cell office:value-type="float" office:value="259.76" calcext:value-type="float">
            <text:p>259.76</text:p>
          </table:table-cell>
          <table:table-cell office:value-type="float" office:value="38.9992" calcext:value-type="float">
            <text:p>38.9992</text:p>
          </table:table-cell>
          <table:table-cell office:value-type="float" office:value="44.0824" calcext:value-type="float">
            <text:p>44.0824</text:p>
          </table:table-cell>
          <table:table-cell office:value-type="float" office:value="245.914" calcext:value-type="float">
            <text:p>245.914</text:p>
          </table:table-cell>
          <table:table-cell office:value-type="float" office:value="38.6008" calcext:value-type="float">
            <text:p>38.6008</text:p>
          </table:table-cell>
          <table:table-cell/>
          <table:table-cell table:formula="of:=([.D729]-[.A729])/0.0166667" office:value-type="float" office:value="-82.0438359123284" calcext:value-type="float">
            <text:p>-82.0438359123284</text:p>
          </table:table-cell>
          <table:table-cell table:formula="of:=ABS([.E729]-[.B729])/0.0166667" office:value-type="float" office:value="830.758338483323" calcext:value-type="float">
            <text:p>830.758338483323</text:p>
          </table:table-cell>
          <table:table-cell table:formula="of:=([.F729]-[.C729])/0.0166667" office:value-type="float" office:value="-23.9039521920958" calcext:value-type="float">
            <text:p>-23.9039521920958</text:p>
          </table:table-cell>
          <table:table-cell table:formula="of:=DEGREES(ATAN(ABS([.F729]-[.C729])/ABS([.E729]-[.B729])))" office:value-type="float" office:value="1.64815413247921" calcext:value-type="float">
            <text:p>1.64815413247921</text:p>
          </table:table-cell>
          <table:table-cell table:formula="of:=SQRT(POWER([.H729];2)+POWER([.I729];2)+POWER([.J729];2))" office:value-type="float" office:value="835.141908241457" calcext:value-type="float">
            <text:p>835.141908241457</text:p>
          </table:table-cell>
        </table:table-row>
        <table:table-row table:style-name="ro1">
          <table:table-cell office:value-type="float" office:value="47.3511" calcext:value-type="float">
            <text:p>47.3511</text:p>
          </table:table-cell>
          <table:table-cell office:value-type="float" office:value="257.352" calcext:value-type="float">
            <text:p>257.352</text:p>
          </table:table-cell>
          <table:table-cell office:value-type="float" office:value="41.5649" calcext:value-type="float">
            <text:p>41.5649</text:p>
          </table:table-cell>
          <table:table-cell office:value-type="float" office:value="44.6347" calcext:value-type="float">
            <text:p>44.6347</text:p>
          </table:table-cell>
          <table:table-cell office:value-type="float" office:value="257.011" calcext:value-type="float">
            <text:p>257.011</text:p>
          </table:table-cell>
          <table:table-cell office:value-type="float" office:value="39.0042" calcext:value-type="float">
            <text:p>39.0042</text:p>
          </table:table-cell>
          <table:table-cell/>
          <table:table-cell table:formula="of:=([.D730]-[.A730])/0.0166667" office:value-type="float" office:value="-162.983674032652" calcext:value-type="float">
            <text:p>-162.983674032652</text:p>
          </table:table-cell>
          <table:table-cell table:formula="of:=ABS([.E730]-[.B730])/0.0166667" office:value-type="float" office:value="20.4599590800789" calcext:value-type="float">
            <text:p>20.4599590800789</text:p>
          </table:table-cell>
          <table:table-cell table:formula="of:=([.F730]-[.C730])/0.0166667" office:value-type="float" office:value="-153.641692716615" calcext:value-type="float">
            <text:p>-153.641692716615</text:p>
          </table:table-cell>
          <table:table-cell table:formula="of:=DEGREES(ATAN(ABS([.F730]-[.C730])/ABS([.E730]-[.B730])))" office:value-type="float" office:value="82.4147367678964" calcext:value-type="float">
            <text:p>82.4147367678964</text:p>
          </table:table-cell>
          <table:table-cell table:formula="of:=SQRT(POWER([.H730];2)+POWER([.I730];2)+POWER([.J730];2))" office:value-type="float" office:value="224.917890945934" calcext:value-type="float">
            <text:p>224.917890945934</text:p>
          </table:table-cell>
        </table:table-row>
        <table:table-row table:style-name="ro1">
          <table:table-cell office:value-type="float" office:value="46.0655" calcext:value-type="float">
            <text:p>46.0655</text:p>
          </table:table-cell>
          <table:table-cell office:value-type="float" office:value="276.551" calcext:value-type="float">
            <text:p>276.551</text:p>
          </table:table-cell>
          <table:table-cell office:value-type="float" office:value="40.3363" calcext:value-type="float">
            <text:p>40.3363</text:p>
          </table:table-cell>
          <table:table-cell office:value-type="float" office:value="43.7573" calcext:value-type="float">
            <text:p>43.7573</text:p>
          </table:table-cell>
          <table:table-cell office:value-type="float" office:value="264.183" calcext:value-type="float">
            <text:p>264.183</text:p>
          </table:table-cell>
          <table:table-cell office:value-type="float" office:value="39.9589" calcext:value-type="float">
            <text:p>39.9589</text:p>
          </table:table-cell>
          <table:table-cell/>
          <table:table-cell table:formula="of:=([.D731]-[.A731])/0.0166667" office:value-type="float" office:value="-138.491723016554" calcext:value-type="float">
            <text:p>-138.491723016554</text:p>
          </table:table-cell>
          <table:table-cell table:formula="of:=ABS([.E731]-[.B731])/0.0166667" office:value-type="float" office:value="742.078515842968" calcext:value-type="float">
            <text:p>742.078515842968</text:p>
          </table:table-cell>
          <table:table-cell table:formula="of:=([.F731]-[.C731])/0.0166667" office:value-type="float" office:value="-22.6439547120907" calcext:value-type="float">
            <text:p>-22.6439547120907</text:p>
          </table:table-cell>
          <table:table-cell table:formula="of:=DEGREES(ATAN(ABS([.F731]-[.C731])/ABS([.E731]-[.B731])))" office:value-type="float" office:value="1.74779427656956" calcext:value-type="float">
            <text:p>1.74779427656956</text:p>
          </table:table-cell>
          <table:table-cell table:formula="of:=SQRT(POWER([.H731];2)+POWER([.I731];2)+POWER([.J731];2))" office:value-type="float" office:value="755.230580488369" calcext:value-type="float">
            <text:p>755.230580488369</text:p>
          </table:table-cell>
        </table:table-row>
        <table:table-row table:style-name="ro1">
          <table:table-cell office:value-type="float" office:value="47.9723" calcext:value-type="float">
            <text:p>47.9723</text:p>
          </table:table-cell>
          <table:table-cell office:value-type="float" office:value="278.499" calcext:value-type="float">
            <text:p>278.499</text:p>
          </table:table-cell>
          <table:table-cell office:value-type="float" office:value="39.7446" calcext:value-type="float">
            <text:p>39.7446</text:p>
          </table:table-cell>
          <table:table-cell office:value-type="float" office:value="45.8337" calcext:value-type="float">
            <text:p>45.8337</text:p>
          </table:table-cell>
          <table:table-cell office:value-type="float" office:value="266.216" calcext:value-type="float">
            <text:p>266.216</text:p>
          </table:table-cell>
          <table:table-cell office:value-type="float" office:value="39.1002" calcext:value-type="float">
            <text:p>39.1002</text:p>
          </table:table-cell>
          <table:table-cell/>
          <table:table-cell table:formula="of:=([.D732]-[.A732])/0.0166667" office:value-type="float" office:value="-128.315743368513" calcext:value-type="float">
            <text:p>-128.315743368513</text:p>
          </table:table-cell>
          <table:table-cell table:formula="of:=ABS([.E732]-[.B732])/0.0166667" office:value-type="float" office:value="736.978526042949" calcext:value-type="float">
            <text:p>736.978526042949</text:p>
          </table:table-cell>
          <table:table-cell table:formula="of:=([.F732]-[.C732])/0.0166667" office:value-type="float" office:value="-38.6639226721545" calcext:value-type="float">
            <text:p>-38.6639226721545</text:p>
          </table:table-cell>
          <table:table-cell table:formula="of:=DEGREES(ATAN(ABS([.F732]-[.C732])/ABS([.E732]-[.B732])))" office:value-type="float" office:value="3.00314114837362" calcext:value-type="float">
            <text:p>3.00314114837362</text:p>
          </table:table-cell>
          <table:table-cell table:formula="of:=SQRT(POWER([.H732];2)+POWER([.I732];2)+POWER([.J732];2))" office:value-type="float" office:value="749.064200693806" calcext:value-type="float">
            <text:p>749.064200693806</text:p>
          </table:table-cell>
        </table:table-row>
        <table:table-row table:style-name="ro1">
          <table:table-cell office:value-type="float" office:value="45.6688" calcext:value-type="float">
            <text:p>45.6688</text:p>
          </table:table-cell>
          <table:table-cell office:value-type="float" office:value="269.846" calcext:value-type="float">
            <text:p>269.846</text:p>
          </table:table-cell>
          <table:table-cell office:value-type="float" office:value="40.2108" calcext:value-type="float">
            <text:p>40.2108</text:p>
          </table:table-cell>
          <table:table-cell office:value-type="float" office:value="43.4059" calcext:value-type="float">
            <text:p>43.4059</text:p>
          </table:table-cell>
          <table:table-cell office:value-type="float" office:value="257.751" calcext:value-type="float">
            <text:p>257.751</text:p>
          </table:table-cell>
          <table:table-cell office:value-type="float" office:value="39.8529" calcext:value-type="float">
            <text:p>39.8529</text:p>
          </table:table-cell>
          <table:table-cell/>
          <table:table-cell table:formula="of:=([.D733]-[.A733])/0.0166667" office:value-type="float" office:value="-135.773728452543" calcext:value-type="float">
            <text:p>-135.773728452543</text:p>
          </table:table-cell>
          <table:table-cell table:formula="of:=ABS([.E733]-[.B733])/0.0166667" office:value-type="float" office:value="725.698548602905" calcext:value-type="float">
            <text:p>725.698548602905</text:p>
          </table:table-cell>
          <table:table-cell table:formula="of:=([.F733]-[.C733])/0.0166667" office:value-type="float" office:value="-21.4739570520859" calcext:value-type="float">
            <text:p>-21.4739570520859</text:p>
          </table:table-cell>
          <table:table-cell table:formula="of:=DEGREES(ATAN(ABS([.F733]-[.C733])/ABS([.E733]-[.B733])))" office:value-type="float" office:value="1.69492992843833" calcext:value-type="float">
            <text:p>1.69492992843833</text:p>
          </table:table-cell>
          <table:table-cell table:formula="of:=SQRT(POWER([.H733];2)+POWER([.I733];2)+POWER([.J733];2))" office:value-type="float" office:value="738.602748176408" calcext:value-type="float">
            <text:p>738.602748176408</text:p>
          </table:table-cell>
        </table:table-row>
        <table:table-row table:style-name="ro1">
          <table:table-cell office:value-type="float" office:value="46.5147" calcext:value-type="float">
            <text:p>46.5147</text:p>
          </table:table-cell>
          <table:table-cell office:value-type="float" office:value="272.704" calcext:value-type="float">
            <text:p>272.704</text:p>
          </table:table-cell>
          <table:table-cell office:value-type="float" office:value="40.2206" calcext:value-type="float">
            <text:p>40.2206</text:p>
          </table:table-cell>
          <table:table-cell office:value-type="float" office:value="44.773" calcext:value-type="float">
            <text:p>44.773</text:p>
          </table:table-cell>
          <table:table-cell office:value-type="float" office:value="259.364" calcext:value-type="float">
            <text:p>259.364</text:p>
          </table:table-cell>
          <table:table-cell office:value-type="float" office:value="40.0434" calcext:value-type="float">
            <text:p>40.0434</text:p>
          </table:table-cell>
          <table:table-cell/>
          <table:table-cell table:formula="of:=([.D734]-[.A734])/0.0166667" office:value-type="float" office:value="-104.501790996418" calcext:value-type="float">
            <text:p>-104.501790996418</text:p>
          </table:table-cell>
          <table:table-cell table:formula="of:=ABS([.E734]-[.B734])/0.0166667" office:value-type="float" office:value="800.398399203204" calcext:value-type="float">
            <text:p>800.398399203204</text:p>
          </table:table-cell>
          <table:table-cell table:formula="of:=([.F734]-[.C734])/0.0166667" office:value-type="float" office:value="-10.6319787360425" calcext:value-type="float">
            <text:p>-10.6319787360425</text:p>
          </table:table-cell>
          <table:table-cell table:formula="of:=DEGREES(ATAN(ABS([.F734]-[.C734])/ABS([.E734]-[.B734])))" office:value-type="float" office:value="0.761035610678909" calcext:value-type="float">
            <text:p>0.761035610678909</text:p>
          </table:table-cell>
          <table:table-cell table:formula="of:=SQRT(POWER([.H734];2)+POWER([.I734];2)+POWER([.J734];2))" office:value-type="float" office:value="807.261581360313" calcext:value-type="float">
            <text:p>807.261581360313</text:p>
          </table:table-cell>
        </table:table-row>
        <table:table-row table:style-name="ro1">
          <table:table-cell office:value-type="float" office:value="47.2329" calcext:value-type="float">
            <text:p>47.2329</text:p>
          </table:table-cell>
          <table:table-cell office:value-type="float" office:value="278.255" calcext:value-type="float">
            <text:p>278.255</text:p>
          </table:table-cell>
          <table:table-cell office:value-type="float" office:value="40.0438" calcext:value-type="float">
            <text:p>40.0438</text:p>
          </table:table-cell>
          <table:table-cell office:value-type="float" office:value="45.2798" calcext:value-type="float">
            <text:p>45.2798</text:p>
          </table:table-cell>
          <table:table-cell office:value-type="float" office:value="267.336" calcext:value-type="float">
            <text:p>267.336</text:p>
          </table:table-cell>
          <table:table-cell office:value-type="float" office:value="39.1602" calcext:value-type="float">
            <text:p>39.1602</text:p>
          </table:table-cell>
          <table:table-cell/>
          <table:table-cell table:formula="of:=([.D735]-[.A735])/0.0166667" office:value-type="float" office:value="-117.185765628469" calcext:value-type="float">
            <text:p>-117.185765628469</text:p>
          </table:table-cell>
          <table:table-cell table:formula="of:=ABS([.E735]-[.B735])/0.0166667" office:value-type="float" office:value="655.13868972262" calcext:value-type="float">
            <text:p>655.13868972262</text:p>
          </table:table-cell>
          <table:table-cell table:formula="of:=([.F735]-[.C735])/0.0166667" office:value-type="float" office:value="-53.0158939682117" calcext:value-type="float">
            <text:p>-53.0158939682117</text:p>
          </table:table-cell>
          <table:table-cell table:formula="of:=DEGREES(ATAN(ABS([.F735]-[.C735])/ABS([.E735]-[.B735])))" office:value-type="float" office:value="4.62647428010762" calcext:value-type="float">
            <text:p>4.62647428010762</text:p>
          </table:table-cell>
          <table:table-cell table:formula="of:=SQRT(POWER([.H735];2)+POWER([.I735];2)+POWER([.J735];2))" office:value-type="float" office:value="667.645034019313" calcext:value-type="float">
            <text:p>667.645034019313</text:p>
          </table:table-cell>
        </table:table-row>
        <table:table-row table:style-name="ro1">
          <table:table-cell office:value-type="float" office:value="46.9598" calcext:value-type="float">
            <text:p>46.9598</text:p>
          </table:table-cell>
          <table:table-cell office:value-type="float" office:value="283.654" calcext:value-type="float">
            <text:p>283.654</text:p>
          </table:table-cell>
          <table:table-cell office:value-type="float" office:value="39.9196" calcext:value-type="float">
            <text:p>39.9196</text:p>
          </table:table-cell>
          <table:table-cell office:value-type="float" office:value="44.8449" calcext:value-type="float">
            <text:p>44.8449</text:p>
          </table:table-cell>
          <table:table-cell office:value-type="float" office:value="271.02" calcext:value-type="float">
            <text:p>271.02</text:p>
          </table:table-cell>
          <table:table-cell office:value-type="float" office:value="39.7753" calcext:value-type="float">
            <text:p>39.7753</text:p>
          </table:table-cell>
          <table:table-cell/>
          <table:table-cell table:formula="of:=([.D736]-[.A736])/0.0166667" office:value-type="float" office:value="-126.893746212507" calcext:value-type="float">
            <text:p>-126.893746212507</text:p>
          </table:table-cell>
          <table:table-cell table:formula="of:=ABS([.E736]-[.B736])/0.0166667" office:value-type="float" office:value="758.038483923033" calcext:value-type="float">
            <text:p>758.038483923033</text:p>
          </table:table-cell>
          <table:table-cell table:formula="of:=([.F736]-[.C736])/0.0166667" office:value-type="float" office:value="-8.65798268403471" calcext:value-type="float">
            <text:p>-8.65798268403471</text:p>
          </table:table-cell>
          <table:table-cell table:formula="of:=DEGREES(ATAN(ABS([.F736]-[.C736])/ABS([.E736]-[.B736])))" office:value-type="float" office:value="0.654378779131044" calcext:value-type="float">
            <text:p>0.654378779131044</text:p>
          </table:table-cell>
          <table:table-cell table:formula="of:=SQRT(POWER([.H736];2)+POWER([.I736];2)+POWER([.J736];2))" office:value-type="float" office:value="768.634715973935" calcext:value-type="float">
            <text:p>768.634715973935</text:p>
          </table:table-cell>
        </table:table-row>
        <table:table-row table:style-name="ro1">
          <table:table-cell office:value-type="float" office:value="55.3708" calcext:value-type="float">
            <text:p>55.3708</text:p>
          </table:table-cell>
          <table:table-cell office:value-type="float" office:value="277.327" calcext:value-type="float">
            <text:p>277.327</text:p>
          </table:table-cell>
          <table:table-cell office:value-type="float" office:value="40.615" calcext:value-type="float">
            <text:p>40.615</text:p>
          </table:table-cell>
          <table:table-cell office:value-type="float" office:value="53.4802" calcext:value-type="float">
            <text:p>53.4802</text:p>
          </table:table-cell>
          <table:table-cell office:value-type="float" office:value="266.728" calcext:value-type="float">
            <text:p>266.728</text:p>
          </table:table-cell>
          <table:table-cell office:value-type="float" office:value="39.6716" calcext:value-type="float">
            <text:p>39.6716</text:p>
          </table:table-cell>
          <table:table-cell/>
          <table:table-cell table:formula="of:=([.D737]-[.A737])/0.0166667" office:value-type="float" office:value="-113.435773128454" calcext:value-type="float">
            <text:p>-113.435773128454</text:p>
          </table:table-cell>
          <table:table-cell table:formula="of:=ABS([.E737]-[.B737])/0.0166667" office:value-type="float" office:value="635.938728122543" calcext:value-type="float">
            <text:p>635.938728122543</text:p>
          </table:table-cell>
          <table:table-cell table:formula="of:=([.F737]-[.C737])/0.0166667" office:value-type="float" office:value="-56.6038867922267" calcext:value-type="float">
            <text:p>-56.6038867922267</text:p>
          </table:table-cell>
          <table:table-cell table:formula="of:=DEGREES(ATAN(ABS([.F737]-[.C737])/ABS([.E737]-[.B737])))" office:value-type="float" office:value="5.08640142173932" calcext:value-type="float">
            <text:p>5.08640142173932</text:p>
          </table:table-cell>
          <table:table-cell table:formula="of:=SQRT(POWER([.H737];2)+POWER([.I737];2)+POWER([.J737];2))" office:value-type="float" office:value="648.451802797521" calcext:value-type="float">
            <text:p>648.451802797521</text:p>
          </table:table-cell>
        </table:table-row>
        <table:table-row table:style-name="ro1">
          <table:table-cell office:value-type="float" office:value="65.604" calcext:value-type="float">
            <text:p>65.604</text:p>
          </table:table-cell>
          <table:table-cell office:value-type="float" office:value="285.927" calcext:value-type="float">
            <text:p>285.927</text:p>
          </table:table-cell>
          <table:table-cell office:value-type="float" office:value="39.6191" calcext:value-type="float">
            <text:p>39.6191</text:p>
          </table:table-cell>
          <table:table-cell office:value-type="float" office:value="63.7303" calcext:value-type="float">
            <text:p>63.7303</text:p>
          </table:table-cell>
          <table:table-cell office:value-type="float" office:value="273.946" calcext:value-type="float">
            <text:p>273.946</text:p>
          </table:table-cell>
          <table:table-cell office:value-type="float" office:value="39.0945" calcext:value-type="float">
            <text:p>39.0945</text:p>
          </table:table-cell>
          <table:table-cell/>
          <table:table-cell table:formula="of:=([.D738]-[.A738])/0.0166667" office:value-type="float" office:value="-112.42177515645" calcext:value-type="float">
            <text:p>-112.42177515645</text:p>
          </table:table-cell>
          <table:table-cell table:formula="of:=ABS([.E738]-[.B738])/0.0166667" office:value-type="float" office:value="718.858562282875" calcext:value-type="float">
            <text:p>718.858562282875</text:p>
          </table:table-cell>
          <table:table-cell table:formula="of:=([.F738]-[.C738])/0.0166667" office:value-type="float" office:value="-31.4759370481263" calcext:value-type="float">
            <text:p>-31.4759370481263</text:p>
          </table:table-cell>
          <table:table-cell table:formula="of:=DEGREES(ATAN(ABS([.F738]-[.C738])/ABS([.E738]-[.B738])))" office:value-type="float" office:value="2.50715125654923" calcext:value-type="float">
            <text:p>2.50715125654923</text:p>
          </table:table-cell>
          <table:table-cell table:formula="of:=SQRT(POWER([.H738];2)+POWER([.I738];2)+POWER([.J738];2))" office:value-type="float" office:value="728.27674870875" calcext:value-type="float">
            <text:p>728.27674870875</text:p>
          </table:table-cell>
        </table:table-row>
        <table:table-row table:style-name="ro1">
          <table:table-cell office:value-type="float" office:value="66.2074" calcext:value-type="float">
            <text:p>66.2074</text:p>
          </table:table-cell>
          <table:table-cell office:value-type="float" office:value="277.984" calcext:value-type="float">
            <text:p>277.984</text:p>
          </table:table-cell>
          <table:table-cell office:value-type="float" office:value="40.151" calcext:value-type="float">
            <text:p>40.151</text:p>
          </table:table-cell>
          <table:table-cell office:value-type="float" office:value="64.0823" calcext:value-type="float">
            <text:p>64.0823</text:p>
          </table:table-cell>
          <table:table-cell office:value-type="float" office:value="267.591" calcext:value-type="float">
            <text:p>267.591</text:p>
          </table:table-cell>
          <table:table-cell office:value-type="float" office:value="39.4207" calcext:value-type="float">
            <text:p>39.4207</text:p>
          </table:table-cell>
          <table:table-cell/>
          <table:table-cell table:formula="of:=([.D739]-[.A739])/0.0166667" office:value-type="float" office:value="-127.50574498851" calcext:value-type="float">
            <text:p>-127.50574498851</text:p>
          </table:table-cell>
          <table:table-cell table:formula="of:=ABS([.E739]-[.B739])/0.0166667" office:value-type="float" office:value="623.578752842493" calcext:value-type="float">
            <text:p>623.578752842493</text:p>
          </table:table-cell>
          <table:table-cell table:formula="of:=([.F739]-[.C739])/0.0166667" office:value-type="float" office:value="-43.8179123641757" calcext:value-type="float">
            <text:p>-43.8179123641757</text:p>
          </table:table-cell>
          <table:table-cell table:formula="of:=DEGREES(ATAN(ABS([.F739]-[.C739])/ABS([.E739]-[.B739])))" office:value-type="float" office:value="4.0194787018203" calcext:value-type="float">
            <text:p>4.0194787018203</text:p>
          </table:table-cell>
          <table:table-cell table:formula="of:=SQRT(POWER([.H739];2)+POWER([.I739];2)+POWER([.J739];2))" office:value-type="float" office:value="637.987606028227" calcext:value-type="float">
            <text:p>637.987606028227</text:p>
          </table:table-cell>
        </table:table-row>
        <table:table-row table:style-name="ro1">
          <table:table-cell office:value-type="float" office:value="72.5171" calcext:value-type="float">
            <text:p>72.5171</text:p>
          </table:table-cell>
          <table:table-cell office:value-type="float" office:value="270.735" calcext:value-type="float">
            <text:p>270.735</text:p>
          </table:table-cell>
          <table:table-cell office:value-type="float" office:value="42.267" calcext:value-type="float">
            <text:p>42.267</text:p>
          </table:table-cell>
          <table:table-cell office:value-type="float" office:value="71.2713" calcext:value-type="float">
            <text:p>71.2713</text:p>
          </table:table-cell>
          <table:table-cell office:value-type="float" office:value="259.695" calcext:value-type="float">
            <text:p>259.695</text:p>
          </table:table-cell>
          <table:table-cell office:value-type="float" office:value="41.6574" calcext:value-type="float">
            <text:p>41.6574</text:p>
          </table:table-cell>
          <table:table-cell/>
          <table:table-cell table:formula="of:=([.D740]-[.A740])/0.0166667" office:value-type="float" office:value="-74.7478505042992" calcext:value-type="float">
            <text:p>-74.7478505042992</text:p>
          </table:table-cell>
          <table:table-cell table:formula="of:=ABS([.E740]-[.B740])/0.0166667" office:value-type="float" office:value="662.398675202651" calcext:value-type="float">
            <text:p>662.398675202651</text:p>
          </table:table-cell>
          <table:table-cell table:formula="of:=([.F740]-[.C740])/0.0166667" office:value-type="float" office:value="-36.5759268481463" calcext:value-type="float">
            <text:p>-36.5759268481463</text:p>
          </table:table-cell>
          <table:table-cell table:formula="of:=DEGREES(ATAN(ABS([.F740]-[.C740])/ABS([.E740]-[.B740])))" office:value-type="float" office:value="3.16051399101328" calcext:value-type="float">
            <text:p>3.16051399101328</text:p>
          </table:table-cell>
          <table:table-cell table:formula="of:=SQRT(POWER([.H740];2)+POWER([.I740];2)+POWER([.J740];2))" office:value-type="float" office:value="667.605455707217" calcext:value-type="float">
            <text:p>667.605455707217</text:p>
          </table:table-cell>
        </table:table-row>
        <table:table-row table:style-name="ro1">
          <table:table-cell office:value-type="float" office:value="80.4314" calcext:value-type="float">
            <text:p>80.4314</text:p>
          </table:table-cell>
          <table:table-cell office:value-type="float" office:value="269.046" calcext:value-type="float">
            <text:p>269.046</text:p>
          </table:table-cell>
          <table:table-cell office:value-type="float" office:value="41.9767" calcext:value-type="float">
            <text:p>41.9767</text:p>
          </table:table-cell>
          <table:table-cell office:value-type="float" office:value="78.7503" calcext:value-type="float">
            <text:p>78.7503</text:p>
          </table:table-cell>
          <table:table-cell office:value-type="float" office:value="256.991" calcext:value-type="float">
            <text:p>256.991</text:p>
          </table:table-cell>
          <table:table-cell office:value-type="float" office:value="41.5613" calcext:value-type="float">
            <text:p>41.5613</text:p>
          </table:table-cell>
          <table:table-cell/>
          <table:table-cell table:formula="of:=([.D741]-[.A741])/0.0166667" office:value-type="float" office:value="-100.865798268404" calcext:value-type="float">
            <text:p>-100.865798268404</text:p>
          </table:table-cell>
          <table:table-cell table:formula="of:=ABS([.E741]-[.B741])/0.0166667" office:value-type="float" office:value="723.298553402894" calcext:value-type="float">
            <text:p>723.298553402894</text:p>
          </table:table-cell>
          <table:table-cell table:formula="of:=([.F741]-[.C741])/0.0166667" office:value-type="float" office:value="-24.9239501520996" calcext:value-type="float">
            <text:p>-24.9239501520996</text:p>
          </table:table-cell>
          <table:table-cell table:formula="of:=DEGREES(ATAN(ABS([.F741]-[.C741])/ABS([.E741]-[.B741])))" office:value-type="float" office:value="1.97355895303278" calcext:value-type="float">
            <text:p>1.97355895303278</text:p>
          </table:table-cell>
          <table:table-cell table:formula="of:=SQRT(POWER([.H741];2)+POWER([.I741];2)+POWER([.J741];2))" office:value-type="float" office:value="730.722868060269" calcext:value-type="float">
            <text:p>730.722868060269</text:p>
          </table:table-cell>
        </table:table-row>
        <table:table-row table:style-name="ro1">
          <table:table-cell office:value-type="float" office:value="82.418" calcext:value-type="float">
            <text:p>82.418</text:p>
          </table:table-cell>
          <table:table-cell office:value-type="float" office:value="269.276" calcext:value-type="float">
            <text:p>269.276</text:p>
          </table:table-cell>
          <table:table-cell office:value-type="float" office:value="41.4296" calcext:value-type="float">
            <text:p>41.4296</text:p>
          </table:table-cell>
          <table:table-cell office:value-type="float" office:value="80.6876" calcext:value-type="float">
            <text:p>80.6876</text:p>
          </table:table-cell>
          <table:table-cell office:value-type="float" office:value="257.304" calcext:value-type="float">
            <text:p>257.304</text:p>
          </table:table-cell>
          <table:table-cell office:value-type="float" office:value="40.7702" calcext:value-type="float">
            <text:p>40.7702</text:p>
          </table:table-cell>
          <table:table-cell/>
          <table:table-cell table:formula="of:=([.D742]-[.A742])/0.0166667" office:value-type="float" office:value="-103.823792352415" calcext:value-type="float">
            <text:p>-103.823792352415</text:p>
          </table:table-cell>
          <table:table-cell table:formula="of:=ABS([.E742]-[.B742])/0.0166667" office:value-type="float" office:value="718.318563362876" calcext:value-type="float">
            <text:p>718.318563362876</text:p>
          </table:table-cell>
          <table:table-cell table:formula="of:=([.F742]-[.C742])/0.0166667" office:value-type="float" office:value="-39.5639208721581" calcext:value-type="float">
            <text:p>-39.5639208721581</text:p>
          </table:table-cell>
          <table:table-cell table:formula="of:=DEGREES(ATAN(ABS([.F742]-[.C742])/ABS([.E742]-[.B742])))" office:value-type="float" office:value="3.15258117910272" calcext:value-type="float">
            <text:p>3.15258117910272</text:p>
          </table:table-cell>
          <table:table-cell table:formula="of:=SQRT(POWER([.H742];2)+POWER([.I742];2)+POWER([.J742];2))" office:value-type="float" office:value="726.86053831868" calcext:value-type="float">
            <text:p>726.86053831868</text:p>
          </table:table-cell>
        </table:table-row>
        <table:table-row table:style-name="ro1">
          <table:table-cell office:value-type="float" office:value="82.361" calcext:value-type="float">
            <text:p>82.361</text:p>
          </table:table-cell>
          <table:table-cell office:value-type="float" office:value="266.851" calcext:value-type="float">
            <text:p>266.851</text:p>
          </table:table-cell>
          <table:table-cell office:value-type="float" office:value="41.3384" calcext:value-type="float">
            <text:p>41.3384</text:p>
          </table:table-cell>
          <table:table-cell office:value-type="float" office:value="80.6145" calcext:value-type="float">
            <text:p>80.6145</text:p>
          </table:table-cell>
          <table:table-cell office:value-type="float" office:value="253.756" calcext:value-type="float">
            <text:p>253.756</text:p>
          </table:table-cell>
          <table:table-cell office:value-type="float" office:value="41.136" calcext:value-type="float">
            <text:p>41.136</text:p>
          </table:table-cell>
          <table:table-cell/>
          <table:table-cell table:formula="of:=([.D743]-[.A743])/0.0166667" office:value-type="float" office:value="-104.789790420419" calcext:value-type="float">
            <text:p>-104.789790420419</text:p>
          </table:table-cell>
          <table:table-cell table:formula="of:=ABS([.E743]-[.B743])/0.0166667" office:value-type="float" office:value="785.698428603143" calcext:value-type="float">
            <text:p>785.698428603143</text:p>
          </table:table-cell>
          <table:table-cell table:formula="of:=([.F743]-[.C743])/0.0166667" office:value-type="float" office:value="-12.1439757120484" calcext:value-type="float">
            <text:p>-12.1439757120484</text:p>
          </table:table-cell>
          <table:table-cell table:formula="of:=DEGREES(ATAN(ABS([.F743]-[.C743])/ABS([.E743]-[.B743])))" office:value-type="float" office:value="0.885509159045115" calcext:value-type="float">
            <text:p>0.885509159045115</text:p>
          </table:table-cell>
          <table:table-cell table:formula="of:=SQRT(POWER([.H743];2)+POWER([.I743];2)+POWER([.J743];2))" office:value-type="float" office:value="792.748634203742" calcext:value-type="float">
            <text:p>792.748634203742</text:p>
          </table:table-cell>
        </table:table-row>
        <table:table-row table:style-name="ro1">
          <table:table-cell office:value-type="float" office:value="81.2935" calcext:value-type="float">
            <text:p>81.2935</text:p>
          </table:table-cell>
          <table:table-cell office:value-type="float" office:value="263.086" calcext:value-type="float">
            <text:p>263.086</text:p>
          </table:table-cell>
          <table:table-cell office:value-type="float" office:value="41.7269" calcext:value-type="float">
            <text:p>41.7269</text:p>
          </table:table-cell>
          <table:table-cell office:value-type="float" office:value="79.3947" calcext:value-type="float">
            <text:p>79.3947</text:p>
          </table:table-cell>
          <table:table-cell office:value-type="float" office:value="252.538" calcext:value-type="float">
            <text:p>252.538</text:p>
          </table:table-cell>
          <table:table-cell office:value-type="float" office:value="40.8792" calcext:value-type="float">
            <text:p>40.8792</text:p>
          </table:table-cell>
          <table:table-cell/>
          <table:table-cell table:formula="of:=([.D744]-[.A744])/0.0166667" office:value-type="float" office:value="-113.927772144455" calcext:value-type="float">
            <text:p>-113.927772144455</text:p>
          </table:table-cell>
          <table:table-cell table:formula="of:=ABS([.E744]-[.B744])/0.0166667" office:value-type="float" office:value="632.878734242532" calcext:value-type="float">
            <text:p>632.878734242532</text:p>
          </table:table-cell>
          <table:table-cell table:formula="of:=([.F744]-[.C744])/0.0166667" office:value-type="float" office:value="-50.8618982762036" calcext:value-type="float">
            <text:p>-50.8618982762036</text:p>
          </table:table-cell>
          <table:table-cell table:formula="of:=DEGREES(ATAN(ABS([.F744]-[.C744])/ABS([.E744]-[.B744])))" office:value-type="float" office:value="4.59475448639744" calcext:value-type="float">
            <text:p>4.59475448639744</text:p>
          </table:table-cell>
          <table:table-cell table:formula="of:=SQRT(POWER([.H744];2)+POWER([.I744];2)+POWER([.J744];2))" office:value-type="float" office:value="645.059657875523" calcext:value-type="float">
            <text:p>645.059657875523</text:p>
          </table:table-cell>
        </table:table-row>
        <table:table-row table:style-name="ro1">
          <table:table-cell office:value-type="float" office:value="84.8457" calcext:value-type="float">
            <text:p>84.8457</text:p>
          </table:table-cell>
          <table:table-cell office:value-type="float" office:value="267.852" calcext:value-type="float">
            <text:p>267.852</text:p>
          </table:table-cell>
          <table:table-cell office:value-type="float" office:value="43.1111" calcext:value-type="float">
            <text:p>43.1111</text:p>
          </table:table-cell>
          <table:table-cell office:value-type="float" office:value="82.6375" calcext:value-type="float">
            <text:p>82.6375</text:p>
          </table:table-cell>
          <table:table-cell office:value-type="float" office:value="258.255" calcext:value-type="float">
            <text:p>258.255</text:p>
          </table:table-cell>
          <table:table-cell office:value-type="float" office:value="42.7556" calcext:value-type="float">
            <text:p>42.7556</text:p>
          </table:table-cell>
          <table:table-cell/>
          <table:table-cell table:formula="of:=([.D745]-[.A745])/0.0166667" office:value-type="float" office:value="-132.491735016529" calcext:value-type="float">
            <text:p>-132.491735016529</text:p>
          </table:table-cell>
          <table:table-cell table:formula="of:=ABS([.E745]-[.B745])/0.0166667" office:value-type="float" office:value="575.818848362302" calcext:value-type="float">
            <text:p>575.818848362302</text:p>
          </table:table-cell>
          <table:table-cell table:formula="of:=([.F745]-[.C745])/0.0166667" office:value-type="float" office:value="-21.3299573400853" calcext:value-type="float">
            <text:p>-21.3299573400853</text:p>
          </table:table-cell>
          <table:table-cell table:formula="of:=DEGREES(ATAN(ABS([.F745]-[.C745])/ABS([.E745]-[.B745])))" office:value-type="float" office:value="2.12142761868623" calcext:value-type="float">
            <text:p>2.12142761868623</text:p>
          </table:table-cell>
          <table:table-cell table:formula="of:=SQRT(POWER([.H745];2)+POWER([.I745];2)+POWER([.J745];2))" office:value-type="float" office:value="591.249839794573" calcext:value-type="float">
            <text:p>591.249839794573</text:p>
          </table:table-cell>
        </table:table-row>
        <table:table-row table:style-name="ro1">
          <table:table-cell office:value-type="float" office:value="95.1445" calcext:value-type="float">
            <text:p>95.1445</text:p>
          </table:table-cell>
          <table:table-cell office:value-type="float" office:value="271.659" calcext:value-type="float">
            <text:p>271.659</text:p>
          </table:table-cell>
          <table:table-cell office:value-type="float" office:value="43.1503" calcext:value-type="float">
            <text:p>43.1503</text:p>
          </table:table-cell>
          <table:table-cell office:value-type="float" office:value="92.9688" calcext:value-type="float">
            <text:p>92.9688</text:p>
          </table:table-cell>
          <table:table-cell office:value-type="float" office:value="257.324" calcext:value-type="float">
            <text:p>257.324</text:p>
          </table:table-cell>
          <table:table-cell office:value-type="float" office:value="43.7769" calcext:value-type="float">
            <text:p>43.7769</text:p>
          </table:table-cell>
          <table:table-cell/>
          <table:table-cell table:formula="of:=([.D746]-[.A746])/0.0166667" office:value-type="float" office:value="-130.541738916522" calcext:value-type="float">
            <text:p>-130.541738916522</text:p>
          </table:table-cell>
          <table:table-cell table:formula="of:=ABS([.E746]-[.B746])/0.0166667" office:value-type="float" office:value="860.098279803439" calcext:value-type="float">
            <text:p>860.098279803439</text:p>
          </table:table-cell>
          <table:table-cell table:formula="of:=([.F746]-[.C746])/0.0166667" office:value-type="float" office:value="37.5959248081502" calcext:value-type="float">
            <text:p>37.5959248081502</text:p>
          </table:table-cell>
          <table:table-cell table:formula="of:=DEGREES(ATAN(ABS([.F746]-[.C746])/ABS([.E746]-[.B746])))" office:value-type="float" office:value="2.50287382677277" calcext:value-type="float">
            <text:p>2.50287382677277</text:p>
          </table:table-cell>
          <table:table-cell table:formula="of:=SQRT(POWER([.H746];2)+POWER([.I746];2)+POWER([.J746];2))" office:value-type="float" office:value="870.760386146708" calcext:value-type="float">
            <text:p>870.760386146708</text:p>
          </table:table-cell>
        </table:table-row>
        <table:table-row table:style-name="ro1">
          <table:table-cell office:value-type="float" office:value="104.153" calcext:value-type="float">
            <text:p>104.153</text:p>
          </table:table-cell>
          <table:table-cell office:value-type="float" office:value="261.917" calcext:value-type="float">
            <text:p>261.917</text:p>
          </table:table-cell>
          <table:table-cell office:value-type="float" office:value="42.6941" calcext:value-type="float">
            <text:p>42.6941</text:p>
          </table:table-cell>
          <table:table-cell office:value-type="float" office:value="101.702" calcext:value-type="float">
            <text:p>101.702</text:p>
          </table:table-cell>
          <table:table-cell office:value-type="float" office:value="250.716" calcext:value-type="float">
            <text:p>250.716</text:p>
          </table:table-cell>
          <table:table-cell office:value-type="float" office:value="42.4211" calcext:value-type="float">
            <text:p>42.4211</text:p>
          </table:table-cell>
          <table:table-cell/>
          <table:table-cell table:formula="of:=([.D747]-[.A747])/0.0166667" office:value-type="float" office:value="-147.059705880589" calcext:value-type="float">
            <text:p>-147.059705880589</text:p>
          </table:table-cell>
          <table:table-cell table:formula="of:=ABS([.E747]-[.B747])/0.0166667" office:value-type="float" office:value="672.058655882686" calcext:value-type="float">
            <text:p>672.058655882686</text:p>
          </table:table-cell>
          <table:table-cell table:formula="of:=([.F747]-[.C747])/0.0166667" office:value-type="float" office:value="-16.3799672400653" calcext:value-type="float">
            <text:p>-16.3799672400653</text:p>
          </table:table-cell>
          <table:table-cell table:formula="of:=DEGREES(ATAN(ABS([.F747]-[.C747])/ABS([.E747]-[.B747])))" office:value-type="float" office:value="1.39618352507432" calcext:value-type="float">
            <text:p>1.39618352507432</text:p>
          </table:table-cell>
          <table:table-cell table:formula="of:=SQRT(POWER([.H747];2)+POWER([.I747];2)+POWER([.J747];2))" office:value-type="float" office:value="688.155285794793" calcext:value-type="float">
            <text:p>688.155285794793</text:p>
          </table:table-cell>
        </table:table-row>
        <table:table-row table:style-name="ro1">
          <table:table-cell office:value-type="float" office:value="112.994" calcext:value-type="float">
            <text:p>112.994</text:p>
          </table:table-cell>
          <table:table-cell office:value-type="float" office:value="268.278" calcext:value-type="float">
            <text:p>268.278</text:p>
          </table:table-cell>
          <table:table-cell office:value-type="float" office:value="42.5649" calcext:value-type="float">
            <text:p>42.5649</text:p>
          </table:table-cell>
          <table:table-cell office:value-type="float" office:value="110.48" calcext:value-type="float">
            <text:p>110.48</text:p>
          </table:table-cell>
          <table:table-cell office:value-type="float" office:value="253.495" calcext:value-type="float">
            <text:p>253.495</text:p>
          </table:table-cell>
          <table:table-cell office:value-type="float" office:value="42.8343" calcext:value-type="float">
            <text:p>42.8343</text:p>
          </table:table-cell>
          <table:table-cell/>
          <table:table-cell table:formula="of:=([.D748]-[.A748])/0.0166667" office:value-type="float" office:value="-150.839698320603" calcext:value-type="float">
            <text:p>-150.839698320603</text:p>
          </table:table-cell>
          <table:table-cell table:formula="of:=ABS([.E748]-[.B748])/0.0166667" office:value-type="float" office:value="886.978226043549" calcext:value-type="float">
            <text:p>886.978226043549</text:p>
          </table:table-cell>
          <table:table-cell table:formula="of:=([.F748]-[.C748])/0.0166667" office:value-type="float" office:value="16.1639676720645" calcext:value-type="float">
            <text:p>16.1639676720645</text:p>
          </table:table-cell>
          <table:table-cell table:formula="of:=DEGREES(ATAN(ABS([.F748]-[.C748])/ABS([.E748]-[.B748])))" office:value-type="float" office:value="1.04402182430605" calcext:value-type="float">
            <text:p>1.04402182430605</text:p>
          </table:table-cell>
          <table:table-cell table:formula="of:=SQRT(POWER([.H748];2)+POWER([.I748];2)+POWER([.J748];2))" office:value-type="float" office:value="899.857912070408" calcext:value-type="float">
            <text:p>899.857912070408</text:p>
          </table:table-cell>
        </table:table-row>
        <table:table-row table:style-name="ro1">
          <table:table-cell office:value-type="float" office:value="115.416" calcext:value-type="float">
            <text:p>115.416</text:p>
          </table:table-cell>
          <table:table-cell office:value-type="float" office:value="270.4" calcext:value-type="float">
            <text:p>270.4</text:p>
          </table:table-cell>
          <table:table-cell office:value-type="float" office:value="42.45" calcext:value-type="float">
            <text:p>42.45</text:p>
          </table:table-cell>
          <table:table-cell office:value-type="float" office:value="112.444" calcext:value-type="float">
            <text:p>112.444</text:p>
          </table:table-cell>
          <table:table-cell office:value-type="float" office:value="256.715" calcext:value-type="float">
            <text:p>256.715</text:p>
          </table:table-cell>
          <table:table-cell office:value-type="float" office:value="42.7622" calcext:value-type="float">
            <text:p>42.7622</text:p>
          </table:table-cell>
          <table:table-cell/>
          <table:table-cell table:formula="of:=([.D749]-[.A749])/0.0166667" office:value-type="float" office:value="-178.319643360713" calcext:value-type="float">
            <text:p>-178.319643360713</text:p>
          </table:table-cell>
          <table:table-cell table:formula="of:=ABS([.E749]-[.B749])/0.0166667" office:value-type="float" office:value="821.098357803285" calcext:value-type="float">
            <text:p>821.098357803285</text:p>
          </table:table-cell>
          <table:table-cell table:formula="of:=([.F749]-[.C749])/0.0166667" office:value-type="float" office:value="18.7319625360748" calcext:value-type="float">
            <text:p>18.7319625360748</text:p>
          </table:table-cell>
          <table:table-cell table:formula="of:=DEGREES(ATAN(ABS([.F749]-[.C749])/ABS([.E749]-[.B749])))" office:value-type="float" office:value="1.30687907399538" calcext:value-type="float">
            <text:p>1.30687907399538</text:p>
          </table:table-cell>
          <table:table-cell table:formula="of:=SQRT(POWER([.H749];2)+POWER([.I749];2)+POWER([.J749];2))" office:value-type="float" office:value="840.447080318562" calcext:value-type="float">
            <text:p>840.447080318562</text:p>
          </table:table-cell>
        </table:table-row>
        <table:table-row table:style-name="ro1">
          <table:table-cell office:value-type="float" office:value="114.922" calcext:value-type="float">
            <text:p>114.922</text:p>
          </table:table-cell>
          <table:table-cell office:value-type="float" office:value="264.777" calcext:value-type="float">
            <text:p>264.777</text:p>
          </table:table-cell>
          <table:table-cell office:value-type="float" office:value="41.411" calcext:value-type="float">
            <text:p>41.411</text:p>
          </table:table-cell>
          <table:table-cell office:value-type="float" office:value="112.498" calcext:value-type="float">
            <text:p>112.498</text:p>
          </table:table-cell>
          <table:table-cell office:value-type="float" office:value="251.458" calcext:value-type="float">
            <text:p>251.458</text:p>
          </table:table-cell>
          <table:table-cell office:value-type="float" office:value="41.0249" calcext:value-type="float">
            <text:p>41.0249</text:p>
          </table:table-cell>
          <table:table-cell/>
          <table:table-cell table:formula="of:=([.D750]-[.A750])/0.0166667" office:value-type="float" office:value="-145.439709120581" calcext:value-type="float">
            <text:p>-145.439709120581</text:p>
          </table:table-cell>
          <table:table-cell table:formula="of:=ABS([.E750]-[.B750])/0.0166667" office:value-type="float" office:value="799.138401723196" calcext:value-type="float">
            <text:p>799.138401723196</text:p>
          </table:table-cell>
          <table:table-cell table:formula="of:=([.F750]-[.C750])/0.0166667" office:value-type="float" office:value="-23.1659536680926" calcext:value-type="float">
            <text:p>-23.1659536680926</text:p>
          </table:table-cell>
          <table:table-cell table:formula="of:=DEGREES(ATAN(ABS([.F750]-[.C750])/ABS([.E750]-[.B750])))" office:value-type="float" office:value="1.6604630178146" calcext:value-type="float">
            <text:p>1.6604630178146</text:p>
          </table:table-cell>
          <table:table-cell table:formula="of:=SQRT(POWER([.H750];2)+POWER([.I750];2)+POWER([.J750];2))" office:value-type="float" office:value="812.595566999436" calcext:value-type="float">
            <text:p>812.595566999436</text:p>
          </table:table-cell>
        </table:table-row>
        <table:table-row table:style-name="ro1">
          <table:table-cell office:value-type="float" office:value="127.239" calcext:value-type="float">
            <text:p>127.239</text:p>
          </table:table-cell>
          <table:table-cell office:value-type="float" office:value="280.59" calcext:value-type="float">
            <text:p>280.59</text:p>
          </table:table-cell>
          <table:table-cell office:value-type="float" office:value="42.7345" calcext:value-type="float">
            <text:p>42.7345</text:p>
          </table:table-cell>
          <table:table-cell office:value-type="float" office:value="123.953" calcext:value-type="float">
            <text:p>123.953</text:p>
          </table:table-cell>
          <table:table-cell office:value-type="float" office:value="269.17" calcext:value-type="float">
            <text:p>269.17</text:p>
          </table:table-cell>
          <table:table-cell office:value-type="float" office:value="42.3387" calcext:value-type="float">
            <text:p>42.3387</text:p>
          </table:table-cell>
          <table:table-cell/>
          <table:table-cell table:formula="of:=([.D751]-[.A751])/0.0166667" office:value-type="float" office:value="-197.159605680789" calcext:value-type="float">
            <text:p>-197.159605680789</text:p>
          </table:table-cell>
          <table:table-cell table:formula="of:=ABS([.E751]-[.B751])/0.0166667" office:value-type="float" office:value="685.198629602738" calcext:value-type="float">
            <text:p>685.198629602738</text:p>
          </table:table-cell>
          <table:table-cell table:formula="of:=([.F751]-[.C751])/0.0166667" office:value-type="float" office:value="-23.7479525040946" calcext:value-type="float">
            <text:p>-23.7479525040946</text:p>
          </table:table-cell>
          <table:table-cell table:formula="of:=DEGREES(ATAN(ABS([.F751]-[.C751])/ABS([.E751]-[.B751])))" office:value-type="float" office:value="1.98499087972888" calcext:value-type="float">
            <text:p>1.98499087972888</text:p>
          </table:table-cell>
          <table:table-cell table:formula="of:=SQRT(POWER([.H751];2)+POWER([.I751];2)+POWER([.J751];2))" office:value-type="float" office:value="713.395428475549" calcext:value-type="float">
            <text:p>713.395428475549</text:p>
          </table:table-cell>
        </table:table-row>
        <table:table-row table:style-name="ro1">
          <table:table-cell office:value-type="float" office:value="127.448" calcext:value-type="float">
            <text:p>127.448</text:p>
          </table:table-cell>
          <table:table-cell office:value-type="float" office:value="286.084" calcext:value-type="float">
            <text:p>286.084</text:p>
          </table:table-cell>
          <table:table-cell office:value-type="float" office:value="40.6025" calcext:value-type="float">
            <text:p>40.6025</text:p>
          </table:table-cell>
          <table:table-cell office:value-type="float" office:value="123.897" calcext:value-type="float">
            <text:p>123.897</text:p>
          </table:table-cell>
          <table:table-cell office:value-type="float" office:value="276.905" calcext:value-type="float">
            <text:p>276.905</text:p>
          </table:table-cell>
          <table:table-cell office:value-type="float" office:value="40.0909" calcext:value-type="float">
            <text:p>40.0909</text:p>
          </table:table-cell>
          <table:table-cell/>
          <table:table-cell table:formula="of:=([.D752]-[.A752])/0.0166667" office:value-type="float" office:value="-213.059573880851" calcext:value-type="float">
            <text:p>-213.059573880851</text:p>
          </table:table-cell>
          <table:table-cell table:formula="of:=ABS([.E752]-[.B752])/0.0166667" office:value-type="float" office:value="550.738898522205" calcext:value-type="float">
            <text:p>550.738898522205</text:p>
          </table:table-cell>
          <table:table-cell table:formula="of:=([.F752]-[.C752])/0.0166667" office:value-type="float" office:value="-30.6959386081229" calcext:value-type="float">
            <text:p>-30.6959386081229</text:p>
          </table:table-cell>
          <table:table-cell table:formula="of:=DEGREES(ATAN(ABS([.F752]-[.C752])/ABS([.E752]-[.B752])))" office:value-type="float" office:value="3.19013228074826" calcext:value-type="float">
            <text:p>3.19013228074826</text:p>
          </table:table-cell>
          <table:table-cell table:formula="of:=SQRT(POWER([.H752];2)+POWER([.I752];2)+POWER([.J752];2))" office:value-type="float" office:value="591.312063985486" calcext:value-type="float">
            <text:p>591.312063985486</text:p>
          </table:table-cell>
        </table:table-row>
        <table:table-row table:style-name="ro1">
          <table:table-cell office:value-type="float" office:value="126.049" calcext:value-type="float">
            <text:p>126.049</text:p>
          </table:table-cell>
          <table:table-cell office:value-type="float" office:value="278.624" calcext:value-type="float">
            <text:p>278.624</text:p>
          </table:table-cell>
          <table:table-cell office:value-type="float" office:value="41.5497" calcext:value-type="float">
            <text:p>41.5497</text:p>
          </table:table-cell>
          <table:table-cell office:value-type="float" office:value="122.433" calcext:value-type="float">
            <text:p>122.433</text:p>
          </table:table-cell>
          <table:table-cell office:value-type="float" office:value="268.45" calcext:value-type="float">
            <text:p>268.45</text:p>
          </table:table-cell>
          <table:table-cell office:value-type="float" office:value="41.2393" calcext:value-type="float">
            <text:p>41.2393</text:p>
          </table:table-cell>
          <table:table-cell/>
          <table:table-cell table:formula="of:=([.D753]-[.A753])/0.0166667" office:value-type="float" office:value="-216.959566080868" calcext:value-type="float">
            <text:p>-216.959566080868</text:p>
          </table:table-cell>
          <table:table-cell table:formula="of:=ABS([.E753]-[.B753])/0.0166667" office:value-type="float" office:value="610.438779122444" calcext:value-type="float">
            <text:p>610.438779122444</text:p>
          </table:table-cell>
          <table:table-cell table:formula="of:=([.F753]-[.C753])/0.0166667" office:value-type="float" office:value="-18.6239627520746" calcext:value-type="float">
            <text:p>-18.6239627520746</text:p>
          </table:table-cell>
          <table:table-cell table:formula="of:=DEGREES(ATAN(ABS([.F753]-[.C753])/ABS([.E753]-[.B753])))" office:value-type="float" office:value="1.74750295098819" calcext:value-type="float">
            <text:p>1.74750295098819</text:p>
          </table:table-cell>
          <table:table-cell table:formula="of:=SQRT(POWER([.H753];2)+POWER([.I753];2)+POWER([.J753];2))" office:value-type="float" office:value="648.115582561544" calcext:value-type="float">
            <text:p>648.115582561544</text:p>
          </table:table-cell>
        </table:table-row>
        <table:table-row table:style-name="ro1">
          <table:table-cell office:value-type="float" office:value="133.325" calcext:value-type="float">
            <text:p>133.325</text:p>
          </table:table-cell>
          <table:table-cell office:value-type="float" office:value="279.86" calcext:value-type="float">
            <text:p>279.86</text:p>
          </table:table-cell>
          <table:table-cell office:value-type="float" office:value="40.2952" calcext:value-type="float">
            <text:p>40.2952</text:p>
          </table:table-cell>
          <table:table-cell office:value-type="float" office:value="128.898" calcext:value-type="float">
            <text:p>128.898</text:p>
          </table:table-cell>
          <table:table-cell office:value-type="float" office:value="266.403" calcext:value-type="float">
            <text:p>266.403</text:p>
          </table:table-cell>
          <table:table-cell office:value-type="float" office:value="40.06" calcext:value-type="float">
            <text:p>40.06</text:p>
          </table:table-cell>
          <table:table-cell/>
          <table:table-cell table:formula="of:=([.D754]-[.A754])/0.0166667" office:value-type="float" office:value="-265.619468761062" calcext:value-type="float">
            <text:p>-265.619468761062</text:p>
          </table:table-cell>
          <table:table-cell table:formula="of:=ABS([.E754]-[.B754])/0.0166667" office:value-type="float" office:value="807.418385163229" calcext:value-type="float">
            <text:p>807.418385163229</text:p>
          </table:table-cell>
          <table:table-cell table:formula="of:=([.F754]-[.C754])/0.0166667" office:value-type="float" office:value="-14.1119717760564" calcext:value-type="float">
            <text:p>-14.1119717760564</text:p>
          </table:table-cell>
          <table:table-cell table:formula="of:=DEGREES(ATAN(ABS([.F754]-[.C754])/ABS([.E754]-[.B754])))" office:value-type="float" office:value="1.00130752729365" calcext:value-type="float">
            <text:p>1.00130752729365</text:p>
          </table:table-cell>
          <table:table-cell table:formula="of:=SQRT(POWER([.H754];2)+POWER([.I754];2)+POWER([.J754];2))" office:value-type="float" office:value="850.104286915384" calcext:value-type="float">
            <text:p>850.104286915384</text:p>
          </table:table-cell>
        </table:table-row>
        <table:table-row table:style-name="ro1">
          <table:table-cell office:value-type="float" office:value="137.925" calcext:value-type="float">
            <text:p>137.925</text:p>
          </table:table-cell>
          <table:table-cell office:value-type="float" office:value="274.929" calcext:value-type="float">
            <text:p>274.929</text:p>
          </table:table-cell>
          <table:table-cell office:value-type="float" office:value="40.8136" calcext:value-type="float">
            <text:p>40.8136</text:p>
          </table:table-cell>
          <table:table-cell office:value-type="float" office:value="133.933" calcext:value-type="float">
            <text:p>133.933</text:p>
          </table:table-cell>
          <table:table-cell office:value-type="float" office:value="265.373" calcext:value-type="float">
            <text:p>265.373</text:p>
          </table:table-cell>
          <table:table-cell office:value-type="float" office:value="39.9529" calcext:value-type="float">
            <text:p>39.9529</text:p>
          </table:table-cell>
          <table:table-cell/>
          <table:table-cell table:formula="of:=([.D755]-[.A755])/0.0166667" office:value-type="float" office:value="-239.519520960959" calcext:value-type="float">
            <text:p>-239.519520960959</text:p>
          </table:table-cell>
          <table:table-cell table:formula="of:=ABS([.E755]-[.B755])/0.0166667" office:value-type="float" office:value="573.358853282292" calcext:value-type="float">
            <text:p>573.358853282292</text:p>
          </table:table-cell>
          <table:table-cell table:formula="of:=([.F755]-[.C755])/0.0166667" office:value-type="float" office:value="-51.6418967162067" calcext:value-type="float">
            <text:p>-51.6418967162067</text:p>
          </table:table-cell>
          <table:table-cell table:formula="of:=DEGREES(ATAN(ABS([.F755]-[.C755])/ABS([.E755]-[.B755])))" office:value-type="float" office:value="5.14668995983156" calcext:value-type="float">
            <text:p>5.14668995983156</text:p>
          </table:table-cell>
          <table:table-cell table:formula="of:=SQRT(POWER([.H755];2)+POWER([.I755];2)+POWER([.J755];2))" office:value-type="float" office:value="623.519735898552" calcext:value-type="float">
            <text:p>623.519735898552</text:p>
          </table:table-cell>
        </table:table-row>
        <table:table-row table:style-name="ro1">
          <table:table-cell office:value-type="float" office:value="141.749" calcext:value-type="float">
            <text:p>141.749</text:p>
          </table:table-cell>
          <table:table-cell office:value-type="float" office:value="287.586" calcext:value-type="float">
            <text:p>287.586</text:p>
          </table:table-cell>
          <table:table-cell office:value-type="float" office:value="40.7747" calcext:value-type="float">
            <text:p>40.7747</text:p>
          </table:table-cell>
          <table:table-cell office:value-type="float" office:value="137.484" calcext:value-type="float">
            <text:p>137.484</text:p>
          </table:table-cell>
          <table:table-cell office:value-type="float" office:value="273.718" calcext:value-type="float">
            <text:p>273.718</text:p>
          </table:table-cell>
          <table:table-cell office:value-type="float" office:value="41.2616" calcext:value-type="float">
            <text:p>41.2616</text:p>
          </table:table-cell>
          <table:table-cell/>
          <table:table-cell table:formula="of:=([.D756]-[.A756])/0.0166667" office:value-type="float" office:value="-255.899488201023" calcext:value-type="float">
            <text:p>-255.899488201023</text:p>
          </table:table-cell>
          <table:table-cell table:formula="of:=ABS([.E756]-[.B756])/0.0166667" office:value-type="float" office:value="832.078335843328" calcext:value-type="float">
            <text:p>832.078335843328</text:p>
          </table:table-cell>
          <table:table-cell table:formula="of:=([.F756]-[.C756])/0.0166667" office:value-type="float" office:value="29.2139415721168" calcext:value-type="float">
            <text:p>29.2139415721168</text:p>
          </table:table-cell>
          <table:table-cell table:formula="of:=DEGREES(ATAN(ABS([.F756]-[.C756])/ABS([.E756]-[.B756])))" office:value-type="float" office:value="2.01080621966198" calcext:value-type="float">
            <text:p>2.01080621966198</text:p>
          </table:table-cell>
          <table:table-cell table:formula="of:=SQRT(POWER([.H756];2)+POWER([.I756];2)+POWER([.J756];2))" office:value-type="float" office:value="871.029482522565" calcext:value-type="float">
            <text:p>871.029482522565</text:p>
          </table:table-cell>
        </table:table-row>
        <table:table-row table:style-name="ro1">
          <table:table-cell office:value-type="float" office:value="142.341" calcext:value-type="float">
            <text:p>142.341</text:p>
          </table:table-cell>
          <table:table-cell office:value-type="float" office:value="284.754" calcext:value-type="float">
            <text:p>284.754</text:p>
          </table:table-cell>
          <table:table-cell office:value-type="float" office:value="41.2187" calcext:value-type="float">
            <text:p>41.2187</text:p>
          </table:table-cell>
          <table:table-cell office:value-type="float" office:value="138.107" calcext:value-type="float">
            <text:p>138.107</text:p>
          </table:table-cell>
          <table:table-cell office:value-type="float" office:value="271.119" calcext:value-type="float">
            <text:p>271.119</text:p>
          </table:table-cell>
          <table:table-cell office:value-type="float" office:value="41.4318" calcext:value-type="float">
            <text:p>41.4318</text:p>
          </table:table-cell>
          <table:table-cell/>
          <table:table-cell table:formula="of:=([.D757]-[.A757])/0.0166667" office:value-type="float" office:value="-254.039491921017" calcext:value-type="float">
            <text:p>-254.039491921017</text:p>
          </table:table-cell>
          <table:table-cell table:formula="of:=ABS([.E757]-[.B757])/0.0166667" office:value-type="float" office:value="818.098363803272" calcext:value-type="float">
            <text:p>818.098363803272</text:p>
          </table:table-cell>
          <table:table-cell table:formula="of:=([.F757]-[.C757])/0.0166667" office:value-type="float" office:value="12.7859744280514" calcext:value-type="float">
            <text:p>12.7859744280514</text:p>
          </table:table-cell>
          <table:table-cell table:formula="of:=DEGREES(ATAN(ABS([.F757]-[.C757])/ABS([.E757]-[.B757])))" office:value-type="float" office:value="0.895396892840958" calcext:value-type="float">
            <text:p>0.895396892840958</text:p>
          </table:table-cell>
          <table:table-cell table:formula="of:=SQRT(POWER([.H757];2)+POWER([.I757];2)+POWER([.J757];2))" office:value-type="float" office:value="856.728940479516" calcext:value-type="float">
            <text:p>856.728940479516</text:p>
          </table:table-cell>
        </table:table-row>
        <table:table-row table:style-name="ro1">
          <table:table-cell office:value-type="float" office:value="136.653" calcext:value-type="float">
            <text:p>136.653</text:p>
          </table:table-cell>
          <table:table-cell office:value-type="float" office:value="276.525" calcext:value-type="float">
            <text:p>276.525</text:p>
          </table:table-cell>
          <table:table-cell office:value-type="float" office:value="40.5628" calcext:value-type="float">
            <text:p>40.5628</text:p>
          </table:table-cell>
          <table:table-cell office:value-type="float" office:value="132.503" calcext:value-type="float">
            <text:p>132.503</text:p>
          </table:table-cell>
          <table:table-cell office:value-type="float" office:value="265.695" calcext:value-type="float">
            <text:p>265.695</text:p>
          </table:table-cell>
          <table:table-cell office:value-type="float" office:value="39.9087" calcext:value-type="float">
            <text:p>39.9087</text:p>
          </table:table-cell>
          <table:table-cell/>
          <table:table-cell table:formula="of:=([.D758]-[.A758])/0.0166667" office:value-type="float" office:value="-248.999502000996" calcext:value-type="float">
            <text:p>-248.999502000996</text:p>
          </table:table-cell>
          <table:table-cell table:formula="of:=ABS([.E758]-[.B758])/0.0166667" office:value-type="float" office:value="649.798700402598" calcext:value-type="float">
            <text:p>649.798700402598</text:p>
          </table:table-cell>
          <table:table-cell table:formula="of:=([.F758]-[.C758])/0.0166667" office:value-type="float" office:value="-39.245921508157" calcext:value-type="float">
            <text:p>-39.245921508157</text:p>
          </table:table-cell>
          <table:table-cell table:formula="of:=DEGREES(ATAN(ABS([.F758]-[.C758])/ABS([.E758]-[.B758])))" office:value-type="float" office:value="3.4562972373242" calcext:value-type="float">
            <text:p>3.4562972373242</text:p>
          </table:table-cell>
          <table:table-cell table:formula="of:=SQRT(POWER([.H758];2)+POWER([.I758];2)+POWER([.J758];2))" office:value-type="float" office:value="696.978726645709" calcext:value-type="float">
            <text:p>696.978726645709</text:p>
          </table:table-cell>
        </table:table-row>
        <table:table-row table:style-name="ro1">
          <table:table-cell office:value-type="float" office:value="125.463" calcext:value-type="float">
            <text:p>125.463</text:p>
          </table:table-cell>
          <table:table-cell office:value-type="float" office:value="289.025" calcext:value-type="float">
            <text:p>289.025</text:p>
          </table:table-cell>
          <table:table-cell office:value-type="float" office:value="40.6608" calcext:value-type="float">
            <text:p>40.6608</text:p>
          </table:table-cell>
          <table:table-cell office:value-type="float" office:value="121.521" calcext:value-type="float">
            <text:p>121.521</text:p>
          </table:table-cell>
          <table:table-cell office:value-type="float" office:value="278.426" calcext:value-type="float">
            <text:p>278.426</text:p>
          </table:table-cell>
          <table:table-cell office:value-type="float" office:value="40.6123" calcext:value-type="float">
            <text:p>40.6123</text:p>
          </table:table-cell>
          <table:table-cell/>
          <table:table-cell table:formula="of:=([.D759]-[.A759])/0.0166667" office:value-type="float" office:value="-236.519526960946" calcext:value-type="float">
            <text:p>-236.519526960946</text:p>
          </table:table-cell>
          <table:table-cell table:formula="of:=ABS([.E759]-[.B759])/0.0166667" office:value-type="float" office:value="635.938728122543" calcext:value-type="float">
            <text:p>635.938728122543</text:p>
          </table:table-cell>
          <table:table-cell table:formula="of:=([.F759]-[.C759])/0.0166667" office:value-type="float" office:value="-2.90999418001189" calcext:value-type="float">
            <text:p>-2.90999418001189</text:p>
          </table:table-cell>
          <table:table-cell table:formula="of:=DEGREES(ATAN(ABS([.F759]-[.C759])/ABS([.E759]-[.B759])))" office:value-type="float" office:value="0.262178121644935" calcext:value-type="float">
            <text:p>0.262178121644935</text:p>
          </table:table-cell>
          <table:table-cell table:formula="of:=SQRT(POWER([.H759];2)+POWER([.I759];2)+POWER([.J759];2))" office:value-type="float" office:value="678.50425247457" calcext:value-type="float">
            <text:p>678.50425247457</text:p>
          </table:table-cell>
        </table:table-row>
        <table:table-row table:style-name="ro1">
          <table:table-cell office:value-type="float" office:value="111.539" calcext:value-type="float">
            <text:p>111.539</text:p>
          </table:table-cell>
          <table:table-cell office:value-type="float" office:value="292.429" calcext:value-type="float">
            <text:p>292.429</text:p>
          </table:table-cell>
          <table:table-cell office:value-type="float" office:value="41.2585" calcext:value-type="float">
            <text:p>41.2585</text:p>
          </table:table-cell>
          <table:table-cell office:value-type="float" office:value="107.861" calcext:value-type="float">
            <text:p>107.861</text:p>
          </table:table-cell>
          <table:table-cell office:value-type="float" office:value="281.391" calcext:value-type="float">
            <text:p>281.391</text:p>
          </table:table-cell>
          <table:table-cell office:value-type="float" office:value="40.7419" calcext:value-type="float">
            <text:p>40.7419</text:p>
          </table:table-cell>
          <table:table-cell/>
          <table:table-cell table:formula="of:=([.D760]-[.A760])/0.0166667" office:value-type="float" office:value="-220.679558640883" calcext:value-type="float">
            <text:p>-220.679558640883</text:p>
          </table:table-cell>
          <table:table-cell table:formula="of:=ABS([.E760]-[.B760])/0.0166667" office:value-type="float" office:value="662.278675442646" calcext:value-type="float">
            <text:p>662.278675442646</text:p>
          </table:table-cell>
          <table:table-cell table:formula="of:=([.F760]-[.C760])/0.0166667" office:value-type="float" office:value="-30.9959380081238" calcext:value-type="float">
            <text:p>-30.9959380081238</text:p>
          </table:table-cell>
          <table:table-cell table:formula="of:=DEGREES(ATAN(ABS([.F760]-[.C760])/ABS([.E760]-[.B760])))" office:value-type="float" office:value="2.67959925802965" calcext:value-type="float">
            <text:p>2.67959925802965</text:p>
          </table:table-cell>
          <table:table-cell table:formula="of:=SQRT(POWER([.H760];2)+POWER([.I760];2)+POWER([.J760];2))" office:value-type="float" office:value="698.765525567056" calcext:value-type="float">
            <text:p>698.765525567056</text:p>
          </table:table-cell>
        </table:table-row>
        <table:table-row table:style-name="ro1">
          <table:table-cell office:value-type="float" office:value="97.415" calcext:value-type="float">
            <text:p>97.415</text:p>
          </table:table-cell>
          <table:table-cell office:value-type="float" office:value="280.801" calcext:value-type="float">
            <text:p>280.801</text:p>
          </table:table-cell>
          <table:table-cell office:value-type="float" office:value="40.67" calcext:value-type="float">
            <text:p>40.67</text:p>
          </table:table-cell>
          <table:table-cell office:value-type="float" office:value="94.4211" calcext:value-type="float">
            <text:p>94.4211</text:p>
          </table:table-cell>
          <table:table-cell office:value-type="float" office:value="271.164" calcext:value-type="float">
            <text:p>271.164</text:p>
          </table:table-cell>
          <table:table-cell office:value-type="float" office:value="39.5312" calcext:value-type="float">
            <text:p>39.5312</text:p>
          </table:table-cell>
          <table:table-cell/>
          <table:table-cell table:formula="of:=([.D761]-[.A761])/0.0166667" office:value-type="float" office:value="-179.633640732719" calcext:value-type="float">
            <text:p>-179.633640732719</text:p>
          </table:table-cell>
          <table:table-cell table:formula="of:=ABS([.E761]-[.B761])/0.0166667" office:value-type="float" office:value="578.218843562313" calcext:value-type="float">
            <text:p>578.218843562313</text:p>
          </table:table-cell>
          <table:table-cell table:formula="of:=([.F761]-[.C761])/0.0166667" office:value-type="float" office:value="-68.3278633442735" calcext:value-type="float">
            <text:p>-68.3278633442735</text:p>
          </table:table-cell>
          <table:table-cell table:formula="of:=DEGREES(ATAN(ABS([.F761]-[.C761])/ABS([.E761]-[.B761])))" office:value-type="float" office:value="6.73936313778936" calcext:value-type="float">
            <text:p>6.73936313778936</text:p>
          </table:table-cell>
          <table:table-cell table:formula="of:=SQRT(POWER([.H761];2)+POWER([.I761];2)+POWER([.J761];2))" office:value-type="float" office:value="609.322552383074" calcext:value-type="float">
            <text:p>609.322552383074</text:p>
          </table:table-cell>
        </table:table-row>
        <table:table-row table:style-name="ro1">
          <table:table-cell office:value-type="float" office:value="95.9431" calcext:value-type="float">
            <text:p>95.9431</text:p>
          </table:table-cell>
          <table:table-cell office:value-type="float" office:value="292.264" calcext:value-type="float">
            <text:p>292.264</text:p>
          </table:table-cell>
          <table:table-cell office:value-type="float" office:value="41.6683" calcext:value-type="float">
            <text:p>41.6683</text:p>
          </table:table-cell>
          <table:table-cell office:value-type="float" office:value="92.5627" calcext:value-type="float">
            <text:p>92.5627</text:p>
          </table:table-cell>
          <table:table-cell office:value-type="float" office:value="285.989" calcext:value-type="float">
            <text:p>285.989</text:p>
          </table:table-cell>
          <table:table-cell office:value-type="float" office:value="40.8927" calcext:value-type="float">
            <text:p>40.8927</text:p>
          </table:table-cell>
          <table:table-cell/>
          <table:table-cell table:formula="of:=([.D762]-[.A762])/0.0166667" office:value-type="float" office:value="-202.823594352811" calcext:value-type="float">
            <text:p>-202.823594352811</text:p>
          </table:table-cell>
          <table:table-cell table:formula="of:=ABS([.E762]-[.B762])/0.0166667" office:value-type="float" office:value="376.499247001508" calcext:value-type="float">
            <text:p>376.499247001508</text:p>
          </table:table-cell>
          <table:table-cell table:formula="of:=([.F762]-[.C762])/0.0166667" office:value-type="float" office:value="-46.5359069281864" calcext:value-type="float">
            <text:p>-46.5359069281864</text:p>
          </table:table-cell>
          <table:table-cell table:formula="of:=DEGREES(ATAN(ABS([.F762]-[.C762])/ABS([.E762]-[.B762])))" office:value-type="float" office:value="7.04611269344384" calcext:value-type="float">
            <text:p>7.04611269344384</text:p>
          </table:table-cell>
          <table:table-cell table:formula="of:=SQRT(POWER([.H762];2)+POWER([.I762];2)+POWER([.J762];2))" office:value-type="float" office:value="430.179827575079" calcext:value-type="float">
            <text:p>430.179827575079</text:p>
          </table:table-cell>
        </table:table-row>
        <table:table-row table:style-name="ro1">
          <table:table-cell office:value-type="float" office:value="91.6334" calcext:value-type="float">
            <text:p>91.6334</text:p>
          </table:table-cell>
          <table:table-cell office:value-type="float" office:value="276.677" calcext:value-type="float">
            <text:p>276.677</text:p>
          </table:table-cell>
          <table:table-cell office:value-type="float" office:value="42.88" calcext:value-type="float">
            <text:p>42.88</text:p>
          </table:table-cell>
          <table:table-cell office:value-type="float" office:value="89.6494" calcext:value-type="float">
            <text:p>89.6494</text:p>
          </table:table-cell>
          <table:table-cell office:value-type="float" office:value="264.511" calcext:value-type="float">
            <text:p>264.511</text:p>
          </table:table-cell>
          <table:table-cell office:value-type="float" office:value="42.6343" calcext:value-type="float">
            <text:p>42.6343</text:p>
          </table:table-cell>
          <table:table-cell/>
          <table:table-cell table:formula="of:=([.D763]-[.A763])/0.0166667" office:value-type="float" office:value="-119.039761920476" calcext:value-type="float">
            <text:p>-119.039761920476</text:p>
          </table:table-cell>
          <table:table-cell table:formula="of:=ABS([.E763]-[.B763])/0.0166667" office:value-type="float" office:value="729.95854008292" calcext:value-type="float">
            <text:p>729.95854008292</text:p>
          </table:table-cell>
          <table:table-cell table:formula="of:=([.F763]-[.C763])/0.0166667" office:value-type="float" office:value="-14.7419705160589" calcext:value-type="float">
            <text:p>-14.7419705160589</text:p>
          </table:table-cell>
          <table:table-cell table:formula="of:=DEGREES(ATAN(ABS([.F763]-[.C763])/ABS([.E763]-[.B763])))" office:value-type="float" office:value="1.15696692305344" calcext:value-type="float">
            <text:p>1.15696692305344</text:p>
          </table:table-cell>
          <table:table-cell table:formula="of:=SQRT(POWER([.H763];2)+POWER([.I763];2)+POWER([.J763];2))" office:value-type="float" office:value="739.748106352944" calcext:value-type="float">
            <text:p>739.748106352944</text:p>
          </table:table-cell>
        </table:table-row>
        <table:table-row table:style-name="ro1">
          <table:table-cell office:value-type="float" office:value="79.1664" calcext:value-type="float">
            <text:p>79.1664</text:p>
          </table:table-cell>
          <table:table-cell office:value-type="float" office:value="282.553" calcext:value-type="float">
            <text:p>282.553</text:p>
          </table:table-cell>
          <table:table-cell office:value-type="float" office:value="43.322" calcext:value-type="float">
            <text:p>43.322</text:p>
          </table:table-cell>
          <table:table-cell office:value-type="float" office:value="76.9624" calcext:value-type="float">
            <text:p>76.9624</text:p>
          </table:table-cell>
          <table:table-cell office:value-type="float" office:value="268.402" calcext:value-type="float">
            <text:p>268.402</text:p>
          </table:table-cell>
          <table:table-cell office:value-type="float" office:value="43.8279" calcext:value-type="float">
            <text:p>43.8279</text:p>
          </table:table-cell>
          <table:table-cell/>
          <table:table-cell table:formula="of:=([.D764]-[.A764])/0.0166667" office:value-type="float" office:value="-132.239735520529" calcext:value-type="float">
            <text:p>-132.239735520529</text:p>
          </table:table-cell>
          <table:table-cell table:formula="of:=ABS([.E764]-[.B764])/0.0166667" office:value-type="float" office:value="849.058301883397" calcext:value-type="float">
            <text:p>849.058301883397</text:p>
          </table:table-cell>
          <table:table-cell table:formula="of:=([.F764]-[.C764])/0.0166667" office:value-type="float" office:value="30.3539392921212" calcext:value-type="float">
            <text:p>30.3539392921212</text:p>
          </table:table-cell>
          <table:table-cell table:formula="of:=DEGREES(ATAN(ABS([.F764]-[.C764])/ABS([.E764]-[.B764])))" office:value-type="float" office:value="2.04745923390481" calcext:value-type="float">
            <text:p>2.04745923390481</text:p>
          </table:table-cell>
          <table:table-cell table:formula="of:=SQRT(POWER([.H764];2)+POWER([.I764];2)+POWER([.J764];2))" office:value-type="float" office:value="859.830628250824" calcext:value-type="float">
            <text:p>859.830628250824</text:p>
          </table:table-cell>
        </table:table-row>
        <table:table-row table:style-name="ro1">
          <table:table-cell office:value-type="float" office:value="78.0574" calcext:value-type="float">
            <text:p>78.0574</text:p>
          </table:table-cell>
          <table:table-cell office:value-type="float" office:value="276.066" calcext:value-type="float">
            <text:p>276.066</text:p>
          </table:table-cell>
          <table:table-cell office:value-type="float" office:value="43.3451" calcext:value-type="float">
            <text:p>43.3451</text:p>
          </table:table-cell>
          <table:table-cell office:value-type="float" office:value="75.4469" calcext:value-type="float">
            <text:p>75.4469</text:p>
          </table:table-cell>
          <table:table-cell office:value-type="float" office:value="264.714" calcext:value-type="float">
            <text:p>264.714</text:p>
          </table:table-cell>
          <table:table-cell office:value-type="float" office:value="43.2142" calcext:value-type="float">
            <text:p>43.2142</text:p>
          </table:table-cell>
          <table:table-cell/>
          <table:table-cell table:formula="of:=([.D765]-[.A765])/0.0166667" office:value-type="float" office:value="-156.629686740627" calcext:value-type="float">
            <text:p>-156.629686740627</text:p>
          </table:table-cell>
          <table:table-cell table:formula="of:=ABS([.E765]-[.B765])/0.0166667" office:value-type="float" office:value="681.118637762723" calcext:value-type="float">
            <text:p>681.118637762723</text:p>
          </table:table-cell>
          <table:table-cell table:formula="of:=([.F765]-[.C765])/0.0166667" office:value-type="float" office:value="-7.85398429203166" calcext:value-type="float">
            <text:p>-7.85398429203166</text:p>
          </table:table-cell>
          <table:table-cell table:formula="of:=DEGREES(ATAN(ABS([.F765]-[.C765])/ABS([.E765]-[.B765])))" office:value-type="float" office:value="0.660648797890478" calcext:value-type="float">
            <text:p>0.660648797890478</text:p>
          </table:table-cell>
          <table:table-cell table:formula="of:=SQRT(POWER([.H765];2)+POWER([.I765];2)+POWER([.J765];2))" office:value-type="float" office:value="698.940013553004" calcext:value-type="float">
            <text:p>698.940013553004</text:p>
          </table:table-cell>
        </table:table-row>
        <table:table-row table:style-name="ro1">
          <table:table-cell office:value-type="float" office:value="79.2083" calcext:value-type="float">
            <text:p>79.2083</text:p>
          </table:table-cell>
          <table:table-cell office:value-type="float" office:value="285.132" calcext:value-type="float">
            <text:p>285.132</text:p>
          </table:table-cell>
          <table:table-cell office:value-type="float" office:value="43.4275" calcext:value-type="float">
            <text:p>43.4275</text:p>
          </table:table-cell>
          <table:table-cell office:value-type="float" office:value="76.2601" calcext:value-type="float">
            <text:p>76.2601</text:p>
          </table:table-cell>
          <table:table-cell office:value-type="float" office:value="272.121" calcext:value-type="float">
            <text:p>272.121</text:p>
          </table:table-cell>
          <table:table-cell office:value-type="float" office:value="43.4895" calcext:value-type="float">
            <text:p>43.4895</text:p>
          </table:table-cell>
          <table:table-cell/>
          <table:table-cell table:formula="of:=([.D766]-[.A766])/0.0166667" office:value-type="float" office:value="-176.891646216708" calcext:value-type="float">
            <text:p>-176.891646216708</text:p>
          </table:table-cell>
          <table:table-cell table:formula="of:=ABS([.E766]-[.B766])/0.0166667" office:value-type="float" office:value="780.658438683124" calcext:value-type="float">
            <text:p>780.658438683124</text:p>
          </table:table-cell>
          <table:table-cell table:formula="of:=([.F766]-[.C766])/0.0166667" office:value-type="float" office:value="3.71999256001474" calcext:value-type="float">
            <text:p>3.71999256001474</text:p>
          </table:table-cell>
          <table:table-cell table:formula="of:=DEGREES(ATAN(ABS([.F766]-[.C766])/ABS([.E766]-[.B766])))" office:value-type="float" office:value="0.273023706278396" calcext:value-type="float">
            <text:p>0.273023706278396</text:p>
          </table:table-cell>
          <table:table-cell table:formula="of:=SQRT(POWER([.H766];2)+POWER([.I766];2)+POWER([.J766];2))" office:value-type="float" office:value="800.45742593412" calcext:value-type="float">
            <text:p>800.45742593412</text:p>
          </table:table-cell>
        </table:table-row>
        <table:table-row table:style-name="ro1">
          <table:table-cell office:value-type="float" office:value="79.1" calcext:value-type="float">
            <text:p>79.1</text:p>
          </table:table-cell>
          <table:table-cell office:value-type="float" office:value="278.454" calcext:value-type="float">
            <text:p>278.454</text:p>
          </table:table-cell>
          <table:table-cell office:value-type="float" office:value="44.4574" calcext:value-type="float">
            <text:p>44.4574</text:p>
          </table:table-cell>
          <table:table-cell office:value-type="float" office:value="76.9473" calcext:value-type="float">
            <text:p>76.9473</text:p>
          </table:table-cell>
          <table:table-cell office:value-type="float" office:value="267.04" calcext:value-type="float">
            <text:p>267.04</text:p>
          </table:table-cell>
          <table:table-cell office:value-type="float" office:value="44.5323" calcext:value-type="float">
            <text:p>44.5323</text:p>
          </table:table-cell>
          <table:table-cell/>
          <table:table-cell table:formula="of:=([.D767]-[.A767])/0.0166667" office:value-type="float" office:value="-129.161741676516" calcext:value-type="float">
            <text:p>-129.161741676516</text:p>
          </table:table-cell>
          <table:table-cell table:formula="of:=ABS([.E767]-[.B767])/0.0166667" office:value-type="float" office:value="684.838630322739" calcext:value-type="float">
            <text:p>684.838630322739</text:p>
          </table:table-cell>
          <table:table-cell table:formula="of:=([.F767]-[.C767])/0.0166667" office:value-type="float" office:value="4.49399101201795" calcext:value-type="float">
            <text:p>4.49399101201795</text:p>
          </table:table-cell>
          <table:table-cell table:formula="of:=DEGREES(ATAN(ABS([.F767]-[.C767])/ABS([.E767]-[.B767])))" office:value-type="float" office:value="0.375976194890965" calcext:value-type="float">
            <text:p>0.375976194890965</text:p>
          </table:table-cell>
          <table:table-cell table:formula="of:=SQRT(POWER([.H767];2)+POWER([.I767];2)+POWER([.J767];2))" office:value-type="float" office:value="696.926754437259" calcext:value-type="float">
            <text:p>696.926754437259</text:p>
          </table:table-cell>
        </table:table-row>
        <table:table-row table:style-name="ro1">
          <table:table-cell office:value-type="float" office:value="79.6513" calcext:value-type="float">
            <text:p>79.6513</text:p>
          </table:table-cell>
          <table:table-cell office:value-type="float" office:value="281.188" calcext:value-type="float">
            <text:p>281.188</text:p>
          </table:table-cell>
          <table:table-cell office:value-type="float" office:value="43.7803" calcext:value-type="float">
            <text:p>43.7803</text:p>
          </table:table-cell>
          <table:table-cell office:value-type="float" office:value="77.6693" calcext:value-type="float">
            <text:p>77.6693</text:p>
          </table:table-cell>
          <table:table-cell office:value-type="float" office:value="265.894" calcext:value-type="float">
            <text:p>265.894</text:p>
          </table:table-cell>
          <table:table-cell office:value-type="float" office:value="44.4636" calcext:value-type="float">
            <text:p>44.4636</text:p>
          </table:table-cell>
          <table:table-cell/>
          <table:table-cell table:formula="of:=([.D768]-[.A768])/0.0166667" office:value-type="float" office:value="-118.919762160476" calcext:value-type="float">
            <text:p>-118.919762160476</text:p>
          </table:table-cell>
          <table:table-cell table:formula="of:=ABS([.E768]-[.B768])/0.0166667" office:value-type="float" office:value="917.63816472367" calcext:value-type="float">
            <text:p>917.63816472367</text:p>
          </table:table-cell>
          <table:table-cell table:formula="of:=([.F768]-[.C768])/0.0166667" office:value-type="float" office:value="40.9979180041642" calcext:value-type="float">
            <text:p>40.9979180041642</text:p>
          </table:table-cell>
          <table:table-cell table:formula="of:=DEGREES(ATAN(ABS([.F768]-[.C768])/ABS([.E768]-[.B768])))" office:value-type="float" office:value="2.55813967242592" calcext:value-type="float">
            <text:p>2.55813967242592</text:p>
          </table:table-cell>
          <table:table-cell table:formula="of:=SQRT(POWER([.H768];2)+POWER([.I768];2)+POWER([.J768];2))" office:value-type="float" office:value="926.219488280399" calcext:value-type="float">
            <text:p>926.219488280399</text:p>
          </table:table-cell>
        </table:table-row>
        <table:table-row table:style-name="ro1">
          <table:table-cell office:value-type="float" office:value="57.4071" calcext:value-type="float">
            <text:p>57.4071</text:p>
          </table:table-cell>
          <table:table-cell office:value-type="float" office:value="278.488" calcext:value-type="float">
            <text:p>278.488</text:p>
          </table:table-cell>
          <table:table-cell office:value-type="float" office:value="43.4098" calcext:value-type="float">
            <text:p>43.4098</text:p>
          </table:table-cell>
          <table:table-cell office:value-type="float" office:value="55.0572" calcext:value-type="float">
            <text:p>55.0572</text:p>
          </table:table-cell>
          <table:table-cell office:value-type="float" office:value="266.353" calcext:value-type="float">
            <text:p>266.353</text:p>
          </table:table-cell>
          <table:table-cell office:value-type="float" office:value="43.6325" calcext:value-type="float">
            <text:p>43.6325</text:p>
          </table:table-cell>
          <table:table-cell/>
          <table:table-cell table:formula="of:=([.D769]-[.A769])/0.0166667" office:value-type="float" office:value="-140.993718012564" calcext:value-type="float">
            <text:p>-140.993718012564</text:p>
          </table:table-cell>
          <table:table-cell table:formula="of:=ABS([.E769]-[.B769])/0.0166667" office:value-type="float" office:value="728.098543802912" calcext:value-type="float">
            <text:p>728.098543802912</text:p>
          </table:table-cell>
          <table:table-cell table:formula="of:=([.F769]-[.C769])/0.0166667" office:value-type="float" office:value="13.3619732760536" calcext:value-type="float">
            <text:p>13.3619732760536</text:p>
          </table:table-cell>
          <table:table-cell table:formula="of:=DEGREES(ATAN(ABS([.F769]-[.C769])/ABS([.E769]-[.B769])))" office:value-type="float" office:value="1.05136694907929" calcext:value-type="float">
            <text:p>1.05136694907929</text:p>
          </table:table-cell>
          <table:table-cell table:formula="of:=SQRT(POWER([.H769];2)+POWER([.I769];2)+POWER([.J769];2))" office:value-type="float" office:value="741.744740686954" calcext:value-type="float">
            <text:p>741.744740686954</text:p>
          </table:table-cell>
        </table:table-row>
        <table:table-row table:style-name="ro1">
          <table:table-cell office:value-type="float" office:value="56.5808" calcext:value-type="float">
            <text:p>56.5808</text:p>
          </table:table-cell>
          <table:table-cell office:value-type="float" office:value="272.977" calcext:value-type="float">
            <text:p>272.977</text:p>
          </table:table-cell>
          <table:table-cell office:value-type="float" office:value="44.0356" calcext:value-type="float">
            <text:p>44.0356</text:p>
          </table:table-cell>
          <table:table-cell office:value-type="float" office:value="54.0343" calcext:value-type="float">
            <text:p>54.0343</text:p>
          </table:table-cell>
          <table:table-cell office:value-type="float" office:value="261.037" calcext:value-type="float">
            <text:p>261.037</text:p>
          </table:table-cell>
          <table:table-cell office:value-type="float" office:value="44.0153" calcext:value-type="float">
            <text:p>44.0153</text:p>
          </table:table-cell>
          <table:table-cell/>
          <table:table-cell table:formula="of:=([.D770]-[.A770])/0.0166667" office:value-type="float" office:value="-152.789694420611" calcext:value-type="float">
            <text:p>-152.789694420611</text:p>
          </table:table-cell>
          <table:table-cell table:formula="of:=ABS([.E770]-[.B770])/0.0166667" office:value-type="float" office:value="716.398567202866" calcext:value-type="float">
            <text:p>716.398567202866</text:p>
          </table:table-cell>
          <table:table-cell table:formula="of:=([.F770]-[.C770])/0.0166667" office:value-type="float" office:value="-1.2179975640048" calcext:value-type="float">
            <text:p>-1.2179975640048</text:p>
          </table:table-cell>
          <table:table-cell table:formula="of:=DEGREES(ATAN(ABS([.F770]-[.C770])/ABS([.E770]-[.B770])))" office:value-type="float" office:value="0.0974123285962707" calcext:value-type="float">
            <text:p>0.097412328596271</text:p>
          </table:table-cell>
          <table:table-cell table:formula="of:=SQRT(POWER([.H770];2)+POWER([.I770];2)+POWER([.J770];2))" office:value-type="float" office:value="732.511488872037" calcext:value-type="float">
            <text:p>732.511488872037</text:p>
          </table:table-cell>
        </table:table-row>
        <table:table-row table:style-name="ro1">
          <table:table-cell office:value-type="float" office:value="57.0759" calcext:value-type="float">
            <text:p>57.0759</text:p>
          </table:table-cell>
          <table:table-cell office:value-type="float" office:value="273.084" calcext:value-type="float">
            <text:p>273.084</text:p>
          </table:table-cell>
          <table:table-cell office:value-type="float" office:value="44.0138" calcext:value-type="float">
            <text:p>44.0138</text:p>
          </table:table-cell>
          <table:table-cell office:value-type="float" office:value="54.9971" calcext:value-type="float">
            <text:p>54.9971</text:p>
          </table:table-cell>
          <table:table-cell office:value-type="float" office:value="261.276" calcext:value-type="float">
            <text:p>261.276</text:p>
          </table:table-cell>
          <table:table-cell office:value-type="float" office:value="43.967" calcext:value-type="float">
            <text:p>43.967</text:p>
          </table:table-cell>
          <table:table-cell/>
          <table:table-cell table:formula="of:=([.D771]-[.A771])/0.0166667" office:value-type="float" office:value="-124.727750544499" calcext:value-type="float">
            <text:p>-124.727750544499</text:p>
          </table:table-cell>
          <table:table-cell table:formula="of:=ABS([.E771]-[.B771])/0.0166667" office:value-type="float" office:value="708.478583042834" calcext:value-type="float">
            <text:p>708.478583042834</text:p>
          </table:table-cell>
          <table:table-cell table:formula="of:=([.F771]-[.C771])/0.0166667" office:value-type="float" office:value="-2.80799438401151" calcext:value-type="float">
            <text:p>-2.80799438401151</text:p>
          </table:table-cell>
          <table:table-cell table:formula="of:=DEGREES(ATAN(ABS([.F771]-[.C771])/ABS([.E771]-[.B771])))" office:value-type="float" office:value="0.227085741931408" calcext:value-type="float">
            <text:p>0.227085741931408</text:p>
          </table:table-cell>
          <table:table-cell table:formula="of:=SQRT(POWER([.H771];2)+POWER([.I771];2)+POWER([.J771];2))" office:value-type="float" office:value="719.379454265086" calcext:value-type="float">
            <text:p>719.379454265086</text:p>
          </table:table-cell>
        </table:table-row>
        <table:table-row table:style-name="ro1">
          <table:table-cell office:value-type="float" office:value="54.199" calcext:value-type="float">
            <text:p>54.199</text:p>
          </table:table-cell>
          <table:table-cell office:value-type="float" office:value="276.513" calcext:value-type="float">
            <text:p>276.513</text:p>
          </table:table-cell>
          <table:table-cell office:value-type="float" office:value="43.5027" calcext:value-type="float">
            <text:p>43.5027</text:p>
          </table:table-cell>
          <table:table-cell office:value-type="float" office:value="51.7689" calcext:value-type="float">
            <text:p>51.7689</text:p>
          </table:table-cell>
          <table:table-cell office:value-type="float" office:value="279.163" calcext:value-type="float">
            <text:p>279.163</text:p>
          </table:table-cell>
          <table:table-cell office:value-type="float" office:value="40.8535" calcext:value-type="float">
            <text:p>40.8535</text:p>
          </table:table-cell>
          <table:table-cell/>
          <table:table-cell table:formula="of:=([.D772]-[.A772])/0.0166667" office:value-type="float" office:value="-145.805708388583" calcext:value-type="float">
            <text:p>-145.805708388583</text:p>
          </table:table-cell>
          <table:table-cell table:formula="of:=ABS([.E772]-[.B772])/0.0166667" office:value-type="float" office:value="158.999682000638" calcext:value-type="float">
            <text:p>158.999682000638</text:p>
          </table:table-cell>
          <table:table-cell table:formula="of:=([.F772]-[.C772])/0.0166667" office:value-type="float" office:value="-158.951682096636" calcext:value-type="float">
            <text:p>-158.951682096636</text:p>
          </table:table-cell>
          <table:table-cell table:formula="of:=DEGREES(ATAN(ABS([.F772]-[.C772])/ABS([.E772]-[.B772])))" office:value-type="float" office:value="44.9913502748973" calcext:value-type="float">
            <text:p>44.9913502748973</text:p>
          </table:table-cell>
          <table:table-cell table:formula="of:=SQRT(POWER([.H772];2)+POWER([.I772];2)+POWER([.J772];2))" office:value-type="float" office:value="267.966118597763" calcext:value-type="float">
            <text:p>267.966118597763</text:p>
          </table:table-cell>
        </table:table-row>
        <table:table-row table:style-name="ro1">
          <table:table-cell office:value-type="float" office:value="54.1867" calcext:value-type="float">
            <text:p>54.1867</text:p>
          </table:table-cell>
          <table:table-cell office:value-type="float" office:value="290.353" calcext:value-type="float">
            <text:p>290.353</text:p>
          </table:table-cell>
          <table:table-cell office:value-type="float" office:value="41.8371" calcext:value-type="float">
            <text:p>41.8371</text:p>
          </table:table-cell>
          <table:table-cell office:value-type="float" office:value="52.668" calcext:value-type="float">
            <text:p>52.668</text:p>
          </table:table-cell>
          <table:table-cell office:value-type="float" office:value="276.411" calcext:value-type="float">
            <text:p>276.411</text:p>
          </table:table-cell>
          <table:table-cell office:value-type="float" office:value="42.2892" calcext:value-type="float">
            <text:p>42.2892</text:p>
          </table:table-cell>
          <table:table-cell/>
          <table:table-cell table:formula="of:=([.D773]-[.A773])/0.0166667" office:value-type="float" office:value="-91.1218177563647" calcext:value-type="float">
            <text:p>-91.1218177563647</text:p>
          </table:table-cell>
          <table:table-cell table:formula="of:=ABS([.E773]-[.B773])/0.0166667" office:value-type="float" office:value="836.518326963347" calcext:value-type="float">
            <text:p>836.518326963347</text:p>
          </table:table-cell>
          <table:table-cell table:formula="of:=([.F773]-[.C773])/0.0166667" office:value-type="float" office:value="27.1259457481086" calcext:value-type="float">
            <text:p>27.1259457481086</text:p>
          </table:table-cell>
          <table:table-cell table:formula="of:=DEGREES(ATAN(ABS([.F773]-[.C773])/ABS([.E773]-[.B773])))" office:value-type="float" office:value="1.85729079702979" calcext:value-type="float">
            <text:p>1.85729079702979</text:p>
          </table:table-cell>
          <table:table-cell table:formula="of:=SQRT(POWER([.H773];2)+POWER([.I773];2)+POWER([.J773];2))" office:value-type="float" office:value="841.903743874268" calcext:value-type="float">
            <text:p>841.903743874268</text:p>
          </table:table-cell>
        </table:table-row>
        <table:table-row table:style-name="ro1">
          <table:table-cell office:value-type="float" office:value="53.2431" calcext:value-type="float">
            <text:p>53.2431</text:p>
          </table:table-cell>
          <table:table-cell office:value-type="float" office:value="287.52" calcext:value-type="float">
            <text:p>287.52</text:p>
          </table:table-cell>
          <table:table-cell office:value-type="float" office:value="41.2697" calcext:value-type="float">
            <text:p>41.2697</text:p>
          </table:table-cell>
          <table:table-cell office:value-type="float" office:value="50.8939" calcext:value-type="float">
            <text:p>50.8939</text:p>
          </table:table-cell>
          <table:table-cell office:value-type="float" office:value="276.194" calcext:value-type="float">
            <text:p>276.194</text:p>
          </table:table-cell>
          <table:table-cell office:value-type="float" office:value="41.3446" calcext:value-type="float">
            <text:p>41.3446</text:p>
          </table:table-cell>
          <table:table-cell/>
          <table:table-cell table:formula="of:=([.D774]-[.A774])/0.0166667" office:value-type="float" office:value="-140.951718096564" calcext:value-type="float">
            <text:p>-140.951718096564</text:p>
          </table:table-cell>
          <table:table-cell table:formula="of:=ABS([.E774]-[.B774])/0.0166667" office:value-type="float" office:value="679.558640882716" calcext:value-type="float">
            <text:p>679.558640882716</text:p>
          </table:table-cell>
          <table:table-cell table:formula="of:=([.F774]-[.C774])/0.0166667" office:value-type="float" office:value="4.49399101201795" calcext:value-type="float">
            <text:p>4.49399101201795</text:p>
          </table:table-cell>
          <table:table-cell table:formula="of:=DEGREES(ATAN(ABS([.F774]-[.C774])/ABS([.E774]-[.B774])))" office:value-type="float" office:value="0.378897344835506" calcext:value-type="float">
            <text:p>0.378897344835506</text:p>
          </table:table-cell>
          <table:table-cell table:formula="of:=SQRT(POWER([.H774];2)+POWER([.I774];2)+POWER([.J774];2))" office:value-type="float" office:value="694.037123782261" calcext:value-type="float">
            <text:p>694.037123782261</text:p>
          </table:table-cell>
        </table:table-row>
        <table:table-row table:style-name="ro1">
          <table:table-cell office:value-type="float" office:value="47.0181" calcext:value-type="float">
            <text:p>47.0181</text:p>
          </table:table-cell>
          <table:table-cell office:value-type="float" office:value="273.737" calcext:value-type="float">
            <text:p>273.737</text:p>
          </table:table-cell>
          <table:table-cell office:value-type="float" office:value="42.2793" calcext:value-type="float">
            <text:p>42.2793</text:p>
          </table:table-cell>
          <table:table-cell office:value-type="float" office:value="44.152" calcext:value-type="float">
            <text:p>44.152</text:p>
          </table:table-cell>
          <table:table-cell office:value-type="float" office:value="262.644" calcext:value-type="float">
            <text:p>262.644</text:p>
          </table:table-cell>
          <table:table-cell office:value-type="float" office:value="41.918" calcext:value-type="float">
            <text:p>41.918</text:p>
          </table:table-cell>
          <table:table-cell/>
          <table:table-cell table:formula="of:=([.D775]-[.A775])/0.0166667" office:value-type="float" office:value="-171.965656068688" calcext:value-type="float">
            <text:p>-171.965656068688</text:p>
          </table:table-cell>
          <table:table-cell table:formula="of:=ABS([.E775]-[.B775])/0.0166667" office:value-type="float" office:value="665.578668842663" calcext:value-type="float">
            <text:p>665.578668842663</text:p>
          </table:table-cell>
          <table:table-cell table:formula="of:=([.F775]-[.C775])/0.0166667" office:value-type="float" office:value="-21.6779566440867" calcext:value-type="float">
            <text:p>-21.6779566440867</text:p>
          </table:table-cell>
          <table:table-cell table:formula="of:=DEGREES(ATAN(ABS([.F775]-[.C775])/ABS([.E775]-[.B775])))" office:value-type="float" office:value="1.86546920205441" calcext:value-type="float">
            <text:p>1.86546920205441</text:p>
          </table:table-cell>
          <table:table-cell table:formula="of:=SQRT(POWER([.H775];2)+POWER([.I775];2)+POWER([.J775];2))" office:value-type="float" office:value="687.776915205628" calcext:value-type="float">
            <text:p>687.776915205628</text:p>
          </table:table-cell>
        </table:table-row>
        <table:table-row table:style-name="ro1">
          <table:table-cell office:value-type="float" office:value="54.3639" calcext:value-type="float">
            <text:p>54.3639</text:p>
          </table:table-cell>
          <table:table-cell office:value-type="float" office:value="284.994" calcext:value-type="float">
            <text:p>284.994</text:p>
          </table:table-cell>
          <table:table-cell office:value-type="float" office:value="41.4052" calcext:value-type="float">
            <text:p>41.4052</text:p>
          </table:table-cell>
          <table:table-cell office:value-type="float" office:value="52.8575" calcext:value-type="float">
            <text:p>52.8575</text:p>
          </table:table-cell>
          <table:table-cell office:value-type="float" office:value="271.304" calcext:value-type="float">
            <text:p>271.304</text:p>
          </table:table-cell>
          <table:table-cell office:value-type="float" office:value="41.872" calcext:value-type="float">
            <text:p>41.872</text:p>
          </table:table-cell>
          <table:table-cell/>
          <table:table-cell table:formula="of:=([.D776]-[.A776])/0.0166667" office:value-type="float" office:value="-90.3838192323615" calcext:value-type="float">
            <text:p>-90.3838192323615</text:p>
          </table:table-cell>
          <table:table-cell table:formula="of:=ABS([.E776]-[.B776])/0.0166667" office:value-type="float" office:value="821.398357203289" calcext:value-type="float">
            <text:p>821.398357203289</text:p>
          </table:table-cell>
          <table:table-cell table:formula="of:=([.F776]-[.C776])/0.0166667" office:value-type="float" office:value="28.007943984112" calcext:value-type="float">
            <text:p>28.007943984112</text:p>
          </table:table-cell>
          <table:table-cell table:formula="of:=DEGREES(ATAN(ABS([.F776]-[.C776])/ABS([.E776]-[.B776])))" office:value-type="float" office:value="1.95290808464343" calcext:value-type="float">
            <text:p>1.95290808464343</text:p>
          </table:table-cell>
          <table:table-cell table:formula="of:=SQRT(POWER([.H776];2)+POWER([.I776];2)+POWER([.J776];2))" office:value-type="float" office:value="826.83066036614" calcext:value-type="float">
            <text:p>826.83066036614</text:p>
          </table:table-cell>
        </table:table-row>
        <table:table-row table:style-name="ro1">
          <table:table-cell office:value-type="float" office:value="65.9416" calcext:value-type="float">
            <text:p>65.9416</text:p>
          </table:table-cell>
          <table:table-cell office:value-type="float" office:value="281.408" calcext:value-type="float">
            <text:p>281.408</text:p>
          </table:table-cell>
          <table:table-cell office:value-type="float" office:value="42.3659" calcext:value-type="float">
            <text:p>42.3659</text:p>
          </table:table-cell>
          <table:table-cell office:value-type="float" office:value="63.8192" calcext:value-type="float">
            <text:p>63.8192</text:p>
          </table:table-cell>
          <table:table-cell office:value-type="float" office:value="270.809" calcext:value-type="float">
            <text:p>270.809</text:p>
          </table:table-cell>
          <table:table-cell office:value-type="float" office:value="42.091" calcext:value-type="float">
            <text:p>42.091</text:p>
          </table:table-cell>
          <table:table-cell/>
          <table:table-cell table:formula="of:=([.D777]-[.A777])/0.0166667" office:value-type="float" office:value="-127.343745312509" calcext:value-type="float">
            <text:p>-127.343745312509</text:p>
          </table:table-cell>
          <table:table-cell table:formula="of:=ABS([.E777]-[.B777])/0.0166667" office:value-type="float" office:value="635.938728122543" calcext:value-type="float">
            <text:p>635.938728122543</text:p>
          </table:table-cell>
          <table:table-cell table:formula="of:=([.F777]-[.C777])/0.0166667" office:value-type="float" office:value="-16.4939670120661" calcext:value-type="float">
            <text:p>-16.4939670120661</text:p>
          </table:table-cell>
          <table:table-cell table:formula="of:=DEGREES(ATAN(ABS([.F777]-[.C777])/ABS([.E777]-[.B777])))" office:value-type="float" office:value="1.48571369141552" calcext:value-type="float">
            <text:p>1.48571369141552</text:p>
          </table:table-cell>
          <table:table-cell table:formula="of:=SQRT(POWER([.H777];2)+POWER([.I777];2)+POWER([.J777];2))" office:value-type="float" office:value="648.773108524182" calcext:value-type="float">
            <text:p>648.773108524182</text:p>
          </table:table-cell>
        </table:table-row>
        <table:table-row table:style-name="ro1">
          <table:table-cell office:value-type="float" office:value="71.529" calcext:value-type="float">
            <text:p>71.529</text:p>
          </table:table-cell>
          <table:table-cell office:value-type="float" office:value="284.78" calcext:value-type="float">
            <text:p>284.78</text:p>
          </table:table-cell>
          <table:table-cell office:value-type="float" office:value="42.0338" calcext:value-type="float">
            <text:p>42.0338</text:p>
          </table:table-cell>
          <table:table-cell office:value-type="float" office:value="69.7947" calcext:value-type="float">
            <text:p>69.7947</text:p>
          </table:table-cell>
          <table:table-cell office:value-type="float" office:value="269.026" calcext:value-type="float">
            <text:p>269.026</text:p>
          </table:table-cell>
          <table:table-cell office:value-type="float" office:value="42.8145" calcext:value-type="float">
            <text:p>42.8145</text:p>
          </table:table-cell>
          <table:table-cell/>
          <table:table-cell table:formula="of:=([.D778]-[.A778])/0.0166667" office:value-type="float" office:value="-104.057791884416" calcext:value-type="float">
            <text:p>-104.057791884416</text:p>
          </table:table-cell>
          <table:table-cell table:formula="of:=ABS([.E778]-[.B778])/0.0166667" office:value-type="float" office:value="945.238109523779" calcext:value-type="float">
            <text:p>945.238109523779</text:p>
          </table:table-cell>
          <table:table-cell table:formula="of:=([.F778]-[.C778])/0.0166667" office:value-type="float" office:value="46.8419063161876" calcext:value-type="float">
            <text:p>46.8419063161876</text:p>
          </table:table-cell>
          <table:table-cell table:formula="of:=DEGREES(ATAN(ABS([.F778]-[.C778])/ABS([.E778]-[.B778])))" office:value-type="float" office:value="2.83700982679002" calcext:value-type="float">
            <text:p>2.83700982679002</text:p>
          </table:table-cell>
          <table:table-cell table:formula="of:=SQRT(POWER([.H778];2)+POWER([.I778];2)+POWER([.J778];2))" office:value-type="float" office:value="952.10150295821" calcext:value-type="float">
            <text:p>952.10150295821</text:p>
          </table:table-cell>
        </table:table-row>
        <table:table-row table:style-name="ro1">
          <table:table-cell office:value-type="float" office:value="82.8979" calcext:value-type="float">
            <text:p>82.8979</text:p>
          </table:table-cell>
          <table:table-cell office:value-type="float" office:value="289.629" calcext:value-type="float">
            <text:p>289.629</text:p>
          </table:table-cell>
          <table:table-cell office:value-type="float" office:value="41.6789" calcext:value-type="float">
            <text:p>41.6789</text:p>
          </table:table-cell>
          <table:table-cell office:value-type="float" office:value="80.0968" calcext:value-type="float">
            <text:p>80.0968</text:p>
          </table:table-cell>
          <table:table-cell office:value-type="float" office:value="277.771" calcext:value-type="float">
            <text:p>277.771</text:p>
          </table:table-cell>
          <table:table-cell office:value-type="float" office:value="41.8095" calcext:value-type="float">
            <text:p>41.8095</text:p>
          </table:table-cell>
          <table:table-cell/>
          <table:table-cell table:formula="of:=([.D779]-[.A779])/0.0166667" office:value-type="float" office:value="-168.065663868673" calcext:value-type="float">
            <text:p>-168.065663868673</text:p>
          </table:table-cell>
          <table:table-cell table:formula="of:=ABS([.E779]-[.B779])/0.0166667" office:value-type="float" office:value="711.478577042846" calcext:value-type="float">
            <text:p>711.478577042846</text:p>
          </table:table-cell>
          <table:table-cell table:formula="of:=([.F779]-[.C779])/0.0166667" office:value-type="float" office:value="7.83598432803141" calcext:value-type="float">
            <text:p>7.83598432803141</text:p>
          </table:table-cell>
          <table:table-cell table:formula="of:=DEGREES(ATAN(ABS([.F779]-[.C779])/ABS([.E779]-[.B779])))" office:value-type="float" office:value="0.631010817073861" calcext:value-type="float">
            <text:p>0.631010817073861</text:p>
          </table:table-cell>
          <table:table-cell table:formula="of:=SQRT(POWER([.H779];2)+POWER([.I779];2)+POWER([.J779];2))" office:value-type="float" office:value="731.101385317331" calcext:value-type="float">
            <text:p>731.101385317331</text:p>
          </table:table-cell>
        </table:table-row>
        <table:table-row table:style-name="ro1">
          <table:table-cell office:value-type="float" office:value="89.0899" calcext:value-type="float">
            <text:p>89.0899</text:p>
          </table:table-cell>
          <table:table-cell office:value-type="float" office:value="289.582" calcext:value-type="float">
            <text:p>289.582</text:p>
          </table:table-cell>
          <table:table-cell office:value-type="float" office:value="42.3987" calcext:value-type="float">
            <text:p>42.3987</text:p>
          </table:table-cell>
          <table:table-cell office:value-type="float" office:value="86.6087" calcext:value-type="float">
            <text:p>86.6087</text:p>
          </table:table-cell>
          <table:table-cell office:value-type="float" office:value="276.628" calcext:value-type="float">
            <text:p>276.628</text:p>
          </table:table-cell>
          <table:table-cell office:value-type="float" office:value="42.6824" calcext:value-type="float">
            <text:p>42.6824</text:p>
          </table:table-cell>
          <table:table-cell/>
          <table:table-cell table:formula="of:=([.D780]-[.A780])/0.0166667" office:value-type="float" office:value="-148.871702256596" calcext:value-type="float">
            <text:p>-148.871702256596</text:p>
          </table:table-cell>
          <table:table-cell table:formula="of:=ABS([.E780]-[.B780])/0.0166667" office:value-type="float" office:value="777.238445523109" calcext:value-type="float">
            <text:p>777.238445523109</text:p>
          </table:table-cell>
          <table:table-cell table:formula="of:=([.F780]-[.C780])/0.0166667" office:value-type="float" office:value="17.0219659560683" calcext:value-type="float">
            <text:p>17.0219659560683</text:p>
          </table:table-cell>
          <table:table-cell table:formula="of:=DEGREES(ATAN(ABS([.F780]-[.C780])/ABS([.E780]-[.B780])))" office:value-type="float" office:value="1.25460974239765" calcext:value-type="float">
            <text:p>1.25460974239765</text:p>
          </table:table-cell>
          <table:table-cell table:formula="of:=SQRT(POWER([.H780];2)+POWER([.I780];2)+POWER([.J780];2))" office:value-type="float" office:value="791.550460966934" calcext:value-type="float">
            <text:p>791.550460966934</text:p>
          </table:table-cell>
        </table:table-row>
        <table:table-row table:style-name="ro1">
          <table:table-cell office:value-type="float" office:value="92.0827" calcext:value-type="float">
            <text:p>92.0827</text:p>
          </table:table-cell>
          <table:table-cell office:value-type="float" office:value="287.035" calcext:value-type="float">
            <text:p>287.035</text:p>
          </table:table-cell>
          <table:table-cell office:value-type="float" office:value="42.004" calcext:value-type="float">
            <text:p>42.004</text:p>
          </table:table-cell>
          <table:table-cell office:value-type="float" office:value="89.7358" calcext:value-type="float">
            <text:p>89.7358</text:p>
          </table:table-cell>
          <table:table-cell office:value-type="float" office:value="273.005" calcext:value-type="float">
            <text:p>273.005</text:p>
          </table:table-cell>
          <table:table-cell office:value-type="float" office:value="42.4877" calcext:value-type="float">
            <text:p>42.4877</text:p>
          </table:table-cell>
          <table:table-cell/>
          <table:table-cell table:formula="of:=([.D781]-[.A781])/0.0166667" office:value-type="float" office:value="-140.813718372564" calcext:value-type="float">
            <text:p>-140.813718372564</text:p>
          </table:table-cell>
          <table:table-cell table:formula="of:=ABS([.E781]-[.B781])/0.0166667" office:value-type="float" office:value="841.798316403369" calcext:value-type="float">
            <text:p>841.798316403369</text:p>
          </table:table-cell>
          <table:table-cell table:formula="of:=([.F781]-[.C781])/0.0166667" office:value-type="float" office:value="29.021941956116" calcext:value-type="float">
            <text:p>29.021941956116</text:p>
          </table:table-cell>
          <table:table-cell table:formula="of:=DEGREES(ATAN(ABS([.F781]-[.C781])/ABS([.E781]-[.B781])))" office:value-type="float" office:value="1.97455424606166" calcext:value-type="float">
            <text:p>1.97455424606166</text:p>
          </table:table-cell>
          <table:table-cell table:formula="of:=SQRT(POWER([.H781];2)+POWER([.I781];2)+POWER([.J781];2))" office:value-type="float" office:value="853.987811327749" calcext:value-type="float">
            <text:p>853.987811327749</text:p>
          </table:table-cell>
        </table:table-row>
        <table:table-row table:style-name="ro1">
          <table:table-cell office:value-type="float" office:value="93.7512" calcext:value-type="float">
            <text:p>93.7512</text:p>
          </table:table-cell>
          <table:table-cell office:value-type="float" office:value="289.721" calcext:value-type="float">
            <text:p>289.721</text:p>
          </table:table-cell>
          <table:table-cell office:value-type="float" office:value="41.57" calcext:value-type="float">
            <text:p>41.57</text:p>
          </table:table-cell>
          <table:table-cell office:value-type="float" office:value="91.5435" calcext:value-type="float">
            <text:p>91.5435</text:p>
          </table:table-cell>
          <table:table-cell office:value-type="float" office:value="274.354" calcext:value-type="float">
            <text:p>274.354</text:p>
          </table:table-cell>
          <table:table-cell office:value-type="float" office:value="42.0079" calcext:value-type="float">
            <text:p>42.0079</text:p>
          </table:table-cell>
          <table:table-cell/>
          <table:table-cell table:formula="of:=([.D782]-[.A782])/0.0166667" office:value-type="float" office:value="-132.46173507653" calcext:value-type="float">
            <text:p>-132.46173507653</text:p>
          </table:table-cell>
          <table:table-cell table:formula="of:=ABS([.E782]-[.B782])/0.0166667" office:value-type="float" office:value="922.018155963689" calcext:value-type="float">
            <text:p>922.018155963689</text:p>
          </table:table-cell>
          <table:table-cell table:formula="of:=([.F782]-[.C782])/0.0166667" office:value-type="float" office:value="26.273947452105" calcext:value-type="float">
            <text:p>26.273947452105</text:p>
          </table:table-cell>
          <table:table-cell table:formula="of:=DEGREES(ATAN(ABS([.F782]-[.C782])/ABS([.E782]-[.B782])))" office:value-type="float" office:value="1.63226615032535" calcext:value-type="float">
            <text:p>1.63226615032535</text:p>
          </table:table-cell>
          <table:table-cell table:formula="of:=SQRT(POWER([.H782];2)+POWER([.I782];2)+POWER([.J782];2))" office:value-type="float" office:value="931.855091471245" calcext:value-type="float">
            <text:p>931.855091471245</text:p>
          </table:table-cell>
        </table:table-row>
        <table:table-row table:style-name="ro1">
          <table:table-cell office:value-type="float" office:value="97.7944" calcext:value-type="float">
            <text:p>97.7944</text:p>
          </table:table-cell>
          <table:table-cell office:value-type="float" office:value="283.944" calcext:value-type="float">
            <text:p>283.944</text:p>
          </table:table-cell>
          <table:table-cell office:value-type="float" office:value="43.7013" calcext:value-type="float">
            <text:p>43.7013</text:p>
          </table:table-cell>
          <table:table-cell office:value-type="float" office:value="95.3749" calcext:value-type="float">
            <text:p>95.3749</text:p>
          </table:table-cell>
          <table:table-cell office:value-type="float" office:value="271.508" calcext:value-type="float">
            <text:p>271.508</text:p>
          </table:table-cell>
          <table:table-cell office:value-type="float" office:value="43.9109" calcext:value-type="float">
            <text:p>43.9109</text:p>
          </table:table-cell>
          <table:table-cell/>
          <table:table-cell table:formula="of:=([.D783]-[.A783])/0.0166667" office:value-type="float" office:value="-145.169709660581" calcext:value-type="float">
            <text:p>-145.169709660581</text:p>
          </table:table-cell>
          <table:table-cell table:formula="of:=ABS([.E783]-[.B783])/0.0166667" office:value-type="float" office:value="746.158507682987" calcext:value-type="float">
            <text:p>746.158507682987</text:p>
          </table:table-cell>
          <table:table-cell table:formula="of:=([.F783]-[.C783])/0.0166667" office:value-type="float" office:value="12.57597484805" calcext:value-type="float">
            <text:p>12.57597484805</text:p>
          </table:table-cell>
          <table:table-cell table:formula="of:=DEGREES(ATAN(ABS([.F783]-[.C783])/ABS([.E783]-[.B783])))" office:value-type="float" office:value="0.965588488268841" calcext:value-type="float">
            <text:p>0.965588488268841</text:p>
          </table:table-cell>
          <table:table-cell table:formula="of:=SQRT(POWER([.H783];2)+POWER([.I783];2)+POWER([.J783];2))" office:value-type="float" office:value="760.253193570417" calcext:value-type="float">
            <text:p>760.253193570417</text:p>
          </table:table-cell>
        </table:table-row>
        <table:table-row table:style-name="ro1">
          <table:table-cell office:value-type="float" office:value="98.5501" calcext:value-type="float">
            <text:p>98.5501</text:p>
          </table:table-cell>
          <table:table-cell office:value-type="float" office:value="283.862" calcext:value-type="float">
            <text:p>283.862</text:p>
          </table:table-cell>
          <table:table-cell office:value-type="float" office:value="43.9596" calcext:value-type="float">
            <text:p>43.9596</text:p>
          </table:table-cell>
          <table:table-cell office:value-type="float" office:value="95.9753" calcext:value-type="float">
            <text:p>95.9753</text:p>
          </table:table-cell>
          <table:table-cell office:value-type="float" office:value="268.936" calcext:value-type="float">
            <text:p>268.936</text:p>
          </table:table-cell>
          <table:table-cell office:value-type="float" office:value="44.5554" calcext:value-type="float">
            <text:p>44.5554</text:p>
          </table:table-cell>
          <table:table-cell/>
          <table:table-cell table:formula="of:=([.D784]-[.A784])/0.0166667" office:value-type="float" office:value="-154.487691024618" calcext:value-type="float">
            <text:p>-154.487691024618</text:p>
          </table:table-cell>
          <table:table-cell table:formula="of:=ABS([.E784]-[.B784])/0.0166667" office:value-type="float" office:value="895.558208883585" calcext:value-type="float">
            <text:p>895.558208883585</text:p>
          </table:table-cell>
          <table:table-cell table:formula="of:=([.F784]-[.C784])/0.0166667" office:value-type="float" office:value="35.7479285041428" calcext:value-type="float">
            <text:p>35.7479285041428</text:p>
          </table:table-cell>
          <table:table-cell table:formula="of:=DEGREES(ATAN(ABS([.F784]-[.C784])/ABS([.E784]-[.B784])))" office:value-type="float" office:value="2.28585769716511" calcext:value-type="float">
            <text:p>2.28585769716511</text:p>
          </table:table-cell>
          <table:table-cell table:formula="of:=SQRT(POWER([.H784];2)+POWER([.I784];2)+POWER([.J784];2))" office:value-type="float" office:value="909.488244327122" calcext:value-type="float">
            <text:p>909.488244327122</text:p>
          </table:table-cell>
        </table:table-row>
        <table:table-row table:style-name="ro1">
          <table:table-cell office:value-type="float" office:value="101.29" calcext:value-type="float">
            <text:p>101.29</text:p>
          </table:table-cell>
          <table:table-cell office:value-type="float" office:value="278.726" calcext:value-type="float">
            <text:p>278.726</text:p>
          </table:table-cell>
          <table:table-cell office:value-type="float" office:value="43.7251" calcext:value-type="float">
            <text:p>43.7251</text:p>
          </table:table-cell>
          <table:table-cell office:value-type="float" office:value="99.2237" calcext:value-type="float">
            <text:p>99.2237</text:p>
          </table:table-cell>
          <table:table-cell office:value-type="float" office:value="265.372" calcext:value-type="float">
            <text:p>265.372</text:p>
          </table:table-cell>
          <table:table-cell office:value-type="float" office:value="44.1164" calcext:value-type="float">
            <text:p>44.1164</text:p>
          </table:table-cell>
          <table:table-cell/>
          <table:table-cell table:formula="of:=([.D785]-[.A785])/0.0166667" office:value-type="float" office:value="-123.977752044497" calcext:value-type="float">
            <text:p>-123.977752044497</text:p>
          </table:table-cell>
          <table:table-cell table:formula="of:=ABS([.E785]-[.B785])/0.0166667" office:value-type="float" office:value="801.238397523204" calcext:value-type="float">
            <text:p>801.238397523204</text:p>
          </table:table-cell>
          <table:table-cell table:formula="of:=([.F785]-[.C785])/0.0166667" office:value-type="float" office:value="23.477953044094" calcext:value-type="float">
            <text:p>23.477953044094</text:p>
          </table:table-cell>
          <table:table-cell table:formula="of:=DEGREES(ATAN(ABS([.F785]-[.C785])/ABS([.E785]-[.B785])))" office:value-type="float" office:value="1.6784053601657" calcext:value-type="float">
            <text:p>1.6784053601657</text:p>
          </table:table-cell>
          <table:table-cell table:formula="of:=SQRT(POWER([.H785];2)+POWER([.I785];2)+POWER([.J785];2))" office:value-type="float" office:value="811.113226958295" calcext:value-type="float">
            <text:p>811.113226958295</text:p>
          </table:table-cell>
        </table:table-row>
        <table:table-row table:style-name="ro1">
          <table:table-cell office:value-type="float" office:value="110.855" calcext:value-type="float">
            <text:p>110.855</text:p>
          </table:table-cell>
          <table:table-cell office:value-type="float" office:value="281.684" calcext:value-type="float">
            <text:p>281.684</text:p>
          </table:table-cell>
          <table:table-cell office:value-type="float" office:value="43.6917" calcext:value-type="float">
            <text:p>43.6917</text:p>
          </table:table-cell>
          <table:table-cell office:value-type="float" office:value="108.834" calcext:value-type="float">
            <text:p>108.834</text:p>
          </table:table-cell>
          <table:table-cell office:value-type="float" office:value="272.092" calcext:value-type="float">
            <text:p>272.092</text:p>
          </table:table-cell>
          <table:table-cell office:value-type="float" office:value="43.4629" calcext:value-type="float">
            <text:p>43.4629</text:p>
          </table:table-cell>
          <table:table-cell/>
          <table:table-cell table:formula="of:=([.D786]-[.A786])/0.0166667" office:value-type="float" office:value="-121.259757480485" calcext:value-type="float">
            <text:p>-121.259757480485</text:p>
          </table:table-cell>
          <table:table-cell table:formula="of:=ABS([.E786]-[.B786])/0.0166667" office:value-type="float" office:value="575.518848962305" calcext:value-type="float">
            <text:p>575.518848962305</text:p>
          </table:table-cell>
          <table:table-cell table:formula="of:=([.F786]-[.C786])/0.0166667" office:value-type="float" office:value="-13.7279725440549" calcext:value-type="float">
            <text:p>-13.7279725440549</text:p>
          </table:table-cell>
          <table:table-cell table:formula="of:=DEGREES(ATAN(ABS([.F786]-[.C786])/ABS([.E786]-[.B786])))" office:value-type="float" office:value="1.36642920297682" calcext:value-type="float">
            <text:p>1.36642920297682</text:p>
          </table:table-cell>
          <table:table-cell table:formula="of:=SQRT(POWER([.H786];2)+POWER([.I786];2)+POWER([.J786];2))" office:value-type="float" office:value="588.314823479141" calcext:value-type="float">
            <text:p>588.314823479141</text:p>
          </table:table-cell>
        </table:table-row>
        <table:table-row table:style-name="ro1">
          <table:table-cell office:value-type="float" office:value="115.892" calcext:value-type="float">
            <text:p>115.892</text:p>
          </table:table-cell>
          <table:table-cell office:value-type="float" office:value="278.584" calcext:value-type="float">
            <text:p>278.584</text:p>
          </table:table-cell>
          <table:table-cell office:value-type="float" office:value="43.6316" calcext:value-type="float">
            <text:p>43.6316</text:p>
          </table:table-cell>
          <table:table-cell office:value-type="float" office:value="113.222" calcext:value-type="float">
            <text:p>113.222</text:p>
          </table:table-cell>
          <table:table-cell office:value-type="float" office:value="263.191" calcext:value-type="float">
            <text:p>263.191</text:p>
          </table:table-cell>
          <table:table-cell office:value-type="float" office:value="44.3518" calcext:value-type="float">
            <text:p>44.3518</text:p>
          </table:table-cell>
          <table:table-cell/>
          <table:table-cell table:formula="of:=([.D787]-[.A787])/0.0166667" office:value-type="float" office:value="-160.199679600641" calcext:value-type="float">
            <text:p>-160.199679600641</text:p>
          </table:table-cell>
          <table:table-cell table:formula="of:=ABS([.E787]-[.B787])/0.0166667" office:value-type="float" office:value="923.578152843696" calcext:value-type="float">
            <text:p>923.578152843696</text:p>
          </table:table-cell>
          <table:table-cell table:formula="of:=([.F787]-[.C787])/0.0166667" office:value-type="float" office:value="43.2119135761728" calcext:value-type="float">
            <text:p>43.2119135761728</text:p>
          </table:table-cell>
          <table:table-cell table:formula="of:=DEGREES(ATAN(ABS([.F787]-[.C787])/ABS([.E787]-[.B787])))" office:value-type="float" office:value="2.67877279630509" calcext:value-type="float">
            <text:p>2.67877279630509</text:p>
          </table:table-cell>
          <table:table-cell table:formula="of:=SQRT(POWER([.H787];2)+POWER([.I787];2)+POWER([.J787];2))" office:value-type="float" office:value="938.364434124203" calcext:value-type="float">
            <text:p>938.364434124203</text:p>
          </table:table-cell>
        </table:table-row>
        <table:table-row table:style-name="ro1">
          <table:table-cell office:value-type="float" office:value="120.58" calcext:value-type="float">
            <text:p>120.58</text:p>
          </table:table-cell>
          <table:table-cell office:value-type="float" office:value="280.251" calcext:value-type="float">
            <text:p>280.251</text:p>
          </table:table-cell>
          <table:table-cell office:value-type="float" office:value="44.0886" calcext:value-type="float">
            <text:p>44.0886</text:p>
          </table:table-cell>
          <table:table-cell office:value-type="float" office:value="117.52" calcext:value-type="float">
            <text:p>117.52</text:p>
          </table:table-cell>
          <table:table-cell office:value-type="float" office:value="264.913" calcext:value-type="float">
            <text:p>264.913</text:p>
          </table:table-cell>
          <table:table-cell office:value-type="float" office:value="44.773" calcext:value-type="float">
            <text:p>44.773</text:p>
          </table:table-cell>
          <table:table-cell/>
          <table:table-cell table:formula="of:=([.D788]-[.A788])/0.0166667" office:value-type="float" office:value="-183.599632800735" calcext:value-type="float">
            <text:p>-183.599632800735</text:p>
          </table:table-cell>
          <table:table-cell table:formula="of:=ABS([.E788]-[.B788])/0.0166667" office:value-type="float" office:value="920.278159443679" calcext:value-type="float">
            <text:p>920.278159443679</text:p>
          </table:table-cell>
          <table:table-cell table:formula="of:=([.F788]-[.C788])/0.0166667" office:value-type="float" office:value="41.0639178721645" calcext:value-type="float">
            <text:p>41.0639178721645</text:p>
          </table:table-cell>
          <table:table-cell table:formula="of:=DEGREES(ATAN(ABS([.F788]-[.C788])/ABS([.E788]-[.B788])))" office:value-type="float" office:value="2.55491181085074" calcext:value-type="float">
            <text:p>2.55491181085074</text:p>
          </table:table-cell>
          <table:table-cell table:formula="of:=SQRT(POWER([.H788];2)+POWER([.I788];2)+POWER([.J788];2))" office:value-type="float" office:value="939.311961631822" calcext:value-type="float">
            <text:p>939.311961631822</text:p>
          </table:table-cell>
        </table:table-row>
        <table:table-row table:style-name="ro1">
          <table:table-cell office:value-type="float" office:value="123.753" calcext:value-type="float">
            <text:p>123.753</text:p>
          </table:table-cell>
          <table:table-cell office:value-type="float" office:value="272.404" calcext:value-type="float">
            <text:p>272.404</text:p>
          </table:table-cell>
          <table:table-cell office:value-type="float" office:value="44.0401" calcext:value-type="float">
            <text:p>44.0401</text:p>
          </table:table-cell>
          <table:table-cell office:value-type="float" office:value="120.08" calcext:value-type="float">
            <text:p>120.08</text:p>
          </table:table-cell>
          <table:table-cell office:value-type="float" office:value="258.917" calcext:value-type="float">
            <text:p>258.917</text:p>
          </table:table-cell>
          <table:table-cell office:value-type="float" office:value="44.2616" calcext:value-type="float">
            <text:p>44.2616</text:p>
          </table:table-cell>
          <table:table-cell/>
          <table:table-cell table:formula="of:=([.D789]-[.A789])/0.0166667" office:value-type="float" office:value="-220.379559240882" calcext:value-type="float">
            <text:p>-220.379559240882</text:p>
          </table:table-cell>
          <table:table-cell table:formula="of:=ABS([.E789]-[.B789])/0.0166667" office:value-type="float" office:value="809.218381563238" calcext:value-type="float">
            <text:p>809.218381563238</text:p>
          </table:table-cell>
          <table:table-cell table:formula="of:=([.F789]-[.C789])/0.0166667" office:value-type="float" office:value="13.2899734200531" calcext:value-type="float">
            <text:p>13.2899734200531</text:p>
          </table:table-cell>
          <table:table-cell table:formula="of:=DEGREES(ATAN(ABS([.F789]-[.C789])/ABS([.E789]-[.B789])))" office:value-type="float" office:value="0.940896739857002" calcext:value-type="float">
            <text:p>0.940896739857002</text:p>
          </table:table-cell>
          <table:table-cell table:formula="of:=SQRT(POWER([.H789];2)+POWER([.I789];2)+POWER([.J789];2))" office:value-type="float" office:value="838.795661996733" calcext:value-type="float">
            <text:p>838.795661996733</text:p>
          </table:table-cell>
        </table:table-row>
        <table:table-row table:style-name="ro1">
          <table:table-cell office:value-type="float" office:value="126.225" calcext:value-type="float">
            <text:p>126.225</text:p>
          </table:table-cell>
          <table:table-cell office:value-type="float" office:value="276.718" calcext:value-type="float">
            <text:p>276.718</text:p>
          </table:table-cell>
          <table:table-cell office:value-type="float" office:value="44.3418" calcext:value-type="float">
            <text:p>44.3418</text:p>
          </table:table-cell>
          <table:table-cell office:value-type="float" office:value="122.374" calcext:value-type="float">
            <text:p>122.374</text:p>
          </table:table-cell>
          <table:table-cell office:value-type="float" office:value="266.654" calcext:value-type="float">
            <text:p>266.654</text:p>
          </table:table-cell>
          <table:table-cell office:value-type="float" office:value="44.2193" calcext:value-type="float">
            <text:p>44.2193</text:p>
          </table:table-cell>
          <table:table-cell/>
          <table:table-cell table:formula="of:=([.D790]-[.A790])/0.0166667" office:value-type="float" office:value="-231.059537880924" calcext:value-type="float">
            <text:p>-231.059537880924</text:p>
          </table:table-cell>
          <table:table-cell table:formula="of:=ABS([.E790]-[.B790])/0.0166667" office:value-type="float" office:value="603.838792322417" calcext:value-type="float">
            <text:p>603.838792322417</text:p>
          </table:table-cell>
          <table:table-cell table:formula="of:=([.F790]-[.C790])/0.0166667" office:value-type="float" office:value="-7.34998530002954" calcext:value-type="float">
            <text:p>-7.34998530002954</text:p>
          </table:table-cell>
          <table:table-cell table:formula="of:=DEGREES(ATAN(ABS([.F790]-[.C790])/ABS([.E790]-[.B790])))" office:value-type="float" office:value="0.697375436146206" calcext:value-type="float">
            <text:p>0.697375436146206</text:p>
          </table:table-cell>
          <table:table-cell table:formula="of:=SQRT(POWER([.H790];2)+POWER([.I790];2)+POWER([.J790];2))" office:value-type="float" office:value="646.578548548474" calcext:value-type="float">
            <text:p>646.578548548474</text:p>
          </table:table-cell>
        </table:table-row>
        <table:table-row table:style-name="ro1">
          <table:table-cell office:value-type="float" office:value="131.491" calcext:value-type="float">
            <text:p>131.491</text:p>
          </table:table-cell>
          <table:table-cell office:value-type="float" office:value="280.63" calcext:value-type="float">
            <text:p>280.63</text:p>
          </table:table-cell>
          <table:table-cell office:value-type="float" office:value="43.9516" calcext:value-type="float">
            <text:p>43.9516</text:p>
          </table:table-cell>
          <table:table-cell office:value-type="float" office:value="128.002" calcext:value-type="float">
            <text:p>128.002</text:p>
          </table:table-cell>
          <table:table-cell office:value-type="float" office:value="270.471" calcext:value-type="float">
            <text:p>270.471</text:p>
          </table:table-cell>
          <table:table-cell office:value-type="float" office:value="43.821" calcext:value-type="float">
            <text:p>43.821</text:p>
          </table:table-cell>
          <table:table-cell/>
          <table:table-cell table:formula="of:=([.D791]-[.A791])/0.0166667" office:value-type="float" office:value="-209.339581320838" calcext:value-type="float">
            <text:p>-209.339581320838</text:p>
          </table:table-cell>
          <table:table-cell table:formula="of:=ABS([.E791]-[.B791])/0.0166667" office:value-type="float" office:value="609.538780922438" calcext:value-type="float">
            <text:p>609.538780922438</text:p>
          </table:table-cell>
          <table:table-cell table:formula="of:=([.F791]-[.C791])/0.0166667" office:value-type="float" office:value="-7.83598432803141" calcext:value-type="float">
            <text:p>-7.83598432803141</text:p>
          </table:table-cell>
          <table:table-cell table:formula="of:=DEGREES(ATAN(ABS([.F791]-[.C791])/ABS([.E791]-[.B791])))" office:value-type="float" office:value="0.736530822457617" calcext:value-type="float">
            <text:p>0.736530822457617</text:p>
          </table:table-cell>
          <table:table-cell table:formula="of:=SQRT(POWER([.H791];2)+POWER([.I791];2)+POWER([.J791];2))" office:value-type="float" office:value="644.532379641538" calcext:value-type="float">
            <text:p>644.532379641538</text:p>
          </table:table-cell>
        </table:table-row>
        <table:table-row table:style-name="ro1">
          <table:table-cell office:value-type="float" office:value="129.502" calcext:value-type="float">
            <text:p>129.502</text:p>
          </table:table-cell>
          <table:table-cell office:value-type="float" office:value="272.58" calcext:value-type="float">
            <text:p>272.58</text:p>
          </table:table-cell>
          <table:table-cell office:value-type="float" office:value="43.7248" calcext:value-type="float">
            <text:p>43.7248</text:p>
          </table:table-cell>
          <table:table-cell office:value-type="float" office:value="126.206" calcext:value-type="float">
            <text:p>126.206</text:p>
          </table:table-cell>
          <table:table-cell office:value-type="float" office:value="261.502" calcext:value-type="float">
            <text:p>261.502</text:p>
          </table:table-cell>
          <table:table-cell office:value-type="float" office:value="43.5602" calcext:value-type="float">
            <text:p>43.5602</text:p>
          </table:table-cell>
          <table:table-cell/>
          <table:table-cell table:formula="of:=([.D792]-[.A792])/0.0166667" office:value-type="float" office:value="-197.759604480791" calcext:value-type="float">
            <text:p>-197.759604480791</text:p>
          </table:table-cell>
          <table:table-cell table:formula="of:=ABS([.E792]-[.B792])/0.0166667" office:value-type="float" office:value="664.678670642657" calcext:value-type="float">
            <text:p>664.678670642657</text:p>
          </table:table-cell>
          <table:table-cell table:formula="of:=([.F792]-[.C792])/0.0166667" office:value-type="float" office:value="-9.87598024803951" calcext:value-type="float">
            <text:p>-9.87598024803951</text:p>
          </table:table-cell>
          <table:table-cell table:formula="of:=DEGREES(ATAN(ABS([.F792]-[.C792])/ABS([.E792]-[.B792])))" office:value-type="float" office:value="0.851253961536448" calcext:value-type="float">
            <text:p>0.851253961536448</text:p>
          </table:table-cell>
          <table:table-cell table:formula="of:=SQRT(POWER([.H792];2)+POWER([.I792];2)+POWER([.J792];2))" office:value-type="float" office:value="693.544613819146" calcext:value-type="float">
            <text:p>693.544613819146</text:p>
          </table:table-cell>
        </table:table-row>
        <table:table-row table:style-name="ro1">
          <table:table-cell office:value-type="float" office:value="132.898" calcext:value-type="float">
            <text:p>132.898</text:p>
          </table:table-cell>
          <table:table-cell office:value-type="float" office:value="283.92" calcext:value-type="float">
            <text:p>283.92</text:p>
          </table:table-cell>
          <table:table-cell office:value-type="float" office:value="44.4445" calcext:value-type="float">
            <text:p>44.4445</text:p>
          </table:table-cell>
          <table:table-cell office:value-type="float" office:value="129.497" calcext:value-type="float">
            <text:p>129.497</text:p>
          </table:table-cell>
          <table:table-cell office:value-type="float" office:value="271.035" calcext:value-type="float">
            <text:p>271.035</text:p>
          </table:table-cell>
          <table:table-cell office:value-type="float" office:value="45.1949" calcext:value-type="float">
            <text:p>45.1949</text:p>
          </table:table-cell>
          <table:table-cell/>
          <table:table-cell table:formula="of:=([.D793]-[.A793])/0.0166667" office:value-type="float" office:value="-204.059591880815" calcext:value-type="float">
            <text:p>-204.059591880815</text:p>
          </table:table-cell>
          <table:table-cell table:formula="of:=ABS([.E793]-[.B793])/0.0166667" office:value-type="float" office:value="773.098453803092" calcext:value-type="float">
            <text:p>773.098453803092</text:p>
          </table:table-cell>
          <table:table-cell table:formula="of:=([.F793]-[.C793])/0.0166667" office:value-type="float" office:value="45.02390995218" calcext:value-type="float">
            <text:p>45.02390995218</text:p>
          </table:table-cell>
          <table:table-cell table:formula="of:=DEGREES(ATAN(ABS([.F793]-[.C793])/ABS([.E793]-[.B793])))" office:value-type="float" office:value="3.3330417743147" calcext:value-type="float">
            <text:p>3.3330417743147</text:p>
          </table:table-cell>
          <table:table-cell table:formula="of:=SQRT(POWER([.H793];2)+POWER([.I793];2)+POWER([.J793];2))" office:value-type="float" office:value="800.842486871593" calcext:value-type="float">
            <text:p>800.842486871593</text:p>
          </table:table-cell>
        </table:table-row>
        <table:table-row table:style-name="ro1">
          <table:table-cell office:value-type="float" office:value="138.917" calcext:value-type="float">
            <text:p>138.917</text:p>
          </table:table-cell>
          <table:table-cell office:value-type="float" office:value="283.502" calcext:value-type="float">
            <text:p>283.502</text:p>
          </table:table-cell>
          <table:table-cell office:value-type="float" office:value="44.9697" calcext:value-type="float">
            <text:p>44.9697</text:p>
          </table:table-cell>
          <table:table-cell office:value-type="float" office:value="136.95" calcext:value-type="float">
            <text:p>136.95</text:p>
          </table:table-cell>
          <table:table-cell office:value-type="float" office:value="281.759" calcext:value-type="float">
            <text:p>281.759</text:p>
          </table:table-cell>
          <table:table-cell office:value-type="float" office:value="43.9914" calcext:value-type="float">
            <text:p>43.9914</text:p>
          </table:table-cell>
          <table:table-cell/>
          <table:table-cell table:formula="of:=([.D794]-[.A794])/0.0166667" office:value-type="float" office:value="-118.019763960473" calcext:value-type="float">
            <text:p>-118.019763960473</text:p>
          </table:table-cell>
          <table:table-cell table:formula="of:=ABS([.E794]-[.B794])/0.0166667" office:value-type="float" office:value="104.579790840418" calcext:value-type="float">
            <text:p>104.579790840418</text:p>
          </table:table-cell>
          <table:table-cell table:formula="of:=([.F794]-[.C794])/0.0166667" office:value-type="float" office:value="-58.6978826042351" calcext:value-type="float">
            <text:p>-58.6978826042351</text:p>
          </table:table-cell>
          <table:table-cell table:formula="of:=DEGREES(ATAN(ABS([.F794]-[.C794])/ABS([.E794]-[.B794])))" office:value-type="float" office:value="29.3043501385201" calcext:value-type="float">
            <text:p>29.3043501385201</text:p>
          </table:table-cell>
          <table:table-cell table:formula="of:=SQRT(POWER([.H794];2)+POWER([.I794];2)+POWER([.J794];2))" office:value-type="float" office:value="168.258844521564" calcext:value-type="float">
            <text:p>168.258844521564</text:p>
          </table:table-cell>
        </table:table-row>
        <table:table-row table:style-name="ro1">
          <table:table-cell office:value-type="float" office:value="137.687" calcext:value-type="float">
            <text:p>137.687</text:p>
          </table:table-cell>
          <table:table-cell office:value-type="float" office:value="290.681" calcext:value-type="float">
            <text:p>290.681</text:p>
          </table:table-cell>
          <table:table-cell office:value-type="float" office:value="43.1317" calcext:value-type="float">
            <text:p>43.1317</text:p>
          </table:table-cell>
          <table:table-cell office:value-type="float" office:value="134.293" calcext:value-type="float">
            <text:p>134.293</text:p>
          </table:table-cell>
          <table:table-cell office:value-type="float" office:value="278.789" calcext:value-type="float">
            <text:p>278.789</text:p>
          </table:table-cell>
          <table:table-cell office:value-type="float" office:value="43.716" calcext:value-type="float">
            <text:p>43.716</text:p>
          </table:table-cell>
          <table:table-cell/>
          <table:table-cell table:formula="of:=([.D795]-[.A795])/0.0166667" office:value-type="float" office:value="-203.639592720815" calcext:value-type="float">
            <text:p>-203.639592720815</text:p>
          </table:table-cell>
          <table:table-cell table:formula="of:=ABS([.E795]-[.B795])/0.0166667" office:value-type="float" office:value="713.518572962854" calcext:value-type="float">
            <text:p>713.518572962854</text:p>
          </table:table-cell>
          <table:table-cell table:formula="of:=([.F795]-[.C795])/0.0166667" office:value-type="float" office:value="35.0579298841402" calcext:value-type="float">
            <text:p>35.0579298841402</text:p>
          </table:table-cell>
          <table:table-cell table:formula="of:=DEGREES(ATAN(ABS([.F795]-[.C795])/ABS([.E795]-[.B795])))" office:value-type="float" office:value="2.81290134734306" calcext:value-type="float">
            <text:p>2.81290134734306</text:p>
          </table:table-cell>
          <table:table-cell table:formula="of:=SQRT(POWER([.H795];2)+POWER([.I795];2)+POWER([.J795];2))" office:value-type="float" office:value="742.837058939717" calcext:value-type="float">
            <text:p>742.837058939717</text:p>
          </table:table-cell>
        </table:table-row>
        <table:table-row table:style-name="ro1">
          <table:table-cell office:value-type="float" office:value="130.262" calcext:value-type="float">
            <text:p>130.262</text:p>
          </table:table-cell>
          <table:table-cell office:value-type="float" office:value="280.899" calcext:value-type="float">
            <text:p>280.899</text:p>
          </table:table-cell>
          <table:table-cell office:value-type="float" office:value="43.9188" calcext:value-type="float">
            <text:p>43.9188</text:p>
          </table:table-cell>
          <table:table-cell office:value-type="float" office:value="127.181" calcext:value-type="float">
            <text:p>127.181</text:p>
          </table:table-cell>
          <table:table-cell office:value-type="float" office:value="268.041" calcext:value-type="float">
            <text:p>268.041</text:p>
          </table:table-cell>
          <table:table-cell office:value-type="float" office:value="44.6977" calcext:value-type="float">
            <text:p>44.6977</text:p>
          </table:table-cell>
          <table:table-cell/>
          <table:table-cell table:formula="of:=([.D796]-[.A796])/0.0166667" office:value-type="float" office:value="-184.85963028074" calcext:value-type="float">
            <text:p>-184.85963028074</text:p>
          </table:table-cell>
          <table:table-cell table:formula="of:=ABS([.E796]-[.B796])/0.0166667" office:value-type="float" office:value="771.478457043086" calcext:value-type="float">
            <text:p>771.478457043086</text:p>
          </table:table-cell>
          <table:table-cell table:formula="of:=([.F796]-[.C796])/0.0166667" office:value-type="float" office:value="46.7339065321869" calcext:value-type="float">
            <text:p>46.7339065321869</text:p>
          </table:table-cell>
          <table:table-cell table:formula="of:=DEGREES(ATAN(ABS([.F796]-[.C796])/ABS([.E796]-[.B796])))" office:value-type="float" office:value="3.46657444615938" calcext:value-type="float">
            <text:p>3.46657444615938</text:p>
          </table:table-cell>
          <table:table-cell table:formula="of:=SQRT(POWER([.H796];2)+POWER([.I796];2)+POWER([.J796];2))" office:value-type="float" office:value="794.692488078799" calcext:value-type="float">
            <text:p>794.692488078799</text:p>
          </table:table-cell>
        </table:table-row>
        <table:table-row table:style-name="ro1">
          <table:table-cell office:value-type="float" office:value="119.932" calcext:value-type="float">
            <text:p>119.932</text:p>
          </table:table-cell>
          <table:table-cell office:value-type="float" office:value="273.366" calcext:value-type="float">
            <text:p>273.366</text:p>
          </table:table-cell>
          <table:table-cell office:value-type="float" office:value="42.4343" calcext:value-type="float">
            <text:p>42.4343</text:p>
          </table:table-cell>
          <table:table-cell office:value-type="float" office:value="116.105" calcext:value-type="float">
            <text:p>116.105</text:p>
          </table:table-cell>
          <table:table-cell office:value-type="float" office:value="264.505" calcext:value-type="float">
            <text:p>264.505</text:p>
          </table:table-cell>
          <table:table-cell office:value-type="float" office:value="41.934" calcext:value-type="float">
            <text:p>41.934</text:p>
          </table:table-cell>
          <table:table-cell/>
          <table:table-cell table:formula="of:=([.D797]-[.A797])/0.0166667" office:value-type="float" office:value="-229.619540760918" calcext:value-type="float">
            <text:p>-229.619540760918</text:p>
          </table:table-cell>
          <table:table-cell table:formula="of:=ABS([.E797]-[.B797])/0.0166667" office:value-type="float" office:value="531.658936682126" calcext:value-type="float">
            <text:p>531.658936682126</text:p>
          </table:table-cell>
          <table:table-cell table:formula="of:=([.F797]-[.C797])/0.0166667" office:value-type="float" office:value="-30.0179399641202" calcext:value-type="float">
            <text:p>-30.0179399641202</text:p>
          </table:table-cell>
          <table:table-cell table:formula="of:=DEGREES(ATAN(ABS([.F797]-[.C797])/ABS([.E797]-[.B797])))" office:value-type="float" office:value="3.2315400962538" calcext:value-type="float">
            <text:p>3.2315400962538</text:p>
          </table:table-cell>
          <table:table-cell table:formula="of:=SQRT(POWER([.H797];2)+POWER([.I797];2)+POWER([.J797];2))" office:value-type="float" office:value="579.90295323693" calcext:value-type="float">
            <text:p>579.90295323693</text:p>
          </table:table-cell>
        </table:table-row>
        <table:table-row table:style-name="ro1">
          <table:table-cell office:value-type="float" office:value="112.205" calcext:value-type="float">
            <text:p>112.205</text:p>
          </table:table-cell>
          <table:table-cell office:value-type="float" office:value="273.261" calcext:value-type="float">
            <text:p>273.261</text:p>
          </table:table-cell>
          <table:table-cell office:value-type="float" office:value="42.0146" calcext:value-type="float">
            <text:p>42.0146</text:p>
          </table:table-cell>
          <table:table-cell office:value-type="float" office:value="109.393" calcext:value-type="float">
            <text:p>109.393</text:p>
          </table:table-cell>
          <table:table-cell office:value-type="float" office:value="260.455" calcext:value-type="float">
            <text:p>260.455</text:p>
          </table:table-cell>
          <table:table-cell office:value-type="float" office:value="42.4093" calcext:value-type="float">
            <text:p>42.4093</text:p>
          </table:table-cell>
          <table:table-cell/>
          <table:table-cell table:formula="of:=([.D798]-[.A798])/0.0166667" office:value-type="float" office:value="-168.719662560675" calcext:value-type="float">
            <text:p>-168.719662560675</text:p>
          </table:table-cell>
          <table:table-cell table:formula="of:=ABS([.E798]-[.B798])/0.0166667" office:value-type="float" office:value="768.358463283076" calcext:value-type="float">
            <text:p>768.358463283076</text:p>
          </table:table-cell>
          <table:table-cell table:formula="of:=([.F798]-[.C798])/0.0166667" office:value-type="float" office:value="23.6819526360947" calcext:value-type="float">
            <text:p>23.6819526360947</text:p>
          </table:table-cell>
          <table:table-cell table:formula="of:=DEGREES(ATAN(ABS([.F798]-[.C798])/ABS([.E798]-[.B798])))" office:value-type="float" office:value="1.76538241591835" calcext:value-type="float">
            <text:p>1.76538241591835</text:p>
          </table:table-cell>
          <table:table-cell table:formula="of:=SQRT(POWER([.H798];2)+POWER([.I798];2)+POWER([.J798];2))" office:value-type="float" office:value="787.020893950075" calcext:value-type="float">
            <text:p>787.020893950075</text:p>
          </table:table-cell>
        </table:table-row>
        <table:table-row table:style-name="ro1">
          <table:table-cell office:value-type="float" office:value="104.067" calcext:value-type="float">
            <text:p>104.067</text:p>
          </table:table-cell>
          <table:table-cell office:value-type="float" office:value="278.645" calcext:value-type="float">
            <text:p>278.645</text:p>
          </table:table-cell>
          <table:table-cell office:value-type="float" office:value="43.2155" calcext:value-type="float">
            <text:p>43.2155</text:p>
          </table:table-cell>
          <table:table-cell office:value-type="float" office:value="100.932" calcext:value-type="float">
            <text:p>100.932</text:p>
          </table:table-cell>
          <table:table-cell office:value-type="float" office:value="268.985" calcext:value-type="float">
            <text:p>268.985</text:p>
          </table:table-cell>
          <table:table-cell office:value-type="float" office:value="43.5275" calcext:value-type="float">
            <text:p>43.5275</text:p>
          </table:table-cell>
          <table:table-cell/>
          <table:table-cell table:formula="of:=([.D799]-[.A799])/0.0166667" office:value-type="float" office:value="-188.099623800752" calcext:value-type="float">
            <text:p>-188.099623800752</text:p>
          </table:table-cell>
          <table:table-cell table:formula="of:=ABS([.E799]-[.B799])/0.0166667" office:value-type="float" office:value="579.598840802317" calcext:value-type="float">
            <text:p>579.598840802317</text:p>
          </table:table-cell>
          <table:table-cell table:formula="of:=([.F799]-[.C799])/0.0166667" office:value-type="float" office:value="18.7199625600752" calcext:value-type="float">
            <text:p>18.7199625600752</text:p>
          </table:table-cell>
          <table:table-cell table:formula="of:=DEGREES(ATAN(ABS([.F799]-[.C799])/ABS([.E799]-[.B799])))" office:value-type="float" office:value="1.84990384029039" calcext:value-type="float">
            <text:p>1.84990384029039</text:p>
          </table:table-cell>
          <table:table-cell table:formula="of:=SQRT(POWER([.H799];2)+POWER([.I799];2)+POWER([.J799];2))" office:value-type="float" office:value="609.64475043391" calcext:value-type="float">
            <text:p>609.64475043391</text:p>
          </table:table-cell>
        </table:table-row>
        <table:table-row table:style-name="ro1">
          <table:table-cell office:value-type="float" office:value="104.91" calcext:value-type="float">
            <text:p>104.91</text:p>
          </table:table-cell>
          <table:table-cell office:value-type="float" office:value="276.188" calcext:value-type="float">
            <text:p>276.188</text:p>
          </table:table-cell>
          <table:table-cell office:value-type="float" office:value="42.847" calcext:value-type="float">
            <text:p>42.847</text:p>
          </table:table-cell>
          <table:table-cell office:value-type="float" office:value="102.28" calcext:value-type="float">
            <text:p>102.28</text:p>
          </table:table-cell>
          <table:table-cell office:value-type="float" office:value="266.712" calcext:value-type="float">
            <text:p>266.712</text:p>
          </table:table-cell>
          <table:table-cell office:value-type="float" office:value="42.6582" calcext:value-type="float">
            <text:p>42.6582</text:p>
          </table:table-cell>
          <table:table-cell/>
          <table:table-cell table:formula="of:=([.D800]-[.A800])/0.0166667" office:value-type="float" office:value="-157.799684400631" calcext:value-type="float">
            <text:p>-157.799684400631</text:p>
          </table:table-cell>
          <table:table-cell table:formula="of:=ABS([.E800]-[.B800])/0.0166667" office:value-type="float" office:value="568.558862882274" calcext:value-type="float">
            <text:p>568.558862882274</text:p>
          </table:table-cell>
          <table:table-cell table:formula="of:=([.F800]-[.C800])/0.0166667" office:value-type="float" office:value="-11.3279773440453" calcext:value-type="float">
            <text:p>-11.3279773440453</text:p>
          </table:table-cell>
          <table:table-cell table:formula="of:=DEGREES(ATAN(ABS([.F800]-[.C800])/ABS([.E800]-[.B800])))" office:value-type="float" office:value="1.14141115716808" calcext:value-type="float">
            <text:p>1.14141115716808</text:p>
          </table:table-cell>
          <table:table-cell table:formula="of:=SQRT(POWER([.H800];2)+POWER([.I800];2)+POWER([.J800];2))" office:value-type="float" office:value="590.159507277169" calcext:value-type="float">
            <text:p>590.159507277169</text:p>
          </table:table-cell>
        </table:table-row>
        <table:table-row table:style-name="ro1">
          <table:table-cell office:value-type="float" office:value="103.649" calcext:value-type="float">
            <text:p>103.649</text:p>
          </table:table-cell>
          <table:table-cell office:value-type="float" office:value="272.521" calcext:value-type="float">
            <text:p>272.521</text:p>
          </table:table-cell>
          <table:table-cell office:value-type="float" office:value="43.1897" calcext:value-type="float">
            <text:p>43.1897</text:p>
          </table:table-cell>
          <table:table-cell office:value-type="float" office:value="100.813" calcext:value-type="float">
            <text:p>100.813</text:p>
          </table:table-cell>
          <table:table-cell office:value-type="float" office:value="259.511" calcext:value-type="float">
            <text:p>259.511</text:p>
          </table:table-cell>
          <table:table-cell office:value-type="float" office:value="43.8358" calcext:value-type="float">
            <text:p>43.8358</text:p>
          </table:table-cell>
          <table:table-cell/>
          <table:table-cell table:formula="of:=([.D801]-[.A801])/0.0166667" office:value-type="float" office:value="-170.159659680681" calcext:value-type="float">
            <text:p>-170.159659680681</text:p>
          </table:table-cell>
          <table:table-cell table:formula="of:=ABS([.E801]-[.B801])/0.0166667" office:value-type="float" office:value="780.598438803122" calcext:value-type="float">
            <text:p>780.598438803122</text:p>
          </table:table-cell>
          <table:table-cell table:formula="of:=([.F801]-[.C801])/0.0166667" office:value-type="float" office:value="38.7659224681549" calcext:value-type="float">
            <text:p>38.7659224681549</text:p>
          </table:table-cell>
          <table:table-cell table:formula="of:=DEGREES(ATAN(ABS([.F801]-[.C801])/ABS([.E801]-[.B801])))" office:value-type="float" office:value="2.84307571186611" calcext:value-type="float">
            <text:p>2.84307571186611</text:p>
          </table:table-cell>
          <table:table-cell table:formula="of:=SQRT(POWER([.H801];2)+POWER([.I801];2)+POWER([.J801];2))" office:value-type="float" office:value="799.869382580258" calcext:value-type="float">
            <text:p>799.869382580258</text:p>
          </table:table-cell>
        </table:table-row>
        <table:table-row table:style-name="ro1">
          <table:table-cell office:value-type="float" office:value="103.331" calcext:value-type="float">
            <text:p>103.331</text:p>
          </table:table-cell>
          <table:table-cell office:value-type="float" office:value="271.409" calcext:value-type="float">
            <text:p>271.409</text:p>
          </table:table-cell>
          <table:table-cell office:value-type="float" office:value="42.876" calcext:value-type="float">
            <text:p>42.876</text:p>
          </table:table-cell>
          <table:table-cell office:value-type="float" office:value="100.516" calcext:value-type="float">
            <text:p>100.516</text:p>
          </table:table-cell>
          <table:table-cell office:value-type="float" office:value="258.479" calcext:value-type="float">
            <text:p>258.479</text:p>
          </table:table-cell>
          <table:table-cell office:value-type="float" office:value="43.2858" calcext:value-type="float">
            <text:p>43.2858</text:p>
          </table:table-cell>
          <table:table-cell/>
          <table:table-cell table:formula="of:=([.D802]-[.A802])/0.0166667" office:value-type="float" office:value="-168.899662200675" calcext:value-type="float">
            <text:p>-168.899662200675</text:p>
          </table:table-cell>
          <table:table-cell table:formula="of:=ABS([.E802]-[.B802])/0.0166667" office:value-type="float" office:value="775.798448403104" calcext:value-type="float">
            <text:p>775.798448403104</text:p>
          </table:table-cell>
          <table:table-cell table:formula="of:=([.F802]-[.C802])/0.0166667" office:value-type="float" office:value="24.5879508240986" calcext:value-type="float">
            <text:p>24.5879508240986</text:p>
          </table:table-cell>
          <table:table-cell table:formula="of:=DEGREES(ATAN(ABS([.F802]-[.C802])/ABS([.E802]-[.B802])))" office:value-type="float" office:value="1.81530962195866" calcext:value-type="float">
            <text:p>1.81530962195866</text:p>
          </table:table-cell>
          <table:table-cell table:formula="of:=SQRT(POWER([.H802];2)+POWER([.I802];2)+POWER([.J802];2))" office:value-type="float" office:value="794.351871503991" calcext:value-type="float">
            <text:p>794.351871503991</text:p>
          </table:table-cell>
        </table:table-row>
        <table:table-row table:style-name="ro1">
          <table:table-cell office:value-type="float" office:value="101.628" calcext:value-type="float">
            <text:p>101.628</text:p>
          </table:table-cell>
          <table:table-cell office:value-type="float" office:value="283.912" calcext:value-type="float">
            <text:p>283.912</text:p>
          </table:table-cell>
          <table:table-cell office:value-type="float" office:value="42.9173" calcext:value-type="float">
            <text:p>42.9173</text:p>
          </table:table-cell>
          <table:table-cell office:value-type="float" office:value="98.7066" calcext:value-type="float">
            <text:p>98.7066</text:p>
          </table:table-cell>
          <table:table-cell office:value-type="float" office:value="269.013" calcext:value-type="float">
            <text:p>269.013</text:p>
          </table:table-cell>
          <table:table-cell office:value-type="float" office:value="43.7862" calcext:value-type="float">
            <text:p>43.7862</text:p>
          </table:table-cell>
          <table:table-cell/>
          <table:table-cell table:formula="of:=([.D803]-[.A803])/0.0166667" office:value-type="float" office:value="-175.283649432701" calcext:value-type="float">
            <text:p>-175.283649432701</text:p>
          </table:table-cell>
          <table:table-cell table:formula="of:=ABS([.E803]-[.B803])/0.0166667" office:value-type="float" office:value="893.938212123576" calcext:value-type="float">
            <text:p>893.938212123576</text:p>
          </table:table-cell>
          <table:table-cell table:formula="of:=([.F803]-[.C803])/0.0166667" office:value-type="float" office:value="52.1338957322087" calcext:value-type="float">
            <text:p>52.1338957322087</text:p>
          </table:table-cell>
          <table:table-cell table:formula="of:=DEGREES(ATAN(ABS([.F803]-[.C803])/ABS([.E803]-[.B803])))" office:value-type="float" office:value="3.33767209081598" calcext:value-type="float">
            <text:p>3.33767209081598</text:p>
          </table:table-cell>
          <table:table-cell table:formula="of:=SQRT(POWER([.H803];2)+POWER([.I803];2)+POWER([.J803];2))" office:value-type="float" office:value="912.451548268377" calcext:value-type="float">
            <text:p>912.451548268377</text:p>
          </table:table-cell>
        </table:table-row>
        <table:table-row table:style-name="ro1">
          <table:table-cell office:value-type="float" office:value="89.4891" calcext:value-type="float">
            <text:p>89.4891</text:p>
          </table:table-cell>
          <table:table-cell office:value-type="float" office:value="286.709" calcext:value-type="float">
            <text:p>286.709</text:p>
          </table:table-cell>
          <table:table-cell office:value-type="float" office:value="43.601" calcext:value-type="float">
            <text:p>43.601</text:p>
          </table:table-cell>
          <table:table-cell office:value-type="float" office:value="86.7144" calcext:value-type="float">
            <text:p>86.7144</text:p>
          </table:table-cell>
          <table:table-cell office:value-type="float" office:value="272.521" calcext:value-type="float">
            <text:p>272.521</text:p>
          </table:table-cell>
          <table:table-cell office:value-type="float" office:value="44.5652" calcext:value-type="float">
            <text:p>44.5652</text:p>
          </table:table-cell>
          <table:table-cell/>
          <table:table-cell table:formula="of:=([.D804]-[.A804])/0.0166667" office:value-type="float" office:value="-166.481667036666" calcext:value-type="float">
            <text:p>-166.481667036666</text:p>
          </table:table-cell>
          <table:table-cell table:formula="of:=ABS([.E804]-[.B804])/0.0166667" office:value-type="float" office:value="851.278297443404" calcext:value-type="float">
            <text:p>851.278297443404</text:p>
          </table:table-cell>
          <table:table-cell table:formula="of:=([.F804]-[.C804])/0.0166667" office:value-type="float" office:value="57.8518842962313" calcext:value-type="float">
            <text:p>57.8518842962313</text:p>
          </table:table-cell>
          <table:table-cell table:formula="of:=DEGREES(ATAN(ABS([.F804]-[.C804])/ABS([.E804]-[.B804])))" office:value-type="float" office:value="3.88777686968649" calcext:value-type="float">
            <text:p>3.88777686968649</text:p>
          </table:table-cell>
          <table:table-cell table:formula="of:=SQRT(POWER([.H804];2)+POWER([.I804];2)+POWER([.J804];2))" office:value-type="float" office:value="869.331769621974" calcext:value-type="float">
            <text:p>869.331769621974</text:p>
          </table:table-cell>
        </table:table-row>
        <table:table-row table:style-name="ro1">
          <table:table-cell office:value-type="float" office:value="88.7817" calcext:value-type="float">
            <text:p>88.7817</text:p>
          </table:table-cell>
          <table:table-cell office:value-type="float" office:value="288.225" calcext:value-type="float">
            <text:p>288.225</text:p>
          </table:table-cell>
          <table:table-cell office:value-type="float" office:value="42.6113" calcext:value-type="float">
            <text:p>42.6113</text:p>
          </table:table-cell>
          <table:table-cell office:value-type="float" office:value="85.7703" calcext:value-type="float">
            <text:p>85.7703</text:p>
          </table:table-cell>
          <table:table-cell office:value-type="float" office:value="273.97" calcext:value-type="float">
            <text:p>273.97</text:p>
          </table:table-cell>
          <table:table-cell office:value-type="float" office:value="43.3586" calcext:value-type="float">
            <text:p>43.3586</text:p>
          </table:table-cell>
          <table:table-cell/>
          <table:table-cell table:formula="of:=([.D805]-[.A805])/0.0166667" office:value-type="float" office:value="-180.683638632722" calcext:value-type="float">
            <text:p>-180.683638632722</text:p>
          </table:table-cell>
          <table:table-cell table:formula="of:=ABS([.E805]-[.B805])/0.0166667" office:value-type="float" office:value="855.298289403421" calcext:value-type="float">
            <text:p>855.298289403421</text:p>
          </table:table-cell>
          <table:table-cell table:formula="of:=([.F805]-[.C805])/0.0166667" office:value-type="float" office:value="44.8379103241795" calcext:value-type="float">
            <text:p>44.8379103241795</text:p>
          </table:table-cell>
          <table:table-cell table:formula="of:=DEGREES(ATAN(ABS([.F805]-[.C805])/ABS([.E805]-[.B805])))" office:value-type="float" office:value="3.00091031789942" calcext:value-type="float">
            <text:p>3.00091031789942</text:p>
          </table:table-cell>
          <table:table-cell table:formula="of:=SQRT(POWER([.H805];2)+POWER([.I805];2)+POWER([.J805];2))" office:value-type="float" office:value="875.324042471254" calcext:value-type="float">
            <text:p>875.324042471254</text:p>
          </table:table-cell>
        </table:table-row>
        <table:table-row table:style-name="ro1">
          <table:table-cell office:value-type="float" office:value="90.8872" calcext:value-type="float">
            <text:p>90.8872</text:p>
          </table:table-cell>
          <table:table-cell office:value-type="float" office:value="289.469" calcext:value-type="float">
            <text:p>289.469</text:p>
          </table:table-cell>
          <table:table-cell office:value-type="float" office:value="42.9115" calcext:value-type="float">
            <text:p>42.9115</text:p>
          </table:table-cell>
          <table:table-cell office:value-type="float" office:value="88.6051" calcext:value-type="float">
            <text:p>88.6051</text:p>
          </table:table-cell>
          <table:table-cell office:value-type="float" office:value="276.471" calcext:value-type="float">
            <text:p>276.471</text:p>
          </table:table-cell>
          <table:table-cell office:value-type="float" office:value="43.685" calcext:value-type="float">
            <text:p>43.685</text:p>
          </table:table-cell>
          <table:table-cell/>
          <table:table-cell table:formula="of:=([.D806]-[.A806])/0.0166667" office:value-type="float" office:value="-136.925726148549" calcext:value-type="float">
            <text:p>-136.925726148549</text:p>
          </table:table-cell>
          <table:table-cell table:formula="of:=ABS([.E806]-[.B806])/0.0166667" office:value-type="float" office:value="779.878440243119" calcext:value-type="float">
            <text:p>779.878440243119</text:p>
          </table:table-cell>
          <table:table-cell table:formula="of:=([.F806]-[.C806])/0.0166667" office:value-type="float" office:value="46.409907180186" calcext:value-type="float">
            <text:p>46.409907180186</text:p>
          </table:table-cell>
          <table:table-cell table:formula="of:=DEGREES(ATAN(ABS([.F806]-[.C806])/ABS([.E806]-[.B806])))" office:value-type="float" office:value="3.40560709086179" calcext:value-type="float">
            <text:p>3.40560709086179</text:p>
          </table:table-cell>
          <table:table-cell table:formula="of:=SQRT(POWER([.H806];2)+POWER([.I806];2)+POWER([.J806];2))" office:value-type="float" office:value="793.16638577402" calcext:value-type="float">
            <text:p>793.16638577402</text:p>
          </table:table-cell>
        </table:table-row>
        <table:table-row table:style-name="ro1">
          <table:table-cell office:value-type="float" office:value="90.2444" calcext:value-type="float">
            <text:p>90.2444</text:p>
          </table:table-cell>
          <table:table-cell office:value-type="float" office:value="280.081" calcext:value-type="float">
            <text:p>280.081</text:p>
          </table:table-cell>
          <table:table-cell office:value-type="float" office:value="44.6084" calcext:value-type="float">
            <text:p>44.6084</text:p>
          </table:table-cell>
          <table:table-cell office:value-type="float" office:value="87.7803" calcext:value-type="float">
            <text:p>87.7803</text:p>
          </table:table-cell>
          <table:table-cell office:value-type="float" office:value="267.578" calcext:value-type="float">
            <text:p>267.578</text:p>
          </table:table-cell>
          <table:table-cell office:value-type="float" office:value="45.0821" calcext:value-type="float">
            <text:p>45.0821</text:p>
          </table:table-cell>
          <table:table-cell/>
          <table:table-cell table:formula="of:=([.D807]-[.A807])/0.0166667" office:value-type="float" office:value="-147.845704308592" calcext:value-type="float">
            <text:p>-147.845704308592</text:p>
          </table:table-cell>
          <table:table-cell table:formula="of:=ABS([.E807]-[.B807])/0.0166667" office:value-type="float" office:value="750.178499643003" calcext:value-type="float">
            <text:p>750.178499643003</text:p>
          </table:table-cell>
          <table:table-cell table:formula="of:=([.F807]-[.C807])/0.0166667" office:value-type="float" office:value="28.4219431561133" calcext:value-type="float">
            <text:p>28.4219431561133</text:p>
          </table:table-cell>
          <table:table-cell table:formula="of:=DEGREES(ATAN(ABS([.F807]-[.C807])/ABS([.E807]-[.B807])))" office:value-type="float" office:value="2.16972212260382" calcext:value-type="float">
            <text:p>2.16972212260382</text:p>
          </table:table-cell>
          <table:table-cell table:formula="of:=SQRT(POWER([.H807];2)+POWER([.I807];2)+POWER([.J807];2))" office:value-type="float" office:value="765.136550206498" calcext:value-type="float">
            <text:p>765.136550206498</text:p>
          </table:table-cell>
        </table:table-row>
        <table:table-row table:style-name="ro1">
          <table:table-cell office:value-type="float" office:value="82.4962" calcext:value-type="float">
            <text:p>82.4962</text:p>
          </table:table-cell>
          <table:table-cell office:value-type="float" office:value="283.741" calcext:value-type="float">
            <text:p>283.741</text:p>
          </table:table-cell>
          <table:table-cell office:value-type="float" office:value="44.6203" calcext:value-type="float">
            <text:p>44.6203</text:p>
          </table:table-cell>
          <table:table-cell office:value-type="float" office:value="79.9901" calcext:value-type="float">
            <text:p>79.9901</text:p>
          </table:table-cell>
          <table:table-cell office:value-type="float" office:value="272.077" calcext:value-type="float">
            <text:p>272.077</text:p>
          </table:table-cell>
          <table:table-cell office:value-type="float" office:value="45.1861" calcext:value-type="float">
            <text:p>45.1861</text:p>
          </table:table-cell>
          <table:table-cell/>
          <table:table-cell table:formula="of:=([.D808]-[.A808])/0.0166667" office:value-type="float" office:value="-150.365699268602" calcext:value-type="float">
            <text:p>-150.365699268602</text:p>
          </table:table-cell>
          <table:table-cell table:formula="of:=ABS([.E808]-[.B808])/0.0166667" office:value-type="float" office:value="699.838600322799" calcext:value-type="float">
            <text:p>699.838600322799</text:p>
          </table:table-cell>
          <table:table-cell table:formula="of:=([.F808]-[.C808])/0.0166667" office:value-type="float" office:value="33.947932104136" calcext:value-type="float">
            <text:p>33.947932104136</text:p>
          </table:table-cell>
          <table:table-cell table:formula="of:=DEGREES(ATAN(ABS([.F808]-[.C808])/ABS([.E808]-[.B808])))" office:value-type="float" office:value="2.77713999341776" calcext:value-type="float">
            <text:p>2.77713999341776</text:p>
          </table:table-cell>
          <table:table-cell table:formula="of:=SQRT(POWER([.H808];2)+POWER([.I808];2)+POWER([.J808];2))" office:value-type="float" office:value="716.614521282158" calcext:value-type="float">
            <text:p>716.614521282158</text:p>
          </table:table-cell>
        </table:table-row>
        <table:table-row table:style-name="ro1">
          <table:table-cell office:value-type="float" office:value="81.5289" calcext:value-type="float">
            <text:p>81.5289</text:p>
          </table:table-cell>
          <table:table-cell office:value-type="float" office:value="286.22" calcext:value-type="float">
            <text:p>286.22</text:p>
          </table:table-cell>
          <table:table-cell office:value-type="float" office:value="45.0116" calcext:value-type="float">
            <text:p>45.0116</text:p>
          </table:table-cell>
          <table:table-cell office:value-type="float" office:value="79.557" calcext:value-type="float">
            <text:p>79.557</text:p>
          </table:table-cell>
          <table:table-cell office:value-type="float" office:value="275.762" calcext:value-type="float">
            <text:p>275.762</text:p>
          </table:table-cell>
          <table:table-cell office:value-type="float" office:value="45.3634" calcext:value-type="float">
            <text:p>45.3634</text:p>
          </table:table-cell>
          <table:table-cell/>
          <table:table-cell table:formula="of:=([.D809]-[.A809])/0.0166667" office:value-type="float" office:value="-118.313763372473" calcext:value-type="float">
            <text:p>-118.313763372473</text:p>
          </table:table-cell>
          <table:table-cell table:formula="of:=ABS([.E809]-[.B809])/0.0166667" office:value-type="float" office:value="627.478745042512" calcext:value-type="float">
            <text:p>627.478745042512</text:p>
          </table:table-cell>
          <table:table-cell table:formula="of:=([.F809]-[.C809])/0.0166667" office:value-type="float" office:value="21.1079577840843" calcext:value-type="float">
            <text:p>21.1079577840843</text:p>
          </table:table-cell>
          <table:table-cell table:formula="of:=DEGREES(ATAN(ABS([.F809]-[.C809])/ABS([.E809]-[.B809])))" office:value-type="float" office:value="1.92666449368045" calcext:value-type="float">
            <text:p>1.92666449368045</text:p>
          </table:table-cell>
          <table:table-cell table:formula="of:=SQRT(POWER([.H809];2)+POWER([.I809];2)+POWER([.J809];2))" office:value-type="float" office:value="638.884393271034" calcext:value-type="float">
            <text:p>638.884393271034</text:p>
          </table:table-cell>
        </table:table-row>
        <table:table-row table:style-name="ro1">
          <table:table-cell office:value-type="float" office:value="75.0965" calcext:value-type="float">
            <text:p>75.0965</text:p>
          </table:table-cell>
          <table:table-cell office:value-type="float" office:value="282.065" calcext:value-type="float">
            <text:p>282.065</text:p>
          </table:table-cell>
          <table:table-cell office:value-type="float" office:value="44.1888" calcext:value-type="float">
            <text:p>44.1888</text:p>
          </table:table-cell>
          <table:table-cell office:value-type="float" office:value="73.0269" calcext:value-type="float">
            <text:p>73.0269</text:p>
          </table:table-cell>
          <table:table-cell office:value-type="float" office:value="271.688" calcext:value-type="float">
            <text:p>271.688</text:p>
          </table:table-cell>
          <table:table-cell office:value-type="float" office:value="44.0804" calcext:value-type="float">
            <text:p>44.0804</text:p>
          </table:table-cell>
          <table:table-cell/>
          <table:table-cell table:formula="of:=([.D810]-[.A810])/0.0166667" office:value-type="float" office:value="-124.175751648497" calcext:value-type="float">
            <text:p>-124.175751648497</text:p>
          </table:table-cell>
          <table:table-cell table:formula="of:=ABS([.E810]-[.B810])/0.0166667" office:value-type="float" office:value="622.618754762491" calcext:value-type="float">
            <text:p>622.618754762491</text:p>
          </table:table-cell>
          <table:table-cell table:formula="of:=([.F810]-[.C810])/0.0166667" office:value-type="float" office:value="-6.50398699202621" calcext:value-type="float">
            <text:p>-6.50398699202621</text:p>
          </table:table-cell>
          <table:table-cell table:formula="of:=DEGREES(ATAN(ABS([.F810]-[.C810])/ABS([.E810]-[.B810])))" office:value-type="float" office:value="0.598500202248862" calcext:value-type="float">
            <text:p>0.598500202248862</text:p>
          </table:table-cell>
          <table:table-cell table:formula="of:=SQRT(POWER([.H810];2)+POWER([.I810];2)+POWER([.J810];2))" office:value-type="float" office:value="634.914193357068" calcext:value-type="float">
            <text:p>634.914193357068</text:p>
          </table:table-cell>
        </table:table-row>
        <table:table-row table:style-name="ro1">
          <table:table-cell office:value-type="float" office:value="63.9478" calcext:value-type="float">
            <text:p>63.9478</text:p>
          </table:table-cell>
          <table:table-cell office:value-type="float" office:value="280.685" calcext:value-type="float">
            <text:p>280.685</text:p>
          </table:table-cell>
          <table:table-cell office:value-type="float" office:value="44.5056" calcext:value-type="float">
            <text:p>44.5056</text:p>
          </table:table-cell>
          <table:table-cell office:value-type="float" office:value="61.4229" calcext:value-type="float">
            <text:p>61.4229</text:p>
          </table:table-cell>
          <table:table-cell office:value-type="float" office:value="268.615" calcext:value-type="float">
            <text:p>268.615</text:p>
          </table:table-cell>
          <table:table-cell office:value-type="float" office:value="44.9189" calcext:value-type="float">
            <text:p>44.9189</text:p>
          </table:table-cell>
          <table:table-cell/>
          <table:table-cell table:formula="of:=([.D811]-[.A811])/0.0166667" office:value-type="float" office:value="-151.493697012606" calcext:value-type="float">
            <text:p>-151.493697012606</text:p>
          </table:table-cell>
          <table:table-cell table:formula="of:=ABS([.E811]-[.B811])/0.0166667" office:value-type="float" office:value="724.198551602896" calcext:value-type="float">
            <text:p>724.198551602896</text:p>
          </table:table-cell>
          <table:table-cell table:formula="of:=([.F811]-[.C811])/0.0166667" office:value-type="float" office:value="24.7979504040992" calcext:value-type="float">
            <text:p>24.7979504040992</text:p>
          </table:table-cell>
          <table:table-cell table:formula="of:=DEGREES(ATAN(ABS([.F811]-[.C811])/ABS([.E811]-[.B811])))" office:value-type="float" office:value="1.96115137009589" calcext:value-type="float">
            <text:p>1.96115137009589</text:p>
          </table:table-cell>
          <table:table-cell table:formula="of:=SQRT(POWER([.H811];2)+POWER([.I811];2)+POWER([.J811];2))" office:value-type="float" office:value="740.289687029695" calcext:value-type="float">
            <text:p>740.289687029695</text:p>
          </table:table-cell>
        </table:table-row>
        <table:table-row table:style-name="ro1">
          <table:table-cell office:value-type="float" office:value="56.9103" calcext:value-type="float">
            <text:p>56.9103</text:p>
          </table:table-cell>
          <table:table-cell office:value-type="float" office:value="270.443" calcext:value-type="float">
            <text:p>270.443</text:p>
          </table:table-cell>
          <table:table-cell office:value-type="float" office:value="44.1857" calcext:value-type="float">
            <text:p>44.1857</text:p>
          </table:table-cell>
          <table:table-cell office:value-type="float" office:value="54.3691" calcext:value-type="float">
            <text:p>54.3691</text:p>
          </table:table-cell>
          <table:table-cell office:value-type="float" office:value="258.631" calcext:value-type="float">
            <text:p>258.631</text:p>
          </table:table-cell>
          <table:table-cell office:value-type="float" office:value="44.1616" calcext:value-type="float">
            <text:p>44.1616</text:p>
          </table:table-cell>
          <table:table-cell/>
          <table:table-cell table:formula="of:=([.D812]-[.A812])/0.0166667" office:value-type="float" office:value="-152.47169505661" calcext:value-type="float">
            <text:p>-152.47169505661</text:p>
          </table:table-cell>
          <table:table-cell table:formula="of:=ABS([.E812]-[.B812])/0.0166667" office:value-type="float" office:value="708.718582562836" calcext:value-type="float">
            <text:p>708.718582562836</text:p>
          </table:table-cell>
          <table:table-cell table:formula="of:=([.F812]-[.C812])/0.0166667" office:value-type="float" office:value="-1.44599710800561" calcext:value-type="float">
            <text:p>-1.44599710800561</text:p>
          </table:table-cell>
          <table:table-cell table:formula="of:=DEGREES(ATAN(ABS([.F812]-[.C812])/ABS([.E812]-[.B812])))" office:value-type="float" office:value="0.116900302254084" calcext:value-type="float">
            <text:p>0.116900302254084</text:p>
          </table:table-cell>
          <table:table-cell table:formula="of:=SQRT(POWER([.H812];2)+POWER([.I812];2)+POWER([.J812];2))" office:value-type="float" office:value="724.935678505995" calcext:value-type="float">
            <text:p>724.935678505995</text:p>
          </table:table-cell>
        </table:table-row>
        <table:table-row table:style-name="ro1">
          <table:table-cell office:value-type="float" office:value="49.8279" calcext:value-type="float">
            <text:p>49.8279</text:p>
          </table:table-cell>
          <table:table-cell office:value-type="float" office:value="273.921" calcext:value-type="float">
            <text:p>273.921</text:p>
          </table:table-cell>
          <table:table-cell office:value-type="float" office:value="44.9435" calcext:value-type="float">
            <text:p>44.9435</text:p>
          </table:table-cell>
          <table:table-cell office:value-type="float" office:value="47.405" calcext:value-type="float">
            <text:p>47.405</text:p>
          </table:table-cell>
          <table:table-cell office:value-type="float" office:value="262.943" calcext:value-type="float">
            <text:p>262.943</text:p>
          </table:table-cell>
          <table:table-cell office:value-type="float" office:value="45.225" calcext:value-type="float">
            <text:p>45.225</text:p>
          </table:table-cell>
          <table:table-cell/>
          <table:table-cell table:formula="of:=([.D813]-[.A813])/0.0166667" office:value-type="float" office:value="-145.373709252581" calcext:value-type="float">
            <text:p>-145.373709252581</text:p>
          </table:table-cell>
          <table:table-cell table:formula="of:=ABS([.E813]-[.B813])/0.0166667" office:value-type="float" office:value="658.678682642635" calcext:value-type="float">
            <text:p>658.678682642635</text:p>
          </table:table-cell>
          <table:table-cell table:formula="of:=([.F813]-[.C813])/0.0166667" office:value-type="float" office:value="16.8899662200676" calcext:value-type="float">
            <text:p>16.8899662200676</text:p>
          </table:table-cell>
          <table:table-cell table:formula="of:=DEGREES(ATAN(ABS([.F813]-[.C813])/ABS([.E813]-[.B813])))" office:value-type="float" office:value="1.46886758254259" calcext:value-type="float">
            <text:p>1.46886758254259</text:p>
          </table:table-cell>
          <table:table-cell table:formula="of:=SQRT(POWER([.H813];2)+POWER([.I813];2)+POWER([.J813];2))" office:value-type="float" office:value="674.741723379106" calcext:value-type="float">
            <text:p>674.741723379106</text:p>
          </table:table-cell>
        </table:table-row>
        <table:table-row table:style-name="ro1">
          <table:table-cell office:value-type="float" office:value="50.8825" calcext:value-type="float">
            <text:p>50.8825</text:p>
          </table:table-cell>
          <table:table-cell office:value-type="float" office:value="278.231" calcext:value-type="float">
            <text:p>278.231</text:p>
          </table:table-cell>
          <table:table-cell office:value-type="float" office:value="44.5132" calcext:value-type="float">
            <text:p>44.5132</text:p>
          </table:table-cell>
          <table:table-cell office:value-type="float" office:value="48.9623" calcext:value-type="float">
            <text:p>48.9623</text:p>
          </table:table-cell>
          <table:table-cell office:value-type="float" office:value="265.94" calcext:value-type="float">
            <text:p>265.94</text:p>
          </table:table-cell>
          <table:table-cell office:value-type="float" office:value="44.977" calcext:value-type="float">
            <text:p>44.977</text:p>
          </table:table-cell>
          <table:table-cell/>
          <table:table-cell table:formula="of:=([.D814]-[.A814])/0.0166667" office:value-type="float" office:value="-115.211769576461" calcext:value-type="float">
            <text:p>-115.211769576461</text:p>
          </table:table-cell>
          <table:table-cell table:formula="of:=ABS([.E814]-[.B814])/0.0166667" office:value-type="float" office:value="737.45852508295" calcext:value-type="float">
            <text:p>737.45852508295</text:p>
          </table:table-cell>
          <table:table-cell table:formula="of:=([.F814]-[.C814])/0.0166667" office:value-type="float" office:value="27.8279443441113" calcext:value-type="float">
            <text:p>27.8279443441113</text:p>
          </table:table-cell>
          <table:table-cell table:formula="of:=DEGREES(ATAN(ABS([.F814]-[.C814])/ABS([.E814]-[.B814])))" office:value-type="float" office:value="2.16102679038611" calcext:value-type="float">
            <text:p>2.16102679038611</text:p>
          </table:table-cell>
          <table:table-cell table:formula="of:=SQRT(POWER([.H814];2)+POWER([.I814];2)+POWER([.J814];2))" office:value-type="float" office:value="746.922501035334" calcext:value-type="float">
            <text:p>746.922501035334</text:p>
          </table:table-cell>
        </table:table-row>
        <table:table-row table:style-name="ro1">
          <table:table-cell office:value-type="float" office:value="53.4895" calcext:value-type="float">
            <text:p>53.4895</text:p>
          </table:table-cell>
          <table:table-cell office:value-type="float" office:value="276.085" calcext:value-type="float">
            <text:p>276.085</text:p>
          </table:table-cell>
          <table:table-cell office:value-type="float" office:value="44.8187" calcext:value-type="float">
            <text:p>44.8187</text:p>
          </table:table-cell>
          <table:table-cell office:value-type="float" office:value="52.0066" calcext:value-type="float">
            <text:p>52.0066</text:p>
          </table:table-cell>
          <table:table-cell office:value-type="float" office:value="263.999" calcext:value-type="float">
            <text:p>263.999</text:p>
          </table:table-cell>
          <table:table-cell office:value-type="float" office:value="45.7364" calcext:value-type="float">
            <text:p>45.7364</text:p>
          </table:table-cell>
          <table:table-cell/>
          <table:table-cell table:formula="of:=([.D815]-[.A815])/0.0166667" office:value-type="float" office:value="-88.9738220523559" calcext:value-type="float">
            <text:p>-88.9738220523559</text:p>
          </table:table-cell>
          <table:table-cell table:formula="of:=ABS([.E815]-[.B815])/0.0166667" office:value-type="float" office:value="725.158549682898" calcext:value-type="float">
            <text:p>725.158549682898</text:p>
          </table:table-cell>
          <table:table-cell table:formula="of:=([.F815]-[.C815])/0.0166667" office:value-type="float" office:value="55.0618898762205" calcext:value-type="float">
            <text:p>55.0618898762205</text:p>
          </table:table-cell>
          <table:table-cell table:formula="of:=DEGREES(ATAN(ABS([.F815]-[.C815])/ABS([.E815]-[.B815])))" office:value-type="float" office:value="4.34218389099375" calcext:value-type="float">
            <text:p>4.34218389099375</text:p>
          </table:table-cell>
          <table:table-cell table:formula="of:=SQRT(POWER([.H815];2)+POWER([.I815];2)+POWER([.J815];2))" office:value-type="float" office:value="732.66846179261" calcext:value-type="float">
            <text:p>732.66846179261</text:p>
          </table:table-cell>
        </table:table-row>
        <table:table-row table:style-name="ro1">
          <table:table-cell office:value-type="float" office:value="50.6423" calcext:value-type="float">
            <text:p>50.6423</text:p>
          </table:table-cell>
          <table:table-cell office:value-type="float" office:value="282.645" calcext:value-type="float">
            <text:p>282.645</text:p>
          </table:table-cell>
          <table:table-cell office:value-type="float" office:value="42.3211" calcext:value-type="float">
            <text:p>42.3211</text:p>
          </table:table-cell>
          <table:table-cell office:value-type="float" office:value="49.0191" calcext:value-type="float">
            <text:p>49.0191</text:p>
          </table:table-cell>
          <table:table-cell office:value-type="float" office:value="268.877" calcext:value-type="float">
            <text:p>268.877</text:p>
          </table:table-cell>
          <table:table-cell office:value-type="float" office:value="43.0426" calcext:value-type="float">
            <text:p>43.0426</text:p>
          </table:table-cell>
          <table:table-cell/>
          <table:table-cell table:formula="of:=([.D816]-[.A816])/0.0166667" office:value-type="float" office:value="-97.3918052163894" calcext:value-type="float">
            <text:p>-97.3918052163894</text:p>
          </table:table-cell>
          <table:table-cell table:formula="of:=ABS([.E816]-[.B816])/0.0166667" office:value-type="float" office:value="826.078347843303" calcext:value-type="float">
            <text:p>826.078347843303</text:p>
          </table:table-cell>
          <table:table-cell table:formula="of:=([.F816]-[.C816])/0.0166667" office:value-type="float" office:value="43.2899134201731" calcext:value-type="float">
            <text:p>43.2899134201731</text:p>
          </table:table-cell>
          <table:table-cell table:formula="of:=DEGREES(ATAN(ABS([.F816]-[.C816])/ABS([.E816]-[.B816])))" office:value-type="float" office:value="2.99979122750463" calcext:value-type="float">
            <text:p>2.99979122750463</text:p>
          </table:table-cell>
          <table:table-cell table:formula="of:=SQRT(POWER([.H816];2)+POWER([.I816];2)+POWER([.J816];2))" office:value-type="float" office:value="832.925337051739" calcext:value-type="float">
            <text:p>832.925337051739</text:p>
          </table:table-cell>
        </table:table-row>
        <table:table-row table:style-name="ro1">
          <table:table-cell office:value-type="float" office:value="50.7956" calcext:value-type="float">
            <text:p>50.7956</text:p>
          </table:table-cell>
          <table:table-cell office:value-type="float" office:value="279.724" calcext:value-type="float">
            <text:p>279.724</text:p>
          </table:table-cell>
          <table:table-cell office:value-type="float" office:value="43.5326" calcext:value-type="float">
            <text:p>43.5326</text:p>
          </table:table-cell>
          <table:table-cell office:value-type="float" office:value="49.1299" calcext:value-type="float">
            <text:p>49.1299</text:p>
          </table:table-cell>
          <table:table-cell office:value-type="float" office:value="267.335" calcext:value-type="float">
            <text:p>267.335</text:p>
          </table:table-cell>
          <table:table-cell office:value-type="float" office:value="44.5111" calcext:value-type="float">
            <text:p>44.5111</text:p>
          </table:table-cell>
          <table:table-cell/>
          <table:table-cell table:formula="of:=([.D817]-[.A817])/0.0166667" office:value-type="float" office:value="-99.9418001163998" calcext:value-type="float">
            <text:p>-99.9418001163998</text:p>
          </table:table-cell>
          <table:table-cell table:formula="of:=ABS([.E817]-[.B817])/0.0166667" office:value-type="float" office:value="743.338513322974" calcext:value-type="float">
            <text:p>743.338513322974</text:p>
          </table:table-cell>
          <table:table-cell table:formula="of:=([.F817]-[.C817])/0.0166667" office:value-type="float" office:value="58.7098825802346" calcext:value-type="float">
            <text:p>58.7098825802346</text:p>
          </table:table-cell>
          <table:table-cell table:formula="of:=DEGREES(ATAN(ABS([.F817]-[.C817])/ABS([.E817]-[.B817])))" office:value-type="float" office:value="4.51592364610779" calcext:value-type="float">
            <text:p>4.51592364610779</text:p>
          </table:table-cell>
          <table:table-cell table:formula="of:=SQRT(POWER([.H817];2)+POWER([.I817];2)+POWER([.J817];2))" office:value-type="float" office:value="752.321313743204" calcext:value-type="float">
            <text:p>752.321313743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11T17:04:56.486925262</dc:date>
    <meta:editing-duration>PT42S</meta:editing-duration>
    <meta:editing-cycles>2</meta:editing-cycles>
    <meta:document-statistic meta:table-count="1" meta:cell-count="8987" meta:object-count="0"/>
  </office:meta>
</office:document-meta>
</file>